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text-properties fo:font-variant="normal" fo:text-transform="none" fo:color="#000000" loext:opacity="100%" fo:font-size="25.1000003814697pt" fo:letter-spacing="normal" fo:font-style="normal" fo:font-weight="normal" officeooo:rsid="0018152b" officeooo:paragraph-rsid="0018152b" style:font-size-asian="22pt" style:font-size-complex="25.1000003814697pt"/>
    </style:style>
    <style:style style:name="P4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/>
    </style:style>
    <style:style style:name="P5" style:family="paragraph" style:parent-style-name="Standard">
      <style:text-properties fo:font-size="25.1000003814697pt" style:font-size-asian="22pt" style:font-size-complex="25.1000003814697pt"/>
    </style:style>
    <style:style style:name="P6" style:family="paragraph" style:parent-style-name="Standard">
      <style:text-properties fo:font-size="25.1000003814697pt" officeooo:rsid="001627a2" officeooo:paragraph-rsid="001627a2" style:font-size-asian="22pt" style:font-size-complex="25.1000003814697pt"/>
    </style:style>
    <style:style style:name="P7" style:family="paragraph" style:parent-style-name="Standard">
      <style:text-properties fo:font-size="25.1000003814697pt" officeooo:rsid="0018152b" officeooo:paragraph-rsid="0018152b" style:font-size-asian="22pt" style:font-size-complex="25.1000003814697pt"/>
    </style:style>
    <style:style style:name="T1" style:family="text">
      <style:text-properties fo:font-style="normal" fo:font-weight="normal"/>
    </style:style>
    <style:style style:name="T2" style:family="text">
      <style:text-properties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自己制作clash订阅链接的方法</text:p>
      <text:p text:style-name="P6">1.复制一行代码：</text:p>
      <text:p text:style-name="P6"><text:a xlink:type="simple" xlink:href="https://hm2019721.ml/clash/proxies?c=CN,HK,TW,KR,JP,SG&amp;speed=15,30&amp;type=ss,vmess" text:style-name="Internet_20_link" text:visited-style-name="Visited_20_Internet_20_Link">https://hm2019721.ml/clash/proxies?c=CN,HK,TW,KR,JP,SG&amp;speed=15,30&amp;type=ss,vmess</text:a></text:p>
      <text:p text:style-name="P6">2.粘贴到浏览器，<text:a xlink:type="simple" xlink:href="https://hm2019721.ml/clash/proxies?c=CN,HK,TW,KR,JP,SG&amp;speed=15,30&amp;type=ss,vmess" text:style-name="Internet_20_link" text:visited-style-name="Visited_20_Internet_20_Link">https://hm2019721.ml/clash/proxies?c=CN,HK,TW,KR,JP,SG&amp;speed=15,30&amp;type=ss,vmess</text:a></text:p>
      <text:p text:style-name="P6">3.剪贴https://hm2019721.ml/clash/proxies?c=CN,HK,TW,KR,JP,SG&amp;speed=15,30&amp;type=ss,vmess</text:p>
      <text:p text:style-name="P6">4.到边缘转换网址，转换成clash订阅链接：</text:p>
      <text:p text:style-name="P6"><text:a xlink:type="simple" xlink:href="https://pub-api-1.bianyuan.xyz/sub?target=clash&amp;url=https%3A%2F%2Fhm2019721.ml%2Fclash%2Fproxies%3Fc%3DCN%2CHK%2CTW%2CKR%2CJP%2CSG%26speed%3D15%2C30%26type%3Dss%2Cvmess&amp;insert=false&amp;emoji=true&amp;list=false&amp;tfo=false&amp;scv=false&amp;fdn=false&amp;sort=false&amp;new_name=true" text:style-name="Internet_20_link" text:visited-style-name="Visited_20_Internet_20_Link">https://pub-api-1.bianyuan.xyz/sub?target=clash&amp;url=https%3A%2F%2Fhm2019721.ml%2Fclash%2Fproxies%3Fc%3DCN%2CHK%2CTW%2CKR%2CJP%2CSG%26speed%3D15%2C30%26type%3Dss%2Cvmess&amp;insert=false&amp;emoji=true&amp;list=false&amp;tfo=false&amp;scv=false&amp;fdn=false&amp;sort=false&amp;new_name=true</text:a></text:p>
      <text:p text:style-name="P7">5.剪贴这个订阅链接粘贴到github:</text:p>
      <text:p text:style-name="P7"><text:a xlink:type="simple" xlink:href="https://pub-api-1.bianyuan.xyz/sub?target=clash&amp;url=https%3A%2F%2Fhm2019721.ml%2Fclash%2Fproxies%3Fc%3DCN%2CHK%2CTW%2CKR%2CJP%2CSG%26speed%3D15%2C30%26type%3Dss%2Cvmess&amp;insert=false&amp;emoji=true&amp;list=false&amp;tfo=false&amp;scv=false&amp;fdn=false&amp;sort=false&amp;new_name=true" text:style-name="Internet_20_link" text:visited-style-name="Visited_20_Internet_20_Link">https://pub-api-1.bianyuan.xyz/sub?target=clash&amp;url=https%3A%2F</text:a><text:soft-page-break/><text:a xlink:type="simple" xlink:href="https://pub-api-1.bianyuan.xyz/sub?target=clash&amp;url=https%3A%2F%2Fhm2019721.ml%2Fclash%2Fproxies%3Fc%3DCN%2CHK%2CTW%2CKR%2CJP%2CSG%26speed%3D15%2C30%26type%3Dss%2Cvmess&amp;insert=false&amp;emoji=true&amp;list=false&amp;tfo=false&amp;scv=false&amp;fdn=false&amp;sort=false&amp;new_name=true" text:style-name="Internet_20_link" text:visited-style-name="Visited_20_Internet_20_Link">%2Fhm2019721.ml%2Fclash%2Fproxies%3Fc%3DCN%2CHK%2CTW%2CKR%2CJP%2CSG%26speed%3D15%2C30%26type%3Dss%2Cvmess&amp;insert=false&amp;emoji=true&amp;list=false&amp;tfo=false&amp;scv=false&amp;fdn=false&amp;sort=false&amp;new_name=true</text:a></text:p>
      <text:p text:style-name="P7">6.打开https://raw.githubusercontent.com/wuxinqi/-/main/0511clash</text:p>
      <text:p text:style-name="P7">7.选择一个仓库，命名，ctrl+v粘贴以上代码。</text:p>
      <text:p text:style-name="P7"><text:a xlink:type="simple" xlink:href="https://pub-api-1.bianyuan.xyz/sub?target=clash&amp;url=https%3A%2F%2Fhm2019721.ml%2Fclash%2Fproxies%3Fc%3DCN%2CHK%2CTW%2CKR%2CJP%2CSG%26speed%3D15%2C30%26type%3Dss%2Cvmess&amp;insert=false&amp;emoji=true&amp;list=false&amp;tfo=false&amp;scv=false&amp;fdn=false&amp;sort=false&amp;new_name=true" text:style-name="Internet_20_link" text:visited-style-name="Visited_20_Internet_20_Link">https://pub-api-1.bianyuan.xyz/sub?target=clash&amp;url=https%3A%2F%2Fhm2019721.ml%2Fclash%2Fproxies%3Fc%3DCN%2CHK%2CTW%2CKR%2CJP%2CSG%26speed%3D15%2C30%26type%3Dss%2Cvmess&amp;insert=false&amp;emoji=true&amp;list=false&amp;tfo=false&amp;scv=false&amp;fdn=false&amp;sort=false&amp;new_name=true</text:a></text:p>
      <text:p text:style-name="P7"/>
      <text:p text:style-name="P7">即以下代码为宜：</text:p>
      <text:p text:style-name="P7">使用时一定又回到浏览器测试一番才能正确使用</text:p>
      <text:p text:style-name="P7"/>
      <text:p text:style-name="P7"/>
      <text:p text:style-name="P7"/>
      <text:p text:style-name="P3"><text:soft-page-break/>port: 7890</text:p>
      <text:p text:style-name="P1">socks-port: 7891</text:p>
      <text:p text:style-name="P1">allow-lan: true</text:p>
      <text:p text:style-name="P1">mode: Rule</text:p>
      <text:p text:style-name="P1">log-level: info</text:p>
      <text:p text:style-name="P1">external-controller: :9090</text:p>
      <text:p text:style-name="P1">proxies:</text:p>
      <text:p text:style-name="P2"><text:s text:c="2"/><text:span text:style-name="T1">- {name: 🇦🇺 Relay_🇦🇺AU-🇭🇰HK_266, server: 1.0.0.30, port: 80, type: vmess, uuid: 57e0cb4d-eae5-48ec-8091-149dc2b309e0, alterId: 0, cipher: auto, tls: false, skip-cert-verify: false, network: ws, ws-path: /s/ff5c0fb.fm.apple.com:30513, ws-headers: {Host: 1.0.0.30}}</text:span></text:p>
      <text:p text:style-name="P2"><text:s text:c="2"/><text:span text:style-name="T1">- {name: 🇦🇺 Relay_🇦🇺AU-🇭🇰HK_267, server: 1.0.0.100, port: 80, type: vmess, uuid: 57e0cb4d-eae5-48ec-8091-149dc2b309e0, alterId: 0, cipher: auto, tls: false, skip-cert-verify: false, network: ws, ws-path: /s/ff5c0fb.fm.apple.com:30513, ws-headers: {Host: 1.0.0.100}}</text:span></text:p>
      <text:p text:style-name="P2"><text:s text:c="2"/><text:span text:style-name="T1">- {name: 🇦🇺 Relay_🇦🇺AU-🇭🇰HK_268, server: 1.0.0.120, port: 80, type: vmess, uuid: 57e0cb4d-eae5-48ec-8091-149dc2b309e0, alterId: 0, cipher: auto, tls: false, skip-cert-verify: false, network: ws, ws-path: /s/ff5c0fb.fm.apple.com:30513, ws-headers: {Host: 1.0.0.120}}</text:span></text:p>
      <text:p text:style-name="P2"><text:s text:c="2"/><text:span text:style-name="T1">- {name: 🇦🇺 Relay_🇦🇺AU-🇭🇰HK_269, server: 1.0.0.123, port: 80, type: vmess, uuid: 57e0cb4d-eae5-48ec-8091-149dc2b309e0, alterId: 0, cipher: auto, tls: false, skip-cert-verify: false, network: ws, ws-path: /s/ff5c0fb.fm.apple.com:30513, ws-headers: {Host: 1.0.0.123}}</text:span></text:p>
      <text:p text:style-name="P2"><text:s text:c="2"/><text:span text:style-name="T1">- {name: 🇦🇺 Relay_🇦🇺AU-🇭🇰HK_270, server: 1.0.0.11, port: 80, type: vmess, uuid: 57e0cb4d-eae5-48ec-8091-149dc2b309e0, alterId: 0, cipher: auto, tls: false, skip-cert-verify: false, network: ws, ws-path: /s/ff5c0fb.fm.apple.com:30513, ws-headers: {Host: 1.0.0.11}}</text:span></text:p>
      <text:p text:style-name="P2"><text:s text:c="2"/><text:span text:style-name="T1">- {name: 🇦🇺 Relay_🇦🇺AU-🇭🇰HK_272, server: 1.0.0.140, port: 80, type: vmess, uuid: 57e0cb4d-eae5-48ec-8091-149dc2b309e0, alterId: 0, cipher: auto, tls: false, skip-cert-verify: false, network: ws, ws-path: /s/ff5c0fb.fm.apple.com:30513, ws-headers: {Host: 1.0.0.140}}</text:span></text:p>
      <text:p text:style-name="P2"><text:s text:c="2"/><text:span text:style-name="T1">- {name: 🇨🇳 Relay_🇨🇳CN-🇨🇳CN_460, server: android.ufunr.me, port: 8888, type: ss, cipher: aes-256-cfb, password: !&lt;str&gt; 123}</text:span></text:p>
      <text:p text:style-name="P2"><text:s text:c="2"/><text:span text:style-name="T1">- {name: 🇭🇰 Relay_🇨🇳CN-🇭🇰HK_465, server: 223.166.165.243, port: 10005, type: vmess, uuid: 4346ac21-594c-415f-84cb-40307b7b32fa, alterId: 1, cipher: auto, tls: false, skip-cert-verify: false}</text:span></text:p>
      <text:p text:style-name="P2"><text:s text:c="2"/><text:span text:style-name="T1">- {name: 🇭🇰 Relay_🇨🇳CN-🇭🇰HK_466, server: 120.236.197.201, port: 3201, type: vmess, uuid: 57e0cb4d-eae5-48ec-8091-149dc2b309e0, alterId: 0, cipher: auto, tls: false, skip-cert-verify: false, network: ws, ws-path: /s/ff5c0fb.fm.apple.com:30513, ws-headers: {Host: 120.236.197.201}}</text:span></text:p>
      <text:p text:style-name="P2"><text:s text:c="2"/><text:span text:style-name="T1">- {name: 🇭🇰 Relay_🇨🇳CN-🇭🇰HK_467, server: shcn2-04.iplc188.com, port: 10001, type: vmess, uuid: 4346ac21-594c-415f-84cb-40307b7b32fa, alterId: 1, cipher: auto, tls: false, skip-cert-verify: false}</text:span></text:p>
      <text:p text:style-name="P2"><text:s text:c="2"/><text:span text:style-name="T1">- {name: 🇺🇸 Relay_🇨🇳CN-🇺🇸US_468, server: 52.80.167.146, port: 21361, type: vmess, uuid: fda92585-41b0-43ab-9aec-f4c9db802f1c, alterId: 2, cipher: auto, tls: false, skip-cert-verify: false, network: ws, ws-path: /index, ws-headers: {Host: 52.80.167.146}}</text:span></text:p>
      <text:p text:style-name="P2"><text:s text:c="2"/><text:span text:style-name="T1">- {name: 🇰🇷 Relay_🇨🇳CN-🇰🇷KR_469, server: 223.166.165.243, port: 10002, type: vmess, uuid: 4346ac21-594c-415f-84cb-40307b7b32fa, alterId: 1, cipher: auto, tls: false, skip-cert-verify: false}</text:span></text:p>
      <text:p text:style-name="P2"><text:s text:c="2"/><text:span text:style-name="T1">- {name: 🇨🇳 Relay_🇨🇳CN-🇹🇼TW_470, server: 116.163.14.131, port: 3306, type: vmess, uuid: 57e0cb4d-eae5-48ec-8091-149dc2b309e0, alterId: 0, cipher: auto, tls: false, skip-cert-verify: false, network: ws, ws-path: /s/ff5c0fb.fm.apple.com:30513, ws-headers: {Host: 116.163.14.131}}</text:span></text:p>
      <text:p text:style-name="P2"><text:s text:c="2"/><text:span text:style-name="T1">- {name: 🇺🇸 Relay_🇨🇳CN-🇺🇸US_471, server: shcn2-04.iplc188.com, port: 10002, type: vmess, uuid: 4346ac21-594c-415f-84cb-40307b7b32fa, alterId: 1, cipher: auto, tls: false, skip-cert-verify: false}</text:span></text:p>
      <text:p text:style-name="P2"><text:s text:c="2"/><text:span text:style-name="T1">- {name: 🇺🇸 Relay_🇨🇳CN-🇺🇸US_472, server: 120.236.197.201, port: 3202, type: vmess, uuid: 57e0cb4d-eae5-48ec-8091-149dc2b309e0, alterId: 0, cipher: auto, </text:span><text:soft-page-break/><text:span text:style-name="T1">tls: false, skip-cert-verify: false, network: ws, ws-path: /s/ff5c0fb.fm.apple.com:30513, ws-headers: {Host: 120.236.197.201}}</text:span></text:p>
      <text:p text:style-name="P2"><text:s text:c="2"/><text:span text:style-name="T1">- {name: 🇺🇸 Relay_🇨🇳CN-🇺🇸US_473, server: 120.236.197.201, port: 3306, type: vmess, uuid: 57e0cb4d-eae5-48ec-8091-149dc2b309e0, alterId: 0, cipher: auto, tls: false, skip-cert-verify: false, network: ws, ws-path: /s/ff5c0fb.fm.apple.com:30513, ws-headers: {Host: 120.236.197.201}}</text:span></text:p>
      <text:p text:style-name="P2"><text:s text:c="2"/><text:span text:style-name="T1">- {name: 🇨🇳 Relay_🇨🇳CN-🇹🇼TW_474, server: 116.163.14.115, port: 3306, type: vmess, uuid: 57e0cb4d-eae5-48ec-8091-149dc2b309e0, alterId: 0, cipher: auto, tls: false, skip-cert-verify: false, network: ws, ws-path: /s/ff5c0fb.fm.apple.com:30513, ws-headers: {Host: 116.163.14.115}}</text:span></text:p>
      <text:p text:style-name="P2"><text:s text:c="2"/><text:span text:style-name="T1">- {name: 🇨🇳 Relay_🇨🇳CN-🇹🇼TW_475, server: 120.236.197.201, port: 3203, type: vmess, uuid: 57e0cb4d-eae5-48ec-8091-149dc2b309e0, alterId: 0, cipher: auto, tls: false, skip-cert-verify: false, network: ws, ws-path: /s/ff5c0fb.fm.apple.com:30513, ws-headers: {Host: 120.236.197.201}}</text:span></text:p>
      <text:p text:style-name="P2"><text:s text:c="2"/><text:span text:style-name="T1">- {name: 🇨🇳 Relay_🇨🇳CN-🇹🇼TW_476, server: 116.163.14.253, port: 3306, type: vmess, uuid: 57e0cb4d-eae5-48ec-8091-149dc2b309e0, alterId: 0, cipher: auto, tls: false, skip-cert-verify: false, network: ws, ws-path: /s/ff5c0fb.fm.apple.com:30513, ws-headers: {Host: 116.163.14.253}}</text:span></text:p>
      <text:p text:style-name="P2"><text:s text:c="2"/><text:span text:style-name="T1">- {name: 🇷🇺 Relay_🇨🇳CN-🇷🇺RU_477, server: ru2-relay.kejibearnode.cf, port: 20008, type: vmess, uuid: 3647ebdb-fa25-385f-a78b-f137811e586f, alterId: 2, cipher: auto, tls: false, skip-cert-verify: false, network: ws, ws-path: /video, ws-headers: {Host: ru2-relay.kejibearnode.cf}}</text:span></text:p>
      <text:p text:style-name="P2"><text:s text:c="2"/><text:span text:style-name="T1">- {name: 🇭🇰 Relay_🇨🇳CN-🇭🇰HK_478, server: shcn2-04.iplc188.com, port: 10005, type: vmess, uuid: 4346ac21-594c-415f-84cb-40307b7b32fa, alterId: 1, cipher: auto, tls: false, skip-cert-verify: false}</text:span></text:p>
      <text:p text:style-name="P2"><text:s text:c="2"/><text:span text:style-name="T1">- {name: 🇭🇰 Pool_🇭🇰HK_1208, server: 212.102.42.206, port: 35294, type: ss, cipher: aes-256-gcm, password: J9Y2ncrdPEC38gwydNFFGBna}</text:span></text:p>
      <text:p text:style-name="P2"><text:s text:c="2"/><text:span text:style-name="T1">- {name: 🇭🇰 Pool_🇭🇰HK_1209, server: 212.102.42.194, port: 37588, type: ss, cipher: aes-256-gcm, password: kD9vkjnE6dsUzwQfvKkPkQAd}</text:span></text:p>
      <text:p text:style-name="P2"><text:s text:c="2"/><text:span text:style-name="T1">- {name: 🇭🇰 Pool_🇭🇰HK_1210, server: 212.102.42.204, port: 40093, type: ss, cipher: aes-256-gcm, password: x23Z4LGkGDkThZ9Kaz4DURQp}</text:span></text:p>
      <text:p text:style-name="P2"><text:s text:c="2"/><text:span text:style-name="T1">- {name: 🇭🇰 Pool_🇭🇰HK_1211, server: 84.17.57.73, port: 40093, type: ss, cipher: aes-256-gcm, password: x23Z4LGkGDkThZ9Kaz4DURQp}</text:span></text:p>
      <text:p text:style-name="P2"><text:s text:c="2"/><text:span text:style-name="T1">- {name: 🇭🇰 Pool_🇭🇰HK_1212, server: 212.102.42.194, port: 40093, type: ss, cipher: aes-256-gcm, password: x23Z4LGkGDkThZ9Kaz4DURQp}</text:span></text:p>
      <text:p text:style-name="P2"><text:s text:c="2"/><text:span text:style-name="T1">- {name: 🇭🇰 Pool_🇭🇰HK_1213, server: 84.17.37.156, port: 31572, type: ss, cipher: aes-256-gcm, password: n8w4StnbVD9dmXYn4Ajt87EA}</text:span></text:p>
      <text:p text:style-name="P2"><text:s text:c="2"/><text:span text:style-name="T1">- {name: 🇭🇰 Pool_🇭🇰HK_1214, server: 212.102.42.206, port: 33992, type: ss, cipher: aes-256-gcm, password: 8n6pwAcrrv2pj6tFY2p3TbQ6}</text:span></text:p>
      <text:p text:style-name="P2"><text:s text:c="2"/><text:span text:style-name="T1">- {name: 🇭🇰 Pool_🇭🇰HK_1215, server: 84.17.37.158, port: 40093, type: ss, cipher: aes-256-gcm, password: x23Z4LGkGDkThZ9Kaz4DURQp}</text:span></text:p>
      <text:p text:style-name="P2"><text:s text:c="2"/><text:span text:style-name="T1">- {name: 🇭🇰 Pool_🇭🇰HK_1216, server: 84.17.57.185, port: 33992, type: ss, cipher: aes-256-gcm, password: 8n6pwAcrrv2pj6tFY2p3TbQ6}</text:span></text:p>
      <text:p text:style-name="P2"><text:s text:c="2"/><text:span text:style-name="T1">- {name: 🇭🇰 Pool_🇭🇰HK_1217, server: 84.17.37.160, port: 40093, type: ss, cipher: aes-256-gcm, password: x23Z4LGkGDkThZ9Kaz4DURQp}</text:span></text:p>
      <text:p text:style-name="P2"><text:s text:c="2"/><text:span text:style-name="T1">- {name: 🇭🇰 Pool_🇭🇰HK_1218, server: 84.17.57.148, port: 40093, type: ss, cipher: aes-256-gcm, password: x23Z4LGkGDkThZ9Kaz4DURQp}</text:span></text:p>
      <text:p text:style-name="P2"><text:s text:c="2"/><text:span text:style-name="T1">- {name: 🇭🇰 Pool_🇭🇰HK_1219, server: 84.17.57.66, port: 40093, type: ss, cipher: aes-256-gcm, password: x23Z4LGkGDkThZ9Kaz4DURQp}</text:span></text:p>
      <text:p text:style-name="P2"><text:s text:c="2"/><text:span text:style-name="T1">- {name: 🇭🇰 Pool_🇭🇰HK_1220, server: 84.17.57.71, port: 40093, type: ss, cipher: aes-256-gcm, password: x23Z4LGkGDkThZ9Kaz4DURQp}</text:span></text:p>
      <text:p text:style-name="P2"><text:s text:c="2"/><text:span text:style-name="T1">- {name: 🇭🇰 Pool_🇭🇰HK_1221, server: 212.102.42.209, port: 33992, type: ss, cipher: aes-256-gcm, password: 8n6pwAcrrv2pj6tFY2p3TbQ6}</text:span></text:p>
      <text:p text:style-name="P2"><text:s text:c="2"/><text:span text:style-name="T1">- {name: 🇭🇰 Pool_🇭🇰HK_1222, server: 84.17.37.158, port: 33992, type: ss, cipher: aes-256-gcm, password: 8n6pwAcrrv2pj6tFY2p3TbQ6}</text:span></text:p>
      <text:p text:style-name="P2"><text:s text:c="2"/><text:span text:style-name="T1">- {name: 🇭🇰 Pool_🇭🇰HK_1223, server: 84.17.57.66, port: 31764, type: ss, cipher: aes-256-gcm, password: YgusH2MWA8PWc3p2VDsR7AVv}</text:span></text:p>
      <text:p text:style-name="P2"><text:s text:c="2"/><text:span text:style-name="T1">- {name: 🇭🇰 Pool_🇭🇰HK_1224, server: 84.17.57.73, port: 33992, type: ss, cipher: aes-256-gcm, password: 8n6pwAcrrv2pj6tFY2p3TbQ6}</text:span></text:p>
      <text:p text:style-name="P2"><text:soft-page-break/><text:s text:c="2"/><text:span text:style-name="T1">- {name: 🇭🇰 Pool_🇭🇰HK_1225, server: 212.102.42.199, port: 40093, type: ss, cipher: aes-256-gcm, password: x23Z4LGkGDkThZ9Kaz4DURQp}</text:span></text:p>
      <text:p text:style-name="P2"><text:s text:c="2"/><text:span text:style-name="T1">- {name: 🇭🇰 Pool_🇭🇰HK_1226, server: 84.17.37.156, port: 33992, type: ss, cipher: aes-256-gcm, password: 8n6pwAcrrv2pj6tFY2p3TbQ6}</text:span></text:p>
      <text:p text:style-name="P2"><text:s text:c="2"/><text:span text:style-name="T1">- {name: 🇭🇰 Pool_🇭🇰HK_1227, server: 212.102.42.194, port: 31944, type: ss, cipher: aes-256-gcm, password: aYNeKDMzYQYw4KbUbJA8Wszq}</text:span></text:p>
      <text:p text:style-name="P2"><text:s text:c="2"/><text:span text:style-name="T1">- {name: 🇭🇰 Pool_🇭🇰HK_1228, server: 84.17.57.148, port: 33992, type: ss, cipher: aes-256-gcm, password: 8n6pwAcrrv2pj6tFY2p3TbQ6}</text:span></text:p>
      <text:p text:style-name="P2"><text:s text:c="2"/><text:span text:style-name="T1">- {name: 🇭🇰 Pool_🇭🇰HK_1229, server: 84.17.57.71, port: 33992, type: ss, cipher: aes-256-gcm, password: 8n6pwAcrrv2pj6tFY2p3TbQ6}</text:span></text:p>
      <text:p text:style-name="P2"><text:s text:c="2"/><text:span text:style-name="T1">- {name: 🇭🇰 Pool_🇭🇰HK_1230, server: 212.102.42.209, port: 40093, type: ss, cipher: aes-256-gcm, password: x23Z4LGkGDkThZ9Kaz4DURQp}</text:span></text:p>
      <text:p text:style-name="P2"><text:s text:c="2"/><text:span text:style-name="T1">- {name: 🇭🇰 Pool_🇭🇰HK_1231, server: 212.102.42.194, port: 33992, type: ss, cipher: aes-256-gcm, password: 8n6pwAcrrv2pj6tFY2p3TbQ6}</text:span></text:p>
      <text:p text:style-name="P2"><text:s text:c="2"/><text:span text:style-name="T1">- {name: 🇭🇰 Pool_🇭🇰HK_1232, server: 212.102.42.199, port: 33992, type: ss, cipher: aes-256-gcm, password: 8n6pwAcrrv2pj6tFY2p3TbQ6}</text:span></text:p>
      <text:p text:style-name="P2"><text:s text:c="2"/><text:span text:style-name="T1">- {name: 🇭🇰 Pool_🇭🇰HK_1233, server: 84.17.37.154, port: 33992, type: ss, cipher: aes-256-gcm, password: 8n6pwAcrrv2pj6tFY2p3TbQ6}</text:span></text:p>
      <text:p text:style-name="P2"><text:s text:c="2"/><text:span text:style-name="T1">- {name: 🇭🇰 Pool_🇭🇰HK_1234, server: 212.102.42.204, port: 33992, type: ss, cipher: aes-256-gcm, password: 8n6pwAcrrv2pj6tFY2p3TbQ6}</text:span></text:p>
      <text:p text:style-name="P2"><text:s text:c="2"/><text:span text:style-name="T1">- {name: 🇭🇰 Pool_🇭🇰HK_1235, server: 84.17.57.148, port: 37588, type: ss, cipher: aes-256-gcm, password: kD9vkjnE6dsUzwQfvKkPkQAd}</text:span></text:p>
      <text:p text:style-name="P2"><text:s text:c="2"/><text:span text:style-name="T1">- {name: 🇭🇰 Pool_🇭🇰HK_1236, server: 212.102.42.201, port: 33992, type: ss, cipher: aes-256-gcm, password: 8n6pwAcrrv2pj6tFY2p3TbQ6}</text:span></text:p>
      <text:p text:style-name="P2"><text:s text:c="2"/><text:span text:style-name="T1">- {name: 🇭🇰 Pool_🇭🇰HK_1237, server: 212.102.42.194, port: 35294, type: ss, cipher: aes-256-gcm, password: J9Y2ncrdPEC38gwydNFFGBna}</text:span></text:p>
      <text:p text:style-name="P2"><text:s text:c="2"/><text:span text:style-name="T1">- {name: 🇭🇰 Pool_🇭🇰HK_1238, server: 212.102.42.194, port: 37473, type: ss, cipher: aes-256-gcm, password: enctdKyJfSu76VqznKwTt6Ap}</text:span></text:p>
      <text:p text:style-name="P2"><text:s text:c="2"/><text:span text:style-name="T1">- {name: 🇭🇰 Pool_🇭🇰HK_1239, server: 212.102.42.206, port: 31944, type: ss, cipher: aes-256-gcm, password: aYNeKDMzYQYw4KbUbJA8Wszq}</text:span></text:p>
      <text:p text:style-name="P2"><text:s text:c="2"/><text:span text:style-name="T1">- {name: 🇭🇰 Relay_🇭🇰HK-🇺🇸US_1245, server: zhongzhuangazhk111.xiaobaiyun.me, port: 810, type: vmess, uuid: 28aae7ef-076e-3e57-818f-29ff89e38d3e, alterId: 2, cipher: auto, tls: false, skip-cert-verify: false, network: ws, ws-path: /hls, ws-headers: {Host: zhongzhuangazhk111.xiaobaiyun.me}}</text:span></text:p>
      <text:p text:style-name="P2"><text:s text:c="2"/><text:span text:style-name="T1">- {name: 🇭🇰 Relay_🇭🇰HK-🇭🇰HK_1246, server: centos.fuchau.xyz, port: 443, type: vmess, uuid: b707c9e6-3a61-4f0b-8844-9a398cfadfb7, alterId: 2, cipher: auto, tls: true, skip-cert-verify: false, network: ws, ws-path: /add76314/, ws-headers: {Host: centos.fuchau.xyz}}</text:span></text:p>
      <text:p text:style-name="P2"><text:s text:c="2"/><text:span text:style-name="T1">- {name: 🇭🇰 Relay_🇭🇰HK-🇭🇰HK_1247, server: klhknc.2sx.xyz, port: 20086, type: vmess, uuid: fda92585-41b0-43ab-9aec-f4c9db802f1c, alterId: 2, cipher: auto, tls: false, skip-cert-verify: false, network: ws, ws-path: /index, ws-headers: {Host: klhknc.2sx.xyz}}</text:span></text:p>
      <text:p text:style-name="P2"><text:s text:c="2"/><text:span text:style-name="T1">- {name: 🇭🇰 Relay_🇭🇰HK-🇭🇰HK_1248, server: klhknb.2sx.xyz, port: 20086, type: vmess, uuid: fda92585-41b0-43ab-9aec-f4c9db802f1c, alterId: 2, cipher: auto, tls: false, skip-cert-verify: false, network: ws, ws-path: /index, ws-headers: {Host: klhknb.2sx.xyz}}</text:span></text:p>
      <text:p text:style-name="P2"><text:s text:c="2"/><text:span text:style-name="T1">- {name: 🇯🇵 Relay_🇯🇵JP-🇯🇵JP_1459, server: ffrenzy.tk, port: 11443, type: ss, cipher: chacha20-ietf-poly1305, password: 543c3bff-3d9b-41b6-800e-a8ae3eb0712a}</text:span></text:p>
      <text:p text:style-name="P2"><text:s text:c="2"/><text:span text:style-name="T1">- {name: 🇯🇵 Pool_🇯🇵JP_1460, server: 84.17.34.46, port: 33992, type: ss, cipher: aes-256-gcm, password: 8n6pwAcrrv2pj6tFY2p3TbQ6}</text:span></text:p>
      <text:p text:style-name="P2"><text:s text:c="2"/><text:span text:style-name="T1">- {name: 🇯🇵 Pool_🇯🇵JP_1461, server: 89.187.161.241, port: 37473, type: ss, cipher: aes-256-gcm, password: enctdKyJfSu76VqznKwTt6Ap}</text:span></text:p>
      <text:p text:style-name="P2"><text:s text:c="2"/><text:span text:style-name="T1">- {name: 🇯🇵 Pool_🇯🇵JP_1462, server: 45.87.213.103, port: 39772, type: ss, cipher: aes-256-gcm, password: CUndSZnYsPKcu6Kj8THVMBHD}</text:span></text:p>
      <text:p text:style-name="P2"><text:s text:c="2"/><text:span text:style-name="T1">- {name: 🇯🇵 Pool_🇯🇵JP_1463, server: 45.87.213.211, port: 33992, type: ss, cipher: aes-256-gcm, password: 8n6pwAcrrv2pj6tFY2p3TbQ6}</text:span></text:p>
      <text:p text:style-name="P2"><text:s text:c="2"/><text:span text:style-name="T1">- {name: 🇯🇵 Pool_🇯🇵JP_1464, server: 89.187.161.241, port: 31944, type: ss, cipher: aes-256-gcm, password: aYNeKDMzYQYw4KbUbJA8Wszq}</text:span></text:p>
      <text:p text:style-name="P2"><text:s text:c="2"/><text:span text:style-name="T1">- {name: 🇯🇵 Pool_🇯🇵JP_1465, server: 45.87.213.243, port: 33992, type: ss, cipher: aes-256-gcm, password: 8n6pwAcrrv2pj6tFY2p3TbQ6}</text:span></text:p>
      <text:p text:style-name="P2"><text:soft-page-break/><text:s text:c="2"/><text:span text:style-name="T1">- {name: 🇯🇵 Pool_🇯🇵JP_1466, server: 84.17.34.26, port: 33992, type: ss, cipher: aes-256-gcm, password: 8n6pwAcrrv2pj6tFY2p3TbQ6}</text:span></text:p>
      <text:p text:style-name="P2"><text:s text:c="2"/><text:span text:style-name="T1">- {name: 🇯🇵 Pool_🇯🇵JP_1467, server: 84.17.34.24, port: 33992, type: ss, cipher: aes-256-gcm, password: 8n6pwAcrrv2pj6tFY2p3TbQ6}</text:span></text:p>
      <text:p text:style-name="P2"><text:s text:c="2"/><text:span text:style-name="T1">- {name: 🇯🇵 Pool_🇯🇵JP_1468, server: 89.187.161.241, port: 35294, type: ss, cipher: aes-256-gcm, password: J9Y2ncrdPEC38gwydNFFGBna}</text:span></text:p>
      <text:p text:style-name="P2"><text:s text:c="2"/><text:span text:style-name="T1">- {name: 🇯🇵 Pool_🇯🇵JP_1469, server: 45.87.213.213, port: 39772, type: ss, cipher: aes-256-gcm, password: CUndSZnYsPKcu6Kj8THVMBHD}</text:span></text:p>
      <text:p text:style-name="P2"><text:s text:c="2"/><text:span text:style-name="T1">- {name: 🇯🇵 Pool_🇯🇵JP_1470, server: 45.87.213.103, port: 33992, type: ss, cipher: aes-256-gcm, password: 8n6pwAcrrv2pj6tFY2p3TbQ6}</text:span></text:p>
      <text:p text:style-name="P2"><text:s text:c="2"/><text:span text:style-name="T1">- {name: 🇯🇵 Pool_🇯🇵JP_1471, server: 185.242.4.163, port: 33992, type: ss, cipher: aes-256-gcm, password: 8n6pwAcrrv2pj6tFY2p3TbQ6}</text:span></text:p>
      <text:p text:style-name="P2"><text:s text:c="2"/><text:span text:style-name="T1">- {name: 🇯🇵 Pool_🇯🇵JP_1472, server: 185.242.4.163, port: 37588, type: ss, cipher: aes-256-gcm, password: kD9vkjnE6dsUzwQfvKkPkQAd}</text:span></text:p>
      <text:p text:style-name="P2"><text:s text:c="2"/><text:span text:style-name="T1">- {name: 🇯🇵 Pool_🇯🇵JP_1473, server: 89.187.161.239, port: 33992, type: ss, cipher: aes-256-gcm, password: 8n6pwAcrrv2pj6tFY2p3TbQ6}</text:span></text:p>
      <text:p text:style-name="P2"><text:s text:c="2"/><text:span text:style-name="T1">- {name: 🇯🇵 Pool_🇯🇵JP_1474, server: 45.87.213.19, port: 31764, type: ss, cipher: aes-256-gcm, password: YgusH2MWA8PWc3p2VDsR7AVv}</text:span></text:p>
      <text:p text:style-name="P2"><text:s text:c="2"/><text:span text:style-name="T1">- {name: 🇯🇵 JP_1475, server: 45.85.3.153, port: 803, type: ss, cipher: chacha20-ietf-poly1305, password: G!yBwPWH3Vao}</text:span></text:p>
      <text:p text:style-name="P2"><text:s text:c="2"/><text:span text:style-name="T1">- {name: 🇯🇵 Pool_🇯🇵JP_1476, server: 45.87.213.87, port: 40093, type: ss, cipher: aes-256-gcm, password: x23Z4LGkGDkThZ9Kaz4DURQp}</text:span></text:p>
      <text:p text:style-name="P2"><text:s text:c="2"/><text:span text:style-name="T1">- {name: 🇯🇵 JP_1477, server: 45.85.3.149, port: 805, type: ss, cipher: chacha20-ietf-poly1305, password: G!yBwPWH3Vao}</text:span></text:p>
      <text:p text:style-name="P2"><text:s text:c="2"/><text:span text:style-name="T1">- {name: 🇯🇵 JP_1478, server: 45.85.3.162, port: 801, type: ss, cipher: chacha20-ietf-poly1305, password: G!yBwPWH3Vao}</text:span></text:p>
      <text:p text:style-name="P2"><text:s text:c="2"/><text:span text:style-name="T1">- {name: 🇯🇵 Pool_🇯🇵JP_1479, server: 45.87.213.211, port: 39772, type: ss, cipher: aes-256-gcm, password: CUndSZnYsPKcu6Kj8THVMBHD}</text:span></text:p>
      <text:p text:style-name="P2"><text:s text:c="2"/><text:span text:style-name="T1">- {name: 🇯🇵 Pool_🇯🇵JP_1480, server: 45.87.213.83, port: 39772, type: ss, cipher: aes-256-gcm, password: CUndSZnYsPKcu6Kj8THVMBHD}</text:span></text:p>
      <text:p text:style-name="P2"><text:s text:c="2"/><text:span text:style-name="T1">- {name: 🇯🇵 Pool_🇯🇵JP_1481, server: 45.87.213.85, port: 39772, type: ss, cipher: aes-256-gcm, password: CUndSZnYsPKcu6Kj8THVMBHD}</text:span></text:p>
      <text:p text:style-name="P2"><text:s text:c="2"/><text:span text:style-name="T1">- {name: 🇯🇵 Pool_🇯🇵JP_1482, server: 45.87.213.85, port: 33992, type: ss, cipher: aes-256-gcm, password: 8n6pwAcrrv2pj6tFY2p3TbQ6}</text:span></text:p>
      <text:p text:style-name="P2"><text:s text:c="2"/><text:span text:style-name="T1">- {name: 🇯🇵 Pool_🇯🇵JP_1483, server: 45.87.213.245, port: 39772, type: ss, cipher: aes-256-gcm, password: CUndSZnYsPKcu6Kj8THVMBHD}</text:span></text:p>
      <text:p text:style-name="P2"><text:s text:c="2"/><text:span text:style-name="T1">- {name: 🇯🇵 Pool_🇯🇵JP_1484, server: 45.87.213.21, port: 31764, type: ss, cipher: aes-256-gcm, password: YgusH2MWA8PWc3p2VDsR7AVv}</text:span></text:p>
      <text:p text:style-name="P2"><text:s text:c="2"/><text:span text:style-name="T1">- {name: 🇯🇵 Pool_🇯🇵JP_1485, server: 45.87.213.83, port: 35294, type: ss, cipher: aes-256-gcm, password: J9Y2ncrdPEC38gwydNFFGBna}</text:span></text:p>
      <text:p text:style-name="P2"><text:s text:c="2"/><text:span text:style-name="T1">- {name: 🇯🇵 Pool_🇯🇵JP_1486, server: 45.87.213.105, port: 39772, type: ss, cipher: aes-256-gcm, password: CUndSZnYsPKcu6Kj8THVMBHD}</text:span></text:p>
      <text:p text:style-name="P2"><text:s text:c="2"/><text:span text:style-name="T1">- {name: 🇯🇵 Pool_🇯🇵JP_1487, server: 45.87.213.87, port: 33992, type: ss, cipher: aes-256-gcm, password: 8n6pwAcrrv2pj6tFY2p3TbQ6}</text:span></text:p>
      <text:p text:style-name="P2"><text:s text:c="2"/><text:span text:style-name="T1">- {name: 🇯🇵 Pool_🇯🇵JP_1488, server: 45.87.213.83, port: 31944, type: ss, cipher: aes-256-gcm, password: aYNeKDMzYQYw4KbUbJA8Wszq}</text:span></text:p>
      <text:p text:style-name="P2"><text:s text:c="2"/><text:span text:style-name="T1">- {name: 🇯🇵 Pool_🇯🇵JP_1489, server: 45.87.213.243, port: 39772, type: ss, cipher: aes-256-gcm, password: CUndSZnYsPKcu6Kj8THVMBHD}</text:span></text:p>
      <text:p text:style-name="P2"><text:s text:c="2"/><text:span text:style-name="T1">- {name: 🇯🇵 JP_1490, server: 45.85.3.142, port: 805, type: ss, cipher: chacha20-ietf-poly1305, password: G!yBwPWH3Vao}</text:span></text:p>
      <text:p text:style-name="P2"><text:s text:c="2"/><text:span text:style-name="T1">- {name: 🇯🇵 JP_1491, server: 45.67.53.154, port: 805, type: ss, cipher: chacha20-ietf-poly1305, password: G!yBwPWH3Vao}</text:span></text:p>
      <text:p text:style-name="P2"><text:s text:c="2"/><text:span text:style-name="T1">- {name: 🇯🇵 JP_1492, server: 45.85.3.162, port: 806, type: ss, cipher: chacha20-ietf-poly1305, password: G!yBwPWH3Vao}</text:span></text:p>
      <text:p text:style-name="P2"><text:s text:c="2"/><text:span text:style-name="T1">- {name: 🇯🇵 Pool_🇯🇵JP_1493, server: 45.87.213.101, port: 33992, type: ss, cipher: aes-256-gcm, password: 8n6pwAcrrv2pj6tFY2p3TbQ6}</text:span></text:p>
      <text:p text:style-name="P2"><text:s text:c="2"/><text:span text:style-name="T1">- {name: 🇯🇵 Pool_🇯🇵JP_1494, server: 45.87.213.87, port: 39772, type: ss, cipher: aes-256-gcm, password: CUndSZnYsPKcu6Kj8THVMBHD}</text:span></text:p>
      <text:p text:style-name="P2"><text:soft-page-break/><text:s text:c="2"/><text:span text:style-name="T1">- {name: 🇯🇵 JP_1495, server: 45.85.3.153, port: 805, type: ss, cipher: chacha20-ietf-poly1305, password: G!yBwPWH3Vao}</text:span></text:p>
      <text:p text:style-name="P2"><text:s text:c="2"/><text:span text:style-name="T1">- {name: 🇯🇵 Pool_🇯🇵JP_1496, server: 185.242.4.163, port: 39772, type: ss, cipher: aes-256-gcm, password: CUndSZnYsPKcu6Kj8THVMBHD}</text:span></text:p>
      <text:p text:style-name="P2"><text:s text:c="2"/><text:span text:style-name="T1">- {name: 🇯🇵 Pool_🇯🇵JP_1497, server: 45.87.213.83, port: 37473, type: ss, cipher: aes-256-gcm, password: enctdKyJfSu76VqznKwTt6Ap}</text:span></text:p>
      <text:p text:style-name="P2"><text:s text:c="2"/><text:span text:style-name="T1">- {name: 🇯🇵 JP_1498, server: 52.196.144.61, port: 80, type: vmess, uuid: 57e0cb4d-eae5-48ec-8091-149dc2b309e0, alterId: 0, cipher: auto, tls: false, skip-cert-verify: false, network: ws, ws-path: /s/c27821f.fm.icloud.com:16708, ws-headers: {Host: 52.196.144.61}}</text:span></text:p>
      <text:p text:style-name="P2"><text:s text:c="2"/><text:span text:style-name="T1">- {name: 🇯🇵 Relay_🇯🇵JP-🇷🇺RU_1499, server: c27821f.ha.gladns.com, port: 3306, type: vmess, uuid: 57e0cb4d-eae5-48ec-8091-149dc2b309e0, alterId: 0, cipher: auto, tls: false, skip-cert-verify: false, network: ws, ws-path: /s/c27821f.fm.apple.com:16708, ws-headers: {Host: c27821f.ha.gladns.com}}</text:span></text:p>
      <text:p text:style-name="P2"><text:s text:c="2"/><text:span text:style-name="T1">- {name: 🇯🇵 Relay_🇯🇵JP-🇷🇺RU_1500, server: c27821f.hf.gladns.com, port: 3306, type: vmess, uuid: 57e0cb4d-eae5-48ec-8091-149dc2b309e0, alterId: 0, cipher: auto, tls: false, skip-cert-verify: false, network: ws, ws-path: /s/c27821f.fm.apple.com:16708, ws-headers: {Host: c27821f.hf.gladns.com}}</text:span></text:p>
      <text:p text:style-name="P2"><text:s text:c="2"/><text:span text:style-name="T1">- {name: 🇯🇵 Relay_🇯🇵JP-🇹🇼TW_1501, server: ff5c0fb.rc.cloudflare.systems, port: 443, type: vmess, uuid: 57e0cb4d-eae5-48ec-8091-149dc2b309e0, alterId: 0, cipher: auto, tls: true, skip-cert-verify: false, network: ws, ws-path: /s/ff5c0fb.fm.icloud.com:30513, ws-headers: {Host: ff5c0fb.rc.cloudflare.systems}}</text:span></text:p>
      <text:p text:style-name="P2"><text:s text:c="2"/><text:span text:style-name="T1">- {name: 🇭🇰 Relay_🇯🇵JP-🇭🇰HK_1502, server: ff5c0fb.rd.cloudflare.systems, port: 443, type: vmess, uuid: 57e0cb4d-eae5-48ec-8091-149dc2b309e0, alterId: 0, cipher: auto, tls: true, skip-cert-verify: false, network: ws, ws-path: /s/ff5c0fb.fm.icloud.com:30513, ws-headers: {Host: ff5c0fb.rd.cloudflare.systems}}</text:span></text:p>
      <text:p text:style-name="P2"><text:s text:c="2"/><text:span text:style-name="T1">- {name: 🇯🇵 JP_1503, server: 18.181.119.239, port: 32657, type: vmess, uuid: ded56274-0abf-411d-ad4a-13a2c660fc81, alterId: 0, cipher: auto, tls: false, skip-cert-verify: false}</text:span></text:p>
      <text:p text:style-name="P2"><text:s text:c="2"/><text:span text:style-name="T1">- {name: 🇯🇵 Relay_🇯🇵JP-🇹🇼TW_1504, server: ff5c0fb.ra.gladns.com, port: 443, type: vmess, uuid: 57e0cb4d-eae5-48ec-8091-149dc2b309e0, alterId: 0, cipher: auto, tls: true, skip-cert-verify: false, network: ws, ws-path: /s/ff5c0fb.fm.icloud.com:30513, ws-headers: {Host: ff5c0fb.ra.gladns.com}}</text:span></text:p>
      <text:p text:style-name="P2"><text:s text:c="2"/><text:span text:style-name="T1">- {name: 🇭🇰 Relay_🇯🇵JP-🇭🇰HK_1505, server: ff5c0fb.t1.gladns.com, port: 3306, type: vmess, uuid: 57e0cb4d-eae5-48ec-8091-149dc2b309e0, alterId: 0, cipher: auto, tls: false, skip-cert-verify: false, network: ws, ws-path: /s/ff5c0fb.fm.apple.com:30513, ws-headers: {Host: ff5c0fb.t1.gladns.com}}</text:span></text:p>
      <text:p text:style-name="P2"><text:s text:c="2"/><text:span text:style-name="T1">- {name: 🇯🇵 Relay_🇯🇵JP-🇷🇺RU_1506, server: c27821f.he.gladns.com, port: 3306, type: vmess, uuid: 57e0cb4d-eae5-48ec-8091-149dc2b309e0, alterId: 0, cipher: auto, tls: false, skip-cert-verify: false, network: ws, ws-path: /s/c27821f.fm.apple.com:16708, ws-headers: {Host: c27821f.he.gladns.com}}</text:span></text:p>
      <text:p text:style-name="P2"><text:s text:c="2"/><text:span text:style-name="T1">- {name: 🇭🇰 Relay_🇯🇵JP-🇭🇰HK_1507, server: ff5c0fb.rd.cloudflare.systems, port: 80, type: vmess, uuid: 57e0cb4d-eae5-48ec-8091-149dc2b309e0, alterId: 0, cipher: auto, tls: false, skip-cert-verify: false, network: ws, ws-path: /s/ff5c0fb.fm.icloud.com:30513, ws-headers: {Host: ff5c0fb.rd.cloudflare.systems}}</text:span></text:p>
      <text:p text:style-name="P2"><text:s text:c="2"/><text:span text:style-name="T1">- {name: 🇯🇵 Relay_🇯🇵JP-🇹🇼TW_1508, server: ff5c0fb.ha.gladns.com, port: 3306, type: vmess, uuid: 57e0cb4d-eae5-48ec-8091-149dc2b309e0, alterId: 0, cipher: auto, tls: false, skip-cert-verify: false, network: ws, ws-path: /s/ff5c0fb.fm.apple.com:30513, ws-headers: {Host: ff5c0fb.ha.gladns.com}}</text:span></text:p>
      <text:p text:style-name="P2"><text:s text:c="2"/><text:span text:style-name="T1">- {name: 🇯🇵 Relay_🇯🇵JP-🇹🇼TW_1509, server: ff5c0fb.t2.gladns.com, port: 3306, type: vmess, uuid: 57e0cb4d-eae5-48ec-8091-149dc2b309e0, alterId: 0, cipher: auto, tls: false, skip-cert-verify: false, network: ws, ws-path: /s/ff5c0fb.fm.apple.com:30513, ws-headers: {Host: ff5c0fb.t2.gladns.com}}</text:span></text:p>
      <text:p text:style-name="P2"><text:s text:c="2"/><text:span text:style-name="T1">- {name: 🇯🇵 Relay_🇯🇵JP-🇹🇼TW_1510, server: ff5c0fb.rf.cloudflare.systems, port: 80, type: vmess, uuid: 57e0cb4d-eae5-48ec-8091-149dc2b309e0, alterId: 0, cipher: auto, tls: false, skip-cert-verify: false, network: ws, ws-path: /s/ff5c0fb.fm.icloud.com:30513, ws-headers: {Host: ff5c0fb.rf.cloudflare.systems}}</text:span></text:p>
      <text:p text:style-name="P2"><text:soft-page-break/><text:s text:c="2"/><text:span text:style-name="T1">- {name: 🇯🇵 Relay_🇯🇵JP-🇺🇸US_1511, server: c27821f.rc.cloudflare.systems, port: 80, type: vmess, uuid: 57e0cb4d-eae5-48ec-8091-149dc2b309e0, alterId: 0, cipher: auto, tls: false, skip-cert-verify: false, network: ws, ws-path: /s/c27821f.fm.icloud.com:16708, ws-headers: {Host: c27821f.rc.cloudflare.systems}}</text:span></text:p>
      <text:p text:style-name="P2"><text:s text:c="2"/><text:span text:style-name="T1">- {name: 🇯🇵 Relay_🇯🇵JP-🇺🇸US_1512, server: c27821f.rc.cloudflare.systems, port: 443, type: vmess, uuid: 57e0cb4d-eae5-48ec-8091-149dc2b309e0, alterId: 0, cipher: auto, tls: true, skip-cert-verify: false, network: ws, ws-path: /s/c27821f.fm.icloud.com:16708, ws-headers: {Host: c27821f.rc.cloudflare.systems}}</text:span></text:p>
      <text:p text:style-name="P2"><text:s text:c="2"/><text:span text:style-name="T1">- {name: 🇭🇰 Relay_🇯🇵JP-🇭🇰HK_1513, server: ff5c0fb.rd.gladns.com, port: 80, type: vmess, uuid: 57e0cb4d-eae5-48ec-8091-149dc2b309e0, alterId: 0, cipher: auto, tls: false, skip-cert-verify: false, network: ws, ws-path: /s/ff5c0fb.fm.icloud.com:30513, ws-headers: {Host: ff5c0fb.rd.gladns.com}}</text:span></text:p>
      <text:p text:style-name="P2"><text:s text:c="2"/><text:span text:style-name="T1">- {name: 🇯🇵 JP_1514, server: 18.177.140.83, port: 28483, type: vmess, uuid: 1add6694-b56f-4162-b7da-d899612b0608, alterId: 0, cipher: auto, tls: false, skip-cert-verify: false, network: ws, ws-path: /, ws-headers: {Host: 18.177.140.83}}</text:span></text:p>
      <text:p text:style-name="P2"><text:s text:c="2"/><text:span text:style-name="T1">- {name: 🇯🇵 Relay_🇯🇵JP-🇹🇼TW_1515, server: ff5c0fb.rf.cloudflare.systems, port: 443, type: vmess, uuid: 57e0cb4d-eae5-48ec-8091-149dc2b309e0, alterId: 0, cipher: auto, tls: true, skip-cert-verify: false, network: ws, ws-path: /s/ff5c0fb.fm.icloud.com:30513, ws-headers: {Host: ff5c0fb.rf.cloudflare.systems}}</text:span></text:p>
      <text:p text:style-name="P2"><text:s text:c="2"/><text:span text:style-name="T1">- {name: 🇭🇰 Relay_🇯🇵JP-🇭🇰HK_1516, server: ff5c0fb.re.gladns.com, port: 443, type: vmess, uuid: 57e0cb4d-eae5-48ec-8091-149dc2b309e0, alterId: 0, cipher: auto, tls: true, skip-cert-verify: false, network: ws, ws-path: /s/ff5c0fb.fm.icloud.com:30513, ws-headers: {Host: ff5c0fb.re.gladns.com}}</text:span></text:p>
      <text:p text:style-name="P2"><text:s text:c="2"/><text:span text:style-name="T1">- {name: 🇯🇵 Relay_🇯🇵JP-🇹🇼TW_1517, server: ff5c0fb.he.gladns.com, port: 3306, type: vmess, uuid: 57e0cb4d-eae5-48ec-8091-149dc2b309e0, alterId: 0, cipher: auto, tls: false, skip-cert-verify: false, network: ws, ws-path: /s/ff5c0fb.fm.apple.com:30513, ws-headers: {Host: ff5c0fb.he.gladns.com}}</text:span></text:p>
      <text:p text:style-name="P2"><text:s text:c="2"/><text:span text:style-name="T1">- {name: 🇯🇵 Relay_🇯🇵JP-🇹🇼TW_1518, server: ff5c0fb.rc.gladns.com, port: 443, type: vmess, uuid: 57e0cb4d-eae5-48ec-8091-149dc2b309e0, alterId: 0, cipher: auto, tls: true, skip-cert-verify: false, network: ws, ws-path: /s/ff5c0fb.fm.icloud.com:30513, ws-headers: {Host: ff5c0fb.rc.gladns.com}}</text:span></text:p>
      <text:p text:style-name="P2"><text:s text:c="2"/><text:span text:style-name="T1">- {name: 🇯🇵 Relay_🇯🇵JP-🇹🇼TW_1519, server: ff5c0fb.rf.gladns.com, port: 80, type: vmess, uuid: 57e0cb4d-eae5-48ec-8091-149dc2b309e0, alterId: 0, cipher: auto, tls: false, skip-cert-verify: false, network: ws, ws-path: /s/ff5c0fb.fm.icloud.com:30513, ws-headers: {Host: ff5c0fb.rf.gladns.com}}</text:span></text:p>
      <text:p text:style-name="P2"><text:s text:c="2"/><text:span text:style-name="T1">- {name: 🇯🇵 Relay_🇯🇵JP-🇯🇵JP_1520, server: v1-aws-jp-03.tudog.me, port: 80, type: vmess, uuid: 7c3992c0-e6ce-3e2a-a16d-5ae8c72fe088, alterId: 2, cipher: auto, tls: false, skip-cert-verify: false, network: ws, ws-path: /tudog, ws-headers: {Host: v1-aws-jp-03.tudog.me}}</text:span></text:p>
      <text:p text:style-name="P2"><text:s text:c="2"/><text:span text:style-name="T1">- {name: 🇭🇰 Relay_🇯🇵JP-🇭🇰HK_1521, server: ff5c0fb.rb.gladns.com, port: 80, type: vmess, uuid: 57e0cb4d-eae5-48ec-8091-149dc2b309e0, alterId: 0, cipher: auto, tls: false, skip-cert-verify: false, network: ws, ws-path: /s/ff5c0fb.fm.icloud.com:30513, ws-headers: {Host: ff5c0fb.rb.gladns.com}}</text:span></text:p>
      <text:p text:style-name="P2"><text:s text:c="2"/><text:span text:style-name="T1">- {name: 🇯🇵 Relay_🇯🇵JP-🇷🇺RU_1522, server: c27821f.wx.gladns.com, port: 3306, type: vmess, uuid: 57e0cb4d-eae5-48ec-8091-149dc2b309e0, alterId: 0, cipher: auto, tls: false, skip-cert-verify: false, network: ws, ws-path: /s/c27821f.fm.apple.com:16708, ws-headers: {Host: c27821f.wx.gladns.com}}</text:span></text:p>
      <text:p text:style-name="P2"><text:s text:c="2"/><text:span text:style-name="T1">- {name: 🇭🇰 Relay_🇯🇵JP-🇭🇰HK_1523, server: ff5c0fb.re.cloudflare.systems, port: 80, type: vmess, uuid: 57e0cb4d-eae5-48ec-8091-149dc2b309e0, alterId: 0, cipher: auto, tls: false, skip-cert-verify: false, network: ws, ws-path: /s/ff5c0fb.fm.icloud.com:30513, ws-headers: {Host: ff5c0fb.re.cloudflare.systems}}</text:span></text:p>
      <text:p text:style-name="P2"><text:s text:c="2"/><text:span text:style-name="T1">- {name: 🇯🇵 Relay_🇯🇵JP-🇺🇸US_1524, server: c27821f.re.cloudflare.systems, port: 443, type: vmess, uuid: 57e0cb4d-eae5-48ec-8091-149dc2b309e0, alterId: 0, cipher: auto, tls: true, skip-cert-verify: false, network: ws, ws-path: /s/c27821f.fm.icloud.com:16708, ws-headers: {Host: c27821f.re.cloudflare.systems}}</text:span></text:p>
      <text:p text:style-name="P2"><text:soft-page-break/><text:s text:c="2"/><text:span text:style-name="T1">- {name: 🇯🇵 Relay_🇯🇵JP-🇯🇵JP_1525, server: auto.freev2.top, port: 34004, type: vmess, uuid: 82e35d30-51fb-4906-872a-7716ed6199da, alterId: 1, cipher: auto, tls: false, skip-cert-verify: false}</text:span></text:p>
      <text:p text:style-name="P2"><text:s text:c="2"/><text:span text:style-name="T1">- {name: 🇯🇵 JP_1526, server: 52.196.144.61, port: 443, type: vmess, uuid: 57e0cb4d-eae5-48ec-8091-149dc2b309e0, alterId: 0, cipher: auto, tls: true, skip-cert-verify: false, network: ws, ws-path: /s/c27821f.fm.icloud.com:16708, ws-headers: {Host: 52.196.144.61}}</text:span></text:p>
      <text:p text:style-name="P2"><text:s text:c="2"/><text:span text:style-name="T1">- {name: 🇯🇵 Relay_🇯🇵JP-🇹🇼TW_1527, server: ff5c0fb.hd.gladns.com, port: 3306, type: vmess, uuid: 57e0cb4d-eae5-48ec-8091-149dc2b309e0, alterId: 0, cipher: auto, tls: false, skip-cert-verify: false, network: ws, ws-path: /s/ff5c0fb.fm.apple.com:30513, ws-headers: {Host: ff5c0fb.hd.gladns.com}}</text:span></text:p>
      <text:p text:style-name="P2"><text:s text:c="2"/><text:span text:style-name="T1">- {name: 🇭🇰 Relay_🇯🇵JP-🇭🇰HK_1528, server: ff5c0fb.rb.gladns.com, port: 443, type: vmess, uuid: 57e0cb4d-eae5-48ec-8091-149dc2b309e0, alterId: 0, cipher: auto, tls: true, skip-cert-verify: false, network: ws, ws-path: /s/ff5c0fb.fm.icloud.com:30513, ws-headers: {Host: ff5c0fb.rb.gladns.com}}</text:span></text:p>
      <text:p text:style-name="P2"><text:s text:c="2"/><text:span text:style-name="T1">- {name: 🇭🇰 Relay_🇯🇵JP-🇭🇰HK_1529, server: ff5c0fb.rd.gladns.com, port: 443, type: vmess, uuid: 57e0cb4d-eae5-48ec-8091-149dc2b309e0, alterId: 0, cipher: auto, tls: true, skip-cert-verify: false, network: ws, ws-path: /s/ff5c0fb.fm.icloud.com:30513, ws-headers: {Host: ff5c0fb.rd.gladns.com}}</text:span></text:p>
      <text:p text:style-name="P2"><text:s text:c="2"/><text:span text:style-name="T1">- {name: 🇯🇵 Relay_🇯🇵JP-🇹🇼TW_1530, server: ff5c0fb.rf.gladns.com, port: 443, type: vmess, uuid: 57e0cb4d-eae5-48ec-8091-149dc2b309e0, alterId: 0, cipher: auto, tls: true, skip-cert-verify: false, network: ws, ws-path: /s/ff5c0fb.fm.icloud.com:30513, ws-headers: {Host: ff5c0fb.rf.gladns.com}}</text:span></text:p>
      <text:p text:style-name="P2"><text:s text:c="2"/><text:span text:style-name="T1">- {name: 🇯🇵 Relay_🇯🇵JP-🇹🇼TW_1531, server: ff5c0fb.hc.gladns.com, port: 3306, type: vmess, uuid: 57e0cb4d-eae5-48ec-8091-149dc2b309e0, alterId: 0, cipher: auto, tls: false, skip-cert-verify: false, network: ws, ws-path: /s/ff5c0fb.fm.apple.com:30513, ws-headers: {Host: ff5c0fb.hc.gladns.com}}</text:span></text:p>
      <text:p text:style-name="P2"><text:s text:c="2"/><text:span text:style-name="T1">- {name: 🇭🇰 Relay_🇯🇵JP-🇭🇰HK_1532, server: ff5c0fb.re.cloudflare.systems, port: 443, type: vmess, uuid: 57e0cb4d-eae5-48ec-8091-149dc2b309e0, alterId: 0, cipher: auto, tls: true, skip-cert-verify: false, network: ws, ws-path: /s/ff5c0fb.fm.icloud.com:30513, ws-headers: {Host: ff5c0fb.re.cloudflare.systems}}</text:span></text:p>
      <text:p text:style-name="P2"><text:s text:c="2"/><text:span text:style-name="T1">- {name: 🇯🇵 Relay_🇯🇵JP-🇺🇸US_1533, server: c27821f.re.cloudflare.systems, port: 80, type: vmess, uuid: 57e0cb4d-eae5-48ec-8091-149dc2b309e0, alterId: 0, cipher: auto, tls: false, skip-cert-verify: false, network: ws, ws-path: /s/c27821f.fm.icloud.com:16708, ws-headers: {Host: c27821f.re.cloudflare.systems}}</text:span></text:p>
      <text:p text:style-name="P2"><text:s text:c="2"/><text:span text:style-name="T1">- {name: 🇯🇵 Relay_🇯🇵JP-🇹🇼TW_1534, server: ff5c0fb.hf.gladns.com, port: 3306, type: vmess, uuid: 57e0cb4d-eae5-48ec-8091-149dc2b309e0, alterId: 0, cipher: auto, tls: false, skip-cert-verify: false, network: ws, ws-path: /s/ff5c0fb.fm.apple.com:30513, ws-headers: {Host: ff5c0fb.hf.gladns.com}}</text:span></text:p>
      <text:p text:style-name="P2"><text:s text:c="2"/><text:span text:style-name="T1">- {name: 🇭🇰 Relay_🇯🇵JP-🇭🇰HK_1535, server: ff5c0fb.ra.gladns.com, port: 80, type: vmess, uuid: 57e0cb4d-eae5-48ec-8091-149dc2b309e0, alterId: 0, cipher: auto, tls: false, skip-cert-verify: false, network: ws, ws-path: /s/ff5c0fb.fm.icloud.com:30513, ws-headers: {Host: ff5c0fb.ra.gladns.com}}</text:span></text:p>
      <text:p text:style-name="P2"><text:s text:c="2"/><text:span text:style-name="T1">- {name: 🇯🇵 Relay_🇯🇵JP-🇹🇼TW_1536, server: ff5c0fb.rc.gladns.com, port: 80, type: vmess, uuid: 57e0cb4d-eae5-48ec-8091-149dc2b309e0, alterId: 0, cipher: auto, tls: false, skip-cert-verify: false, network: ws, ws-path: /s/ff5c0fb.fm.icloud.com:30513, ws-headers: {Host: ff5c0fb.rc.gladns.com}}</text:span></text:p>
      <text:p text:style-name="P2"><text:s text:c="2"/><text:span text:style-name="T1">- {name: 🇯🇵 Relay_🇯🇵JP-🇹🇼TW_1537, server: ff5c0fb.wx.gladns.com, port: 3306, type: vmess, uuid: 57e0cb4d-eae5-48ec-8091-149dc2b309e0, alterId: 0, cipher: auto, tls: false, skip-cert-verify: false, network: ws, ws-path: /s/ff5c0fb.fm.apple.com:30513, ws-headers: {Host: ff5c0fb.wx.gladns.com}}</text:span></text:p>
      <text:p text:style-name="P2"><text:s text:c="2"/><text:span text:style-name="T1">- {name: 🇯🇵 Relay_🇯🇵JP-🇹🇼TW_1538, server: ff5c0fb.hb.gladns.com, port: 3306, type: vmess, uuid: 57e0cb4d-eae5-48ec-8091-149dc2b309e0, alterId: 0, cipher: auto, tls: false, skip-cert-verify: false, network: ws, ws-path: /s/ff5c0fb.fm.apple.com:30513, ws-headers: {Host: ff5c0fb.hb.gladns.com}}</text:span></text:p>
      <text:p text:style-name="P2"><text:s text:c="2"/><text:span text:style-name="T1">- {name: 🇯🇵 Relay_🇯🇵JP-🇺🇸US_1539, server: c27821f.rf.cloudflare.systems, port: 80, type: vmess, uuid: 57e0cb4d-eae5-48ec-8091-149dc2b309e0, alterId: 0, cipher: auto, tls: false, skip-cert-verify: false, network: ws, ws-path: /s/c27821f.fm.icloud.com:16708, ws-headers: {Host: c27821f.rf.cloudflare.systems}}</text:span></text:p>
      <text:p text:style-name="P2"><text:soft-page-break/><text:s text:c="2"/><text:span text:style-name="T1">- {name: 🇯🇵 JP_1540, server: 52.196.144.61, port: 3306, type: vmess, uuid: 57e0cb4d-eae5-48ec-8091-149dc2b309e0, alterId: 0, cipher: auto, tls: false, skip-cert-verify: false, network: ws, ws-path: /s/c27821f.fm.apple.com:16708, ws-headers: {Host: 52.196.144.61}}</text:span></text:p>
      <text:p text:style-name="P2"><text:s text:c="2"/><text:span text:style-name="T1">- {name: 🇯🇵 Relay_🇯🇵JP-🇯🇵JP_1541, server: gmegme.ga, port: 443, type: vmess, uuid: 160ce2c0-89d2-11eb-aef3-560003425baf, alterId: 12, cipher: auto, tls: true, skip-cert-verify: false, network: ws, ws-path: /zwWptVxh/, ws-headers: {Host: gmegme.ga}}</text:span></text:p>
      <text:p text:style-name="P2"><text:s text:c="2"/><text:span text:style-name="T1">- {name: 🇯🇵 Relay_🇯🇵JP-🇹🇼TW_1542, server: ff5c0fb.rc.cloudflare.systems, port: 80, type: vmess, uuid: 57e0cb4d-eae5-48ec-8091-149dc2b309e0, alterId: 0, cipher: auto, tls: false, skip-cert-verify: false, network: ws, ws-path: /s/ff5c0fb.fm.icloud.com:30513, ws-headers: {Host: ff5c0fb.rc.cloudflare.systems}}</text:span></text:p>
      <text:p text:style-name="P2"><text:s text:c="2"/><text:span text:style-name="T1">- {name: 🇭🇰 Relay_🇯🇵JP-🇭🇰HK_1543, server: ff5c0fb.re.gladns.com, port: 80, type: vmess, uuid: 57e0cb4d-eae5-48ec-8091-149dc2b309e0, alterId: 0, cipher: auto, tls: false, skip-cert-verify: false, network: ws, ws-path: /s/ff5c0fb.fm.icloud.com:30513, ws-headers: {Host: ff5c0fb.re.gladns.com}}</text:span></text:p>
      <text:p text:style-name="P2"><text:s text:c="2"/><text:span text:style-name="T1">- {name: 🇯🇵 Relay_🇯🇵JP-🇺🇸US_1544, server: c27821f.rd.cloudflare.systems, port: 80, type: vmess, uuid: 57e0cb4d-eae5-48ec-8091-149dc2b309e0, alterId: 0, cipher: auto, tls: false, skip-cert-verify: false, network: ws, ws-path: /s/c27821f.fm.icloud.com:16708, ws-headers: {Host: c27821f.rd.cloudflare.systems}}</text:span></text:p>
      <text:p text:style-name="P2"><text:s text:c="2"/><text:span text:style-name="T1">- {name: 🇯🇵 Relay_🇯🇵JP-🇬🇧GB_1545, server: ff5c0fb.t3.gladns.com, port: 3306, type: vmess, uuid: 57e0cb4d-eae5-48ec-8091-149dc2b309e0, alterId: 0, cipher: auto, tls: false, skip-cert-verify: false, network: ws, ws-path: /s/ff5c0fb.fm.apple.com:30513, ws-headers: {Host: ff5c0fb.t3.gladns.com}}</text:span></text:p>
      <text:p text:style-name="P2"><text:s text:c="2"/><text:span text:style-name="T1">- {name: 🇰🇷 Pool_🇰🇷KR_1556, server: 27.255.77.195, port: 33992, type: ss, cipher: aes-256-gcm, password: 8n6pwAcrrv2pj6tFY2p3TbQ6}</text:span></text:p>
      <text:p text:style-name="P2"><text:s text:c="2"/><text:span text:style-name="T1">- {name: 🇰🇷 Pool_🇰🇷KR_1557, server: 61.14.210.234, port: 39772, type: ss, cipher: aes-256-gcm, password: CUndSZnYsPKcu6Kj8THVMBHD}</text:span></text:p>
      <text:p text:style-name="P2"><text:s text:c="2"/><text:span text:style-name="T1">- {name: 🇰🇷 Pool_🇰🇷KR_1558, server: 61.14.210.232, port: 37588, type: ss, cipher: aes-256-gcm, password: kD9vkjnE6dsUzwQfvKkPkQAd}</text:span></text:p>
      <text:p text:style-name="P2"><text:s text:c="2"/><text:span text:style-name="T1">- {name: 🇰🇷 Pool_🇰🇷KR_1559, server: 61.14.210.232, port: 31944, type: ss, cipher: aes-256-gcm, password: aYNeKDMzYQYw4KbUbJA8Wszq}</text:span></text:p>
      <text:p text:style-name="P2"><text:s text:c="2"/><text:span text:style-name="T1">- {name: 🇰🇷 Pool_🇰🇷KR_1560, server: 103.249.31.28, port: 33992, type: ss, cipher: aes-256-gcm, password: 8n6pwAcrrv2pj6tFY2p3TbQ6}</text:span></text:p>
      <text:p text:style-name="P2"><text:s text:c="2"/><text:span text:style-name="T1">- {name: 🇰🇷 Pool_🇰🇷KR_1561, server: 61.14.210.242, port: 39772, type: ss, cipher: aes-256-gcm, password: CUndSZnYsPKcu6Kj8THVMBHD}</text:span></text:p>
      <text:p text:style-name="P2"><text:s text:c="2"/><text:span text:style-name="T1">- {name: 🇰🇷 Pool_🇰🇷KR_1562, server: 61.14.210.234, port: 33992, type: ss, cipher: aes-256-gcm, password: 8n6pwAcrrv2pj6tFY2p3TbQ6}</text:span></text:p>
      <text:p text:style-name="P2"><text:s text:c="2"/><text:span text:style-name="T1">- {name: 🇰🇷 Pool_🇰🇷KR_1563, server: 61.14.210.232, port: 39772, type: ss, cipher: aes-256-gcm, password: CUndSZnYsPKcu6Kj8THVMBHD}</text:span></text:p>
      <text:p text:style-name="P2"><text:s text:c="2"/><text:span text:style-name="T1">- {name: 🇰🇷 Pool_🇰🇷KR_1564, server: 103.249.31.24, port: 33992, type: ss, cipher: aes-256-gcm, password: 8n6pwAcrrv2pj6tFY2p3TbQ6}</text:span></text:p>
      <text:p text:style-name="P2"><text:s text:c="2"/><text:span text:style-name="T1">- {name: 🇰🇷 Pool_🇰🇷KR_1565, server: 61.14.210.232, port: 35294, type: ss, cipher: aes-256-gcm, password: J9Y2ncrdPEC38gwydNFFGBna}</text:span></text:p>
      <text:p text:style-name="P2"><text:s text:c="2"/><text:span text:style-name="T1">- {name: 🇰🇷 Pool_🇰🇷KR_1566, server: 103.249.31.24, port: 39772, type: ss, cipher: aes-256-gcm, password: CUndSZnYsPKcu6Kj8THVMBHD}</text:span></text:p>
      <text:p text:style-name="P2"><text:s text:c="2"/><text:span text:style-name="T1">- {name: 🇰🇷 Pool_🇰🇷KR_1567, server: 61.14.210.232, port: 37473, type: ss, cipher: aes-256-gcm, password: enctdKyJfSu76VqznKwTt6Ap}</text:span></text:p>
      <text:p text:style-name="P2"><text:s text:c="2"/><text:span text:style-name="T1">- {name: 🇰🇷 Pool_🇰🇷KR_1568, server: 61.14.210.244, port: 39772, type: ss, cipher: aes-256-gcm, password: CUndSZnYsPKcu6Kj8THVMBHD}</text:span></text:p>
      <text:p text:style-name="P2"><text:s text:c="2"/><text:span text:style-name="T1">- {name: 🇰🇷 Pool_🇰🇷KR_1569, server: 61.14.210.242, port: 33992, type: ss, cipher: aes-256-gcm, password: 8n6pwAcrrv2pj6tFY2p3TbQ6}</text:span></text:p>
      <text:p text:style-name="P2"><text:s text:c="2"/><text:span text:style-name="T1">- {name: 🇰🇷 Pool_🇰🇷KR_1570, server: 61.14.210.244, port: 33992, type: ss, cipher: aes-256-gcm, password: 8n6pwAcrrv2pj6tFY2p3TbQ6}</text:span></text:p>
      <text:p text:style-name="P2"><text:s text:c="2"/><text:span text:style-name="T1">- {name: 🇰🇷 Pool_🇰🇷KR_1571, server: 61.14.210.244, port: 40093, type: ss, cipher: aes-256-gcm, password: x23Z4LGkGDkThZ9Kaz4DURQp}</text:span></text:p>
      <text:p text:style-name="P2"><text:soft-page-break/><text:s text:c="2"/><text:span text:style-name="T1">- {name: 🇰🇷 KR_1572, server: 52.79.228.10, port: 53691, type: vmess, uuid: 25b4eb9e-647c-4440-98b3-d21958e24577, alterId: 0, cipher: auto, tls: false, skip-cert-verify: false}</text:span></text:p>
      <text:p text:style-name="P2"><text:s text:c="2"/><text:span text:style-name="T1">- {name: 🇰🇷 Relay_🇰🇷KR-🇰🇷KR_1573, server: hga.cnmwl6.cf, port: 80, type: vmess, uuid: b2e1dd98-1516-423a-bf7f-716773e47fbf, alterId: 1, cipher: auto, tls: false, skip-cert-verify: false, network: ws, ws-path: /, ws-headers: {Host: hga.cnmwl6.cf}}</text:span></text:p>
      <text:p text:style-name="P2"><text:s text:c="2"/><text:span text:style-name="T1">- {name: 🇸🇬 SG_2026, server: 185.128.24.34, port: 805, type: ss, cipher: chacha20-ietf-poly1305, password: G!yBwPWH3Vao}</text:span></text:p>
      <text:p text:style-name="P2"><text:s text:c="2"/><text:span text:style-name="T1">- {name: 🇸🇬 Pool_🇸🇬SG_2027, server: 89.187.163.130, port: 33992, type: ss, cipher: aes-256-gcm, password: 8n6pwAcrrv2pj6tFY2p3TbQ6}</text:span></text:p>
      <text:p text:style-name="P2"><text:s text:c="2"/><text:span text:style-name="T1">- {name: 🇸🇬 Pool_🇸🇬SG_2028, server: 89.187.163.202, port: 33992, type: ss, cipher: aes-256-gcm, password: 8n6pwAcrrv2pj6tFY2p3TbQ6}</text:span></text:p>
      <text:p text:style-name="P2"><text:s text:c="2"/><text:span text:style-name="T1">- {name: 🇸🇬 SG_2029, server: 81.90.189.229, port: 808, type: ss, cipher: chacha20-ietf-poly1305, password: G!yBwPWH3Vao}</text:span></text:p>
      <text:p text:style-name="P2"><text:s text:c="2"/><text:span text:style-name="T1">- {name: 🇸🇬 Pool_🇸🇬SG_2030, server: 89.187.163.200, port: 33992, type: ss, cipher: aes-256-gcm, password: 8n6pwAcrrv2pj6tFY2p3TbQ6}</text:span></text:p>
      <text:p text:style-name="P2"><text:s text:c="2"/><text:span text:style-name="T1">- {name: 🇸🇬 Pool_🇸🇬SG_2031, server: 89.187.163.210, port: 37473, type: ss, cipher: aes-256-gcm, password: enctdKyJfSu76VqznKwTt6Ap}</text:span></text:p>
      <text:p text:style-name="P2"><text:s text:c="2"/><text:span text:style-name="T1">- {name: 🇸🇬 SG_2032, server: 185.128.24.34, port: 810, type: ss, cipher: chacha20-ietf-poly1305, password: G!yBwPWH3Vao}</text:span></text:p>
      <text:p text:style-name="P2"><text:s text:c="2"/><text:span text:style-name="T1">- {name: 🇸🇬 SG_2033, server: 37.120.151.14, port: 805, type: ss, cipher: chacha20-ietf-poly1305, password: G!yBwPWH3Vao}</text:span></text:p>
      <text:p text:style-name="P2"><text:s text:c="2"/><text:span text:style-name="T1">- {name: 🇸🇬 Pool_🇸🇬SG_2034, server: 89.187.163.202, port: 37588, type: ss, cipher: aes-256-gcm, password: kD9vkjnE6dsUzwQfvKkPkQAd}</text:span></text:p>
      <text:p text:style-name="P2"><text:s text:c="2"/><text:span text:style-name="T1">- {name: 🇸🇬 SG_2035, server: 217.197.161.209, port: 811, type: ss, cipher: chacha20-ietf-poly1305, password: G!yBwPWH3Vao}</text:span></text:p>
      <text:p text:style-name="P2"><text:s text:c="2"/><text:span text:style-name="T1">- {name: 🇸🇬 SG_2036, server: 217.197.161.209, port: 807, type: ss, cipher: chacha20-ietf-poly1305, password: G!yBwPWH3Vao}</text:span></text:p>
      <text:p text:style-name="P2"><text:s text:c="2"/><text:span text:style-name="T1">- {name: 🇸🇬 Pool_🇸🇬SG_2037, server: 89.187.163.215, port: 33992, type: ss, cipher: aes-256-gcm, password: 8n6pwAcrrv2pj6tFY2p3TbQ6}</text:span></text:p>
      <text:p text:style-name="P2"><text:s text:c="2"/><text:span text:style-name="T1">- {name: 🇸🇬 Pool_🇸🇬SG_2038, server: 89.187.163.207, port: 33992, type: ss, cipher: aes-256-gcm, password: 8n6pwAcrrv2pj6tFY2p3TbQ6}</text:span></text:p>
      <text:p text:style-name="P2"><text:s text:c="2"/><text:span text:style-name="T1">- {name: 🇸🇬 Pool_🇸🇬SG_2039, server: 89.187.163.210, port: 35294, type: ss, cipher: aes-256-gcm, password: J9Y2ncrdPEC38gwydNFFGBna}</text:span></text:p>
      <text:p text:style-name="P2"><text:s text:c="2"/><text:span text:style-name="T1">- {name: 🇸🇬 SG_2040, server: 217.197.161.209, port: 805, type: ss, cipher: chacha20-ietf-poly1305, password: G!yBwPWH3Vao}</text:span></text:p>
      <text:p text:style-name="P2"><text:s text:c="2"/><text:span text:style-name="T1">- {name: 🇸🇬 SG_2041, server: 37.120.151.14, port: 810, type: ss, cipher: chacha20-ietf-poly1305, password: G!yBwPWH3Vao}</text:span></text:p>
      <text:p text:style-name="P2"><text:s text:c="2"/><text:span text:style-name="T1">- {name: 🇸🇬 Pool_🇸🇬SG_2042, server: 89.187.163.200, port: 31572, type: ss, cipher: aes-256-gcm, password: n8w4StnbVD9dmXYn4Ajt87EA}</text:span></text:p>
      <text:p text:style-name="P2"><text:s text:c="2"/><text:span text:style-name="T1">- {name: 🇸🇬 Pool_🇸🇬SG_2043, server: 89.187.163.205, port: 33992, type: ss, cipher: aes-256-gcm, password: 8n6pwAcrrv2pj6tFY2p3TbQ6}</text:span></text:p>
      <text:p text:style-name="P2"><text:s text:c="2"/><text:span text:style-name="T1">- {name: 🇸🇬 Pool_🇸🇬SG_2044, server: 89.187.163.212, port: 37588, type: ss, cipher: aes-256-gcm, password: kD9vkjnE6dsUzwQfvKkPkQAd}</text:span></text:p>
      <text:p text:style-name="P2"><text:s text:c="2"/><text:span text:style-name="T1">- {name: 🇸🇬 Pool_🇸🇬SG_2045, server: 89.187.163.134, port: 33992, type: ss, cipher: aes-256-gcm, password: 8n6pwAcrrv2pj6tFY2p3TbQ6}</text:span></text:p>
      <text:p text:style-name="P2"><text:s text:c="2"/><text:span text:style-name="T1">- {name: 🇸🇬 Pool_🇸🇬SG_2046, server: 89.187.162.186, port: 39772, type: ss, cipher: aes-256-gcm, password: CUndSZnYsPKcu6Kj8THVMBHD}</text:span></text:p>
      <text:p text:style-name="P2"><text:s text:c="2"/><text:span text:style-name="T1">- {name: 🇸🇬 Pool_🇸🇬SG_2047, server: 89.187.163.210, port: 31944, type: ss, cipher: aes-256-gcm, password: aYNeKDMzYQYw4KbUbJA8Wszq}</text:span></text:p>
      <text:p text:style-name="P2"><text:s text:c="2"/><text:span text:style-name="T1">- {name: 🇸🇬 SG_2048, server: 217.197.161.209, port: 806, type: ss, cipher: chacha20-ietf-poly1305, password: G!yBwPWH3Vao}</text:span></text:p>
      <text:p text:style-name="P2"><text:s text:c="2"/><text:span text:style-name="T1">- {name: 🇸🇬 SG_2049, server: 81.90.189.152, port: 805, type: ss, cipher: chacha20-ietf-poly1305, password: G!yBwPWH3Vao}</text:span></text:p>
      <text:p text:style-name="P2"><text:s text:c="2"/><text:span text:style-name="T1">- {name: 🇸🇬 SG_2050, server: 217.197.160.109, port: 805, type: ss, cipher: chacha20-ietf-poly1305, password: G!yBwPWH3Vao}</text:span></text:p>
      <text:p text:style-name="P2"><text:s text:c="2"/><text:span text:style-name="T1">- {name: 🇸🇬 SG_2051, server: 37.120.151.14, port: 804, type: ss, cipher: chacha20-ietf-poly1305, password: G!yBwPWH3Vao}</text:span></text:p>
      <text:p text:style-name="P2"><text:soft-page-break/><text:s text:c="2"/><text:span text:style-name="T1">- {name: 🇸🇬 Pool_🇸🇬SG_2052, server: 89.187.163.197, port: 40093, type: ss, cipher: aes-256-gcm, password: x23Z4LGkGDkThZ9Kaz4DURQp}</text:span></text:p>
      <text:p text:style-name="P2"><text:s text:c="2"/><text:span text:style-name="T1">- {name: 🇸🇬 Pool_🇸🇬SG_2053, server: 89.187.163.212, port: 33992, type: ss, cipher: aes-256-gcm, password: 8n6pwAcrrv2pj6tFY2p3TbQ6}</text:span></text:p>
      <text:p text:style-name="P2"><text:s text:c="2"/><text:span text:style-name="T1">- {name: 🇸🇬 SG_2055, server: 172.104.62.248, port: 80, type: vmess, uuid: 3c6e2754-9553-4801-bcb2-2043d92a5a0e, alterId: 2, cipher: auto, tls: false, skip-cert-verify: false, network: ws, ws-path: /, ws-headers: {Host: 172.104.62.248}}</text:span></text:p>
      <text:p text:style-name="P2"><text:s text:c="2"/><text:span text:style-name="T1">- {name: 🇨🇳 TW_2083, server: 2.58.241.46, port: 38033, type: ss, cipher: aes-256-gcm, password: xpQwyV4W5FdA6NMANJJx73US}</text:span></text:p>
      <text:p text:style-name="P2"><text:s text:c="2"/><text:span text:style-name="T1">- {name: 🇨🇳 Pool_🇹🇼TW_2084, server: 2.58.241.3, port: 31764, type: ss, cipher: aes-256-gcm, password: YgusH2MWA8PWc3p2VDsR7AVv}</text:span></text:p>
      <text:p text:style-name="P2"><text:s text:c="2"/><text:span text:style-name="T1">- {name: 🇨🇳 Pool_🇹🇼TW_2085, server: 2.58.242.53, port: 31572, type: ss, cipher: aes-256-gcm, password: n8w4StnbVD9dmXYn4Ajt87EA}</text:span></text:p>
      <text:p text:style-name="P2"><text:s text:c="2"/><text:span text:style-name="T1">- {name: 🇨🇳 Pool_🇹🇼TW_2086, server: 2.58.242.51, port: 35294, type: ss, cipher: aes-256-gcm, password: J9Y2ncrdPEC38gwydNFFGBna}</text:span></text:p>
      <text:p text:style-name="P2"><text:s text:c="2"/><text:span text:style-name="T1">- {name: 🇨🇳 Pool_🇹🇼TW_2087, server: 2.58.241.45, port: 38033, type: ss, cipher: aes-256-gcm, password: xpQwyV4W5FdA6NMANJJx73US}</text:span></text:p>
      <text:p text:style-name="P2"><text:s text:c="2"/><text:span text:style-name="T1">- {name: 🇨🇳 Pool_🇹🇼TW_2088, server: 2.58.242.133, port: 31764, type: ss, cipher: aes-256-gcm, password: YgusH2MWA8PWc3p2VDsR7AVv}</text:span></text:p>
      <text:p text:style-name="P2"><text:s text:c="2"/><text:span text:style-name="T1">- {name: 🇨🇳 Pool_🇹🇼TW_2089, server: 2.58.241.27, port: 38033, type: ss, cipher: aes-256-gcm, password: xpQwyV4W5FdA6NMANJJx73US}</text:span></text:p>
      <text:p text:style-name="P2"><text:s text:c="2"/><text:span text:style-name="T1">- {name: 🇨🇳 TW_2090, server: 2.58.241.4, port: 38033, type: ss, cipher: aes-256-gcm, password: xpQwyV4W5FdA6NMANJJx73US}</text:span></text:p>
      <text:p text:style-name="P2"><text:s text:c="2"/><text:span text:style-name="T1">- {name: 🇨🇳 Pool_🇹🇼TW_2091, server: 2.58.241.5, port: 39772, type: ss, cipher: aes-256-gcm, password: CUndSZnYsPKcu6Kj8THVMBHD}</text:span></text:p>
      <text:p text:style-name="P2"><text:s text:c="2"/><text:span text:style-name="T1">- {name: 🇨🇳 Pool_🇹🇼TW_2092, server: 2.58.241.3, port: 37473, type: ss, cipher: aes-256-gcm, password: enctdKyJfSu76VqznKwTt6Ap}</text:span></text:p>
      <text:p text:style-name="P2"><text:s text:c="2"/><text:span text:style-name="T1">- {name: 🇨🇳 Pool_🇹🇼TW_2093, server: 2.58.241.5, port: 33992, type: ss, cipher: aes-256-gcm, password: 8n6pwAcrrv2pj6tFY2p3TbQ6}</text:span></text:p>
      <text:p text:style-name="P2"><text:s text:c="2"/><text:span text:style-name="T1">- {name: 🇨🇳 Pool_🇹🇼TW_2094, server: 2.58.241.27, port: 39772, type: ss, cipher: aes-256-gcm, password: CUndSZnYsPKcu6Kj8THVMBHD}</text:span></text:p>
      <text:p text:style-name="P2"><text:s text:c="2"/><text:span text:style-name="T1">- {name: 🇨🇳 Pool_🇹🇼TW_2095, server: 2.58.241.3, port: 31944, type: ss, cipher: aes-256-gcm, password: aYNeKDMzYQYw4KbUbJA8Wszq}</text:span></text:p>
      <text:p text:style-name="P2"><text:s text:c="2"/><text:span text:style-name="T1">- {name: 🇨🇳 Pool_🇹🇼TW_2096, server: 2.58.242.51, port: 40093, type: ss, cipher: aes-256-gcm, password: x23Z4LGkGDkThZ9Kaz4DURQp}</text:span></text:p>
      <text:p text:style-name="P2"><text:s text:c="2"/><text:span text:style-name="T1">- {name: 🇨🇳 Pool_🇹🇼TW_2097, server: 2.58.241.3, port: 38033, type: ss, cipher: aes-256-gcm, password: xpQwyV4W5FdA6NMANJJx73US}</text:span></text:p>
      <text:p text:style-name="P2"><text:s text:c="2"/><text:span text:style-name="T1">- {name: 🇨🇳 Pool_🇹🇼TW_2098, server: 2.58.242.45, port: 38033, type: ss, cipher: aes-256-gcm, password: xpQwyV4W5FdA6NMANJJx73US}</text:span></text:p>
      <text:p text:style-name="P2"><text:s text:c="2"/><text:span text:style-name="T1">- {name: 🇨🇳 Pool_🇹🇼TW_2099, server: 2.58.242.133, port: 37588, type: ss, cipher: aes-256-gcm, password: kD9vkjnE6dsUzwQfvKkPkQAd}</text:span></text:p>
      <text:p text:style-name="P2"><text:s text:c="2"/><text:span text:style-name="T1">- {name: 🇨🇳 Pool_🇹🇼TW_2100, server: 2.58.242.133, port: 38033, type: ss, cipher: aes-256-gcm, password: xpQwyV4W5FdA6NMANJJx73US}</text:span></text:p>
      <text:p text:style-name="P2"><text:s text:c="2"/><text:span text:style-name="T1">- {name: 🇨🇳 Pool_🇹🇼TW_2101, server: 2.58.241.27, port: 33992, type: ss, cipher: aes-256-gcm, password: 8n6pwAcrrv2pj6tFY2p3TbQ6}</text:span></text:p>
      <text:p text:style-name="P2"><text:s text:c="2"/><text:span text:style-name="T1">- {name: 🇨🇳 Pool_🇹🇼TW_2102, server: 2.58.242.133, port: 31944, type: ss, cipher: aes-256-gcm, password: aYNeKDMzYQYw4KbUbJA8Wszq}</text:span></text:p>
      <text:p text:style-name="P2"><text:s text:c="2"/><text:span text:style-name="T1">- {name: 🇨🇳 Pool_🇹🇼TW_2103, server: 2.58.242.43, port: 39772, type: ss, cipher: aes-256-gcm, password: CUndSZnYsPKcu6Kj8THVMBHD}</text:span></text:p>
      <text:p text:style-name="P2"><text:s text:c="2"/><text:span text:style-name="T1">- {name: 🇨🇳 Pool_🇹🇼TW_2104, server: 2.58.241.3, port: 39772, type: ss, cipher: aes-256-gcm, password: CUndSZnYsPKcu6Kj8THVMBHD}</text:span></text:p>
      <text:p text:style-name="P2"><text:s text:c="2"/><text:span text:style-name="T1">- {name: 🇨🇳 TW_2105, server: 2.58.242.46, port: 38033, type: ss, cipher: aes-256-gcm, password: xpQwyV4W5FdA6NMANJJx73US}</text:span></text:p>
      <text:p text:style-name="P2"><text:s text:c="2"/><text:span text:style-name="T1">- {name: 🇨🇳 Pool_🇹🇼TW_2106, server: 2.58.242.43, port: 38033, type: ss, cipher: aes-256-gcm, password: xpQwyV4W5FdA6NMANJJx73US}</text:span></text:p>
      <text:p text:style-name="P2"><text:s text:c="2"/><text:span text:style-name="T1">- {name: 🇨🇳 Pool_🇹🇼TW_2107, server: 2.58.242.51, port: 37588, type: ss, cipher: aes-256-gcm, password: kD9vkjnE6dsUzwQfvKkPkQAd}</text:span></text:p>
      <text:p text:style-name="P2"><text:soft-page-break/><text:s text:c="2"/><text:span text:style-name="T1">- {name: 🇨🇳 Pool_🇹🇼TW_2108, server: 2.58.241.45, port: 33992, type: ss, cipher: aes-256-gcm, password: 8n6pwAcrrv2pj6tFY2p3TbQ6}</text:span></text:p>
      <text:p text:style-name="P2"><text:s text:c="2"/><text:span text:style-name="T1">- {name: 🇨🇳 Pool_🇹🇼TW_2109, server: 2.58.242.131, port: 33992, type: ss, cipher: aes-256-gcm, password: 8n6pwAcrrv2pj6tFY2p3TbQ6}</text:span></text:p>
      <text:p text:style-name="P2"><text:s text:c="2"/><text:span text:style-name="T1">- {name: 🇨🇳 Pool_🇹🇼TW_2110, server: 2.58.242.45, port: 39772, type: ss, cipher: aes-256-gcm, password: CUndSZnYsPKcu6Kj8THVMBHD}</text:span></text:p>
      <text:p text:style-name="P2"><text:s text:c="2"/><text:span text:style-name="T1">- {name: 🇨🇳 Pool_🇹🇼TW_2111, server: 2.58.242.131, port: 35294, type: ss, cipher: aes-256-gcm, password: J9Y2ncrdPEC38gwydNFFGBna}</text:span></text:p>
      <text:p text:style-name="P2"><text:s text:c="2"/><text:span text:style-name="T1">- {name: 🇨🇳 Pool_🇹🇼TW_2112, server: 2.58.241.29, port: 38033, type: ss, cipher: aes-256-gcm, password: xpQwyV4W5FdA6NMANJJx73US}</text:span></text:p>
      <text:p text:style-name="P2"><text:s text:c="2"/><text:span text:style-name="T1">- {name: 🇨🇳 Pool_🇹🇼TW_2113, server: 2.58.241.29, port: 39772, type: ss, cipher: aes-256-gcm, password: CUndSZnYsPKcu6Kj8THVMBHD}</text:span></text:p>
      <text:p text:style-name="P2"><text:s text:c="2"/><text:span text:style-name="T1">- {name: 🇨🇳 Pool_🇹🇼TW_2114, server: 2.58.241.45, port: 39772, type: ss, cipher: aes-256-gcm, password: CUndSZnYsPKcu6Kj8THVMBHD}</text:span></text:p>
      <text:p text:style-name="P2"><text:s text:c="2"/><text:span text:style-name="T1">- {name: 🇨🇳 Pool_🇹🇼TW_2115, server: 2.58.242.131, port: 37473, type: ss, cipher: aes-256-gcm, password: enctdKyJfSu76VqznKwTt6Ap}</text:span></text:p>
      <text:p text:style-name="P2"><text:s text:c="2"/><text:span text:style-name="T1">- {name: 🇨🇳 Pool_🇹🇼TW_2116, server: 2.58.242.53, port: 34815, type: ss, cipher: aes-256-gcm, password: LkFAzkzXkSCRYa2CsRdL8cGb}</text:span></text:p>
      <text:p text:style-name="P2"><text:s text:c="2"/><text:span text:style-name="T1">- {name: 🇨🇳 Pool_🇹🇼TW_2117, server: 2.58.242.53, port: 37473, type: ss, cipher: aes-256-gcm, password: enctdKyJfSu76VqznKwTt6Ap}</text:span></text:p>
      <text:p text:style-name="P2"><text:s text:c="2"/><text:span text:style-name="T1">- {name: 🇨🇳 Pool_🇹🇼TW_2118, server: 2.58.241.3, port: 35294, type: ss, cipher: aes-256-gcm, password: J9Y2ncrdPEC38gwydNFFGBna}</text:span></text:p>
      <text:p text:style-name="P2"><text:s text:c="2"/><text:span text:style-name="T1">- {name: 🇨🇳 Pool_🇹🇼TW_2119, server: 2.58.242.133, port: 33992, type: ss, cipher: aes-256-gcm, password: 8n6pwAcrrv2pj6tFY2p3TbQ6}</text:span></text:p>
      <text:p text:style-name="P2"><text:s text:c="2"/><text:span text:style-name="T1">- {name: 🇨🇳 TW_2121, server: 211.72.35.153, port: 443, type: vmess, uuid: 57e0cb4d-eae5-48ec-8091-149dc2b309e0, alterId: 0, cipher: auto, tls: true, skip-cert-verify: false, network: ws, ws-path: /s/c27821f.fm.icloud.com:16708, ws-headers: {Host: 211.72.35.153}}</text:span></text:p>
      <text:p text:style-name="P2"><text:s text:c="2"/><text:span text:style-name="T1">- {name: 🇨🇳 Relay_🇹🇼TW-🇹🇼TW_2122, server: ff5c0fb.rb.cloudflare.systems, port: 443, type: vmess, uuid: 57e0cb4d-eae5-48ec-8091-149dc2b309e0, alterId: 0, cipher: auto, tls: true, skip-cert-verify: false, network: ws, ws-path: /s/ff5c0fb.fm.icloud.com:30513, ws-headers: {Host: ff5c0fb.rb.cloudflare.systems}}</text:span></text:p>
      <text:p text:style-name="P2"><text:s text:c="2"/><text:span text:style-name="T1">- {name: 🇨🇳 TW_2123, server: 211.72.35.153, port: 80, type: vmess, uuid: 57e0cb4d-eae5-48ec-8091-149dc2b309e0, alterId: 0, cipher: auto, tls: false, skip-cert-verify: false, network: ws, ws-path: /s/c27821f.fm.icloud.com:16708, ws-headers: {Host: 211.72.35.153}}</text:span></text:p>
      <text:p text:style-name="P2"><text:s text:c="2"/><text:span text:style-name="T1">- {name: 🇨🇳 Relay_🇹🇼TW-🇹🇼TW_2124, server: ff5c0fb.rb.cloudflare.systems, port: 80, type: vmess, uuid: 57e0cb4d-eae5-48ec-8091-149dc2b309e0, alterId: 0, cipher: auto, tls: false, skip-cert-verify: false, network: ws, ws-path: /s/ff5c0fb.fm.icloud.com:30513, ws-headers: {Host: ff5c0fb.rb.cloudflare.systems}}</text:span></text:p>
      <text:p text:style-name="P2"><text:s text:c="2"/><text:span text:style-name="T1">- {name: 🇨🇳 Relay_🇹🇼TW-🇹🇼TW_2125, server: c27821f.rb.cloudflare.systems, port: 80, type: vmess, uuid: 57e0cb4d-eae5-48ec-8091-149dc2b309e0, alterId: 0, cipher: auto, tls: false, skip-cert-verify: false, network: ws, ws-path: /s/c27821f.fm.icloud.com:16708, ws-headers: {Host: c27821f.rb.cloudflare.systems}}</text:span></text:p>
      <text:p text:style-name="P2"><text:s text:c="2"/><text:span text:style-name="T1">- {name: 🇨🇳 TW_2126, server: 211.72.35.152, port: 80, type: vmess, uuid: 57e0cb4d-eae5-48ec-8091-149dc2b309e0, alterId: 0, cipher: auto, tls: false, skip-cert-verify: false, network: ws, ws-path: /s/c27821f.fm.icloud.com:16708, ws-headers: {Host: 211.72.35.152}}</text:span></text:p>
      <text:p text:style-name="P2"><text:s text:c="2"/><text:span text:style-name="T1">- {name: 🇨🇳 Relay_🇹🇼TW-🇹🇼TW_2127, server: ff5c0fb.ra.cloudflare.systems, port: 443, type: vmess, uuid: 57e0cb4d-eae5-48ec-8091-149dc2b309e0, alterId: 0, cipher: auto, tls: true, skip-cert-verify: false, network: ws, ws-path: /s/ff5c0fb.fm.icloud.com:30513, ws-headers: {Host: ff5c0fb.ra.cloudflare.systems}}</text:span></text:p>
      <text:p text:style-name="P2"><text:s text:c="2"/><text:span text:style-name="T1">- {name: 🇨🇳 Relay_🇹🇼TW-🇹🇼TW_2128, server: ff5c0fb.ra.cloudflare.systems, port: 80, type: vmess, uuid: 57e0cb4d-eae5-48ec-8091-149dc2b309e0, alterId: 0, cipher: auto, tls: false, skip-cert-verify: false, network: ws, ws-path: /s/ff5c0fb.fm.icloud.com:30513, ws-headers: {Host: ff5c0fb.ra.cloudflare.systems}}</text:span></text:p>
      <text:p text:style-name="P2"><text:soft-page-break/><text:s text:c="2"/><text:span text:style-name="T1">- {name: 🇨🇳 TW_2129, server: 211.72.35.152, port: 443, type: vmess, uuid: 57e0cb4d-eae5-48ec-8091-149dc2b309e0, alterId: 0, cipher: auto, tls: true, skip-cert-verify: false, network: ws, ws-path: /s/c27821f.fm.icloud.com:16708, ws-headers: {Host: 211.72.35.152}}</text:span></text:p>
      <text:p text:style-name="P2"><text:s text:c="2"/><text:span text:style-name="T1">- {name: 🇨🇳 TW_2130, server: 211.72.35.153, port: 3306, type: vmess, uuid: 57e0cb4d-eae5-48ec-8091-149dc2b309e0, alterId: 0, cipher: auto, tls: false, skip-cert-verify: false, network: ws, ws-path: /s/ff5c0fb.fm.apple.com:30513, ws-headers: {Host: 211.72.35.153}}</text:span></text:p>
      <text:p text:style-name="P2"><text:s text:c="2"/><text:span text:style-name="T1">- {name: 🇨🇳 TW_2131, server: 60.249.3.226, port: 443, type: vmess, uuid: 57e0cb4d-eae5-48ec-8091-149dc2b309e0, alterId: 0, cipher: auto, tls: true, skip-cert-verify: false, network: ws, ws-path: /s/ff5c0fb.fm.icloud.com:30513, ws-headers: {Host: 60.249.3.226}}</text:span></text:p>
      <text:p text:style-name="P2"><text:s text:c="2"/><text:span text:style-name="T1">- {name: 🇨🇳 TW_2132, server: 60.249.3.226, port: 80, type: vmess, uuid: 57e0cb4d-eae5-48ec-8091-149dc2b309e0, alterId: 0, cipher: auto, tls: false, skip-cert-verify: false, network: ws, ws-path: /s/ff5c0fb.fm.icloud.com:30513, ws-headers: {Host: 60.249.3.226}}</text:span></text:p>
      <text:p text:style-name="P2"><text:s text:c="2"/><text:span text:style-name="T1">- {name: 🇯🇵 Relay_🇺🇸US-🇯🇵JP_2831, server: a943a58cb43e598ef.awsglobalaccelerator.com, port: 443, type: vmess, uuid: dcf19507-2723-4ac0-b7c5-5995a40930e0, alterId: 1, cipher: auto, tls: true, skip-cert-verify: false, network: ws, ws-path: /mkhrvws, ws-headers: {Host: a943a58cb43e598ef.awsglobalaccelerator.com}}</text:span></text:p>
      <text:p text:style-name="P2"><text:s text:c="2"/><text:span text:style-name="T1">- {name: 🇸🇬 Relay_🇺🇸US-🇸🇬SG_2834, server: 99.83.249.22, port: 32315, type: vmess, uuid: 450474f7-9727-4879-950e-3a5a920875e6, alterId: 1, cipher: auto, tls: false, skip-cert-verify: false}</text:span></text:p>
      <text:p text:style-name="P2"><text:s text:c="2"/><text:span text:style-name="T1">- {name: 🇯🇵 Relay_🇺🇸US-🇯🇵JP_2835, server: a7b4ffa8596d5dd24.awsglobalaccelerator.com, port: 20086, type: vmess, uuid: fda92585-41b0-43ab-9aec-f4c9db802f1c, alterId: 2, cipher: auto, tls: false, skip-cert-verify: false, network: ws, ws-path: /index, ws-headers: {Host: a7b4ffa8596d5dd24.awsglobalaccelerator.com}}</text:span></text:p>
      <text:p text:style-name="P2"><text:s text:c="2"/><text:span text:style-name="T1">- {name: 🇸🇬 Relay_🇺🇸US-🇸🇬SG_2855, server: a5009ddcec736d4bf.awsglobalaccelerator.com, port: 20086, type: vmess, uuid: fda92585-41b0-43ab-9aec-f4c9db802f1c, alterId: 1, cipher: auto, tls: false, skip-cert-verify: false, network: ws, ws-path: /Pinmk4Nk, ws-headers: {Host: a5009ddcec736d4bf.awsglobalaccelerator.com}}</text:span></text:p>
      <text:p text:style-name="P1">proxy-groups:</text:p>
      <text:p text:style-name="P2"><text:s text:c="2"/><text:span text:style-name="T1">- name: 🔰 </text:span><text:span text:style-name="T2">节点选择</text:span></text:p>
      <text:p text:style-name="P2"><text:s text:c="4"/><text:span text:style-name="T1">type: select</text:span></text:p>
      <text:p text:style-name="P2"><text:s text:c="4"/><text:span text:style-name="T1">proxies:</text:span></text:p>
      <text:p text:style-name="P2"><text:s text:c="6"/><text:span text:style-name="T1">- ♻️ </text:span><text:span text:style-name="T2">自动选择</text:span></text:p>
      <text:p text:style-name="P2"><text:s text:c="6"/><text:span text:style-name="T1">- 🎯 </text:span><text:span text:style-name="T2">全球直连</text:span></text:p>
      <text:p text:style-name="P2"><text:s text:c="6"/><text:span text:style-name="T1">- 🇦🇺 Relay_🇦🇺AU-🇭🇰HK_266</text:span></text:p>
      <text:p text:style-name="P2"><text:s text:c="6"/><text:span text:style-name="T1">- 🇦🇺 Relay_🇦🇺AU-🇭🇰HK_267</text:span></text:p>
      <text:p text:style-name="P2"><text:s text:c="6"/><text:span text:style-name="T1">- 🇦🇺 Relay_🇦🇺AU-🇭🇰HK_268</text:span></text:p>
      <text:p text:style-name="P2"><text:s text:c="6"/><text:span text:style-name="T1">- 🇦🇺 Relay_🇦🇺AU-🇭🇰HK_269</text:span></text:p>
      <text:p text:style-name="P2"><text:s text:c="6"/><text:span text:style-name="T1">- 🇦🇺 Relay_🇦🇺AU-🇭🇰HK_270</text:span></text:p>
      <text:p text:style-name="P2"><text:s text:c="6"/><text:span text:style-name="T1">- 🇦🇺 Relay_🇦🇺AU-🇭🇰HK_272</text:span></text:p>
      <text:p text:style-name="P2"><text:s text:c="6"/><text:span text:style-name="T1">- 🇨🇳 Relay_🇨🇳CN-🇨🇳CN_460</text:span></text:p>
      <text:p text:style-name="P2"><text:s text:c="6"/><text:span text:style-name="T1">- 🇭🇰 Relay_🇨🇳CN-🇭🇰HK_465</text:span></text:p>
      <text:p text:style-name="P2"><text:s text:c="6"/><text:span text:style-name="T1">- 🇭🇰 Relay_🇨🇳CN-🇭🇰HK_466</text:span></text:p>
      <text:p text:style-name="P2"><text:s text:c="6"/><text:span text:style-name="T1">- 🇭🇰 Relay_🇨🇳CN-🇭🇰HK_467</text:span></text:p>
      <text:p text:style-name="P2"><text:s text:c="6"/><text:span text:style-name="T1">- 🇺🇸 Relay_🇨🇳CN-🇺🇸US_468</text:span></text:p>
      <text:p text:style-name="P2"><text:s text:c="6"/><text:span text:style-name="T1">- 🇰🇷 Relay_🇨🇳CN-🇰🇷KR_469</text:span></text:p>
      <text:p text:style-name="P2"><text:s text:c="6"/><text:span text:style-name="T1">- 🇨🇳 Relay_🇨🇳CN-🇹🇼TW_470</text:span></text:p>
      <text:p text:style-name="P2"><text:s text:c="6"/><text:span text:style-name="T1">- 🇺🇸 Relay_🇨🇳CN-🇺🇸US_471</text:span></text:p>
      <text:p text:style-name="P2"><text:s text:c="6"/><text:span text:style-name="T1">- 🇺🇸 Relay_🇨🇳CN-🇺🇸US_472</text:span></text:p>
      <text:p text:style-name="P2"><text:s text:c="6"/><text:span text:style-name="T1">- 🇺🇸 Relay_🇨🇳CN-🇺🇸US_473</text:span></text:p>
      <text:p text:style-name="P2"><text:s text:c="6"/><text:span text:style-name="T1">- 🇨🇳 Relay_🇨🇳CN-🇹🇼TW_474</text:span></text:p>
      <text:p text:style-name="P2"><text:s text:c="6"/><text:span text:style-name="T1">- 🇨🇳 Relay_🇨🇳CN-🇹🇼TW_475</text:span></text:p>
      <text:p text:style-name="P2"><text:s text:c="6"/><text:span text:style-name="T1">- 🇨🇳 Relay_🇨🇳CN-🇹🇼TW_476</text:span></text:p>
      <text:p text:style-name="P2"><text:soft-page-break/><text:s text:c="6"/><text:span text:style-name="T1">- 🇷🇺 Relay_🇨🇳CN-🇷🇺RU_477</text:span></text:p>
      <text:p text:style-name="P2"><text:s text:c="6"/><text:span text:style-name="T1">- 🇭🇰 Relay_🇨🇳CN-🇭🇰HK_478</text:span></text:p>
      <text:p text:style-name="P2"><text:s text:c="6"/><text:span text:style-name="T1">- 🇭🇰 Pool_🇭🇰HK_1208</text:span></text:p>
      <text:p text:style-name="P2"><text:s text:c="6"/><text:span text:style-name="T1">- 🇭🇰 Pool_🇭🇰HK_1209</text:span></text:p>
      <text:p text:style-name="P2"><text:s text:c="6"/><text:span text:style-name="T1">- 🇭🇰 Pool_🇭🇰HK_1210</text:span></text:p>
      <text:p text:style-name="P2"><text:s text:c="6"/><text:span text:style-name="T1">- 🇭🇰 Pool_🇭🇰HK_1211</text:span></text:p>
      <text:p text:style-name="P2"><text:s text:c="6"/><text:span text:style-name="T1">- 🇭🇰 Pool_🇭🇰HK_1212</text:span></text:p>
      <text:p text:style-name="P2"><text:s text:c="6"/><text:span text:style-name="T1">- 🇭🇰 Pool_🇭🇰HK_1213</text:span></text:p>
      <text:p text:style-name="P2"><text:s text:c="6"/><text:span text:style-name="T1">- 🇭🇰 Pool_🇭🇰HK_1214</text:span></text:p>
      <text:p text:style-name="P2"><text:s text:c="6"/><text:span text:style-name="T1">- 🇭🇰 Pool_🇭🇰HK_1215</text:span></text:p>
      <text:p text:style-name="P2"><text:s text:c="6"/><text:span text:style-name="T1">- 🇭🇰 Pool_🇭🇰HK_1216</text:span></text:p>
      <text:p text:style-name="P2"><text:s text:c="6"/><text:span text:style-name="T1">- 🇭🇰 Pool_🇭🇰HK_1217</text:span></text:p>
      <text:p text:style-name="P2"><text:s text:c="6"/><text:span text:style-name="T1">- 🇭🇰 Pool_🇭🇰HK_1218</text:span></text:p>
      <text:p text:style-name="P2"><text:s text:c="6"/><text:span text:style-name="T1">- 🇭🇰 Pool_🇭🇰HK_1219</text:span></text:p>
      <text:p text:style-name="P2"><text:s text:c="6"/><text:span text:style-name="T1">- 🇭🇰 Pool_🇭🇰HK_1220</text:span></text:p>
      <text:p text:style-name="P2"><text:s text:c="6"/><text:span text:style-name="T1">- 🇭🇰 Pool_🇭🇰HK_1221</text:span></text:p>
      <text:p text:style-name="P2"><text:s text:c="6"/><text:span text:style-name="T1">- 🇭🇰 Pool_🇭🇰HK_1222</text:span></text:p>
      <text:p text:style-name="P2"><text:s text:c="6"/><text:span text:style-name="T1">- 🇭🇰 Pool_🇭🇰HK_1223</text:span></text:p>
      <text:p text:style-name="P2"><text:s text:c="6"/><text:span text:style-name="T1">- 🇭🇰 Pool_🇭🇰HK_1224</text:span></text:p>
      <text:p text:style-name="P2"><text:s text:c="6"/><text:span text:style-name="T1">- 🇭🇰 Pool_🇭🇰HK_1225</text:span></text:p>
      <text:p text:style-name="P2"><text:s text:c="6"/><text:span text:style-name="T1">- 🇭🇰 Pool_🇭🇰HK_1226</text:span></text:p>
      <text:p text:style-name="P2"><text:s text:c="6"/><text:span text:style-name="T1">- 🇭🇰 Pool_🇭🇰HK_1227</text:span></text:p>
      <text:p text:style-name="P2"><text:s text:c="6"/><text:span text:style-name="T1">- 🇭🇰 Pool_🇭🇰HK_1228</text:span></text:p>
      <text:p text:style-name="P2"><text:s text:c="6"/><text:span text:style-name="T1">- 🇭🇰 Pool_🇭🇰HK_1229</text:span></text:p>
      <text:p text:style-name="P2"><text:s text:c="6"/><text:span text:style-name="T1">- 🇭🇰 Pool_🇭🇰HK_1230</text:span></text:p>
      <text:p text:style-name="P2"><text:s text:c="6"/><text:span text:style-name="T1">- 🇭🇰 Pool_🇭🇰HK_1231</text:span></text:p>
      <text:p text:style-name="P2"><text:s text:c="6"/><text:span text:style-name="T1">- 🇭🇰 Pool_🇭🇰HK_1232</text:span></text:p>
      <text:p text:style-name="P2"><text:s text:c="6"/><text:span text:style-name="T1">- 🇭🇰 Pool_🇭🇰HK_1233</text:span></text:p>
      <text:p text:style-name="P2"><text:s text:c="6"/><text:span text:style-name="T1">- 🇭🇰 Pool_🇭🇰HK_1234</text:span></text:p>
      <text:p text:style-name="P2"><text:s text:c="6"/><text:span text:style-name="T1">- 🇭🇰 Pool_🇭🇰HK_1235</text:span></text:p>
      <text:p text:style-name="P2"><text:s text:c="6"/><text:span text:style-name="T1">- 🇭🇰 Pool_🇭🇰HK_1236</text:span></text:p>
      <text:p text:style-name="P2"><text:s text:c="6"/><text:span text:style-name="T1">- 🇭🇰 Pool_🇭🇰HK_1237</text:span></text:p>
      <text:p text:style-name="P2"><text:s text:c="6"/><text:span text:style-name="T1">- 🇭🇰 Pool_🇭🇰HK_1238</text:span></text:p>
      <text:p text:style-name="P2"><text:s text:c="6"/><text:span text:style-name="T1">- 🇭🇰 Pool_🇭🇰HK_1239</text:span></text:p>
      <text:p text:style-name="P2"><text:s text:c="6"/><text:span text:style-name="T1">- 🇭🇰 Relay_🇭🇰HK-🇺🇸US_1245</text:span></text:p>
      <text:p text:style-name="P2"><text:s text:c="6"/><text:span text:style-name="T1">- 🇭🇰 Relay_🇭🇰HK-🇭🇰HK_1246</text:span></text:p>
      <text:p text:style-name="P2"><text:s text:c="6"/><text:span text:style-name="T1">- 🇭🇰 Relay_🇭🇰HK-🇭🇰HK_1247</text:span></text:p>
      <text:p text:style-name="P2"><text:s text:c="6"/><text:span text:style-name="T1">- 🇭🇰 Relay_🇭🇰HK-🇭🇰HK_1248</text:span></text:p>
      <text:p text:style-name="P2"><text:s text:c="6"/><text:span text:style-name="T1">- 🇯🇵 Relay_🇯🇵JP-🇯🇵JP_1459</text:span></text:p>
      <text:p text:style-name="P2"><text:s text:c="6"/><text:span text:style-name="T1">- 🇯🇵 Pool_🇯🇵JP_1460</text:span></text:p>
      <text:p text:style-name="P2"><text:s text:c="6"/><text:span text:style-name="T1">- 🇯🇵 Pool_🇯🇵JP_1461</text:span></text:p>
      <text:p text:style-name="P2"><text:s text:c="6"/><text:span text:style-name="T1">- 🇯🇵 Pool_🇯🇵JP_1462</text:span></text:p>
      <text:p text:style-name="P2"><text:s text:c="6"/><text:span text:style-name="T1">- 🇯🇵 Pool_🇯🇵JP_1463</text:span></text:p>
      <text:p text:style-name="P2"><text:s text:c="6"/><text:span text:style-name="T1">- 🇯🇵 Pool_🇯🇵JP_1464</text:span></text:p>
      <text:p text:style-name="P2"><text:s text:c="6"/><text:span text:style-name="T1">- 🇯🇵 Pool_🇯🇵JP_1465</text:span></text:p>
      <text:p text:style-name="P2"><text:s text:c="6"/><text:span text:style-name="T1">- 🇯🇵 Pool_🇯🇵JP_1466</text:span></text:p>
      <text:p text:style-name="P2"><text:s text:c="6"/><text:span text:style-name="T1">- 🇯🇵 Pool_🇯🇵JP_1467</text:span></text:p>
      <text:p text:style-name="P2"><text:s text:c="6"/><text:span text:style-name="T1">- 🇯🇵 Pool_🇯🇵JP_1468</text:span></text:p>
      <text:p text:style-name="P2"><text:s text:c="6"/><text:span text:style-name="T1">- 🇯🇵 Pool_🇯🇵JP_1469</text:span></text:p>
      <text:p text:style-name="P2"><text:s text:c="6"/><text:span text:style-name="T1">- 🇯🇵 Pool_🇯🇵JP_1470</text:span></text:p>
      <text:p text:style-name="P2"><text:s text:c="6"/><text:span text:style-name="T1">- 🇯🇵 Pool_🇯🇵JP_1471</text:span></text:p>
      <text:p text:style-name="P2"><text:s text:c="6"/><text:span text:style-name="T1">- 🇯🇵 Pool_🇯🇵JP_1472</text:span></text:p>
      <text:p text:style-name="P2"><text:s text:c="6"/><text:span text:style-name="T1">- 🇯🇵 Pool_🇯🇵JP_1473</text:span></text:p>
      <text:p text:style-name="P2"><text:s text:c="6"/><text:span text:style-name="T1">- 🇯🇵 Pool_🇯🇵JP_1474</text:span></text:p>
      <text:p text:style-name="P2"><text:s text:c="6"/><text:span text:style-name="T1">- 🇯🇵 JP_1475</text:span></text:p>
      <text:p text:style-name="P2"><text:s text:c="6"/><text:span text:style-name="T1">- 🇯🇵 Pool_🇯🇵JP_1476</text:span></text:p>
      <text:p text:style-name="P2"><text:soft-page-break/><text:s text:c="6"/><text:span text:style-name="T1">- 🇯🇵 JP_1477</text:span></text:p>
      <text:p text:style-name="P2"><text:s text:c="6"/><text:span text:style-name="T1">- 🇯🇵 JP_1478</text:span></text:p>
      <text:p text:style-name="P2"><text:s text:c="6"/><text:span text:style-name="T1">- 🇯🇵 Pool_🇯🇵JP_1479</text:span></text:p>
      <text:p text:style-name="P2"><text:s text:c="6"/><text:span text:style-name="T1">- 🇯🇵 Pool_🇯🇵JP_1480</text:span></text:p>
      <text:p text:style-name="P2"><text:s text:c="6"/><text:span text:style-name="T1">- 🇯🇵 Pool_🇯🇵JP_1481</text:span></text:p>
      <text:p text:style-name="P2"><text:s text:c="6"/><text:span text:style-name="T1">- 🇯🇵 Pool_🇯🇵JP_1482</text:span></text:p>
      <text:p text:style-name="P2"><text:s text:c="6"/><text:span text:style-name="T1">- 🇯🇵 Pool_🇯🇵JP_1483</text:span></text:p>
      <text:p text:style-name="P2"><text:s text:c="6"/><text:span text:style-name="T1">- 🇯🇵 Pool_🇯🇵JP_1484</text:span></text:p>
      <text:p text:style-name="P2"><text:s text:c="6"/><text:span text:style-name="T1">- 🇯🇵 Pool_🇯🇵JP_1485</text:span></text:p>
      <text:p text:style-name="P2"><text:s text:c="6"/><text:span text:style-name="T1">- 🇯🇵 Pool_🇯🇵JP_1486</text:span></text:p>
      <text:p text:style-name="P2"><text:s text:c="6"/><text:span text:style-name="T1">- 🇯🇵 Pool_🇯🇵JP_1487</text:span></text:p>
      <text:p text:style-name="P2"><text:s text:c="6"/><text:span text:style-name="T1">- 🇯🇵 Pool_🇯🇵JP_1488</text:span></text:p>
      <text:p text:style-name="P2"><text:s text:c="6"/><text:span text:style-name="T1">- 🇯🇵 Pool_🇯🇵JP_1489</text:span></text:p>
      <text:p text:style-name="P2"><text:s text:c="6"/><text:span text:style-name="T1">- 🇯🇵 JP_1490</text:span></text:p>
      <text:p text:style-name="P2"><text:s text:c="6"/><text:span text:style-name="T1">- 🇯🇵 JP_1491</text:span></text:p>
      <text:p text:style-name="P2"><text:s text:c="6"/><text:span text:style-name="T1">- 🇯🇵 JP_1492</text:span></text:p>
      <text:p text:style-name="P2"><text:s text:c="6"/><text:span text:style-name="T1">- 🇯🇵 Pool_🇯🇵JP_1493</text:span></text:p>
      <text:p text:style-name="P2"><text:s text:c="6"/><text:span text:style-name="T1">- 🇯🇵 Pool_🇯🇵JP_1494</text:span></text:p>
      <text:p text:style-name="P2"><text:s text:c="6"/><text:span text:style-name="T1">- 🇯🇵 JP_1495</text:span></text:p>
      <text:p text:style-name="P2"><text:s text:c="6"/><text:span text:style-name="T1">- 🇯🇵 Pool_🇯🇵JP_1496</text:span></text:p>
      <text:p text:style-name="P2"><text:s text:c="6"/><text:span text:style-name="T1">- 🇯🇵 Pool_🇯🇵JP_1497</text:span></text:p>
      <text:p text:style-name="P2"><text:s text:c="6"/><text:span text:style-name="T1">- 🇯🇵 JP_1498</text:span></text:p>
      <text:p text:style-name="P2"><text:s text:c="6"/><text:span text:style-name="T1">- 🇯🇵 Relay_🇯🇵JP-🇷🇺RU_1499</text:span></text:p>
      <text:p text:style-name="P2"><text:s text:c="6"/><text:span text:style-name="T1">- 🇯🇵 Relay_🇯🇵JP-🇷🇺RU_1500</text:span></text:p>
      <text:p text:style-name="P2"><text:s text:c="6"/><text:span text:style-name="T1">- 🇯🇵 Relay_🇯🇵JP-🇹🇼TW_1501</text:span></text:p>
      <text:p text:style-name="P2"><text:s text:c="6"/><text:span text:style-name="T1">- 🇭🇰 Relay_🇯🇵JP-🇭🇰HK_1502</text:span></text:p>
      <text:p text:style-name="P2"><text:s text:c="6"/><text:span text:style-name="T1">- 🇯🇵 JP_1503</text:span></text:p>
      <text:p text:style-name="P2"><text:s text:c="6"/><text:span text:style-name="T1">- 🇯🇵 Relay_🇯🇵JP-🇹🇼TW_1504</text:span></text:p>
      <text:p text:style-name="P2"><text:s text:c="6"/><text:span text:style-name="T1">- 🇭🇰 Relay_🇯🇵JP-🇭🇰HK_1505</text:span></text:p>
      <text:p text:style-name="P2"><text:s text:c="6"/><text:span text:style-name="T1">- 🇯🇵 Relay_🇯🇵JP-🇷🇺RU_1506</text:span></text:p>
      <text:p text:style-name="P2"><text:s text:c="6"/><text:span text:style-name="T1">- 🇭🇰 Relay_🇯🇵JP-🇭🇰HK_1507</text:span></text:p>
      <text:p text:style-name="P2"><text:s text:c="6"/><text:span text:style-name="T1">- 🇯🇵 Relay_🇯🇵JP-🇹🇼TW_1508</text:span></text:p>
      <text:p text:style-name="P2"><text:s text:c="6"/><text:span text:style-name="T1">- 🇯🇵 Relay_🇯🇵JP-🇹🇼TW_1509</text:span></text:p>
      <text:p text:style-name="P2"><text:s text:c="6"/><text:span text:style-name="T1">- 🇯🇵 Relay_🇯🇵JP-🇹🇼TW_1510</text:span></text:p>
      <text:p text:style-name="P2"><text:s text:c="6"/><text:span text:style-name="T1">- 🇯🇵 Relay_🇯🇵JP-🇺🇸US_1511</text:span></text:p>
      <text:p text:style-name="P2"><text:s text:c="6"/><text:span text:style-name="T1">- 🇯🇵 Relay_🇯🇵JP-🇺🇸US_1512</text:span></text:p>
      <text:p text:style-name="P2"><text:s text:c="6"/><text:span text:style-name="T1">- 🇭🇰 Relay_🇯🇵JP-🇭🇰HK_1513</text:span></text:p>
      <text:p text:style-name="P2"><text:s text:c="6"/><text:span text:style-name="T1">- 🇯🇵 JP_1514</text:span></text:p>
      <text:p text:style-name="P2"><text:s text:c="6"/><text:span text:style-name="T1">- 🇯🇵 Relay_🇯🇵JP-🇹🇼TW_1515</text:span></text:p>
      <text:p text:style-name="P2"><text:s text:c="6"/><text:span text:style-name="T1">- 🇭🇰 Relay_🇯🇵JP-🇭🇰HK_1516</text:span></text:p>
      <text:p text:style-name="P2"><text:s text:c="6"/><text:span text:style-name="T1">- 🇯🇵 Relay_🇯🇵JP-🇹🇼TW_1517</text:span></text:p>
      <text:p text:style-name="P2"><text:s text:c="6"/><text:span text:style-name="T1">- 🇯🇵 Relay_🇯🇵JP-🇹🇼TW_1518</text:span></text:p>
      <text:p text:style-name="P2"><text:s text:c="6"/><text:span text:style-name="T1">- 🇯🇵 Relay_🇯🇵JP-🇹🇼TW_1519</text:span></text:p>
      <text:p text:style-name="P2"><text:s text:c="6"/><text:span text:style-name="T1">- 🇯🇵 Relay_🇯🇵JP-🇯🇵JP_1520</text:span></text:p>
      <text:p text:style-name="P2"><text:s text:c="6"/><text:span text:style-name="T1">- 🇭🇰 Relay_🇯🇵JP-🇭🇰HK_1521</text:span></text:p>
      <text:p text:style-name="P2"><text:s text:c="6"/><text:span text:style-name="T1">- 🇯🇵 Relay_🇯🇵JP-🇷🇺RU_1522</text:span></text:p>
      <text:p text:style-name="P2"><text:s text:c="6"/><text:span text:style-name="T1">- 🇭🇰 Relay_🇯🇵JP-🇭🇰HK_1523</text:span></text:p>
      <text:p text:style-name="P2"><text:s text:c="6"/><text:span text:style-name="T1">- 🇯🇵 Relay_🇯🇵JP-🇺🇸US_1524</text:span></text:p>
      <text:p text:style-name="P2"><text:s text:c="6"/><text:span text:style-name="T1">- 🇯🇵 Relay_🇯🇵JP-🇯🇵JP_1525</text:span></text:p>
      <text:p text:style-name="P2"><text:s text:c="6"/><text:span text:style-name="T1">- 🇯🇵 JP_1526</text:span></text:p>
      <text:p text:style-name="P2"><text:s text:c="6"/><text:span text:style-name="T1">- 🇯🇵 Relay_🇯🇵JP-🇹🇼TW_1527</text:span></text:p>
      <text:p text:style-name="P2"><text:s text:c="6"/><text:span text:style-name="T1">- 🇭🇰 Relay_🇯🇵JP-🇭🇰HK_1528</text:span></text:p>
      <text:p text:style-name="P2"><text:s text:c="6"/><text:span text:style-name="T1">- 🇭🇰 Relay_🇯🇵JP-🇭🇰HK_1529</text:span></text:p>
      <text:p text:style-name="P2"><text:s text:c="6"/><text:span text:style-name="T1">- 🇯🇵 Relay_🇯🇵JP-🇹🇼TW_1530</text:span></text:p>
      <text:p text:style-name="P2"><text:s text:c="6"/><text:span text:style-name="T1">- 🇯🇵 Relay_🇯🇵JP-🇹🇼TW_1531</text:span></text:p>
      <text:p text:style-name="P2"><text:s text:c="6"/><text:span text:style-name="T1">- 🇭🇰 Relay_🇯🇵JP-🇭🇰HK_1532</text:span></text:p>
      <text:p text:style-name="P2"><text:soft-page-break/><text:s text:c="6"/><text:span text:style-name="T1">- 🇯🇵 Relay_🇯🇵JP-🇺🇸US_1533</text:span></text:p>
      <text:p text:style-name="P2"><text:s text:c="6"/><text:span text:style-name="T1">- 🇯🇵 Relay_🇯🇵JP-🇹🇼TW_1534</text:span></text:p>
      <text:p text:style-name="P2"><text:s text:c="6"/><text:span text:style-name="T1">- 🇭🇰 Relay_🇯🇵JP-🇭🇰HK_1535</text:span></text:p>
      <text:p text:style-name="P2"><text:s text:c="6"/><text:span text:style-name="T1">- 🇯🇵 Relay_🇯🇵JP-🇹🇼TW_1536</text:span></text:p>
      <text:p text:style-name="P2"><text:s text:c="6"/><text:span text:style-name="T1">- 🇯🇵 Relay_🇯🇵JP-🇹🇼TW_1537</text:span></text:p>
      <text:p text:style-name="P2"><text:s text:c="6"/><text:span text:style-name="T1">- 🇯🇵 Relay_🇯🇵JP-🇹🇼TW_1538</text:span></text:p>
      <text:p text:style-name="P2"><text:s text:c="6"/><text:span text:style-name="T1">- 🇯🇵 Relay_🇯🇵JP-🇺🇸US_1539</text:span></text:p>
      <text:p text:style-name="P2"><text:s text:c="6"/><text:span text:style-name="T1">- 🇯🇵 JP_1540</text:span></text:p>
      <text:p text:style-name="P2"><text:s text:c="6"/><text:span text:style-name="T1">- 🇯🇵 Relay_🇯🇵JP-🇯🇵JP_1541</text:span></text:p>
      <text:p text:style-name="P2"><text:s text:c="6"/><text:span text:style-name="T1">- 🇯🇵 Relay_🇯🇵JP-🇹🇼TW_1542</text:span></text:p>
      <text:p text:style-name="P2"><text:s text:c="6"/><text:span text:style-name="T1">- 🇭🇰 Relay_🇯🇵JP-🇭🇰HK_1543</text:span></text:p>
      <text:p text:style-name="P2"><text:s text:c="6"/><text:span text:style-name="T1">- 🇯🇵 Relay_🇯🇵JP-🇺🇸US_1544</text:span></text:p>
      <text:p text:style-name="P2"><text:s text:c="6"/><text:span text:style-name="T1">- 🇯🇵 Relay_🇯🇵JP-🇬🇧GB_1545</text:span></text:p>
      <text:p text:style-name="P2"><text:s text:c="6"/><text:span text:style-name="T1">- 🇰🇷 Pool_🇰🇷KR_1556</text:span></text:p>
      <text:p text:style-name="P2"><text:s text:c="6"/><text:span text:style-name="T1">- 🇰🇷 Pool_🇰🇷KR_1557</text:span></text:p>
      <text:p text:style-name="P2"><text:s text:c="6"/><text:span text:style-name="T1">- 🇰🇷 Pool_🇰🇷KR_1558</text:span></text:p>
      <text:p text:style-name="P2"><text:s text:c="6"/><text:span text:style-name="T1">- 🇰🇷 Pool_🇰🇷KR_1559</text:span></text:p>
      <text:p text:style-name="P2"><text:s text:c="6"/><text:span text:style-name="T1">- 🇰🇷 Pool_🇰🇷KR_1560</text:span></text:p>
      <text:p text:style-name="P2"><text:s text:c="6"/><text:span text:style-name="T1">- 🇰🇷 Pool_🇰🇷KR_1561</text:span></text:p>
      <text:p text:style-name="P2"><text:s text:c="6"/><text:span text:style-name="T1">- 🇰🇷 Pool_🇰🇷KR_1562</text:span></text:p>
      <text:p text:style-name="P2"><text:s text:c="6"/><text:span text:style-name="T1">- 🇰🇷 Pool_🇰🇷KR_1563</text:span></text:p>
      <text:p text:style-name="P2"><text:s text:c="6"/><text:span text:style-name="T1">- 🇰🇷 Pool_🇰🇷KR_1564</text:span></text:p>
      <text:p text:style-name="P2"><text:s text:c="6"/><text:span text:style-name="T1">- 🇰🇷 Pool_🇰🇷KR_1565</text:span></text:p>
      <text:p text:style-name="P2"><text:s text:c="6"/><text:span text:style-name="T1">- 🇰🇷 Pool_🇰🇷KR_1566</text:span></text:p>
      <text:p text:style-name="P2"><text:s text:c="6"/><text:span text:style-name="T1">- 🇰🇷 Pool_🇰🇷KR_1567</text:span></text:p>
      <text:p text:style-name="P2"><text:s text:c="6"/><text:span text:style-name="T1">- 🇰🇷 Pool_🇰🇷KR_1568</text:span></text:p>
      <text:p text:style-name="P2"><text:s text:c="6"/><text:span text:style-name="T1">- 🇰🇷 Pool_🇰🇷KR_1569</text:span></text:p>
      <text:p text:style-name="P2"><text:s text:c="6"/><text:span text:style-name="T1">- 🇰🇷 Pool_🇰🇷KR_1570</text:span></text:p>
      <text:p text:style-name="P2"><text:s text:c="6"/><text:span text:style-name="T1">- 🇰🇷 Pool_🇰🇷KR_1571</text:span></text:p>
      <text:p text:style-name="P2"><text:s text:c="6"/><text:span text:style-name="T1">- 🇰🇷 KR_1572</text:span></text:p>
      <text:p text:style-name="P2"><text:s text:c="6"/><text:span text:style-name="T1">- 🇰🇷 Relay_🇰🇷KR-🇰🇷KR_1573</text:span></text:p>
      <text:p text:style-name="P2"><text:s text:c="6"/><text:span text:style-name="T1">- 🇸🇬 SG_2026</text:span></text:p>
      <text:p text:style-name="P2"><text:s text:c="6"/><text:span text:style-name="T1">- 🇸🇬 Pool_🇸🇬SG_2027</text:span></text:p>
      <text:p text:style-name="P2"><text:s text:c="6"/><text:span text:style-name="T1">- 🇸🇬 Pool_🇸🇬SG_2028</text:span></text:p>
      <text:p text:style-name="P2"><text:s text:c="6"/><text:span text:style-name="T1">- 🇸🇬 SG_2029</text:span></text:p>
      <text:p text:style-name="P2"><text:s text:c="6"/><text:span text:style-name="T1">- 🇸🇬 Pool_🇸🇬SG_2030</text:span></text:p>
      <text:p text:style-name="P2"><text:s text:c="6"/><text:span text:style-name="T1">- 🇸🇬 Pool_🇸🇬SG_2031</text:span></text:p>
      <text:p text:style-name="P2"><text:s text:c="6"/><text:span text:style-name="T1">- 🇸🇬 SG_2032</text:span></text:p>
      <text:p text:style-name="P2"><text:s text:c="6"/><text:span text:style-name="T1">- 🇸🇬 SG_2033</text:span></text:p>
      <text:p text:style-name="P2"><text:s text:c="6"/><text:span text:style-name="T1">- 🇸🇬 Pool_🇸🇬SG_2034</text:span></text:p>
      <text:p text:style-name="P2"><text:s text:c="6"/><text:span text:style-name="T1">- 🇸🇬 SG_2035</text:span></text:p>
      <text:p text:style-name="P2"><text:s text:c="6"/><text:span text:style-name="T1">- 🇸🇬 SG_2036</text:span></text:p>
      <text:p text:style-name="P2"><text:s text:c="6"/><text:span text:style-name="T1">- 🇸🇬 Pool_🇸🇬SG_2037</text:span></text:p>
      <text:p text:style-name="P2"><text:s text:c="6"/><text:span text:style-name="T1">- 🇸🇬 Pool_🇸🇬SG_2038</text:span></text:p>
      <text:p text:style-name="P2"><text:s text:c="6"/><text:span text:style-name="T1">- 🇸🇬 Pool_🇸🇬SG_2039</text:span></text:p>
      <text:p text:style-name="P2"><text:s text:c="6"/><text:span text:style-name="T1">- 🇸🇬 SG_2040</text:span></text:p>
      <text:p text:style-name="P2"><text:s text:c="6"/><text:span text:style-name="T1">- 🇸🇬 SG_2041</text:span></text:p>
      <text:p text:style-name="P2"><text:s text:c="6"/><text:span text:style-name="T1">- 🇸🇬 Pool_🇸🇬SG_2042</text:span></text:p>
      <text:p text:style-name="P2"><text:s text:c="6"/><text:span text:style-name="T1">- 🇸🇬 Pool_🇸🇬SG_2043</text:span></text:p>
      <text:p text:style-name="P2"><text:s text:c="6"/><text:span text:style-name="T1">- 🇸🇬 Pool_🇸🇬SG_2044</text:span></text:p>
      <text:p text:style-name="P2"><text:s text:c="6"/><text:span text:style-name="T1">- 🇸🇬 Pool_🇸🇬SG_2045</text:span></text:p>
      <text:p text:style-name="P2"><text:s text:c="6"/><text:span text:style-name="T1">- 🇸🇬 Pool_🇸🇬SG_2046</text:span></text:p>
      <text:p text:style-name="P2"><text:s text:c="6"/><text:span text:style-name="T1">- 🇸🇬 Pool_🇸🇬SG_2047</text:span></text:p>
      <text:p text:style-name="P2"><text:s text:c="6"/><text:span text:style-name="T1">- 🇸🇬 SG_2048</text:span></text:p>
      <text:p text:style-name="P2"><text:s text:c="6"/><text:span text:style-name="T1">- 🇸🇬 SG_2049</text:span></text:p>
      <text:p text:style-name="P2"><text:s text:c="6"/><text:span text:style-name="T1">- 🇸🇬 SG_2050</text:span></text:p>
      <text:p text:style-name="P2"><text:soft-page-break/><text:s text:c="6"/><text:span text:style-name="T1">- 🇸🇬 SG_2051</text:span></text:p>
      <text:p text:style-name="P2"><text:s text:c="6"/><text:span text:style-name="T1">- 🇸🇬 Pool_🇸🇬SG_2052</text:span></text:p>
      <text:p text:style-name="P2"><text:s text:c="6"/><text:span text:style-name="T1">- 🇸🇬 Pool_🇸🇬SG_2053</text:span></text:p>
      <text:p text:style-name="P2"><text:s text:c="6"/><text:span text:style-name="T1">- 🇸🇬 SG_2055</text:span></text:p>
      <text:p text:style-name="P2"><text:s text:c="6"/><text:span text:style-name="T1">- 🇨🇳 TW_2083</text:span></text:p>
      <text:p text:style-name="P2"><text:s text:c="6"/><text:span text:style-name="T1">- 🇨🇳 Pool_🇹🇼TW_2084</text:span></text:p>
      <text:p text:style-name="P2"><text:s text:c="6"/><text:span text:style-name="T1">- 🇨🇳 Pool_🇹🇼TW_2085</text:span></text:p>
      <text:p text:style-name="P2"><text:s text:c="6"/><text:span text:style-name="T1">- 🇨🇳 Pool_🇹🇼TW_2086</text:span></text:p>
      <text:p text:style-name="P2"><text:s text:c="6"/><text:span text:style-name="T1">- 🇨🇳 Pool_🇹🇼TW_2087</text:span></text:p>
      <text:p text:style-name="P2"><text:s text:c="6"/><text:span text:style-name="T1">- 🇨🇳 Pool_🇹🇼TW_2088</text:span></text:p>
      <text:p text:style-name="P2"><text:s text:c="6"/><text:span text:style-name="T1">- 🇨🇳 Pool_🇹🇼TW_2089</text:span></text:p>
      <text:p text:style-name="P2"><text:s text:c="6"/><text:span text:style-name="T1">- 🇨🇳 TW_2090</text:span></text:p>
      <text:p text:style-name="P2"><text:s text:c="6"/><text:span text:style-name="T1">- 🇨🇳 Pool_🇹🇼TW_2091</text:span></text:p>
      <text:p text:style-name="P2"><text:s text:c="6"/><text:span text:style-name="T1">- 🇨🇳 Pool_🇹🇼TW_2092</text:span></text:p>
      <text:p text:style-name="P2"><text:s text:c="6"/><text:span text:style-name="T1">- 🇨🇳 Pool_🇹🇼TW_2093</text:span></text:p>
      <text:p text:style-name="P2"><text:s text:c="6"/><text:span text:style-name="T1">- 🇨🇳 Pool_🇹🇼TW_2094</text:span></text:p>
      <text:p text:style-name="P2"><text:s text:c="6"/><text:span text:style-name="T1">- 🇨🇳 Pool_🇹🇼TW_2095</text:span></text:p>
      <text:p text:style-name="P2"><text:s text:c="6"/><text:span text:style-name="T1">- 🇨🇳 Pool_🇹🇼TW_2096</text:span></text:p>
      <text:p text:style-name="P2"><text:s text:c="6"/><text:span text:style-name="T1">- 🇨🇳 Pool_🇹🇼TW_2097</text:span></text:p>
      <text:p text:style-name="P2"><text:s text:c="6"/><text:span text:style-name="T1">- 🇨🇳 Pool_🇹🇼TW_2098</text:span></text:p>
      <text:p text:style-name="P2"><text:s text:c="6"/><text:span text:style-name="T1">- 🇨🇳 Pool_🇹🇼TW_2099</text:span></text:p>
      <text:p text:style-name="P2"><text:s text:c="6"/><text:span text:style-name="T1">- 🇨🇳 Pool_🇹🇼TW_2100</text:span></text:p>
      <text:p text:style-name="P2"><text:s text:c="6"/><text:span text:style-name="T1">- 🇨🇳 Pool_🇹🇼TW_2101</text:span></text:p>
      <text:p text:style-name="P2"><text:s text:c="6"/><text:span text:style-name="T1">- 🇨🇳 Pool_🇹🇼TW_2102</text:span></text:p>
      <text:p text:style-name="P2"><text:s text:c="6"/><text:span text:style-name="T1">- 🇨🇳 Pool_🇹🇼TW_2103</text:span></text:p>
      <text:p text:style-name="P2"><text:s text:c="6"/><text:span text:style-name="T1">- 🇨🇳 Pool_🇹🇼TW_2104</text:span></text:p>
      <text:p text:style-name="P2"><text:s text:c="6"/><text:span text:style-name="T1">- 🇨🇳 TW_2105</text:span></text:p>
      <text:p text:style-name="P2"><text:s text:c="6"/><text:span text:style-name="T1">- 🇨🇳 Pool_🇹🇼TW_2106</text:span></text:p>
      <text:p text:style-name="P2"><text:s text:c="6"/><text:span text:style-name="T1">- 🇨🇳 Pool_🇹🇼TW_2107</text:span></text:p>
      <text:p text:style-name="P2"><text:s text:c="6"/><text:span text:style-name="T1">- 🇨🇳 Pool_🇹🇼TW_2108</text:span></text:p>
      <text:p text:style-name="P2"><text:s text:c="6"/><text:span text:style-name="T1">- 🇨🇳 Pool_🇹🇼TW_2109</text:span></text:p>
      <text:p text:style-name="P2"><text:s text:c="6"/><text:span text:style-name="T1">- 🇨🇳 Pool_🇹🇼TW_2110</text:span></text:p>
      <text:p text:style-name="P2"><text:s text:c="6"/><text:span text:style-name="T1">- 🇨🇳 Pool_🇹🇼TW_2111</text:span></text:p>
      <text:p text:style-name="P2"><text:s text:c="6"/><text:span text:style-name="T1">- 🇨🇳 Pool_🇹🇼TW_2112</text:span></text:p>
      <text:p text:style-name="P2"><text:s text:c="6"/><text:span text:style-name="T1">- 🇨🇳 Pool_🇹🇼TW_2113</text:span></text:p>
      <text:p text:style-name="P2"><text:s text:c="6"/><text:span text:style-name="T1">- 🇨🇳 Pool_🇹🇼TW_2114</text:span></text:p>
      <text:p text:style-name="P2"><text:s text:c="6"/><text:span text:style-name="T1">- 🇨🇳 Pool_🇹🇼TW_2115</text:span></text:p>
      <text:p text:style-name="P2"><text:s text:c="6"/><text:span text:style-name="T1">- 🇨🇳 Pool_🇹🇼TW_2116</text:span></text:p>
      <text:p text:style-name="P2"><text:s text:c="6"/><text:span text:style-name="T1">- 🇨🇳 Pool_🇹🇼TW_2117</text:span></text:p>
      <text:p text:style-name="P2"><text:s text:c="6"/><text:span text:style-name="T1">- 🇨🇳 Pool_🇹🇼TW_2118</text:span></text:p>
      <text:p text:style-name="P2"><text:s text:c="6"/><text:span text:style-name="T1">- 🇨🇳 Pool_🇹🇼TW_2119</text:span></text:p>
      <text:p text:style-name="P2"><text:s text:c="6"/><text:span text:style-name="T1">- 🇨🇳 TW_2121</text:span></text:p>
      <text:p text:style-name="P2"><text:s text:c="6"/><text:span text:style-name="T1">- 🇨🇳 Relay_🇹🇼TW-🇹🇼TW_2122</text:span></text:p>
      <text:p text:style-name="P2"><text:s text:c="6"/><text:span text:style-name="T1">- 🇨🇳 TW_2123</text:span></text:p>
      <text:p text:style-name="P2"><text:s text:c="6"/><text:span text:style-name="T1">- 🇨🇳 Relay_🇹🇼TW-🇹🇼TW_2124</text:span></text:p>
      <text:p text:style-name="P2"><text:s text:c="6"/><text:span text:style-name="T1">- 🇨🇳 Relay_🇹🇼TW-🇹🇼TW_2125</text:span></text:p>
      <text:p text:style-name="P2"><text:s text:c="6"/><text:span text:style-name="T1">- 🇨🇳 TW_2126</text:span></text:p>
      <text:p text:style-name="P2"><text:s text:c="6"/><text:span text:style-name="T1">- 🇨🇳 Relay_🇹🇼TW-🇹🇼TW_2127</text:span></text:p>
      <text:p text:style-name="P2"><text:s text:c="6"/><text:span text:style-name="T1">- 🇨🇳 Relay_🇹🇼TW-🇹🇼TW_2128</text:span></text:p>
      <text:p text:style-name="P2"><text:s text:c="6"/><text:span text:style-name="T1">- 🇨🇳 TW_2129</text:span></text:p>
      <text:p text:style-name="P2"><text:s text:c="6"/><text:span text:style-name="T1">- 🇨🇳 TW_2130</text:span></text:p>
      <text:p text:style-name="P2"><text:s text:c="6"/><text:span text:style-name="T1">- 🇨🇳 TW_2131</text:span></text:p>
      <text:p text:style-name="P2"><text:s text:c="6"/><text:span text:style-name="T1">- 🇨🇳 TW_2132</text:span></text:p>
      <text:p text:style-name="P2"><text:s text:c="6"/><text:span text:style-name="T1">- 🇯🇵 Relay_🇺🇸US-🇯🇵JP_2831</text:span></text:p>
      <text:p text:style-name="P2"><text:s text:c="6"/><text:span text:style-name="T1">- 🇸🇬 Relay_🇺🇸US-🇸🇬SG_2834</text:span></text:p>
      <text:p text:style-name="P2"><text:s text:c="6"/><text:span text:style-name="T1">- 🇯🇵 Relay_🇺🇸US-🇯🇵JP_2835</text:span></text:p>
      <text:p text:style-name="P2"><text:soft-page-break/><text:s text:c="6"/><text:span text:style-name="T1">- 🇸🇬 Relay_🇺🇸US-🇸🇬SG_2855</text:span></text:p>
      <text:p text:style-name="P2"><text:s text:c="2"/><text:span text:style-name="T1">- name: ♻️ </text:span><text:span text:style-name="T2">自动选择</text:span></text:p>
      <text:p text:style-name="P2"><text:s text:c="4"/><text:span text:style-name="T1">type: url-test</text:span></text:p>
      <text:p text:style-name="P2"><text:s text:c="4"/><text:span text:style-name="T1">url: http://www.gstatic.com/generate_204</text:span></text:p>
      <text:p text:style-name="P2"><text:s text:c="4"/><text:span text:style-name="T1">interval: 300</text:span></text:p>
      <text:p text:style-name="P2"><text:s text:c="4"/><text:span text:style-name="T1">proxies:</text:span></text:p>
      <text:p text:style-name="P2"><text:s text:c="6"/><text:span text:style-name="T1">- 🇦🇺 Relay_🇦🇺AU-🇭🇰HK_266</text:span></text:p>
      <text:p text:style-name="P2"><text:s text:c="6"/><text:span text:style-name="T1">- 🇦🇺 Relay_🇦🇺AU-🇭🇰HK_267</text:span></text:p>
      <text:p text:style-name="P2"><text:s text:c="6"/><text:span text:style-name="T1">- 🇦🇺 Relay_🇦🇺AU-🇭🇰HK_268</text:span></text:p>
      <text:p text:style-name="P2"><text:s text:c="6"/><text:span text:style-name="T1">- 🇦🇺 Relay_🇦🇺AU-🇭🇰HK_269</text:span></text:p>
      <text:p text:style-name="P2"><text:s text:c="6"/><text:span text:style-name="T1">- 🇦🇺 Relay_🇦🇺AU-🇭🇰HK_270</text:span></text:p>
      <text:p text:style-name="P2"><text:s text:c="6"/><text:span text:style-name="T1">- 🇦🇺 Relay_🇦🇺AU-🇭🇰HK_272</text:span></text:p>
      <text:p text:style-name="P2"><text:s text:c="6"/><text:span text:style-name="T1">- 🇨🇳 Relay_🇨🇳CN-🇨🇳CN_460</text:span></text:p>
      <text:p text:style-name="P2"><text:s text:c="6"/><text:span text:style-name="T1">- 🇭🇰 Relay_🇨🇳CN-🇭🇰HK_465</text:span></text:p>
      <text:p text:style-name="P2"><text:s text:c="6"/><text:span text:style-name="T1">- 🇭🇰 Relay_🇨🇳CN-🇭🇰HK_466</text:span></text:p>
      <text:p text:style-name="P2"><text:s text:c="6"/><text:span text:style-name="T1">- 🇭🇰 Relay_🇨🇳CN-🇭🇰HK_467</text:span></text:p>
      <text:p text:style-name="P2"><text:s text:c="6"/><text:span text:style-name="T1">- 🇺🇸 Relay_🇨🇳CN-🇺🇸US_468</text:span></text:p>
      <text:p text:style-name="P2"><text:s text:c="6"/><text:span text:style-name="T1">- 🇰🇷 Relay_🇨🇳CN-🇰🇷KR_469</text:span></text:p>
      <text:p text:style-name="P2"><text:s text:c="6"/><text:span text:style-name="T1">- 🇨🇳 Relay_🇨🇳CN-🇹🇼TW_470</text:span></text:p>
      <text:p text:style-name="P2"><text:s text:c="6"/><text:span text:style-name="T1">- 🇺🇸 Relay_🇨🇳CN-🇺🇸US_471</text:span></text:p>
      <text:p text:style-name="P2"><text:s text:c="6"/><text:span text:style-name="T1">- 🇺🇸 Relay_🇨🇳CN-🇺🇸US_472</text:span></text:p>
      <text:p text:style-name="P2"><text:s text:c="6"/><text:span text:style-name="T1">- 🇺🇸 Relay_🇨🇳CN-🇺🇸US_473</text:span></text:p>
      <text:p text:style-name="P2"><text:s text:c="6"/><text:span text:style-name="T1">- 🇨🇳 Relay_🇨🇳CN-🇹🇼TW_474</text:span></text:p>
      <text:p text:style-name="P2"><text:s text:c="6"/><text:span text:style-name="T1">- 🇨🇳 Relay_🇨🇳CN-🇹🇼TW_475</text:span></text:p>
      <text:p text:style-name="P2"><text:s text:c="6"/><text:span text:style-name="T1">- 🇨🇳 Relay_🇨🇳CN-🇹🇼TW_476</text:span></text:p>
      <text:p text:style-name="P2"><text:s text:c="6"/><text:span text:style-name="T1">- 🇷🇺 Relay_🇨🇳CN-🇷🇺RU_477</text:span></text:p>
      <text:p text:style-name="P2"><text:s text:c="6"/><text:span text:style-name="T1">- 🇭🇰 Relay_🇨🇳CN-🇭🇰HK_478</text:span></text:p>
      <text:p text:style-name="P2"><text:s text:c="6"/><text:span text:style-name="T1">- 🇭🇰 Pool_🇭🇰HK_1208</text:span></text:p>
      <text:p text:style-name="P2"><text:s text:c="6"/><text:span text:style-name="T1">- 🇭🇰 Pool_🇭🇰HK_1209</text:span></text:p>
      <text:p text:style-name="P2"><text:s text:c="6"/><text:span text:style-name="T1">- 🇭🇰 Pool_🇭🇰HK_1210</text:span></text:p>
      <text:p text:style-name="P2"><text:s text:c="6"/><text:span text:style-name="T1">- 🇭🇰 Pool_🇭🇰HK_1211</text:span></text:p>
      <text:p text:style-name="P2"><text:s text:c="6"/><text:span text:style-name="T1">- 🇭🇰 Pool_🇭🇰HK_1212</text:span></text:p>
      <text:p text:style-name="P2"><text:s text:c="6"/><text:span text:style-name="T1">- 🇭🇰 Pool_🇭🇰HK_1213</text:span></text:p>
      <text:p text:style-name="P2"><text:s text:c="6"/><text:span text:style-name="T1">- 🇭🇰 Pool_🇭🇰HK_1214</text:span></text:p>
      <text:p text:style-name="P2"><text:s text:c="6"/><text:span text:style-name="T1">- 🇭🇰 Pool_🇭🇰HK_1215</text:span></text:p>
      <text:p text:style-name="P2"><text:s text:c="6"/><text:span text:style-name="T1">- 🇭🇰 Pool_🇭🇰HK_1216</text:span></text:p>
      <text:p text:style-name="P2"><text:s text:c="6"/><text:span text:style-name="T1">- 🇭🇰 Pool_🇭🇰HK_1217</text:span></text:p>
      <text:p text:style-name="P2"><text:s text:c="6"/><text:span text:style-name="T1">- 🇭🇰 Pool_🇭🇰HK_1218</text:span></text:p>
      <text:p text:style-name="P2"><text:s text:c="6"/><text:span text:style-name="T1">- 🇭🇰 Pool_🇭🇰HK_1219</text:span></text:p>
      <text:p text:style-name="P2"><text:s text:c="6"/><text:span text:style-name="T1">- 🇭🇰 Pool_🇭🇰HK_1220</text:span></text:p>
      <text:p text:style-name="P2"><text:s text:c="6"/><text:span text:style-name="T1">- 🇭🇰 Pool_🇭🇰HK_1221</text:span></text:p>
      <text:p text:style-name="P2"><text:s text:c="6"/><text:span text:style-name="T1">- 🇭🇰 Pool_🇭🇰HK_1222</text:span></text:p>
      <text:p text:style-name="P2"><text:s text:c="6"/><text:span text:style-name="T1">- 🇭🇰 Pool_🇭🇰HK_1223</text:span></text:p>
      <text:p text:style-name="P2"><text:s text:c="6"/><text:span text:style-name="T1">- 🇭🇰 Pool_🇭🇰HK_1224</text:span></text:p>
      <text:p text:style-name="P2"><text:s text:c="6"/><text:span text:style-name="T1">- 🇭🇰 Pool_🇭🇰HK_1225</text:span></text:p>
      <text:p text:style-name="P2"><text:s text:c="6"/><text:span text:style-name="T1">- 🇭🇰 Pool_🇭🇰HK_1226</text:span></text:p>
      <text:p text:style-name="P2"><text:s text:c="6"/><text:span text:style-name="T1">- 🇭🇰 Pool_🇭🇰HK_1227</text:span></text:p>
      <text:p text:style-name="P2"><text:s text:c="6"/><text:span text:style-name="T1">- 🇭🇰 Pool_🇭🇰HK_1228</text:span></text:p>
      <text:p text:style-name="P2"><text:s text:c="6"/><text:span text:style-name="T1">- 🇭🇰 Pool_🇭🇰HK_1229</text:span></text:p>
      <text:p text:style-name="P2"><text:s text:c="6"/><text:span text:style-name="T1">- 🇭🇰 Pool_🇭🇰HK_1230</text:span></text:p>
      <text:p text:style-name="P2"><text:s text:c="6"/><text:span text:style-name="T1">- 🇭🇰 Pool_🇭🇰HK_1231</text:span></text:p>
      <text:p text:style-name="P2"><text:s text:c="6"/><text:span text:style-name="T1">- 🇭🇰 Pool_🇭🇰HK_1232</text:span></text:p>
      <text:p text:style-name="P2"><text:s text:c="6"/><text:span text:style-name="T1">- 🇭🇰 Pool_🇭🇰HK_1233</text:span></text:p>
      <text:p text:style-name="P2"><text:s text:c="6"/><text:span text:style-name="T1">- 🇭🇰 Pool_🇭🇰HK_1234</text:span></text:p>
      <text:p text:style-name="P2"><text:s text:c="6"/><text:span text:style-name="T1">- 🇭🇰 Pool_🇭🇰HK_1235</text:span></text:p>
      <text:p text:style-name="P2"><text:s text:c="6"/><text:span text:style-name="T1">- 🇭🇰 Pool_🇭🇰HK_1236</text:span></text:p>
      <text:p text:style-name="P2"><text:soft-page-break/><text:s text:c="6"/><text:span text:style-name="T1">- 🇭🇰 Pool_🇭🇰HK_1237</text:span></text:p>
      <text:p text:style-name="P2"><text:s text:c="6"/><text:span text:style-name="T1">- 🇭🇰 Pool_🇭🇰HK_1238</text:span></text:p>
      <text:p text:style-name="P2"><text:s text:c="6"/><text:span text:style-name="T1">- 🇭🇰 Pool_🇭🇰HK_1239</text:span></text:p>
      <text:p text:style-name="P2"><text:s text:c="6"/><text:span text:style-name="T1">- 🇭🇰 Relay_🇭🇰HK-🇺🇸US_1245</text:span></text:p>
      <text:p text:style-name="P2"><text:s text:c="6"/><text:span text:style-name="T1">- 🇭🇰 Relay_🇭🇰HK-🇭🇰HK_1246</text:span></text:p>
      <text:p text:style-name="P2"><text:s text:c="6"/><text:span text:style-name="T1">- 🇭🇰 Relay_🇭🇰HK-🇭🇰HK_1247</text:span></text:p>
      <text:p text:style-name="P2"><text:s text:c="6"/><text:span text:style-name="T1">- 🇭🇰 Relay_🇭🇰HK-🇭🇰HK_1248</text:span></text:p>
      <text:p text:style-name="P2"><text:s text:c="6"/><text:span text:style-name="T1">- 🇯🇵 Relay_🇯🇵JP-🇯🇵JP_1459</text:span></text:p>
      <text:p text:style-name="P2"><text:s text:c="6"/><text:span text:style-name="T1">- 🇯🇵 Pool_🇯🇵JP_1460</text:span></text:p>
      <text:p text:style-name="P2"><text:s text:c="6"/><text:span text:style-name="T1">- 🇯🇵 Pool_🇯🇵JP_1461</text:span></text:p>
      <text:p text:style-name="P2"><text:s text:c="6"/><text:span text:style-name="T1">- 🇯🇵 Pool_🇯🇵JP_1462</text:span></text:p>
      <text:p text:style-name="P2"><text:s text:c="6"/><text:span text:style-name="T1">- 🇯🇵 Pool_🇯🇵JP_1463</text:span></text:p>
      <text:p text:style-name="P2"><text:s text:c="6"/><text:span text:style-name="T1">- 🇯🇵 Pool_🇯🇵JP_1464</text:span></text:p>
      <text:p text:style-name="P2"><text:s text:c="6"/><text:span text:style-name="T1">- 🇯🇵 Pool_🇯🇵JP_1465</text:span></text:p>
      <text:p text:style-name="P2"><text:s text:c="6"/><text:span text:style-name="T1">- 🇯🇵 Pool_🇯🇵JP_1466</text:span></text:p>
      <text:p text:style-name="P2"><text:s text:c="6"/><text:span text:style-name="T1">- 🇯🇵 Pool_🇯🇵JP_1467</text:span></text:p>
      <text:p text:style-name="P2"><text:s text:c="6"/><text:span text:style-name="T1">- 🇯🇵 Pool_🇯🇵JP_1468</text:span></text:p>
      <text:p text:style-name="P2"><text:s text:c="6"/><text:span text:style-name="T1">- 🇯🇵 Pool_🇯🇵JP_1469</text:span></text:p>
      <text:p text:style-name="P2"><text:s text:c="6"/><text:span text:style-name="T1">- 🇯🇵 Pool_🇯🇵JP_1470</text:span></text:p>
      <text:p text:style-name="P2"><text:s text:c="6"/><text:span text:style-name="T1">- 🇯🇵 Pool_🇯🇵JP_1471</text:span></text:p>
      <text:p text:style-name="P2"><text:s text:c="6"/><text:span text:style-name="T1">- 🇯🇵 Pool_🇯🇵JP_1472</text:span></text:p>
      <text:p text:style-name="P2"><text:s text:c="6"/><text:span text:style-name="T1">- 🇯🇵 Pool_🇯🇵JP_1473</text:span></text:p>
      <text:p text:style-name="P2"><text:s text:c="6"/><text:span text:style-name="T1">- 🇯🇵 Pool_🇯🇵JP_1474</text:span></text:p>
      <text:p text:style-name="P2"><text:s text:c="6"/><text:span text:style-name="T1">- 🇯🇵 JP_1475</text:span></text:p>
      <text:p text:style-name="P2"><text:s text:c="6"/><text:span text:style-name="T1">- 🇯🇵 Pool_🇯🇵JP_1476</text:span></text:p>
      <text:p text:style-name="P2"><text:s text:c="6"/><text:span text:style-name="T1">- 🇯🇵 JP_1477</text:span></text:p>
      <text:p text:style-name="P2"><text:s text:c="6"/><text:span text:style-name="T1">- 🇯🇵 JP_1478</text:span></text:p>
      <text:p text:style-name="P2"><text:s text:c="6"/><text:span text:style-name="T1">- 🇯🇵 Pool_🇯🇵JP_1479</text:span></text:p>
      <text:p text:style-name="P2"><text:s text:c="6"/><text:span text:style-name="T1">- 🇯🇵 Pool_🇯🇵JP_1480</text:span></text:p>
      <text:p text:style-name="P2"><text:s text:c="6"/><text:span text:style-name="T1">- 🇯🇵 Pool_🇯🇵JP_1481</text:span></text:p>
      <text:p text:style-name="P2"><text:s text:c="6"/><text:span text:style-name="T1">- 🇯🇵 Pool_🇯🇵JP_1482</text:span></text:p>
      <text:p text:style-name="P2"><text:s text:c="6"/><text:span text:style-name="T1">- 🇯🇵 Pool_🇯🇵JP_1483</text:span></text:p>
      <text:p text:style-name="P2"><text:s text:c="6"/><text:span text:style-name="T1">- 🇯🇵 Pool_🇯🇵JP_1484</text:span></text:p>
      <text:p text:style-name="P2"><text:s text:c="6"/><text:span text:style-name="T1">- 🇯🇵 Pool_🇯🇵JP_1485</text:span></text:p>
      <text:p text:style-name="P2"><text:s text:c="6"/><text:span text:style-name="T1">- 🇯🇵 Pool_🇯🇵JP_1486</text:span></text:p>
      <text:p text:style-name="P2"><text:s text:c="6"/><text:span text:style-name="T1">- 🇯🇵 Pool_🇯🇵JP_1487</text:span></text:p>
      <text:p text:style-name="P2"><text:s text:c="6"/><text:span text:style-name="T1">- 🇯🇵 Pool_🇯🇵JP_1488</text:span></text:p>
      <text:p text:style-name="P2"><text:s text:c="6"/><text:span text:style-name="T1">- 🇯🇵 Pool_🇯🇵JP_1489</text:span></text:p>
      <text:p text:style-name="P2"><text:s text:c="6"/><text:span text:style-name="T1">- 🇯🇵 JP_1490</text:span></text:p>
      <text:p text:style-name="P2"><text:s text:c="6"/><text:span text:style-name="T1">- 🇯🇵 JP_1491</text:span></text:p>
      <text:p text:style-name="P2"><text:s text:c="6"/><text:span text:style-name="T1">- 🇯🇵 JP_1492</text:span></text:p>
      <text:p text:style-name="P2"><text:s text:c="6"/><text:span text:style-name="T1">- 🇯🇵 Pool_🇯🇵JP_1493</text:span></text:p>
      <text:p text:style-name="P2"><text:s text:c="6"/><text:span text:style-name="T1">- 🇯🇵 Pool_🇯🇵JP_1494</text:span></text:p>
      <text:p text:style-name="P2"><text:s text:c="6"/><text:span text:style-name="T1">- 🇯🇵 JP_1495</text:span></text:p>
      <text:p text:style-name="P2"><text:s text:c="6"/><text:span text:style-name="T1">- 🇯🇵 Pool_🇯🇵JP_1496</text:span></text:p>
      <text:p text:style-name="P2"><text:s text:c="6"/><text:span text:style-name="T1">- 🇯🇵 Pool_🇯🇵JP_1497</text:span></text:p>
      <text:p text:style-name="P2"><text:s text:c="6"/><text:span text:style-name="T1">- 🇯🇵 JP_1498</text:span></text:p>
      <text:p text:style-name="P2"><text:s text:c="6"/><text:span text:style-name="T1">- 🇯🇵 Relay_🇯🇵JP-🇷🇺RU_1499</text:span></text:p>
      <text:p text:style-name="P2"><text:s text:c="6"/><text:span text:style-name="T1">- 🇯🇵 Relay_🇯🇵JP-🇷🇺RU_1500</text:span></text:p>
      <text:p text:style-name="P2"><text:s text:c="6"/><text:span text:style-name="T1">- 🇯🇵 Relay_🇯🇵JP-🇹🇼TW_1501</text:span></text:p>
      <text:p text:style-name="P2"><text:s text:c="6"/><text:span text:style-name="T1">- 🇭🇰 Relay_🇯🇵JP-🇭🇰HK_1502</text:span></text:p>
      <text:p text:style-name="P2"><text:s text:c="6"/><text:span text:style-name="T1">- 🇯🇵 JP_1503</text:span></text:p>
      <text:p text:style-name="P2"><text:s text:c="6"/><text:span text:style-name="T1">- 🇯🇵 Relay_🇯🇵JP-🇹🇼TW_1504</text:span></text:p>
      <text:p text:style-name="P2"><text:s text:c="6"/><text:span text:style-name="T1">- 🇭🇰 Relay_🇯🇵JP-🇭🇰HK_1505</text:span></text:p>
      <text:p text:style-name="P2"><text:s text:c="6"/><text:span text:style-name="T1">- 🇯🇵 Relay_🇯🇵JP-🇷🇺RU_1506</text:span></text:p>
      <text:p text:style-name="P2"><text:s text:c="6"/><text:span text:style-name="T1">- 🇭🇰 Relay_🇯🇵JP-🇭🇰HK_1507</text:span></text:p>
      <text:p text:style-name="P2"><text:soft-page-break/><text:s text:c="6"/><text:span text:style-name="T1">- 🇯🇵 Relay_🇯🇵JP-🇹🇼TW_1508</text:span></text:p>
      <text:p text:style-name="P2"><text:s text:c="6"/><text:span text:style-name="T1">- 🇯🇵 Relay_🇯🇵JP-🇹🇼TW_1509</text:span></text:p>
      <text:p text:style-name="P2"><text:s text:c="6"/><text:span text:style-name="T1">- 🇯🇵 Relay_🇯🇵JP-🇹🇼TW_1510</text:span></text:p>
      <text:p text:style-name="P2"><text:s text:c="6"/><text:span text:style-name="T1">- 🇯🇵 Relay_🇯🇵JP-🇺🇸US_1511</text:span></text:p>
      <text:p text:style-name="P2"><text:s text:c="6"/><text:span text:style-name="T1">- 🇯🇵 Relay_🇯🇵JP-🇺🇸US_1512</text:span></text:p>
      <text:p text:style-name="P2"><text:s text:c="6"/><text:span text:style-name="T1">- 🇭🇰 Relay_🇯🇵JP-🇭🇰HK_1513</text:span></text:p>
      <text:p text:style-name="P2"><text:s text:c="6"/><text:span text:style-name="T1">- 🇯🇵 JP_1514</text:span></text:p>
      <text:p text:style-name="P2"><text:s text:c="6"/><text:span text:style-name="T1">- 🇯🇵 Relay_🇯🇵JP-🇹🇼TW_1515</text:span></text:p>
      <text:p text:style-name="P2"><text:s text:c="6"/><text:span text:style-name="T1">- 🇭🇰 Relay_🇯🇵JP-🇭🇰HK_1516</text:span></text:p>
      <text:p text:style-name="P2"><text:s text:c="6"/><text:span text:style-name="T1">- 🇯🇵 Relay_🇯🇵JP-🇹🇼TW_1517</text:span></text:p>
      <text:p text:style-name="P2"><text:s text:c="6"/><text:span text:style-name="T1">- 🇯🇵 Relay_🇯🇵JP-🇹🇼TW_1518</text:span></text:p>
      <text:p text:style-name="P2"><text:s text:c="6"/><text:span text:style-name="T1">- 🇯🇵 Relay_🇯🇵JP-🇹🇼TW_1519</text:span></text:p>
      <text:p text:style-name="P2"><text:s text:c="6"/><text:span text:style-name="T1">- 🇯🇵 Relay_🇯🇵JP-🇯🇵JP_1520</text:span></text:p>
      <text:p text:style-name="P2"><text:s text:c="6"/><text:span text:style-name="T1">- 🇭🇰 Relay_🇯🇵JP-🇭🇰HK_1521</text:span></text:p>
      <text:p text:style-name="P2"><text:s text:c="6"/><text:span text:style-name="T1">- 🇯🇵 Relay_🇯🇵JP-🇷🇺RU_1522</text:span></text:p>
      <text:p text:style-name="P2"><text:s text:c="6"/><text:span text:style-name="T1">- 🇭🇰 Relay_🇯🇵JP-🇭🇰HK_1523</text:span></text:p>
      <text:p text:style-name="P2"><text:s text:c="6"/><text:span text:style-name="T1">- 🇯🇵 Relay_🇯🇵JP-🇺🇸US_1524</text:span></text:p>
      <text:p text:style-name="P2"><text:s text:c="6"/><text:span text:style-name="T1">- 🇯🇵 Relay_🇯🇵JP-🇯🇵JP_1525</text:span></text:p>
      <text:p text:style-name="P2"><text:s text:c="6"/><text:span text:style-name="T1">- 🇯🇵 JP_1526</text:span></text:p>
      <text:p text:style-name="P2"><text:s text:c="6"/><text:span text:style-name="T1">- 🇯🇵 Relay_🇯🇵JP-🇹🇼TW_1527</text:span></text:p>
      <text:p text:style-name="P2"><text:s text:c="6"/><text:span text:style-name="T1">- 🇭🇰 Relay_🇯🇵JP-🇭🇰HK_1528</text:span></text:p>
      <text:p text:style-name="P2"><text:s text:c="6"/><text:span text:style-name="T1">- 🇭🇰 Relay_🇯🇵JP-🇭🇰HK_1529</text:span></text:p>
      <text:p text:style-name="P2"><text:s text:c="6"/><text:span text:style-name="T1">- 🇯🇵 Relay_🇯🇵JP-🇹🇼TW_1530</text:span></text:p>
      <text:p text:style-name="P2"><text:s text:c="6"/><text:span text:style-name="T1">- 🇯🇵 Relay_🇯🇵JP-🇹🇼TW_1531</text:span></text:p>
      <text:p text:style-name="P2"><text:s text:c="6"/><text:span text:style-name="T1">- 🇭🇰 Relay_🇯🇵JP-🇭🇰HK_1532</text:span></text:p>
      <text:p text:style-name="P2"><text:s text:c="6"/><text:span text:style-name="T1">- 🇯🇵 Relay_🇯🇵JP-🇺🇸US_1533</text:span></text:p>
      <text:p text:style-name="P2"><text:s text:c="6"/><text:span text:style-name="T1">- 🇯🇵 Relay_🇯🇵JP-🇹🇼TW_1534</text:span></text:p>
      <text:p text:style-name="P2"><text:s text:c="6"/><text:span text:style-name="T1">- 🇭🇰 Relay_🇯🇵JP-🇭🇰HK_1535</text:span></text:p>
      <text:p text:style-name="P2"><text:s text:c="6"/><text:span text:style-name="T1">- 🇯🇵 Relay_🇯🇵JP-🇹🇼TW_1536</text:span></text:p>
      <text:p text:style-name="P2"><text:s text:c="6"/><text:span text:style-name="T1">- 🇯🇵 Relay_🇯🇵JP-🇹🇼TW_1537</text:span></text:p>
      <text:p text:style-name="P2"><text:s text:c="6"/><text:span text:style-name="T1">- 🇯🇵 Relay_🇯🇵JP-🇹🇼TW_1538</text:span></text:p>
      <text:p text:style-name="P2"><text:s text:c="6"/><text:span text:style-name="T1">- 🇯🇵 Relay_🇯🇵JP-🇺🇸US_1539</text:span></text:p>
      <text:p text:style-name="P2"><text:s text:c="6"/><text:span text:style-name="T1">- 🇯🇵 JP_1540</text:span></text:p>
      <text:p text:style-name="P2"><text:s text:c="6"/><text:span text:style-name="T1">- 🇯🇵 Relay_🇯🇵JP-🇯🇵JP_1541</text:span></text:p>
      <text:p text:style-name="P2"><text:s text:c="6"/><text:span text:style-name="T1">- 🇯🇵 Relay_🇯🇵JP-🇹🇼TW_1542</text:span></text:p>
      <text:p text:style-name="P2"><text:s text:c="6"/><text:span text:style-name="T1">- 🇭🇰 Relay_🇯🇵JP-🇭🇰HK_1543</text:span></text:p>
      <text:p text:style-name="P2"><text:s text:c="6"/><text:span text:style-name="T1">- 🇯🇵 Relay_🇯🇵JP-🇺🇸US_1544</text:span></text:p>
      <text:p text:style-name="P2"><text:s text:c="6"/><text:span text:style-name="T1">- 🇯🇵 Relay_🇯🇵JP-🇬🇧GB_1545</text:span></text:p>
      <text:p text:style-name="P2"><text:s text:c="6"/><text:span text:style-name="T1">- 🇰🇷 Pool_🇰🇷KR_1556</text:span></text:p>
      <text:p text:style-name="P2"><text:s text:c="6"/><text:span text:style-name="T1">- 🇰🇷 Pool_🇰🇷KR_1557</text:span></text:p>
      <text:p text:style-name="P2"><text:s text:c="6"/><text:span text:style-name="T1">- 🇰🇷 Pool_🇰🇷KR_1558</text:span></text:p>
      <text:p text:style-name="P2"><text:s text:c="6"/><text:span text:style-name="T1">- 🇰🇷 Pool_🇰🇷KR_1559</text:span></text:p>
      <text:p text:style-name="P2"><text:s text:c="6"/><text:span text:style-name="T1">- 🇰🇷 Pool_🇰🇷KR_1560</text:span></text:p>
      <text:p text:style-name="P2"><text:s text:c="6"/><text:span text:style-name="T1">- 🇰🇷 Pool_🇰🇷KR_1561</text:span></text:p>
      <text:p text:style-name="P2"><text:s text:c="6"/><text:span text:style-name="T1">- 🇰🇷 Pool_🇰🇷KR_1562</text:span></text:p>
      <text:p text:style-name="P2"><text:s text:c="6"/><text:span text:style-name="T1">- 🇰🇷 Pool_🇰🇷KR_1563</text:span></text:p>
      <text:p text:style-name="P2"><text:s text:c="6"/><text:span text:style-name="T1">- 🇰🇷 Pool_🇰🇷KR_1564</text:span></text:p>
      <text:p text:style-name="P2"><text:s text:c="6"/><text:span text:style-name="T1">- 🇰🇷 Pool_🇰🇷KR_1565</text:span></text:p>
      <text:p text:style-name="P2"><text:s text:c="6"/><text:span text:style-name="T1">- 🇰🇷 Pool_🇰🇷KR_1566</text:span></text:p>
      <text:p text:style-name="P2"><text:s text:c="6"/><text:span text:style-name="T1">- 🇰🇷 Pool_🇰🇷KR_1567</text:span></text:p>
      <text:p text:style-name="P2"><text:s text:c="6"/><text:span text:style-name="T1">- 🇰🇷 Pool_🇰🇷KR_1568</text:span></text:p>
      <text:p text:style-name="P2"><text:s text:c="6"/><text:span text:style-name="T1">- 🇰🇷 Pool_🇰🇷KR_1569</text:span></text:p>
      <text:p text:style-name="P2"><text:s text:c="6"/><text:span text:style-name="T1">- 🇰🇷 Pool_🇰🇷KR_1570</text:span></text:p>
      <text:p text:style-name="P2"><text:s text:c="6"/><text:span text:style-name="T1">- 🇰🇷 Pool_🇰🇷KR_1571</text:span></text:p>
      <text:p text:style-name="P2"><text:s text:c="6"/><text:span text:style-name="T1">- 🇰🇷 KR_1572</text:span></text:p>
      <text:p text:style-name="P2"><text:s text:c="6"/><text:span text:style-name="T1">- 🇰🇷 Relay_🇰🇷KR-🇰🇷KR_1573</text:span></text:p>
      <text:p text:style-name="P2"><text:soft-page-break/><text:s text:c="6"/><text:span text:style-name="T1">- 🇸🇬 SG_2026</text:span></text:p>
      <text:p text:style-name="P2"><text:s text:c="6"/><text:span text:style-name="T1">- 🇸🇬 Pool_🇸🇬SG_2027</text:span></text:p>
      <text:p text:style-name="P2"><text:s text:c="6"/><text:span text:style-name="T1">- 🇸🇬 Pool_🇸🇬SG_2028</text:span></text:p>
      <text:p text:style-name="P2"><text:s text:c="6"/><text:span text:style-name="T1">- 🇸🇬 SG_2029</text:span></text:p>
      <text:p text:style-name="P2"><text:s text:c="6"/><text:span text:style-name="T1">- 🇸🇬 Pool_🇸🇬SG_2030</text:span></text:p>
      <text:p text:style-name="P2"><text:s text:c="6"/><text:span text:style-name="T1">- 🇸🇬 Pool_🇸🇬SG_2031</text:span></text:p>
      <text:p text:style-name="P2"><text:s text:c="6"/><text:span text:style-name="T1">- 🇸🇬 SG_2032</text:span></text:p>
      <text:p text:style-name="P2"><text:s text:c="6"/><text:span text:style-name="T1">- 🇸🇬 SG_2033</text:span></text:p>
      <text:p text:style-name="P2"><text:s text:c="6"/><text:span text:style-name="T1">- 🇸🇬 Pool_🇸🇬SG_2034</text:span></text:p>
      <text:p text:style-name="P2"><text:s text:c="6"/><text:span text:style-name="T1">- 🇸🇬 SG_2035</text:span></text:p>
      <text:p text:style-name="P2"><text:s text:c="6"/><text:span text:style-name="T1">- 🇸🇬 SG_2036</text:span></text:p>
      <text:p text:style-name="P2"><text:s text:c="6"/><text:span text:style-name="T1">- 🇸🇬 Pool_🇸🇬SG_2037</text:span></text:p>
      <text:p text:style-name="P2"><text:s text:c="6"/><text:span text:style-name="T1">- 🇸🇬 Pool_🇸🇬SG_2038</text:span></text:p>
      <text:p text:style-name="P2"><text:s text:c="6"/><text:span text:style-name="T1">- 🇸🇬 Pool_🇸🇬SG_2039</text:span></text:p>
      <text:p text:style-name="P2"><text:s text:c="6"/><text:span text:style-name="T1">- 🇸🇬 SG_2040</text:span></text:p>
      <text:p text:style-name="P2"><text:s text:c="6"/><text:span text:style-name="T1">- 🇸🇬 SG_2041</text:span></text:p>
      <text:p text:style-name="P2"><text:s text:c="6"/><text:span text:style-name="T1">- 🇸🇬 Pool_🇸🇬SG_2042</text:span></text:p>
      <text:p text:style-name="P2"><text:s text:c="6"/><text:span text:style-name="T1">- 🇸🇬 Pool_🇸🇬SG_2043</text:span></text:p>
      <text:p text:style-name="P2"><text:s text:c="6"/><text:span text:style-name="T1">- 🇸🇬 Pool_🇸🇬SG_2044</text:span></text:p>
      <text:p text:style-name="P2"><text:s text:c="6"/><text:span text:style-name="T1">- 🇸🇬 Pool_🇸🇬SG_2045</text:span></text:p>
      <text:p text:style-name="P2"><text:s text:c="6"/><text:span text:style-name="T1">- 🇸🇬 Pool_🇸🇬SG_2046</text:span></text:p>
      <text:p text:style-name="P2"><text:s text:c="6"/><text:span text:style-name="T1">- 🇸🇬 Pool_🇸🇬SG_2047</text:span></text:p>
      <text:p text:style-name="P2"><text:s text:c="6"/><text:span text:style-name="T1">- 🇸🇬 SG_2048</text:span></text:p>
      <text:p text:style-name="P2"><text:s text:c="6"/><text:span text:style-name="T1">- 🇸🇬 SG_2049</text:span></text:p>
      <text:p text:style-name="P2"><text:s text:c="6"/><text:span text:style-name="T1">- 🇸🇬 SG_2050</text:span></text:p>
      <text:p text:style-name="P2"><text:s text:c="6"/><text:span text:style-name="T1">- 🇸🇬 SG_2051</text:span></text:p>
      <text:p text:style-name="P2"><text:s text:c="6"/><text:span text:style-name="T1">- 🇸🇬 Pool_🇸🇬SG_2052</text:span></text:p>
      <text:p text:style-name="P2"><text:s text:c="6"/><text:span text:style-name="T1">- 🇸🇬 Pool_🇸🇬SG_2053</text:span></text:p>
      <text:p text:style-name="P2"><text:s text:c="6"/><text:span text:style-name="T1">- 🇸🇬 SG_2055</text:span></text:p>
      <text:p text:style-name="P2"><text:s text:c="6"/><text:span text:style-name="T1">- 🇨🇳 TW_2083</text:span></text:p>
      <text:p text:style-name="P2"><text:s text:c="6"/><text:span text:style-name="T1">- 🇨🇳 Pool_🇹🇼TW_2084</text:span></text:p>
      <text:p text:style-name="P2"><text:s text:c="6"/><text:span text:style-name="T1">- 🇨🇳 Pool_🇹🇼TW_2085</text:span></text:p>
      <text:p text:style-name="P2"><text:s text:c="6"/><text:span text:style-name="T1">- 🇨🇳 Pool_🇹🇼TW_2086</text:span></text:p>
      <text:p text:style-name="P2"><text:s text:c="6"/><text:span text:style-name="T1">- 🇨🇳 Pool_🇹🇼TW_2087</text:span></text:p>
      <text:p text:style-name="P2"><text:s text:c="6"/><text:span text:style-name="T1">- 🇨🇳 Pool_🇹🇼TW_2088</text:span></text:p>
      <text:p text:style-name="P2"><text:s text:c="6"/><text:span text:style-name="T1">- 🇨🇳 Pool_🇹🇼TW_2089</text:span></text:p>
      <text:p text:style-name="P2"><text:s text:c="6"/><text:span text:style-name="T1">- 🇨🇳 TW_2090</text:span></text:p>
      <text:p text:style-name="P2"><text:s text:c="6"/><text:span text:style-name="T1">- 🇨🇳 Pool_🇹🇼TW_2091</text:span></text:p>
      <text:p text:style-name="P2"><text:s text:c="6"/><text:span text:style-name="T1">- 🇨🇳 Pool_🇹🇼TW_2092</text:span></text:p>
      <text:p text:style-name="P2"><text:s text:c="6"/><text:span text:style-name="T1">- 🇨🇳 Pool_🇹🇼TW_2093</text:span></text:p>
      <text:p text:style-name="P2"><text:s text:c="6"/><text:span text:style-name="T1">- 🇨🇳 Pool_🇹🇼TW_2094</text:span></text:p>
      <text:p text:style-name="P2"><text:s text:c="6"/><text:span text:style-name="T1">- 🇨🇳 Pool_🇹🇼TW_2095</text:span></text:p>
      <text:p text:style-name="P2"><text:s text:c="6"/><text:span text:style-name="T1">- 🇨🇳 Pool_🇹🇼TW_2096</text:span></text:p>
      <text:p text:style-name="P2"><text:s text:c="6"/><text:span text:style-name="T1">- 🇨🇳 Pool_🇹🇼TW_2097</text:span></text:p>
      <text:p text:style-name="P2"><text:s text:c="6"/><text:span text:style-name="T1">- 🇨🇳 Pool_🇹🇼TW_2098</text:span></text:p>
      <text:p text:style-name="P2"><text:s text:c="6"/><text:span text:style-name="T1">- 🇨🇳 Pool_🇹🇼TW_2099</text:span></text:p>
      <text:p text:style-name="P2"><text:s text:c="6"/><text:span text:style-name="T1">- 🇨🇳 Pool_🇹🇼TW_2100</text:span></text:p>
      <text:p text:style-name="P2"><text:s text:c="6"/><text:span text:style-name="T1">- 🇨🇳 Pool_🇹🇼TW_2101</text:span></text:p>
      <text:p text:style-name="P2"><text:s text:c="6"/><text:span text:style-name="T1">- 🇨🇳 Pool_🇹🇼TW_2102</text:span></text:p>
      <text:p text:style-name="P2"><text:s text:c="6"/><text:span text:style-name="T1">- 🇨🇳 Pool_🇹🇼TW_2103</text:span></text:p>
      <text:p text:style-name="P2"><text:s text:c="6"/><text:span text:style-name="T1">- 🇨🇳 Pool_🇹🇼TW_2104</text:span></text:p>
      <text:p text:style-name="P2"><text:s text:c="6"/><text:span text:style-name="T1">- 🇨🇳 TW_2105</text:span></text:p>
      <text:p text:style-name="P2"><text:s text:c="6"/><text:span text:style-name="T1">- 🇨🇳 Pool_🇹🇼TW_2106</text:span></text:p>
      <text:p text:style-name="P2"><text:s text:c="6"/><text:span text:style-name="T1">- 🇨🇳 Pool_🇹🇼TW_2107</text:span></text:p>
      <text:p text:style-name="P2"><text:s text:c="6"/><text:span text:style-name="T1">- 🇨🇳 Pool_🇹🇼TW_2108</text:span></text:p>
      <text:p text:style-name="P2"><text:s text:c="6"/><text:span text:style-name="T1">- 🇨🇳 Pool_🇹🇼TW_2109</text:span></text:p>
      <text:p text:style-name="P2"><text:soft-page-break/><text:s text:c="6"/><text:span text:style-name="T1">- 🇨🇳 Pool_🇹🇼TW_2110</text:span></text:p>
      <text:p text:style-name="P2"><text:s text:c="6"/><text:span text:style-name="T1">- 🇨🇳 Pool_🇹🇼TW_2111</text:span></text:p>
      <text:p text:style-name="P2"><text:s text:c="6"/><text:span text:style-name="T1">- 🇨🇳 Pool_🇹🇼TW_2112</text:span></text:p>
      <text:p text:style-name="P2"><text:s text:c="6"/><text:span text:style-name="T1">- 🇨🇳 Pool_🇹🇼TW_2113</text:span></text:p>
      <text:p text:style-name="P2"><text:s text:c="6"/><text:span text:style-name="T1">- 🇨🇳 Pool_🇹🇼TW_2114</text:span></text:p>
      <text:p text:style-name="P2"><text:s text:c="6"/><text:span text:style-name="T1">- 🇨🇳 Pool_🇹🇼TW_2115</text:span></text:p>
      <text:p text:style-name="P2"><text:s text:c="6"/><text:span text:style-name="T1">- 🇨🇳 Pool_🇹🇼TW_2116</text:span></text:p>
      <text:p text:style-name="P2"><text:s text:c="6"/><text:span text:style-name="T1">- 🇨🇳 Pool_🇹🇼TW_2117</text:span></text:p>
      <text:p text:style-name="P2"><text:s text:c="6"/><text:span text:style-name="T1">- 🇨🇳 Pool_🇹🇼TW_2118</text:span></text:p>
      <text:p text:style-name="P2"><text:s text:c="6"/><text:span text:style-name="T1">- 🇨🇳 Pool_🇹🇼TW_2119</text:span></text:p>
      <text:p text:style-name="P2"><text:s text:c="6"/><text:span text:style-name="T1">- 🇨🇳 TW_2121</text:span></text:p>
      <text:p text:style-name="P2"><text:s text:c="6"/><text:span text:style-name="T1">- 🇨🇳 Relay_🇹🇼TW-🇹🇼TW_2122</text:span></text:p>
      <text:p text:style-name="P2"><text:s text:c="6"/><text:span text:style-name="T1">- 🇨🇳 TW_2123</text:span></text:p>
      <text:p text:style-name="P2"><text:s text:c="6"/><text:span text:style-name="T1">- 🇨🇳 Relay_🇹🇼TW-🇹🇼TW_2124</text:span></text:p>
      <text:p text:style-name="P2"><text:s text:c="6"/><text:span text:style-name="T1">- 🇨🇳 Relay_🇹🇼TW-🇹🇼TW_2125</text:span></text:p>
      <text:p text:style-name="P2"><text:s text:c="6"/><text:span text:style-name="T1">- 🇨🇳 TW_2126</text:span></text:p>
      <text:p text:style-name="P2"><text:s text:c="6"/><text:span text:style-name="T1">- 🇨🇳 Relay_🇹🇼TW-🇹🇼TW_2127</text:span></text:p>
      <text:p text:style-name="P2"><text:s text:c="6"/><text:span text:style-name="T1">- 🇨🇳 Relay_🇹🇼TW-🇹🇼TW_2128</text:span></text:p>
      <text:p text:style-name="P2"><text:s text:c="6"/><text:span text:style-name="T1">- 🇨🇳 TW_2129</text:span></text:p>
      <text:p text:style-name="P2"><text:s text:c="6"/><text:span text:style-name="T1">- 🇨🇳 TW_2130</text:span></text:p>
      <text:p text:style-name="P2"><text:s text:c="6"/><text:span text:style-name="T1">- 🇨🇳 TW_2131</text:span></text:p>
      <text:p text:style-name="P2"><text:s text:c="6"/><text:span text:style-name="T1">- 🇨🇳 TW_2132</text:span></text:p>
      <text:p text:style-name="P2"><text:s text:c="6"/><text:span text:style-name="T1">- 🇯🇵 Relay_🇺🇸US-🇯🇵JP_2831</text:span></text:p>
      <text:p text:style-name="P2"><text:s text:c="6"/><text:span text:style-name="T1">- 🇸🇬 Relay_🇺🇸US-🇸🇬SG_2834</text:span></text:p>
      <text:p text:style-name="P2"><text:s text:c="6"/><text:span text:style-name="T1">- 🇯🇵 Relay_🇺🇸US-🇯🇵JP_2835</text:span></text:p>
      <text:p text:style-name="P2"><text:s text:c="6"/><text:span text:style-name="T1">- 🇸🇬 Relay_🇺🇸US-🇸🇬SG_2855</text:span></text:p>
      <text:p text:style-name="P2"><text:s text:c="2"/><text:span text:style-name="T1">- name: 🌍 </text:span><text:span text:style-name="T2">国外媒体</text:span></text:p>
      <text:p text:style-name="P2"><text:s text:c="4"/><text:span text:style-name="T1">type: select</text:span></text:p>
      <text:p text:style-name="P2"><text:s text:c="4"/><text:span text:style-name="T1">proxies:</text:span></text:p>
      <text:p text:style-name="P2"><text:s text:c="6"/><text:span text:style-name="T1">- 🔰 </text:span><text:span text:style-name="T2">节点选择</text:span></text:p>
      <text:p text:style-name="P2"><text:s text:c="6"/><text:span text:style-name="T1">- ♻️ </text:span><text:span text:style-name="T2">自动选择</text:span></text:p>
      <text:p text:style-name="P2"><text:s text:c="6"/><text:span text:style-name="T1">- 🎯 </text:span><text:span text:style-name="T2">全球直连</text:span></text:p>
      <text:p text:style-name="P2"><text:s text:c="6"/><text:span text:style-name="T1">- 🇦🇺 Relay_🇦🇺AU-🇭🇰HK_266</text:span></text:p>
      <text:p text:style-name="P2"><text:s text:c="6"/><text:span text:style-name="T1">- 🇦🇺 Relay_🇦🇺AU-🇭🇰HK_267</text:span></text:p>
      <text:p text:style-name="P2"><text:s text:c="6"/><text:span text:style-name="T1">- 🇦🇺 Relay_🇦🇺AU-🇭🇰HK_268</text:span></text:p>
      <text:p text:style-name="P2"><text:s text:c="6"/><text:span text:style-name="T1">- 🇦🇺 Relay_🇦🇺AU-🇭🇰HK_269</text:span></text:p>
      <text:p text:style-name="P2"><text:s text:c="6"/><text:span text:style-name="T1">- 🇦🇺 Relay_🇦🇺AU-🇭🇰HK_270</text:span></text:p>
      <text:p text:style-name="P2"><text:s text:c="6"/><text:span text:style-name="T1">- 🇦🇺 Relay_🇦🇺AU-🇭🇰HK_272</text:span></text:p>
      <text:p text:style-name="P2"><text:s text:c="6"/><text:span text:style-name="T1">- 🇨🇳 Relay_🇨🇳CN-🇨🇳CN_460</text:span></text:p>
      <text:p text:style-name="P2"><text:s text:c="6"/><text:span text:style-name="T1">- 🇭🇰 Relay_🇨🇳CN-🇭🇰HK_465</text:span></text:p>
      <text:p text:style-name="P2"><text:s text:c="6"/><text:span text:style-name="T1">- 🇭🇰 Relay_🇨🇳CN-🇭🇰HK_466</text:span></text:p>
      <text:p text:style-name="P2"><text:s text:c="6"/><text:span text:style-name="T1">- 🇭🇰 Relay_🇨🇳CN-🇭🇰HK_467</text:span></text:p>
      <text:p text:style-name="P2"><text:s text:c="6"/><text:span text:style-name="T1">- 🇺🇸 Relay_🇨🇳CN-🇺🇸US_468</text:span></text:p>
      <text:p text:style-name="P2"><text:s text:c="6"/><text:span text:style-name="T1">- 🇰🇷 Relay_🇨🇳CN-🇰🇷KR_469</text:span></text:p>
      <text:p text:style-name="P2"><text:s text:c="6"/><text:span text:style-name="T1">- 🇨🇳 Relay_🇨🇳CN-🇹🇼TW_470</text:span></text:p>
      <text:p text:style-name="P2"><text:s text:c="6"/><text:span text:style-name="T1">- 🇺🇸 Relay_🇨🇳CN-🇺🇸US_471</text:span></text:p>
      <text:p text:style-name="P2"><text:s text:c="6"/><text:span text:style-name="T1">- 🇺🇸 Relay_🇨🇳CN-🇺🇸US_472</text:span></text:p>
      <text:p text:style-name="P2"><text:s text:c="6"/><text:span text:style-name="T1">- 🇺🇸 Relay_🇨🇳CN-🇺🇸US_473</text:span></text:p>
      <text:p text:style-name="P2"><text:s text:c="6"/><text:span text:style-name="T1">- 🇨🇳 Relay_🇨🇳CN-🇹🇼TW_474</text:span></text:p>
      <text:p text:style-name="P2"><text:s text:c="6"/><text:span text:style-name="T1">- 🇨🇳 Relay_🇨🇳CN-🇹🇼TW_475</text:span></text:p>
      <text:p text:style-name="P2"><text:s text:c="6"/><text:span text:style-name="T1">- 🇨🇳 Relay_🇨🇳CN-🇹🇼TW_476</text:span></text:p>
      <text:p text:style-name="P2"><text:s text:c="6"/><text:span text:style-name="T1">- 🇷🇺 Relay_🇨🇳CN-🇷🇺RU_477</text:span></text:p>
      <text:p text:style-name="P2"><text:s text:c="6"/><text:span text:style-name="T1">- 🇭🇰 Relay_🇨🇳CN-🇭🇰HK_478</text:span></text:p>
      <text:p text:style-name="P2"><text:s text:c="6"/><text:span text:style-name="T1">- 🇭🇰 Pool_🇭🇰HK_1208</text:span></text:p>
      <text:p text:style-name="P2"><text:s text:c="6"/><text:span text:style-name="T1">- 🇭🇰 Pool_🇭🇰HK_1209</text:span></text:p>
      <text:p text:style-name="P2"><text:s text:c="6"/><text:span text:style-name="T1">- 🇭🇰 Pool_🇭🇰HK_1210</text:span></text:p>
      <text:p text:style-name="P2"><text:soft-page-break/><text:s text:c="6"/><text:span text:style-name="T1">- 🇭🇰 Pool_🇭🇰HK_1211</text:span></text:p>
      <text:p text:style-name="P2"><text:s text:c="6"/><text:span text:style-name="T1">- 🇭🇰 Pool_🇭🇰HK_1212</text:span></text:p>
      <text:p text:style-name="P2"><text:s text:c="6"/><text:span text:style-name="T1">- 🇭🇰 Pool_🇭🇰HK_1213</text:span></text:p>
      <text:p text:style-name="P2"><text:s text:c="6"/><text:span text:style-name="T1">- 🇭🇰 Pool_🇭🇰HK_1214</text:span></text:p>
      <text:p text:style-name="P2"><text:s text:c="6"/><text:span text:style-name="T1">- 🇭🇰 Pool_🇭🇰HK_1215</text:span></text:p>
      <text:p text:style-name="P2"><text:s text:c="6"/><text:span text:style-name="T1">- 🇭🇰 Pool_🇭🇰HK_1216</text:span></text:p>
      <text:p text:style-name="P2"><text:s text:c="6"/><text:span text:style-name="T1">- 🇭🇰 Pool_🇭🇰HK_1217</text:span></text:p>
      <text:p text:style-name="P2"><text:s text:c="6"/><text:span text:style-name="T1">- 🇭🇰 Pool_🇭🇰HK_1218</text:span></text:p>
      <text:p text:style-name="P2"><text:s text:c="6"/><text:span text:style-name="T1">- 🇭🇰 Pool_🇭🇰HK_1219</text:span></text:p>
      <text:p text:style-name="P2"><text:s text:c="6"/><text:span text:style-name="T1">- 🇭🇰 Pool_🇭🇰HK_1220</text:span></text:p>
      <text:p text:style-name="P2"><text:s text:c="6"/><text:span text:style-name="T1">- 🇭🇰 Pool_🇭🇰HK_1221</text:span></text:p>
      <text:p text:style-name="P2"><text:s text:c="6"/><text:span text:style-name="T1">- 🇭🇰 Pool_🇭🇰HK_1222</text:span></text:p>
      <text:p text:style-name="P2"><text:s text:c="6"/><text:span text:style-name="T1">- 🇭🇰 Pool_🇭🇰HK_1223</text:span></text:p>
      <text:p text:style-name="P2"><text:s text:c="6"/><text:span text:style-name="T1">- 🇭🇰 Pool_🇭🇰HK_1224</text:span></text:p>
      <text:p text:style-name="P2"><text:s text:c="6"/><text:span text:style-name="T1">- 🇭🇰 Pool_🇭🇰HK_1225</text:span></text:p>
      <text:p text:style-name="P2"><text:s text:c="6"/><text:span text:style-name="T1">- 🇭🇰 Pool_🇭🇰HK_1226</text:span></text:p>
      <text:p text:style-name="P2"><text:s text:c="6"/><text:span text:style-name="T1">- 🇭🇰 Pool_🇭🇰HK_1227</text:span></text:p>
      <text:p text:style-name="P2"><text:s text:c="6"/><text:span text:style-name="T1">- 🇭🇰 Pool_🇭🇰HK_1228</text:span></text:p>
      <text:p text:style-name="P2"><text:s text:c="6"/><text:span text:style-name="T1">- 🇭🇰 Pool_🇭🇰HK_1229</text:span></text:p>
      <text:p text:style-name="P2"><text:s text:c="6"/><text:span text:style-name="T1">- 🇭🇰 Pool_🇭🇰HK_1230</text:span></text:p>
      <text:p text:style-name="P2"><text:s text:c="6"/><text:span text:style-name="T1">- 🇭🇰 Pool_🇭🇰HK_1231</text:span></text:p>
      <text:p text:style-name="P2"><text:s text:c="6"/><text:span text:style-name="T1">- 🇭🇰 Pool_🇭🇰HK_1232</text:span></text:p>
      <text:p text:style-name="P2"><text:s text:c="6"/><text:span text:style-name="T1">- 🇭🇰 Pool_🇭🇰HK_1233</text:span></text:p>
      <text:p text:style-name="P2"><text:s text:c="6"/><text:span text:style-name="T1">- 🇭🇰 Pool_🇭🇰HK_1234</text:span></text:p>
      <text:p text:style-name="P2"><text:s text:c="6"/><text:span text:style-name="T1">- 🇭🇰 Pool_🇭🇰HK_1235</text:span></text:p>
      <text:p text:style-name="P2"><text:s text:c="6"/><text:span text:style-name="T1">- 🇭🇰 Pool_🇭🇰HK_1236</text:span></text:p>
      <text:p text:style-name="P2"><text:s text:c="6"/><text:span text:style-name="T1">- 🇭🇰 Pool_🇭🇰HK_1237</text:span></text:p>
      <text:p text:style-name="P2"><text:s text:c="6"/><text:span text:style-name="T1">- 🇭🇰 Pool_🇭🇰HK_1238</text:span></text:p>
      <text:p text:style-name="P2"><text:s text:c="6"/><text:span text:style-name="T1">- 🇭🇰 Pool_🇭🇰HK_1239</text:span></text:p>
      <text:p text:style-name="P2"><text:s text:c="6"/><text:span text:style-name="T1">- 🇭🇰 Relay_🇭🇰HK-🇺🇸US_1245</text:span></text:p>
      <text:p text:style-name="P2"><text:s text:c="6"/><text:span text:style-name="T1">- 🇭🇰 Relay_🇭🇰HK-🇭🇰HK_1246</text:span></text:p>
      <text:p text:style-name="P2"><text:s text:c="6"/><text:span text:style-name="T1">- 🇭🇰 Relay_🇭🇰HK-🇭🇰HK_1247</text:span></text:p>
      <text:p text:style-name="P2"><text:s text:c="6"/><text:span text:style-name="T1">- 🇭🇰 Relay_🇭🇰HK-🇭🇰HK_1248</text:span></text:p>
      <text:p text:style-name="P2"><text:s text:c="6"/><text:span text:style-name="T1">- 🇯🇵 Relay_🇯🇵JP-🇯🇵JP_1459</text:span></text:p>
      <text:p text:style-name="P2"><text:s text:c="6"/><text:span text:style-name="T1">- 🇯🇵 Pool_🇯🇵JP_1460</text:span></text:p>
      <text:p text:style-name="P2"><text:s text:c="6"/><text:span text:style-name="T1">- 🇯🇵 Pool_🇯🇵JP_1461</text:span></text:p>
      <text:p text:style-name="P2"><text:s text:c="6"/><text:span text:style-name="T1">- 🇯🇵 Pool_🇯🇵JP_1462</text:span></text:p>
      <text:p text:style-name="P2"><text:s text:c="6"/><text:span text:style-name="T1">- 🇯🇵 Pool_🇯🇵JP_1463</text:span></text:p>
      <text:p text:style-name="P2"><text:s text:c="6"/><text:span text:style-name="T1">- 🇯🇵 Pool_🇯🇵JP_1464</text:span></text:p>
      <text:p text:style-name="P2"><text:s text:c="6"/><text:span text:style-name="T1">- 🇯🇵 Pool_🇯🇵JP_1465</text:span></text:p>
      <text:p text:style-name="P2"><text:s text:c="6"/><text:span text:style-name="T1">- 🇯🇵 Pool_🇯🇵JP_1466</text:span></text:p>
      <text:p text:style-name="P2"><text:s text:c="6"/><text:span text:style-name="T1">- 🇯🇵 Pool_🇯🇵JP_1467</text:span></text:p>
      <text:p text:style-name="P2"><text:s text:c="6"/><text:span text:style-name="T1">- 🇯🇵 Pool_🇯🇵JP_1468</text:span></text:p>
      <text:p text:style-name="P2"><text:s text:c="6"/><text:span text:style-name="T1">- 🇯🇵 Pool_🇯🇵JP_1469</text:span></text:p>
      <text:p text:style-name="P2"><text:s text:c="6"/><text:span text:style-name="T1">- 🇯🇵 Pool_🇯🇵JP_1470</text:span></text:p>
      <text:p text:style-name="P2"><text:s text:c="6"/><text:span text:style-name="T1">- 🇯🇵 Pool_🇯🇵JP_1471</text:span></text:p>
      <text:p text:style-name="P2"><text:s text:c="6"/><text:span text:style-name="T1">- 🇯🇵 Pool_🇯🇵JP_1472</text:span></text:p>
      <text:p text:style-name="P2"><text:s text:c="6"/><text:span text:style-name="T1">- 🇯🇵 Pool_🇯🇵JP_1473</text:span></text:p>
      <text:p text:style-name="P2"><text:s text:c="6"/><text:span text:style-name="T1">- 🇯🇵 Pool_🇯🇵JP_1474</text:span></text:p>
      <text:p text:style-name="P2"><text:s text:c="6"/><text:span text:style-name="T1">- 🇯🇵 JP_1475</text:span></text:p>
      <text:p text:style-name="P2"><text:s text:c="6"/><text:span text:style-name="T1">- 🇯🇵 Pool_🇯🇵JP_1476</text:span></text:p>
      <text:p text:style-name="P2"><text:s text:c="6"/><text:span text:style-name="T1">- 🇯🇵 JP_1477</text:span></text:p>
      <text:p text:style-name="P2"><text:s text:c="6"/><text:span text:style-name="T1">- 🇯🇵 JP_1478</text:span></text:p>
      <text:p text:style-name="P2"><text:s text:c="6"/><text:span text:style-name="T1">- 🇯🇵 Pool_🇯🇵JP_1479</text:span></text:p>
      <text:p text:style-name="P2"><text:s text:c="6"/><text:span text:style-name="T1">- 🇯🇵 Pool_🇯🇵JP_1480</text:span></text:p>
      <text:p text:style-name="P2"><text:s text:c="6"/><text:span text:style-name="T1">- 🇯🇵 Pool_🇯🇵JP_1481</text:span></text:p>
      <text:p text:style-name="P2"><text:soft-page-break/><text:s text:c="6"/><text:span text:style-name="T1">- 🇯🇵 Pool_🇯🇵JP_1482</text:span></text:p>
      <text:p text:style-name="P2"><text:s text:c="6"/><text:span text:style-name="T1">- 🇯🇵 Pool_🇯🇵JP_1483</text:span></text:p>
      <text:p text:style-name="P2"><text:s text:c="6"/><text:span text:style-name="T1">- 🇯🇵 Pool_🇯🇵JP_1484</text:span></text:p>
      <text:p text:style-name="P2"><text:s text:c="6"/><text:span text:style-name="T1">- 🇯🇵 Pool_🇯🇵JP_1485</text:span></text:p>
      <text:p text:style-name="P2"><text:s text:c="6"/><text:span text:style-name="T1">- 🇯🇵 Pool_🇯🇵JP_1486</text:span></text:p>
      <text:p text:style-name="P2"><text:s text:c="6"/><text:span text:style-name="T1">- 🇯🇵 Pool_🇯🇵JP_1487</text:span></text:p>
      <text:p text:style-name="P2"><text:s text:c="6"/><text:span text:style-name="T1">- 🇯🇵 Pool_🇯🇵JP_1488</text:span></text:p>
      <text:p text:style-name="P2"><text:s text:c="6"/><text:span text:style-name="T1">- 🇯🇵 Pool_🇯🇵JP_1489</text:span></text:p>
      <text:p text:style-name="P2"><text:s text:c="6"/><text:span text:style-name="T1">- 🇯🇵 JP_1490</text:span></text:p>
      <text:p text:style-name="P2"><text:s text:c="6"/><text:span text:style-name="T1">- 🇯🇵 JP_1491</text:span></text:p>
      <text:p text:style-name="P2"><text:s text:c="6"/><text:span text:style-name="T1">- 🇯🇵 JP_1492</text:span></text:p>
      <text:p text:style-name="P2"><text:s text:c="6"/><text:span text:style-name="T1">- 🇯🇵 Pool_🇯🇵JP_1493</text:span></text:p>
      <text:p text:style-name="P2"><text:s text:c="6"/><text:span text:style-name="T1">- 🇯🇵 Pool_🇯🇵JP_1494</text:span></text:p>
      <text:p text:style-name="P2"><text:s text:c="6"/><text:span text:style-name="T1">- 🇯🇵 JP_1495</text:span></text:p>
      <text:p text:style-name="P2"><text:s text:c="6"/><text:span text:style-name="T1">- 🇯🇵 Pool_🇯🇵JP_1496</text:span></text:p>
      <text:p text:style-name="P2"><text:s text:c="6"/><text:span text:style-name="T1">- 🇯🇵 Pool_🇯🇵JP_1497</text:span></text:p>
      <text:p text:style-name="P2"><text:s text:c="6"/><text:span text:style-name="T1">- 🇯🇵 JP_1498</text:span></text:p>
      <text:p text:style-name="P2"><text:s text:c="6"/><text:span text:style-name="T1">- 🇯🇵 Relay_🇯🇵JP-🇷🇺RU_1499</text:span></text:p>
      <text:p text:style-name="P2"><text:s text:c="6"/><text:span text:style-name="T1">- 🇯🇵 Relay_🇯🇵JP-🇷🇺RU_1500</text:span></text:p>
      <text:p text:style-name="P2"><text:s text:c="6"/><text:span text:style-name="T1">- 🇯🇵 Relay_🇯🇵JP-🇹🇼TW_1501</text:span></text:p>
      <text:p text:style-name="P2"><text:s text:c="6"/><text:span text:style-name="T1">- 🇭🇰 Relay_🇯🇵JP-🇭🇰HK_1502</text:span></text:p>
      <text:p text:style-name="P2"><text:s text:c="6"/><text:span text:style-name="T1">- 🇯🇵 JP_1503</text:span></text:p>
      <text:p text:style-name="P2"><text:s text:c="6"/><text:span text:style-name="T1">- 🇯🇵 Relay_🇯🇵JP-🇹🇼TW_1504</text:span></text:p>
      <text:p text:style-name="P2"><text:s text:c="6"/><text:span text:style-name="T1">- 🇭🇰 Relay_🇯🇵JP-🇭🇰HK_1505</text:span></text:p>
      <text:p text:style-name="P2"><text:s text:c="6"/><text:span text:style-name="T1">- 🇯🇵 Relay_🇯🇵JP-🇷🇺RU_1506</text:span></text:p>
      <text:p text:style-name="P2"><text:s text:c="6"/><text:span text:style-name="T1">- 🇭🇰 Relay_🇯🇵JP-🇭🇰HK_1507</text:span></text:p>
      <text:p text:style-name="P2"><text:s text:c="6"/><text:span text:style-name="T1">- 🇯🇵 Relay_🇯🇵JP-🇹🇼TW_1508</text:span></text:p>
      <text:p text:style-name="P2"><text:s text:c="6"/><text:span text:style-name="T1">- 🇯🇵 Relay_🇯🇵JP-🇹🇼TW_1509</text:span></text:p>
      <text:p text:style-name="P2"><text:s text:c="6"/><text:span text:style-name="T1">- 🇯🇵 Relay_🇯🇵JP-🇹🇼TW_1510</text:span></text:p>
      <text:p text:style-name="P2"><text:s text:c="6"/><text:span text:style-name="T1">- 🇯🇵 Relay_🇯🇵JP-🇺🇸US_1511</text:span></text:p>
      <text:p text:style-name="P2"><text:s text:c="6"/><text:span text:style-name="T1">- 🇯🇵 Relay_🇯🇵JP-🇺🇸US_1512</text:span></text:p>
      <text:p text:style-name="P2"><text:s text:c="6"/><text:span text:style-name="T1">- 🇭🇰 Relay_🇯🇵JP-🇭🇰HK_1513</text:span></text:p>
      <text:p text:style-name="P2"><text:s text:c="6"/><text:span text:style-name="T1">- 🇯🇵 JP_1514</text:span></text:p>
      <text:p text:style-name="P2"><text:s text:c="6"/><text:span text:style-name="T1">- 🇯🇵 Relay_🇯🇵JP-🇹🇼TW_1515</text:span></text:p>
      <text:p text:style-name="P2"><text:s text:c="6"/><text:span text:style-name="T1">- 🇭🇰 Relay_🇯🇵JP-🇭🇰HK_1516</text:span></text:p>
      <text:p text:style-name="P2"><text:s text:c="6"/><text:span text:style-name="T1">- 🇯🇵 Relay_🇯🇵JP-🇹🇼TW_1517</text:span></text:p>
      <text:p text:style-name="P2"><text:s text:c="6"/><text:span text:style-name="T1">- 🇯🇵 Relay_🇯🇵JP-🇹🇼TW_1518</text:span></text:p>
      <text:p text:style-name="P2"><text:s text:c="6"/><text:span text:style-name="T1">- 🇯🇵 Relay_🇯🇵JP-🇹🇼TW_1519</text:span></text:p>
      <text:p text:style-name="P2"><text:s text:c="6"/><text:span text:style-name="T1">- 🇯🇵 Relay_🇯🇵JP-🇯🇵JP_1520</text:span></text:p>
      <text:p text:style-name="P2"><text:s text:c="6"/><text:span text:style-name="T1">- 🇭🇰 Relay_🇯🇵JP-🇭🇰HK_1521</text:span></text:p>
      <text:p text:style-name="P2"><text:s text:c="6"/><text:span text:style-name="T1">- 🇯🇵 Relay_🇯🇵JP-🇷🇺RU_1522</text:span></text:p>
      <text:p text:style-name="P2"><text:s text:c="6"/><text:span text:style-name="T1">- 🇭🇰 Relay_🇯🇵JP-🇭🇰HK_1523</text:span></text:p>
      <text:p text:style-name="P2"><text:s text:c="6"/><text:span text:style-name="T1">- 🇯🇵 Relay_🇯🇵JP-🇺🇸US_1524</text:span></text:p>
      <text:p text:style-name="P2"><text:s text:c="6"/><text:span text:style-name="T1">- 🇯🇵 Relay_🇯🇵JP-🇯🇵JP_1525</text:span></text:p>
      <text:p text:style-name="P2"><text:s text:c="6"/><text:span text:style-name="T1">- 🇯🇵 JP_1526</text:span></text:p>
      <text:p text:style-name="P2"><text:s text:c="6"/><text:span text:style-name="T1">- 🇯🇵 Relay_🇯🇵JP-🇹🇼TW_1527</text:span></text:p>
      <text:p text:style-name="P2"><text:s text:c="6"/><text:span text:style-name="T1">- 🇭🇰 Relay_🇯🇵JP-🇭🇰HK_1528</text:span></text:p>
      <text:p text:style-name="P2"><text:s text:c="6"/><text:span text:style-name="T1">- 🇭🇰 Relay_🇯🇵JP-🇭🇰HK_1529</text:span></text:p>
      <text:p text:style-name="P2"><text:s text:c="6"/><text:span text:style-name="T1">- 🇯🇵 Relay_🇯🇵JP-🇹🇼TW_1530</text:span></text:p>
      <text:p text:style-name="P2"><text:s text:c="6"/><text:span text:style-name="T1">- 🇯🇵 Relay_🇯🇵JP-🇹🇼TW_1531</text:span></text:p>
      <text:p text:style-name="P2"><text:s text:c="6"/><text:span text:style-name="T1">- 🇭🇰 Relay_🇯🇵JP-🇭🇰HK_1532</text:span></text:p>
      <text:p text:style-name="P2"><text:s text:c="6"/><text:span text:style-name="T1">- 🇯🇵 Relay_🇯🇵JP-🇺🇸US_1533</text:span></text:p>
      <text:p text:style-name="P2"><text:s text:c="6"/><text:span text:style-name="T1">- 🇯🇵 Relay_🇯🇵JP-🇹🇼TW_1534</text:span></text:p>
      <text:p text:style-name="P2"><text:s text:c="6"/><text:span text:style-name="T1">- 🇭🇰 Relay_🇯🇵JP-🇭🇰HK_1535</text:span></text:p>
      <text:p text:style-name="P2"><text:s text:c="6"/><text:span text:style-name="T1">- 🇯🇵 Relay_🇯🇵JP-🇹🇼TW_1536</text:span></text:p>
      <text:p text:style-name="P2"><text:s text:c="6"/><text:span text:style-name="T1">- 🇯🇵 Relay_🇯🇵JP-🇹🇼TW_1537</text:span></text:p>
      <text:p text:style-name="P2"><text:soft-page-break/><text:s text:c="6"/><text:span text:style-name="T1">- 🇯🇵 Relay_🇯🇵JP-🇹🇼TW_1538</text:span></text:p>
      <text:p text:style-name="P2"><text:s text:c="6"/><text:span text:style-name="T1">- 🇯🇵 Relay_🇯🇵JP-🇺🇸US_1539</text:span></text:p>
      <text:p text:style-name="P2"><text:s text:c="6"/><text:span text:style-name="T1">- 🇯🇵 JP_1540</text:span></text:p>
      <text:p text:style-name="P2"><text:s text:c="6"/><text:span text:style-name="T1">- 🇯🇵 Relay_🇯🇵JP-🇯🇵JP_1541</text:span></text:p>
      <text:p text:style-name="P2"><text:s text:c="6"/><text:span text:style-name="T1">- 🇯🇵 Relay_🇯🇵JP-🇹🇼TW_1542</text:span></text:p>
      <text:p text:style-name="P2"><text:s text:c="6"/><text:span text:style-name="T1">- 🇭🇰 Relay_🇯🇵JP-🇭🇰HK_1543</text:span></text:p>
      <text:p text:style-name="P2"><text:s text:c="6"/><text:span text:style-name="T1">- 🇯🇵 Relay_🇯🇵JP-🇺🇸US_1544</text:span></text:p>
      <text:p text:style-name="P2"><text:s text:c="6"/><text:span text:style-name="T1">- 🇯🇵 Relay_🇯🇵JP-🇬🇧GB_1545</text:span></text:p>
      <text:p text:style-name="P2"><text:s text:c="6"/><text:span text:style-name="T1">- 🇰🇷 Pool_🇰🇷KR_1556</text:span></text:p>
      <text:p text:style-name="P2"><text:s text:c="6"/><text:span text:style-name="T1">- 🇰🇷 Pool_🇰🇷KR_1557</text:span></text:p>
      <text:p text:style-name="P2"><text:s text:c="6"/><text:span text:style-name="T1">- 🇰🇷 Pool_🇰🇷KR_1558</text:span></text:p>
      <text:p text:style-name="P2"><text:s text:c="6"/><text:span text:style-name="T1">- 🇰🇷 Pool_🇰🇷KR_1559</text:span></text:p>
      <text:p text:style-name="P2"><text:s text:c="6"/><text:span text:style-name="T1">- 🇰🇷 Pool_🇰🇷KR_1560</text:span></text:p>
      <text:p text:style-name="P2"><text:s text:c="6"/><text:span text:style-name="T1">- 🇰🇷 Pool_🇰🇷KR_1561</text:span></text:p>
      <text:p text:style-name="P2"><text:s text:c="6"/><text:span text:style-name="T1">- 🇰🇷 Pool_🇰🇷KR_1562</text:span></text:p>
      <text:p text:style-name="P2"><text:s text:c="6"/><text:span text:style-name="T1">- 🇰🇷 Pool_🇰🇷KR_1563</text:span></text:p>
      <text:p text:style-name="P2"><text:s text:c="6"/><text:span text:style-name="T1">- 🇰🇷 Pool_🇰🇷KR_1564</text:span></text:p>
      <text:p text:style-name="P2"><text:s text:c="6"/><text:span text:style-name="T1">- 🇰🇷 Pool_🇰🇷KR_1565</text:span></text:p>
      <text:p text:style-name="P2"><text:s text:c="6"/><text:span text:style-name="T1">- 🇰🇷 Pool_🇰🇷KR_1566</text:span></text:p>
      <text:p text:style-name="P2"><text:s text:c="6"/><text:span text:style-name="T1">- 🇰🇷 Pool_🇰🇷KR_1567</text:span></text:p>
      <text:p text:style-name="P2"><text:s text:c="6"/><text:span text:style-name="T1">- 🇰🇷 Pool_🇰🇷KR_1568</text:span></text:p>
      <text:p text:style-name="P2"><text:s text:c="6"/><text:span text:style-name="T1">- 🇰🇷 Pool_🇰🇷KR_1569</text:span></text:p>
      <text:p text:style-name="P2"><text:s text:c="6"/><text:span text:style-name="T1">- 🇰🇷 Pool_🇰🇷KR_1570</text:span></text:p>
      <text:p text:style-name="P2"><text:s text:c="6"/><text:span text:style-name="T1">- 🇰🇷 Pool_🇰🇷KR_1571</text:span></text:p>
      <text:p text:style-name="P2"><text:s text:c="6"/><text:span text:style-name="T1">- 🇰🇷 KR_1572</text:span></text:p>
      <text:p text:style-name="P2"><text:s text:c="6"/><text:span text:style-name="T1">- 🇰🇷 Relay_🇰🇷KR-🇰🇷KR_1573</text:span></text:p>
      <text:p text:style-name="P2"><text:s text:c="6"/><text:span text:style-name="T1">- 🇸🇬 SG_2026</text:span></text:p>
      <text:p text:style-name="P2"><text:s text:c="6"/><text:span text:style-name="T1">- 🇸🇬 Pool_🇸🇬SG_2027</text:span></text:p>
      <text:p text:style-name="P2"><text:s text:c="6"/><text:span text:style-name="T1">- 🇸🇬 Pool_🇸🇬SG_2028</text:span></text:p>
      <text:p text:style-name="P2"><text:s text:c="6"/><text:span text:style-name="T1">- 🇸🇬 SG_2029</text:span></text:p>
      <text:p text:style-name="P2"><text:s text:c="6"/><text:span text:style-name="T1">- 🇸🇬 Pool_🇸🇬SG_2030</text:span></text:p>
      <text:p text:style-name="P2"><text:s text:c="6"/><text:span text:style-name="T1">- 🇸🇬 Pool_🇸🇬SG_2031</text:span></text:p>
      <text:p text:style-name="P2"><text:s text:c="6"/><text:span text:style-name="T1">- 🇸🇬 SG_2032</text:span></text:p>
      <text:p text:style-name="P2"><text:s text:c="6"/><text:span text:style-name="T1">- 🇸🇬 SG_2033</text:span></text:p>
      <text:p text:style-name="P2"><text:s text:c="6"/><text:span text:style-name="T1">- 🇸🇬 Pool_🇸🇬SG_2034</text:span></text:p>
      <text:p text:style-name="P2"><text:s text:c="6"/><text:span text:style-name="T1">- 🇸🇬 SG_2035</text:span></text:p>
      <text:p text:style-name="P2"><text:s text:c="6"/><text:span text:style-name="T1">- 🇸🇬 SG_2036</text:span></text:p>
      <text:p text:style-name="P2"><text:s text:c="6"/><text:span text:style-name="T1">- 🇸🇬 Pool_🇸🇬SG_2037</text:span></text:p>
      <text:p text:style-name="P2"><text:s text:c="6"/><text:span text:style-name="T1">- 🇸🇬 Pool_🇸🇬SG_2038</text:span></text:p>
      <text:p text:style-name="P2"><text:s text:c="6"/><text:span text:style-name="T1">- 🇸🇬 Pool_🇸🇬SG_2039</text:span></text:p>
      <text:p text:style-name="P2"><text:s text:c="6"/><text:span text:style-name="T1">- 🇸🇬 SG_2040</text:span></text:p>
      <text:p text:style-name="P2"><text:s text:c="6"/><text:span text:style-name="T1">- 🇸🇬 SG_2041</text:span></text:p>
      <text:p text:style-name="P2"><text:s text:c="6"/><text:span text:style-name="T1">- 🇸🇬 Pool_🇸🇬SG_2042</text:span></text:p>
      <text:p text:style-name="P2"><text:s text:c="6"/><text:span text:style-name="T1">- 🇸🇬 Pool_🇸🇬SG_2043</text:span></text:p>
      <text:p text:style-name="P2"><text:s text:c="6"/><text:span text:style-name="T1">- 🇸🇬 Pool_🇸🇬SG_2044</text:span></text:p>
      <text:p text:style-name="P2"><text:s text:c="6"/><text:span text:style-name="T1">- 🇸🇬 Pool_🇸🇬SG_2045</text:span></text:p>
      <text:p text:style-name="P2"><text:s text:c="6"/><text:span text:style-name="T1">- 🇸🇬 Pool_🇸🇬SG_2046</text:span></text:p>
      <text:p text:style-name="P2"><text:s text:c="6"/><text:span text:style-name="T1">- 🇸🇬 Pool_🇸🇬SG_2047</text:span></text:p>
      <text:p text:style-name="P2"><text:s text:c="6"/><text:span text:style-name="T1">- 🇸🇬 SG_2048</text:span></text:p>
      <text:p text:style-name="P2"><text:s text:c="6"/><text:span text:style-name="T1">- 🇸🇬 SG_2049</text:span></text:p>
      <text:p text:style-name="P2"><text:s text:c="6"/><text:span text:style-name="T1">- 🇸🇬 SG_2050</text:span></text:p>
      <text:p text:style-name="P2"><text:s text:c="6"/><text:span text:style-name="T1">- 🇸🇬 SG_2051</text:span></text:p>
      <text:p text:style-name="P2"><text:s text:c="6"/><text:span text:style-name="T1">- 🇸🇬 Pool_🇸🇬SG_2052</text:span></text:p>
      <text:p text:style-name="P2"><text:s text:c="6"/><text:span text:style-name="T1">- 🇸🇬 Pool_🇸🇬SG_2053</text:span></text:p>
      <text:p text:style-name="P2"><text:s text:c="6"/><text:span text:style-name="T1">- 🇸🇬 SG_2055</text:span></text:p>
      <text:p text:style-name="P2"><text:s text:c="6"/><text:span text:style-name="T1">- 🇨🇳 TW_2083</text:span></text:p>
      <text:p text:style-name="P2"><text:soft-page-break/><text:s text:c="6"/><text:span text:style-name="T1">- 🇨🇳 Pool_🇹🇼TW_2084</text:span></text:p>
      <text:p text:style-name="P2"><text:s text:c="6"/><text:span text:style-name="T1">- 🇨🇳 Pool_🇹🇼TW_2085</text:span></text:p>
      <text:p text:style-name="P2"><text:s text:c="6"/><text:span text:style-name="T1">- 🇨🇳 Pool_🇹🇼TW_2086</text:span></text:p>
      <text:p text:style-name="P2"><text:s text:c="6"/><text:span text:style-name="T1">- 🇨🇳 Pool_🇹🇼TW_2087</text:span></text:p>
      <text:p text:style-name="P2"><text:s text:c="6"/><text:span text:style-name="T1">- 🇨🇳 Pool_🇹🇼TW_2088</text:span></text:p>
      <text:p text:style-name="P2"><text:s text:c="6"/><text:span text:style-name="T1">- 🇨🇳 Pool_🇹🇼TW_2089</text:span></text:p>
      <text:p text:style-name="P2"><text:s text:c="6"/><text:span text:style-name="T1">- 🇨🇳 TW_2090</text:span></text:p>
      <text:p text:style-name="P2"><text:s text:c="6"/><text:span text:style-name="T1">- 🇨🇳 Pool_🇹🇼TW_2091</text:span></text:p>
      <text:p text:style-name="P2"><text:s text:c="6"/><text:span text:style-name="T1">- 🇨🇳 Pool_🇹🇼TW_2092</text:span></text:p>
      <text:p text:style-name="P2"><text:s text:c="6"/><text:span text:style-name="T1">- 🇨🇳 Pool_🇹🇼TW_2093</text:span></text:p>
      <text:p text:style-name="P2"><text:s text:c="6"/><text:span text:style-name="T1">- 🇨🇳 Pool_🇹🇼TW_2094</text:span></text:p>
      <text:p text:style-name="P2"><text:s text:c="6"/><text:span text:style-name="T1">- 🇨🇳 Pool_🇹🇼TW_2095</text:span></text:p>
      <text:p text:style-name="P2"><text:s text:c="6"/><text:span text:style-name="T1">- 🇨🇳 Pool_🇹🇼TW_2096</text:span></text:p>
      <text:p text:style-name="P2"><text:s text:c="6"/><text:span text:style-name="T1">- 🇨🇳 Pool_🇹🇼TW_2097</text:span></text:p>
      <text:p text:style-name="P2"><text:s text:c="6"/><text:span text:style-name="T1">- 🇨🇳 Pool_🇹🇼TW_2098</text:span></text:p>
      <text:p text:style-name="P2"><text:s text:c="6"/><text:span text:style-name="T1">- 🇨🇳 Pool_🇹🇼TW_2099</text:span></text:p>
      <text:p text:style-name="P2"><text:s text:c="6"/><text:span text:style-name="T1">- 🇨🇳 Pool_🇹🇼TW_2100</text:span></text:p>
      <text:p text:style-name="P2"><text:s text:c="6"/><text:span text:style-name="T1">- 🇨🇳 Pool_🇹🇼TW_2101</text:span></text:p>
      <text:p text:style-name="P2"><text:s text:c="6"/><text:span text:style-name="T1">- 🇨🇳 Pool_🇹🇼TW_2102</text:span></text:p>
      <text:p text:style-name="P2"><text:s text:c="6"/><text:span text:style-name="T1">- 🇨🇳 Pool_🇹🇼TW_2103</text:span></text:p>
      <text:p text:style-name="P2"><text:s text:c="6"/><text:span text:style-name="T1">- 🇨🇳 Pool_🇹🇼TW_2104</text:span></text:p>
      <text:p text:style-name="P2"><text:s text:c="6"/><text:span text:style-name="T1">- 🇨🇳 TW_2105</text:span></text:p>
      <text:p text:style-name="P2"><text:s text:c="6"/><text:span text:style-name="T1">- 🇨🇳 Pool_🇹🇼TW_2106</text:span></text:p>
      <text:p text:style-name="P2"><text:s text:c="6"/><text:span text:style-name="T1">- 🇨🇳 Pool_🇹🇼TW_2107</text:span></text:p>
      <text:p text:style-name="P2"><text:s text:c="6"/><text:span text:style-name="T1">- 🇨🇳 Pool_🇹🇼TW_2108</text:span></text:p>
      <text:p text:style-name="P2"><text:s text:c="6"/><text:span text:style-name="T1">- 🇨🇳 Pool_🇹🇼TW_2109</text:span></text:p>
      <text:p text:style-name="P2"><text:s text:c="6"/><text:span text:style-name="T1">- 🇨🇳 Pool_🇹🇼TW_2110</text:span></text:p>
      <text:p text:style-name="P2"><text:s text:c="6"/><text:span text:style-name="T1">- 🇨🇳 Pool_🇹🇼TW_2111</text:span></text:p>
      <text:p text:style-name="P2"><text:s text:c="6"/><text:span text:style-name="T1">- 🇨🇳 Pool_🇹🇼TW_2112</text:span></text:p>
      <text:p text:style-name="P2"><text:s text:c="6"/><text:span text:style-name="T1">- 🇨🇳 Pool_🇹🇼TW_2113</text:span></text:p>
      <text:p text:style-name="P2"><text:s text:c="6"/><text:span text:style-name="T1">- 🇨🇳 Pool_🇹🇼TW_2114</text:span></text:p>
      <text:p text:style-name="P2"><text:s text:c="6"/><text:span text:style-name="T1">- 🇨🇳 Pool_🇹🇼TW_2115</text:span></text:p>
      <text:p text:style-name="P2"><text:s text:c="6"/><text:span text:style-name="T1">- 🇨🇳 Pool_🇹🇼TW_2116</text:span></text:p>
      <text:p text:style-name="P2"><text:s text:c="6"/><text:span text:style-name="T1">- 🇨🇳 Pool_🇹🇼TW_2117</text:span></text:p>
      <text:p text:style-name="P2"><text:s text:c="6"/><text:span text:style-name="T1">- 🇨🇳 Pool_🇹🇼TW_2118</text:span></text:p>
      <text:p text:style-name="P2"><text:s text:c="6"/><text:span text:style-name="T1">- 🇨🇳 Pool_🇹🇼TW_2119</text:span></text:p>
      <text:p text:style-name="P2"><text:s text:c="6"/><text:span text:style-name="T1">- 🇨🇳 TW_2121</text:span></text:p>
      <text:p text:style-name="P2"><text:s text:c="6"/><text:span text:style-name="T1">- 🇨🇳 Relay_🇹🇼TW-🇹🇼TW_2122</text:span></text:p>
      <text:p text:style-name="P2"><text:s text:c="6"/><text:span text:style-name="T1">- 🇨🇳 TW_2123</text:span></text:p>
      <text:p text:style-name="P2"><text:s text:c="6"/><text:span text:style-name="T1">- 🇨🇳 Relay_🇹🇼TW-🇹🇼TW_2124</text:span></text:p>
      <text:p text:style-name="P2"><text:s text:c="6"/><text:span text:style-name="T1">- 🇨🇳 Relay_🇹🇼TW-🇹🇼TW_2125</text:span></text:p>
      <text:p text:style-name="P2"><text:s text:c="6"/><text:span text:style-name="T1">- 🇨🇳 TW_2126</text:span></text:p>
      <text:p text:style-name="P2"><text:s text:c="6"/><text:span text:style-name="T1">- 🇨🇳 Relay_🇹🇼TW-🇹🇼TW_2127</text:span></text:p>
      <text:p text:style-name="P2"><text:s text:c="6"/><text:span text:style-name="T1">- 🇨🇳 Relay_🇹🇼TW-🇹🇼TW_2128</text:span></text:p>
      <text:p text:style-name="P2"><text:s text:c="6"/><text:span text:style-name="T1">- 🇨🇳 TW_2129</text:span></text:p>
      <text:p text:style-name="P2"><text:s text:c="6"/><text:span text:style-name="T1">- 🇨🇳 TW_2130</text:span></text:p>
      <text:p text:style-name="P2"><text:s text:c="6"/><text:span text:style-name="T1">- 🇨🇳 TW_2131</text:span></text:p>
      <text:p text:style-name="P2"><text:s text:c="6"/><text:span text:style-name="T1">- 🇨🇳 TW_2132</text:span></text:p>
      <text:p text:style-name="P2"><text:s text:c="6"/><text:span text:style-name="T1">- 🇯🇵 Relay_🇺🇸US-🇯🇵JP_2831</text:span></text:p>
      <text:p text:style-name="P2"><text:s text:c="6"/><text:span text:style-name="T1">- 🇸🇬 Relay_🇺🇸US-🇸🇬SG_2834</text:span></text:p>
      <text:p text:style-name="P2"><text:s text:c="6"/><text:span text:style-name="T1">- 🇯🇵 Relay_🇺🇸US-🇯🇵JP_2835</text:span></text:p>
      <text:p text:style-name="P2"><text:s text:c="6"/><text:span text:style-name="T1">- 🇸🇬 Relay_🇺🇸US-🇸🇬SG_2855</text:span></text:p>
      <text:p text:style-name="P2"><text:s text:c="2"/><text:span text:style-name="T1">- name: 🌏 </text:span><text:span text:style-name="T2">国内媒体</text:span></text:p>
      <text:p text:style-name="P2"><text:s text:c="4"/><text:span text:style-name="T1">type: select</text:span></text:p>
      <text:p text:style-name="P2"><text:s text:c="4"/><text:span text:style-name="T1">proxies:</text:span></text:p>
      <text:p text:style-name="P2"><text:s text:c="6"/><text:span text:style-name="T1">- 🎯 </text:span><text:span text:style-name="T2">全球直连</text:span></text:p>
      <text:p text:style-name="P2"><text:soft-page-break/><text:s text:c="6"/><text:span text:style-name="T1">- 🔰 </text:span><text:span text:style-name="T2">节点选择</text:span></text:p>
      <text:p text:style-name="P2"><text:s text:c="2"/><text:span text:style-name="T1">- name: Ⓜ️ </text:span><text:span text:style-name="T2">微软服务</text:span></text:p>
      <text:p text:style-name="P2"><text:s text:c="4"/><text:span text:style-name="T1">type: select</text:span></text:p>
      <text:p text:style-name="P2"><text:s text:c="4"/><text:span text:style-name="T1">proxies:</text:span></text:p>
      <text:p text:style-name="P2"><text:s text:c="6"/><text:span text:style-name="T1">- 🎯 </text:span><text:span text:style-name="T2">全球直连</text:span></text:p>
      <text:p text:style-name="P2"><text:s text:c="6"/><text:span text:style-name="T1">- 🔰 </text:span><text:span text:style-name="T2">节点选择</text:span></text:p>
      <text:p text:style-name="P2"><text:s text:c="6"/><text:span text:style-name="T1">- 🇦🇺 Relay_🇦🇺AU-🇭🇰HK_266</text:span></text:p>
      <text:p text:style-name="P2"><text:s text:c="6"/><text:span text:style-name="T1">- 🇦🇺 Relay_🇦🇺AU-🇭🇰HK_267</text:span></text:p>
      <text:p text:style-name="P2"><text:s text:c="6"/><text:span text:style-name="T1">- 🇦🇺 Relay_🇦🇺AU-🇭🇰HK_268</text:span></text:p>
      <text:p text:style-name="P2"><text:s text:c="6"/><text:span text:style-name="T1">- 🇦🇺 Relay_🇦🇺AU-🇭🇰HK_269</text:span></text:p>
      <text:p text:style-name="P2"><text:s text:c="6"/><text:span text:style-name="T1">- 🇦🇺 Relay_🇦🇺AU-🇭🇰HK_270</text:span></text:p>
      <text:p text:style-name="P2"><text:s text:c="6"/><text:span text:style-name="T1">- 🇦🇺 Relay_🇦🇺AU-🇭🇰HK_272</text:span></text:p>
      <text:p text:style-name="P2"><text:s text:c="6"/><text:span text:style-name="T1">- 🇨🇳 Relay_🇨🇳CN-🇨🇳CN_460</text:span></text:p>
      <text:p text:style-name="P2"><text:s text:c="6"/><text:span text:style-name="T1">- 🇭🇰 Relay_🇨🇳CN-🇭🇰HK_465</text:span></text:p>
      <text:p text:style-name="P2"><text:s text:c="6"/><text:span text:style-name="T1">- 🇭🇰 Relay_🇨🇳CN-🇭🇰HK_466</text:span></text:p>
      <text:p text:style-name="P2"><text:s text:c="6"/><text:span text:style-name="T1">- 🇭🇰 Relay_🇨🇳CN-🇭🇰HK_467</text:span></text:p>
      <text:p text:style-name="P2"><text:s text:c="6"/><text:span text:style-name="T1">- 🇺🇸 Relay_🇨🇳CN-🇺🇸US_468</text:span></text:p>
      <text:p text:style-name="P2"><text:s text:c="6"/><text:span text:style-name="T1">- 🇰🇷 Relay_🇨🇳CN-🇰🇷KR_469</text:span></text:p>
      <text:p text:style-name="P2"><text:s text:c="6"/><text:span text:style-name="T1">- 🇨🇳 Relay_🇨🇳CN-🇹🇼TW_470</text:span></text:p>
      <text:p text:style-name="P2"><text:s text:c="6"/><text:span text:style-name="T1">- 🇺🇸 Relay_🇨🇳CN-🇺🇸US_471</text:span></text:p>
      <text:p text:style-name="P2"><text:s text:c="6"/><text:span text:style-name="T1">- 🇺🇸 Relay_🇨🇳CN-🇺🇸US_472</text:span></text:p>
      <text:p text:style-name="P2"><text:s text:c="6"/><text:span text:style-name="T1">- 🇺🇸 Relay_🇨🇳CN-🇺🇸US_473</text:span></text:p>
      <text:p text:style-name="P2"><text:s text:c="6"/><text:span text:style-name="T1">- 🇨🇳 Relay_🇨🇳CN-🇹🇼TW_474</text:span></text:p>
      <text:p text:style-name="P2"><text:s text:c="6"/><text:span text:style-name="T1">- 🇨🇳 Relay_🇨🇳CN-🇹🇼TW_475</text:span></text:p>
      <text:p text:style-name="P2"><text:s text:c="6"/><text:span text:style-name="T1">- 🇨🇳 Relay_🇨🇳CN-🇹🇼TW_476</text:span></text:p>
      <text:p text:style-name="P2"><text:s text:c="6"/><text:span text:style-name="T1">- 🇷🇺 Relay_🇨🇳CN-🇷🇺RU_477</text:span></text:p>
      <text:p text:style-name="P2"><text:s text:c="6"/><text:span text:style-name="T1">- 🇭🇰 Relay_🇨🇳CN-🇭🇰HK_478</text:span></text:p>
      <text:p text:style-name="P2"><text:s text:c="6"/><text:span text:style-name="T1">- 🇭🇰 Pool_🇭🇰HK_1208</text:span></text:p>
      <text:p text:style-name="P2"><text:s text:c="6"/><text:span text:style-name="T1">- 🇭🇰 Pool_🇭🇰HK_1209</text:span></text:p>
      <text:p text:style-name="P2"><text:s text:c="6"/><text:span text:style-name="T1">- 🇭🇰 Pool_🇭🇰HK_1210</text:span></text:p>
      <text:p text:style-name="P2"><text:s text:c="6"/><text:span text:style-name="T1">- 🇭🇰 Pool_🇭🇰HK_1211</text:span></text:p>
      <text:p text:style-name="P2"><text:s text:c="6"/><text:span text:style-name="T1">- 🇭🇰 Pool_🇭🇰HK_1212</text:span></text:p>
      <text:p text:style-name="P2"><text:s text:c="6"/><text:span text:style-name="T1">- 🇭🇰 Pool_🇭🇰HK_1213</text:span></text:p>
      <text:p text:style-name="P2"><text:s text:c="6"/><text:span text:style-name="T1">- 🇭🇰 Pool_🇭🇰HK_1214</text:span></text:p>
      <text:p text:style-name="P2"><text:s text:c="6"/><text:span text:style-name="T1">- 🇭🇰 Pool_🇭🇰HK_1215</text:span></text:p>
      <text:p text:style-name="P2"><text:s text:c="6"/><text:span text:style-name="T1">- 🇭🇰 Pool_🇭🇰HK_1216</text:span></text:p>
      <text:p text:style-name="P2"><text:s text:c="6"/><text:span text:style-name="T1">- 🇭🇰 Pool_🇭🇰HK_1217</text:span></text:p>
      <text:p text:style-name="P2"><text:s text:c="6"/><text:span text:style-name="T1">- 🇭🇰 Pool_🇭🇰HK_1218</text:span></text:p>
      <text:p text:style-name="P2"><text:s text:c="6"/><text:span text:style-name="T1">- 🇭🇰 Pool_🇭🇰HK_1219</text:span></text:p>
      <text:p text:style-name="P2"><text:s text:c="6"/><text:span text:style-name="T1">- 🇭🇰 Pool_🇭🇰HK_1220</text:span></text:p>
      <text:p text:style-name="P2"><text:s text:c="6"/><text:span text:style-name="T1">- 🇭🇰 Pool_🇭🇰HK_1221</text:span></text:p>
      <text:p text:style-name="P2"><text:s text:c="6"/><text:span text:style-name="T1">- 🇭🇰 Pool_🇭🇰HK_1222</text:span></text:p>
      <text:p text:style-name="P2"><text:s text:c="6"/><text:span text:style-name="T1">- 🇭🇰 Pool_🇭🇰HK_1223</text:span></text:p>
      <text:p text:style-name="P2"><text:s text:c="6"/><text:span text:style-name="T1">- 🇭🇰 Pool_🇭🇰HK_1224</text:span></text:p>
      <text:p text:style-name="P2"><text:s text:c="6"/><text:span text:style-name="T1">- 🇭🇰 Pool_🇭🇰HK_1225</text:span></text:p>
      <text:p text:style-name="P2"><text:s text:c="6"/><text:span text:style-name="T1">- 🇭🇰 Pool_🇭🇰HK_1226</text:span></text:p>
      <text:p text:style-name="P2"><text:s text:c="6"/><text:span text:style-name="T1">- 🇭🇰 Pool_🇭🇰HK_1227</text:span></text:p>
      <text:p text:style-name="P2"><text:s text:c="6"/><text:span text:style-name="T1">- 🇭🇰 Pool_🇭🇰HK_1228</text:span></text:p>
      <text:p text:style-name="P2"><text:s text:c="6"/><text:span text:style-name="T1">- 🇭🇰 Pool_🇭🇰HK_1229</text:span></text:p>
      <text:p text:style-name="P2"><text:s text:c="6"/><text:span text:style-name="T1">- 🇭🇰 Pool_🇭🇰HK_1230</text:span></text:p>
      <text:p text:style-name="P2"><text:s text:c="6"/><text:span text:style-name="T1">- 🇭🇰 Pool_🇭🇰HK_1231</text:span></text:p>
      <text:p text:style-name="P2"><text:s text:c="6"/><text:span text:style-name="T1">- 🇭🇰 Pool_🇭🇰HK_1232</text:span></text:p>
      <text:p text:style-name="P2"><text:s text:c="6"/><text:span text:style-name="T1">- 🇭🇰 Pool_🇭🇰HK_1233</text:span></text:p>
      <text:p text:style-name="P2"><text:s text:c="6"/><text:span text:style-name="T1">- 🇭🇰 Pool_🇭🇰HK_1234</text:span></text:p>
      <text:p text:style-name="P2"><text:s text:c="6"/><text:span text:style-name="T1">- 🇭🇰 Pool_🇭🇰HK_1235</text:span></text:p>
      <text:p text:style-name="P2"><text:s text:c="6"/><text:span text:style-name="T1">- 🇭🇰 Pool_🇭🇰HK_1236</text:span></text:p>
      <text:p text:style-name="P2"><text:soft-page-break/><text:s text:c="6"/><text:span text:style-name="T1">- 🇭🇰 Pool_🇭🇰HK_1237</text:span></text:p>
      <text:p text:style-name="P2"><text:s text:c="6"/><text:span text:style-name="T1">- 🇭🇰 Pool_🇭🇰HK_1238</text:span></text:p>
      <text:p text:style-name="P2"><text:s text:c="6"/><text:span text:style-name="T1">- 🇭🇰 Pool_🇭🇰HK_1239</text:span></text:p>
      <text:p text:style-name="P2"><text:s text:c="6"/><text:span text:style-name="T1">- 🇭🇰 Relay_🇭🇰HK-🇺🇸US_1245</text:span></text:p>
      <text:p text:style-name="P2"><text:s text:c="6"/><text:span text:style-name="T1">- 🇭🇰 Relay_🇭🇰HK-🇭🇰HK_1246</text:span></text:p>
      <text:p text:style-name="P2"><text:s text:c="6"/><text:span text:style-name="T1">- 🇭🇰 Relay_🇭🇰HK-🇭🇰HK_1247</text:span></text:p>
      <text:p text:style-name="P2"><text:s text:c="6"/><text:span text:style-name="T1">- 🇭🇰 Relay_🇭🇰HK-🇭🇰HK_1248</text:span></text:p>
      <text:p text:style-name="P2"><text:s text:c="6"/><text:span text:style-name="T1">- 🇯🇵 Relay_🇯🇵JP-🇯🇵JP_1459</text:span></text:p>
      <text:p text:style-name="P2"><text:s text:c="6"/><text:span text:style-name="T1">- 🇯🇵 Pool_🇯🇵JP_1460</text:span></text:p>
      <text:p text:style-name="P2"><text:s text:c="6"/><text:span text:style-name="T1">- 🇯🇵 Pool_🇯🇵JP_1461</text:span></text:p>
      <text:p text:style-name="P2"><text:s text:c="6"/><text:span text:style-name="T1">- 🇯🇵 Pool_🇯🇵JP_1462</text:span></text:p>
      <text:p text:style-name="P2"><text:s text:c="6"/><text:span text:style-name="T1">- 🇯🇵 Pool_🇯🇵JP_1463</text:span></text:p>
      <text:p text:style-name="P2"><text:s text:c="6"/><text:span text:style-name="T1">- 🇯🇵 Pool_🇯🇵JP_1464</text:span></text:p>
      <text:p text:style-name="P2"><text:s text:c="6"/><text:span text:style-name="T1">- 🇯🇵 Pool_🇯🇵JP_1465</text:span></text:p>
      <text:p text:style-name="P2"><text:s text:c="6"/><text:span text:style-name="T1">- 🇯🇵 Pool_🇯🇵JP_1466</text:span></text:p>
      <text:p text:style-name="P2"><text:s text:c="6"/><text:span text:style-name="T1">- 🇯🇵 Pool_🇯🇵JP_1467</text:span></text:p>
      <text:p text:style-name="P2"><text:s text:c="6"/><text:span text:style-name="T1">- 🇯🇵 Pool_🇯🇵JP_1468</text:span></text:p>
      <text:p text:style-name="P2"><text:s text:c="6"/><text:span text:style-name="T1">- 🇯🇵 Pool_🇯🇵JP_1469</text:span></text:p>
      <text:p text:style-name="P2"><text:s text:c="6"/><text:span text:style-name="T1">- 🇯🇵 Pool_🇯🇵JP_1470</text:span></text:p>
      <text:p text:style-name="P2"><text:s text:c="6"/><text:span text:style-name="T1">- 🇯🇵 Pool_🇯🇵JP_1471</text:span></text:p>
      <text:p text:style-name="P2"><text:s text:c="6"/><text:span text:style-name="T1">- 🇯🇵 Pool_🇯🇵JP_1472</text:span></text:p>
      <text:p text:style-name="P2"><text:s text:c="6"/><text:span text:style-name="T1">- 🇯🇵 Pool_🇯🇵JP_1473</text:span></text:p>
      <text:p text:style-name="P2"><text:s text:c="6"/><text:span text:style-name="T1">- 🇯🇵 Pool_🇯🇵JP_1474</text:span></text:p>
      <text:p text:style-name="P2"><text:s text:c="6"/><text:span text:style-name="T1">- 🇯🇵 JP_1475</text:span></text:p>
      <text:p text:style-name="P2"><text:s text:c="6"/><text:span text:style-name="T1">- 🇯🇵 Pool_🇯🇵JP_1476</text:span></text:p>
      <text:p text:style-name="P2"><text:s text:c="6"/><text:span text:style-name="T1">- 🇯🇵 JP_1477</text:span></text:p>
      <text:p text:style-name="P2"><text:s text:c="6"/><text:span text:style-name="T1">- 🇯🇵 JP_1478</text:span></text:p>
      <text:p text:style-name="P2"><text:s text:c="6"/><text:span text:style-name="T1">- 🇯🇵 Pool_🇯🇵JP_1479</text:span></text:p>
      <text:p text:style-name="P2"><text:s text:c="6"/><text:span text:style-name="T1">- 🇯🇵 Pool_🇯🇵JP_1480</text:span></text:p>
      <text:p text:style-name="P2"><text:s text:c="6"/><text:span text:style-name="T1">- 🇯🇵 Pool_🇯🇵JP_1481</text:span></text:p>
      <text:p text:style-name="P2"><text:s text:c="6"/><text:span text:style-name="T1">- 🇯🇵 Pool_🇯🇵JP_1482</text:span></text:p>
      <text:p text:style-name="P2"><text:s text:c="6"/><text:span text:style-name="T1">- 🇯🇵 Pool_🇯🇵JP_1483</text:span></text:p>
      <text:p text:style-name="P2"><text:s text:c="6"/><text:span text:style-name="T1">- 🇯🇵 Pool_🇯🇵JP_1484</text:span></text:p>
      <text:p text:style-name="P2"><text:s text:c="6"/><text:span text:style-name="T1">- 🇯🇵 Pool_🇯🇵JP_1485</text:span></text:p>
      <text:p text:style-name="P2"><text:s text:c="6"/><text:span text:style-name="T1">- 🇯🇵 Pool_🇯🇵JP_1486</text:span></text:p>
      <text:p text:style-name="P2"><text:s text:c="6"/><text:span text:style-name="T1">- 🇯🇵 Pool_🇯🇵JP_1487</text:span></text:p>
      <text:p text:style-name="P2"><text:s text:c="6"/><text:span text:style-name="T1">- 🇯🇵 Pool_🇯🇵JP_1488</text:span></text:p>
      <text:p text:style-name="P2"><text:s text:c="6"/><text:span text:style-name="T1">- 🇯🇵 Pool_🇯🇵JP_1489</text:span></text:p>
      <text:p text:style-name="P2"><text:s text:c="6"/><text:span text:style-name="T1">- 🇯🇵 JP_1490</text:span></text:p>
      <text:p text:style-name="P2"><text:s text:c="6"/><text:span text:style-name="T1">- 🇯🇵 JP_1491</text:span></text:p>
      <text:p text:style-name="P2"><text:s text:c="6"/><text:span text:style-name="T1">- 🇯🇵 JP_1492</text:span></text:p>
      <text:p text:style-name="P2"><text:s text:c="6"/><text:span text:style-name="T1">- 🇯🇵 Pool_🇯🇵JP_1493</text:span></text:p>
      <text:p text:style-name="P2"><text:s text:c="6"/><text:span text:style-name="T1">- 🇯🇵 Pool_🇯🇵JP_1494</text:span></text:p>
      <text:p text:style-name="P2"><text:s text:c="6"/><text:span text:style-name="T1">- 🇯🇵 JP_1495</text:span></text:p>
      <text:p text:style-name="P2"><text:s text:c="6"/><text:span text:style-name="T1">- 🇯🇵 Pool_🇯🇵JP_1496</text:span></text:p>
      <text:p text:style-name="P2"><text:s text:c="6"/><text:span text:style-name="T1">- 🇯🇵 Pool_🇯🇵JP_1497</text:span></text:p>
      <text:p text:style-name="P2"><text:s text:c="6"/><text:span text:style-name="T1">- 🇯🇵 JP_1498</text:span></text:p>
      <text:p text:style-name="P2"><text:s text:c="6"/><text:span text:style-name="T1">- 🇯🇵 Relay_🇯🇵JP-🇷🇺RU_1499</text:span></text:p>
      <text:p text:style-name="P2"><text:s text:c="6"/><text:span text:style-name="T1">- 🇯🇵 Relay_🇯🇵JP-🇷🇺RU_1500</text:span></text:p>
      <text:p text:style-name="P2"><text:s text:c="6"/><text:span text:style-name="T1">- 🇯🇵 Relay_🇯🇵JP-🇹🇼TW_1501</text:span></text:p>
      <text:p text:style-name="P2"><text:s text:c="6"/><text:span text:style-name="T1">- 🇭🇰 Relay_🇯🇵JP-🇭🇰HK_1502</text:span></text:p>
      <text:p text:style-name="P2"><text:s text:c="6"/><text:span text:style-name="T1">- 🇯🇵 JP_1503</text:span></text:p>
      <text:p text:style-name="P2"><text:s text:c="6"/><text:span text:style-name="T1">- 🇯🇵 Relay_🇯🇵JP-🇹🇼TW_1504</text:span></text:p>
      <text:p text:style-name="P2"><text:s text:c="6"/><text:span text:style-name="T1">- 🇭🇰 Relay_🇯🇵JP-🇭🇰HK_1505</text:span></text:p>
      <text:p text:style-name="P2"><text:s text:c="6"/><text:span text:style-name="T1">- 🇯🇵 Relay_🇯🇵JP-🇷🇺RU_1506</text:span></text:p>
      <text:p text:style-name="P2"><text:s text:c="6"/><text:span text:style-name="T1">- 🇭🇰 Relay_🇯🇵JP-🇭🇰HK_1507</text:span></text:p>
      <text:p text:style-name="P2"><text:soft-page-break/><text:s text:c="6"/><text:span text:style-name="T1">- 🇯🇵 Relay_🇯🇵JP-🇹🇼TW_1508</text:span></text:p>
      <text:p text:style-name="P2"><text:s text:c="6"/><text:span text:style-name="T1">- 🇯🇵 Relay_🇯🇵JP-🇹🇼TW_1509</text:span></text:p>
      <text:p text:style-name="P2"><text:s text:c="6"/><text:span text:style-name="T1">- 🇯🇵 Relay_🇯🇵JP-🇹🇼TW_1510</text:span></text:p>
      <text:p text:style-name="P2"><text:s text:c="6"/><text:span text:style-name="T1">- 🇯🇵 Relay_🇯🇵JP-🇺🇸US_1511</text:span></text:p>
      <text:p text:style-name="P2"><text:s text:c="6"/><text:span text:style-name="T1">- 🇯🇵 Relay_🇯🇵JP-🇺🇸US_1512</text:span></text:p>
      <text:p text:style-name="P2"><text:s text:c="6"/><text:span text:style-name="T1">- 🇭🇰 Relay_🇯🇵JP-🇭🇰HK_1513</text:span></text:p>
      <text:p text:style-name="P2"><text:s text:c="6"/><text:span text:style-name="T1">- 🇯🇵 JP_1514</text:span></text:p>
      <text:p text:style-name="P2"><text:s text:c="6"/><text:span text:style-name="T1">- 🇯🇵 Relay_🇯🇵JP-🇹🇼TW_1515</text:span></text:p>
      <text:p text:style-name="P2"><text:s text:c="6"/><text:span text:style-name="T1">- 🇭🇰 Relay_🇯🇵JP-🇭🇰HK_1516</text:span></text:p>
      <text:p text:style-name="P2"><text:s text:c="6"/><text:span text:style-name="T1">- 🇯🇵 Relay_🇯🇵JP-🇹🇼TW_1517</text:span></text:p>
      <text:p text:style-name="P2"><text:s text:c="6"/><text:span text:style-name="T1">- 🇯🇵 Relay_🇯🇵JP-🇹🇼TW_1518</text:span></text:p>
      <text:p text:style-name="P2"><text:s text:c="6"/><text:span text:style-name="T1">- 🇯🇵 Relay_🇯🇵JP-🇹🇼TW_1519</text:span></text:p>
      <text:p text:style-name="P2"><text:s text:c="6"/><text:span text:style-name="T1">- 🇯🇵 Relay_🇯🇵JP-🇯🇵JP_1520</text:span></text:p>
      <text:p text:style-name="P2"><text:s text:c="6"/><text:span text:style-name="T1">- 🇭🇰 Relay_🇯🇵JP-🇭🇰HK_1521</text:span></text:p>
      <text:p text:style-name="P2"><text:s text:c="6"/><text:span text:style-name="T1">- 🇯🇵 Relay_🇯🇵JP-🇷🇺RU_1522</text:span></text:p>
      <text:p text:style-name="P2"><text:s text:c="6"/><text:span text:style-name="T1">- 🇭🇰 Relay_🇯🇵JP-🇭🇰HK_1523</text:span></text:p>
      <text:p text:style-name="P2"><text:s text:c="6"/><text:span text:style-name="T1">- 🇯🇵 Relay_🇯🇵JP-🇺🇸US_1524</text:span></text:p>
      <text:p text:style-name="P2"><text:s text:c="6"/><text:span text:style-name="T1">- 🇯🇵 Relay_🇯🇵JP-🇯🇵JP_1525</text:span></text:p>
      <text:p text:style-name="P2"><text:s text:c="6"/><text:span text:style-name="T1">- 🇯🇵 JP_1526</text:span></text:p>
      <text:p text:style-name="P2"><text:s text:c="6"/><text:span text:style-name="T1">- 🇯🇵 Relay_🇯🇵JP-🇹🇼TW_1527</text:span></text:p>
      <text:p text:style-name="P2"><text:s text:c="6"/><text:span text:style-name="T1">- 🇭🇰 Relay_🇯🇵JP-🇭🇰HK_1528</text:span></text:p>
      <text:p text:style-name="P2"><text:s text:c="6"/><text:span text:style-name="T1">- 🇭🇰 Relay_🇯🇵JP-🇭🇰HK_1529</text:span></text:p>
      <text:p text:style-name="P2"><text:s text:c="6"/><text:span text:style-name="T1">- 🇯🇵 Relay_🇯🇵JP-🇹🇼TW_1530</text:span></text:p>
      <text:p text:style-name="P2"><text:s text:c="6"/><text:span text:style-name="T1">- 🇯🇵 Relay_🇯🇵JP-🇹🇼TW_1531</text:span></text:p>
      <text:p text:style-name="P2"><text:s text:c="6"/><text:span text:style-name="T1">- 🇭🇰 Relay_🇯🇵JP-🇭🇰HK_1532</text:span></text:p>
      <text:p text:style-name="P2"><text:s text:c="6"/><text:span text:style-name="T1">- 🇯🇵 Relay_🇯🇵JP-🇺🇸US_1533</text:span></text:p>
      <text:p text:style-name="P2"><text:s text:c="6"/><text:span text:style-name="T1">- 🇯🇵 Relay_🇯🇵JP-🇹🇼TW_1534</text:span></text:p>
      <text:p text:style-name="P2"><text:s text:c="6"/><text:span text:style-name="T1">- 🇭🇰 Relay_🇯🇵JP-🇭🇰HK_1535</text:span></text:p>
      <text:p text:style-name="P2"><text:s text:c="6"/><text:span text:style-name="T1">- 🇯🇵 Relay_🇯🇵JP-🇹🇼TW_1536</text:span></text:p>
      <text:p text:style-name="P2"><text:s text:c="6"/><text:span text:style-name="T1">- 🇯🇵 Relay_🇯🇵JP-🇹🇼TW_1537</text:span></text:p>
      <text:p text:style-name="P2"><text:s text:c="6"/><text:span text:style-name="T1">- 🇯🇵 Relay_🇯🇵JP-🇹🇼TW_1538</text:span></text:p>
      <text:p text:style-name="P2"><text:s text:c="6"/><text:span text:style-name="T1">- 🇯🇵 Relay_🇯🇵JP-🇺🇸US_1539</text:span></text:p>
      <text:p text:style-name="P2"><text:s text:c="6"/><text:span text:style-name="T1">- 🇯🇵 JP_1540</text:span></text:p>
      <text:p text:style-name="P2"><text:s text:c="6"/><text:span text:style-name="T1">- 🇯🇵 Relay_🇯🇵JP-🇯🇵JP_1541</text:span></text:p>
      <text:p text:style-name="P2"><text:s text:c="6"/><text:span text:style-name="T1">- 🇯🇵 Relay_🇯🇵JP-🇹🇼TW_1542</text:span></text:p>
      <text:p text:style-name="P2"><text:s text:c="6"/><text:span text:style-name="T1">- 🇭🇰 Relay_🇯🇵JP-🇭🇰HK_1543</text:span></text:p>
      <text:p text:style-name="P2"><text:s text:c="6"/><text:span text:style-name="T1">- 🇯🇵 Relay_🇯🇵JP-🇺🇸US_1544</text:span></text:p>
      <text:p text:style-name="P2"><text:s text:c="6"/><text:span text:style-name="T1">- 🇯🇵 Relay_🇯🇵JP-🇬🇧GB_1545</text:span></text:p>
      <text:p text:style-name="P2"><text:s text:c="6"/><text:span text:style-name="T1">- 🇰🇷 Pool_🇰🇷KR_1556</text:span></text:p>
      <text:p text:style-name="P2"><text:s text:c="6"/><text:span text:style-name="T1">- 🇰🇷 Pool_🇰🇷KR_1557</text:span></text:p>
      <text:p text:style-name="P2"><text:s text:c="6"/><text:span text:style-name="T1">- 🇰🇷 Pool_🇰🇷KR_1558</text:span></text:p>
      <text:p text:style-name="P2"><text:s text:c="6"/><text:span text:style-name="T1">- 🇰🇷 Pool_🇰🇷KR_1559</text:span></text:p>
      <text:p text:style-name="P2"><text:s text:c="6"/><text:span text:style-name="T1">- 🇰🇷 Pool_🇰🇷KR_1560</text:span></text:p>
      <text:p text:style-name="P2"><text:s text:c="6"/><text:span text:style-name="T1">- 🇰🇷 Pool_🇰🇷KR_1561</text:span></text:p>
      <text:p text:style-name="P2"><text:s text:c="6"/><text:span text:style-name="T1">- 🇰🇷 Pool_🇰🇷KR_1562</text:span></text:p>
      <text:p text:style-name="P2"><text:s text:c="6"/><text:span text:style-name="T1">- 🇰🇷 Pool_🇰🇷KR_1563</text:span></text:p>
      <text:p text:style-name="P2"><text:s text:c="6"/><text:span text:style-name="T1">- 🇰🇷 Pool_🇰🇷KR_1564</text:span></text:p>
      <text:p text:style-name="P2"><text:s text:c="6"/><text:span text:style-name="T1">- 🇰🇷 Pool_🇰🇷KR_1565</text:span></text:p>
      <text:p text:style-name="P2"><text:s text:c="6"/><text:span text:style-name="T1">- 🇰🇷 Pool_🇰🇷KR_1566</text:span></text:p>
      <text:p text:style-name="P2"><text:s text:c="6"/><text:span text:style-name="T1">- 🇰🇷 Pool_🇰🇷KR_1567</text:span></text:p>
      <text:p text:style-name="P2"><text:s text:c="6"/><text:span text:style-name="T1">- 🇰🇷 Pool_🇰🇷KR_1568</text:span></text:p>
      <text:p text:style-name="P2"><text:s text:c="6"/><text:span text:style-name="T1">- 🇰🇷 Pool_🇰🇷KR_1569</text:span></text:p>
      <text:p text:style-name="P2"><text:s text:c="6"/><text:span text:style-name="T1">- 🇰🇷 Pool_🇰🇷KR_1570</text:span></text:p>
      <text:p text:style-name="P2"><text:s text:c="6"/><text:span text:style-name="T1">- 🇰🇷 Pool_🇰🇷KR_1571</text:span></text:p>
      <text:p text:style-name="P2"><text:s text:c="6"/><text:span text:style-name="T1">- 🇰🇷 KR_1572</text:span></text:p>
      <text:p text:style-name="P2"><text:s text:c="6"/><text:span text:style-name="T1">- 🇰🇷 Relay_🇰🇷KR-🇰🇷KR_1573</text:span></text:p>
      <text:p text:style-name="P2"><text:soft-page-break/><text:s text:c="6"/><text:span text:style-name="T1">- 🇸🇬 SG_2026</text:span></text:p>
      <text:p text:style-name="P2"><text:s text:c="6"/><text:span text:style-name="T1">- 🇸🇬 Pool_🇸🇬SG_2027</text:span></text:p>
      <text:p text:style-name="P2"><text:s text:c="6"/><text:span text:style-name="T1">- 🇸🇬 Pool_🇸🇬SG_2028</text:span></text:p>
      <text:p text:style-name="P2"><text:s text:c="6"/><text:span text:style-name="T1">- 🇸🇬 SG_2029</text:span></text:p>
      <text:p text:style-name="P2"><text:s text:c="6"/><text:span text:style-name="T1">- 🇸🇬 Pool_🇸🇬SG_2030</text:span></text:p>
      <text:p text:style-name="P2"><text:s text:c="6"/><text:span text:style-name="T1">- 🇸🇬 Pool_🇸🇬SG_2031</text:span></text:p>
      <text:p text:style-name="P2"><text:s text:c="6"/><text:span text:style-name="T1">- 🇸🇬 SG_2032</text:span></text:p>
      <text:p text:style-name="P2"><text:s text:c="6"/><text:span text:style-name="T1">- 🇸🇬 SG_2033</text:span></text:p>
      <text:p text:style-name="P2"><text:s text:c="6"/><text:span text:style-name="T1">- 🇸🇬 Pool_🇸🇬SG_2034</text:span></text:p>
      <text:p text:style-name="P2"><text:s text:c="6"/><text:span text:style-name="T1">- 🇸🇬 SG_2035</text:span></text:p>
      <text:p text:style-name="P2"><text:s text:c="6"/><text:span text:style-name="T1">- 🇸🇬 SG_2036</text:span></text:p>
      <text:p text:style-name="P2"><text:s text:c="6"/><text:span text:style-name="T1">- 🇸🇬 Pool_🇸🇬SG_2037</text:span></text:p>
      <text:p text:style-name="P2"><text:s text:c="6"/><text:span text:style-name="T1">- 🇸🇬 Pool_🇸🇬SG_2038</text:span></text:p>
      <text:p text:style-name="P2"><text:s text:c="6"/><text:span text:style-name="T1">- 🇸🇬 Pool_🇸🇬SG_2039</text:span></text:p>
      <text:p text:style-name="P2"><text:s text:c="6"/><text:span text:style-name="T1">- 🇸🇬 SG_2040</text:span></text:p>
      <text:p text:style-name="P2"><text:s text:c="6"/><text:span text:style-name="T1">- 🇸🇬 SG_2041</text:span></text:p>
      <text:p text:style-name="P2"><text:s text:c="6"/><text:span text:style-name="T1">- 🇸🇬 Pool_🇸🇬SG_2042</text:span></text:p>
      <text:p text:style-name="P2"><text:s text:c="6"/><text:span text:style-name="T1">- 🇸🇬 Pool_🇸🇬SG_2043</text:span></text:p>
      <text:p text:style-name="P2"><text:s text:c="6"/><text:span text:style-name="T1">- 🇸🇬 Pool_🇸🇬SG_2044</text:span></text:p>
      <text:p text:style-name="P2"><text:s text:c="6"/><text:span text:style-name="T1">- 🇸🇬 Pool_🇸🇬SG_2045</text:span></text:p>
      <text:p text:style-name="P2"><text:s text:c="6"/><text:span text:style-name="T1">- 🇸🇬 Pool_🇸🇬SG_2046</text:span></text:p>
      <text:p text:style-name="P2"><text:s text:c="6"/><text:span text:style-name="T1">- 🇸🇬 Pool_🇸🇬SG_2047</text:span></text:p>
      <text:p text:style-name="P2"><text:s text:c="6"/><text:span text:style-name="T1">- 🇸🇬 SG_2048</text:span></text:p>
      <text:p text:style-name="P2"><text:s text:c="6"/><text:span text:style-name="T1">- 🇸🇬 SG_2049</text:span></text:p>
      <text:p text:style-name="P2"><text:s text:c="6"/><text:span text:style-name="T1">- 🇸🇬 SG_2050</text:span></text:p>
      <text:p text:style-name="P2"><text:s text:c="6"/><text:span text:style-name="T1">- 🇸🇬 SG_2051</text:span></text:p>
      <text:p text:style-name="P2"><text:s text:c="6"/><text:span text:style-name="T1">- 🇸🇬 Pool_🇸🇬SG_2052</text:span></text:p>
      <text:p text:style-name="P2"><text:s text:c="6"/><text:span text:style-name="T1">- 🇸🇬 Pool_🇸🇬SG_2053</text:span></text:p>
      <text:p text:style-name="P2"><text:s text:c="6"/><text:span text:style-name="T1">- 🇸🇬 SG_2055</text:span></text:p>
      <text:p text:style-name="P2"><text:s text:c="6"/><text:span text:style-name="T1">- 🇨🇳 TW_2083</text:span></text:p>
      <text:p text:style-name="P2"><text:s text:c="6"/><text:span text:style-name="T1">- 🇨🇳 Pool_🇹🇼TW_2084</text:span></text:p>
      <text:p text:style-name="P2"><text:s text:c="6"/><text:span text:style-name="T1">- 🇨🇳 Pool_🇹🇼TW_2085</text:span></text:p>
      <text:p text:style-name="P2"><text:s text:c="6"/><text:span text:style-name="T1">- 🇨🇳 Pool_🇹🇼TW_2086</text:span></text:p>
      <text:p text:style-name="P2"><text:s text:c="6"/><text:span text:style-name="T1">- 🇨🇳 Pool_🇹🇼TW_2087</text:span></text:p>
      <text:p text:style-name="P2"><text:s text:c="6"/><text:span text:style-name="T1">- 🇨🇳 Pool_🇹🇼TW_2088</text:span></text:p>
      <text:p text:style-name="P2"><text:s text:c="6"/><text:span text:style-name="T1">- 🇨🇳 Pool_🇹🇼TW_2089</text:span></text:p>
      <text:p text:style-name="P2"><text:s text:c="6"/><text:span text:style-name="T1">- 🇨🇳 TW_2090</text:span></text:p>
      <text:p text:style-name="P2"><text:s text:c="6"/><text:span text:style-name="T1">- 🇨🇳 Pool_🇹🇼TW_2091</text:span></text:p>
      <text:p text:style-name="P2"><text:s text:c="6"/><text:span text:style-name="T1">- 🇨🇳 Pool_🇹🇼TW_2092</text:span></text:p>
      <text:p text:style-name="P2"><text:s text:c="6"/><text:span text:style-name="T1">- 🇨🇳 Pool_🇹🇼TW_2093</text:span></text:p>
      <text:p text:style-name="P2"><text:s text:c="6"/><text:span text:style-name="T1">- 🇨🇳 Pool_🇹🇼TW_2094</text:span></text:p>
      <text:p text:style-name="P2"><text:s text:c="6"/><text:span text:style-name="T1">- 🇨🇳 Pool_🇹🇼TW_2095</text:span></text:p>
      <text:p text:style-name="P2"><text:s text:c="6"/><text:span text:style-name="T1">- 🇨🇳 Pool_🇹🇼TW_2096</text:span></text:p>
      <text:p text:style-name="P2"><text:s text:c="6"/><text:span text:style-name="T1">- 🇨🇳 Pool_🇹🇼TW_2097</text:span></text:p>
      <text:p text:style-name="P2"><text:s text:c="6"/><text:span text:style-name="T1">- 🇨🇳 Pool_🇹🇼TW_2098</text:span></text:p>
      <text:p text:style-name="P2"><text:s text:c="6"/><text:span text:style-name="T1">- 🇨🇳 Pool_🇹🇼TW_2099</text:span></text:p>
      <text:p text:style-name="P2"><text:s text:c="6"/><text:span text:style-name="T1">- 🇨🇳 Pool_🇹🇼TW_2100</text:span></text:p>
      <text:p text:style-name="P2"><text:s text:c="6"/><text:span text:style-name="T1">- 🇨🇳 Pool_🇹🇼TW_2101</text:span></text:p>
      <text:p text:style-name="P2"><text:s text:c="6"/><text:span text:style-name="T1">- 🇨🇳 Pool_🇹🇼TW_2102</text:span></text:p>
      <text:p text:style-name="P2"><text:s text:c="6"/><text:span text:style-name="T1">- 🇨🇳 Pool_🇹🇼TW_2103</text:span></text:p>
      <text:p text:style-name="P2"><text:s text:c="6"/><text:span text:style-name="T1">- 🇨🇳 Pool_🇹🇼TW_2104</text:span></text:p>
      <text:p text:style-name="P2"><text:s text:c="6"/><text:span text:style-name="T1">- 🇨🇳 TW_2105</text:span></text:p>
      <text:p text:style-name="P2"><text:s text:c="6"/><text:span text:style-name="T1">- 🇨🇳 Pool_🇹🇼TW_2106</text:span></text:p>
      <text:p text:style-name="P2"><text:s text:c="6"/><text:span text:style-name="T1">- 🇨🇳 Pool_🇹🇼TW_2107</text:span></text:p>
      <text:p text:style-name="P2"><text:s text:c="6"/><text:span text:style-name="T1">- 🇨🇳 Pool_🇹🇼TW_2108</text:span></text:p>
      <text:p text:style-name="P2"><text:s text:c="6"/><text:span text:style-name="T1">- 🇨🇳 Pool_🇹🇼TW_2109</text:span></text:p>
      <text:p text:style-name="P2"><text:soft-page-break/><text:s text:c="6"/><text:span text:style-name="T1">- 🇨🇳 Pool_🇹🇼TW_2110</text:span></text:p>
      <text:p text:style-name="P2"><text:s text:c="6"/><text:span text:style-name="T1">- 🇨🇳 Pool_🇹🇼TW_2111</text:span></text:p>
      <text:p text:style-name="P2"><text:s text:c="6"/><text:span text:style-name="T1">- 🇨🇳 Pool_🇹🇼TW_2112</text:span></text:p>
      <text:p text:style-name="P2"><text:s text:c="6"/><text:span text:style-name="T1">- 🇨🇳 Pool_🇹🇼TW_2113</text:span></text:p>
      <text:p text:style-name="P2"><text:s text:c="6"/><text:span text:style-name="T1">- 🇨🇳 Pool_🇹🇼TW_2114</text:span></text:p>
      <text:p text:style-name="P2"><text:s text:c="6"/><text:span text:style-name="T1">- 🇨🇳 Pool_🇹🇼TW_2115</text:span></text:p>
      <text:p text:style-name="P2"><text:s text:c="6"/><text:span text:style-name="T1">- 🇨🇳 Pool_🇹🇼TW_2116</text:span></text:p>
      <text:p text:style-name="P2"><text:s text:c="6"/><text:span text:style-name="T1">- 🇨🇳 Pool_🇹🇼TW_2117</text:span></text:p>
      <text:p text:style-name="P2"><text:s text:c="6"/><text:span text:style-name="T1">- 🇨🇳 Pool_🇹🇼TW_2118</text:span></text:p>
      <text:p text:style-name="P2"><text:s text:c="6"/><text:span text:style-name="T1">- 🇨🇳 Pool_🇹🇼TW_2119</text:span></text:p>
      <text:p text:style-name="P2"><text:s text:c="6"/><text:span text:style-name="T1">- 🇨🇳 TW_2121</text:span></text:p>
      <text:p text:style-name="P2"><text:s text:c="6"/><text:span text:style-name="T1">- 🇨🇳 Relay_🇹🇼TW-🇹🇼TW_2122</text:span></text:p>
      <text:p text:style-name="P2"><text:s text:c="6"/><text:span text:style-name="T1">- 🇨🇳 TW_2123</text:span></text:p>
      <text:p text:style-name="P2"><text:s text:c="6"/><text:span text:style-name="T1">- 🇨🇳 Relay_🇹🇼TW-🇹🇼TW_2124</text:span></text:p>
      <text:p text:style-name="P2"><text:s text:c="6"/><text:span text:style-name="T1">- 🇨🇳 Relay_🇹🇼TW-🇹🇼TW_2125</text:span></text:p>
      <text:p text:style-name="P2"><text:s text:c="6"/><text:span text:style-name="T1">- 🇨🇳 TW_2126</text:span></text:p>
      <text:p text:style-name="P2"><text:s text:c="6"/><text:span text:style-name="T1">- 🇨🇳 Relay_🇹🇼TW-🇹🇼TW_2127</text:span></text:p>
      <text:p text:style-name="P2"><text:s text:c="6"/><text:span text:style-name="T1">- 🇨🇳 Relay_🇹🇼TW-🇹🇼TW_2128</text:span></text:p>
      <text:p text:style-name="P2"><text:s text:c="6"/><text:span text:style-name="T1">- 🇨🇳 TW_2129</text:span></text:p>
      <text:p text:style-name="P2"><text:s text:c="6"/><text:span text:style-name="T1">- 🇨🇳 TW_2130</text:span></text:p>
      <text:p text:style-name="P2"><text:s text:c="6"/><text:span text:style-name="T1">- 🇨🇳 TW_2131</text:span></text:p>
      <text:p text:style-name="P2"><text:s text:c="6"/><text:span text:style-name="T1">- 🇨🇳 TW_2132</text:span></text:p>
      <text:p text:style-name="P2"><text:s text:c="6"/><text:span text:style-name="T1">- 🇯🇵 Relay_🇺🇸US-🇯🇵JP_2831</text:span></text:p>
      <text:p text:style-name="P2"><text:s text:c="6"/><text:span text:style-name="T1">- 🇸🇬 Relay_🇺🇸US-🇸🇬SG_2834</text:span></text:p>
      <text:p text:style-name="P2"><text:s text:c="6"/><text:span text:style-name="T1">- 🇯🇵 Relay_🇺🇸US-🇯🇵JP_2835</text:span></text:p>
      <text:p text:style-name="P2"><text:s text:c="6"/><text:span text:style-name="T1">- 🇸🇬 Relay_🇺🇸US-🇸🇬SG_2855</text:span></text:p>
      <text:p text:style-name="P2"><text:s text:c="2"/><text:span text:style-name="T1">- name: 📲 </text:span><text:span text:style-name="T2">电报信息</text:span></text:p>
      <text:p text:style-name="P2"><text:s text:c="4"/><text:span text:style-name="T1">type: select</text:span></text:p>
      <text:p text:style-name="P2"><text:s text:c="4"/><text:span text:style-name="T1">proxies:</text:span></text:p>
      <text:p text:style-name="P2"><text:s text:c="6"/><text:span text:style-name="T1">- 🔰 </text:span><text:span text:style-name="T2">节点选择</text:span></text:p>
      <text:p text:style-name="P2"><text:s text:c="6"/><text:span text:style-name="T1">- 🎯 </text:span><text:span text:style-name="T2">全球直连</text:span></text:p>
      <text:p text:style-name="P2"><text:s text:c="6"/><text:span text:style-name="T1">- 🇦🇺 Relay_🇦🇺AU-🇭🇰HK_266</text:span></text:p>
      <text:p text:style-name="P2"><text:s text:c="6"/><text:span text:style-name="T1">- 🇦🇺 Relay_🇦🇺AU-🇭🇰HK_267</text:span></text:p>
      <text:p text:style-name="P2"><text:s text:c="6"/><text:span text:style-name="T1">- 🇦🇺 Relay_🇦🇺AU-🇭🇰HK_268</text:span></text:p>
      <text:p text:style-name="P2"><text:s text:c="6"/><text:span text:style-name="T1">- 🇦🇺 Relay_🇦🇺AU-🇭🇰HK_269</text:span></text:p>
      <text:p text:style-name="P2"><text:s text:c="6"/><text:span text:style-name="T1">- 🇦🇺 Relay_🇦🇺AU-🇭🇰HK_270</text:span></text:p>
      <text:p text:style-name="P2"><text:s text:c="6"/><text:span text:style-name="T1">- 🇦🇺 Relay_🇦🇺AU-🇭🇰HK_272</text:span></text:p>
      <text:p text:style-name="P2"><text:s text:c="6"/><text:span text:style-name="T1">- 🇨🇳 Relay_🇨🇳CN-🇨🇳CN_460</text:span></text:p>
      <text:p text:style-name="P2"><text:s text:c="6"/><text:span text:style-name="T1">- 🇭🇰 Relay_🇨🇳CN-🇭🇰HK_465</text:span></text:p>
      <text:p text:style-name="P2"><text:s text:c="6"/><text:span text:style-name="T1">- 🇭🇰 Relay_🇨🇳CN-🇭🇰HK_466</text:span></text:p>
      <text:p text:style-name="P2"><text:s text:c="6"/><text:span text:style-name="T1">- 🇭🇰 Relay_🇨🇳CN-🇭🇰HK_467</text:span></text:p>
      <text:p text:style-name="P2"><text:s text:c="6"/><text:span text:style-name="T1">- 🇺🇸 Relay_🇨🇳CN-🇺🇸US_468</text:span></text:p>
      <text:p text:style-name="P2"><text:s text:c="6"/><text:span text:style-name="T1">- 🇰🇷 Relay_🇨🇳CN-🇰🇷KR_469</text:span></text:p>
      <text:p text:style-name="P2"><text:s text:c="6"/><text:span text:style-name="T1">- 🇨🇳 Relay_🇨🇳CN-🇹🇼TW_470</text:span></text:p>
      <text:p text:style-name="P2"><text:s text:c="6"/><text:span text:style-name="T1">- 🇺🇸 Relay_🇨🇳CN-🇺🇸US_471</text:span></text:p>
      <text:p text:style-name="P2"><text:s text:c="6"/><text:span text:style-name="T1">- 🇺🇸 Relay_🇨🇳CN-🇺🇸US_472</text:span></text:p>
      <text:p text:style-name="P2"><text:s text:c="6"/><text:span text:style-name="T1">- 🇺🇸 Relay_🇨🇳CN-🇺🇸US_473</text:span></text:p>
      <text:p text:style-name="P2"><text:s text:c="6"/><text:span text:style-name="T1">- 🇨🇳 Relay_🇨🇳CN-🇹🇼TW_474</text:span></text:p>
      <text:p text:style-name="P2"><text:s text:c="6"/><text:span text:style-name="T1">- 🇨🇳 Relay_🇨🇳CN-🇹🇼TW_475</text:span></text:p>
      <text:p text:style-name="P2"><text:s text:c="6"/><text:span text:style-name="T1">- 🇨🇳 Relay_🇨🇳CN-🇹🇼TW_476</text:span></text:p>
      <text:p text:style-name="P2"><text:s text:c="6"/><text:span text:style-name="T1">- 🇷🇺 Relay_🇨🇳CN-🇷🇺RU_477</text:span></text:p>
      <text:p text:style-name="P2"><text:s text:c="6"/><text:span text:style-name="T1">- 🇭🇰 Relay_🇨🇳CN-🇭🇰HK_478</text:span></text:p>
      <text:p text:style-name="P2"><text:s text:c="6"/><text:span text:style-name="T1">- 🇭🇰 Pool_🇭🇰HK_1208</text:span></text:p>
      <text:p text:style-name="P2"><text:s text:c="6"/><text:span text:style-name="T1">- 🇭🇰 Pool_🇭🇰HK_1209</text:span></text:p>
      <text:p text:style-name="P2"><text:s text:c="6"/><text:span text:style-name="T1">- 🇭🇰 Pool_🇭🇰HK_1210</text:span></text:p>
      <text:p text:style-name="P2"><text:s text:c="6"/><text:span text:style-name="T1">- 🇭🇰 Pool_🇭🇰HK_1211</text:span></text:p>
      <text:p text:style-name="P2"><text:soft-page-break/><text:s text:c="6"/><text:span text:style-name="T1">- 🇭🇰 Pool_🇭🇰HK_1212</text:span></text:p>
      <text:p text:style-name="P2"><text:s text:c="6"/><text:span text:style-name="T1">- 🇭🇰 Pool_🇭🇰HK_1213</text:span></text:p>
      <text:p text:style-name="P2"><text:s text:c="6"/><text:span text:style-name="T1">- 🇭🇰 Pool_🇭🇰HK_1214</text:span></text:p>
      <text:p text:style-name="P2"><text:s text:c="6"/><text:span text:style-name="T1">- 🇭🇰 Pool_🇭🇰HK_1215</text:span></text:p>
      <text:p text:style-name="P2"><text:s text:c="6"/><text:span text:style-name="T1">- 🇭🇰 Pool_🇭🇰HK_1216</text:span></text:p>
      <text:p text:style-name="P2"><text:s text:c="6"/><text:span text:style-name="T1">- 🇭🇰 Pool_🇭🇰HK_1217</text:span></text:p>
      <text:p text:style-name="P2"><text:s text:c="6"/><text:span text:style-name="T1">- 🇭🇰 Pool_🇭🇰HK_1218</text:span></text:p>
      <text:p text:style-name="P2"><text:s text:c="6"/><text:span text:style-name="T1">- 🇭🇰 Pool_🇭🇰HK_1219</text:span></text:p>
      <text:p text:style-name="P2"><text:s text:c="6"/><text:span text:style-name="T1">- 🇭🇰 Pool_🇭🇰HK_1220</text:span></text:p>
      <text:p text:style-name="P2"><text:s text:c="6"/><text:span text:style-name="T1">- 🇭🇰 Pool_🇭🇰HK_1221</text:span></text:p>
      <text:p text:style-name="P2"><text:s text:c="6"/><text:span text:style-name="T1">- 🇭🇰 Pool_🇭🇰HK_1222</text:span></text:p>
      <text:p text:style-name="P2"><text:s text:c="6"/><text:span text:style-name="T1">- 🇭🇰 Pool_🇭🇰HK_1223</text:span></text:p>
      <text:p text:style-name="P2"><text:s text:c="6"/><text:span text:style-name="T1">- 🇭🇰 Pool_🇭🇰HK_1224</text:span></text:p>
      <text:p text:style-name="P2"><text:s text:c="6"/><text:span text:style-name="T1">- 🇭🇰 Pool_🇭🇰HK_1225</text:span></text:p>
      <text:p text:style-name="P2"><text:s text:c="6"/><text:span text:style-name="T1">- 🇭🇰 Pool_🇭🇰HK_1226</text:span></text:p>
      <text:p text:style-name="P2"><text:s text:c="6"/><text:span text:style-name="T1">- 🇭🇰 Pool_🇭🇰HK_1227</text:span></text:p>
      <text:p text:style-name="P2"><text:s text:c="6"/><text:span text:style-name="T1">- 🇭🇰 Pool_🇭🇰HK_1228</text:span></text:p>
      <text:p text:style-name="P2"><text:s text:c="6"/><text:span text:style-name="T1">- 🇭🇰 Pool_🇭🇰HK_1229</text:span></text:p>
      <text:p text:style-name="P2"><text:s text:c="6"/><text:span text:style-name="T1">- 🇭🇰 Pool_🇭🇰HK_1230</text:span></text:p>
      <text:p text:style-name="P2"><text:s text:c="6"/><text:span text:style-name="T1">- 🇭🇰 Pool_🇭🇰HK_1231</text:span></text:p>
      <text:p text:style-name="P2"><text:s text:c="6"/><text:span text:style-name="T1">- 🇭🇰 Pool_🇭🇰HK_1232</text:span></text:p>
      <text:p text:style-name="P2"><text:s text:c="6"/><text:span text:style-name="T1">- 🇭🇰 Pool_🇭🇰HK_1233</text:span></text:p>
      <text:p text:style-name="P2"><text:s text:c="6"/><text:span text:style-name="T1">- 🇭🇰 Pool_🇭🇰HK_1234</text:span></text:p>
      <text:p text:style-name="P2"><text:s text:c="6"/><text:span text:style-name="T1">- 🇭🇰 Pool_🇭🇰HK_1235</text:span></text:p>
      <text:p text:style-name="P2"><text:s text:c="6"/><text:span text:style-name="T1">- 🇭🇰 Pool_🇭🇰HK_1236</text:span></text:p>
      <text:p text:style-name="P2"><text:s text:c="6"/><text:span text:style-name="T1">- 🇭🇰 Pool_🇭🇰HK_1237</text:span></text:p>
      <text:p text:style-name="P2"><text:s text:c="6"/><text:span text:style-name="T1">- 🇭🇰 Pool_🇭🇰HK_1238</text:span></text:p>
      <text:p text:style-name="P2"><text:s text:c="6"/><text:span text:style-name="T1">- 🇭🇰 Pool_🇭🇰HK_1239</text:span></text:p>
      <text:p text:style-name="P2"><text:s text:c="6"/><text:span text:style-name="T1">- 🇭🇰 Relay_🇭🇰HK-🇺🇸US_1245</text:span></text:p>
      <text:p text:style-name="P2"><text:s text:c="6"/><text:span text:style-name="T1">- 🇭🇰 Relay_🇭🇰HK-🇭🇰HK_1246</text:span></text:p>
      <text:p text:style-name="P2"><text:s text:c="6"/><text:span text:style-name="T1">- 🇭🇰 Relay_🇭🇰HK-🇭🇰HK_1247</text:span></text:p>
      <text:p text:style-name="P2"><text:s text:c="6"/><text:span text:style-name="T1">- 🇭🇰 Relay_🇭🇰HK-🇭🇰HK_1248</text:span></text:p>
      <text:p text:style-name="P2"><text:s text:c="6"/><text:span text:style-name="T1">- 🇯🇵 Relay_🇯🇵JP-🇯🇵JP_1459</text:span></text:p>
      <text:p text:style-name="P2"><text:s text:c="6"/><text:span text:style-name="T1">- 🇯🇵 Pool_🇯🇵JP_1460</text:span></text:p>
      <text:p text:style-name="P2"><text:s text:c="6"/><text:span text:style-name="T1">- 🇯🇵 Pool_🇯🇵JP_1461</text:span></text:p>
      <text:p text:style-name="P2"><text:s text:c="6"/><text:span text:style-name="T1">- 🇯🇵 Pool_🇯🇵JP_1462</text:span></text:p>
      <text:p text:style-name="P2"><text:s text:c="6"/><text:span text:style-name="T1">- 🇯🇵 Pool_🇯🇵JP_1463</text:span></text:p>
      <text:p text:style-name="P2"><text:s text:c="6"/><text:span text:style-name="T1">- 🇯🇵 Pool_🇯🇵JP_1464</text:span></text:p>
      <text:p text:style-name="P2"><text:s text:c="6"/><text:span text:style-name="T1">- 🇯🇵 Pool_🇯🇵JP_1465</text:span></text:p>
      <text:p text:style-name="P2"><text:s text:c="6"/><text:span text:style-name="T1">- 🇯🇵 Pool_🇯🇵JP_1466</text:span></text:p>
      <text:p text:style-name="P2"><text:s text:c="6"/><text:span text:style-name="T1">- 🇯🇵 Pool_🇯🇵JP_1467</text:span></text:p>
      <text:p text:style-name="P2"><text:s text:c="6"/><text:span text:style-name="T1">- 🇯🇵 Pool_🇯🇵JP_1468</text:span></text:p>
      <text:p text:style-name="P2"><text:s text:c="6"/><text:span text:style-name="T1">- 🇯🇵 Pool_🇯🇵JP_1469</text:span></text:p>
      <text:p text:style-name="P2"><text:s text:c="6"/><text:span text:style-name="T1">- 🇯🇵 Pool_🇯🇵JP_1470</text:span></text:p>
      <text:p text:style-name="P2"><text:s text:c="6"/><text:span text:style-name="T1">- 🇯🇵 Pool_🇯🇵JP_1471</text:span></text:p>
      <text:p text:style-name="P2"><text:s text:c="6"/><text:span text:style-name="T1">- 🇯🇵 Pool_🇯🇵JP_1472</text:span></text:p>
      <text:p text:style-name="P2"><text:s text:c="6"/><text:span text:style-name="T1">- 🇯🇵 Pool_🇯🇵JP_1473</text:span></text:p>
      <text:p text:style-name="P2"><text:s text:c="6"/><text:span text:style-name="T1">- 🇯🇵 Pool_🇯🇵JP_1474</text:span></text:p>
      <text:p text:style-name="P2"><text:s text:c="6"/><text:span text:style-name="T1">- 🇯🇵 JP_1475</text:span></text:p>
      <text:p text:style-name="P2"><text:s text:c="6"/><text:span text:style-name="T1">- 🇯🇵 Pool_🇯🇵JP_1476</text:span></text:p>
      <text:p text:style-name="P2"><text:s text:c="6"/><text:span text:style-name="T1">- 🇯🇵 JP_1477</text:span></text:p>
      <text:p text:style-name="P2"><text:s text:c="6"/><text:span text:style-name="T1">- 🇯🇵 JP_1478</text:span></text:p>
      <text:p text:style-name="P2"><text:s text:c="6"/><text:span text:style-name="T1">- 🇯🇵 Pool_🇯🇵JP_1479</text:span></text:p>
      <text:p text:style-name="P2"><text:s text:c="6"/><text:span text:style-name="T1">- 🇯🇵 Pool_🇯🇵JP_1480</text:span></text:p>
      <text:p text:style-name="P2"><text:s text:c="6"/><text:span text:style-name="T1">- 🇯🇵 Pool_🇯🇵JP_1481</text:span></text:p>
      <text:p text:style-name="P2"><text:s text:c="6"/><text:span text:style-name="T1">- 🇯🇵 Pool_🇯🇵JP_1482</text:span></text:p>
      <text:p text:style-name="P2"><text:soft-page-break/><text:s text:c="6"/><text:span text:style-name="T1">- 🇯🇵 Pool_🇯🇵JP_1483</text:span></text:p>
      <text:p text:style-name="P2"><text:s text:c="6"/><text:span text:style-name="T1">- 🇯🇵 Pool_🇯🇵JP_1484</text:span></text:p>
      <text:p text:style-name="P2"><text:s text:c="6"/><text:span text:style-name="T1">- 🇯🇵 Pool_🇯🇵JP_1485</text:span></text:p>
      <text:p text:style-name="P2"><text:s text:c="6"/><text:span text:style-name="T1">- 🇯🇵 Pool_🇯🇵JP_1486</text:span></text:p>
      <text:p text:style-name="P2"><text:s text:c="6"/><text:span text:style-name="T1">- 🇯🇵 Pool_🇯🇵JP_1487</text:span></text:p>
      <text:p text:style-name="P2"><text:s text:c="6"/><text:span text:style-name="T1">- 🇯🇵 Pool_🇯🇵JP_1488</text:span></text:p>
      <text:p text:style-name="P2"><text:s text:c="6"/><text:span text:style-name="T1">- 🇯🇵 Pool_🇯🇵JP_1489</text:span></text:p>
      <text:p text:style-name="P2"><text:s text:c="6"/><text:span text:style-name="T1">- 🇯🇵 JP_1490</text:span></text:p>
      <text:p text:style-name="P2"><text:s text:c="6"/><text:span text:style-name="T1">- 🇯🇵 JP_1491</text:span></text:p>
      <text:p text:style-name="P2"><text:s text:c="6"/><text:span text:style-name="T1">- 🇯🇵 JP_1492</text:span></text:p>
      <text:p text:style-name="P2"><text:s text:c="6"/><text:span text:style-name="T1">- 🇯🇵 Pool_🇯🇵JP_1493</text:span></text:p>
      <text:p text:style-name="P2"><text:s text:c="6"/><text:span text:style-name="T1">- 🇯🇵 Pool_🇯🇵JP_1494</text:span></text:p>
      <text:p text:style-name="P2"><text:s text:c="6"/><text:span text:style-name="T1">- 🇯🇵 JP_1495</text:span></text:p>
      <text:p text:style-name="P2"><text:s text:c="6"/><text:span text:style-name="T1">- 🇯🇵 Pool_🇯🇵JP_1496</text:span></text:p>
      <text:p text:style-name="P2"><text:s text:c="6"/><text:span text:style-name="T1">- 🇯🇵 Pool_🇯🇵JP_1497</text:span></text:p>
      <text:p text:style-name="P2"><text:s text:c="6"/><text:span text:style-name="T1">- 🇯🇵 JP_1498</text:span></text:p>
      <text:p text:style-name="P2"><text:s text:c="6"/><text:span text:style-name="T1">- 🇯🇵 Relay_🇯🇵JP-🇷🇺RU_1499</text:span></text:p>
      <text:p text:style-name="P2"><text:s text:c="6"/><text:span text:style-name="T1">- 🇯🇵 Relay_🇯🇵JP-🇷🇺RU_1500</text:span></text:p>
      <text:p text:style-name="P2"><text:s text:c="6"/><text:span text:style-name="T1">- 🇯🇵 Relay_🇯🇵JP-🇹🇼TW_1501</text:span></text:p>
      <text:p text:style-name="P2"><text:s text:c="6"/><text:span text:style-name="T1">- 🇭🇰 Relay_🇯🇵JP-🇭🇰HK_1502</text:span></text:p>
      <text:p text:style-name="P2"><text:s text:c="6"/><text:span text:style-name="T1">- 🇯🇵 JP_1503</text:span></text:p>
      <text:p text:style-name="P2"><text:s text:c="6"/><text:span text:style-name="T1">- 🇯🇵 Relay_🇯🇵JP-🇹🇼TW_1504</text:span></text:p>
      <text:p text:style-name="P2"><text:s text:c="6"/><text:span text:style-name="T1">- 🇭🇰 Relay_🇯🇵JP-🇭🇰HK_1505</text:span></text:p>
      <text:p text:style-name="P2"><text:s text:c="6"/><text:span text:style-name="T1">- 🇯🇵 Relay_🇯🇵JP-🇷🇺RU_1506</text:span></text:p>
      <text:p text:style-name="P2"><text:s text:c="6"/><text:span text:style-name="T1">- 🇭🇰 Relay_🇯🇵JP-🇭🇰HK_1507</text:span></text:p>
      <text:p text:style-name="P2"><text:s text:c="6"/><text:span text:style-name="T1">- 🇯🇵 Relay_🇯🇵JP-🇹🇼TW_1508</text:span></text:p>
      <text:p text:style-name="P2"><text:s text:c="6"/><text:span text:style-name="T1">- 🇯🇵 Relay_🇯🇵JP-🇹🇼TW_1509</text:span></text:p>
      <text:p text:style-name="P2"><text:s text:c="6"/><text:span text:style-name="T1">- 🇯🇵 Relay_🇯🇵JP-🇹🇼TW_1510</text:span></text:p>
      <text:p text:style-name="P2"><text:s text:c="6"/><text:span text:style-name="T1">- 🇯🇵 Relay_🇯🇵JP-🇺🇸US_1511</text:span></text:p>
      <text:p text:style-name="P2"><text:s text:c="6"/><text:span text:style-name="T1">- 🇯🇵 Relay_🇯🇵JP-🇺🇸US_1512</text:span></text:p>
      <text:p text:style-name="P2"><text:s text:c="6"/><text:span text:style-name="T1">- 🇭🇰 Relay_🇯🇵JP-🇭🇰HK_1513</text:span></text:p>
      <text:p text:style-name="P2"><text:s text:c="6"/><text:span text:style-name="T1">- 🇯🇵 JP_1514</text:span></text:p>
      <text:p text:style-name="P2"><text:s text:c="6"/><text:span text:style-name="T1">- 🇯🇵 Relay_🇯🇵JP-🇹🇼TW_1515</text:span></text:p>
      <text:p text:style-name="P2"><text:s text:c="6"/><text:span text:style-name="T1">- 🇭🇰 Relay_🇯🇵JP-🇭🇰HK_1516</text:span></text:p>
      <text:p text:style-name="P2"><text:s text:c="6"/><text:span text:style-name="T1">- 🇯🇵 Relay_🇯🇵JP-🇹🇼TW_1517</text:span></text:p>
      <text:p text:style-name="P2"><text:s text:c="6"/><text:span text:style-name="T1">- 🇯🇵 Relay_🇯🇵JP-🇹🇼TW_1518</text:span></text:p>
      <text:p text:style-name="P2"><text:s text:c="6"/><text:span text:style-name="T1">- 🇯🇵 Relay_🇯🇵JP-🇹🇼TW_1519</text:span></text:p>
      <text:p text:style-name="P2"><text:s text:c="6"/><text:span text:style-name="T1">- 🇯🇵 Relay_🇯🇵JP-🇯🇵JP_1520</text:span></text:p>
      <text:p text:style-name="P2"><text:s text:c="6"/><text:span text:style-name="T1">- 🇭🇰 Relay_🇯🇵JP-🇭🇰HK_1521</text:span></text:p>
      <text:p text:style-name="P2"><text:s text:c="6"/><text:span text:style-name="T1">- 🇯🇵 Relay_🇯🇵JP-🇷🇺RU_1522</text:span></text:p>
      <text:p text:style-name="P2"><text:s text:c="6"/><text:span text:style-name="T1">- 🇭🇰 Relay_🇯🇵JP-🇭🇰HK_1523</text:span></text:p>
      <text:p text:style-name="P2"><text:s text:c="6"/><text:span text:style-name="T1">- 🇯🇵 Relay_🇯🇵JP-🇺🇸US_1524</text:span></text:p>
      <text:p text:style-name="P2"><text:s text:c="6"/><text:span text:style-name="T1">- 🇯🇵 Relay_🇯🇵JP-🇯🇵JP_1525</text:span></text:p>
      <text:p text:style-name="P2"><text:s text:c="6"/><text:span text:style-name="T1">- 🇯🇵 JP_1526</text:span></text:p>
      <text:p text:style-name="P2"><text:s text:c="6"/><text:span text:style-name="T1">- 🇯🇵 Relay_🇯🇵JP-🇹🇼TW_1527</text:span></text:p>
      <text:p text:style-name="P2"><text:s text:c="6"/><text:span text:style-name="T1">- 🇭🇰 Relay_🇯🇵JP-🇭🇰HK_1528</text:span></text:p>
      <text:p text:style-name="P2"><text:s text:c="6"/><text:span text:style-name="T1">- 🇭🇰 Relay_🇯🇵JP-🇭🇰HK_1529</text:span></text:p>
      <text:p text:style-name="P2"><text:s text:c="6"/><text:span text:style-name="T1">- 🇯🇵 Relay_🇯🇵JP-🇹🇼TW_1530</text:span></text:p>
      <text:p text:style-name="P2"><text:s text:c="6"/><text:span text:style-name="T1">- 🇯🇵 Relay_🇯🇵JP-🇹🇼TW_1531</text:span></text:p>
      <text:p text:style-name="P2"><text:s text:c="6"/><text:span text:style-name="T1">- 🇭🇰 Relay_🇯🇵JP-🇭🇰HK_1532</text:span></text:p>
      <text:p text:style-name="P2"><text:s text:c="6"/><text:span text:style-name="T1">- 🇯🇵 Relay_🇯🇵JP-🇺🇸US_1533</text:span></text:p>
      <text:p text:style-name="P2"><text:s text:c="6"/><text:span text:style-name="T1">- 🇯🇵 Relay_🇯🇵JP-🇹🇼TW_1534</text:span></text:p>
      <text:p text:style-name="P2"><text:s text:c="6"/><text:span text:style-name="T1">- 🇭🇰 Relay_🇯🇵JP-🇭🇰HK_1535</text:span></text:p>
      <text:p text:style-name="P2"><text:s text:c="6"/><text:span text:style-name="T1">- 🇯🇵 Relay_🇯🇵JP-🇹🇼TW_1536</text:span></text:p>
      <text:p text:style-name="P2"><text:s text:c="6"/><text:span text:style-name="T1">- 🇯🇵 Relay_🇯🇵JP-🇹🇼TW_1537</text:span></text:p>
      <text:p text:style-name="P2"><text:s text:c="6"/><text:span text:style-name="T1">- 🇯🇵 Relay_🇯🇵JP-🇹🇼TW_1538</text:span></text:p>
      <text:p text:style-name="P2"><text:soft-page-break/><text:s text:c="6"/><text:span text:style-name="T1">- 🇯🇵 Relay_🇯🇵JP-🇺🇸US_1539</text:span></text:p>
      <text:p text:style-name="P2"><text:s text:c="6"/><text:span text:style-name="T1">- 🇯🇵 JP_1540</text:span></text:p>
      <text:p text:style-name="P2"><text:s text:c="6"/><text:span text:style-name="T1">- 🇯🇵 Relay_🇯🇵JP-🇯🇵JP_1541</text:span></text:p>
      <text:p text:style-name="P2"><text:s text:c="6"/><text:span text:style-name="T1">- 🇯🇵 Relay_🇯🇵JP-🇹🇼TW_1542</text:span></text:p>
      <text:p text:style-name="P2"><text:s text:c="6"/><text:span text:style-name="T1">- 🇭🇰 Relay_🇯🇵JP-🇭🇰HK_1543</text:span></text:p>
      <text:p text:style-name="P2"><text:s text:c="6"/><text:span text:style-name="T1">- 🇯🇵 Relay_🇯🇵JP-🇺🇸US_1544</text:span></text:p>
      <text:p text:style-name="P2"><text:s text:c="6"/><text:span text:style-name="T1">- 🇯🇵 Relay_🇯🇵JP-🇬🇧GB_1545</text:span></text:p>
      <text:p text:style-name="P2"><text:s text:c="6"/><text:span text:style-name="T1">- 🇰🇷 Pool_🇰🇷KR_1556</text:span></text:p>
      <text:p text:style-name="P2"><text:s text:c="6"/><text:span text:style-name="T1">- 🇰🇷 Pool_🇰🇷KR_1557</text:span></text:p>
      <text:p text:style-name="P2"><text:s text:c="6"/><text:span text:style-name="T1">- 🇰🇷 Pool_🇰🇷KR_1558</text:span></text:p>
      <text:p text:style-name="P2"><text:s text:c="6"/><text:span text:style-name="T1">- 🇰🇷 Pool_🇰🇷KR_1559</text:span></text:p>
      <text:p text:style-name="P2"><text:s text:c="6"/><text:span text:style-name="T1">- 🇰🇷 Pool_🇰🇷KR_1560</text:span></text:p>
      <text:p text:style-name="P2"><text:s text:c="6"/><text:span text:style-name="T1">- 🇰🇷 Pool_🇰🇷KR_1561</text:span></text:p>
      <text:p text:style-name="P2"><text:s text:c="6"/><text:span text:style-name="T1">- 🇰🇷 Pool_🇰🇷KR_1562</text:span></text:p>
      <text:p text:style-name="P2"><text:s text:c="6"/><text:span text:style-name="T1">- 🇰🇷 Pool_🇰🇷KR_1563</text:span></text:p>
      <text:p text:style-name="P2"><text:s text:c="6"/><text:span text:style-name="T1">- 🇰🇷 Pool_🇰🇷KR_1564</text:span></text:p>
      <text:p text:style-name="P2"><text:s text:c="6"/><text:span text:style-name="T1">- 🇰🇷 Pool_🇰🇷KR_1565</text:span></text:p>
      <text:p text:style-name="P2"><text:s text:c="6"/><text:span text:style-name="T1">- 🇰🇷 Pool_🇰🇷KR_1566</text:span></text:p>
      <text:p text:style-name="P2"><text:s text:c="6"/><text:span text:style-name="T1">- 🇰🇷 Pool_🇰🇷KR_1567</text:span></text:p>
      <text:p text:style-name="P2"><text:s text:c="6"/><text:span text:style-name="T1">- 🇰🇷 Pool_🇰🇷KR_1568</text:span></text:p>
      <text:p text:style-name="P2"><text:s text:c="6"/><text:span text:style-name="T1">- 🇰🇷 Pool_🇰🇷KR_1569</text:span></text:p>
      <text:p text:style-name="P2"><text:s text:c="6"/><text:span text:style-name="T1">- 🇰🇷 Pool_🇰🇷KR_1570</text:span></text:p>
      <text:p text:style-name="P2"><text:s text:c="6"/><text:span text:style-name="T1">- 🇰🇷 Pool_🇰🇷KR_1571</text:span></text:p>
      <text:p text:style-name="P2"><text:s text:c="6"/><text:span text:style-name="T1">- 🇰🇷 KR_1572</text:span></text:p>
      <text:p text:style-name="P2"><text:s text:c="6"/><text:span text:style-name="T1">- 🇰🇷 Relay_🇰🇷KR-🇰🇷KR_1573</text:span></text:p>
      <text:p text:style-name="P2"><text:s text:c="6"/><text:span text:style-name="T1">- 🇸🇬 SG_2026</text:span></text:p>
      <text:p text:style-name="P2"><text:s text:c="6"/><text:span text:style-name="T1">- 🇸🇬 Pool_🇸🇬SG_2027</text:span></text:p>
      <text:p text:style-name="P2"><text:s text:c="6"/><text:span text:style-name="T1">- 🇸🇬 Pool_🇸🇬SG_2028</text:span></text:p>
      <text:p text:style-name="P2"><text:s text:c="6"/><text:span text:style-name="T1">- 🇸🇬 SG_2029</text:span></text:p>
      <text:p text:style-name="P2"><text:s text:c="6"/><text:span text:style-name="T1">- 🇸🇬 Pool_🇸🇬SG_2030</text:span></text:p>
      <text:p text:style-name="P2"><text:s text:c="6"/><text:span text:style-name="T1">- 🇸🇬 Pool_🇸🇬SG_2031</text:span></text:p>
      <text:p text:style-name="P2"><text:s text:c="6"/><text:span text:style-name="T1">- 🇸🇬 SG_2032</text:span></text:p>
      <text:p text:style-name="P2"><text:s text:c="6"/><text:span text:style-name="T1">- 🇸🇬 SG_2033</text:span></text:p>
      <text:p text:style-name="P2"><text:s text:c="6"/><text:span text:style-name="T1">- 🇸🇬 Pool_🇸🇬SG_2034</text:span></text:p>
      <text:p text:style-name="P2"><text:s text:c="6"/><text:span text:style-name="T1">- 🇸🇬 SG_2035</text:span></text:p>
      <text:p text:style-name="P2"><text:s text:c="6"/><text:span text:style-name="T1">- 🇸🇬 SG_2036</text:span></text:p>
      <text:p text:style-name="P2"><text:s text:c="6"/><text:span text:style-name="T1">- 🇸🇬 Pool_🇸🇬SG_2037</text:span></text:p>
      <text:p text:style-name="P2"><text:s text:c="6"/><text:span text:style-name="T1">- 🇸🇬 Pool_🇸🇬SG_2038</text:span></text:p>
      <text:p text:style-name="P2"><text:s text:c="6"/><text:span text:style-name="T1">- 🇸🇬 Pool_🇸🇬SG_2039</text:span></text:p>
      <text:p text:style-name="P2"><text:s text:c="6"/><text:span text:style-name="T1">- 🇸🇬 SG_2040</text:span></text:p>
      <text:p text:style-name="P2"><text:s text:c="6"/><text:span text:style-name="T1">- 🇸🇬 SG_2041</text:span></text:p>
      <text:p text:style-name="P2"><text:s text:c="6"/><text:span text:style-name="T1">- 🇸🇬 Pool_🇸🇬SG_2042</text:span></text:p>
      <text:p text:style-name="P2"><text:s text:c="6"/><text:span text:style-name="T1">- 🇸🇬 Pool_🇸🇬SG_2043</text:span></text:p>
      <text:p text:style-name="P2"><text:s text:c="6"/><text:span text:style-name="T1">- 🇸🇬 Pool_🇸🇬SG_2044</text:span></text:p>
      <text:p text:style-name="P2"><text:s text:c="6"/><text:span text:style-name="T1">- 🇸🇬 Pool_🇸🇬SG_2045</text:span></text:p>
      <text:p text:style-name="P2"><text:s text:c="6"/><text:span text:style-name="T1">- 🇸🇬 Pool_🇸🇬SG_2046</text:span></text:p>
      <text:p text:style-name="P2"><text:s text:c="6"/><text:span text:style-name="T1">- 🇸🇬 Pool_🇸🇬SG_2047</text:span></text:p>
      <text:p text:style-name="P2"><text:s text:c="6"/><text:span text:style-name="T1">- 🇸🇬 SG_2048</text:span></text:p>
      <text:p text:style-name="P2"><text:s text:c="6"/><text:span text:style-name="T1">- 🇸🇬 SG_2049</text:span></text:p>
      <text:p text:style-name="P2"><text:s text:c="6"/><text:span text:style-name="T1">- 🇸🇬 SG_2050</text:span></text:p>
      <text:p text:style-name="P2"><text:s text:c="6"/><text:span text:style-name="T1">- 🇸🇬 SG_2051</text:span></text:p>
      <text:p text:style-name="P2"><text:s text:c="6"/><text:span text:style-name="T1">- 🇸🇬 Pool_🇸🇬SG_2052</text:span></text:p>
      <text:p text:style-name="P2"><text:s text:c="6"/><text:span text:style-name="T1">- 🇸🇬 Pool_🇸🇬SG_2053</text:span></text:p>
      <text:p text:style-name="P2"><text:s text:c="6"/><text:span text:style-name="T1">- 🇸🇬 SG_2055</text:span></text:p>
      <text:p text:style-name="P2"><text:s text:c="6"/><text:span text:style-name="T1">- 🇨🇳 TW_2083</text:span></text:p>
      <text:p text:style-name="P2"><text:s text:c="6"/><text:span text:style-name="T1">- 🇨🇳 Pool_🇹🇼TW_2084</text:span></text:p>
      <text:p text:style-name="P2"><text:soft-page-break/><text:s text:c="6"/><text:span text:style-name="T1">- 🇨🇳 Pool_🇹🇼TW_2085</text:span></text:p>
      <text:p text:style-name="P2"><text:s text:c="6"/><text:span text:style-name="T1">- 🇨🇳 Pool_🇹🇼TW_2086</text:span></text:p>
      <text:p text:style-name="P2"><text:s text:c="6"/><text:span text:style-name="T1">- 🇨🇳 Pool_🇹🇼TW_2087</text:span></text:p>
      <text:p text:style-name="P2"><text:s text:c="6"/><text:span text:style-name="T1">- 🇨🇳 Pool_🇹🇼TW_2088</text:span></text:p>
      <text:p text:style-name="P2"><text:s text:c="6"/><text:span text:style-name="T1">- 🇨🇳 Pool_🇹🇼TW_2089</text:span></text:p>
      <text:p text:style-name="P2"><text:s text:c="6"/><text:span text:style-name="T1">- 🇨🇳 TW_2090</text:span></text:p>
      <text:p text:style-name="P2"><text:s text:c="6"/><text:span text:style-name="T1">- 🇨🇳 Pool_🇹🇼TW_2091</text:span></text:p>
      <text:p text:style-name="P2"><text:s text:c="6"/><text:span text:style-name="T1">- 🇨🇳 Pool_🇹🇼TW_2092</text:span></text:p>
      <text:p text:style-name="P2"><text:s text:c="6"/><text:span text:style-name="T1">- 🇨🇳 Pool_🇹🇼TW_2093</text:span></text:p>
      <text:p text:style-name="P2"><text:s text:c="6"/><text:span text:style-name="T1">- 🇨🇳 Pool_🇹🇼TW_2094</text:span></text:p>
      <text:p text:style-name="P2"><text:s text:c="6"/><text:span text:style-name="T1">- 🇨🇳 Pool_🇹🇼TW_2095</text:span></text:p>
      <text:p text:style-name="P2"><text:s text:c="6"/><text:span text:style-name="T1">- 🇨🇳 Pool_🇹🇼TW_2096</text:span></text:p>
      <text:p text:style-name="P2"><text:s text:c="6"/><text:span text:style-name="T1">- 🇨🇳 Pool_🇹🇼TW_2097</text:span></text:p>
      <text:p text:style-name="P2"><text:s text:c="6"/><text:span text:style-name="T1">- 🇨🇳 Pool_🇹🇼TW_2098</text:span></text:p>
      <text:p text:style-name="P2"><text:s text:c="6"/><text:span text:style-name="T1">- 🇨🇳 Pool_🇹🇼TW_2099</text:span></text:p>
      <text:p text:style-name="P2"><text:s text:c="6"/><text:span text:style-name="T1">- 🇨🇳 Pool_🇹🇼TW_2100</text:span></text:p>
      <text:p text:style-name="P2"><text:s text:c="6"/><text:span text:style-name="T1">- 🇨🇳 Pool_🇹🇼TW_2101</text:span></text:p>
      <text:p text:style-name="P2"><text:s text:c="6"/><text:span text:style-name="T1">- 🇨🇳 Pool_🇹🇼TW_2102</text:span></text:p>
      <text:p text:style-name="P2"><text:s text:c="6"/><text:span text:style-name="T1">- 🇨🇳 Pool_🇹🇼TW_2103</text:span></text:p>
      <text:p text:style-name="P2"><text:s text:c="6"/><text:span text:style-name="T1">- 🇨🇳 Pool_🇹🇼TW_2104</text:span></text:p>
      <text:p text:style-name="P2"><text:s text:c="6"/><text:span text:style-name="T1">- 🇨🇳 TW_2105</text:span></text:p>
      <text:p text:style-name="P2"><text:s text:c="6"/><text:span text:style-name="T1">- 🇨🇳 Pool_🇹🇼TW_2106</text:span></text:p>
      <text:p text:style-name="P2"><text:s text:c="6"/><text:span text:style-name="T1">- 🇨🇳 Pool_🇹🇼TW_2107</text:span></text:p>
      <text:p text:style-name="P2"><text:s text:c="6"/><text:span text:style-name="T1">- 🇨🇳 Pool_🇹🇼TW_2108</text:span></text:p>
      <text:p text:style-name="P2"><text:s text:c="6"/><text:span text:style-name="T1">- 🇨🇳 Pool_🇹🇼TW_2109</text:span></text:p>
      <text:p text:style-name="P2"><text:s text:c="6"/><text:span text:style-name="T1">- 🇨🇳 Pool_🇹🇼TW_2110</text:span></text:p>
      <text:p text:style-name="P2"><text:s text:c="6"/><text:span text:style-name="T1">- 🇨🇳 Pool_🇹🇼TW_2111</text:span></text:p>
      <text:p text:style-name="P2"><text:s text:c="6"/><text:span text:style-name="T1">- 🇨🇳 Pool_🇹🇼TW_2112</text:span></text:p>
      <text:p text:style-name="P2"><text:s text:c="6"/><text:span text:style-name="T1">- 🇨🇳 Pool_🇹🇼TW_2113</text:span></text:p>
      <text:p text:style-name="P2"><text:s text:c="6"/><text:span text:style-name="T1">- 🇨🇳 Pool_🇹🇼TW_2114</text:span></text:p>
      <text:p text:style-name="P2"><text:s text:c="6"/><text:span text:style-name="T1">- 🇨🇳 Pool_🇹🇼TW_2115</text:span></text:p>
      <text:p text:style-name="P2"><text:s text:c="6"/><text:span text:style-name="T1">- 🇨🇳 Pool_🇹🇼TW_2116</text:span></text:p>
      <text:p text:style-name="P2"><text:s text:c="6"/><text:span text:style-name="T1">- 🇨🇳 Pool_🇹🇼TW_2117</text:span></text:p>
      <text:p text:style-name="P2"><text:s text:c="6"/><text:span text:style-name="T1">- 🇨🇳 Pool_🇹🇼TW_2118</text:span></text:p>
      <text:p text:style-name="P2"><text:s text:c="6"/><text:span text:style-name="T1">- 🇨🇳 Pool_🇹🇼TW_2119</text:span></text:p>
      <text:p text:style-name="P2"><text:s text:c="6"/><text:span text:style-name="T1">- 🇨🇳 TW_2121</text:span></text:p>
      <text:p text:style-name="P2"><text:s text:c="6"/><text:span text:style-name="T1">- 🇨🇳 Relay_🇹🇼TW-🇹🇼TW_2122</text:span></text:p>
      <text:p text:style-name="P2"><text:s text:c="6"/><text:span text:style-name="T1">- 🇨🇳 TW_2123</text:span></text:p>
      <text:p text:style-name="P2"><text:s text:c="6"/><text:span text:style-name="T1">- 🇨🇳 Relay_🇹🇼TW-🇹🇼TW_2124</text:span></text:p>
      <text:p text:style-name="P2"><text:s text:c="6"/><text:span text:style-name="T1">- 🇨🇳 Relay_🇹🇼TW-🇹🇼TW_2125</text:span></text:p>
      <text:p text:style-name="P2"><text:s text:c="6"/><text:span text:style-name="T1">- 🇨🇳 TW_2126</text:span></text:p>
      <text:p text:style-name="P2"><text:s text:c="6"/><text:span text:style-name="T1">- 🇨🇳 Relay_🇹🇼TW-🇹🇼TW_2127</text:span></text:p>
      <text:p text:style-name="P2"><text:s text:c="6"/><text:span text:style-name="T1">- 🇨🇳 Relay_🇹🇼TW-🇹🇼TW_2128</text:span></text:p>
      <text:p text:style-name="P2"><text:s text:c="6"/><text:span text:style-name="T1">- 🇨🇳 TW_2129</text:span></text:p>
      <text:p text:style-name="P2"><text:s text:c="6"/><text:span text:style-name="T1">- 🇨🇳 TW_2130</text:span></text:p>
      <text:p text:style-name="P2"><text:s text:c="6"/><text:span text:style-name="T1">- 🇨🇳 TW_2131</text:span></text:p>
      <text:p text:style-name="P2"><text:s text:c="6"/><text:span text:style-name="T1">- 🇨🇳 TW_2132</text:span></text:p>
      <text:p text:style-name="P2"><text:s text:c="6"/><text:span text:style-name="T1">- 🇯🇵 Relay_🇺🇸US-🇯🇵JP_2831</text:span></text:p>
      <text:p text:style-name="P2"><text:s text:c="6"/><text:span text:style-name="T1">- 🇸🇬 Relay_🇺🇸US-🇸🇬SG_2834</text:span></text:p>
      <text:p text:style-name="P2"><text:s text:c="6"/><text:span text:style-name="T1">- 🇯🇵 Relay_🇺🇸US-🇯🇵JP_2835</text:span></text:p>
      <text:p text:style-name="P2"><text:s text:c="6"/><text:span text:style-name="T1">- 🇸🇬 Relay_🇺🇸US-🇸🇬SG_2855</text:span></text:p>
      <text:p text:style-name="P2"><text:s text:c="2"/><text:span text:style-name="T1">- name: 🍎 </text:span><text:span text:style-name="T2">苹果服务</text:span></text:p>
      <text:p text:style-name="P2"><text:s text:c="4"/><text:span text:style-name="T1">type: select</text:span></text:p>
      <text:p text:style-name="P2"><text:s text:c="4"/><text:span text:style-name="T1">proxies:</text:span></text:p>
      <text:p text:style-name="P2"><text:s text:c="6"/><text:span text:style-name="T1">- 🔰 </text:span><text:span text:style-name="T2">节点选择</text:span></text:p>
      <text:p text:style-name="P2"><text:s text:c="6"/><text:span text:style-name="T1">- 🎯 </text:span><text:span text:style-name="T2">全球直连</text:span></text:p>
      <text:p text:style-name="P2"><text:soft-page-break/><text:s text:c="6"/><text:span text:style-name="T1">- ♻️ </text:span><text:span text:style-name="T2">自动选择</text:span></text:p>
      <text:p text:style-name="P2"><text:s text:c="6"/><text:span text:style-name="T1">- 🇦🇺 Relay_🇦🇺AU-🇭🇰HK_266</text:span></text:p>
      <text:p text:style-name="P2"><text:s text:c="6"/><text:span text:style-name="T1">- 🇦🇺 Relay_🇦🇺AU-🇭🇰HK_267</text:span></text:p>
      <text:p text:style-name="P2"><text:s text:c="6"/><text:span text:style-name="T1">- 🇦🇺 Relay_🇦🇺AU-🇭🇰HK_268</text:span></text:p>
      <text:p text:style-name="P2"><text:s text:c="6"/><text:span text:style-name="T1">- 🇦🇺 Relay_🇦🇺AU-🇭🇰HK_269</text:span></text:p>
      <text:p text:style-name="P2"><text:s text:c="6"/><text:span text:style-name="T1">- 🇦🇺 Relay_🇦🇺AU-🇭🇰HK_270</text:span></text:p>
      <text:p text:style-name="P2"><text:s text:c="6"/><text:span text:style-name="T1">- 🇦🇺 Relay_🇦🇺AU-🇭🇰HK_272</text:span></text:p>
      <text:p text:style-name="P2"><text:s text:c="6"/><text:span text:style-name="T1">- 🇨🇳 Relay_🇨🇳CN-🇨🇳CN_460</text:span></text:p>
      <text:p text:style-name="P2"><text:s text:c="6"/><text:span text:style-name="T1">- 🇭🇰 Relay_🇨🇳CN-🇭🇰HK_465</text:span></text:p>
      <text:p text:style-name="P2"><text:s text:c="6"/><text:span text:style-name="T1">- 🇭🇰 Relay_🇨🇳CN-🇭🇰HK_466</text:span></text:p>
      <text:p text:style-name="P2"><text:s text:c="6"/><text:span text:style-name="T1">- 🇭🇰 Relay_🇨🇳CN-🇭🇰HK_467</text:span></text:p>
      <text:p text:style-name="P2"><text:s text:c="6"/><text:span text:style-name="T1">- 🇺🇸 Relay_🇨🇳CN-🇺🇸US_468</text:span></text:p>
      <text:p text:style-name="P2"><text:s text:c="6"/><text:span text:style-name="T1">- 🇰🇷 Relay_🇨🇳CN-🇰🇷KR_469</text:span></text:p>
      <text:p text:style-name="P2"><text:s text:c="6"/><text:span text:style-name="T1">- 🇨🇳 Relay_🇨🇳CN-🇹🇼TW_470</text:span></text:p>
      <text:p text:style-name="P2"><text:s text:c="6"/><text:span text:style-name="T1">- 🇺🇸 Relay_🇨🇳CN-🇺🇸US_471</text:span></text:p>
      <text:p text:style-name="P2"><text:s text:c="6"/><text:span text:style-name="T1">- 🇺🇸 Relay_🇨🇳CN-🇺🇸US_472</text:span></text:p>
      <text:p text:style-name="P2"><text:s text:c="6"/><text:span text:style-name="T1">- 🇺🇸 Relay_🇨🇳CN-🇺🇸US_473</text:span></text:p>
      <text:p text:style-name="P2"><text:s text:c="6"/><text:span text:style-name="T1">- 🇨🇳 Relay_🇨🇳CN-🇹🇼TW_474</text:span></text:p>
      <text:p text:style-name="P2"><text:s text:c="6"/><text:span text:style-name="T1">- 🇨🇳 Relay_🇨🇳CN-🇹🇼TW_475</text:span></text:p>
      <text:p text:style-name="P2"><text:s text:c="6"/><text:span text:style-name="T1">- 🇨🇳 Relay_🇨🇳CN-🇹🇼TW_476</text:span></text:p>
      <text:p text:style-name="P2"><text:s text:c="6"/><text:span text:style-name="T1">- 🇷🇺 Relay_🇨🇳CN-🇷🇺RU_477</text:span></text:p>
      <text:p text:style-name="P2"><text:s text:c="6"/><text:span text:style-name="T1">- 🇭🇰 Relay_🇨🇳CN-🇭🇰HK_478</text:span></text:p>
      <text:p text:style-name="P2"><text:s text:c="6"/><text:span text:style-name="T1">- 🇭🇰 Pool_🇭🇰HK_1208</text:span></text:p>
      <text:p text:style-name="P2"><text:s text:c="6"/><text:span text:style-name="T1">- 🇭🇰 Pool_🇭🇰HK_1209</text:span></text:p>
      <text:p text:style-name="P2"><text:s text:c="6"/><text:span text:style-name="T1">- 🇭🇰 Pool_🇭🇰HK_1210</text:span></text:p>
      <text:p text:style-name="P2"><text:s text:c="6"/><text:span text:style-name="T1">- 🇭🇰 Pool_🇭🇰HK_1211</text:span></text:p>
      <text:p text:style-name="P2"><text:s text:c="6"/><text:span text:style-name="T1">- 🇭🇰 Pool_🇭🇰HK_1212</text:span></text:p>
      <text:p text:style-name="P2"><text:s text:c="6"/><text:span text:style-name="T1">- 🇭🇰 Pool_🇭🇰HK_1213</text:span></text:p>
      <text:p text:style-name="P2"><text:s text:c="6"/><text:span text:style-name="T1">- 🇭🇰 Pool_🇭🇰HK_1214</text:span></text:p>
      <text:p text:style-name="P2"><text:s text:c="6"/><text:span text:style-name="T1">- 🇭🇰 Pool_🇭🇰HK_1215</text:span></text:p>
      <text:p text:style-name="P2"><text:s text:c="6"/><text:span text:style-name="T1">- 🇭🇰 Pool_🇭🇰HK_1216</text:span></text:p>
      <text:p text:style-name="P2"><text:s text:c="6"/><text:span text:style-name="T1">- 🇭🇰 Pool_🇭🇰HK_1217</text:span></text:p>
      <text:p text:style-name="P2"><text:s text:c="6"/><text:span text:style-name="T1">- 🇭🇰 Pool_🇭🇰HK_1218</text:span></text:p>
      <text:p text:style-name="P2"><text:s text:c="6"/><text:span text:style-name="T1">- 🇭🇰 Pool_🇭🇰HK_1219</text:span></text:p>
      <text:p text:style-name="P2"><text:s text:c="6"/><text:span text:style-name="T1">- 🇭🇰 Pool_🇭🇰HK_1220</text:span></text:p>
      <text:p text:style-name="P2"><text:s text:c="6"/><text:span text:style-name="T1">- 🇭🇰 Pool_🇭🇰HK_1221</text:span></text:p>
      <text:p text:style-name="P2"><text:s text:c="6"/><text:span text:style-name="T1">- 🇭🇰 Pool_🇭🇰HK_1222</text:span></text:p>
      <text:p text:style-name="P2"><text:s text:c="6"/><text:span text:style-name="T1">- 🇭🇰 Pool_🇭🇰HK_1223</text:span></text:p>
      <text:p text:style-name="P2"><text:s text:c="6"/><text:span text:style-name="T1">- 🇭🇰 Pool_🇭🇰HK_1224</text:span></text:p>
      <text:p text:style-name="P2"><text:s text:c="6"/><text:span text:style-name="T1">- 🇭🇰 Pool_🇭🇰HK_1225</text:span></text:p>
      <text:p text:style-name="P2"><text:s text:c="6"/><text:span text:style-name="T1">- 🇭🇰 Pool_🇭🇰HK_1226</text:span></text:p>
      <text:p text:style-name="P2"><text:s text:c="6"/><text:span text:style-name="T1">- 🇭🇰 Pool_🇭🇰HK_1227</text:span></text:p>
      <text:p text:style-name="P2"><text:s text:c="6"/><text:span text:style-name="T1">- 🇭🇰 Pool_🇭🇰HK_1228</text:span></text:p>
      <text:p text:style-name="P2"><text:s text:c="6"/><text:span text:style-name="T1">- 🇭🇰 Pool_🇭🇰HK_1229</text:span></text:p>
      <text:p text:style-name="P2"><text:s text:c="6"/><text:span text:style-name="T1">- 🇭🇰 Pool_🇭🇰HK_1230</text:span></text:p>
      <text:p text:style-name="P2"><text:s text:c="6"/><text:span text:style-name="T1">- 🇭🇰 Pool_🇭🇰HK_1231</text:span></text:p>
      <text:p text:style-name="P2"><text:s text:c="6"/><text:span text:style-name="T1">- 🇭🇰 Pool_🇭🇰HK_1232</text:span></text:p>
      <text:p text:style-name="P2"><text:s text:c="6"/><text:span text:style-name="T1">- 🇭🇰 Pool_🇭🇰HK_1233</text:span></text:p>
      <text:p text:style-name="P2"><text:s text:c="6"/><text:span text:style-name="T1">- 🇭🇰 Pool_🇭🇰HK_1234</text:span></text:p>
      <text:p text:style-name="P2"><text:s text:c="6"/><text:span text:style-name="T1">- 🇭🇰 Pool_🇭🇰HK_1235</text:span></text:p>
      <text:p text:style-name="P2"><text:s text:c="6"/><text:span text:style-name="T1">- 🇭🇰 Pool_🇭🇰HK_1236</text:span></text:p>
      <text:p text:style-name="P2"><text:s text:c="6"/><text:span text:style-name="T1">- 🇭🇰 Pool_🇭🇰HK_1237</text:span></text:p>
      <text:p text:style-name="P2"><text:s text:c="6"/><text:span text:style-name="T1">- 🇭🇰 Pool_🇭🇰HK_1238</text:span></text:p>
      <text:p text:style-name="P2"><text:s text:c="6"/><text:span text:style-name="T1">- 🇭🇰 Pool_🇭🇰HK_1239</text:span></text:p>
      <text:p text:style-name="P2"><text:s text:c="6"/><text:span text:style-name="T1">- 🇭🇰 Relay_🇭🇰HK-🇺🇸US_1245</text:span></text:p>
      <text:p text:style-name="P2"><text:s text:c="6"/><text:span text:style-name="T1">- 🇭🇰 Relay_🇭🇰HK-🇭🇰HK_1246</text:span></text:p>
      <text:p text:style-name="P2"><text:soft-page-break/><text:s text:c="6"/><text:span text:style-name="T1">- 🇭🇰 Relay_🇭🇰HK-🇭🇰HK_1247</text:span></text:p>
      <text:p text:style-name="P2"><text:s text:c="6"/><text:span text:style-name="T1">- 🇭🇰 Relay_🇭🇰HK-🇭🇰HK_1248</text:span></text:p>
      <text:p text:style-name="P2"><text:s text:c="6"/><text:span text:style-name="T1">- 🇯🇵 Relay_🇯🇵JP-🇯🇵JP_1459</text:span></text:p>
      <text:p text:style-name="P2"><text:s text:c="6"/><text:span text:style-name="T1">- 🇯🇵 Pool_🇯🇵JP_1460</text:span></text:p>
      <text:p text:style-name="P2"><text:s text:c="6"/><text:span text:style-name="T1">- 🇯🇵 Pool_🇯🇵JP_1461</text:span></text:p>
      <text:p text:style-name="P2"><text:s text:c="6"/><text:span text:style-name="T1">- 🇯🇵 Pool_🇯🇵JP_1462</text:span></text:p>
      <text:p text:style-name="P2"><text:s text:c="6"/><text:span text:style-name="T1">- 🇯🇵 Pool_🇯🇵JP_1463</text:span></text:p>
      <text:p text:style-name="P2"><text:s text:c="6"/><text:span text:style-name="T1">- 🇯🇵 Pool_🇯🇵JP_1464</text:span></text:p>
      <text:p text:style-name="P2"><text:s text:c="6"/><text:span text:style-name="T1">- 🇯🇵 Pool_🇯🇵JP_1465</text:span></text:p>
      <text:p text:style-name="P2"><text:s text:c="6"/><text:span text:style-name="T1">- 🇯🇵 Pool_🇯🇵JP_1466</text:span></text:p>
      <text:p text:style-name="P2"><text:s text:c="6"/><text:span text:style-name="T1">- 🇯🇵 Pool_🇯🇵JP_1467</text:span></text:p>
      <text:p text:style-name="P2"><text:s text:c="6"/><text:span text:style-name="T1">- 🇯🇵 Pool_🇯🇵JP_1468</text:span></text:p>
      <text:p text:style-name="P2"><text:s text:c="6"/><text:span text:style-name="T1">- 🇯🇵 Pool_🇯🇵JP_1469</text:span></text:p>
      <text:p text:style-name="P2"><text:s text:c="6"/><text:span text:style-name="T1">- 🇯🇵 Pool_🇯🇵JP_1470</text:span></text:p>
      <text:p text:style-name="P2"><text:s text:c="6"/><text:span text:style-name="T1">- 🇯🇵 Pool_🇯🇵JP_1471</text:span></text:p>
      <text:p text:style-name="P2"><text:s text:c="6"/><text:span text:style-name="T1">- 🇯🇵 Pool_🇯🇵JP_1472</text:span></text:p>
      <text:p text:style-name="P2"><text:s text:c="6"/><text:span text:style-name="T1">- 🇯🇵 Pool_🇯🇵JP_1473</text:span></text:p>
      <text:p text:style-name="P2"><text:s text:c="6"/><text:span text:style-name="T1">- 🇯🇵 Pool_🇯🇵JP_1474</text:span></text:p>
      <text:p text:style-name="P2"><text:s text:c="6"/><text:span text:style-name="T1">- 🇯🇵 JP_1475</text:span></text:p>
      <text:p text:style-name="P2"><text:s text:c="6"/><text:span text:style-name="T1">- 🇯🇵 Pool_🇯🇵JP_1476</text:span></text:p>
      <text:p text:style-name="P2"><text:s text:c="6"/><text:span text:style-name="T1">- 🇯🇵 JP_1477</text:span></text:p>
      <text:p text:style-name="P2"><text:s text:c="6"/><text:span text:style-name="T1">- 🇯🇵 JP_1478</text:span></text:p>
      <text:p text:style-name="P2"><text:s text:c="6"/><text:span text:style-name="T1">- 🇯🇵 Pool_🇯🇵JP_1479</text:span></text:p>
      <text:p text:style-name="P2"><text:s text:c="6"/><text:span text:style-name="T1">- 🇯🇵 Pool_🇯🇵JP_1480</text:span></text:p>
      <text:p text:style-name="P2"><text:s text:c="6"/><text:span text:style-name="T1">- 🇯🇵 Pool_🇯🇵JP_1481</text:span></text:p>
      <text:p text:style-name="P2"><text:s text:c="6"/><text:span text:style-name="T1">- 🇯🇵 Pool_🇯🇵JP_1482</text:span></text:p>
      <text:p text:style-name="P2"><text:s text:c="6"/><text:span text:style-name="T1">- 🇯🇵 Pool_🇯🇵JP_1483</text:span></text:p>
      <text:p text:style-name="P2"><text:s text:c="6"/><text:span text:style-name="T1">- 🇯🇵 Pool_🇯🇵JP_1484</text:span></text:p>
      <text:p text:style-name="P2"><text:s text:c="6"/><text:span text:style-name="T1">- 🇯🇵 Pool_🇯🇵JP_1485</text:span></text:p>
      <text:p text:style-name="P2"><text:s text:c="6"/><text:span text:style-name="T1">- 🇯🇵 Pool_🇯🇵JP_1486</text:span></text:p>
      <text:p text:style-name="P2"><text:s text:c="6"/><text:span text:style-name="T1">- 🇯🇵 Pool_🇯🇵JP_1487</text:span></text:p>
      <text:p text:style-name="P2"><text:s text:c="6"/><text:span text:style-name="T1">- 🇯🇵 Pool_🇯🇵JP_1488</text:span></text:p>
      <text:p text:style-name="P2"><text:s text:c="6"/><text:span text:style-name="T1">- 🇯🇵 Pool_🇯🇵JP_1489</text:span></text:p>
      <text:p text:style-name="P2"><text:s text:c="6"/><text:span text:style-name="T1">- 🇯🇵 JP_1490</text:span></text:p>
      <text:p text:style-name="P2"><text:s text:c="6"/><text:span text:style-name="T1">- 🇯🇵 JP_1491</text:span></text:p>
      <text:p text:style-name="P2"><text:s text:c="6"/><text:span text:style-name="T1">- 🇯🇵 JP_1492</text:span></text:p>
      <text:p text:style-name="P2"><text:s text:c="6"/><text:span text:style-name="T1">- 🇯🇵 Pool_🇯🇵JP_1493</text:span></text:p>
      <text:p text:style-name="P2"><text:s text:c="6"/><text:span text:style-name="T1">- 🇯🇵 Pool_🇯🇵JP_1494</text:span></text:p>
      <text:p text:style-name="P2"><text:s text:c="6"/><text:span text:style-name="T1">- 🇯🇵 JP_1495</text:span></text:p>
      <text:p text:style-name="P2"><text:s text:c="6"/><text:span text:style-name="T1">- 🇯🇵 Pool_🇯🇵JP_1496</text:span></text:p>
      <text:p text:style-name="P2"><text:s text:c="6"/><text:span text:style-name="T1">- 🇯🇵 Pool_🇯🇵JP_1497</text:span></text:p>
      <text:p text:style-name="P2"><text:s text:c="6"/><text:span text:style-name="T1">- 🇯🇵 JP_1498</text:span></text:p>
      <text:p text:style-name="P2"><text:s text:c="6"/><text:span text:style-name="T1">- 🇯🇵 Relay_🇯🇵JP-🇷🇺RU_1499</text:span></text:p>
      <text:p text:style-name="P2"><text:s text:c="6"/><text:span text:style-name="T1">- 🇯🇵 Relay_🇯🇵JP-🇷🇺RU_1500</text:span></text:p>
      <text:p text:style-name="P2"><text:s text:c="6"/><text:span text:style-name="T1">- 🇯🇵 Relay_🇯🇵JP-🇹🇼TW_1501</text:span></text:p>
      <text:p text:style-name="P2"><text:s text:c="6"/><text:span text:style-name="T1">- 🇭🇰 Relay_🇯🇵JP-🇭🇰HK_1502</text:span></text:p>
      <text:p text:style-name="P2"><text:s text:c="6"/><text:span text:style-name="T1">- 🇯🇵 JP_1503</text:span></text:p>
      <text:p text:style-name="P2"><text:s text:c="6"/><text:span text:style-name="T1">- 🇯🇵 Relay_🇯🇵JP-🇹🇼TW_1504</text:span></text:p>
      <text:p text:style-name="P2"><text:s text:c="6"/><text:span text:style-name="T1">- 🇭🇰 Relay_🇯🇵JP-🇭🇰HK_1505</text:span></text:p>
      <text:p text:style-name="P2"><text:s text:c="6"/><text:span text:style-name="T1">- 🇯🇵 Relay_🇯🇵JP-🇷🇺RU_1506</text:span></text:p>
      <text:p text:style-name="P2"><text:s text:c="6"/><text:span text:style-name="T1">- 🇭🇰 Relay_🇯🇵JP-🇭🇰HK_1507</text:span></text:p>
      <text:p text:style-name="P2"><text:s text:c="6"/><text:span text:style-name="T1">- 🇯🇵 Relay_🇯🇵JP-🇹🇼TW_1508</text:span></text:p>
      <text:p text:style-name="P2"><text:s text:c="6"/><text:span text:style-name="T1">- 🇯🇵 Relay_🇯🇵JP-🇹🇼TW_1509</text:span></text:p>
      <text:p text:style-name="P2"><text:s text:c="6"/><text:span text:style-name="T1">- 🇯🇵 Relay_🇯🇵JP-🇹🇼TW_1510</text:span></text:p>
      <text:p text:style-name="P2"><text:s text:c="6"/><text:span text:style-name="T1">- 🇯🇵 Relay_🇯🇵JP-🇺🇸US_1511</text:span></text:p>
      <text:p text:style-name="P2"><text:s text:c="6"/><text:span text:style-name="T1">- 🇯🇵 Relay_🇯🇵JP-🇺🇸US_1512</text:span></text:p>
      <text:p text:style-name="P2"><text:soft-page-break/><text:s text:c="6"/><text:span text:style-name="T1">- 🇭🇰 Relay_🇯🇵JP-🇭🇰HK_1513</text:span></text:p>
      <text:p text:style-name="P2"><text:s text:c="6"/><text:span text:style-name="T1">- 🇯🇵 JP_1514</text:span></text:p>
      <text:p text:style-name="P2"><text:s text:c="6"/><text:span text:style-name="T1">- 🇯🇵 Relay_🇯🇵JP-🇹🇼TW_1515</text:span></text:p>
      <text:p text:style-name="P2"><text:s text:c="6"/><text:span text:style-name="T1">- 🇭🇰 Relay_🇯🇵JP-🇭🇰HK_1516</text:span></text:p>
      <text:p text:style-name="P2"><text:s text:c="6"/><text:span text:style-name="T1">- 🇯🇵 Relay_🇯🇵JP-🇹🇼TW_1517</text:span></text:p>
      <text:p text:style-name="P2"><text:s text:c="6"/><text:span text:style-name="T1">- 🇯🇵 Relay_🇯🇵JP-🇹🇼TW_1518</text:span></text:p>
      <text:p text:style-name="P2"><text:s text:c="6"/><text:span text:style-name="T1">- 🇯🇵 Relay_🇯🇵JP-🇹🇼TW_1519</text:span></text:p>
      <text:p text:style-name="P2"><text:s text:c="6"/><text:span text:style-name="T1">- 🇯🇵 Relay_🇯🇵JP-🇯🇵JP_1520</text:span></text:p>
      <text:p text:style-name="P2"><text:s text:c="6"/><text:span text:style-name="T1">- 🇭🇰 Relay_🇯🇵JP-🇭🇰HK_1521</text:span></text:p>
      <text:p text:style-name="P2"><text:s text:c="6"/><text:span text:style-name="T1">- 🇯🇵 Relay_🇯🇵JP-🇷🇺RU_1522</text:span></text:p>
      <text:p text:style-name="P2"><text:s text:c="6"/><text:span text:style-name="T1">- 🇭🇰 Relay_🇯🇵JP-🇭🇰HK_1523</text:span></text:p>
      <text:p text:style-name="P2"><text:s text:c="6"/><text:span text:style-name="T1">- 🇯🇵 Relay_🇯🇵JP-🇺🇸US_1524</text:span></text:p>
      <text:p text:style-name="P2"><text:s text:c="6"/><text:span text:style-name="T1">- 🇯🇵 Relay_🇯🇵JP-🇯🇵JP_1525</text:span></text:p>
      <text:p text:style-name="P2"><text:s text:c="6"/><text:span text:style-name="T1">- 🇯🇵 JP_1526</text:span></text:p>
      <text:p text:style-name="P2"><text:s text:c="6"/><text:span text:style-name="T1">- 🇯🇵 Relay_🇯🇵JP-🇹🇼TW_1527</text:span></text:p>
      <text:p text:style-name="P2"><text:s text:c="6"/><text:span text:style-name="T1">- 🇭🇰 Relay_🇯🇵JP-🇭🇰HK_1528</text:span></text:p>
      <text:p text:style-name="P2"><text:s text:c="6"/><text:span text:style-name="T1">- 🇭🇰 Relay_🇯🇵JP-🇭🇰HK_1529</text:span></text:p>
      <text:p text:style-name="P2"><text:s text:c="6"/><text:span text:style-name="T1">- 🇯🇵 Relay_🇯🇵JP-🇹🇼TW_1530</text:span></text:p>
      <text:p text:style-name="P2"><text:s text:c="6"/><text:span text:style-name="T1">- 🇯🇵 Relay_🇯🇵JP-🇹🇼TW_1531</text:span></text:p>
      <text:p text:style-name="P2"><text:s text:c="6"/><text:span text:style-name="T1">- 🇭🇰 Relay_🇯🇵JP-🇭🇰HK_1532</text:span></text:p>
      <text:p text:style-name="P2"><text:s text:c="6"/><text:span text:style-name="T1">- 🇯🇵 Relay_🇯🇵JP-🇺🇸US_1533</text:span></text:p>
      <text:p text:style-name="P2"><text:s text:c="6"/><text:span text:style-name="T1">- 🇯🇵 Relay_🇯🇵JP-🇹🇼TW_1534</text:span></text:p>
      <text:p text:style-name="P2"><text:s text:c="6"/><text:span text:style-name="T1">- 🇭🇰 Relay_🇯🇵JP-🇭🇰HK_1535</text:span></text:p>
      <text:p text:style-name="P2"><text:s text:c="6"/><text:span text:style-name="T1">- 🇯🇵 Relay_🇯🇵JP-🇹🇼TW_1536</text:span></text:p>
      <text:p text:style-name="P2"><text:s text:c="6"/><text:span text:style-name="T1">- 🇯🇵 Relay_🇯🇵JP-🇹🇼TW_1537</text:span></text:p>
      <text:p text:style-name="P2"><text:s text:c="6"/><text:span text:style-name="T1">- 🇯🇵 Relay_🇯🇵JP-🇹🇼TW_1538</text:span></text:p>
      <text:p text:style-name="P2"><text:s text:c="6"/><text:span text:style-name="T1">- 🇯🇵 Relay_🇯🇵JP-🇺🇸US_1539</text:span></text:p>
      <text:p text:style-name="P2"><text:s text:c="6"/><text:span text:style-name="T1">- 🇯🇵 JP_1540</text:span></text:p>
      <text:p text:style-name="P2"><text:s text:c="6"/><text:span text:style-name="T1">- 🇯🇵 Relay_🇯🇵JP-🇯🇵JP_1541</text:span></text:p>
      <text:p text:style-name="P2"><text:s text:c="6"/><text:span text:style-name="T1">- 🇯🇵 Relay_🇯🇵JP-🇹🇼TW_1542</text:span></text:p>
      <text:p text:style-name="P2"><text:s text:c="6"/><text:span text:style-name="T1">- 🇭🇰 Relay_🇯🇵JP-🇭🇰HK_1543</text:span></text:p>
      <text:p text:style-name="P2"><text:s text:c="6"/><text:span text:style-name="T1">- 🇯🇵 Relay_🇯🇵JP-🇺🇸US_1544</text:span></text:p>
      <text:p text:style-name="P2"><text:s text:c="6"/><text:span text:style-name="T1">- 🇯🇵 Relay_🇯🇵JP-🇬🇧GB_1545</text:span></text:p>
      <text:p text:style-name="P2"><text:s text:c="6"/><text:span text:style-name="T1">- 🇰🇷 Pool_🇰🇷KR_1556</text:span></text:p>
      <text:p text:style-name="P2"><text:s text:c="6"/><text:span text:style-name="T1">- 🇰🇷 Pool_🇰🇷KR_1557</text:span></text:p>
      <text:p text:style-name="P2"><text:s text:c="6"/><text:span text:style-name="T1">- 🇰🇷 Pool_🇰🇷KR_1558</text:span></text:p>
      <text:p text:style-name="P2"><text:s text:c="6"/><text:span text:style-name="T1">- 🇰🇷 Pool_🇰🇷KR_1559</text:span></text:p>
      <text:p text:style-name="P2"><text:s text:c="6"/><text:span text:style-name="T1">- 🇰🇷 Pool_🇰🇷KR_1560</text:span></text:p>
      <text:p text:style-name="P2"><text:s text:c="6"/><text:span text:style-name="T1">- 🇰🇷 Pool_🇰🇷KR_1561</text:span></text:p>
      <text:p text:style-name="P2"><text:s text:c="6"/><text:span text:style-name="T1">- 🇰🇷 Pool_🇰🇷KR_1562</text:span></text:p>
      <text:p text:style-name="P2"><text:s text:c="6"/><text:span text:style-name="T1">- 🇰🇷 Pool_🇰🇷KR_1563</text:span></text:p>
      <text:p text:style-name="P2"><text:s text:c="6"/><text:span text:style-name="T1">- 🇰🇷 Pool_🇰🇷KR_1564</text:span></text:p>
      <text:p text:style-name="P2"><text:s text:c="6"/><text:span text:style-name="T1">- 🇰🇷 Pool_🇰🇷KR_1565</text:span></text:p>
      <text:p text:style-name="P2"><text:s text:c="6"/><text:span text:style-name="T1">- 🇰🇷 Pool_🇰🇷KR_1566</text:span></text:p>
      <text:p text:style-name="P2"><text:s text:c="6"/><text:span text:style-name="T1">- 🇰🇷 Pool_🇰🇷KR_1567</text:span></text:p>
      <text:p text:style-name="P2"><text:s text:c="6"/><text:span text:style-name="T1">- 🇰🇷 Pool_🇰🇷KR_1568</text:span></text:p>
      <text:p text:style-name="P2"><text:s text:c="6"/><text:span text:style-name="T1">- 🇰🇷 Pool_🇰🇷KR_1569</text:span></text:p>
      <text:p text:style-name="P2"><text:s text:c="6"/><text:span text:style-name="T1">- 🇰🇷 Pool_🇰🇷KR_1570</text:span></text:p>
      <text:p text:style-name="P2"><text:s text:c="6"/><text:span text:style-name="T1">- 🇰🇷 Pool_🇰🇷KR_1571</text:span></text:p>
      <text:p text:style-name="P2"><text:s text:c="6"/><text:span text:style-name="T1">- 🇰🇷 KR_1572</text:span></text:p>
      <text:p text:style-name="P2"><text:s text:c="6"/><text:span text:style-name="T1">- 🇰🇷 Relay_🇰🇷KR-🇰🇷KR_1573</text:span></text:p>
      <text:p text:style-name="P2"><text:s text:c="6"/><text:span text:style-name="T1">- 🇸🇬 SG_2026</text:span></text:p>
      <text:p text:style-name="P2"><text:s text:c="6"/><text:span text:style-name="T1">- 🇸🇬 Pool_🇸🇬SG_2027</text:span></text:p>
      <text:p text:style-name="P2"><text:s text:c="6"/><text:span text:style-name="T1">- 🇸🇬 Pool_🇸🇬SG_2028</text:span></text:p>
      <text:p text:style-name="P2"><text:s text:c="6"/><text:span text:style-name="T1">- 🇸🇬 SG_2029</text:span></text:p>
      <text:p text:style-name="P2"><text:s text:c="6"/><text:span text:style-name="T1">- 🇸🇬 Pool_🇸🇬SG_2030</text:span></text:p>
      <text:p text:style-name="P2"><text:soft-page-break/><text:s text:c="6"/><text:span text:style-name="T1">- 🇸🇬 Pool_🇸🇬SG_2031</text:span></text:p>
      <text:p text:style-name="P2"><text:s text:c="6"/><text:span text:style-name="T1">- 🇸🇬 SG_2032</text:span></text:p>
      <text:p text:style-name="P2"><text:s text:c="6"/><text:span text:style-name="T1">- 🇸🇬 SG_2033</text:span></text:p>
      <text:p text:style-name="P2"><text:s text:c="6"/><text:span text:style-name="T1">- 🇸🇬 Pool_🇸🇬SG_2034</text:span></text:p>
      <text:p text:style-name="P2"><text:s text:c="6"/><text:span text:style-name="T1">- 🇸🇬 SG_2035</text:span></text:p>
      <text:p text:style-name="P2"><text:s text:c="6"/><text:span text:style-name="T1">- 🇸🇬 SG_2036</text:span></text:p>
      <text:p text:style-name="P2"><text:s text:c="6"/><text:span text:style-name="T1">- 🇸🇬 Pool_🇸🇬SG_2037</text:span></text:p>
      <text:p text:style-name="P2"><text:s text:c="6"/><text:span text:style-name="T1">- 🇸🇬 Pool_🇸🇬SG_2038</text:span></text:p>
      <text:p text:style-name="P2"><text:s text:c="6"/><text:span text:style-name="T1">- 🇸🇬 Pool_🇸🇬SG_2039</text:span></text:p>
      <text:p text:style-name="P2"><text:s text:c="6"/><text:span text:style-name="T1">- 🇸🇬 SG_2040</text:span></text:p>
      <text:p text:style-name="P2"><text:s text:c="6"/><text:span text:style-name="T1">- 🇸🇬 SG_2041</text:span></text:p>
      <text:p text:style-name="P2"><text:s text:c="6"/><text:span text:style-name="T1">- 🇸🇬 Pool_🇸🇬SG_2042</text:span></text:p>
      <text:p text:style-name="P2"><text:s text:c="6"/><text:span text:style-name="T1">- 🇸🇬 Pool_🇸🇬SG_2043</text:span></text:p>
      <text:p text:style-name="P2"><text:s text:c="6"/><text:span text:style-name="T1">- 🇸🇬 Pool_🇸🇬SG_2044</text:span></text:p>
      <text:p text:style-name="P2"><text:s text:c="6"/><text:span text:style-name="T1">- 🇸🇬 Pool_🇸🇬SG_2045</text:span></text:p>
      <text:p text:style-name="P2"><text:s text:c="6"/><text:span text:style-name="T1">- 🇸🇬 Pool_🇸🇬SG_2046</text:span></text:p>
      <text:p text:style-name="P2"><text:s text:c="6"/><text:span text:style-name="T1">- 🇸🇬 Pool_🇸🇬SG_2047</text:span></text:p>
      <text:p text:style-name="P2"><text:s text:c="6"/><text:span text:style-name="T1">- 🇸🇬 SG_2048</text:span></text:p>
      <text:p text:style-name="P2"><text:s text:c="6"/><text:span text:style-name="T1">- 🇸🇬 SG_2049</text:span></text:p>
      <text:p text:style-name="P2"><text:s text:c="6"/><text:span text:style-name="T1">- 🇸🇬 SG_2050</text:span></text:p>
      <text:p text:style-name="P2"><text:s text:c="6"/><text:span text:style-name="T1">- 🇸🇬 SG_2051</text:span></text:p>
      <text:p text:style-name="P2"><text:s text:c="6"/><text:span text:style-name="T1">- 🇸🇬 Pool_🇸🇬SG_2052</text:span></text:p>
      <text:p text:style-name="P2"><text:s text:c="6"/><text:span text:style-name="T1">- 🇸🇬 Pool_🇸🇬SG_2053</text:span></text:p>
      <text:p text:style-name="P2"><text:s text:c="6"/><text:span text:style-name="T1">- 🇸🇬 SG_2055</text:span></text:p>
      <text:p text:style-name="P2"><text:s text:c="6"/><text:span text:style-name="T1">- 🇨🇳 TW_2083</text:span></text:p>
      <text:p text:style-name="P2"><text:s text:c="6"/><text:span text:style-name="T1">- 🇨🇳 Pool_🇹🇼TW_2084</text:span></text:p>
      <text:p text:style-name="P2"><text:s text:c="6"/><text:span text:style-name="T1">- 🇨🇳 Pool_🇹🇼TW_2085</text:span></text:p>
      <text:p text:style-name="P2"><text:s text:c="6"/><text:span text:style-name="T1">- 🇨🇳 Pool_🇹🇼TW_2086</text:span></text:p>
      <text:p text:style-name="P2"><text:s text:c="6"/><text:span text:style-name="T1">- 🇨🇳 Pool_🇹🇼TW_2087</text:span></text:p>
      <text:p text:style-name="P2"><text:s text:c="6"/><text:span text:style-name="T1">- 🇨🇳 Pool_🇹🇼TW_2088</text:span></text:p>
      <text:p text:style-name="P2"><text:s text:c="6"/><text:span text:style-name="T1">- 🇨🇳 Pool_🇹🇼TW_2089</text:span></text:p>
      <text:p text:style-name="P2"><text:s text:c="6"/><text:span text:style-name="T1">- 🇨🇳 TW_2090</text:span></text:p>
      <text:p text:style-name="P2"><text:s text:c="6"/><text:span text:style-name="T1">- 🇨🇳 Pool_🇹🇼TW_2091</text:span></text:p>
      <text:p text:style-name="P2"><text:s text:c="6"/><text:span text:style-name="T1">- 🇨🇳 Pool_🇹🇼TW_2092</text:span></text:p>
      <text:p text:style-name="P2"><text:s text:c="6"/><text:span text:style-name="T1">- 🇨🇳 Pool_🇹🇼TW_2093</text:span></text:p>
      <text:p text:style-name="P2"><text:s text:c="6"/><text:span text:style-name="T1">- 🇨🇳 Pool_🇹🇼TW_2094</text:span></text:p>
      <text:p text:style-name="P2"><text:s text:c="6"/><text:span text:style-name="T1">- 🇨🇳 Pool_🇹🇼TW_2095</text:span></text:p>
      <text:p text:style-name="P2"><text:s text:c="6"/><text:span text:style-name="T1">- 🇨🇳 Pool_🇹🇼TW_2096</text:span></text:p>
      <text:p text:style-name="P2"><text:s text:c="6"/><text:span text:style-name="T1">- 🇨🇳 Pool_🇹🇼TW_2097</text:span></text:p>
      <text:p text:style-name="P2"><text:s text:c="6"/><text:span text:style-name="T1">- 🇨🇳 Pool_🇹🇼TW_2098</text:span></text:p>
      <text:p text:style-name="P2"><text:s text:c="6"/><text:span text:style-name="T1">- 🇨🇳 Pool_🇹🇼TW_2099</text:span></text:p>
      <text:p text:style-name="P2"><text:s text:c="6"/><text:span text:style-name="T1">- 🇨🇳 Pool_🇹🇼TW_2100</text:span></text:p>
      <text:p text:style-name="P2"><text:s text:c="6"/><text:span text:style-name="T1">- 🇨🇳 Pool_🇹🇼TW_2101</text:span></text:p>
      <text:p text:style-name="P2"><text:s text:c="6"/><text:span text:style-name="T1">- 🇨🇳 Pool_🇹🇼TW_2102</text:span></text:p>
      <text:p text:style-name="P2"><text:s text:c="6"/><text:span text:style-name="T1">- 🇨🇳 Pool_🇹🇼TW_2103</text:span></text:p>
      <text:p text:style-name="P2"><text:s text:c="6"/><text:span text:style-name="T1">- 🇨🇳 Pool_🇹🇼TW_2104</text:span></text:p>
      <text:p text:style-name="P2"><text:s text:c="6"/><text:span text:style-name="T1">- 🇨🇳 TW_2105</text:span></text:p>
      <text:p text:style-name="P2"><text:s text:c="6"/><text:span text:style-name="T1">- 🇨🇳 Pool_🇹🇼TW_2106</text:span></text:p>
      <text:p text:style-name="P2"><text:s text:c="6"/><text:span text:style-name="T1">- 🇨🇳 Pool_🇹🇼TW_2107</text:span></text:p>
      <text:p text:style-name="P2"><text:s text:c="6"/><text:span text:style-name="T1">- 🇨🇳 Pool_🇹🇼TW_2108</text:span></text:p>
      <text:p text:style-name="P2"><text:s text:c="6"/><text:span text:style-name="T1">- 🇨🇳 Pool_🇹🇼TW_2109</text:span></text:p>
      <text:p text:style-name="P2"><text:s text:c="6"/><text:span text:style-name="T1">- 🇨🇳 Pool_🇹🇼TW_2110</text:span></text:p>
      <text:p text:style-name="P2"><text:s text:c="6"/><text:span text:style-name="T1">- 🇨🇳 Pool_🇹🇼TW_2111</text:span></text:p>
      <text:p text:style-name="P2"><text:s text:c="6"/><text:span text:style-name="T1">- 🇨🇳 Pool_🇹🇼TW_2112</text:span></text:p>
      <text:p text:style-name="P2"><text:s text:c="6"/><text:span text:style-name="T1">- 🇨🇳 Pool_🇹🇼TW_2113</text:span></text:p>
      <text:p text:style-name="P2"><text:s text:c="6"/><text:span text:style-name="T1">- 🇨🇳 Pool_🇹🇼TW_2114</text:span></text:p>
      <text:p text:style-name="P2"><text:soft-page-break/><text:s text:c="6"/><text:span text:style-name="T1">- 🇨🇳 Pool_🇹🇼TW_2115</text:span></text:p>
      <text:p text:style-name="P2"><text:s text:c="6"/><text:span text:style-name="T1">- 🇨🇳 Pool_🇹🇼TW_2116</text:span></text:p>
      <text:p text:style-name="P2"><text:s text:c="6"/><text:span text:style-name="T1">- 🇨🇳 Pool_🇹🇼TW_2117</text:span></text:p>
      <text:p text:style-name="P2"><text:s text:c="6"/><text:span text:style-name="T1">- 🇨🇳 Pool_🇹🇼TW_2118</text:span></text:p>
      <text:p text:style-name="P2"><text:s text:c="6"/><text:span text:style-name="T1">- 🇨🇳 Pool_🇹🇼TW_2119</text:span></text:p>
      <text:p text:style-name="P2"><text:s text:c="6"/><text:span text:style-name="T1">- 🇨🇳 TW_2121</text:span></text:p>
      <text:p text:style-name="P2"><text:s text:c="6"/><text:span text:style-name="T1">- 🇨🇳 Relay_🇹🇼TW-🇹🇼TW_2122</text:span></text:p>
      <text:p text:style-name="P2"><text:s text:c="6"/><text:span text:style-name="T1">- 🇨🇳 TW_2123</text:span></text:p>
      <text:p text:style-name="P2"><text:s text:c="6"/><text:span text:style-name="T1">- 🇨🇳 Relay_🇹🇼TW-🇹🇼TW_2124</text:span></text:p>
      <text:p text:style-name="P2"><text:s text:c="6"/><text:span text:style-name="T1">- 🇨🇳 Relay_🇹🇼TW-🇹🇼TW_2125</text:span></text:p>
      <text:p text:style-name="P2"><text:s text:c="6"/><text:span text:style-name="T1">- 🇨🇳 TW_2126</text:span></text:p>
      <text:p text:style-name="P2"><text:s text:c="6"/><text:span text:style-name="T1">- 🇨🇳 Relay_🇹🇼TW-🇹🇼TW_2127</text:span></text:p>
      <text:p text:style-name="P2"><text:s text:c="6"/><text:span text:style-name="T1">- 🇨🇳 Relay_🇹🇼TW-🇹🇼TW_2128</text:span></text:p>
      <text:p text:style-name="P2"><text:s text:c="6"/><text:span text:style-name="T1">- 🇨🇳 TW_2129</text:span></text:p>
      <text:p text:style-name="P2"><text:s text:c="6"/><text:span text:style-name="T1">- 🇨🇳 TW_2130</text:span></text:p>
      <text:p text:style-name="P2"><text:s text:c="6"/><text:span text:style-name="T1">- 🇨🇳 TW_2131</text:span></text:p>
      <text:p text:style-name="P2"><text:s text:c="6"/><text:span text:style-name="T1">- 🇨🇳 TW_2132</text:span></text:p>
      <text:p text:style-name="P2"><text:s text:c="6"/><text:span text:style-name="T1">- 🇯🇵 Relay_🇺🇸US-🇯🇵JP_2831</text:span></text:p>
      <text:p text:style-name="P2"><text:s text:c="6"/><text:span text:style-name="T1">- 🇸🇬 Relay_🇺🇸US-🇸🇬SG_2834</text:span></text:p>
      <text:p text:style-name="P2"><text:s text:c="6"/><text:span text:style-name="T1">- 🇯🇵 Relay_🇺🇸US-🇯🇵JP_2835</text:span></text:p>
      <text:p text:style-name="P2"><text:s text:c="6"/><text:span text:style-name="T1">- 🇸🇬 Relay_🇺🇸US-🇸🇬SG_2855</text:span></text:p>
      <text:p text:style-name="P2"><text:s text:c="2"/><text:span text:style-name="T1">- name: 🎯 </text:span><text:span text:style-name="T2">全球直连</text:span></text:p>
      <text:p text:style-name="P2"><text:s text:c="4"/><text:span text:style-name="T1">type: select</text:span></text:p>
      <text:p text:style-name="P2"><text:s text:c="4"/><text:span text:style-name="T1">proxies:</text:span></text:p>
      <text:p text:style-name="P2"><text:s text:c="6"/><text:span text:style-name="T1">- DIRECT</text:span></text:p>
      <text:p text:style-name="P2"><text:s text:c="2"/><text:span text:style-name="T1">- name: 🛑 </text:span><text:span text:style-name="T2">全球拦截</text:span></text:p>
      <text:p text:style-name="P2"><text:s text:c="4"/><text:span text:style-name="T1">type: select</text:span></text:p>
      <text:p text:style-name="P2"><text:s text:c="4"/><text:span text:style-name="T1">proxies:</text:span></text:p>
      <text:p text:style-name="P2"><text:s text:c="6"/><text:span text:style-name="T1">- REJECT</text:span></text:p>
      <text:p text:style-name="P2"><text:s text:c="6"/><text:span text:style-name="T1">- DIRECT</text:span></text:p>
      <text:p text:style-name="P2"><text:s text:c="2"/><text:span text:style-name="T1">- name: 🐟 </text:span><text:span text:style-name="T2">漏网之鱼</text:span></text:p>
      <text:p text:style-name="P2"><text:s text:c="4"/><text:span text:style-name="T1">type: select</text:span></text:p>
      <text:p text:style-name="P2"><text:s text:c="4"/><text:span text:style-name="T1">proxies:</text:span></text:p>
      <text:p text:style-name="P2"><text:s text:c="6"/><text:span text:style-name="T1">- 🔰 </text:span><text:span text:style-name="T2">节点选择</text:span></text:p>
      <text:p text:style-name="P2"><text:s text:c="6"/><text:span text:style-name="T1">- 🎯 </text:span><text:span text:style-name="T2">全球直连</text:span></text:p>
      <text:p text:style-name="P2"><text:s text:c="6"/><text:span text:style-name="T1">- ♻️ </text:span><text:span text:style-name="T2">自动选择</text:span></text:p>
      <text:p text:style-name="P2"><text:s text:c="6"/><text:span text:style-name="T1">- 🇦🇺 Relay_🇦🇺AU-🇭🇰HK_266</text:span></text:p>
      <text:p text:style-name="P2"><text:s text:c="6"/><text:span text:style-name="T1">- 🇦🇺 Relay_🇦🇺AU-🇭🇰HK_267</text:span></text:p>
      <text:p text:style-name="P2"><text:s text:c="6"/><text:span text:style-name="T1">- 🇦🇺 Relay_🇦🇺AU-🇭🇰HK_268</text:span></text:p>
      <text:p text:style-name="P2"><text:s text:c="6"/><text:span text:style-name="T1">- 🇦🇺 Relay_🇦🇺AU-🇭🇰HK_269</text:span></text:p>
      <text:p text:style-name="P2"><text:s text:c="6"/><text:span text:style-name="T1">- 🇦🇺 Relay_🇦🇺AU-🇭🇰HK_270</text:span></text:p>
      <text:p text:style-name="P2"><text:s text:c="6"/><text:span text:style-name="T1">- 🇦🇺 Relay_🇦🇺AU-🇭🇰HK_272</text:span></text:p>
      <text:p text:style-name="P2"><text:s text:c="6"/><text:span text:style-name="T1">- 🇨🇳 Relay_🇨🇳CN-🇨🇳CN_460</text:span></text:p>
      <text:p text:style-name="P2"><text:s text:c="6"/><text:span text:style-name="T1">- 🇭🇰 Relay_🇨🇳CN-🇭🇰HK_465</text:span></text:p>
      <text:p text:style-name="P2"><text:s text:c="6"/><text:span text:style-name="T1">- 🇭🇰 Relay_🇨🇳CN-🇭🇰HK_466</text:span></text:p>
      <text:p text:style-name="P2"><text:s text:c="6"/><text:span text:style-name="T1">- 🇭🇰 Relay_🇨🇳CN-🇭🇰HK_467</text:span></text:p>
      <text:p text:style-name="P2"><text:s text:c="6"/><text:span text:style-name="T1">- 🇺🇸 Relay_🇨🇳CN-🇺🇸US_468</text:span></text:p>
      <text:p text:style-name="P2"><text:s text:c="6"/><text:span text:style-name="T1">- 🇰🇷 Relay_🇨🇳CN-🇰🇷KR_469</text:span></text:p>
      <text:p text:style-name="P2"><text:s text:c="6"/><text:span text:style-name="T1">- 🇨🇳 Relay_🇨🇳CN-🇹🇼TW_470</text:span></text:p>
      <text:p text:style-name="P2"><text:s text:c="6"/><text:span text:style-name="T1">- 🇺🇸 Relay_🇨🇳CN-🇺🇸US_471</text:span></text:p>
      <text:p text:style-name="P2"><text:s text:c="6"/><text:span text:style-name="T1">- 🇺🇸 Relay_🇨🇳CN-🇺🇸US_472</text:span></text:p>
      <text:p text:style-name="P2"><text:s text:c="6"/><text:span text:style-name="T1">- 🇺🇸 Relay_🇨🇳CN-🇺🇸US_473</text:span></text:p>
      <text:p text:style-name="P2"><text:s text:c="6"/><text:span text:style-name="T1">- 🇨🇳 Relay_🇨🇳CN-🇹🇼TW_474</text:span></text:p>
      <text:p text:style-name="P2"><text:s text:c="6"/><text:span text:style-name="T1">- 🇨🇳 Relay_🇨🇳CN-🇹🇼TW_475</text:span></text:p>
      <text:p text:style-name="P2"><text:s text:c="6"/><text:span text:style-name="T1">- 🇨🇳 Relay_🇨🇳CN-🇹🇼TW_476</text:span></text:p>
      <text:p text:style-name="P2"><text:s text:c="6"/><text:span text:style-name="T1">- 🇷🇺 Relay_🇨🇳CN-🇷🇺RU_477</text:span></text:p>
      <text:p text:style-name="P2"><text:soft-page-break/><text:s text:c="6"/><text:span text:style-name="T1">- 🇭🇰 Relay_🇨🇳CN-🇭🇰HK_478</text:span></text:p>
      <text:p text:style-name="P2"><text:s text:c="6"/><text:span text:style-name="T1">- 🇭🇰 Pool_🇭🇰HK_1208</text:span></text:p>
      <text:p text:style-name="P2"><text:s text:c="6"/><text:span text:style-name="T1">- 🇭🇰 Pool_🇭🇰HK_1209</text:span></text:p>
      <text:p text:style-name="P2"><text:s text:c="6"/><text:span text:style-name="T1">- 🇭🇰 Pool_🇭🇰HK_1210</text:span></text:p>
      <text:p text:style-name="P2"><text:s text:c="6"/><text:span text:style-name="T1">- 🇭🇰 Pool_🇭🇰HK_1211</text:span></text:p>
      <text:p text:style-name="P2"><text:s text:c="6"/><text:span text:style-name="T1">- 🇭🇰 Pool_🇭🇰HK_1212</text:span></text:p>
      <text:p text:style-name="P2"><text:s text:c="6"/><text:span text:style-name="T1">- 🇭🇰 Pool_🇭🇰HK_1213</text:span></text:p>
      <text:p text:style-name="P2"><text:s text:c="6"/><text:span text:style-name="T1">- 🇭🇰 Pool_🇭🇰HK_1214</text:span></text:p>
      <text:p text:style-name="P2"><text:s text:c="6"/><text:span text:style-name="T1">- 🇭🇰 Pool_🇭🇰HK_1215</text:span></text:p>
      <text:p text:style-name="P2"><text:s text:c="6"/><text:span text:style-name="T1">- 🇭🇰 Pool_🇭🇰HK_1216</text:span></text:p>
      <text:p text:style-name="P2"><text:s text:c="6"/><text:span text:style-name="T1">- 🇭🇰 Pool_🇭🇰HK_1217</text:span></text:p>
      <text:p text:style-name="P2"><text:s text:c="6"/><text:span text:style-name="T1">- 🇭🇰 Pool_🇭🇰HK_1218</text:span></text:p>
      <text:p text:style-name="P2"><text:s text:c="6"/><text:span text:style-name="T1">- 🇭🇰 Pool_🇭🇰HK_1219</text:span></text:p>
      <text:p text:style-name="P2"><text:s text:c="6"/><text:span text:style-name="T1">- 🇭🇰 Pool_🇭🇰HK_1220</text:span></text:p>
      <text:p text:style-name="P2"><text:s text:c="6"/><text:span text:style-name="T1">- 🇭🇰 Pool_🇭🇰HK_1221</text:span></text:p>
      <text:p text:style-name="P2"><text:s text:c="6"/><text:span text:style-name="T1">- 🇭🇰 Pool_🇭🇰HK_1222</text:span></text:p>
      <text:p text:style-name="P2"><text:s text:c="6"/><text:span text:style-name="T1">- 🇭🇰 Pool_🇭🇰HK_1223</text:span></text:p>
      <text:p text:style-name="P2"><text:s text:c="6"/><text:span text:style-name="T1">- 🇭🇰 Pool_🇭🇰HK_1224</text:span></text:p>
      <text:p text:style-name="P2"><text:s text:c="6"/><text:span text:style-name="T1">- 🇭🇰 Pool_🇭🇰HK_1225</text:span></text:p>
      <text:p text:style-name="P2"><text:s text:c="6"/><text:span text:style-name="T1">- 🇭🇰 Pool_🇭🇰HK_1226</text:span></text:p>
      <text:p text:style-name="P2"><text:s text:c="6"/><text:span text:style-name="T1">- 🇭🇰 Pool_🇭🇰HK_1227</text:span></text:p>
      <text:p text:style-name="P2"><text:s text:c="6"/><text:span text:style-name="T1">- 🇭🇰 Pool_🇭🇰HK_1228</text:span></text:p>
      <text:p text:style-name="P2"><text:s text:c="6"/><text:span text:style-name="T1">- 🇭🇰 Pool_🇭🇰HK_1229</text:span></text:p>
      <text:p text:style-name="P2"><text:s text:c="6"/><text:span text:style-name="T1">- 🇭🇰 Pool_🇭🇰HK_1230</text:span></text:p>
      <text:p text:style-name="P2"><text:s text:c="6"/><text:span text:style-name="T1">- 🇭🇰 Pool_🇭🇰HK_1231</text:span></text:p>
      <text:p text:style-name="P2"><text:s text:c="6"/><text:span text:style-name="T1">- 🇭🇰 Pool_🇭🇰HK_1232</text:span></text:p>
      <text:p text:style-name="P2"><text:s text:c="6"/><text:span text:style-name="T1">- 🇭🇰 Pool_🇭🇰HK_1233</text:span></text:p>
      <text:p text:style-name="P2"><text:s text:c="6"/><text:span text:style-name="T1">- 🇭🇰 Pool_🇭🇰HK_1234</text:span></text:p>
      <text:p text:style-name="P2"><text:s text:c="6"/><text:span text:style-name="T1">- 🇭🇰 Pool_🇭🇰HK_1235</text:span></text:p>
      <text:p text:style-name="P2"><text:s text:c="6"/><text:span text:style-name="T1">- 🇭🇰 Pool_🇭🇰HK_1236</text:span></text:p>
      <text:p text:style-name="P2"><text:s text:c="6"/><text:span text:style-name="T1">- 🇭🇰 Pool_🇭🇰HK_1237</text:span></text:p>
      <text:p text:style-name="P2"><text:s text:c="6"/><text:span text:style-name="T1">- 🇭🇰 Pool_🇭🇰HK_1238</text:span></text:p>
      <text:p text:style-name="P2"><text:s text:c="6"/><text:span text:style-name="T1">- 🇭🇰 Pool_🇭🇰HK_1239</text:span></text:p>
      <text:p text:style-name="P2"><text:s text:c="6"/><text:span text:style-name="T1">- 🇭🇰 Relay_🇭🇰HK-🇺🇸US_1245</text:span></text:p>
      <text:p text:style-name="P2"><text:s text:c="6"/><text:span text:style-name="T1">- 🇭🇰 Relay_🇭🇰HK-🇭🇰HK_1246</text:span></text:p>
      <text:p text:style-name="P2"><text:s text:c="6"/><text:span text:style-name="T1">- 🇭🇰 Relay_🇭🇰HK-🇭🇰HK_1247</text:span></text:p>
      <text:p text:style-name="P2"><text:s text:c="6"/><text:span text:style-name="T1">- 🇭🇰 Relay_🇭🇰HK-🇭🇰HK_1248</text:span></text:p>
      <text:p text:style-name="P2"><text:s text:c="6"/><text:span text:style-name="T1">- 🇯🇵 Relay_🇯🇵JP-🇯🇵JP_1459</text:span></text:p>
      <text:p text:style-name="P2"><text:s text:c="6"/><text:span text:style-name="T1">- 🇯🇵 Pool_🇯🇵JP_1460</text:span></text:p>
      <text:p text:style-name="P2"><text:s text:c="6"/><text:span text:style-name="T1">- 🇯🇵 Pool_🇯🇵JP_1461</text:span></text:p>
      <text:p text:style-name="P2"><text:s text:c="6"/><text:span text:style-name="T1">- 🇯🇵 Pool_🇯🇵JP_1462</text:span></text:p>
      <text:p text:style-name="P2"><text:s text:c="6"/><text:span text:style-name="T1">- 🇯🇵 Pool_🇯🇵JP_1463</text:span></text:p>
      <text:p text:style-name="P2"><text:s text:c="6"/><text:span text:style-name="T1">- 🇯🇵 Pool_🇯🇵JP_1464</text:span></text:p>
      <text:p text:style-name="P2"><text:s text:c="6"/><text:span text:style-name="T1">- 🇯🇵 Pool_🇯🇵JP_1465</text:span></text:p>
      <text:p text:style-name="P2"><text:s text:c="6"/><text:span text:style-name="T1">- 🇯🇵 Pool_🇯🇵JP_1466</text:span></text:p>
      <text:p text:style-name="P2"><text:s text:c="6"/><text:span text:style-name="T1">- 🇯🇵 Pool_🇯🇵JP_1467</text:span></text:p>
      <text:p text:style-name="P2"><text:s text:c="6"/><text:span text:style-name="T1">- 🇯🇵 Pool_🇯🇵JP_1468</text:span></text:p>
      <text:p text:style-name="P2"><text:s text:c="6"/><text:span text:style-name="T1">- 🇯🇵 Pool_🇯🇵JP_1469</text:span></text:p>
      <text:p text:style-name="P2"><text:s text:c="6"/><text:span text:style-name="T1">- 🇯🇵 Pool_🇯🇵JP_1470</text:span></text:p>
      <text:p text:style-name="P2"><text:s text:c="6"/><text:span text:style-name="T1">- 🇯🇵 Pool_🇯🇵JP_1471</text:span></text:p>
      <text:p text:style-name="P2"><text:s text:c="6"/><text:span text:style-name="T1">- 🇯🇵 Pool_🇯🇵JP_1472</text:span></text:p>
      <text:p text:style-name="P2"><text:s text:c="6"/><text:span text:style-name="T1">- 🇯🇵 Pool_🇯🇵JP_1473</text:span></text:p>
      <text:p text:style-name="P2"><text:s text:c="6"/><text:span text:style-name="T1">- 🇯🇵 Pool_🇯🇵JP_1474</text:span></text:p>
      <text:p text:style-name="P2"><text:s text:c="6"/><text:span text:style-name="T1">- 🇯🇵 JP_1475</text:span></text:p>
      <text:p text:style-name="P2"><text:s text:c="6"/><text:span text:style-name="T1">- 🇯🇵 Pool_🇯🇵JP_1476</text:span></text:p>
      <text:p text:style-name="P2"><text:s text:c="6"/><text:span text:style-name="T1">- 🇯🇵 JP_1477</text:span></text:p>
      <text:p text:style-name="P2"><text:soft-page-break/><text:s text:c="6"/><text:span text:style-name="T1">- 🇯🇵 JP_1478</text:span></text:p>
      <text:p text:style-name="P2"><text:s text:c="6"/><text:span text:style-name="T1">- 🇯🇵 Pool_🇯🇵JP_1479</text:span></text:p>
      <text:p text:style-name="P2"><text:s text:c="6"/><text:span text:style-name="T1">- 🇯🇵 Pool_🇯🇵JP_1480</text:span></text:p>
      <text:p text:style-name="P2"><text:s text:c="6"/><text:span text:style-name="T1">- 🇯🇵 Pool_🇯🇵JP_1481</text:span></text:p>
      <text:p text:style-name="P2"><text:s text:c="6"/><text:span text:style-name="T1">- 🇯🇵 Pool_🇯🇵JP_1482</text:span></text:p>
      <text:p text:style-name="P2"><text:s text:c="6"/><text:span text:style-name="T1">- 🇯🇵 Pool_🇯🇵JP_1483</text:span></text:p>
      <text:p text:style-name="P2"><text:s text:c="6"/><text:span text:style-name="T1">- 🇯🇵 Pool_🇯🇵JP_1484</text:span></text:p>
      <text:p text:style-name="P2"><text:s text:c="6"/><text:span text:style-name="T1">- 🇯🇵 Pool_🇯🇵JP_1485</text:span></text:p>
      <text:p text:style-name="P2"><text:s text:c="6"/><text:span text:style-name="T1">- 🇯🇵 Pool_🇯🇵JP_1486</text:span></text:p>
      <text:p text:style-name="P2"><text:s text:c="6"/><text:span text:style-name="T1">- 🇯🇵 Pool_🇯🇵JP_1487</text:span></text:p>
      <text:p text:style-name="P2"><text:s text:c="6"/><text:span text:style-name="T1">- 🇯🇵 Pool_🇯🇵JP_1488</text:span></text:p>
      <text:p text:style-name="P2"><text:s text:c="6"/><text:span text:style-name="T1">- 🇯🇵 Pool_🇯🇵JP_1489</text:span></text:p>
      <text:p text:style-name="P2"><text:s text:c="6"/><text:span text:style-name="T1">- 🇯🇵 JP_1490</text:span></text:p>
      <text:p text:style-name="P2"><text:s text:c="6"/><text:span text:style-name="T1">- 🇯🇵 JP_1491</text:span></text:p>
      <text:p text:style-name="P2"><text:s text:c="6"/><text:span text:style-name="T1">- 🇯🇵 JP_1492</text:span></text:p>
      <text:p text:style-name="P2"><text:s text:c="6"/><text:span text:style-name="T1">- 🇯🇵 Pool_🇯🇵JP_1493</text:span></text:p>
      <text:p text:style-name="P2"><text:s text:c="6"/><text:span text:style-name="T1">- 🇯🇵 Pool_🇯🇵JP_1494</text:span></text:p>
      <text:p text:style-name="P2"><text:s text:c="6"/><text:span text:style-name="T1">- 🇯🇵 JP_1495</text:span></text:p>
      <text:p text:style-name="P2"><text:s text:c="6"/><text:span text:style-name="T1">- 🇯🇵 Pool_🇯🇵JP_1496</text:span></text:p>
      <text:p text:style-name="P2"><text:s text:c="6"/><text:span text:style-name="T1">- 🇯🇵 Pool_🇯🇵JP_1497</text:span></text:p>
      <text:p text:style-name="P2"><text:s text:c="6"/><text:span text:style-name="T1">- 🇯🇵 JP_1498</text:span></text:p>
      <text:p text:style-name="P2"><text:s text:c="6"/><text:span text:style-name="T1">- 🇯🇵 Relay_🇯🇵JP-🇷🇺RU_1499</text:span></text:p>
      <text:p text:style-name="P2"><text:s text:c="6"/><text:span text:style-name="T1">- 🇯🇵 Relay_🇯🇵JP-🇷🇺RU_1500</text:span></text:p>
      <text:p text:style-name="P2"><text:s text:c="6"/><text:span text:style-name="T1">- 🇯🇵 Relay_🇯🇵JP-🇹🇼TW_1501</text:span></text:p>
      <text:p text:style-name="P2"><text:s text:c="6"/><text:span text:style-name="T1">- 🇭🇰 Relay_🇯🇵JP-🇭🇰HK_1502</text:span></text:p>
      <text:p text:style-name="P2"><text:s text:c="6"/><text:span text:style-name="T1">- 🇯🇵 JP_1503</text:span></text:p>
      <text:p text:style-name="P2"><text:s text:c="6"/><text:span text:style-name="T1">- 🇯🇵 Relay_🇯🇵JP-🇹🇼TW_1504</text:span></text:p>
      <text:p text:style-name="P2"><text:s text:c="6"/><text:span text:style-name="T1">- 🇭🇰 Relay_🇯🇵JP-🇭🇰HK_1505</text:span></text:p>
      <text:p text:style-name="P2"><text:s text:c="6"/><text:span text:style-name="T1">- 🇯🇵 Relay_🇯🇵JP-🇷🇺RU_1506</text:span></text:p>
      <text:p text:style-name="P2"><text:s text:c="6"/><text:span text:style-name="T1">- 🇭🇰 Relay_🇯🇵JP-🇭🇰HK_1507</text:span></text:p>
      <text:p text:style-name="P2"><text:s text:c="6"/><text:span text:style-name="T1">- 🇯🇵 Relay_🇯🇵JP-🇹🇼TW_1508</text:span></text:p>
      <text:p text:style-name="P2"><text:s text:c="6"/><text:span text:style-name="T1">- 🇯🇵 Relay_🇯🇵JP-🇹🇼TW_1509</text:span></text:p>
      <text:p text:style-name="P2"><text:s text:c="6"/><text:span text:style-name="T1">- 🇯🇵 Relay_🇯🇵JP-🇹🇼TW_1510</text:span></text:p>
      <text:p text:style-name="P2"><text:s text:c="6"/><text:span text:style-name="T1">- 🇯🇵 Relay_🇯🇵JP-🇺🇸US_1511</text:span></text:p>
      <text:p text:style-name="P2"><text:s text:c="6"/><text:span text:style-name="T1">- 🇯🇵 Relay_🇯🇵JP-🇺🇸US_1512</text:span></text:p>
      <text:p text:style-name="P2"><text:s text:c="6"/><text:span text:style-name="T1">- 🇭🇰 Relay_🇯🇵JP-🇭🇰HK_1513</text:span></text:p>
      <text:p text:style-name="P2"><text:s text:c="6"/><text:span text:style-name="T1">- 🇯🇵 JP_1514</text:span></text:p>
      <text:p text:style-name="P2"><text:s text:c="6"/><text:span text:style-name="T1">- 🇯🇵 Relay_🇯🇵JP-🇹🇼TW_1515</text:span></text:p>
      <text:p text:style-name="P2"><text:s text:c="6"/><text:span text:style-name="T1">- 🇭🇰 Relay_🇯🇵JP-🇭🇰HK_1516</text:span></text:p>
      <text:p text:style-name="P2"><text:s text:c="6"/><text:span text:style-name="T1">- 🇯🇵 Relay_🇯🇵JP-🇹🇼TW_1517</text:span></text:p>
      <text:p text:style-name="P2"><text:s text:c="6"/><text:span text:style-name="T1">- 🇯🇵 Relay_🇯🇵JP-🇹🇼TW_1518</text:span></text:p>
      <text:p text:style-name="P2"><text:s text:c="6"/><text:span text:style-name="T1">- 🇯🇵 Relay_🇯🇵JP-🇹🇼TW_1519</text:span></text:p>
      <text:p text:style-name="P2"><text:s text:c="6"/><text:span text:style-name="T1">- 🇯🇵 Relay_🇯🇵JP-🇯🇵JP_1520</text:span></text:p>
      <text:p text:style-name="P2"><text:s text:c="6"/><text:span text:style-name="T1">- 🇭🇰 Relay_🇯🇵JP-🇭🇰HK_1521</text:span></text:p>
      <text:p text:style-name="P2"><text:s text:c="6"/><text:span text:style-name="T1">- 🇯🇵 Relay_🇯🇵JP-🇷🇺RU_1522</text:span></text:p>
      <text:p text:style-name="P2"><text:s text:c="6"/><text:span text:style-name="T1">- 🇭🇰 Relay_🇯🇵JP-🇭🇰HK_1523</text:span></text:p>
      <text:p text:style-name="P2"><text:s text:c="6"/><text:span text:style-name="T1">- 🇯🇵 Relay_🇯🇵JP-🇺🇸US_1524</text:span></text:p>
      <text:p text:style-name="P2"><text:s text:c="6"/><text:span text:style-name="T1">- 🇯🇵 Relay_🇯🇵JP-🇯🇵JP_1525</text:span></text:p>
      <text:p text:style-name="P2"><text:s text:c="6"/><text:span text:style-name="T1">- 🇯🇵 JP_1526</text:span></text:p>
      <text:p text:style-name="P2"><text:s text:c="6"/><text:span text:style-name="T1">- 🇯🇵 Relay_🇯🇵JP-🇹🇼TW_1527</text:span></text:p>
      <text:p text:style-name="P2"><text:s text:c="6"/><text:span text:style-name="T1">- 🇭🇰 Relay_🇯🇵JP-🇭🇰HK_1528</text:span></text:p>
      <text:p text:style-name="P2"><text:s text:c="6"/><text:span text:style-name="T1">- 🇭🇰 Relay_🇯🇵JP-🇭🇰HK_1529</text:span></text:p>
      <text:p text:style-name="P2"><text:s text:c="6"/><text:span text:style-name="T1">- 🇯🇵 Relay_🇯🇵JP-🇹🇼TW_1530</text:span></text:p>
      <text:p text:style-name="P2"><text:s text:c="6"/><text:span text:style-name="T1">- 🇯🇵 Relay_🇯🇵JP-🇹🇼TW_1531</text:span></text:p>
      <text:p text:style-name="P2"><text:s text:c="6"/><text:span text:style-name="T1">- 🇭🇰 Relay_🇯🇵JP-🇭🇰HK_1532</text:span></text:p>
      <text:p text:style-name="P2"><text:s text:c="6"/><text:span text:style-name="T1">- 🇯🇵 Relay_🇯🇵JP-🇺🇸US_1533</text:span></text:p>
      <text:p text:style-name="P2"><text:soft-page-break/><text:s text:c="6"/><text:span text:style-name="T1">- 🇯🇵 Relay_🇯🇵JP-🇹🇼TW_1534</text:span></text:p>
      <text:p text:style-name="P2"><text:s text:c="6"/><text:span text:style-name="T1">- 🇭🇰 Relay_🇯🇵JP-🇭🇰HK_1535</text:span></text:p>
      <text:p text:style-name="P2"><text:s text:c="6"/><text:span text:style-name="T1">- 🇯🇵 Relay_🇯🇵JP-🇹🇼TW_1536</text:span></text:p>
      <text:p text:style-name="P2"><text:s text:c="6"/><text:span text:style-name="T1">- 🇯🇵 Relay_🇯🇵JP-🇹🇼TW_1537</text:span></text:p>
      <text:p text:style-name="P2"><text:s text:c="6"/><text:span text:style-name="T1">- 🇯🇵 Relay_🇯🇵JP-🇹🇼TW_1538</text:span></text:p>
      <text:p text:style-name="P2"><text:s text:c="6"/><text:span text:style-name="T1">- 🇯🇵 Relay_🇯🇵JP-🇺🇸US_1539</text:span></text:p>
      <text:p text:style-name="P2"><text:s text:c="6"/><text:span text:style-name="T1">- 🇯🇵 JP_1540</text:span></text:p>
      <text:p text:style-name="P2"><text:s text:c="6"/><text:span text:style-name="T1">- 🇯🇵 Relay_🇯🇵JP-🇯🇵JP_1541</text:span></text:p>
      <text:p text:style-name="P2"><text:s text:c="6"/><text:span text:style-name="T1">- 🇯🇵 Relay_🇯🇵JP-🇹🇼TW_1542</text:span></text:p>
      <text:p text:style-name="P2"><text:s text:c="6"/><text:span text:style-name="T1">- 🇭🇰 Relay_🇯🇵JP-🇭🇰HK_1543</text:span></text:p>
      <text:p text:style-name="P2"><text:s text:c="6"/><text:span text:style-name="T1">- 🇯🇵 Relay_🇯🇵JP-🇺🇸US_1544</text:span></text:p>
      <text:p text:style-name="P2"><text:s text:c="6"/><text:span text:style-name="T1">- 🇯🇵 Relay_🇯🇵JP-🇬🇧GB_1545</text:span></text:p>
      <text:p text:style-name="P2"><text:s text:c="6"/><text:span text:style-name="T1">- 🇰🇷 Pool_🇰🇷KR_1556</text:span></text:p>
      <text:p text:style-name="P2"><text:s text:c="6"/><text:span text:style-name="T1">- 🇰🇷 Pool_🇰🇷KR_1557</text:span></text:p>
      <text:p text:style-name="P2"><text:s text:c="6"/><text:span text:style-name="T1">- 🇰🇷 Pool_🇰🇷KR_1558</text:span></text:p>
      <text:p text:style-name="P2"><text:s text:c="6"/><text:span text:style-name="T1">- 🇰🇷 Pool_🇰🇷KR_1559</text:span></text:p>
      <text:p text:style-name="P2"><text:s text:c="6"/><text:span text:style-name="T1">- 🇰🇷 Pool_🇰🇷KR_1560</text:span></text:p>
      <text:p text:style-name="P2"><text:s text:c="6"/><text:span text:style-name="T1">- 🇰🇷 Pool_🇰🇷KR_1561</text:span></text:p>
      <text:p text:style-name="P2"><text:s text:c="6"/><text:span text:style-name="T1">- 🇰🇷 Pool_🇰🇷KR_1562</text:span></text:p>
      <text:p text:style-name="P2"><text:s text:c="6"/><text:span text:style-name="T1">- 🇰🇷 Pool_🇰🇷KR_1563</text:span></text:p>
      <text:p text:style-name="P2"><text:s text:c="6"/><text:span text:style-name="T1">- 🇰🇷 Pool_🇰🇷KR_1564</text:span></text:p>
      <text:p text:style-name="P2"><text:s text:c="6"/><text:span text:style-name="T1">- 🇰🇷 Pool_🇰🇷KR_1565</text:span></text:p>
      <text:p text:style-name="P2"><text:s text:c="6"/><text:span text:style-name="T1">- 🇰🇷 Pool_🇰🇷KR_1566</text:span></text:p>
      <text:p text:style-name="P2"><text:s text:c="6"/><text:span text:style-name="T1">- 🇰🇷 Pool_🇰🇷KR_1567</text:span></text:p>
      <text:p text:style-name="P2"><text:s text:c="6"/><text:span text:style-name="T1">- 🇰🇷 Pool_🇰🇷KR_1568</text:span></text:p>
      <text:p text:style-name="P2"><text:s text:c="6"/><text:span text:style-name="T1">- 🇰🇷 Pool_🇰🇷KR_1569</text:span></text:p>
      <text:p text:style-name="P2"><text:s text:c="6"/><text:span text:style-name="T1">- 🇰🇷 Pool_🇰🇷KR_1570</text:span></text:p>
      <text:p text:style-name="P2"><text:s text:c="6"/><text:span text:style-name="T1">- 🇰🇷 Pool_🇰🇷KR_1571</text:span></text:p>
      <text:p text:style-name="P2"><text:s text:c="6"/><text:span text:style-name="T1">- 🇰🇷 KR_1572</text:span></text:p>
      <text:p text:style-name="P2"><text:s text:c="6"/><text:span text:style-name="T1">- 🇰🇷 Relay_🇰🇷KR-🇰🇷KR_1573</text:span></text:p>
      <text:p text:style-name="P2"><text:s text:c="6"/><text:span text:style-name="T1">- 🇸🇬 SG_2026</text:span></text:p>
      <text:p text:style-name="P2"><text:s text:c="6"/><text:span text:style-name="T1">- 🇸🇬 Pool_🇸🇬SG_2027</text:span></text:p>
      <text:p text:style-name="P2"><text:s text:c="6"/><text:span text:style-name="T1">- 🇸🇬 Pool_🇸🇬SG_2028</text:span></text:p>
      <text:p text:style-name="P2"><text:s text:c="6"/><text:span text:style-name="T1">- 🇸🇬 SG_2029</text:span></text:p>
      <text:p text:style-name="P2"><text:s text:c="6"/><text:span text:style-name="T1">- 🇸🇬 Pool_🇸🇬SG_2030</text:span></text:p>
      <text:p text:style-name="P2"><text:s text:c="6"/><text:span text:style-name="T1">- 🇸🇬 Pool_🇸🇬SG_2031</text:span></text:p>
      <text:p text:style-name="P2"><text:s text:c="6"/><text:span text:style-name="T1">- 🇸🇬 SG_2032</text:span></text:p>
      <text:p text:style-name="P2"><text:s text:c="6"/><text:span text:style-name="T1">- 🇸🇬 SG_2033</text:span></text:p>
      <text:p text:style-name="P2"><text:s text:c="6"/><text:span text:style-name="T1">- 🇸🇬 Pool_🇸🇬SG_2034</text:span></text:p>
      <text:p text:style-name="P2"><text:s text:c="6"/><text:span text:style-name="T1">- 🇸🇬 SG_2035</text:span></text:p>
      <text:p text:style-name="P2"><text:s text:c="6"/><text:span text:style-name="T1">- 🇸🇬 SG_2036</text:span></text:p>
      <text:p text:style-name="P2"><text:s text:c="6"/><text:span text:style-name="T1">- 🇸🇬 Pool_🇸🇬SG_2037</text:span></text:p>
      <text:p text:style-name="P2"><text:s text:c="6"/><text:span text:style-name="T1">- 🇸🇬 Pool_🇸🇬SG_2038</text:span></text:p>
      <text:p text:style-name="P2"><text:s text:c="6"/><text:span text:style-name="T1">- 🇸🇬 Pool_🇸🇬SG_2039</text:span></text:p>
      <text:p text:style-name="P2"><text:s text:c="6"/><text:span text:style-name="T1">- 🇸🇬 SG_2040</text:span></text:p>
      <text:p text:style-name="P2"><text:s text:c="6"/><text:span text:style-name="T1">- 🇸🇬 SG_2041</text:span></text:p>
      <text:p text:style-name="P2"><text:s text:c="6"/><text:span text:style-name="T1">- 🇸🇬 Pool_🇸🇬SG_2042</text:span></text:p>
      <text:p text:style-name="P2"><text:s text:c="6"/><text:span text:style-name="T1">- 🇸🇬 Pool_🇸🇬SG_2043</text:span></text:p>
      <text:p text:style-name="P2"><text:s text:c="6"/><text:span text:style-name="T1">- 🇸🇬 Pool_🇸🇬SG_2044</text:span></text:p>
      <text:p text:style-name="P2"><text:s text:c="6"/><text:span text:style-name="T1">- 🇸🇬 Pool_🇸🇬SG_2045</text:span></text:p>
      <text:p text:style-name="P2"><text:s text:c="6"/><text:span text:style-name="T1">- 🇸🇬 Pool_🇸🇬SG_2046</text:span></text:p>
      <text:p text:style-name="P2"><text:s text:c="6"/><text:span text:style-name="T1">- 🇸🇬 Pool_🇸🇬SG_2047</text:span></text:p>
      <text:p text:style-name="P2"><text:s text:c="6"/><text:span text:style-name="T1">- 🇸🇬 SG_2048</text:span></text:p>
      <text:p text:style-name="P2"><text:s text:c="6"/><text:span text:style-name="T1">- 🇸🇬 SG_2049</text:span></text:p>
      <text:p text:style-name="P2"><text:s text:c="6"/><text:span text:style-name="T1">- 🇸🇬 SG_2050</text:span></text:p>
      <text:p text:style-name="P2"><text:s text:c="6"/><text:span text:style-name="T1">- 🇸🇬 SG_2051</text:span></text:p>
      <text:p text:style-name="P2"><text:soft-page-break/><text:s text:c="6"/><text:span text:style-name="T1">- 🇸🇬 Pool_🇸🇬SG_2052</text:span></text:p>
      <text:p text:style-name="P2"><text:s text:c="6"/><text:span text:style-name="T1">- 🇸🇬 Pool_🇸🇬SG_2053</text:span></text:p>
      <text:p text:style-name="P2"><text:s text:c="6"/><text:span text:style-name="T1">- 🇸🇬 SG_2055</text:span></text:p>
      <text:p text:style-name="P2"><text:s text:c="6"/><text:span text:style-name="T1">- 🇨🇳 TW_2083</text:span></text:p>
      <text:p text:style-name="P2"><text:s text:c="6"/><text:span text:style-name="T1">- 🇨🇳 Pool_🇹🇼TW_2084</text:span></text:p>
      <text:p text:style-name="P2"><text:s text:c="6"/><text:span text:style-name="T1">- 🇨🇳 Pool_🇹🇼TW_2085</text:span></text:p>
      <text:p text:style-name="P2"><text:s text:c="6"/><text:span text:style-name="T1">- 🇨🇳 Pool_🇹🇼TW_2086</text:span></text:p>
      <text:p text:style-name="P2"><text:s text:c="6"/><text:span text:style-name="T1">- 🇨🇳 Pool_🇹🇼TW_2087</text:span></text:p>
      <text:p text:style-name="P2"><text:s text:c="6"/><text:span text:style-name="T1">- 🇨🇳 Pool_🇹🇼TW_2088</text:span></text:p>
      <text:p text:style-name="P2"><text:s text:c="6"/><text:span text:style-name="T1">- 🇨🇳 Pool_🇹🇼TW_2089</text:span></text:p>
      <text:p text:style-name="P2"><text:s text:c="6"/><text:span text:style-name="T1">- 🇨🇳 TW_2090</text:span></text:p>
      <text:p text:style-name="P2"><text:s text:c="6"/><text:span text:style-name="T1">- 🇨🇳 Pool_🇹🇼TW_2091</text:span></text:p>
      <text:p text:style-name="P2"><text:s text:c="6"/><text:span text:style-name="T1">- 🇨🇳 Pool_🇹🇼TW_2092</text:span></text:p>
      <text:p text:style-name="P2"><text:s text:c="6"/><text:span text:style-name="T1">- 🇨🇳 Pool_🇹🇼TW_2093</text:span></text:p>
      <text:p text:style-name="P2"><text:s text:c="6"/><text:span text:style-name="T1">- 🇨🇳 Pool_🇹🇼TW_2094</text:span></text:p>
      <text:p text:style-name="P2"><text:s text:c="6"/><text:span text:style-name="T1">- 🇨🇳 Pool_🇹🇼TW_2095</text:span></text:p>
      <text:p text:style-name="P2"><text:s text:c="6"/><text:span text:style-name="T1">- 🇨🇳 Pool_🇹🇼TW_2096</text:span></text:p>
      <text:p text:style-name="P2"><text:s text:c="6"/><text:span text:style-name="T1">- 🇨🇳 Pool_🇹🇼TW_2097</text:span></text:p>
      <text:p text:style-name="P2"><text:s text:c="6"/><text:span text:style-name="T1">- 🇨🇳 Pool_🇹🇼TW_2098</text:span></text:p>
      <text:p text:style-name="P2"><text:s text:c="6"/><text:span text:style-name="T1">- 🇨🇳 Pool_🇹🇼TW_2099</text:span></text:p>
      <text:p text:style-name="P2"><text:s text:c="6"/><text:span text:style-name="T1">- 🇨🇳 Pool_🇹🇼TW_2100</text:span></text:p>
      <text:p text:style-name="P2"><text:s text:c="6"/><text:span text:style-name="T1">- 🇨🇳 Pool_🇹🇼TW_2101</text:span></text:p>
      <text:p text:style-name="P2"><text:s text:c="6"/><text:span text:style-name="T1">- 🇨🇳 Pool_🇹🇼TW_2102</text:span></text:p>
      <text:p text:style-name="P2"><text:s text:c="6"/><text:span text:style-name="T1">- 🇨🇳 Pool_🇹🇼TW_2103</text:span></text:p>
      <text:p text:style-name="P2"><text:s text:c="6"/><text:span text:style-name="T1">- 🇨🇳 Pool_🇹🇼TW_2104</text:span></text:p>
      <text:p text:style-name="P2"><text:s text:c="6"/><text:span text:style-name="T1">- 🇨🇳 TW_2105</text:span></text:p>
      <text:p text:style-name="P2"><text:s text:c="6"/><text:span text:style-name="T1">- 🇨🇳 Pool_🇹🇼TW_2106</text:span></text:p>
      <text:p text:style-name="P2"><text:s text:c="6"/><text:span text:style-name="T1">- 🇨🇳 Pool_🇹🇼TW_2107</text:span></text:p>
      <text:p text:style-name="P2"><text:s text:c="6"/><text:span text:style-name="T1">- 🇨🇳 Pool_🇹🇼TW_2108</text:span></text:p>
      <text:p text:style-name="P2"><text:s text:c="6"/><text:span text:style-name="T1">- 🇨🇳 Pool_🇹🇼TW_2109</text:span></text:p>
      <text:p text:style-name="P2"><text:s text:c="6"/><text:span text:style-name="T1">- 🇨🇳 Pool_🇹🇼TW_2110</text:span></text:p>
      <text:p text:style-name="P2"><text:s text:c="6"/><text:span text:style-name="T1">- 🇨🇳 Pool_🇹🇼TW_2111</text:span></text:p>
      <text:p text:style-name="P2"><text:s text:c="6"/><text:span text:style-name="T1">- 🇨🇳 Pool_🇹🇼TW_2112</text:span></text:p>
      <text:p text:style-name="P2"><text:s text:c="6"/><text:span text:style-name="T1">- 🇨🇳 Pool_🇹🇼TW_2113</text:span></text:p>
      <text:p text:style-name="P2"><text:s text:c="6"/><text:span text:style-name="T1">- 🇨🇳 Pool_🇹🇼TW_2114</text:span></text:p>
      <text:p text:style-name="P2"><text:s text:c="6"/><text:span text:style-name="T1">- 🇨🇳 Pool_🇹🇼TW_2115</text:span></text:p>
      <text:p text:style-name="P2"><text:s text:c="6"/><text:span text:style-name="T1">- 🇨🇳 Pool_🇹🇼TW_2116</text:span></text:p>
      <text:p text:style-name="P2"><text:s text:c="6"/><text:span text:style-name="T1">- 🇨🇳 Pool_🇹🇼TW_2117</text:span></text:p>
      <text:p text:style-name="P2"><text:s text:c="6"/><text:span text:style-name="T1">- 🇨🇳 Pool_🇹🇼TW_2118</text:span></text:p>
      <text:p text:style-name="P2"><text:s text:c="6"/><text:span text:style-name="T1">- 🇨🇳 Pool_🇹🇼TW_2119</text:span></text:p>
      <text:p text:style-name="P2"><text:s text:c="6"/><text:span text:style-name="T1">- 🇨🇳 TW_2121</text:span></text:p>
      <text:p text:style-name="P2"><text:s text:c="6"/><text:span text:style-name="T1">- 🇨🇳 Relay_🇹🇼TW-🇹🇼TW_2122</text:span></text:p>
      <text:p text:style-name="P2"><text:s text:c="6"/><text:span text:style-name="T1">- 🇨🇳 TW_2123</text:span></text:p>
      <text:p text:style-name="P2"><text:s text:c="6"/><text:span text:style-name="T1">- 🇨🇳 Relay_🇹🇼TW-🇹🇼TW_2124</text:span></text:p>
      <text:p text:style-name="P2"><text:s text:c="6"/><text:span text:style-name="T1">- 🇨🇳 Relay_🇹🇼TW-🇹🇼TW_2125</text:span></text:p>
      <text:p text:style-name="P2"><text:s text:c="6"/><text:span text:style-name="T1">- 🇨🇳 TW_2126</text:span></text:p>
      <text:p text:style-name="P2"><text:s text:c="6"/><text:span text:style-name="T1">- 🇨🇳 Relay_🇹🇼TW-🇹🇼TW_2127</text:span></text:p>
      <text:p text:style-name="P2"><text:s text:c="6"/><text:span text:style-name="T1">- 🇨🇳 Relay_🇹🇼TW-🇹🇼TW_2128</text:span></text:p>
      <text:p text:style-name="P2"><text:s text:c="6"/><text:span text:style-name="T1">- 🇨🇳 TW_2129</text:span></text:p>
      <text:p text:style-name="P2"><text:s text:c="6"/><text:span text:style-name="T1">- 🇨🇳 TW_2130</text:span></text:p>
      <text:p text:style-name="P2"><text:s text:c="6"/><text:span text:style-name="T1">- 🇨🇳 TW_2131</text:span></text:p>
      <text:p text:style-name="P2"><text:s text:c="6"/><text:span text:style-name="T1">- 🇨🇳 TW_2132</text:span></text:p>
      <text:p text:style-name="P2"><text:s text:c="6"/><text:span text:style-name="T1">- 🇯🇵 Relay_🇺🇸US-🇯🇵JP_2831</text:span></text:p>
      <text:p text:style-name="P2"><text:s text:c="6"/><text:span text:style-name="T1">- 🇸🇬 Relay_🇺🇸US-🇸🇬SG_2834</text:span></text:p>
      <text:p text:style-name="P2"><text:s text:c="6"/><text:span text:style-name="T1">- 🇯🇵 Relay_🇺🇸US-🇯🇵JP_2835</text:span></text:p>
      <text:p text:style-name="P2"><text:s text:c="6"/><text:span text:style-name="T1">- 🇸🇬 Relay_🇺🇸US-🇸🇬SG_2855</text:span></text:p>
      <text:p text:style-name="P1"><text:soft-page-break/>rules:</text:p>
      <text:p text:style-name="P2"><text:s/><text:span text:style-name="T1">- DOMAIN-SUFFIX,local,🎯 </text:span><text:span text:style-name="T2">全球直连</text:span></text:p>
      <text:p text:style-name="P2"><text:s/><text:span text:style-name="T1">- IP-CIDR,192.168.0.0/16,🎯 </text:span><text:span text:style-name="T2">全球直连</text:span><text:span text:style-name="T1">,no-resolve</text:span></text:p>
      <text:p text:style-name="P2"><text:s/><text:span text:style-name="T1">- IP-CIDR,10.0.0.0/8,🎯 </text:span><text:span text:style-name="T2">全球直连</text:span><text:span text:style-name="T1">,no-resolve</text:span></text:p>
      <text:p text:style-name="P2"><text:s/><text:span text:style-name="T1">- IP-CIDR,172.16.0.0/12,🎯 </text:span><text:span text:style-name="T2">全球直连</text:span><text:span text:style-name="T1">,no-resolve</text:span></text:p>
      <text:p text:style-name="P2"><text:s/><text:span text:style-name="T1">- IP-CIDR,127.0.0.0/8,🎯 </text:span><text:span text:style-name="T2">全球直连</text:span><text:span text:style-name="T1">,no-resolve</text:span></text:p>
      <text:p text:style-name="P2"><text:s/><text:span text:style-name="T1">- IP-CIDR,100.64.0.0/10,🎯 </text:span><text:span text:style-name="T2">全球直连</text:span><text:span text:style-name="T1">,no-resolve</text:span></text:p>
      <text:p text:style-name="P2"><text:s/><text:span text:style-name="T1">- IP-CIDR6,::1/128,🎯 </text:span><text:span text:style-name="T2">全球直连</text:span><text:span text:style-name="T1">,no-resolve</text:span></text:p>
      <text:p text:style-name="P2"><text:s/><text:span text:style-name="T1">- IP-CIDR6,fc00::/7,🎯 </text:span><text:span text:style-name="T2">全球直连</text:span><text:span text:style-name="T1">,no-resolve</text:span></text:p>
      <text:p text:style-name="P2"><text:s/><text:span text:style-name="T1">- IP-CIDR6,fe80::/10,🎯 </text:span><text:span text:style-name="T2">全球直连</text:span><text:span text:style-name="T1">,no-resolve</text:span></text:p>
      <text:p text:style-name="P2"><text:s/><text:span text:style-name="T1">- IP-CIDR6,fd00::/8,🎯 </text:span><text:span text:style-name="T2">全球直连</text:span><text:span text:style-name="T1">,no-resolve</text:span></text:p>
      <text:p text:style-name="P2"><text:s/><text:span text:style-name="T1">- DOMAIN-KEYWORD,1drv,Ⓜ️ </text:span><text:span text:style-name="T2">微软服务</text:span></text:p>
      <text:p text:style-name="P2"><text:s/><text:span text:style-name="T1">- DOMAIN-KEYWORD,microsoft,Ⓜ️ </text:span><text:span text:style-name="T2">微软服务</text:span></text:p>
      <text:p text:style-name="P2"><text:s/><text:span text:style-name="T1">- DOMAIN-SUFFIX,aadrm.com,Ⓜ️ </text:span><text:span text:style-name="T2">微软服务</text:span></text:p>
      <text:p text:style-name="P2"><text:s/><text:span text:style-name="T1">- DOMAIN-SUFFIX,acompli.com,Ⓜ️ </text:span><text:span text:style-name="T2">微软服务</text:span></text:p>
      <text:p text:style-name="P2"><text:s/><text:span text:style-name="T1">- DOMAIN-SUFFIX,acompli.net,Ⓜ️ </text:span><text:span text:style-name="T2">微软服务</text:span></text:p>
      <text:p text:style-name="P2"><text:s/><text:span text:style-name="T1">- DOMAIN-SUFFIX,aka.ms,Ⓜ️ </text:span><text:span text:style-name="T2">微软服务</text:span></text:p>
      <text:p text:style-name="P2"><text:s/><text:span text:style-name="T1">- DOMAIN-SUFFIX,akadns.net,Ⓜ️ </text:span><text:span text:style-name="T2">微软服务</text:span></text:p>
      <text:p text:style-name="P2"><text:s/><text:span text:style-name="T1">- DOMAIN-SUFFIX,aspnetcdn.com,Ⓜ️ </text:span><text:span text:style-name="T2">微软服务</text:span></text:p>
      <text:p text:style-name="P2"><text:s/><text:span text:style-name="T1">- DOMAIN-SUFFIX,assets-yammer.com,Ⓜ️ </text:span><text:span text:style-name="T2">微软服务</text:span></text:p>
      <text:p text:style-name="P2"><text:s/><text:span text:style-name="T1">- DOMAIN-SUFFIX,azure.com,Ⓜ️ </text:span><text:span text:style-name="T2">微软服务</text:span></text:p>
      <text:p text:style-name="P2"><text:s/><text:span text:style-name="T1">- DOMAIN-SUFFIX,azure.net,Ⓜ️ </text:span><text:span text:style-name="T2">微软服务</text:span></text:p>
      <text:p text:style-name="P2"><text:s/><text:span text:style-name="T1">- DOMAIN-SUFFIX,azureedge.net,Ⓜ️ </text:span><text:span text:style-name="T2">微软服务</text:span></text:p>
      <text:p text:style-name="P2"><text:s/><text:span text:style-name="T1">- DOMAIN-SUFFIX,azurerms.com,Ⓜ️ </text:span><text:span text:style-name="T2">微软服务</text:span></text:p>
      <text:p text:style-name="P2"><text:s/><text:span text:style-name="T1">- DOMAIN-SUFFIX,bing.com,Ⓜ️ </text:span><text:span text:style-name="T2">微软服务</text:span></text:p>
      <text:p text:style-name="P2"><text:s/><text:span text:style-name="T1">- DOMAIN-SUFFIX,cloudapp.net,Ⓜ️ </text:span><text:span text:style-name="T2">微软服务</text:span></text:p>
      <text:p text:style-name="P2"><text:s/><text:span text:style-name="T1">- DOMAIN-SUFFIX,cloudappsecurity.com,Ⓜ️ </text:span><text:span text:style-name="T2">微软服务</text:span></text:p>
      <text:p text:style-name="P2"><text:s/><text:span text:style-name="T1">- DOMAIN-SUFFIX,edgesuite.net,Ⓜ️ </text:span><text:span text:style-name="T2">微软服务</text:span></text:p>
      <text:p text:style-name="P2"><text:s/><text:span text:style-name="T1">- DOMAIN-SUFFIX,gfx.ms,Ⓜ️ </text:span><text:span text:style-name="T2">微软服务</text:span></text:p>
      <text:p text:style-name="P2"><text:s/><text:span text:style-name="T1">- DOMAIN-SUFFIX,hotmail.com,Ⓜ️ </text:span><text:span text:style-name="T2">微软服务</text:span></text:p>
      <text:p text:style-name="P2"><text:s/><text:span text:style-name="T1">- DOMAIN-SUFFIX,live.com,Ⓜ️ </text:span><text:span text:style-name="T2">微软服务</text:span></text:p>
      <text:p text:style-name="P2"><text:s/><text:span text:style-name="T1">- DOMAIN-SUFFIX,live.net,Ⓜ️ </text:span><text:span text:style-name="T2">微软服务</text:span></text:p>
      <text:p text:style-name="P2"><text:s/><text:span text:style-name="T1">- DOMAIN-SUFFIX,lync.com,Ⓜ️ </text:span><text:span text:style-name="T2">微软服务</text:span></text:p>
      <text:p text:style-name="P2"><text:s/><text:span text:style-name="T1">- DOMAIN-SUFFIX,msappproxy.net,Ⓜ️ </text:span><text:span text:style-name="T2">微软服务</text:span></text:p>
      <text:p text:style-name="P2"><text:s/><text:span text:style-name="T1">- DOMAIN-SUFFIX,msauth.net,Ⓜ️ </text:span><text:span text:style-name="T2">微软服务</text:span></text:p>
      <text:p text:style-name="P2"><text:s/><text:span text:style-name="T1">- DOMAIN-SUFFIX,msauthimages.net,Ⓜ️ </text:span><text:span text:style-name="T2">微软服务</text:span></text:p>
      <text:p text:style-name="P2"><text:s/><text:span text:style-name="T1">- DOMAIN-SUFFIX,msecnd.net,Ⓜ️ </text:span><text:span text:style-name="T2">微软服务</text:span></text:p>
      <text:p text:style-name="P2"><text:s/><text:span text:style-name="T1">- DOMAIN-SUFFIX,msedge.net,Ⓜ️ </text:span><text:span text:style-name="T2">微软服务</text:span></text:p>
      <text:p text:style-name="P2"><text:s/><text:span text:style-name="T1">- DOMAIN-SUFFIX,msft.net,Ⓜ️ </text:span><text:span text:style-name="T2">微软服务</text:span></text:p>
      <text:p text:style-name="P2"><text:s/><text:span text:style-name="T1">- DOMAIN-SUFFIX,msftauth.net,Ⓜ️ </text:span><text:span text:style-name="T2">微软服务</text:span></text:p>
      <text:p text:style-name="P2"><text:s/><text:span text:style-name="T1">- DOMAIN-SUFFIX,msftauthimages.net,Ⓜ️ </text:span><text:span text:style-name="T2">微软服务</text:span></text:p>
      <text:p text:style-name="P2"><text:s/><text:span text:style-name="T1">- DOMAIN-SUFFIX,msftidentity.com,Ⓜ️ </text:span><text:span text:style-name="T2">微软服务</text:span></text:p>
      <text:p text:style-name="P2"><text:s/><text:span text:style-name="T1">- DOMAIN-SUFFIX,msidentity.com,Ⓜ️ </text:span><text:span text:style-name="T2">微软服务</text:span></text:p>
      <text:p text:style-name="P2"><text:s/><text:span text:style-name="T1">- DOMAIN-SUFFIX,msn.com,Ⓜ️ </text:span><text:span text:style-name="T2">微软服务</text:span></text:p>
      <text:p text:style-name="P2"><text:s/><text:span text:style-name="T1">- DOMAIN-SUFFIX,msocdn.com,Ⓜ️ </text:span><text:span text:style-name="T2">微软服务</text:span></text:p>
      <text:p text:style-name="P2"><text:s/><text:span text:style-name="T1">- DOMAIN-SUFFIX,msocsp.com,Ⓜ️ </text:span><text:span text:style-name="T2">微软服务</text:span></text:p>
      <text:p text:style-name="P2"><text:s/><text:span text:style-name="T1">- DOMAIN-SUFFIX,mstea.ms,Ⓜ️ </text:span><text:span text:style-name="T2">微软服务</text:span></text:p>
      <text:p text:style-name="P2"><text:s/><text:span text:style-name="T1">- DOMAIN-SUFFIX,o365weve.com,Ⓜ️ </text:span><text:span text:style-name="T2">微软服务</text:span></text:p>
      <text:p text:style-name="P2"><text:s/><text:span text:style-name="T1">- DOMAIN-SUFFIX,oaspapps.com,Ⓜ️ </text:span><text:span text:style-name="T2">微软服务</text:span></text:p>
      <text:p text:style-name="P2"><text:s/><text:span text:style-name="T1">- DOMAIN-SUFFIX,office.com,Ⓜ️ </text:span><text:span text:style-name="T2">微软服务</text:span></text:p>
      <text:p text:style-name="P2"><text:s/><text:span text:style-name="T1">- DOMAIN-SUFFIX,office.net,Ⓜ️ </text:span><text:span text:style-name="T2">微软服务</text:span></text:p>
      <text:p text:style-name="P2"><text:s/><text:span text:style-name="T1">- DOMAIN-SUFFIX,office365.com,Ⓜ️ </text:span><text:span text:style-name="T2">微软服务</text:span></text:p>
      <text:p text:style-name="P2"><text:s/><text:span text:style-name="T1">- DOMAIN-SUFFIX,officeppe.net,Ⓜ️ </text:span><text:span text:style-name="T2">微软服务</text:span></text:p>
      <text:p text:style-name="P2"><text:s/><text:span text:style-name="T1">- DOMAIN-SUFFIX,omniroot.com,Ⓜ️ </text:span><text:span text:style-name="T2">微软服务</text:span></text:p>
      <text:p text:style-name="P2"><text:s/><text:span text:style-name="T1">- DOMAIN-SUFFIX,onedrive.com,Ⓜ️ </text:span><text:span text:style-name="T2">微软服务</text:span></text:p>
      <text:p text:style-name="P2"><text:s/><text:span text:style-name="T1">- DOMAIN-SUFFIX,onenote.com,Ⓜ️ </text:span><text:span text:style-name="T2">微软服务</text:span></text:p>
      <text:p text:style-name="P2"><text:soft-page-break/><text:s/><text:span text:style-name="T1">- DOMAIN-SUFFIX,onenote.net,Ⓜ️ </text:span><text:span text:style-name="T2">微软服务</text:span></text:p>
      <text:p text:style-name="P2"><text:s/><text:span text:style-name="T1">- DOMAIN-SUFFIX,onestore.ms,Ⓜ️ </text:span><text:span text:style-name="T2">微软服务</text:span></text:p>
      <text:p text:style-name="P2"><text:s/><text:span text:style-name="T1">- DOMAIN-SUFFIX,outlook.com,Ⓜ️ </text:span><text:span text:style-name="T2">微软服务</text:span></text:p>
      <text:p text:style-name="P2"><text:s/><text:span text:style-name="T1">- DOMAIN-SUFFIX,outlookmobile.com,Ⓜ️ </text:span><text:span text:style-name="T2">微软服务</text:span></text:p>
      <text:p text:style-name="P2"><text:s/><text:span text:style-name="T1">- DOMAIN-SUFFIX,phonefactor.net,Ⓜ️ </text:span><text:span text:style-name="T2">微软服务</text:span></text:p>
      <text:p text:style-name="P2"><text:s/><text:span text:style-name="T1">- DOMAIN-SUFFIX,public-trust.com,Ⓜ️ </text:span><text:span text:style-name="T2">微软服务</text:span></text:p>
      <text:p text:style-name="P2"><text:s/><text:span text:style-name="T1">- DOMAIN-SUFFIX,sfbassets.com,Ⓜ️ </text:span><text:span text:style-name="T2">微软服务</text:span></text:p>
      <text:p text:style-name="P2"><text:s/><text:span text:style-name="T1">- DOMAIN-SUFFIX,sfx.ms,Ⓜ️ </text:span><text:span text:style-name="T2">微软服务</text:span></text:p>
      <text:p text:style-name="P2"><text:s/><text:span text:style-name="T1">- DOMAIN-SUFFIX,sharepoint.com,Ⓜ️ </text:span><text:span text:style-name="T2">微软服务</text:span></text:p>
      <text:p text:style-name="P2"><text:s/><text:span text:style-name="T1">- DOMAIN-SUFFIX,sharepointonline.com,Ⓜ️ </text:span><text:span text:style-name="T2">微软服务</text:span></text:p>
      <text:p text:style-name="P2"><text:s/><text:span text:style-name="T1">- DOMAIN-SUFFIX,skype.com,Ⓜ️ </text:span><text:span text:style-name="T2">微软服务</text:span></text:p>
      <text:p text:style-name="P2"><text:s/><text:span text:style-name="T1">- DOMAIN-SUFFIX,skypeassets.com,Ⓜ️ </text:span><text:span text:style-name="T2">微软服务</text:span></text:p>
      <text:p text:style-name="P2"><text:s/><text:span text:style-name="T1">- DOMAIN-SUFFIX,skypeforbusiness.com,Ⓜ️ </text:span><text:span text:style-name="T2">微软服务</text:span></text:p>
      <text:p text:style-name="P2"><text:s/><text:span text:style-name="T1">- DOMAIN-SUFFIX,staffhub.ms,Ⓜ️ </text:span><text:span text:style-name="T2">微软服务</text:span></text:p>
      <text:p text:style-name="P2"><text:s/><text:span text:style-name="T1">- DOMAIN-SUFFIX,svc.ms,Ⓜ️ </text:span><text:span text:style-name="T2">微软服务</text:span></text:p>
      <text:p text:style-name="P2"><text:s/><text:span text:style-name="T1">- DOMAIN-SUFFIX,sway-cdn.com,Ⓜ️ </text:span><text:span text:style-name="T2">微软服务</text:span></text:p>
      <text:p text:style-name="P2"><text:s/><text:span text:style-name="T1">- DOMAIN-SUFFIX,sway-extensions.com,Ⓜ️ </text:span><text:span text:style-name="T2">微软服务</text:span></text:p>
      <text:p text:style-name="P2"><text:s/><text:span text:style-name="T1">- DOMAIN-SUFFIX,sway.com,Ⓜ️ </text:span><text:span text:style-name="T2">微软服务</text:span></text:p>
      <text:p text:style-name="P2"><text:s/><text:span text:style-name="T1">- DOMAIN-SUFFIX,trafficmanager.net,Ⓜ️ </text:span><text:span text:style-name="T2">微软服务</text:span></text:p>
      <text:p text:style-name="P2"><text:s/><text:span text:style-name="T1">- DOMAIN-SUFFIX,uservoice.com,Ⓜ️ </text:span><text:span text:style-name="T2">微软服务</text:span></text:p>
      <text:p text:style-name="P2"><text:s/><text:span text:style-name="T1">- DOMAIN-SUFFIX,virtualearth.net,Ⓜ️ </text:span><text:span text:style-name="T2">微软服务</text:span></text:p>
      <text:p text:style-name="P2"><text:s/><text:span text:style-name="T1">- DOMAIN-SUFFIX,visualstudio.com,Ⓜ️ </text:span><text:span text:style-name="T2">微软服务</text:span></text:p>
      <text:p text:style-name="P2"><text:s/><text:span text:style-name="T1">- DOMAIN-SUFFIX,windows-ppe.net,Ⓜ️ </text:span><text:span text:style-name="T2">微软服务</text:span></text:p>
      <text:p text:style-name="P2"><text:s/><text:span text:style-name="T1">- DOMAIN-SUFFIX,windows.com,Ⓜ️ </text:span><text:span text:style-name="T2">微软服务</text:span></text:p>
      <text:p text:style-name="P2"><text:s/><text:span text:style-name="T1">- DOMAIN-SUFFIX,windows.net,Ⓜ️ </text:span><text:span text:style-name="T2">微软服务</text:span></text:p>
      <text:p text:style-name="P2"><text:s/><text:span text:style-name="T1">- DOMAIN-SUFFIX,windowsazure.com,Ⓜ️ </text:span><text:span text:style-name="T2">微软服务</text:span></text:p>
      <text:p text:style-name="P2"><text:s/><text:span text:style-name="T1">- DOMAIN-SUFFIX,windowsupdate.com,Ⓜ️ </text:span><text:span text:style-name="T2">微软服务</text:span></text:p>
      <text:p text:style-name="P2"><text:s/><text:span text:style-name="T1">- DOMAIN-SUFFIX,wunderlist.com,Ⓜ️ </text:span><text:span text:style-name="T2">微软服务</text:span></text:p>
      <text:p text:style-name="P2"><text:s/><text:span text:style-name="T1">- DOMAIN-SUFFIX,yammer.com,Ⓜ️ </text:span><text:span text:style-name="T2">微软服务</text:span></text:p>
      <text:p text:style-name="P2"><text:s/><text:span text:style-name="T1">- DOMAIN-SUFFIX,yammerusercontent.com,Ⓜ️ </text:span><text:span text:style-name="T2">微软服务</text:span></text:p>
      <text:p text:style-name="P2"><text:s/><text:span text:style-name="T1">- DOMAIN,app.adjust.com,🎯 </text:span><text:span text:style-name="T2">全球直连</text:span></text:p>
      <text:p text:style-name="P2"><text:s/><text:span text:style-name="T1">- DOMAIN,bdtj.tagtic.cn,🎯 </text:span><text:span text:style-name="T2">全球直连</text:span></text:p>
      <text:p text:style-name="P2"><text:s/><text:span text:style-name="T1">- DOMAIN,log.mmstat.com,🎯 </text:span><text:span text:style-name="T2">全球直连</text:span></text:p>
      <text:p text:style-name="P2"><text:s/><text:span text:style-name="T1">- DOMAIN,sycm.mmstat.com,🎯 </text:span><text:span text:style-name="T2">全球直连</text:span></text:p>
      <text:p text:style-name="P2"><text:s/><text:span text:style-name="T1">- DOMAIN-SUFFIX,googletraveladservices.com,🎯 </text:span><text:span text:style-name="T2">全球直连</text:span></text:p>
      <text:p text:style-name="P2"><text:s/><text:span text:style-name="T1">- DOMAIN,dl.google.com,🎯 </text:span><text:span text:style-name="T2">全球直连</text:span></text:p>
      <text:p text:style-name="P2"><text:s/><text:span text:style-name="T1">- DOMAIN,mtalk.google.com,🎯 </text:span><text:span text:style-name="T2">全球直连</text:span></text:p>
      <text:p text:style-name="P2"><text:s/><text:span text:style-name="T1">- DOMAIN,livew.l.qq.com,🎯 </text:span><text:span text:style-name="T2">全球直连</text:span></text:p>
      <text:p text:style-name="P2"><text:s/><text:span text:style-name="T1">- DOMAIN,vd.l.qq.com,🎯 </text:span><text:span text:style-name="T2">全球直连</text:span></text:p>
      <text:p text:style-name="P2"><text:s/><text:span text:style-name="T1">- DOMAIN,analytics.strava.com,🎯 </text:span><text:span text:style-name="T2">全球直连</text:span></text:p>
      <text:p text:style-name="P2"><text:s/><text:span text:style-name="T1">- DOMAIN,msg.umeng.com,🎯 </text:span><text:span text:style-name="T2">全球直连</text:span></text:p>
      <text:p text:style-name="P2"><text:s/><text:span text:style-name="T1">- DOMAIN,msg.umengcloud.com,🎯 </text:span><text:span text:style-name="T2">全球直连</text:span></text:p>
      <text:p text:style-name="P2"><text:s/><text:span text:style-name="T1">- DOMAIN-SUFFIX,mcupdate.gstarcad.com,🛑 </text:span><text:span text:style-name="T2">全球拦截</text:span></text:p>
      <text:p text:style-name="P2"><text:s/><text:span text:style-name="T1">- DOMAIN-SUFFIX,adx.open-adx.com,🛑 </text:span><text:span text:style-name="T2">全球拦截</text:span></text:p>
      <text:p text:style-name="P2"><text:s/><text:span text:style-name="T1">- DOMAIN-SUFFIX,adservice.sigmob.cn,🛑 </text:span><text:span text:style-name="T2">全球拦截</text:span></text:p>
      <text:p text:style-name="P2"><text:s/><text:span text:style-name="T1">- DOMAIN-SUFFIX,t7z.cupid.iqiyi.com,🛑 </text:span><text:span text:style-name="T2">全球拦截</text:span></text:p>
      <text:p text:style-name="P2"><text:s/><text:span text:style-name="T1">- DOMAIN-SUFFIX,static-s.iqiyi.com,🛑 </text:span><text:span text:style-name="T2">全球拦截</text:span></text:p>
      <text:p text:style-name="P2"><text:s/><text:span text:style-name="T1">- DOMAIN-SUFFIX,mobile2.da.mgtv.com,🛑 </text:span><text:span text:style-name="T2">全球拦截</text:span></text:p>
      <text:p text:style-name="P2"><text:s/><text:span text:style-name="T1">- DOMAIN-SUFFIX,mobile.da.mgtv.com,🛑 </text:span><text:span text:style-name="T2">全球拦截</text:span></text:p>
      <text:p text:style-name="P2"><text:s/><text:span text:style-name="T1">- DOMAIN-SUFFIX,gwp.xiaojukeji.com,🛑 </text:span><text:span text:style-name="T2">全球拦截</text:span></text:p>
      <text:p text:style-name="P2"><text:s/><text:span text:style-name="T1">- DOMAIN-SUFFIX,ct.xiaojukeji.com,🛑 </text:span><text:span text:style-name="T2">全球拦截</text:span></text:p>
      <text:p text:style-name="P2"><text:s/><text:span text:style-name="T1">- DOMAIN-SUFFIX,news.ssp.qq.com,🛑 </text:span><text:span text:style-name="T2">全球拦截</text:span></text:p>
      <text:p text:style-name="P2"><text:s/><text:span text:style-name="T1">- DOMAIN-SUFFIX,news.l.qq.com,🛑 </text:span><text:span text:style-name="T2">全球拦截</text:span></text:p>
      <text:p text:style-name="P2"><text:s/><text:span text:style-name="T1">- DOMAIN-SUFFIX,unidesk.alicdn.com,🛑 </text:span><text:span text:style-name="T2">全球拦截</text:span></text:p>
      <text:p text:style-name="P2"><text:s/><text:span text:style-name="T1">- DOMAIN-SUFFIX,idealads.net,🛑 </text:span><text:span text:style-name="T2">全球拦截</text:span></text:p>
      <text:p text:style-name="P2"><text:s/><text:span text:style-name="T1">- DOMAIN-SUFFIX,ironsrc.com,🛑 </text:span><text:span text:style-name="T2">全球拦截</text:span></text:p>
      <text:p text:style-name="P2"><text:soft-page-break/><text:s/><text:span text:style-name="T1">- DOMAIN-SUFFIX,apoll.m.taobao.com,🛑 </text:span><text:span text:style-name="T2">全球拦截</text:span></text:p>
      <text:p text:style-name="P2"><text:s/><text:span text:style-name="T1">- DOMAIN-SUFFIX,comet.yahoo.com,🛑 </text:span><text:span text:style-name="T2">全球拦截</text:span></text:p>
      <text:p text:style-name="P2"><text:s/><text:span text:style-name="T1">- DOMAIN-SUFFIX,gemini.yahoo.com,🛑 </text:span><text:span text:style-name="T2">全球拦截</text:span></text:p>
      <text:p text:style-name="P2"><text:s/><text:span text:style-name="T1">- DOMAIN-SUFFIX,a.ckm.iqiyi.com,🛑 </text:span><text:span text:style-name="T2">全球拦截</text:span></text:p>
      <text:p text:style-name="P2"><text:s/><text:span text:style-name="T1">- DOMAIN-SUFFIX,ad.m.iqiyi.com,🛑 </text:span><text:span text:style-name="T2">全球拦截</text:span></text:p>
      <text:p text:style-name="P2"><text:s/><text:span text:style-name="T1">- DOMAIN-SUFFIX,afp.iqiyi.com,🛑 </text:span><text:span text:style-name="T2">全球拦截</text:span></text:p>
      <text:p text:style-name="P2"><text:s/><text:span text:style-name="T1">- DOMAIN-SUFFIX,androidgo.duapp.com,🛑 </text:span><text:span text:style-name="T2">全球拦截</text:span></text:p>
      <text:p text:style-name="P2"><text:s/><text:span text:style-name="T1">- DOMAIN-SUFFIX,api.cupid.iqiyi.com,🛑 </text:span><text:span text:style-name="T2">全球拦截</text:span></text:p>
      <text:p text:style-name="P2"><text:s/><text:span text:style-name="T1">- DOMAIN-SUFFIX,api.cupid.qiyi.com,🛑 </text:span><text:span text:style-name="T2">全球拦截</text:span></text:p>
      <text:p text:style-name="P2"><text:s/><text:span text:style-name="T1">- DOMAIN-SUFFIX,c.uaa.iqiyi.com,🛑 </text:span><text:span text:style-name="T2">全球拦截</text:span></text:p>
      <text:p text:style-name="P2"><text:s/><text:span text:style-name="T1">- DOMAIN-SUFFIX,cloudpush.iqiyi.com,🛑 </text:span><text:span text:style-name="T2">全球拦截</text:span></text:p>
      <text:p text:style-name="P2"><text:s/><text:span text:style-name="T1">- DOMAIN-SUFFIX,cm.passport.iqiyi.com,🛑 </text:span><text:span text:style-name="T2">全球拦截</text:span></text:p>
      <text:p text:style-name="P2"><text:s/><text:span text:style-name="T1">- DOMAIN-SUFFIX,count.game.pps.tv,🛑 </text:span><text:span text:style-name="T2">全球拦截</text:span></text:p>
      <text:p text:style-name="P2"><text:s/><text:span text:style-name="T1">- DOMAIN-SUFFIX,cupid.iqiyi.com,🛑 </text:span><text:span text:style-name="T2">全球拦截</text:span></text:p>
      <text:p text:style-name="P2"><text:s/><text:span text:style-name="T1">- DOMAIN-SUFFIX,emoticon.sns.iqiyi.com,🛑 </text:span><text:span text:style-name="T2">全球拦截</text:span></text:p>
      <text:p text:style-name="P2"><text:s/><text:span text:style-name="T1">- DOMAIN-SUFFIX,game.pps.tv,🛑 </text:span><text:span text:style-name="T2">全球拦截</text:span></text:p>
      <text:p text:style-name="P2"><text:s/><text:span text:style-name="T1">- DOMAIN-SUFFIX,gamecenter.iqiyi.com,🛑 </text:span><text:span text:style-name="T2">全球拦截</text:span></text:p>
      <text:p text:style-name="P2"><text:s/><text:span text:style-name="T1">- DOMAIN-SUFFIX,mbdlog.iqiyi.com,🛑 </text:span><text:span text:style-name="T2">全球拦截</text:span></text:p>
      <text:p text:style-name="P2"><text:s/><text:span text:style-name="T1">- DOMAIN-SUFFIX,msg.iqiyi.com,🛑 </text:span><text:span text:style-name="T2">全球拦截</text:span></text:p>
      <text:p text:style-name="P2"><text:s/><text:span text:style-name="T1">- DOMAIN-SUFFIX,msg.video.qiyi.com,🛑 </text:span><text:span text:style-name="T2">全球拦截</text:span></text:p>
      <text:p text:style-name="P2"><text:s/><text:span text:style-name="T1">- DOMAIN-SUFFIX,msg2.video.qiyi.com,🛑 </text:span><text:span text:style-name="T2">全球拦截</text:span></text:p>
      <text:p text:style-name="P2"><text:s/><text:span text:style-name="T1">- DOMAIN-SUFFIX,msga.71.am,🛑 </text:span><text:span text:style-name="T2">全球拦截</text:span></text:p>
      <text:p text:style-name="P2"><text:s/><text:span text:style-name="T1">- DOMAIN-SUFFIX,msga.cupid.iqiyi.com,🛑 </text:span><text:span text:style-name="T2">全球拦截</text:span></text:p>
      <text:p text:style-name="P2"><text:s/><text:span text:style-name="T1">- DOMAIN-SUFFIX,nl.notice.iqiyi.com,🛑 </text:span><text:span text:style-name="T2">全球拦截</text:span></text:p>
      <text:p text:style-name="P2"><text:s/><text:span text:style-name="T1">- DOMAIN-SUFFIX,nl.rcd.iqiyi.com,🛑 </text:span><text:span text:style-name="T2">全球拦截</text:span></text:p>
      <text:p text:style-name="P2"><text:s/><text:span text:style-name="T1">- DOMAIN-SUFFIX,notice.iqiyi.com,🛑 </text:span><text:span text:style-name="T2">全球拦截</text:span></text:p>
      <text:p text:style-name="P2"><text:s/><text:span text:style-name="T1">- DOMAIN-SUFFIX,noxagile.duapp.com,🛑 </text:span><text:span text:style-name="T2">全球拦截</text:span></text:p>
      <text:p text:style-name="P2"><text:s/><text:span text:style-name="T1">- DOMAIN-SUFFIX,paopao.iqiyi.com,🛑 </text:span><text:span text:style-name="T2">全球拦截</text:span></text:p>
      <text:p text:style-name="P2"><text:s/><text:span text:style-name="T1">- DOMAIN-SUFFIX,policy.video.iqiyi.com,🛑 </text:span><text:span text:style-name="T2">全球拦截</text:span></text:p>
      <text:p text:style-name="P2"><text:s/><text:span text:style-name="T1">- DOMAIN-SUFFIX,qosp.msg.71.am,🛑 </text:span><text:span text:style-name="T2">全球拦截</text:span></text:p>
      <text:p text:style-name="P2"><text:s/><text:span text:style-name="T1">- DOMAIN-SUFFIX,static.g.iqiyi.com,🛑 </text:span><text:span text:style-name="T2">全球拦截</text:span></text:p>
      <text:p text:style-name="P2"><text:s/><text:span text:style-name="T1">- DOMAIN-SUFFIX,static.g.ppstream.com,🛑 </text:span><text:span text:style-name="T2">全球拦截</text:span></text:p>
      <text:p text:style-name="P2"><text:s/><text:span text:style-name="T1">- DOMAIN-SUFFIX,store.iqiyi.com,🛑 </text:span><text:span text:style-name="T2">全球拦截</text:span></text:p>
      <text:p text:style-name="P2"><text:s/><text:span text:style-name="T1">- DOMAIN-SUFFIX,tracker.sns.iqiyi.com,🛑 </text:span><text:span text:style-name="T2">全球拦截</text:span></text:p>
      <text:p text:style-name="P2"><text:s/><text:span text:style-name="T1">- DOMAIN-SUFFIX,yuedu.iqiyi.com,🛑 </text:span><text:span text:style-name="T2">全球拦截</text:span></text:p>
      <text:p text:style-name="P2"><text:s/><text:span text:style-name="T1">- DOMAIN-SUFFIX,actives.youku.com,🛑 </text:span><text:span text:style-name="T2">全球拦截</text:span></text:p>
      <text:p text:style-name="P2"><text:s/><text:span text:style-name="T1">- DOMAIN-SUFFIX,ad.api.3g.tudou.com,🛑 </text:span><text:span text:style-name="T2">全球拦截</text:span></text:p>
      <text:p text:style-name="P2"><text:s/><text:span text:style-name="T1">- DOMAIN-SUFFIX,ad.api.3g.youku.com,🛑 </text:span><text:span text:style-name="T2">全球拦截</text:span></text:p>
      <text:p text:style-name="P2"><text:s/><text:span text:style-name="T1">- DOMAIN-SUFFIX,ad.api.mobile.youku.com,🛑 </text:span><text:span text:style-name="T2">全球拦截</text:span></text:p>
      <text:p text:style-name="P2"><text:s/><text:span text:style-name="T1">- DOMAIN-SUFFIX,a-dxk.play.api.3g.youku.com,🛑 </text:span><text:span text:style-name="T2">全球拦截</text:span></text:p>
      <text:p text:style-name="P2"><text:s/><text:span text:style-name="T1">- DOMAIN-SUFFIX,b.smartvideo.youku.com,🛑 </text:span><text:span text:style-name="T2">全球拦截</text:span></text:p>
      <text:p text:style-name="P2"><text:s/><text:span text:style-name="T1">- DOMAIN-SUFFIX,c.yes.youku.com,🛑 </text:span><text:span text:style-name="T2">全球拦截</text:span></text:p>
      <text:p text:style-name="P2"><text:s/><text:span text:style-name="T1">- DOMAIN-SUFFIX,das.api.youku.com,🛑 </text:span><text:span text:style-name="T2">全球拦截</text:span></text:p>
      <text:p text:style-name="P2"><text:s/><text:span text:style-name="T1">- DOMAIN-SUFFIX,das.mobile.youku.com,🛑 </text:span><text:span text:style-name="T2">全球拦截</text:span></text:p>
      <text:p text:style-name="P2"><text:s/><text:span text:style-name="T1">- DOMAIN-SUFFIX,dev-push.m.youku.com,🛑 </text:span><text:span text:style-name="T2">全球拦截</text:span></text:p>
      <text:p text:style-name="P2"><text:s/><text:span text:style-name="T1">- DOMAIN-SUFFIX,dl.g.youku.com,🛑 </text:span><text:span text:style-name="T2">全球拦截</text:span></text:p>
      <text:p text:style-name="P2"><text:s/><text:span text:style-name="T1">- DOMAIN-SUFFIX,dmapp.youku.com,🛑 </text:span><text:span text:style-name="T2">全球拦截</text:span></text:p>
      <text:p text:style-name="P2"><text:s/><text:span text:style-name="T1">- DOMAIN-SUFFIX,gamex.mobile.youku.com,🛑 </text:span><text:span text:style-name="T2">全球拦截</text:span></text:p>
      <text:p text:style-name="P2"><text:s/><text:span text:style-name="T1">- DOMAIN-SUFFIX,hudong.pl.youku.com,🛑 </text:span><text:span text:style-name="T2">全球拦截</text:span></text:p>
      <text:p text:style-name="P2"><text:s/><text:span text:style-name="T1">- DOMAIN-SUFFIX,huodong.pl.youku.com,🛑 </text:span><text:span text:style-name="T2">全球拦截</text:span></text:p>
      <text:p text:style-name="P2"><text:s/><text:span text:style-name="T1">- DOMAIN-SUFFIX,huodong.vip.youku.com,🛑 </text:span><text:span text:style-name="T2">全球拦截</text:span></text:p>
      <text:p text:style-name="P2"><text:s/><text:span text:style-name="T1">- DOMAIN-SUFFIX,hz.youku.com,🛑 </text:span><text:span text:style-name="T2">全球拦截</text:span></text:p>
      <text:p text:style-name="P2"><text:s/><text:span text:style-name="T1">- DOMAIN-SUFFIX,l.ykimg.com,🛑 </text:span><text:span text:style-name="T2">全球拦截</text:span></text:p>
      <text:p text:style-name="P2"><text:s/><text:span text:style-name="T1">- DOMAIN-SUFFIX,lstat.youku.com,🛑 </text:span><text:span text:style-name="T2">全球拦截</text:span></text:p>
      <text:p text:style-name="P2"><text:s/><text:span text:style-name="T1">- DOMAIN-SUFFIX,m.yes.youku.com,🛑 </text:span><text:span text:style-name="T2">全球拦截</text:span></text:p>
      <text:p text:style-name="P2"><text:s/><text:span text:style-name="T1">- DOMAIN-SUFFIX,mobilemsg.youku.com,🛑 </text:span><text:span text:style-name="T2">全球拦截</text:span></text:p>
      <text:p text:style-name="P2"><text:soft-page-break/><text:s/><text:span text:style-name="T1">- DOMAIN-SUFFIX,msg.youku.com,🛑 </text:span><text:span text:style-name="T2">全球拦截</text:span></text:p>
      <text:p text:style-name="P2"><text:s/><text:span text:style-name="T1">- DOMAIN-SUFFIX,myes.youku.com,🛑 </text:span><text:span text:style-name="T2">全球拦截</text:span></text:p>
      <text:p text:style-name="P2"><text:s/><text:span text:style-name="T1">- DOMAIN-SUFFIX,p.l.youku.com,🛑 </text:span><text:span text:style-name="T2">全球拦截</text:span></text:p>
      <text:p text:style-name="P2"><text:s/><text:span text:style-name="T1">- DOMAIN-SUFFIX,passport-log.youku.com,🛑 </text:span><text:span text:style-name="T2">全球拦截</text:span></text:p>
      <text:p text:style-name="P2"><text:s/><text:span text:style-name="T1">- DOMAIN-SUFFIX,p-log.ykimg.com,🛑 </text:span><text:span text:style-name="T2">全球拦截</text:span></text:p>
      <text:p text:style-name="P2"><text:s/><text:span text:style-name="T1">- DOMAIN-SUFFIX,push.m.youku.com,🛑 </text:span><text:span text:style-name="T2">全球拦截</text:span></text:p>
      <text:p text:style-name="P2"><text:s/><text:span text:style-name="T1">- DOMAIN-SUFFIX,r.l.youku.com,🛑 </text:span><text:span text:style-name="T2">全球拦截</text:span></text:p>
      <text:p text:style-name="P2"><text:s/><text:span text:style-name="T1">- DOMAIN-SUFFIX,s.p.youku.com,🛑 </text:span><text:span text:style-name="T2">全球拦截</text:span></text:p>
      <text:p text:style-name="P2"><text:s/><text:span text:style-name="T1">- DOMAIN-SUFFIX,sdk.api.gamex.mobile.youku.com,🛑 </text:span><text:span text:style-name="T2">全球拦截</text:span></text:p>
      <text:p text:style-name="P2"><text:s/><text:span text:style-name="T1">- DOMAIN-SUFFIX,sdk.m.youku.com,🛑 </text:span><text:span text:style-name="T2">全球拦截</text:span></text:p>
      <text:p text:style-name="P2"><text:s/><text:span text:style-name="T1">- DOMAIN-SUFFIX,stat.youku.com,🛑 </text:span><text:span text:style-name="T2">全球拦截</text:span></text:p>
      <text:p text:style-name="P2"><text:s/><text:span text:style-name="T1">- DOMAIN-SUFFIX,store.tv.api.3g.youku.com,🛑 </text:span><text:span text:style-name="T2">全球拦截</text:span></text:p>
      <text:p text:style-name="P2"><text:s/><text:span text:style-name="T1">- DOMAIN-SUFFIX,store.xl.api.3g.youku.com,🛑 </text:span><text:span text:style-name="T2">全球拦截</text:span></text:p>
      <text:p text:style-name="P2"><text:s/><text:span text:style-name="T1">- DOMAIN-SUFFIX,tdrec.youku.com,🛑 </text:span><text:span text:style-name="T2">全球拦截</text:span></text:p>
      <text:p text:style-name="P2"><text:s/><text:span text:style-name="T1">- DOMAIN-SUFFIX,test.ott.youku.com,🛑 </text:span><text:span text:style-name="T2">全球拦截</text:span></text:p>
      <text:p text:style-name="P2"><text:s/><text:span text:style-name="T1">- DOMAIN-SUFFIX,urchin.lstat.youku.com,🛑 </text:span><text:span text:style-name="T2">全球拦截</text:span></text:p>
      <text:p text:style-name="P2"><text:s/><text:span text:style-name="T1">- DOMAIN-SUFFIX,v.l.youku.com,🛑 </text:span><text:span text:style-name="T2">全球拦截</text:span></text:p>
      <text:p text:style-name="P2"><text:s/><text:span text:style-name="T1">- DOMAIN-SUFFIX,val.api.youku.com,🛑 </text:span><text:span text:style-name="T2">全球拦截</text:span></text:p>
      <text:p text:style-name="P2"><text:s/><text:span text:style-name="T1">- DOMAIN-SUFFIX,wan.youku.com,🛑 </text:span><text:span text:style-name="T2">全球拦截</text:span></text:p>
      <text:p text:style-name="P2"><text:s/><text:span text:style-name="T1">- DOMAIN-SUFFIX,ykatr.youku.com,🛑 </text:span><text:span text:style-name="T2">全球拦截</text:span></text:p>
      <text:p text:style-name="P2"><text:s/><text:span text:style-name="T1">- DOMAIN-SUFFIX,ykrec.youku.com,🛑 </text:span><text:span text:style-name="T2">全球拦截</text:span></text:p>
      <text:p text:style-name="P2"><text:s/><text:span text:style-name="T1">- DOMAIN-SUFFIX,ads-api.videojj.com,🛑 </text:span><text:span text:style-name="T2">全球拦截</text:span></text:p>
      <text:p text:style-name="P2"><text:s/><text:span text:style-name="T1">- DOMAIN-SUFFIX,cdn.cmop.mgtv.com,🛑 </text:span><text:span text:style-name="T2">全球拦截</text:span></text:p>
      <text:p text:style-name="P2"><text:s/><text:span text:style-name="T1">- DOMAIN-SUFFIX,click.hunantv.com,🛑 </text:span><text:span text:style-name="T2">全球拦截</text:span></text:p>
      <text:p text:style-name="P2"><text:s/><text:span text:style-name="T1">- DOMAIN-SUFFIX,cmop.mgtv.com,🛑 </text:span><text:span text:style-name="T2">全球拦截</text:span></text:p>
      <text:p text:style-name="P2"><text:s/><text:span text:style-name="T1">- DOMAIN-SUFFIX,cytron.videojj.com,🛑 </text:span><text:span text:style-name="T2">全球拦截</text:span></text:p>
      <text:p text:style-name="P2"><text:s/><text:span text:style-name="T1">- DOMAIN-SUFFIX,cytroncdn.videojj.com,🛑 </text:span><text:span text:style-name="T2">全球拦截</text:span></text:p>
      <text:p text:style-name="P2"><text:s/><text:span text:style-name="T1">- DOMAIN-SUFFIX,imgaliyun.da.mgtv.com,🛑 </text:span><text:span text:style-name="T2">全球拦截</text:span></text:p>
      <text:p text:style-name="P2"><text:s/><text:span text:style-name="T1">- DOMAIN-SUFFIX,imgaliyun.res.mgtv.com,🛑 </text:span><text:span text:style-name="T2">全球拦截</text:span></text:p>
      <text:p text:style-name="P2"><text:s/><text:span text:style-name="T1">- DOMAIN-SUFFIX,m2.da.mgtv.com,🛑 </text:span><text:span text:style-name="T2">全球拦截</text:span></text:p>
      <text:p text:style-name="P2"><text:s/><text:span text:style-name="T1">- DOMAIN-SUFFIX,me.videojj.com,🛑 </text:span><text:span text:style-name="T2">全球拦截</text:span></text:p>
      <text:p text:style-name="P2"><text:s/><text:span text:style-name="T1">- DOMAIN-SUFFIX,mobaliyun.res.mgtv.com,🛑 </text:span><text:span text:style-name="T2">全球拦截</text:span></text:p>
      <text:p text:style-name="P2"><text:s/><text:span text:style-name="T1">- DOMAIN-SUFFIX,mp4.res.hunantv.com,🛑 </text:span><text:span text:style-name="T2">全球拦截</text:span></text:p>
      <text:p text:style-name="P2"><text:s/><text:span text:style-name="T1">- DOMAIN-SUFFIX,pc.da.mgtv.com,🛑 </text:span><text:span text:style-name="T2">全球拦截</text:span></text:p>
      <text:p text:style-name="P2"><text:s/><text:span text:style-name="T1">- DOMAIN-SUFFIX,pc1.da.mgtv.com,🛑 </text:span><text:span text:style-name="T2">全球拦截</text:span></text:p>
      <text:p text:style-name="P2"><text:s/><text:span text:style-name="T1">- DOMAIN-SUFFIX,pcvideoaliyun.titan.mgtv.com,🛑 </text:span><text:span text:style-name="T2">全球拦截</text:span></text:p>
      <text:p text:style-name="P2"><text:s/><text:span text:style-name="T1">- DOMAIN-SUFFIX,pcvideoyd.titan.mgtv.com,🛑 </text:span><text:span text:style-name="T2">全球拦截</text:span></text:p>
      <text:p text:style-name="P2"><text:s/><text:span text:style-name="T1">- DOMAIN-SUFFIX,pcweb.v1.mgtv.com,🛑 </text:span><text:span text:style-name="T2">全球拦截</text:span></text:p>
      <text:p text:style-name="P2"><text:s/><text:span text:style-name="T1">- DOMAIN-SUFFIX,plat.videojj.com,🛑 </text:span><text:span text:style-name="T2">全球拦截</text:span></text:p>
      <text:p text:style-name="P2"><text:s/><text:span text:style-name="T1">- DOMAIN-SUFFIX,py.da.mgtv.com,🛑 </text:span><text:span text:style-name="T2">全球拦截</text:span></text:p>
      <text:p text:style-name="P2"><text:s/><text:span text:style-name="T1">- DOMAIN-SUFFIX,res.hunantv.com,🛑 </text:span><text:span text:style-name="T2">全球拦截</text:span></text:p>
      <text:p text:style-name="P2"><text:s/><text:span text:style-name="T1">- DOMAIN-SUFFIX,store.videojj.com,🛑 </text:span><text:span text:style-name="T2">全球拦截</text:span></text:p>
      <text:p text:style-name="P2"><text:s/><text:span text:style-name="T1">- DOMAIN-SUFFIX,v2.da.mgtv.com,🛑 </text:span><text:span text:style-name="T2">全球拦截</text:span></text:p>
      <text:p text:style-name="P2"><text:s/><text:span text:style-name="T1">- DOMAIN-SUFFIX,va.videojj.com,🛑 </text:span><text:span text:style-name="T2">全球拦截</text:span></text:p>
      <text:p text:style-name="P2"><text:s/><text:span text:style-name="T1">- DOMAIN-SUFFIX,videojj.com,🛑 </text:span><text:span text:style-name="T2">全球拦截</text:span></text:p>
      <text:p text:style-name="P2"><text:s/><text:span text:style-name="T1">- DOMAIN-SUFFIX,web.da.mgtv.com,🛑 </text:span><text:span text:style-name="T2">全球拦截</text:span></text:p>
      <text:p text:style-name="P2"><text:s/><text:span text:style-name="T1">- DOMAIN-SUFFIX,x.da.hunantv.com,🛑 </text:span><text:span text:style-name="T2">全球拦截</text:span></text:p>
      <text:p text:style-name="P2"><text:s/><text:span text:style-name="T1">- DOMAIN-SUFFIX,x.da.mgtv.com,🛑 </text:span><text:span text:style-name="T2">全球拦截</text:span></text:p>
      <text:p text:style-name="P2"><text:s/><text:span text:style-name="T1">- DOMAIN-SUFFIX,x1.da.hunantv.com,🛑 </text:span><text:span text:style-name="T2">全球拦截</text:span></text:p>
      <text:p text:style-name="P2"><text:s/><text:span text:style-name="T1">- DOMAIN-SUFFIX,y.da.hunantv.com,🛑 </text:span><text:span text:style-name="T2">全球拦截</text:span></text:p>
      <text:p text:style-name="P2"><text:s/><text:span text:style-name="T1">- DOMAIN-SUFFIX,y.da.mgtv.com,🛑 </text:span><text:span text:style-name="T2">全球拦截</text:span></text:p>
      <text:p text:style-name="P2"><text:s/><text:span text:style-name="T1">- DOMAIN-SUFFIX,1.letvlive.com,🛑 </text:span><text:span text:style-name="T2">全球拦截</text:span></text:p>
      <text:p text:style-name="P2"><text:s/><text:span text:style-name="T1">- DOMAIN-SUFFIX,2.letvlive.com,🛑 </text:span><text:span text:style-name="T2">全球拦截</text:span></text:p>
      <text:p text:style-name="P2"><text:s/><text:span text:style-name="T1">- DOMAIN-SUFFIX,ads1.lfengmobile.com,🛑 </text:span><text:span text:style-name="T2">全球拦截</text:span></text:p>
      <text:p text:style-name="P2"><text:s/><text:span text:style-name="T1">- DOMAIN-SUFFIX,api.game.letvstore.com,🛑 </text:span><text:span text:style-name="T2">全球拦截</text:span></text:p>
      <text:p text:style-name="P2"><text:s/><text:span text:style-name="T1">- DOMAIN-SUFFIX,api.push.le.com,🛑 </text:span><text:span text:style-name="T2">全球拦截</text:span></text:p>
      <text:p text:style-name="P2"><text:soft-page-break/><text:s/><text:span text:style-name="T1">- DOMAIN-SUFFIX,cdn.zampdsp.com,🛑 </text:span><text:span text:style-name="T2">全球拦截</text:span></text:p>
      <text:p text:style-name="P2"><text:s/><text:span text:style-name="T1">- DOMAIN-SUFFIX,cm.fancyapi.com,🛑 </text:span><text:span text:style-name="T2">全球拦截</text:span></text:p>
      <text:p text:style-name="P2"><text:s/><text:span text:style-name="T1">- DOMAIN-SUFFIX,cn.api.push.le.com,🛑 </text:span><text:span text:style-name="T2">全球拦截</text:span></text:p>
      <text:p text:style-name="P2"><text:s/><text:span text:style-name="T1">- DOMAIN-SUFFIX,dc.letv.com,🛑 </text:span><text:span text:style-name="T2">全球拦截</text:span></text:p>
      <text:p text:style-name="P2"><text:s/><text:span text:style-name="T1">- DOMAIN-SUFFIX,fz.letv.com,🛑 </text:span><text:span text:style-name="T2">全球拦截</text:span></text:p>
      <text:p text:style-name="P2"><text:s/><text:span text:style-name="T1">- DOMAIN-SUFFIX,minisite.letv.com,🛑 </text:span><text:span text:style-name="T2">全球拦截</text:span></text:p>
      <text:p text:style-name="P2"><text:s/><text:span text:style-name="T1">- DOMAIN-SUFFIX,msg.m.letv.com,🛑 </text:span><text:span text:style-name="T2">全球拦截</text:span></text:p>
      <text:p text:style-name="P2"><text:s/><text:span text:style-name="T1">- DOMAIN-SUFFIX,pro.hoye.letv.com,🛑 </text:span><text:span text:style-name="T2">全球拦截</text:span></text:p>
      <text:p text:style-name="P2"><text:s/><text:span text:style-name="T1">- DOMAIN-SUFFIX,pro.letv.com,🛑 </text:span><text:span text:style-name="T2">全球拦截</text:span></text:p>
      <text:p text:style-name="P2"><text:s/><text:span text:style-name="T1">- DOMAIN-SUFFIX,s.zampdsp.com,🛑 </text:span><text:span text:style-name="T2">全球拦截</text:span></text:p>
      <text:p text:style-name="P2"><text:s/><text:span text:style-name="T1">- DOMAIN-SUFFIX,stat.letv.com,🛑 </text:span><text:span text:style-name="T2">全球拦截</text:span></text:p>
      <text:p text:style-name="P2"><text:s/><text:span text:style-name="T1">- DOMAIN-SUFFIX,static.app.m.letv.com,🛑 </text:span><text:span text:style-name="T2">全球拦截</text:span></text:p>
      <text:p text:style-name="P2"><text:s/><text:span text:style-name="T1">- DOMAIN-SUFFIX,zamplus.com,🛑 </text:span><text:span text:style-name="T2">全球拦截</text:span></text:p>
      <text:p text:style-name="P2"><text:s/><text:span text:style-name="T1">- DOMAIN-SUFFIX,azabu-u.ac.jp,🛑 </text:span><text:span text:style-name="T2">全球拦截</text:span></text:p>
      <text:p text:style-name="P2"><text:s/><text:span text:style-name="T1">- DOMAIN-SUFFIX,couchcoaster.jp,🛑 </text:span><text:span text:style-name="T2">全球拦截</text:span></text:p>
      <text:p text:style-name="P2"><text:s/><text:span text:style-name="T1">- DOMAIN-SUFFIX,delivery.dmkt-sp.jp,🛑 </text:span><text:span text:style-name="T2">全球拦截</text:span></text:p>
      <text:p text:style-name="P2"><text:s/><text:span text:style-name="T1">- DOMAIN-SUFFIX,ehg-youtube.hitbox.com,🛑 </text:span><text:span text:style-name="T2">全球拦截</text:span></text:p>
      <text:p text:style-name="P2"><text:s/><text:span text:style-name="T1">- DOMAIN-SUFFIX,m-78.jp,🛑 </text:span><text:span text:style-name="T2">全球拦截</text:span></text:p>
      <text:p text:style-name="P2"><text:s/><text:span text:style-name="T1">- DOMAIN-SUFFIX,nichibenren.or.jp,🛑 </text:span><text:span text:style-name="T2">全球拦截</text:span></text:p>
      <text:p text:style-name="P2"><text:s/><text:span text:style-name="T1">- DOMAIN-SUFFIX,nicorette.co.kr,🛑 </text:span><text:span text:style-name="T2">全球拦截</text:span></text:p>
      <text:p text:style-name="P2"><text:s/><text:span text:style-name="T1">- DOMAIN-SUFFIX,adnet.sohu.com,🛑 </text:span><text:span text:style-name="T2">全球拦截</text:span></text:p>
      <text:p text:style-name="P2"><text:s/><text:span text:style-name="T1">- DOMAIN-SUFFIX,data.vod.itc.cn,🛑 </text:span><text:span text:style-name="T2">全球拦截</text:span></text:p>
      <text:p text:style-name="P2"><text:s/><text:span text:style-name="T1">- DOMAIN-SUFFIX,epro.sogou.com,🛑 </text:span><text:span text:style-name="T2">全球拦截</text:span></text:p>
      <text:p text:style-name="P2"><text:s/><text:span text:style-name="T1">- DOMAIN-SUFFIX,go.sohu.com,🛑 </text:span><text:span text:style-name="T2">全球拦截</text:span></text:p>
      <text:p text:style-name="P2"><text:s/><text:span text:style-name="T1">- DOMAIN-SUFFIX,golden1.sogou.com,🛑 </text:span><text:span text:style-name="T2">全球拦截</text:span></text:p>
      <text:p text:style-name="P2"><text:s/><text:span text:style-name="T1">- DOMAIN-SUFFIX,inte.sogou.com,🛑 </text:span><text:span text:style-name="T2">全球拦截</text:span></text:p>
      <text:p text:style-name="P2"><text:s/><text:span text:style-name="T1">- DOMAIN-SUFFIX,inte.sogoucdn.com,🛑 </text:span><text:span text:style-name="T2">全球拦截</text:span></text:p>
      <text:p text:style-name="P2"><text:s/><text:span text:style-name="T1">- DOMAIN-SUFFIX,lu.sogoucdn.com,🛑 </text:span><text:span text:style-name="T2">全球拦截</text:span></text:p>
      <text:p text:style-name="P2"><text:s/><text:span text:style-name="T1">- DOMAIN-SUFFIX,theta.sogoucdn.com,🛑 </text:span><text:span text:style-name="T2">全球拦截</text:span></text:p>
      <text:p text:style-name="P2"><text:s/><text:span text:style-name="T1">- DOMAIN-SUFFIX,uranus.sogou.com,🛑 </text:span><text:span text:style-name="T2">全球拦截</text:span></text:p>
      <text:p text:style-name="P2"><text:s/><text:span text:style-name="T1">- DOMAIN-SUFFIX,afp.pplive.com,🛑 </text:span><text:span text:style-name="T2">全球拦截</text:span></text:p>
      <text:p text:style-name="P2"><text:s/><text:span text:style-name="T1">- DOMAIN-SUFFIX,app.aplus.pptv.com,🛑 </text:span><text:span text:style-name="T2">全球拦截</text:span></text:p>
      <text:p text:style-name="P2"><text:s/><text:span text:style-name="T1">- DOMAIN-SUFFIX,as.aplus.pptv.com,🛑 </text:span><text:span text:style-name="T2">全球拦截</text:span></text:p>
      <text:p text:style-name="P2"><text:s/><text:span text:style-name="T1">- DOMAIN-SUFFIX,jp.as.pptv.com,🛑 </text:span><text:span text:style-name="T2">全球拦截</text:span></text:p>
      <text:p text:style-name="P2"><text:s/><text:span text:style-name="T1">- DOMAIN-SUFFIX,pp2.pptv.com,🛑 </text:span><text:span text:style-name="T2">全球拦截</text:span></text:p>
      <text:p text:style-name="P2"><text:s/><text:span text:style-name="T1">- DOMAIN-SUFFIX,stat.pptv.com,🛑 </text:span><text:span text:style-name="T2">全球拦截</text:span></text:p>
      <text:p text:style-name="P2"><text:s/><text:span text:style-name="T1">- DOMAIN-SUFFIX,static.g.pptv.com,🛑 </text:span><text:span text:style-name="T2">全球拦截</text:span></text:p>
      <text:p text:style-name="P2"><text:s/><text:span text:style-name="T1">- DOMAIN-SUFFIX,hxjs.tool.hexun.com,🛑 </text:span><text:span text:style-name="T2">全球拦截</text:span></text:p>
      <text:p text:style-name="P2"><text:s/><text:span text:style-name="T1">- DOMAIN-SUFFIX,hxsame.hexun.com,🛑 </text:span><text:span text:style-name="T2">全球拦截</text:span></text:p>
      <text:p text:style-name="P2"><text:s/><text:span text:style-name="T1">- DOMAIN-SUFFIX,itv.hexun.com,🛑 </text:span><text:span text:style-name="T2">全球拦截</text:span></text:p>
      <text:p text:style-name="P2"><text:s/><text:span text:style-name="T1">- DOMAIN-SUFFIX,utrack.hexun.com,🛑 </text:span><text:span text:style-name="T2">全球拦截</text:span></text:p>
      <text:p text:style-name="P2"><text:s/><text:span text:style-name="T1">- DOMAIN-SUFFIX,ad.cmvideo.cn,🛑 </text:span><text:span text:style-name="T2">全球拦截</text:span></text:p>
      <text:p text:style-name="P2"><text:s/><text:span text:style-name="T1">- DOMAIN-SUFFIX,atm.cp31.ott.cibntv.net,🛑 </text:span><text:span text:style-name="T2">全球拦截</text:span></text:p>
      <text:p text:style-name="P2"><text:s/><text:span text:style-name="T1">- DOMAIN-SUFFIX,aty.cp45.ott.cibntv.net,🛑 </text:span><text:span text:style-name="T2">全球拦截</text:span></text:p>
      <text:p text:style-name="P2"><text:s/><text:span text:style-name="T1">- DOMAIN-SUFFIX,cpm.cm.kankan.com,🛑 </text:span><text:span text:style-name="T2">全球拦截</text:span></text:p>
      <text:p text:style-name="P2"><text:s/><text:span text:style-name="T1">- DOMAIN-SUFFIX,float.kankan.com,🛑 </text:span><text:span text:style-name="T2">全球拦截</text:span></text:p>
      <text:p text:style-name="P2"><text:s/><text:span text:style-name="T1">- DOMAIN-SUFFIX,houyi.baofeng.net,🛑 </text:span><text:span text:style-name="T2">全球拦截</text:span></text:p>
      <text:p text:style-name="P2"><text:s/><text:span text:style-name="T1">- DOMAIN-SUFFIX,iadctest.qwapi.com,🛑 </text:span><text:span text:style-name="T2">全球拦截</text:span></text:p>
      <text:p text:style-name="P2"><text:s/><text:span text:style-name="T1">- DOMAIN-SUFFIX,logger.baofeng.com,🛑 </text:span><text:span text:style-name="T2">全球拦截</text:span></text:p>
      <text:p text:style-name="P2"><text:s/><text:span text:style-name="T1">- DOMAIN-SUFFIX,ad.video.51togic.com,🛑 </text:span><text:span text:style-name="T2">全球拦截</text:span></text:p>
      <text:p text:style-name="P2"><text:s/><text:span text:style-name="T1">- DOMAIN-SUFFIX,biz5.kankan.com,🛑 </text:span><text:span text:style-name="T2">全球拦截</text:span></text:p>
      <text:p text:style-name="P2"><text:s/><text:span text:style-name="T1">- DOMAIN-SUFFIX,c.algovid.com,🛑 </text:span><text:span text:style-name="T2">全球拦截</text:span></text:p>
      <text:p text:style-name="P2"><text:s/><text:span text:style-name="T1">- DOMAIN-SUFFIX,cms.laifeng.com,🛑 </text:span><text:span text:style-name="T2">全球拦截</text:span></text:p>
      <text:p text:style-name="P2"><text:s/><text:span text:style-name="T1">- DOMAIN-SUFFIX,da.mmarket.com,🛑 </text:span><text:span text:style-name="T2">全球拦截</text:span></text:p>
      <text:p text:style-name="P2"><text:s/><text:span text:style-name="T1">- DOMAIN-SUFFIX,dotcounter.douyutv.com,🛑 </text:span><text:span text:style-name="T2">全球拦截</text:span></text:p>
      <text:p text:style-name="P2"><text:s/><text:span text:style-name="T1">- DOMAIN-SUFFIX,g.uusee.com,🛑 </text:span><text:span text:style-name="T2">全球拦截</text:span></text:p>
      <text:p text:style-name="P2"><text:soft-page-break/><text:s/><text:span text:style-name="T1">- DOMAIN-SUFFIX,gcdn.2mdn.net,🛑 </text:span><text:span text:style-name="T2">全球拦截</text:span></text:p>
      <text:p text:style-name="P2"><text:s/><text:span text:style-name="T1">- DOMAIN-SUFFIX,gentags.net,🛑 </text:span><text:span text:style-name="T2">全球拦截</text:span></text:p>
      <text:p text:style-name="P2"><text:s/><text:span text:style-name="T1">- DOMAIN-SUFFIX,gg.jtertp.com,🛑 </text:span><text:span text:style-name="T2">全球拦截</text:span></text:p>
      <text:p text:style-name="P2"><text:s/><text:span text:style-name="T1">- DOMAIN-SUFFIX,gug.ku6cdn.com,🛑 </text:span><text:span text:style-name="T2">全球拦截</text:span></text:p>
      <text:p text:style-name="P2"><text:s/><text:span text:style-name="T1">- DOMAIN-SUFFIX,hp.smiler-ad.com,🛑 </text:span><text:span text:style-name="T2">全球拦截</text:span></text:p>
      <text:p text:style-name="P2"><text:s/><text:span text:style-name="T1">- DOMAIN-SUFFIX,kooyum.com,🛑 </text:span><text:span text:style-name="T2">全球拦截</text:span></text:p>
      <text:p text:style-name="P2"><text:s/><text:span text:style-name="T1">- DOMAIN-SUFFIX,ld.kuaigames.com,🛑 </text:span><text:span text:style-name="T2">全球拦截</text:span></text:p>
      <text:p text:style-name="P2"><text:s/><text:span text:style-name="T1">- DOMAIN-SUFFIX,logstat.t.sfht.com,🛑 </text:span><text:span text:style-name="T2">全球拦截</text:span></text:p>
      <text:p text:style-name="P2"><text:s/><text:span text:style-name="T1">- DOMAIN-SUFFIX,match.rtbidder.net,🛑 </text:span><text:span text:style-name="T2">全球拦截</text:span></text:p>
      <text:p text:style-name="P2"><text:s/><text:span text:style-name="T1">- DOMAIN-SUFFIX,mixer.cupid.ptqy.gitv.tv,🛑 </text:span><text:span text:style-name="T2">全球拦截</text:span></text:p>
      <text:p text:style-name="P2"><text:s/><text:span text:style-name="T1">- DOMAIN-SUFFIX,msg.c002.ottcn.com,🛑 </text:span><text:span text:style-name="T2">全球拦截</text:span></text:p>
      <text:p text:style-name="P2"><text:s/><text:span text:style-name="T1">- DOMAIN-SUFFIX,msga.ptqy.gitv.tv,🛑 </text:span><text:span text:style-name="T2">全球拦截</text:span></text:p>
      <text:p text:style-name="P2"><text:s/><text:span text:style-name="T1">- DOMAIN-SUFFIX,njwxh.com,🛑 </text:span><text:span text:style-name="T2">全球拦截</text:span></text:p>
      <text:p text:style-name="P2"><text:s/><text:span text:style-name="T1">- DOMAIN-SUFFIX,nl.rcd.ptqy.gitv.tv,🛑 </text:span><text:span text:style-name="T2">全球拦截</text:span></text:p>
      <text:p text:style-name="P2"><text:s/><text:span text:style-name="T1">- DOMAIN-SUFFIX,n-st.vip.com,🛑 </text:span><text:span text:style-name="T2">全球拦截</text:span></text:p>
      <text:p text:style-name="P2"><text:s/><text:span text:style-name="T1">- DOMAIN-SUFFIX,pb.bi.gitv.tv,🛑 </text:span><text:span text:style-name="T2">全球拦截</text:span></text:p>
      <text:p text:style-name="P2"><text:s/><text:span text:style-name="T1">- DOMAIN-SUFFIX,pop.uusee.com,🛑 </text:span><text:span text:style-name="T2">全球拦截</text:span></text:p>
      <text:p text:style-name="P2"><text:s/><text:span text:style-name="T1">- DOMAIN-SUFFIX,rd.kuaigames.com,🛑 </text:span><text:span text:style-name="T2">全球拦截</text:span></text:p>
      <text:p text:style-name="P2"><text:s/><text:span text:style-name="T1">- DOMAIN-SUFFIX,shizen-no-megumi.com,🛑 </text:span><text:span text:style-name="T2">全球拦截</text:span></text:p>
      <text:p text:style-name="P2"><text:s/><text:span text:style-name="T1">- DOMAIN-SUFFIX,shrek.6.cn,🛑 </text:span><text:span text:style-name="T2">全球拦截</text:span></text:p>
      <text:p text:style-name="P2"><text:s/><text:span text:style-name="T1">- DOMAIN-SUFFIX,simba.6.cn,🛑 </text:span><text:span text:style-name="T2">全球拦截</text:span></text:p>
      <text:p text:style-name="P2"><text:s/><text:span text:style-name="T1">- DOMAIN-SUFFIX,st.vq.ku6.cn,🛑 </text:span><text:span text:style-name="T2">全球拦截</text:span></text:p>
      <text:p text:style-name="P2"><text:s/><text:span text:style-name="T1">- DOMAIN-SUFFIX,statcounter.com,🛑 </text:span><text:span text:style-name="T2">全球拦截</text:span></text:p>
      <text:p text:style-name="P2"><text:s/><text:span text:style-name="T1">- DOMAIN-SUFFIX,static.duoshuo.com,🛑 </text:span><text:span text:style-name="T2">全球拦截</text:span></text:p>
      <text:p text:style-name="P2"><text:s/><text:span text:style-name="T1">- DOMAIN-SUFFIX,static.ku6.com,🛑 </text:span><text:span text:style-name="T2">全球拦截</text:span></text:p>
      <text:p text:style-name="P2"><text:s/><text:span text:style-name="T1">- DOMAIN-SUFFIX,static8.pmadx.com,🛑 </text:span><text:span text:style-name="T2">全球拦截</text:span></text:p>
      <text:p text:style-name="P2"><text:s/><text:span text:style-name="T1">- DOMAIN-SUFFIX,store.ptqy.gitv.tv,🛑 </text:span><text:span text:style-name="T2">全球拦截</text:span></text:p>
      <text:p text:style-name="P2"><text:s/><text:span text:style-name="T1">- DOMAIN-SUFFIX,t7z.cupid.ptqy.gitv.tv,🛑 </text:span><text:span text:style-name="T2">全球拦截</text:span></text:p>
      <text:p text:style-name="P2"><text:s/><text:span text:style-name="T1">- DOMAIN-SUFFIX,traffic.uusee.com,🛑 </text:span><text:span text:style-name="T2">全球拦截</text:span></text:p>
      <text:p text:style-name="P2"><text:s/><text:span text:style-name="T1">- DOMAIN-SUFFIX,union.6.cn,🛑 </text:span><text:span text:style-name="T2">全球拦截</text:span></text:p>
      <text:p text:style-name="P2"><text:s/><text:span text:style-name="T1">- DOMAIN-SUFFIX,wa.gtimg.com,🛑 </text:span><text:span text:style-name="T2">全球拦截</text:span></text:p>
      <text:p text:style-name="P2"><text:s/><text:span text:style-name="T1">- DOMAIN-SUFFIX,bfshan.cn,🛑 </text:span><text:span text:style-name="T2">全球拦截</text:span></text:p>
      <text:p text:style-name="P2"><text:s/><text:span text:style-name="T1">- DOMAIN-SUFFIX,0.r.msn.com,🛑 </text:span><text:span text:style-name="T2">全球拦截</text:span></text:p>
      <text:p text:style-name="P2"><text:s/><text:span text:style-name="T1">- DOMAIN-SUFFIX,000dn.com,🛑 </text:span><text:span text:style-name="T2">全球拦截</text:span></text:p>
      <text:p text:style-name="P2"><text:s/><text:span text:style-name="T1">- DOMAIN-SUFFIX,001union.com,🛑 </text:span><text:span text:style-name="T2">全球拦截</text:span></text:p>
      <text:p text:style-name="P2"><text:s/><text:span text:style-name="T1">- DOMAIN-SUFFIX,0086555.com,🛑 </text:span><text:span text:style-name="T2">全球拦截</text:span></text:p>
      <text:p text:style-name="P2"><text:s/><text:span text:style-name="T1">- DOMAIN-SUFFIX,00880808.com,🛑 </text:span><text:span text:style-name="T2">全球拦截</text:span></text:p>
      <text:p text:style-name="P2"><text:s/><text:span text:style-name="T1">- DOMAIN-SUFFIX,00oo00.com,🛑 </text:span><text:span text:style-name="T2">全球拦截</text:span></text:p>
      <text:p text:style-name="P2"><text:s/><text:span text:style-name="T1">- DOMAIN-SUFFIX,01.gxso.net,🛑 </text:span><text:span text:style-name="T2">全球拦截</text:span></text:p>
      <text:p text:style-name="P2"><text:s/><text:span text:style-name="T1">- DOMAIN-SUFFIX,010teacher.com,🛑 </text:span><text:span text:style-name="T2">全球拦截</text:span></text:p>
      <text:p text:style-name="P2"><text:s/><text:span text:style-name="T1">- DOMAIN-SUFFIX,010xk.com,🛑 </text:span><text:span text:style-name="T2">全球拦截</text:span></text:p>
      <text:p text:style-name="P2"><text:s/><text:span text:style-name="T1">- DOMAIN-SUFFIX,018520.com,🛑 </text:span><text:span text:style-name="T2">全球拦截</text:span></text:p>
      <text:p text:style-name="P2"><text:s/><text:span text:style-name="T1">- DOMAIN-SUFFIX,01daa.lubih.com,🛑 </text:span><text:span text:style-name="T2">全球拦截</text:span></text:p>
      <text:p text:style-name="P2"><text:s/><text:span text:style-name="T1">- DOMAIN-SUFFIX,01daa.lutci.com,🛑 </text:span><text:span text:style-name="T2">全球拦截</text:span></text:p>
      <text:p text:style-name="P2"><text:s/><text:span text:style-name="T1">- DOMAIN-SUFFIX,01daa.lutgh.com,🛑 </text:span><text:span text:style-name="T2">全球拦截</text:span></text:p>
      <text:p text:style-name="P2"><text:s/><text:span text:style-name="T1">- DOMAIN-SUFFIX,01daa.luvbr.com,🛑 </text:span><text:span text:style-name="T2">全球拦截</text:span></text:p>
      <text:p text:style-name="P2"><text:s/><text:span text:style-name="T1">- DOMAIN-SUFFIX,01daa.luytr.com,🛑 </text:span><text:span text:style-name="T2">全球拦截</text:span></text:p>
      <text:p text:style-name="P2"><text:s/><text:span text:style-name="T1">- DOMAIN-SUFFIX,022aifang.com,🛑 </text:span><text:span text:style-name="T2">全球拦截</text:span></text:p>
      <text:p text:style-name="P2"><text:s/><text:span text:style-name="T1">- DOMAIN-SUFFIX,023hysj.com,🛑 </text:span><text:span text:style-name="T2">全球拦截</text:span></text:p>
      <text:p text:style-name="P2"><text:s/><text:span text:style-name="T1">- DOMAIN-SUFFIX,025suyu.com,🛑 </text:span><text:span text:style-name="T2">全球拦截</text:span></text:p>
      <text:p text:style-name="P2"><text:s/><text:span text:style-name="T1">- DOMAIN-SUFFIX,0313413.com,🛑 </text:span><text:span text:style-name="T2">全球拦截</text:span></text:p>
      <text:p text:style-name="P2"><text:s/><text:span text:style-name="T1">- DOMAIN-SUFFIX,0451106.com,🛑 </text:span><text:span text:style-name="T2">全球拦截</text:span></text:p>
      <text:p text:style-name="P2"><text:s/><text:span text:style-name="T1">- DOMAIN-SUFFIX,0531kt.com,🛑 </text:span><text:span text:style-name="T2">全球拦截</text:span></text:p>
      <text:p text:style-name="P2"><text:s/><text:span text:style-name="T1">- DOMAIN-SUFFIX,0592weixin.com,🛑 </text:span><text:span text:style-name="T2">全球拦截</text:span></text:p>
      <text:p text:style-name="P2"><text:s/><text:span text:style-name="T1">- DOMAIN-SUFFIX,0594003.com,🛑 </text:span><text:span text:style-name="T2">全球拦截</text:span></text:p>
      <text:p text:style-name="P2"><text:s/><text:span text:style-name="T1">- DOMAIN-SUFFIX,06362.com,🛑 </text:span><text:span text:style-name="T2">全球拦截</text:span></text:p>
      <text:p text:style-name="P2"><text:soft-page-break/><text:s/><text:span text:style-name="T1">- DOMAIN-SUFFIX,0756sjlm.com.cn,🛑 </text:span><text:span text:style-name="T2">全球拦截</text:span></text:p>
      <text:p text:style-name="P2"><text:s/><text:span text:style-name="T1">- DOMAIN-SUFFIX,09_19.supfree.net,🛑 </text:span><text:span text:style-name="T2">全球拦截</text:span></text:p>
      <text:p text:style-name="P2"><text:s/><text:span text:style-name="T1">- DOMAIN-SUFFIX,0aqpqdju.me,🛑 </text:span><text:span text:style-name="T2">全球拦截</text:span></text:p>
      <text:p text:style-name="P2"><text:s/><text:span text:style-name="T1">- DOMAIN-SUFFIX,0x01e7.website,🛑 </text:span><text:span text:style-name="T2">全球拦截</text:span></text:p>
      <text:p text:style-name="P2"><text:s/><text:span text:style-name="T1">- DOMAIN-SUFFIX,0xxd.com,🛑 </text:span><text:span text:style-name="T2">全球拦截</text:span></text:p>
      <text:p text:style-name="P2"><text:s/><text:span text:style-name="T1">- DOMAIN-SUFFIX,1.1010pic.com,🛑 </text:span><text:span text:style-name="T2">全球拦截</text:span></text:p>
      <text:p text:style-name="P2"><text:s/><text:span text:style-name="T1">- DOMAIN-SUFFIX,1.201980.com,🛑 </text:span><text:span text:style-name="T2">全球拦截</text:span></text:p>
      <text:p text:style-name="P2"><text:s/><text:span text:style-name="T1">- DOMAIN-SUFFIX,1.21shebao.com,🛑 </text:span><text:span text:style-name="T2">全球拦截</text:span></text:p>
      <text:p text:style-name="P2"><text:s/><text:span text:style-name="T1">- DOMAIN-SUFFIX,1.51sxue.cn,🛑 </text:span><text:span text:style-name="T2">全球拦截</text:span></text:p>
      <text:p text:style-name="P2"><text:s/><text:span text:style-name="T1">- DOMAIN-SUFFIX,1.aili.com,🛑 </text:span><text:span text:style-name="T2">全球拦截</text:span></text:p>
      <text:p text:style-name="P2"><text:s/><text:span text:style-name="T1">- DOMAIN-SUFFIX,1.bashenghuo.com,🛑 </text:span><text:span text:style-name="T2">全球拦截</text:span></text:p>
      <text:p text:style-name="P2"><text:s/><text:span text:style-name="T1">- DOMAIN-SUFFIX,1.chcx.cn,🛑 </text:span><text:span text:style-name="T2">全球拦截</text:span></text:p>
      <text:p text:style-name="P2"><text:s/><text:span text:style-name="T1">- DOMAIN-SUFFIX,1.cjcp.cn,🛑 </text:span><text:span text:style-name="T2">全球拦截</text:span></text:p>
      <text:p text:style-name="P2"><text:s/><text:span text:style-name="T1">- DOMAIN-SUFFIX,1.codesdq.com,🛑 </text:span><text:span text:style-name="T2">全球拦截</text:span></text:p>
      <text:p text:style-name="P2"><text:s/><text:span text:style-name="T1">- DOMAIN-SUFFIX,1.feihua.com,🛑 </text:span><text:span text:style-name="T2">全球拦截</text:span></text:p>
      <text:p text:style-name="P2"><text:s/><text:span text:style-name="T1">- DOMAIN-SUFFIX,1.glook.cn,🛑 </text:span><text:span text:style-name="T2">全球拦截</text:span></text:p>
      <text:p text:style-name="P2"><text:s/><text:span text:style-name="T1">- DOMAIN-SUFFIX,1.hao123.com,🛑 </text:span><text:span text:style-name="T2">全球拦截</text:span></text:p>
      <text:p text:style-name="P2"><text:s/><text:span text:style-name="T1">- DOMAIN-SUFFIX,1.hnyouneng.com,🛑 </text:span><text:span text:style-name="T2">全球拦截</text:span></text:p>
      <text:p text:style-name="P2"><text:s/><text:span text:style-name="T1">- DOMAIN-SUFFIX,1.hslyqs.com,🛑 </text:span><text:span text:style-name="T2">全球拦截</text:span></text:p>
      <text:p text:style-name="P2"><text:s/><text:span text:style-name="T1">- DOMAIN-SUFFIX,1.i1766.com,🛑 </text:span><text:span text:style-name="T2">全球拦截</text:span></text:p>
      <text:p text:style-name="P2"><text:s/><text:span text:style-name="T1">- DOMAIN-SUFFIX,1.iqeq.com.cn,🛑 </text:span><text:span text:style-name="T2">全球拦截</text:span></text:p>
      <text:p text:style-name="P2"><text:s/><text:span text:style-name="T1">- DOMAIN-SUFFIX,1.jeasyui.net,🛑 </text:span><text:span text:style-name="T2">全球拦截</text:span></text:p>
      <text:p text:style-name="P2"><text:s/><text:span text:style-name="T1">- DOMAIN-SUFFIX,1.mgff.com,🛑 </text:span><text:span text:style-name="T2">全球拦截</text:span></text:p>
      <text:p text:style-name="P2"><text:s/><text:span text:style-name="T1">- DOMAIN-SUFFIX,1.nanrenwo.net,🛑 </text:span><text:span text:style-name="T2">全球拦截</text:span></text:p>
      <text:p text:style-name="P2"><text:s/><text:span text:style-name="T1">- DOMAIN-SUFFIX,1.panduoduo.net,🛑 </text:span><text:span text:style-name="T2">全球拦截</text:span></text:p>
      <text:p text:style-name="P2"><text:s/><text:span text:style-name="T1">- DOMAIN-SUFFIX,1.qtmojo.cn,🛑 </text:span><text:span text:style-name="T2">全球拦截</text:span></text:p>
      <text:p text:style-name="P2"><text:s/><text:span text:style-name="T1">- DOMAIN-SUFFIX,1.rengshu.com,🛑 </text:span><text:span text:style-name="T2">全球拦截</text:span></text:p>
      <text:p text:style-name="P2"><text:s/><text:span text:style-name="T1">- DOMAIN-SUFFIX,1.soufy.cn,🛑 </text:span><text:span text:style-name="T2">全球拦截</text:span></text:p>
      <text:p text:style-name="P2"><text:s/><text:span text:style-name="T1">- DOMAIN-SUFFIX,1.tulaoshi.com,🛑 </text:span><text:span text:style-name="T2">全球拦截</text:span></text:p>
      <text:p text:style-name="P2"><text:s/><text:span text:style-name="T1">- DOMAIN-SUFFIX,1.tuxi.com.cn,🛑 </text:span><text:span text:style-name="T2">全球拦截</text:span></text:p>
      <text:p text:style-name="P2"><text:s/><text:span text:style-name="T1">- DOMAIN-SUFFIX,1.win7china.com,🛑 </text:span><text:span text:style-name="T2">全球拦截</text:span></text:p>
      <text:p text:style-name="P2"><text:s/><text:span text:style-name="T1">- DOMAIN-SUFFIX,1.win7sky.com,🛑 </text:span><text:span text:style-name="T2">全球拦截</text:span></text:p>
      <text:p text:style-name="P2"><text:s/><text:span text:style-name="T1">- DOMAIN-SUFFIX,1.wps.cn,🛑 </text:span><text:span text:style-name="T2">全球拦截</text:span></text:p>
      <text:p text:style-name="P2"><text:s/><text:span text:style-name="T1">- DOMAIN-SUFFIX,1.xiaopin5.com,🛑 </text:span><text:span text:style-name="T2">全球拦截</text:span></text:p>
      <text:p text:style-name="P2"><text:s/><text:span text:style-name="T1">- DOMAIN-SUFFIX,1.xiaozhizhijia.com,🛑 </text:span><text:span text:style-name="T2">全球拦截</text:span></text:p>
      <text:p text:style-name="P2"><text:s/><text:span text:style-name="T1">- DOMAIN-SUFFIX,1.xilu.com,🛑 </text:span><text:span text:style-name="T2">全球拦截</text:span></text:p>
      <text:p text:style-name="P2"><text:s/><text:span text:style-name="T1">- DOMAIN-SUFFIX,1.zw3e.com,🛑 </text:span><text:span text:style-name="T2">全球拦截</text:span></text:p>
      <text:p text:style-name="P2"><text:s/><text:span text:style-name="T1">- DOMAIN-SUFFIX,1000dy.com,🛑 </text:span><text:span text:style-name="T2">全球拦截</text:span></text:p>
      <text:p text:style-name="P2"><text:s/><text:span text:style-name="T1">- DOMAIN-SUFFIX,10086.cn.baidu.cdn.yiwk.com,🛑 </text:span><text:span text:style-name="T2">全球拦截</text:span></text:p>
      <text:p text:style-name="P2"><text:s/><text:span text:style-name="T1">- DOMAIN-SUFFIX,100fenlm.com,🛑 </text:span><text:span text:style-name="T2">全球拦截</text:span></text:p>
      <text:p text:style-name="P2"><text:s/><text:span text:style-name="T1">- DOMAIN-SUFFIX,1017.cn,🛑 </text:span><text:span text:style-name="T2">全球拦截</text:span></text:p>
      <text:p text:style-name="P2"><text:s/><text:span text:style-name="T1">- DOMAIN-SUFFIX,10up.com,🛑 </text:span><text:span text:style-name="T2">全球拦截</text:span></text:p>
      <text:p text:style-name="P2"><text:s/><text:span text:style-name="T1">- DOMAIN-SUFFIX,11.hydcd.com,🛑 </text:span><text:span text:style-name="T2">全球拦截</text:span></text:p>
      <text:p text:style-name="P2"><text:s/><text:span text:style-name="T1">- DOMAIN-SUFFIX,111111qb.com,🛑 </text:span><text:span text:style-name="T2">全球拦截</text:span></text:p>
      <text:p text:style-name="P2"><text:s/><text:span text:style-name="T1">- DOMAIN-SUFFIX,111cn.net,🛑 </text:span><text:span text:style-name="T2">全球拦截</text:span></text:p>
      <text:p text:style-name="P2"><text:s/><text:span text:style-name="T1">- DOMAIN-SUFFIX,1133.cc,🛑 </text:span><text:span text:style-name="T2">全球拦截</text:span></text:p>
      <text:p text:style-name="P2"><text:s/><text:span text:style-name="T1">- DOMAIN-SUFFIX,114la.com,🛑 </text:span><text:span text:style-name="T2">全球拦截</text:span></text:p>
      <text:p text:style-name="P2"><text:s/><text:span text:style-name="T1">- DOMAIN-SUFFIX,1178.shucong.com,🛑 </text:span><text:span text:style-name="T2">全球拦截</text:span></text:p>
      <text:p text:style-name="P2"><text:s/><text:span text:style-name="T1">- DOMAIN-SUFFIX,11g.yiqig.cn,🛑 </text:span><text:span text:style-name="T2">全球拦截</text:span></text:p>
      <text:p text:style-name="P2"><text:s/><text:span text:style-name="T1">- DOMAIN-SUFFIX,1224.dxsbb.com,🛑 </text:span><text:span text:style-name="T2">全球拦截</text:span></text:p>
      <text:p text:style-name="P2"><text:s/><text:span text:style-name="T1">- DOMAIN-SUFFIX,123.sogou.com,🛑 </text:span><text:span text:style-name="T2">全球拦截</text:span></text:p>
      <text:p text:style-name="P2"><text:s/><text:span text:style-name="T1">- DOMAIN-SUFFIX,12306media.com,🛑 </text:span><text:span text:style-name="T2">全球拦截</text:span></text:p>
      <text:p text:style-name="P2"><text:s/><text:span text:style-name="T1">- DOMAIN-SUFFIX,1234xm.com,🛑 </text:span><text:span text:style-name="T2">全球拦截</text:span></text:p>
      <text:p text:style-name="P2"><text:s/><text:span text:style-name="T1">- DOMAIN-SUFFIX,12365chia.com,🛑 </text:span><text:span text:style-name="T2">全球拦截</text:span></text:p>
      <text:p text:style-name="P2"><text:s/><text:span text:style-name="T1">- DOMAIN-SUFFIX,123hala.com,🛑 </text:span><text:span text:style-name="T2">全球拦截</text:span></text:p>
      <text:p text:style-name="P2"><text:s/><text:span text:style-name="T1">- DOMAIN-SUFFIX,123juzi.net,🛑 </text:span><text:span text:style-name="T2">全球拦截</text:span></text:p>
      <text:p text:style-name="P2"><text:soft-page-break/><text:s/><text:span text:style-name="T1">- DOMAIN-SUFFIX,13023.url.7wkw.com,🛑 </text:span><text:span text:style-name="T2">全球拦截</text:span></text:p>
      <text:p text:style-name="P2"><text:s/><text:span text:style-name="T1">- DOMAIN-SUFFIX,138138138.top,🛑 </text:span><text:span text:style-name="T2">全球拦截</text:span></text:p>
      <text:p text:style-name="P2"><text:s/><text:span text:style-name="T1">- DOMAIN-SUFFIX,142904.com,🛑 </text:span><text:span text:style-name="T2">全球拦截</text:span></text:p>
      <text:p text:style-name="P2"><text:s/><text:span text:style-name="T1">- DOMAIN-SUFFIX,144.dragonparking.com,🛑 </text:span><text:span text:style-name="T2">全球拦截</text:span></text:p>
      <text:p text:style-name="P2"><text:s/><text:span text:style-name="T1">- DOMAIN-SUFFIX,1495039.com,🛑 </text:span><text:span text:style-name="T2">全球拦截</text:span></text:p>
      <text:p text:style-name="P2"><text:s/><text:span text:style-name="T1">- DOMAIN-SUFFIX,163.wrating.com,🛑 </text:span><text:span text:style-name="T2">全球拦截</text:span></text:p>
      <text:p text:style-name="P2"><text:s/><text:span text:style-name="T1">- DOMAIN-SUFFIX,163ren.com,🛑 </text:span><text:span text:style-name="T2">全球拦截</text:span></text:p>
      <text:p text:style-name="P2"><text:s/><text:span text:style-name="T1">- DOMAIN-SUFFIX,168.it168.com,🛑 </text:span><text:span text:style-name="T2">全球拦截</text:span></text:p>
      <text:p text:style-name="P2"><text:s/><text:span text:style-name="T1">- DOMAIN-SUFFIX,1680go.com,🛑 </text:span><text:span text:style-name="T2">全球拦截</text:span></text:p>
      <text:p text:style-name="P2"><text:s/><text:span text:style-name="T1">- DOMAIN-SUFFIX,168ad.cc,🛑 </text:span><text:span text:style-name="T2">全球拦截</text:span></text:p>
      <text:p text:style-name="P2"><text:s/><text:span text:style-name="T1">- DOMAIN-SUFFIX,170yy.com,🛑 </text:span><text:span text:style-name="T2">全球拦截</text:span></text:p>
      <text:p text:style-name="P2"><text:s/><text:span text:style-name="T1">- DOMAIN-SUFFIX,175bar.com,🛑 </text:span><text:span text:style-name="T2">全球拦截</text:span></text:p>
      <text:p text:style-name="P2"><text:s/><text:span text:style-name="T1">- DOMAIN-SUFFIX,176um.com,🛑 </text:span><text:span text:style-name="T2">全球拦截</text:span></text:p>
      <text:p text:style-name="P2"><text:s/><text:span text:style-name="T1">- DOMAIN-SUFFIX,178gg.com,🛑 </text:span><text:span text:style-name="T2">全球拦截</text:span></text:p>
      <text:p text:style-name="P2"><text:s/><text:span text:style-name="T1">- DOMAIN-SUFFIX,17leyi.com,🛑 </text:span><text:span text:style-name="T2">全球拦截</text:span></text:p>
      <text:p text:style-name="P2"><text:s/><text:span text:style-name="T1">- DOMAIN-SUFFIX,17un.co,🛑 </text:span><text:span text:style-name="T2">全球拦截</text:span></text:p>
      <text:p text:style-name="P2"><text:s/><text:span text:style-name="T1">- DOMAIN-SUFFIX,17un.com,🛑 </text:span><text:span text:style-name="T2">全球拦截</text:span></text:p>
      <text:p text:style-name="P2"><text:s/><text:span text:style-name="T1">- DOMAIN-SUFFIX,17zhaole.com,🛑 </text:span><text:span text:style-name="T2">全球拦截</text:span></text:p>
      <text:p text:style-name="P2"><text:s/><text:span text:style-name="T1">- DOMAIN-SUFFIX,18av.mm-cg.co,🛑 </text:span><text:span text:style-name="T2">全球拦截</text:span></text:p>
      <text:p text:style-name="P2"><text:s/><text:span text:style-name="T1">- DOMAIN-SUFFIX,18dusun.com,🛑 </text:span><text:span text:style-name="T2">全球拦截</text:span></text:p>
      <text:p text:style-name="P2"><text:s/><text:span text:style-name="T1">- DOMAIN-SUFFIX,18tzx.com,🛑 </text:span><text:span text:style-name="T2">全球拦截</text:span></text:p>
      <text:p text:style-name="P2"><text:s/><text:span text:style-name="T1">- DOMAIN-SUFFIX,1933000.com,🛑 </text:span><text:span text:style-name="T2">全球拦截</text:span></text:p>
      <text:p text:style-name="P2"><text:s/><text:span text:style-name="T1">- DOMAIN-SUFFIX,1d1px.net,🛑 </text:span><text:span text:style-name="T2">全球拦截</text:span></text:p>
      <text:p text:style-name="P2"><text:s/><text:span text:style-name="T1">- DOMAIN-SUFFIX,1e2hyl3b.wq42211.com,🛑 </text:span><text:span text:style-name="T2">全球拦截</text:span></text:p>
      <text:p text:style-name="P2"><text:s/><text:span text:style-name="T1">- DOMAIN-SUFFIX,1i580.com,🛑 </text:span><text:span text:style-name="T2">全球拦截</text:span></text:p>
      <text:p text:style-name="P2"><text:s/><text:span text:style-name="T1">- DOMAIN-SUFFIX,1kmb.cn,🛑 </text:span><text:span text:style-name="T2">全球拦截</text:span></text:p>
      <text:p text:style-name="P2"><text:s/><text:span text:style-name="T1">- DOMAIN-SUFFIX,1kxun.mobi,🛑 </text:span><text:span text:style-name="T2">全球拦截</text:span></text:p>
      <text:p text:style-name="P2"><text:s/><text:span text:style-name="T1">- DOMAIN-SUFFIX,1kzh.com,🛑 </text:span><text:span text:style-name="T2">全球拦截</text:span></text:p>
      <text:p text:style-name="P2"><text:s/><text:span text:style-name="T1">- DOMAIN-SUFFIX,1l1.cc,🛑 </text:span><text:span text:style-name="T2">全球拦截</text:span></text:p>
      <text:p text:style-name="P2"><text:s/><text:span text:style-name="T1">- DOMAIN-SUFFIX,1lib.cn,🛑 </text:span><text:span text:style-name="T2">全球拦截</text:span></text:p>
      <text:p text:style-name="P2"><text:s/><text:span text:style-name="T1">- DOMAIN-SUFFIX,1o26.com,🛑 </text:span><text:span text:style-name="T2">全球拦截</text:span></text:p>
      <text:p text:style-name="P2"><text:s/><text:span text:style-name="T1">- DOMAIN-SUFFIX,1qwe3r.com,🛑 </text:span><text:span text:style-name="T2">全球拦截</text:span></text:p>
      <text:p text:style-name="P2"><text:s/><text:span text:style-name="T1">- DOMAIN-SUFFIX,1tlm.cn,🛑 </text:span><text:span text:style-name="T2">全球拦截</text:span></text:p>
      <text:p text:style-name="P2"><text:s/><text:span text:style-name="T1">- DOMAIN-SUFFIX,1uandun.com,🛑 </text:span><text:span text:style-name="T2">全球拦截</text:span></text:p>
      <text:p text:style-name="P2"><text:s/><text:span text:style-name="T1">- DOMAIN-SUFFIX,1x3x.com,🛑 </text:span><text:span text:style-name="T2">全球拦截</text:span></text:p>
      <text:p text:style-name="P2"><text:s/><text:span text:style-name="T1">- DOMAIN-SUFFIX,2.1010pic.com,🛑 </text:span><text:span text:style-name="T2">全球拦截</text:span></text:p>
      <text:p text:style-name="P2"><text:s/><text:span text:style-name="T1">- DOMAIN-SUFFIX,2.21shebao.com,🛑 </text:span><text:span text:style-name="T2">全球拦截</text:span></text:p>
      <text:p text:style-name="P2"><text:s/><text:span text:style-name="T1">- DOMAIN-SUFFIX,2.5aigushi.com,🛑 </text:span><text:span text:style-name="T2">全球拦截</text:span></text:p>
      <text:p text:style-name="P2"><text:s/><text:span text:style-name="T1">- DOMAIN-SUFFIX,2.aili.com,🛑 </text:span><text:span text:style-name="T2">全球拦截</text:span></text:p>
      <text:p text:style-name="P2"><text:s/><text:span text:style-name="T1">- DOMAIN-SUFFIX,2.bashenghuo.com,🛑 </text:span><text:span text:style-name="T2">全球拦截</text:span></text:p>
      <text:p text:style-name="P2"><text:s/><text:span text:style-name="T1">- DOMAIN-SUFFIX,2.heiyange.com,🛑 </text:span><text:span text:style-name="T2">全球拦截</text:span></text:p>
      <text:p text:style-name="P2"><text:s/><text:span text:style-name="T1">- DOMAIN-SUFFIX,2.mobixs.cn,🛑 </text:span><text:span text:style-name="T2">全球拦截</text:span></text:p>
      <text:p text:style-name="P2"><text:s/><text:span text:style-name="T1">- DOMAIN-SUFFIX,2.nanrenwo.net,🛑 </text:span><text:span text:style-name="T2">全球拦截</text:span></text:p>
      <text:p text:style-name="P2"><text:s/><text:span text:style-name="T1">- DOMAIN-SUFFIX,2.rengshu.com,🛑 </text:span><text:span text:style-name="T2">全球拦截</text:span></text:p>
      <text:p text:style-name="P2"><text:s/><text:span text:style-name="T1">- DOMAIN-SUFFIX,2.tuxi.com.cn,🛑 </text:span><text:span text:style-name="T2">全球拦截</text:span></text:p>
      <text:p text:style-name="P2"><text:s/><text:span text:style-name="T1">- DOMAIN-SUFFIX,201071.com,🛑 </text:span><text:span text:style-name="T2">全球拦截</text:span></text:p>
      <text:p text:style-name="P2"><text:s/><text:span text:style-name="T1">- DOMAIN-SUFFIX,2012.8684.com,🛑 </text:span><text:span text:style-name="T2">全球拦截</text:span></text:p>
      <text:p text:style-name="P2"><text:s/><text:span text:style-name="T1">- DOMAIN-SUFFIX,2012ui.com,🛑 </text:span><text:span text:style-name="T2">全球拦截</text:span></text:p>
      <text:p text:style-name="P2"><text:s/><text:span text:style-name="T1">- DOMAIN-SUFFIX,20150930.cf,🛑 </text:span><text:span text:style-name="T2">全球拦截</text:span></text:p>
      <text:p text:style-name="P2"><text:s/><text:span text:style-name="T1">- DOMAIN-SUFFIX,2016.sina.cn,🛑 </text:span><text:span text:style-name="T2">全球拦截</text:span></text:p>
      <text:p text:style-name="P2"><text:s/><text:span text:style-name="T1">- DOMAIN-SUFFIX,2016bobo.cf,🛑 </text:span><text:span text:style-name="T2">全球拦截</text:span></text:p>
      <text:p text:style-name="P2"><text:s/><text:span text:style-name="T1">- DOMAIN-SUFFIX,2017img.myxh999.com,🛑 </text:span><text:span text:style-name="T2">全球拦截</text:span></text:p>
      <text:p text:style-name="P2"><text:s/><text:span text:style-name="T1">- DOMAIN-SUFFIX,202m.com,🛑 </text:span><text:span text:style-name="T2">全球拦截</text:span></text:p>
      <text:p text:style-name="P2"><text:s/><text:span text:style-name="T1">- DOMAIN-SUFFIX,203710.com,🛑 </text:span><text:span text:style-name="T2">全球拦截</text:span></text:p>
      <text:p text:style-name="P2"><text:s/><text:span text:style-name="T1">- DOMAIN-SUFFIX,2144.cn,🛑 </text:span><text:span text:style-name="T2">全球拦截</text:span></text:p>
      <text:p text:style-name="P2"><text:s/><text:span text:style-name="T1">- DOMAIN-SUFFIX,21union.com,🛑 </text:span><text:span text:style-name="T2">全球拦截</text:span></text:p>
      <text:p text:style-name="P2"><text:soft-page-break/><text:s/><text:span text:style-name="T1">- DOMAIN-SUFFIX,22.qingsongbar.com,🛑 </text:span><text:span text:style-name="T2">全球拦截</text:span></text:p>
      <text:p text:style-name="P2"><text:s/><text:span text:style-name="T1">- DOMAIN-SUFFIX,22222jsc.com,🛑 </text:span><text:span text:style-name="T2">全球拦截</text:span></text:p>
      <text:p text:style-name="P2"><text:s/><text:span text:style-name="T1">- DOMAIN-SUFFIX,222627.com,🛑 </text:span><text:span text:style-name="T2">全球拦截</text:span></text:p>
      <text:p text:style-name="P2"><text:s/><text:span text:style-name="T1">- DOMAIN-SUFFIX,22lm.cc,🛑 </text:span><text:span text:style-name="T2">全球拦截</text:span></text:p>
      <text:p text:style-name="P2"><text:s/><text:span text:style-name="T1">- DOMAIN-SUFFIX,233wo.com,🛑 </text:span><text:span text:style-name="T2">全球拦截</text:span></text:p>
      <text:p text:style-name="P2"><text:s/><text:span text:style-name="T1">- DOMAIN-SUFFIX,2345.cn,🛑 </text:span><text:span text:style-name="T2">全球拦截</text:span></text:p>
      <text:p text:style-name="P2"><text:s/><text:span text:style-name="T1">- DOMAIN-SUFFIX,2345api.dftoutiao.com,🛑 </text:span><text:span text:style-name="T2">全球拦截</text:span></text:p>
      <text:p text:style-name="P2"><text:s/><text:span text:style-name="T1">- DOMAIN-SUFFIX,2345apicode.dftoutiao.com,🛑 </text:span><text:span text:style-name="T2">全球拦截</text:span></text:p>
      <text:p text:style-name="P2"><text:s/><text:span text:style-name="T1">- DOMAIN-SUFFIX,2345at.com,🛑 </text:span><text:span text:style-name="T2">全球拦截</text:span></text:p>
      <text:p text:style-name="P2"><text:s/><text:span text:style-name="T1">- DOMAIN-SUFFIX,235123.net,🛑 </text:span><text:span text:style-name="T2">全球拦截</text:span></text:p>
      <text:p text:style-name="P2"><text:s/><text:span text:style-name="T1">- DOMAIN-SUFFIX,24haitao.net,🛑 </text:span><text:span text:style-name="T2">全球拦截</text:span></text:p>
      <text:p text:style-name="P2"><text:s/><text:span text:style-name="T1">- DOMAIN-SUFFIX,256ppp.com,🛑 </text:span><text:span text:style-name="T2">全球拦截</text:span></text:p>
      <text:p text:style-name="P2"><text:s/><text:span text:style-name="T1">- DOMAIN-SUFFIX,268mob.cn,🛑 </text:span><text:span text:style-name="T2">全球拦截</text:span></text:p>
      <text:p text:style-name="P2"><text:s/><text:span text:style-name="T1">- DOMAIN-SUFFIX,272829.cc,🛑 </text:span><text:span text:style-name="T2">全球拦截</text:span></text:p>
      <text:p text:style-name="P2"><text:s/><text:span text:style-name="T1">- DOMAIN-SUFFIX,272xb.com,🛑 </text:span><text:span text:style-name="T2">全球拦截</text:span></text:p>
      <text:p text:style-name="P2"><text:s/><text:span text:style-name="T1">- DOMAIN-SUFFIX,28acglz.com,🛑 </text:span><text:span text:style-name="T2">全球拦截</text:span></text:p>
      <text:p text:style-name="P2"><text:s/><text:span text:style-name="T1">- DOMAIN-SUFFIX,2a.com.cn,🛑 </text:span><text:span text:style-name="T2">全球拦截</text:span></text:p>
      <text:p text:style-name="P2"><text:s/><text:span text:style-name="T1">- DOMAIN-SUFFIX,2cnt.net,🛑 </text:span><text:span text:style-name="T2">全球拦截</text:span></text:p>
      <text:p text:style-name="P2"><text:s/><text:span text:style-name="T1">- DOMAIN-SUFFIX,2m2n.com,🛑 </text:span><text:span text:style-name="T2">全球拦截</text:span></text:p>
      <text:p text:style-name="P2"><text:s/><text:span text:style-name="T1">- DOMAIN-SUFFIX,2o7.net,🛑 </text:span><text:span text:style-name="T2">全球拦截</text:span></text:p>
      <text:p text:style-name="P2"><text:s/><text:span text:style-name="T1">- DOMAIN-SUFFIX,3.guidaye.com,🛑 </text:span><text:span text:style-name="T2">全球拦截</text:span></text:p>
      <text:p text:style-name="P2"><text:s/><text:span text:style-name="T1">- DOMAIN-SUFFIX,3.ssqzj.com,🛑 </text:span><text:span text:style-name="T2">全球拦截</text:span></text:p>
      <text:p text:style-name="P2"><text:s/><text:span text:style-name="T1">- DOMAIN-SUFFIX,30350f.com,🛑 </text:span><text:span text:style-name="T2">全球拦截</text:span></text:p>
      <text:p text:style-name="P2"><text:s/><text:span text:style-name="T1">- DOMAIN-SUFFIX,30407799.com,🛑 </text:span><text:span text:style-name="T2">全球拦截</text:span></text:p>
      <text:p text:style-name="P2"><text:s/><text:span text:style-name="T1">- DOMAIN-SUFFIX,30ampj.com,🛑 </text:span><text:span text:style-name="T2">全球拦截</text:span></text:p>
      <text:p text:style-name="P2"><text:s/><text:span text:style-name="T1">- DOMAIN-SUFFIX,31.media.tumblr.com,🛑 </text:span><text:span text:style-name="T2">全球拦截</text:span></text:p>
      <text:p text:style-name="P2"><text:s/><text:span text:style-name="T1">- DOMAIN-SUFFIX,312036.com,🛑 </text:span><text:span text:style-name="T2">全球拦截</text:span></text:p>
      <text:p text:style-name="P2"><text:s/><text:span text:style-name="T1">- DOMAIN-SUFFIX,3180555.com,🛑 </text:span><text:span text:style-name="T2">全球拦截</text:span></text:p>
      <text:p text:style-name="P2"><text:s/><text:span text:style-name="T1">- DOMAIN-SUFFIX,32414.com,🛑 </text:span><text:span text:style-name="T2">全球拦截</text:span></text:p>
      <text:p text:style-name="P2"><text:s/><text:span text:style-name="T1">- DOMAIN-SUFFIX,32666099.com,🛑 </text:span><text:span text:style-name="T2">全球拦截</text:span></text:p>
      <text:p text:style-name="P2"><text:s/><text:span text:style-name="T1">- DOMAIN-SUFFIX,33.autohome.com.cn,🛑 </text:span><text:span text:style-name="T2">全球拦截</text:span></text:p>
      <text:p text:style-name="P2"><text:s/><text:span text:style-name="T1">- DOMAIN-SUFFIX,33.pcpop.com,🛑 </text:span><text:span text:style-name="T2">全球拦截</text:span></text:p>
      <text:p text:style-name="P2"><text:s/><text:span text:style-name="T1">- DOMAIN-SUFFIX,33544444.com,🛑 </text:span><text:span text:style-name="T2">全球拦截</text:span></text:p>
      <text:p text:style-name="P2"><text:s/><text:span text:style-name="T1">- DOMAIN-SUFFIX,336.com,🛑 </text:span><text:span text:style-name="T2">全球拦截</text:span></text:p>
      <text:p text:style-name="P2"><text:s/><text:span text:style-name="T1">- DOMAIN-SUFFIX,3388pjdc.com,🛑 </text:span><text:span text:style-name="T2">全球拦截</text:span></text:p>
      <text:p text:style-name="P2"><text:s/><text:span text:style-name="T1">- DOMAIN-SUFFIX,339.cn,🛑 </text:span><text:span text:style-name="T2">全球拦截</text:span></text:p>
      <text:p text:style-name="P2"><text:s/><text:span text:style-name="T1">- DOMAIN-SUFFIX,3393.com,🛑 </text:span><text:span text:style-name="T2">全球拦截</text:span></text:p>
      <text:p text:style-name="P2"><text:s/><text:span text:style-name="T1">- DOMAIN-SUFFIX,33lm.cc,🛑 </text:span><text:span text:style-name="T2">全球拦截</text:span></text:p>
      <text:p text:style-name="P2"><text:s/><text:span text:style-name="T1">- DOMAIN-SUFFIX,33shangyou.com,🛑 </text:span><text:span text:style-name="T2">全球拦截</text:span></text:p>
      <text:p text:style-name="P2"><text:s/><text:span text:style-name="T1">- DOMAIN-SUFFIX,35baba.cn,🛑 </text:span><text:span text:style-name="T2">全球拦截</text:span></text:p>
      <text:p text:style-name="P2"><text:s/><text:span text:style-name="T1">- DOMAIN-SUFFIX,3600.com,🛑 </text:span><text:span text:style-name="T2">全球拦截</text:span></text:p>
      <text:p text:style-name="P2"><text:s/><text:span text:style-name="T1">- DOMAIN-SUFFIX,360640.com,🛑 </text:span><text:span text:style-name="T2">全球拦截</text:span></text:p>
      <text:p text:style-name="P2"><text:s/><text:span text:style-name="T1">- DOMAIN-SUFFIX,360baidus.com,🛑 </text:span><text:span text:style-name="T2">全球拦截</text:span></text:p>
      <text:p text:style-name="P2"><text:s/><text:span text:style-name="T1">- DOMAIN-SUFFIX,360jiaquan.com,🛑 </text:span><text:span text:style-name="T2">全球拦截</text:span></text:p>
      <text:p text:style-name="P2"><text:s/><text:span text:style-name="T1">- DOMAIN-SUFFIX,360safego.com,🛑 </text:span><text:span text:style-name="T2">全球拦截</text:span></text:p>
      <text:p text:style-name="P2"><text:s/><text:span text:style-name="T1">- DOMAIN-SUFFIX,360shopping.com.cn,🛑 </text:span><text:span text:style-name="T2">全球拦截</text:span></text:p>
      <text:p text:style-name="P2"><text:s/><text:span text:style-name="T1">- DOMAIN-SUFFIX,360vip.front99.com,🛑 </text:span><text:span text:style-name="T2">全球拦截</text:span></text:p>
      <text:p text:style-name="P2"><text:s/><text:span text:style-name="T1">- DOMAIN-SUFFIX,361315.cc,🛑 </text:span><text:span text:style-name="T2">全球拦截</text:span></text:p>
      <text:p text:style-name="P2"><text:s/><text:span text:style-name="T1">- DOMAIN-SUFFIX,365bibi.com,🛑 </text:span><text:span text:style-name="T2">全球拦截</text:span></text:p>
      <text:p text:style-name="P2"><text:s/><text:span text:style-name="T1">- DOMAIN-SUFFIX,365safego.com,🛑 </text:span><text:span text:style-name="T2">全球拦截</text:span></text:p>
      <text:p text:style-name="P2"><text:s/><text:span text:style-name="T1">- DOMAIN-SUFFIX,366safego.com,🛑 </text:span><text:span text:style-name="T2">全球拦截</text:span></text:p>
      <text:p text:style-name="P2"><text:s/><text:span text:style-name="T1">- DOMAIN-SUFFIX,36pn.com,🛑 </text:span><text:span text:style-name="T2">全球拦截</text:span></text:p>
      <text:p text:style-name="P2"><text:s/><text:span text:style-name="T1">- DOMAIN-SUFFIX,376zf.com,🛑 </text:span><text:span text:style-name="T2">全球拦截</text:span></text:p>
      <text:p text:style-name="P2"><text:s/><text:span text:style-name="T1">- DOMAIN-SUFFIX,37cs.com,🛑 </text:span><text:span text:style-name="T2">全球拦截</text:span></text:p>
      <text:p text:style-name="P2"><text:s/><text:span text:style-name="T1">- DOMAIN-SUFFIX,37mnm.com,🛑 </text:span><text:span text:style-name="T2">全球拦截</text:span></text:p>
      <text:p text:style-name="P2"><text:s/><text:span text:style-name="T1">- DOMAIN-SUFFIX,37pk49.com,🛑 </text:span><text:span text:style-name="T2">全球拦截</text:span></text:p>
      <text:p text:style-name="P2"><text:soft-page-break/><text:s/><text:span text:style-name="T1">- DOMAIN-SUFFIX,37see.com,🛑 </text:span><text:span text:style-name="T2">全球拦截</text:span></text:p>
      <text:p text:style-name="P2"><text:s/><text:span text:style-name="T1">- DOMAIN-SUFFIX,37wan.cn,🛑 </text:span><text:span text:style-name="T2">全球拦截</text:span></text:p>
      <text:p text:style-name="P2"><text:s/><text:span text:style-name="T1">- DOMAIN-SUFFIX,37wan.com,🛑 </text:span><text:span text:style-name="T2">全球拦截</text:span></text:p>
      <text:p text:style-name="P2"><text:s/><text:span text:style-name="T1">- DOMAIN-SUFFIX,3808010.com,🛑 </text:span><text:span text:style-name="T2">全球拦截</text:span></text:p>
      <text:p text:style-name="P2"><text:s/><text:span text:style-name="T1">- DOMAIN-SUFFIX,38330.bet,🛑 </text:span><text:span text:style-name="T2">全球拦截</text:span></text:p>
      <text:p text:style-name="P2"><text:s/><text:span text:style-name="T1">- DOMAIN-SUFFIX,3839168.com,🛑 </text:span><text:span text:style-name="T2">全球拦截</text:span></text:p>
      <text:p text:style-name="P2"><text:s/><text:span text:style-name="T1">- DOMAIN-SUFFIX,38499.com,🛑 </text:span><text:span text:style-name="T2">全球拦截</text:span></text:p>
      <text:p text:style-name="P2"><text:s/><text:span text:style-name="T1">- DOMAIN-SUFFIX,38c99.com,🛑 </text:span><text:span text:style-name="T2">全球拦截</text:span></text:p>
      <text:p text:style-name="P2"><text:s/><text:span text:style-name="T1">- DOMAIN-SUFFIX,39330.bet,🛑 </text:span><text:span text:style-name="T2">全球拦截</text:span></text:p>
      <text:p text:style-name="P2"><text:s/><text:span text:style-name="T1">- DOMAIN-SUFFIX,3975lm.com,🛑 </text:span><text:span text:style-name="T2">全球拦截</text:span></text:p>
      <text:p text:style-name="P2"><text:s/><text:span text:style-name="T1">- DOMAIN-SUFFIX,39xc.net,🛑 </text:span><text:span text:style-name="T2">全球拦截</text:span></text:p>
      <text:p text:style-name="P2"><text:s/><text:span text:style-name="T1">- DOMAIN-SUFFIX,3dm.huya.com,🛑 </text:span><text:span text:style-name="T2">全球拦截</text:span></text:p>
      <text:p text:style-name="P2"><text:s/><text:span text:style-name="T1">- DOMAIN-SUFFIX,3dns-2.adobe.com,🛑 </text:span><text:span text:style-name="T2">全球拦截</text:span></text:p>
      <text:p text:style-name="P2"><text:s/><text:span text:style-name="T1">- DOMAIN-SUFFIX,3dns-3.adobe.com,🛑 </text:span><text:span text:style-name="T2">全球拦截</text:span></text:p>
      <text:p text:style-name="P2"><text:s/><text:span text:style-name="T1">- DOMAIN-SUFFIX,3dwwwgame.com,🛑 </text:span><text:span text:style-name="T2">全球拦截</text:span></text:p>
      <text:p text:style-name="P2"><text:s/><text:span text:style-name="T1">- DOMAIN-SUFFIX,3g.990.net,🛑 </text:span><text:span text:style-name="T2">全球拦截</text:span></text:p>
      <text:p text:style-name="P2"><text:s/><text:span text:style-name="T1">- DOMAIN-SUFFIX,3gmimo.com,🛑 </text:span><text:span text:style-name="T2">全球拦截</text:span></text:p>
      <text:p text:style-name="P2"><text:s/><text:span text:style-name="T1">- DOMAIN-SUFFIX,3gmtr.com,🛑 </text:span><text:span text:style-name="T2">全球拦截</text:span></text:p>
      <text:p text:style-name="P2"><text:s/><text:span text:style-name="T1">- DOMAIN-SUFFIX,3htai.com,🛑 </text:span><text:span text:style-name="T2">全球拦截</text:span></text:p>
      <text:p text:style-name="P2"><text:s/><text:span text:style-name="T1">- DOMAIN-SUFFIX,3qmh.com,🛑 </text:span><text:span text:style-name="T2">全球拦截</text:span></text:p>
      <text:p text:style-name="P2"><text:s/><text:span text:style-name="T1">- DOMAIN-SUFFIX,3rd.t.sohu.com,🛑 </text:span><text:span text:style-name="T2">全球拦截</text:span></text:p>
      <text:p text:style-name="P2"><text:s/><text:span text:style-name="T1">- DOMAIN-SUFFIX,3wz6z.bchuangpi.cn,🛑 </text:span><text:span text:style-name="T2">全球拦截</text:span></text:p>
      <text:p text:style-name="P2"><text:s/><text:span text:style-name="T1">- DOMAIN-SUFFIX,3ygww.com,🛑 </text:span><text:span text:style-name="T2">全球拦截</text:span></text:p>
      <text:p text:style-name="P2"><text:s/><text:span text:style-name="T1">- DOMAIN-SUFFIX,404.safedog.cn,🛑 </text:span><text:span text:style-name="T2">全球拦截</text:span></text:p>
      <text:p text:style-name="P2"><text:s/><text:span text:style-name="T1">- DOMAIN-SUFFIX,4207008.com,🛑 </text:span><text:span text:style-name="T2">全球拦截</text:span></text:p>
      <text:p text:style-name="P2"><text:s/><text:span text:style-name="T1">- DOMAIN-SUFFIX,4242jj.com,🛑 </text:span><text:span text:style-name="T2">全球拦截</text:span></text:p>
      <text:p text:style-name="P2"><text:s/><text:span text:style-name="T1">- DOMAIN-SUFFIX,4242lll.com,🛑 </text:span><text:span text:style-name="T2">全球拦截</text:span></text:p>
      <text:p text:style-name="P2"><text:s/><text:span text:style-name="T1">- DOMAIN-SUFFIX,4242uuu.com,🛑 </text:span><text:span text:style-name="T2">全球拦截</text:span></text:p>
      <text:p text:style-name="P2"><text:s/><text:span text:style-name="T1">- DOMAIN-SUFFIX,456juhd.com,🛑 </text:span><text:span text:style-name="T2">全球拦截</text:span></text:p>
      <text:p text:style-name="P2"><text:s/><text:span text:style-name="T1">- DOMAIN-SUFFIX,46sg.com,🛑 </text:span><text:span text:style-name="T2">全球拦截</text:span></text:p>
      <text:p text:style-name="P2"><text:s/><text:span text:style-name="T1">- DOMAIN-SUFFIX,49wanwan.com,🛑 </text:span><text:span text:style-name="T2">全球拦截</text:span></text:p>
      <text:p text:style-name="P2"><text:s/><text:span text:style-name="T1">- DOMAIN-SUFFIX,4ggww.com,🛑 </text:span><text:span text:style-name="T2">全球拦截</text:span></text:p>
      <text:p text:style-name="P2"><text:s/><text:span text:style-name="T1">- DOMAIN-SUFFIX,4wad.com,🛑 </text:span><text:span text:style-name="T2">全球拦截</text:span></text:p>
      <text:p text:style-name="P2"><text:s/><text:span text:style-name="T1">- DOMAIN-SUFFIX,4xhyr.shuimujinggong.com,🛑 </text:span><text:span text:style-name="T2">全球拦截</text:span></text:p>
      <text:p text:style-name="P2"><text:s/><text:span text:style-name="T1">- DOMAIN-SUFFIX,504pk.com,🛑 </text:span><text:span text:style-name="T2">全球拦截</text:span></text:p>
      <text:p text:style-name="P2"><text:s/><text:span text:style-name="T1">- DOMAIN-SUFFIX,5066.net,🛑 </text:span><text:span text:style-name="T2">全球拦截</text:span></text:p>
      <text:p text:style-name="P2"><text:s/><text:span text:style-name="T1">- DOMAIN-SUFFIX,50bang.org,🛑 </text:span><text:span text:style-name="T2">全球拦截</text:span></text:p>
      <text:p text:style-name="P2"><text:s/><text:span text:style-name="T1">- DOMAIN-SUFFIX,5125129.com,🛑 </text:span><text:span text:style-name="T2">全球拦截</text:span></text:p>
      <text:p text:style-name="P2"><text:s/><text:span text:style-name="T1">- DOMAIN-SUFFIX,513hch.com,🛑 </text:span><text:span text:style-name="T2">全球拦截</text:span></text:p>
      <text:p text:style-name="P2"><text:s/><text:span text:style-name="T1">- DOMAIN-SUFFIX,517m.cn,🛑 </text:span><text:span text:style-name="T2">全球拦截</text:span></text:p>
      <text:p text:style-name="P2"><text:s/><text:span text:style-name="T1">- DOMAIN-SUFFIX,518.sdinfo.net,🛑 </text:span><text:span text:style-name="T2">全球拦截</text:span></text:p>
      <text:p text:style-name="P2"><text:s/><text:span text:style-name="T1">- DOMAIN-SUFFIX,5188yy.com,🛑 </text:span><text:span text:style-name="T2">全球拦截</text:span></text:p>
      <text:p text:style-name="P2"><text:s/><text:span text:style-name="T1">- DOMAIN-SUFFIX,519397.com,🛑 </text:span><text:span text:style-name="T2">全球拦截</text:span></text:p>
      <text:p text:style-name="P2"><text:s/><text:span text:style-name="T1">- DOMAIN-SUFFIX,51ads.com,🛑 </text:span><text:span text:style-name="T2">全球拦截</text:span></text:p>
      <text:p text:style-name="P2"><text:s/><text:span text:style-name="T1">- DOMAIN-SUFFIX,51dql.com,🛑 </text:span><text:span text:style-name="T2">全球拦截</text:span></text:p>
      <text:p text:style-name="P2"><text:s/><text:span text:style-name="T1">- DOMAIN-SUFFIX,51gxqm.com,🛑 </text:span><text:span text:style-name="T2">全球拦截</text:span></text:p>
      <text:p text:style-name="P2"><text:s/><text:span text:style-name="T1">- DOMAIN-SUFFIX,51jumintong.com,🛑 </text:span><text:span text:style-name="T2">全球拦截</text:span></text:p>
      <text:p text:style-name="P2"><text:s/><text:span text:style-name="T1">- DOMAIN-SUFFIX,51la.net,🛑 </text:span><text:span text:style-name="T2">全球拦截</text:span></text:p>
      <text:p text:style-name="P2"><text:s/><text:span text:style-name="T1">- DOMAIN-SUFFIX,51link.com,🛑 </text:span><text:span text:style-name="T2">全球拦截</text:span></text:p>
      <text:p text:style-name="P2"><text:s/><text:span text:style-name="T1">- DOMAIN-SUFFIX,51network.com,🛑 </text:span><text:span text:style-name="T2">全球拦截</text:span></text:p>
      <text:p text:style-name="P2"><text:s/><text:span text:style-name="T1">- DOMAIN-SUFFIX,51vipedu.com,🛑 </text:span><text:span text:style-name="T2">全球拦截</text:span></text:p>
      <text:p text:style-name="P2"><text:s/><text:span text:style-name="T1">- DOMAIN-SUFFIX,51weidashi.com,🛑 </text:span><text:span text:style-name="T2">全球拦截</text:span></text:p>
      <text:p text:style-name="P2"><text:s/><text:span text:style-name="T1">- DOMAIN-SUFFIX,51xumei.com,🛑 </text:span><text:span text:style-name="T2">全球拦截</text:span></text:p>
      <text:p text:style-name="P2"><text:s/><text:span text:style-name="T1">- DOMAIN-SUFFIX,51yes.com,🛑 </text:span><text:span text:style-name="T2">全球拦截</text:span></text:p>
      <text:p text:style-name="P2"><text:s/><text:span text:style-name="T1">- DOMAIN-SUFFIX,51zhanzhuang.cn,🛑 </text:span><text:span text:style-name="T2">全球拦截</text:span></text:p>
      <text:p text:style-name="P2"><text:s/><text:span text:style-name="T1">- DOMAIN-SUFFIX,5207470.com,🛑 </text:span><text:span text:style-name="T2">全球拦截</text:span></text:p>
      <text:p text:style-name="P2"><text:soft-page-break/><text:s/><text:span text:style-name="T1">- DOMAIN-SUFFIX,5269120.com,🛑 </text:span><text:span text:style-name="T2">全球拦截</text:span></text:p>
      <text:p text:style-name="P2"><text:s/><text:span text:style-name="T1">- DOMAIN-SUFFIX,526d.uunice.com,🛑 </text:span><text:span text:style-name="T2">全球拦截</text:span></text:p>
      <text:p text:style-name="P2"><text:s/><text:span text:style-name="T1">- DOMAIN-SUFFIX,526dimg.uunice.com,🛑 </text:span><text:span text:style-name="T2">全球拦截</text:span></text:p>
      <text:p text:style-name="P2"><text:s/><text:span text:style-name="T1">- DOMAIN-SUFFIX,5293.com,🛑 </text:span><text:span text:style-name="T2">全球拦截</text:span></text:p>
      <text:p text:style-name="P2"><text:s/><text:span text:style-name="T1">- DOMAIN-SUFFIX,52kmh.com,🛑 </text:span><text:span text:style-name="T2">全球拦截</text:span></text:p>
      <text:p text:style-name="P2"><text:s/><text:span text:style-name="T1">- DOMAIN-SUFFIX,52kmk.com,🛑 </text:span><text:span text:style-name="T2">全球拦截</text:span></text:p>
      <text:p text:style-name="P2"><text:s/><text:span text:style-name="T1">- DOMAIN-SUFFIX,52lubo.cn,🛑 </text:span><text:span text:style-name="T2">全球拦截</text:span></text:p>
      <text:p text:style-name="P2"><text:s/><text:span text:style-name="T1">- DOMAIN-SUFFIX,5345ll.com,🛑 </text:span><text:span text:style-name="T2">全球拦截</text:span></text:p>
      <text:p text:style-name="P2"><text:s/><text:span text:style-name="T1">- DOMAIN-SUFFIX,537901.com,🛑 </text:span><text:span text:style-name="T2">全球拦截</text:span></text:p>
      <text:p text:style-name="P2"><text:s/><text:span text:style-name="T1">- DOMAIN-SUFFIX,55.la,🛑 </text:span><text:span text:style-name="T2">全球拦截</text:span></text:p>
      <text:p text:style-name="P2"><text:s/><text:span text:style-name="T1">- DOMAIN-SUFFIX,555p555p.com,🛑 </text:span><text:span text:style-name="T2">全球拦截</text:span></text:p>
      <text:p text:style-name="P2"><text:s/><text:span text:style-name="T1">- DOMAIN-SUFFIX,559gp.com,🛑 </text:span><text:span text:style-name="T2">全球拦截</text:span></text:p>
      <text:p text:style-name="P2"><text:s/><text:span text:style-name="T1">- DOMAIN-SUFFIX,55lu.com,🛑 </text:span><text:span text:style-name="T2">全球拦截</text:span></text:p>
      <text:p text:style-name="P2"><text:s/><text:span text:style-name="T1">- DOMAIN-SUFFIX,5634.com,🛑 </text:span><text:span text:style-name="T2">全球拦截</text:span></text:p>
      <text:p text:style-name="P2"><text:s/><text:span text:style-name="T1">- DOMAIN-SUFFIX,5675146.com,🛑 </text:span><text:span text:style-name="T2">全球拦截</text:span></text:p>
      <text:p text:style-name="P2"><text:s/><text:span text:style-name="T1">- DOMAIN-SUFFIX,57.com.cn,🛑 </text:span><text:span text:style-name="T2">全球拦截</text:span></text:p>
      <text:p text:style-name="P2"><text:s/><text:span text:style-name="T1">- DOMAIN-SUFFIX,57union.com,🛑 </text:span><text:span text:style-name="T2">全球拦截</text:span></text:p>
      <text:p text:style-name="P2"><text:s/><text:span text:style-name="T1">- DOMAIN-SUFFIX,58.xgo.com.cn,🛑 </text:span><text:span text:style-name="T2">全球拦截</text:span></text:p>
      <text:p text:style-name="P2"><text:s/><text:span text:style-name="T1">- DOMAIN-SUFFIX,5814889.com,🛑 </text:span><text:span text:style-name="T2">全球拦截</text:span></text:p>
      <text:p text:style-name="P2"><text:s/><text:span text:style-name="T1">- DOMAIN-SUFFIX,5857.com,🛑 </text:span><text:span text:style-name="T2">全球拦截</text:span></text:p>
      <text:p text:style-name="P2"><text:s/><text:span text:style-name="T1">- DOMAIN-SUFFIX,588yw.com,🛑 </text:span><text:span text:style-name="T2">全球拦截</text:span></text:p>
      <text:p text:style-name="P2"><text:s/><text:span text:style-name="T1">- DOMAIN-SUFFIX,58lm.vip,🛑 </text:span><text:span text:style-name="T2">全球拦截</text:span></text:p>
      <text:p text:style-name="P2"><text:s/><text:span text:style-name="T1">- DOMAIN-SUFFIX,592man.com,🛑 </text:span><text:span text:style-name="T2">全球拦截</text:span></text:p>
      <text:p text:style-name="P2"><text:s/><text:span text:style-name="T1">- DOMAIN-SUFFIX,5dg.me,🛑 </text:span><text:span text:style-name="T2">全球拦截</text:span></text:p>
      <text:p text:style-name="P2"><text:s/><text:span text:style-name="T1">- DOMAIN-SUFFIX,5dian.org,🛑 </text:span><text:span text:style-name="T2">全球拦截</text:span></text:p>
      <text:p text:style-name="P2"><text:s/><text:span text:style-name="T1">- DOMAIN-SUFFIX,5egk.com,🛑 </text:span><text:span text:style-name="T2">全球拦截</text:span></text:p>
      <text:p text:style-name="P2"><text:s/><text:span text:style-name="T1">- DOMAIN-SUFFIX,5imoney.com,🛑 </text:span><text:span text:style-name="T2">全球拦截</text:span></text:p>
      <text:p text:style-name="P2"><text:s/><text:span text:style-name="T1">- DOMAIN-SUFFIX,5jcom.com.cn,🛑 </text:span><text:span text:style-name="T2">全球拦截</text:span></text:p>
      <text:p text:style-name="P2"><text:s/><text:span text:style-name="T1">- DOMAIN-SUFFIX,5vz3cfs0yd.me,🛑 </text:span><text:span text:style-name="T2">全球拦截</text:span></text:p>
      <text:p text:style-name="P2"><text:s/><text:span text:style-name="T1">- DOMAIN-SUFFIX,5y9nfpes.52pk.com,🛑 </text:span><text:span text:style-name="T2">全球拦截</text:span></text:p>
      <text:p text:style-name="P2"><text:s/><text:span text:style-name="T1">- DOMAIN-SUFFIX,5yrra.deshuangwang.cn,🛑 </text:span><text:span text:style-name="T2">全球拦截</text:span></text:p>
      <text:p text:style-name="P2"><text:s/><text:span text:style-name="T1">- DOMAIN-SUFFIX,600ad.com,🛑 </text:span><text:span text:style-name="T2">全球拦截</text:span></text:p>
      <text:p text:style-name="P2"><text:s/><text:span text:style-name="T1">- DOMAIN-SUFFIX,601654.com,🛑 </text:span><text:span text:style-name="T2">全球拦截</text:span></text:p>
      <text:p text:style-name="P2"><text:s/><text:span text:style-name="T1">- DOMAIN-SUFFIX,60608787.com,🛑 </text:span><text:span text:style-name="T2">全球拦截</text:span></text:p>
      <text:p text:style-name="P2"><text:s/><text:span text:style-name="T1">- DOMAIN-SUFFIX,626uc.com,🛑 </text:span><text:span text:style-name="T2">全球拦截</text:span></text:p>
      <text:p text:style-name="P2"><text:s/><text:span text:style-name="T1">- DOMAIN-SUFFIX,644446.com,🛑 </text:span><text:span text:style-name="T2">全球拦截</text:span></text:p>
      <text:p text:style-name="P2"><text:s/><text:span text:style-name="T1">- DOMAIN-SUFFIX,649558.com,🛑 </text:span><text:span text:style-name="T2">全球拦截</text:span></text:p>
      <text:p text:style-name="P2"><text:s/><text:span text:style-name="T1">- DOMAIN-SUFFIX,64si.com,🛑 </text:span><text:span text:style-name="T2">全球拦截</text:span></text:p>
      <text:p text:style-name="P2"><text:s/><text:span text:style-name="T1">- DOMAIN-SUFFIX,654mmm.com,🛑 </text:span><text:span text:style-name="T2">全球拦截</text:span></text:p>
      <text:p text:style-name="P2"><text:s/><text:span text:style-name="T1">- DOMAIN-SUFFIX,6615338.cn,🛑 </text:span><text:span text:style-name="T2">全球拦截</text:span></text:p>
      <text:p text:style-name="P2"><text:s/><text:span text:style-name="T1">- DOMAIN-SUFFIX,6666349.com,🛑 </text:span><text:span text:style-name="T2">全球拦截</text:span></text:p>
      <text:p text:style-name="P2"><text:s/><text:span text:style-name="T1">- DOMAIN-SUFFIX,6669667.com,🛑 </text:span><text:span text:style-name="T2">全球拦截</text:span></text:p>
      <text:p text:style-name="P2"><text:s/><text:span text:style-name="T1">- DOMAIN-SUFFIX,66992949.com,🛑 </text:span><text:span text:style-name="T2">全球拦截</text:span></text:p>
      <text:p text:style-name="P2"><text:s/><text:span text:style-name="T1">- DOMAIN-SUFFIX,66san.com,🛑 </text:span><text:span text:style-name="T2">全球拦截</text:span></text:p>
      <text:p text:style-name="P2"><text:s/><text:span text:style-name="T1">- DOMAIN-SUFFIX,6711.com,🛑 </text:span><text:span text:style-name="T2">全球拦截</text:span></text:p>
      <text:p text:style-name="P2"><text:s/><text:span text:style-name="T1">- DOMAIN-SUFFIX,6728812.com,🛑 </text:span><text:span text:style-name="T2">全球拦截</text:span></text:p>
      <text:p text:style-name="P2"><text:s/><text:span text:style-name="T1">- DOMAIN-SUFFIX,685wo.com,🛑 </text:span><text:span text:style-name="T2">全球拦截</text:span></text:p>
      <text:p text:style-name="P2"><text:s/><text:span text:style-name="T1">- DOMAIN-SUFFIX,68665565.com,🛑 </text:span><text:span text:style-name="T2">全球拦截</text:span></text:p>
      <text:p text:style-name="P2"><text:s/><text:span text:style-name="T1">- DOMAIN-SUFFIX,69duk.com,🛑 </text:span><text:span text:style-name="T2">全球拦截</text:span></text:p>
      <text:p text:style-name="P2"><text:s/><text:span text:style-name="T1">- DOMAIN-SUFFIX,6a4cc.lubue.com,🛑 </text:span><text:span text:style-name="T2">全球拦截</text:span></text:p>
      <text:p text:style-name="P2"><text:s/><text:span text:style-name="T1">- DOMAIN-SUFFIX,6a4cc.luvbq.com,🛑 </text:span><text:span text:style-name="T2">全球拦截</text:span></text:p>
      <text:p text:style-name="P2"><text:s/><text:span text:style-name="T1">- DOMAIN-SUFFIX,6a4cc.luvbr.com,🛑 </text:span><text:span text:style-name="T2">全球拦截</text:span></text:p>
      <text:p text:style-name="P2"><text:s/><text:span text:style-name="T1">- DOMAIN-SUFFIX,6a4cc.luytr.com,🛑 </text:span><text:span text:style-name="T2">全球拦截</text:span></text:p>
      <text:p text:style-name="P2"><text:s/><text:span text:style-name="T1">- DOMAIN-SUFFIX,6boou.voluumtrk.com,🛑 </text:span><text:span text:style-name="T2">全球拦截</text:span></text:p>
      <text:p text:style-name="P2"><text:s/><text:span text:style-name="T1">- DOMAIN-SUFFIX,6dad.com,🛑 </text:span><text:span text:style-name="T2">全球拦截</text:span></text:p>
      <text:p text:style-name="P2"><text:s/><text:span text:style-name="T1">- DOMAIN-SUFFIX,6dvip.com,🛑 </text:span><text:span text:style-name="T2">全球拦截</text:span></text:p>
      <text:p text:style-name="P2"><text:soft-page-break/><text:s/><text:span text:style-name="T1">- DOMAIN-SUFFIX,6huu.com,🛑 </text:span><text:span text:style-name="T2">全球拦截</text:span></text:p>
      <text:p text:style-name="P2"><text:s/><text:span text:style-name="T1">- DOMAIN-SUFFIX,6kwan.com,🛑 </text:span><text:span text:style-name="T2">全球拦截</text:span></text:p>
      <text:p text:style-name="P2"><text:s/><text:span text:style-name="T1">- DOMAIN-SUFFIX,6tsbe1zs.me,🛑 </text:span><text:span text:style-name="T2">全球拦截</text:span></text:p>
      <text:p text:style-name="P2"><text:s/><text:span text:style-name="T1">- DOMAIN-SUFFIX,700900.com,🛑 </text:span><text:span text:style-name="T2">全球拦截</text:span></text:p>
      <text:p text:style-name="P2"><text:s/><text:span text:style-name="T1">- DOMAIN-SUFFIX,706529.com,🛑 </text:span><text:span text:style-name="T2">全球拦截</text:span></text:p>
      <text:p text:style-name="P2"><text:s/><text:span text:style-name="T1">- DOMAIN-SUFFIX,7080555.com,🛑 </text:span><text:span text:style-name="T2">全球拦截</text:span></text:p>
      <text:p text:style-name="P2"><text:s/><text:span text:style-name="T1">- DOMAIN-SUFFIX,70e.com,🛑 </text:span><text:span text:style-name="T2">全球拦截</text:span></text:p>
      <text:p text:style-name="P2"><text:s/><text:span text:style-name="T1">- DOMAIN-SUFFIX,70lm.com,🛑 </text:span><text:span text:style-name="T2">全球拦截</text:span></text:p>
      <text:p text:style-name="P2"><text:s/><text:span text:style-name="T1">- DOMAIN-SUFFIX,711kk.com,🛑 </text:span><text:span text:style-name="T2">全球拦截</text:span></text:p>
      <text:p text:style-name="P2"><text:s/><text:span text:style-name="T1">- DOMAIN-SUFFIX,716703.com,🛑 </text:span><text:span text:style-name="T2">全球拦截</text:span></text:p>
      <text:p text:style-name="P2"><text:s/><text:span text:style-name="T1">- DOMAIN-SUFFIX,71sem.com,🛑 </text:span><text:span text:style-name="T2">全球拦截</text:span></text:p>
      <text:p text:style-name="P2"><text:s/><text:span text:style-name="T1">- DOMAIN-SUFFIX,73.sinawap.com,🛑 </text:span><text:span text:style-name="T2">全球拦截</text:span></text:p>
      <text:p text:style-name="P2"><text:s/><text:span text:style-name="T1">- DOMAIN-SUFFIX,743m1.11a12.com,🛑 </text:span><text:span text:style-name="T2">全球拦截</text:span></text:p>
      <text:p text:style-name="P2"><text:s/><text:span text:style-name="T1">- DOMAIN-SUFFIX,749558.com,🛑 </text:span><text:span text:style-name="T2">全球拦截</text:span></text:p>
      <text:p text:style-name="P2"><text:s/><text:span text:style-name="T1">- DOMAIN-SUFFIX,749808.com,🛑 </text:span><text:span text:style-name="T2">全球拦截</text:span></text:p>
      <text:p text:style-name="P2"><text:s/><text:span text:style-name="T1">- DOMAIN-SUFFIX,7540.com,🛑 </text:span><text:span text:style-name="T2">全球拦截</text:span></text:p>
      <text:p text:style-name="P2"><text:s/><text:span text:style-name="T1">- DOMAIN-SUFFIX,75to.com,🛑 </text:span><text:span text:style-name="T2">全球拦截</text:span></text:p>
      <text:p text:style-name="P2"><text:s/><text:span text:style-name="T1">- DOMAIN-SUFFIX,7631.com,🛑 </text:span><text:span text:style-name="T2">全球拦截</text:span></text:p>
      <text:p text:style-name="P2"><text:s/><text:span text:style-name="T1">- DOMAIN-SUFFIX,766ba.net,🛑 </text:span><text:span text:style-name="T2">全球拦截</text:span></text:p>
      <text:p text:style-name="P2"><text:s/><text:span text:style-name="T1">- DOMAIN-SUFFIX,76802.net,🛑 </text:span><text:span text:style-name="T2">全球拦截</text:span></text:p>
      <text:p text:style-name="P2"><text:s/><text:span text:style-name="T1">- DOMAIN-SUFFIX,77455.com,🛑 </text:span><text:span text:style-name="T2">全球拦截</text:span></text:p>
      <text:p text:style-name="P2"><text:s/><text:span text:style-name="T1">- DOMAIN-SUFFIX,778669.com,🛑 </text:span><text:span text:style-name="T2">全球拦截</text:span></text:p>
      <text:p text:style-name="P2"><text:s/><text:span text:style-name="T1">- DOMAIN-SUFFIX,7794.com,🛑 </text:span><text:span text:style-name="T2">全球拦截</text:span></text:p>
      <text:p text:style-name="P2"><text:s/><text:span text:style-name="T1">- DOMAIN-SUFFIX,77power.com,🛑 </text:span><text:span text:style-name="T2">全球拦截</text:span></text:p>
      <text:p text:style-name="P2"><text:s/><text:span text:style-name="T1">- DOMAIN-SUFFIX,77u.com,🛑 </text:span><text:span text:style-name="T2">全球拦截</text:span></text:p>
      <text:p text:style-name="P2"><text:s/><text:span text:style-name="T1">- DOMAIN-SUFFIX,77xtv.com,🛑 </text:span><text:span text:style-name="T2">全球拦截</text:span></text:p>
      <text:p text:style-name="P2"><text:s/><text:span text:style-name="T1">- DOMAIN-SUFFIX,7891655.cn,🛑 </text:span><text:span text:style-name="T2">全球拦截</text:span></text:p>
      <text:p text:style-name="P2"><text:s/><text:span text:style-name="T1">- DOMAIN-SUFFIX,7car.com.cn,🛑 </text:span><text:span text:style-name="T2">全球拦截</text:span></text:p>
      <text:p text:style-name="P2"><text:s/><text:span text:style-name="T1">- DOMAIN-SUFFIX,7clink.com,🛑 </text:span><text:span text:style-name="T2">全球拦截</text:span></text:p>
      <text:p text:style-name="P2"><text:s/><text:span text:style-name="T1">- DOMAIN-SUFFIX,7dah8.com,🛑 </text:span><text:span text:style-name="T2">全球拦截</text:span></text:p>
      <text:p text:style-name="P2"><text:s/><text:span text:style-name="T1">- DOMAIN-SUFFIX,7jiajiao.com,🛑 </text:span><text:span text:style-name="T2">全球拦截</text:span></text:p>
      <text:p text:style-name="P2"><text:s/><text:span text:style-name="T1">- DOMAIN-SUFFIX,7mad.7m.cn,🛑 </text:span><text:span text:style-name="T2">全球拦截</text:span></text:p>
      <text:p text:style-name="P2"><text:s/><text:span text:style-name="T1">- DOMAIN-SUFFIX,7pk.com,🛑 </text:span><text:span text:style-name="T2">全球拦截</text:span></text:p>
      <text:p text:style-name="P2"><text:s/><text:span text:style-name="T1">- DOMAIN-SUFFIX,7wen.cn,🛑 </text:span><text:span text:style-name="T2">全球拦截</text:span></text:p>
      <text:p text:style-name="P2"><text:s/><text:span text:style-name="T1">- DOMAIN-SUFFIX,7xz3.com,🛑 </text:span><text:span text:style-name="T2">全球拦截</text:span></text:p>
      <text:p text:style-name="P2"><text:s/><text:span text:style-name="T1">- DOMAIN-SUFFIX,7z66.com,🛑 </text:span><text:span text:style-name="T2">全球拦截</text:span></text:p>
      <text:p text:style-name="P2"><text:s/><text:span text:style-name="T1">- DOMAIN-SUFFIX,8.jrj.com,🛑 </text:span><text:span text:style-name="T2">全球拦截</text:span></text:p>
      <text:p text:style-name="P2"><text:s/><text:span text:style-name="T1">- DOMAIN-SUFFIX,801.tianyaui.com,🛑 </text:span><text:span text:style-name="T2">全球拦截</text:span></text:p>
      <text:p text:style-name="P2"><text:s/><text:span text:style-name="T1">- DOMAIN-SUFFIX,8066hg.com,🛑 </text:span><text:span text:style-name="T2">全球拦截</text:span></text:p>
      <text:p text:style-name="P2"><text:s/><text:span text:style-name="T1">- DOMAIN-SUFFIX,80sjw.com,🛑 </text:span><text:span text:style-name="T2">全球拦截</text:span></text:p>
      <text:p text:style-name="P2"><text:s/><text:span text:style-name="T1">- DOMAIN-SUFFIX,813690.top,🛑 </text:span><text:span text:style-name="T2">全球拦截</text:span></text:p>
      <text:p text:style-name="P2"><text:s/><text:span text:style-name="T1">- DOMAIN-SUFFIX,8184.cc,🛑 </text:span><text:span text:style-name="T2">全球拦截</text:span></text:p>
      <text:p text:style-name="P2"><text:s/><text:span text:style-name="T1">- DOMAIN-SUFFIX,818mov.com,🛑 </text:span><text:span text:style-name="T2">全球拦截</text:span></text:p>
      <text:p text:style-name="P2"><text:s/><text:span text:style-name="T1">- DOMAIN-SUFFIX,81c.cn,🛑 </text:span><text:span text:style-name="T2">全球拦截</text:span></text:p>
      <text:p text:style-name="P2"><text:s/><text:span text:style-name="T1">- DOMAIN-SUFFIX,8269996.com,🛑 </text:span><text:span text:style-name="T2">全球拦截</text:span></text:p>
      <text:p text:style-name="P2"><text:s/><text:span text:style-name="T1">- DOMAIN-SUFFIX,8368661.com,🛑 </text:span><text:span text:style-name="T2">全球拦截</text:span></text:p>
      <text:p text:style-name="P2"><text:s/><text:span text:style-name="T1">- DOMAIN-SUFFIX,846.move7.com,🛑 </text:span><text:span text:style-name="T2">全球拦截</text:span></text:p>
      <text:p text:style-name="P2"><text:s/><text:span text:style-name="T1">- DOMAIN-SUFFIX,849558.com,🛑 </text:span><text:span text:style-name="T2">全球拦截</text:span></text:p>
      <text:p text:style-name="P2"><text:s/><text:span text:style-name="T1">- DOMAIN-SUFFIX,85058s.com,🛑 </text:span><text:span text:style-name="T2">全球拦截</text:span></text:p>
      <text:p text:style-name="P2"><text:s/><text:span text:style-name="T1">- DOMAIN-SUFFIX,8521448.com,🛑 </text:span><text:span text:style-name="T2">全球拦截</text:span></text:p>
      <text:p text:style-name="P2"><text:s/><text:span text:style-name="T1">- DOMAIN-SUFFIX,85655095.com,🛑 </text:span><text:span text:style-name="T2">全球拦截</text:span></text:p>
      <text:p text:style-name="P2"><text:s/><text:span text:style-name="T1">- DOMAIN-SUFFIX,859377.com,🛑 </text:span><text:span text:style-name="T2">全球拦截</text:span></text:p>
      <text:p text:style-name="P2"><text:s/><text:span text:style-name="T1">- DOMAIN-SUFFIX,85tgw.com,🛑 </text:span><text:span text:style-name="T2">全球拦截</text:span></text:p>
      <text:p text:style-name="P2"><text:s/><text:span text:style-name="T1">- DOMAIN-SUFFIX,86.cc,🛑 </text:span><text:span text:style-name="T2">全球拦截</text:span></text:p>
      <text:p text:style-name="P2"><text:s/><text:span text:style-name="T1">- DOMAIN-SUFFIX,860010.com,🛑 </text:span><text:span text:style-name="T2">全球拦截</text:span></text:p>
      <text:p text:style-name="P2"><text:s/><text:span text:style-name="T1">- DOMAIN-SUFFIX,86kx.com,🛑 </text:span><text:span text:style-name="T2">全球拦截</text:span></text:p>
      <text:p text:style-name="P2"><text:soft-page-break/><text:s/><text:span text:style-name="T1">- DOMAIN-SUFFIX,878090.com,🛑 </text:span><text:span text:style-name="T2">全球拦截</text:span></text:p>
      <text:p text:style-name="P2"><text:s/><text:span text:style-name="T1">- DOMAIN-SUFFIX,8800271.com.cn,🛑 </text:span><text:span text:style-name="T2">全球拦截</text:span></text:p>
      <text:p text:style-name="P2"><text:s/><text:span text:style-name="T1">- DOMAIN-SUFFIX,88210212.com,🛑 </text:span><text:span text:style-name="T2">全球拦截</text:span></text:p>
      <text:p text:style-name="P2"><text:s/><text:span text:style-name="T1">- DOMAIN-SUFFIX,8866786.com,🛑 </text:span><text:span text:style-name="T2">全球拦截</text:span></text:p>
      <text:p text:style-name="P2"><text:s/><text:span text:style-name="T1">- DOMAIN-SUFFIX,888.izhufu.net,🛑 </text:span><text:span text:style-name="T2">全球拦截</text:span></text:p>
      <text:p text:style-name="P2"><text:s/><text:span text:style-name="T1">- DOMAIN-SUFFIX,888.jiuwanwang.com,🛑 </text:span><text:span text:style-name="T2">全球拦截</text:span></text:p>
      <text:p text:style-name="P2"><text:s/><text:span text:style-name="T1">- DOMAIN-SUFFIX,888.tv.sohu.com,🛑 </text:span><text:span text:style-name="T2">全球拦截</text:span></text:p>
      <text:p text:style-name="P2"><text:s/><text:span text:style-name="T1">- DOMAIN-SUFFIX,88818122.cn,🛑 </text:span><text:span text:style-name="T2">全球拦截</text:span></text:p>
      <text:p text:style-name="P2"><text:s/><text:span text:style-name="T1">- DOMAIN-SUFFIX,888zr022.com,🛑 </text:span><text:span text:style-name="T2">全球拦截</text:span></text:p>
      <text:p text:style-name="P2"><text:s/><text:span text:style-name="T1">- DOMAIN-SUFFIX,88cncc.com,🛑 </text:span><text:span text:style-name="T2">全球拦截</text:span></text:p>
      <text:p text:style-name="P2"><text:s/><text:span text:style-name="T1">- DOMAIN-SUFFIX,88rpg.net,🛑 </text:span><text:span text:style-name="T2">全球拦截</text:span></text:p>
      <text:p text:style-name="P2"><text:s/><text:span text:style-name="T1">- DOMAIN-SUFFIX,88shu.cn,🛑 </text:span><text:span text:style-name="T2">全球拦截</text:span></text:p>
      <text:p text:style-name="P2"><text:s/><text:span text:style-name="T1">- DOMAIN-SUFFIX,892155.com,🛑 </text:span><text:span text:style-name="T2">全球拦截</text:span></text:p>
      <text:p text:style-name="P2"><text:s/><text:span text:style-name="T1">- DOMAIN-SUFFIX,89h8.com,🛑 </text:span><text:span text:style-name="T2">全球拦截</text:span></text:p>
      <text:p text:style-name="P2"><text:s/><text:span text:style-name="T1">- DOMAIN-SUFFIX,8dulm.com,🛑 </text:span><text:span text:style-name="T2">全球拦截</text:span></text:p>
      <text:p text:style-name="P2"><text:s/><text:span text:style-name="T1">- DOMAIN-SUFFIX,8hykthze.cricket,🛑 </text:span><text:span text:style-name="T2">全球拦截</text:span></text:p>
      <text:p text:style-name="P2"><text:s/><text:span text:style-name="T1">- DOMAIN-SUFFIX,8jd2lfsq.me,🛑 </text:span><text:span text:style-name="T2">全球拦截</text:span></text:p>
      <text:p text:style-name="P2"><text:s/><text:span text:style-name="T1">- DOMAIN-SUFFIX,8jkx.com,🛑 </text:span><text:span text:style-name="T2">全球拦截</text:span></text:p>
      <text:p text:style-name="P2"><text:s/><text:span text:style-name="T1">- DOMAIN-SUFFIX,8le8le.com,🛑 </text:span><text:span text:style-name="T2">全球拦截</text:span></text:p>
      <text:p text:style-name="P2"><text:s/><text:span text:style-name="T1">- DOMAIN-SUFFIX,8mfty.com,🛑 </text:span><text:span text:style-name="T2">全球拦截</text:span></text:p>
      <text:p text:style-name="P2"><text:s/><text:span text:style-name="T1">- DOMAIN-SUFFIX,8ox.cn,🛑 </text:span><text:span text:style-name="T2">全球拦截</text:span></text:p>
      <text:p text:style-name="P2"><text:s/><text:span text:style-name="T1">- DOMAIN-SUFFIX,90053999.com,🛑 </text:span><text:span text:style-name="T2">全球拦截</text:span></text:p>
      <text:p text:style-name="P2"><text:s/><text:span text:style-name="T1">- DOMAIN-SUFFIX,910weixin.com,🛑 </text:span><text:span text:style-name="T2">全球拦截</text:span></text:p>
      <text:p text:style-name="P2"><text:s/><text:span text:style-name="T1">- DOMAIN-SUFFIX,911.cc,🛑 </text:span><text:span text:style-name="T2">全球拦截</text:span></text:p>
      <text:p text:style-name="P2"><text:s/><text:span text:style-name="T1">- DOMAIN-SUFFIX,915.com,🛑 </text:span><text:span text:style-name="T2">全球拦截</text:span></text:p>
      <text:p text:style-name="P2"><text:s/><text:span text:style-name="T1">- DOMAIN-SUFFIX,91ad.bestvogue.com,🛑 </text:span><text:span text:style-name="T2">全球拦截</text:span></text:p>
      <text:p text:style-name="P2"><text:s/><text:span text:style-name="T1">- DOMAIN-SUFFIX,91adv.com,🛑 </text:span><text:span text:style-name="T2">全球拦截</text:span></text:p>
      <text:p text:style-name="P2"><text:s/><text:span text:style-name="T1">- DOMAIN-SUFFIX,91hui.com,🛑 </text:span><text:span text:style-name="T2">全球拦截</text:span></text:p>
      <text:p text:style-name="P2"><text:s/><text:span text:style-name="T1">- DOMAIN-SUFFIX,91xry.com,🛑 </text:span><text:span text:style-name="T2">全球拦截</text:span></text:p>
      <text:p text:style-name="P2"><text:s/><text:span text:style-name="T1">- DOMAIN-SUFFIX,91ysa.com,🛑 </text:span><text:span text:style-name="T2">全球拦截</text:span></text:p>
      <text:p text:style-name="P2"><text:s/><text:span text:style-name="T1">- DOMAIN-SUFFIX,91zgm.com,🛑 </text:span><text:span text:style-name="T2">全球拦截</text:span></text:p>
      <text:p text:style-name="P2"><text:s/><text:span text:style-name="T1">- DOMAIN-SUFFIX,92x.tumblr.com,🛑 </text:span><text:span text:style-name="T2">全球拦截</text:span></text:p>
      <text:p text:style-name="P2"><text:s/><text:span text:style-name="T1">- DOMAIN-SUFFIX,930.dragonparking.com,🛑 </text:span><text:span text:style-name="T2">全球拦截</text:span></text:p>
      <text:p text:style-name="P2"><text:s/><text:span text:style-name="T1">- DOMAIN-SUFFIX,93manhua.com,🛑 </text:span><text:span text:style-name="T2">全球拦截</text:span></text:p>
      <text:p text:style-name="P2"><text:s/><text:span text:style-name="T1">- DOMAIN-SUFFIX,94lm.com,🛑 </text:span><text:span text:style-name="T2">全球拦截</text:span></text:p>
      <text:p text:style-name="P2"><text:s/><text:span text:style-name="T1">- DOMAIN-SUFFIX,95105012.com,🛑 </text:span><text:span text:style-name="T2">全球拦截</text:span></text:p>
      <text:p text:style-name="P2"><text:s/><text:span text:style-name="T1">- DOMAIN-SUFFIX,9519.net,🛑 </text:span><text:span text:style-name="T2">全球拦截</text:span></text:p>
      <text:p text:style-name="P2"><text:s/><text:span text:style-name="T1">- DOMAIN-SUFFIX,95558000.com,🛑 </text:span><text:span text:style-name="T2">全球拦截</text:span></text:p>
      <text:p text:style-name="P2"><text:s/><text:span text:style-name="T1">- DOMAIN-SUFFIX,9565365.com,🛑 </text:span><text:span text:style-name="T2">全球拦截</text:span></text:p>
      <text:p text:style-name="P2"><text:s/><text:span text:style-name="T1">- DOMAIN-SUFFIX,9566180.com,🛑 </text:span><text:span text:style-name="T2">全球拦截</text:span></text:p>
      <text:p text:style-name="P2"><text:s/><text:span text:style-name="T1">- DOMAIN-SUFFIX,96mob.com,🛑 </text:span><text:span text:style-name="T2">全球拦截</text:span></text:p>
      <text:p text:style-name="P2"><text:s/><text:span text:style-name="T1">- DOMAIN-SUFFIX,9948000.com,🛑 </text:span><text:span text:style-name="T2">全球拦截</text:span></text:p>
      <text:p text:style-name="P2"><text:s/><text:span text:style-name="T1">- DOMAIN-SUFFIX,99909988.com,🛑 </text:span><text:span text:style-name="T2">全球拦截</text:span></text:p>
      <text:p text:style-name="P2"><text:s/><text:span text:style-name="T1">- DOMAIN-SUFFIX,99click.com,🛑 </text:span><text:span text:style-name="T2">全球拦截</text:span></text:p>
      <text:p text:style-name="P2"><text:s/><text:span text:style-name="T1">- DOMAIN-SUFFIX,99ddd.com,🛑 </text:span><text:span text:style-name="T2">全球拦截</text:span></text:p>
      <text:p text:style-name="P2"><text:s/><text:span text:style-name="T1">- DOMAIN-SUFFIX,99lolo.com,🛑 </text:span><text:span text:style-name="T2">全球拦截</text:span></text:p>
      <text:p text:style-name="P2"><text:s/><text:span text:style-name="T1">- DOMAIN-SUFFIX,9ads.net,🛑 </text:span><text:span text:style-name="T2">全球拦截</text:span></text:p>
      <text:p text:style-name="P2"><text:s/><text:span text:style-name="T1">- DOMAIN-SUFFIX,9dtiny.cn,🛑 </text:span><text:span text:style-name="T2">全球拦截</text:span></text:p>
      <text:p text:style-name="P2"><text:s/><text:span text:style-name="T1">- DOMAIN-SUFFIX,9kff.com,🛑 </text:span><text:span text:style-name="T2">全球拦截</text:span></text:p>
      <text:p text:style-name="P2"><text:s/><text:span text:style-name="T1">- DOMAIN-SUFFIX,9pkw.com,🛑 </text:span><text:span text:style-name="T2">全球拦截</text:span></text:p>
      <text:p text:style-name="P2"><text:s/><text:span text:style-name="T1">- DOMAIN-SUFFIX,9tn.cc,🛑 </text:span><text:span text:style-name="T2">全球拦截</text:span></text:p>
      <text:p text:style-name="P2"><text:s/><text:span text:style-name="T1">- DOMAIN-SUFFIX,9wushuo.com,🛑 </text:span><text:span text:style-name="T2">全球拦截</text:span></text:p>
      <text:p text:style-name="P2"><text:s/><text:span text:style-name="T1">- DOMAIN-SUFFIX,a.198banjia.com,🛑 </text:span><text:span text:style-name="T2">全球拦截</text:span></text:p>
      <text:p text:style-name="P2"><text:s/><text:span text:style-name="T1">- DOMAIN-SUFFIX,a.53yao.com,🛑 </text:span><text:span text:style-name="T2">全球拦截</text:span></text:p>
      <text:p text:style-name="P2"><text:s/><text:span text:style-name="T1">- DOMAIN-SUFFIX,a.5ykj.com,🛑 </text:span><text:span text:style-name="T2">全球拦截</text:span></text:p>
      <text:p text:style-name="P2"><text:s/><text:span text:style-name="T1">- DOMAIN-SUFFIX,a.80982.org,🛑 </text:span><text:span text:style-name="T2">全球拦截</text:span></text:p>
      <text:p text:style-name="P2"><text:soft-page-break/><text:s/><text:span text:style-name="T1">- DOMAIN-SUFFIX,a.ads1.msn.com,🛑 </text:span><text:span text:style-name="T2">全球拦截</text:span></text:p>
      <text:p text:style-name="P2"><text:s/><text:span text:style-name="T1">- DOMAIN-SUFFIX,a.ads2.msn.com,🛑 </text:span><text:span text:style-name="T2">全球拦截</text:span></text:p>
      <text:p text:style-name="P2"><text:s/><text:span text:style-name="T1">- DOMAIN-SUFFIX,a.armystar.com,🛑 </text:span><text:span text:style-name="T2">全球拦截</text:span></text:p>
      <text:p text:style-name="P2"><text:s/><text:span text:style-name="T1">- DOMAIN-SUFFIX,a.baidu.com,🛑 </text:span><text:span text:style-name="T2">全球拦截</text:span></text:p>
      <text:p text:style-name="P2"><text:s/><text:span text:style-name="T1">- DOMAIN-SUFFIX,a.baiy.net,🛑 </text:span><text:span text:style-name="T2">全球拦截</text:span></text:p>
      <text:p text:style-name="P2"><text:s/><text:span text:style-name="T1">- DOMAIN-SUFFIX,a.baomihua.com,🛑 </text:span><text:span text:style-name="T2">全球拦截</text:span></text:p>
      <text:p text:style-name="P2"><text:s/><text:span text:style-name="T1">- DOMAIN-SUFFIX,a.beilamusi.com,🛑 </text:span><text:span text:style-name="T2">全球拦截</text:span></text:p>
      <text:p text:style-name="P2"><text:s/><text:span text:style-name="T1">- DOMAIN-SUFFIX,a.benshiw.net,🛑 </text:span><text:span text:style-name="T2">全球拦截</text:span></text:p>
      <text:p text:style-name="P2"><text:s/><text:span text:style-name="T1">- DOMAIN-SUFFIX,a.bshu.com,🛑 </text:span><text:span text:style-name="T2">全球拦截</text:span></text:p>
      <text:p text:style-name="P2"><text:s/><text:span text:style-name="T1">- DOMAIN-SUFFIX,a.cdngeek.net,🛑 </text:span><text:span text:style-name="T2">全球拦截</text:span></text:p>
      <text:p text:style-name="P2"><text:s/><text:span text:style-name="T1">- DOMAIN-SUFFIX,a.clipconverter.cc,🛑 </text:span><text:span text:style-name="T2">全球拦截</text:span></text:p>
      <text:p text:style-name="P2"><text:s/><text:span text:style-name="T1">- DOMAIN-SUFFIX,a.cn.duoyi.com,🛑 </text:span><text:span text:style-name="T2">全球拦截</text:span></text:p>
      <text:p text:style-name="P2"><text:s/><text:span text:style-name="T1">- DOMAIN-SUFFIX,a.dangdang.com,🛑 </text:span><text:span text:style-name="T2">全球拦截</text:span></text:p>
      <text:p text:style-name="P2"><text:s/><text:span text:style-name="T1">- DOMAIN-SUFFIX,a.dianjoy.com,🛑 </text:span><text:span text:style-name="T2">全球拦截</text:span></text:p>
      <text:p text:style-name="P2"><text:s/><text:span text:style-name="T1">- DOMAIN-SUFFIX,a.dounanhuahui.com,🛑 </text:span><text:span text:style-name="T2">全球拦截</text:span></text:p>
      <text:p text:style-name="P2"><text:s/><text:span text:style-name="T1">- DOMAIN-SUFFIX,a.duanmeiwen.com,🛑 </text:span><text:span text:style-name="T2">全球拦截</text:span></text:p>
      <text:p text:style-name="P2"><text:s/><text:span text:style-name="T1">- DOMAIN-SUFFIX,a.e7009.com,🛑 </text:span><text:span text:style-name="T2">全球拦截</text:span></text:p>
      <text:p text:style-name="P2"><text:s/><text:span text:style-name="T1">- DOMAIN-SUFFIX,a.ecook.cn,🛑 </text:span><text:span text:style-name="T2">全球拦截</text:span></text:p>
      <text:p text:style-name="P2"><text:s/><text:span text:style-name="T1">- DOMAIN-SUFFIX,a.epinv.com,🛑 </text:span><text:span text:style-name="T2">全球拦截</text:span></text:p>
      <text:p text:style-name="P2"><text:s/><text:span text:style-name="T1">- DOMAIN-SUFFIX,a.eporner.com,🛑 </text:span><text:span text:style-name="T2">全球拦截</text:span></text:p>
      <text:p text:style-name="P2"><text:s/><text:span text:style-name="T1">- DOMAIN-SUFFIX,a.exam58.com,🛑 </text:span><text:span text:style-name="T2">全球拦截</text:span></text:p>
      <text:p text:style-name="P2"><text:s/><text:span text:style-name="T1">- DOMAIN-SUFFIX,a.fengyx.com,🛑 </text:span><text:span text:style-name="T2">全球拦截</text:span></text:p>
      <text:p text:style-name="P2"><text:s/><text:span text:style-name="T1">- DOMAIN-SUFFIX,a.fwsir.com,🛑 </text:span><text:span text:style-name="T2">全球拦截</text:span></text:p>
      <text:p text:style-name="P2"><text:s/><text:span text:style-name="T1">- DOMAIN-SUFFIX,a.giantrealm.com,🛑 </text:span><text:span text:style-name="T2">全球拦截</text:span></text:p>
      <text:p text:style-name="P2"><text:s/><text:span text:style-name="T1">- DOMAIN-SUFFIX,a.global.msads.net,🛑 </text:span><text:span text:style-name="T2">全球拦截</text:span></text:p>
      <text:p text:style-name="P2"><text:s/><text:span text:style-name="T1">- DOMAIN-SUFFIX,a.hl.mi.com,🛑 </text:span><text:span text:style-name="T2">全球拦截</text:span></text:p>
      <text:p text:style-name="P2"><text:s/><text:span text:style-name="T1">- DOMAIN-SUFFIX,a.holagames.com,🛑 </text:span><text:span text:style-name="T2">全球拦截</text:span></text:p>
      <text:p text:style-name="P2"><text:s/><text:span text:style-name="T1">- DOMAIN-SUFFIX,a.irs01.com,🛑 </text:span><text:span text:style-name="T2">全球拦截</text:span></text:p>
      <text:p text:style-name="P2"><text:s/><text:span text:style-name="T1">- DOMAIN-SUFFIX,a.itiexue.net,🛑 </text:span><text:span text:style-name="T2">全球拦截</text:span></text:p>
      <text:p text:style-name="P2"><text:s/><text:span text:style-name="T1">- DOMAIN-SUFFIX,a.jyeoo.com,🛑 </text:span><text:span text:style-name="T2">全球拦截</text:span></text:p>
      <text:p text:style-name="P2"><text:s/><text:span text:style-name="T1">- DOMAIN-SUFFIX,a.kandiaoyu.com,🛑 </text:span><text:span text:style-name="T2">全球拦截</text:span></text:p>
      <text:p text:style-name="P2"><text:s/><text:span text:style-name="T1">- DOMAIN-SUFFIX,a.kejixun.com,🛑 </text:span><text:span text:style-name="T2">全球拦截</text:span></text:p>
      <text:p text:style-name="P2"><text:s/><text:span text:style-name="T1">- DOMAIN-SUFFIX,a.kickass.to,🛑 </text:span><text:span text:style-name="T2">全球拦截</text:span></text:p>
      <text:p text:style-name="P2"><text:s/><text:span text:style-name="T1">- DOMAIN-SUFFIX,a.koudai.com,🛑 </text:span><text:span text:style-name="T2">全球拦截</text:span></text:p>
      <text:p text:style-name="P2"><text:s/><text:span text:style-name="T1">- DOMAIN-SUFFIX,a.livesportmedia.eu,🛑 </text:span><text:span text:style-name="T2">全球拦截</text:span></text:p>
      <text:p text:style-name="P2"><text:s/><text:span text:style-name="T1">- DOMAIN-SUFFIX,a.lolwot.com,🛑 </text:span><text:span text:style-name="T2">全球拦截</text:span></text:p>
      <text:p text:style-name="P2"><text:s/><text:span text:style-name="T1">- DOMAIN-SUFFIX,a.ltdnc.com,🛑 </text:span><text:span text:style-name="T2">全球拦截</text:span></text:p>
      <text:p text:style-name="P2"><text:s/><text:span text:style-name="T1">- DOMAIN-SUFFIX,a.lwinl.com,🛑 </text:span><text:span text:style-name="T2">全球拦截</text:span></text:p>
      <text:p text:style-name="P2"><text:s/><text:span text:style-name="T1">- DOMAIN-SUFFIX,a.lz13.cn,🛑 </text:span><text:span text:style-name="T2">全球拦截</text:span></text:p>
      <text:p text:style-name="P2"><text:s/><text:span text:style-name="T1">- DOMAIN-SUFFIX,a.m.gxwztv.com,🛑 </text:span><text:span text:style-name="T2">全球拦截</text:span></text:p>
      <text:p text:style-name="P2"><text:s/><text:span text:style-name="T1">- DOMAIN-SUFFIX,a.m.shuhuangge.org,🛑 </text:span><text:span text:style-name="T2">全球拦截</text:span></text:p>
      <text:p text:style-name="P2"><text:s/><text:span text:style-name="T1">- DOMAIN-SUFFIX,a.mct01.com,🛑 </text:span><text:span text:style-name="T2">全球拦截</text:span></text:p>
      <text:p text:style-name="P2"><text:s/><text:span text:style-name="T1">- DOMAIN-SUFFIX,a.mjlnbx.cn,🛑 </text:span><text:span text:style-name="T2">全球拦截</text:span></text:p>
      <text:p text:style-name="P2"><text:s/><text:span text:style-name="T1">- DOMAIN-SUFFIX,a.nanhuwang.com,🛑 </text:span><text:span text:style-name="T2">全球拦截</text:span></text:p>
      <text:p text:style-name="P2"><text:s/><text:span text:style-name="T1">- DOMAIN-SUFFIX,a.nowscore.com,🛑 </text:span><text:span text:style-name="T2">全球拦截</text:span></text:p>
      <text:p text:style-name="P2"><text:s/><text:span text:style-name="T1">- DOMAIN-SUFFIX,a.qiao024.com,🛑 </text:span><text:span text:style-name="T2">全球拦截</text:span></text:p>
      <text:p text:style-name="P2"><text:s/><text:span text:style-name="T1">- DOMAIN-SUFFIX,a.qinghua5.com,🛑 </text:span><text:span text:style-name="T2">全球拦截</text:span></text:p>
      <text:p text:style-name="P2"><text:s/><text:span text:style-name="T1">- DOMAIN-SUFFIX,a.shangz99991.com,🛑 </text:span><text:span text:style-name="T2">全球拦截</text:span></text:p>
      <text:p text:style-name="P2"><text:s/><text:span text:style-name="T1">- DOMAIN-SUFFIX,a.shczz.com,🛑 </text:span><text:span text:style-name="T2">全球拦截</text:span></text:p>
      <text:p text:style-name="P2"><text:s/><text:span text:style-name="T1">- DOMAIN-SUFFIX,a.shenchuang.com,🛑 </text:span><text:span text:style-name="T2">全球拦截</text:span></text:p>
      <text:p text:style-name="P2"><text:s/><text:span text:style-name="T1">- DOMAIN-SUFFIX,a.shuoshuodaquan.net,🛑 </text:span><text:span text:style-name="T2">全球拦截</text:span></text:p>
      <text:p text:style-name="P2"><text:s/><text:span text:style-name="T1">- DOMAIN-SUFFIX,a.solarmovie.is,🛑 </text:span><text:span text:style-name="T2">全球拦截</text:span></text:p>
      <text:p text:style-name="P2"><text:s/><text:span text:style-name="T1">- DOMAIN-SUFFIX,a.soonyou123.com,🛑 </text:span><text:span text:style-name="T2">全球拦截</text:span></text:p>
      <text:p text:style-name="P2"><text:s/><text:span text:style-name="T1">- DOMAIN-SUFFIX,a.starstar19999.com,🛑 </text:span><text:span text:style-name="T2">全球拦截</text:span></text:p>
      <text:p text:style-name="P2"><text:s/><text:span text:style-name="T1">- DOMAIN-SUFFIX,a.startui19999.com,🛑 </text:span><text:span text:style-name="T2">全球拦截</text:span></text:p>
      <text:p text:style-name="P2"><text:s/><text:span text:style-name="T1">- DOMAIN-SUFFIX,a.thefreethoughtproject.com,🛑 </text:span><text:span text:style-name="T2">全球拦截</text:span></text:p>
      <text:p text:style-name="P2"><text:soft-page-break/><text:s/><text:span text:style-name="T1">- DOMAIN-SUFFIX,a.tribalfusion.com,🛑 </text:span><text:span text:style-name="T2">全球拦截</text:span></text:p>
      <text:p text:style-name="P2"><text:s/><text:span text:style-name="T1">- DOMAIN-SUFFIX,a.tujidao.com,🛑 </text:span><text:span text:style-name="T2">全球拦截</text:span></text:p>
      <text:p text:style-name="P2"><text:s/><text:span text:style-name="T1">- DOMAIN-SUFFIX,a.tuuituii2999.com,🛑 </text:span><text:span text:style-name="T2">全球拦截</text:span></text:p>
      <text:p text:style-name="P2"><text:s/><text:span text:style-name="T1">- DOMAIN-SUFFIX,a.ucoz.net,🛑 </text:span><text:span text:style-name="T2">全球拦截</text:span></text:p>
      <text:p text:style-name="P2"><text:s/><text:span text:style-name="T1">- DOMAIN-SUFFIX,a.union.mi.com,🛑 </text:span><text:span text:style-name="T2">全球拦截</text:span></text:p>
      <text:p text:style-name="P2"><text:s/><text:span text:style-name="T1">- DOMAIN-SUFFIX,a.visualrevenue.com,🛑 </text:span><text:span text:style-name="T2">全球拦截</text:span></text:p>
      <text:p text:style-name="P2"><text:s/><text:span text:style-name="T1">- DOMAIN-SUFFIX,a.vlion.cn,🛑 </text:span><text:span text:style-name="T2">全球拦截</text:span></text:p>
      <text:p text:style-name="P2"><text:s/><text:span text:style-name="T1">- DOMAIN-SUFFIX,a.waczt.cn,🛑 </text:span><text:span text:style-name="T2">全球拦截</text:span></text:p>
      <text:p text:style-name="P2"><text:s/><text:span text:style-name="T1">- DOMAIN-SUFFIX,a.wlfnb.com,🛑 </text:span><text:span text:style-name="T2">全球拦截</text:span></text:p>
      <text:p text:style-name="P2"><text:s/><text:span text:style-name="T1">- DOMAIN-SUFFIX,a.xinwenge.net,🛑 </text:span><text:span text:style-name="T2">全球拦截</text:span></text:p>
      <text:p text:style-name="P2"><text:s/><text:span text:style-name="T1">- DOMAIN-SUFFIX,a.xixiyishu.com,🛑 </text:span><text:span text:style-name="T2">全球拦截</text:span></text:p>
      <text:p text:style-name="P2"><text:s/><text:span text:style-name="T1">- DOMAIN-SUFFIX,a.xizi.com,🛑 </text:span><text:span text:style-name="T2">全球拦截</text:span></text:p>
      <text:p text:style-name="P2"><text:s/><text:span text:style-name="T1">- DOMAIN-SUFFIX,a.xywy.com,🛑 </text:span><text:span text:style-name="T2">全球拦截</text:span></text:p>
      <text:p text:style-name="P2"><text:s/><text:span text:style-name="T1">- DOMAIN-SUFFIX,a.yangshengtang123.com,🛑 </text:span><text:span text:style-name="T2">全球拦截</text:span></text:p>
      <text:p text:style-name="P2"><text:s/><text:span text:style-name="T1">- DOMAIN-SUFFIX,a.yixie8.com,🛑 </text:span><text:span text:style-name="T2">全球拦截</text:span></text:p>
      <text:p text:style-name="P2"><text:s/><text:span text:style-name="T1">- DOMAIN-SUFFIX,a.yjbys.com,🛑 </text:span><text:span text:style-name="T2">全球拦截</text:span></text:p>
      <text:p text:style-name="P2"><text:s/><text:span text:style-name="T1">- DOMAIN-SUFFIX,a.youdao.com,🛑 </text:span><text:span text:style-name="T2">全球拦截</text:span></text:p>
      <text:p text:style-name="P2"><text:s/><text:span text:style-name="T1">- DOMAIN-SUFFIX,a1.0s.net.cn,🛑 </text:span><text:span text:style-name="T2">全球拦截</text:span></text:p>
      <text:p text:style-name="P2"><text:s/><text:span text:style-name="T1">- DOMAIN-SUFFIX,a1.azg168.cn,🛑 </text:span><text:span text:style-name="T2">全球拦截</text:span></text:p>
      <text:p text:style-name="P2"><text:s/><text:span text:style-name="T1">- DOMAIN-SUFFIX,a1.gexing.me,🛑 </text:span><text:span text:style-name="T2">全球拦截</text:span></text:p>
      <text:p text:style-name="P2"><text:s/><text:span text:style-name="T1">- DOMAIN-SUFFIX,a1.huanqiumil.com,🛑 </text:span><text:span text:style-name="T2">全球拦截</text:span></text:p>
      <text:p text:style-name="P2"><text:s/><text:span text:style-name="T1">- DOMAIN-SUFFIX,a1.huiqituan.com,🛑 </text:span><text:span text:style-name="T2">全球拦截</text:span></text:p>
      <text:p text:style-name="P2"><text:s/><text:span text:style-name="T1">- DOMAIN-SUFFIX,a1.itc.cn,🛑 </text:span><text:span text:style-name="T2">全球拦截</text:span></text:p>
      <text:p text:style-name="P2"><text:s/><text:span text:style-name="T1">- DOMAIN-SUFFIX,a1.liuxue86.com,🛑 </text:span><text:span text:style-name="T2">全球拦截</text:span></text:p>
      <text:p text:style-name="P2"><text:s/><text:span text:style-name="T1">- DOMAIN-SUFFIX,a1.lmaq.cn,🛑 </text:span><text:span text:style-name="T2">全球拦截</text:span></text:p>
      <text:p text:style-name="P2"><text:s/><text:span text:style-name="T1">- DOMAIN-SUFFIX,a1.peoplecdn.cn,🛑 </text:span><text:span text:style-name="T2">全球拦截</text:span></text:p>
      <text:p text:style-name="P2"><text:s/><text:span text:style-name="T1">- DOMAIN-SUFFIX,a1.vdolady.com,🛑 </text:span><text:span text:style-name="T2">全球拦截</text:span></text:p>
      <text:p text:style-name="P2"><text:s/><text:span text:style-name="T1">- DOMAIN-SUFFIX,a1.yuuedu.com,🛑 </text:span><text:span text:style-name="T2">全球拦截</text:span></text:p>
      <text:p text:style-name="P2"><text:s/><text:span text:style-name="T1">- DOMAIN-SUFFIX,a1.zhanzhang.net,🛑 </text:span><text:span text:style-name="T2">全球拦截</text:span></text:p>
      <text:p text:style-name="P2"><text:s/><text:span text:style-name="T1">- DOMAIN-SUFFIX,a1click.cpc.sogou.com,🛑 </text:span><text:span text:style-name="T2">全球拦截</text:span></text:p>
      <text:p text:style-name="P2"><text:s/><text:span text:style-name="T1">- DOMAIN-SUFFIX,a2.b310.com,🛑 </text:span><text:span text:style-name="T2">全球拦截</text:span></text:p>
      <text:p text:style-name="P2"><text:s/><text:span text:style-name="T1">- DOMAIN-SUFFIX,a2.huanqiumil.com,🛑 </text:span><text:span text:style-name="T2">全球拦截</text:span></text:p>
      <text:p text:style-name="P2"><text:s/><text:span text:style-name="T1">- DOMAIN-SUFFIX,a2.rabbitpre.com,🛑 </text:span><text:span text:style-name="T2">全球拦截</text:span></text:p>
      <text:p text:style-name="P2"><text:s/><text:span text:style-name="T1">- DOMAIN-SUFFIX,a3.ikafan.com,🛑 </text:span><text:span text:style-name="T2">全球拦截</text:span></text:p>
      <text:p text:style-name="P2"><text:s/><text:span text:style-name="T1">- DOMAIN-SUFFIX,a3p4.net,🛑 </text:span><text:span text:style-name="T2">全球拦截</text:span></text:p>
      <text:p text:style-name="P2"><text:s/><text:span text:style-name="T1">- DOMAIN-SUFFIX,a4.b2b168.com,🛑 </text:span><text:span text:style-name="T2">全球拦截</text:span></text:p>
      <text:p text:style-name="P2"><text:s/><text:span text:style-name="T1">- DOMAIN-SUFFIX,a4.ikafan.com,🛑 </text:span><text:span text:style-name="T2">全球拦截</text:span></text:p>
      <text:p text:style-name="P2"><text:s/><text:span text:style-name="T1">- DOMAIN-SUFFIX,a4.yeshj.com,🛑 </text:span><text:span text:style-name="T2">全球拦截</text:span></text:p>
      <text:p text:style-name="P2"><text:s/><text:span text:style-name="T1">- DOMAIN-SUFFIX,a5.yeshj.com,🛑 </text:span><text:span text:style-name="T2">全球拦截</text:span></text:p>
      <text:p text:style-name="P2"><text:s/><text:span text:style-name="T1">- DOMAIN-SUFFIX,a6.bjdianyue.com,🛑 </text:span><text:span text:style-name="T2">全球拦截</text:span></text:p>
      <text:p text:style-name="P2"><text:s/><text:span text:style-name="T1">- DOMAIN-SUFFIX,a6.codejumps.com,🛑 </text:span><text:span text:style-name="T2">全球拦截</text:span></text:p>
      <text:p text:style-name="P2"><text:s/><text:span text:style-name="T1">- DOMAIN-SUFFIX,a6.taobanapp.com,🛑 </text:span><text:span text:style-name="T2">全球拦截</text:span></text:p>
      <text:p text:style-name="P2"><text:s/><text:span text:style-name="T1">- DOMAIN-SUFFIX,a6s.1cakeclub.com,🛑 </text:span><text:span text:style-name="T2">全球拦截</text:span></text:p>
      <text:p text:style-name="P2"><text:s/><text:span text:style-name="T1">- DOMAIN-SUFFIX,a6s.modoupai.com,🛑 </text:span><text:span text:style-name="T2">全球拦截</text:span></text:p>
      <text:p text:style-name="P2"><text:s/><text:span text:style-name="T1">- DOMAIN-SUFFIX,a6s.ruyiqufu.com,🛑 </text:span><text:span text:style-name="T2">全球拦截</text:span></text:p>
      <text:p text:style-name="P2"><text:s/><text:span text:style-name="T1">- DOMAIN-SUFFIX,a6s.ve001nz.com,🛑 </text:span><text:span text:style-name="T2">全球拦截</text:span></text:p>
      <text:p text:style-name="P2"><text:s/><text:span text:style-name="T1">- DOMAIN-SUFFIX,a7shun.com,🛑 </text:span><text:span text:style-name="T2">全球拦截</text:span></text:p>
      <text:p text:style-name="P2"><text:s/><text:span text:style-name="T1">- DOMAIN-SUFFIX,a907907.com,🛑 </text:span><text:span text:style-name="T2">全球拦截</text:span></text:p>
      <text:p text:style-name="P2"><text:s/><text:span text:style-name="T1">- DOMAIN-SUFFIX,a9377j.com,🛑 </text:span><text:span text:style-name="T2">全球拦截</text:span></text:p>
      <text:p text:style-name="P2"><text:s/><text:span text:style-name="T1">- DOMAIN-SUFFIX,aa.goodsblock.mgid.com,🛑 </text:span><text:span text:style-name="T2">全球拦截</text:span></text:p>
      <text:p text:style-name="P2"><text:s/><text:span text:style-name="T1">- DOMAIN-SUFFIX,aa.jiankang.com,🛑 </text:span><text:span text:style-name="T2">全球拦截</text:span></text:p>
      <text:p text:style-name="P2"><text:s/><text:span text:style-name="T1">- DOMAIN-SUFFIX,aa.tianya999.com,🛑 </text:span><text:span text:style-name="T2">全球拦截</text:span></text:p>
      <text:p text:style-name="P2"><text:s/><text:span text:style-name="T1">- DOMAIN-SUFFIX,aa.xiangxiangmf.com,🛑 </text:span><text:span text:style-name="T2">全球拦截</text:span></text:p>
      <text:p text:style-name="P2"><text:s/><text:span text:style-name="T1">- DOMAIN-SUFFIX,aa.zldh123.com,🛑 </text:span><text:span text:style-name="T2">全球拦截</text:span></text:p>
      <text:p text:style-name="P2"><text:s/><text:span text:style-name="T1">- DOMAIN-SUFFIX,aa0.pub.funshion.com,🛑 </text:span><text:span text:style-name="T2">全球拦截</text:span></text:p>
      <text:p text:style-name="P2"><text:s/><text:span text:style-name="T1">- DOMAIN-SUFFIX,aa1.pub.funshion.com,🛑 </text:span><text:span text:style-name="T2">全球拦截</text:span></text:p>
      <text:p text:style-name="P2"><text:soft-page-break/><text:s/><text:span text:style-name="T1">- DOMAIN-SUFFIX,aafanke.cc,🛑 </text:span><text:span text:style-name="T2">全球拦截</text:span></text:p>
      <text:p text:style-name="P2"><text:s/><text:span text:style-name="T1">- DOMAIN-SUFFIX,aa-gb.mgid.com,🛑 </text:span><text:span text:style-name="T2">全球拦截</text:span></text:p>
      <text:p text:style-name="P2"><text:s/><text:span text:style-name="T1">- DOMAIN-SUFFIX,aam.adsremote.scrippsnetworks.com,🛑 </text:span><text:span text:style-name="T2">全球拦截</text:span></text:p>
      <text:p text:style-name="P2"><text:s/><text:span text:style-name="T1">- DOMAIN-SUFFIX,ab.dydab.com,🛑 </text:span><text:span text:style-name="T2">全球拦截</text:span></text:p>
      <text:p text:style-name="P2"><text:s/><text:span text:style-name="T1">- DOMAIN-SUFFIX,ab.goodsblock.mgid.com,🛑 </text:span><text:span text:style-name="T2">全球拦截</text:span></text:p>
      <text:p text:style-name="P2"><text:s/><text:span text:style-name="T1">- DOMAIN-SUFFIX,ab.hysdknb.com,🛑 </text:span><text:span text:style-name="T2">全球拦截</text:span></text:p>
      <text:p text:style-name="P2"><text:s/><text:span text:style-name="T1">- DOMAIN-SUFFIX,ab.meishiba.com.cn,🛑 </text:span><text:span text:style-name="T2">全球拦截</text:span></text:p>
      <text:p text:style-name="P2"><text:s/><text:span text:style-name="T1">- DOMAIN-SUFFIX,ab.sc115.com,🛑 </text:span><text:span text:style-name="T2">全球拦截</text:span></text:p>
      <text:p text:style-name="P2"><text:s/><text:span text:style-name="T1">- DOMAIN-SUFFIX,abc.dooccn.com,🛑 </text:span><text:span text:style-name="T2">全球拦截</text:span></text:p>
      <text:p text:style-name="P2"><text:s/><text:span text:style-name="T1">- DOMAIN-SUFFIX,abc.douguo.com,🛑 </text:span><text:span text:style-name="T2">全球拦截</text:span></text:p>
      <text:p text:style-name="P2"><text:s/><text:span text:style-name="T1">- DOMAIN-SUFFIX,abc.eastlady.cn,🛑 </text:span><text:span text:style-name="T2">全球拦截</text:span></text:p>
      <text:p text:style-name="P2"><text:s/><text:span text:style-name="T1">- DOMAIN-SUFFIX,abc.hkepc.com,🛑 </text:span><text:span text:style-name="T2">全球拦截</text:span></text:p>
      <text:p text:style-name="P2"><text:s/><text:span text:style-name="T1">- DOMAIN-SUFFIX,abc.ruiwen.com,🛑 </text:span><text:span text:style-name="T2">全球拦截</text:span></text:p>
      <text:p text:style-name="P2"><text:s/><text:span text:style-name="T1">- DOMAIN-SUFFIX,abc.xtyx918.com,🛑 </text:span><text:span text:style-name="T2">全球拦截</text:span></text:p>
      <text:p text:style-name="P2"><text:s/><text:span text:style-name="T1">- DOMAIN-SUFFIX,abc.yjbys.com,🛑 </text:span><text:span text:style-name="T2">全球拦截</text:span></text:p>
      <text:p text:style-name="P2"><text:s/><text:span text:style-name="T1">- DOMAIN-SUFFIX,abc.zhiyaspa.com,🛑 </text:span><text:span text:style-name="T2">全球拦截</text:span></text:p>
      <text:p text:style-name="P2"><text:s/><text:span text:style-name="T1">- DOMAIN-SUFFIX,abcd.zsrt88.cn,🛑 </text:span><text:span text:style-name="T2">全球拦截</text:span></text:p>
      <text:p text:style-name="P2"><text:s/><text:span text:style-name="T1">- DOMAIN-SUFFIX,abcj.dooccn.com,🛑 </text:span><text:span text:style-name="T2">全球拦截</text:span></text:p>
      <text:p text:style-name="P2"><text:s/><text:span text:style-name="T1">- DOMAIN-SUFFIX,ab-gb.mgid.com,🛑 </text:span><text:span text:style-name="T2">全球拦截</text:span></text:p>
      <text:p text:style-name="P2"><text:s/><text:span text:style-name="T1">- DOMAIN-SUFFIX,abtest.mistat.xiaomi.com,🛑 </text:span><text:span text:style-name="T2">全球拦截</text:span></text:p>
      <text:p text:style-name="P2"><text:s/><text:span text:style-name="T1">- DOMAIN-SUFFIX,ac.atpanel.com,🛑 </text:span><text:span text:style-name="T2">全球拦截</text:span></text:p>
      <text:p text:style-name="P2"><text:s/><text:span text:style-name="T1">- DOMAIN-SUFFIX,ac.mmstat.com,🛑 </text:span><text:span text:style-name="T2">全球拦截</text:span></text:p>
      <text:p text:style-name="P2"><text:s/><text:span text:style-name="T1">- DOMAIN-SUFFIX,ac2.msn.com,🛑 </text:span><text:span text:style-name="T2">全球拦截</text:span></text:p>
      <text:p text:style-name="P2"><text:s/><text:span text:style-name="T1">- DOMAIN-SUFFIX,ac3.msn.com,🛑 </text:span><text:span text:style-name="T2">全球拦截</text:span></text:p>
      <text:p text:style-name="P2"><text:s/><text:span text:style-name="T1">- DOMAIN-SUFFIX,acasys88.cn,🛑 </text:span><text:span text:style-name="T2">全球拦截</text:span></text:p>
      <text:p text:style-name="P2"><text:s/><text:span text:style-name="T1">- DOMAIN-SUFFIX,access.njherald.com,🛑 </text:span><text:span text:style-name="T2">全球拦截</text:span></text:p>
      <text:p text:style-name="P2"><text:s/><text:span text:style-name="T1">- DOMAIN-SUFFIX,ac-gb.mgid.com,🛑 </text:span><text:span text:style-name="T2">全球拦截</text:span></text:p>
      <text:p text:style-name="P2"><text:s/><text:span text:style-name="T1">- DOMAIN-SUFFIX,acint.net,🛑 </text:span><text:span text:style-name="T2">全球拦截</text:span></text:p>
      <text:p text:style-name="P2"><text:s/><text:span text:style-name="T1">- DOMAIN-SUFFIX,acm.dzwww.com,🛑 </text:span><text:span text:style-name="T2">全球拦截</text:span></text:p>
      <text:p text:style-name="P2"><text:s/><text:span text:style-name="T1">- DOMAIN-SUFFIX,acs86.com,🛑 </text:span><text:span text:style-name="T2">全球拦截</text:span></text:p>
      <text:p text:style-name="P2"><text:s/><text:span text:style-name="T1">- DOMAIN-SUFFIX,acsystem.wasu.cn,🛑 </text:span><text:span text:style-name="T2">全球拦截</text:span></text:p>
      <text:p text:style-name="P2"><text:s/><text:span text:style-name="T1">- DOMAIN-SUFFIX,act2.mediafour.com,🛑 </text:span><text:span text:style-name="T2">全球拦截</text:span></text:p>
      <text:p text:style-name="P2"><text:s/><text:span text:style-name="T1">- DOMAIN-SUFFIX,action.logger.baofeng.com,🛑 </text:span><text:span text:style-name="T2">全球拦截</text:span></text:p>
      <text:p text:style-name="P2"><text:s/><text:span text:style-name="T1">- DOMAIN-SUFFIX,activate.adobe.com,🛑 </text:span><text:span text:style-name="T2">全球拦截</text:span></text:p>
      <text:p text:style-name="P2"><text:s/><text:span text:style-name="T1">- DOMAIN-SUFFIX,activate.wip3.adobe.com,🛑 </text:span><text:span text:style-name="T2">全球拦截</text:span></text:p>
      <text:p text:style-name="P2"><text:s/><text:span text:style-name="T1">- DOMAIN-SUFFIX,activate-sea.adobe.com,🛑 </text:span><text:span text:style-name="T2">全球拦截</text:span></text:p>
      <text:p text:style-name="P2"><text:s/><text:span text:style-name="T1">- DOMAIN-SUFFIX,activate-sjc0.adobe.com,🛑 </text:span><text:span text:style-name="T2">全球拦截</text:span></text:p>
      <text:p text:style-name="P2"><text:s/><text:span text:style-name="T1">- DOMAIN-SUFFIX,activation.cyberlink.com,🛑 </text:span><text:span text:style-name="T2">全球拦截</text:span></text:p>
      <text:p text:style-name="P2"><text:s/><text:span text:style-name="T1">- DOMAIN-SUFFIX,activation.easeus.com,🛑 </text:span><text:span text:style-name="T2">全球拦截</text:span></text:p>
      <text:p text:style-name="P2"><text:s/><text:span text:style-name="T1">- DOMAIN-SUFFIX,active.baofeng.com,🛑 </text:span><text:span text:style-name="T2">全球拦截</text:span></text:p>
      <text:p text:style-name="P2"><text:s/><text:span text:style-name="T1">- DOMAIN-SUFFIX,activeqq.3g.qq.com,🛑 </text:span><text:span text:style-name="T2">全球拦截</text:span></text:p>
      <text:p text:style-name="P2"><text:s/><text:span text:style-name="T1">- DOMAIN-SUFFIX,activity.app.autohome.com.cn,🛑 </text:span><text:span text:style-name="T2">全球拦截</text:span></text:p>
      <text:p text:style-name="P2"><text:s/><text:span text:style-name="T1">- DOMAIN-SUFFIX,activity.serving-sys.com,🛑 </text:span><text:span text:style-name="T2">全球拦截</text:span></text:p>
      <text:p text:style-name="P2"><text:s/><text:span text:style-name="T1">- DOMAIN-SUFFIX,activity.tuifish.com,🛑 </text:span><text:span text:style-name="T2">全球拦截</text:span></text:p>
      <text:p text:style-name="P2"><text:s/><text:span text:style-name="T1">- DOMAIN-SUFFIX,activity.yuyiya.com,🛑 </text:span><text:span text:style-name="T2">全球拦截</text:span></text:p>
      <text:p text:style-name="P2"><text:s/><text:span text:style-name="T1">- DOMAIN-SUFFIX,actlog.dftoutiao.com,🛑 </text:span><text:span text:style-name="T2">全球拦截</text:span></text:p>
      <text:p text:style-name="P2"><text:s/><text:span text:style-name="T1">- DOMAIN-SUFFIX,actsdk.idreamsky.com,🛑 </text:span><text:span text:style-name="T2">全球拦截</text:span></text:p>
      <text:p text:style-name="P2"><text:s/><text:span text:style-name="T1">- DOMAIN-SUFFIX,acuityplatform.com,🛑 </text:span><text:span text:style-name="T2">全球拦截</text:span></text:p>
      <text:p text:style-name="P2"><text:s/><text:span text:style-name="T1">- DOMAIN-SUFFIX,acwgf.com,🛑 </text:span><text:span text:style-name="T2">全球拦截</text:span></text:p>
      <text:p text:style-name="P2"><text:s/><text:span text:style-name="T1">- DOMAIN-SUFFIX,acxiom-online.com,🛑 </text:span><text:span text:style-name="T2">全球拦截</text:span></text:p>
      <text:p text:style-name="P2"><text:s/><text:span text:style-name="T1">- DOMAIN-SUFFIX,ad.1111cpc.com,🛑 </text:span><text:span text:style-name="T2">全球拦截</text:span></text:p>
      <text:p text:style-name="P2"><text:s/><text:span text:style-name="T1">- DOMAIN-SUFFIX,ad.17173.com,🛑 </text:span><text:span text:style-name="T2">全球拦截</text:span></text:p>
      <text:p text:style-name="P2"><text:s/><text:span text:style-name="T1">- DOMAIN-SUFFIX,ad.1kxun.com,🛑 </text:span><text:span text:style-name="T2">全球拦截</text:span></text:p>
      <text:p text:style-name="P2"><text:s/><text:span text:style-name="T1">- DOMAIN-SUFFIX,ad.3.cn,🛑 </text:span><text:span text:style-name="T2">全球拦截</text:span></text:p>
      <text:p text:style-name="P2"><text:s/><text:span text:style-name="T1">- DOMAIN-SUFFIX,ad.360yield.com,🛑 </text:span><text:span text:style-name="T2">全球拦截</text:span></text:p>
      <text:p text:style-name="P2"><text:s/><text:span text:style-name="T1">- DOMAIN-SUFFIX,ad.363.in,🛑 </text:span><text:span text:style-name="T2">全球拦截</text:span></text:p>
      <text:p text:style-name="P2"><text:soft-page-break/><text:s/><text:span text:style-name="T1">- DOMAIN-SUFFIX,ad.3dnews.ru,🛑 </text:span><text:span text:style-name="T2">全球拦截</text:span></text:p>
      <text:p text:style-name="P2"><text:s/><text:span text:style-name="T1">- DOMAIN-SUFFIX,ad.51wnl.com,🛑 </text:span><text:span text:style-name="T2">全球拦截</text:span></text:p>
      <text:p text:style-name="P2"><text:s/><text:span text:style-name="T1">- DOMAIN-SUFFIX,ad.95306.cn,🛑 </text:span><text:span text:style-name="T2">全球拦截</text:span></text:p>
      <text:p text:style-name="P2"><text:s/><text:span text:style-name="T1">- DOMAIN-SUFFIX,ad.about.co.kr,🛑 </text:span><text:span text:style-name="T2">全球拦截</text:span></text:p>
      <text:p text:style-name="P2"><text:s/><text:span text:style-name="T1">- DOMAIN-SUFFIX,ad.accessmediaproductions.com,🛑 </text:span><text:span text:style-name="T2">全球拦截</text:span></text:p>
      <text:p text:style-name="P2"><text:s/><text:span text:style-name="T1">- DOMAIN-SUFFIX,ad.adhouyi.cn,🛑 </text:span><text:span text:style-name="T2">全球拦截</text:span></text:p>
      <text:p text:style-name="P2"><text:s/><text:span text:style-name="T1">- DOMAIN-SUFFIX,ad.aidalan.com,🛑 </text:span><text:span text:style-name="T2">全球拦截</text:span></text:p>
      <text:p text:style-name="P2"><text:s/><text:span text:style-name="T1">- DOMAIN-SUFFIX,ad.auditude.com,🛑 </text:span><text:span text:style-name="T2">全球拦截</text:span></text:p>
      <text:p text:style-name="P2"><text:s/><text:span text:style-name="T1">- DOMAIN-SUFFIX,ad.bayescom.com,🛑 </text:span><text:span text:style-name="T2">全球拦截</text:span></text:p>
      <text:p text:style-name="P2"><text:s/><text:span text:style-name="T1">- DOMAIN-SUFFIX,ad.beihai365.com,🛑 </text:span><text:span text:style-name="T2">全球拦截</text:span></text:p>
      <text:p text:style-name="P2"><text:s/><text:span text:style-name="T1">- DOMAIN-SUFFIX,ad.bitmedia.io,🛑 </text:span><text:span text:style-name="T2">全球拦截</text:span></text:p>
      <text:p text:style-name="P2"><text:s/><text:span text:style-name="T1">- DOMAIN-SUFFIX,ad.bjmama.net,🛑 </text:span><text:span text:style-name="T2">全球拦截</text:span></text:p>
      <text:p text:style-name="P2"><text:s/><text:span text:style-name="T1">- DOMAIN-SUFFIX,ad.cacafly.com,🛑 </text:span><text:span text:style-name="T2">全球拦截</text:span></text:p>
      <text:p text:style-name="P2"><text:s/><text:span text:style-name="T1">- DOMAIN-SUFFIX,ad.cctv.com,🛑 </text:span><text:span text:style-name="T2">全球拦截</text:span></text:p>
      <text:p text:style-name="P2"><text:s/><text:span text:style-name="T1">- DOMAIN-SUFFIX,ad.cooks.com,🛑 </text:span><text:span text:style-name="T2">全球拦截</text:span></text:p>
      <text:p text:style-name="P2"><text:s/><text:span text:style-name="T1">- DOMAIN-SUFFIX,ad.crichd.in,🛑 </text:span><text:span text:style-name="T2">全球拦截</text:span></text:p>
      <text:p text:style-name="P2"><text:s/><text:span text:style-name="T1">- DOMAIN-SUFFIX,ad.csdn.net,🛑 </text:span><text:span text:style-name="T2">全球拦截</text:span></text:p>
      <text:p text:style-name="P2"><text:s/><text:span text:style-name="T1">- DOMAIN-SUFFIX,ad.dedecms.com,🛑 </text:span><text:span text:style-name="T2">全球拦截</text:span></text:p>
      <text:p text:style-name="P2"><text:s/><text:span text:style-name="T1">- DOMAIN-SUFFIX,ad.digitimes.com.tw,🛑 </text:span><text:span text:style-name="T2">全球拦截</text:span></text:p>
      <text:p text:style-name="P2"><text:s/><text:span text:style-name="T1">- DOMAIN-SUFFIX,ad.directmirror.com,🛑 </text:span><text:span text:style-name="T2">全球拦截</text:span></text:p>
      <text:p text:style-name="P2"><text:s/><text:span text:style-name="T1">- DOMAIN-SUFFIX,ad.dokrmob.com,🛑 </text:span><text:span text:style-name="T2">全球拦截</text:span></text:p>
      <text:p text:style-name="P2"><text:s/><text:span text:style-name="T1">- DOMAIN-SUFFIX,ad.doubanio.com,🛑 </text:span><text:span text:style-name="T2">全球拦截</text:span></text:p>
      <text:p text:style-name="P2"><text:s/><text:span text:style-name="T1">- DOMAIN-SUFFIX,ad.download.cnet.com,🛑 </text:span><text:span text:style-name="T2">全球拦截</text:span></text:p>
      <text:p text:style-name="P2"><text:s/><text:span text:style-name="T1">- DOMAIN-SUFFIX,ad.dqwjzm.com,🛑 </text:span><text:span text:style-name="T2">全球拦截</text:span></text:p>
      <text:p text:style-name="P2"><text:s/><text:span text:style-name="T1">- DOMAIN-SUFFIX,ad.duapps.com,🛑 </text:span><text:span text:style-name="T2">全球拦截</text:span></text:p>
      <text:p text:style-name="P2"><text:s/><text:span text:style-name="T1">- DOMAIN-SUFFIX,ad.duga.jp,🛑 </text:span><text:span text:style-name="T2">全球拦截</text:span></text:p>
      <text:p text:style-name="P2"><text:s/><text:span text:style-name="T1">- DOMAIN-SUFFIX,ad.dumedia.ru,🛑 </text:span><text:span text:style-name="T2">全球拦截</text:span></text:p>
      <text:p text:style-name="P2"><text:s/><text:span text:style-name="T1">- DOMAIN-SUFFIX,ad.duomi.com,🛑 </text:span><text:span text:style-name="T2">全球拦截</text:span></text:p>
      <text:p text:style-name="P2"><text:s/><text:span text:style-name="T1">- DOMAIN-SUFFIX,ad.dzwindows.com,🛑 </text:span><text:span text:style-name="T2">全球拦截</text:span></text:p>
      <text:p text:style-name="P2"><text:s/><text:span text:style-name="T1">- DOMAIN-SUFFIX,ad.dzwww.com,🛑 </text:span><text:span text:style-name="T2">全球拦截</text:span></text:p>
      <text:p text:style-name="P2"><text:s/><text:span text:style-name="T1">- DOMAIN-SUFFIX,ad.egou.com,🛑 </text:span><text:span text:style-name="T2">全球拦截</text:span></text:p>
      <text:p text:style-name="P2"><text:s/><text:span text:style-name="T1">- DOMAIN-SUFFIX,ad.endpo.in,🛑 </text:span><text:span text:style-name="T2">全球拦截</text:span></text:p>
      <text:p text:style-name="P2"><text:s/><text:span text:style-name="T1">- DOMAIN-SUFFIX,ad.epochtimes.com,🛑 </text:span><text:span text:style-name="T2">全球拦截</text:span></text:p>
      <text:p text:style-name="P2"><text:s/><text:span text:style-name="T1">- DOMAIN-SUFFIX,ad.eporner.com,🛑 </text:span><text:span text:style-name="T2">全球拦截</text:span></text:p>
      <text:p text:style-name="P2"><text:s/><text:span text:style-name="T1">- DOMAIN-SUFFIX,ad.evozi.com,🛑 </text:span><text:span text:style-name="T2">全球拦截</text:span></text:p>
      <text:p text:style-name="P2"><text:s/><text:span text:style-name="T1">- DOMAIN-SUFFIX,ad.flipboard.com,🛑 </text:span><text:span text:style-name="T2">全球拦截</text:span></text:p>
      <text:p text:style-name="P2"><text:s/><text:span text:style-name="T1">- DOMAIN-SUFFIX,ad.flurry.com,🛑 </text:span><text:span text:style-name="T2">全球拦截</text:span></text:p>
      <text:p text:style-name="P2"><text:s/><text:span text:style-name="T1">- DOMAIN-SUFFIX,ad.flux.com,🛑 </text:span><text:span text:style-name="T2">全球拦截</text:span></text:p>
      <text:p text:style-name="P2"><text:s/><text:span text:style-name="T1">- DOMAIN-SUFFIX,ad.fnnews.com,🛑 </text:span><text:span text:style-name="T2">全球拦截</text:span></text:p>
      <text:p text:style-name="P2"><text:s/><text:span text:style-name="T1">- DOMAIN-SUFFIX,ad.foxnetworks.com,🛑 </text:span><text:span text:style-name="T2">全球拦截</text:span></text:p>
      <text:p text:style-name="P2"><text:s/><text:span text:style-name="T1">- DOMAIN-SUFFIX,ad.funp.com,🛑 </text:span><text:span text:style-name="T2">全球拦截</text:span></text:p>
      <text:p text:style-name="P2"><text:s/><text:span text:style-name="T1">- DOMAIN-SUFFIX,ad.funshion.org.cn,🛑 </text:span><text:span text:style-name="T2">全球拦截</text:span></text:p>
      <text:p text:style-name="P2"><text:s/><text:span text:style-name="T1">- DOMAIN-SUFFIX,ad.gametower.com.tw,🛑 </text:span><text:span text:style-name="T2">全球拦截</text:span></text:p>
      <text:p text:style-name="P2"><text:s/><text:span text:style-name="T1">- DOMAIN-SUFFIX,ad.ganji.com,🛑 </text:span><text:span text:style-name="T2">全球拦截</text:span></text:p>
      <text:p text:style-name="P2"><text:s/><text:span text:style-name="T1">- DOMAIN-SUFFIX,ad.gmw.cn,🛑 </text:span><text:span text:style-name="T2">全球拦截</text:span></text:p>
      <text:p text:style-name="P2"><text:s/><text:span text:style-name="T1">- DOMAIN-SUFFIX,ad.go.com,🛑 </text:span><text:span text:style-name="T2">全球拦截</text:span></text:p>
      <text:p text:style-name="P2"><text:s/><text:span text:style-name="T1">- DOMAIN-SUFFIX,ad.greedland.net,🛑 </text:span><text:span text:style-name="T2">全球拦截</text:span></text:p>
      <text:p text:style-name="P2"><text:s/><text:span text:style-name="T1">- DOMAIN-SUFFIX,ad.gtbrowser.com,🛑 </text:span><text:span text:style-name="T2">全球拦截</text:span></text:p>
      <text:p text:style-name="P2"><text:s/><text:span text:style-name="T1">- DOMAIN-SUFFIX,ad.hefei.cc,🛑 </text:span><text:span text:style-name="T2">全球拦截</text:span></text:p>
      <text:p text:style-name="P2"><text:s/><text:span text:style-name="T1">- DOMAIN-SUFFIX,ad.hiiir.com,🛑 </text:span><text:span text:style-name="T2">全球拦截</text:span></text:p>
      <text:p text:style-name="P2"><text:s/><text:span text:style-name="T1">- DOMAIN-SUFFIX,ad.holaq.com,🛑 </text:span><text:span text:style-name="T2">全球拦截</text:span></text:p>
      <text:p text:style-name="P2"><text:s/><text:span text:style-name="T1">- DOMAIN-SUFFIX,ad.hot-mob.com,🛑 </text:span><text:span text:style-name="T2">全球拦截</text:span></text:p>
      <text:p text:style-name="P2"><text:s/><text:span text:style-name="T1">- DOMAIN-SUFFIX,ad.house365.com,🛑 </text:span><text:span text:style-name="T2">全球拦截</text:span></text:p>
      <text:p text:style-name="P2"><text:s/><text:span text:style-name="T1">- DOMAIN-SUFFIX,ad.ibookstar.com,🛑 </text:span><text:span text:style-name="T2">全球拦截</text:span></text:p>
      <text:p text:style-name="P2"><text:s/><text:span text:style-name="T1">- DOMAIN-SUFFIX,ad.icasthq.com,🛑 </text:span><text:span text:style-name="T2">全球拦截</text:span></text:p>
      <text:p text:style-name="P2"><text:s/><text:span text:style-name="T1">- DOMAIN-SUFFIX,ad.idgtn.net,🛑 </text:span><text:span text:style-name="T2">全球拦截</text:span></text:p>
      <text:p text:style-name="P2"><text:soft-page-break/><text:s/><text:span text:style-name="T1">- DOMAIN-SUFFIX,ad.iloveinterracial.com,🛑 </text:span><text:span text:style-name="T2">全球拦截</text:span></text:p>
      <text:p text:style-name="P2"><text:s/><text:span text:style-name="T1">- DOMAIN-SUFFIX,ad.ipadview.com,🛑 </text:span><text:span text:style-name="T2">全球拦截</text:span></text:p>
      <text:p text:style-name="P2"><text:s/><text:span text:style-name="T1">- DOMAIN-SUFFIX,ad.jamba.net,🛑 </text:span><text:span text:style-name="T2">全球拦截</text:span></text:p>
      <text:p text:style-name="P2"><text:s/><text:span text:style-name="T1">- DOMAIN-SUFFIX,ad.jamster.co.uk,🛑 </text:span><text:span text:style-name="T2">全球拦截</text:span></text:p>
      <text:p text:style-name="P2"><text:s/><text:span text:style-name="T1">- DOMAIN-SUFFIX,ad.jamster.com,🛑 </text:span><text:span text:style-name="T2">全球拦截</text:span></text:p>
      <text:p text:style-name="P2"><text:s/><text:span text:style-name="T1">- DOMAIN-SUFFIX,ad.jsnbrynb.com,🛑 </text:span><text:span text:style-name="T2">全球拦截</text:span></text:p>
      <text:p text:style-name="P2"><text:s/><text:span text:style-name="T1">- DOMAIN-SUFFIX,ad.jxnews.com.cn,🛑 </text:span><text:span text:style-name="T2">全球拦截</text:span></text:p>
      <text:p text:style-name="P2"><text:s/><text:span text:style-name="T1">- DOMAIN-SUFFIX,ad.kissanime.io,🛑 </text:span><text:span text:style-name="T2">全球拦截</text:span></text:p>
      <text:p text:style-name="P2"><text:s/><text:span text:style-name="T1">- DOMAIN-SUFFIX,ad.kisscartoon.io,🛑 </text:span><text:span text:style-name="T2">全球拦截</text:span></text:p>
      <text:p text:style-name="P2"><text:s/><text:span text:style-name="T1">- DOMAIN-SUFFIX,ad.leadbolt.net,🛑 </text:span><text:span text:style-name="T2">全球拦截</text:span></text:p>
      <text:p text:style-name="P2"><text:s/><text:span text:style-name="T1">- DOMAIN-SUFFIX,ad.leadboltads.net,🛑 </text:span><text:span text:style-name="T2">全球拦截</text:span></text:p>
      <text:p text:style-name="P2"><text:s/><text:span text:style-name="T1">- DOMAIN-SUFFIX,ad.leadboltapps.net,🛑 </text:span><text:span text:style-name="T2">全球拦截</text:span></text:p>
      <text:p text:style-name="P2"><text:s/><text:span text:style-name="T1">- DOMAIN-SUFFIX,ad.leadboltmobile.net,🛑 </text:span><text:span text:style-name="T2">全球拦截</text:span></text:p>
      <text:p text:style-name="P2"><text:s/><text:span text:style-name="T1">- DOMAIN-SUFFIX,ad.livere.co.kr,🛑 </text:span><text:span text:style-name="T2">全球拦截</text:span></text:p>
      <text:p text:style-name="P2"><text:s/><text:span text:style-name="T1">- DOMAIN-SUFFIX,ad.lqalm.com,🛑 </text:span><text:span text:style-name="T2">全球拦截</text:span></text:p>
      <text:p text:style-name="P2"><text:s/><text:span text:style-name="T1">- DOMAIN-SUFFIX,ad.lyricswire.com,🛑 </text:span><text:span text:style-name="T2">全球拦截</text:span></text:p>
      <text:p text:style-name="P2"><text:s/><text:span text:style-name="T1">- DOMAIN-SUFFIX,ad.madserving.com,🛑 </text:span><text:span text:style-name="T2">全球拦截</text:span></text:p>
      <text:p text:style-name="P2"><text:s/><text:span text:style-name="T1">- DOMAIN-SUFFIX,ad.mail.ru,🛑 </text:span><text:span text:style-name="T2">全球拦截</text:span></text:p>
      <text:p text:style-name="P2"><text:s/><text:span text:style-name="T1">- DOMAIN-SUFFIX,ad.mail.sohu.com,🛑 </text:span><text:span text:style-name="T2">全球拦截</text:span></text:p>
      <text:p text:style-name="P2"><text:s/><text:span text:style-name="T1">- DOMAIN-SUFFIX,ad.mangareader.net,🛑 </text:span><text:span text:style-name="T2">全球拦截</text:span></text:p>
      <text:p text:style-name="P2"><text:s/><text:span text:style-name="T1">- DOMAIN-SUFFIX,ad.mediabong.net,🛑 </text:span><text:span text:style-name="T2">全球拦截</text:span></text:p>
      <text:p text:style-name="P2"><text:s/><text:span text:style-name="T1">- DOMAIN-SUFFIX,ad.mesomorphosis.com,🛑 </text:span><text:span text:style-name="T2">全球拦截</text:span></text:p>
      <text:p text:style-name="P2"><text:s/><text:span text:style-name="T1">- DOMAIN-SUFFIX,ad.mi.com,🛑 </text:span><text:span text:style-name="T2">全球拦截</text:span></text:p>
      <text:p text:style-name="P2"><text:s/><text:span text:style-name="T1">- DOMAIN-SUFFIX,ad.mnt123.com,🛑 </text:span><text:span text:style-name="T2">全球拦截</text:span></text:p>
      <text:p text:style-name="P2"><text:s/><text:span text:style-name="T1">- DOMAIN-SUFFIX,ad.molitv.cn,🛑 </text:span><text:span text:style-name="T2">全球拦截</text:span></text:p>
      <text:p text:style-name="P2"><text:s/><text:span text:style-name="T1">- DOMAIN-SUFFIX,ad.naver.com,🛑 </text:span><text:span text:style-name="T2">全球拦截</text:span></text:p>
      <text:p text:style-name="P2"><text:s/><text:span text:style-name="T1">- DOMAIN-SUFFIX,ad.netowl.jp,🛑 </text:span><text:span text:style-name="T2">全球拦截</text:span></text:p>
      <text:p text:style-name="P2"><text:s/><text:span text:style-name="T1">- DOMAIN-SUFFIX,ad.newegg.com,🛑 </text:span><text:span text:style-name="T2">全球拦截</text:span></text:p>
      <text:p text:style-name="P2"><text:s/><text:span text:style-name="T1">- DOMAIN-SUFFIX,ad.obuy.tw,🛑 </text:span><text:span text:style-name="T2">全球拦截</text:span></text:p>
      <text:p text:style-name="P2"><text:s/><text:span text:style-name="T1">- DOMAIN-SUFFIX,ad.openmultimedia.biz,🛑 </text:span><text:span text:style-name="T2">全球拦截</text:span></text:p>
      <text:p text:style-name="P2"><text:s/><text:span text:style-name="T1">- DOMAIN-SUFFIX,ad.outsidehub.com,🛑 </text:span><text:span text:style-name="T2">全球拦截</text:span></text:p>
      <text:p text:style-name="P2"><text:s/><text:span text:style-name="T1">- DOMAIN-SUFFIX,ad.pandora.tv,🛑 </text:span><text:span text:style-name="T2">全球拦截</text:span></text:p>
      <text:p text:style-name="P2"><text:s/><text:span text:style-name="T1">- DOMAIN-SUFFIX,ad.pchome.com.tw,🛑 </text:span><text:span text:style-name="T2">全球拦截</text:span></text:p>
      <text:p text:style-name="P2"><text:s/><text:span text:style-name="T1">- DOMAIN-SUFFIX,ad.pickple.net,🛑 </text:span><text:span text:style-name="T2">全球拦截</text:span></text:p>
      <text:p text:style-name="P2"><text:s/><text:span text:style-name="T1">- DOMAIN-SUFFIX,ad.pixnet.in,🛑 </text:span><text:span text:style-name="T2">全球拦截</text:span></text:p>
      <text:p text:style-name="P2"><text:s/><text:span text:style-name="T1">- DOMAIN-SUFFIX,ad.pixnet.net,🛑 </text:span><text:span text:style-name="T2">全球拦截</text:span></text:p>
      <text:p text:style-name="P2"><text:s/><text:span text:style-name="T1">- DOMAIN-SUFFIX,ad.player.baidu.com,🛑 </text:span><text:span text:style-name="T2">全球拦截</text:span></text:p>
      <text:p text:style-name="P2"><text:s/><text:span text:style-name="T1">- DOMAIN-SUFFIX,ad.propellerads.com,🛑 </text:span><text:span text:style-name="T2">全球拦截</text:span></text:p>
      <text:p text:style-name="P2"><text:s/><text:span text:style-name="T1">- DOMAIN-SUFFIX,ad.proxy.sh,🛑 </text:span><text:span text:style-name="T2">全球拦截</text:span></text:p>
      <text:p text:style-name="P2"><text:s/><text:span text:style-name="T1">- DOMAIN-SUFFIX,ad.qq.com,🛑 </text:span><text:span text:style-name="T2">全球拦截</text:span></text:p>
      <text:p text:style-name="P2"><text:s/><text:span text:style-name="T1">- DOMAIN-SUFFIX,ad.r.worldssl.net,🛑 </text:span><text:span text:style-name="T2">全球拦截</text:span></text:p>
      <text:p text:style-name="P2"><text:s/><text:span text:style-name="T1">- DOMAIN-SUFFIX,ad.rambler.ru,🛑 </text:span><text:span text:style-name="T2">全球拦截</text:span></text:p>
      <text:p text:style-name="P2"><text:s/><text:span text:style-name="T1">- DOMAIN-SUFFIX,ad.reachlocal.com,🛑 </text:span><text:span text:style-name="T2">全球拦截</text:span></text:p>
      <text:p text:style-name="P2"><text:s/><text:span text:style-name="T1">- DOMAIN-SUFFIX,ad.rednet.cn,🛑 </text:span><text:span text:style-name="T2">全球拦截</text:span></text:p>
      <text:p text:style-name="P2"><text:s/><text:span text:style-name="T1">- DOMAIN-SUFFIX,ad.reklamport.com,🛑 </text:span><text:span text:style-name="T2">全球拦截</text:span></text:p>
      <text:p text:style-name="P2"><text:s/><text:span text:style-name="T1">- DOMAIN-SUFFIX,ad.search.ch,🛑 </text:span><text:span text:style-name="T2">全球拦截</text:span></text:p>
      <text:p text:style-name="P2"><text:s/><text:span text:style-name="T1">- DOMAIN-SUFFIX,ad.seeyouyima.com,🛑 </text:span><text:span text:style-name="T2">全球拦截</text:span></text:p>
      <text:p text:style-name="P2"><text:s/><text:span text:style-name="T1">- DOMAIN-SUFFIX,ad.sensismediasmart.com.au,🛑 </text:span><text:span text:style-name="T2">全球拦截</text:span></text:p>
      <text:p text:style-name="P2"><text:s/><text:span text:style-name="T1">- DOMAIN-SUFFIX,ad.services.distractify.com,🛑 </text:span><text:span text:style-name="T2">全球拦截</text:span></text:p>
      <text:p text:style-name="P2"><text:s/><text:span text:style-name="T1">- DOMAIN-SUFFIX,ad.shuoshuomi.com,🛑 </text:span><text:span text:style-name="T2">全球拦截</text:span></text:p>
      <text:p text:style-name="P2"><text:s/><text:span text:style-name="T1">- DOMAIN-SUFFIX,ad.sina.com.cn,🛑 </text:span><text:span text:style-name="T2">全球拦截</text:span></text:p>
      <text:p text:style-name="P2"><text:s/><text:span text:style-name="T1">- DOMAIN-SUFFIX,ad.sinovision.net,🛑 </text:span><text:span text:style-name="T2">全球拦截</text:span></text:p>
      <text:p text:style-name="P2"><text:s/><text:span text:style-name="T1">- DOMAIN-SUFFIX,ad.slutload.com,🛑 </text:span><text:span text:style-name="T2">全球拦截</text:span></text:p>
      <text:p text:style-name="P2"><text:s/><text:span text:style-name="T1">- DOMAIN-SUFFIX,ad.smartclip.net,🛑 </text:span><text:span text:style-name="T2">全球拦截</text:span></text:p>
      <text:p text:style-name="P2"><text:s/><text:span text:style-name="T1">- DOMAIN-SUFFIX,ad.spielothek.so,🛑 </text:span><text:span text:style-name="T2">全球拦截</text:span></text:p>
      <text:p text:style-name="P2"><text:s/><text:span text:style-name="T1">- DOMAIN-SUFFIX,ad.spreaker.com,🛑 </text:span><text:span text:style-name="T2">全球拦截</text:span></text:p>
      <text:p text:style-name="P2"><text:soft-page-break/><text:s/><text:span text:style-name="T1">- DOMAIN-SUFFIX,ad.stsywl.com,🛑 </text:span><text:span text:style-name="T2">全球拦截</text:span></text:p>
      <text:p text:style-name="P2"><text:s/><text:span text:style-name="T1">- DOMAIN-SUFFIX,ad.tatatimes.com,🛑 </text:span><text:span text:style-name="T2">全球拦截</text:span></text:p>
      <text:p text:style-name="P2"><text:s/><text:span text:style-name="T1">- DOMAIN-SUFFIX,ad.test.ximalaya.com,🛑 </text:span><text:span text:style-name="T2">全球拦截</text:span></text:p>
      <text:p text:style-name="P2"><text:s/><text:span text:style-name="T1">- DOMAIN-SUFFIX,ad.thepaper.cn,🛑 </text:span><text:span text:style-name="T2">全球拦截</text:span></text:p>
      <text:p text:style-name="P2"><text:s/><text:span text:style-name="T1">- DOMAIN-SUFFIX,ad.thisav.com,🛑 </text:span><text:span text:style-name="T2">全球拦截</text:span></text:p>
      <text:p text:style-name="P2"><text:s/><text:span text:style-name="T1">- DOMAIN-SUFFIX,ad.thsi.cn,🛑 </text:span><text:span text:style-name="T2">全球拦截</text:span></text:p>
      <text:p text:style-name="P2"><text:s/><text:span text:style-name="T1">- DOMAIN-SUFFIX,ad.toutiao.com,🛑 </text:span><text:span text:style-name="T2">全球拦截</text:span></text:p>
      <text:p text:style-name="P2"><text:s/><text:span text:style-name="T1">- DOMAIN-SUFFIX,ad.turn.com,🛑 </text:span><text:span text:style-name="T2">全球拦截</text:span></text:p>
      <text:p text:style-name="P2"><text:s/><text:span text:style-name="T1">- DOMAIN-SUFFIX,ad.unimhk.com,🛑 </text:span><text:span text:style-name="T2">全球拦截</text:span></text:p>
      <text:p text:style-name="P2"><text:s/><text:span text:style-name="T1">- DOMAIN-SUFFIX,ad.userporn.com,🛑 </text:span><text:span text:style-name="T2">全球拦截</text:span></text:p>
      <text:p text:style-name="P2"><text:s/><text:span text:style-name="T1">- DOMAIN-SUFFIX,ad.vidaroo.com,🛑 </text:span><text:span text:style-name="T2">全球拦截</text:span></text:p>
      <text:p text:style-name="P2"><text:s/><text:span text:style-name="T1">- DOMAIN-SUFFIX,ad.vryeye.com,🛑 </text:span><text:span text:style-name="T2">全球拦截</text:span></text:p>
      <text:p text:style-name="P2"><text:s/><text:span text:style-name="T1">- DOMAIN-SUFFIX,ad.walkgame.com,🛑 </text:span><text:span text:style-name="T2">全球拦截</text:span></text:p>
      <text:p text:style-name="P2"><text:s/><text:span text:style-name="T1">- DOMAIN-SUFFIX,ad.wang502.com,🛑 </text:span><text:span text:style-name="T2">全球拦截</text:span></text:p>
      <text:p text:style-name="P2"><text:s/><text:span text:style-name="T1">- DOMAIN-SUFFIX,ad.winningpartner.com,🛑 </text:span><text:span text:style-name="T2">全球拦截</text:span></text:p>
      <text:p text:style-name="P2"><text:s/><text:span text:style-name="T1">- DOMAIN-SUFFIX,ad.winrar.com.cn,🛑 </text:span><text:span text:style-name="T2">全球拦截</text:span></text:p>
      <text:p text:style-name="P2"><text:s/><text:span text:style-name="T1">- DOMAIN-SUFFIX,ad.wretch.cc,🛑 </text:span><text:span text:style-name="T2">全球拦截</text:span></text:p>
      <text:p text:style-name="P2"><text:s/><text:span text:style-name="T1">- DOMAIN-SUFFIX,ad.xmovies8.ru,🛑 </text:span><text:span text:style-name="T2">全球拦截</text:span></text:p>
      <text:p text:style-name="P2"><text:s/><text:span text:style-name="T1">- DOMAIN-SUFFIX,ad.xxguan.cn,🛑 </text:span><text:span text:style-name="T2">全球拦截</text:span></text:p>
      <text:p text:style-name="P2"><text:s/><text:span text:style-name="T1">- DOMAIN-SUFFIX,ad.yeshitv.com,🛑 </text:span><text:span text:style-name="T2">全球拦截</text:span></text:p>
      <text:p text:style-name="P2"><text:s/><text:span text:style-name="T1">- DOMAIN-SUFFIX,ad.yieldlab.net,🛑 </text:span><text:span text:style-name="T2">全球拦截</text:span></text:p>
      <text:p text:style-name="P2"><text:s/><text:span text:style-name="T1">- DOMAIN-SUFFIX,ad.ylunion.com,🛑 </text:span><text:span text:style-name="T2">全球拦截</text:span></text:p>
      <text:p text:style-name="P2"><text:s/><text:span text:style-name="T1">- DOMAIN-SUFFIX,ad.zanox.com,🛑 </text:span><text:span text:style-name="T2">全球拦截</text:span></text:p>
      <text:p text:style-name="P2"><text:s/><text:span text:style-name="T1">- DOMAIN-SUFFIX,ad.zdworks.com,🛑 </text:span><text:span text:style-name="T2">全球拦截</text:span></text:p>
      <text:p text:style-name="P2"><text:s/><text:span text:style-name="T1">- DOMAIN-SUFFIX,ad.zhangyue.com,🛑 </text:span><text:span text:style-name="T2">全球拦截</text:span></text:p>
      <text:p text:style-name="P2"><text:s/><text:span text:style-name="T1">- DOMAIN-SUFFIX,ad.zhidian3g.cn,🛑 </text:span><text:span text:style-name="T2">全球拦截</text:span></text:p>
      <text:p text:style-name="P2"><text:s/><text:span text:style-name="T1">- DOMAIN-SUFFIX,ad.zuimeitianqi.com,🛑 </text:span><text:span text:style-name="T2">全球拦截</text:span></text:p>
      <text:p text:style-name="P2"><text:s/><text:span text:style-name="T1">- DOMAIN-SUFFIX,ad0.bigmir.net,🛑 </text:span><text:span text:style-name="T2">全球拦截</text:span></text:p>
      <text:p text:style-name="P2"><text:s/><text:span text:style-name="T1">- DOMAIN-SUFFIX,ad000000.com,🛑 </text:span><text:span text:style-name="T2">全球拦截</text:span></text:p>
      <text:p text:style-name="P2"><text:s/><text:span text:style-name="T1">- DOMAIN-SUFFIX,ad1.bigmir.net,🛑 </text:span><text:span text:style-name="T2">全球拦截</text:span></text:p>
      <text:p text:style-name="P2"><text:s/><text:span text:style-name="T1">- DOMAIN-SUFFIX,ad1.greedland.net,🛑 </text:span><text:span text:style-name="T2">全球拦截</text:span></text:p>
      <text:p text:style-name="P2"><text:s/><text:span text:style-name="T1">- DOMAIN-SUFFIX,ad1.nend.net,🛑 </text:span><text:span text:style-name="T2">全球拦截</text:span></text:p>
      <text:p text:style-name="P2"><text:s/><text:span text:style-name="T1">- DOMAIN-SUFFIX,ad1.netshelter.net,🛑 </text:span><text:span text:style-name="T2">全球拦截</text:span></text:p>
      <text:p text:style-name="P2"><text:s/><text:span text:style-name="T1">- DOMAIN-SUFFIX,ad1.p5w.net,🛑 </text:span><text:span text:style-name="T2">全球拦截</text:span></text:p>
      <text:p text:style-name="P2"><text:s/><text:span text:style-name="T1">- DOMAIN-SUFFIX,ad1.udn.com,🛑 </text:span><text:span text:style-name="T2">全球拦截</text:span></text:p>
      <text:p text:style-name="P2"><text:s/><text:span text:style-name="T1">- DOMAIN-SUFFIX,ad1.xiaomi.com,🛑 </text:span><text:span text:style-name="T2">全球拦截</text:span></text:p>
      <text:p text:style-name="P2"><text:s/><text:span text:style-name="T1">- DOMAIN-SUFFIX,ad1.yangjinyou.com,🛑 </text:span><text:span text:style-name="T2">全球拦截</text:span></text:p>
      <text:p text:style-name="P2"><text:s/><text:span text:style-name="T1">- DOMAIN-SUFFIX,ad2.nend.net,🛑 </text:span><text:span text:style-name="T2">全球拦截</text:span></text:p>
      <text:p text:style-name="P2"><text:s/><text:span text:style-name="T1">- DOMAIN-SUFFIX,ad2.udn.com,🛑 </text:span><text:span text:style-name="T2">全球拦截</text:span></text:p>
      <text:p text:style-name="P2"><text:s/><text:span text:style-name="T1">- DOMAIN-SUFFIX,ad2.yam.com,🛑 </text:span><text:span text:style-name="T2">全球拦截</text:span></text:p>
      <text:p text:style-name="P2"><text:s/><text:span text:style-name="T1">- DOMAIN-SUFFIX,ad2.yangjinyou.com,🛑 </text:span><text:span text:style-name="T2">全球拦截</text:span></text:p>
      <text:p text:style-name="P2"><text:s/><text:span text:style-name="T1">- DOMAIN-SUFFIX,ad3.udn.com,🛑 </text:span><text:span text:style-name="T2">全球拦截</text:span></text:p>
      <text:p text:style-name="P2"><text:s/><text:span text:style-name="T1">- DOMAIN-SUFFIX,ad4.bigmir.net,🛑 </text:span><text:span text:style-name="T2">全球拦截</text:span></text:p>
      <text:p text:style-name="P2"><text:s/><text:span text:style-name="T1">- DOMAIN-SUFFIX,ad4.sina.com.cn,🛑 </text:span><text:span text:style-name="T2">全球拦截</text:span></text:p>
      <text:p text:style-name="P2"><text:s/><text:span text:style-name="T1">- DOMAIN-SUFFIX,ad4.udn.com,🛑 </text:span><text:span text:style-name="T2">全球拦截</text:span></text:p>
      <text:p text:style-name="P2"><text:s/><text:span text:style-name="T1">- DOMAIN-SUFFIX,ad4game.com,🛑 </text:span><text:span text:style-name="T2">全球拦截</text:span></text:p>
      <text:p text:style-name="P2"><text:s/><text:span text:style-name="T1">- DOMAIN-SUFFIX,ad5.bigmir.net,🛑 </text:span><text:span text:style-name="T2">全球拦截</text:span></text:p>
      <text:p text:style-name="P2"><text:s/><text:span text:style-name="T1">- DOMAIN-SUFFIX,ad6.bigmir.net,🛑 </text:span><text:span text:style-name="T2">全球拦截</text:span></text:p>
      <text:p text:style-name="P2"><text:s/><text:span text:style-name="T1">- DOMAIN-SUFFIX,ad7.bigmir.net,🛑 </text:span><text:span text:style-name="T2">全球拦截</text:span></text:p>
      <text:p text:style-name="P2"><text:s/><text:span text:style-name="T1">- DOMAIN-SUFFIX,ad7.com,🛑 </text:span><text:span text:style-name="T2">全球拦截</text:span></text:p>
      <text:p text:style-name="P2"><text:s/><text:span text:style-name="T1">- DOMAIN-SUFFIX,ad7.tagphi.net,🛑 </text:span><text:span text:style-name="T2">全球拦截</text:span></text:p>
      <text:p text:style-name="P2"><text:s/><text:span text:style-name="T1">- DOMAIN-SUFFIX,ad8.adfarm1.adition.com,🛑 </text:span><text:span text:style-name="T2">全球拦截</text:span></text:p>
      <text:p text:style-name="P2"><text:s/><text:span text:style-name="T1">- DOMAIN-SUFFIX,ad9377.com,🛑 </text:span><text:span text:style-name="T2">全球拦截</text:span></text:p>
      <text:p text:style-name="P2"><text:s/><text:span text:style-name="T1">- DOMAIN-SUFFIX,adadapted.com,🛑 </text:span><text:span text:style-name="T2">全球拦截</text:span></text:p>
      <text:p text:style-name="P2"><text:s/><text:span text:style-name="T1">- DOMAIN-SUFFIX,adadmin.house365.com,🛑 </text:span><text:span text:style-name="T2">全球拦截</text:span></text:p>
      <text:p text:style-name="P2"><text:s/><text:span text:style-name="T1">- DOMAIN-SUFFIX,adadvisor.net,🛑 </text:span><text:span text:style-name="T2">全球拦截</text:span></text:p>
      <text:p text:style-name="P2"><text:soft-page-break/><text:s/><text:span text:style-name="T1">- DOMAIN-SUFFIX,ad-android.51wnl.com,🛑 </text:span><text:span text:style-name="T2">全球拦截</text:span></text:p>
      <text:p text:style-name="P2"><text:s/><text:span text:style-name="T1">- DOMAIN-SUFFIX,adap.tv,🛑 </text:span><text:span text:style-name="T2">全球拦截</text:span></text:p>
      <text:p text:style-name="P2"><text:s/><text:span text:style-name="T1">- DOMAIN-SUFFIX,adapi.lenovogame.com,🛑 </text:span><text:span text:style-name="T2">全球拦截</text:span></text:p>
      <text:p text:style-name="P2"><text:s/><text:span text:style-name="T1">- DOMAIN-SUFFIX,adasad.myweb.hinet.net,🛑 </text:span><text:span text:style-name="T2">全球拦截</text:span></text:p>
      <text:p text:style-name="P2"><text:s/><text:span text:style-name="T1">- DOMAIN-SUFFIX,adbana.com,🛑 </text:span><text:span text:style-name="T2">全球拦截</text:span></text:p>
      <text:p text:style-name="P2"><text:s/><text:span text:style-name="T1">- DOMAIN-SUFFIX,ad-beta.flipboard.com,🛑 </text:span><text:span text:style-name="T2">全球拦截</text:span></text:p>
      <text:p text:style-name="P2"><text:s/><text:span text:style-name="T1">- DOMAIN-SUFFIX,adbot.tw,🛑 </text:span><text:span text:style-name="T2">全球拦截</text:span></text:p>
      <text:p text:style-name="P2"><text:s/><text:span text:style-name="T1">- DOMAIN-SUFFIX,adbox.sina.com.cn,🛑 </text:span><text:span text:style-name="T2">全球拦截</text:span></text:p>
      <text:p text:style-name="P2"><text:s/><text:span text:style-name="T1">- DOMAIN-SUFFIX,ad-brix.com,🛑 </text:span><text:span text:style-name="T2">全球拦截</text:span></text:p>
      <text:p text:style-name="P2"><text:s/><text:span text:style-name="T1">- DOMAIN-SUFFIX,adbuyer3.lycos.com,🛑 </text:span><text:span text:style-name="T2">全球拦截</text:span></text:p>
      <text:p text:style-name="P2"><text:s/><text:span text:style-name="T1">- DOMAIN-SUFFIX,adbxb.com,🛑 </text:span><text:span text:style-name="T2">全球拦截</text:span></text:p>
      <text:p text:style-name="P2"><text:s/><text:span text:style-name="T1">- DOMAIN-SUFFIX,adcast.deviantart.com,🛑 </text:span><text:span text:style-name="T2">全球拦截</text:span></text:p>
      <text:p text:style-name="P2"><text:s/><text:span text:style-name="T1">- DOMAIN-SUFFIX,adcast.fblife.com,🛑 </text:span><text:span text:style-name="T2">全球拦截</text:span></text:p>
      <text:p text:style-name="P2"><text:s/><text:span text:style-name="T1">- DOMAIN-SUFFIX,adccoo.cn,🛑 </text:span><text:span text:style-name="T2">全球拦截</text:span></text:p>
      <text:p text:style-name="P2"><text:s/><text:span text:style-name="T1">- DOMAIN-SUFFIX,adcdn.goo.ne.jp,🛑 </text:span><text:span text:style-name="T2">全球拦截</text:span></text:p>
      <text:p text:style-name="P2"><text:s/><text:span text:style-name="T1">- DOMAIN-SUFFIX,adchina.com,🛑 </text:span><text:span text:style-name="T2">全球拦截</text:span></text:p>
      <text:p text:style-name="P2"><text:s/><text:span text:style-name="T1">- DOMAIN-SUFFIX,adcitrus.com,🛑 </text:span><text:span text:style-name="T2">全球拦截</text:span></text:p>
      <text:p text:style-name="P2"><text:s/><text:span text:style-name="T1">- DOMAIN-SUFFIX,adcl.pchome.com.tw,🛑 </text:span><text:span text:style-name="T2">全球拦截</text:span></text:p>
      <text:p text:style-name="P2"><text:s/><text:span text:style-name="T1">- DOMAIN-SUFFIX,adclick.g.doublecklick.net,🛑 </text:span><text:span text:style-name="T2">全球拦截</text:span></text:p>
      <text:p text:style-name="P2"><text:s/><text:span text:style-name="T1">- DOMAIN-SUFFIX,adclient.uimserv.net,🛑 </text:span><text:span text:style-name="T2">全球拦截</text:span></text:p>
      <text:p text:style-name="P2"><text:s/><text:span text:style-name="T1">- DOMAIN-SUFFIX,adclock.zdworks.com,🛑 </text:span><text:span text:style-name="T2">全球拦截</text:span></text:p>
      <text:p text:style-name="P2"><text:s/><text:span text:style-name="T1">- DOMAIN-SUFFIX,adcloud.jp,🛑 </text:span><text:span text:style-name="T2">全球拦截</text:span></text:p>
      <text:p text:style-name="P2"><text:s/><text:span text:style-name="T1">- DOMAIN-SUFFIX,ad-cloud.jp,🛑 </text:span><text:span text:style-name="T2">全球拦截</text:span></text:p>
      <text:p text:style-name="P2"><text:s/><text:span text:style-name="T1">- DOMAIN-SUFFIX,adcome.cn,🛑 </text:span><text:span text:style-name="T2">全球拦截</text:span></text:p>
      <text:p text:style-name="P2"><text:s/><text:span text:style-name="T1">- DOMAIN-SUFFIX,adcore.lenovomm.com,🛑 </text:span><text:span text:style-name="T2">全球拦截</text:span></text:p>
      <text:p text:style-name="P2"><text:s/><text:span text:style-name="T1">- DOMAIN-SUFFIX,adcount.yoka.com,🛑 </text:span><text:span text:style-name="T2">全球拦截</text:span></text:p>
      <text:p text:style-name="P2"><text:s/><text:span text:style-name="T1">- DOMAIN-SUFFIX,adcr.naver.com,🛑 </text:span><text:span text:style-name="T2">全球拦截</text:span></text:p>
      <text:p text:style-name="P2"><text:s/><text:span text:style-name="T1">- DOMAIN-SUFFIX,adcreative.naver.com,🛑 </text:span><text:span text:style-name="T2">全球拦截</text:span></text:p>
      <text:p text:style-name="P2"><text:s/><text:span text:style-name="T1">- DOMAIN-SUFFIX,add.bugun.com.tr,🛑 </text:span><text:span text:style-name="T2">全球拦截</text:span></text:p>
      <text:p text:style-name="P2"><text:s/><text:span text:style-name="T1">- DOMAIN-SUFFIX,add.dz19.net,🛑 </text:span><text:span text:style-name="T2">全球拦截</text:span></text:p>
      <text:p text:style-name="P2"><text:s/><text:span text:style-name="T1">- DOMAIN-SUFFIX,add.freeimg8.com,🛑 </text:span><text:span text:style-name="T2">全球拦截</text:span></text:p>
      <text:p text:style-name="P2"><text:s/><text:span text:style-name="T1">- DOMAIN-SUFFIX,add.mmyuer.com,🛑 </text:span><text:span text:style-name="T2">全球拦截</text:span></text:p>
      <text:p text:style-name="P2"><text:s/><text:span text:style-name="T1">- DOMAIN-SUFFIX,addata.ku6.com,🛑 </text:span><text:span text:style-name="T2">全球拦截</text:span></text:p>
      <text:p text:style-name="P2"><text:s/><text:span text:style-name="T1">- DOMAIN-SUFFIX,ad-delivery.net,🛑 </text:span><text:span text:style-name="T2">全球拦截</text:span></text:p>
      <text:p text:style-name="P2"><text:s/><text:span text:style-name="T1">- DOMAIN-SUFFIX,addirector.vindicosuite.com,🛑 </text:span><text:span text:style-name="T2">全球拦截</text:span></text:p>
      <text:p text:style-name="P2"><text:s/><text:span text:style-name="T1">- DOMAIN-SUFFIX,addl.easetuner.com,🛑 </text:span><text:span text:style-name="T2">全球拦截</text:span></text:p>
      <text:p text:style-name="P2"><text:s/><text:span text:style-name="T1">- DOMAIN-SUFFIX,adds.weatherology.com,🛑 </text:span><text:span text:style-name="T2">全球拦截</text:span></text:p>
      <text:p text:style-name="P2"><text:s/><text:span text:style-name="T1">- DOMAIN-SUFFIX,addthis.com,🛑 </text:span><text:span text:style-name="T2">全球拦截</text:span></text:p>
      <text:p text:style-name="P2"><text:s/><text:span text:style-name="T1">- DOMAIN-SUFFIX,addthisedge.com,🛑 </text:span><text:span text:style-name="T2">全球拦截</text:span></text:p>
      <text:p text:style-name="P2"><text:s/><text:span text:style-name="T1">- DOMAIN-SUFFIX,adeaz.com,🛑 </text:span><text:span text:style-name="T2">全球拦截</text:span></text:p>
      <text:p text:style-name="P2"><text:s/><text:span text:style-name="T1">- DOMAIN-SUFFIX,ader.mobi,🛑 </text:span><text:span text:style-name="T2">全球拦截</text:span></text:p>
      <text:p text:style-name="P2"><text:s/><text:span text:style-name="T1">- DOMAIN-SUFFIX,adeventtracker.spotify.com,🛑 </text:span><text:span text:style-name="T2">全球拦截</text:span></text:p>
      <text:p text:style-name="P2"><text:s/><text:span text:style-name="T1">- DOMAIN-SUFFIX,adexprt.com,🛑 </text:span><text:span text:style-name="T2">全球拦截</text:span></text:p>
      <text:p text:style-name="P2"><text:s/><text:span text:style-name="T1">- DOMAIN-SUFFIX,adf.dahe.cn,🛑 </text:span><text:span text:style-name="T2">全球拦截</text:span></text:p>
      <text:p text:style-name="P2"><text:s/><text:span text:style-name="T1">- DOMAIN-SUFFIX,adfarm.mediaplex.com,🛑 </text:span><text:span text:style-name="T2">全球拦截</text:span></text:p>
      <text:p text:style-name="P2"><text:s/><text:span text:style-name="T1">- DOMAIN-SUFFIX,adform.net,🛑 </text:span><text:span text:style-name="T2">全球拦截</text:span></text:p>
      <text:p text:style-name="P2"><text:s/><text:span text:style-name="T1">- DOMAIN-SUFFIX,adfront.auction.co.kr,🛑 </text:span><text:span text:style-name="T2">全球拦截</text:span></text:p>
      <text:p text:style-name="P2"><text:s/><text:span text:style-name="T1">- DOMAIN-SUFFIX,adfurikun.jp,🛑 </text:span><text:span text:style-name="T2">全球拦截</text:span></text:p>
      <text:p text:style-name="P2"><text:s/><text:span text:style-name="T1">- DOMAIN-SUFFIX,adfuture.cn,🛑 </text:span><text:span text:style-name="T2">全球拦截</text:span></text:p>
      <text:p text:style-name="P2"><text:s/><text:span text:style-name="T1">- DOMAIN-SUFFIX,ad-gb.mgid.com,🛑 </text:span><text:span text:style-name="T2">全球拦截</text:span></text:p>
      <text:p text:style-name="P2"><text:s/><text:span text:style-name="T1">- DOMAIN-SUFFIX,adgeo.163.com,🛑 </text:span><text:span text:style-name="T2">全球拦截</text:span></text:p>
      <text:p text:style-name="P2"><text:s/><text:span text:style-name="T1">- DOMAIN-SUFFIX,adhai.com,🛑 </text:span><text:span text:style-name="T2">全球拦截</text:span></text:p>
      <text:p text:style-name="P2"><text:s/><text:span text:style-name="T1">- DOMAIN-SUFFIX,adhome.1fangchan.com,🛑 </text:span><text:span text:style-name="T2">全球拦截</text:span></text:p>
      <text:p text:style-name="P2"><text:s/><text:span text:style-name="T1">- DOMAIN-SUFFIX,adhouyi.com,🛑 </text:span><text:span text:style-name="T2">全球拦截</text:span></text:p>
      <text:p text:style-name="P2"><text:s/><text:span text:style-name="T1">- DOMAIN-SUFFIX,adi.bigmir.net,🛑 </text:span><text:span text:style-name="T2">全球拦截</text:span></text:p>
      <text:p text:style-name="P2"><text:s/><text:span text:style-name="T1">- DOMAIN-SUFFIX,adi.cnool.net,🛑 </text:span><text:span text:style-name="T2">全球拦截</text:span></text:p>
      <text:p text:style-name="P2"><text:soft-page-break/><text:s/><text:span text:style-name="T1">- DOMAIN-SUFFIX,adi2007.cnool.net,🛑 </text:span><text:span text:style-name="T2">全球拦截</text:span></text:p>
      <text:p text:style-name="P2"><text:s/><text:span text:style-name="T1">- DOMAIN-SUFFIX,adimages.go.com,🛑 </text:span><text:span text:style-name="T2">全球拦截</text:span></text:p>
      <text:p text:style-name="P2"><text:s/><text:span text:style-name="T1">- DOMAIN-SUFFIX,adimages.sina.com.hk,🛑 </text:span><text:span text:style-name="T2">全球拦截</text:span></text:p>
      <text:p text:style-name="P2"><text:s/><text:span text:style-name="T1">- DOMAIN-SUFFIX,adimg.bbcss.com,🛑 </text:span><text:span text:style-name="T2">全球拦截</text:span></text:p>
      <text:p text:style-name="P2"><text:s/><text:span text:style-name="T1">- DOMAIN-SUFFIX,adimg.cqnews.net,🛑 </text:span><text:span text:style-name="T2">全球拦截</text:span></text:p>
      <text:p text:style-name="P2"><text:s/><text:span text:style-name="T1">- DOMAIN-SUFFIX,adimg.daumcdn.net,🛑 </text:span><text:span text:style-name="T2">全球拦截</text:span></text:p>
      <text:p text:style-name="P2"><text:s/><text:span text:style-name="T1">- DOMAIN-SUFFIX,adimg.deviantart.net,🛑 </text:span><text:span text:style-name="T2">全球拦截</text:span></text:p>
      <text:p text:style-name="P2"><text:s/><text:span text:style-name="T1">- DOMAIN-SUFFIX,adimg.mobile.sina.cn,🛑 </text:span><text:span text:style-name="T2">全球拦截</text:span></text:p>
      <text:p text:style-name="P2"><text:s/><text:span text:style-name="T1">- DOMAIN-SUFFIX,adimg.qxlsjw.com,🛑 </text:span><text:span text:style-name="T2">全球拦截</text:span></text:p>
      <text:p text:style-name="P2"><text:s/><text:span text:style-name="T1">- DOMAIN-SUFFIX,adimg.uimserv.net,🛑 </text:span><text:span text:style-name="T2">全球拦截</text:span></text:p>
      <text:p text:style-name="P2"><text:s/><text:span text:style-name="T1">- DOMAIN-SUFFIX,adimg.uve.weibo.com,🛑 </text:span><text:span text:style-name="T2">全球拦截</text:span></text:p>
      <text:p text:style-name="P2"><text:s/><text:span text:style-name="T1">- DOMAIN-SUFFIX,adimg1.chosun.com,🛑 </text:span><text:span text:style-name="T2">全球拦截</text:span></text:p>
      <text:p text:style-name="P2"><text:s/><text:span text:style-name="T1">- DOMAIN-SUFFIX,adimg3.search.naver.net,🛑 </text:span><text:span text:style-name="T2">全球拦截</text:span></text:p>
      <text:p text:style-name="P2"><text:s/><text:span text:style-name="T1">- DOMAIN-SUFFIX,adimgs.xici.net,🛑 </text:span><text:span text:style-name="T2">全球拦截</text:span></text:p>
      <text:p text:style-name="P2"><text:s/><text:span text:style-name="T1">- DOMAIN-SUFFIX,adimp.excite.co.jp,🛑 </text:span><text:span text:style-name="T2">全球拦截</text:span></text:p>
      <text:p text:style-name="P2"><text:s/><text:span text:style-name="T1">- DOMAIN-SUFFIX,adinall.com,🛑 </text:span><text:span text:style-name="T2">全球拦截</text:span></text:p>
      <text:p text:style-name="P2"><text:s/><text:span text:style-name="T1">- DOMAIN-SUFFIX,adinf.cp11.ott.cibntv.net,🛑 </text:span><text:span text:style-name="T2">全球拦截</text:span></text:p>
      <text:p text:style-name="P2"><text:s/><text:span text:style-name="T1">- DOMAIN-SUFFIX,adinf.voole.com,🛑 </text:span><text:span text:style-name="T2">全球拦截</text:span></text:p>
      <text:p text:style-name="P2"><text:s/><text:span text:style-name="T1">- DOMAIN-SUFFIX,adinfo.aol.com,🛑 </text:span><text:span text:style-name="T2">全球拦截</text:span></text:p>
      <text:p text:style-name="P2"><text:s/><text:span text:style-name="T1">- DOMAIN-SUFFIX,adinfo.ra1.xlmc.sec.miui.com,🛑 </text:span><text:span text:style-name="T2">全球拦截</text:span></text:p>
      <text:p text:style-name="P2"><text:s/><text:span text:style-name="T1">- DOMAIN-SUFFIX,adingo.jp.eimg.jp,🛑 </text:span><text:span text:style-name="T2">全球拦截</text:span></text:p>
      <text:p text:style-name="P2"><text:s/><text:span text:style-name="T1">- DOMAIN-SUFFIX,adirects.com,🛑 </text:span><text:span text:style-name="T2">全球拦截</text:span></text:p>
      <text:p text:style-name="P2"><text:s/><text:span text:style-name="T1">- DOMAIN-SUFFIX,adjb.5nd.com,🛑 </text:span><text:span text:style-name="T2">全球拦截</text:span></text:p>
      <text:p text:style-name="P2"><text:s/><text:span text:style-name="T1">- DOMAIN-SUFFIX,adk.funshion.com,🛑 </text:span><text:span text:style-name="T2">全球拦截</text:span></text:p>
      <text:p text:style-name="P2"><text:s/><text:span text:style-name="T1">- DOMAIN-SUFFIX,adk2.co,🛑 </text:span><text:span text:style-name="T2">全球拦截</text:span></text:p>
      <text:p text:style-name="P2"><text:s/><text:span text:style-name="T1">- DOMAIN-SUFFIX,adk2x.com,🛑 </text:span><text:span text:style-name="T2">全球拦截</text:span></text:p>
      <text:p text:style-name="P2"><text:s/><text:span text:style-name="T1">- DOMAIN-SUFFIX,adkmob.com,🛑 </text:span><text:span text:style-name="T2">全球拦截</text:span></text:p>
      <text:p text:style-name="P2"><text:s/><text:span text:style-name="T1">- DOMAIN-SUFFIX,adkongjian.com,🛑 </text:span><text:span text:style-name="T2">全球拦截</text:span></text:p>
      <text:p text:style-name="P2"><text:s/><text:span text:style-name="T1">- DOMAIN-SUFFIX,adlabs-sync.rutarget.ru,🛑 </text:span><text:span text:style-name="T2">全球拦截</text:span></text:p>
      <text:p text:style-name="P2"><text:s/><text:span text:style-name="T1">- DOMAIN-SUFFIX,adlefee.com,🛑 </text:span><text:span text:style-name="T2">全球拦截</text:span></text:p>
      <text:p text:style-name="P2"><text:s/><text:span text:style-name="T1">- DOMAIN-SUFFIX,adlink.shopsafe.co.nz,🛑 </text:span><text:span text:style-name="T2">全球拦截</text:span></text:p>
      <text:p text:style-name="P2"><text:s/><text:span text:style-name="T1">- DOMAIN-SUFFIX,adlive.cn,🛑 </text:span><text:span text:style-name="T2">全球拦截</text:span></text:p>
      <text:p text:style-name="P2"><text:s/><text:span text:style-name="T1">- DOMAIN-SUFFIX,adlocus.com,🛑 </text:span><text:span text:style-name="T2">全球拦截</text:span></text:p>
      <text:p text:style-name="P2"><text:s/><text:span text:style-name="T1">- DOMAIN-SUFFIX,ad-locus.com,🛑 </text:span><text:span text:style-name="T2">全球拦截</text:span></text:p>
      <text:p text:style-name="P2"><text:s/><text:span text:style-name="T1">- DOMAIN-SUFFIX,adlog.flurry.com,🛑 </text:span><text:span text:style-name="T2">全球拦截</text:span></text:p>
      <text:p text:style-name="P2"><text:s/><text:span text:style-name="T1">- DOMAIN-SUFFIX,adm.265g.com,🛑 </text:span><text:span text:style-name="T2">全球拦截</text:span></text:p>
      <text:p text:style-name="P2"><text:s/><text:span text:style-name="T1">- DOMAIN-SUFFIX,adm.72zx.com,🛑 </text:span><text:span text:style-name="T2">全球拦截</text:span></text:p>
      <text:p text:style-name="P2"><text:s/><text:span text:style-name="T1">- DOMAIN-SUFFIX,adm.86wan.com,🛑 </text:span><text:span text:style-name="T2">全球拦截</text:span></text:p>
      <text:p text:style-name="P2"><text:s/><text:span text:style-name="T1">- DOMAIN-SUFFIX,adm.baidu.com,🛑 </text:span><text:span text:style-name="T2">全球拦截</text:span></text:p>
      <text:p text:style-name="P2"><text:s/><text:span text:style-name="T1">- DOMAIN-SUFFIX,adm.cloud.cnfol.com,🛑 </text:span><text:span text:style-name="T2">全球拦截</text:span></text:p>
      <text:p text:style-name="P2"><text:s/><text:span text:style-name="T1">- DOMAIN-SUFFIX,adm.easou.com,🛑 </text:span><text:span text:style-name="T2">全球拦截</text:span></text:p>
      <text:p text:style-name="P2"><text:s/><text:span text:style-name="T1">- DOMAIN-SUFFIX,adm.funshion.com,🛑 </text:span><text:span text:style-name="T2">全球拦截</text:span></text:p>
      <text:p text:style-name="P2"><text:s/><text:span text:style-name="T1">- DOMAIN-SUFFIX,adm.icast.cn,🛑 </text:span><text:span text:style-name="T2">全球拦截</text:span></text:p>
      <text:p text:style-name="P2"><text:s/><text:span text:style-name="T1">- DOMAIN-SUFFIX,adm.leju.com,🛑 </text:span><text:span text:style-name="T2">全球拦截</text:span></text:p>
      <text:p text:style-name="P2"><text:s/><text:span text:style-name="T1">- DOMAIN-SUFFIX,adm.leju.sina.com.cn,🛑 </text:span><text:span text:style-name="T2">全球拦截</text:span></text:p>
      <text:p text:style-name="P2"><text:s/><text:span text:style-name="T1">- DOMAIN-SUFFIX,adm.myzaker.com,🛑 </text:span><text:span text:style-name="T2">全球拦截</text:span></text:p>
      <text:p text:style-name="P2"><text:s/><text:span text:style-name="T1">- DOMAIN-SUFFIX,adm.xmfish.com,🛑 </text:span><text:span text:style-name="T2">全球拦截</text:span></text:p>
      <text:p text:style-name="P2"><text:s/><text:span text:style-name="T1">- DOMAIN-SUFFIX,adm.zbinfo.net,🛑 </text:span><text:span text:style-name="T2">全球拦截</text:span></text:p>
      <text:p text:style-name="P2"><text:s/><text:span text:style-name="T1">- DOMAIN-SUFFIX,adm.zookingsoft.com,🛑 </text:span><text:span text:style-name="T2">全球拦截</text:span></text:p>
      <text:p text:style-name="P2"><text:s/><text:span text:style-name="T1">- DOMAIN-SUFFIX,adm0.autoimg.cn,🛑 </text:span><text:span text:style-name="T2">全球拦截</text:span></text:p>
      <text:p text:style-name="P2"><text:s/><text:span text:style-name="T1">- DOMAIN-SUFFIX,adm1.autoimg.cn,🛑 </text:span><text:span text:style-name="T2">全球拦截</text:span></text:p>
      <text:p text:style-name="P2"><text:s/><text:span text:style-name="T1">- DOMAIN-SUFFIX,adm2.autoimg.cn,🛑 </text:span><text:span text:style-name="T2">全球拦截</text:span></text:p>
      <text:p text:style-name="P2"><text:s/><text:span text:style-name="T1">- DOMAIN-SUFFIX,adm3.autoimg.cn,🛑 </text:span><text:span text:style-name="T2">全球拦截</text:span></text:p>
      <text:p text:style-name="P2"><text:s/><text:span text:style-name="T1">- DOMAIN-SUFFIX,admaji.com,🛑 </text:span><text:span text:style-name="T2">全球拦截</text:span></text:p>
      <text:p text:style-name="P2"><text:s/><text:span text:style-name="T1">- DOMAIN-SUFFIX,admarket.mobi,🛑 </text:span><text:span text:style-name="T2">全球拦截</text:span></text:p>
      <text:p text:style-name="P2"><text:s/><text:span text:style-name="T1">- DOMAIN-SUFFIX,admd.yam.com,🛑 </text:span><text:span text:style-name="T2">全球拦截</text:span></text:p>
      <text:p text:style-name="P2"><text:soft-page-break/><text:s/><text:span text:style-name="T1">- DOMAIN-SUFFIX,admedia.com,🛑 </text:span><text:span text:style-name="T2">全球拦截</text:span></text:p>
      <text:p text:style-name="P2"><text:s/><text:span text:style-name="T1">- DOMAIN-SUFFIX,admeta.vo.llnwd.net,🛑 </text:span><text:span text:style-name="T2">全球拦截</text:span></text:p>
      <text:p text:style-name="P2"><text:s/><text:span text:style-name="T1">- DOMAIN-SUFFIX,admgr.qingting.fm,🛑 </text:span><text:span text:style-name="T2">全球拦截</text:span></text:p>
      <text:p text:style-name="P2"><text:s/><text:span text:style-name="T1">- DOMAIN-SUFFIX,admin.cooguo.com,🛑 </text:span><text:span text:style-name="T2">全球拦截</text:span></text:p>
      <text:p text:style-name="P2"><text:s/><text:span text:style-name="T1">- DOMAIN-SUFFIX,admin.louxia.org,🛑 </text:span><text:span text:style-name="T2">全球拦截</text:span></text:p>
      <text:p text:style-name="P2"><text:s/><text:span text:style-name="T1">- DOMAIN-SUFFIX,admin.ninebox.cn,🛑 </text:span><text:span text:style-name="T2">全球拦截</text:span></text:p>
      <text:p text:style-name="P2"><text:s/><text:span text:style-name="T1">- DOMAIN-SUFFIX,admin6.com,🛑 </text:span><text:span text:style-name="T2">全球拦截</text:span></text:p>
      <text:p text:style-name="P2"><text:s/><text:span text:style-name="T1">- DOMAIN-SUFFIX,admon.cn,🛑 </text:span><text:span text:style-name="T2">全球拦截</text:span></text:p>
      <text:p text:style-name="P2"><text:s/><text:span text:style-name="T1">- DOMAIN-SUFFIX,admtpmp124.com,🛑 </text:span><text:span text:style-name="T2">全球拦截</text:span></text:p>
      <text:p text:style-name="P2"><text:s/><text:span text:style-name="T1">- DOMAIN-SUFFIX,admx.baixing.com,🛑 </text:span><text:span text:style-name="T2">全球拦截</text:span></text:p>
      <text:p text:style-name="P2"><text:s/><text:span text:style-name="T1">- DOMAIN-SUFFIX,adn.ebay.com,🛑 </text:span><text:span text:style-name="T2">全球拦截</text:span></text:p>
      <text:p text:style-name="P2"><text:s/><text:span text:style-name="T1">- DOMAIN-SUFFIX,adn.insight.ucweb.com,🛑 </text:span><text:span text:style-name="T2">全球拦截</text:span></text:p>
      <text:p text:style-name="P2"><text:s/><text:span text:style-name="T1">- DOMAIN-SUFFIX,adnetpub.yaolan.com,🛑 </text:span><text:span text:style-name="T2">全球拦截</text:span></text:p>
      <text:p text:style-name="P2"><text:s/><text:span text:style-name="T1">- DOMAIN-SUFFIX,adnxs.com,🛑 </text:span><text:span text:style-name="T2">全球拦截</text:span></text:p>
      <text:p text:style-name="P2"><text:s/><text:span text:style-name="T1">- DOMAIN-SUFFIX,adobe-dns.adobe.com,🛑 </text:span><text:span text:style-name="T2">全球拦截</text:span></text:p>
      <text:p text:style-name="P2"><text:s/><text:span text:style-name="T1">- DOMAIN-SUFFIX,adobe-dns-2.adobe.com,🛑 </text:span><text:span text:style-name="T2">全球拦截</text:span></text:p>
      <text:p text:style-name="P2"><text:s/><text:span text:style-name="T1">- DOMAIN-SUFFIX,adobe-dns-3.adobe.com,🛑 </text:span><text:span text:style-name="T2">全球拦截</text:span></text:p>
      <text:p text:style-name="P2"><text:s/><text:span text:style-name="T1">- DOMAIN-SUFFIX,adomv.com,🛑 </text:span><text:span text:style-name="T2">全球拦截</text:span></text:p>
      <text:p text:style-name="P2"><text:s/><text:span text:style-name="T1">- DOMAIN-SUFFIX,adp.cnool.net,🛑 </text:span><text:span text:style-name="T2">全球拦截</text:span></text:p>
      <text:p text:style-name="P2"><text:s/><text:span text:style-name="T1">- DOMAIN-SUFFIX,adp.s8bbs.com,🛑 </text:span><text:span text:style-name="T2">全球拦截</text:span></text:p>
      <text:p text:style-name="P2"><text:s/><text:span text:style-name="T1">- DOMAIN-SUFFIX,adp1.cnool.net,🛑 </text:span><text:span text:style-name="T2">全球拦截</text:span></text:p>
      <text:p text:style-name="P2"><text:s/><text:span text:style-name="T1">- DOMAIN-SUFFIX,adpai.thepaper.cn,🛑 </text:span><text:span text:style-name="T2">全球拦截</text:span></text:p>
      <text:p text:style-name="P2"><text:s/><text:span text:style-name="T1">- DOMAIN-SUFFIX,adperium.com,🛑 </text:span><text:span text:style-name="T2">全球拦截</text:span></text:p>
      <text:p text:style-name="P2"><text:s/><text:span text:style-name="T1">- DOMAIN-SUFFIX,adping.qq.com,🛑 </text:span><text:span text:style-name="T2">全球拦截</text:span></text:p>
      <text:p text:style-name="P2"><text:s/><text:span text:style-name="T1">- DOMAIN-SUFFIX,adplatform.vrtcal.com,🛑 </text:span><text:span text:style-name="T2">全球拦截</text:span></text:p>
      <text:p text:style-name="P2"><text:s/><text:span text:style-name="T1">- DOMAIN-SUFFIX,ad-plus.cn,🛑 </text:span><text:span text:style-name="T2">全球拦截</text:span></text:p>
      <text:p text:style-name="P2"><text:s/><text:span text:style-name="T1">- DOMAIN-SUFFIX,adplus.goo.mx,🛑 </text:span><text:span text:style-name="T2">全球拦截</text:span></text:p>
      <text:p text:style-name="P2"><text:s/><text:span text:style-name="T1">- DOMAIN-SUFFIX,adplxmd.com,🛑 </text:span><text:span text:style-name="T2">全球拦截</text:span></text:p>
      <text:p text:style-name="P2"><text:s/><text:span text:style-name="T1">- DOMAIN-SUFFIX,adpm.app.qq.com,🛑 </text:span><text:span text:style-name="T2">全球拦截</text:span></text:p>
      <text:p text:style-name="P2"><text:s/><text:span text:style-name="T1">- DOMAIN-SUFFIX,adpolestar.net,🛑 </text:span><text:span text:style-name="T2">全球拦截</text:span></text:p>
      <text:p text:style-name="P2"><text:s/><text:span text:style-name="T1">- DOMAIN-SUFFIX,adpro.cn,🛑 </text:span><text:span text:style-name="T2">全球拦截</text:span></text:p>
      <text:p text:style-name="P2"><text:s/><text:span text:style-name="T1">- DOMAIN-SUFFIX,adpro.pro.cn,🛑 </text:span><text:span text:style-name="T2">全球拦截</text:span></text:p>
      <text:p text:style-name="P2"><text:s/><text:span text:style-name="T1">- DOMAIN-SUFFIX,adpub.yaolan.com,🛑 </text:span><text:span text:style-name="T2">全球拦截</text:span></text:p>
      <text:p text:style-name="P2"><text:s/><text:span text:style-name="T1">- DOMAIN-SUFFIX,adpublish.ydstatic.com,🛑 </text:span><text:span text:style-name="T2">全球拦截</text:span></text:p>
      <text:p text:style-name="P2"><text:s/><text:span text:style-name="T1">- DOMAIN-SUFFIX,adpubs.yaolan.com,🛑 </text:span><text:span text:style-name="T2">全球拦截</text:span></text:p>
      <text:p text:style-name="P2"><text:s/><text:span text:style-name="T1">- DOMAIN-SUFFIX,adpush.cn,🛑 </text:span><text:span text:style-name="T2">全球拦截</text:span></text:p>
      <text:p text:style-name="P2"><text:s/><text:span text:style-name="T1">- DOMAIN-SUFFIX,adq.chinaso.com,🛑 </text:span><text:span text:style-name="T2">全球拦截</text:span></text:p>
      <text:p text:style-name="P2"><text:s/><text:span text:style-name="T1">- DOMAIN-SUFFIX,adrdir.qq.com,🛑 </text:span><text:span text:style-name="T2">全球拦截</text:span></text:p>
      <text:p text:style-name="P2"><text:s/><text:span text:style-name="T1">- DOMAIN-SUFFIX,adreal.cn,🛑 </text:span><text:span text:style-name="T2">全球拦截</text:span></text:p>
      <text:p text:style-name="P2"><text:s/><text:span text:style-name="T1">- DOMAIN-SUFFIX,adres.myaora.net,🛑 </text:span><text:span text:style-name="T2">全球拦截</text:span></text:p>
      <text:p text:style-name="P2"><text:s/><text:span text:style-name="T1">- DOMAIN-SUFFIX,adriver.ru,🛑 </text:span><text:span text:style-name="T2">全球拦截</text:span></text:p>
      <text:p text:style-name="P2"><text:s/><text:span text:style-name="T1">- DOMAIN-SUFFIX,adriver-sync.rutarget.ru,🛑 </text:span><text:span text:style-name="T2">全球拦截</text:span></text:p>
      <text:p text:style-name="P2"><text:s/><text:span text:style-name="T1">- DOMAIN-SUFFIX,adroll.com,🛑 </text:span><text:span text:style-name="T2">全球拦截</text:span></text:p>
      <text:p text:style-name="P2"><text:s/><text:span text:style-name="T1">- DOMAIN-SUFFIX,adrotator.se,🛑 </text:span><text:span text:style-name="T2">全球拦截</text:span></text:p>
      <text:p text:style-name="P2"><text:s/><text:span text:style-name="T1">- DOMAIN-SUFFIX,adrs.sdo.com,🛑 </text:span><text:span text:style-name="T2">全球拦截</text:span></text:p>
      <text:p text:style-name="P2"><text:s/><text:span text:style-name="T1">- DOMAIN-SUFFIX,adrunnr.com,🛑 </text:span><text:span text:style-name="T2">全球拦截</text:span></text:p>
      <text:p text:style-name="P2"><text:s/><text:span text:style-name="T1">- DOMAIN-SUFFIX,ads1.msads.net,🛑 </text:span><text:span text:style-name="T2">全球拦截</text:span></text:p>
      <text:p text:style-name="P2"><text:s/><text:span text:style-name="T1">- DOMAIN-SUFFIX,ads1.msn.com,🛑 </text:span><text:span text:style-name="T2">全球拦截</text:span></text:p>
      <text:p text:style-name="P2"><text:s/><text:span text:style-name="T1">- DOMAIN-SUFFIX,ads2.contentabc.com,🛑 </text:span><text:span text:style-name="T2">全球拦截</text:span></text:p>
      <text:p text:style-name="P2"><text:s/><text:span text:style-name="T1">- DOMAIN-SUFFIX,ads2.msads.net,🛑 </text:span><text:span text:style-name="T2">全球拦截</text:span></text:p>
      <text:p text:style-name="P2"><text:s/><text:span text:style-name="T1">- DOMAIN-SUFFIX,ads2.msn.com,🛑 </text:span><text:span text:style-name="T2">全球拦截</text:span></text:p>
      <text:p text:style-name="P2"><text:s/><text:span text:style-name="T1">- DOMAIN-SUFFIX,ads2.opensubtitles.org,🛑 </text:span><text:span text:style-name="T2">全球拦截</text:span></text:p>
      <text:p text:style-name="P2"><text:s/><text:span text:style-name="T1">- DOMAIN-SUFFIX,ads8.com,🛑 </text:span><text:span text:style-name="T2">全球拦截</text:span></text:p>
      <text:p text:style-name="P2"><text:s/><text:span text:style-name="T1">- DOMAIN-SUFFIX,ads80.com,🛑 </text:span><text:span text:style-name="T2">全球拦截</text:span></text:p>
      <text:p text:style-name="P2"><text:s/><text:span text:style-name="T1">- DOMAIN-SUFFIX,adsatt.abcnews.starwave.com,🛑 </text:span><text:span text:style-name="T2">全球拦截</text:span></text:p>
      <text:p text:style-name="P2"><text:s/><text:span text:style-name="T1">- DOMAIN-SUFFIX,adsatt.disney.starwave.com,🛑 </text:span><text:span text:style-name="T2">全球拦截</text:span></text:p>
      <text:p text:style-name="P2"><text:soft-page-break/><text:s/><text:span text:style-name="T1">- DOMAIN-SUFFIX,adsatt.espn.go.com,🛑 </text:span><text:span text:style-name="T2">全球拦截</text:span></text:p>
      <text:p text:style-name="P2"><text:s/><text:span text:style-name="T1">- DOMAIN-SUFFIX,adsatt.espn.starwave.com,🛑 </text:span><text:span text:style-name="T2">全球拦截</text:span></text:p>
      <text:p text:style-name="P2"><text:s/><text:span text:style-name="T1">- DOMAIN-SUFFIX,adsatt.familyfun.starwave.com,🛑 </text:span><text:span text:style-name="T2">全球拦截</text:span></text:p>
      <text:p text:style-name="P2"><text:s/><text:span text:style-name="T1">- DOMAIN-SUFFIX,adsatt.go.starwave.com,🛑 </text:span><text:span text:style-name="T2">全球拦截</text:span></text:p>
      <text:p text:style-name="P2"><text:s/><text:span text:style-name="T1">- DOMAIN-SUFFIX,adsatt.movies.starwave.com,🛑 </text:span><text:span text:style-name="T2">全球拦截</text:span></text:p>
      <text:p text:style-name="P2"><text:s/><text:span text:style-name="T1">- DOMAIN-SUFFIX,adscaspion.appspot.com,🛑 </text:span><text:span text:style-name="T2">全球拦截</text:span></text:p>
      <text:p text:style-name="P2"><text:s/><text:span text:style-name="T1">- DOMAIN-SUFFIX,adscdn.baidu.com,🛑 </text:span><text:span text:style-name="T2">全球拦截</text:span></text:p>
      <text:p text:style-name="P2"><text:s/><text:span text:style-name="T1">- DOMAIN-SUFFIX,adsclick.qq.com,🛑 </text:span><text:span text:style-name="T2">全球拦截</text:span></text:p>
      <text:p text:style-name="P2"><text:s/><text:span text:style-name="T1">- DOMAIN-SUFFIX,adsclick.yx.js.cn,🛑 </text:span><text:span text:style-name="T2">全球拦截</text:span></text:p>
      <text:p text:style-name="P2"><text:s/><text:span text:style-name="T1">- DOMAIN-SUFFIX,adsco.re,🛑 </text:span><text:span text:style-name="T2">全球拦截</text:span></text:p>
      <text:p text:style-name="P2"><text:s/><text:span text:style-name="T1">- DOMAIN-SUFFIX,adscript.gmarket.co.kr,🛑 </text:span><text:span text:style-name="T2">全球拦截</text:span></text:p>
      <text:p text:style-name="P2"><text:s/><text:span text:style-name="T1">- DOMAIN-SUFFIX,adsdk.9imobi.com,🛑 </text:span><text:span text:style-name="T2">全球拦截</text:span></text:p>
      <text:p text:style-name="P2"><text:s/><text:span text:style-name="T1">- DOMAIN-SUFFIX,adse.test.ximalaya.com,🛑 </text:span><text:span text:style-name="T2">全球拦截</text:span></text:p>
      <text:p text:style-name="P2"><text:s/><text:span text:style-name="T1">- DOMAIN-SUFFIX,adsence.sogou.com,🛑 </text:span><text:span text:style-name="T2">全球拦截</text:span></text:p>
      <text:p text:style-name="P2"><text:s/><text:span text:style-name="T1">- DOMAIN-SUFFIX,adsense.html5.qq.com,🛑 </text:span><text:span text:style-name="T2">全球拦截</text:span></text:p>
      <text:p text:style-name="P2"><text:s/><text:span text:style-name="T1">- DOMAIN-SUFFIX,adserve2.tom.com,🛑 </text:span><text:span text:style-name="T2">全球拦截</text:span></text:p>
      <text:p text:style-name="P2"><text:s/><text:span text:style-name="T1">- DOMAIN-SUFFIX,adsfactor.net,🛑 </text:span><text:span text:style-name="T2">全球拦截</text:span></text:p>
      <text:p text:style-name="P2"><text:s/><text:span text:style-name="T1">- DOMAIN-SUFFIX,adsfile.qq.com,🛑 </text:span><text:span text:style-name="T2">全球拦截</text:span></text:p>
      <text:p text:style-name="P2"><text:s/><text:span text:style-name="T1">- DOMAIN-SUFFIX,adsfs.oppomobile.com,🛑 </text:span><text:span text:style-name="T2">全球拦截</text:span></text:p>
      <text:p text:style-name="P2"><text:s/><text:span text:style-name="T1">- DOMAIN-SUFFIX,adsgroup.qq.com,🛑 </text:span><text:span text:style-name="T2">全球拦截</text:span></text:p>
      <text:p text:style-name="P2"><text:s/><text:span text:style-name="T1">- DOMAIN-SUFFIX,adshare.freedocast.com,🛑 </text:span><text:span text:style-name="T2">全球拦截</text:span></text:p>
      <text:p text:style-name="P2"><text:s/><text:span text:style-name="T1">- DOMAIN-SUFFIX,adshmct.qq.com,🛑 </text:span><text:span text:style-name="T2">全球拦截</text:span></text:p>
      <text:p text:style-name="P2"><text:s/><text:span text:style-name="T1">- DOMAIN-SUFFIX,adshmmsg.qq.com,🛑 </text:span><text:span text:style-name="T2">全球拦截</text:span></text:p>
      <text:p text:style-name="P2"><text:s/><text:span text:style-name="T1">- DOMAIN-SUFFIX,adshost2.com,🛑 </text:span><text:span text:style-name="T2">全球拦截</text:span></text:p>
      <text:p text:style-name="P2"><text:s/><text:span text:style-name="T1">- DOMAIN-SUFFIX,adshow.it168.com,🛑 </text:span><text:span text:style-name="T2">全球拦截</text:span></text:p>
      <text:p text:style-name="P2"><text:s/><text:span text:style-name="T1">- DOMAIN-SUFFIX,adsin.zhangyoubao.com,🛑 </text:span><text:span text:style-name="T2">全球拦截</text:span></text:p>
      <text:p text:style-name="P2"><text:s/><text:span text:style-name="T1">- DOMAIN-SUFFIX,adsinstant.com,🛑 </text:span><text:span text:style-name="T2">全球拦截</text:span></text:p>
      <text:p text:style-name="P2"><text:s/><text:span text:style-name="T1">- DOMAIN-SUFFIX,adslvfile.qq.com,🛑 </text:span><text:span text:style-name="T2">全球拦截</text:span></text:p>
      <text:p text:style-name="P2"><text:s/><text:span text:style-name="T1">- DOMAIN-SUFFIX,adslvseed.qq.com,🛑 </text:span><text:span text:style-name="T2">全球拦截</text:span></text:p>
      <text:p text:style-name="P2"><text:s/><text:span text:style-name="T1">- DOMAIN-SUFFIX,adsmart.yicha.cn,🛑 </text:span><text:span text:style-name="T2">全球拦截</text:span></text:p>
      <text:p text:style-name="P2"><text:s/><text:span text:style-name="T1">- DOMAIN-SUFFIX,adsolution.imtt.qq.com,🛑 </text:span><text:span text:style-name="T2">全球拦截</text:span></text:p>
      <text:p text:style-name="P2"><text:s/><text:span text:style-name="T1">- DOMAIN-SUFFIX,adsor.openrunner.com,🛑 </text:span><text:span text:style-name="T2">全球拦截</text:span></text:p>
      <text:p text:style-name="P2"><text:s/><text:span text:style-name="T1">- DOMAIN-SUFFIX,ad-specs.guoshipartners.com,🛑 </text:span><text:span text:style-name="T2">全球拦截</text:span></text:p>
      <text:p text:style-name="P2"><text:s/><text:span text:style-name="T1">- DOMAIN-SUFFIX,adsqqclick.qq.com,🛑 </text:span><text:span text:style-name="T2">全球拦截</text:span></text:p>
      <text:p text:style-name="P2"><text:s/><text:span text:style-name="T1">- DOMAIN-SUFFIX,adsremote.scrippsnetworks.com,🛑 </text:span><text:span text:style-name="T2">全球拦截</text:span></text:p>
      <text:p text:style-name="P2"><text:s/><text:span text:style-name="T1">- DOMAIN-SUFFIX,adsrvr.org,🛑 </text:span><text:span text:style-name="T2">全球拦截</text:span></text:p>
      <text:p text:style-name="P2"><text:s/><text:span text:style-name="T1">- DOMAIN-SUFFIX,adss.dotdo.net,🛑 </text:span><text:span text:style-name="T2">全球拦截</text:span></text:p>
      <text:p text:style-name="P2"><text:s/><text:span text:style-name="T1">- DOMAIN-SUFFIX,adss.yahoo.com,🛑 </text:span><text:span text:style-name="T2">全球拦截</text:span></text:p>
      <text:p text:style-name="P2"><text:s/><text:span text:style-name="T1">- DOMAIN-SUFFIX,adstat.cp11.ott.cibntv.net,🛑 </text:span><text:span text:style-name="T2">全球拦截</text:span></text:p>
      <text:p text:style-name="P2"><text:s/><text:span text:style-name="T1">- DOMAIN-SUFFIX,adstextview.qq.com,🛑 </text:span><text:span text:style-name="T2">全球拦截</text:span></text:p>
      <text:p text:style-name="P2"><text:s/><text:span text:style-name="T1">- DOMAIN-SUFFIX,adstil.indiatimes.com,🛑 </text:span><text:span text:style-name="T2">全球拦截</text:span></text:p>
      <text:p text:style-name="P2"><text:s/><text:span text:style-name="T1">- DOMAIN-SUFFIX,ad-stir.com,🛑 </text:span><text:span text:style-name="T2">全球拦截</text:span></text:p>
      <text:p text:style-name="P2"><text:s/><text:span text:style-name="T1">- DOMAIN-SUFFIX,adstream.123.sogoucdn.com,🛑 </text:span><text:span text:style-name="T2">全球拦截</text:span></text:p>
      <text:p text:style-name="P2"><text:s/><text:span text:style-name="T1">- DOMAIN-SUFFIX,ads-twitter.com,🛑 </text:span><text:span text:style-name="T2">全球拦截</text:span></text:p>
      <text:p text:style-name="P2"><text:s/><text:span text:style-name="T1">- DOMAIN-SUFFIX,adsunflower.com,🛑 </text:span><text:span text:style-name="T2">全球拦截</text:span></text:p>
      <text:p text:style-name="P2"><text:s/><text:span text:style-name="T1">- DOMAIN-SUFFIX,adsunion.com,🛑 </text:span><text:span text:style-name="T2">全球拦截</text:span></text:p>
      <text:p text:style-name="P2"><text:s/><text:span text:style-name="T1">- DOMAIN-SUFFIX,ad-survey.com,🛑 </text:span><text:span text:style-name="T2">全球拦截</text:span></text:p>
      <text:p text:style-name="P2"><text:s/><text:span text:style-name="T1">- DOMAIN-SUFFIX,adsview.qq.com,🛑 </text:span><text:span text:style-name="T2">全球拦截</text:span></text:p>
      <text:p text:style-name="P2"><text:s/><text:span text:style-name="T1">- DOMAIN-SUFFIX,adsview2.qq.com,🛑 </text:span><text:span text:style-name="T2">全球拦截</text:span></text:p>
      <text:p text:style-name="P2"><text:s/><text:span text:style-name="T1">- DOMAIN-SUFFIX,adsymptotic.com,🛑 </text:span><text:span text:style-name="T2">全球拦截</text:span></text:p>
      <text:p text:style-name="P2"><text:s/><text:span text:style-name="T1">- DOMAIN-SUFFIX,adsyndication.msn.com,🛑 </text:span><text:span text:style-name="T2">全球拦截</text:span></text:p>
      <text:p text:style-name="P2"><text:s/><text:span text:style-name="T1">- DOMAIN-SUFFIX,adsys.chinacloudapp.cn,🛑 </text:span><text:span text:style-name="T2">全球拦截</text:span></text:p>
      <text:p text:style-name="P2"><text:s/><text:span text:style-name="T1">- DOMAIN-SUFFIX,adsys.sinovision.net,🛑 </text:span><text:span text:style-name="T2">全球拦截</text:span></text:p>
      <text:p text:style-name="P2"><text:s/><text:span text:style-name="T1">- DOMAIN-SUFFIX,adsystem.wasu.tv,🛑 </text:span><text:span text:style-name="T2">全球拦截</text:span></text:p>
      <text:p text:style-name="P2"><text:s/><text:span text:style-name="T1">- DOMAIN-SUFFIX,adtaily.com,🛑 </text:span><text:span text:style-name="T2">全球拦截</text:span></text:p>
      <text:p text:style-name="P2"><text:s/><text:span text:style-name="T1">- DOMAIN-SUFFIX,adtechjp.com,🛑 </text:span><text:span text:style-name="T2">全球拦截</text:span></text:p>
      <text:p text:style-name="P2"><text:soft-page-break/><text:s/><text:span text:style-name="T1">- DOMAIN-SUFFIX,adtechus.com,🛑 </text:span><text:span text:style-name="T2">全球拦截</text:span></text:p>
      <text:p text:style-name="P2"><text:s/><text:span text:style-name="T1">- DOMAIN-SUFFIX,adtest.theonion.com,🛑 </text:span><text:span text:style-name="T2">全球拦截</text:span></text:p>
      <text:p text:style-name="P2"><text:s/><text:span text:style-name="T1">- DOMAIN-SUFFIX,adtrk.me,🛑 </text:span><text:span text:style-name="T2">全球拦截</text:span></text:p>
      <text:p text:style-name="P2"><text:s/><text:span text:style-name="T1">- DOMAIN-SUFFIX,adultfriendfinder.com,🛑 </text:span><text:span text:style-name="T2">全球拦截</text:span></text:p>
      <text:p text:style-name="P2"><text:s/><text:span text:style-name="T1">- DOMAIN-SUFFIX,adups.com,🛑 </text:span><text:span text:style-name="T2">全球拦截</text:span></text:p>
      <text:p text:style-name="P2"><text:s/><text:span text:style-name="T1">- DOMAIN-SUFFIX,aduu.cn,🛑 </text:span><text:span text:style-name="T2">全球拦截</text:span></text:p>
      <text:p text:style-name="P2"><text:s/><text:span text:style-name="T1">- DOMAIN-SUFFIX,adv.app.qq.com,🛑 </text:span><text:span text:style-name="T2">全球拦截</text:span></text:p>
      <text:p text:style-name="P2"><text:s/><text:span text:style-name="T1">- DOMAIN-SUFFIX,adv.ccb.com,🛑 </text:span><text:span text:style-name="T2">全球拦截</text:span></text:p>
      <text:p text:style-name="P2"><text:s/><text:span text:style-name="T1">- DOMAIN-SUFFIX,adv.fjtv.net,🛑 </text:span><text:span text:style-name="T2">全球拦截</text:span></text:p>
      <text:p text:style-name="P2"><text:s/><text:span text:style-name="T1">- DOMAIN-SUFFIX,adv.jxnews.com.cn,🛑 </text:span><text:span text:style-name="T2">全球拦截</text:span></text:p>
      <text:p text:style-name="P2"><text:s/><text:span text:style-name="T1">- DOMAIN-SUFFIX,adv.madserving.com,🛑 </text:span><text:span text:style-name="T2">全球拦截</text:span></text:p>
      <text:p text:style-name="P2"><text:s/><text:span text:style-name="T1">- DOMAIN-SUFFIX,adv.s8bbs.com,🛑 </text:span><text:span text:style-name="T2">全球拦截</text:span></text:p>
      <text:p text:style-name="P2"><text:s/><text:span text:style-name="T1">- DOMAIN-SUFFIX,adv2.downsave.com,🛑 </text:span><text:span text:style-name="T2">全球拦截</text:span></text:p>
      <text:p text:style-name="P2"><text:s/><text:span text:style-name="T1">- DOMAIN-SUFFIX,advapi.ahtv.cn,🛑 </text:span><text:span text:style-name="T2">全球拦截</text:span></text:p>
      <text:p text:style-name="P2"><text:s/><text:span text:style-name="T1">- DOMAIN-SUFFIX,adver.qq.com,🛑 </text:span><text:span text:style-name="T2">全球拦截</text:span></text:p>
      <text:p text:style-name="P2"><text:s/><text:span text:style-name="T1">- DOMAIN-SUFFIX,adview.cn,🛑 </text:span><text:span text:style-name="T2">全球拦截</text:span></text:p>
      <text:p text:style-name="P2"><text:s/><text:span text:style-name="T1">- DOMAIN-SUFFIX,advmob.cn,🛑 </text:span><text:span text:style-name="T2">全球拦截</text:span></text:p>
      <text:p text:style-name="P2"><text:s/><text:span text:style-name="T1">- DOMAIN-SUFFIX,advombat.ru,🛑 </text:span><text:span text:style-name="T2">全球拦截</text:span></text:p>
      <text:p text:style-name="P2"><text:s/><text:span text:style-name="T1">- DOMAIN-SUFFIX,adwasu.wasu.tv,🛑 </text:span><text:span text:style-name="T2">全球拦截</text:span></text:p>
      <text:p text:style-name="P2"><text:s/><text:span text:style-name="T1">- DOMAIN-SUFFIX,adweb.test.ximalaya.com,🛑 </text:span><text:span text:style-name="T2">全球拦截</text:span></text:p>
      <text:p text:style-name="P2"><text:s/><text:span text:style-name="T1">- DOMAIN-SUFFIX,adweb.ximalaya.com,🛑 </text:span><text:span text:style-name="T2">全球拦截</text:span></text:p>
      <text:p text:style-name="P2"><text:s/><text:span text:style-name="T1">- DOMAIN-SUFFIX,adwo.com,🛑 </text:span><text:span text:style-name="T2">全球拦截</text:span></text:p>
      <text:p text:style-name="P2"><text:s/><text:span text:style-name="T1">- DOMAIN-SUFFIX,adx.adxglobal.com,🛑 </text:span><text:span text:style-name="T2">全球拦截</text:span></text:p>
      <text:p text:style-name="P2"><text:s/><text:span text:style-name="T1">- DOMAIN-SUFFIX,adx.chip.de,🛑 </text:span><text:span text:style-name="T2">全球拦截</text:span></text:p>
      <text:p text:style-name="P2"><text:s/><text:span text:style-name="T1">- DOMAIN-SUFFIX,adx.dlads.cn,🛑 </text:span><text:span text:style-name="T2">全球拦截</text:span></text:p>
      <text:p text:style-name="P2"><text:s/><text:span text:style-name="T1">- DOMAIN-SUFFIX,adx.kat.ph,🛑 </text:span><text:span text:style-name="T2">全球拦截</text:span></text:p>
      <text:p text:style-name="P2"><text:s/><text:span text:style-name="T1">- DOMAIN-SUFFIX,adx.pro.cn,🛑 </text:span><text:span text:style-name="T2">全球拦截</text:span></text:p>
      <text:p text:style-name="P2"><text:s/><text:span text:style-name="T1">- DOMAIN-SUFFIX,adx.xiaodutv.com,🛑 </text:span><text:span text:style-name="T2">全球拦截</text:span></text:p>
      <text:p text:style-name="P2"><text:s/><text:span text:style-name="T1">- DOMAIN-SUFFIX,adx3.iq39.com,🛑 </text:span><text:span text:style-name="T2">全球拦截</text:span></text:p>
      <text:p text:style-name="P2"><text:s/><text:span text:style-name="T1">- DOMAIN-SUFFIX,adxmi.com,🛑 </text:span><text:span text:style-name="T2">全球拦截</text:span></text:p>
      <text:p text:style-name="P2"><text:s/><text:span text:style-name="T1">- DOMAIN-SUFFIX,adxpansion.com,🛑 </text:span><text:span text:style-name="T2">全球拦截</text:span></text:p>
      <text:p text:style-name="P2"><text:s/><text:span text:style-name="T1">- DOMAIN-SUFFIX,adytx.com,🛑 </text:span><text:span text:style-name="T2">全球拦截</text:span></text:p>
      <text:p text:style-name="P2"><text:s/><text:span text:style-name="T1">- DOMAIN-SUFFIX,adyun.com,🛑 </text:span><text:span text:style-name="T2">全球拦截</text:span></text:p>
      <text:p text:style-name="P2"><text:s/><text:span text:style-name="T1">- DOMAIN-SUFFIX,adz.zwee.ly,🛑 </text:span><text:span text:style-name="T2">全球拦截</text:span></text:p>
      <text:p text:style-name="P2"><text:s/><text:span text:style-name="T1">- DOMAIN-SUFFIX,adzerk.net,🛑 </text:span><text:span text:style-name="T2">全球拦截</text:span></text:p>
      <text:p text:style-name="P2"><text:s/><text:span text:style-name="T1">- DOMAIN-SUFFIX,aec.shjk123.net,🛑 </text:span><text:span text:style-name="T2">全球拦截</text:span></text:p>
      <text:p text:style-name="P2"><text:s/><text:span text:style-name="T1">- DOMAIN-SUFFIX,aecpm.alicdn.com,🛑 </text:span><text:span text:style-name="T2">全球拦截</text:span></text:p>
      <text:p text:style-name="P2"><text:s/><text:span text:style-name="T1">- DOMAIN-SUFFIX,ae-gb.mgid.com,🛑 </text:span><text:span text:style-name="T2">全球拦截</text:span></text:p>
      <text:p text:style-name="P2"><text:s/><text:span text:style-name="T1">- DOMAIN-SUFFIX,aercxy.com,🛑 </text:span><text:span text:style-name="T2">全球拦截</text:span></text:p>
      <text:p text:style-name="P2"><text:s/><text:span text:style-name="T1">- DOMAIN-SUFFIX,aerserv.com,🛑 </text:span><text:span text:style-name="T2">全球拦截</text:span></text:p>
      <text:p text:style-name="P2"><text:s/><text:span text:style-name="T1">- DOMAIN-SUFFIX,aes01.com,🛑 </text:span><text:span text:style-name="T2">全球拦截</text:span></text:p>
      <text:p text:style-name="P2"><text:s/><text:span text:style-name="T1">- DOMAIN-SUFFIX,aeventlog.beacon.qq.com,🛑 </text:span><text:span text:style-name="T2">全球拦截</text:span></text:p>
      <text:p text:style-name="P2"><text:s/><text:span text:style-name="T1">- DOMAIN-SUFFIX,afd.l.google.com,🛑 </text:span><text:span text:style-name="T2">全球拦截</text:span></text:p>
      <text:p text:style-name="P2"><text:s/><text:span text:style-name="T1">- DOMAIN-SUFFIX,aff.eteachergroup.com,🛑 </text:span><text:span text:style-name="T2">全球拦截</text:span></text:p>
      <text:p text:style-name="P2"><text:s/><text:span text:style-name="T1">- DOMAIN-SUFFIX,aff.lmgtfy.com,🛑 </text:span><text:span text:style-name="T2">全球拦截</text:span></text:p>
      <text:p text:style-name="P2"><text:s/><text:span text:style-name="T1">- DOMAIN-SUFFIX,aff.marathonbet.com,🛑 </text:span><text:span text:style-name="T2">全球拦截</text:span></text:p>
      <text:p text:style-name="P2"><text:s/><text:span text:style-name="T1">- DOMAIN-SUFFIX,aff.svjump.com,🛑 </text:span><text:span text:style-name="T2">全球拦截</text:span></text:p>
      <text:p text:style-name="P2"><text:s/><text:span text:style-name="T1">- DOMAIN-SUFFIX,affil.mupromo.com,🛑 </text:span><text:span text:style-name="T2">全球拦截</text:span></text:p>
      <text:p text:style-name="P2"><text:s/><text:span text:style-name="T1">- DOMAIN-SUFFIX,affiliategroove.com,🛑 </text:span><text:span text:style-name="T2">全球拦截</text:span></text:p>
      <text:p text:style-name="P2"><text:s/><text:span text:style-name="T1">- DOMAIN-SUFFIX,affiliateprogram.keywordspy.com,🛑 </text:span><text:span text:style-name="T2">全球拦截</text:span></text:p>
      <text:p text:style-name="P2"><text:s/><text:span text:style-name="T1">- DOMAIN-SUFFIX,affiliates.allposters.com,🛑 </text:span><text:span text:style-name="T2">全球拦截</text:span></text:p>
      <text:p text:style-name="P2"><text:s/><text:span text:style-name="T1">- DOMAIN-SUFFIX,affiliates.goodvibes.com,🛑 </text:span><text:span text:style-name="T2">全球拦截</text:span></text:p>
      <text:p text:style-name="P2"><text:s/><text:span text:style-name="T1">- DOMAIN-SUFFIX,affiliates.thrixxx.com,🛑 </text:span><text:span text:style-name="T2">全球拦截</text:span></text:p>
      <text:p text:style-name="P2"><text:s/><text:span text:style-name="T1">- DOMAIN-SUFFIX,affiliatesmedia.sbobet.com,🛑 </text:span><text:span text:style-name="T2">全球拦截</text:span></text:p>
      <text:p text:style-name="P2"><text:s/><text:span text:style-name="T1">- DOMAIN-SUFFIX,affiliation.fotovista.com,🛑 </text:span><text:span text:style-name="T2">全球拦截</text:span></text:p>
      <text:p text:style-name="P2"><text:s/><text:span text:style-name="T1">- DOMAIN-SUFFIX,afjlb.com,🛑 </text:span><text:span text:style-name="T2">全球拦截</text:span></text:p>
      <text:p text:style-name="P2"><text:soft-page-break/><text:s/><text:span text:style-name="T1">- DOMAIN-SUFFIX,afp.alicdn.com,🛑 </text:span><text:span text:style-name="T2">全球拦截</text:span></text:p>
      <text:p text:style-name="P2"><text:s/><text:span text:style-name="T1">- DOMAIN-SUFFIX,afp.chinanews.com,🛑 </text:span><text:span text:style-name="T2">全球拦截</text:span></text:p>
      <text:p text:style-name="P2"><text:s/><text:span text:style-name="T1">- DOMAIN-SUFFIX,afp.csbew.com,🛑 </text:span><text:span text:style-name="T2">全球拦截</text:span></text:p>
      <text:p text:style-name="P2"><text:s/><text:span text:style-name="T1">- DOMAIN-SUFFIX,afp.m1905.com,🛑 </text:span><text:span text:style-name="T2">全球拦截</text:span></text:p>
      <text:p text:style-name="P2"><text:s/><text:span text:style-name="T1">- DOMAIN-SUFFIX,afp.wasu.cn,🛑 </text:span><text:span text:style-name="T2">全球拦截</text:span></text:p>
      <text:p text:style-name="P2"><text:s/><text:span text:style-name="T1">- DOMAIN-SUFFIX,afp.zol-img.com.cn,🛑 </text:span><text:span text:style-name="T2">全球拦截</text:span></text:p>
      <text:p text:style-name="P2"><text:s/><text:span text:style-name="T1">- DOMAIN-SUFFIX,afpcreative.wasu.cn,🛑 </text:span><text:span text:style-name="T2">全球拦截</text:span></text:p>
      <text:p text:style-name="P2"><text:s/><text:span text:style-name="T1">- DOMAIN-SUFFIX,afpimages.eastday,🛑 </text:span><text:span text:style-name="T2">全球拦截</text:span></text:p>
      <text:p text:style-name="P2"><text:s/><text:span text:style-name="T1">- DOMAIN-SUFFIX,afpimages.eastday.com,🛑 </text:span><text:span text:style-name="T2">全球拦截</text:span></text:p>
      <text:p text:style-name="P2"><text:s/><text:span text:style-name="T1">- DOMAIN-SUFFIX,afpmm.alicdn.com,🛑 </text:span><text:span text:style-name="T2">全球拦截</text:span></text:p>
      <text:p text:style-name="P2"><text:s/><text:span text:style-name="T1">- DOMAIN-SUFFIX,afptrack.csbew.com,🛑 </text:span><text:span text:style-name="T2">全球拦截</text:span></text:p>
      <text:p text:style-name="P2"><text:s/><text:span text:style-name="T1">- DOMAIN-SUFFIX,afs.googlesyndication.com,🛑 </text:span><text:span text:style-name="T2">全球拦截</text:span></text:p>
      <text:p text:style-name="P2"><text:s/><text:span text:style-name="T1">- DOMAIN-SUFFIX,ag.nukefans.net,🛑 </text:span><text:span text:style-name="T2">全球拦截</text:span></text:p>
      <text:p text:style-name="P2"><text:s/><text:span text:style-name="T1">- DOMAIN-SUFFIX,agenda.complex.com,🛑 </text:span><text:span text:style-name="T2">全球拦截</text:span></text:p>
      <text:p text:style-name="P2"><text:s/><text:span text:style-name="T1">- DOMAIN-SUFFIX,ag-gb.marketgid.com,🛑 </text:span><text:span text:style-name="T2">全球拦截</text:span></text:p>
      <text:p text:style-name="P2"><text:s/><text:span text:style-name="T1">- DOMAIN-SUFFIX,agn.aty.cp45.ott.cibntv.net,🛑 </text:span><text:span text:style-name="T2">全球拦截</text:span></text:p>
      <text:p text:style-name="P2"><text:s/><text:span text:style-name="T1">- DOMAIN-SUFFIX,agn.aty.snmsohu.aisee.tv,🛑 </text:span><text:span text:style-name="T2">全球拦截</text:span></text:p>
      <text:p text:style-name="P2"><text:s/><text:span text:style-name="T1">- DOMAIN-SUFFIX,agoodm.m.taobao.com,🛑 </text:span><text:span text:style-name="T2">全球拦截</text:span></text:p>
      <text:p text:style-name="P2"><text:s/><text:span text:style-name="T1">- DOMAIN-SUFFIX,agr.voiceads.cn,🛑 </text:span><text:span text:style-name="T2">全球拦截</text:span></text:p>
      <text:p text:style-name="P2"><text:s/><text:span text:style-name="T1">- DOMAIN-SUFFIX,agrant.cn,🛑 </text:span><text:span text:style-name="T2">全球拦截</text:span></text:p>
      <text:p text:style-name="P2"><text:s/><text:span text:style-name="T1">- DOMAIN-SUFFIX,agrantsem.com,🛑 </text:span><text:span text:style-name="T2">全球拦截</text:span></text:p>
      <text:p text:style-name="P2"><text:s/><text:span text:style-name="T1">- DOMAIN-SUFFIX,ahhuazhen.com,🛑 </text:span><text:span text:style-name="T2">全球拦截</text:span></text:p>
      <text:p text:style-name="P2"><text:s/><text:span text:style-name="T1">- DOMAIN-SUFFIX,ahyau.com,🛑 </text:span><text:span text:style-name="T2">全球拦截</text:span></text:p>
      <text:p text:style-name="P2"><text:s/><text:span text:style-name="T1">- DOMAIN-SUFFIX,ahyuns.com,🛑 </text:span><text:span text:style-name="T2">全球拦截</text:span></text:p>
      <text:p text:style-name="P2"><text:s/><text:span text:style-name="T1">- DOMAIN-SUFFIX,ai.bioon.com,🛑 </text:span><text:span text:style-name="T2">全球拦截</text:span></text:p>
      <text:p text:style-name="P2"><text:s/><text:span text:style-name="T1">- DOMAIN-SUFFIX,ai.m.taobao.com,🛑 </text:span><text:span text:style-name="T2">全球拦截</text:span></text:p>
      <text:p text:style-name="P2"><text:s/><text:span text:style-name="T1">- DOMAIN-SUFFIX,ai.taobao.com,🛑 </text:span><text:span text:style-name="T2">全球拦截</text:span></text:p>
      <text:p text:style-name="P2"><text:s/><text:span text:style-name="T1">- DOMAIN-SUFFIX,ai.xinju.cc,🛑 </text:span><text:span text:style-name="T2">全球拦截</text:span></text:p>
      <text:p text:style-name="P2"><text:s/><text:span text:style-name="T1">- DOMAIN-SUFFIX,ai.yimg.jp,🛑 </text:span><text:span text:style-name="T2">全球拦截</text:span></text:p>
      <text:p text:style-name="P2"><text:s/><text:span text:style-name="T1">- DOMAIN-SUFFIX,aibangzs.com,🛑 </text:span><text:span text:style-name="T2">全球拦截</text:span></text:p>
      <text:p text:style-name="P2"><text:s/><text:span text:style-name="T1">- DOMAIN-SUFFIX,aicydb.com,🛑 </text:span><text:span text:style-name="T2">全球拦截</text:span></text:p>
      <text:p text:style-name="P2"><text:s/><text:span text:style-name="T1">- DOMAIN-SUFFIX,aid.chinayk.com,🛑 </text:span><text:span text:style-name="T2">全球拦截</text:span></text:p>
      <text:p text:style-name="P2"><text:s/><text:span text:style-name="T1">- DOMAIN-SUFFIX,aider-res.meizu.com,🛑 </text:span><text:span text:style-name="T2">全球拦截</text:span></text:p>
      <text:p text:style-name="P2"><text:s/><text:span text:style-name="T1">- DOMAIN-SUFFIX,aihaoduo.cn,🛑 </text:span><text:span text:style-name="T2">全球拦截</text:span></text:p>
      <text:p text:style-name="P2"><text:s/><text:span text:style-name="T1">- DOMAIN-SUFFIX,aikan6.com,🛑 </text:span><text:span text:style-name="T2">全球拦截</text:span></text:p>
      <text:p text:style-name="P2"><text:s/><text:span text:style-name="T1">- DOMAIN-SUFFIX,ailicee.com,🛑 </text:span><text:span text:style-name="T2">全球拦截</text:span></text:p>
      <text:p text:style-name="P2"><text:s/><text:span text:style-name="T1">- DOMAIN-SUFFIX,aim.yoyi.com.cn,🛑 </text:span><text:span text:style-name="T2">全球拦截</text:span></text:p>
      <text:p text:style-name="P2"><text:s/><text:span text:style-name="T1">- DOMAIN-SUFFIX,air.yoyi.com.cn,🛑 </text:span><text:span text:style-name="T2">全球拦截</text:span></text:p>
      <text:p text:style-name="P2"><text:s/><text:span text:style-name="T1">- DOMAIN-SUFFIX,airpush.com,🛑 </text:span><text:span text:style-name="T2">全球拦截</text:span></text:p>
      <text:p text:style-name="P2"><text:s/><text:span text:style-name="T1">- DOMAIN-SUFFIX,airpushmarketing.s3.amazonaws.com,🛑 </text:span><text:span text:style-name="T2">全球拦截</text:span></text:p>
      <text:p text:style-name="P2"><text:s/><text:span text:style-name="T1">- DOMAIN-SUFFIX,ais.abacast.com,🛑 </text:span><text:span text:style-name="T2">全球拦截</text:span></text:p>
      <text:p text:style-name="P2"><text:s/><text:span text:style-name="T1">- DOMAIN-SUFFIX,aishang.bid,🛑 </text:span><text:span text:style-name="T2">全球拦截</text:span></text:p>
      <text:p text:style-name="P2"><text:s/><text:span text:style-name="T1">- DOMAIN-SUFFIX,aishiguolong.com,🛑 </text:span><text:span text:style-name="T2">全球拦截</text:span></text:p>
      <text:p text:style-name="P2"><text:s/><text:span text:style-name="T1">- DOMAIN-SUFFIX,aishowbger.com,🛑 </text:span><text:span text:style-name="T2">全球拦截</text:span></text:p>
      <text:p text:style-name="P2"><text:s/><text:span text:style-name="T1">- DOMAIN-SUFFIX,aiwen.cc,🛑 </text:span><text:span text:style-name="T2">全球拦截</text:span></text:p>
      <text:p text:style-name="P2"><text:s/><text:span text:style-name="T1">- DOMAIN-SUFFIX,ajapk.com,🛑 </text:span><text:span text:style-name="T2">全球拦截</text:span></text:p>
      <text:p text:style-name="P2"><text:s/><text:span text:style-name="T1">- DOMAIN-SUFFIX,ajaxcdn.org,🛑 </text:span><text:span text:style-name="T2">全球拦截</text:span></text:p>
      <text:p text:style-name="P2"><text:s/><text:span text:style-name="T1">- DOMAIN-SUFFIX,aj-gb.mgid.com,🛑 </text:span><text:span text:style-name="T2">全球拦截</text:span></text:p>
      <text:p text:style-name="P2"><text:s/><text:span text:style-name="T1">- DOMAIN-SUFFIX,ajhdf.com,🛑 </text:span><text:span text:style-name="T2">全球拦截</text:span></text:p>
      <text:p text:style-name="P2"><text:s/><text:span text:style-name="T1">- DOMAIN-SUFFIX,ajialive.com,🛑 </text:span><text:span text:style-name="T2">全球拦截</text:span></text:p>
      <text:p text:style-name="P2"><text:s/><text:span text:style-name="T1">- DOMAIN-SUFFIX,ajnad.aljazeera.net,🛑 </text:span><text:span text:style-name="T2">全球拦截</text:span></text:p>
      <text:p text:style-name="P2"><text:s/><text:span text:style-name="T1">- DOMAIN-SUFFIX,ajuhd.com,🛑 </text:span><text:span text:style-name="T2">全球拦截</text:span></text:p>
      <text:p text:style-name="P2"><text:s/><text:span text:style-name="T1">- DOMAIN-SUFFIX,ak.sascdn.com,🛑 </text:span><text:span text:style-name="T2">全球拦截</text:span></text:p>
      <text:p text:style-name="P2"><text:s/><text:span text:style-name="T1">- DOMAIN-SUFFIX,ak47.cooguo.com,🛑 </text:span><text:span text:style-name="T2">全球拦截</text:span></text:p>
      <text:p text:style-name="P2"><text:s/><text:span text:style-name="T1">- DOMAIN-SUFFIX,akrwi.cn,🛑 </text:span><text:span text:style-name="T2">全球拦截</text:span></text:p>
      <text:p text:style-name="P2"><text:s/><text:span text:style-name="T1">- DOMAIN-SUFFIX,akxsrsdbursfpx.bid,🛑 </text:span><text:span text:style-name="T2">全球拦截</text:span></text:p>
      <text:p text:style-name="P2"><text:soft-page-break/><text:s/><text:span text:style-name="T1">- DOMAIN-SUFFIX,alertserver.ushaqi.com,🛑 </text:span><text:span text:style-name="T2">全球拦截</text:span></text:p>
      <text:p text:style-name="P2"><text:s/><text:span text:style-name="T1">- DOMAIN-SUFFIX,alipay.dajiadou6.com,🛑 </text:span><text:span text:style-name="T2">全球拦截</text:span></text:p>
      <text:p text:style-name="P2"><text:s/><text:span text:style-name="T1">- DOMAIN-SUFFIX,aliqqjd.cn,🛑 </text:span><text:span text:style-name="T2">全球拦截</text:span></text:p>
      <text:p text:style-name="P2"><text:s/><text:span text:style-name="T1">- DOMAIN-SUFFIX,alisinak.com,🛑 </text:span><text:span text:style-name="T2">全球拦截</text:span></text:p>
      <text:p text:style-name="P2"><text:s/><text:span text:style-name="T1">- DOMAIN-SUFFIX,alissl.ucdl.pp.uc.cn,🛑 </text:span><text:span text:style-name="T2">全球拦截</text:span></text:p>
      <text:p text:style-name="P2"><text:s/><text:span text:style-name="T1">- DOMAIN-SUFFIX,alistatic.cn,🛑 </text:span><text:span text:style-name="T2">全球拦截</text:span></text:p>
      <text:p text:style-name="P2"><text:s/><text:span text:style-name="T1">- DOMAIN-SUFFIX,alitianxia168.com,🛑 </text:span><text:span text:style-name="T2">全球拦截</text:span></text:p>
      <text:p text:style-name="P2"><text:s/><text:span text:style-name="T1">- DOMAIN-SUFFIX,alitui.weibo.com,🛑 </text:span><text:span text:style-name="T2">全球拦截</text:span></text:p>
      <text:p text:style-name="P2"><text:s/><text:span text:style-name="T1">- DOMAIN-SUFFIX,aliunion.cn.yahoo.com,🛑 </text:span><text:span text:style-name="T2">全球拦截</text:span></text:p>
      <text:p text:style-name="P2"><text:s/><text:span text:style-name="T1">- DOMAIN-SUFFIX,aliyuncss.com,🛑 </text:span><text:span text:style-name="T2">全球拦截</text:span></text:p>
      <text:p text:style-name="P2"><text:s/><text:span text:style-name="T1">- DOMAIN-SUFFIX,aliyunxin.com,🛑 </text:span><text:span text:style-name="T2">全球拦截</text:span></text:p>
      <text:p text:style-name="P2"><text:s/><text:span text:style-name="T1">- DOMAIN-SUFFIX,all.orfr.adgtw.orangeads.fr,🛑 </text:span><text:span text:style-name="T2">全球拦截</text:span></text:p>
      <text:p text:style-name="P2"><text:s/><text:span text:style-name="T1">- DOMAIN-SUFFIX,all.rising.com.cn,🛑 </text:span><text:span text:style-name="T2">全球拦截</text:span></text:p>
      <text:p text:style-name="P2"><text:s/><text:span text:style-name="T1">- DOMAIN-SUFFIX,allnews.uodoo.com,🛑 </text:span><text:span text:style-name="T2">全球拦截</text:span></text:p>
      <text:p text:style-name="P2"><text:s/><text:span text:style-name="T1">- DOMAIN-SUFFIX,allxin.com,🛑 </text:span><text:span text:style-name="T2">全球拦截</text:span></text:p>
      <text:p text:style-name="P2"><text:s/><text:span text:style-name="T1">- DOMAIN-SUFFIX,alvares.esportsheaven.com,🛑 </text:span><text:span text:style-name="T2">全球拦截</text:span></text:p>
      <text:p text:style-name="P2"><text:s/><text:span text:style-name="T1">- DOMAIN-SUFFIX,am.6park.com,🛑 </text:span><text:span text:style-name="T2">全球拦截</text:span></text:p>
      <text:p text:style-name="P2"><text:s/><text:span text:style-name="T1">- DOMAIN-SUFFIX,am.g.ireader.com,🛑 </text:span><text:span text:style-name="T2">全球拦截</text:span></text:p>
      <text:p text:style-name="P2"><text:s/><text:span text:style-name="T1">- DOMAIN-SUFFIX,am.szhome.com,🛑 </text:span><text:span text:style-name="T2">全球拦截</text:span></text:p>
      <text:p text:style-name="P2"><text:s/><text:span text:style-name="T1">- DOMAIN-SUFFIX,am.zdnet.com.cn,🛑 </text:span><text:span text:style-name="T2">全球拦截</text:span></text:p>
      <text:p text:style-name="P2"><text:s/><text:span text:style-name="T1">- DOMAIN-SUFFIX,am15.net,🛑 </text:span><text:span text:style-name="T2">全球拦截</text:span></text:p>
      <text:p text:style-name="P2"><text:s/><text:span text:style-name="T1">- DOMAIN-SUFFIX,amazingmagics.com,🛑 </text:span><text:span text:style-name="T2">全球拦截</text:span></text:p>
      <text:p text:style-name="P2"><text:s/><text:span text:style-name="T1">- DOMAIN-SUFFIX,amfi.gou.sogou.com,🛑 </text:span><text:span text:style-name="T2">全球拦截</text:span></text:p>
      <text:p text:style-name="P2"><text:s/><text:span text:style-name="T1">- DOMAIN-SUFFIX,amiok.org,🛑 </text:span><text:span text:style-name="T2">全球拦截</text:span></text:p>
      <text:p text:style-name="P2"><text:s/><text:span text:style-name="T1">- DOMAIN-SUFFIX,amps.yoyi.com.cn,🛑 </text:span><text:span text:style-name="T2">全球拦截</text:span></text:p>
      <text:p text:style-name="P2"><text:s/><text:span text:style-name="T1">- DOMAIN-SUFFIX,ams.fx678.com,🛑 </text:span><text:span text:style-name="T2">全球拦截</text:span></text:p>
      <text:p text:style-name="P2"><text:s/><text:span text:style-name="T1">- DOMAIN-SUFFIX,ams.lenovomm.com,🛑 </text:span><text:span text:style-name="T2">全球拦截</text:span></text:p>
      <text:p text:style-name="P2"><text:s/><text:span text:style-name="T1">- DOMAIN-SUFFIX,a-m-s.poco.cn,🛑 </text:span><text:span text:style-name="T2">全球拦截</text:span></text:p>
      <text:p text:style-name="P2"><text:s/><text:span text:style-name="T1">- DOMAIN-SUFFIX,amz.steamprices.com,🛑 </text:span><text:span text:style-name="T2">全球拦截</text:span></text:p>
      <text:p text:style-name="P2"><text:s/><text:span text:style-name="T1">- DOMAIN-SUFFIX,an.m.liebao.cn,🛑 </text:span><text:span text:style-name="T2">全球拦截</text:span></text:p>
      <text:p text:style-name="P2"><text:s/><text:span text:style-name="T1">- DOMAIN-SUFFIX,an.wikigifth.com,🛑 </text:span><text:span text:style-name="T2">全球拦截</text:span></text:p>
      <text:p text:style-name="P2"><text:s/><text:span text:style-name="T1">- DOMAIN-SUFFIX,an.yandex.ru,🛑 </text:span><text:span text:style-name="T2">全球拦截</text:span></text:p>
      <text:p text:style-name="P2"><text:s/><text:span text:style-name="T1">- DOMAIN-SUFFIX,ana.tatahn.com,🛑 </text:span><text:span text:style-name="T2">全球拦截</text:span></text:p>
      <text:p text:style-name="P2"><text:s/><text:span text:style-name="T1">- DOMAIN-SUFFIX,analy.qq.com,🛑 </text:span><text:span text:style-name="T2">全球拦截</text:span></text:p>
      <text:p text:style-name="P2"><text:s/><text:span text:style-name="T1">- DOMAIN-SUFFIX,andmejs.com,🛑 </text:span><text:span text:style-name="T2">全球拦截</text:span></text:p>
      <text:p text:style-name="P2"><text:s/><text:span text:style-name="T1">- DOMAIN-SUFFIX,android.push.126.net,🛑 </text:span><text:span text:style-name="T2">全球拦截</text:span></text:p>
      <text:p text:style-name="P2"><text:s/><text:span text:style-name="T1">- DOMAIN-SUFFIX,android.rqd.qq.com,🛑 </text:span><text:span text:style-name="T2">全球拦截</text:span></text:p>
      <text:p text:style-name="P2"><text:s/><text:span text:style-name="T1">- DOMAIN-SUFFIX,androidlog.shouji.baofeng.com,🛑 </text:span><text:span text:style-name="T2">全球拦截</text:span></text:p>
      <text:p text:style-name="P2"><text:s/><text:span text:style-name="T1">- DOMAIN-SUFFIX,android-lrcresource.wps.cn,🛑 </text:span><text:span text:style-name="T2">全球拦截</text:span></text:p>
      <text:p text:style-name="P2"><text:s/><text:span text:style-name="T1">- DOMAIN-SUFFIX,andrqd.play.aiseet.atianqi.com,🛑 </text:span><text:span text:style-name="T2">全球拦截</text:span></text:p>
      <text:p text:style-name="P2"><text:s/><text:span text:style-name="T1">- DOMAIN-SUFFIX,anfeng.com,🛑 </text:span><text:span text:style-name="T2">全球拦截</text:span></text:p>
      <text:p text:style-name="P2"><text:s/><text:span text:style-name="T1">- DOMAIN-SUFFIX,angsrvr.com,🛑 </text:span><text:span text:style-name="T2">全球拦截</text:span></text:p>
      <text:p text:style-name="P2"><text:s/><text:span text:style-name="T1">- DOMAIN-SUFFIX,anioscp.com,🛑 </text:span><text:span text:style-name="T2">全球拦截</text:span></text:p>
      <text:p text:style-name="P2"><text:s/><text:span text:style-name="T1">- DOMAIN-SUFFIX,ann5.net,🛑 </text:span><text:span text:style-name="T2">全球拦截</text:span></text:p>
      <text:p text:style-name="P2"><text:s/><text:span text:style-name="T1">- DOMAIN-SUFFIX,anquan.baidu.com,🛑 </text:span><text:span text:style-name="T2">全球拦截</text:span></text:p>
      <text:p text:style-name="P2"><text:s/><text:span text:style-name="T1">- DOMAIN-SUFFIX,anquan.org,🛑 </text:span><text:span text:style-name="T2">全球拦截</text:span></text:p>
      <text:p text:style-name="P2"><text:s/><text:span text:style-name="T1">- DOMAIN-SUFFIX,anreson.net,🛑 </text:span><text:span text:style-name="T2">全球拦截</text:span></text:p>
      <text:p text:style-name="P2"><text:s/><text:span text:style-name="T1">- DOMAIN-SUFFIX,antivirus.baidu.com,🛑 </text:span><text:span text:style-name="T2">全球拦截</text:span></text:p>
      <text:p text:style-name="P2"><text:s/><text:span text:style-name="T1">- DOMAIN-SUFFIX,anyangruisi.com,🛑 </text:span><text:span text:style-name="T2">全球拦截</text:span></text:p>
      <text:p text:style-name="P2"><text:s/><text:span text:style-name="T1">- DOMAIN-SUFFIX,anysdk.com,🛑 </text:span><text:span text:style-name="T2">全球拦截</text:span></text:p>
      <text:p text:style-name="P2"><text:s/><text:span text:style-name="T1">- DOMAIN-SUFFIX,aodongjiaosu.com,🛑 </text:span><text:span text:style-name="T2">全球拦截</text:span></text:p>
      <text:p text:style-name="P2"><text:s/><text:span text:style-name="T1">- DOMAIN-SUFFIX,aombjl099.com,🛑 </text:span><text:span text:style-name="T2">全球拦截</text:span></text:p>
      <text:p text:style-name="P2"><text:s/><text:span text:style-name="T1">- DOMAIN-SUFFIX,aoodoo.feng.com,🛑 </text:span><text:span text:style-name="T2">全球拦截</text:span></text:p>
      <text:p text:style-name="P2"><text:s/><text:span text:style-name="T1">- DOMAIN-SUFFIX,aoodoo.weiphone.com,🛑 </text:span><text:span text:style-name="T2">全球拦截</text:span></text:p>
      <text:p text:style-name="P2"><text:s/><text:span text:style-name="T1">- DOMAIN-SUFFIX,aos.wall.youmi.net,🛑 </text:span><text:span text:style-name="T2">全球拦截</text:span></text:p>
      <text:p text:style-name="P2"><text:s/><text:span text:style-name="T1">- DOMAIN-SUFFIX,aos-creative.prf.hn,🛑 </text:span><text:span text:style-name="T2">全球拦截</text:span></text:p>
      <text:p text:style-name="P2"><text:soft-page-break/><text:s/><text:span text:style-name="T1">- DOMAIN-SUFFIX,apas.aipai.com,🛑 </text:span><text:span text:style-name="T2">全球拦截</text:span></text:p>
      <text:p text:style-name="P2"><text:s/><text:span text:style-name="T1">- DOMAIN-SUFFIX,api.0.0.0.0.cn,🛑 </text:span><text:span text:style-name="T2">全球拦截</text:span></text:p>
      <text:p text:style-name="P2"><text:s/><text:span text:style-name="T1">- DOMAIN-SUFFIX,api.adv.ott.cibntv.net,🛑 </text:span><text:span text:style-name="T2">全球拦截</text:span></text:p>
      <text:p text:style-name="P2"><text:s/><text:span text:style-name="T1">- DOMAIN-SUFFIX,api.ahjinshu.com,🛑 </text:span><text:span text:style-name="T2">全球拦截</text:span></text:p>
      <text:p text:style-name="P2"><text:s/><text:span text:style-name="T1">- DOMAIN-SUFFIX,api.android.dianru.com,🛑 </text:span><text:span text:style-name="T2">全球拦截</text:span></text:p>
      <text:p text:style-name="P2"><text:s/><text:span text:style-name="T1">- DOMAIN-SUFFIX,api.anti.wauee.com,🛑 </text:span><text:span text:style-name="T2">全球拦截</text:span></text:p>
      <text:p text:style-name="P2"><text:s/><text:span text:style-name="T1">- DOMAIN-SUFFIX,api.appodeal.com,🛑 </text:span><text:span text:style-name="T2">全球拦截</text:span></text:p>
      <text:p text:style-name="P2"><text:s/><text:span text:style-name="T1">- DOMAIN-SUFFIX,api.apps.sina.cn,🛑 </text:span><text:span text:style-name="T2">全球拦截</text:span></text:p>
      <text:p text:style-name="P2"><text:s/><text:span text:style-name="T1">- DOMAIN-SUFFIX,api.bailingjiankang.com,🛑 </text:span><text:span text:style-name="T2">全球拦截</text:span></text:p>
      <text:p text:style-name="P2"><text:s/><text:span text:style-name="T1">- DOMAIN-SUFFIX,api.bs.zui.com,🛑 </text:span><text:span text:style-name="T2">全球拦截</text:span></text:p>
      <text:p text:style-name="P2"><text:s/><text:span text:style-name="T1">- DOMAIN-SUFFIX,api.cmt.mob.com,🛑 </text:span><text:span text:style-name="T2">全球拦截</text:span></text:p>
      <text:p text:style-name="P2"><text:s/><text:span text:style-name="T1">- DOMAIN-SUFFIX,api.coolguang.com,🛑 </text:span><text:span text:style-name="T2">全球拦截</text:span></text:p>
      <text:p text:style-name="P2"><text:s/><text:span text:style-name="T1">- DOMAIN-SUFFIX,api.dewmobile.net,🛑 </text:span><text:span text:style-name="T2">全球拦截</text:span></text:p>
      <text:p text:style-name="P2"><text:s/><text:span text:style-name="T1">- DOMAIN-SUFFIX,api.dianru.com,🛑 </text:span><text:span text:style-name="T2">全球拦截</text:span></text:p>
      <text:p text:style-name="P2"><text:s/><text:span text:style-name="T1">- DOMAIN-SUFFIX,api.doumob.com,🛑 </text:span><text:span text:style-name="T2">全球拦截</text:span></text:p>
      <text:p text:style-name="P2"><text:s/><text:span text:style-name="T1">- DOMAIN-SUFFIX,api.dreamfull.cn,🛑 </text:span><text:span text:style-name="T2">全球拦截</text:span></text:p>
      <text:p text:style-name="P2"><text:s/><text:span text:style-name="T1">- DOMAIN-SUFFIX,api.dsp.yhd.com,🛑 </text:span><text:span text:style-name="T2">全球拦截</text:span></text:p>
      <text:p text:style-name="P2"><text:s/><text:span text:style-name="T1">- DOMAIN-SUFFIX,api.exc.mob.com,🛑 </text:span><text:span text:style-name="T2">全球拦截</text:span></text:p>
      <text:p text:style-name="P2"><text:s/><text:span text:style-name="T1">- DOMAIN-SUFFIX,api.g1.junfull.com,🛑 </text:span><text:span text:style-name="T2">全球拦截</text:span></text:p>
      <text:p text:style-name="P2"><text:s/><text:span text:style-name="T1">- DOMAIN-SUFFIX,api.g2.junfull.com,🛑 </text:span><text:span text:style-name="T2">全球拦截</text:span></text:p>
      <text:p text:style-name="P2"><text:s/><text:span text:style-name="T1">- DOMAIN-SUFFIX,api.gi.igexin.com,🛑 </text:span><text:span text:style-name="T2">全球拦截</text:span></text:p>
      <text:p text:style-name="P2"><text:s/><text:span text:style-name="T1">- DOMAIN-SUFFIX,api.goulegu.com,🛑 </text:span><text:span text:style-name="T2">全球拦截</text:span></text:p>
      <text:p text:style-name="P2"><text:s/><text:span text:style-name="T1">- DOMAIN-SUFFIX,api.growingio.com,🛑 </text:span><text:span text:style-name="T2">全球拦截</text:span></text:p>
      <text:p text:style-name="P2"><text:s/><text:span text:style-name="T1">- DOMAIN-SUFFIX,api.iapps.ifeng.com,🛑 </text:span><text:span text:style-name="T2">全球拦截</text:span></text:p>
      <text:p text:style-name="P2"><text:s/><text:span text:style-name="T1">- DOMAIN-SUFFIX,api.iimedia.cn,🛑 </text:span><text:span text:style-name="T2">全球拦截</text:span></text:p>
      <text:p text:style-name="P2"><text:s/><text:span text:style-name="T1">- DOMAIN-SUFFIX,api.ijunhai.com,🛑 </text:span><text:span text:style-name="T2">全球拦截</text:span></text:p>
      <text:p text:style-name="P2"><text:s/><text:span text:style-name="T1">- DOMAIN-SUFFIX,api.itaoxiaoshuo.com,🛑 </text:span><text:span text:style-name="T2">全球拦截</text:span></text:p>
      <text:p text:style-name="P2"><text:s/><text:span text:style-name="T1">- DOMAIN-SUFFIX,api.jr.mi.com,🛑 </text:span><text:span text:style-name="T2">全球拦截</text:span></text:p>
      <text:p text:style-name="P2"><text:s/><text:span text:style-name="T1">- DOMAIN-SUFFIX,api.ketedata.com,🛑 </text:span><text:span text:style-name="T2">全球拦截</text:span></text:p>
      <text:p text:style-name="P2"><text:s/><text:span text:style-name="T1">- DOMAIN-SUFFIX,api.koudaikj.com,🛑 </text:span><text:span text:style-name="T2">全球拦截</text:span></text:p>
      <text:p text:style-name="P2"><text:s/><text:span text:style-name="T1">- DOMAIN-SUFFIX,api.leadbolt.net,🛑 </text:span><text:span text:style-name="T2">全球拦截</text:span></text:p>
      <text:p text:style-name="P2"><text:s/><text:span text:style-name="T1">- DOMAIN-SUFFIX,api.mobgi.com,🛑 </text:span><text:span text:style-name="T2">全球拦截</text:span></text:p>
      <text:p text:style-name="P2"><text:s/><text:span text:style-name="T1">- DOMAIN-SUFFIX,api.mobula.sdk.duapps.com,🛑 </text:span><text:span text:style-name="T2">全球拦截</text:span></text:p>
      <text:p text:style-name="P2"><text:s/><text:span text:style-name="T1">- DOMAIN-SUFFIX,api.moogos.com,🛑 </text:span><text:span text:style-name="T2">全球拦截</text:span></text:p>
      <text:p text:style-name="P2"><text:s/><text:span text:style-name="T1">- DOMAIN-SUFFIX,api.mp.uc.cn,🛑 </text:span><text:span text:style-name="T2">全球拦截</text:span></text:p>
      <text:p text:style-name="P2"><text:s/><text:span text:style-name="T1">- DOMAIN-SUFFIX,api.newbelden.com,🛑 </text:span><text:span text:style-name="T2">全球拦截</text:span></text:p>
      <text:p text:style-name="P2"><text:s/><text:span text:style-name="T1">- DOMAIN-SUFFIX,api.open.uc.cn,🛑 </text:span><text:span text:style-name="T2">全球拦截</text:span></text:p>
      <text:p text:style-name="P2"><text:s/><text:span text:style-name="T1">- DOMAIN-SUFFIX,api.pingstart.com,🛑 </text:span><text:span text:style-name="T2">全球拦截</text:span></text:p>
      <text:p text:style-name="P2"><text:s/><text:span text:style-name="T1">- DOMAIN-SUFFIX,api.ppoi.org,🛑 </text:span><text:span text:style-name="T2">全球拦截</text:span></text:p>
      <text:p text:style-name="P2"><text:s/><text:span text:style-name="T1">- DOMAIN-SUFFIX,api.primecaster.net,🛑 </text:span><text:span text:style-name="T2">全球拦截</text:span></text:p>
      <text:p text:style-name="P2"><text:s/><text:span text:style-name="T1">- DOMAIN-SUFFIX,api.push.daoyoudao.com,🛑 </text:span><text:span text:style-name="T2">全球拦截</text:span></text:p>
      <text:p text:style-name="P2"><text:s/><text:span text:style-name="T1">- DOMAIN-SUFFIX,api.ra2.xlmc.sec.miui.com,🛑 </text:span><text:span text:style-name="T2">全球拦截</text:span></text:p>
      <text:p text:style-name="P2"><text:s/><text:span text:style-name="T1">- DOMAIN-SUFFIX,api.rees46.com,🛑 </text:span><text:span text:style-name="T2">全球拦截</text:span></text:p>
      <text:p text:style-name="P2"><text:s/><text:span text:style-name="T1">- DOMAIN-SUFFIX,api.rideraid.net,🛑 </text:span><text:span text:style-name="T2">全球拦截</text:span></text:p>
      <text:p text:style-name="P2"><text:s/><text:span text:style-name="T1">- DOMAIN-SUFFIX,api.sec.miui.com,🛑 </text:span><text:span text:style-name="T2">全球拦截</text:span></text:p>
      <text:p text:style-name="P2"><text:s/><text:span text:style-name="T1">- DOMAIN-SUFFIX,api.share.mob.com,🛑 </text:span><text:span text:style-name="T2">全球拦截</text:span></text:p>
      <text:p text:style-name="P2"><text:s/><text:span text:style-name="T1">- DOMAIN-SUFFIX,api.shuzilm.cn,🛑 </text:span><text:span text:style-name="T2">全球拦截</text:span></text:p>
      <text:p text:style-name="P2"><text:s/><text:span text:style-name="T1">- DOMAIN-SUFFIX,api.similarweb.com,🛑 </text:span><text:span text:style-name="T2">全球拦截</text:span></text:p>
      <text:p text:style-name="P2"><text:s/><text:span text:style-name="T1">- DOMAIN-SUFFIX,api.tr.blismedia.com,🛑 </text:span><text:span text:style-name="T2">全球拦截</text:span></text:p>
      <text:p text:style-name="P2"><text:s/><text:span text:style-name="T1">- DOMAIN-SUFFIX,api.tw06.xlmc.sec.miui.com,🛑 </text:span><text:span text:style-name="T2">全球拦截</text:span></text:p>
      <text:p text:style-name="P2"><text:s/><text:span text:style-name="T1">- DOMAIN-SUFFIX,api.ujian.cc,🛑 </text:span><text:span text:style-name="T2">全球拦截</text:span></text:p>
      <text:p text:style-name="P2"><text:s/><text:span text:style-name="T1">- DOMAIN-SUFFIX,api.union.vip.com,🛑 </text:span><text:span text:style-name="T2">全球拦截</text:span></text:p>
      <text:p text:style-name="P2"><text:s/><text:span text:style-name="T1">- DOMAIN-SUFFIX,api.uniplayad.com,🛑 </text:span><text:span text:style-name="T2">全球拦截</text:span></text:p>
      <text:p text:style-name="P2"><text:s/><text:span text:style-name="T1">- DOMAIN-SUFFIX,api.userstyles.org,🛑 </text:span><text:span text:style-name="T2">全球拦截</text:span></text:p>
      <text:p text:style-name="P2"><text:s/><text:span text:style-name="T1">- DOMAIN-SUFFIX,api.viglink.com,🛑 </text:span><text:span text:style-name="T2">全球拦截</text:span></text:p>
      <text:p text:style-name="P2"><text:s/><text:span text:style-name="T1">- DOMAIN-SUFFIX,api.waptest.taobao.com,🛑 </text:span><text:span text:style-name="T2">全球拦截</text:span></text:p>
      <text:p text:style-name="P2"><text:soft-page-break/><text:s/><text:span text:style-name="T1">- DOMAIN-SUFFIX,api.xk.miui.com,🛑 </text:span><text:span text:style-name="T2">全球拦截</text:span></text:p>
      <text:p text:style-name="P2"><text:s/><text:span text:style-name="T1">- DOMAIN-SUFFIX,api.y.igexin.com,🛑 </text:span><text:span text:style-name="T2">全球拦截</text:span></text:p>
      <text:p text:style-name="P2"><text:s/><text:span text:style-name="T1">- DOMAIN-SUFFIX,api.youxiaoad.com,🛑 </text:span><text:span text:style-name="T2">全球拦截</text:span></text:p>
      <text:p text:style-name="P2"><text:s/><text:span text:style-name="T1">- DOMAIN-SUFFIX,api.zol.com,🛑 </text:span><text:span text:style-name="T2">全球拦截</text:span></text:p>
      <text:p text:style-name="P2"><text:s/><text:span text:style-name="T1">- DOMAIN-SUFFIX,api2.play.cn,🛑 </text:span><text:span text:style-name="T2">全球拦截</text:span></text:p>
      <text:p text:style-name="P2"><text:s/><text:span text:style-name="T1">- DOMAIN-SUFFIX,api-flow.flyme.cn,🛑 </text:span><text:span text:style-name="T2">全球拦截</text:span></text:p>
      <text:p text:style-name="P2"><text:s/><text:span text:style-name="T1">- DOMAIN-SUFFIX,api-game.meizu.com,🛑 </text:span><text:span text:style-name="T2">全球拦截</text:span></text:p>
      <text:p text:style-name="P2"><text:s/><text:span text:style-name="T1">- DOMAIN-SUFFIX,apihk.growingio.com,🛑 </text:span><text:span text:style-name="T2">全球拦截</text:span></text:p>
      <text:p text:style-name="P2"><text:s/><text:span text:style-name="T1">- DOMAIN-SUFFIX,api-push.meizu.com,🛑 </text:span><text:span text:style-name="T2">全球拦截</text:span></text:p>
      <text:p text:style-name="P2"><text:s/><text:span text:style-name="T1">- DOMAIN-SUFFIX,api-shoulei-ssl.xunlei.com,🛑 </text:span><text:span text:style-name="T2">全球拦截</text:span></text:p>
      <text:p text:style-name="P2"><text:s/><text:span text:style-name="T1">- DOMAIN-SUFFIX,apisoft.df0535.com,🛑 </text:span><text:span text:style-name="T2">全球拦截</text:span></text:p>
      <text:p text:style-name="P2"><text:s/><text:span text:style-name="T1">- DOMAIN-SUFFIX,apk.idate520.com,🛑 </text:span><text:span text:style-name="T2">全球拦截</text:span></text:p>
      <text:p text:style-name="P2"><text:s/><text:span text:style-name="T1">- DOMAIN-SUFFIX,apk.supfast.net,🛑 </text:span><text:span text:style-name="T2">全球拦截</text:span></text:p>
      <text:p text:style-name="P2"><text:s/><text:span text:style-name="T1">- DOMAIN-SUFFIX,apkdo.com,🛑 </text:span><text:span text:style-name="T2">全球拦截</text:span></text:p>
      <text:p text:style-name="P2"><text:s/><text:span text:style-name="T1">- DOMAIN-SUFFIX,apkinfo.voole.com,🛑 </text:span><text:span text:style-name="T2">全球拦截</text:span></text:p>
      <text:p text:style-name="P2"><text:s/><text:span text:style-name="T1">- DOMAIN-SUFFIX,apklog.cp11.ott.cibntv.net,🛑 </text:span><text:span text:style-name="T2">全球拦截</text:span></text:p>
      <text:p text:style-name="P2"><text:s/><text:span text:style-name="T1">- DOMAIN-SUFFIX,apm.suning.cn,🛑 </text:span><text:span text:style-name="T2">全球拦截</text:span></text:p>
      <text:p text:style-name="P2"><text:s/><text:span text:style-name="T1">- DOMAIN-SUFFIX,apnmedia.ask.com,🛑 </text:span><text:span text:style-name="T2">全球拦截</text:span></text:p>
      <text:p text:style-name="P2"><text:s/><text:span text:style-name="T1">- DOMAIN-SUFFIX,apns.ios.ijinshan.com,🛑 </text:span><text:span text:style-name="T2">全球拦截</text:span></text:p>
      <text:p text:style-name="P2"><text:s/><text:span text:style-name="T1">- DOMAIN-SUFFIX,apollo.caixin.com,🛑 </text:span><text:span text:style-name="T2">全球拦截</text:span></text:p>
      <text:p text:style-name="P2"><text:s/><text:span text:style-name="T1">- DOMAIN-SUFFIX,app.3987.com,🛑 </text:span><text:span text:style-name="T2">全球拦截</text:span></text:p>
      <text:p text:style-name="P2"><text:s/><text:span text:style-name="T1">- DOMAIN-SUFFIX,app.9yyg.cn,🛑 </text:span><text:span text:style-name="T2">全球拦截</text:span></text:p>
      <text:p text:style-name="P2"><text:s/><text:span text:style-name="T1">- DOMAIN-SUFFIX,app.abc000.today,🛑 </text:span><text:span text:style-name="T2">全球拦截</text:span></text:p>
      <text:p text:style-name="P2"><text:s/><text:span text:style-name="T1">- DOMAIN-SUFFIX,app.acm.dzwww.com,🛑 </text:span><text:span text:style-name="T2">全球拦截</text:span></text:p>
      <text:p text:style-name="P2"><text:s/><text:span text:style-name="T1">- DOMAIN-SUFFIX,app.eduancm.com,🛑 </text:span><text:span text:style-name="T2">全球拦截</text:span></text:p>
      <text:p text:style-name="P2"><text:s/><text:span text:style-name="T1">- DOMAIN-SUFFIX,app.houyi.baofeng.net,🛑 </text:span><text:span text:style-name="T2">全球拦截</text:span></text:p>
      <text:p text:style-name="P2"><text:s/><text:span text:style-name="T1">- DOMAIN-SUFFIX,app.hytdsm.com,🛑 </text:span><text:span text:style-name="T2">全球拦截</text:span></text:p>
      <text:p text:style-name="P2"><text:s/><text:span text:style-name="T1">- DOMAIN-SUFFIX,app.ibaiducdn.com,🛑 </text:span><text:span text:style-name="T2">全球拦截</text:span></text:p>
      <text:p text:style-name="P2"><text:s/><text:span text:style-name="T1">- DOMAIN-SUFFIX,app.jgyee.com,🛑 </text:span><text:span text:style-name="T2">全球拦截</text:span></text:p>
      <text:p text:style-name="P2"><text:s/><text:span text:style-name="T1">- DOMAIN-SUFFIX,app.jiuzhilan.com,🛑 </text:span><text:span text:style-name="T2">全球拦截</text:span></text:p>
      <text:p text:style-name="P2"><text:s/><text:span text:style-name="T1">- DOMAIN-SUFFIX,app.juwang.com,🛑 </text:span><text:span text:style-name="T2">全球拦截</text:span></text:p>
      <text:p text:style-name="P2"><text:s/><text:span text:style-name="T1">- DOMAIN-SUFFIX,app.lz55.cn,🛑 </text:span><text:span text:style-name="T2">全球拦截</text:span></text:p>
      <text:p text:style-name="P2"><text:s/><text:span text:style-name="T1">- DOMAIN-SUFFIX,app.moji001.com,🛑 </text:span><text:span text:style-name="T2">全球拦截</text:span></text:p>
      <text:p text:style-name="P2"><text:s/><text:span text:style-name="T1">- DOMAIN-SUFFIX,app.starschina.com,🛑 </text:span><text:span text:style-name="T2">全球拦截</text:span></text:p>
      <text:p text:style-name="P2"><text:s/><text:span text:style-name="T1">- DOMAIN-SUFFIX,app.tanwan.com,🛑 </text:span><text:span text:style-name="T2">全球拦截</text:span></text:p>
      <text:p text:style-name="P2"><text:s/><text:span text:style-name="T1">- DOMAIN-SUFFIX,app.uu.cc,🛑 </text:span><text:span text:style-name="T2">全球拦截</text:span></text:p>
      <text:p text:style-name="P2"><text:s/><text:span text:style-name="T1">- DOMAIN-SUFFIX,app.waps.cn,🛑 </text:span><text:span text:style-name="T2">全球拦截</text:span></text:p>
      <text:p text:style-name="P2"><text:s/><text:span text:style-name="T1">- DOMAIN-SUFFIX,app.wapx.cn,🛑 </text:span><text:span text:style-name="T2">全球拦截</text:span></text:p>
      <text:p text:style-name="P2"><text:s/><text:span text:style-name="T1">- DOMAIN-SUFFIX,app.wumii.com,🛑 </text:span><text:span text:style-name="T2">全球拦截</text:span></text:p>
      <text:p text:style-name="P2"><text:s/><text:span text:style-name="T1">- DOMAIN-SUFFIX,app.xizi.com,🛑 </text:span><text:span text:style-name="T2">全球拦截</text:span></text:p>
      <text:p text:style-name="P2"><text:s/><text:span text:style-name="T1">- DOMAIN-SUFFIX,app.xyjqy.com,🛑 </text:span><text:span text:style-name="T2">全球拦截</text:span></text:p>
      <text:p text:style-name="P2"><text:s/><text:span text:style-name="T1">- DOMAIN-SUFFIX,app01.nodes.gslb.mi-idc.com,🛑 </text:span><text:span text:style-name="T2">全球拦截</text:span></text:p>
      <text:p text:style-name="P2"><text:s/><text:span text:style-name="T1">- DOMAIN-SUFFIX,app02.nodes.gslb.mi-idc.com,🛑 </text:span><text:span text:style-name="T2">全球拦截</text:span></text:p>
      <text:p text:style-name="P2"><text:s/><text:span text:style-name="T1">- DOMAIN-SUFFIX,appboy.com,🛑 </text:span><text:span text:style-name="T2">全球拦截</text:span></text:p>
      <text:p text:style-name="P2"><text:s/><text:span text:style-name="T1">- DOMAIN-SUFFIX,appc.baidu.com,🛑 </text:span><text:span text:style-name="T2">全球拦截</text:span></text:p>
      <text:p text:style-name="P2"><text:s/><text:span text:style-name="T1">- DOMAIN-SUFFIX,appcdn.wapx.cn,🛑 </text:span><text:span text:style-name="T2">全球拦截</text:span></text:p>
      <text:p text:style-name="P2"><text:s/><text:span text:style-name="T1">- DOMAIN-SUFFIX,appcdn.wapx.com,🛑 </text:span><text:span text:style-name="T2">全球拦截</text:span></text:p>
      <text:p text:style-name="P2"><text:s/><text:span text:style-name="T1">- DOMAIN-SUFFIX,appcpa.net,🛑 </text:span><text:span text:style-name="T2">全球拦截</text:span></text:p>
      <text:p text:style-name="P2"><text:s/><text:span text:style-name="T1">- DOMAIN-SUFFIX,appdriver.cn,🛑 </text:span><text:span text:style-name="T2">全球拦截</text:span></text:p>
      <text:p text:style-name="P2"><text:s/><text:span text:style-name="T1">- DOMAIN-SUFFIX,appdriver.com.cn,🛑 </text:span><text:span text:style-name="T2">全球拦截</text:span></text:p>
      <text:p text:style-name="P2"><text:s/><text:span text:style-name="T1">- DOMAIN-SUFFIX,appfh.com,🛑 </text:span><text:span text:style-name="T2">全球拦截</text:span></text:p>
      <text:p text:style-name="P2"><text:s/><text:span text:style-name="T1">- DOMAIN-SUFFIX,app-g.39.net,🛑 </text:span><text:span text:style-name="T2">全球拦截</text:span></text:p>
      <text:p text:style-name="P2"><text:s/><text:span text:style-name="T1">- DOMAIN-SUFFIX,appget.cn,🛑 </text:span><text:span text:style-name="T2">全球拦截</text:span></text:p>
      <text:p text:style-name="P2"><text:s/><text:span text:style-name="T1">- DOMAIN-SUFFIX,appgift.sinaapp.com,🛑 </text:span><text:span text:style-name="T2">全球拦截</text:span></text:p>
      <text:p text:style-name="P2"><text:s/><text:span text:style-name="T1">- DOMAIN-SUFFIX,appjiagu.com,🛑 </text:span><text:span text:style-name="T2">全球拦截</text:span></text:p>
      <text:p text:style-name="P2"><text:s/><text:span text:style-name="T1">- DOMAIN-SUFFIX,applifier.com,🛑 </text:span><text:span text:style-name="T2">全球拦截</text:span></text:p>
      <text:p text:style-name="P2"><text:soft-page-break/><text:s/><text:span text:style-name="T1">- DOMAIN-SUFFIX,applog.uc.cn,🛑 </text:span><text:span text:style-name="T2">全球拦截</text:span></text:p>
      <text:p text:style-name="P2"><text:s/><text:span text:style-name="T1">- DOMAIN-SUFFIX,app-monitor.ele.me,🛑 </text:span><text:span text:style-name="T2">全球拦截</text:span></text:p>
      <text:p text:style-name="P2"><text:s/><text:span text:style-name="T1">- DOMAIN-SUFFIX,appnext.com,🛑 </text:span><text:span text:style-name="T2">全球拦截</text:span></text:p>
      <text:p text:style-name="P2"><text:s/><text:span text:style-name="T1">- DOMAIN-SUFFIX,appodealx.com,🛑 </text:span><text:span text:style-name="T2">全球拦截</text:span></text:p>
      <text:p text:style-name="P2"><text:s/><text:span text:style-name="T1">- DOMAIN-SUFFIX,apppic.yingyongbei.com,🛑 </text:span><text:span text:style-name="T2">全球拦截</text:span></text:p>
      <text:p text:style-name="P2"><text:s/><text:span text:style-name="T1">- DOMAIN-SUFFIX,apps.mobilityware.com,🛑 </text:span><text:span text:style-name="T2">全球拦截</text:span></text:p>
      <text:p text:style-name="P2"><text:s/><text:span text:style-name="T1">- DOMAIN-SUFFIX,apps.outfit7.com,🛑 </text:span><text:span text:style-name="T2">全球拦截</text:span></text:p>
      <text:p text:style-name="P2"><text:s/><text:span text:style-name="T1">- DOMAIN-SUFFIX,apps.supfast.net,🛑 </text:span><text:span text:style-name="T2">全球拦截</text:span></text:p>
      <text:p text:style-name="P2"><text:s/><text:span text:style-name="T1">- DOMAIN-SUFFIX,apps2.outfit7.com,🛑 </text:span><text:span text:style-name="T2">全球拦截</text:span></text:p>
      <text:p text:style-name="P2"><text:s/><text:span text:style-name="T1">- DOMAIN-SUFFIX,appsdk.tanv.com,🛑 </text:span><text:span text:style-name="T2">全球拦截</text:span></text:p>
      <text:p text:style-name="P2"><text:s/><text:span text:style-name="T1">- DOMAIN-SUFFIX,appservices.comcsoft.com,🛑 </text:span><text:span text:style-name="T2">全球拦截</text:span></text:p>
      <text:p text:style-name="P2"><text:s/><text:span text:style-name="T1">- DOMAIN-SUFFIX,appspromote.wostore.cn,🛑 </text:span><text:span text:style-name="T2">全球拦截</text:span></text:p>
      <text:p text:style-name="P2"><text:s/><text:span text:style-name="T1">- DOMAIN-SUFFIX,appsrv1.madserving.com,🛑 </text:span><text:span text:style-name="T2">全球拦截</text:span></text:p>
      <text:p text:style-name="P2"><text:s/><text:span text:style-name="T1">- DOMAIN-SUFFIX,appsrv4.madserving.com,🛑 </text:span><text:span text:style-name="T2">全球拦截</text:span></text:p>
      <text:p text:style-name="P2"><text:s/><text:span text:style-name="T1">- DOMAIN-SUFFIX,appsupdate.sinaapp.com,🛑 </text:span><text:span text:style-name="T2">全球拦截</text:span></text:p>
      <text:p text:style-name="P2"><text:s/><text:span text:style-name="T1">- DOMAIN-SUFFIX,appsupport.stargame.com,🛑 </text:span><text:span text:style-name="T2">全球拦截</text:span></text:p>
      <text:p text:style-name="P2"><text:s/><text:span text:style-name="T1">- DOMAIN-SUFFIX,apptentive.com,🛑 </text:span><text:span text:style-name="T2">全球拦截</text:span></text:p>
      <text:p text:style-name="P2"><text:s/><text:span text:style-name="T1">- DOMAIN-SUFFIX,appuu.cn,🛑 </text:span><text:span text:style-name="T2">全球拦截</text:span></text:p>
      <text:p text:style-name="P2"><text:s/><text:span text:style-name="T1">- DOMAIN-SUFFIX,apt.qumi.com,🛑 </text:span><text:span text:style-name="T2">全球拦截</text:span></text:p>
      <text:p text:style-name="P2"><text:s/><text:span text:style-name="T1">- DOMAIN-SUFFIX,aqgyju.cn,🛑 </text:span><text:span text:style-name="T2">全球拦截</text:span></text:p>
      <text:p text:style-name="P2"><text:s/><text:span text:style-name="T1">- DOMAIN-SUFFIX,aqqgli3vle.bid,🛑 </text:span><text:span text:style-name="T2">全球拦截</text:span></text:p>
      <text:p text:style-name="P2"><text:s/><text:span text:style-name="T1">- DOMAIN-SUFFIX,aqw.quanliyouxi.cn,🛑 </text:span><text:span text:style-name="T2">全球拦截</text:span></text:p>
      <text:p text:style-name="P2"><text:s/><text:span text:style-name="T1">- DOMAIN-SUFFIX,ar.atwola.com,🛑 </text:span><text:span text:style-name="T2">全球拦截</text:span></text:p>
      <text:p text:style-name="P2"><text:s/><text:span text:style-name="T1">- DOMAIN-SUFFIX,ar1.atwola.com,🛑 </text:span><text:span text:style-name="T2">全球拦截</text:span></text:p>
      <text:p text:style-name="P2"><text:s/><text:span text:style-name="T1">- DOMAIN-SUFFIX,ar7.atwola.com,🛑 </text:span><text:span text:style-name="T2">全球拦截</text:span></text:p>
      <text:p text:style-name="P2"><text:s/><text:span text:style-name="T1">- DOMAIN-SUFFIX,ar9.atwola.com,🛑 </text:span><text:span text:style-name="T2">全球拦截</text:span></text:p>
      <text:p text:style-name="P2"><text:s/><text:span text:style-name="T1">- DOMAIN-SUFFIX,aralego.com,🛑 </text:span><text:span text:style-name="T2">全球拦截</text:span></text:p>
      <text:p text:style-name="P2"><text:s/><text:span text:style-name="T1">- DOMAIN-SUFFIX,ard.ihookup.com,🛑 </text:span><text:span text:style-name="T2">全球拦截</text:span></text:p>
      <text:p text:style-name="P2"><text:s/><text:span text:style-name="T1">- DOMAIN-SUFFIX,ard.sweetdiscreet.com,🛑 </text:span><text:span text:style-name="T2">全球拦截</text:span></text:p>
      <text:p text:style-name="P2"><text:s/><text:span text:style-name="T1">- DOMAIN-SUFFIX,ard.yahoo.co.jp,🛑 </text:span><text:span text:style-name="T2">全球拦截</text:span></text:p>
      <text:p text:style-name="P2"><text:s/><text:span text:style-name="T1">- DOMAIN-SUFFIX,ardmall.com,🛑 </text:span><text:span text:style-name="T2">全球拦截</text:span></text:p>
      <text:p text:style-name="P2"><text:s/><text:span text:style-name="T1">- DOMAIN-SUFFIX,arealx.com,🛑 </text:span><text:span text:style-name="T2">全球拦截</text:span></text:p>
      <text:p text:style-name="P2"><text:s/><text:span text:style-name="T1">- DOMAIN-SUFFIX,aries.mzres.com,🛑 </text:span><text:span text:style-name="T2">全球拦截</text:span></text:p>
      <text:p text:style-name="P2"><text:s/><text:span text:style-name="T1">- DOMAIN-SUFFIX,ark.cocounion.com,🛑 </text:span><text:span text:style-name="T2">全球拦截</text:span></text:p>
      <text:p text:style-name="P2"><text:s/><text:span text:style-name="T1">- DOMAIN-SUFFIX,ark.cp21.ott.cibntv.net,🛑 </text:span><text:span text:style-name="T2">全球拦截</text:span></text:p>
      <text:p text:style-name="P2"><text:s/><text:span text:style-name="T1">- DOMAIN-SUFFIX,art.theta.sogoucdn.com,🛑 </text:span><text:span text:style-name="T2">全球拦截</text:span></text:p>
      <text:p text:style-name="P2"><text:s/><text:span text:style-name="T1">- DOMAIN-SUFFIX,as.bjmama.net,🛑 </text:span><text:span text:style-name="T2">全球拦截</text:span></text:p>
      <text:p text:style-name="P2"><text:s/><text:span text:style-name="T1">- DOMAIN-SUFFIX,as.casalemedia.com,🛑 </text:span><text:span text:style-name="T2">全球拦截</text:span></text:p>
      <text:p text:style-name="P2"><text:s/><text:span text:style-name="T1">- DOMAIN-SUFFIX,as.inbox.com,🛑 </text:span><text:span text:style-name="T2">全球拦截</text:span></text:p>
      <text:p text:style-name="P2"><text:s/><text:span text:style-name="T1">- DOMAIN-SUFFIX,as.kejet.com,🛑 </text:span><text:span text:style-name="T2">全球拦截</text:span></text:p>
      <text:p text:style-name="P2"><text:s/><text:span text:style-name="T1">- DOMAIN-SUFFIX,as.kejet.net,🛑 </text:span><text:span text:style-name="T2">全球拦截</text:span></text:p>
      <text:p text:style-name="P2"><text:s/><text:span text:style-name="T1">- DOMAIN-SUFFIX,as.sinahk.net,🛑 </text:span><text:span text:style-name="T2">全球拦截</text:span></text:p>
      <text:p text:style-name="P2"><text:s/><text:span text:style-name="T1">- DOMAIN-SUFFIX,as.trklinklog.com,🛑 </text:span><text:span text:style-name="T2">全球拦截</text:span></text:p>
      <text:p text:style-name="P2"><text:s/><text:span text:style-name="T1">- DOMAIN-SUFFIX,as.yuewz.com,🛑 </text:span><text:span text:style-name="T2">全球拦截</text:span></text:p>
      <text:p text:style-name="P2"><text:s/><text:span text:style-name="T1">- DOMAIN-SUFFIX,asd.projectfreetv.so,🛑 </text:span><text:span text:style-name="T2">全球拦截</text:span></text:p>
      <text:p text:style-name="P2"><text:s/><text:span text:style-name="T1">- DOMAIN-SUFFIX,asearch.alicdn.com,🛑 </text:span><text:span text:style-name="T2">全球拦截</text:span></text:p>
      <text:p text:style-name="P2"><text:s/><text:span text:style-name="T1">- DOMAIN-SUFFIX,ashiping.com,🛑 </text:span><text:span text:style-name="T2">全球拦截</text:span></text:p>
      <text:p text:style-name="P2"><text:s/><text:span text:style-name="T1">- DOMAIN-SUFFIX,ashow.pcpop.com,🛑 </text:span><text:span text:style-name="T2">全球拦截</text:span></text:p>
      <text:p text:style-name="P2"><text:s/><text:span text:style-name="T1">- DOMAIN-SUFFIX,asia.marketo.com,🛑 </text:span><text:span text:style-name="T2">全球拦截</text:span></text:p>
      <text:p text:style-name="P2"><text:s/><text:span text:style-name="T1">- DOMAIN-SUFFIX,ask.gaykes.com,🛑 </text:span><text:span text:style-name="T2">全球拦截</text:span></text:p>
      <text:p text:style-name="P2"><text:s/><text:span text:style-name="T1">- DOMAIN-SUFFIX,assets.210189.com,🛑 </text:span><text:span text:style-name="T2">全球拦截</text:span></text:p>
      <text:p text:style-name="P2"><text:s/><text:span text:style-name="T1">- DOMAIN-SUFFIX,assets.2343sdxs.com,🛑 </text:span><text:span text:style-name="T2">全球拦截</text:span></text:p>
      <text:p text:style-name="P2"><text:s/><text:span text:style-name="T1">- DOMAIN-SUFFIX,assets.258pcf.com,🛑 </text:span><text:span text:style-name="T2">全球拦截</text:span></text:p>
      <text:p text:style-name="P2"><text:s/><text:span text:style-name="T1">- DOMAIN-SUFFIX,assets.258ydh.com,🛑 </text:span><text:span text:style-name="T2">全球拦截</text:span></text:p>
      <text:p text:style-name="P2"><text:s/><text:span text:style-name="T1">- DOMAIN-SUFFIX,assets.easou.com,🛑 </text:span><text:span text:style-name="T2">全球拦截</text:span></text:p>
      <text:p text:style-name="P2"><text:s/><text:span text:style-name="T1">- DOMAIN-SUFFIX,astrategy.beacon.qq.com,🛑 </text:span><text:span text:style-name="T2">全球拦截</text:span></text:p>
      <text:p text:style-name="P2"><text:soft-page-break/><text:s/><text:span text:style-name="T1">- DOMAIN-SUFFIX,asv.nuggad.net,🛑 </text:span><text:span text:style-name="T2">全球拦截</text:span></text:p>
      <text:p text:style-name="P2"><text:s/><text:span text:style-name="T1">- DOMAIN-SUFFIX,aswgbzsw.xingtangshuo.com,🛑 </text:span><text:span text:style-name="T2">全球拦截</text:span></text:p>
      <text:p text:style-name="P2"><text:s/><text:span text:style-name="T1">- DOMAIN-SUFFIX,aswl.d3kdh34.pw,🛑 </text:span><text:span text:style-name="T2">全球拦截</text:span></text:p>
      <text:p text:style-name="P2"><text:s/><text:span text:style-name="T1">- DOMAIN-SUFFIX,aswl.dfs3e4.pw,🛑 </text:span><text:span text:style-name="T2">全球拦截</text:span></text:p>
      <text:p text:style-name="P2"><text:s/><text:span text:style-name="T1">- DOMAIN-SUFFIX,aswl.zjhim.com,🛑 </text:span><text:span text:style-name="T2">全球拦截</text:span></text:p>
      <text:p text:style-name="P2"><text:s/><text:span text:style-name="T1">- DOMAIN-SUFFIX,aswlx.cn,🛑 </text:span><text:span text:style-name="T2">全球拦截</text:span></text:p>
      <text:p text:style-name="P2"><text:s/><text:span text:style-name="T1">- DOMAIN-SUFFIX,at.atwola.com,🛑 </text:span><text:span text:style-name="T2">全球拦截</text:span></text:p>
      <text:p text:style-name="P2"><text:s/><text:span text:style-name="T1">- DOMAIN-SUFFIX,at.mct01.com,🛑 </text:span><text:span text:style-name="T2">全球拦截</text:span></text:p>
      <text:p text:style-name="P2"><text:s/><text:span text:style-name="T1">- DOMAIN-SUFFIX,at98.com,🛑 </text:span><text:span text:style-name="T2">全球拦截</text:span></text:p>
      <text:p text:style-name="P2"><text:s/><text:span text:style-name="T1">- DOMAIN-SUFFIX,atanx.alicdn.com,🛑 </text:span><text:span text:style-name="T2">全球拦截</text:span></text:p>
      <text:p text:style-name="P2"><text:s/><text:span text:style-name="T1">- DOMAIN-SUFFIX,atanx2.alicdn.com,🛑 </text:span><text:span text:style-name="T2">全球拦截</text:span></text:p>
      <text:p text:style-name="P2"><text:s/><text:span text:style-name="T1">- DOMAIN-SUFFIX,atas.io,🛑 </text:span><text:span text:style-name="T2">全球拦截</text:span></text:p>
      <text:p text:style-name="P2"><text:s/><text:span text:style-name="T1">- DOMAIN-SUFFIX,atcryp.com,🛑 </text:span><text:span text:style-name="T2">全球拦截</text:span></text:p>
      <text:p text:style-name="P2"><text:s/><text:span text:style-name="T1">- DOMAIN-SUFFIX,atdmt.com,🛑 </text:span><text:span text:style-name="T2">全球拦截</text:span></text:p>
      <text:p text:style-name="P2"><text:s/><text:span text:style-name="T1">- DOMAIN-SUFFIX,athena.wan.sogou.com,🛑 </text:span><text:span text:style-name="T2">全球拦截</text:span></text:p>
      <text:p text:style-name="P2"><text:s/><text:span text:style-name="T1">- DOMAIN-SUFFIX,atiws.aipai.com,🛑 </text:span><text:span text:style-name="T2">全球拦截</text:span></text:p>
      <text:p text:style-name="P2"><text:s/><text:span text:style-name="T1">- DOMAIN-SUFFIX,atm.punchbox.org,🛑 </text:span><text:span text:style-name="T2">全球拦截</text:span></text:p>
      <text:p text:style-name="P2"><text:s/><text:span text:style-name="T1">- DOMAIN-SUFFIX,atm.sina.com,🛑 </text:span><text:span text:style-name="T2">全球拦截</text:span></text:p>
      <text:p text:style-name="P2"><text:s/><text:span text:style-name="T1">- DOMAIN-SUFFIX,atm.yoyi.com.cn,🛑 </text:span><text:span text:style-name="T2">全球拦截</text:span></text:p>
      <text:p text:style-name="P2"><text:s/><text:span text:style-name="T1">- DOMAIN-SUFFIX,atomicblast.lol,🛑 </text:span><text:span text:style-name="T2">全球拦截</text:span></text:p>
      <text:p text:style-name="P2"><text:s/><text:span text:style-name="T1">- DOMAIN-SUFFIX,att.stargame.com,🛑 </text:span><text:span text:style-name="T2">全球拦截</text:span></text:p>
      <text:p text:style-name="P2"><text:s/><text:span text:style-name="T1">- DOMAIN-SUFFIX,attach.s8bbs.com,🛑 </text:span><text:span text:style-name="T2">全球拦截</text:span></text:p>
      <text:p text:style-name="P2"><text:s/><text:span text:style-name="T1">- DOMAIN-SUFFIX,au.youmi.net,🛑 </text:span><text:span text:style-name="T2">全球拦截</text:span></text:p>
      <text:p text:style-name="P2"><text:s/><text:span text:style-name="T1">- DOMAIN-SUFFIX,audience.network,🛑 </text:span><text:span text:style-name="T2">全球拦截</text:span></text:p>
      <text:p text:style-name="P2"><text:s/><text:span text:style-name="T1">- DOMAIN-SUFFIX,authedmine.com,🛑 </text:span><text:span text:style-name="T2">全球拦截</text:span></text:p>
      <text:p text:style-name="P2"><text:s/><text:span text:style-name="T1">- DOMAIN-SUFFIX,avn.innity.com,🛑 </text:span><text:span text:style-name="T2">全球拦截</text:span></text:p>
      <text:p text:style-name="P2"><text:s/><text:span text:style-name="T1">- DOMAIN-SUFFIX,avpa.dzone.com,🛑 </text:span><text:span text:style-name="T2">全球拦截</text:span></text:p>
      <text:p text:style-name="P2"><text:s/><text:span text:style-name="T1">- DOMAIN-SUFFIX,avualrhg9p.bid,🛑 </text:span><text:span text:style-name="T2">全球拦截</text:span></text:p>
      <text:p text:style-name="P2"><text:s/><text:span text:style-name="T1">- DOMAIN-SUFFIX,aw.kejet.net,🛑 </text:span><text:span text:style-name="T2">全球拦截</text:span></text:p>
      <text:p text:style-name="P2"><text:s/><text:span text:style-name="T1">- DOMAIN-SUFFIX,award.sitekeuring.net,🛑 </text:span><text:span text:style-name="T2">全球拦截</text:span></text:p>
      <text:p text:style-name="P2"><text:s/><text:span text:style-name="T1">- DOMAIN-SUFFIX,awempire.com,🛑 </text:span><text:span text:style-name="T2">全球拦截</text:span></text:p>
      <text:p text:style-name="P2"><text:s/><text:span text:style-name="T1">- DOMAIN-SUFFIX,awkjs.com,🛑 </text:span><text:span text:style-name="T2">全球拦截</text:span></text:p>
      <text:p text:style-name="P2"><text:s/><text:span text:style-name="T1">- DOMAIN-SUFFIX,awyys.com,🛑 </text:span><text:span text:style-name="T2">全球拦截</text:span></text:p>
      <text:p text:style-name="P2"><text:s/><text:span text:style-name="T1">- DOMAIN-SUFFIX,ax.120ask.com,🛑 </text:span><text:span text:style-name="T2">全球拦截</text:span></text:p>
      <text:p text:style-name="P2"><text:s/><text:span text:style-name="T1">- DOMAIN-SUFFIX,ax.ggfeng.com,🛑 </text:span><text:span text:style-name="T2">全球拦截</text:span></text:p>
      <text:p text:style-name="P2"><text:s/><text:span text:style-name="T1">- DOMAIN-SUFFIX,axhxa.com,🛑 </text:span><text:span text:style-name="T2">全球拦截</text:span></text:p>
      <text:p text:style-name="P2"><text:s/><text:span text:style-name="T1">- DOMAIN-SUFFIX,axiba66.com,🛑 </text:span><text:span text:style-name="T2">全球拦截</text:span></text:p>
      <text:p text:style-name="P2"><text:s/><text:span text:style-name="T1">- DOMAIN-SUFFIX,axkxy.com,🛑 </text:span><text:span text:style-name="T2">全球拦截</text:span></text:p>
      <text:p text:style-name="P2"><text:s/><text:span text:style-name="T1">- DOMAIN-SUFFIX,ayabreya.xyz,🛑 </text:span><text:span text:style-name="T2">全球拦截</text:span></text:p>
      <text:p text:style-name="P2"><text:s/><text:span text:style-name="T1">- DOMAIN-SUFFIX,b.53yao.com,🛑 </text:span><text:span text:style-name="T2">全球拦截</text:span></text:p>
      <text:p text:style-name="P2"><text:s/><text:span text:style-name="T1">- DOMAIN-SUFFIX,b.77vcd.com,🛑 </text:span><text:span text:style-name="T2">全球拦截</text:span></text:p>
      <text:p text:style-name="P2"><text:s/><text:span text:style-name="T1">- DOMAIN-SUFFIX,b.9dreams.net,🛑 </text:span><text:span text:style-name="T2">全球拦截</text:span></text:p>
      <text:p text:style-name="P2"><text:s/><text:span text:style-name="T1">- DOMAIN-SUFFIX,b.ads1.msn.com,🛑 </text:span><text:span text:style-name="T2">全球拦截</text:span></text:p>
      <text:p text:style-name="P2"><text:s/><text:span text:style-name="T1">- DOMAIN-SUFFIX,b.aowugame.com,🛑 </text:span><text:span text:style-name="T2">全球拦截</text:span></text:p>
      <text:p text:style-name="P2"><text:s/><text:span text:style-name="T1">- DOMAIN-SUFFIX,b.babylon.com,🛑 </text:span><text:span text:style-name="T2">全球拦截</text:span></text:p>
      <text:p text:style-name="P2"><text:s/><text:span text:style-name="T1">- DOMAIN-SUFFIX,b.baiy.net,🛑 </text:span><text:span text:style-name="T2">全球拦截</text:span></text:p>
      <text:p text:style-name="P2"><text:s/><text:span text:style-name="T1">- DOMAIN-SUFFIX,b.bdstatic.com,🛑 </text:span><text:span text:style-name="T2">全球拦截</text:span></text:p>
      <text:p text:style-name="P2"><text:s/><text:span text:style-name="T1">- DOMAIN-SUFFIX,b.bst.126.net,🛑 </text:span><text:span text:style-name="T2">全球拦截</text:span></text:p>
      <text:p text:style-name="P2"><text:s/><text:span text:style-name="T1">- DOMAIN-SUFFIX,b.clkservice.youdao.com,🛑 </text:span><text:span text:style-name="T2">全球拦截</text:span></text:p>
      <text:p text:style-name="P2"><text:s/><text:span text:style-name="T1">- DOMAIN-SUFFIX,b.code.tanwanyx.com,🛑 </text:span><text:span text:style-name="T2">全球拦截</text:span></text:p>
      <text:p text:style-name="P2"><text:s/><text:span text:style-name="T1">- DOMAIN-SUFFIX,b.cyone.com.cn,🛑 </text:span><text:span text:style-name="T2">全球拦截</text:span></text:p>
      <text:p text:style-name="P2"><text:s/><text:span text:style-name="T1">- DOMAIN-SUFFIX,b.epinv.com,🛑 </text:span><text:span text:style-name="T2">全球拦截</text:span></text:p>
      <text:p text:style-name="P2"><text:s/><text:span text:style-name="T1">- DOMAIN-SUFFIX,b.flyreading.cn,🛑 </text:span><text:span text:style-name="T2">全球拦截</text:span></text:p>
      <text:p text:style-name="P2"><text:s/><text:span text:style-name="T1">- DOMAIN-SUFFIX,b.gwylm.com,🛑 </text:span><text:span text:style-name="T2">全球拦截</text:span></text:p>
      <text:p text:style-name="P2"><text:s/><text:span text:style-name="T1">- DOMAIN-SUFFIX,b.kuangtuiguoo18888.com,🛑 </text:span><text:span text:style-name="T2">全球拦截</text:span></text:p>
      <text:p text:style-name="P2"><text:s/><text:span text:style-name="T1">- DOMAIN-SUFFIX,b.livesport.eu,🛑 </text:span><text:span text:style-name="T2">全球拦截</text:span></text:p>
      <text:p text:style-name="P2"><text:soft-page-break/><text:s/><text:span text:style-name="T1">- DOMAIN-SUFFIX,b.localpages.com,🛑 </text:span><text:span text:style-name="T2">全球拦截</text:span></text:p>
      <text:p text:style-name="P2"><text:s/><text:span text:style-name="T1">- DOMAIN-SUFFIX,b.nvrentao8.com,🛑 </text:span><text:span text:style-name="T2">全球拦截</text:span></text:p>
      <text:p text:style-name="P2"><text:s/><text:span text:style-name="T1">- DOMAIN-SUFFIX,b.qchannel03.cn,🛑 </text:span><text:span text:style-name="T2">全球拦截</text:span></text:p>
      <text:p text:style-name="P2"><text:s/><text:span text:style-name="T1">- DOMAIN-SUFFIX,b.rifub.com,🛑 </text:span><text:span text:style-name="T2">全球拦截</text:span></text:p>
      <text:p text:style-name="P2"><text:s/><text:span text:style-name="T1">- DOMAIN-SUFFIX,b.scorecardresearch.com,🛑 </text:span><text:span text:style-name="T2">全球拦截</text:span></text:p>
      <text:p text:style-name="P2"><text:s/><text:span text:style-name="T1">- DOMAIN-SUFFIX,b.thefile.me,🛑 </text:span><text:span text:style-name="T2">全球拦截</text:span></text:p>
      <text:p text:style-name="P2"><text:s/><text:span text:style-name="T1">- DOMAIN-SUFFIX,b.xcafe.com,🛑 </text:span><text:span text:style-name="T2">全球拦截</text:span></text:p>
      <text:p text:style-name="P2"><text:s/><text:span text:style-name="T1">- DOMAIN-SUFFIX,b0.qinsx.cn,🛑 </text:span><text:span text:style-name="T2">全球拦截</text:span></text:p>
      <text:p text:style-name="P2"><text:s/><text:span text:style-name="T1">- DOMAIN-SUFFIX,b1.51scw.net,🛑 </text:span><text:span text:style-name="T2">全球拦截</text:span></text:p>
      <text:p text:style-name="P2"><text:s/><text:span text:style-name="T1">- DOMAIN-SUFFIX,b1.91jucai.com,🛑 </text:span><text:span text:style-name="T2">全球拦截</text:span></text:p>
      <text:p text:style-name="P2"><text:s/><text:span text:style-name="T1">- DOMAIN-SUFFIX,b1.c1km4.com,🛑 </text:span><text:span text:style-name="T2">全球拦截</text:span></text:p>
      <text:p text:style-name="P2"><text:s/><text:span text:style-name="T1">- DOMAIN-SUFFIX,b17.8794.cn,🛑 </text:span><text:span text:style-name="T2">全球拦截</text:span></text:p>
      <text:p text:style-name="P2"><text:s/><text:span text:style-name="T1">- DOMAIN-SUFFIX,b17.shangc.net,🛑 </text:span><text:span text:style-name="T2">全球拦截</text:span></text:p>
      <text:p text:style-name="P2"><text:s/><text:span text:style-name="T1">- DOMAIN-SUFFIX,b17.xiumu.cn,🛑 </text:span><text:span text:style-name="T2">全球拦截</text:span></text:p>
      <text:p text:style-name="P2"><text:s/><text:span text:style-name="T1">- DOMAIN-SUFFIX,b1sync.zemanta.com,🛑 </text:span><text:span text:style-name="T2">全球拦截</text:span></text:p>
      <text:p text:style-name="P2"><text:s/><text:span text:style-name="T1">- DOMAIN-SUFFIX,b4xuj.zzhhts.com,🛑 </text:span><text:span text:style-name="T2">全球拦截</text:span></text:p>
      <text:p text:style-name="P2"><text:s/><text:span text:style-name="T1">- DOMAIN-SUFFIX,b7nkd.cn,🛑 </text:span><text:span text:style-name="T2">全球拦截</text:span></text:p>
      <text:p text:style-name="P2"><text:s/><text:span text:style-name="T1">- DOMAIN-SUFFIX,b92.putniktravel.com,🛑 </text:span><text:span text:style-name="T2">全球拦截</text:span></text:p>
      <text:p text:style-name="P2"><text:s/><text:span text:style-name="T1">- DOMAIN-SUFFIX,b9377h.com,🛑 </text:span><text:span text:style-name="T2">全球拦截</text:span></text:p>
      <text:p text:style-name="P2"><text:s/><text:span text:style-name="T1">- DOMAIN-SUFFIX,b99u.top,🛑 </text:span><text:span text:style-name="T2">全球拦截</text:span></text:p>
      <text:p text:style-name="P2"><text:s/><text:span text:style-name="T1">- DOMAIN-SUFFIX,ba.ccm2.net,🛑 </text:span><text:span text:style-name="T2">全球拦截</text:span></text:p>
      <text:p text:style-name="P2"><text:s/><text:span text:style-name="T1">- DOMAIN-SUFFIX,ba.fqzds.com,🛑 </text:span><text:span text:style-name="T2">全球拦截</text:span></text:p>
      <text:p text:style-name="P2"><text:s/><text:span text:style-name="T1">- DOMAIN-SUFFIX,ba.kioskea.net,🛑 </text:span><text:span text:style-name="T2">全球拦截</text:span></text:p>
      <text:p text:style-name="P2"><text:s/><text:span text:style-name="T1">- DOMAIN-SUFFIX,baby.yf898.com,🛑 </text:span><text:span text:style-name="T2">全球拦截</text:span></text:p>
      <text:p text:style-name="P2"><text:s/><text:span text:style-name="T1">- DOMAIN-SUFFIX,backup.lumion3d.com,🛑 </text:span><text:span text:style-name="T2">全球拦截</text:span></text:p>
      <text:p text:style-name="P2"><text:s/><text:span text:style-name="T1">- DOMAIN-SUFFIX,backup.lumion3d.net,🛑 </text:span><text:span text:style-name="T2">全球拦截</text:span></text:p>
      <text:p text:style-name="P2"><text:s/><text:span text:style-name="T1">- DOMAIN-SUFFIX,bad1.51gxqm.com,🛑 </text:span><text:span text:style-name="T2">全球拦截</text:span></text:p>
      <text:p text:style-name="P2"><text:s/><text:span text:style-name="T1">- DOMAIN-SUFFIX,badad.googleplex.com,🛑 </text:span><text:span text:style-name="T2">全球拦截</text:span></text:p>
      <text:p text:style-name="P2"><text:s/><text:span text:style-name="T1">- DOMAIN-SUFFIX,badao37.net,🛑 </text:span><text:span text:style-name="T2">全球拦截</text:span></text:p>
      <text:p text:style-name="P2"><text:s/><text:span text:style-name="T1">- DOMAIN-SUFFIX,bai3.gushiwen.org,🛑 </text:span><text:span text:style-name="T2">全球拦截</text:span></text:p>
      <text:p text:style-name="P2"><text:s/><text:span text:style-name="T1">- DOMAIN-SUFFIX,baiapk.com,🛑 </text:span><text:span text:style-name="T2">全球拦截</text:span></text:p>
      <text:p text:style-name="P2"><text:s/><text:span text:style-name="T1">- DOMAIN-SUFFIX,baichuan.baidu.com,🛑 </text:span><text:span text:style-name="T2">全球拦截</text:span></text:p>
      <text:p text:style-name="P2"><text:s/><text:span text:style-name="T1">- DOMAIN-SUFFIX,baidu.cybcyw.com,🛑 </text:span><text:span text:style-name="T2">全球拦截</text:span></text:p>
      <text:p text:style-name="P2"><text:s/><text:span text:style-name="T1">- DOMAIN-SUFFIX,baidu.dsp.tansuotv.com,🛑 </text:span><text:span text:style-name="T2">全球拦截</text:span></text:p>
      <text:p text:style-name="P2"><text:s/><text:span text:style-name="T1">- DOMAIN-SUFFIX,baidu.greenxf.cn,🛑 </text:span><text:span text:style-name="T2">全球拦截</text:span></text:p>
      <text:p text:style-name="P2"><text:s/><text:span text:style-name="T1">- DOMAIN-SUFFIX,baidu.jz5u.net,🛑 </text:span><text:span text:style-name="T2">全球拦截</text:span></text:p>
      <text:p text:style-name="P2"><text:s/><text:span text:style-name="T1">- DOMAIN-SUFFIX,baiduace.com,🛑 </text:span><text:span text:style-name="T2">全球拦截</text:span></text:p>
      <text:p text:style-name="P2"><text:s/><text:span text:style-name="T1">- DOMAIN-SUFFIX,baidujs.cnys.com,🛑 </text:span><text:span text:style-name="T2">全球拦截</text:span></text:p>
      <text:p text:style-name="P2"><text:s/><text:span text:style-name="T1">- DOMAIN-SUFFIX,baidulao.com,🛑 </text:span><text:span text:style-name="T2">全球拦截</text:span></text:p>
      <text:p text:style-name="P2"><text:s/><text:span text:style-name="T1">- DOMAIN-SUFFIX,baidut.github.io,🛑 </text:span><text:span text:style-name="T2">全球拦截</text:span></text:p>
      <text:p text:style-name="P2"><text:s/><text:span text:style-name="T1">- DOMAIN-SUFFIX,baidutv.baidu.com,🛑 </text:span><text:span text:style-name="T2">全球拦截</text:span></text:p>
      <text:p text:style-name="P2"><text:s/><text:span text:style-name="T1">- DOMAIN-SUFFIX,baidu-union-js.xiachufang.com,🛑 </text:span><text:span text:style-name="T2">全球拦截</text:span></text:p>
      <text:p text:style-name="P2"><text:s/><text:span text:style-name="T1">- DOMAIN-SUFFIX,baidu-union-pos.xiachufang.com,🛑 </text:span><text:span text:style-name="T2">全球拦截</text:span></text:p>
      <text:p text:style-name="P2"><text:s/><text:span text:style-name="T1">- DOMAIN-SUFFIX,baiduyubaidu.com,🛑 </text:span><text:span text:style-name="T2">全球拦截</text:span></text:p>
      <text:p text:style-name="P2"><text:s/><text:span text:style-name="T1">- DOMAIN-SUFFIX,baiduzhidahao.cc,🛑 </text:span><text:span text:style-name="T2">全球拦截</text:span></text:p>
      <text:p text:style-name="P2"><text:s/><text:span text:style-name="T1">- DOMAIN-SUFFIX,baifen.music.baidu.com,🛑 </text:span><text:span text:style-name="T2">全球拦截</text:span></text:p>
      <text:p text:style-name="P2"><text:s/><text:span text:style-name="T1">- DOMAIN-SUFFIX,baifendian.com,🛑 </text:span><text:span text:style-name="T2">全球拦截</text:span></text:p>
      <text:p text:style-name="P2"><text:s/><text:span text:style-name="T1">- DOMAIN-SUFFIX,baigm.com,🛑 </text:span><text:span text:style-name="T2">全球拦截</text:span></text:p>
      <text:p text:style-name="P2"><text:s/><text:span text:style-name="T1">- DOMAIN-SUFFIX,bam.nr-data.net,🛑 </text:span><text:span text:style-name="T2">全球拦截</text:span></text:p>
      <text:p text:style-name="P2"><text:s/><text:span text:style-name="T1">- DOMAIN-SUFFIX,banlv.baidu.com,🛑 </text:span><text:span text:style-name="T2">全球拦截</text:span></text:p>
      <text:p text:style-name="P2"><text:s/><text:span text:style-name="T1">- DOMAIN-SUFFIX,banmamedia.com,🛑 </text:span><text:span text:style-name="T2">全球拦截</text:span></text:p>
      <text:p text:style-name="P2"><text:s/><text:span text:style-name="T1">- DOMAIN-SUFFIX,banner.101xp.com,🛑 </text:span><text:span text:style-name="T2">全球拦截</text:span></text:p>
      <text:p text:style-name="P2"><text:s/><text:span text:style-name="T1">- DOMAIN-SUFFIX,banner.3ddownloads.com,🛑 </text:span><text:span text:style-name="T2">全球拦截</text:span></text:p>
      <text:p text:style-name="P2"><text:s/><text:span text:style-name="T1">- DOMAIN-SUFFIX,banner.automotiveworld.com,🛑 </text:span><text:span text:style-name="T2">全球拦截</text:span></text:p>
      <text:p text:style-name="P2"><text:s/><text:span text:style-name="T1">- DOMAIN-SUFFIX,banner.cooguo.com,🛑 </text:span><text:span text:style-name="T2">全球拦截</text:span></text:p>
      <text:p text:style-name="P2"><text:s/><text:span text:style-name="T1">- DOMAIN-SUFFIX,banner.europacasino.com,🛑 </text:span><text:span text:style-name="T2">全球拦截</text:span></text:p>
      <text:p text:style-name="P2"><text:soft-page-break/><text:s/><text:span text:style-name="T1">- DOMAIN-SUFFIX,banner.itweb.co.za,🛑 </text:span><text:span text:style-name="T2">全球拦截</text:span></text:p>
      <text:p text:style-name="P2"><text:s/><text:span text:style-name="T1">- DOMAIN-SUFFIX,banner.telefragged.com,🛑 </text:span><text:span text:style-name="T2">全球拦截</text:span></text:p>
      <text:p text:style-name="P2"><text:s/><text:span text:style-name="T1">- DOMAIN-SUFFIX,banner.titancasino.com,🛑 </text:span><text:span text:style-name="T2">全球拦截</text:span></text:p>
      <text:p text:style-name="P2"><text:s/><text:span text:style-name="T1">- DOMAIN-SUFFIX,banner1.pornhost.com,🛑 </text:span><text:span text:style-name="T2">全球拦截</text:span></text:p>
      <text:p text:style-name="P2"><text:s/><text:span text:style-name="T1">- DOMAIN-SUFFIX,banners.beevpn.com,🛑 </text:span><text:span text:style-name="T2">全球拦截</text:span></text:p>
      <text:p text:style-name="P2"><text:s/><text:span text:style-name="T1">- DOMAIN-SUFFIX,banners.beted.com,🛑 </text:span><text:span text:style-name="T2">全球拦截</text:span></text:p>
      <text:p text:style-name="P2"><text:s/><text:span text:style-name="T1">- DOMAIN-SUFFIX,banners.cams.com,🛑 </text:span><text:span text:style-name="T2">全球拦截</text:span></text:p>
      <text:p text:style-name="P2"><text:s/><text:span text:style-name="T1">- DOMAIN-SUFFIX,banners.clubworldgroup.com,🛑 </text:span><text:span text:style-name="T2">全球拦截</text:span></text:p>
      <text:p text:style-name="P2"><text:s/><text:span text:style-name="T1">- DOMAIN-SUFFIX,banners.expressindia.com,🛑 </text:span><text:span text:style-name="T2">全球拦截</text:span></text:p>
      <text:p text:style-name="P2"><text:s/><text:span text:style-name="T1">- DOMAIN-SUFFIX,banners.itweb.co.za,🛑 </text:span><text:span text:style-name="T2">全球拦截</text:span></text:p>
      <text:p text:style-name="P2"><text:s/><text:span text:style-name="T1">- DOMAIN-SUFFIX,banners.playocio.com,🛑 </text:span><text:span text:style-name="T2">全球拦截</text:span></text:p>
      <text:p text:style-name="P2"><text:s/><text:span text:style-name="T1">- DOMAIN-SUFFIX,bannershotlink.perfectgonzo.com,🛑 </text:span><text:span text:style-name="T2">全球拦截</text:span></text:p>
      <text:p text:style-name="P2"><text:s/><text:span text:style-name="T1">- DOMAIN-SUFFIX,baoyatu.cc,🛑 </text:span><text:span text:style-name="T2">全球拦截</text:span></text:p>
      <text:p text:style-name="P2"><text:s/><text:span text:style-name="T1">- DOMAIN-SUFFIX,bar.baidu.com,🛑 </text:span><text:span text:style-name="T2">全球拦截</text:span></text:p>
      <text:p text:style-name="P2"><text:s/><text:span text:style-name="T1">- DOMAIN-SUFFIX,base.filedot.xyz,🛑 </text:span><text:span text:style-name="T2">全球拦截</text:span></text:p>
      <text:p text:style-name="P2"><text:s/><text:span text:style-name="T1">- DOMAIN-SUFFIX,bat.bing.com,🛑 </text:span><text:span text:style-name="T2">全球拦截</text:span></text:p>
      <text:p text:style-name="P2"><text:s/><text:span text:style-name="T1">- DOMAIN-SUFFIX,bax.xiawu.com,🛑 </text:span><text:span text:style-name="T2">全球拦截</text:span></text:p>
      <text:p text:style-name="P2"><text:s/><text:span text:style-name="T1">- DOMAIN-SUFFIX,baxf.m.shuhuangge.org,🛑 </text:span><text:span text:style-name="T2">全球拦截</text:span></text:p>
      <text:p text:style-name="P2"><text:s/><text:span text:style-name="T1">- DOMAIN-SUFFIX,bay.xiawu.com,🛑 </text:span><text:span text:style-name="T2">全球拦截</text:span></text:p>
      <text:p text:style-name="P2"><text:s/><text:span text:style-name="T1">- DOMAIN-SUFFIX,baycode.cn,🛑 </text:span><text:span text:style-name="T2">全球拦截</text:span></text:p>
      <text:p text:style-name="P2"><text:s/><text:span text:style-name="T1">- DOMAIN-SUFFIX,bazinga.mse.sogou.com,🛑 </text:span><text:span text:style-name="T2">全球拦截</text:span></text:p>
      <text:p text:style-name="P2"><text:s/><text:span text:style-name="T1">- DOMAIN-SUFFIX,bb.tuku.cc,🛑 </text:span><text:span text:style-name="T2">全球拦截</text:span></text:p>
      <text:p text:style-name="P2"><text:s/><text:span text:style-name="T1">- DOMAIN-SUFFIX,bb1429.com,🛑 </text:span><text:span text:style-name="T2">全球拦截</text:span></text:p>
      <text:p text:style-name="P2"><text:s/><text:span text:style-name="T1">- DOMAIN-SUFFIX,bbcc.yxlady.com,🛑 </text:span><text:span text:style-name="T2">全球拦截</text:span></text:p>
      <text:p text:style-name="P2"><text:s/><text:span text:style-name="T1">- DOMAIN-SUFFIX,bbcoe.cn,🛑 </text:span><text:span text:style-name="T2">全球拦截</text:span></text:p>
      <text:p text:style-name="P2"><text:s/><text:span text:style-name="T1">- DOMAIN-SUFFIX,bbdm.051661.com,🛑 </text:span><text:span text:style-name="T2">全球拦截</text:span></text:p>
      <text:p text:style-name="P2"><text:s/><text:span text:style-name="T1">- DOMAIN-SUFFIX,bbsimages.zkxf119.com,🛑 </text:span><text:span text:style-name="T2">全球拦截</text:span></text:p>
      <text:p text:style-name="P2"><text:s/><text:span text:style-name="T1">- DOMAIN-SUFFIX,bc.geocities.yahoo.co.jp,🛑 </text:span><text:span text:style-name="T2">全球拦截</text:span></text:p>
      <text:p text:style-name="P2"><text:s/><text:span text:style-name="T1">- DOMAIN-SUFFIX,bccyyc.com,🛑 </text:span><text:span text:style-name="T2">全球拦截</text:span></text:p>
      <text:p text:style-name="P2"><text:s/><text:span text:style-name="T1">- DOMAIN-SUFFIX,bce.baidu.com,🛑 </text:span><text:span text:style-name="T2">全球拦截</text:span></text:p>
      <text:p text:style-name="P2"><text:s/><text:span text:style-name="T1">- DOMAIN-SUFFIX,bcjjg.bugsevent.com,🛑 </text:span><text:span text:style-name="T2">全球拦截</text:span></text:p>
      <text:p text:style-name="P2"><text:s/><text:span text:style-name="T1">- DOMAIN-SUFFIX,bcjxf.bugsevent.com,🛑 </text:span><text:span text:style-name="T2">全球拦截</text:span></text:p>
      <text:p text:style-name="P2"><text:s/><text:span text:style-name="T1">- DOMAIN-SUFFIX,bd.ershenghuo.com,🛑 </text:span><text:span text:style-name="T2">全球拦截</text:span></text:p>
      <text:p text:style-name="P2"><text:s/><text:span text:style-name="T1">- DOMAIN-SUFFIX,bd.gow100.com,🛑 </text:span><text:span text:style-name="T2">全球拦截</text:span></text:p>
      <text:p text:style-name="P2"><text:s/><text:span text:style-name="T1">- DOMAIN-SUFFIX,bd.haomagujia.com,🛑 </text:span><text:span text:style-name="T2">全球拦截</text:span></text:p>
      <text:p text:style-name="P2"><text:s/><text:span text:style-name="T1">- DOMAIN-SUFFIX,bd.soarfi.cn,🛑 </text:span><text:span text:style-name="T2">全球拦截</text:span></text:p>
      <text:p text:style-name="P2"><text:s/><text:span text:style-name="T1">- DOMAIN-SUFFIX,bd.wayqq.cn,🛑 </text:span><text:span text:style-name="T2">全球拦截</text:span></text:p>
      <text:p text:style-name="P2"><text:s/><text:span text:style-name="T1">- DOMAIN-SUFFIX,bd01.daqiso.com,🛑 </text:span><text:span text:style-name="T2">全球拦截</text:span></text:p>
      <text:p text:style-name="P2"><text:s/><text:span text:style-name="T1">- DOMAIN-SUFFIX,bd1.365qilu.com,🛑 </text:span><text:span text:style-name="T2">全球拦截</text:span></text:p>
      <text:p text:style-name="P2"><text:s/><text:span text:style-name="T1">- DOMAIN-SUFFIX,bd1.52che.com,🛑 </text:span><text:span text:style-name="T2">全球拦截</text:span></text:p>
      <text:p text:style-name="P2"><text:s/><text:span text:style-name="T1">- DOMAIN-SUFFIX,bd1.fengdu100.com,🛑 </text:span><text:span text:style-name="T2">全球拦截</text:span></text:p>
      <text:p text:style-name="P2"><text:s/><text:span text:style-name="T1">- DOMAIN-SUFFIX,bd1.flfgw.cn,🛑 </text:span><text:span text:style-name="T2">全球拦截</text:span></text:p>
      <text:p text:style-name="P2"><text:s/><text:span text:style-name="T1">- DOMAIN-SUFFIX,bd1.home8080.cn,🛑 </text:span><text:span text:style-name="T2">全球拦截</text:span></text:p>
      <text:p text:style-name="P2"><text:s/><text:span text:style-name="T1">- DOMAIN-SUFFIX,bd1.jobui.com,🛑 </text:span><text:span text:style-name="T2">全球拦截</text:span></text:p>
      <text:p text:style-name="P2"><text:s/><text:span text:style-name="T1">- DOMAIN-SUFFIX,bd1.nipic.com,🛑 </text:span><text:span text:style-name="T2">全球拦截</text:span></text:p>
      <text:p text:style-name="P2"><text:s/><text:span text:style-name="T1">- DOMAIN-SUFFIX,bd1.nxing.cn,🛑 </text:span><text:span text:style-name="T2">全球拦截</text:span></text:p>
      <text:p text:style-name="P2"><text:s/><text:span text:style-name="T1">- DOMAIN-SUFFIX,bd1.pipaw.com,🛑 </text:span><text:span text:style-name="T2">全球拦截</text:span></text:p>
      <text:p text:style-name="P2"><text:s/><text:span text:style-name="T1">- DOMAIN-SUFFIX,bd1.szhk.com,🛑 </text:span><text:span text:style-name="T2">全球拦截</text:span></text:p>
      <text:p text:style-name="P2"><text:s/><text:span text:style-name="T1">- DOMAIN-SUFFIX,bd1.wowoqq.com,🛑 </text:span><text:span text:style-name="T2">全球拦截</text:span></text:p>
      <text:p text:style-name="P2"><text:s/><text:span text:style-name="T1">- DOMAIN-SUFFIX,bd1.xiangha.com,🛑 </text:span><text:span text:style-name="T2">全球拦截</text:span></text:p>
      <text:p text:style-name="P2"><text:s/><text:span text:style-name="T1">- DOMAIN-SUFFIX,bd2.52che.com,🛑 </text:span><text:span text:style-name="T2">全球拦截</text:span></text:p>
      <text:p text:style-name="P2"><text:s/><text:span text:style-name="T1">- DOMAIN-SUFFIX,bd2.flfgw.cn,🛑 </text:span><text:span text:style-name="T2">全球拦截</text:span></text:p>
      <text:p text:style-name="P2"><text:s/><text:span text:style-name="T1">- DOMAIN-SUFFIX,bd2.home8080.cn,🛑 </text:span><text:span text:style-name="T2">全球拦截</text:span></text:p>
      <text:p text:style-name="P2"><text:s/><text:span text:style-name="T1">- DOMAIN-SUFFIX,bd2.jobui.com,🛑 </text:span><text:span text:style-name="T2">全球拦截</text:span></text:p>
      <text:p text:style-name="P2"><text:s/><text:span text:style-name="T1">- DOMAIN-SUFFIX,bd2.nipic.com,🛑 </text:span><text:span text:style-name="T2">全球拦截</text:span></text:p>
      <text:p text:style-name="P2"><text:s/><text:span text:style-name="T1">- DOMAIN-SUFFIX,bd2.pipaw.com,🛑 </text:span><text:span text:style-name="T2">全球拦截</text:span></text:p>
      <text:p text:style-name="P2"><text:soft-page-break/><text:s/><text:span text:style-name="T1">- DOMAIN-SUFFIX,bd3.chuiyue.com,🛑 </text:span><text:span text:style-name="T2">全球拦截</text:span></text:p>
      <text:p text:style-name="P2"><text:s/><text:span text:style-name="T1">- DOMAIN-SUFFIX,bd3.jobui.com,🛑 </text:span><text:span text:style-name="T2">全球拦截</text:span></text:p>
      <text:p text:style-name="P2"><text:s/><text:span text:style-name="T1">- DOMAIN-SUFFIX,bd4.chuiyue.com,🛑 </text:span><text:span text:style-name="T2">全球拦截</text:span></text:p>
      <text:p text:style-name="P2"><text:s/><text:span text:style-name="T1">- DOMAIN-SUFFIX,bdad.hao224.com,🛑 </text:span><text:span text:style-name="T2">全球拦截</text:span></text:p>
      <text:p text:style-name="P2"><text:s/><text:span text:style-name="T1">- DOMAIN-SUFFIX,bdcode.gaosan.com,🛑 </text:span><text:span text:style-name="T2">全球拦截</text:span></text:p>
      <text:p text:style-name="P2"><text:s/><text:span text:style-name="T1">- DOMAIN-SUFFIX,bdcode.youke.com,🛑 </text:span><text:span text:style-name="T2">全球拦截</text:span></text:p>
      <text:p text:style-name="P2"><text:s/><text:span text:style-name="T1">- DOMAIN-SUFFIX,bdd.hainan.net,🛑 </text:span><text:span text:style-name="T2">全球拦截</text:span></text:p>
      <text:p text:style-name="P2"><text:s/><text:span text:style-name="T1">- DOMAIN-SUFFIX,bddm.999d.com,🛑 </text:span><text:span text:style-name="T2">全球拦截</text:span></text:p>
      <text:p text:style-name="P2"><text:s/><text:span text:style-name="T1">- DOMAIN-SUFFIX,bdfpb1.8684.com,🛑 </text:span><text:span text:style-name="T2">全球拦截</text:span></text:p>
      <text:p text:style-name="P2"><text:s/><text:span text:style-name="T1">- DOMAIN-SUFFIX,bdfpb2.8684.com,🛑 </text:span><text:span text:style-name="T2">全球拦截</text:span></text:p>
      <text:p text:style-name="P2"><text:s/><text:span text:style-name="T1">- DOMAIN-SUFFIX,bdjiaoben.wmxa.cn,🛑 </text:span><text:span text:style-name="T2">全球拦截</text:span></text:p>
      <text:p text:style-name="P2"><text:s/><text:span text:style-name="T1">- DOMAIN-SUFFIX,bdjs.120askimages.com,🛑 </text:span><text:span text:style-name="T2">全球拦截</text:span></text:p>
      <text:p text:style-name="P2"><text:s/><text:span text:style-name="T1">- DOMAIN-SUFFIX,bdjs.6237237.com,🛑 </text:span><text:span text:style-name="T2">全球拦截</text:span></text:p>
      <text:p text:style-name="P2"><text:s/><text:span text:style-name="T1">- DOMAIN-SUFFIX,bdjs.99.com.cn,🛑 </text:span><text:span text:style-name="T2">全球拦截</text:span></text:p>
      <text:p text:style-name="P2"><text:s/><text:span text:style-name="T1">- DOMAIN-SUFFIX,bdjs.999d.com,🛑 </text:span><text:span text:style-name="T2">全球拦截</text:span></text:p>
      <text:p text:style-name="P2"><text:s/><text:span text:style-name="T1">- DOMAIN-SUFFIX,bd-js.baixing.net,🛑 </text:span><text:span text:style-name="T2">全球拦截</text:span></text:p>
      <text:p text:style-name="P2"><text:s/><text:span text:style-name="T1">- DOMAIN-SUFFIX,bdjs.faxingzhan.com,🛑 </text:span><text:span text:style-name="T2">全球拦截</text:span></text:p>
      <text:p text:style-name="P2"><text:s/><text:span text:style-name="T1">- DOMAIN-SUFFIX,bdjs.itechwall.com,🛑 </text:span><text:span text:style-name="T2">全球拦截</text:span></text:p>
      <text:p text:style-name="P2"><text:s/><text:span text:style-name="T1">- DOMAIN-SUFFIX,bdjs.ixiumei.com,🛑 </text:span><text:span text:style-name="T2">全球拦截</text:span></text:p>
      <text:p text:style-name="P2"><text:s/><text:span text:style-name="T1">- DOMAIN-SUFFIX,bdjs.jb51.net,🛑 </text:span><text:span text:style-name="T2">全球拦截</text:span></text:p>
      <text:p text:style-name="P2"><text:s/><text:span text:style-name="T1">- DOMAIN-SUFFIX,bdjs.kaixin100.com,🛑 </text:span><text:span text:style-name="T2">全球拦截</text:span></text:p>
      <text:p text:style-name="P2"><text:s/><text:span text:style-name="T1">- DOMAIN-SUFFIX,bdjs.laonanren.com,🛑 </text:span><text:span text:style-name="T2">全球拦截</text:span></text:p>
      <text:p text:style-name="P2"><text:s/><text:span text:style-name="T1">- DOMAIN-SUFFIX,bdjs.ylq.com,🛑 </text:span><text:span text:style-name="T2">全球拦截</text:span></text:p>
      <text:p text:style-name="P2"><text:s/><text:span text:style-name="T1">- DOMAIN-SUFFIX,bdjs1.ixiumei.com,🛑 </text:span><text:span text:style-name="T2">全球拦截</text:span></text:p>
      <text:p text:style-name="P2"><text:s/><text:span text:style-name="T1">- DOMAIN-SUFFIX,bdlm.120askimages.com,🛑 </text:span><text:span text:style-name="T2">全球拦截</text:span></text:p>
      <text:p text:style-name="P2"><text:s/><text:span text:style-name="T1">- DOMAIN-SUFFIX,bdlm1.hc360.com,🛑 </text:span><text:span text:style-name="T2">全球拦截</text:span></text:p>
      <text:p text:style-name="P2"><text:s/><text:span text:style-name="T1">- DOMAIN-SUFFIX,bdlncs1.familydoctor.com.cn,🛑 </text:span><text:span text:style-name="T2">全球拦截</text:span></text:p>
      <text:p text:style-name="P2"><text:s/><text:span text:style-name="T1">- DOMAIN-SUFFIX,bdmjs.xywy.com,🛑 </text:span><text:span text:style-name="T2">全球拦截</text:span></text:p>
      <text:p text:style-name="P2"><text:s/><text:span text:style-name="T1">- DOMAIN-SUFFIX,bdmm.xywy.com,🛑 </text:span><text:span text:style-name="T2">全球拦截</text:span></text:p>
      <text:p text:style-name="P2"><text:s/><text:span text:style-name="T1">- DOMAIN-SUFFIX,bdplus.baidu.com,🛑 </text:span><text:span text:style-name="T2">全球拦截</text:span></text:p>
      <text:p text:style-name="P2"><text:s/><text:span text:style-name="T1">- DOMAIN-SUFFIX,bdpuaw.com,🛑 </text:span><text:span text:style-name="T2">全球拦截</text:span></text:p>
      <text:p text:style-name="P2"><text:s/><text:span text:style-name="T1">- DOMAIN-SUFFIX,bd-s.baixing.net,🛑 </text:span><text:span text:style-name="T2">全球拦截</text:span></text:p>
      <text:p text:style-name="P2"><text:s/><text:span text:style-name="T1">- DOMAIN-SUFFIX,bds.hainan.net,🛑 </text:span><text:span text:style-name="T2">全球拦截</text:span></text:p>
      <text:p text:style-name="P2"><text:s/><text:span text:style-name="T1">- DOMAIN-SUFFIX,bds.soarfi.cn,🛑 </text:span><text:span text:style-name="T2">全球拦截</text:span></text:p>
      <text:p text:style-name="P2"><text:s/><text:span text:style-name="T1">- DOMAIN-SUFFIX,bdtongfei.cn,🛑 </text:span><text:span text:style-name="T2">全球拦截</text:span></text:p>
      <text:p text:style-name="P2"><text:s/><text:span text:style-name="T1">- DOMAIN-SUFFIX,bduserlog.eastmoney.com,🛑 </text:span><text:span text:style-name="T2">全球拦截</text:span></text:p>
      <text:p text:style-name="P2"><text:s/><text:span text:style-name="T1">- DOMAIN-SUFFIX,beacon.gtimg.com,🛑 </text:span><text:span text:style-name="T2">全球拦截</text:span></text:p>
      <text:p text:style-name="P2"><text:s/><text:span text:style-name="T1">- DOMAIN-SUFFIX,beacon.krxd.net,🛑 </text:span><text:span text:style-name="T2">全球拦截</text:span></text:p>
      <text:p text:style-name="P2"><text:s/><text:span text:style-name="T1">- DOMAIN-SUFFIX,beacon.sina.com.cn,🛑 </text:span><text:span text:style-name="T2">全球拦截</text:span></text:p>
      <text:p text:style-name="P2"><text:s/><text:span text:style-name="T1">- DOMAIN-SUFFIX,beacon.tingyun.com,🛑 </text:span><text:span text:style-name="T2">全球拦截</text:span></text:p>
      <text:p text:style-name="P2"><text:s/><text:span text:style-name="T1">- DOMAIN-SUFFIX,beacon-us-sjc1.rubiconproject.com,🛑 </text:span><text:span text:style-name="T2">全球拦截</text:span></text:p>
      <text:p text:style-name="P2"><text:s/><text:span text:style-name="T1">- DOMAIN-SUFFIX,beap.adss.yahoo.com,🛑 </text:span><text:span text:style-name="T2">全球拦截</text:span></text:p>
      <text:p text:style-name="P2"><text:s/><text:span text:style-name="T1">- DOMAIN-SUFFIX,beap-bc.yahoo.com,🛑 </text:span><text:span text:style-name="T2">全球拦截</text:span></text:p>
      <text:p text:style-name="P2"><text:s/><text:span text:style-name="T1">- DOMAIN-SUFFIX,bebelait.com,🛑 </text:span><text:span text:style-name="T2">全球拦截</text:span></text:p>
      <text:p text:style-name="P2"><text:s/><text:span text:style-name="T1">- DOMAIN-SUFFIX,becode.qiushibaike.com,🛑 </text:span><text:span text:style-name="T2">全球拦截</text:span></text:p>
      <text:p text:style-name="P2"><text:s/><text:span text:style-name="T1">- DOMAIN-SUFFIX,beeho.site,🛑 </text:span><text:span text:style-name="T2">全球拦截</text:span></text:p>
      <text:p text:style-name="P2"><text:s/><text:span text:style-name="T1">- DOMAIN-SUFFIX,beha.ksmobile.com,🛑 </text:span><text:span text:style-name="T2">全球拦截</text:span></text:p>
      <text:p text:style-name="P2"><text:s/><text:span text:style-name="T1">- DOMAIN-SUFFIX,behe.com,🛑 </text:span><text:span text:style-name="T2">全球拦截</text:span></text:p>
      <text:p text:style-name="P2"><text:s/><text:span text:style-name="T1">- DOMAIN-SUFFIX,beintoo.com,🛑 </text:span><text:span text:style-name="T2">全球拦截</text:span></text:p>
      <text:p text:style-name="P2"><text:s/><text:span text:style-name="T1">- DOMAIN-SUFFIX,bepolite.eu,🛑 </text:span><text:span text:style-name="T2">全球拦截</text:span></text:p>
      <text:p text:style-name="P2"><text:s/><text:span text:style-name="T1">- DOMAIN-SUFFIX,bes-progfree.com,🛑 </text:span><text:span text:style-name="T2">全球拦截</text:span></text:p>
      <text:p text:style-name="P2"><text:s/><text:span text:style-name="T1">- DOMAIN-SUFFIX,bet36500050.com,🛑 </text:span><text:span text:style-name="T2">全球拦截</text:span></text:p>
      <text:p text:style-name="P2"><text:s/><text:span text:style-name="T1">- DOMAIN-SUFFIX,beta.vpon.com,🛑 </text:span><text:span text:style-name="T2">全球拦截</text:span></text:p>
      <text:p text:style-name="P2"><text:s/><text:span text:style-name="T1">- DOMAIN-SUFFIX,betsonsport.ru,🛑 </text:span><text:span text:style-name="T2">全球拦截</text:span></text:p>
      <text:p text:style-name="P2"><text:s/><text:span text:style-name="T1">- DOMAIN-SUFFIX,bewaycare.com,🛑 </text:span><text:span text:style-name="T2">全球拦截</text:span></text:p>
      <text:p text:style-name="P2"><text:s/><text:span text:style-name="T1">- DOMAIN-SUFFIX,bfdcdn.com,🛑 </text:span><text:span text:style-name="T2">全球拦截</text:span></text:p>
      <text:p text:style-name="P2"><text:soft-page-break/><text:s/><text:span text:style-name="T1">- DOMAIN-SUFFIX,bglog.bitauto.com,🛑 </text:span><text:span text:style-name="T2">全球拦截</text:span></text:p>
      <text:p text:style-name="P2"><text:s/><text:span text:style-name="T1">- DOMAIN-SUFFIX,bgrndi.com,🛑 </text:span><text:span text:style-name="T2">全球拦截</text:span></text:p>
      <text:p text:style-name="P2"><text:s/><text:span text:style-name="T1">- DOMAIN-SUFFIX,bh.contextweb.com,🛑 </text:span><text:span text:style-name="T2">全球拦截</text:span></text:p>
      <text:p text:style-name="P2"><text:s/><text:span text:style-name="T1">- DOMAIN-SUFFIX,bhjac.azvub.cn,🛑 </text:span><text:span text:style-name="T2">全球拦截</text:span></text:p>
      <text:p text:style-name="P2"><text:s/><text:span text:style-name="T1">- DOMAIN-SUFFIX,biddingos.com,🛑 </text:span><text:span text:style-name="T2">全球拦截</text:span></text:p>
      <text:p text:style-name="P2"><text:s/><text:span text:style-name="T1">- DOMAIN-SUFFIX,biddingx.com,🛑 </text:span><text:span text:style-name="T2">全球拦截</text:span></text:p>
      <text:p text:style-name="P2"><text:s/><text:span text:style-name="T1">- DOMAIN-SUFFIX,bidvertiser.com,🛑 </text:span><text:span text:style-name="T2">全球拦截</text:span></text:p>
      <text:p text:style-name="P2"><text:s/><text:span text:style-name="T1">- DOMAIN-SUFFIX,bigbos.top,🛑 </text:span><text:span text:style-name="T2">全球拦截</text:span></text:p>
      <text:p text:style-name="P2"><text:s/><text:span text:style-name="T1">- DOMAIN-SUFFIX,bigboy.eurogamer.net,🛑 </text:span><text:span text:style-name="T2">全球拦截</text:span></text:p>
      <text:p text:style-name="P2"><text:s/><text:span text:style-name="T1">- DOMAIN-SUFFIX,billionfocus.com,🛑 </text:span><text:span text:style-name="T2">全球拦截</text:span></text:p>
      <text:p text:style-name="P2"><text:s/><text:span text:style-name="T1">- DOMAIN-SUFFIX,binaryage-leechgate.herokuapp.com,🛑 </text:span><text:span text:style-name="T2">全球拦截</text:span></text:p>
      <text:p text:style-name="P2"><text:s/><text:span text:style-name="T1">- DOMAIN-SUFFIX,bingyinq.com,🛑 </text:span><text:span text:style-name="T2">全球拦截</text:span></text:p>
      <text:p text:style-name="P2"><text:s/><text:span text:style-name="T1">- DOMAIN-SUFFIX,biq.keefung-zs.com,🛑 </text:span><text:span text:style-name="T2">全球拦截</text:span></text:p>
      <text:p text:style-name="P2"><text:s/><text:span text:style-name="T1">- DOMAIN-SUFFIX,bite.theta.sogoucdn.com,🛑 </text:span><text:span text:style-name="T2">全球拦截</text:span></text:p>
      <text:p text:style-name="P2"><text:s/><text:span text:style-name="T1">- DOMAIN-SUFFIX,bitsumactivationserver.com,🛑 </text:span><text:span text:style-name="T2">全球拦截</text:span></text:p>
      <text:p text:style-name="P2"><text:s/><text:span text:style-name="T1">- DOMAIN-SUFFIX,bivitr.com,🛑 </text:span><text:span text:style-name="T2">全球拦截</text:span></text:p>
      <text:p text:style-name="P2"><text:s/><text:span text:style-name="T1">- DOMAIN-SUFFIX,bixia.fymm.cn,🛑 </text:span><text:span text:style-name="T2">全球拦截</text:span></text:p>
      <text:p text:style-name="P2"><text:s/><text:span text:style-name="T1">- DOMAIN-SUFFIX,biyibia.com,🛑 </text:span><text:span text:style-name="T2">全球拦截</text:span></text:p>
      <text:p text:style-name="P2"><text:s/><text:span text:style-name="T1">- DOMAIN-SUFFIX,biz.gexing.com,🛑 </text:span><text:span text:style-name="T2">全球拦截</text:span></text:p>
      <text:p text:style-name="P2"><text:s/><text:span text:style-name="T1">- DOMAIN-SUFFIX,biz.live.xunlei.com,🛑 </text:span><text:span text:style-name="T2">全球拦截</text:span></text:p>
      <text:p text:style-name="P2"><text:s/><text:span text:style-name="T1">- DOMAIN-SUFFIX,biz.vpon.com,🛑 </text:span><text:span text:style-name="T2">全球拦截</text:span></text:p>
      <text:p text:style-name="P2"><text:s/><text:span text:style-name="T1">- DOMAIN-SUFFIX,biz.weibo.com,🛑 </text:span><text:span text:style-name="T2">全球拦截</text:span></text:p>
      <text:p text:style-name="P2"><text:s/><text:span text:style-name="T1">- DOMAIN-SUFFIX,biz37.net,🛑 </text:span><text:span text:style-name="T2">全球拦截</text:span></text:p>
      <text:p text:style-name="P2"><text:s/><text:span text:style-name="T1">- DOMAIN-SUFFIX,bizanti.youwatch.org,🛑 </text:span><text:span text:style-name="T2">全球拦截</text:span></text:p>
      <text:p text:style-name="P2"><text:s/><text:span text:style-name="T1">- DOMAIN-SUFFIX,bj.imp.voiceads.cn,🛑 </text:span><text:span text:style-name="T2">全球拦截</text:span></text:p>
      <text:p text:style-name="P2"><text:s/><text:span text:style-name="T1">- DOMAIN-SUFFIX,bj14.9669.cn,🛑 </text:span><text:span text:style-name="T2">全球拦截</text:span></text:p>
      <text:p text:style-name="P2"><text:s/><text:span text:style-name="T1">- DOMAIN-SUFFIX,bjcathay.com,🛑 </text:span><text:span text:style-name="T2">全球拦截</text:span></text:p>
      <text:p text:style-name="P2"><text:s/><text:span text:style-name="T1">- DOMAIN-SUFFIX,bjcu.u3.ucweb.com,🛑 </text:span><text:span text:style-name="T2">全球拦截</text:span></text:p>
      <text:p text:style-name="P2"><text:s/><text:span text:style-name="T1">- DOMAIN-SUFFIX,bjedpt.com,🛑 </text:span><text:span text:style-name="T2">全球拦截</text:span></text:p>
      <text:p text:style-name="P2"><text:s/><text:span text:style-name="T1">- DOMAIN-SUFFIX,bjs.9669.cn,🛑 </text:span><text:span text:style-name="T2">全球拦截</text:span></text:p>
      <text:p text:style-name="P2"><text:s/><text:span text:style-name="T1">- DOMAIN-SUFFIX,bkdg.net,🛑 </text:span><text:span text:style-name="T2">全球拦截</text:span></text:p>
      <text:p text:style-name="P2"><text:s/><text:span text:style-name="T1">- DOMAIN-SUFFIX,bl.wavecdn.de,🛑 </text:span><text:span text:style-name="T2">全球拦截</text:span></text:p>
      <text:p text:style-name="P2"><text:s/><text:span text:style-name="T1">- DOMAIN-SUFFIX,bla.gtimg.com,🛑 </text:span><text:span text:style-name="T2">全球拦截</text:span></text:p>
      <text:p text:style-name="P2"><text:s/><text:span text:style-name="T1">- DOMAIN-SUFFIX,blaaaa12.googlecode.com,🛑 </text:span><text:span text:style-name="T2">全球拦截</text:span></text:p>
      <text:p text:style-name="P2"><text:s/><text:span text:style-name="T1">- DOMAIN-SUFFIX,blb.winasdaq.com,🛑 </text:span><text:span text:style-name="T2">全球拦截</text:span></text:p>
      <text:p text:style-name="P2"><text:s/><text:span text:style-name="T1">- DOMAIN-SUFFIX,bllbaby.cn,🛑 </text:span><text:span text:style-name="T2">全球拦截</text:span></text:p>
      <text:p text:style-name="P2"><text:s/><text:span text:style-name="T1">- DOMAIN-SUFFIX,blogad01.myweb.hinet.net,🛑 </text:span><text:span text:style-name="T2">全球拦截</text:span></text:p>
      <text:p text:style-name="P2"><text:s/><text:span text:style-name="T1">- DOMAIN-SUFFIX,blogad02.myweb.hinet.net,🛑 </text:span><text:span text:style-name="T2">全球拦截</text:span></text:p>
      <text:p text:style-name="P2"><text:s/><text:span text:style-name="T1">- DOMAIN-SUFFIX,bloggerads.net,🛑 </text:span><text:span text:style-name="T2">全球拦截</text:span></text:p>
      <text:p text:style-name="P2"><text:s/><text:span text:style-name="T1">- DOMAIN-SUFFIX,bluekai.com,🛑 </text:span><text:span text:style-name="T2">全球拦截</text:span></text:p>
      <text:p text:style-name="P2"><text:s/><text:span text:style-name="T1">- DOMAIN-SUFFIX,bluhostedbanners.blucigs.com,🛑 </text:span><text:span text:style-name="T2">全球拦截</text:span></text:p>
      <text:p text:style-name="P2"><text:s/><text:span text:style-name="T1">- DOMAIN-SUFFIX,bmg.wnbfw.com,🛑 </text:span><text:span text:style-name="T2">全球拦截</text:span></text:p>
      <text:p text:style-name="P2"><text:s/><text:span text:style-name="T1">- DOMAIN-SUFFIX,bmp.ali213.net,🛑 </text:span><text:span text:style-name="T2">全球拦截</text:span></text:p>
      <text:p text:style-name="P2"><text:s/><text:span text:style-name="T1">- DOMAIN-SUFFIX,bmp1.ali213.net,🛑 </text:span><text:span text:style-name="T2">全球拦截</text:span></text:p>
      <text:p text:style-name="P2"><text:s/><text:span text:style-name="T1">- DOMAIN-SUFFIX,bmw2ep.paomifen.cn,🛑 </text:span><text:span text:style-name="T2">全球拦截</text:span></text:p>
      <text:p text:style-name="P2"><text:s/><text:span text:style-name="T1">- DOMAIN-SUFFIX,bnrs.ilm.ee,🛑 </text:span><text:span text:style-name="T2">全球拦截</text:span></text:p>
      <text:p text:style-name="P2"><text:s/><text:span text:style-name="T1">- DOMAIN-SUFFIX,boardx.huanqiu.com,🛑 </text:span><text:span text:style-name="T2">全球拦截</text:span></text:p>
      <text:p text:style-name="P2"><text:s/><text:span text:style-name="T1">- DOMAIN-SUFFIX,bob.crazyshit.com,🛑 </text:span><text:span text:style-name="T2">全球拦截</text:span></text:p>
      <text:p text:style-name="P2"><text:s/><text:span text:style-name="T1">- DOMAIN-SUFFIX,bobo.163.com,🛑 </text:span><text:span text:style-name="T2">全球拦截</text:span></text:p>
      <text:p text:style-name="P2"><text:s/><text:span text:style-name="T1">- DOMAIN-SUFFIX,bolt.jebe.renren.com,🛑 </text:span><text:span text:style-name="T2">全球拦截</text:span></text:p>
      <text:p text:style-name="P2"><text:s/><text:span text:style-name="T1">- DOMAIN-SUFFIX,borsendental.com,🛑 </text:span><text:span text:style-name="T2">全球拦截</text:span></text:p>
      <text:p text:style-name="P2"><text:s/><text:span text:style-name="T1">- DOMAIN-SUFFIX,bosiwangzi.cn,🛑 </text:span><text:span text:style-name="T2">全球拦截</text:span></text:p>
      <text:p text:style-name="P2"><text:s/><text:span text:style-name="T1">- DOMAIN-SUFFIX,box.anchorfree.net,🛑 </text:span><text:span text:style-name="T2">全球拦截</text:span></text:p>
      <text:p text:style-name="P2"><text:s/><text:span text:style-name="T1">- DOMAIN-SUFFIX,boxercrazy.org,🛑 </text:span><text:span text:style-name="T2">全球拦截</text:span></text:p>
      <text:p text:style-name="P2"><text:s/><text:span text:style-name="T1">- DOMAIN-SUFFIX,boxshows.com,🛑 </text:span><text:span text:style-name="T2">全球拦截</text:span></text:p>
      <text:p text:style-name="P2"><text:s/><text:span text:style-name="T1">- DOMAIN-SUFFIX,boyxu.cn,🛑 </text:span><text:span text:style-name="T2">全球拦截</text:span></text:p>
      <text:p text:style-name="P2"><text:soft-page-break/><text:s/><text:span text:style-name="T1">- DOMAIN-SUFFIX,bp.mobad.ijinshan.com,🛑 </text:span><text:span text:style-name="T2">全球拦截</text:span></text:p>
      <text:p text:style-name="P2"><text:s/><text:span text:style-name="T1">- DOMAIN-SUFFIX,br.blackfling.com,🛑 </text:span><text:span text:style-name="T2">全球拦截</text:span></text:p>
      <text:p text:style-name="P2"><text:s/><text:span text:style-name="T1">- DOMAIN-SUFFIX,br.fling.com,🛑 </text:span><text:span text:style-name="T2">全球拦截</text:span></text:p>
      <text:p text:style-name="P2"><text:s/><text:span text:style-name="T1">- DOMAIN-SUFFIX,br.realitykings.com,🛑 </text:span><text:span text:style-name="T2">全球拦截</text:span></text:p>
      <text:p text:style-name="P2"><text:s/><text:span text:style-name="T1">- DOMAIN-SUFFIX,brakefluid.website,🛑 </text:span><text:span text:style-name="T2">全球拦截</text:span></text:p>
      <text:p text:style-name="P2"><text:s/><text:span text:style-name="T1">- DOMAIN-SUFFIX,brand.sogou.com,🛑 </text:span><text:span text:style-name="T2">全球拦截</text:span></text:p>
      <text:p text:style-name="P2"><text:s/><text:span text:style-name="T1">- DOMAIN-SUFFIX,brandshow.58.com,🛑 </text:span><text:span text:style-name="T2">全球拦截</text:span></text:p>
      <text:p text:style-name="P2"><text:s/><text:span text:style-name="T1">- DOMAIN-SUFFIX,brcache.madthumbs.com,🛑 </text:span><text:span text:style-name="T2">全球拦截</text:span></text:p>
      <text:p text:style-name="P2"><text:s/><text:span text:style-name="T1">- DOMAIN-SUFFIX,breeze.olclient.baofeng.com,🛑 </text:span><text:span text:style-name="T2">全球拦截</text:span></text:p>
      <text:p text:style-name="P2"><text:s/><text:span text:style-name="T1">- DOMAIN-SUFFIX,breezily168.com,🛑 </text:span><text:span text:style-name="T2">全球拦截</text:span></text:p>
      <text:p text:style-name="P2"><text:s/><text:span text:style-name="T1">- DOMAIN-SUFFIX,brizads.com,🛑 </text:span><text:span text:style-name="T2">全球拦截</text:span></text:p>
      <text:p text:style-name="P2"><text:s/><text:span text:style-name="T1">- DOMAIN-SUFFIX,bro.flyme.cn,🛑 </text:span><text:span text:style-name="T2">全球拦截</text:span></text:p>
      <text:p text:style-name="P2"><text:s/><text:span text:style-name="T1">- DOMAIN-SUFFIX,browser.gwdang.com,🛑 </text:span><text:span text:style-name="T2">全球拦截</text:span></text:p>
      <text:p text:style-name="P2"><text:s/><text:span text:style-name="T1">- DOMAIN-SUFFIX,bs.5442.com,🛑 </text:span><text:span text:style-name="T2">全球拦截</text:span></text:p>
      <text:p text:style-name="P2"><text:s/><text:span text:style-name="T1">- DOMAIN-SUFFIX,bs.serving-sys.com,🛑 </text:span><text:span text:style-name="T2">全球拦截</text:span></text:p>
      <text:p text:style-name="P2"><text:s/><text:span text:style-name="T1">- DOMAIN-SUFFIX,bs14.9669.cn,🛑 </text:span><text:span text:style-name="T2">全球拦截</text:span></text:p>
      <text:p text:style-name="P2"><text:s/><text:span text:style-name="T1">- DOMAIN-SUFFIX,bsch.serving-sys.com,🛑 </text:span><text:span text:style-name="T2">全球拦截</text:span></text:p>
      <text:p text:style-name="P2"><text:s/><text:span text:style-name="T1">- DOMAIN-SUFFIX,bsdev.cn,🛑 </text:span><text:span text:style-name="T2">全球拦截</text:span></text:p>
      <text:p text:style-name="P2"><text:s/><text:span text:style-name="T1">- DOMAIN-SUFFIX,bshare.cn,🛑 </text:span><text:span text:style-name="T2">全球拦截</text:span></text:p>
      <text:p text:style-name="P2"><text:s/><text:span text:style-name="T1">- DOMAIN-SUFFIX,bshare.optimix.asia,🛑 </text:span><text:span text:style-name="T2">全球拦截</text:span></text:p>
      <text:p text:style-name="P2"><text:s/><text:span text:style-name="T1">- DOMAIN-SUFFIX,bsiet.husky.sogou.com,🛑 </text:span><text:span text:style-name="T2">全球拦截</text:span></text:p>
      <text:p text:style-name="P2"><text:s/><text:span text:style-name="T1">- DOMAIN-SUFFIX,bss.pandora.xiaomi.com,🛑 </text:span><text:span text:style-name="T2">全球拦截</text:span></text:p>
      <text:p text:style-name="P2"><text:s/><text:span text:style-name="T1">- DOMAIN-SUFFIX,bstatic.1kejian.com,🛑 </text:span><text:span text:style-name="T2">全球拦截</text:span></text:p>
      <text:p text:style-name="P2"><text:s/><text:span text:style-name="T1">- DOMAIN-SUFFIX,bstatic.diyifanwen.com,🛑 </text:span><text:span text:style-name="T2">全球拦截</text:span></text:p>
      <text:p text:style-name="P2"><text:s/><text:span text:style-name="T1">- DOMAIN-SUFFIX,bt.xitongmonitor.com,🛑 </text:span><text:span text:style-name="T2">全球拦截</text:span></text:p>
      <text:p text:style-name="P2"><text:s/><text:span text:style-name="T1">- DOMAIN-SUFFIX,bt641499.gotoip4.com,🛑 </text:span><text:span text:style-name="T2">全球拦截</text:span></text:p>
      <text:p text:style-name="P2"><text:s/><text:span text:style-name="T1">- DOMAIN-SUFFIX,bthergyuan.com,🛑 </text:span><text:span text:style-name="T2">全球拦截</text:span></text:p>
      <text:p text:style-name="P2"><text:s/><text:span text:style-name="T1">- DOMAIN-SUFFIX,btlaunch.baidu.com,🛑 </text:span><text:span text:style-name="T2">全球拦截</text:span></text:p>
      <text:p text:style-name="P2"><text:s/><text:span text:style-name="T1">- DOMAIN-SUFFIX,btn.onlylady.com,🛑 </text:span><text:span text:style-name="T2">全球拦截</text:span></text:p>
      <text:p text:style-name="P2"><text:s/><text:span text:style-name="T1">- DOMAIN-SUFFIX,btn.pchome.net,🛑 </text:span><text:span text:style-name="T2">全球拦截</text:span></text:p>
      <text:p text:style-name="P2"><text:s/><text:span text:style-name="T1">- DOMAIN-SUFFIX,btr.domywife.com,🛑 </text:span><text:span text:style-name="T2">全球拦截</text:span></text:p>
      <text:p text:style-name="P2"><text:s/><text:span text:style-name="T1">- DOMAIN-SUFFIX,bttrack.com,🛑 </text:span><text:span text:style-name="T2">全球拦截</text:span></text:p>
      <text:p text:style-name="P2"><text:s/><text:span text:style-name="T1">- DOMAIN-SUFFIX,btyou.com,🛑 </text:span><text:span text:style-name="T2">全球拦截</text:span></text:p>
      <text:p text:style-name="P2"><text:s/><text:span text:style-name="T1">- DOMAIN-SUFFIX,bu01.zybang.com,🛑 </text:span><text:span text:style-name="T2">全球拦截</text:span></text:p>
      <text:p text:style-name="P2"><text:s/><text:span text:style-name="T1">- DOMAIN-SUFFIX,bu02.zybang.com,🛑 </text:span><text:span text:style-name="T2">全球拦截</text:span></text:p>
      <text:p text:style-name="P2"><text:s/><text:span text:style-name="T1">- DOMAIN-SUFFIX,bu1.duba.com,🛑 </text:span><text:span text:style-name="T2">全球拦截</text:span></text:p>
      <text:p text:style-name="P2"><text:s/><text:span text:style-name="T1">- DOMAIN-SUFFIX,bu2.duba.com,🛑 </text:span><text:span text:style-name="T2">全球拦截</text:span></text:p>
      <text:p text:style-name="P2"><text:s/><text:span text:style-name="T1">- DOMAIN-SUFFIX,bugtags.com,🛑 </text:span><text:span text:style-name="T2">全球拦截</text:span></text:p>
      <text:p text:style-name="P2"><text:s/><text:span text:style-name="T1">- DOMAIN-SUFFIX,business.92wy.com,🛑 </text:span><text:span text:style-name="T2">全球拦截</text:span></text:p>
      <text:p text:style-name="P2"><text:s/><text:span text:style-name="T1">- DOMAIN-SUFFIX,business.inveno.com,🛑 </text:span><text:span text:style-name="T2">全球拦截</text:span></text:p>
      <text:p text:style-name="P2"><text:s/><text:span text:style-name="T1">- DOMAIN-SUFFIX,buyimg.bianxianmao.com,🛑 </text:span><text:span text:style-name="T2">全球拦截</text:span></text:p>
      <text:p text:style-name="P2"><text:s/><text:span text:style-name="T1">- DOMAIN-SUFFIX,buysellads.com,🛑 </text:span><text:span text:style-name="T2">全球拦截</text:span></text:p>
      <text:p text:style-name="P2"><text:s/><text:span text:style-name="T1">- DOMAIN-SUFFIX,buyu8001.com,🛑 </text:span><text:span text:style-name="T2">全球拦截</text:span></text:p>
      <text:p text:style-name="P2"><text:s/><text:span text:style-name="T1">- DOMAIN-SUFFIX,bwp.theinsider.com.com,🛑 </text:span><text:span text:style-name="T2">全球拦截</text:span></text:p>
      <text:p text:style-name="P2"><text:s/><text:span text:style-name="T1">- DOMAIN-SUFFIX,bx.optimix.asia,🛑 </text:span><text:span text:style-name="T2">全球拦截</text:span></text:p>
      <text:p text:style-name="P2"><text:s/><text:span text:style-name="T1">- DOMAIN-SUFFIX,bx01.optimix.asia,🛑 </text:span><text:span text:style-name="T2">全球拦截</text:span></text:p>
      <text:p text:style-name="P2"><text:s/><text:span text:style-name="T1">- DOMAIN-SUFFIX,bxgmb.com,🛑 </text:span><text:span text:style-name="T2">全球拦截</text:span></text:p>
      <text:p text:style-name="P2"><text:s/><text:span text:style-name="T1">- DOMAIN-SUFFIX,bxjpl.cn,🛑 </text:span><text:span text:style-name="T2">全球拦截</text:span></text:p>
      <text:p text:style-name="P2"><text:s/><text:span text:style-name="T1">- DOMAIN-SUFFIX,by.dm5.com,🛑 </text:span><text:span text:style-name="T2">全球拦截</text:span></text:p>
      <text:p text:style-name="P2"><text:s/><text:span text:style-name="T1">- DOMAIN-SUFFIX,by.mbai.cn,🛑 </text:span><text:span text:style-name="T2">全球拦截</text:span></text:p>
      <text:p text:style-name="P2"><text:s/><text:span text:style-name="T1">- DOMAIN-SUFFIX,by.tel.cdndm.com,🛑 </text:span><text:span text:style-name="T2">全球拦截</text:span></text:p>
      <text:p text:style-name="P2"><text:s/><text:span text:style-name="T1">- DOMAIN-SUFFIX,by8974.com,🛑 </text:span><text:span text:style-name="T2">全球拦截</text:span></text:p>
      <text:p text:style-name="P2"><text:s/><text:span text:style-name="T1">- DOMAIN-SUFFIX,bydonline.com,🛑 </text:span><text:span text:style-name="T2">全球拦截</text:span></text:p>
      <text:p text:style-name="P2"><text:s/><text:span text:style-name="T1">- DOMAIN-SUFFIX,bypbwm.cn,🛑 </text:span><text:span text:style-name="T2">全球拦截</text:span></text:p>
      <text:p text:style-name="P2"><text:s/><text:span text:style-name="T1">- DOMAIN-SUFFIX,c.0.0.0.0.cn,🛑 </text:span><text:span text:style-name="T2">全球拦截</text:span></text:p>
      <text:p text:style-name="P2"><text:s/><text:span text:style-name="T1">- DOMAIN-SUFFIX,c.28487.net,🛑 </text:span><text:span text:style-name="T2">全球拦截</text:span></text:p>
      <text:p text:style-name="P2"><text:soft-page-break/><text:s/><text:span text:style-name="T1">- DOMAIN-SUFFIX,c.35kds.com,🛑 </text:span><text:span text:style-name="T2">全球拦截</text:span></text:p>
      <text:p text:style-name="P2"><text:s/><text:span text:style-name="T1">- DOMAIN-SUFFIX,c.365yigou.cn,🛑 </text:span><text:span text:style-name="T2">全球拦截</text:span></text:p>
      <text:p text:style-name="P2"><text:s/><text:span text:style-name="T1">- DOMAIN-SUFFIX,c.45io.com,🛑 </text:span><text:span text:style-name="T2">全球拦截</text:span></text:p>
      <text:p text:style-name="P2"><text:s/><text:span text:style-name="T1">- DOMAIN-SUFFIX,c.51y5.net,🛑 </text:span><text:span text:style-name="T2">全球拦截</text:span></text:p>
      <text:p text:style-name="P2"><text:s/><text:span text:style-name="T1">- DOMAIN-SUFFIX,c.adbxb.cn,🛑 </text:span><text:span text:style-name="T2">全球拦截</text:span></text:p>
      <text:p text:style-name="P2"><text:s/><text:span text:style-name="T1">- DOMAIN-SUFFIX,c.anmeilai.net,🛑 </text:span><text:span text:style-name="T2">全球拦截</text:span></text:p>
      <text:p text:style-name="P2"><text:s/><text:span text:style-name="T1">- DOMAIN-SUFFIX,c.autohome.com.cn,🛑 </text:span><text:span text:style-name="T2">全球拦截</text:span></text:p>
      <text:p text:style-name="P2"><text:s/><text:span text:style-name="T1">- DOMAIN-SUFFIX,c.baidu.com,🛑 </text:span><text:span text:style-name="T2">全球拦截</text:span></text:p>
      <text:p text:style-name="P2"><text:s/><text:span text:style-name="T1">- DOMAIN-SUFFIX,c.betrad.com,🛑 </text:span><text:span text:style-name="T2">全球拦截</text:span></text:p>
      <text:p text:style-name="P2"><text:s/><text:span text:style-name="T1">- DOMAIN-SUFFIX,c.bigmir.net,🛑 </text:span><text:span text:style-name="T2">全球拦截</text:span></text:p>
      <text:p text:style-name="P2"><text:s/><text:span text:style-name="T1">- DOMAIN-SUFFIX,c.bing.com,🛑 </text:span><text:span text:style-name="T2">全球拦截</text:span></text:p>
      <text:p text:style-name="P2"><text:s/><text:span text:style-name="T1">- DOMAIN-SUFFIX,c.bxb.oupeng.com,🛑 </text:span><text:span text:style-name="T2">全球拦截</text:span></text:p>
      <text:p text:style-name="P2"><text:s/><text:span text:style-name="T1">- DOMAIN-SUFFIX,c.codeonclick.com,🛑 </text:span><text:span text:style-name="T2">全球拦截</text:span></text:p>
      <text:p text:style-name="P2"><text:s/><text:span text:style-name="T1">- DOMAIN-SUFFIX,c.cyhx98.com,🛑 </text:span><text:span text:style-name="T2">全球拦截</text:span></text:p>
      <text:p text:style-name="P2"><text:s/><text:span text:style-name="T1">- DOMAIN-SUFFIX,c.cyto-biotherapy.com,🛑 </text:span><text:span text:style-name="T2">全球拦截</text:span></text:p>
      <text:p text:style-name="P2"><text:s/><text:span text:style-name="T1">- DOMAIN-SUFFIX,c.danangmo.cn,🛑 </text:span><text:span text:style-name="T2">全球拦截</text:span></text:p>
      <text:p text:style-name="P2"><text:s/><text:span text:style-name="T1">- DOMAIN-SUFFIX,c.data.mob.com,🛑 </text:span><text:span text:style-name="T2">全球拦截</text:span></text:p>
      <text:p text:style-name="P2"><text:s/><text:span text:style-name="T1">- DOMAIN-SUFFIX,c.dokrmob.com,🛑 </text:span><text:span text:style-name="T2">全球拦截</text:span></text:p>
      <text:p text:style-name="P2"><text:s/><text:span text:style-name="T1">- DOMAIN-SUFFIX,c.dzytjqcc.com,🛑 </text:span><text:span text:style-name="T2">全球拦截</text:span></text:p>
      <text:p text:style-name="P2"><text:s/><text:span text:style-name="T1">- DOMAIN-SUFFIX,c.effectivemeasure.net,🛑 </text:span><text:span text:style-name="T2">全球拦截</text:span></text:p>
      <text:p text:style-name="P2"><text:s/><text:span text:style-name="T1">- DOMAIN-SUFFIX,c.f1zd.com,🛑 </text:span><text:span text:style-name="T2">全球拦截</text:span></text:p>
      <text:p text:style-name="P2"><text:s/><text:span text:style-name="T1">- DOMAIN-SUFFIX,c.gdt.qq.com,🛑 </text:span><text:span text:style-name="T2">全球拦截</text:span></text:p>
      <text:p text:style-name="P2"><text:s/><text:span text:style-name="T1">- DOMAIN-SUFFIX,c.gj.qq.com,🛑 </text:span><text:span text:style-name="T2">全球拦截</text:span></text:p>
      <text:p text:style-name="P2"><text:s/><text:span text:style-name="T1">- DOMAIN-SUFFIX,c.guangtui1999.com,🛑 </text:span><text:span text:style-name="T2">全球拦截</text:span></text:p>
      <text:p text:style-name="P2"><text:s/><text:span text:style-name="T1">- DOMAIN-SUFFIX,c.gzsanxiaomingshi.cn,🛑 </text:span><text:span text:style-name="T2">全球拦截</text:span></text:p>
      <text:p text:style-name="P2"><text:s/><text:span text:style-name="T1">- DOMAIN-SUFFIX,c.idasui.cn,🛑 </text:span><text:span text:style-name="T2">全球拦截</text:span></text:p>
      <text:p text:style-name="P2"><text:s/><text:span text:style-name="T1">- DOMAIN-SUFFIX,c.iogous.com,🛑 </text:span><text:span text:style-name="T2">全球拦截</text:span></text:p>
      <text:p text:style-name="P2"><text:s/><text:span text:style-name="T1">- DOMAIN-SUFFIX,c.k429fma.com,🛑 </text:span><text:span text:style-name="T2">全球拦截</text:span></text:p>
      <text:p text:style-name="P2"><text:s/><text:span text:style-name="T1">- DOMAIN-SUFFIX,c.kbf365.cn,🛑 </text:span><text:span text:style-name="T2">全球拦截</text:span></text:p>
      <text:p text:style-name="P2"><text:s/><text:span text:style-name="T1">- DOMAIN-SUFFIX,c.kl6636.net,🛑 </text:span><text:span text:style-name="T2">全球拦截</text:span></text:p>
      <text:p text:style-name="P2"><text:s/><text:span text:style-name="T1">- DOMAIN-SUFFIX,c.kuwo.cn,🛑 </text:span><text:span text:style-name="T2">全球拦截</text:span></text:p>
      <text:p text:style-name="P2"><text:s/><text:span text:style-name="T1">- DOMAIN-SUFFIX,c.lianwangtech.com,🛑 </text:span><text:span text:style-name="T2">全球拦截</text:span></text:p>
      <text:p text:style-name="P2"><text:s/><text:span text:style-name="T1">- DOMAIN-SUFFIX,c.live.com,🛑 </text:span><text:span text:style-name="T2">全球拦截</text:span></text:p>
      <text:p text:style-name="P2"><text:s/><text:span text:style-name="T1">- DOMAIN-SUFFIX,c.lucktui.com,🛑 </text:span><text:span text:style-name="T2">全球拦截</text:span></text:p>
      <text:p text:style-name="P2"><text:s/><text:span text:style-name="T1">- DOMAIN-SUFFIX,c.metrigo.com,🛑 </text:span><text:span text:style-name="T2">全球拦截</text:span></text:p>
      <text:p text:style-name="P2"><text:s/><text:span text:style-name="T1">- DOMAIN-SUFFIX,c.mightiger.net,🛑 </text:span><text:span text:style-name="T2">全球拦截</text:span></text:p>
      <text:p text:style-name="P2"><text:s/><text:span text:style-name="T1">- DOMAIN-SUFFIX,c.minisplat.cn,🛑 </text:span><text:span text:style-name="T2">全球拦截</text:span></text:p>
      <text:p text:style-name="P2"><text:s/><text:span text:style-name="T1">- DOMAIN-SUFFIX,c.mkmp365.com,🛑 </text:span><text:span text:style-name="T2">全球拦截</text:span></text:p>
      <text:p text:style-name="P2"><text:s/><text:span text:style-name="T1">- DOMAIN-SUFFIX,c.mnjkw.cn,🛑 </text:span><text:span text:style-name="T2">全球拦截</text:span></text:p>
      <text:p text:style-name="P2"><text:s/><text:span text:style-name="T1">- DOMAIN-SUFFIX,c.mobishu.com,🛑 </text:span><text:span text:style-name="T2">全球拦截</text:span></text:p>
      <text:p text:style-name="P2"><text:s/><text:span text:style-name="T1">- DOMAIN-SUFFIX,c.msn.com,🛑 </text:span><text:span text:style-name="T2">全球拦截</text:span></text:p>
      <text:p text:style-name="P2"><text:s/><text:span text:style-name="T1">- DOMAIN-SUFFIX,c.msn.com.cn,🛑 </text:span><text:span text:style-name="T2">全球拦截</text:span></text:p>
      <text:p text:style-name="P2"><text:s/><text:span text:style-name="T1">- DOMAIN-SUFFIX,c.netu.tv,🛑 </text:span><text:span text:style-name="T2">全球拦截</text:span></text:p>
      <text:p text:style-name="P2"><text:s/><text:span text:style-name="T1">- DOMAIN-SUFFIX,c.ningbojipiao.com,🛑 </text:span><text:span text:style-name="T2">全球拦截</text:span></text:p>
      <text:p text:style-name="P2"><text:s/><text:span text:style-name="T1">- DOMAIN-SUFFIX,c.ns8d.com,🛑 </text:span><text:span text:style-name="T2">全球拦截</text:span></text:p>
      <text:p text:style-name="P2"><text:s/><text:span text:style-name="T1">- DOMAIN-SUFFIX,c.okmgy.cn,🛑 </text:span><text:span text:style-name="T2">全球拦截</text:span></text:p>
      <text:p text:style-name="P2"><text:s/><text:span text:style-name="T1">- DOMAIN-SUFFIX,c.panqis.cn,🛑 </text:span><text:span text:style-name="T2">全球拦截</text:span></text:p>
      <text:p text:style-name="P2"><text:s/><text:span text:style-name="T1">- DOMAIN-SUFFIX,c.panqishu.com,🛑 </text:span><text:span text:style-name="T2">全球拦截</text:span></text:p>
      <text:p text:style-name="P2"><text:s/><text:span text:style-name="T1">- DOMAIN-SUFFIX,c.piliangzhuce.cn,🛑 </text:span><text:span text:style-name="T2">全球拦截</text:span></text:p>
      <text:p text:style-name="P2"><text:s/><text:span text:style-name="T1">- DOMAIN-SUFFIX,c.ptffw.net,🛑 </text:span><text:span text:style-name="T2">全球拦截</text:span></text:p>
      <text:p text:style-name="P2"><text:s/><text:span text:style-name="T1">- DOMAIN-SUFFIX,c.queene.cn,🛑 </text:span><text:span text:style-name="T2">全球拦截</text:span></text:p>
      <text:p text:style-name="P2"><text:s/><text:span text:style-name="T1">- DOMAIN-SUFFIX,c.rexuebi.com,🛑 </text:span><text:span text:style-name="T2">全球拦截</text:span></text:p>
      <text:p text:style-name="P2"><text:s/><text:span text:style-name="T1">- DOMAIN-SUFFIX,c.rscxwmj.cn,🛑 </text:span><text:span text:style-name="T2">全球拦截</text:span></text:p>
      <text:p text:style-name="P2"><text:s/><text:span text:style-name="T1">- DOMAIN-SUFFIX,c.shunlige.com,🛑 </text:span><text:span text:style-name="T2">全球拦截</text:span></text:p>
      <text:p text:style-name="P2"><text:s/><text:span text:style-name="T1">- DOMAIN-SUFFIX,c.silvinst.com,🛑 </text:span><text:span text:style-name="T2">全球拦截</text:span></text:p>
      <text:p text:style-name="P2"><text:s/><text:span text:style-name="T1">- DOMAIN-SUFFIX,c.sss1989.com,🛑 </text:span><text:span text:style-name="T2">全球拦截</text:span></text:p>
      <text:p text:style-name="P2"><text:soft-page-break/><text:s/><text:span text:style-name="T1">- DOMAIN-SUFFIX,c.sssgao999.com,🛑 </text:span><text:span text:style-name="T2">全球拦截</text:span></text:p>
      <text:p text:style-name="P2"><text:s/><text:span text:style-name="T1">- DOMAIN-SUFFIX,c.start280.com,🛑 </text:span><text:span text:style-name="T2">全球拦截</text:span></text:p>
      <text:p text:style-name="P2"><text:s/><text:span text:style-name="T1">- DOMAIN-SUFFIX,c.statcounter.com,🛑 </text:span><text:span text:style-name="T2">全球拦截</text:span></text:p>
      <text:p text:style-name="P2"><text:s/><text:span text:style-name="T1">- DOMAIN-SUFFIX,c.statstat888.com,🛑 </text:span><text:span text:style-name="T2">全球拦截</text:span></text:p>
      <text:p text:style-name="P2"><text:s/><text:span text:style-name="T1">- DOMAIN-SUFFIX,c.sy123888.com,🛑 </text:span><text:span text:style-name="T2">全球拦截</text:span></text:p>
      <text:p text:style-name="P2"><text:s/><text:span text:style-name="T1">- DOMAIN-SUFFIX,c.t98u8f.com,🛑 </text:span><text:span text:style-name="T2">全球拦截</text:span></text:p>
      <text:p text:style-name="P2"><text:s/><text:span text:style-name="T1">- DOMAIN-SUFFIX,c.tctyb.cn,🛑 </text:span><text:span text:style-name="T2">全球拦截</text:span></text:p>
      <text:p text:style-name="P2"><text:s/><text:span text:style-name="T1">- DOMAIN-SUFFIX,c.v4dwkcv.com,🛑 </text:span><text:span text:style-name="T2">全球拦截</text:span></text:p>
      <text:p text:style-name="P2"><text:s/><text:span text:style-name="T1">- DOMAIN-SUFFIX,c.vip97.net,🛑 </text:span><text:span text:style-name="T2">全球拦截</text:span></text:p>
      <text:p text:style-name="P2"><text:s/><text:span text:style-name="T1">- DOMAIN-SUFFIX,c.wechat.jx.cn,🛑 </text:span><text:span text:style-name="T2">全球拦截</text:span></text:p>
      <text:p text:style-name="P2"><text:s/><text:span text:style-name="T1">- DOMAIN-SUFFIX,c.wkanx.com,🛑 </text:span><text:span text:style-name="T2">全球拦截</text:span></text:p>
      <text:p text:style-name="P2"><text:s/><text:span text:style-name="T1">- DOMAIN-SUFFIX,c.wrating.com,🛑 </text:span><text:span text:style-name="T2">全球拦截</text:span></text:p>
      <text:p text:style-name="P2"><text:s/><text:span text:style-name="T1">- DOMAIN-SUFFIX,c.xianguonongchang.org,🛑 </text:span><text:span text:style-name="T2">全球拦截</text:span></text:p>
      <text:p text:style-name="P2"><text:s/><text:span text:style-name="T1">- DOMAIN-SUFFIX,c.xznykf.org,🛑 </text:span><text:span text:style-name="T2">全球拦截</text:span></text:p>
      <text:p text:style-name="P2"><text:s/><text:span text:style-name="T1">- DOMAIN-SUFFIX,c.ylist.cn,🛑 </text:span><text:span text:style-name="T2">全球拦截</text:span></text:p>
      <text:p text:style-name="P2"><text:s/><text:span text:style-name="T1">- DOMAIN-SUFFIX,c.ynlysg.com,🛑 </text:span><text:span text:style-name="T2">全球拦截</text:span></text:p>
      <text:p text:style-name="P2"><text:s/><text:span text:style-name="T1">- DOMAIN-SUFFIX,c.youdao.com,🛑 </text:span><text:span text:style-name="T2">全球拦截</text:span></text:p>
      <text:p text:style-name="P2"><text:s/><text:span text:style-name="T1">- DOMAIN-SUFFIX,c.zgnm.cc,🛑 </text:span><text:span text:style-name="T2">全球拦截</text:span></text:p>
      <text:p text:style-name="P2"><text:s/><text:span text:style-name="T1">- DOMAIN-SUFFIX,c.zlongad.com,🛑 </text:span><text:span text:style-name="T2">全球拦截</text:span></text:p>
      <text:p text:style-name="P2"><text:s/><text:span text:style-name="T1">- DOMAIN-SUFFIX,c.zmjuan.org,🛑 </text:span><text:span text:style-name="T2">全球拦截</text:span></text:p>
      <text:p text:style-name="P2"><text:s/><text:span text:style-name="T1">- DOMAIN-SUFFIX,c.zxyywdj.org,🛑 </text:span><text:span text:style-name="T2">全球拦截</text:span></text:p>
      <text:p text:style-name="P2"><text:s/><text:span text:style-name="T1">- DOMAIN-SUFFIX,c0.ifengimg.com,🛑 </text:span><text:span text:style-name="T2">全球拦截</text:span></text:p>
      <text:p text:style-name="P2"><text:s/><text:span text:style-name="T1">- DOMAIN-SUFFIX,c03.optimix.asia,🛑 </text:span><text:span text:style-name="T2">全球拦截</text:span></text:p>
      <text:p text:style-name="P2"><text:s/><text:span text:style-name="T1">- DOMAIN-SUFFIX,c0563.com,🛑 </text:span><text:span text:style-name="T2">全球拦截</text:span></text:p>
      <text:p text:style-name="P2"><text:s/><text:span text:style-name="T1">- DOMAIN-SUFFIX,c0594.com,🛑 </text:span><text:span text:style-name="T2">全球拦截</text:span></text:p>
      <text:p text:style-name="P2"><text:s/><text:span text:style-name="T1">- DOMAIN-SUFFIX,c0i8h8ac7e.bid,🛑 </text:span><text:span text:style-name="T2">全球拦截</text:span></text:p>
      <text:p text:style-name="P2"><text:s/><text:span text:style-name="T1">- DOMAIN-SUFFIX,c1.4qx.net,🛑 </text:span><text:span text:style-name="T2">全球拦截</text:span></text:p>
      <text:p text:style-name="P2"><text:s/><text:span text:style-name="T1">- DOMAIN-SUFFIX,c1.668559.com,🛑 </text:span><text:span text:style-name="T2">全球拦截</text:span></text:p>
      <text:p text:style-name="P2"><text:s/><text:span text:style-name="T1">- DOMAIN-SUFFIX,c1.ifengimg.com,🛑 </text:span><text:span text:style-name="T2">全球拦截</text:span></text:p>
      <text:p text:style-name="P2"><text:s/><text:span text:style-name="T1">- DOMAIN-SUFFIX,c1.keyrun.cn,🛑 </text:span><text:span text:style-name="T2">全球拦截</text:span></text:p>
      <text:p text:style-name="P2"><text:s/><text:span text:style-name="T1">- DOMAIN-SUFFIX,c1.lianwangtech.com,🛑 </text:span><text:span text:style-name="T2">全球拦截</text:span></text:p>
      <text:p text:style-name="P2"><text:s/><text:span text:style-name="T1">- DOMAIN-SUFFIX,c1.minisplat.cn,🛑 </text:span><text:span text:style-name="T2">全球拦截</text:span></text:p>
      <text:p text:style-name="P2"><text:s/><text:span text:style-name="T1">- DOMAIN-SUFFIX,c1.popads.net,🛑 </text:span><text:span text:style-name="T2">全球拦截</text:span></text:p>
      <text:p text:style-name="P2"><text:s/><text:span text:style-name="T1">- DOMAIN-SUFFIX,c1.statcounter.com,🛑 </text:span><text:span text:style-name="T2">全球拦截</text:span></text:p>
      <text:p text:style-name="P2"><text:s/><text:span text:style-name="T1">- DOMAIN-SUFFIX,c1.ulink.cc,🛑 </text:span><text:span text:style-name="T2">全球拦截</text:span></text:p>
      <text:p text:style-name="P2"><text:s/><text:span text:style-name="T1">- DOMAIN-SUFFIX,c1.wkanx.com,🛑 </text:span><text:span text:style-name="T2">全球拦截</text:span></text:p>
      <text:p text:style-name="P2"><text:s/><text:span text:style-name="T1">- DOMAIN-SUFFIX,c1.xcy8.com,🛑 </text:span><text:span text:style-name="T2">全球拦截</text:span></text:p>
      <text:p text:style-name="P2"><text:s/><text:span text:style-name="T1">- DOMAIN-SUFFIX,c16cp358.com,🛑 </text:span><text:span text:style-name="T2">全球拦截</text:span></text:p>
      <text:p text:style-name="P2"><text:s/><text:span text:style-name="T1">- DOMAIN-SUFFIX,c2.58toto.net,🛑 </text:span><text:span text:style-name="T2">全球拦截</text:span></text:p>
      <text:p text:style-name="P2"><text:s/><text:span text:style-name="T1">- DOMAIN-SUFFIX,c2.popads.net,🛑 </text:span><text:span text:style-name="T2">全球拦截</text:span></text:p>
      <text:p text:style-name="P2"><text:s/><text:span text:style-name="T1">- DOMAIN-SUFFIX,c2.statcounter.com,🛑 </text:span><text:span text:style-name="T2">全球拦截</text:span></text:p>
      <text:p text:style-name="P2"><text:s/><text:span text:style-name="T1">- DOMAIN-SUFFIX,c3.gostats.cn,🛑 </text:span><text:span text:style-name="T2">全球拦截</text:span></text:p>
      <text:p text:style-name="P2"><text:s/><text:span text:style-name="T1">- DOMAIN-SUFFIX,c3.moogos.com,🛑 </text:span><text:span text:style-name="T2">全球拦截</text:span></text:p>
      <text:p text:style-name="P2"><text:s/><text:span text:style-name="T1">- DOMAIN-SUFFIX,c6.bjdianyue.com,🛑 </text:span><text:span text:style-name="T2">全球拦截</text:span></text:p>
      <text:p text:style-name="P2"><text:s/><text:span text:style-name="T1">- DOMAIN-SUFFIX,c6.lnymd.com,🛑 </text:span><text:span text:style-name="T2">全球拦截</text:span></text:p>
      <text:p text:style-name="P2"><text:s/><text:span text:style-name="T1">- DOMAIN-SUFFIX,c77777777.com,🛑 </text:span><text:span text:style-name="T2">全球拦截</text:span></text:p>
      <text:p text:style-name="P2"><text:s/><text:span text:style-name="T1">- DOMAIN-SUFFIX,c8.wangdq.com,🛑 </text:span><text:span text:style-name="T2">全球拦截</text:span></text:p>
      <text:p text:style-name="P2"><text:s/><text:span text:style-name="T1">- DOMAIN-SUFFIX,c8b.jcdb88.com,🛑 </text:span><text:span text:style-name="T2">全球拦截</text:span></text:p>
      <text:p text:style-name="P2"><text:s/><text:span text:style-name="T1">- DOMAIN-SUFFIX,ca.5173car.com,🛑 </text:span><text:span text:style-name="T2">全球拦截</text:span></text:p>
      <text:p text:style-name="P2"><text:s/><text:span text:style-name="T1">- DOMAIN-SUFFIX,ca.w8.com.cn,🛑 </text:span><text:span text:style-name="T2">全球拦截</text:span></text:p>
      <text:p text:style-name="P2"><text:s/><text:span text:style-name="T1">- DOMAIN-SUFFIX,caamei.com,🛑 </text:span><text:span text:style-name="T2">全球拦截</text:span></text:p>
      <text:p text:style-name="P2"><text:s/><text:span text:style-name="T1">- DOMAIN-SUFFIX,cacaca.0571yy.com,🛑 </text:span><text:span text:style-name="T2">全球拦截</text:span></text:p>
      <text:p text:style-name="P2"><text:s/><text:span text:style-name="T1">- DOMAIN-SUFFIX,cacaca.sp96878.com,🛑 </text:span><text:span text:style-name="T2">全球拦截</text:span></text:p>
      <text:p text:style-name="P2"><text:s/><text:span text:style-name="T1">- DOMAIN-SUFFIX,cacafly.net,🛑 </text:span><text:span text:style-name="T2">全球拦截</text:span></text:p>
      <text:p text:style-name="P2"><text:s/><text:span text:style-name="T1">- DOMAIN-SUFFIX,cache.betweendigital.com,🛑 </text:span><text:span text:style-name="T2">全球拦截</text:span></text:p>
      <text:p text:style-name="P2"><text:s/><text:span text:style-name="T1">- DOMAIN-SUFFIX,cache.soloth.com,🛑 </text:span><text:span text:style-name="T2">全球拦截</text:span></text:p>
      <text:p text:style-name="P2"><text:soft-page-break/><text:s/><text:span text:style-name="T1">- DOMAIN-SUFFIX,cache.xw126.com,🛑 </text:span><text:span text:style-name="T2">全球拦截</text:span></text:p>
      <text:p text:style-name="P2"><text:s/><text:span text:style-name="T1">- DOMAIN-SUFFIX,cachead.com,🛑 </text:span><text:span text:style-name="T2">全球拦截</text:span></text:p>
      <text:p text:style-name="P2"><text:s/><text:span text:style-name="T1">- DOMAIN-SUFFIX,cachenotice.cp11.ott.cibntv.net,🛑 </text:span><text:span text:style-name="T2">全球拦截</text:span></text:p>
      <text:p text:style-name="P2"><text:s/><text:span text:style-name="T1">- DOMAIN-SUFFIX,cachesit.com,🛑 </text:span><text:span text:style-name="T2">全球拦截</text:span></text:p>
      <text:p text:style-name="P2"><text:s/><text:span text:style-name="T1">- DOMAIN-SUFFIX,cache-ssl.celtra.com,🛑 </text:span><text:span text:style-name="T2">全球拦截</text:span></text:p>
      <text:p text:style-name="P2"><text:s/><text:span text:style-name="T1">- DOMAIN-SUFFIX,cad.chosun.com,🛑 </text:span><text:span text:style-name="T2">全球拦截</text:span></text:p>
      <text:p text:style-name="P2"><text:s/><text:span text:style-name="T1">- DOMAIN-SUFFIX,cadvv.heraldm.com,🛑 </text:span><text:span text:style-name="T2">全球拦截</text:span></text:p>
      <text:p text:style-name="P2"><text:s/><text:span text:style-name="T1">- DOMAIN-SUFFIX,cadvv.koreaherald.com,🛑 </text:span><text:span text:style-name="T2">全球拦截</text:span></text:p>
      <text:p text:style-name="P2"><text:s/><text:span text:style-name="T1">- DOMAIN-SUFFIX,caiyifz.com,🛑 </text:span><text:span text:style-name="T2">全球拦截</text:span></text:p>
      <text:p text:style-name="P2"><text:s/><text:span text:style-name="T1">- DOMAIN-SUFFIX,cal.meizu.com,🛑 </text:span><text:span text:style-name="T2">全球拦截</text:span></text:p>
      <text:p text:style-name="P2"><text:s/><text:span text:style-name="T1">- DOMAIN-SUFFIX,caliyuna.cn,🛑 </text:span><text:span text:style-name="T2">全球拦截</text:span></text:p>
      <text:p text:style-name="P2"><text:s/><text:span text:style-name="T1">- DOMAIN-SUFFIX,calopenupdate.comm.miui.com,🛑 </text:span><text:span text:style-name="T2">全球拦截</text:span></text:p>
      <text:p text:style-name="P2"><text:s/><text:span text:style-name="T1">- DOMAIN-SUFFIX,cams.pornrabbit.com,🛑 </text:span><text:span text:style-name="T2">全球拦截</text:span></text:p>
      <text:p text:style-name="P2"><text:s/><text:span text:style-name="T1">- DOMAIN-SUFFIX,cangnews.com,🛑 </text:span><text:span text:style-name="T2">全球拦截</text:span></text:p>
      <text:p text:style-name="P2"><text:s/><text:span text:style-name="T1">- DOMAIN-SUFFIX,canvas.gdt.qq.com,🛑 </text:span><text:span text:style-name="T2">全球拦截</text:span></text:p>
      <text:p text:style-name="P2"><text:s/><text:span text:style-name="T1">- DOMAIN-SUFFIX,canvas.thenextweb.com,🛑 </text:span><text:span text:style-name="T2">全球拦截</text:span></text:p>
      <text:p text:style-name="P2"><text:s/><text:span text:style-name="T1">- DOMAIN-SUFFIX,caob5.info,🛑 </text:span><text:span text:style-name="T2">全球拦截</text:span></text:p>
      <text:p text:style-name="P2"><text:s/><text:span text:style-name="T1">- DOMAIN-SUFFIX,caolvch.com,🛑 </text:span><text:span text:style-name="T2">全球拦截</text:span></text:p>
      <text:p text:style-name="P2"><text:s/><text:span text:style-name="T1">- DOMAIN-SUFFIX,cap.cyberlink.com,🛑 </text:span><text:span text:style-name="T2">全球拦截</text:span></text:p>
      <text:p text:style-name="P2"><text:s/><text:span text:style-name="T1">- DOMAIN-SUFFIX,cap.touclick.com,🛑 </text:span><text:span text:style-name="T2">全球拦截</text:span></text:p>
      <text:p text:style-name="P2"><text:s/><text:span text:style-name="T1">- DOMAIN-SUFFIX,car.mobadme.jp,🛑 </text:span><text:span text:style-name="T2">全球拦截</text:span></text:p>
      <text:p text:style-name="P2"><text:s/><text:span text:style-name="T1">- DOMAIN-SUFFIX,carbonads.net,🛑 </text:span><text:span text:style-name="T2">全球拦截</text:span></text:p>
      <text:p text:style-name="P2"><text:s/><text:span text:style-name="T1">- DOMAIN-SUFFIX,cas.clickability.com,🛑 </text:span><text:span text:style-name="T2">全球拦截</text:span></text:p>
      <text:p text:style-name="P2"><text:s/><text:span text:style-name="T1">- DOMAIN-SUFFIX,cas.criteo.com,🛑 </text:span><text:span text:style-name="T2">全球拦截</text:span></text:p>
      <text:p text:style-name="P2"><text:s/><text:span text:style-name="T1">- DOMAIN-SUFFIX,casalemedia.com,🛑 </text:span><text:span text:style-name="T2">全球拦截</text:span></text:p>
      <text:p text:style-name="P2"><text:s/><text:span text:style-name="T1">- DOMAIN-SUFFIX,casee.cn,🛑 </text:span><text:span text:style-name="T2">全球拦截</text:span></text:p>
      <text:p text:style-name="P2"><text:s/><text:span text:style-name="T1">- DOMAIN-SUFFIX,cash.neweramediaworks.com,🛑 </text:span><text:span text:style-name="T2">全球拦截</text:span></text:p>
      <text:p text:style-name="P2"><text:s/><text:span text:style-name="T1">- DOMAIN-SUFFIX,cast.innity.com,🛑 </text:span><text:span text:style-name="T2">全球拦截</text:span></text:p>
      <text:p text:style-name="P2"><text:s/><text:span text:style-name="T1">- DOMAIN-SUFFIX,cast.ra.icast.cn,🛑 </text:span><text:span text:style-name="T2">全球拦截</text:span></text:p>
      <text:p text:style-name="P2"><text:s/><text:span text:style-name="T1">- DOMAIN-SUFFIX,cast-bid27-j.adtdp.com,🛑 </text:span><text:span text:style-name="T2">全球拦截</text:span></text:p>
      <text:p text:style-name="P2"><text:s/><text:span text:style-name="T1">- DOMAIN-SUFFIX,castplatform.com,🛑 </text:span><text:span text:style-name="T2">全球拦截</text:span></text:p>
      <text:p text:style-name="P2"><text:s/><text:span text:style-name="T1">- DOMAIN-SUFFIX,catalog.video.msn.com,🛑 </text:span><text:span text:style-name="T2">全球拦截</text:span></text:p>
      <text:p text:style-name="P2"><text:s/><text:span text:style-name="T1">- DOMAIN-SUFFIX,cayanfang.com,🛑 </text:span><text:span text:style-name="T2">全球拦截</text:span></text:p>
      <text:p text:style-name="P2"><text:s/><text:span text:style-name="T1">- DOMAIN-SUFFIX,cb.baidu.com,🛑 </text:span><text:span text:style-name="T2">全球拦截</text:span></text:p>
      <text:p text:style-name="P2"><text:s/><text:span text:style-name="T1">- DOMAIN-SUFFIX,cb.h5.coffeedak.cn,🛑 </text:span><text:span text:style-name="T2">全球拦截</text:span></text:p>
      <text:p text:style-name="P2"><text:s/><text:span text:style-name="T1">- DOMAIN-SUFFIX,cbjs.baidu.com,🛑 </text:span><text:span text:style-name="T2">全球拦截</text:span></text:p>
      <text:p text:style-name="P2"><text:s/><text:span text:style-name="T1">- DOMAIN-SUFFIX,cbs.wondershare.com,🛑 </text:span><text:span text:style-name="T2">全球拦截</text:span></text:p>
      <text:p text:style-name="P2"><text:s/><text:span text:style-name="T1">- DOMAIN-SUFFIX,cc.0133hao.net,🛑 </text:span><text:span text:style-name="T2">全球拦截</text:span></text:p>
      <text:p text:style-name="P2"><text:s/><text:span text:style-name="T1">- DOMAIN-SUFFIX,cc.1515788.net,🛑 </text:span><text:span text:style-name="T2">全球拦截</text:span></text:p>
      <text:p text:style-name="P2"><text:s/><text:span text:style-name="T1">- DOMAIN-SUFFIX,cc.365yigou.cn,🛑 </text:span><text:span text:style-name="T2">全球拦截</text:span></text:p>
      <text:p text:style-name="P2"><text:s/><text:span text:style-name="T1">- DOMAIN-SUFFIX,cc.700ok.net,🛑 </text:span><text:span text:style-name="T2">全球拦截</text:span></text:p>
      <text:p text:style-name="P2"><text:s/><text:span text:style-name="T1">- DOMAIN-SUFFIX,cc.dace.hupu.com,🛑 </text:span><text:span text:style-name="T2">全球拦截</text:span></text:p>
      <text:p text:style-name="P2"><text:s/><text:span text:style-name="T1">- DOMAIN-SUFFIX,cc.idasui.cn,🛑 </text:span><text:span text:style-name="T2">全球拦截</text:span></text:p>
      <text:p text:style-name="P2"><text:s/><text:span text:style-name="T1">- DOMAIN-SUFFIX,cc.moquanad.com,🛑 </text:span><text:span text:style-name="T2">全球拦截</text:span></text:p>
      <text:p text:style-name="P2"><text:s/><text:span text:style-name="T1">- DOMAIN-SUFFIX,cc.piao.jianzhigg.com,🛑 </text:span><text:span text:style-name="T2">全球拦截</text:span></text:p>
      <text:p text:style-name="P2"><text:s/><text:span text:style-name="T1">- DOMAIN-SUFFIX,cc.st123.info,🛑 </text:span><text:span text:style-name="T2">全球拦截</text:span></text:p>
      <text:p text:style-name="P2"><text:s/><text:span text:style-name="T1">- DOMAIN-SUFFIX,cc.xtgreat.com,🛑 </text:span><text:span text:style-name="T2">全球拦截</text:span></text:p>
      <text:p text:style-name="P2"><text:s/><text:span text:style-name="T1">- DOMAIN-SUFFIX,cc.yac8.com,🛑 </text:span><text:span text:style-name="T2">全球拦截</text:span></text:p>
      <text:p text:style-name="P2"><text:s/><text:span text:style-name="T1">- DOMAIN-SUFFIX,cca.mob.com,🛑 </text:span><text:span text:style-name="T2">全球拦截</text:span></text:p>
      <text:p text:style-name="P2"><text:s/><text:span text:style-name="T1">- DOMAIN-SUFFIX,ccb.uncle-ad.com,🛑 </text:span><text:span text:style-name="T2">全球拦截</text:span></text:p>
      <text:p text:style-name="P2"><text:s/><text:span text:style-name="T1">- DOMAIN-SUFFIX,ccbaihehq.com,🛑 </text:span><text:span text:style-name="T2">全球拦截</text:span></text:p>
      <text:p text:style-name="P2"><text:s/><text:span text:style-name="T1">- DOMAIN-SUFFIX,ccclub.cmbchina.com,🛑 </text:span><text:span text:style-name="T2">全球拦截</text:span></text:p>
      <text:p text:style-name="P2"><text:s/><text:span text:style-name="T1">- DOMAIN-SUFFIX,cccrir.com,🛑 </text:span><text:span text:style-name="T2">全球拦截</text:span></text:p>
      <text:p text:style-name="P2"><text:s/><text:span text:style-name="T1">- DOMAIN-SUFFIX,ccr.yxdown.com,🛑 </text:span><text:span text:style-name="T2">全球拦截</text:span></text:p>
      <text:p text:style-name="P2"><text:s/><text:span text:style-name="T1">- DOMAIN-SUFFIX,cctyly.com,🛑 </text:span><text:span text:style-name="T2">全球拦截</text:span></text:p>
      <text:p text:style-name="P2"><text:s/><text:span text:style-name="T1">- DOMAIN-SUFFIX,cd.bendibao.com,🛑 </text:span><text:span text:style-name="T2">全球拦截</text:span></text:p>
      <text:p text:style-name="P2"><text:soft-page-break/><text:s/><text:span text:style-name="T1">- DOMAIN-SUFFIX,cdgxq.com,🛑 </text:span><text:span text:style-name="T2">全球拦截</text:span></text:p>
      <text:p text:style-name="P2"><text:s/><text:span text:style-name="T1">- DOMAIN-SUFFIX,cdhoc.piyaji.cn,🛑 </text:span><text:span text:style-name="T2">全球拦截</text:span></text:p>
      <text:p text:style-name="P2"><text:s/><text:span text:style-name="T1">- DOMAIN-SUFFIX,cdn.0i-i0.com,🛑 </text:span><text:span text:style-name="T2">全球拦截</text:span></text:p>
      <text:p text:style-name="P2"><text:s/><text:span text:style-name="T1">- DOMAIN-SUFFIX,cdn.5bong.com,🛑 </text:span><text:span text:style-name="T2">全球拦截</text:span></text:p>
      <text:p text:style-name="P2"><text:s/><text:span text:style-name="T1">- DOMAIN-SUFFIX,cdn.adsk2.co,🛑 </text:span><text:span text:style-name="T2">全球拦截</text:span></text:p>
      <text:p text:style-name="P2"><text:s/><text:span text:style-name="T1">- DOMAIN-SUFFIX,cdn.adstract.com,🛑 </text:span><text:span text:style-name="T2">全球拦截</text:span></text:p>
      <text:p text:style-name="P2"><text:s/><text:span text:style-name="T1">- DOMAIN-SUFFIX,cdn.aegins.com,🛑 </text:span><text:span text:style-name="T2">全球拦截</text:span></text:p>
      <text:p text:style-name="P2"><text:s/><text:span text:style-name="T1">- DOMAIN-SUFFIX,cdn.aiclicash.com,🛑 </text:span><text:span text:style-name="T2">全球拦截</text:span></text:p>
      <text:p text:style-name="P2"><text:s/><text:span text:style-name="T1">- DOMAIN-SUFFIX,cdn.app.kachapt.cn,🛑 </text:span><text:span text:style-name="T2">全球拦截</text:span></text:p>
      <text:p text:style-name="P2"><text:s/><text:span text:style-name="T1">- DOMAIN-SUFFIX,cdn.app.liuxingyul.cn,🛑 </text:span><text:span text:style-name="T2">全球拦截</text:span></text:p>
      <text:p text:style-name="P2"><text:s/><text:span text:style-name="T1">- DOMAIN-SUFFIX,cdn.at.atwola.com,🛑 </text:span><text:span text:style-name="T2">全球拦截</text:span></text:p>
      <text:p text:style-name="P2"><text:s/><text:span text:style-name="T1">- DOMAIN-SUFFIX,cdn.atwola.com,🛑 </text:span><text:span text:style-name="T2">全球拦截</text:span></text:p>
      <text:p text:style-name="P2"><text:s/><text:span text:style-name="T1">- DOMAIN-SUFFIX,cdn.cooguo.com,🛑 </text:span><text:span text:style-name="T2">全球拦截</text:span></text:p>
      <text:p text:style-name="P2"><text:s/><text:span text:style-name="T1">- DOMAIN-SUFFIX,cdn.districtm.io,🛑 </text:span><text:span text:style-name="T2">全球拦截</text:span></text:p>
      <text:p text:style-name="P2"><text:s/><text:span text:style-name="T1">- DOMAIN-SUFFIX,cdn.dragonstatic.com,🛑 </text:span><text:span text:style-name="T2">全球拦截</text:span></text:p>
      <text:p text:style-name="P2"><text:s/><text:span text:style-name="T1">- DOMAIN-SUFFIX,cdn.dsp.com,🛑 </text:span><text:span text:style-name="T2">全球拦截</text:span></text:p>
      <text:p text:style-name="P2"><text:s/><text:span text:style-name="T1">- DOMAIN-SUFFIX,cdn.earnify.com,🛑 </text:span><text:span text:style-name="T2">全球拦截</text:span></text:p>
      <text:p text:style-name="P2"><text:s/><text:span text:style-name="T1">- DOMAIN-SUFFIX,cdn.fastclick.net,🛑 </text:span><text:span text:style-name="T2">全球拦截</text:span></text:p>
      <text:p text:style-name="P2"><text:s/><text:span text:style-name="T1">- DOMAIN-SUFFIX,cdn.hivps.xyz,🛑 </text:span><text:span text:style-name="T2">全球拦截</text:span></text:p>
      <text:p text:style-name="P2"><text:s/><text:span text:style-name="T1">- DOMAIN-SUFFIX,cdn.hyperpromote.com,🛑 </text:span><text:span text:style-name="T2">全球拦截</text:span></text:p>
      <text:p text:style-name="P2"><text:s/><text:span text:style-name="T1">- DOMAIN-SUFFIX,cdn.iclicash.com,🛑 </text:span><text:span text:style-name="T2">全球拦截</text:span></text:p>
      <text:p text:style-name="P2"><text:s/><text:span text:style-name="T1">- DOMAIN-SUFFIX,cdn.img.kachapt.cn,🛑 </text:span><text:span text:style-name="T2">全球拦截</text:span></text:p>
      <text:p text:style-name="P2"><text:s/><text:span text:style-name="T1">- DOMAIN-SUFFIX,cdn.img.liuxingyul.cn,🛑 </text:span><text:span text:style-name="T2">全球拦截</text:span></text:p>
      <text:p text:style-name="P2"><text:s/><text:span text:style-name="T1">- DOMAIN-SUFFIX,cdn.innity.net,🛑 </text:span><text:span text:style-name="T2">全球拦截</text:span></text:p>
      <text:p text:style-name="P2"><text:s/><text:span text:style-name="T1">- DOMAIN-SUFFIX,cdn.jesgoo.com,🛑 </text:span><text:span text:style-name="T2">全球拦截</text:span></text:p>
      <text:p text:style-name="P2"><text:s/><text:span text:style-name="T1">- DOMAIN-SUFFIX,cdn.jiuzhilan.com,🛑 </text:span><text:span text:style-name="T2">全球拦截</text:span></text:p>
      <text:p text:style-name="P2"><text:s/><text:span text:style-name="T1">- DOMAIN-SUFFIX,cdn.jllstudio.com,🛑 </text:span><text:span text:style-name="T2">全球拦截</text:span></text:p>
      <text:p text:style-name="P2"><text:s/><text:span text:style-name="T1">- DOMAIN-SUFFIX,cdn.komentary.aol.com,🛑 </text:span><text:span text:style-name="T2">全球拦截</text:span></text:p>
      <text:p text:style-name="P2"><text:s/><text:span text:style-name="T1">- DOMAIN-SUFFIX,cdn.krxd.net,🛑 </text:span><text:span text:style-name="T2">全球拦截</text:span></text:p>
      <text:p text:style-name="P2"><text:s/><text:span text:style-name="T1">- DOMAIN-SUFFIX,cdn.lu.sogoucdn.com,🛑 </text:span><text:span text:style-name="T2">全球拦截</text:span></text:p>
      <text:p text:style-name="P2"><text:s/><text:span text:style-name="T1">- DOMAIN-SUFFIX,cdn.marketgid.com,🛑 </text:span><text:span text:style-name="T2">全球拦截</text:span></text:p>
      <text:p text:style-name="P2"><text:s/><text:span text:style-name="T1">- DOMAIN-SUFFIX,cdn.mdotm.com,🛑 </text:span><text:span text:style-name="T2">全球拦截</text:span></text:p>
      <text:p text:style-name="P2"><text:s/><text:span text:style-name="T1">- DOMAIN-SUFFIX,cdn.media.innity.net,🛑 </text:span><text:span text:style-name="T2">全球拦截</text:span></text:p>
      <text:p text:style-name="P2"><text:s/><text:span text:style-name="T1">- DOMAIN-SUFFIX,cdn.millennialmedia.com,🛑 </text:span><text:span text:style-name="T2">全球拦截</text:span></text:p>
      <text:p text:style-name="P2"><text:s/><text:span text:style-name="T1">- DOMAIN-SUFFIX,cdn.mingmingtehui.com,🛑 </text:span><text:span text:style-name="T2">全球拦截</text:span></text:p>
      <text:p text:style-name="P2"><text:s/><text:span text:style-name="T1">- DOMAIN-SUFFIX,cdn.moji.com,🛑 </text:span><text:span text:style-name="T2">全球拦截</text:span></text:p>
      <text:p text:style-name="P2"><text:s/><text:span text:style-name="T1">- DOMAIN-SUFFIX,cdn.moji002.com,🛑 </text:span><text:span text:style-name="T2">全球拦截</text:span></text:p>
      <text:p text:style-name="P2"><text:s/><text:span text:style-name="T1">- DOMAIN-SUFFIX,cdn.moogos.com,🛑 </text:span><text:span text:style-name="T2">全球拦截</text:span></text:p>
      <text:p text:style-name="P2"><text:s/><text:span text:style-name="T1">- DOMAIN-SUFFIX,cdn.ndapp.com,🛑 </text:span><text:span text:style-name="T2">全球拦截</text:span></text:p>
      <text:p text:style-name="P2"><text:s/><text:span text:style-name="T1">- DOMAIN-SUFFIX,cdn.newapi.com,🛑 </text:span><text:span text:style-name="T2">全球拦截</text:span></text:p>
      <text:p text:style-name="P2"><text:s/><text:span text:style-name="T1">- DOMAIN-SUFFIX,cdn.optaim.com,🛑 </text:span><text:span text:style-name="T2">全球拦截</text:span></text:p>
      <text:p text:style-name="P2"><text:s/><text:span text:style-name="T1">- DOMAIN-SUFFIX,cdn.outfit7.com,🛑 </text:span><text:span text:style-name="T2">全球拦截</text:span></text:p>
      <text:p text:style-name="P2"><text:s/><text:span text:style-name="T1">- DOMAIN-SUFFIX,cdn.popcash.net,🛑 </text:span><text:span text:style-name="T2">全球拦截</text:span></text:p>
      <text:p text:style-name="P2"><text:s/><text:span text:style-name="T1">- DOMAIN-SUFFIX,cdn.popmyads.com,🛑 </text:span><text:span text:style-name="T2">全球拦截</text:span></text:p>
      <text:p text:style-name="P2"><text:s/><text:span text:style-name="T1">- DOMAIN-SUFFIX,cdn.puata.info,🛑 </text:span><text:span text:style-name="T2">全球拦截</text:span></text:p>
      <text:p text:style-name="P2"><text:s/><text:span text:style-name="T1">- DOMAIN-SUFFIX,cdn.scdng.com,🛑 </text:span><text:span text:style-name="T2">全球拦截</text:span></text:p>
      <text:p text:style-name="P2"><text:s/><text:span text:style-name="T1">- DOMAIN-SUFFIX,cdn.sp.rizhao9.com,🛑 </text:span><text:span text:style-name="T2">全球拦截</text:span></text:p>
      <text:p text:style-name="P2"><text:s/><text:span text:style-name="T1">- DOMAIN-SUFFIX,cdn.tianmidian.com,🛑 </text:span><text:span text:style-name="T2">全球拦截</text:span></text:p>
      <text:p text:style-name="P2"><text:s/><text:span text:style-name="T1">- DOMAIN-SUFFIX,cdn.tinglian.com,🛑 </text:span><text:span text:style-name="T2">全球拦截</text:span></text:p>
      <text:p text:style-name="P2"><text:s/><text:span text:style-name="T1">- DOMAIN-SUFFIX,cdn.vamaker.com,🛑 </text:span><text:span text:style-name="T2">全球拦截</text:span></text:p>
      <text:p text:style-name="P2"><text:s/><text:span text:style-name="T1">- DOMAIN-SUFFIX,cdn.viglink.com,🛑 </text:span><text:span text:style-name="T2">全球拦截</text:span></text:p>
      <text:p text:style-name="P2"><text:s/><text:span text:style-name="T1">- DOMAIN-SUFFIX,cdn.xianliao.me,🛑 </text:span><text:span text:style-name="T2">全球拦截</text:span></text:p>
      <text:p text:style-name="P2"><text:s/><text:span text:style-name="T1">- DOMAIN-SUFFIX,cdn.zampda.net,🛑 </text:span><text:span text:style-name="T2">全球拦截</text:span></text:p>
      <text:p text:style-name="P2"><text:s/><text:span text:style-name="T1">- DOMAIN-SUFFIX,cdn0.mobmore.com,🛑 </text:span><text:span text:style-name="T2">全球拦截</text:span></text:p>
      <text:p text:style-name="P2"><text:s/><text:span text:style-name="T1">- DOMAIN-SUFFIX,cdn1.lbesec.com,🛑 </text:span><text:span text:style-name="T2">全球拦截</text:span></text:p>
      <text:p text:style-name="P2"><text:s/><text:span text:style-name="T1">- DOMAIN-SUFFIX,cdn1.res.nx5.com,🛑 </text:span><text:span text:style-name="T2">全球拦截</text:span></text:p>
      <text:p text:style-name="P2"><text:soft-page-break/><text:s/><text:span text:style-name="T1">- DOMAIN-SUFFIX,cdn1.res.uzham.com,🛑 </text:span><text:span text:style-name="T2">全球拦截</text:span></text:p>
      <text:p text:style-name="P2"><text:s/><text:span text:style-name="T1">- DOMAIN-SUFFIX,cdn1.smartadserver.com,🛑 </text:span><text:span text:style-name="T2">全球拦截</text:span></text:p>
      <text:p text:style-name="P2"><text:s/><text:span text:style-name="T1">- DOMAIN-SUFFIX,cdn1.srv.revdepo.com,🛑 </text:span><text:span text:style-name="T2">全球拦截</text:span></text:p>
      <text:p text:style-name="P2"><text:s/><text:span text:style-name="T1">- DOMAIN-SUFFIX,cdn2.moji002.com,🛑 </text:span><text:span text:style-name="T2">全球拦截</text:span></text:p>
      <text:p text:style-name="P2"><text:s/><text:span text:style-name="T1">- DOMAIN-SUFFIX,cdnads.com,🛑 </text:span><text:span text:style-name="T2">全球拦截</text:span></text:p>
      <text:p text:style-name="P2"><text:s/><text:span text:style-name="T1">- DOMAIN-SUFFIX,cdn-ads.oss-cn-shanghai.aliyuncs.com,🛑 </text:span><text:span text:style-name="T2">全球拦截</text:span></text:p>
      <text:p text:style-name="P2"><text:s/><text:span text:style-name="T1">- DOMAIN-SUFFIX,cdnas.hyperpromote.com,🛑 </text:span><text:span text:style-name="T2">全球拦截</text:span></text:p>
      <text:p text:style-name="P2"><text:s/><text:span text:style-name="T1">- DOMAIN-SUFFIX,cdn-gcs.outfit7.com,🛑 </text:span><text:span text:style-name="T2">全球拦截</text:span></text:p>
      <text:p text:style-name="P2"><text:s/><text:span text:style-name="T1">- DOMAIN-SUFFIX,cdnimg.liehu.ijinshan.com,🛑 </text:span><text:span text:style-name="T2">全球拦截</text:span></text:p>
      <text:p text:style-name="P2"><text:s/><text:span text:style-name="T1">- DOMAIN-SUFFIX,cdnis.hyperpromote.com,🛑 </text:span><text:span text:style-name="T2">全球拦截</text:span></text:p>
      <text:p text:style-name="P2"><text:s/><text:span text:style-name="T1">- DOMAIN-SUFFIX,cdnmaster.com,🛑 </text:span><text:span text:style-name="T2">全球拦截</text:span></text:p>
      <text:p text:style-name="P2"><text:s/><text:span text:style-name="T1">- DOMAIN-SUFFIX,cdnny.com,🛑 </text:span><text:span text:style-name="T2">全球拦截</text:span></text:p>
      <text:p text:style-name="P2"><text:s/><text:span text:style-name="T1">- DOMAIN-SUFFIX,cdnpa.hyperpromote.com,🛑 </text:span><text:span text:style-name="T2">全球拦截</text:span></text:p>
      <text:p text:style-name="P2"><text:s/><text:span text:style-name="T1">- DOMAIN-SUFFIX,cdn-rtb.sape.ru,🛑 </text:span><text:span text:style-name="T2">全球拦截</text:span></text:p>
      <text:p text:style-name="P2"><text:s/><text:span text:style-name="T1">- DOMAIN-SUFFIX,cdn-settings.segment.com,🛑 </text:span><text:span text:style-name="T2">全球拦截</text:span></text:p>
      <text:p text:style-name="P2"><text:s/><text:span text:style-name="T1">- DOMAIN-SUFFIX,cdntest.a8tiyu.com,🛑 </text:span><text:span text:style-name="T2">全球拦截</text:span></text:p>
      <text:p text:style-name="P2"><text:s/><text:span text:style-name="T1">- DOMAIN-SUFFIX,cds.51y5.net,🛑 </text:span><text:span text:style-name="T2">全球拦截</text:span></text:p>
      <text:p text:style-name="P2"><text:s/><text:span text:style-name="T1">- DOMAIN-SUFFIX,cdyqc.com,🛑 </text:span><text:span text:style-name="T2">全球拦截</text:span></text:p>
      <text:p text:style-name="P2"><text:s/><text:span text:style-name="T1">- DOMAIN-SUFFIX,ced.sascdn.com,🛑 </text:span><text:span text:style-name="T2">全球拦截</text:span></text:p>
      <text:p text:style-name="P2"><text:s/><text:span text:style-name="T1">- DOMAIN-SUFFIX,cee1.iteye.com,🛑 </text:span><text:span text:style-name="T2">全球拦截</text:span></text:p>
      <text:p text:style-name="P2"><text:s/><text:span text:style-name="T1">- DOMAIN-SUFFIX,cee2.iteye.com,🛑 </text:span><text:span text:style-name="T2">全球拦截</text:span></text:p>
      <text:p text:style-name="P2"><text:s/><text:span text:style-name="T1">- DOMAIN-SUFFIX,cerebral.typn.com,🛑 </text:span><text:span text:style-name="T2">全球拦截</text:span></text:p>
      <text:p text:style-name="P2"><text:s/><text:span text:style-name="T1">- DOMAIN-SUFFIX,cfdanet.com,🛑 </text:span><text:span text:style-name="T2">全球拦截</text:span></text:p>
      <text:p text:style-name="P2"><text:s/><text:span text:style-name="T1">- DOMAIN-SUFFIX,cferw.com,🛑 </text:span><text:span text:style-name="T2">全球拦截</text:span></text:p>
      <text:p text:style-name="P2"><text:s/><text:span text:style-name="T1">- DOMAIN-SUFFIX,cfg-md.gridsumdissector.com,🛑 </text:span><text:span text:style-name="T2">全球拦截</text:span></text:p>
      <text:p text:style-name="P2"><text:s/><text:span text:style-name="T1">- DOMAIN-SUFFIX,cfg-vd.gridsumdissector.com,🛑 </text:span><text:span text:style-name="T2">全球拦截</text:span></text:p>
      <text:p text:style-name="P2"><text:s/><text:span text:style-name="T1">- DOMAIN-SUFFIX,cgskqg.com,🛑 </text:span><text:span text:style-name="T2">全球拦截</text:span></text:p>
      <text:p text:style-name="P2"><text:s/><text:span text:style-name="T1">- DOMAIN-SUFFIX,chadegongxiao.com,🛑 </text:span><text:span text:style-name="T2">全球拦截</text:span></text:p>
      <text:p text:style-name="P2"><text:s/><text:span text:style-name="T1">- DOMAIN-SUFFIX,chance-ad.com,🛑 </text:span><text:span text:style-name="T2">全球拦截</text:span></text:p>
      <text:p text:style-name="P2"><text:s/><text:span text:style-name="T1">- DOMAIN-SUFFIX,chanet.com.cn,🛑 </text:span><text:span text:style-name="T2">全球拦截</text:span></text:p>
      <text:p text:style-name="P2"><text:s/><text:span text:style-name="T1">- DOMAIN-SUFFIX,changan.bama555.com,🛑 </text:span><text:span text:style-name="T2">全球拦截</text:span></text:p>
      <text:p text:style-name="P2"><text:s/><text:span text:style-name="T1">- DOMAIN-SUFFIX,changhehengqi.com,🛑 </text:span><text:span text:style-name="T2">全球拦截</text:span></text:p>
      <text:p text:style-name="P2"><text:s/><text:span text:style-name="T1">- DOMAIN-SUFFIX,channel.fanxing.kugou.com,🛑 </text:span><text:span text:style-name="T2">全球拦截</text:span></text:p>
      <text:p text:style-name="P2"><text:s/><text:span text:style-name="T1">- DOMAIN-SUFFIX,channeladvisor.com,🛑 </text:span><text:span text:style-name="T2">全球拦截</text:span></text:p>
      <text:p text:style-name="P2"><text:s/><text:span text:style-name="T1">- DOMAIN-SUFFIX,chaojilamei.cn,🛑 </text:span><text:span text:style-name="T2">全球拦截</text:span></text:p>
      <text:p text:style-name="P2"><text:s/><text:span text:style-name="T1">- DOMAIN-SUFFIX,chaoliangyun.com,🛑 </text:span><text:span text:style-name="T2">全球拦截</text:span></text:p>
      <text:p text:style-name="P2"><text:s/><text:span text:style-name="T1">- DOMAIN-SUFFIX,chartbeat.com,🛑 </text:span><text:span text:style-name="T2">全球拦截</text:span></text:p>
      <text:p text:style-name="P2"><text:s/><text:span text:style-name="T1">- DOMAIN-SUFFIX,chartboost.com,🛑 </text:span><text:span text:style-name="T2">全球拦截</text:span></text:p>
      <text:p text:style-name="P2"><text:s/><text:span text:style-name="T1">- DOMAIN-SUFFIX,chebse.com,🛑 </text:span><text:span text:style-name="T2">全球拦截</text:span></text:p>
      <text:p text:style-name="P2"><text:s/><text:span text:style-name="T1">- DOMAIN-SUFFIX,chemdraw.com,🛑 </text:span><text:span text:style-name="T2">全球拦截</text:span></text:p>
      <text:p text:style-name="P2"><text:s/><text:span text:style-name="T1">- DOMAIN-SUFFIX,chengadx.com,🛑 </text:span><text:span text:style-name="T2">全球拦截</text:span></text:p>
      <text:p text:style-name="P2"><text:s/><text:span text:style-name="T1">- DOMAIN-SUFFIX,chenggao.cn,🛑 </text:span><text:span text:style-name="T2">全球拦截</text:span></text:p>
      <text:p text:style-name="P2"><text:s/><text:span text:style-name="T1">- DOMAIN-SUFFIX,chengzhao95511.com,🛑 </text:span><text:span text:style-name="T2">全球拦截</text:span></text:p>
      <text:p text:style-name="P2"><text:s/><text:span text:style-name="T1">- DOMAIN-SUFFIX,chenwen7788.com,🛑 </text:span><text:span text:style-name="T2">全球拦截</text:span></text:p>
      <text:p text:style-name="P2"><text:s/><text:span text:style-name="T1">- DOMAIN-SUFFIX,chicken18.com,🛑 </text:span><text:span text:style-name="T2">全球拦截</text:span></text:p>
      <text:p text:style-name="P2"><text:s/><text:span text:style-name="T1">- DOMAIN-SUFFIX,chidir.com,🛑 </text:span><text:span text:style-name="T2">全球拦截</text:span></text:p>
      <text:p text:style-name="P2"><text:s/><text:span text:style-name="T1">- DOMAIN-SUFFIX,chinacsky.com,🛑 </text:span><text:span text:style-name="T2">全球拦截</text:span></text:p>
      <text:p text:style-name="P2"><text:s/><text:span text:style-name="T1">- DOMAIN-SUFFIX,chinaheh.com,🛑 </text:span><text:span text:style-name="T2">全球拦截</text:span></text:p>
      <text:p text:style-name="P2"><text:s/><text:span text:style-name="T1">- DOMAIN-SUFFIX,chinauma.net,🛑 </text:span><text:span text:style-name="T2">全球拦截</text:span></text:p>
      <text:p text:style-name="P2"><text:s/><text:span text:style-name="T1">- DOMAIN-SUFFIX,chinaweichu.net,🛑 </text:span><text:span text:style-name="T2">全球拦截</text:span></text:p>
      <text:p text:style-name="P2"><text:s/><text:span text:style-name="T1">- DOMAIN-SUFFIX,chjxzk.1555110.cn,🛑 </text:span><text:span text:style-name="T2">全球拦截</text:span></text:p>
      <text:p text:style-name="P2"><text:s/><text:span text:style-name="T1">- DOMAIN-SUFFIX,chmae.com,🛑 </text:span><text:span text:style-name="T2">全球拦截</text:span></text:p>
      <text:p text:style-name="P2"><text:s/><text:span text:style-name="T1">- DOMAIN-SUFFIX,chnhty.com,🛑 </text:span><text:span text:style-name="T2">全球拦截</text:span></text:p>
      <text:p text:style-name="P2"><text:s/><text:span text:style-name="T1">- DOMAIN-SUFFIX,chuantu.biz,🛑 </text:span><text:span text:style-name="T2">全球拦截</text:span></text:p>
      <text:p text:style-name="P2"><text:s/><text:span text:style-name="T1">- DOMAIN-SUFFIX,chushoushijian.cn,🛑 </text:span><text:span text:style-name="T2">全球拦截</text:span></text:p>
      <text:p text:style-name="P2"><text:s/><text:span text:style-name="T1">- DOMAIN-SUFFIX,c-hzgt2.getui.com,🛑 </text:span><text:span text:style-name="T2">全球拦截</text:span></text:p>
      <text:p text:style-name="P2"><text:soft-page-break/><text:s/><text:span text:style-name="T1">- DOMAIN-SUFFIX,ci.csefaazc.net,🛑 </text:span><text:span text:style-name="T2">全球拦截</text:span></text:p>
      <text:p text:style-name="P2"><text:s/><text:span text:style-name="T1">- DOMAIN-SUFFIX,ciajingman.com,🛑 </text:span><text:span text:style-name="T2">全球拦截</text:span></text:p>
      <text:p text:style-name="P2"><text:s/><text:span text:style-name="T1">- DOMAIN-SUFFIX,cilidaquan.pw,🛑 </text:span><text:span text:style-name="T2">全球拦截</text:span></text:p>
      <text:p text:style-name="P2"><text:s/><text:span text:style-name="T1">- DOMAIN-SUFFIX,cindy17club.com,🛑 </text:span><text:span text:style-name="T2">全球拦截</text:span></text:p>
      <text:p text:style-name="P2"><text:s/><text:span text:style-name="T1">- DOMAIN-SUFFIX,cip6.czpush.com,🛑 </text:span><text:span text:style-name="T2">全球拦截</text:span></text:p>
      <text:p text:style-name="P2"><text:s/><text:span text:style-name="T1">- DOMAIN-SUFFIX,ciyitan.com,🛑 </text:span><text:span text:style-name="T2">全球拦截</text:span></text:p>
      <text:p text:style-name="P2"><text:s/><text:span text:style-name="T1">- DOMAIN-SUFFIX,cj.qidian.com,🛑 </text:span><text:span text:style-name="T2">全球拦截</text:span></text:p>
      <text:p text:style-name="P2"><text:s/><text:span text:style-name="T1">- DOMAIN-SUFFIX,cjhq.baidu.com,🛑 </text:span><text:span text:style-name="T2">全球拦截</text:span></text:p>
      <text:p text:style-name="P2"><text:s/><text:span text:style-name="T1">- DOMAIN-SUFFIX,cjmooter.xcache.kinxcdn.com,🛑 </text:span><text:span text:style-name="T2">全球拦截</text:span></text:p>
      <text:p text:style-name="P2"><text:s/><text:span text:style-name="T1">- DOMAIN-SUFFIX,cjroq.bealge.sogou.com,🛑 </text:span><text:span text:style-name="T2">全球拦截</text:span></text:p>
      <text:p text:style-name="P2"><text:s/><text:span text:style-name="T1">- DOMAIN-SUFFIX,ck.houyi.baofeng.net,🛑 </text:span><text:span text:style-name="T2">全球拦截</text:span></text:p>
      <text:p text:style-name="P2"><text:s/><text:span text:style-name="T1">- DOMAIN-SUFFIX,ck.kejet.net,🛑 </text:span><text:span text:style-name="T2">全球拦截</text:span></text:p>
      <text:p text:style-name="P2"><text:s/><text:span text:style-name="T1">- DOMAIN-SUFFIX,cl.he9630.com,🛑 </text:span><text:span text:style-name="T2">全球拦截</text:span></text:p>
      <text:p text:style-name="P2"><text:s/><text:span text:style-name="T1">- DOMAIN-SUFFIX,cl.webterren.com,🛑 </text:span><text:span text:style-name="T2">全球拦截</text:span></text:p>
      <text:p text:style-name="P2"><text:s/><text:span text:style-name="T1">- DOMAIN-SUFFIX,cl.xzqxzs.com,🛑 </text:span><text:span text:style-name="T2">全球拦截</text:span></text:p>
      <text:p text:style-name="P2"><text:s/><text:span text:style-name="T1">- DOMAIN-SUFFIX,cl0.webterren.com,🛑 </text:span><text:span text:style-name="T2">全球拦截</text:span></text:p>
      <text:p text:style-name="P2"><text:s/><text:span text:style-name="T1">- DOMAIN-SUFFIX,cl2.webterren.com,🛑 </text:span><text:span text:style-name="T2">全球拦截</text:span></text:p>
      <text:p text:style-name="P2"><text:s/><text:span text:style-name="T1">- DOMAIN-SUFFIX,cl3.webterren.com,🛑 </text:span><text:span text:style-name="T2">全球拦截</text:span></text:p>
      <text:p text:style-name="P2"><text:s/><text:span text:style-name="T1">- DOMAIN-SUFFIX,cl4.webterren.com,🛑 </text:span><text:span text:style-name="T2">全球拦截</text:span></text:p>
      <text:p text:style-name="P2"><text:s/><text:span text:style-name="T1">- DOMAIN-SUFFIX,cl5.webterren.com,🛑 </text:span><text:span text:style-name="T2">全球拦截</text:span></text:p>
      <text:p text:style-name="P2"><text:s/><text:span text:style-name="T1">- DOMAIN-SUFFIX,clarity.abacast.com,🛑 </text:span><text:span text:style-name="T2">全球拦截</text:span></text:p>
      <text:p text:style-name="P2"><text:s/><text:span text:style-name="T1">- DOMAIN-SUFFIX,cleaner.baidu.com,🛑 </text:span><text:span text:style-name="T2">全球拦截</text:span></text:p>
      <text:p text:style-name="P2"><text:s/><text:span text:style-name="T1">- DOMAIN-SUFFIX,click1n.soufun.com,🛑 </text:span><text:span text:style-name="T2">全球拦截</text:span></text:p>
      <text:p text:style-name="P2"><text:s/><text:span text:style-name="T1">- DOMAIN-SUFFIX,clickadu.com,🛑 </text:span><text:span text:style-name="T2">全球拦截</text:span></text:p>
      <text:p text:style-name="P2"><text:s/><text:span text:style-name="T1">- DOMAIN-SUFFIX,click-cn.plista.com,🛑 </text:span><text:span text:style-name="T2">全球拦截</text:span></text:p>
      <text:p text:style-name="P2"><text:s/><text:span text:style-name="T1">- DOMAIN-SUFFIX,clicki.cn,🛑 </text:span><text:span text:style-name="T2">全球拦截</text:span></text:p>
      <text:p text:style-name="P2"><text:s/><text:span text:style-name="T1">- DOMAIN-SUFFIX,clicklog.moviebox.baofeng.net,🛑 </text:span><text:span text:style-name="T2">全球拦截</text:span></text:p>
      <text:p text:style-name="P2"><text:s/><text:span text:style-name="T1">- DOMAIN-SUFFIX,clickm.fang.com,🛑 </text:span><text:span text:style-name="T2">全球拦截</text:span></text:p>
      <text:p text:style-name="P2"><text:s/><text:span text:style-name="T1">- DOMAIN-SUFFIX,clickn.fang.com,🛑 </text:span><text:span text:style-name="T2">全球拦截</text:span></text:p>
      <text:p text:style-name="P2"><text:s/><text:span text:style-name="T1">- DOMAIN-SUFFIX,clicks.beap.bc.yahoo.com,🛑 </text:span><text:span text:style-name="T2">全球拦截</text:span></text:p>
      <text:p text:style-name="P2"><text:s/><text:span text:style-name="T1">- DOMAIN-SUFFIX,clicks.superpages.com,🛑 </text:span><text:span text:style-name="T2">全球拦截</text:span></text:p>
      <text:p text:style-name="P2"><text:s/><text:span text:style-name="T1">- DOMAIN-SUFFIX,clickstrip.6wav.es,🛑 </text:span><text:span text:style-name="T2">全球拦截</text:span></text:p>
      <text:p text:style-name="P2"><text:s/><text:span text:style-name="T1">- DOMAIN-SUFFIX,clicktracks.com,🛑 </text:span><text:span text:style-name="T2">全球拦截</text:span></text:p>
      <text:p text:style-name="P2"><text:s/><text:span text:style-name="T1">- DOMAIN-SUFFIX,clickzs.com,🛑 </text:span><text:span text:style-name="T2">全球拦截</text:span></text:p>
      <text:p text:style-name="P2"><text:s/><text:span text:style-name="T1">- DOMAIN-SUFFIX,client.88tours.com,🛑 </text:span><text:span text:style-name="T2">全球拦截</text:span></text:p>
      <text:p text:style-name="P2"><text:s/><text:span text:style-name="T1">- DOMAIN-SUFFIX,client.sidesearch.lycos.com,🛑 </text:span><text:span text:style-name="T2">全球拦截</text:span></text:p>
      <text:p text:style-name="P2"><text:s/><text:span text:style-name="T1">- DOMAIN-SUFFIX,client.stats.yinyuetai.com,🛑 </text:span><text:span text:style-name="T2">全球拦截</text:span></text:p>
      <text:p text:style-name="P2"><text:s/><text:span text:style-name="T1">- DOMAIN-SUFFIX,client.tenddata.com,🛑 </text:span><text:span text:style-name="T2">全球拦截</text:span></text:p>
      <text:p text:style-name="P2"><text:s/><text:span text:style-name="T1">- DOMAIN-SUFFIX,client-api.ele.me,🛑 </text:span><text:span text:style-name="T2">全球拦截</text:span></text:p>
      <text:p text:style-name="P2"><text:s/><text:span text:style-name="T1">- DOMAIN-SUFFIX,client-dmp.suishenyun.cn,🛑 </text:span><text:span text:style-name="T2">全球拦截</text:span></text:p>
      <text:p text:style-name="P2"><text:s/><text:span text:style-name="T1">- DOMAIN-SUFFIX,cliushow.com,🛑 </text:span><text:span text:style-name="T2">全球拦截</text:span></text:p>
      <text:p text:style-name="P2"><text:s/><text:span text:style-name="T1">- DOMAIN-SUFFIX,clk.dxpmedia.com,🛑 </text:span><text:span text:style-name="T2">全球拦截</text:span></text:p>
      <text:p text:style-name="P2"><text:s/><text:span text:style-name="T1">- DOMAIN-SUFFIX,clk.gentags.net,🛑 </text:span><text:span text:style-name="T2">全球拦截</text:span></text:p>
      <text:p text:style-name="P2"><text:s/><text:span text:style-name="T1">- DOMAIN-SUFFIX,clk.madserving.com,🛑 </text:span><text:span text:style-name="T2">全球拦截</text:span></text:p>
      <text:p text:style-name="P2"><text:s/><text:span text:style-name="T1">- DOMAIN-SUFFIX,clk.optaim.com,🛑 </text:span><text:span text:style-name="T2">全球拦截</text:span></text:p>
      <text:p text:style-name="P2"><text:s/><text:span text:style-name="T1">- DOMAIN-SUFFIX,clk.pdb.madserving.com,🛑 </text:span><text:span text:style-name="T2">全球拦截</text:span></text:p>
      <text:p text:style-name="P2"><text:s/><text:span text:style-name="T1">- DOMAIN-SUFFIX,clk.taptica.com,🛑 </text:span><text:span text:style-name="T2">全球拦截</text:span></text:p>
      <text:p text:style-name="P2"><text:s/><text:span text:style-name="T1">- DOMAIN-SUFFIX,clk.uunt.com,🛑 </text:span><text:span text:style-name="T2">全球拦截</text:span></text:p>
      <text:p text:style-name="P2"><text:s/><text:span text:style-name="T1">- DOMAIN-SUFFIX,clkads.com,🛑 </text:span><text:span text:style-name="T2">全球拦截</text:span></text:p>
      <text:p text:style-name="P2"><text:s/><text:span text:style-name="T1">- DOMAIN-SUFFIX,clkrev.com,🛑 </text:span><text:span text:style-name="T2">全球拦截</text:span></text:p>
      <text:p text:style-name="P2"><text:s/><text:span text:style-name="T1">- DOMAIN-SUFFIX,clkservice.mail.youdao.com,🛑 </text:span><text:span text:style-name="T2">全球拦截</text:span></text:p>
      <text:p text:style-name="P2"><text:s/><text:span text:style-name="T1">- DOMAIN-SUFFIX,clkservice.union.youdao.com,🛑 </text:span><text:span text:style-name="T2">全球拦截</text:span></text:p>
      <text:p text:style-name="P2"><text:s/><text:span text:style-name="T1">- DOMAIN-SUFFIX,clkservice.youdao.com,🛑 </text:span><text:span text:style-name="T2">全球拦截</text:span></text:p>
      <text:p text:style-name="P2"><text:s/><text:span text:style-name="T1">- DOMAIN-SUFFIX,clkservice2.dict.youdao.com,🛑 </text:span><text:span text:style-name="T2">全球拦截</text:span></text:p>
      <text:p text:style-name="P2"><text:s/><text:span text:style-name="T1">- DOMAIN-SUFFIX,cloud.codenow.cn,🛑 </text:span><text:span text:style-name="T2">全球拦截</text:span></text:p>
      <text:p text:style-name="P2"><text:s/><text:span text:style-name="T1">- DOMAIN-SUFFIX,cloud.zyiis.net,🛑 </text:span><text:span text:style-name="T2">全球拦截</text:span></text:p>
      <text:p text:style-name="P2"><text:soft-page-break/><text:s/><text:span text:style-name="T1">- DOMAIN-SUFFIX,cloudad.asia,🛑 </text:span><text:span text:style-name="T2">全球拦截</text:span></text:p>
      <text:p text:style-name="P2"><text:s/><text:span text:style-name="T1">- DOMAIN-SUFFIX,cloudcdn.yousee.com,🛑 </text:span><text:span text:style-name="T2">全球拦截</text:span></text:p>
      <text:p text:style-name="P2"><text:s/><text:span text:style-name="T1">- DOMAIN-SUFFIX,cm.adgrx.com,🛑 </text:span><text:span text:style-name="T2">全球拦截</text:span></text:p>
      <text:p text:style-name="P2"><text:s/><text:span text:style-name="T1">- DOMAIN-SUFFIX,cm.baidu.com,🛑 </text:span><text:span text:style-name="T2">全球拦截</text:span></text:p>
      <text:p text:style-name="P2"><text:s/><text:span text:style-name="T1">- DOMAIN-SUFFIX,cm.bilibili.com,🛑 </text:span><text:span text:style-name="T2">全球拦截</text:span></text:p>
      <text:p text:style-name="P2"><text:s/><text:span text:style-name="T1">- DOMAIN-SUFFIX,cm.ctnsnet.com,🛑 </text:span><text:span text:style-name="T2">全球拦截</text:span></text:p>
      <text:p text:style-name="P2"><text:s/><text:span text:style-name="T1">- DOMAIN-SUFFIX,cm.eyereturn.com,🛑 </text:span><text:span text:style-name="T2">全球拦截</text:span></text:p>
      <text:p text:style-name="P2"><text:s/><text:span text:style-name="T1">- DOMAIN-SUFFIX,cm.jd.com,🛑 </text:span><text:span text:style-name="T2">全球拦截</text:span></text:p>
      <text:p text:style-name="P2"><text:s/><text:span text:style-name="T1">- DOMAIN-SUFFIX,cm.mct01.com,🛑 </text:span><text:span text:style-name="T2">全球拦截</text:span></text:p>
      <text:p text:style-name="P2"><text:s/><text:span text:style-name="T1">- DOMAIN-SUFFIX,cm.netseer.com,🛑 </text:span><text:span text:style-name="T2">全球拦截</text:span></text:p>
      <text:p text:style-name="P2"><text:s/><text:span text:style-name="T1">- DOMAIN-SUFFIX,cm.p4p.cn.yahoo.com,🛑 </text:span><text:span text:style-name="T2">全球拦截</text:span></text:p>
      <text:p text:style-name="P2"><text:s/><text:span text:style-name="T1">- DOMAIN-SUFFIX,cm8.lycos.com,🛑 </text:span><text:span text:style-name="T2">全球拦截</text:span></text:p>
      <text:p text:style-name="P2"><text:s/><text:span text:style-name="T1">- DOMAIN-SUFFIX,cmarket.kejet.net,🛑 </text:span><text:span text:style-name="T2">全球拦截</text:span></text:p>
      <text:p text:style-name="P2"><text:s/><text:span text:style-name="T1">- DOMAIN-SUFFIX,cmaxisolation.com,🛑 </text:span><text:span text:style-name="T2">全球拦截</text:span></text:p>
      <text:p text:style-name="P2"><text:s/><text:span text:style-name="T1">- DOMAIN-SUFFIX,cmcdl.cmcm.com,🛑 </text:span><text:span text:style-name="T2">全球拦截</text:span></text:p>
      <text:p text:style-name="P2"><text:s/><text:span text:style-name="T1">- DOMAIN-SUFFIX,cmcore.com,🛑 </text:span><text:span text:style-name="T2">全球拦截</text:span></text:p>
      <text:p text:style-name="P2"><text:s/><text:span text:style-name="T1">- DOMAIN-SUFFIX,cmm.xmfish.com,🛑 </text:span><text:span text:style-name="T2">全球拦截</text:span></text:p>
      <text:p text:style-name="P2"><text:s/><text:span text:style-name="T1">- DOMAIN-SUFFIX,cmp288.com,🛑 </text:span><text:span text:style-name="T2">全球拦截</text:span></text:p>
      <text:p text:style-name="P2"><text:s/><text:span text:style-name="T1">- DOMAIN-SUFFIX,cmpp.gentags.net,🛑 </text:span><text:span text:style-name="T2">全球拦截</text:span></text:p>
      <text:p text:style-name="P2"><text:s/><text:span text:style-name="T1">- DOMAIN-SUFFIX,cms.an.m.liebao.cn,🛑 </text:span><text:span text:style-name="T2">全球拦截</text:span></text:p>
      <text:p text:style-name="P2"><text:s/><text:span text:style-name="T1">- DOMAIN-SUFFIX,cms.quantserve.com,🛑 </text:span><text:span text:style-name="T2">全球拦截</text:span></text:p>
      <text:p text:style-name="P2"><text:s/><text:span text:style-name="T1">- DOMAIN-SUFFIX,cmsapi.wifi8.com,🛑 </text:span><text:span text:style-name="T2">全球拦截</text:span></text:p>
      <text:p text:style-name="P2"><text:s/><text:span text:style-name="T1">- DOMAIN-SUFFIX,cmshow.gtimg.cn,🛑 </text:span><text:span text:style-name="T2">全球拦截</text:span></text:p>
      <text:p text:style-name="P2"><text:s/><text:span text:style-name="T1">- DOMAIN-SUFFIX,cmslayue.com,🛑 </text:span><text:span text:style-name="T2">全球拦截</text:span></text:p>
      <text:p text:style-name="P2"><text:s/><text:span text:style-name="T1">- DOMAIN-SUFFIX,cmx.autohome.com.cn,🛑 </text:span><text:span text:style-name="T2">全球拦截</text:span></text:p>
      <text:p text:style-name="P2"><text:s/><text:span text:style-name="T1">- DOMAIN-SUFFIX,cnzz.cn,🛑 </text:span><text:span text:style-name="T2">全球拦截</text:span></text:p>
      <text:p text:style-name="P2"><text:s/><text:span text:style-name="T1">- DOMAIN-SUFFIX,cn.pub.vpon.com,🛑 </text:span><text:span text:style-name="T2">全球拦截</text:span></text:p>
      <text:p text:style-name="P2"><text:s/><text:span text:style-name="T1">- DOMAIN-SUFFIX,cn.tatami-solutions.com,🛑 </text:span><text:span text:style-name="T2">全球拦截</text:span></text:p>
      <text:p text:style-name="P2"><text:s/><text:span text:style-name="T1">- DOMAIN-SUFFIX,cnbole.net,🛑 </text:span><text:span text:style-name="T2">全球拦截</text:span></text:p>
      <text:p text:style-name="P2"><text:s/><text:span text:style-name="T1">- DOMAIN-SUFFIX,cncy8.com,🛑 </text:span><text:span text:style-name="T2">全球拦截</text:span></text:p>
      <text:p text:style-name="P2"><text:s/><text:span text:style-name="T1">- DOMAIN-SUFFIX,cndjs-1251973891.coshk.myqcloud.com,🛑 </text:span><text:span text:style-name="T2">全球拦截</text:span></text:p>
      <text:p text:style-name="P2"><text:s/><text:span text:style-name="T1">- DOMAIN-SUFFIX,cnetdirectintl.com,🛑 </text:span><text:span text:style-name="T2">全球拦截</text:span></text:p>
      <text:p text:style-name="P2"><text:s/><text:span text:style-name="T1">- DOMAIN-SUFFIX,cnetwidget.creativemark.co.uk,🛑 </text:span><text:span text:style-name="T2">全球拦截</text:span></text:p>
      <text:p text:style-name="P2"><text:s/><text:span text:style-name="T1">- DOMAIN-SUFFIX,c-nfa.jd.com,🛑 </text:span><text:span text:style-name="T2">全球拦截</text:span></text:p>
      <text:p text:style-name="P2"><text:s/><text:span text:style-name="T1">- DOMAIN-SUFFIX,cnfanglei.com,🛑 </text:span><text:span text:style-name="T2">全球拦截</text:span></text:p>
      <text:p text:style-name="P2"><text:s/><text:span text:style-name="T1">- DOMAIN-SUFFIX,cnhbxx.com,🛑 </text:span><text:span text:style-name="T2">全球拦截</text:span></text:p>
      <text:p text:style-name="P2"><text:s/><text:span text:style-name="T1">- DOMAIN-SUFFIX,cnkok.com,🛑 </text:span><text:span text:style-name="T2">全球拦截</text:span></text:p>
      <text:p text:style-name="P2"><text:s/><text:span text:style-name="T1">- DOMAIN-SUFFIX,cnn.dyn.cnn.com,🛑 </text:span><text:span text:style-name="T2">全球拦截</text:span></text:p>
      <text:p text:style-name="P2"><text:s/><text:span text:style-name="T1">- DOMAIN-SUFFIX,cnnic.cn,🛑 </text:span><text:span text:style-name="T2">全球拦截</text:span></text:p>
      <text:p text:style-name="P2"><text:s/><text:span text:style-name="T1">- DOMAIN-SUFFIX,cnnic.net,🛑 </text:span><text:span text:style-name="T2">全球拦截</text:span></text:p>
      <text:p text:style-name="P2"><text:s/><text:span text:style-name="T1">- DOMAIN-SUFFIX,cnnic.net.cn,🛑 </text:span><text:span text:style-name="T2">全球拦截</text:span></text:p>
      <text:p text:style-name="P2"><text:s/><text:span text:style-name="T1">- DOMAIN-SUFFIX,cnpinzhuo.com,🛑 </text:span><text:span text:style-name="T2">全球拦截</text:span></text:p>
      <text:p text:style-name="P2"><text:s/><text:span text:style-name="T1">- DOMAIN-SUFFIX,cnscdj.com,🛑 </text:span><text:span text:style-name="T2">全球拦截</text:span></text:p>
      <text:p text:style-name="P2"><text:s/><text:span text:style-name="T1">- DOMAIN-SUFFIX,cnsjx.net,🛑 </text:span><text:span text:style-name="T2">全球拦截</text:span></text:p>
      <text:p text:style-name="P2"><text:s/><text:span text:style-name="T1">- DOMAIN-SUFFIX,cnxad.com,🛑 </text:span><text:span text:style-name="T2">全球拦截</text:span></text:p>
      <text:p text:style-name="P2"><text:s/><text:span text:style-name="T1">- DOMAIN-SUFFIX,cnxad.net,🛑 </text:span><text:span text:style-name="T2">全球拦截</text:span></text:p>
      <text:p text:style-name="P2"><text:s/><text:span text:style-name="T1">- DOMAIN-SUFFIX,cnzhqs.com,🛑 </text:span><text:span text:style-name="T2">全球拦截</text:span></text:p>
      <text:p text:style-name="P2"><text:s/><text:span text:style-name="T1">- DOMAIN-SUFFIX,co.dtech.baofeng.com,🛑 </text:span><text:span text:style-name="T2">全球拦截</text:span></text:p>
      <text:p text:style-name="P2"><text:s/><text:span text:style-name="T1">- DOMAIN-SUFFIX,cocounion.com,🛑 </text:span><text:span text:style-name="T2">全球拦截</text:span></text:p>
      <text:p text:style-name="P2"><text:s/><text:span text:style-name="T1">- DOMAIN-SUFFIX,cod.southmoney.com,🛑 </text:span><text:span text:style-name="T2">全球拦截</text:span></text:p>
      <text:p text:style-name="P2"><text:s/><text:span text:style-name="T1">- DOMAIN-SUFFIX,code.3shangyou.com,🛑 </text:span><text:span text:style-name="T2">全球拦截</text:span></text:p>
      <text:p text:style-name="P2"><text:s/><text:span text:style-name="T1">- DOMAIN-SUFFIX,code.fastclick.net,🛑 </text:span><text:span text:style-name="T2">全球拦截</text:span></text:p>
      <text:p text:style-name="P2"><text:s/><text:span text:style-name="T1">- DOMAIN-SUFFIX,code.hajuwang.cn,🛑 </text:span><text:span text:style-name="T2">全球拦截</text:span></text:p>
      <text:p text:style-name="P2"><text:s/><text:span text:style-name="T1">- DOMAIN-SUFFIX,code.hot-mob.com,🛑 </text:span><text:span text:style-name="T2">全球拦截</text:span></text:p>
      <text:p text:style-name="P2"><text:s/><text:span text:style-name="T1">- DOMAIN-SUFFIX,code.kaixinjiehun.com,🛑 </text:span><text:span text:style-name="T2">全球拦截</text:span></text:p>
      <text:p text:style-name="P2"><text:s/><text:span text:style-name="T1">- DOMAIN-SUFFIX,code.kejet.com,🛑 </text:span><text:span text:style-name="T2">全球拦截</text:span></text:p>
      <text:p text:style-name="P2"><text:soft-page-break/><text:s/><text:span text:style-name="T1">- DOMAIN-SUFFIX,code.laojiayoufang.com,🛑 </text:span><text:span text:style-name="T2">全球拦截</text:span></text:p>
      <text:p text:style-name="P2"><text:s/><text:span text:style-name="T1">- DOMAIN-SUFFIX,code.ttpaper.com,🛑 </text:span><text:span text:style-name="T2">全球拦截</text:span></text:p>
      <text:p text:style-name="P2"><text:s/><text:span text:style-name="T1">- DOMAIN-SUFFIX,code.wantaico.com,🛑 </text:span><text:span text:style-name="T2">全球拦截</text:span></text:p>
      <text:p text:style-name="P2"><text:s/><text:span text:style-name="T1">- DOMAIN-SUFFIX,code11.onetad.com,🛑 </text:span><text:span text:style-name="T2">全球拦截</text:span></text:p>
      <text:p text:style-name="P2"><text:s/><text:span text:style-name="T1">- DOMAIN-SUFFIX,code12.onetad.com,🛑 </text:span><text:span text:style-name="T2">全球拦截</text:span></text:p>
      <text:p text:style-name="P2"><text:s/><text:span text:style-name="T1">- DOMAIN-SUFFIX,code1f.m.shushu8.com,🛑 </text:span><text:span text:style-name="T2">全球拦截</text:span></text:p>
      <text:p text:style-name="P2"><text:s/><text:span text:style-name="T1">- DOMAIN-SUFFIX,code1fa.m.shushu8.com,🛑 </text:span><text:span text:style-name="T2">全球拦截</text:span></text:p>
      <text:p text:style-name="P2"><text:s/><text:span text:style-name="T1">- DOMAIN-SUFFIX,code222.com,🛑 </text:span><text:span text:style-name="T2">全球拦截</text:span></text:p>
      <text:p text:style-name="P2"><text:s/><text:span text:style-name="T1">- DOMAIN-SUFFIX,code668.com,🛑 </text:span><text:span text:style-name="T2">全球拦截</text:span></text:p>
      <text:p text:style-name="P2"><text:s/><text:span text:style-name="T1">- DOMAIN-SUFFIX,codenow.cn,🛑 </text:span><text:span text:style-name="T2">全球拦截</text:span></text:p>
      <text:p text:style-name="P2"><text:s/><text:span text:style-name="T1">- DOMAIN-SUFFIX,coinblind.com,🛑 </text:span><text:span text:style-name="T2">全球拦截</text:span></text:p>
      <text:p text:style-name="P2"><text:s/><text:span text:style-name="T1">- DOMAIN-SUFFIX,coinerra.com,🛑 </text:span><text:span text:style-name="T2">全球拦截</text:span></text:p>
      <text:p text:style-name="P2"><text:s/><text:span text:style-name="T1">- DOMAIN-SUFFIX,coin-have.com,🛑 </text:span><text:span text:style-name="T2">全球拦截</text:span></text:p>
      <text:p text:style-name="P2"><text:s/><text:span text:style-name="T1">- DOMAIN-SUFFIX,coinhive.com,🛑 </text:span><text:span text:style-name="T2">全球拦截</text:span></text:p>
      <text:p text:style-name="P2"><text:s/><text:span text:style-name="T1">- DOMAIN-SUFFIX,coin-hive.com,🛑 </text:span><text:span text:style-name="T2">全球拦截</text:span></text:p>
      <text:p text:style-name="P2"><text:s/><text:span text:style-name="T1">- DOMAIN-SUFFIX,coinhive-manager.com,🛑 </text:span><text:span text:style-name="T2">全球拦截</text:span></text:p>
      <text:p text:style-name="P2"><text:s/><text:span text:style-name="T1">- DOMAIN-SUFFIX,coin-hive-proxy-ybydcnjgkl.now.sh,🛑 </text:span><text:span text:style-name="T2">全球拦截</text:span></text:p>
      <text:p text:style-name="P2"><text:s/><text:span text:style-name="T1">- DOMAIN-SUFFIX,coinminerz.com,🛑 </text:span><text:span text:style-name="T2">全球拦截</text:span></text:p>
      <text:p text:style-name="P2"><text:s/><text:span text:style-name="T1">- DOMAIN-SUFFIX,coinnebula.com,🛑 </text:span><text:span text:style-name="T2">全球拦截</text:span></text:p>
      <text:p text:style-name="P2"><text:s/><text:span text:style-name="T1">- DOMAIN-SUFFIX,col.hztags.net,🛑 </text:span><text:span text:style-name="T2">全球拦截</text:span></text:p>
      <text:p text:style-name="P2"><text:s/><text:span text:style-name="T1">- DOMAIN-SUFFIX,col.pagechoice.net,🛑 </text:span><text:span text:style-name="T2">全球拦截</text:span></text:p>
      <text:p text:style-name="P2"><text:s/><text:span text:style-name="T1">- DOMAIN-SUFFIX,collector.githubapp.com,🛑 </text:span><text:span text:style-name="T2">全球拦截</text:span></text:p>
      <text:p text:style-name="P2"><text:s/><text:span text:style-name="T1">- DOMAIN-SUFFIX,collector.viki.io,🛑 </text:span><text:span text:style-name="T2">全球拦截</text:span></text:p>
      <text:p text:style-name="P2"><text:s/><text:span text:style-name="T1">- DOMAIN-SUFFIX,collector.wasu.cn,🛑 </text:span><text:span text:style-name="T2">全球拦截</text:span></text:p>
      <text:p text:style-name="P2"><text:s/><text:span text:style-name="T1">- DOMAIN-SUFFIX,combine.urbanairship.com,🛑 </text:span><text:span text:style-name="T2">全球拦截</text:span></text:p>
      <text:p text:style-name="P2"><text:s/><text:span text:style-name="T1">- DOMAIN-SUFFIX,com-eonsun-owl.oss-cn-hangzhou.aliyuncs.com,🛑 </text:span><text:span text:style-name="T2">全球拦截</text:span></text:p>
      <text:p text:style-name="P2"><text:s/><text:span text:style-name="T1">- DOMAIN-SUFFIX,com-eonsun-owl-user.oss-cn-hangzhou.aliyuncs.com,🛑 </text:span><text:span text:style-name="T2">全球拦截</text:span></text:p>
      <text:p text:style-name="P2"><text:s/><text:span text:style-name="T1">- DOMAIN-SUFFIX,comesgo.com,🛑 </text:span><text:span text:style-name="T2">全球拦截</text:span></text:p>
      <text:p text:style-name="P2"><text:s/><text:span text:style-name="T1">- DOMAIN-SUFFIX,conf.funshion.com,🛑 </text:span><text:span text:style-name="T2">全球拦截</text:span></text:p>
      <text:p text:style-name="P2"><text:s/><text:span text:style-name="T1">- DOMAIN-SUFFIX,conf.vidown.cn,🛑 </text:span><text:span text:style-name="T2">全球拦截</text:span></text:p>
      <text:p text:style-name="P2"><text:s/><text:span text:style-name="T1">- DOMAIN-SUFFIX,conf.xiniuz.com,🛑 </text:span><text:span text:style-name="T2">全球拦截</text:span></text:p>
      <text:p text:style-name="P2"><text:s/><text:span text:style-name="T1">- DOMAIN-SUFFIX,config.baofeng.net,🛑 </text:span><text:span text:style-name="T2">全球拦截</text:span></text:p>
      <text:p text:style-name="P2"><text:s/><text:span text:style-name="T1">- DOMAIN-SUFFIX,config.cocounion.com,🛑 </text:span><text:span text:style-name="T2">全球拦截</text:span></text:p>
      <text:p text:style-name="P2"><text:s/><text:span text:style-name="T1">- DOMAIN-SUFFIX,config.ioam.de,🛑 </text:span><text:span text:style-name="T2">全球拦截</text:span></text:p>
      <text:p text:style-name="P2"><text:s/><text:span text:style-name="T1">- DOMAIN-SUFFIX,config.kuyun.com,🛑 </text:span><text:span text:style-name="T2">全球拦截</text:span></text:p>
      <text:p text:style-name="P2"><text:s/><text:span text:style-name="T1">- DOMAIN-SUFFIX,config.mobisage.cn,🛑 </text:span><text:span text:style-name="T2">全球拦截</text:span></text:p>
      <text:p text:style-name="P2"><text:s/><text:span text:style-name="T1">- DOMAIN-SUFFIX,config.push.sogou.com,🛑 </text:span><text:span text:style-name="T2">全球拦截</text:span></text:p>
      <text:p text:style-name="P2"><text:s/><text:span text:style-name="T1">- DOMAIN-SUFFIX,config.unityads.unity3d.com,🛑 </text:span><text:span text:style-name="T2">全球拦截</text:span></text:p>
      <text:p text:style-name="P2"><text:s/><text:span text:style-name="T1">- DOMAIN-SUFFIX,config2.mparticle.com,🛑 </text:span><text:span text:style-name="T2">全球拦截</text:span></text:p>
      <text:p text:style-name="P2"><text:s/><text:span text:style-name="T1">- DOMAIN-SUFFIX,connect.summit.co.uk,🛑 </text:span><text:span text:style-name="T2">全球拦截</text:span></text:p>
      <text:p text:style-name="P2"><text:s/><text:span text:style-name="T1">- DOMAIN-SUFFIX,content.livesportmedia.eu,🛑 </text:span><text:span text:style-name="T2">全球拦截</text:span></text:p>
      <text:p text:style-name="P2"><text:s/><text:span text:style-name="T1">- DOMAIN-SUFFIX,content.s8bbs.com,🛑 </text:span><text:span text:style-name="T2">全球拦截</text:span></text:p>
      <text:p text:style-name="P2"><text:s/><text:span text:style-name="T1">- DOMAIN-SUFFIX,content.streamplay.to,🛑 </text:span><text:span text:style-name="T2">全球拦截</text:span></text:p>
      <text:p text:style-name="P2"><text:s/><text:span text:style-name="T1">- DOMAIN-SUFFIX,contentabc.com,🛑 </text:span><text:span text:style-name="T2">全球拦截</text:span></text:p>
      <text:p text:style-name="P2"><text:s/><text:span text:style-name="T1">- DOMAIN-SUFFIX,contentrecommend-out.mobile.sina.cn,🛑 </text:span><text:span text:style-name="T2">全球拦截</text:span></text:p>
      <text:p text:style-name="P2"><text:s/><text:span text:style-name="T1">- DOMAIN-SUFFIX,conv.youdao.com,🛑 </text:span><text:span text:style-name="T2">全球拦截</text:span></text:p>
      <text:p text:style-name="P2"><text:s/><text:span text:style-name="T1">- DOMAIN-SUFFIX,conversion.pro.cn,🛑 </text:span><text:span text:style-name="T2">全球拦截</text:span></text:p>
      <text:p text:style-name="P2"><text:s/><text:span text:style-name="T1">- DOMAIN-SUFFIX,conviva.com,🛑 </text:span><text:span text:style-name="T2">全球拦截</text:span></text:p>
      <text:p text:style-name="P2"><text:s/><text:span text:style-name="T1">- DOMAIN-SUFFIX,cooguo.com,🛑 </text:span><text:span text:style-name="T2">全球拦截</text:span></text:p>
      <text:p text:style-name="P2"><text:s/><text:span text:style-name="T1">- DOMAIN-SUFFIX,cookiemapping.wrating.com,🛑 </text:span><text:span text:style-name="T2">全球拦截</text:span></text:p>
      <text:p text:style-name="P2"><text:s/><text:span text:style-name="T1">- DOMAIN-SUFFIX,coolguang.com,🛑 </text:span><text:span text:style-name="T2">全球拦截</text:span></text:p>
      <text:p text:style-name="P2"><text:s/><text:span text:style-name="T1">- DOMAIN-SUFFIX,coolnay.com,🛑 </text:span><text:span text:style-name="T2">全球拦截</text:span></text:p>
      <text:p text:style-name="P2"><text:s/><text:span text:style-name="T1">- DOMAIN-SUFFIX,cooolyi.cn,🛑 </text:span><text:span text:style-name="T2">全球拦截</text:span></text:p>
      <text:p text:style-name="P2"><text:s/><text:span text:style-name="T1">- DOMAIN-SUFFIX,cooolyi.com,🛑 </text:span><text:span text:style-name="T2">全球拦截</text:span></text:p>
      <text:p text:style-name="P2"><text:s/><text:span text:style-name="T1">- DOMAIN-SUFFIX,coop.pop.baofeng.com,🛑 </text:span><text:span text:style-name="T2">全球拦截</text:span></text:p>
      <text:p text:style-name="P2"><text:s/><text:span text:style-name="T1">- DOMAIN-SUFFIX,cootek-dialer-download.oss-cn-hangzhou.aliyuncs.com,🛑 </text:span><text:span text:style-name="T2">全球拦截</text:span></text:p>
      <text:p text:style-name="P2"><text:soft-page-break/><text:s/><text:span text:style-name="T1">- DOMAIN-SUFFIX,cootek-file.cdn.cootekservice.com,🛑 </text:span><text:span text:style-name="T2">全球拦截</text:span></text:p>
      <text:p text:style-name="P2"><text:s/><text:span text:style-name="T1">- DOMAIN-SUFFIX,cop.my,🛑 </text:span><text:span text:style-name="T2">全球拦截</text:span></text:p>
      <text:p text:style-name="P2"><text:s/><text:span text:style-name="T1">- DOMAIN-SUFFIX,coremetrics.com,🛑 </text:span><text:span text:style-name="T2">全球拦截</text:span></text:p>
      <text:p text:style-name="P2"><text:s/><text:span text:style-name="T1">- DOMAIN-SUFFIX,corner.houyi.baofeng.net,🛑 </text:span><text:span text:style-name="T2">全球拦截</text:span></text:p>
      <text:p text:style-name="P2"><text:s/><text:span text:style-name="T1">- DOMAIN-SUFFIX,coro.benbaisteel.com,🛑 </text:span><text:span text:style-name="T2">全球拦截</text:span></text:p>
      <text:p text:style-name="P2"><text:s/><text:span text:style-name="T1">- DOMAIN-SUFFIX,corocksi.com,🛑 </text:span><text:span text:style-name="T2">全球拦截</text:span></text:p>
      <text:p text:style-name="P2"><text:s/><text:span text:style-name="T1">- DOMAIN-SUFFIX,corp.meitu.com,🛑 </text:span><text:span text:style-name="T2">全球拦截</text:span></text:p>
      <text:p text:style-name="P2"><text:s/><text:span text:style-name="T1">- DOMAIN-SUFFIX,corp.sohu.com,🛑 </text:span><text:span text:style-name="T2">全球拦截</text:span></text:p>
      <text:p text:style-name="P2"><text:s/><text:span text:style-name="T1">- DOMAIN-SUFFIX,cosoyoo.com,🛑 </text:span><text:span text:style-name="T2">全球拦截</text:span></text:p>
      <text:p text:style-name="P2"><text:s/><text:span text:style-name="T1">- DOMAIN-SUFFIX,count.cpm.cm.kankan.com,🛑 </text:span><text:span text:style-name="T2">全球拦截</text:span></text:p>
      <text:p text:style-name="P2"><text:s/><text:span text:style-name="T1">- DOMAIN-SUFFIX,count.knowsky.com,🛑 </text:span><text:span text:style-name="T2">全球拦截</text:span></text:p>
      <text:p text:style-name="P2"><text:s/><text:span text:style-name="T1">- DOMAIN-SUFFIX,count.mail.163.com,🛑 </text:span><text:span text:style-name="T2">全球拦截</text:span></text:p>
      <text:p text:style-name="P2"><text:s/><text:span text:style-name="T1">- DOMAIN-SUFFIX,count.pcpop.com,🛑 </text:span><text:span text:style-name="T2">全球拦截</text:span></text:p>
      <text:p text:style-name="P2"><text:s/><text:span text:style-name="T1">- DOMAIN-SUFFIX,count.video.sina.com.cn,🛑 </text:span><text:span text:style-name="T2">全球拦截</text:span></text:p>
      <text:p text:style-name="P2"><text:s/><text:span text:style-name="T1">- DOMAIN-SUFFIX,count.wk2.com,🛑 </text:span><text:span text:style-name="T2">全球拦截</text:span></text:p>
      <text:p text:style-name="P2"><text:s/><text:span text:style-name="T1">- DOMAIN-SUFFIX,count5.pconline.com.cn,🛑 </text:span><text:span text:style-name="T2">全球拦截</text:span></text:p>
      <text:p text:style-name="P2"><text:s/><text:span text:style-name="T1">- DOMAIN-SUFFIX,count6.pconline.com.cn,🛑 </text:span><text:span text:style-name="T2">全球拦截</text:span></text:p>
      <text:p text:style-name="P2"><text:s/><text:span text:style-name="T1">- DOMAIN-SUFFIX,counter.csdn.net,🛑 </text:span><text:span text:style-name="T2">全球拦截</text:span></text:p>
      <text:p text:style-name="P2"><text:s/><text:span text:style-name="T1">- DOMAIN-SUFFIX,counter.kingsoft.com,🛑 </text:span><text:span text:style-name="T2">全球拦截</text:span></text:p>
      <text:p text:style-name="P2"><text:s/><text:span text:style-name="T1">- DOMAIN-SUFFIX,counter.m1905.com,🛑 </text:span><text:span text:style-name="T2">全球拦截</text:span></text:p>
      <text:p text:style-name="P2"><text:s/><text:span text:style-name="T1">- DOMAIN-SUFFIX,counter.marketgid.com,🛑 </text:span><text:span text:style-name="T2">全球拦截</text:span></text:p>
      <text:p text:style-name="P2"><text:s/><text:span text:style-name="T1">- DOMAIN-SUFFIX,counter.sina.com.cn,🛑 </text:span><text:span text:style-name="T2">全球拦截</text:span></text:p>
      <text:p text:style-name="P2"><text:s/><text:span text:style-name="T1">- DOMAIN-SUFFIX,counter.yadro.ru,🛑 </text:span><text:span text:style-name="T2">全球拦截</text:span></text:p>
      <text:p text:style-name="P2"><text:s/><text:span text:style-name="T1">- DOMAIN-SUFFIX,counter.yesky.com,🛑 </text:span><text:span text:style-name="T2">全球拦截</text:span></text:p>
      <text:p text:style-name="P2"><text:s/><text:span text:style-name="T1">- DOMAIN-SUFFIX,countpvn.light.fang.com,🛑 </text:span><text:span text:style-name="T2">全球拦截</text:span></text:p>
      <text:p text:style-name="P2"><text:s/><text:span text:style-name="T1">- DOMAIN-SUFFIX,countubn.light.soufun.com,🛑 </text:span><text:span text:style-name="T2">全球拦截</text:span></text:p>
      <text:p text:style-name="P2"><text:s/><text:span text:style-name="T1">- DOMAIN-SUFFIX,couqm.com.cn,🛑 </text:span><text:span text:style-name="T2">全球拦截</text:span></text:p>
      <text:p text:style-name="P2"><text:s/><text:span text:style-name="T1">- DOMAIN-SUFFIX,cp.5jjx.net,🛑 </text:span><text:span text:style-name="T2">全球拦截</text:span></text:p>
      <text:p text:style-name="P2"><text:s/><text:span text:style-name="T1">- DOMAIN-SUFFIX,cp.ggyapp.com,🛑 </text:span><text:span text:style-name="T2">全球拦截</text:span></text:p>
      <text:p text:style-name="P2"><text:s/><text:span text:style-name="T1">- DOMAIN-SUFFIX,cp.greenxf.cn,🛑 </text:span><text:span text:style-name="T2">全球拦截</text:span></text:p>
      <text:p text:style-name="P2"><text:s/><text:span text:style-name="T1">- DOMAIN-SUFFIX,cp.gs307.com,🛑 </text:span><text:span text:style-name="T2">全球拦截</text:span></text:p>
      <text:p text:style-name="P2"><text:s/><text:span text:style-name="T1">- DOMAIN-SUFFIX,cp.jfcdns.com,🛑 </text:span><text:span text:style-name="T2">全球拦截</text:span></text:p>
      <text:p text:style-name="P2"><text:s/><text:span text:style-name="T1">- DOMAIN-SUFFIX,cp.jz5u.net,🛑 </text:span><text:span text:style-name="T2">全球拦截</text:span></text:p>
      <text:p text:style-name="P2"><text:s/><text:span text:style-name="T1">- DOMAIN-SUFFIX,cpc.sogou.com,🛑 </text:span><text:span text:style-name="T2">全球拦截</text:span></text:p>
      <text:p text:style-name="P2"><text:s/><text:span text:style-name="T1">- DOMAIN-SUFFIX,cpc.sohu.com,🛑 </text:span><text:span text:style-name="T2">全球拦截</text:span></text:p>
      <text:p text:style-name="P2"><text:s/><text:span text:style-name="T1">- DOMAIN-SUFFIX,cpcv.cc,🛑 </text:span><text:span text:style-name="T2">全球拦截</text:span></text:p>
      <text:p text:style-name="P2"><text:s/><text:span text:style-name="T1">- DOMAIN-SUFFIX,cpm.amateurcommunity.com,🛑 </text:span><text:span text:style-name="T2">全球拦截</text:span></text:p>
      <text:p text:style-name="P2"><text:s/><text:span text:style-name="T1">- DOMAIN-SUFFIX,cpm.amateurcommunity.de,🛑 </text:span><text:span text:style-name="T2">全球拦截</text:span></text:p>
      <text:p text:style-name="P2"><text:s/><text:span text:style-name="T1">- DOMAIN-SUFFIX,cpm.cm.sandai.net,🛑 </text:span><text:span text:style-name="T2">全球拦截</text:span></text:p>
      <text:p text:style-name="P2"><text:s/><text:span text:style-name="T1">- DOMAIN-SUFFIX,cpmchina.co,🛑 </text:span><text:span text:style-name="T2">全球拦截</text:span></text:p>
      <text:p text:style-name="P2"><text:s/><text:span text:style-name="T1">- DOMAIN-SUFFIX,cpms.cc,🛑 </text:span><text:span text:style-name="T2">全球拦截</text:span></text:p>
      <text:p text:style-name="P2"><text:s/><text:span text:style-name="T1">- DOMAIN-SUFFIX,cpro.9xu.com,🛑 </text:span><text:span text:style-name="T2">全球拦截</text:span></text:p>
      <text:p text:style-name="P2"><text:s/><text:span text:style-name="T1">- DOMAIN-SUFFIX,cpro.baidu.cn,🛑 </text:span><text:span text:style-name="T2">全球拦截</text:span></text:p>
      <text:p text:style-name="P2"><text:s/><text:span text:style-name="T1">- DOMAIN-SUFFIX,cpro.fangtoo.com,🛑 </text:span><text:span text:style-name="T2">全球拦截</text:span></text:p>
      <text:p text:style-name="P2"><text:s/><text:span text:style-name="T1">- DOMAIN-SUFFIX,cpro.zhidao.baidu.com,🛑 </text:span><text:span text:style-name="T2">全球拦截</text:span></text:p>
      <text:p text:style-name="P2"><text:s/><text:span text:style-name="T1">- DOMAIN-SUFFIX,cpro.zol.com.cn,🛑 </text:span><text:span text:style-name="T2">全球拦截</text:span></text:p>
      <text:p text:style-name="P2"><text:s/><text:span text:style-name="T1">- DOMAIN-SUFFIX,cpro1.edushi.com,🛑 </text:span><text:span text:style-name="T2">全球拦截</text:span></text:p>
      <text:p text:style-name="P2"><text:s/><text:span text:style-name="T1">- DOMAIN-SUFFIX,cpro2.baidu.com,🛑 </text:span><text:span text:style-name="T2">全球拦截</text:span></text:p>
      <text:p text:style-name="P2"><text:s/><text:span text:style-name="T1">- DOMAIN-SUFFIX,cps.360buy.com,🛑 </text:span><text:span text:style-name="T2">全球拦截</text:span></text:p>
      <text:p text:style-name="P2"><text:s/><text:span text:style-name="T1">- DOMAIN-SUFFIX,cpu.baidu.com,🛑 </text:span><text:span text:style-name="T2">全球拦截</text:span></text:p>
      <text:p text:style-name="P2"><text:s/><text:span text:style-name="T1">- DOMAIN-SUFFIX,cpu-admin.baidu.com,🛑 </text:span><text:span text:style-name="T2">全球拦截</text:span></text:p>
      <text:p text:style-name="P2"><text:s/><text:span text:style-name="T1">- DOMAIN-SUFFIX,cpv.channelray,🛑 </text:span><text:span text:style-name="T2">全球拦截</text:span></text:p>
      <text:p text:style-name="P2"><text:s/><text:span text:style-name="T1">- DOMAIN-SUFFIX,cpv.czpush.com,🛑 </text:span><text:span text:style-name="T2">全球拦截</text:span></text:p>
      <text:p text:style-name="P2"><text:s/><text:span text:style-name="T1">- DOMAIN-SUFFIX,cpv.ty229.com,🛑 </text:span><text:span text:style-name="T2">全球拦截</text:span></text:p>
      <text:p text:style-name="P2"><text:s/><text:span text:style-name="T1">- DOMAIN-SUFFIX,cpv6.com,🛑 </text:span><text:span text:style-name="T2">全球拦截</text:span></text:p>
      <text:p text:style-name="P2"><text:s/><text:span text:style-name="T1">- DOMAIN-SUFFIX,cpva.cc,🛑 </text:span><text:span text:style-name="T2">全球拦截</text:span></text:p>
      <text:p text:style-name="P2"><text:soft-page-break/><text:s/><text:span text:style-name="T1">- DOMAIN-SUFFIX,cpv-adv.ggytc.com,🛑 </text:span><text:span text:style-name="T2">全球拦截</text:span></text:p>
      <text:p text:style-name="P2"><text:s/><text:span text:style-name="T1">- DOMAIN-SUFFIX,cpx24.com,🛑 </text:span><text:span text:style-name="T2">全球拦截</text:span></text:p>
      <text:p text:style-name="P2"><text:s/><text:span text:style-name="T1">- DOMAIN-SUFFIX,cqfangduan.com,🛑 </text:span><text:span text:style-name="T2">全球拦截</text:span></text:p>
      <text:p text:style-name="P2"><text:s/><text:span text:style-name="T1">- DOMAIN-SUFFIX,cqftonline.com,🛑 </text:span><text:span text:style-name="T2">全球拦截</text:span></text:p>
      <text:p text:style-name="P2"><text:s/><text:span text:style-name="T1">- DOMAIN-SUFFIX,cqhnm.com,🛑 </text:span><text:span text:style-name="T2">全球拦截</text:span></text:p>
      <text:p text:style-name="P2"><text:s/><text:span text:style-name="T1">- DOMAIN-SUFFIX,cqsta.com,🛑 </text:span><text:span text:style-name="T2">全球拦截</text:span></text:p>
      <text:p text:style-name="P2"><text:s/><text:span text:style-name="T1">- DOMAIN-SUFFIX,cqyhd.com,🛑 </text:span><text:span text:style-name="T2">全球拦截</text:span></text:p>
      <text:p text:style-name="P2"><text:s/><text:span text:style-name="T1">- DOMAIN-SUFFIX,cr.m.liebao.cn,🛑 </text:span><text:span text:style-name="T2">全球拦截</text:span></text:p>
      <text:p text:style-name="P2"><text:s/><text:span text:style-name="T1">- DOMAIN-SUFFIX,crashapi.growingio.com,🛑 </text:span><text:span text:style-name="T2">全球拦截</text:span></text:p>
      <text:p text:style-name="P2"><text:s/><text:span text:style-name="T1">- DOMAIN-SUFFIX,crashes.mo.wps.cn,🛑 </text:span><text:span text:style-name="T2">全球拦截</text:span></text:p>
      <text:p text:style-name="P2"><text:s/><text:span text:style-name="T1">- DOMAIN-SUFFIX,crasheye.cn,🛑 </text:span><text:span text:style-name="T2">全球拦截</text:span></text:p>
      <text:p text:style-name="P2"><text:s/><text:span text:style-name="T1">- DOMAIN-SUFFIX,crashlytics.163.com,🛑 </text:span><text:span text:style-name="T2">全球拦截</text:span></text:p>
      <text:p text:style-name="P2"><text:s/><text:span text:style-name="T1">- DOMAIN-SUFFIX,crashlytics.com,🛑 </text:span><text:span text:style-name="T2">全球拦截</text:span></text:p>
      <text:p text:style-name="P2"><text:s/><text:span text:style-name="T1">- DOMAIN-SUFFIX,crdrjs.info,🛑 </text:span><text:span text:style-name="T2">全球拦截</text:span></text:p>
      <text:p text:style-name="P2"><text:s/><text:span text:style-name="T1">- DOMAIN-SUFFIX,cre.dp.sina.cn,🛑 </text:span><text:span text:style-name="T2">全球拦截</text:span></text:p>
      <text:p text:style-name="P2"><text:s/><text:span text:style-name="T1">- DOMAIN-SUFFIX,cre.mix.sina.com.cn,🛑 </text:span><text:span text:style-name="T2">全球拦截</text:span></text:p>
      <text:p text:style-name="P2"><text:s/><text:span text:style-name="T1">- DOMAIN-SUFFIX,cre99.com,🛑 </text:span><text:span text:style-name="T2">全球拦截</text:span></text:p>
      <text:p text:style-name="P2"><text:s/><text:span text:style-name="T1">- DOMAIN-SUFFIX,creatim.qtmojo.cn,🛑 </text:span><text:span text:style-name="T2">全球拦截</text:span></text:p>
      <text:p text:style-name="P2"><text:s/><text:span text:style-name="T1">- DOMAIN-SUFFIX,creative.1111cpc.com,🛑 </text:span><text:span text:style-name="T2">全球拦截</text:span></text:p>
      <text:p text:style-name="P2"><text:s/><text:span text:style-name="T1">- DOMAIN-SUFFIX,creative.jdkic.com,🛑 </text:span><text:span text:style-name="T2">全球拦截</text:span></text:p>
      <text:p text:style-name="P2"><text:s/><text:span text:style-name="T1">- DOMAIN-SUFFIX,creative.ltheanine.cn,🛑 </text:span><text:span text:style-name="T2">全球拦截</text:span></text:p>
      <text:p text:style-name="P2"><text:s/><text:span text:style-name="T1">- DOMAIN-SUFFIX,creatives.cliphunter.com,🛑 </text:span><text:span text:style-name="T2">全球拦截</text:span></text:p>
      <text:p text:style-name="P2"><text:s/><text:span text:style-name="T1">- DOMAIN-SUFFIX,creatives.ftchinese.com,🛑 </text:span><text:span text:style-name="T2">全球拦截</text:span></text:p>
      <text:p text:style-name="P2"><text:s/><text:span text:style-name="T1">- DOMAIN-SUFFIX,creatives.inmotionhosting.com,🛑 </text:span><text:span text:style-name="T2">全球拦截</text:span></text:p>
      <text:p text:style-name="P2"><text:s/><text:span text:style-name="T1">- DOMAIN-SUFFIX,creatives.livejasmin.com,🛑 </text:span><text:span text:style-name="T2">全球拦截</text:span></text:p>
      <text:p text:style-name="P2"><text:s/><text:span text:style-name="T1">- DOMAIN-SUFFIX,creatives.pichunter.com,🛑 </text:span><text:span text:style-name="T2">全球拦截</text:span></text:p>
      <text:p text:style-name="P2"><text:s/><text:span text:style-name="T1">- DOMAIN-SUFFIX,creatives.summitconnect.co.uk,🛑 </text:span><text:span text:style-name="T2">全球拦截</text:span></text:p>
      <text:p text:style-name="P2"><text:s/><text:span text:style-name="T1">- DOMAIN-SUFFIX,creatives1.ftimg.net,🛑 </text:span><text:span text:style-name="T2">全球拦截</text:span></text:p>
      <text:p text:style-name="P2"><text:s/><text:span text:style-name="T1">- DOMAIN-SUFFIX,cre-dp.sina.cn,🛑 </text:span><text:span text:style-name="T2">全球拦截</text:span></text:p>
      <text:p text:style-name="P2"><text:s/><text:span text:style-name="T1">- DOMAIN-SUFFIX,criteo.com,🛑 </text:span><text:span text:style-name="T2">全球拦截</text:span></text:p>
      <text:p text:style-name="P2"><text:s/><text:span text:style-name="T1">- DOMAIN-SUFFIX,criteo.net,🛑 </text:span><text:span text:style-name="T2">全球拦截</text:span></text:p>
      <text:p text:style-name="P2"><text:s/><text:span text:style-name="T1">- DOMAIN-SUFFIX,crl.microsoft.com,🛑 </text:span><text:span text:style-name="T2">全球拦截</text:span></text:p>
      <text:p text:style-name="P2"><text:s/><text:span text:style-name="T1">- DOMAIN-SUFFIX,crm-eve.b2b.alibaba-inc.com,🛑 </text:span><text:span text:style-name="T2">全球拦截</text:span></text:p>
      <text:p text:style-name="P2"><text:s/><text:span text:style-name="T1">- DOMAIN-SUFFIX,cr-nielsen.com,🛑 </text:span><text:span text:style-name="T2">全球拦截</text:span></text:p>
      <text:p text:style-name="P2"><text:s/><text:span text:style-name="T1">- DOMAIN-SUFFIX,crosschannel.com,🛑 </text:span><text:span text:style-name="T2">全球拦截</text:span></text:p>
      <text:p text:style-name="P2"><text:s/><text:span text:style-name="T1">- DOMAIN-SUFFIX,cr-p16.ladsp.com,🛑 </text:span><text:span text:style-name="T2">全球拦截</text:span></text:p>
      <text:p text:style-name="P2"><text:s/><text:span text:style-name="T1">- DOMAIN-SUFFIX,crs.baidu.com,🛑 </text:span><text:span text:style-name="T2">全球拦截</text:span></text:p>
      <text:p text:style-name="P2"><text:s/><text:span text:style-name="T1">- DOMAIN-SUFFIX,crwdcntrl.net,🛑 </text:span><text:span text:style-name="T2">全球拦截</text:span></text:p>
      <text:p text:style-name="P2"><text:s/><text:span text:style-name="T1">- DOMAIN-SUFFIX,cs.dqwjzm.com,🛑 </text:span><text:span text:style-name="T2">全球拦截</text:span></text:p>
      <text:p text:style-name="P2"><text:s/><text:span text:style-name="T1">- DOMAIN-SUFFIX,cs.twcczhu.com,🛑 </text:span><text:span text:style-name="T2">全球拦截</text:span></text:p>
      <text:p text:style-name="P2"><text:s/><text:span text:style-name="T1">- DOMAIN-SUFFIX,csad.cc,🛑 </text:span><text:span text:style-name="T2">全球拦截</text:span></text:p>
      <text:p text:style-name="P2"><text:s/><text:span text:style-name="T1">- DOMAIN-SUFFIX,csbew.com,🛑 </text:span><text:span text:style-name="T2">全球拦截</text:span></text:p>
      <text:p text:style-name="P2"><text:s/><text:span text:style-name="T1">- DOMAIN-SUFFIX,csi.gstatic.com,🛑 </text:span><text:span text:style-name="T2">全球拦截</text:span></text:p>
      <text:p text:style-name="P2"><text:s/><text:span text:style-name="T1">- DOMAIN-SUFFIX,csqiulong.com,🛑 </text:span><text:span text:style-name="T2">全球拦截</text:span></text:p>
      <text:p text:style-name="P2"><text:s/><text:span text:style-name="T1">- DOMAIN-SUFFIX,cstoa.com,🛑 </text:span><text:span text:style-name="T2">全球拦截</text:span></text:p>
      <text:p text:style-name="P2"><text:s/><text:span text:style-name="T1">- DOMAIN-SUFFIX,csxjys.com,🛑 </text:span><text:span text:style-name="T2">全球拦截</text:span></text:p>
      <text:p text:style-name="P2"><text:s/><text:span text:style-name="T1">- DOMAIN-SUFFIX,ct.210189.com,🛑 </text:span><text:span text:style-name="T2">全球拦截</text:span></text:p>
      <text:p text:style-name="P2"><text:s/><text:span text:style-name="T1">- DOMAIN-SUFFIX,ct.niu.xunlei.com,🛑 </text:span><text:span text:style-name="T2">全球拦截</text:span></text:p>
      <text:p text:style-name="P2"><text:s/><text:span text:style-name="T1">- DOMAIN-SUFFIX,cti.w55c.net,🛑 </text:span><text:span text:style-name="T2">全球拦截</text:span></text:p>
      <text:p text:style-name="P2"><text:s/><text:span text:style-name="T1">- DOMAIN-SUFFIX,ctsywy.com,🛑 </text:span><text:span text:style-name="T2">全球拦截</text:span></text:p>
      <text:p text:style-name="P2"><text:s/><text:span text:style-name="T1">- DOMAIN-SUFFIX,cupid.jebe.renren.com,🛑 </text:span><text:span text:style-name="T2">全球拦截</text:span></text:p>
      <text:p text:style-name="P2"><text:s/><text:span text:style-name="T1">- DOMAIN-SUFFIX,current.sina.com.cn,🛑 </text:span><text:span text:style-name="T2">全球拦截</text:span></text:p>
      <text:p text:style-name="P2"><text:s/><text:span text:style-name="T1">- DOMAIN-SUFFIX,customad.cnn.com,🛑 </text:span><text:span text:style-name="T2">全球拦截</text:span></text:p>
      <text:p text:style-name="P2"><text:s/><text:span text:style-name="T1">- DOMAIN-SUFFIX,customer-security.online,🛑 </text:span><text:span text:style-name="T2">全球拦截</text:span></text:p>
      <text:p text:style-name="P2"><text:s/><text:span text:style-name="T1">- DOMAIN-SUFFIX,cut.qumi.com,🛑 </text:span><text:span text:style-name="T2">全球拦截</text:span></text:p>
      <text:p text:style-name="P2"><text:s/><text:span text:style-name="T1">- DOMAIN-SUFFIX,cvda.17173.com,🛑 </text:span><text:span text:style-name="T2">全球拦截</text:span></text:p>
      <text:p text:style-name="P2"><text:soft-page-break/><text:s/><text:span text:style-name="T1">- DOMAIN-SUFFIX,cvt.mydas.mobi,🛑 </text:span><text:span text:style-name="T2">全球拦截</text:span></text:p>
      <text:p text:style-name="P2"><text:s/><text:span text:style-name="T1">- DOMAIN-SUFFIX,cwpush.com,🛑 </text:span><text:span text:style-name="T2">全球拦截</text:span></text:p>
      <text:p text:style-name="P2"><text:s/><text:span text:style-name="T1">- DOMAIN-SUFFIX,cws-cctv.conviva.com,🛑 </text:span><text:span text:style-name="T2">全球拦截</text:span></text:p>
      <text:p text:style-name="P2"><text:s/><text:span text:style-name="T1">- DOMAIN-SUFFIX,cy123.cc,🛑 </text:span><text:span text:style-name="T2">全球拦截</text:span></text:p>
      <text:p text:style-name="P2"><text:s/><text:span text:style-name="T1">- DOMAIN-SUFFIX,cyacc.com,🛑 </text:span><text:span text:style-name="T2">全球拦截</text:span></text:p>
      <text:p text:style-name="P2"><text:s/><text:span text:style-name="T1">- DOMAIN-SUFFIX,cyad.cc,🛑 </text:span><text:span text:style-name="T2">全球拦截</text:span></text:p>
      <text:p text:style-name="P2"><text:s/><text:span text:style-name="T1">- DOMAIN-SUFFIX,cyad1.cyworld.com,🛑 </text:span><text:span text:style-name="T2">全球拦截</text:span></text:p>
      <text:p text:style-name="P2"><text:s/><text:span text:style-name="T1">- DOMAIN-SUFFIX,cyad1.nate.com,🛑 </text:span><text:span text:style-name="T2">全球拦截</text:span></text:p>
      <text:p text:style-name="P2"><text:s/><text:span text:style-name="T1">- DOMAIN-SUFFIX,cyad123.com,🛑 </text:span><text:span text:style-name="T2">全球拦截</text:span></text:p>
      <text:p text:style-name="P2"><text:s/><text:span text:style-name="T1">- DOMAIN-SUFFIX,cycy.kxrxh.com,🛑 </text:span><text:span text:style-name="T2">全球拦截</text:span></text:p>
      <text:p text:style-name="P2"><text:s/><text:span text:style-name="T1">- DOMAIN-SUFFIX,cylinderlongcheng.com,🛑 </text:span><text:span text:style-name="T2">全球拦截</text:span></text:p>
      <text:p text:style-name="P2"><text:s/><text:span text:style-name="T1">- DOMAIN-SUFFIX,cyylove.com,🛑 </text:span><text:span text:style-name="T2">全球拦截</text:span></text:p>
      <text:p text:style-name="P2"><text:s/><text:span text:style-name="T1">- DOMAIN-SUFFIX,cz.ifeng0.com,🛑 </text:span><text:span text:style-name="T2">全球拦截</text:span></text:p>
      <text:p text:style-name="P2"><text:s/><text:span text:style-name="T1">- DOMAIN-SUFFIX,cz01016102.cg2017.com,🛑 </text:span><text:span text:style-name="T2">全球拦截</text:span></text:p>
      <text:p text:style-name="P2"><text:s/><text:span text:style-name="T1">- DOMAIN-SUFFIX,cz01016102.ms758.com,🛑 </text:span><text:span text:style-name="T2">全球拦截</text:span></text:p>
      <text:p text:style-name="P2"><text:s/><text:span text:style-name="T1">- DOMAIN-SUFFIX,czdqhyo1.net,🛑 </text:span><text:span text:style-name="T2">全球拦截</text:span></text:p>
      <text:p text:style-name="P2"><text:s/><text:span text:style-name="T1">- DOMAIN-SUFFIX,czf.cchfjz.com,🛑 </text:span><text:span text:style-name="T2">全球拦截</text:span></text:p>
      <text:p text:style-name="P2"><text:s/><text:span text:style-name="T1">- DOMAIN-SUFFIX,czjiuding.cn,🛑 </text:span><text:span text:style-name="T2">全球拦截</text:span></text:p>
      <text:p text:style-name="P2"><text:s/><text:span text:style-name="T1">- DOMAIN-SUFFIX,czpush.com,🛑 </text:span><text:span text:style-name="T2">全球拦截</text:span></text:p>
      <text:p text:style-name="P2"><text:s/><text:span text:style-name="T1">- DOMAIN-SUFFIX,czpwm.com,🛑 </text:span><text:span text:style-name="T2">全球拦截</text:span></text:p>
      <text:p text:style-name="P2"><text:s/><text:span text:style-name="T1">- DOMAIN-SUFFIX,czxiangyue.com,🛑 </text:span><text:span text:style-name="T2">全球拦截</text:span></text:p>
      <text:p text:style-name="P2"><text:s/><text:span text:style-name="T1">- DOMAIN-SUFFIX,d.107788.com,🛑 </text:span><text:span text:style-name="T2">全球拦截</text:span></text:p>
      <text:p text:style-name="P2"><text:s/><text:span text:style-name="T1">- DOMAIN-SUFFIX,d.1391.com,🛑 </text:span><text:span text:style-name="T2">全球拦截</text:span></text:p>
      <text:p text:style-name="P2"><text:s/><text:span text:style-name="T1">- DOMAIN-SUFFIX,d.39.net,🛑 </text:span><text:span text:style-name="T2">全球拦截</text:span></text:p>
      <text:p text:style-name="P2"><text:s/><text:span text:style-name="T1">- DOMAIN-SUFFIX,d.admx.baixing.com,🛑 </text:span><text:span text:style-name="T2">全球拦截</text:span></text:p>
      <text:p text:style-name="P2"><text:s/><text:span text:style-name="T1">- DOMAIN-SUFFIX,d.agkn.com,🛑 </text:span><text:span text:style-name="T2">全球拦截</text:span></text:p>
      <text:p text:style-name="P2"><text:s/><text:span text:style-name="T1">- DOMAIN-SUFFIX,d.annarbor.com,🛑 </text:span><text:span text:style-name="T2">全球拦截</text:span></text:p>
      <text:p text:style-name="P2"><text:s/><text:span text:style-name="T1">- DOMAIN-SUFFIX,d.applovin.com,🛑 </text:span><text:span text:style-name="T2">全球拦截</text:span></text:p>
      <text:p text:style-name="P2"><text:s/><text:span text:style-name="T1">- DOMAIN-SUFFIX,d.beigedi.com,🛑 </text:span><text:span text:style-name="T2">全球拦截</text:span></text:p>
      <text:p text:style-name="P2"><text:s/><text:span text:style-name="T1">- DOMAIN-SUFFIX,d.businessinsider.com,🛑 </text:span><text:span text:style-name="T2">全球拦截</text:span></text:p>
      <text:p text:style-name="P2"><text:s/><text:span text:style-name="T1">- DOMAIN-SUFFIX,d.clkservice.youdao.com,🛑 </text:span><text:span text:style-name="T2">全球拦截</text:span></text:p>
      <text:p text:style-name="P2"><text:s/><text:span text:style-name="T1">- DOMAIN-SUFFIX,d.danangmo.cn,🛑 </text:span><text:span text:style-name="T2">全球拦截</text:span></text:p>
      <text:p text:style-name="P2"><text:s/><text:span text:style-name="T1">- DOMAIN-SUFFIX,d.elong.cn,🛑 </text:span><text:span text:style-name="T2">全球拦截</text:span></text:p>
      <text:p text:style-name="P2"><text:s/><text:span text:style-name="T1">- DOMAIN-SUFFIX,d.gdt.qq.com,🛑 </text:span><text:span text:style-name="T2">全球拦截</text:span></text:p>
      <text:p text:style-name="P2"><text:s/><text:span text:style-name="T1">- DOMAIN-SUFFIX,d.gossipcenter.com,🛑 </text:span><text:span text:style-name="T2">全球拦截</text:span></text:p>
      <text:p text:style-name="P2"><text:s/><text:span text:style-name="T1">- DOMAIN-SUFFIX,d.kugou.com,🛑 </text:span><text:span text:style-name="T2">全球拦截</text:span></text:p>
      <text:p text:style-name="P2"><text:s/><text:span text:style-name="T1">- DOMAIN-SUFFIX,d.ligatus.com,🛑 </text:span><text:span text:style-name="T2">全球拦截</text:span></text:p>
      <text:p text:style-name="P2"><text:s/><text:span text:style-name="T1">- DOMAIN-SUFFIX,d.mingyihui.net,🛑 </text:span><text:span text:style-name="T2">全球拦截</text:span></text:p>
      <text:p text:style-name="P2"><text:s/><text:span text:style-name="T1">- DOMAIN-SUFFIX,d.rexuebi.com,🛑 </text:span><text:span text:style-name="T2">全球拦截</text:span></text:p>
      <text:p text:style-name="P2"><text:s/><text:span text:style-name="T1">- DOMAIN-SUFFIX,d.ruiwen.com,🛑 </text:span><text:span text:style-name="T2">全球拦截</text:span></text:p>
      <text:p text:style-name="P2"><text:s/><text:span text:style-name="T1">- DOMAIN-SUFFIX,d.thelocal.com,🛑 </text:span><text:span text:style-name="T2">全球拦截</text:span></text:p>
      <text:p text:style-name="P2"><text:s/><text:span text:style-name="T1">- DOMAIN-SUFFIX,d.tjgxzs.com,🛑 </text:span><text:span text:style-name="T2">全球拦截</text:span></text:p>
      <text:p text:style-name="P2"><text:s/><text:span text:style-name="T1">- DOMAIN-SUFFIX,d.tonghua5.com,🛑 </text:span><text:span text:style-name="T2">全球拦截</text:span></text:p>
      <text:p text:style-name="P2"><text:s/><text:span text:style-name="T1">- DOMAIN-SUFFIX,d.turn.com,🛑 </text:span><text:span text:style-name="T2">全球拦截</text:span></text:p>
      <text:p text:style-name="P2"><text:s/><text:span text:style-name="T1">- DOMAIN-SUFFIX,d.union.ijinshan.com,🛑 </text:span><text:span text:style-name="T2">全球拦截</text:span></text:p>
      <text:p text:style-name="P2"><text:s/><text:span text:style-name="T1">- DOMAIN-SUFFIX,d.xinshipu.com,🛑 </text:span><text:span text:style-name="T2">全球拦截</text:span></text:p>
      <text:p text:style-name="P2"><text:s/><text:span text:style-name="T1">- DOMAIN-SUFFIX,d.yjbys.com,🛑 </text:span><text:span text:style-name="T2">全球拦截</text:span></text:p>
      <text:p text:style-name="P2"><text:s/><text:span text:style-name="T1">- DOMAIN-SUFFIX,d.yoyi.com.cn,🛑 </text:span><text:span text:style-name="T2">全球拦截</text:span></text:p>
      <text:p text:style-name="P2"><text:s/><text:span text:style-name="T1">- DOMAIN-SUFFIX,d.yoyi.tv,🛑 </text:span><text:span text:style-name="T2">全球拦截</text:span></text:p>
      <text:p text:style-name="P2"><text:s/><text:span text:style-name="T1">- DOMAIN-SUFFIX,d0.sina.com.cn,🛑 </text:span><text:span text:style-name="T2">全球拦截</text:span></text:p>
      <text:p text:style-name="P2"><text:s/><text:span text:style-name="T1">- DOMAIN-SUFFIX,d0.sinaimg.cn,🛑 </text:span><text:span text:style-name="T2">全球拦截</text:span></text:p>
      <text:p text:style-name="P2"><text:s/><text:span text:style-name="T1">- DOMAIN-SUFFIX,d0.xcar.com.cn,🛑 </text:span><text:span text:style-name="T2">全球拦截</text:span></text:p>
      <text:p text:style-name="P2"><text:s/><text:span text:style-name="T1">- DOMAIN-SUFFIX,d00.sina.com.cn,🛑 </text:span><text:span text:style-name="T2">全球拦截</text:span></text:p>
      <text:p text:style-name="P2"><text:s/><text:span text:style-name="T1">- DOMAIN-SUFFIX,d1.showself.com,🛑 </text:span><text:span text:style-name="T2">全球拦截</text:span></text:p>
      <text:p text:style-name="P2"><text:s/><text:span text:style-name="T1">- DOMAIN-SUFFIX,d1.sina.com.cn,🛑 </text:span><text:span text:style-name="T2">全球拦截</text:span></text:p>
      <text:p text:style-name="P2"><text:s/><text:span text:style-name="T1">- DOMAIN-SUFFIX,d1.sinaimg.cn,🛑 </text:span><text:span text:style-name="T2">全球拦截</text:span></text:p>
      <text:p text:style-name="P2"><text:soft-page-break/><text:s/><text:span text:style-name="T1">- DOMAIN-SUFFIX,d1ad.com,🛑 </text:span><text:span text:style-name="T2">全球拦截</text:span></text:p>
      <text:p text:style-name="P2"><text:s/><text:span text:style-name="T1">- DOMAIN-SUFFIX,d1grtyyel8f1mh.cloudfront.net,🛑 </text:span><text:span text:style-name="T2">全球拦截</text:span></text:p>
      <text:p text:style-name="P2"><text:s/><text:span text:style-name="T1">- DOMAIN-SUFFIX,d1zgderxoe1a.cloudfront.net,🛑 </text:span><text:span text:style-name="T2">全球拦截</text:span></text:p>
      <text:p text:style-name="P2"><text:s/><text:span text:style-name="T1">- DOMAIN-SUFFIX,d2.sina.com.cn,🛑 </text:span><text:span text:style-name="T2">全球拦截</text:span></text:p>
      <text:p text:style-name="P2"><text:s/><text:span text:style-name="T1">- DOMAIN-SUFFIX,d2.sinaimg.cn,🛑 </text:span><text:span text:style-name="T2">全球拦截</text:span></text:p>
      <text:p text:style-name="P2"><text:s/><text:span text:style-name="T1">- DOMAIN-SUFFIX,d2.yiche.com,🛑 </text:span><text:span text:style-name="T2">全球拦截</text:span></text:p>
      <text:p text:style-name="P2"><text:s/><text:span text:style-name="T1">- DOMAIN-SUFFIX,d29qt51jeyi6xb.cloudfront.net,🛑 </text:span><text:span text:style-name="T2">全球拦截</text:span></text:p>
      <text:p text:style-name="P2"><text:s/><text:span text:style-name="T1">- DOMAIN-SUFFIX,d2qkpebv23oowx.cloudfront.net,🛑 </text:span><text:span text:style-name="T2">全球拦截</text:span></text:p>
      <text:p text:style-name="P2"><text:s/><text:span text:style-name="T1">- DOMAIN-SUFFIX,d3.sina.com.cn,🛑 </text:span><text:span text:style-name="T2">全球拦截</text:span></text:p>
      <text:p text:style-name="P2"><text:s/><text:span text:style-name="T1">- DOMAIN-SUFFIX,d3.sinaimg.cn,🛑 </text:span><text:span text:style-name="T2">全球拦截</text:span></text:p>
      <text:p text:style-name="P2"><text:s/><text:span text:style-name="T1">- DOMAIN-SUFFIX,d31qbv1cthcecs.cloudfront.net,🛑 </text:span><text:span text:style-name="T2">全球拦截</text:span></text:p>
      <text:p text:style-name="P2"><text:s/><text:span text:style-name="T1">- DOMAIN-SUFFIX,d36eyd5j1kt1m6.cloudfront.net,🛑 </text:span><text:span text:style-name="T2">全球拦截</text:span></text:p>
      <text:p text:style-name="P2"><text:s/><text:span text:style-name="T1">- DOMAIN-SUFFIX,d3f.houyi.baofeng.net,🛑 </text:span><text:span text:style-name="T2">全球拦截</text:span></text:p>
      <text:p text:style-name="P2"><text:s/><text:span text:style-name="T1">- DOMAIN-SUFFIX,d3g.qq.com,🛑 </text:span><text:span text:style-name="T2">全球拦截</text:span></text:p>
      <text:p text:style-name="P2"><text:s/><text:span text:style-name="T1">- DOMAIN-SUFFIX,d3v1lb83psg9di.cloudfront.net,🛑 </text:span><text:span text:style-name="T2">全球拦截</text:span></text:p>
      <text:p text:style-name="P2"><text:s/><text:span text:style-name="T1">- DOMAIN-SUFFIX,d4.sina.com.cn,🛑 </text:span><text:span text:style-name="T2">全球拦截</text:span></text:p>
      <text:p text:style-name="P2"><text:s/><text:span text:style-name="T1">- DOMAIN-SUFFIX,d5.sina.com.cn,🛑 </text:span><text:span text:style-name="T2">全球拦截</text:span></text:p>
      <text:p text:style-name="P2"><text:s/><text:span text:style-name="T1">- DOMAIN-SUFFIX,d520m.gzcl999.cn,🛑 </text:span><text:span text:style-name="T2">全球拦截</text:span></text:p>
      <text:p text:style-name="P2"><text:s/><text:span text:style-name="T1">- DOMAIN-SUFFIX,d5nxst8fruw4z.cloudfront.net,🛑 </text:span><text:span text:style-name="T2">全球拦截</text:span></text:p>
      <text:p text:style-name="P2"><text:s/><text:span text:style-name="T1">- DOMAIN-SUFFIX,d5p.de17a.com,🛑 </text:span><text:span text:style-name="T2">全球拦截</text:span></text:p>
      <text:p text:style-name="P2"><text:s/><text:span text:style-name="T1">- DOMAIN-SUFFIX,d6.sina.com.cn,🛑 </text:span><text:span text:style-name="T2">全球拦截</text:span></text:p>
      <text:p text:style-name="P2"><text:s/><text:span text:style-name="T1">- DOMAIN-SUFFIX,d6.sinaimg.cn,🛑 </text:span><text:span text:style-name="T2">全球拦截</text:span></text:p>
      <text:p text:style-name="P2"><text:s/><text:span text:style-name="T1">- DOMAIN-SUFFIX,d7.sina.com.cn,🛑 </text:span><text:span text:style-name="T2">全球拦截</text:span></text:p>
      <text:p text:style-name="P2"><text:s/><text:span text:style-name="T1">- DOMAIN-SUFFIX,d7.sinaimg.cn,🛑 </text:span><text:span text:style-name="T2">全球拦截</text:span></text:p>
      <text:p text:style-name="P2"><text:s/><text:span text:style-name="T1">- DOMAIN-SUFFIX,d77777777.com,🛑 </text:span><text:span text:style-name="T2">全球拦截</text:span></text:p>
      <text:p text:style-name="P2"><text:s/><text:span text:style-name="T1">- DOMAIN-SUFFIX,d8.sina.com.cn,🛑 </text:span><text:span text:style-name="T2">全球拦截</text:span></text:p>
      <text:p text:style-name="P2"><text:s/><text:span text:style-name="T1">- DOMAIN-SUFFIX,d8.sinaimg.cn,🛑 </text:span><text:span text:style-name="T2">全球拦截</text:span></text:p>
      <text:p text:style-name="P2"><text:s/><text:span text:style-name="T1">- DOMAIN-SUFFIX,d8.zedo.com,🛑 </text:span><text:span text:style-name="T2">全球拦截</text:span></text:p>
      <text:p text:style-name="P2"><text:s/><text:span text:style-name="T1">- DOMAIN-SUFFIX,d8360.com,🛑 </text:span><text:span text:style-name="T2">全球拦截</text:span></text:p>
      <text:p text:style-name="P2"><text:s/><text:span text:style-name="T1">- DOMAIN-SUFFIX,d8885.com,🛑 </text:span><text:span text:style-name="T2">全球拦截</text:span></text:p>
      <text:p text:style-name="P2"><text:s/><text:span text:style-name="T1">- DOMAIN-SUFFIX,d9.sina.com.cn,🛑 </text:span><text:span text:style-name="T2">全球拦截</text:span></text:p>
      <text:p text:style-name="P2"><text:s/><text:span text:style-name="T1">- DOMAIN-SUFFIX,daa.shuzilm.cn,🛑 </text:span><text:span text:style-name="T2">全球拦截</text:span></text:p>
      <text:p text:style-name="P2"><text:s/><text:span text:style-name="T1">- DOMAIN-SUFFIX,dacash.streamplay.to,🛑 </text:span><text:span text:style-name="T2">全球拦截</text:span></text:p>
      <text:p text:style-name="P2"><text:s/><text:span text:style-name="T1">- DOMAIN-SUFFIX,dadjia.com,🛑 </text:span><text:span text:style-name="T2">全球拦截</text:span></text:p>
      <text:p text:style-name="P2"><text:s/><text:span text:style-name="T1">- DOMAIN-SUFFIX,dads.new.digg.com,🛑 </text:span><text:span text:style-name="T2">全球拦截</text:span></text:p>
      <text:p text:style-name="P2"><text:s/><text:span text:style-name="T1">- DOMAIN-SUFFIX,dafahao.com,🛑 </text:span><text:span text:style-name="T2">全球拦截</text:span></text:p>
      <text:p text:style-name="P2"><text:s/><text:span text:style-name="T1">- DOMAIN-SUFFIX,dafahao.org,🛑 </text:span><text:span text:style-name="T2">全球拦截</text:span></text:p>
      <text:p text:style-name="P2"><text:s/><text:span text:style-name="T1">- DOMAIN-SUFFIX,dahanedu.com,🛑 </text:span><text:span text:style-name="T2">全球拦截</text:span></text:p>
      <text:p text:style-name="P2"><text:s/><text:span text:style-name="T1">- DOMAIN-SUFFIX,dai.shuzilm.cn,🛑 </text:span><text:span text:style-name="T2">全球拦截</text:span></text:p>
      <text:p text:style-name="P2"><text:s/><text:span text:style-name="T1">- DOMAIN-SUFFIX,dailydeals.amarillo.com,🛑 </text:span><text:span text:style-name="T2">全球拦截</text:span></text:p>
      <text:p text:style-name="P2"><text:s/><text:span text:style-name="T1">- DOMAIN-SUFFIX,dailydeals.augustachronicle.com,🛑 </text:span><text:span text:style-name="T2">全球拦截</text:span></text:p>
      <text:p text:style-name="P2"><text:s/><text:span text:style-name="T1">- DOMAIN-SUFFIX,dailydeals.brainerddispatch.com,🛑 </text:span><text:span text:style-name="T2">全球拦截</text:span></text:p>
      <text:p text:style-name="P2"><text:s/><text:span text:style-name="T1">- DOMAIN-SUFFIX,dailydeals.lubbockonline.com,🛑 </text:span><text:span text:style-name="T2">全球拦截</text:span></text:p>
      <text:p text:style-name="P2"><text:s/><text:span text:style-name="T1">- DOMAIN-SUFFIX,dailydeals.onlineathens.com,🛑 </text:span><text:span text:style-name="T2">全球拦截</text:span></text:p>
      <text:p text:style-name="P2"><text:s/><text:span text:style-name="T1">- DOMAIN-SUFFIX,dailydeals.savannahnow.com,🛑 </text:span><text:span text:style-name="T2">全球拦截</text:span></text:p>
      <text:p text:style-name="P2"><text:s/><text:span text:style-name="T1">- DOMAIN-SUFFIX,dailylog.storm.baofeng.com,🛑 </text:span><text:span text:style-name="T2">全球拦截</text:span></text:p>
      <text:p text:style-name="P2"><text:s/><text:span text:style-name="T1">- DOMAIN-SUFFIX,dailyvideo.securejoin.com,🛑 </text:span><text:span text:style-name="T2">全球拦截</text:span></text:p>
      <text:p text:style-name="P2"><text:s/><text:span text:style-name="T1">- DOMAIN-SUFFIX,daima.23yy.com,🛑 </text:span><text:span text:style-name="T2">全球拦截</text:span></text:p>
      <text:p text:style-name="P2"><text:s/><text:span text:style-name="T1">- DOMAIN-SUFFIX,daima.chazidian.com,🛑 </text:span><text:span text:style-name="T2">全球拦截</text:span></text:p>
      <text:p text:style-name="P2"><text:s/><text:span text:style-name="T1">- DOMAIN-SUFFIX,daima.diaoben.net,🛑 </text:span><text:span text:style-name="T2">全球拦截</text:span></text:p>
      <text:p text:style-name="P2"><text:s/><text:span text:style-name="T1">- DOMAIN-SUFFIX,daima.dsxdn.com,🛑 </text:span><text:span text:style-name="T2">全球拦截</text:span></text:p>
      <text:p text:style-name="P2"><text:s/><text:span text:style-name="T1">- DOMAIN-SUFFIX,daima.huoche.net,🛑 </text:span><text:span text:style-name="T2">全球拦截</text:span></text:p>
      <text:p text:style-name="P2"><text:s/><text:span text:style-name="T1">- DOMAIN-SUFFIX,daima.ijq.tv,🛑 </text:span><text:span text:style-name="T2">全球拦截</text:span></text:p>
      <text:p text:style-name="P2"><text:s/><text:span text:style-name="T1">- DOMAIN-SUFFIX,daima.mubite.cn,🛑 </text:span><text:span text:style-name="T2">全球拦截</text:span></text:p>
      <text:p text:style-name="P2"><text:s/><text:span text:style-name="T1">- DOMAIN-SUFFIX,daima.youbian.com,🛑 </text:span><text:span text:style-name="T2">全球拦截</text:span></text:p>
      <text:p text:style-name="P2"><text:s/><text:span text:style-name="T1">- DOMAIN-SUFFIX,daima123.cc,🛑 </text:span><text:span text:style-name="T2">全球拦截</text:span></text:p>
      <text:p text:style-name="P2"><text:soft-page-break/><text:s/><text:span text:style-name="T1">- DOMAIN-SUFFIX,dairuqi.com,🛑 </text:span><text:span text:style-name="T2">全球拦截</text:span></text:p>
      <text:p text:style-name="P2"><text:s/><text:span text:style-name="T1">- DOMAIN-SUFFIX,dajean.com,🛑 </text:span><text:span text:style-name="T2">全球拦截</text:span></text:p>
      <text:p text:style-name="P2"><text:s/><text:span text:style-name="T1">- DOMAIN-SUFFIX,dajiyuan.org,🛑 </text:span><text:span text:style-name="T2">全球拦截</text:span></text:p>
      <text:p text:style-name="P2"><text:s/><text:span text:style-name="T1">- DOMAIN-SUFFIX,dalianhengtai.com,🛑 </text:span><text:span text:style-name="T2">全球拦截</text:span></text:p>
      <text:p text:style-name="P2"><text:s/><text:span text:style-name="T1">- DOMAIN-SUFFIX,dandan11.top,🛑 </text:span><text:span text:style-name="T2">全球拦截</text:span></text:p>
      <text:p text:style-name="P2"><text:s/><text:span text:style-name="T1">- DOMAIN-SUFFIX,dandan13.top,🛑 </text:span><text:span text:style-name="T2">全球拦截</text:span></text:p>
      <text:p text:style-name="P2"><text:s/><text:span text:style-name="T1">- DOMAIN-SUFFIX,dandan15.top,🛑 </text:span><text:span text:style-name="T2">全球拦截</text:span></text:p>
      <text:p text:style-name="P2"><text:s/><text:span text:style-name="T1">- DOMAIN-SUFFIX,danpinwu.com,🛑 </text:span><text:span text:style-name="T2">全球拦截</text:span></text:p>
      <text:p text:style-name="P2"><text:s/><text:span text:style-name="T1">- DOMAIN-SUFFIX,dante2007.com,🛑 </text:span><text:span text:style-name="T2">全球拦截</text:span></text:p>
      <text:p text:style-name="P2"><text:s/><text:span text:style-name="T1">- DOMAIN-SUFFIX,daohang.114so.cn,🛑 </text:span><text:span text:style-name="T2">全球拦截</text:span></text:p>
      <text:p text:style-name="P2"><text:s/><text:span text:style-name="T1">- DOMAIN-SUFFIX,daoyoudao.com,🛑 </text:span><text:span text:style-name="T2">全球拦截</text:span></text:p>
      <text:p text:style-name="P2"><text:s/><text:span text:style-name="T1">- DOMAIN-SUFFIX,dap.pagechoice.net,🛑 </text:span><text:span text:style-name="T2">全球拦截</text:span></text:p>
      <text:p text:style-name="P2"><text:s/><text:span text:style-name="T1">- DOMAIN-SUFFIX,dart.clearchannel.com,🛑 </text:span><text:span text:style-name="T2">全球拦截</text:span></text:p>
      <text:p text:style-name="P2"><text:s/><text:span text:style-name="T1">- DOMAIN-SUFFIX,dashet.com,🛑 </text:span><text:span text:style-name="T2">全球拦截</text:span></text:p>
      <text:p text:style-name="P2"><text:s/><text:span text:style-name="T1">- DOMAIN-SUFFIX,data.3975.com,🛑 </text:span><text:span text:style-name="T2">全球拦截</text:span></text:p>
      <text:p text:style-name="P2"><text:s/><text:span text:style-name="T1">- DOMAIN-SUFFIX,data.ad-score.com,🛑 </text:span><text:span text:style-name="T2">全球拦截</text:span></text:p>
      <text:p text:style-name="P2"><text:s/><text:span text:style-name="T1">- DOMAIN-SUFFIX,data.apn.co.nz,🛑 </text:span><text:span text:style-name="T2">全球拦截</text:span></text:p>
      <text:p text:style-name="P2"><text:s/><text:span text:style-name="T1">- DOMAIN-SUFFIX,data.danmu.baofeng.com,🛑 </text:span><text:span text:style-name="T2">全球拦截</text:span></text:p>
      <text:p text:style-name="P2"><text:s/><text:span text:style-name="T1">- DOMAIN-SUFFIX,data.doodlemobile.com,🛑 </text:span><text:span text:style-name="T2">全球拦截</text:span></text:p>
      <text:p text:style-name="P2"><text:s/><text:span text:style-name="T1">- DOMAIN-SUFFIX,data.gosquared.com,🛑 </text:span><text:span text:style-name="T2">全球拦截</text:span></text:p>
      <text:p text:style-name="P2"><text:s/><text:span text:style-name="T1">- DOMAIN-SUFFIX,data.mistat.xiaomi.com,🛑 </text:span><text:span text:style-name="T2">全球拦截</text:span></text:p>
      <text:p text:style-name="P2"><text:s/><text:span text:style-name="T1">- DOMAIN-SUFFIX,data.neuroxmedia.com,🛑 </text:span><text:span text:style-name="T2">全球拦截</text:span></text:p>
      <text:p text:style-name="P2"><text:s/><text:span text:style-name="T1">- DOMAIN-SUFFIX,data2.doodlemobile.com,🛑 </text:span><text:span text:style-name="T2">全球拦截</text:span></text:p>
      <text:p text:style-name="P2"><text:s/><text:span text:style-name="T1">- DOMAIN-SUFFIX,data2.gosquared.com,🛑 </text:span><text:span text:style-name="T2">全球拦截</text:span></text:p>
      <text:p text:style-name="P2"><text:s/><text:span text:style-name="T1">- DOMAIN-SUFFIX,databank.air.yoyi.com.cn,🛑 </text:span><text:span text:style-name="T2">全球拦截</text:span></text:p>
      <text:p text:style-name="P2"><text:s/><text:span text:style-name="T1">- DOMAIN-SUFFIX,databank.yoyi.com.cn,🛑 </text:span><text:span text:style-name="T2">全球拦截</text:span></text:p>
      <text:p text:style-name="P2"><text:s/><text:span text:style-name="T1">- DOMAIN-SUFFIX,datacapture.serving-sys.com,🛑 </text:span><text:span text:style-name="T2">全球拦截</text:span></text:p>
      <text:p text:style-name="P2"><text:s/><text:span text:style-name="T1">- DOMAIN-SUFFIX,datafastguru.info,🛑 </text:span><text:span text:style-name="T2">全球拦截</text:span></text:p>
      <text:p text:style-name="P2"><text:s/><text:span text:style-name="T1">- DOMAIN-SUFFIX,data-news.cdn.cootekservice.com,🛑 </text:span><text:span text:style-name="T2">全球拦截</text:span></text:p>
      <text:p text:style-name="P2"><text:s/><text:span text:style-name="T1">- DOMAIN-SUFFIX,data-pic.cdn.cootekservice.com,🛑 </text:span><text:span text:style-name="T2">全球拦截</text:span></text:p>
      <text:p text:style-name="P2"><text:s/><text:span text:style-name="T1">- DOMAIN-SUFFIX,datax.baidu.com,🛑 </text:span><text:span text:style-name="T2">全球拦截</text:span></text:p>
      <text:p text:style-name="P2"><text:s/><text:span text:style-name="T1">- DOMAIN-SUFFIX,datouniao.com,🛑 </text:span><text:span text:style-name="T2">全球拦截</text:span></text:p>
      <text:p text:style-name="P2"><text:s/><text:span text:style-name="T1">- DOMAIN-SUFFIX,dawwx.com,🛑 </text:span><text:span text:style-name="T2">全球拦截</text:span></text:p>
      <text:p text:style-name="P2"><text:s/><text:span text:style-name="T1">- DOMAIN-SUFFIX,day66.com,🛑 </text:span><text:span text:style-name="T2">全球拦截</text:span></text:p>
      <text:p text:style-name="P2"><text:s/><text:span text:style-name="T1">- DOMAIN-SUFFIX,dazhantai.com,🛑 </text:span><text:span text:style-name="T2">全球拦截</text:span></text:p>
      <text:p text:style-name="P2"><text:s/><text:span text:style-name="T1">- DOMAIN-SUFFIX,dazhonghua.cn,🛑 </text:span><text:span text:style-name="T2">全球拦截</text:span></text:p>
      <text:p text:style-name="P2"><text:s/><text:span text:style-name="T1">- DOMAIN-SUFFIX,db1.fuz.cc,🛑 </text:span><text:span text:style-name="T2">全球拦截</text:span></text:p>
      <text:p text:style-name="P2"><text:s/><text:span text:style-name="T1">- DOMAIN-SUFFIX,db2.fuz.cc,🛑 </text:span><text:span text:style-name="T2">全球拦截</text:span></text:p>
      <text:p text:style-name="P2"><text:s/><text:span text:style-name="T1">- DOMAIN-SUFFIX,dbam.dashbida.com,🛑 </text:span><text:span text:style-name="T2">全球拦截</text:span></text:p>
      <text:p text:style-name="P2"><text:s/><text:span text:style-name="T1">- DOMAIN-SUFFIX,dbncp.com,🛑 </text:span><text:span text:style-name="T2">全球拦截</text:span></text:p>
      <text:p text:style-name="P2"><text:s/><text:span text:style-name="T1">- DOMAIN-SUFFIX,dbregistration.cuteftp.com,🛑 </text:span><text:span text:style-name="T2">全球拦截</text:span></text:p>
      <text:p text:style-name="P2"><text:s/><text:span text:style-name="T1">- DOMAIN-SUFFIX,dbwmjj.com,🛑 </text:span><text:span text:style-name="T2">全球拦截</text:span></text:p>
      <text:p text:style-name="P2"><text:s/><text:span text:style-name="T1">- DOMAIN-SUFFIX,dc.cp21.ott.cibntv.net,🛑 </text:span><text:span text:style-name="T2">全球拦截</text:span></text:p>
      <text:p text:style-name="P2"><text:s/><text:span text:style-name="T1">- DOMAIN-SUFFIX,dc.csdn.net,🛑 </text:span><text:span text:style-name="T2">全球拦截</text:span></text:p>
      <text:p text:style-name="P2"><text:s/><text:span text:style-name="T1">- DOMAIN-SUFFIX,dc.liuliang100.com,🛑 </text:span><text:span text:style-name="T2">全球拦截</text:span></text:p>
      <text:p text:style-name="P2"><text:s/><text:span text:style-name="T1">- DOMAIN-SUFFIX,dc.meitustat.com,🛑 </text:span><text:span text:style-name="T2">全球拦截</text:span></text:p>
      <text:p text:style-name="P2"><text:s/><text:span text:style-name="T1">- DOMAIN-SUFFIX,dc.vmoters.com,🛑 </text:span><text:span text:style-name="T2">全球拦截</text:span></text:p>
      <text:p text:style-name="P2"><text:s/><text:span text:style-name="T1">- DOMAIN-SUFFIX,dc.xhct66.com,🛑 </text:span><text:span text:style-name="T2">全球拦截</text:span></text:p>
      <text:p text:style-name="P2"><text:s/><text:span text:style-name="T1">- DOMAIN-SUFFIX,dc2.csdn.net,🛑 </text:span><text:span text:style-name="T2">全球拦截</text:span></text:p>
      <text:p text:style-name="P2"><text:s/><text:span text:style-name="T1">- DOMAIN-SUFFIX,d-cache.microad-cn.com,🛑 </text:span><text:span text:style-name="T2">全球拦截</text:span></text:p>
      <text:p text:style-name="P2"><text:s/><text:span text:style-name="T1">- DOMAIN-SUFFIX,dcad.watersoul.com,🛑 </text:span><text:span text:style-name="T2">全球拦截</text:span></text:p>
      <text:p text:style-name="P2"><text:s/><text:span text:style-name="T1">- DOMAIN-SUFFIX,dcads.sina.com.cn,🛑 </text:span><text:span text:style-name="T2">全球拦截</text:span></text:p>
      <text:p text:style-name="P2"><text:s/><text:span text:style-name="T1">- DOMAIN-SUFFIX,dcapps.disney.go.com,🛑 </text:span><text:span text:style-name="T2">全球拦截</text:span></text:p>
      <text:p text:style-name="P2"><text:s/><text:span text:style-name="T1">- DOMAIN-SUFFIX,dcjs.cig.com.cn,🛑 </text:span><text:span text:style-name="T2">全球拦截</text:span></text:p>
      <text:p text:style-name="P2"><text:s/><text:span text:style-name="T1">- DOMAIN-SUFFIX,dcw.hdswgc.com,🛑 </text:span><text:span text:style-name="T2">全球拦截</text:span></text:p>
      <text:p text:style-name="P2"><text:s/><text:span text:style-name="T1">- DOMAIN-SUFFIX,dd.70yst.com,🛑 </text:span><text:span text:style-name="T2">全球拦截</text:span></text:p>
      <text:p text:style-name="P2"><text:soft-page-break/><text:s/><text:span text:style-name="T1">- DOMAIN-SUFFIX,dd.dante2007.com,🛑 </text:span><text:span text:style-name="T2">全球拦截</text:span></text:p>
      <text:p text:style-name="P2"><text:s/><text:span text:style-name="T1">- DOMAIN-SUFFIX,dd.iask.cn,🛑 </text:span><text:span text:style-name="T2">全球拦截</text:span></text:p>
      <text:p text:style-name="P2"><text:s/><text:span text:style-name="T1">- DOMAIN-SUFFIX,dd.iaskgo.com,🛑 </text:span><text:span text:style-name="T2">全球拦截</text:span></text:p>
      <text:p text:style-name="P2"><text:s/><text:span text:style-name="T1">- DOMAIN-SUFFIX,dd.mangofortune.net,🛑 </text:span><text:span text:style-name="T2">全球拦截</text:span></text:p>
      <text:p text:style-name="P2"><text:s/><text:span text:style-name="T1">- DOMAIN-SUFFIX,dd.wx16999.com,🛑 </text:span><text:span text:style-name="T2">全球拦截</text:span></text:p>
      <text:p text:style-name="P2"><text:s/><text:span text:style-name="T1">- DOMAIN-SUFFIX,ddanq.com,🛑 </text:span><text:span text:style-name="T2">全球拦截</text:span></text:p>
      <text:p text:style-name="P2"><text:s/><text:span text:style-name="T1">- DOMAIN-SUFFIX,ddapp.cn,🛑 </text:span><text:span text:style-name="T2">全球拦截</text:span></text:p>
      <text:p text:style-name="P2"><text:s/><text:span text:style-name="T1">- DOMAIN-SUFFIX,ddd.haodizhi666.com,🛑 </text:span><text:span text:style-name="T2">全球拦截</text:span></text:p>
      <text:p text:style-name="P2"><text:s/><text:span text:style-name="T1">- DOMAIN-SUFFIX,ddd.yuyouge.com,🛑 </text:span><text:span text:style-name="T2">全球拦截</text:span></text:p>
      <text:p text:style-name="P2"><text:s/><text:span text:style-name="T1">- DOMAIN-SUFFIX,ddg1277.com,🛑 </text:span><text:span text:style-name="T2">全球拦截</text:span></text:p>
      <text:p text:style-name="P2"><text:s/><text:span text:style-name="T1">- DOMAIN-SUFFIX,ddhtek.com,🛑 </text:span><text:span text:style-name="T2">全球拦截</text:span></text:p>
      <text:p text:style-name="P2"><text:s/><text:span text:style-name="T1">- DOMAIN-SUFFIX,ddkkrrla.m.qxs.la,🛑 </text:span><text:span text:style-name="T2">全球拦截</text:span></text:p>
      <text:p text:style-name="P2"><text:s/><text:span text:style-name="T1">- DOMAIN-SUFFIX,ddomm.com,🛑 </text:span><text:span text:style-name="T2">全球拦截</text:span></text:p>
      <text:p text:style-name="P2"><text:s/><text:span text:style-name="T1">- DOMAIN-SUFFIX,ddpxhq.cn,🛑 </text:span><text:span text:style-name="T2">全球拦截</text:span></text:p>
      <text:p text:style-name="P2"><text:s/><text:span text:style-name="T1">- DOMAIN-SUFFIX,ddrrccck.m.qxs.la,🛑 </text:span><text:span text:style-name="T2">全球拦截</text:span></text:p>
      <text:p text:style-name="P2"><text:s/><text:span text:style-name="T1">- DOMAIN-SUFFIX,de.as.cp61.ott.cibntv.net,🛑 </text:span><text:span text:style-name="T2">全球拦截</text:span></text:p>
      <text:p text:style-name="P2"><text:s/><text:span text:style-name="T1">- DOMAIN-SUFFIX,de.dzribao.com,🛑 </text:span><text:span text:style-name="T2">全球拦截</text:span></text:p>
      <text:p text:style-name="P2"><text:s/><text:span text:style-name="T1">- DOMAIN-SUFFIX,de.ioam.de,🛑 </text:span><text:span text:style-name="T2">全球拦截</text:span></text:p>
      <text:p text:style-name="P2"><text:s/><text:span text:style-name="T1">- DOMAIN-SUFFIX,de.pandora.xiaomi.com,🛑 </text:span><text:span text:style-name="T2">全球拦截</text:span></text:p>
      <text:p text:style-name="P2"><text:s/><text:span text:style-name="T1">- DOMAIN-SUFFIX,deals.ledgertranscript.com,🛑 </text:span><text:span text:style-name="T2">全球拦截</text:span></text:p>
      <text:p text:style-name="P2"><text:s/><text:span text:style-name="T1">- DOMAIN-SUFFIX,debugreport.mobiledissector.com,🛑 </text:span><text:span text:style-name="T2">全球拦截</text:span></text:p>
      <text:p text:style-name="P2"><text:s/><text:span text:style-name="T1">- DOMAIN-SUFFIX,dejing.laobanfa.com,🛑 </text:span><text:span text:style-name="T2">全球拦截</text:span></text:p>
      <text:p text:style-name="P2"><text:s/><text:span text:style-name="T1">- DOMAIN-SUFFIX,deletemer.online,🛑 </text:span><text:span text:style-name="T2">全球拦截</text:span></text:p>
      <text:p text:style-name="P2"><text:s/><text:span text:style-name="T1">- DOMAIN-SUFFIX,deliver.kuwo.cn,🛑 </text:span><text:span text:style-name="T2">全球拦截</text:span></text:p>
      <text:p text:style-name="P2"><text:s/><text:span text:style-name="T1">- DOMAIN-SUFFIX,delivery.maihehd.com,🛑 </text:span><text:span text:style-name="T2">全球拦截</text:span></text:p>
      <text:p text:style-name="P2"><text:s/><text:span text:style-name="T1">- DOMAIN-SUFFIX,delivery.playallvideos.com,🛑 </text:span><text:span text:style-name="T2">全球拦截</text:span></text:p>
      <text:p text:style-name="P2"><text:s/><text:span text:style-name="T1">- DOMAIN-SUFFIX,delivery.porn.com,🛑 </text:span><text:span text:style-name="T2">全球拦截</text:span></text:p>
      <text:p text:style-name="P2"><text:s/><text:span text:style-name="T1">- DOMAIN-SUFFIX,delivery.thebloggernetwork.com,🛑 </text:span><text:span text:style-name="T2">全球拦截</text:span></text:p>
      <text:p text:style-name="P2"><text:s/><text:span text:style-name="T1">- DOMAIN-SUFFIX,delivery.wasu.cn,🛑 </text:span><text:span text:style-name="T2">全球拦截</text:span></text:p>
      <text:p text:style-name="P2"><text:s/><text:span text:style-name="T1">- DOMAIN-SUFFIX,delivery-pc.wasu.cn,🛑 </text:span><text:span text:style-name="T2">全球拦截</text:span></text:p>
      <text:p text:style-name="P2"><text:s/><text:span text:style-name="T1">- DOMAIN-SUFFIX,demo.jointreport-switch.com,🛑 </text:span><text:span text:style-name="T2">全球拦截</text:span></text:p>
      <text:p text:style-name="P2"><text:s/><text:span text:style-name="T1">- DOMAIN-SUFFIX,desk.cmix.org,🛑 </text:span><text:span text:style-name="T2">全球拦截</text:span></text:p>
      <text:p text:style-name="P2"><text:s/><text:span text:style-name="T1">- DOMAIN-SUFFIX,detuns.com,🛑 </text:span><text:span text:style-name="T2">全球拦截</text:span></text:p>
      <text:p text:style-name="P2"><text:s/><text:span text:style-name="T1">- DOMAIN-SUFFIX,dev.tg.youxi.com,🛑 </text:span><text:span text:style-name="T2">全球拦截</text:span></text:p>
      <text:p text:style-name="P2"><text:s/><text:span text:style-name="T1">- DOMAIN-SUFFIX,devs.data.mob.com,🛑 </text:span><text:span text:style-name="T2">全球拦截</text:span></text:p>
      <text:p text:style-name="P2"><text:s/><text:span text:style-name="T1">- DOMAIN-SUFFIX,dezfu.com,🛑 </text:span><text:span text:style-name="T2">全球拦截</text:span></text:p>
      <text:p text:style-name="P2"><text:s/><text:span text:style-name="T1">- DOMAIN-SUFFIX,df3n43m.com,🛑 </text:span><text:span text:style-name="T2">全球拦截</text:span></text:p>
      <text:p text:style-name="P2"><text:s/><text:span text:style-name="T1">- DOMAIN-SUFFIX,df77.com,🛑 </text:span><text:span text:style-name="T2">全球拦截</text:span></text:p>
      <text:p text:style-name="P2"><text:s/><text:span text:style-name="T1">- DOMAIN-SUFFIX,dfad.dfdaily.com,🛑 </text:span><text:span text:style-name="T2">全球拦截</text:span></text:p>
      <text:p text:style-name="P2"><text:s/><text:span text:style-name="T1">- DOMAIN-SUFFIX,dfc1.benbaisteel.com,🛑 </text:span><text:span text:style-name="T2">全球拦截</text:span></text:p>
      <text:p text:style-name="P2"><text:s/><text:span text:style-name="T1">- DOMAIN-SUFFIX,dfx.shhuixiangwuliu.com,🛑 </text:span><text:span text:style-name="T2">全球拦截</text:span></text:p>
      <text:p text:style-name="P2"><text:s/><text:span text:style-name="T1">- DOMAIN-SUFFIX,dfx.vnnv777.cn,🛑 </text:span><text:span text:style-name="T2">全球拦截</text:span></text:p>
      <text:p text:style-name="P2"><text:s/><text:span text:style-name="T1">- DOMAIN-SUFFIX,dgfggy.com,🛑 </text:span><text:span text:style-name="T2">全球拦截</text:span></text:p>
      <text:p text:style-name="P2"><text:s/><text:span text:style-name="T1">- DOMAIN-SUFFIX,dgpzx.com,🛑 </text:span><text:span text:style-name="T2">全球拦截</text:span></text:p>
      <text:p text:style-name="P2"><text:s/><text:span text:style-name="T1">- DOMAIN-SUFFIX,dh.holaworld.cn,🛑 </text:span><text:span text:style-name="T2">全球拦截</text:span></text:p>
      <text:p text:style-name="P2"><text:s/><text:span text:style-name="T1">- DOMAIN-SUFFIX,dhxyzx.cn,🛑 </text:span><text:span text:style-name="T2">全球拦截</text:span></text:p>
      <text:p text:style-name="P2"><text:s/><text:span text:style-name="T1">- DOMAIN-SUFFIX,diag-vd.gridsumdissector.com,🛑 </text:span><text:span text:style-name="T2">全球拦截</text:span></text:p>
      <text:p text:style-name="P2"><text:s/><text:span text:style-name="T1">- DOMAIN-SUFFIX,diag-wd.gridsumdissector.com,🛑 </text:span><text:span text:style-name="T2">全球拦截</text:span></text:p>
      <text:p text:style-name="P2"><text:s/><text:span text:style-name="T1">- DOMAIN-SUFFIX,dialer.cdn.cootekservice.com,🛑 </text:span><text:span text:style-name="T2">全球拦截</text:span></text:p>
      <text:p text:style-name="P2"><text:s/><text:span text:style-name="T1">- DOMAIN-SUFFIX,dianjoy.com,🛑 </text:span><text:span text:style-name="T2">全球拦截</text:span></text:p>
      <text:p text:style-name="P2"><text:s/><text:span text:style-name="T1">- DOMAIN-SUFFIX,dianru.com,🛑 </text:span><text:span text:style-name="T2">全球拦截</text:span></text:p>
      <text:p text:style-name="P2"><text:s/><text:span text:style-name="T1">- DOMAIN-SUFFIX,diaojiaoji168.com,🛑 </text:span><text:span text:style-name="T2">全球拦截</text:span></text:p>
      <text:p text:style-name="P2"><text:s/><text:span text:style-name="T1">- DOMAIN-SUFFIX,diaopic.14bobo.com,🛑 </text:span><text:span text:style-name="T2">全球拦截</text:span></text:p>
      <text:p text:style-name="P2"><text:s/><text:span text:style-name="T1">- DOMAIN-SUFFIX,diediao.com,🛑 </text:span><text:span text:style-name="T2">全球拦截</text:span></text:p>
      <text:p text:style-name="P2"><text:s/><text:span text:style-name="T1">- DOMAIN-SUFFIX,difnxm.cn,🛑 </text:span><text:span text:style-name="T2">全球拦截</text:span></text:p>
      <text:p text:style-name="P2"><text:s/><text:span text:style-name="T1">- DOMAIN-SUFFIX,digdug.divxnetworks.com,🛑 </text:span><text:span text:style-name="T2">全球拦截</text:span></text:p>
      <text:p text:style-name="P2"><text:soft-page-break/><text:s/><text:span text:style-name="T1">- DOMAIN-SUFFIX,dimg1.sz.net.cn,🛑 </text:span><text:span text:style-name="T2">全球拦截</text:span></text:p>
      <text:p text:style-name="P2"><text:s/><text:span text:style-name="T1">- DOMAIN-SUFFIX,dingon.com.cn,🛑 </text:span><text:span text:style-name="T2">全球拦截</text:span></text:p>
      <text:p text:style-name="P2"><text:s/><text:span text:style-name="T1">- DOMAIN-SUFFIX,dip.pyangzi.com,🛑 </text:span><text:span text:style-name="T2">全球拦截</text:span></text:p>
      <text:p text:style-name="P2"><text:s/><text:span text:style-name="T1">- DOMAIN-SUFFIX,dip.szhyzkj.com,🛑 </text:span><text:span text:style-name="T2">全球拦截</text:span></text:p>
      <text:p text:style-name="P2"><text:s/><text:span text:style-name="T1">- DOMAIN-SUFFIX,dip.wl963.com,🛑 </text:span><text:span text:style-name="T2">全球拦截</text:span></text:p>
      <text:p text:style-name="P2"><text:s/><text:span text:style-name="T1">- DOMAIN-SUFFIX,dip.zgydjr.com,🛑 </text:span><text:span text:style-name="T2">全球拦截</text:span></text:p>
      <text:p text:style-name="P2"><text:s/><text:span text:style-name="T1">- DOMAIN-SUFFIX,dipan.com,🛑 </text:span><text:span text:style-name="T2">全球拦截</text:span></text:p>
      <text:p text:style-name="P2"><text:s/><text:span text:style-name="T1">- DOMAIN-SUFFIX,directrev.com,🛑 </text:span><text:span text:style-name="T2">全球拦截</text:span></text:p>
      <text:p text:style-name="P2"><text:s/><text:span text:style-name="T1">- DOMAIN-SUFFIX,dis.crieto.com,🛑 </text:span><text:span text:style-name="T2">全球拦截</text:span></text:p>
      <text:p text:style-name="P2"><text:s/><text:span text:style-name="T1">- DOMAIN-SUFFIX,dis.criteo.com,🛑 </text:span><text:span text:style-name="T2">全球拦截</text:span></text:p>
      <text:p text:style-name="P2"><text:s/><text:span text:style-name="T1">- DOMAIN-SUFFIX,dis.us.criteo.com,🛑 </text:span><text:span text:style-name="T2">全球拦截</text:span></text:p>
      <text:p text:style-name="P2"><text:s/><text:span text:style-name="T1">- DOMAIN-SUFFIX,discuz.gtimg.cn,🛑 </text:span><text:span text:style-name="T2">全球拦截</text:span></text:p>
      <text:p text:style-name="P2"><text:s/><text:span text:style-name="T1">- DOMAIN-SUFFIX,dispenser-rtb.sape.ru,🛑 </text:span><text:span text:style-name="T2">全球拦截</text:span></text:p>
      <text:p text:style-name="P2"><text:s/><text:span text:style-name="T1">- DOMAIN-SUFFIX,display.360totalsecurity.com,🛑 </text:span><text:span text:style-name="T2">全球拦截</text:span></text:p>
      <text:p text:style-name="P2"><text:s/><text:span text:style-name="T1">- DOMAIN-SUFFIX,display.ad.daum.net,🛑 </text:span><text:span text:style-name="T2">全球拦截</text:span></text:p>
      <text:p text:style-name="P2"><text:s/><text:span text:style-name="T1">- DOMAIN-SUFFIX,display.adhudong.com,🛑 </text:span><text:span text:style-name="T2">全球拦截</text:span></text:p>
      <text:p text:style-name="P2"><text:s/><text:span text:style-name="T1">- DOMAIN-SUFFIX,display.digitalriver.com,🛑 </text:span><text:span text:style-name="T2">全球拦截</text:span></text:p>
      <text:p text:style-name="P2"><text:s/><text:span text:style-name="T1">- DOMAIN-SUFFIX,display.superbay.net,🛑 </text:span><text:span text:style-name="T2">全球拦截</text:span></text:p>
      <text:p text:style-name="P2"><text:s/><text:span text:style-name="T1">- DOMAIN-SUFFIX,disqusads.com,🛑 </text:span><text:span text:style-name="T2">全球拦截</text:span></text:p>
      <text:p text:style-name="P2"><text:s/><text:span text:style-name="T1">- DOMAIN-SUFFIX,distf.kankan.com,🛑 </text:span><text:span text:style-name="T2">全球拦截</text:span></text:p>
      <text:p text:style-name="P2"><text:s/><text:span text:style-name="T1">- DOMAIN-SUFFIX,diyxjd.com,🛑 </text:span><text:span text:style-name="T2">全球拦截</text:span></text:p>
      <text:p text:style-name="P2"><text:s/><text:span text:style-name="T1">- DOMAIN-SUFFIX,djs.baomihua.com,🛑 </text:span><text:span text:style-name="T2">全球拦截</text:span></text:p>
      <text:p text:style-name="P2"><text:s/><text:span text:style-name="T1">- DOMAIN-SUFFIX,dkdlsj.com,🛑 </text:span><text:span text:style-name="T2">全球拦截</text:span></text:p>
      <text:p text:style-name="P2"><text:s/><text:span text:style-name="T1">- DOMAIN-SUFFIX,dkeyn.com,🛑 </text:span><text:span text:style-name="T2">全球拦截</text:span></text:p>
      <text:p text:style-name="P2"><text:s/><text:span text:style-name="T1">- DOMAIN-SUFFIX,dl.2345.com,🛑 </text:span><text:span text:style-name="T2">全球拦截</text:span></text:p>
      <text:p text:style-name="P2"><text:s/><text:span text:style-name="T1">- DOMAIN-SUFFIX,dl.360safe.com,🛑 </text:span><text:span text:style-name="T2">全球拦截</text:span></text:p>
      <text:p text:style-name="P2"><text:s/><text:span text:style-name="T1">- DOMAIN-SUFFIX,dl.9xu.com,🛑 </text:span><text:span text:style-name="T2">全球拦截</text:span></text:p>
      <text:p text:style-name="P2"><text:s/><text:span text:style-name="T1">- DOMAIN-SUFFIX,dl.client.baidu.com,🛑 </text:span><text:span text:style-name="T2">全球拦截</text:span></text:p>
      <text:p text:style-name="P2"><text:s/><text:span text:style-name="T1">- DOMAIN-SUFFIX,dl.cm.ksmobile.com,🛑 </text:span><text:span text:style-name="T2">全球拦截</text:span></text:p>
      <text:p text:style-name="P2"><text:s/><text:span text:style-name="T1">- DOMAIN-SUFFIX,dl.eduancm.com,🛑 </text:span><text:span text:style-name="T2">全球拦截</text:span></text:p>
      <text:p text:style-name="P2"><text:s/><text:span text:style-name="T1">- DOMAIN-SUFFIX,dl.img80.net,🛑 </text:span><text:span text:style-name="T2">全球拦截</text:span></text:p>
      <text:p text:style-name="P2"><text:s/><text:span text:style-name="T1">- DOMAIN-SUFFIX,dl.jianshunrui.com,🛑 </text:span><text:span text:style-name="T2">全球拦截</text:span></text:p>
      <text:p text:style-name="P2"><text:s/><text:span text:style-name="T1">- DOMAIN-SUFFIX,dl.kinbest.cn,🛑 </text:span><text:span text:style-name="T2">全球拦截</text:span></text:p>
      <text:p text:style-name="P2"><text:s/><text:span text:style-name="T1">- DOMAIN-SUFFIX,dl.kjava.sina.cn,🛑 </text:span><text:span text:style-name="T2">全球拦截</text:span></text:p>
      <text:p text:style-name="P2"><text:s/><text:span text:style-name="T1">- DOMAIN-SUFFIX,dl.mbsea.com,🛑 </text:span><text:span text:style-name="T2">全球拦截</text:span></text:p>
      <text:p text:style-name="P2"><text:s/><text:span text:style-name="T1">- DOMAIN-SUFFIX,dl.nx5.com,🛑 </text:span><text:span text:style-name="T2">全球拦截</text:span></text:p>
      <text:p text:style-name="P2"><text:s/><text:span text:style-name="T1">- DOMAIN-SUFFIX,dl.ops.baidu.com,🛑 </text:span><text:span text:style-name="T2">全球拦截</text:span></text:p>
      <text:p text:style-name="P2"><text:s/><text:span text:style-name="T1">- DOMAIN-SUFFIX,dl.sybspools.com,🛑 </text:span><text:span text:style-name="T2">全球拦截</text:span></text:p>
      <text:p text:style-name="P2"><text:s/><text:span text:style-name="T1">- DOMAIN-SUFFIX,dl.union.ijinshan.com,🛑 </text:span><text:span text:style-name="T2">全球拦截</text:span></text:p>
      <text:p text:style-name="P2"><text:s/><text:span text:style-name="T1">- DOMAIN-SUFFIX,dl.uu.cc,🛑 </text:span><text:span text:style-name="T2">全球拦截</text:span></text:p>
      <text:p text:style-name="P2"><text:s/><text:span text:style-name="T1">- DOMAIN-SUFFIX,dl.wan.sogoucdn.com,🛑 </text:span><text:span text:style-name="T2">全球拦截</text:span></text:p>
      <text:p text:style-name="P2"><text:s/><text:span text:style-name="T1">- DOMAIN-SUFFIX,dl.xzqxzs.com,🛑 </text:span><text:span text:style-name="T2">全球拦截</text:span></text:p>
      <text:p text:style-name="P2"><text:s/><text:span text:style-name="T1">- DOMAIN-SUFFIX,dl.youjia2016.com,🛑 </text:span><text:span text:style-name="T2">全球拦截</text:span></text:p>
      <text:p text:style-name="P2"><text:s/><text:span text:style-name="T1">- DOMAIN-SUFFIX,dl1sw.baidu.com,🛑 </text:span><text:span text:style-name="T2">全球拦截</text:span></text:p>
      <text:p text:style-name="P2"><text:s/><text:span text:style-name="T1">- DOMAIN-SUFFIX,dl2.bav.baidu.com,🛑 </text:span><text:span text:style-name="T2">全球拦截</text:span></text:p>
      <text:p text:style-name="P2"><text:s/><text:span text:style-name="T1">- DOMAIN-SUFFIX,dleke.com,🛑 </text:span><text:span text:style-name="T2">全球拦截</text:span></text:p>
      <text:p text:style-name="P2"><text:s/><text:span text:style-name="T1">- DOMAIN-SUFFIX,dlimg.lovfp.com,🛑 </text:span><text:span text:style-name="T2">全球拦截</text:span></text:p>
      <text:p text:style-name="P2"><text:s/><text:span text:style-name="T1">- DOMAIN-SUFFIX,dload.qd.qingting.fm,🛑 </text:span><text:span text:style-name="T2">全球拦截</text:span></text:p>
      <text:p text:style-name="P2"><text:s/><text:span text:style-name="T1">- DOMAIN-SUFFIX,dlpifu.com,🛑 </text:span><text:span text:style-name="T2">全球拦截</text:span></text:p>
      <text:p text:style-name="P2"><text:s/><text:span text:style-name="T1">- DOMAIN-SUFFIX,dlrijiaele.com,🛑 </text:span><text:span text:style-name="T2">全球拦截</text:span></text:p>
      <text:p text:style-name="P2"><text:s/><text:span text:style-name="T1">- DOMAIN-SUFFIX,dlsw.baidu.com,🛑 </text:span><text:span text:style-name="T2">全球拦截</text:span></text:p>
      <text:p text:style-name="P2"><text:s/><text:span text:style-name="T1">- DOMAIN-SUFFIX,dlsw.br.baidu.com,🛑 </text:span><text:span text:style-name="T2">全球拦截</text:span></text:p>
      <text:p text:style-name="P2"><text:s/><text:span text:style-name="T1">- DOMAIN-SUFFIX,dl-vip.bav.baidu.com,🛑 </text:span><text:span text:style-name="T2">全球拦截</text:span></text:p>
      <text:p text:style-name="P2"><text:s/><text:span text:style-name="T1">- DOMAIN-SUFFIX,dl-vip.pcfaster.baidu.co.th,🛑 </text:span><text:span text:style-name="T2">全球拦截</text:span></text:p>
      <text:p text:style-name="P2"><text:s/><text:span text:style-name="T1">- DOMAIN-SUFFIX,dlzjdesign.com,🛑 </text:span><text:span text:style-name="T2">全球拦截</text:span></text:p>
      <text:p text:style-name="P2"><text:s/><text:span text:style-name="T1">- DOMAIN-SUFFIX,dm.388g.cc,🛑 </text:span><text:span text:style-name="T2">全球拦截</text:span></text:p>
      <text:p text:style-name="P2"><text:soft-page-break/><text:s/><text:span text:style-name="T1">- DOMAIN-SUFFIX,dm.51okc.com,🛑 </text:span><text:span text:style-name="T2">全球拦截</text:span></text:p>
      <text:p text:style-name="P2"><text:s/><text:span text:style-name="T1">- DOMAIN-SUFFIX,dm.92to.com,🛑 </text:span><text:span text:style-name="T2">全球拦截</text:span></text:p>
      <text:p text:style-name="P2"><text:s/><text:span text:style-name="T1">- DOMAIN-SUFFIX,dm.aizhan.com,🛑 </text:span><text:span text:style-name="T2">全球拦截</text:span></text:p>
      <text:p text:style-name="P2"><text:s/><text:span text:style-name="T1">- DOMAIN-SUFFIX,dm.bytedance.com,🛑 </text:span><text:span text:style-name="T2">全球拦截</text:span></text:p>
      <text:p text:style-name="P2"><text:s/><text:span text:style-name="T1">- DOMAIN-SUFFIX,dm.chalook.net,🛑 </text:span><text:span text:style-name="T2">全球拦截</text:span></text:p>
      <text:p text:style-name="P2"><text:s/><text:span text:style-name="T1">- DOMAIN-SUFFIX,dm.fsyzcs.com,🛑 </text:span><text:span text:style-name="T2">全球拦截</text:span></text:p>
      <text:p text:style-name="P2"><text:s/><text:span text:style-name="T1">- DOMAIN-SUFFIX,dm.gbeik.com,🛑 </text:span><text:span text:style-name="T2">全球拦截</text:span></text:p>
      <text:p text:style-name="P2"><text:s/><text:span text:style-name="T1">- DOMAIN-SUFFIX,dm.jb51.net,🛑 </text:span><text:span text:style-name="T2">全球拦截</text:span></text:p>
      <text:p text:style-name="P2"><text:s/><text:span text:style-name="T1">- DOMAIN-SUFFIX,dm.jinshasi.cn,🛑 </text:span><text:span text:style-name="T2">全球拦截</text:span></text:p>
      <text:p text:style-name="P2"><text:s/><text:span text:style-name="T1">- DOMAIN-SUFFIX,dm.jsyst.cn,🛑 </text:span><text:span text:style-name="T2">全球拦截</text:span></text:p>
      <text:p text:style-name="P2"><text:s/><text:span text:style-name="T1">- DOMAIN-SUFFIX,dm.jy135.com,🛑 </text:span><text:span text:style-name="T2">全球拦截</text:span></text:p>
      <text:p text:style-name="P2"><text:s/><text:span text:style-name="T1">- DOMAIN-SUFFIX,dm.ppzuowen.com,🛑 </text:span><text:span text:style-name="T2">全球拦截</text:span></text:p>
      <text:p text:style-name="P2"><text:s/><text:span text:style-name="T1">- DOMAIN-SUFFIX,dm.pstatp.com,🛑 </text:span><text:span text:style-name="T2">全球拦截</text:span></text:p>
      <text:p text:style-name="P2"><text:s/><text:span text:style-name="T1">- DOMAIN-SUFFIX,dm.pw0.cn,🛑 </text:span><text:span text:style-name="T2">全球拦截</text:span></text:p>
      <text:p text:style-name="P2"><text:s/><text:span text:style-name="T1">- DOMAIN-SUFFIX,dm.riji.cn,🛑 </text:span><text:span text:style-name="T2">全球拦截</text:span></text:p>
      <text:p text:style-name="P2"><text:s/><text:span text:style-name="T1">- DOMAIN-SUFFIX,dm.sanwen.net,🛑 </text:span><text:span text:style-name="T2">全球拦截</text:span></text:p>
      <text:p text:style-name="P2"><text:s/><text:span text:style-name="T1">- DOMAIN-SUFFIX,dm.sanwen8.com,🛑 </text:span><text:span text:style-name="T2">全球拦截</text:span></text:p>
      <text:p text:style-name="P2"><text:s/><text:span text:style-name="T1">- DOMAIN-SUFFIX,dm.sb580.com,🛑 </text:span><text:span text:style-name="T2">全球拦截</text:span></text:p>
      <text:p text:style-name="P2"><text:s/><text:span text:style-name="T1">- DOMAIN-SUFFIX,dm.toutiao.com,🛑 </text:span><text:span text:style-name="T2">全球拦截</text:span></text:p>
      <text:p text:style-name="P2"><text:s/><text:span text:style-name="T1">- DOMAIN-SUFFIX,dm.ws8.org,🛑 </text:span><text:span text:style-name="T2">全球拦截</text:span></text:p>
      <text:p text:style-name="P2"><text:s/><text:span text:style-name="T1">- DOMAIN-SUFFIX,dm.yjbys.com,🛑 </text:span><text:span text:style-name="T2">全球拦截</text:span></text:p>
      <text:p text:style-name="P2"><text:s/><text:span text:style-name="T1">- DOMAIN-SUFFIX,dm1.tom61.com,🛑 </text:span><text:span text:style-name="T2">全球拦截</text:span></text:p>
      <text:p text:style-name="P2"><text:s/><text:span text:style-name="T1">- DOMAIN-SUFFIX,dm50.jkyd.net,🛑 </text:span><text:span text:style-name="T2">全球拦截</text:span></text:p>
      <text:p text:style-name="P2"><text:s/><text:span text:style-name="T1">- DOMAIN-SUFFIX,dm50.yxlady.com,🛑 </text:span><text:span text:style-name="T2">全球拦截</text:span></text:p>
      <text:p text:style-name="P2"><text:s/><text:span text:style-name="T1">- DOMAIN-SUFFIX,dmacore.kejet.com,🛑 </text:span><text:span text:style-name="T2">全球拦截</text:span></text:p>
      <text:p text:style-name="P2"><text:s/><text:span text:style-name="T1">- DOMAIN-SUFFIX,dmacore.kejet.net,🛑 </text:span><text:span text:style-name="T2">全球拦截</text:span></text:p>
      <text:p text:style-name="P2"><text:s/><text:span text:style-name="T1">- DOMAIN-SUFFIX,dmg.digitaltarget.ru,🛑 </text:span><text:span text:style-name="T2">全球拦截</text:span></text:p>
      <text:p text:style-name="P2"><text:s/><text:span text:style-name="T1">- DOMAIN-SUFFIX,dmp.kejet.net,🛑 </text:span><text:span text:style-name="T2">全球拦截</text:span></text:p>
      <text:p text:style-name="P2"><text:s/><text:span text:style-name="T1">- DOMAIN-SUFFIX,dmp.sina.cn,🛑 </text:span><text:span text:style-name="T2">全球拦截</text:span></text:p>
      <text:p text:style-name="P2"><text:s/><text:span text:style-name="T1">- DOMAIN-SUFFIX,dmpclick.deliver.ifeng.com,🛑 </text:span><text:span text:style-name="T2">全球拦截</text:span></text:p>
      <text:p text:style-name="P2"><text:s/><text:span text:style-name="T1">- DOMAIN-SUFFIX,dmrtb.com,🛑 </text:span><text:span text:style-name="T2">全球拦截</text:span></text:p>
      <text:p text:style-name="P2"><text:s/><text:span text:style-name="T1">- DOMAIN-SUFFIX,dmt.qcrx.cn,🛑 </text:span><text:span text:style-name="T2">全球拦截</text:span></text:p>
      <text:p text:style-name="P2"><text:s/><text:span text:style-name="T1">- DOMAIN-SUFFIX,dmtrck.com,🛑 </text:span><text:span text:style-name="T2">全球拦截</text:span></text:p>
      <text:p text:style-name="P2"><text:s/><text:span text:style-name="T1">- DOMAIN-SUFFIX,dn3.ixinwei.com,🛑 </text:span><text:span text:style-name="T2">全球拦截</text:span></text:p>
      <text:p text:style-name="P2"><text:s/><text:span text:style-name="T1">- DOMAIN-SUFFIX,dn7788.com,🛑 </text:span><text:span text:style-name="T2">全球拦截</text:span></text:p>
      <text:p text:style-name="P2"><text:s/><text:span text:style-name="T1">- DOMAIN-SUFFIX,dn-growing.qbox.me,🛑 </text:span><text:span text:style-name="T2">全球拦截</text:span></text:p>
      <text:p text:style-name="P2"><text:s/><text:span text:style-name="T1">- DOMAIN-SUFFIX,dnvus.com,🛑 </text:span><text:span text:style-name="T2">全球拦截</text:span></text:p>
      <text:p text:style-name="P2"><text:s/><text:span text:style-name="T1">- DOMAIN-SUFFIX,do.lymstsc.com,🛑 </text:span><text:span text:style-name="T2">全球拦截</text:span></text:p>
      <text:p text:style-name="P2"><text:s/><text:span text:style-name="T1">- DOMAIN-SUFFIX,do69ifsly4.me,🛑 </text:span><text:span text:style-name="T2">全球拦截</text:span></text:p>
      <text:p text:style-name="P2"><text:s/><text:span text:style-name="T1">- DOMAIN-SUFFIX,doc.go.sohu.com,🛑 </text:span><text:span text:style-name="T2">全球拦截</text:span></text:p>
      <text:p text:style-name="P2"><text:s/><text:span text:style-name="T1">- DOMAIN-SUFFIX,dol.deliver.ifeng.com,🛑 </text:span><text:span text:style-name="T2">全球拦截</text:span></text:p>
      <text:p text:style-name="P2"><text:s/><text:span text:style-name="T1">- DOMAIN-SUFFIX,dolphin.deliver.ifeng.com,🛑 </text:span><text:span text:style-name="T2">全球拦截</text:span></text:p>
      <text:p text:style-name="P2"><text:s/><text:span text:style-name="T1">- DOMAIN-SUFFIX,dolphin.ftimg.net,🛑 </text:span><text:span text:style-name="T2">全球拦截</text:span></text:p>
      <text:p text:style-name="P2"><text:s/><text:span text:style-name="T1">- DOMAIN-SUFFIX,dolphin4.ftimg.net,🛑 </text:span><text:span text:style-name="T2">全球拦截</text:span></text:p>
      <text:p text:style-name="P2"><text:s/><text:span text:style-name="T1">- DOMAIN-SUFFIX,domed.shenbimall.com,🛑 </text:span><text:span text:style-name="T2">全球拦截</text:span></text:p>
      <text:p text:style-name="P2"><text:s/><text:span text:style-name="T1">- DOMAIN-SUFFIX,do-not-tracker.org,🛑 </text:span><text:span text:style-name="T2">全球拦截</text:span></text:p>
      <text:p text:style-name="P2"><text:s/><text:span text:style-name="T1">- DOMAIN-SUFFIX,dontblockme.modaco.com,🛑 </text:span><text:span text:style-name="T2">全球拦截</text:span></text:p>
      <text:p text:style-name="P2"><text:s/><text:span text:style-name="T1">- DOMAIN-SUFFIX,dopa.com,🛑 </text:span><text:span text:style-name="T2">全球拦截</text:span></text:p>
      <text:p text:style-name="P2"><text:s/><text:span text:style-name="T1">- DOMAIN-SUFFIX,dot.eporner.com,🛑 </text:span><text:span text:style-name="T2">全球拦截</text:span></text:p>
      <text:p text:style-name="P2"><text:s/><text:span text:style-name="T1">- DOMAIN-SUFFIX,dot2.eporner.com,🛑 </text:span><text:span text:style-name="T2">全球拦截</text:span></text:p>
      <text:p text:style-name="P2"><text:s/><text:span text:style-name="T1">- DOMAIN-SUFFIX,dotmore.com.tw,🛑 </text:span><text:span text:style-name="T2">全球拦截</text:span></text:p>
      <text:p text:style-name="P2"><text:s/><text:span text:style-name="T1">- DOMAIN-SUFFIX,dou777.com,🛑 </text:span><text:span text:style-name="T2">全球拦截</text:span></text:p>
      <text:p text:style-name="P2"><text:s/><text:span text:style-name="T1">- DOMAIN-SUFFIX,doubleclick.com,🛑 </text:span><text:span text:style-name="T2">全球拦截</text:span></text:p>
      <text:p text:style-name="P2"><text:s/><text:span text:style-name="T1">- DOMAIN-SUFFIX,doubleclick.ctfile.com,🛑 </text:span><text:span text:style-name="T2">全球拦截</text:span></text:p>
      <text:p text:style-name="P2"><text:s/><text:span text:style-name="T1">- DOMAIN-SUFFIX,doubleclick.tv002.com,🛑 </text:span><text:span text:style-name="T2">全球拦截</text:span></text:p>
      <text:p text:style-name="P2"><text:s/><text:span text:style-name="T1">- DOMAIN-SUFFIX,doubleplay-conf-yql.media.yahoo.com,🛑 </text:span><text:span text:style-name="T2">全球拦截</text:span></text:p>
      <text:p text:style-name="P2"><text:soft-page-break/><text:s/><text:span text:style-name="T1">- DOMAIN-SUFFIX,doubleverify.com,🛑 </text:span><text:span text:style-name="T2">全球拦截</text:span></text:p>
      <text:p text:style-name="P2"><text:s/><text:span text:style-name="T1">- DOMAIN-SUFFIX,doudao.cn,🛑 </text:span><text:span text:style-name="T2">全球拦截</text:span></text:p>
      <text:p text:style-name="P2"><text:s/><text:span text:style-name="T1">- DOMAIN-SUFFIX,doudouguo.com,🛑 </text:span><text:span text:style-name="T2">全球拦截</text:span></text:p>
      <text:p text:style-name="P2"><text:s/><text:span text:style-name="T1">- DOMAIN-SUFFIX,dougou88.com,🛑 </text:span><text:span text:style-name="T2">全球拦截</text:span></text:p>
      <text:p text:style-name="P2"><text:s/><text:span text:style-name="T1">- DOMAIN-SUFFIX,doumob.com,🛑 </text:span><text:span text:style-name="T2">全球拦截</text:span></text:p>
      <text:p text:style-name="P2"><text:s/><text:span text:style-name="T1">- DOMAIN-SUFFIX,down.360safe.com,🛑 </text:span><text:span text:style-name="T2">全球拦截</text:span></text:p>
      <text:p text:style-name="P2"><text:s/><text:span text:style-name="T1">- DOMAIN-SUFFIX,down.91wangmeng.com,🛑 </text:span><text:span text:style-name="T2">全球拦截</text:span></text:p>
      <text:p text:style-name="P2"><text:s/><text:span text:style-name="T1">- DOMAIN-SUFFIX,down.bugeyu.com,🛑 </text:span><text:span text:style-name="T2">全球拦截</text:span></text:p>
      <text:p text:style-name="P2"><text:s/><text:span text:style-name="T1">- DOMAIN-SUFFIX,down.dashendown.com,🛑 </text:span><text:span text:style-name="T2">全球拦截</text:span></text:p>
      <text:p text:style-name="P2"><text:s/><text:span text:style-name="T1">- DOMAIN-SUFFIX,down.diannaodian.com,🛑 </text:span><text:span text:style-name="T2">全球拦截</text:span></text:p>
      <text:p text:style-name="P2"><text:s/><text:span text:style-name="T1">- DOMAIN-SUFFIX,down.laomaotao.net,🛑 </text:span><text:span text:style-name="T2">全球拦截</text:span></text:p>
      <text:p text:style-name="P2"><text:s/><text:span text:style-name="T1">- DOMAIN-SUFFIX,down.winads.cn,🛑 </text:span><text:span text:style-name="T2">全球拦截</text:span></text:p>
      <text:p text:style-name="P2"><text:s/><text:span text:style-name="T1">- DOMAIN-SUFFIX,down.winbaicai.com,🛑 </text:span><text:span text:style-name="T2">全球拦截</text:span></text:p>
      <text:p text:style-name="P2"><text:s/><text:span text:style-name="T1">- DOMAIN-SUFFIX,down.xiazaidc.com,🛑 </text:span><text:span text:style-name="T2">全球拦截</text:span></text:p>
      <text:p text:style-name="P2"><text:s/><text:span text:style-name="T1">- DOMAIN-SUFFIX,down.xiazaiyuan.net,🛑 </text:span><text:span text:style-name="T2">全球拦截</text:span></text:p>
      <text:p text:style-name="P2"><text:s/><text:span text:style-name="T1">- DOMAIN-SUFFIX,downlaod.xiaocen.com,🛑 </text:span><text:span text:style-name="T2">全球拦截</text:span></text:p>
      <text:p text:style-name="P2"><text:s/><text:span text:style-name="T1">- DOMAIN-SUFFIX,download.123cw.cn,🛑 </text:span><text:span text:style-name="T2">全球拦截</text:span></text:p>
      <text:p text:style-name="P2"><text:s/><text:span text:style-name="T1">- DOMAIN-SUFFIX,download.2345.com,🛑 </text:span><text:span text:style-name="T2">全球拦截</text:span></text:p>
      <text:p text:style-name="P2"><text:s/><text:span text:style-name="T1">- DOMAIN-SUFFIX,download.350.com,🛑 </text:span><text:span text:style-name="T2">全球拦截</text:span></text:p>
      <text:p text:style-name="P2"><text:s/><text:span text:style-name="T1">- DOMAIN-SUFFIX,download.bav.baidu.com,🛑 </text:span><text:span text:style-name="T2">全球拦截</text:span></text:p>
      <text:p text:style-name="P2"><text:s/><text:span text:style-name="T1">- DOMAIN-SUFFIX,download.coolguang.com,🛑 </text:span><text:span text:style-name="T2">全球拦截</text:span></text:p>
      <text:p text:style-name="P2"><text:s/><text:span text:style-name="T1">- DOMAIN-SUFFIX,download.fuyuncc.com,🛑 </text:span><text:span text:style-name="T2">全球拦截</text:span></text:p>
      <text:p text:style-name="P2"><text:s/><text:span text:style-name="T1">- DOMAIN-SUFFIX,download.mackeeper.com,🛑 </text:span><text:span text:style-name="T2">全球拦截</text:span></text:p>
      <text:p text:style-name="P2"><text:s/><text:span text:style-name="T1">- DOMAIN-SUFFIX,download.mediaget.com,🛑 </text:span><text:span text:style-name="T2">全球拦截</text:span></text:p>
      <text:p text:style-name="P2"><text:s/><text:span text:style-name="T1">- DOMAIN-SUFFIX,download.qianka.com,🛑 </text:span><text:span text:style-name="T2">全球拦截</text:span></text:p>
      <text:p text:style-name="P2"><text:s/><text:span text:style-name="T1">- DOMAIN-SUFFIX,download.sd.baidu.com,🛑 </text:span><text:span text:style-name="T2">全球拦截</text:span></text:p>
      <text:p text:style-name="P2"><text:s/><text:span text:style-name="T1">- DOMAIN-SUFFIX,download.sj.qq.com,🛑 </text:span><text:span text:style-name="T2">全球拦截</text:span></text:p>
      <text:p text:style-name="P2"><text:s/><text:span text:style-name="T1">- DOMAIN-SUFFIX,download.zhushou.sogou.com,🛑 </text:span><text:span text:style-name="T2">全球拦截</text:span></text:p>
      <text:p text:style-name="P2"><text:s/><text:span text:style-name="T1">- DOMAIN-SUFFIX,download3.123cw.cn,🛑 </text:span><text:span text:style-name="T2">全球拦截</text:span></text:p>
      <text:p text:style-name="P2"><text:s/><text:span text:style-name="T1">- DOMAIN-SUFFIX,downloada.dewmobile.net,🛑 </text:span><text:span text:style-name="T2">全球拦截</text:span></text:p>
      <text:p text:style-name="P2"><text:s/><text:span text:style-name="T1">- DOMAIN-SUFFIX,downloadb.dewmobile.net,🛑 </text:span><text:span text:style-name="T2">全球拦截</text:span></text:p>
      <text:p text:style-name="P2"><text:s/><text:span text:style-name="T1">- DOMAIN-SUFFIX,downmobile.kugou.com,🛑 </text:span><text:span text:style-name="T2">全球拦截</text:span></text:p>
      <text:p text:style-name="P2"><text:s/><text:span text:style-name="T1">- DOMAIN-SUFFIX,dp.559.cc,🛑 </text:span><text:span text:style-name="T2">全球拦截</text:span></text:p>
      <text:p text:style-name="P2"><text:s/><text:span text:style-name="T1">- DOMAIN-SUFFIX,dp3.qq.com,🛑 </text:span><text:span text:style-name="T2">全球拦截</text:span></text:p>
      <text:p text:style-name="P2"><text:s/><text:span text:style-name="T1">- DOMAIN-SUFFIX,dpm.demdex.net,🛑 </text:span><text:span text:style-name="T2">全球拦截</text:span></text:p>
      <text:p text:style-name="P2"><text:s/><text:span text:style-name="T1">- DOMAIN-SUFFIX,dps.499.cn,🛑 </text:span><text:span text:style-name="T2">全球拦截</text:span></text:p>
      <text:p text:style-name="P2"><text:s/><text:span text:style-name="T1">- DOMAIN-SUFFIX,dps.shouji56.com,🛑 </text:span><text:span text:style-name="T2">全球拦截</text:span></text:p>
      <text:p text:style-name="P2"><text:s/><text:span text:style-name="T1">- DOMAIN-SUFFIX,dps.wtdtjs.com,🛑 </text:span><text:span text:style-name="T2">全球拦截</text:span></text:p>
      <text:p text:style-name="P2"><text:s/><text:span text:style-name="T1">- DOMAIN-SUFFIX,dpvc.39.net,🛑 </text:span><text:span text:style-name="T2">全球拦截</text:span></text:p>
      <text:p text:style-name="P2"><text:s/><text:span text:style-name="T1">- DOMAIN-SUFFIX,dpvc1.qqyy.com,🛑 </text:span><text:span text:style-name="T2">全球拦截</text:span></text:p>
      <text:p text:style-name="P2"><text:s/><text:span text:style-name="T1">- DOMAIN-SUFFIX,dpvc2.qqyy.com,🛑 </text:span><text:span text:style-name="T2">全球拦截</text:span></text:p>
      <text:p text:style-name="P2"><text:s/><text:span text:style-name="T1">- DOMAIN-SUFFIX,dpvchos.qqyy.com,🛑 </text:span><text:span text:style-name="T2">全球拦截</text:span></text:p>
      <text:p text:style-name="P2"><text:s/><text:span text:style-name="T1">- DOMAIN-SUFFIX,dpvcimg.qqyy.com,🛑 </text:span><text:span text:style-name="T2">全球拦截</text:span></text:p>
      <text:p text:style-name="P2"><text:s/><text:span text:style-name="T1">- DOMAIN-SUFFIX,dqq.lnfund.org.cn,🛑 </text:span><text:span text:style-name="T2">全球拦截</text:span></text:p>
      <text:p text:style-name="P2"><text:s/><text:span text:style-name="T1">- DOMAIN-SUFFIX,dqsft.com,🛑 </text:span><text:span text:style-name="T2">全球拦截</text:span></text:p>
      <text:p text:style-name="P2"><text:s/><text:span text:style-name="T1">- DOMAIN-SUFFIX,dr.holaworld.cn,🛑 </text:span><text:span text:style-name="T2">全球拦截</text:span></text:p>
      <text:p text:style-name="P2"><text:s/><text:span text:style-name="T1">- DOMAIN-SUFFIX,dragoncent.com,🛑 </text:span><text:span text:style-name="T2">全球拦截</text:span></text:p>
      <text:p text:style-name="P2"><text:s/><text:span text:style-name="T1">- DOMAIN-SUFFIX,drd.hauchi.com.tw,🛑 </text:span><text:span text:style-name="T2">全球拦截</text:span></text:p>
      <text:p text:style-name="P2"><text:s/><text:span text:style-name="T1">- DOMAIN-SUFFIX,drdj.m.gxwztv.com,🛑 </text:span><text:span text:style-name="T2">全球拦截</text:span></text:p>
      <text:p text:style-name="P2"><text:s/><text:span text:style-name="T1">- DOMAIN-SUFFIX,drdwy.com,🛑 </text:span><text:span text:style-name="T2">全球拦截</text:span></text:p>
      <text:p text:style-name="P2"><text:s/><text:span text:style-name="T1">- DOMAIN-SUFFIX,dreamfull.cn,🛑 </text:span><text:span text:style-name="T2">全球拦截</text:span></text:p>
      <text:p text:style-name="P2"><text:s/><text:span text:style-name="T1">- DOMAIN-SUFFIX,dressimage.img-cn-beijing.aliyuncs.com,🛑 </text:span><text:span text:style-name="T2">全球拦截</text:span></text:p>
      <text:p text:style-name="P2"><text:s/><text:span text:style-name="T1">- DOMAIN-SUFFIX,drlsf.com,🛑 </text:span><text:span text:style-name="T2">全球拦截</text:span></text:p>
      <text:p text:style-name="P2"><text:s/><text:span text:style-name="T1">- DOMAIN-SUFFIX,drm.cmgame.com,🛑 </text:span><text:span text:style-name="T2">全球拦截</text:span></text:p>
      <text:p text:style-name="P2"><text:s/><text:span text:style-name="T1">- DOMAIN-SUFFIX,drmcmm.baidu.com,🛑 </text:span><text:span text:style-name="T2">全球拦截</text:span></text:p>
      <text:p text:style-name="P2"><text:s/><text:span text:style-name="T1">- DOMAIN-SUFFIX,drsw.m.yuyouge.com,🛑 </text:span><text:span text:style-name="T2">全球拦截</text:span></text:p>
      <text:p text:style-name="P2"><text:soft-page-break/><text:s/><text:span text:style-name="T1">- DOMAIN-SUFFIX,drvmy.ats68.cn,🛑 </text:span><text:span text:style-name="T2">全球拦截</text:span></text:p>
      <text:p text:style-name="P2"><text:s/><text:span text:style-name="T1">- DOMAIN-SUFFIX,drxrc.com,🛑 </text:span><text:span text:style-name="T2">全球拦截</text:span></text:p>
      <text:p text:style-name="P2"><text:s/><text:span text:style-name="T1">- DOMAIN-SUFFIX,ds.jlbksy.com,🛑 </text:span><text:span text:style-name="T2">全球拦截</text:span></text:p>
      <text:p text:style-name="P2"><text:s/><text:span text:style-name="T1">- DOMAIN-SUFFIX,ds.serving-sys.com,🛑 </text:span><text:span text:style-name="T2">全球拦截</text:span></text:p>
      <text:p text:style-name="P2"><text:s/><text:span text:style-name="T1">- DOMAIN-SUFFIX,dsadas.hydp188.com,🛑 </text:span><text:span text:style-name="T2">全球拦截</text:span></text:p>
      <text:p text:style-name="P2"><text:s/><text:span text:style-name="T1">- DOMAIN-SUFFIX,dshrx.com,🛑 </text:span><text:span text:style-name="T2">全球拦截</text:span></text:p>
      <text:p text:style-name="P2"><text:s/><text:span text:style-name="T1">- DOMAIN-SUFFIX,dsjsee.dqgpb.com,🛑 </text:span><text:span text:style-name="T2">全球拦截</text:span></text:p>
      <text:p text:style-name="P2"><text:s/><text:span text:style-name="T1">- DOMAIN-SUFFIX,ds-ll.serving-sys.com,🛑 </text:span><text:span text:style-name="T2">全球拦截</text:span></text:p>
      <text:p text:style-name="P2"><text:s/><text:span text:style-name="T1">- DOMAIN-SUFFIX,dsp.adfarm1.adition.com,🛑 </text:span><text:span text:style-name="T2">全球拦截</text:span></text:p>
      <text:p text:style-name="P2"><text:s/><text:span text:style-name="T1">- DOMAIN-SUFFIX,dsp.com,🛑 </text:span><text:span text:style-name="T2">全球拦截</text:span></text:p>
      <text:p text:style-name="P2"><text:s/><text:span text:style-name="T1">- DOMAIN-SUFFIX,dsp.hypers.com.cn,🛑 </text:span><text:span text:style-name="T2">全球拦截</text:span></text:p>
      <text:p text:style-name="P2"><text:s/><text:span text:style-name="T1">- DOMAIN-SUFFIX,dsp.pro.cn,🛑 </text:span><text:span text:style-name="T2">全球拦截</text:span></text:p>
      <text:p text:style-name="P2"><text:s/><text:span text:style-name="T1">- DOMAIN-SUFFIX,dsp.send.microad-cn.com,🛑 </text:span><text:span text:style-name="T2">全球拦截</text:span></text:p>
      <text:p text:style-name="P2"><text:s/><text:span text:style-name="T1">- DOMAIN-SUFFIX,dsp.simba.taobao.com,🛑 </text:span><text:span text:style-name="T2">全球拦截</text:span></text:p>
      <text:p text:style-name="P2"><text:s/><text:span text:style-name="T1">- DOMAIN-SUFFIX,dsp.toutiao.com,🛑 </text:span><text:span text:style-name="T2">全球拦截</text:span></text:p>
      <text:p text:style-name="P2"><text:s/><text:span text:style-name="T1">- DOMAIN-SUFFIX,dsp.youdao.com,🛑 </text:span><text:span text:style-name="T2">全球拦截</text:span></text:p>
      <text:p text:style-name="P2"><text:s/><text:span text:style-name="T1">- DOMAIN-SUFFIX,ds-pc.admsger.com,🛑 </text:span><text:span text:style-name="T2">全球拦截</text:span></text:p>
      <text:p text:style-name="P2"><text:s/><text:span text:style-name="T1">- DOMAIN-SUFFIX,dsp-click.youdao.com,🛑 </text:span><text:span text:style-name="T2">全球拦截</text:span></text:p>
      <text:p text:style-name="P2"><text:s/><text:span text:style-name="T1">- DOMAIN-SUFFIX,dsp-impr.youdao.com,🛑 </text:span><text:span text:style-name="T2">全球拦截</text:span></text:p>
      <text:p text:style-name="P2"><text:s/><text:span text:style-name="T1">- DOMAIN-SUFFIX,dsp-impr2.youdao.com,🛑 </text:span><text:span text:style-name="T2">全球拦截</text:span></text:p>
      <text:p text:style-name="P2"><text:s/><text:span text:style-name="T1">- DOMAIN-SUFFIX,dspmnt.autohome.com.cn,🛑 </text:span><text:span text:style-name="T2">全球拦截</text:span></text:p>
      <text:p text:style-name="P2"><text:s/><text:span text:style-name="T1">- DOMAIN-SUFFIX,dspmy.ge95.com,🛑 </text:span><text:span text:style-name="T2">全球拦截</text:span></text:p>
      <text:p text:style-name="P2"><text:s/><text:span text:style-name="T1">- DOMAIN-SUFFIX,dspserver.ad.cmvideo.cn,🛑 </text:span><text:span text:style-name="T2">全球拦截</text:span></text:p>
      <text:p text:style-name="P2"><text:s/><text:span text:style-name="T1">- DOMAIN-SUFFIX,ds-pv.iqu-operation.com,🛑 </text:span><text:span text:style-name="T2">全球拦截</text:span></text:p>
      <text:p text:style-name="P2"><text:s/><text:span text:style-name="T1">- DOMAIN-SUFFIX,dsxdn.com,🛑 </text:span><text:span text:style-name="T2">全球拦截</text:span></text:p>
      <text:p text:style-name="P2"><text:s/><text:span text:style-name="T1">- DOMAIN-SUFFIX,dt.adsafeprotected.com,🛑 </text:span><text:span text:style-name="T2">全球拦截</text:span></text:p>
      <text:p text:style-name="P2"><text:s/><text:span text:style-name="T1">- DOMAIN-SUFFIX,d-track.send.microad-cn.com,🛑 </text:span><text:span text:style-name="T2">全球拦截</text:span></text:p>
      <text:p text:style-name="P2"><text:s/><text:span text:style-name="T1">- DOMAIN-SUFFIX,dtrk.slimcdn.com,🛑 </text:span><text:span text:style-name="T2">全球拦截</text:span></text:p>
      <text:p text:style-name="P2"><text:s/><text:span text:style-name="T1">- DOMAIN-SUFFIX,dts.akamai.startappexchange.com,🛑 </text:span><text:span text:style-name="T2">全球拦截</text:span></text:p>
      <text:p text:style-name="P2"><text:s/><text:span text:style-name="T1">- DOMAIN-SUFFIX,du.jd.com,🛑 </text:span><text:span text:style-name="T2">全球拦截</text:span></text:p>
      <text:p text:style-name="P2"><text:s/><text:span text:style-name="T1">- DOMAIN-SUFFIX,duanat.com,🛑 </text:span><text:span text:style-name="T2">全球拦截</text:span></text:p>
      <text:p text:style-name="P2"><text:s/><text:span text:style-name="T1">- DOMAIN-SUFFIX,duapp.com,🛑 </text:span><text:span text:style-name="T2">全球拦截</text:span></text:p>
      <text:p text:style-name="P2"><text:s/><text:span text:style-name="T1">- DOMAIN-SUFFIX,duapps.com,🛑 </text:span><text:span text:style-name="T2">全球拦截</text:span></text:p>
      <text:p text:style-name="P2"><text:s/><text:span text:style-name="T1">- DOMAIN-SUFFIX,dugbvb.com,🛑 </text:span><text:span text:style-name="T2">全球拦截</text:span></text:p>
      <text:p text:style-name="P2"><text:s/><text:span text:style-name="T1">- DOMAIN-SUFFIX,duiwai.baidu.com,🛑 </text:span><text:span text:style-name="T2">全球拦截</text:span></text:p>
      <text:p text:style-name="P2"><text:s/><text:span text:style-name="T1">- DOMAIN-SUFFIX,dumedia.ru,🛑 </text:span><text:span text:style-name="T2">全球拦截</text:span></text:p>
      <text:p text:style-name="P2"><text:s/><text:span text:style-name="T1">- DOMAIN-SUFFIX,duoyidd.com,🛑 </text:span><text:span text:style-name="T2">全球拦截</text:span></text:p>
      <text:p text:style-name="P2"><text:s/><text:span text:style-name="T1">- DOMAIN-SUFFIX,duration.logger.baofeng.com,🛑 </text:span><text:span text:style-name="T2">全球拦截</text:span></text:p>
      <text:p text:style-name="P2"><text:s/><text:span text:style-name="T1">- DOMAIN-SUFFIX,dushimj.com,🛑 </text:span><text:span text:style-name="T2">全球拦截</text:span></text:p>
      <text:p text:style-name="P2"><text:s/><text:span text:style-name="T1">- DOMAIN-SUFFIX,duusuu.com,🛑 </text:span><text:span text:style-name="T2">全球拦截</text:span></text:p>
      <text:p text:style-name="P2"><text:s/><text:span text:style-name="T1">- DOMAIN-SUFFIX,duyihu.net,🛑 </text:span><text:span text:style-name="T2">全球拦截</text:span></text:p>
      <text:p text:style-name="P2"><text:s/><text:span text:style-name="T1">- DOMAIN-SUFFIX,dvb.pandora.xiaomi.com,🛑 </text:span><text:span text:style-name="T2">全球拦截</text:span></text:p>
      <text:p text:style-name="P2"><text:s/><text:span text:style-name="T1">- DOMAIN-SUFFIX,dvr8.com,🛑 </text:span><text:span text:style-name="T2">全球拦截</text:span></text:p>
      <text:p text:style-name="P2"><text:s/><text:span text:style-name="T1">- DOMAIN-SUFFIX,dvs.china.com,🛑 </text:span><text:span text:style-name="T2">全球拦截</text:span></text:p>
      <text:p text:style-name="P2"><text:s/><text:span text:style-name="T1">- DOMAIN-SUFFIX,dvsend.china.com,🛑 </text:span><text:span text:style-name="T2">全球拦截</text:span></text:p>
      <text:p text:style-name="P2"><text:s/><text:span text:style-name="T1">- DOMAIN-SUFFIX,dvser.china.com,🛑 </text:span><text:span text:style-name="T2">全球拦截</text:span></text:p>
      <text:p text:style-name="P2"><text:s/><text:span text:style-name="T1">- DOMAIN-SUFFIX,dvser02.china.com,🛑 </text:span><text:span text:style-name="T2">全球拦截</text:span></text:p>
      <text:p text:style-name="P2"><text:s/><text:span text:style-name="T1">- DOMAIN-SUFFIX,dvx-android.0.0.0.0.cn,🛑 </text:span><text:span text:style-name="T2">全球拦截</text:span></text:p>
      <text:p text:style-name="P2"><text:s/><text:span text:style-name="T1">- DOMAIN-SUFFIX,dw.koudaibl.com,🛑 </text:span><text:span text:style-name="T2">全球拦截</text:span></text:p>
      <text:p text:style-name="P2"><text:s/><text:span text:style-name="T1">- DOMAIN-SUFFIX,dw.xcar.com.cn,🛑 </text:span><text:span text:style-name="T2">全球拦截</text:span></text:p>
      <text:p text:style-name="P2"><text:s/><text:span text:style-name="T1">- DOMAIN-SUFFIX,dw998.com,🛑 </text:span><text:span text:style-name="T2">全球拦截</text:span></text:p>
      <text:p text:style-name="P2"><text:s/><text:span text:style-name="T1">- DOMAIN-SUFFIX,dwa.okwan.cn,🛑 </text:span><text:span text:style-name="T2">全球拦截</text:span></text:p>
      <text:p text:style-name="P2"><text:s/><text:span text:style-name="T1">- DOMAIN-SUFFIX,dx1200.com,🛑 </text:span><text:span text:style-name="T2">全球拦截</text:span></text:p>
      <text:p text:style-name="P2"><text:s/><text:span text:style-name="T1">- DOMAIN-SUFFIX,dxp.baidu.com,🛑 </text:span><text:span text:style-name="T2">全球拦截</text:span></text:p>
      <text:p text:style-name="P2"><text:s/><text:span text:style-name="T1">- DOMAIN-SUFFIX,dxpmedia.com,🛑 </text:span><text:span text:style-name="T2">全球拦截</text:span></text:p>
      <text:p text:style-name="P2"><text:s/><text:span text:style-name="T1">- DOMAIN-SUFFIX,dxprla.m.qxs.la,🛑 </text:span><text:span text:style-name="T2">全球拦截</text:span></text:p>
      <text:p text:style-name="P2"><text:soft-page-break/><text:s/><text:span text:style-name="T1">- DOMAIN-SUFFIX,dxssiyi.com,🛑 </text:span><text:span text:style-name="T2">全球拦截</text:span></text:p>
      <text:p text:style-name="P2"><text:s/><text:span text:style-name="T1">- DOMAIN-SUFFIX,dyb.jdcbuy.com,🛑 </text:span><text:span text:style-name="T2">全球拦截</text:span></text:p>
      <text:p text:style-name="P2"><text:s/><text:span text:style-name="T1">- DOMAIN-SUFFIX,dydab.com,🛑 </text:span><text:span text:style-name="T2">全球拦截</text:span></text:p>
      <text:p text:style-name="P2"><text:s/><text:span text:style-name="T1">- DOMAIN-SUFFIX,dyn.tnaflix.com,🛑 </text:span><text:span text:style-name="T2">全球拦截</text:span></text:p>
      <text:p text:style-name="P2"><text:s/><text:span text:style-name="T1">- DOMAIN-SUFFIX,dynamic.aol.com,🛑 </text:span><text:span text:style-name="T2">全球拦截</text:span></text:p>
      <text:p text:style-name="P2"><text:s/><text:span text:style-name="T1">- DOMAIN-SUFFIX,dynamic.zol.com.cn,🛑 </text:span><text:span text:style-name="T2">全球拦截</text:span></text:p>
      <text:p text:style-name="P2"><text:s/><text:span text:style-name="T1">- DOMAIN-SUFFIX,dz2017.zdzxyplyt.com,🛑 </text:span><text:span text:style-name="T2">全球拦截</text:span></text:p>
      <text:p text:style-name="P2"><text:s/><text:span text:style-name="T1">- DOMAIN-SUFFIX,dzais.com,🛑 </text:span><text:span text:style-name="T2">全球拦截</text:span></text:p>
      <text:p text:style-name="P2"><text:s/><text:span text:style-name="T1">- DOMAIN-SUFFIX,dzisou.com,🛑 </text:span><text:span text:style-name="T2">全球拦截</text:span></text:p>
      <text:p text:style-name="P2"><text:s/><text:span text:style-name="T1">- DOMAIN-SUFFIX,dzjzg.com,🛑 </text:span><text:span text:style-name="T2">全球拦截</text:span></text:p>
      <text:p text:style-name="P2"><text:s/><text:span text:style-name="T1">- DOMAIN-SUFFIX,dzl.baidu.com,🛑 </text:span><text:span text:style-name="T2">全球拦截</text:span></text:p>
      <text:p text:style-name="P2"><text:s/><text:span text:style-name="T1">- DOMAIN-SUFFIX,dzz.wankeedu.com,🛑 </text:span><text:span text:style-name="T2">全球拦截</text:span></text:p>
      <text:p text:style-name="P2"><text:s/><text:span text:style-name="T1">- DOMAIN-SUFFIX,e.0.0.0.0.cn,🛑 </text:span><text:span text:style-name="T2">全球拦截</text:span></text:p>
      <text:p text:style-name="P2"><text:s/><text:span text:style-name="T1">- DOMAIN-SUFFIX,e.0.0.0.0.com.cn,🛑 </text:span><text:span text:style-name="T2">全球拦截</text:span></text:p>
      <text:p text:style-name="P2"><text:s/><text:span text:style-name="T1">- DOMAIN-SUFFIX,e.027blzs.com,🛑 </text:span><text:span text:style-name="T2">全球拦截</text:span></text:p>
      <text:p text:style-name="P2"><text:s/><text:span text:style-name="T1">- DOMAIN-SUFFIX,e.0531mnk.net,🛑 </text:span><text:span text:style-name="T2">全球拦截</text:span></text:p>
      <text:p text:style-name="P2"><text:s/><text:span text:style-name="T1">- DOMAIN-SUFFIX,e.1919388.net,🛑 </text:span><text:span text:style-name="T2">全球拦截</text:span></text:p>
      <text:p text:style-name="P2"><text:s/><text:span text:style-name="T1">- DOMAIN-SUFFIX,e.28487.net,🛑 </text:span><text:span text:style-name="T2">全球拦截</text:span></text:p>
      <text:p text:style-name="P2"><text:s/><text:span text:style-name="T1">- DOMAIN-SUFFIX,e.51xmgys.com,🛑 </text:span><text:span text:style-name="T2">全球拦截</text:span></text:p>
      <text:p text:style-name="P2"><text:s/><text:span text:style-name="T1">- DOMAIN-SUFFIX,e.91.com,🛑 </text:span><text:span text:style-name="T2">全球拦截</text:span></text:p>
      <text:p text:style-name="P2"><text:s/><text:span text:style-name="T1">- DOMAIN-SUFFIX,e.aa985.cn,🛑 </text:span><text:span text:style-name="T2">全球拦截</text:span></text:p>
      <text:p text:style-name="P2"><text:s/><text:span text:style-name="T1">- DOMAIN-SUFFIX,e.acaog.com,🛑 </text:span><text:span text:style-name="T2">全球拦截</text:span></text:p>
      <text:p text:style-name="P2"><text:s/><text:span text:style-name="T1">- DOMAIN-SUFFIX,e.acaox.com,🛑 </text:span><text:span text:style-name="T2">全球拦截</text:span></text:p>
      <text:p text:style-name="P2"><text:s/><text:span text:style-name="T1">- DOMAIN-SUFFIX,e.admin60.com,🛑 </text:span><text:span text:style-name="T2">全球拦截</text:span></text:p>
      <text:p text:style-name="P2"><text:s/><text:span text:style-name="T1">- DOMAIN-SUFFIX,e.afvfe.cn,🛑 </text:span><text:span text:style-name="T2">全球拦截</text:span></text:p>
      <text:p text:style-name="P2"><text:s/><text:span text:style-name="T1">- DOMAIN-SUFFIX,e.anmeilai.net,🛑 </text:span><text:span text:style-name="T2">全球拦截</text:span></text:p>
      <text:p text:style-name="P2"><text:s/><text:span text:style-name="T1">- DOMAIN-SUFFIX,e.apxyz.com,🛑 </text:span><text:span text:style-name="T2">全球拦截</text:span></text:p>
      <text:p text:style-name="P2"><text:s/><text:span text:style-name="T1">- DOMAIN-SUFFIX,e.baidu.com,🛑 </text:span><text:span text:style-name="T2">全球拦截</text:span></text:p>
      <text:p text:style-name="P2"><text:s/><text:span text:style-name="T1">- DOMAIN-SUFFIX,e.bapkt.com,🛑 </text:span><text:span text:style-name="T2">全球拦截</text:span></text:p>
      <text:p text:style-name="P2"><text:s/><text:span text:style-name="T1">- DOMAIN-SUFFIX,e.bbvjs.com,🛑 </text:span><text:span text:style-name="T2">全球拦截</text:span></text:p>
      <text:p text:style-name="P2"><text:s/><text:span text:style-name="T1">- DOMAIN-SUFFIX,e.bentengcn.com,🛑 </text:span><text:span text:style-name="T2">全球拦截</text:span></text:p>
      <text:p text:style-name="P2"><text:s/><text:span text:style-name="T1">- DOMAIN-SUFFIX,e.bokanedu.net,🛑 </text:span><text:span text:style-name="T2">全球拦截</text:span></text:p>
      <text:p text:style-name="P2"><text:s/><text:span text:style-name="T1">- DOMAIN-SUFFIX,e.bsnnk.com,🛑 </text:span><text:span text:style-name="T2">全球拦截</text:span></text:p>
      <text:p text:style-name="P2"><text:s/><text:span text:style-name="T1">- DOMAIN-SUFFIX,e.bvoer.com,🛑 </text:span><text:span text:style-name="T2">全球拦截</text:span></text:p>
      <text:p text:style-name="P2"><text:s/><text:span text:style-name="T1">- DOMAIN-SUFFIX,e.cbeif.com,🛑 </text:span><text:span text:style-name="T2">全球拦截</text:span></text:p>
      <text:p text:style-name="P2"><text:s/><text:span text:style-name="T1">- DOMAIN-SUFFIX,e.ccunf.com,🛑 </text:span><text:span text:style-name="T2">全球拦截</text:span></text:p>
      <text:p text:style-name="P2"><text:s/><text:span text:style-name="T1">- DOMAIN-SUFFIX,e.cdfzcz.com,🛑 </text:span><text:span text:style-name="T2">全球拦截</text:span></text:p>
      <text:p text:style-name="P2"><text:s/><text:span text:style-name="T1">- DOMAIN-SUFFIX,e.chfuw.com,🛑 </text:span><text:span text:style-name="T2">全球拦截</text:span></text:p>
      <text:p text:style-name="P2"><text:s/><text:span text:style-name="T1">- DOMAIN-SUFFIX,e.cjieh.com,🛑 </text:span><text:span text:style-name="T2">全球拦截</text:span></text:p>
      <text:p text:style-name="P2"><text:s/><text:span text:style-name="T1">- DOMAIN-SUFFIX,e.ckikq.com,🛑 </text:span><text:span text:style-name="T2">全球拦截</text:span></text:p>
      <text:p text:style-name="P2"><text:s/><text:span text:style-name="T1">- DOMAIN-SUFFIX,e.cn-3drp.com,🛑 </text:span><text:span text:style-name="T2">全球拦截</text:span></text:p>
      <text:p text:style-name="P2"><text:s/><text:span text:style-name="T1">- DOMAIN-SUFFIX,e.codlw.com,🛑 </text:span><text:span text:style-name="T2">全球拦截</text:span></text:p>
      <text:p text:style-name="P2"><text:s/><text:span text:style-name="T1">- DOMAIN-SUFFIX,e.coenr.com,🛑 </text:span><text:span text:style-name="T2">全球拦截</text:span></text:p>
      <text:p text:style-name="P2"><text:s/><text:span text:style-name="T1">- DOMAIN-SUFFIX,e.crashlytics.com,🛑 </text:span><text:span text:style-name="T2">全球拦截</text:span></text:p>
      <text:p text:style-name="P2"><text:s/><text:span text:style-name="T1">- DOMAIN-SUFFIX,e.cuomm.com,🛑 </text:span><text:span text:style-name="T2">全球拦截</text:span></text:p>
      <text:p text:style-name="P2"><text:s/><text:span text:style-name="T1">- DOMAIN-SUFFIX,e.czggcj.com,🛑 </text:span><text:span text:style-name="T2">全球拦截</text:span></text:p>
      <text:p text:style-name="P2"><text:s/><text:span text:style-name="T1">- DOMAIN-SUFFIX,e.daishuxy.com,🛑 </text:span><text:span text:style-name="T2">全球拦截</text:span></text:p>
      <text:p text:style-name="P2"><text:s/><text:span text:style-name="T1">- DOMAIN-SUFFIX,e.danrs.com,🛑 </text:span><text:span text:style-name="T2">全球拦截</text:span></text:p>
      <text:p text:style-name="P2"><text:s/><text:span text:style-name="T1">- DOMAIN-SUFFIX,e.deimm.com,🛑 </text:span><text:span text:style-name="T2">全球拦截</text:span></text:p>
      <text:p text:style-name="P2"><text:s/><text:span text:style-name="T1">- DOMAIN-SUFFIX,e.diogv.com,🛑 </text:span><text:span text:style-name="T2">全球拦截</text:span></text:p>
      <text:p text:style-name="P2"><text:s/><text:span text:style-name="T1">- DOMAIN-SUFFIX,e.diupp.com,🛑 </text:span><text:span text:style-name="T2">全球拦截</text:span></text:p>
      <text:p text:style-name="P2"><text:s/><text:span text:style-name="T1">- DOMAIN-SUFFIX,e.dnfeu.com,🛑 </text:span><text:span text:style-name="T2">全球拦截</text:span></text:p>
      <text:p text:style-name="P2"><text:s/><text:span text:style-name="T1">- DOMAIN-SUFFIX,e.dsjre.com,🛑 </text:span><text:span text:style-name="T2">全球拦截</text:span></text:p>
      <text:p text:style-name="P2"><text:s/><text:span text:style-name="T1">- DOMAIN-SUFFIX,e.dunmm.com,🛑 </text:span><text:span text:style-name="T2">全球拦截</text:span></text:p>
      <text:p text:style-name="P2"><text:s/><text:span text:style-name="T1">- DOMAIN-SUFFIX,e.dxmci.com,🛑 </text:span><text:span text:style-name="T2">全球拦截</text:span></text:p>
      <text:p text:style-name="P2"><text:s/><text:span text:style-name="T1">- DOMAIN-SUFFIX,e.dzairen.com,🛑 </text:span><text:span text:style-name="T2">全球拦截</text:span></text:p>
      <text:p text:style-name="P2"><text:soft-page-break/><text:s/><text:span text:style-name="T1">- DOMAIN-SUFFIX,e.e7001.com,🛑 </text:span><text:span text:style-name="T2">全球拦截</text:span></text:p>
      <text:p text:style-name="P2"><text:s/><text:span text:style-name="T1">- DOMAIN-SUFFIX,e.e70123.com,🛑 </text:span><text:span text:style-name="T2">全球拦截</text:span></text:p>
      <text:p text:style-name="P2"><text:s/><text:span text:style-name="T1">- DOMAIN-SUFFIX,e.ehxyz.com,🛑 </text:span><text:span text:style-name="T2">全球拦截</text:span></text:p>
      <text:p text:style-name="P2"><text:s/><text:span text:style-name="T1">- DOMAIN-SUFFIX,e.emgwq.com,🛑 </text:span><text:span text:style-name="T2">全球拦截</text:span></text:p>
      <text:p text:style-name="P2"><text:s/><text:span text:style-name="T1">- DOMAIN-SUFFIX,e.enjuk.com,🛑 </text:span><text:span text:style-name="T2">全球拦截</text:span></text:p>
      <text:p text:style-name="P2"><text:s/><text:span text:style-name="T1">- DOMAIN-SUFFIX,e.ennmt.com,🛑 </text:span><text:span text:style-name="T2">全球拦截</text:span></text:p>
      <text:p text:style-name="P2"><text:s/><text:span text:style-name="T1">- DOMAIN-SUFFIX,e.fbaix.com,🛑 </text:span><text:span text:style-name="T2">全球拦截</text:span></text:p>
      <text:p text:style-name="P2"><text:s/><text:span text:style-name="T1">- DOMAIN-SUFFIX,e.fbaot.com,🛑 </text:span><text:span text:style-name="T2">全球拦截</text:span></text:p>
      <text:p text:style-name="P2"><text:s/><text:span text:style-name="T1">- DOMAIN-SUFFIX,e.fimky.com,🛑 </text:span><text:span text:style-name="T2">全球拦截</text:span></text:p>
      <text:p text:style-name="P2"><text:s/><text:span text:style-name="T1">- DOMAIN-SUFFIX,e.fkkse.com,🛑 </text:span><text:span text:style-name="T2">全球拦截</text:span></text:p>
      <text:p text:style-name="P2"><text:s/><text:span text:style-name="T1">- DOMAIN-SUFFIX,e.fkogs.com,🛑 </text:span><text:span text:style-name="T2">全球拦截</text:span></text:p>
      <text:p text:style-name="P2"><text:s/><text:span text:style-name="T1">- DOMAIN-SUFFIX,e.focuscat.com,🛑 </text:span><text:span text:style-name="T2">全球拦截</text:span></text:p>
      <text:p text:style-name="P2"><text:s/><text:span text:style-name="T1">- DOMAIN-SUFFIX,e.fstaw.com,🛑 </text:span><text:span text:style-name="T2">全球拦截</text:span></text:p>
      <text:p text:style-name="P2"><text:s/><text:span text:style-name="T1">- DOMAIN-SUFFIX,e.fwjoi.com,🛑 </text:span><text:span text:style-name="T2">全球拦截</text:span></text:p>
      <text:p text:style-name="P2"><text:s/><text:span text:style-name="T1">- DOMAIN-SUFFIX,e.fzyda.com,🛑 </text:span><text:span text:style-name="T2">全球拦截</text:span></text:p>
      <text:p text:style-name="P2"><text:s/><text:span text:style-name="T1">- DOMAIN-SUFFIX,e.gbieg.com,🛑 </text:span><text:span text:style-name="T2">全球拦截</text:span></text:p>
      <text:p text:style-name="P2"><text:s/><text:span text:style-name="T1">- DOMAIN-SUFFIX,e.gglay.com,🛑 </text:span><text:span text:style-name="T2">全球拦截</text:span></text:p>
      <text:p text:style-name="P2"><text:s/><text:span text:style-name="T1">- DOMAIN-SUFFIX,e.gxjfh.com,🛑 </text:span><text:span text:style-name="T2">全球拦截</text:span></text:p>
      <text:p text:style-name="P2"><text:s/><text:span text:style-name="T1">- DOMAIN-SUFFIX,e.gxkyl.com,🛑 </text:span><text:span text:style-name="T2">全球拦截</text:span></text:p>
      <text:p text:style-name="P2"><text:s/><text:span text:style-name="T1">- DOMAIN-SUFFIX,e.harbinbaojia.net,🛑 </text:span><text:span text:style-name="T2">全球拦截</text:span></text:p>
      <text:p text:style-name="P2"><text:s/><text:span text:style-name="T1">- DOMAIN-SUFFIX,e.hellomingpian.com,🛑 </text:span><text:span text:style-name="T2">全球拦截</text:span></text:p>
      <text:p text:style-name="P2"><text:s/><text:span text:style-name="T1">- DOMAIN-SUFFIX,e.hgrqp.com,🛑 </text:span><text:span text:style-name="T2">全球拦截</text:span></text:p>
      <text:p text:style-name="P2"><text:s/><text:span text:style-name="T1">- DOMAIN-SUFFIX,e.hissq.com,🛑 </text:span><text:span text:style-name="T2">全球拦截</text:span></text:p>
      <text:p text:style-name="P2"><text:s/><text:span text:style-name="T1">- DOMAIN-SUFFIX,e.hjryl.com,🛑 </text:span><text:span text:style-name="T2">全球拦截</text:span></text:p>
      <text:p text:style-name="P2"><text:s/><text:span text:style-name="T1">- DOMAIN-SUFFIX,e.hk7799.net,🛑 </text:span><text:span text:style-name="T2">全球拦截</text:span></text:p>
      <text:p text:style-name="P2"><text:s/><text:span text:style-name="T1">- DOMAIN-SUFFIX,e.hkmqp.com,🛑 </text:span><text:span text:style-name="T2">全球拦截</text:span></text:p>
      <text:p text:style-name="P2"><text:s/><text:span text:style-name="T1">- DOMAIN-SUFFIX,e.hmhqp.com,🛑 </text:span><text:span text:style-name="T2">全球拦截</text:span></text:p>
      <text:p text:style-name="P2"><text:s/><text:span text:style-name="T1">- DOMAIN-SUFFIX,e.hogyp.com,🛑 </text:span><text:span text:style-name="T2">全球拦截</text:span></text:p>
      <text:p text:style-name="P2"><text:s/><text:span text:style-name="T1">- DOMAIN-SUFFIX,e.hpzyl.com,🛑 </text:span><text:span text:style-name="T2">全球拦截</text:span></text:p>
      <text:p text:style-name="P2"><text:s/><text:span text:style-name="T1">- DOMAIN-SUFFIX,e.htper.com,🛑 </text:span><text:span text:style-name="T2">全球拦截</text:span></text:p>
      <text:p text:style-name="P2"><text:s/><text:span text:style-name="T1">- DOMAIN-SUFFIX,e.huaas.com,🛑 </text:span><text:span text:style-name="T2">全球拦截</text:span></text:p>
      <text:p text:style-name="P2"><text:s/><text:span text:style-name="T1">- DOMAIN-SUFFIX,e.hunpp.com,🛑 </text:span><text:span text:style-name="T2">全球拦截</text:span></text:p>
      <text:p text:style-name="P2"><text:s/><text:span text:style-name="T1">- DOMAIN-SUFFIX,e.huoas.com,🛑 </text:span><text:span text:style-name="T2">全球拦截</text:span></text:p>
      <text:p text:style-name="P2"><text:s/><text:span text:style-name="T1">- DOMAIN-SUFFIX,e.hurnt.com,🛑 </text:span><text:span text:style-name="T2">全球拦截</text:span></text:p>
      <text:p text:style-name="P2"><text:s/><text:span text:style-name="T1">- DOMAIN-SUFFIX,e.hyzui.com,🛑 </text:span><text:span text:style-name="T2">全球拦截</text:span></text:p>
      <text:p text:style-name="P2"><text:s/><text:span text:style-name="T1">- DOMAIN-SUFFIX,e.icyrd.com,🛑 </text:span><text:span text:style-name="T2">全球拦截</text:span></text:p>
      <text:p text:style-name="P2"><text:s/><text:span text:style-name="T1">- DOMAIN-SUFFIX,e.iierq.com,🛑 </text:span><text:span text:style-name="T2">全球拦截</text:span></text:p>
      <text:p text:style-name="P2"><text:s/><text:span text:style-name="T1">- DOMAIN-SUFFIX,e.infvb.com,🛑 </text:span><text:span text:style-name="T2">全球拦截</text:span></text:p>
      <text:p text:style-name="P2"><text:s/><text:span text:style-name="T1">- DOMAIN-SUFFIX,e.irauz.com,🛑 </text:span><text:span text:style-name="T2">全球拦截</text:span></text:p>
      <text:p text:style-name="P2"><text:s/><text:span text:style-name="T1">- DOMAIN-SUFFIX,e.irkuj.com,🛑 </text:span><text:span text:style-name="T2">全球拦截</text:span></text:p>
      <text:p text:style-name="P2"><text:s/><text:span text:style-name="T1">- DOMAIN-SUFFIX,e.iruad.com,🛑 </text:span><text:span text:style-name="T2">全球拦截</text:span></text:p>
      <text:p text:style-name="P2"><text:s/><text:span text:style-name="T1">- DOMAIN-SUFFIX,e.ishowms.com,🛑 </text:span><text:span text:style-name="T2">全球拦截</text:span></text:p>
      <text:p text:style-name="P2"><text:s/><text:span text:style-name="T1">- DOMAIN-SUFFIX,e.jdaot.com,🛑 </text:span><text:span text:style-name="T2">全球拦截</text:span></text:p>
      <text:p text:style-name="P2"><text:s/><text:span text:style-name="T1">- DOMAIN-SUFFIX,e.jgkto.com,🛑 </text:span><text:span text:style-name="T2">全球拦截</text:span></text:p>
      <text:p text:style-name="P2"><text:s/><text:span text:style-name="T1">- DOMAIN-SUFFIX,e.jiaas.com,🛑 </text:span><text:span text:style-name="T2">全球拦截</text:span></text:p>
      <text:p text:style-name="P2"><text:s/><text:span text:style-name="T1">- DOMAIN-SUFFIX,e.jiirz.com,🛑 </text:span><text:span text:style-name="T2">全球拦截</text:span></text:p>
      <text:p text:style-name="P2"><text:s/><text:span text:style-name="T1">- DOMAIN-SUFFIX,e.jioeg.com,🛑 </text:span><text:span text:style-name="T2">全球拦截</text:span></text:p>
      <text:p text:style-name="P2"><text:s/><text:span text:style-name="T1">- DOMAIN-SUFFIX,e.jkert.com,🛑 </text:span><text:span text:style-name="T2">全球拦截</text:span></text:p>
      <text:p text:style-name="P2"><text:s/><text:span text:style-name="T1">- DOMAIN-SUFFIX,e.jlkja.com,🛑 </text:span><text:span text:style-name="T2">全球拦截</text:span></text:p>
      <text:p text:style-name="P2"><text:s/><text:span text:style-name="T1">- DOMAIN-SUFFIX,e.jltdbyq.com,🛑 </text:span><text:span text:style-name="T2">全球拦截</text:span></text:p>
      <text:p text:style-name="P2"><text:s/><text:span text:style-name="T1">- DOMAIN-SUFFIX,e.jnsdkjzs.com,🛑 </text:span><text:span text:style-name="T2">全球拦截</text:span></text:p>
      <text:p text:style-name="P2"><text:s/><text:span text:style-name="T1">- DOMAIN-SUFFIX,e.joyxv.com,🛑 </text:span><text:span text:style-name="T2">全球拦截</text:span></text:p>
      <text:p text:style-name="P2"><text:s/><text:span text:style-name="T1">- DOMAIN-SUFFIX,e.juyzr.com,🛑 </text:span><text:span text:style-name="T2">全球拦截</text:span></text:p>
      <text:p text:style-name="P2"><text:s/><text:span text:style-name="T1">- DOMAIN-SUFFIX,e.jwiyr.com,🛑 </text:span><text:span text:style-name="T2">全球拦截</text:span></text:p>
      <text:p text:style-name="P2"><text:s/><text:span text:style-name="T1">- DOMAIN-SUFFIX,e.jxxiangchu.com,🛑 </text:span><text:span text:style-name="T2">全球拦截</text:span></text:p>
      <text:p text:style-name="P2"><text:s/><text:span text:style-name="T1">- DOMAIN-SUFFIX,e.kcooy.com,🛑 </text:span><text:span text:style-name="T2">全球拦截</text:span></text:p>
      <text:p text:style-name="P2"><text:soft-page-break/><text:s/><text:span text:style-name="T1">- DOMAIN-SUFFIX,e.kewro.com,🛑 </text:span><text:span text:style-name="T2">全球拦截</text:span></text:p>
      <text:p text:style-name="P2"><text:s/><text:span text:style-name="T1">- DOMAIN-SUFFIX,e.khuoy.com,🛑 </text:span><text:span text:style-name="T2">全球拦截</text:span></text:p>
      <text:p text:style-name="P2"><text:s/><text:span text:style-name="T1">- DOMAIN-SUFFIX,e.kjfhe.com,🛑 </text:span><text:span text:style-name="T2">全球拦截</text:span></text:p>
      <text:p text:style-name="P2"><text:s/><text:span text:style-name="T1">- DOMAIN-SUFFIX,e.kjhfy.com,🛑 </text:span><text:span text:style-name="T2">全球拦截</text:span></text:p>
      <text:p text:style-name="P2"><text:s/><text:span text:style-name="T1">- DOMAIN-SUFFIX,e.kl6636.net,🛑 </text:span><text:span text:style-name="T2">全球拦截</text:span></text:p>
      <text:p text:style-name="P2"><text:s/><text:span text:style-name="T1">- DOMAIN-SUFFIX,e.ksttwz.com,🛑 </text:span><text:span text:style-name="T2">全球拦截</text:span></text:p>
      <text:p text:style-name="P2"><text:s/><text:span text:style-name="T1">- DOMAIN-SUFFIX,e.kunpp.com,🛑 </text:span><text:span text:style-name="T2">全球拦截</text:span></text:p>
      <text:p text:style-name="P2"><text:s/><text:span text:style-name="T1">- DOMAIN-SUFFIX,e.kwjkd.com,🛑 </text:span><text:span text:style-name="T2">全球拦截</text:span></text:p>
      <text:p text:style-name="P2"><text:s/><text:span text:style-name="T1">- DOMAIN-SUFFIX,e.kxhie.com,🛑 </text:span><text:span text:style-name="T2">全球拦截</text:span></text:p>
      <text:p text:style-name="P2"><text:s/><text:span text:style-name="T1">- DOMAIN-SUFFIX,e.lancedu.com,🛑 </text:span><text:span text:style-name="T2">全球拦截</text:span></text:p>
      <text:p text:style-name="P2"><text:s/><text:span text:style-name="T1">- DOMAIN-SUFFIX,e.lfdydk.com,🛑 </text:span><text:span text:style-name="T2">全球拦截</text:span></text:p>
      <text:p text:style-name="P2"><text:s/><text:span text:style-name="T1">- DOMAIN-SUFFIX,e.lovezhishou.com,🛑 </text:span><text:span text:style-name="T2">全球拦截</text:span></text:p>
      <text:p text:style-name="P2"><text:s/><text:span text:style-name="T1">- DOMAIN-SUFFIX,e.lyjz001.com,🛑 </text:span><text:span text:style-name="T2">全球拦截</text:span></text:p>
      <text:p text:style-name="P2"><text:s/><text:span text:style-name="T1">- DOMAIN-SUFFIX,e.lzytt.com,🛑 </text:span><text:span text:style-name="T2">全球拦截</text:span></text:p>
      <text:p text:style-name="P2"><text:s/><text:span text:style-name="T1">- DOMAIN-SUFFIX,e.md0z4dh.com,🛑 </text:span><text:span text:style-name="T2">全球拦截</text:span></text:p>
      <text:p text:style-name="P2"><text:s/><text:span text:style-name="T1">- DOMAIN-SUFFIX,e.meizhuanghe.com,🛑 </text:span><text:span text:style-name="T2">全球拦截</text:span></text:p>
      <text:p text:style-name="P2"><text:s/><text:span text:style-name="T1">- DOMAIN-SUFFIX,e.miaoxinqipei.com,🛑 </text:span><text:span text:style-name="T2">全球拦截</text:span></text:p>
      <text:p text:style-name="P2"><text:s/><text:span text:style-name="T1">- DOMAIN-SUFFIX,e.mightiger.net,🛑 </text:span><text:span text:style-name="T2">全球拦截</text:span></text:p>
      <text:p text:style-name="P2"><text:s/><text:span text:style-name="T1">- DOMAIN-SUFFIX,e.miiuv.com,🛑 </text:span><text:span text:style-name="T2">全球拦截</text:span></text:p>
      <text:p text:style-name="P2"><text:s/><text:span text:style-name="T1">- DOMAIN-SUFFIX,e.mmkvi.com,🛑 </text:span><text:span text:style-name="T2">全球拦截</text:span></text:p>
      <text:p text:style-name="P2"><text:s/><text:span text:style-name="T1">- DOMAIN-SUFFIX,e.mozist.com,🛑 </text:span><text:span text:style-name="T2">全球拦截</text:span></text:p>
      <text:p text:style-name="P2"><text:s/><text:span text:style-name="T1">- DOMAIN-SUFFIX,e.mqgpo.com,🛑 </text:span><text:span text:style-name="T2">全球拦截</text:span></text:p>
      <text:p text:style-name="P2"><text:s/><text:span text:style-name="T1">- DOMAIN-SUFFIX,e.mrsasharingspace.com,🛑 </text:span><text:span text:style-name="T2">全球拦截</text:span></text:p>
      <text:p text:style-name="P2"><text:s/><text:span text:style-name="T1">- DOMAIN-SUFFIX,e.mrtuo.com,🛑 </text:span><text:span text:style-name="T2">全球拦截</text:span></text:p>
      <text:p text:style-name="P2"><text:s/><text:span text:style-name="T1">- DOMAIN-SUFFIX,e.mushizhubao.com,🛑 </text:span><text:span text:style-name="T2">全球拦截</text:span></text:p>
      <text:p text:style-name="P2"><text:s/><text:span text:style-name="T1">- DOMAIN-SUFFIX,e.nduop.com,🛑 </text:span><text:span text:style-name="T2">全球拦截</text:span></text:p>
      <text:p text:style-name="P2"><text:s/><text:span text:style-name="T1">- DOMAIN-SUFFIX,e.neijh.com,🛑 </text:span><text:span text:style-name="T2">全球拦截</text:span></text:p>
      <text:p text:style-name="P2"><text:s/><text:span text:style-name="T1">- DOMAIN-SUFFIX,e.nejup.com,🛑 </text:span><text:span text:style-name="T2">全球拦截</text:span></text:p>
      <text:p text:style-name="P2"><text:s/><text:span text:style-name="T1">- DOMAIN-SUFFIX,e.nernv.com,🛑 </text:span><text:span text:style-name="T2">全球拦截</text:span></text:p>
      <text:p text:style-name="P2"><text:s/><text:span text:style-name="T1">- DOMAIN-SUFFIX,e.nexac.com,🛑 </text:span><text:span text:style-name="T2">全球拦截</text:span></text:p>
      <text:p text:style-name="P2"><text:s/><text:span text:style-name="T1">- DOMAIN-SUFFIX,e.nfkos.com,🛑 </text:span><text:span text:style-name="T2">全球拦截</text:span></text:p>
      <text:p text:style-name="P2"><text:s/><text:span text:style-name="T1">- DOMAIN-SUFFIX,e.nmtouzi.com,🛑 </text:span><text:span text:style-name="T2">全球拦截</text:span></text:p>
      <text:p text:style-name="P2"><text:s/><text:span text:style-name="T1">- DOMAIN-SUFFIX,e.nnfiy.com,🛑 </text:span><text:span text:style-name="T2">全球拦截</text:span></text:p>
      <text:p text:style-name="P2"><text:s/><text:span text:style-name="T1">- DOMAIN-SUFFIX,e.nwxzs.com,🛑 </text:span><text:span text:style-name="T2">全球拦截</text:span></text:p>
      <text:p text:style-name="P2"><text:s/><text:span text:style-name="T1">- DOMAIN-SUFFIX,e.nxypz.com,🛑 </text:span><text:span text:style-name="T2">全球拦截</text:span></text:p>
      <text:p text:style-name="P2"><text:s/><text:span text:style-name="T1">- DOMAIN-SUFFIX,e.oesnw.com,🛑 </text:span><text:span text:style-name="T2">全球拦截</text:span></text:p>
      <text:p text:style-name="P2"><text:s/><text:span text:style-name="T1">- DOMAIN-SUFFIX,e.okfhn.com,🛑 </text:span><text:span text:style-name="T2">全球拦截</text:span></text:p>
      <text:p text:style-name="P2"><text:s/><text:span text:style-name="T1">- DOMAIN-SUFFIX,e.opqsr.com,🛑 </text:span><text:span text:style-name="T2">全球拦截</text:span></text:p>
      <text:p text:style-name="P2"><text:s/><text:span text:style-name="T1">- DOMAIN-SUFFIX,e.oyrim.com,🛑 </text:span><text:span text:style-name="T2">全球拦截</text:span></text:p>
      <text:p text:style-name="P2"><text:s/><text:span text:style-name="T1">- DOMAIN-SUFFIX,e.pbino.com,🛑 </text:span><text:span text:style-name="T2">全球拦截</text:span></text:p>
      <text:p text:style-name="P2"><text:s/><text:span text:style-name="T1">- DOMAIN-SUFFIX,e.picbr.com,🛑 </text:span><text:span text:style-name="T2">全球拦截</text:span></text:p>
      <text:p text:style-name="P2"><text:s/><text:span text:style-name="T1">- DOMAIN-SUFFIX,e.plerv.com,🛑 </text:span><text:span text:style-name="T2">全球拦截</text:span></text:p>
      <text:p text:style-name="P2"><text:s/><text:span text:style-name="T1">- DOMAIN-SUFFIX,e.pomkl.com,🛑 </text:span><text:span text:style-name="T2">全球拦截</text:span></text:p>
      <text:p text:style-name="P2"><text:s/><text:span text:style-name="T1">- DOMAIN-SUFFIX,e.poonscn.com,🛑 </text:span><text:span text:style-name="T2">全球拦截</text:span></text:p>
      <text:p text:style-name="P2"><text:s/><text:span text:style-name="T1">- DOMAIN-SUFFIX,e.pubbirdf.com,🛑 </text:span><text:span text:style-name="T2">全球拦截</text:span></text:p>
      <text:p text:style-name="P2"><text:s/><text:span text:style-name="T1">- DOMAIN-SUFFIX,e.puooi.com,🛑 </text:span><text:span text:style-name="T2">全球拦截</text:span></text:p>
      <text:p text:style-name="P2"><text:s/><text:span text:style-name="T1">- DOMAIN-SUFFIX,e.pwjhg.com,🛑 </text:span><text:span text:style-name="T2">全球拦截</text:span></text:p>
      <text:p text:style-name="P2"><text:s/><text:span text:style-name="T1">- DOMAIN-SUFFIX,e.pyerc.com,🛑 </text:span><text:span text:style-name="T2">全球拦截</text:span></text:p>
      <text:p text:style-name="P2"><text:s/><text:span text:style-name="T1">- DOMAIN-SUFFIX,e.qiaoyuwang.com,🛑 </text:span><text:span text:style-name="T2">全球拦截</text:span></text:p>
      <text:p text:style-name="P2"><text:s/><text:span text:style-name="T1">- DOMAIN-SUFFIX,e.qingzhencai.net,🛑 </text:span><text:span text:style-name="T2">全球拦截</text:span></text:p>
      <text:p text:style-name="P2"><text:s/><text:span text:style-name="T1">- DOMAIN-SUFFIX,e.qiyunmuye.com,🛑 </text:span><text:span text:style-name="T2">全球拦截</text:span></text:p>
      <text:p text:style-name="P2"><text:s/><text:span text:style-name="T1">- DOMAIN-SUFFIX,e.qsove.com,🛑 </text:span><text:span text:style-name="T2">全球拦截</text:span></text:p>
      <text:p text:style-name="P2"><text:s/><text:span text:style-name="T1">- DOMAIN-SUFFIX,e.qvxyz.com,🛑 </text:span><text:span text:style-name="T2">全球拦截</text:span></text:p>
      <text:p text:style-name="P2"><text:s/><text:span text:style-name="T1">- DOMAIN-SUFFIX,e.qxfly.com,🛑 </text:span><text:span text:style-name="T2">全球拦截</text:span></text:p>
      <text:p text:style-name="P2"><text:s/><text:span text:style-name="T1">- DOMAIN-SUFFIX,e.resmv.com,🛑 </text:span><text:span text:style-name="T2">全球拦截</text:span></text:p>
      <text:p text:style-name="P2"><text:s/><text:span text:style-name="T1">- DOMAIN-SUFFIX,e.ricpt.com,🛑 </text:span><text:span text:style-name="T2">全球拦截</text:span></text:p>
      <text:p text:style-name="P2"><text:soft-page-break/><text:s/><text:span text:style-name="T1">- DOMAIN-SUFFIX,e.rmwdn.com,🛑 </text:span><text:span text:style-name="T2">全球拦截</text:span></text:p>
      <text:p text:style-name="P2"><text:s/><text:span text:style-name="T1">- DOMAIN-SUFFIX,e.romgv.com,🛑 </text:span><text:span text:style-name="T2">全球拦截</text:span></text:p>
      <text:p text:style-name="P2"><text:s/><text:span text:style-name="T1">- DOMAIN-SUFFIX,e.sanitwealth.com,🛑 </text:span><text:span text:style-name="T2">全球拦截</text:span></text:p>
      <text:p text:style-name="P2"><text:s/><text:span text:style-name="T1">- DOMAIN-SUFFIX,e.shenyunkeji.com,🛑 </text:span><text:span text:style-name="T2">全球拦截</text:span></text:p>
      <text:p text:style-name="P2"><text:s/><text:span text:style-name="T1">- DOMAIN-SUFFIX,e.sjuqc.com,🛑 </text:span><text:span text:style-name="T2">全球拦截</text:span></text:p>
      <text:p text:style-name="P2"><text:s/><text:span text:style-name="T1">- DOMAIN-SUFFIX,e.sosjyx.com,🛑 </text:span><text:span text:style-name="T2">全球拦截</text:span></text:p>
      <text:p text:style-name="P2"><text:s/><text:span text:style-name="T1">- DOMAIN-SUFFIX,e.srrux.com,🛑 </text:span><text:span text:style-name="T2">全球拦截</text:span></text:p>
      <text:p text:style-name="P2"><text:s/><text:span text:style-name="T1">- DOMAIN-SUFFIX,e.suehy.com,🛑 </text:span><text:span text:style-name="T2">全球拦截</text:span></text:p>
      <text:p text:style-name="P2"><text:s/><text:span text:style-name="T1">- DOMAIN-SUFFIX,e.szqifu.com,🛑 </text:span><text:span text:style-name="T2">全球拦截</text:span></text:p>
      <text:p text:style-name="P2"><text:s/><text:span text:style-name="T1">- DOMAIN-SUFFIX,e.t71q.com,🛑 </text:span><text:span text:style-name="T2">全球拦截</text:span></text:p>
      <text:p text:style-name="P2"><text:s/><text:span text:style-name="T1">- DOMAIN-SUFFIX,e.tdtsd.com,🛑 </text:span><text:span text:style-name="T2">全球拦截</text:span></text:p>
      <text:p text:style-name="P2"><text:s/><text:span text:style-name="T1">- DOMAIN-SUFFIX,e.tiantianedu.net,🛑 </text:span><text:span text:style-name="T2">全球拦截</text:span></text:p>
      <text:p text:style-name="P2"><text:s/><text:span text:style-name="T1">- DOMAIN-SUFFIX,e.tick0.com,🛑 </text:span><text:span text:style-name="T2">全球拦截</text:span></text:p>
      <text:p text:style-name="P2"><text:s/><text:span text:style-name="T1">- DOMAIN-SUFFIX,e.tiojk.com,🛑 </text:span><text:span text:style-name="T2">全球拦截</text:span></text:p>
      <text:p text:style-name="P2"><text:s/><text:span text:style-name="T1">- DOMAIN-SUFFIX,e.tuoaa.com,🛑 </text:span><text:span text:style-name="T2">全球拦截</text:span></text:p>
      <text:p text:style-name="P2"><text:s/><text:span text:style-name="T1">- DOMAIN-SUFFIX,e.ueram.com,🛑 </text:span><text:span text:style-name="T2">全球拦截</text:span></text:p>
      <text:p text:style-name="P2"><text:s/><text:span text:style-name="T1">- DOMAIN-SUFFIX,e.uissm.com,🛑 </text:span><text:span text:style-name="T2">全球拦截</text:span></text:p>
      <text:p text:style-name="P2"><text:s/><text:span text:style-name="T1">- DOMAIN-SUFFIX,e.v02u9.cn,🛑 </text:span><text:span text:style-name="T2">全球拦截</text:span></text:p>
      <text:p text:style-name="P2"><text:s/><text:span text:style-name="T1">- DOMAIN-SUFFIX,e.vaxyz.com,🛑 </text:span><text:span text:style-name="T2">全球拦截</text:span></text:p>
      <text:p text:style-name="P2"><text:s/><text:span text:style-name="T1">- DOMAIN-SUFFIX,e.vbaiu.com,🛑 </text:span><text:span text:style-name="T2">全球拦截</text:span></text:p>
      <text:p text:style-name="P2"><text:s/><text:span text:style-name="T1">- DOMAIN-SUFFIX,e.vouky.com,🛑 </text:span><text:span text:style-name="T2">全球拦截</text:span></text:p>
      <text:p text:style-name="P2"><text:s/><text:span text:style-name="T1">- DOMAIN-SUFFIX,e.vvocm.com,🛑 </text:span><text:span text:style-name="T2">全球拦截</text:span></text:p>
      <text:p text:style-name="P2"><text:s/><text:span text:style-name="T1">- DOMAIN-SUFFIX,e.wcjup.com,🛑 </text:span><text:span text:style-name="T2">全球拦截</text:span></text:p>
      <text:p text:style-name="P2"><text:s/><text:span text:style-name="T1">- DOMAIN-SUFFIX,e.weixingshexiangji.net,🛑 </text:span><text:span text:style-name="T2">全球拦截</text:span></text:p>
      <text:p text:style-name="P2"><text:s/><text:span text:style-name="T1">- DOMAIN-SUFFIX,e.wikigifth.com,🛑 </text:span><text:span text:style-name="T2">全球拦截</text:span></text:p>
      <text:p text:style-name="P2"><text:s/><text:span text:style-name="T1">- DOMAIN-SUFFIX,e.wjhehaofc.com,🛑 </text:span><text:span text:style-name="T2">全球拦截</text:span></text:p>
      <text:p text:style-name="P2"><text:s/><text:span text:style-name="T1">- DOMAIN-SUFFIX,e.wkjhd.com,🛑 </text:span><text:span text:style-name="T2">全球拦截</text:span></text:p>
      <text:p text:style-name="P2"><text:s/><text:span text:style-name="T1">- DOMAIN-SUFFIX,e.wnxcg.com,🛑 </text:span><text:span text:style-name="T2">全球拦截</text:span></text:p>
      <text:p text:style-name="P2"><text:s/><text:span text:style-name="T1">- DOMAIN-SUFFIX,e.wonwg.com,🛑 </text:span><text:span text:style-name="T2">全球拦截</text:span></text:p>
      <text:p text:style-name="P2"><text:s/><text:span text:style-name="T1">- DOMAIN-SUFFIX,e.wsxxu.com,🛑 </text:span><text:span text:style-name="T2">全球拦截</text:span></text:p>
      <text:p text:style-name="P2"><text:s/><text:span text:style-name="T1">- DOMAIN-SUFFIX,e.x.cn.xtgreat.com,🛑 </text:span><text:span text:style-name="T2">全球拦截</text:span></text:p>
      <text:p text:style-name="P2"><text:s/><text:span text:style-name="T1">- DOMAIN-SUFFIX,e.xdkje.com,🛑 </text:span><text:span text:style-name="T2">全球拦截</text:span></text:p>
      <text:p text:style-name="P2"><text:s/><text:span text:style-name="T1">- DOMAIN-SUFFIX,e.xeihy.com,🛑 </text:span><text:span text:style-name="T2">全球拦截</text:span></text:p>
      <text:p text:style-name="P2"><text:s/><text:span text:style-name="T1">- DOMAIN-SUFFIX,e.xetvb.com,🛑 </text:span><text:span text:style-name="T2">全球拦截</text:span></text:p>
      <text:p text:style-name="P2"><text:s/><text:span text:style-name="T1">- DOMAIN-SUFFIX,e.xiangchim0.com,🛑 </text:span><text:span text:style-name="T2">全球拦截</text:span></text:p>
      <text:p text:style-name="P2"><text:s/><text:span text:style-name="T1">- DOMAIN-SUFFIX,e.xikdn.com,🛑 </text:span><text:span text:style-name="T2">全球拦截</text:span></text:p>
      <text:p text:style-name="P2"><text:s/><text:span text:style-name="T1">- DOMAIN-SUFFIX,e.xkqpco.com.com,🛑 </text:span><text:span text:style-name="T2">全球拦截</text:span></text:p>
      <text:p text:style-name="P2"><text:s/><text:span text:style-name="T1">- DOMAIN-SUFFIX,e.xlsschina15.net,🛑 </text:span><text:span text:style-name="T2">全球拦截</text:span></text:p>
      <text:p text:style-name="P2"><text:s/><text:span text:style-name="T1">- DOMAIN-SUFFIX,e.xmgysweb.com,🛑 </text:span><text:span text:style-name="T2">全球拦截</text:span></text:p>
      <text:p text:style-name="P2"><text:s/><text:span text:style-name="T1">- DOMAIN-SUFFIX,e.xpjis.com,🛑 </text:span><text:span text:style-name="T2">全球拦截</text:span></text:p>
      <text:p text:style-name="P2"><text:s/><text:span text:style-name="T1">- DOMAIN-SUFFIX,e.xxkio.com,🛑 </text:span><text:span text:style-name="T2">全球拦截</text:span></text:p>
      <text:p text:style-name="P2"><text:s/><text:span text:style-name="T1">- DOMAIN-SUFFIX,e.yageben.com,🛑 </text:span><text:span text:style-name="T2">全球拦截</text:span></text:p>
      <text:p text:style-name="P2"><text:s/><text:span text:style-name="T1">- DOMAIN-SUFFIX,e.yangjingbang.net,🛑 </text:span><text:span text:style-name="T2">全球拦截</text:span></text:p>
      <text:p text:style-name="P2"><text:s/><text:span text:style-name="T1">- DOMAIN-SUFFIX,e.yerpt.com,🛑 </text:span><text:span text:style-name="T2">全球拦截</text:span></text:p>
      <text:p text:style-name="P2"><text:s/><text:span text:style-name="T1">- DOMAIN-SUFFIX,e.yicang8.com,🛑 </text:span><text:span text:style-name="T2">全球拦截</text:span></text:p>
      <text:p text:style-name="P2"><text:s/><text:span text:style-name="T1">- DOMAIN-SUFFIX,e.yidulive.net,🛑 </text:span><text:span text:style-name="T2">全球拦截</text:span></text:p>
      <text:p text:style-name="P2"><text:s/><text:span text:style-name="T1">- DOMAIN-SUFFIX,e.yingchengtou.com,🛑 </text:span><text:span text:style-name="T2">全球拦截</text:span></text:p>
      <text:p text:style-name="P2"><text:s/><text:span text:style-name="T1">- DOMAIN-SUFFIX,e.ynnke.com,🛑 </text:span><text:span text:style-name="T2">全球拦截</text:span></text:p>
      <text:p text:style-name="P2"><text:s/><text:span text:style-name="T1">- DOMAIN-SUFFIX,e.yoiur.com,🛑 </text:span><text:span text:style-name="T2">全球拦截</text:span></text:p>
      <text:p text:style-name="P2"><text:s/><text:span text:style-name="T1">- DOMAIN-SUFFIX,e.youweiprint.com,🛑 </text:span><text:span text:style-name="T2">全球拦截</text:span></text:p>
      <text:p text:style-name="P2"><text:s/><text:span text:style-name="T1">- DOMAIN-SUFFIX,e.ysdangan.com,🛑 </text:span><text:span text:style-name="T2">全球拦截</text:span></text:p>
      <text:p text:style-name="P2"><text:s/><text:span text:style-name="T1">- DOMAIN-SUFFIX,e.ysdhe.com,🛑 </text:span><text:span text:style-name="T2">全球拦截</text:span></text:p>
      <text:p text:style-name="P2"><text:s/><text:span text:style-name="T1">- DOMAIN-SUFFIX,e.yuxyz.com,🛑 </text:span><text:span text:style-name="T2">全球拦截</text:span></text:p>
      <text:p text:style-name="P2"><text:s/><text:span text:style-name="T1">- DOMAIN-SUFFIX,e.ywbwsm.com,🛑 </text:span><text:span text:style-name="T2">全球拦截</text:span></text:p>
      <text:p text:style-name="P2"><text:s/><text:span text:style-name="T1">- DOMAIN-SUFFIX,e.yycqc.com,🛑 </text:span><text:span text:style-name="T2">全球拦截</text:span></text:p>
      <text:p text:style-name="P2"><text:s/><text:span text:style-name="T1">- DOMAIN-SUFFIX,e.yyeks.com,🛑 </text:span><text:span text:style-name="T2">全球拦截</text:span></text:p>
      <text:p text:style-name="P2"><text:soft-page-break/><text:s/><text:span text:style-name="T1">- DOMAIN-SUFFIX,e.yyjhf.com,🛑 </text:span><text:span text:style-name="T2">全球拦截</text:span></text:p>
      <text:p text:style-name="P2"><text:s/><text:span text:style-name="T1">- DOMAIN-SUFFIX,e.zabxb.com,🛑 </text:span><text:span text:style-name="T2">全球拦截</text:span></text:p>
      <text:p text:style-name="P2"><text:s/><text:span text:style-name="T1">- DOMAIN-SUFFIX,e.zhuyuanp.club,🛑 </text:span><text:span text:style-name="T2">全球拦截</text:span></text:p>
      <text:p text:style-name="P2"><text:s/><text:span text:style-name="T1">- DOMAIN-SUFFIX,e.zhuyuanp.shop,🛑 </text:span><text:span text:style-name="T2">全球拦截</text:span></text:p>
      <text:p text:style-name="P2"><text:s/><text:span text:style-name="T1">- DOMAIN-SUFFIX,e.zhuyuanp.top,🛑 </text:span><text:span text:style-name="T2">全球拦截</text:span></text:p>
      <text:p text:style-name="P2"><text:s/><text:span text:style-name="T1">- DOMAIN-SUFFIX,e.zjkdaikuan.com,🛑 </text:span><text:span text:style-name="T2">全球拦截</text:span></text:p>
      <text:p text:style-name="P2"><text:s/><text:span text:style-name="T1">- DOMAIN-SUFFIX,e.zkwsdf.com,🛑 </text:span><text:span text:style-name="T2">全球拦截</text:span></text:p>
      <text:p text:style-name="P2"><text:s/><text:span text:style-name="T1">- DOMAIN-SUFFIX,e.zunss.com,🛑 </text:span><text:span text:style-name="T2">全球拦截</text:span></text:p>
      <text:p text:style-name="P2"><text:s/><text:span text:style-name="T1">- DOMAIN-SUFFIX,e7001.com,🛑 </text:span><text:span text:style-name="T2">全球拦截</text:span></text:p>
      <text:p text:style-name="P2"><text:s/><text:span text:style-name="T1">- DOMAIN-SUFFIX,e7002.com,🛑 </text:span><text:span text:style-name="T2">全球拦截</text:span></text:p>
      <text:p text:style-name="P2"><text:s/><text:span text:style-name="T1">- DOMAIN-SUFFIX,e7009.com,🛑 </text:span><text:span text:style-name="T2">全球拦截</text:span></text:p>
      <text:p text:style-name="P2"><text:s/><text:span text:style-name="T1">- DOMAIN-SUFFIX,e701.net,🛑 </text:span><text:span text:style-name="T2">全球拦截</text:span></text:p>
      <text:p text:style-name="P2"><text:s/><text:span text:style-name="T1">- DOMAIN-SUFFIX,e70123.com,🛑 </text:span><text:span text:style-name="T2">全球拦截</text:span></text:p>
      <text:p text:style-name="P2"><text:s/><text:span text:style-name="T1">- DOMAIN-SUFFIX,e7015.com,🛑 </text:span><text:span text:style-name="T2">全球拦截</text:span></text:p>
      <text:p text:style-name="P2"><text:s/><text:span text:style-name="T1">- DOMAIN-SUFFIX,e704.net,🛑 </text:span><text:span text:style-name="T2">全球拦截</text:span></text:p>
      <text:p text:style-name="P2"><text:s/><text:span text:style-name="T1">- DOMAIN-SUFFIX,e705.net,🛑 </text:span><text:span text:style-name="T2">全球拦截</text:span></text:p>
      <text:p text:style-name="P2"><text:s/><text:span text:style-name="T1">- DOMAIN-SUFFIX,e706.net,🛑 </text:span><text:span text:style-name="T2">全球拦截</text:span></text:p>
      <text:p text:style-name="P2"><text:s/><text:span text:style-name="T1">- DOMAIN-SUFFIX,e708.net,🛑 </text:span><text:span text:style-name="T2">全球拦截</text:span></text:p>
      <text:p text:style-name="P2"><text:s/><text:span text:style-name="T1">- DOMAIN-SUFFIX,e719.net,🛑 </text:span><text:span text:style-name="T2">全球拦截</text:span></text:p>
      <text:p text:style-name="P2"><text:s/><text:span text:style-name="T1">- DOMAIN-SUFFIX,e9377f.com,🛑 </text:span><text:span text:style-name="T2">全球拦截</text:span></text:p>
      <text:p text:style-name="P2"><text:s/><text:span text:style-name="T1">- DOMAIN-SUFFIX,eacash.streamplay.to,🛑 </text:span><text:span text:style-name="T2">全球拦截</text:span></text:p>
      <text:p text:style-name="P2"><text:s/><text:span text:style-name="T1">- DOMAIN-SUFFIX,eap.big5.enorth.com.cn,🛑 </text:span><text:span text:style-name="T2">全球拦截</text:span></text:p>
      <text:p text:style-name="P2"><text:s/><text:span text:style-name="T1">- DOMAIN-SUFFIX,eap.enorth.com.cn,🛑 </text:span><text:span text:style-name="T2">全球拦截</text:span></text:p>
      <text:p text:style-name="P2"><text:s/><text:span text:style-name="T1">- DOMAIN-SUFFIX,ebook.res.meizu.com,🛑 </text:span><text:span text:style-name="T2">全球拦截</text:span></text:p>
      <text:p text:style-name="P2"><text:s/><text:span text:style-name="T1">- DOMAIN-SUFFIX,ebp.renren.com,🛑 </text:span><text:span text:style-name="T2">全球拦截</text:span></text:p>
      <text:p text:style-name="P2"><text:s/><text:span text:style-name="T1">- DOMAIN-SUFFIX,ec.kejet.net,🛑 </text:span><text:span text:style-name="T2">全球拦截</text:span></text:p>
      <text:p text:style-name="P2"><text:s/><text:span text:style-name="T1">- DOMAIN-SUFFIX,eclick.120ask.com,🛑 </text:span><text:span text:style-name="T2">全球拦截</text:span></text:p>
      <text:p text:style-name="P2"><text:s/><text:span text:style-name="T1">- DOMAIN-SUFFIX,eclick.360doc.com,🛑 </text:span><text:span text:style-name="T2">全球拦截</text:span></text:p>
      <text:p text:style-name="P2"><text:s/><text:span text:style-name="T1">- DOMAIN-SUFFIX,eclick.baidu.com,🛑 </text:span><text:span text:style-name="T2">全球拦截</text:span></text:p>
      <text:p text:style-name="P2"><text:s/><text:span text:style-name="T1">- DOMAIN-SUFFIX,eclkspbn.com,🛑 </text:span><text:span text:style-name="T2">全球拦截</text:span></text:p>
      <text:p text:style-name="P2"><text:s/><text:span text:style-name="T1">- DOMAIN-SUFFIX,ecma.bdimg.com,🛑 </text:span><text:span text:style-name="T2">全球拦截</text:span></text:p>
      <text:p text:style-name="P2"><text:s/><text:span text:style-name="T1">- DOMAIN-SUFFIX,ecmb.bdimg.com,🛑 </text:span><text:span text:style-name="T2">全球拦截</text:span></text:p>
      <text:p text:style-name="P2"><text:s/><text:span text:style-name="T1">- DOMAIN-SUFFIX,ecmc.bdimg.com,🛑 </text:span><text:span text:style-name="T2">全球拦截</text:span></text:p>
      <text:p text:style-name="P2"><text:s/><text:span text:style-name="T1">- DOMAIN-SUFFIX,ecuc123.net,🛑 </text:span><text:span text:style-name="T2">全球拦截</text:span></text:p>
      <text:p text:style-name="P2"><text:s/><text:span text:style-name="T1">- DOMAIN-SUFFIX,ed.aijielang.cn,🛑 </text:span><text:span text:style-name="T2">全球拦截</text:span></text:p>
      <text:p text:style-name="P2"><text:s/><text:span text:style-name="T1">- DOMAIN-SUFFIX,ed.sczhilong.cn,🛑 </text:span><text:span text:style-name="T2">全球拦截</text:span></text:p>
      <text:p text:style-name="P2"><text:s/><text:span text:style-name="T1">- DOMAIN-SUFFIX,eddong.com,🛑 </text:span><text:span text:style-name="T2">全球拦截</text:span></text:p>
      <text:p text:style-name="P2"><text:s/><text:span text:style-name="T1">- DOMAIN-SUFFIX,edesf.xyzxmark.cn,🛑 </text:span><text:span text:style-name="T2">全球拦截</text:span></text:p>
      <text:p text:style-name="P2"><text:s/><text:span text:style-name="T1">- DOMAIN-SUFFIX,edge.quantserve.com,🛑 </text:span><text:span text:style-name="T2">全球拦截</text:span></text:p>
      <text:p text:style-name="P2"><text:s/><text:span text:style-name="T1">- DOMAIN-SUFFIX,edge.sharethis.com,🛑 </text:span><text:span text:style-name="T2">全球拦截</text:span></text:p>
      <text:p text:style-name="P2"><text:s/><text:span text:style-name="T1">- DOMAIN-SUFFIX,edge.yunjiasu.com,🛑 </text:span><text:span text:style-name="T2">全球拦截</text:span></text:p>
      <text:p text:style-name="P2"><text:s/><text:span text:style-name="T1">- DOMAIN-SUFFIX,edigitalsurvey.com,🛑 </text:span><text:span text:style-name="T2">全球拦截</text:span></text:p>
      <text:p text:style-name="P2"><text:s/><text:span text:style-name="T1">- DOMAIN-SUFFIX,edncui.net,🛑 </text:span><text:span text:style-name="T2">全球拦截</text:span></text:p>
      <text:p text:style-name="P2"><text:s/><text:span text:style-name="T1">- DOMAIN-SUFFIX,eduancm.com,🛑 </text:span><text:span text:style-name="T2">全球拦截</text:span></text:p>
      <text:p text:style-name="P2"><text:s/><text:span text:style-name="T1">- DOMAIN-SUFFIX,eduzzjy.com,🛑 </text:span><text:span text:style-name="T2">全球拦截</text:span></text:p>
      <text:p text:style-name="P2"><text:s/><text:span text:style-name="T1">- DOMAIN-SUFFIX,ee4kdushuba.com,🛑 </text:span><text:span text:style-name="T2">全球拦截</text:span></text:p>
      <text:p text:style-name="P2"><text:s/><text:span text:style-name="T1">- DOMAIN-SUFFIX,eee.eh39.co,🛑 </text:span><text:span text:style-name="T2">全球拦截</text:span></text:p>
      <text:p text:style-name="P2"><text:s/><text:span text:style-name="T1">- DOMAIN-SUFFIX,eee.kj78.org,🛑 </text:span><text:span text:style-name="T2">全球拦截</text:span></text:p>
      <text:p text:style-name="P2"><text:s/><text:span text:style-name="T1">- DOMAIN-SUFFIX,eee.ttyy888.co,🛑 </text:span><text:span text:style-name="T2">全球拦截</text:span></text:p>
      <text:p text:style-name="P2"><text:s/><text:span text:style-name="T1">- DOMAIN-SUFFIX,eeee500.com,🛑 </text:span><text:span text:style-name="T2">全球拦截</text:span></text:p>
      <text:p text:style-name="P2"><text:s/><text:span text:style-name="T1">- DOMAIN-SUFFIX,eezdx.erc.18183.com,🛑 </text:span><text:span text:style-name="T2">全球拦截</text:span></text:p>
      <text:p text:style-name="P2"><text:s/><text:span text:style-name="T1">- DOMAIN-SUFFIX,eff.inte.sogou.com,🛑 </text:span><text:span text:style-name="T2">全球拦截</text:span></text:p>
      <text:p text:style-name="P2"><text:s/><text:span text:style-name="T1">- DOMAIN-SUFFIX,effectivemeasure.com,🛑 </text:span><text:span text:style-name="T2">全球拦截</text:span></text:p>
      <text:p text:style-name="P2"><text:s/><text:span text:style-name="T1">- DOMAIN-SUFFIX,effectivemeasure.net,🛑 </text:span><text:span text:style-name="T2">全球拦截</text:span></text:p>
      <text:p text:style-name="P2"><text:s/><text:span text:style-name="T1">- DOMAIN-SUFFIX,ehd.baike.com,🛑 </text:span><text:span text:style-name="T2">全球拦截</text:span></text:p>
      <text:p text:style-name="P2"><text:s/><text:span text:style-name="T1">- DOMAIN-SUFFIX,ehxyz.com,🛑 </text:span><text:span text:style-name="T2">全球拦截</text:span></text:p>
      <text:p text:style-name="P2"><text:soft-page-break/><text:s/><text:span text:style-name="T1">- DOMAIN-SUFFIX,ein.51yingfa.com,🛑 </text:span><text:span text:style-name="T2">全球拦截</text:span></text:p>
      <text:p text:style-name="P2"><text:s/><text:span text:style-name="T1">- DOMAIN-SUFFIX,eiv.baidu.com,🛑 </text:span><text:span text:style-name="T2">全球拦截</text:span></text:p>
      <text:p text:style-name="P2"><text:s/><text:span text:style-name="T1">- DOMAIN-SUFFIX,ejzr.golden1.sogou.com,🛑 </text:span><text:span text:style-name="T2">全球拦截</text:span></text:p>
      <text:p text:style-name="P2"><text:s/><text:span text:style-name="T1">- DOMAIN-SUFFIX,ekeide.com,🛑 </text:span><text:span text:style-name="T2">全球拦截</text:span></text:p>
      <text:p text:style-name="P2"><text:s/><text:span text:style-name="T1">- DOMAIN-SUFFIX,eland.doublemax.net,🛑 </text:span><text:span text:style-name="T2">全球拦截</text:span></text:p>
      <text:p text:style-name="P2"><text:s/><text:span text:style-name="T1">- DOMAIN-SUFFIX,em.baidu.com,🛑 </text:span><text:span text:style-name="T2">全球拦截</text:span></text:p>
      <text:p text:style-name="P2"><text:s/><text:span text:style-name="T1">- DOMAIN-SUFFIX,emarbox.com,🛑 </text:span><text:span text:style-name="T2">全球拦截</text:span></text:p>
      <text:p text:style-name="P2"><text:s/><text:span text:style-name="T1">- DOMAIN-SUFFIX,emss.zjhim.com,🛑 </text:span><text:span text:style-name="T2">全球拦截</text:span></text:p>
      <text:p text:style-name="P2"><text:s/><text:span text:style-name="T1">- DOMAIN-SUFFIX,en.shenyun.com,🛑 </text:span><text:span text:style-name="T2">全球拦截</text:span></text:p>
      <text:p text:style-name="P2"><text:s/><text:span text:style-name="T1">- DOMAIN-SUFFIX,en.shenyun.org,🛑 </text:span><text:span text:style-name="T2">全球拦截</text:span></text:p>
      <text:p text:style-name="P2"><text:s/><text:span text:style-name="T1">- DOMAIN-SUFFIX,engine.lvehaisen.com,🛑 </text:span><text:span text:style-name="T2">全球拦截</text:span></text:p>
      <text:p text:style-name="P2"><text:s/><text:span text:style-name="T1">- DOMAIN-SUFFIX,engine.tuia.cn,🛑 </text:span><text:span text:style-name="T2">全球拦截</text:span></text:p>
      <text:p text:style-name="P2"><text:s/><text:span text:style-name="T1">- DOMAIN-SUFFIX,ent1.12584.cn,🛑 </text:span><text:span text:style-name="T2">全球拦截</text:span></text:p>
      <text:p text:style-name="P2"><text:s/><text:span text:style-name="T1">- DOMAIN-SUFFIX,entry.baidu.com,🛑 </text:span><text:span text:style-name="T2">全球拦截</text:span></text:p>
      <text:p text:style-name="P2"><text:s/><text:span text:style-name="T1">- DOMAIN-SUFFIX,e-p4p.163.com,🛑 </text:span><text:span text:style-name="T2">全球拦截</text:span></text:p>
      <text:p text:style-name="P2"><text:s/><text:span text:style-name="T1">- DOMAIN-SUFFIX,epernn.cn,🛑 </text:span><text:span text:style-name="T2">全球拦截</text:span></text:p>
      <text:p text:style-name="P2"><text:s/><text:span text:style-name="T1">- DOMAIN-SUFFIX,epowernetworktrackerimages.s3.amazonaws.com,🛑 </text:span><text:span text:style-name="T2">全球拦截</text:span></text:p>
      <text:p text:style-name="P2"><text:s/><text:span text:style-name="T1">- DOMAIN-SUFFIX,er.dlhygj.com,🛑 </text:span><text:span text:style-name="T2">全球拦截</text:span></text:p>
      <text:p text:style-name="P2"><text:s/><text:span text:style-name="T1">- DOMAIN-SUFFIX,erebor.douban.com,🛑 </text:span><text:span text:style-name="T2">全球拦截</text:span></text:p>
      <text:p text:style-name="P2"><text:s/><text:span text:style-name="T1">- DOMAIN-SUFFIX,ereg.adobe.com,🛑 </text:span><text:span text:style-name="T2">全球拦截</text:span></text:p>
      <text:p text:style-name="P2"><text:s/><text:span text:style-name="T1">- DOMAIN-SUFFIX,ereg.wip3.adobe.com,🛑 </text:span><text:span text:style-name="T2">全球拦截</text:span></text:p>
      <text:p text:style-name="P2"><text:s/><text:span text:style-name="T1">- DOMAIN-SUFFIX,ers.baidu.com,🛑 </text:span><text:span text:style-name="T2">全球拦截</text:span></text:p>
      <text:p text:style-name="P2"><text:s/><text:span text:style-name="T1">- DOMAIN-SUFFIX,erwqw.zh1155.com,🛑 </text:span><text:span text:style-name="T2">全球拦截</text:span></text:p>
      <text:p text:style-name="P2"><text:s/><text:span text:style-name="T1">- DOMAIN-SUFFIX,erwr.ydjskvpd.com,🛑 </text:span><text:span text:style-name="T2">全球拦截</text:span></text:p>
      <text:p text:style-name="P2"><text:s/><text:span text:style-name="T1">- DOMAIN-SUFFIX,espn-ak.starwave.com,🛑 </text:span><text:span text:style-name="T2">全球拦截</text:span></text:p>
      <text:p text:style-name="P2"><text:s/><text:span text:style-name="T1">- DOMAIN-SUFFIX,esptj.com,🛑 </text:span><text:span text:style-name="T2">全球拦截</text:span></text:p>
      <text:p text:style-name="P2"><text:s/><text:span text:style-name="T1">- DOMAIN-SUFFIX,esrpxyahzna.bid,🛑 </text:span><text:span text:style-name="T2">全球拦截</text:span></text:p>
      <text:p text:style-name="P2"><text:s/><text:span text:style-name="T1">- DOMAIN-SUFFIX,eteun.cn,🛑 </text:span><text:span text:style-name="T2">全球拦截</text:span></text:p>
      <text:p text:style-name="P2"><text:s/><text:span text:style-name="T1">- DOMAIN-SUFFIX,ethod.gzgmjcx.com,🛑 </text:span><text:span text:style-name="T2">全球拦截</text:span></text:p>
      <text:p text:style-name="P2"><text:s/><text:span text:style-name="T1">- DOMAIN-SUFFIX,etl.xlmc.sec.miui.com,🛑 </text:span><text:span text:style-name="T2">全球拦截</text:span></text:p>
      <text:p text:style-name="P2"><text:s/><text:span text:style-name="T1">- DOMAIN-SUFFIX,eu-gmtdmp.gd1.mookie1.com,🛑 </text:span><text:span text:style-name="T2">全球拦截</text:span></text:p>
      <text:p text:style-name="P2"><text:s/><text:span text:style-name="T1">- DOMAIN-SUFFIX,eum-appdynamics.com,🛑 </text:span><text:span text:style-name="T2">全球拦截</text:span></text:p>
      <text:p text:style-name="P2"><text:s/><text:span text:style-name="T1">- DOMAIN-SUFFIX,eus.rubiconproject.com,🛑 </text:span><text:span text:style-name="T2">全球拦截</text:span></text:p>
      <text:p text:style-name="P2"><text:s/><text:span text:style-name="T1">- DOMAIN-SUFFIX,euwidget.imshopping.com,🛑 </text:span><text:span text:style-name="T2">全球拦截</text:span></text:p>
      <text:p text:style-name="P2"><text:s/><text:span text:style-name="T1">- DOMAIN-SUFFIX,eva.ucas.com,🛑 </text:span><text:span text:style-name="T2">全球拦截</text:span></text:p>
      <text:p text:style-name="P2"><text:s/><text:span text:style-name="T1">- DOMAIN-SUFFIX,evefashion.cn,🛑 </text:span><text:span text:style-name="T2">全球拦截</text:span></text:p>
      <text:p text:style-name="P2"><text:s/><text:span text:style-name="T1">- DOMAIN-SUFFIX,event.ksosoft.com,🛑 </text:span><text:span text:style-name="T2">全球拦截</text:span></text:p>
      <text:p text:style-name="P2"><text:s/><text:span text:style-name="T1">- DOMAIN-SUFFIX,event.mackeeper.com,🛑 </text:span><text:span text:style-name="T2">全球拦截</text:span></text:p>
      <text:p text:style-name="P2"><text:s/><text:span text:style-name="T1">- DOMAIN-SUFFIX,eventlog.beacon.qq.com,🛑 </text:span><text:span text:style-name="T2">全球拦截</text:span></text:p>
      <text:p text:style-name="P2"><text:s/><text:span text:style-name="T1">- DOMAIN-SUFFIX,eventlog.hd.baofeng.com,🛑 </text:span><text:span text:style-name="T2">全球拦截</text:span></text:p>
      <text:p text:style-name="P2"><text:s/><text:span text:style-name="T1">- DOMAIN-SUFFIX,events.kalooga.com,🛑 </text:span><text:span text:style-name="T2">全球拦截</text:span></text:p>
      <text:p text:style-name="P2"><text:s/><text:span text:style-name="T1">- DOMAIN-SUFFIX,events.pingan.com,🛑 </text:span><text:span text:style-name="T2">全球拦截</text:span></text:p>
      <text:p text:style-name="P2"><text:s/><text:span text:style-name="T1">- DOMAIN-SUFFIX,events-api.outfit7.net,🛑 </text:span><text:span text:style-name="T2">全球拦截</text:span></text:p>
      <text:p text:style-name="P2"><text:s/><text:span text:style-name="T1">- DOMAIN-SUFFIX,eviltracker.net,🛑 </text:span><text:span text:style-name="T2">全球拦截</text:span></text:p>
      <text:p text:style-name="P2"><text:s/><text:span text:style-name="T1">- DOMAIN-SUFFIX,ew16d.package12.com,🛑 </text:span><text:span text:style-name="T2">全球拦截</text:span></text:p>
      <text:p text:style-name="P2"><text:s/><text:span text:style-name="T1">- DOMAIN-SUFFIX,ex.mobmore.com,🛑 </text:span><text:span text:style-name="T2">全球拦截</text:span></text:p>
      <text:p text:style-name="P2"><text:s/><text:span text:style-name="T1">- DOMAIN-SUFFIX,ex.puata.info,🛑 </text:span><text:span text:style-name="T2">全球拦截</text:span></text:p>
      <text:p text:style-name="P2"><text:s/><text:span text:style-name="T1">- DOMAIN-SUFFIX,exdynsrv.com,🛑 </text:span><text:span text:style-name="T2">全球拦截</text:span></text:p>
      <text:p text:style-name="P2"><text:s/><text:span text:style-name="T1">- DOMAIN-SUFFIX,exit.macandbumble.com,🛑 </text:span><text:span text:style-name="T2">全球拦截</text:span></text:p>
      <text:p text:style-name="P2"><text:s/><text:span text:style-name="T1">- DOMAIN-SUFFIX,exoclick.com,🛑 </text:span><text:span text:style-name="T2">全球拦截</text:span></text:p>
      <text:p text:style-name="P2"><text:s/><text:span text:style-name="T1">- DOMAIN-SUFFIX,exp.17wo.cn,🛑 </text:span><text:span text:style-name="T2">全球拦截</text:span></text:p>
      <text:p text:style-name="P2"><text:s/><text:span text:style-name="T1">- DOMAIN-SUFFIX,exp.3g.ifeng.com,🛑 </text:span><text:span text:style-name="T2">全球拦截</text:span></text:p>
      <text:p text:style-name="P2"><text:s/><text:span text:style-name="T1">- DOMAIN-SUFFIX,exp.qumi.com,🛑 </text:span><text:span text:style-name="T2">全球拦截</text:span></text:p>
      <text:p text:style-name="P2"><text:s/><text:span text:style-name="T1">- DOMAIN-SUFFIX,expo123.net,🛑 </text:span><text:span text:style-name="T2">全球拦截</text:span></text:p>
      <text:p text:style-name="P2"><text:s/><text:span text:style-name="T1">- DOMAIN-SUFFIX,ext.theglobalweb.com,🛑 </text:span><text:span text:style-name="T2">全球拦截</text:span></text:p>
      <text:p text:style-name="P2"><text:s/><text:span text:style-name="T1">- DOMAIN-SUFFIX,extmoney.i1608.com,🛑 </text:span><text:span text:style-name="T2">全球拦截</text:span></text:p>
      <text:p text:style-name="P2"><text:soft-page-break/><text:s/><text:span text:style-name="T1">- DOMAIN-SUFFIX,extstat.com,🛑 </text:span><text:span text:style-name="T2">全球拦截</text:span></text:p>
      <text:p text:style-name="P2"><text:s/><text:span text:style-name="T1">- DOMAIN-SUFFIX,eyd77s.com,🛑 </text:span><text:span text:style-name="T2">全球拦截</text:span></text:p>
      <text:p text:style-name="P2"><text:s/><text:span text:style-name="T1">- DOMAIN-SUFFIX,eye.swfchan.com,🛑 </text:span><text:span text:style-name="T2">全球拦截</text:span></text:p>
      <text:p text:style-name="P2"><text:s/><text:span text:style-name="T1">- DOMAIN-SUFFIX,eyouv.cn,🛑 </text:span><text:span text:style-name="T2">全球拦截</text:span></text:p>
      <text:p text:style-name="P2"><text:s/><text:span text:style-name="T1">- DOMAIN-SUFFIX,ez33.org.cn,🛑 </text:span><text:span text:style-name="T2">全球拦截</text:span></text:p>
      <text:p text:style-name="P2"><text:s/><text:span text:style-name="T1">- DOMAIN-SUFFIX,ezine.oupeng.com,🛑 </text:span><text:span text:style-name="T2">全球拦截</text:span></text:p>
      <text:p text:style-name="P2"><text:s/><text:span text:style-name="T1">- DOMAIN-SUFFIX,ezucods.cn,🛑 </text:span><text:span text:style-name="T2">全球拦截</text:span></text:p>
      <text:p text:style-name="P2"><text:s/><text:span text:style-name="T1">- DOMAIN-SUFFIX,f.520tingshu.com,🛑 </text:span><text:span text:style-name="T2">全球拦截</text:span></text:p>
      <text:p text:style-name="P2"><text:s/><text:span text:style-name="T1">- DOMAIN-SUFFIX,f.doodlemobile.com,🛑 </text:span><text:span text:style-name="T2">全球拦截</text:span></text:p>
      <text:p text:style-name="P2"><text:s/><text:span text:style-name="T1">- DOMAIN-SUFFIX,f.f70123.com,🛑 </text:span><text:span text:style-name="T2">全球拦截</text:span></text:p>
      <text:p text:style-name="P2"><text:s/><text:span text:style-name="T1">- DOMAIN-SUFFIX,f.fj95560.com,🛑 </text:span><text:span text:style-name="T2">全球拦截</text:span></text:p>
      <text:p text:style-name="P2"><text:s/><text:span text:style-name="T1">- DOMAIN-SUFFIX,f.haoxinjaju.com,🛑 </text:span><text:span text:style-name="T2">全球拦截</text:span></text:p>
      <text:p text:style-name="P2"><text:s/><text:span text:style-name="T1">- DOMAIN-SUFFIX,f.hongm.com,🛑 </text:span><text:span text:style-name="T2">全球拦截</text:span></text:p>
      <text:p text:style-name="P2"><text:s/><text:span text:style-name="T1">- DOMAIN-SUFFIX,f.qcwzx.net.cn,🛑 </text:span><text:span text:style-name="T2">全球拦截</text:span></text:p>
      <text:p text:style-name="P2"><text:s/><text:span text:style-name="T1">- DOMAIN-SUFFIX,f.yijikm.com,🛑 </text:span><text:span text:style-name="T2">全球拦截</text:span></text:p>
      <text:p text:style-name="P2"><text:s/><text:span text:style-name="T1">- DOMAIN-SUFFIX,f.yueyetiyu.com,🛑 </text:span><text:span text:style-name="T2">全球拦截</text:span></text:p>
      <text:p text:style-name="P2"><text:s/><text:span text:style-name="T1">- DOMAIN-SUFFIX,f1.06ps.com,🛑 </text:span><text:span text:style-name="T2">全球拦截</text:span></text:p>
      <text:p text:style-name="P2"><text:s/><text:span text:style-name="T1">- DOMAIN-SUFFIX,f1.bizhiku.net,🛑 </text:span><text:span text:style-name="T2">全球拦截</text:span></text:p>
      <text:p text:style-name="P2"><text:s/><text:span text:style-name="T1">- DOMAIN-SUFFIX,f1.luoshenbest.cn,🛑 </text:span><text:span text:style-name="T2">全球拦截</text:span></text:p>
      <text:p text:style-name="P2"><text:s/><text:span text:style-name="T1">- DOMAIN-SUFFIX,f1.meishichina.com,🛑 </text:span><text:span text:style-name="T2">全球拦截</text:span></text:p>
      <text:p text:style-name="P2"><text:s/><text:span text:style-name="T1">- DOMAIN-SUFFIX,f1.p0y.cn,🛑 </text:span><text:span text:style-name="T2">全球拦截</text:span></text:p>
      <text:p text:style-name="P2"><text:s/><text:span text:style-name="T1">- DOMAIN-SUFFIX,f1.pig66.com,🛑 </text:span><text:span text:style-name="T2">全球拦截</text:span></text:p>
      <text:p text:style-name="P2"><text:s/><text:span text:style-name="T1">- DOMAIN-SUFFIX,f1190.com,🛑 </text:span><text:span text:style-name="T2">全球拦截</text:span></text:p>
      <text:p text:style-name="P2"><text:s/><text:span text:style-name="T1">- DOMAIN-SUFFIX,f1c.i.biquge5200.com,🛑 </text:span><text:span text:style-name="T2">全球拦截</text:span></text:p>
      <text:p text:style-name="P2"><text:s/><text:span text:style-name="T1">- DOMAIN-SUFFIX,f2.p0y.cn,🛑 </text:span><text:span text:style-name="T2">全球拦截</text:span></text:p>
      <text:p text:style-name="P2"><text:s/><text:span text:style-name="T1">- DOMAIN-SUFFIX,f2zd.com,🛑 </text:span><text:span text:style-name="T2">全球拦截</text:span></text:p>
      <text:p text:style-name="P2"><text:s/><text:span text:style-name="T1">- DOMAIN-SUFFIX,f3.mi-stat.gslb.mi-idc.com,🛑 </text:span><text:span text:style-name="T2">全球拦截</text:span></text:p>
      <text:p text:style-name="P2"><text:s/><text:span text:style-name="T1">- DOMAIN-SUFFIX,f3.vedeh.com,🛑 </text:span><text:span text:style-name="T2">全球拦截</text:span></text:p>
      <text:p text:style-name="P2"><text:s/><text:span text:style-name="T1">- DOMAIN-SUFFIX,f5.dfcwg.com,🛑 </text:span><text:span text:style-name="T2">全球拦截</text:span></text:p>
      <text:p text:style-name="P2"><text:s/><text:span text:style-name="T1">- DOMAIN-SUFFIX,f5.mtqys.com,🛑 </text:span><text:span text:style-name="T2">全球拦截</text:span></text:p>
      <text:p text:style-name="P2"><text:s/><text:span text:style-name="T1">- DOMAIN-SUFFIX,f56g.me,🛑 </text:span><text:span text:style-name="T2">全球拦截</text:span></text:p>
      <text:p text:style-name="P2"><text:s/><text:span text:style-name="T1">- DOMAIN-SUFFIX,f6ce.com,🛑 </text:span><text:span text:style-name="T2">全球拦截</text:span></text:p>
      <text:p text:style-name="P2"><text:s/><text:span text:style-name="T1">- DOMAIN-SUFFIX,f70123.com,🛑 </text:span><text:span text:style-name="T2">全球拦截</text:span></text:p>
      <text:p text:style-name="P2"><text:s/><text:span text:style-name="T1">- DOMAIN-SUFFIX,f8272.com,🛑 </text:span><text:span text:style-name="T2">全球拦截</text:span></text:p>
      <text:p text:style-name="P2"><text:s/><text:span text:style-name="T1">- DOMAIN-SUFFIX,fa.163.com,🛑 </text:span><text:span text:style-name="T2">全球拦截</text:span></text:p>
      <text:p text:style-name="P2"><text:s/><text:span text:style-name="T1">- DOMAIN-SUFFIX,facebookma.cn,🛑 </text:span><text:span text:style-name="T2">全球拦截</text:span></text:p>
      <text:p text:style-name="P2"><text:s/><text:span text:style-name="T1">- DOMAIN-SUFFIX,faggrim.com,🛑 </text:span><text:span text:style-name="T2">全球拦截</text:span></text:p>
      <text:p text:style-name="P2"><text:s/><text:span text:style-name="T1">- DOMAIN-SUFFIX,fair.sogou.com,🛑 </text:span><text:span text:style-name="T2">全球拦截</text:span></text:p>
      <text:p text:style-name="P2"><text:s/><text:span text:style-name="T1">- DOMAIN-SUFFIX,falundata.com,🛑 </text:span><text:span text:style-name="T2">全球拦截</text:span></text:p>
      <text:p text:style-name="P2"><text:s/><text:span text:style-name="T1">- DOMAIN-SUFFIX,falundata.org,🛑 </text:span><text:span text:style-name="T2">全球拦截</text:span></text:p>
      <text:p text:style-name="P2"><text:s/><text:span text:style-name="T1">- DOMAIN-SUFFIX,fan.liuxiaoer.com,🛑 </text:span><text:span text:style-name="T2">全球拦截</text:span></text:p>
      <text:p text:style-name="P2"><text:s/><text:span text:style-name="T1">- DOMAIN-SUFFIX,fan.twitch.tv,🛑 </text:span><text:span text:style-name="T2">全球拦截</text:span></text:p>
      <text:p text:style-name="P2"><text:s/><text:span text:style-name="T1">- DOMAIN-SUFFIX,fancyapi.com,🛑 </text:span><text:span text:style-name="T2">全球拦截</text:span></text:p>
      <text:p text:style-name="P2"><text:s/><text:span text:style-name="T1">- DOMAIN-SUFFIX,fanqianbb.com,🛑 </text:span><text:span text:style-name="T2">全球拦截</text:span></text:p>
      <text:p text:style-name="P2"><text:s/><text:span text:style-name="T1">- DOMAIN-SUFFIX,fans.bestvogue.com,🛑 </text:span><text:span text:style-name="T2">全球拦截</text:span></text:p>
      <text:p text:style-name="P2"><text:s/><text:span text:style-name="T1">- DOMAIN-SUFFIX,fansi365.com,🛑 </text:span><text:span text:style-name="T2">全球拦截</text:span></text:p>
      <text:p text:style-name="P2"><text:s/><text:span text:style-name="T1">- DOMAIN-SUFFIX,fanxing.kugou.com,🛑 </text:span><text:span text:style-name="T2">全球拦截</text:span></text:p>
      <text:p text:style-name="P2"><text:s/><text:span text:style-name="T1">- DOMAIN-SUFFIX,farm-cn.plista.com,🛑 </text:span><text:span text:style-name="T2">全球拦截</text:span></text:p>
      <text:p text:style-name="P2"><text:s/><text:span text:style-name="T1">- DOMAIN-SUFFIX,fastable.com,🛑 </text:span><text:span text:style-name="T2">全球拦截</text:span></text:p>
      <text:p text:style-name="P2"><text:s/><text:span text:style-name="T1">- DOMAIN-SUFFIX,fastapi.net,🛑 </text:span><text:span text:style-name="T2">全球拦截</text:span></text:p>
      <text:p text:style-name="P2"><text:s/><text:span text:style-name="T1">- DOMAIN-SUFFIX,fastcache.com.cn,🛑 </text:span><text:span text:style-name="T2">全球拦截</text:span></text:p>
      <text:p text:style-name="P2"><text:s/><text:span text:style-name="T1">- DOMAIN-SUFFIX,fast-cdn.dianjoy.com,🛑 </text:span><text:span text:style-name="T2">全球拦截</text:span></text:p>
      <text:p text:style-name="P2"><text:s/><text:span text:style-name="T1">- DOMAIN-SUFFIX,fastclick.com,🛑 </text:span><text:span text:style-name="T2">全球拦截</text:span></text:p>
      <text:p text:style-name="P2"><text:s/><text:span text:style-name="T1">- DOMAIN-SUFFIX,fastclick.net,🛑 </text:span><text:span text:style-name="T2">全球拦截</text:span></text:p>
      <text:p text:style-name="P2"><text:s/><text:span text:style-name="T1">- DOMAIN-SUFFIX,fastly.bench.cedexis.com,🛑 </text:span><text:span text:style-name="T2">全球拦截</text:span></text:p>
      <text:p text:style-name="P2"><text:s/><text:span text:style-name="T1">- DOMAIN-SUFFIX,fastpopunder.com,🛑 </text:span><text:span text:style-name="T2">全球拦截</text:span></text:p>
      <text:p text:style-name="P2"><text:soft-page-break/><text:s/><text:span text:style-name="T1">- DOMAIN-SUFFIX,fathionmall.com,🛑 </text:span><text:span text:style-name="T2">全球拦截</text:span></text:p>
      <text:p text:style-name="P2"><text:s/><text:span text:style-name="T1">- DOMAIN-SUFFIX,fav.simba.taobao.com,🛑 </text:span><text:span text:style-name="T2">全球拦截</text:span></text:p>
      <text:p text:style-name="P2"><text:s/><text:span text:style-name="T1">- DOMAIN-SUFFIX,fb.xk.miui.com,🛑 </text:span><text:span text:style-name="T2">全球拦截</text:span></text:p>
      <text:p text:style-name="P2"><text:s/><text:span text:style-name="T1">- DOMAIN-SUFFIX,fbc.ffychb.com,🛑 </text:span><text:span text:style-name="T2">全球拦截</text:span></text:p>
      <text:p text:style-name="P2"><text:s/><text:span text:style-name="T1">- DOMAIN-SUFFIX,fccxgjg.com,🛑 </text:span><text:span text:style-name="T2">全球拦截</text:span></text:p>
      <text:p text:style-name="P2"><text:s/><text:span text:style-name="T1">- DOMAIN-SUFFIX,fc-feed.cdn.bcebos.com,🛑 </text:span><text:span text:style-name="T2">全球拦截</text:span></text:p>
      <text:p text:style-name="P2"><text:s/><text:span text:style-name="T1">- DOMAIN-SUFFIX,fclick.baidu.com,🛑 </text:span><text:span text:style-name="T2">全球拦截</text:span></text:p>
      <text:p text:style-name="P2"><text:s/><text:span text:style-name="T1">- DOMAIN-SUFFIX,fcsass.org.cn,🛑 </text:span><text:span text:style-name="T2">全球拦截</text:span></text:p>
      <text:p text:style-name="P2"><text:s/><text:span text:style-name="T1">- DOMAIN-SUFFIX,fd.anzhi.com,🛑 </text:span><text:span text:style-name="T2">全球拦截</text:span></text:p>
      <text:p text:style-name="P2"><text:s/><text:span text:style-name="T1">- DOMAIN-SUFFIX,fd.qchannel03.cn,🛑 </text:span><text:span text:style-name="T2">全球拦截</text:span></text:p>
      <text:p text:style-name="P2"><text:s/><text:span text:style-name="T1">- DOMAIN-SUFFIX,fd7c.com,🛑 </text:span><text:span text:style-name="T2">全球拦截</text:span></text:p>
      <text:p text:style-name="P2"><text:s/><text:span text:style-name="T1">- DOMAIN-SUFFIX,fds.api.moji.com,🛑 </text:span><text:span text:style-name="T2">全球拦截</text:span></text:p>
      <text:p text:style-name="P2"><text:s/><text:span text:style-name="T1">- DOMAIN-SUFFIX,fe.lea.lycos.co.uk,🛑 </text:span><text:span text:style-name="T2">全球拦截</text:span></text:p>
      <text:p text:style-name="P2"><text:s/><text:span text:style-name="T1">- DOMAIN-SUFFIX,fe1-au.imrworldwide.com,🛑 </text:span><text:span text:style-name="T2">全球拦截</text:span></text:p>
      <text:p text:style-name="P2"><text:s/><text:span text:style-name="T1">- DOMAIN-SUFFIX,fe2-au.imrworldwide.com,🛑 </text:span><text:span text:style-name="T2">全球拦截</text:span></text:p>
      <text:p text:style-name="P2"><text:s/><text:span text:style-name="T1">- DOMAIN-SUFFIX,fe3-au.imrworldwide.com,🛑 </text:span><text:span text:style-name="T2">全球拦截</text:span></text:p>
      <text:p text:style-name="P2"><text:s/><text:span text:style-name="T1">- DOMAIN-SUFFIX,fe-au.imrworldwide.com,🛑 </text:span><text:span text:style-name="T2">全球拦截</text:span></text:p>
      <text:p text:style-name="P2"><text:s/><text:span text:style-name="T1">- DOMAIN-SUFFIX,feed.baidu.com,🛑 </text:span><text:span text:style-name="T2">全球拦截</text:span></text:p>
      <text:p text:style-name="P2"><text:s/><text:span text:style-name="T1">- DOMAIN-SUFFIX,feed.theta.sogou.com,🛑 </text:span><text:span text:style-name="T2">全球拦截</text:span></text:p>
      <text:p text:style-name="P2"><text:s/><text:span text:style-name="T1">- DOMAIN-SUFFIX,feedback.whalecloud.com,🛑 </text:span><text:span text:style-name="T2">全球拦截</text:span></text:p>
      <text:p text:style-name="P2"><text:s/><text:span text:style-name="T1">- DOMAIN-SUFFIX,feeds.logicbuy.com,🛑 </text:span><text:span text:style-name="T2">全球拦截</text:span></text:p>
      <text:p text:style-name="P2"><text:s/><text:span text:style-name="T1">- DOMAIN-SUFFIX,feeds.videosz.com,🛑 </text:span><text:span text:style-name="T2">全球拦截</text:span></text:p>
      <text:p text:style-name="P2"><text:s/><text:span text:style-name="T1">- DOMAIN-SUFFIX,fei232.bhzje7ua9.com,🛑 </text:span><text:span text:style-name="T2">全球拦截</text:span></text:p>
      <text:p text:style-name="P2"><text:s/><text:span text:style-name="T1">- DOMAIN-SUFFIX,feidalu.com,🛑 </text:span><text:span text:style-name="T2">全球拦截</text:span></text:p>
      <text:p text:style-name="P2"><text:s/><text:span text:style-name="T1">- DOMAIN-SUFFIX,feifish66.com,🛑 </text:span><text:span text:style-name="T2">全球拦截</text:span></text:p>
      <text:p text:style-name="P2"><text:s/><text:span text:style-name="T1">- DOMAIN-SUFFIX,feitianma.com,🛑 </text:span><text:span text:style-name="T2">全球拦截</text:span></text:p>
      <text:p text:style-name="P2"><text:s/><text:span text:style-name="T1">- DOMAIN-SUFFIX,feixin2.com,🛑 </text:span><text:span text:style-name="T2">全球拦截</text:span></text:p>
      <text:p text:style-name="P2"><text:s/><text:span text:style-name="T1">- DOMAIN-SUFFIX,fembsflungod.com,🛑 </text:span><text:span text:style-name="T2">全球拦截</text:span></text:p>
      <text:p text:style-name="P2"><text:s/><text:span text:style-name="T1">- DOMAIN-SUFFIX,fen.dkdlsj.com,🛑 </text:span><text:span text:style-name="T2">全球拦截</text:span></text:p>
      <text:p text:style-name="P2"><text:s/><text:span text:style-name="T1">- DOMAIN-SUFFIX,fengbuy.com,🛑 </text:span><text:span text:style-name="T2">全球拦截</text:span></text:p>
      <text:p text:style-name="P2"><text:s/><text:span text:style-name="T1">- DOMAIN-SUFFIX,fenggejiaju.com,🛑 </text:span><text:span text:style-name="T2">全球拦截</text:span></text:p>
      <text:p text:style-name="P2"><text:s/><text:span text:style-name="T1">- DOMAIN-SUFFIX,fenqihome.com,🛑 </text:span><text:span text:style-name="T2">全球拦截</text:span></text:p>
      <text:p text:style-name="P2"><text:s/><text:span text:style-name="T1">- DOMAIN-SUFFIX,fenvm.com,🛑 </text:span><text:span text:style-name="T2">全球拦截</text:span></text:p>
      <text:p text:style-name="P2"><text:s/><text:span text:style-name="T1">- DOMAIN-SUFFIX,fexclick.baidu.com,🛑 </text:span><text:span text:style-name="T2">全球拦截</text:span></text:p>
      <text:p text:style-name="P2"><text:s/><text:span text:style-name="T1">- DOMAIN-SUFFIX,ff.nsg.org.ua,🛑 </text:span><text:span text:style-name="T2">全球拦截</text:span></text:p>
      <text:p text:style-name="P2"><text:s/><text:span text:style-name="T1">- DOMAIN-SUFFIX,ffb.feihuo.com,🛑 </text:span><text:span text:style-name="T2">全球拦截</text:span></text:p>
      <text:p text:style-name="P2"><text:s/><text:span text:style-name="T1">- DOMAIN-SUFFIX,fff.yuyouge.com,🛑 </text:span><text:span text:style-name="T2">全球拦截</text:span></text:p>
      <text:p text:style-name="P2"><text:s/><text:span text:style-name="T1">- DOMAIN-SUFFIX,ffhtek.com,🛑 </text:span><text:span text:style-name="T2">全球拦截</text:span></text:p>
      <text:p text:style-name="P2"><text:s/><text:span text:style-name="T1">- DOMAIN-SUFFIX,fflsn.com,🛑 </text:span><text:span text:style-name="T2">全球拦截</text:span></text:p>
      <text:p text:style-name="P2"><text:s/><text:span text:style-name="T1">- DOMAIN-SUFFIX,ffre.ffrepair.com,🛑 </text:span><text:span text:style-name="T2">全球拦截</text:span></text:p>
      <text:p text:style-name="P2"><text:s/><text:span text:style-name="T1">- DOMAIN-SUFFIX,ffychb.com,🛑 </text:span><text:span text:style-name="T2">全球拦截</text:span></text:p>
      <text:p text:style-name="P2"><text:s/><text:span text:style-name="T1">- DOMAIN-SUFFIX,fge9vbrzwt.bid,🛑 </text:span><text:span text:style-name="T2">全球拦截</text:span></text:p>
      <text:p text:style-name="P2"><text:s/><text:span text:style-name="T1">- DOMAIN-SUFFIX,fghm.ga25.com,🛑 </text:span><text:span text:style-name="T2">全球拦截</text:span></text:p>
      <text:p text:style-name="P2"><text:s/><text:span text:style-name="T1">- DOMAIN-SUFFIX,fghmc.ga25.com,🛑 </text:span><text:span text:style-name="T2">全球拦截</text:span></text:p>
      <text:p text:style-name="P2"><text:s/><text:span text:style-name="T1">- DOMAIN-SUFFIX,fghmimg.ga25.com,🛑 </text:span><text:span text:style-name="T2">全球拦截</text:span></text:p>
      <text:p text:style-name="P2"><text:s/><text:span text:style-name="T1">- DOMAIN-SUFFIX,file.bmob.cn,🛑 </text:span><text:span text:style-name="T2">全球拦截</text:span></text:p>
      <text:p text:style-name="P2"><text:s/><text:span text:style-name="T1">- DOMAIN-SUFFIX,files2.sogou.com,🛑 </text:span><text:span text:style-name="T2">全球拦截</text:span></text:p>
      <text:p text:style-name="P2"><text:s/><text:span text:style-name="T1">- DOMAIN-SUFFIX,fimserve.ign.com,🛑 </text:span><text:span text:style-name="T2">全球拦截</text:span></text:p>
      <text:p text:style-name="P2"><text:s/><text:span text:style-name="T1">- DOMAIN-SUFFIX,findicons.com,🛑 </text:span><text:span text:style-name="T2">全球拦截</text:span></text:p>
      <text:p text:style-name="P2"><text:s/><text:span text:style-name="T1">- DOMAIN-SUFFIX,finding.hardwareheaven.com,🛑 </text:span><text:span text:style-name="T2">全球拦截</text:span></text:p>
      <text:p text:style-name="P2"><text:s/><text:span text:style-name="T1">- DOMAIN-SUFFIX,findnsave.idahostatesman.com,🛑 </text:span><text:span text:style-name="T2">全球拦截</text:span></text:p>
      <text:p text:style-name="P2"><text:s/><text:span text:style-name="T1">- DOMAIN-SUFFIX,finead.cn,🛑 </text:span><text:span text:style-name="T2">全球拦截</text:span></text:p>
      <text:p text:style-name="P2"><text:s/><text:span text:style-name="T1">- DOMAIN-SUFFIX,fips.uimserv.net,🛑 </text:span><text:span text:style-name="T2">全球拦截</text:span></text:p>
      <text:p text:style-name="P2"><text:s/><text:span text:style-name="T1">- DOMAIN-SUFFIX,firefang.cn,🛑 </text:span><text:span text:style-name="T2">全球拦截</text:span></text:p>
      <text:p text:style-name="P2"><text:s/><text:span text:style-name="T1">- DOMAIN-SUFFIX,fjkst.com,🛑 </text:span><text:span text:style-name="T2">全球拦截</text:span></text:p>
      <text:p text:style-name="P2"><text:s/><text:span text:style-name="T1">- DOMAIN-SUFFIX,fjmeyer.com,🛑 </text:span><text:span text:style-name="T2">全球拦截</text:span></text:p>
      <text:p text:style-name="P2"><text:soft-page-break/><text:s/><text:span text:style-name="T1">- DOMAIN-SUFFIX,flash.2144.com,🛑 </text:span><text:span text:style-name="T2">全球拦截</text:span></text:p>
      <text:p text:style-name="P2"><text:s/><text:span text:style-name="T1">- DOMAIN-SUFFIX,flashtalking.com,🛑 </text:span><text:span text:style-name="T2">全球拦截</text:span></text:p>
      <text:p text:style-name="P2"><text:s/><text:span text:style-name="T1">- DOMAIN-SUFFIX,flowcodeapp.com,🛑 </text:span><text:span text:style-name="T2">全球拦截</text:span></text:p>
      <text:p text:style-name="P2"><text:s/><text:span text:style-name="T1">- DOMAIN-SUFFIX,flurry.cachefly.net,🛑 </text:span><text:span text:style-name="T2">全球拦截</text:span></text:p>
      <text:p text:style-name="P2"><text:s/><text:span text:style-name="T1">- DOMAIN-SUFFIX,flux.faloo.com,🛑 </text:span><text:span text:style-name="T2">全球拦截</text:span></text:p>
      <text:p text:style-name="P2"><text:s/><text:span text:style-name="T1">- DOMAIN-SUFFIX,flv.dotmore.com.tw,🛑 </text:span><text:span text:style-name="T2">全球拦截</text:span></text:p>
      <text:p text:style-name="P2"><text:s/><text:span text:style-name="T1">- DOMAIN-SUFFIX,flv.ytshuirun.com,🛑 </text:span><text:span text:style-name="T2">全球拦截</text:span></text:p>
      <text:p text:style-name="P2"><text:s/><text:span text:style-name="T1">- DOMAIN-SUFFIX,flwja.com,🛑 </text:span><text:span text:style-name="T2">全球拦截</text:span></text:p>
      <text:p text:style-name="P2"><text:s/><text:span text:style-name="T1">- DOMAIN-SUFFIX,fm.p0y.cn,🛑 </text:span><text:span text:style-name="T2">全球拦截</text:span></text:p>
      <text:p text:style-name="P2"><text:s/><text:span text:style-name="T1">- DOMAIN-SUFFIX,fmgoal.com,🛑 </text:span><text:span text:style-name="T2">全球拦截</text:span></text:p>
      <text:p text:style-name="P2"><text:s/><text:span text:style-name="T1">- DOMAIN-SUFFIX,fnkjj.com,🛑 </text:span><text:span text:style-name="T2">全球拦截</text:span></text:p>
      <text:p text:style-name="P2"><text:s/><text:span text:style-name="T1">- DOMAIN-SUFFIX,focuscat.com,🛑 </text:span><text:span text:style-name="T2">全球拦截</text:span></text:p>
      <text:p text:style-name="P2"><text:s/><text:span text:style-name="T1">- DOMAIN-SUFFIX,focusprolight.com,🛑 </text:span><text:span text:style-name="T2">全球拦截</text:span></text:p>
      <text:p text:style-name="P2"><text:s/><text:span text:style-name="T1">- DOMAIN-SUFFIX,fota4.adups.cn,🛑 </text:span><text:span text:style-name="T2">全球拦截</text:span></text:p>
      <text:p text:style-name="P2"><text:s/><text:span text:style-name="T1">- DOMAIN-SUFFIX,fotao9.com,🛑 </text:span><text:span text:style-name="T2">全球拦截</text:span></text:p>
      <text:p text:style-name="P2"><text:s/><text:span text:style-name="T1">- DOMAIN-SUFFIX,founseezb.cn,🛑 </text:span><text:span text:style-name="T2">全球拦截</text:span></text:p>
      <text:p text:style-name="P2"><text:s/><text:span text:style-name="T1">- DOMAIN-SUFFIX,fozhu.rrsdl.com,🛑 </text:span><text:span text:style-name="T2">全球拦截</text:span></text:p>
      <text:p text:style-name="P2"><text:s/><text:span text:style-name="T1">- DOMAIN-SUFFIX,fp.fraudmetrix.cn,🛑 </text:span><text:span text:style-name="T2">全球拦截</text:span></text:p>
      <text:p text:style-name="P2"><text:s/><text:span text:style-name="T1">- DOMAIN-SUFFIX,fpb.51edu.com,🛑 </text:span><text:span text:style-name="T2">全球拦截</text:span></text:p>
      <text:p text:style-name="P2"><text:s/><text:span text:style-name="T1">- DOMAIN-SUFFIX,fpb.kuhou.com,🛑 </text:span><text:span text:style-name="T2">全球拦截</text:span></text:p>
      <text:p text:style-name="P2"><text:s/><text:span text:style-name="T1">- DOMAIN-SUFFIX,fpb.mn586.com,🛑 </text:span><text:span text:style-name="T2">全球拦截</text:span></text:p>
      <text:p text:style-name="P2"><text:s/><text:span text:style-name="T1">- DOMAIN-SUFFIX,fpbbdx1.51240.com,🛑 </text:span><text:span text:style-name="T2">全球拦截</text:span></text:p>
      <text:p text:style-name="P2"><text:s/><text:span text:style-name="T1">- DOMAIN-SUFFIX,fpbjiansuo.mn586.com,🛑 </text:span><text:span text:style-name="T2">全球拦截</text:span></text:p>
      <text:p text:style-name="P2"><text:s/><text:span text:style-name="T1">- DOMAIN-SUFFIX,fpdownload.macromedia.com,🛑 </text:span><text:span text:style-name="T2">全球拦截</text:span></text:p>
      <text:p text:style-name="P2"><text:s/><text:span text:style-name="T1">- DOMAIN-SUFFIX,fptest.fraudmetrix.cn,🛑 </text:span><text:span text:style-name="T2">全球拦截</text:span></text:p>
      <text:p text:style-name="P2"><text:s/><text:span text:style-name="T1">- DOMAIN-SUFFIX,fqtra.com,🛑 </text:span><text:span text:style-name="T2">全球拦截</text:span></text:p>
      <text:p text:style-name="P2"><text:s/><text:span text:style-name="T1">- DOMAIN-SUFFIX,frame.enet.com.cn,🛑 </text:span><text:span text:style-name="T2">全球拦截</text:span></text:p>
      <text:p text:style-name="P2"><text:s/><text:span text:style-name="T1">- DOMAIN-SUFFIX,fraudmetrix.cn,🛑 </text:span><text:span text:style-name="T2">全球拦截</text:span></text:p>
      <text:p text:style-name="P2"><text:s/><text:span text:style-name="T1">- DOMAIN-SUFFIX,frdhq.cn,🛑 </text:span><text:span text:style-name="T2">全球拦截</text:span></text:p>
      <text:p text:style-name="P2"><text:s/><text:span text:style-name="T1">- DOMAIN-SUFFIX,free.aol.com,🛑 </text:span><text:span text:style-name="T2">全球拦截</text:span></text:p>
      <text:p text:style-name="P2"><text:s/><text:span text:style-name="T1">- DOMAIN-SUFFIX,freecodecs.us.intellitxt.com,🛑 </text:span><text:span text:style-name="T2">全球拦截</text:span></text:p>
      <text:p text:style-name="P2"><text:s/><text:span text:style-name="T1">- DOMAIN-SUFFIX,freexxxvideoclip.aebn.net,🛑 </text:span><text:span text:style-name="T2">全球拦截</text:span></text:p>
      <text:p text:style-name="P2"><text:s/><text:span text:style-name="T1">- DOMAIN-SUFFIX,fs.uc.nearme.com.cn,🛑 </text:span><text:span text:style-name="T2">全球拦截</text:span></text:p>
      <text:p text:style-name="P2"><text:s/><text:span text:style-name="T1">- DOMAIN-SUFFIX,fsjsp.com,🛑 </text:span><text:span text:style-name="T2">全球拦截</text:span></text:p>
      <text:p text:style-name="P2"><text:s/><text:span text:style-name="T1">- DOMAIN-SUFFIX,fsr.lenovomm.com,🛑 </text:span><text:span text:style-name="T2">全球拦截</text:span></text:p>
      <text:p text:style-name="P2"><text:s/><text:span text:style-name="T1">- DOMAIN-SUFFIX,fst360.com,🛑 </text:span><text:span text:style-name="T2">全球拦截</text:span></text:p>
      <text:p text:style-name="P2"><text:s/><text:span text:style-name="T1">- DOMAIN-SUFFIX,fs-uc-nearme-com-cn.oss-cn-hangzhou.aliyuncs.com,🛑 </text:span><text:span text:style-name="T2">全球拦截</text:span></text:p>
      <text:p text:style-name="P2"><text:s/><text:span text:style-name="T1">- DOMAIN-SUFFIX,fsyzcs.com,🛑 </text:span><text:span text:style-name="T2">全球拦截</text:span></text:p>
      <text:p text:style-name="P2"><text:s/><text:span text:style-name="T1">- DOMAIN-SUFFIX,ft.moad.cn,🛑 </text:span><text:span text:style-name="T2">全球拦截</text:span></text:p>
      <text:p text:style-name="P2"><text:s/><text:span text:style-name="T1">- DOMAIN-SUFFIX,ft.pnop.com,🛑 </text:span><text:span text:style-name="T2">全球拦截</text:span></text:p>
      <text:p text:style-name="P2"><text:s/><text:span text:style-name="T1">- DOMAIN-SUFFIX,fthcz.com,🛑 </text:span><text:span text:style-name="T2">全球拦截</text:span></text:p>
      <text:p text:style-name="P2"><text:s/><text:span text:style-name="T1">- DOMAIN-SUFFIX,fu68.com,🛑 </text:span><text:span text:style-name="T2">全球拦截</text:span></text:p>
      <text:p text:style-name="P2"><text:s/><text:span text:style-name="T1">- DOMAIN-SUFFIX,fucnm.com,🛑 </text:span><text:span text:style-name="T2">全球拦截</text:span></text:p>
      <text:p text:style-name="P2"><text:s/><text:span text:style-name="T1">- DOMAIN-SUFFIX,fujianryt.com,🛑 </text:span><text:span text:style-name="T2">全球拦截</text:span></text:p>
      <text:p text:style-name="P2"><text:s/><text:span text:style-name="T1">- DOMAIN-SUFFIX,fun.ynet.com,🛑 </text:span><text:span text:style-name="T2">全球拦截</text:span></text:p>
      <text:p text:style-name="P2"><text:s/><text:span text:style-name="T1">- DOMAIN-SUFFIX,funshion.net.cn,🛑 </text:span><text:span text:style-name="T2">全球拦截</text:span></text:p>
      <text:p text:style-name="P2"><text:s/><text:span text:style-name="T1">- DOMAIN-SUFFIX,fus.lenovomm.com,🛑 </text:span><text:span text:style-name="T2">全球拦截</text:span></text:p>
      <text:p text:style-name="P2"><text:s/><text:span text:style-name="T1">- DOMAIN-SUFFIX,fv99.com,🛑 </text:span><text:span text:style-name="T2">全球拦截</text:span></text:p>
      <text:p text:style-name="P2"><text:s/><text:span text:style-name="T1">- DOMAIN-SUFFIX,fw.adsafeprotected.com,🛑 </text:span><text:span text:style-name="T2">全球拦截</text:span></text:p>
      <text:p text:style-name="P2"><text:s/><text:span text:style-name="T1">- DOMAIN-SUFFIX,fw.vpon.com,🛑 </text:span><text:span text:style-name="T2">全球拦截</text:span></text:p>
      <text:p text:style-name="P2"><text:s/><text:span text:style-name="T1">- DOMAIN-SUFFIX,fwmrm.net,🛑 </text:span><text:span text:style-name="T2">全球拦截</text:span></text:p>
      <text:p text:style-name="P2"><text:s/><text:span text:style-name="T1">- DOMAIN-SUFFIX,fwt0.com,🛑 </text:span><text:span text:style-name="T2">全球拦截</text:span></text:p>
      <text:p text:style-name="P2"><text:s/><text:span text:style-name="T1">- DOMAIN-SUFFIX,fxc.aiquxs.com,🛑 </text:span><text:span text:style-name="T2">全球拦截</text:span></text:p>
      <text:p text:style-name="P2"><text:s/><text:span text:style-name="T1">- DOMAIN-SUFFIX,fxmacd.com,🛑 </text:span><text:span text:style-name="T2">全球拦截</text:span></text:p>
      <text:p text:style-name="P2"><text:s/><text:span text:style-name="T1">- DOMAIN-SUFFIX,fxtducb.cn,🛑 </text:span><text:span text:style-name="T2">全球拦截</text:span></text:p>
      <text:p text:style-name="P2"><text:s/><text:span text:style-name="T1">- DOMAIN-SUFFIX,fxxgw.com,🛑 </text:span><text:span text:style-name="T2">全球拦截</text:span></text:p>
      <text:p text:style-name="P2"><text:soft-page-break/><text:s/><text:span text:style-name="T1">- DOMAIN-SUFFIX,fych.uranus.sogou.com,🛑 </text:span><text:span text:style-name="T2">全球拦截</text:span></text:p>
      <text:p text:style-name="P2"><text:s/><text:span text:style-name="T1">- DOMAIN-SUFFIX,fydgold132.com,🛑 </text:span><text:span text:style-name="T2">全球拦截</text:span></text:p>
      <text:p text:style-name="P2"><text:s/><text:span text:style-name="T1">- DOMAIN-SUFFIX,fytza.cn,🛑 </text:span><text:span text:style-name="T2">全球拦截</text:span></text:p>
      <text:p text:style-name="P2"><text:s/><text:span text:style-name="T1">- DOMAIN-SUFFIX,fz863.com,🛑 </text:span><text:span text:style-name="T2">全球拦截</text:span></text:p>
      <text:p text:style-name="P2"><text:s/><text:span text:style-name="T1">- DOMAIN-SUFFIX,fzz.cloud.1234507.com,🛑 </text:span><text:span text:style-name="T2">全球拦截</text:span></text:p>
      <text:p text:style-name="P2"><text:s/><text:span text:style-name="T1">- DOMAIN-SUFFIX,fzz.shgqjr.com,🛑 </text:span><text:span text:style-name="T2">全球拦截</text:span></text:p>
      <text:p text:style-name="P2"><text:s/><text:span text:style-name="T1">- DOMAIN-SUFFIX,g.163.com,🛑 </text:span><text:span text:style-name="T2">全球拦截</text:span></text:p>
      <text:p text:style-name="P2"><text:s/><text:span text:style-name="T1">- DOMAIN-SUFFIX,g.51network.com,🛑 </text:span><text:span text:style-name="T2">全球拦截</text:span></text:p>
      <text:p text:style-name="P2"><text:s/><text:span text:style-name="T1">- DOMAIN-SUFFIX,g.6sfg.com,🛑 </text:span><text:span text:style-name="T2">全球拦截</text:span></text:p>
      <text:p text:style-name="P2"><text:s/><text:span text:style-name="T1">- DOMAIN-SUFFIX,g.ad8.cc,🛑 </text:span><text:span text:style-name="T2">全球拦截</text:span></text:p>
      <text:p text:style-name="P2"><text:s/><text:span text:style-name="T1">- DOMAIN-SUFFIX,g.aligames.com,🛑 </text:span><text:span text:style-name="T2">全球拦截</text:span></text:p>
      <text:p text:style-name="P2"><text:s/><text:span text:style-name="T1">- DOMAIN-SUFFIX,g.baidu.com,🛑 </text:span><text:span text:style-name="T2">全球拦截</text:span></text:p>
      <text:p text:style-name="P2"><text:s/><text:span text:style-name="T1">- DOMAIN-SUFFIX,g.bitauto.com,🛑 </text:span><text:span text:style-name="T2">全球拦截</text:span></text:p>
      <text:p text:style-name="P2"><text:s/><text:span text:style-name="T1">- DOMAIN-SUFFIX,g.brothersoft.com,🛑 </text:span><text:span text:style-name="T2">全球拦截</text:span></text:p>
      <text:p text:style-name="P2"><text:s/><text:span text:style-name="T1">- DOMAIN-SUFFIX,g.chuiyao.com,🛑 </text:span><text:span text:style-name="T2">全球拦截</text:span></text:p>
      <text:p text:style-name="P2"><text:s/><text:span text:style-name="T1">- DOMAIN-SUFFIX,g.d.yoyi.tv,🛑 </text:span><text:span text:style-name="T2">全球拦截</text:span></text:p>
      <text:p text:style-name="P2"><text:s/><text:span text:style-name="T1">- DOMAIN-SUFFIX,g.daman.cc,🛑 </text:span><text:span text:style-name="T2">全球拦截</text:span></text:p>
      <text:p text:style-name="P2"><text:s/><text:span text:style-name="T1">- DOMAIN-SUFFIX,g.f11w.com,🛑 </text:span><text:span text:style-name="T2">全球拦截</text:span></text:p>
      <text:p text:style-name="P2"><text:s/><text:span text:style-name="T1">- DOMAIN-SUFFIX,g.f5gh.com,🛑 </text:span><text:span text:style-name="T2">全球拦截</text:span></text:p>
      <text:p text:style-name="P2"><text:s/><text:span text:style-name="T1">- DOMAIN-SUFFIX,g.gridsum.com,🛑 </text:span><text:span text:style-name="T2">全球拦截</text:span></text:p>
      <text:p text:style-name="P2"><text:s/><text:span text:style-name="T1">- DOMAIN-SUFFIX,g.haluoha.com,🛑 </text:span><text:span text:style-name="T2">全球拦截</text:span></text:p>
      <text:p text:style-name="P2"><text:s/><text:span text:style-name="T1">- DOMAIN-SUFFIX,g.hsw.cn,🛑 </text:span><text:span text:style-name="T2">全球拦截</text:span></text:p>
      <text:p text:style-name="P2"><text:s/><text:span text:style-name="T1">- DOMAIN-SUFFIX,g.mnw.cn,🛑 </text:span><text:span text:style-name="T2">全球拦截</text:span></text:p>
      <text:p text:style-name="P2"><text:s/><text:span text:style-name="T1">- DOMAIN-SUFFIX,g.ousns.net,🛑 </text:span><text:span text:style-name="T2">全球拦截</text:span></text:p>
      <text:p text:style-name="P2"><text:s/><text:span text:style-name="T1">- DOMAIN-SUFFIX,g.rs.yoyi.com.cn,🛑 </text:span><text:span text:style-name="T2">全球拦截</text:span></text:p>
      <text:p text:style-name="P2"><text:s/><text:span text:style-name="T1">- DOMAIN-SUFFIX,g.s8dj.com,🛑 </text:span><text:span text:style-name="T2">全球拦截</text:span></text:p>
      <text:p text:style-name="P2"><text:s/><text:span text:style-name="T1">- DOMAIN-SUFFIX,g.szdn1ms.com,🛑 </text:span><text:span text:style-name="T2">全球拦截</text:span></text:p>
      <text:p text:style-name="P2"><text:s/><text:span text:style-name="T1">- DOMAIN-SUFFIX,g.usingde.com,🛑 </text:span><text:span text:style-name="T2">全球拦截</text:span></text:p>
      <text:p text:style-name="P2"><text:s/><text:span text:style-name="T1">- DOMAIN-SUFFIX,g.w5b454.com,🛑 </text:span><text:span text:style-name="T2">全球拦截</text:span></text:p>
      <text:p text:style-name="P2"><text:s/><text:span text:style-name="T1">- DOMAIN-SUFFIX,g.wan.2345.com,🛑 </text:span><text:span text:style-name="T2">全球拦截</text:span></text:p>
      <text:p text:style-name="P2"><text:s/><text:span text:style-name="T1">- DOMAIN-SUFFIX,g.wan.douyu.com,🛑 </text:span><text:span text:style-name="T2">全球拦截</text:span></text:p>
      <text:p text:style-name="P2"><text:s/><text:span text:style-name="T1">- DOMAIN-SUFFIX,g.wrating.com,🛑 </text:span><text:span text:style-name="T2">全球拦截</text:span></text:p>
      <text:p text:style-name="P2"><text:s/><text:span text:style-name="T1">- DOMAIN-SUFFIX,g.x.cn.xtgreat.com,🛑 </text:span><text:span text:style-name="T2">全球拦截</text:span></text:p>
      <text:p text:style-name="P2"><text:s/><text:span text:style-name="T1">- DOMAIN-SUFFIX,g.x.evolife.cn,🛑 </text:span><text:span text:style-name="T2">全球拦截</text:span></text:p>
      <text:p text:style-name="P2"><text:s/><text:span text:style-name="T1">- DOMAIN-SUFFIX,g.yccdn.com,🛑 </text:span><text:span text:style-name="T2">全球拦截</text:span></text:p>
      <text:p text:style-name="P2"><text:s/><text:span text:style-name="T1">- DOMAIN-SUFFIX,g.zx-jsp.com,🛑 </text:span><text:span text:style-name="T2">全球拦截</text:span></text:p>
      <text:p text:style-name="P2"><text:s/><text:span text:style-name="T1">- DOMAIN-SUFFIX,g1.0573ren.com,🛑 </text:span><text:span text:style-name="T2">全球拦截</text:span></text:p>
      <text:p text:style-name="P2"><text:s/><text:span text:style-name="T1">- DOMAIN-SUFFIX,g1.08160.cn,🛑 </text:span><text:span text:style-name="T2">全球拦截</text:span></text:p>
      <text:p text:style-name="P2"><text:s/><text:span text:style-name="T1">- DOMAIN-SUFFIX,g1.163.com,🛑 </text:span><text:span text:style-name="T2">全球拦截</text:span></text:p>
      <text:p text:style-name="P2"><text:s/><text:span text:style-name="T1">- DOMAIN-SUFFIX,g1.tagtic.cn,🛑 </text:span><text:span text:style-name="T2">全球拦截</text:span></text:p>
      <text:p text:style-name="P2"><text:s/><text:span text:style-name="T1">- DOMAIN-SUFFIX,g1.taijuba.com,🛑 </text:span><text:span text:style-name="T2">全球拦截</text:span></text:p>
      <text:p text:style-name="P2"><text:s/><text:span text:style-name="T1">- DOMAIN-SUFFIX,g1c5.com,🛑 </text:span><text:span text:style-name="T2">全球拦截</text:span></text:p>
      <text:p text:style-name="P2"><text:s/><text:span text:style-name="T1">- DOMAIN-SUFFIX,g1f5.com,🛑 </text:span><text:span text:style-name="T2">全球拦截</text:span></text:p>
      <text:p text:style-name="P2"><text:s/><text:span text:style-name="T1">- DOMAIN-SUFFIX,g2.ousns.net,🛑 </text:span><text:span text:style-name="T2">全球拦截</text:span></text:p>
      <text:p text:style-name="P2"><text:s/><text:span text:style-name="T1">- DOMAIN-SUFFIX,g3.iqilu.com,🛑 </text:span><text:span text:style-name="T2">全球拦截</text:span></text:p>
      <text:p text:style-name="P2"><text:s/><text:span text:style-name="T1">- DOMAIN-SUFFIX,g4.iqilu.com,🛑 </text:span><text:span text:style-name="T2">全球拦截</text:span></text:p>
      <text:p text:style-name="P2"><text:s/><text:span text:style-name="T1">- DOMAIN-SUFFIX,g9s.sgzs999.com,🛑 </text:span><text:span text:style-name="T2">全球拦截</text:span></text:p>
      <text:p text:style-name="P2"><text:s/><text:span text:style-name="T1">- DOMAIN-SUFFIX,gaandroid.talkingdata.net,🛑 </text:span><text:span text:style-name="T2">全球拦截</text:span></text:p>
      <text:p text:style-name="P2"><text:s/><text:span text:style-name="T1">- DOMAIN-SUFFIX,gad.kugou.com,🛑 </text:span><text:span text:style-name="T2">全球拦截</text:span></text:p>
      <text:p text:style-name="P2"><text:s/><text:span text:style-name="T1">- DOMAIN-SUFFIX,gadwhy.com,🛑 </text:span><text:span text:style-name="T2">全球拦截</text:span></text:p>
      <text:p text:style-name="P2"><text:s/><text:span text:style-name="T1">- DOMAIN-SUFFIX,gafxa.code.mytanwan.com,🛑 </text:span><text:span text:style-name="T2">全球拦截</text:span></text:p>
      <text:p text:style-name="P2"><text:s/><text:span text:style-name="T1">- DOMAIN-SUFFIX,galaxy.sogoucdn.com,🛑 </text:span><text:span text:style-name="T2">全球拦截</text:span></text:p>
      <text:p text:style-name="P2"><text:s/><text:span text:style-name="T1">- DOMAIN-SUFFIX,game.9xzj.com,🛑 </text:span><text:span text:style-name="T2">全球拦截</text:span></text:p>
      <text:p text:style-name="P2"><text:s/><text:span text:style-name="T1">- DOMAIN-SUFFIX,game.baichuanhd.cn,🛑 </text:span><text:span text:style-name="T2">全球拦截</text:span></text:p>
      <text:p text:style-name="P2"><text:s/><text:span text:style-name="T1">- DOMAIN-SUFFIX,game.html5.qq.com,🛑 </text:span><text:span text:style-name="T2">全球拦截</text:span></text:p>
      <text:p text:style-name="P2"><text:s/><text:span text:style-name="T1">- DOMAIN-SUFFIX,game.kugou.com,🛑 </text:span><text:span text:style-name="T2">全球拦截</text:span></text:p>
      <text:p text:style-name="P2"><text:soft-page-break/><text:s/><text:span text:style-name="T1">- DOMAIN-SUFFIX,game.kuwo.cn,🛑 </text:span><text:span text:style-name="T2">全球拦截</text:span></text:p>
      <text:p text:style-name="P2"><text:s/><text:span text:style-name="T1">- DOMAIN-SUFFIX,game.qidian.com,🛑 </text:span><text:span text:style-name="T2">全球拦截</text:span></text:p>
      <text:p text:style-name="P2"><text:s/><text:span text:style-name="T1">- DOMAIN-SUFFIX,game.res.meizu.com,🛑 </text:span><text:span text:style-name="T2">全球拦截</text:span></text:p>
      <text:p text:style-name="P2"><text:s/><text:span text:style-name="T1">- DOMAIN-SUFFIX,game.rising.cn,🛑 </text:span><text:span text:style-name="T2">全球拦截</text:span></text:p>
      <text:p text:style-name="P2"><text:s/><text:span text:style-name="T1">- DOMAIN-SUFFIX,game.subway.uu.cc,🛑 </text:span><text:span text:style-name="T2">全球拦截</text:span></text:p>
      <text:p text:style-name="P2"><text:s/><text:span text:style-name="T1">- DOMAIN-SUFFIX,game.weibo.cn,🛑 </text:span><text:span text:style-name="T2">全球拦截</text:span></text:p>
      <text:p text:style-name="P2"><text:s/><text:span text:style-name="T1">- DOMAIN-SUFFIX,game.weibo.com,🛑 </text:span><text:span text:style-name="T2">全球拦截</text:span></text:p>
      <text:p text:style-name="P2"><text:s/><text:span text:style-name="T1">- DOMAIN-SUFFIX,gamead.swjoy.com,🛑 </text:span><text:span text:style-name="T2">全球拦截</text:span></text:p>
      <text:p text:style-name="P2"><text:s/><text:span text:style-name="T1">- DOMAIN-SUFFIX,gameads.digyourowngrave.com,🛑 </text:span><text:span text:style-name="T2">全球拦截</text:span></text:p>
      <text:p text:style-name="P2"><text:s/><text:span text:style-name="T1">- DOMAIN-SUFFIX,gamebox.kugou.com,🛑 </text:span><text:span text:style-name="T2">全球拦截</text:span></text:p>
      <text:p text:style-name="P2"><text:s/><text:span text:style-name="T1">- DOMAIN-SUFFIX,game-res.meizu.com,🛑 </text:span><text:span text:style-name="T2">全球拦截</text:span></text:p>
      <text:p text:style-name="P2"><text:s/><text:span text:style-name="T1">- DOMAIN-SUFFIX,ganjituiguang.ganji.com,🛑 </text:span><text:span text:style-name="T2">全球拦截</text:span></text:p>
      <text:p text:style-name="P2"><text:s/><text:span text:style-name="T1">- DOMAIN-SUFFIX,gao.ynet.com,🛑 </text:span><text:span text:style-name="T2">全球拦截</text:span></text:p>
      <text:p text:style-name="P2"><text:s/><text:span text:style-name="T1">- DOMAIN-SUFFIX,gas.data.pplive.com,🛑 </text:span><text:span text:style-name="T2">全球拦截</text:span></text:p>
      <text:p text:style-name="P2"><text:s/><text:span text:style-name="T1">- DOMAIN-SUFFIX,gateway.fortunelounge.com,🛑 </text:span><text:span text:style-name="T2">全球拦截</text:span></text:p>
      <text:p text:style-name="P2"><text:s/><text:span text:style-name="T1">- DOMAIN-SUFFIX,gateways.s3.amazonaws.com,🛑 </text:span><text:span text:style-name="T2">全球拦截</text:span></text:p>
      <text:p text:style-name="P2"><text:s/><text:span text:style-name="T1">- DOMAIN-SUFFIX,gb.corp.163.com,🛑 </text:span><text:span text:style-name="T2">全球拦截</text:span></text:p>
      <text:p text:style-name="P2"><text:s/><text:span text:style-name="T1">- DOMAIN-SUFFIX,gc.keefung-zs.com,🛑 </text:span><text:span text:style-name="T2">全球拦截</text:span></text:p>
      <text:p text:style-name="P2"><text:s/><text:span text:style-name="T1">- DOMAIN-SUFFIX,gcapi.sy.kugou.com,🛑 </text:span><text:span text:style-name="T2">全球拦截</text:span></text:p>
      <text:p text:style-name="P2"><text:s/><text:span text:style-name="T1">- DOMAIN-SUFFIX,gcs1.cn,🛑 </text:span><text:span text:style-name="T2">全球拦截</text:span></text:p>
      <text:p text:style-name="P2"><text:s/><text:span text:style-name="T1">- DOMAIN-SUFFIX,gd.cnhange.cn,🛑 </text:span><text:span text:style-name="T2">全球拦截</text:span></text:p>
      <text:p text:style-name="P2"><text:s/><text:span text:style-name="T1">- DOMAIN-SUFFIX,gd.jqgc.com,🛑 </text:span><text:span text:style-name="T2">全球拦截</text:span></text:p>
      <text:p text:style-name="P2"><text:s/><text:span text:style-name="T1">- DOMAIN-SUFFIX,gd.vodtw.com,🛑 </text:span><text:span text:style-name="T2">全球拦截</text:span></text:p>
      <text:p text:style-name="P2"><text:s/><text:span text:style-name="T1">- DOMAIN-SUFFIX,gdbly.com,🛑 </text:span><text:span text:style-name="T2">全球拦截</text:span></text:p>
      <text:p text:style-name="P2"><text:s/><text:span text:style-name="T1">- DOMAIN-SUFFIX,gdgy56.com,🛑 </text:span><text:span text:style-name="T2">全球拦截</text:span></text:p>
      <text:p text:style-name="P2"><text:s/><text:span text:style-name="T1">- DOMAIN-SUFFIX,gdskywings.com,🛑 </text:span><text:span text:style-name="T2">全球拦截</text:span></text:p>
      <text:p text:style-name="P2"><text:s/><text:span text:style-name="T1">- DOMAIN-SUFFIX,gdsqwy.org,🛑 </text:span><text:span text:style-name="T2">全球拦截</text:span></text:p>
      <text:p text:style-name="P2"><text:s/><text:span text:style-name="T1">- DOMAIN-SUFFIX,gdyn.cnn.com,🛑 </text:span><text:span text:style-name="T2">全球拦截</text:span></text:p>
      <text:p text:style-name="P2"><text:s/><text:span text:style-name="T1">- DOMAIN-SUFFIX,ge95.com,🛑 </text:span><text:span text:style-name="T2">全球拦截</text:span></text:p>
      <text:p text:style-name="P2"><text:s/><text:span text:style-name="T1">- DOMAIN-SUFFIX,geili.co,🛑 </text:span><text:span text:style-name="T2">全球拦截</text:span></text:p>
      <text:p text:style-name="P2"><text:s/><text:span text:style-name="T1">- DOMAIN-SUFFIX,geiyujieda.com,🛑 </text:span><text:span text:style-name="T2">全球拦截</text:span></text:p>
      <text:p text:style-name="P2"><text:s/><text:span text:style-name="T1">- DOMAIN-SUFFIX,gen.alicdn.com,🛑 </text:span><text:span text:style-name="T2">全球拦截</text:span></text:p>
      <text:p text:style-name="P2"><text:s/><text:span text:style-name="T1">- DOMAIN-SUFFIX,gentags.com,🛑 </text:span><text:span text:style-name="T2">全球拦截</text:span></text:p>
      <text:p text:style-name="P2"><text:s/><text:span text:style-name="T1">- DOMAIN-SUFFIX,geo.cliphunter.com,🛑 </text:span><text:span text:style-name="T2">全球拦截</text:span></text:p>
      <text:p text:style-name="P2"><text:s/><text:span text:style-name="T1">- DOMAIN-SUFFIX,geo.connexionsecure.com,🛑 </text:span><text:span text:style-name="T2">全球拦截</text:span></text:p>
      <text:p text:style-name="P2"><text:s/><text:span text:style-name="T1">- DOMAIN-SUFFIX,geo.frtya.com,🛑 </text:span><text:span text:style-name="T2">全球拦截</text:span></text:p>
      <text:p text:style-name="P2"><text:s/><text:span text:style-name="T1">- DOMAIN-SUFFIX,geo.frtyd.com,🛑 </text:span><text:span text:style-name="T2">全球拦截</text:span></text:p>
      <text:p text:style-name="P2"><text:s/><text:span text:style-name="T1">- DOMAIN-SUFFIX,geo.gridsumdissector.com,🛑 </text:span><text:span text:style-name="T2">全球拦截</text:span></text:p>
      <text:p text:style-name="P2"><text:s/><text:span text:style-name="T1">- DOMAIN-SUFFIX,geo.moatads.com,🛑 </text:span><text:span text:style-name="T2">全球拦截</text:span></text:p>
      <text:p text:style-name="P2"><text:s/><text:span text:style-name="T1">- DOMAIN-SUFFIX,geo.yahoo.com,🛑 </text:span><text:span text:style-name="T2">全球拦截</text:span></text:p>
      <text:p text:style-name="P2"><text:s/><text:span text:style-name="T1">- DOMAIN-SUFFIX,geo2.adobe.com,🛑 </text:span><text:span text:style-name="T2">全球拦截</text:span></text:p>
      <text:p text:style-name="P2"><text:s/><text:span text:style-name="T1">- DOMAIN-SUFFIX,geobanner.alt.com,🛑 </text:span><text:span text:style-name="T2">全球拦截</text:span></text:p>
      <text:p text:style-name="P2"><text:s/><text:span text:style-name="T1">- DOMAIN-SUFFIX,geobanner.friendfinder.com,🛑 </text:span><text:span text:style-name="T2">全球拦截</text:span></text:p>
      <text:p text:style-name="P2"><text:s/><text:span text:style-name="T1">- DOMAIN-SUFFIX,geobanner.passion.com,🛑 </text:span><text:span text:style-name="T2">全球拦截</text:span></text:p>
      <text:p text:style-name="P2"><text:s/><text:span text:style-name="T1">- DOMAIN-SUFFIX,geobanner.socialflirt.com,🛑 </text:span><text:span text:style-name="T2">全球拦截</text:span></text:p>
      <text:p text:style-name="P2"><text:s/><text:span text:style-name="T1">- DOMAIN-SUFFIX,geoshopping.nzherald.co.nz,🛑 </text:span><text:span text:style-name="T2">全球拦截</text:span></text:p>
      <text:p text:style-name="P2"><text:s/><text:span text:style-name="T1">- DOMAIN-SUFFIX,geryi.com,🛑 </text:span><text:span text:style-name="T2">全球拦截</text:span></text:p>
      <text:p text:style-name="P2"><text:s/><text:span text:style-name="T1">- DOMAIN-SUFFIX,get.thefile.me,🛑 </text:span><text:span text:style-name="T2">全球拦截</text:span></text:p>
      <text:p text:style-name="P2"><text:s/><text:span text:style-name="T1">- DOMAIN-SUFFIX,get3.adobe.com,🛑 </text:span><text:span text:style-name="T2">全球拦截</text:span></text:p>
      <text:p text:style-name="P2"><text:s/><text:span text:style-name="T1">- DOMAIN-SUFFIX,getnormalizedurl.com,🛑 </text:span><text:span text:style-name="T2">全球拦截</text:span></text:p>
      <text:p text:style-name="P2"><text:s/><text:span text:style-name="T1">- DOMAIN-SUFFIX,gewuwen.com,🛑 </text:span><text:span text:style-name="T2">全球拦截</text:span></text:p>
      <text:p text:style-name="P2"><text:s/><text:span text:style-name="T1">- DOMAIN-SUFFIX,gf108.com,🛑 </text:span><text:span text:style-name="T2">全球拦截</text:span></text:p>
      <text:p text:style-name="P2"><text:s/><text:span text:style-name="T1">- DOMAIN-SUFFIX,gf1352.com,🛑 </text:span><text:span text:style-name="T2">全球拦截</text:span></text:p>
      <text:p text:style-name="P2"><text:s/><text:span text:style-name="T1">- DOMAIN-SUFFIX,gfd80.com,🛑 </text:span><text:span text:style-name="T2">全球拦截</text:span></text:p>
      <text:p text:style-name="P2"><text:s/><text:span text:style-name="T1">- DOMAIN-SUFFIX,gfh.ahfzly.com,🛑 </text:span><text:span text:style-name="T2">全球拦截</text:span></text:p>
      <text:p text:style-name="P2"><text:s/><text:span text:style-name="T1">- DOMAIN-SUFFIX,gfx.infomine.com,🛑 </text:span><text:span text:style-name="T2">全球拦截</text:span></text:p>
      <text:p text:style-name="P2"><text:soft-page-break/><text:s/><text:span text:style-name="T1">- DOMAIN-SUFFIX,gg.0598yu.com,🛑 </text:span><text:span text:style-name="T2">全球拦截</text:span></text:p>
      <text:p text:style-name="P2"><text:s/><text:span text:style-name="T1">- DOMAIN-SUFFIX,gg.5173.com,🛑 </text:span><text:span text:style-name="T2">全球拦截</text:span></text:p>
      <text:p text:style-name="P2"><text:s/><text:span text:style-name="T1">- DOMAIN-SUFFIX,gg.51cto.com,🛑 </text:span><text:span text:style-name="T2">全球拦截</text:span></text:p>
      <text:p text:style-name="P2"><text:s/><text:span text:style-name="T1">- DOMAIN-SUFFIX,gg.amblrgg.live,🛑 </text:span><text:span text:style-name="T2">全球拦截</text:span></text:p>
      <text:p text:style-name="P2"><text:s/><text:span text:style-name="T1">- DOMAIN-SUFFIX,gg.anqu.com,🛑 </text:span><text:span text:style-name="T2">全球拦截</text:span></text:p>
      <text:p text:style-name="P2"><text:s/><text:span text:style-name="T1">- DOMAIN-SUFFIX,gg.blueidea.com,🛑 </text:span><text:span text:style-name="T2">全球拦截</text:span></text:p>
      <text:p text:style-name="P2"><text:s/><text:span text:style-name="T1">- DOMAIN-SUFFIX,gg.caixin.com,🛑 </text:span><text:span text:style-name="T2">全球拦截</text:span></text:p>
      <text:p text:style-name="P2"><text:s/><text:span text:style-name="T1">- DOMAIN-SUFFIX,gg.cs090.com,🛑 </text:span><text:span text:style-name="T2">全球拦截</text:span></text:p>
      <text:p text:style-name="P2"><text:s/><text:span text:style-name="T1">- DOMAIN-SUFFIX,gg.dsxdn.com,🛑 </text:span><text:span text:style-name="T2">全球拦截</text:span></text:p>
      <text:p text:style-name="P2"><text:s/><text:span text:style-name="T1">- DOMAIN-SUFFIX,gg.gao7.com,🛑 </text:span><text:span text:style-name="T2">全球拦截</text:span></text:p>
      <text:p text:style-name="P2"><text:s/><text:span text:style-name="T1">- DOMAIN-SUFFIX,gg.haianw.com,🛑 </text:span><text:span text:style-name="T2">全球拦截</text:span></text:p>
      <text:p text:style-name="P2"><text:s/><text:span text:style-name="T1">- DOMAIN-SUFFIX,gg.huangye88.com,🛑 </text:span><text:span text:style-name="T2">全球拦截</text:span></text:p>
      <text:p text:style-name="P2"><text:s/><text:span text:style-name="T1">- DOMAIN-SUFFIX,gg.jkmeishi.com,🛑 </text:span><text:span text:style-name="T2">全球拦截</text:span></text:p>
      <text:p text:style-name="P2"><text:s/><text:span text:style-name="T1">- DOMAIN-SUFFIX,gg.kugou.com,🛑 </text:span><text:span text:style-name="T2">全球拦截</text:span></text:p>
      <text:p text:style-name="P2"><text:s/><text:span text:style-name="T1">- DOMAIN-SUFFIX,gg.meitu.com,🛑 </text:span><text:span text:style-name="T2">全球拦截</text:span></text:p>
      <text:p text:style-name="P2"><text:s/><text:span text:style-name="T1">- DOMAIN-SUFFIX,gg.ptfish.com,🛑 </text:span><text:span text:style-name="T2">全球拦截</text:span></text:p>
      <text:p text:style-name="P2"><text:s/><text:span text:style-name="T1">- DOMAIN-SUFFIX,gg.sonhoo.com,🛑 </text:span><text:span text:style-name="T2">全球拦截</text:span></text:p>
      <text:p text:style-name="P2"><text:s/><text:span text:style-name="T1">- DOMAIN-SUFFIX,gg.stargame.com,🛑 </text:span><text:span text:style-name="T2">全球拦截</text:span></text:p>
      <text:p text:style-name="P2"><text:s/><text:span text:style-name="T1">- DOMAIN-SUFFIX,gg.uuu9.com,🛑 </text:span><text:span text:style-name="T2">全球拦截</text:span></text:p>
      <text:p text:style-name="P2"><text:s/><text:span text:style-name="T1">- DOMAIN-SUFFIX,gg.vidown.cn,🛑 </text:span><text:span text:style-name="T2">全球拦截</text:span></text:p>
      <text:p text:style-name="P2"><text:s/><text:span text:style-name="T1">- DOMAIN-SUFFIX,gg.xywy.com,🛑 </text:span><text:span text:style-name="T2">全球拦截</text:span></text:p>
      <text:p text:style-name="P2"><text:s/><text:span text:style-name="T1">- DOMAIN-SUFFIX,gg.yxdown.com,🛑 </text:span><text:span text:style-name="T2">全球拦截</text:span></text:p>
      <text:p text:style-name="P2"><text:s/><text:span text:style-name="T1">- DOMAIN-SUFFIX,gg.zhongyao1.com,🛑 </text:span><text:span text:style-name="T2">全球拦截</text:span></text:p>
      <text:p text:style-name="P2"><text:s/><text:span text:style-name="T1">- DOMAIN-SUFFIX,gg0376.com,🛑 </text:span><text:span text:style-name="T2">全球拦截</text:span></text:p>
      <text:p text:style-name="P2"><text:s/><text:span text:style-name="T1">- DOMAIN-SUFFIX,gg1.yszyz.com,🛑 </text:span><text:span text:style-name="T2">全球拦截</text:span></text:p>
      <text:p text:style-name="P2"><text:s/><text:span text:style-name="T1">- DOMAIN-SUFFIX,gg2.51cto.com,🛑 </text:span><text:span text:style-name="T2">全球拦截</text:span></text:p>
      <text:p text:style-name="P2"><text:s/><text:span text:style-name="T1">- DOMAIN-SUFFIX,gg2.dss9927.com,🛑 </text:span><text:span text:style-name="T2">全球拦截</text:span></text:p>
      <text:p text:style-name="P2"><text:s/><text:span text:style-name="T1">- DOMAIN-SUFFIX,gg3.51cto.com,🛑 </text:span><text:span text:style-name="T2">全球拦截</text:span></text:p>
      <text:p text:style-name="P2"><text:s/><text:span text:style-name="T1">- DOMAIN-SUFFIX,gg570.com,🛑 </text:span><text:span text:style-name="T2">全球拦截</text:span></text:p>
      <text:p text:style-name="P2"><text:s/><text:span text:style-name="T1">- DOMAIN-SUFFIX,gg86.pinggu.org,🛑 </text:span><text:span text:style-name="T2">全球拦截</text:span></text:p>
      <text:p text:style-name="P2"><text:s/><text:span text:style-name="T1">- DOMAIN-SUFFIX,gg8888.cnfol.com,🛑 </text:span><text:span text:style-name="T2">全球拦截</text:span></text:p>
      <text:p text:style-name="P2"><text:s/><text:span text:style-name="T1">- DOMAIN-SUFFIX,ggb.douguo.com,🛑 </text:span><text:span text:style-name="T2">全球拦截</text:span></text:p>
      <text:p text:style-name="P2"><text:s/><text:span text:style-name="T1">- DOMAIN-SUFFIX,ggcode.2345.com,🛑 </text:span><text:span text:style-name="T2">全球拦截</text:span></text:p>
      <text:p text:style-name="P2"><text:s/><text:span text:style-name="T1">- DOMAIN-SUFFIX,ggdoubi.com,🛑 </text:span><text:span text:style-name="T2">全球拦截</text:span></text:p>
      <text:p text:style-name="P2"><text:s/><text:span text:style-name="T1">- DOMAIN-SUFFIX,ggg.zj.com,🛑 </text:span><text:span text:style-name="T2">全球拦截</text:span></text:p>
      <text:p text:style-name="P2"><text:s/><text:span text:style-name="T1">- DOMAIN-SUFFIX,ggle.lywf.me,🛑 </text:span><text:span text:style-name="T2">全球拦截</text:span></text:p>
      <text:p text:style-name="P2"><text:s/><text:span text:style-name="T1">- DOMAIN-SUFFIX,ggmm777.com,🛑 </text:span><text:span text:style-name="T2">全球拦截</text:span></text:p>
      <text:p text:style-name="P2"><text:s/><text:span text:style-name="T1">- DOMAIN-SUFFIX,ggmmqq.com,🛑 </text:span><text:span text:style-name="T2">全球拦截</text:span></text:p>
      <text:p text:style-name="P2"><text:s/><text:span text:style-name="T1">- DOMAIN-SUFFIX,ggr.yxdown.com,🛑 </text:span><text:span text:style-name="T2">全球拦截</text:span></text:p>
      <text:p text:style-name="P2"><text:s/><text:span text:style-name="T1">- DOMAIN-SUFFIX,ggw.gusuwang.com,🛑 </text:span><text:span text:style-name="T2">全球拦截</text:span></text:p>
      <text:p text:style-name="P2"><text:s/><text:span text:style-name="T1">- DOMAIN-SUFFIX,ggw.watertu.com,🛑 </text:span><text:span text:style-name="T2">全球拦截</text:span></text:p>
      <text:p text:style-name="P2"><text:s/><text:span text:style-name="T1">- DOMAIN-SUFFIX,ggxt.net,🛑 </text:span><text:span text:style-name="T2">全球拦截</text:span></text:p>
      <text:p text:style-name="P2"><text:s/><text:span text:style-name="T1">- DOMAIN-SUFFIX,gi.xi.gxabj.com,🛑 </text:span><text:span text:style-name="T2">全球拦截</text:span></text:p>
      <text:p text:style-name="P2"><text:s/><text:span text:style-name="T1">- DOMAIN-SUFFIX,gif.lu.sogoucdn.com,🛑 </text:span><text:span text:style-name="T2">全球拦截</text:span></text:p>
      <text:p text:style-name="P2"><text:s/><text:span text:style-name="T1">- DOMAIN-SUFFIX,gimg.baidu.com,🛑 </text:span><text:span text:style-name="T2">全球拦截</text:span></text:p>
      <text:p text:style-name="P2"><text:s/><text:span text:style-name="T1">- DOMAIN-SUFFIX,gimg.bitauto.com,🛑 </text:span><text:span text:style-name="T2">全球拦截</text:span></text:p>
      <text:p text:style-name="P2"><text:s/><text:span text:style-name="T1">- DOMAIN-SUFFIX,girlcc.cc,🛑 </text:span><text:span text:style-name="T2">全球拦截</text:span></text:p>
      <text:p text:style-name="P2"><text:s/><text:span text:style-name="T1">- DOMAIN-SUFFIX,gj500.com,🛑 </text:span><text:span text:style-name="T2">全球拦截</text:span></text:p>
      <text:p text:style-name="P2"><text:s/><text:span text:style-name="T1">- DOMAIN-SUFFIX,gjghy.com,🛑 </text:span><text:span text:style-name="T2">全球拦截</text:span></text:p>
      <text:p text:style-name="P2"><text:s/><text:span text:style-name="T1">- DOMAIN-SUFFIX,gjreg.code.weddingeeos.com,🛑 </text:span><text:span text:style-name="T2">全球拦截</text:span></text:p>
      <text:p text:style-name="P2"><text:s/><text:span text:style-name="T1">- DOMAIN-SUFFIX,glasszz.com,🛑 </text:span><text:span text:style-name="T2">全球拦截</text:span></text:p>
      <text:p text:style-name="P2"><text:s/><text:span text:style-name="T1">- DOMAIN-SUFFIX,gload.adhood.com,🛑 </text:span><text:span text:style-name="T2">全球拦截</text:span></text:p>
      <text:p text:style-name="P2"><text:s/><text:span text:style-name="T1">- DOMAIN-SUFFIX,global.msads.net,🛑 </text:span><text:span text:style-name="T2">全球拦截</text:span></text:p>
      <text:p text:style-name="P2"><text:s/><text:span text:style-name="T1">- DOMAIN-SUFFIX,global.ymtracking.com,🛑 </text:span><text:span text:style-name="T2">全球拦截</text:span></text:p>
      <text:p text:style-name="P2"><text:s/><text:span text:style-name="T1">- DOMAIN-SUFFIX,gm682.com,🛑 </text:span><text:span text:style-name="T2">全球拦截</text:span></text:p>
      <text:p text:style-name="P2"><text:s/><text:span text:style-name="T1">- DOMAIN-SUFFIX,gma.alicdn.com,🛑 </text:span><text:span text:style-name="T2">全球拦截</text:span></text:p>
      <text:p text:style-name="P2"><text:soft-page-break/><text:s/><text:span text:style-name="T1">- DOMAIN-SUFFIX,gma1.com,🛑 </text:span><text:span text:style-name="T2">全球拦截</text:span></text:p>
      <text:p text:style-name="P2"><text:s/><text:span text:style-name="T1">- DOMAIN-SUFFIX,gmota.g188.net,🛑 </text:span><text:span text:style-name="T2">全球拦截</text:span></text:p>
      <text:p text:style-name="P2"><text:s/><text:span text:style-name="T1">- DOMAIN-SUFFIX,gmtdmp.mookie1.com,🛑 </text:span><text:span text:style-name="T2">全球拦截</text:span></text:p>
      <text:p text:style-name="P2"><text:s/><text:span text:style-name="T1">- DOMAIN-SUFFIX,go.gogolm.xyz,🛑 </text:span><text:span text:style-name="T2">全球拦截</text:span></text:p>
      <text:p text:style-name="P2"><text:s/><text:span text:style-name="T1">- DOMAIN-SUFFIX,go.gotourl.xyz,🛑 </text:span><text:span text:style-name="T2">全球拦截</text:span></text:p>
      <text:p text:style-name="P2"><text:s/><text:span text:style-name="T1">- DOMAIN-SUFFIX,go.gotourls.bid,🛑 </text:span><text:span text:style-name="T2">全球拦截</text:span></text:p>
      <text:p text:style-name="P2"><text:s/><text:span text:style-name="T1">- DOMAIN-SUFFIX,go.hangzhou.com.cn,🛑 </text:span><text:span text:style-name="T2">全球拦截</text:span></text:p>
      <text:p text:style-name="P2"><text:s/><text:span text:style-name="T1">- DOMAIN-SUFFIX,go.mmstat.com,🛑 </text:span><text:span text:style-name="T2">全球拦截</text:span></text:p>
      <text:p text:style-name="P2"><text:s/><text:span text:style-name="T1">- DOMAIN-SUFFIX,go.onclasrv.com,🛑 </text:span><text:span text:style-name="T2">全球拦截</text:span></text:p>
      <text:p text:style-name="P2"><text:s/><text:span text:style-name="T1">- DOMAIN-SUFFIX,go.util.zlibs.com,🛑 </text:span><text:span text:style-name="T2">全球拦截</text:span></text:p>
      <text:p text:style-name="P2"><text:s/><text:span text:style-name="T1">- DOMAIN-SUFFIX,godloveme.cn,🛑 </text:span><text:span text:style-name="T2">全球拦截</text:span></text:p>
      <text:p text:style-name="P2"><text:s/><text:span text:style-name="T1">- DOMAIN-SUFFIX,gog9.qzdfc.com,🛑 </text:span><text:span text:style-name="T2">全球拦截</text:span></text:p>
      <text:p text:style-name="P2"><text:s/><text:span text:style-name="T1">- DOMAIN-SUFFIX,go-mpulse.net,🛑 </text:span><text:span text:style-name="T2">全球拦截</text:span></text:p>
      <text:p text:style-name="P2"><text:s/><text:span text:style-name="T1">- DOMAIN-SUFFIX,good.ta80.com,🛑 </text:span><text:span text:style-name="T2">全球拦截</text:span></text:p>
      <text:p text:style-name="P2"><text:s/><text:span text:style-name="T1">- DOMAIN-SUFFIX,googlecommerce.com,🛑 </text:span><text:span text:style-name="T2">全球拦截</text:span></text:p>
      <text:p text:style-name="P2"><text:s/><text:span text:style-name="T1">- DOMAIN-SUFFIX,goolpter.com,🛑 </text:span><text:span text:style-name="T2">全球拦截</text:span></text:p>
      <text:p text:style-name="P2"><text:s/><text:span text:style-name="T1">- DOMAIN-SUFFIX,gopig.io,🛑 </text:span><text:span text:style-name="T2">全球拦截</text:span></text:p>
      <text:p text:style-name="P2"><text:s/><text:span text:style-name="T1">- DOMAIN-SUFFIX,gorgon.youdao.com,🛑 </text:span><text:span text:style-name="T2">全球拦截</text:span></text:p>
      <text:p text:style-name="P2"><text:s/><text:span text:style-name="T1">- DOMAIN-SUFFIX,gosquared.com,🛑 </text:span><text:span text:style-name="T2">全球拦截</text:span></text:p>
      <text:p text:style-name="P2"><text:s/><text:span text:style-name="T1">- DOMAIN-SUFFIX,goto.sogou.com,🛑 </text:span><text:span text:style-name="T2">全球拦截</text:span></text:p>
      <text:p text:style-name="P2"><text:s/><text:span text:style-name="T1">- DOMAIN-SUFFIX,goto.www.iciba.com,🛑 </text:span><text:span text:style-name="T2">全球拦截</text:span></text:p>
      <text:p text:style-name="P2"><text:s/><text:span text:style-name="T1">- DOMAIN-SUFFIX,gotourl.xyz,🛑 </text:span><text:span text:style-name="T2">全球拦截</text:span></text:p>
      <text:p text:style-name="P2"><text:s/><text:span text:style-name="T1">- DOMAIN-SUFFIX,gouzhibao.cn,🛑 </text:span><text:span text:style-name="T2">全球拦截</text:span></text:p>
      <text:p text:style-name="P2"><text:s/><text:span text:style-name="T1">- DOMAIN-SUFFIX,govgift.com,🛑 </text:span><text:span text:style-name="T2">全球拦截</text:span></text:p>
      <text:p text:style-name="P2"><text:s/><text:span text:style-name="T1">- DOMAIN-SUFFIX,govids.net,🛑 </text:span><text:span text:style-name="T2">全球拦截</text:span></text:p>
      <text:p text:style-name="P2"><text:s/><text:span text:style-name="T1">- DOMAIN-SUFFIX,gp.jstv.com,🛑 </text:span><text:span text:style-name="T2">全球拦截</text:span></text:p>
      <text:p text:style-name="P2"><text:s/><text:span text:style-name="T1">- DOMAIN-SUFFIX,gpydym.cn,🛑 </text:span><text:span text:style-name="T2">全球拦截</text:span></text:p>
      <text:p text:style-name="P2"><text:s/><text:span text:style-name="T1">- DOMAIN-SUFFIX,gqswg.com,🛑 </text:span><text:span text:style-name="T2">全球拦截</text:span></text:p>
      <text:p text:style-name="P2"><text:s/><text:span text:style-name="T1">- DOMAIN-SUFFIX,grand.ele.me,🛑 </text:span><text:span text:style-name="T2">全球拦截</text:span></text:p>
      <text:p text:style-name="P2"><text:s/><text:span text:style-name="T1">- DOMAIN-SUFFIX,green.erne.co,🛑 </text:span><text:span text:style-name="T2">全球拦截</text:span></text:p>
      <text:p text:style-name="P2"><text:s/><text:span text:style-name="T1">- DOMAIN-SUFFIX,greenhouseglobal.cn,🛑 </text:span><text:span text:style-name="T2">全球拦截</text:span></text:p>
      <text:p text:style-name="P2"><text:s/><text:span text:style-name="T1">- DOMAIN-SUFFIX,greenxfs.down.123ch.cn,🛑 </text:span><text:span text:style-name="T2">全球拦截</text:span></text:p>
      <text:p text:style-name="P2"><text:s/><text:span text:style-name="T1">- DOMAIN-SUFFIX,gridsum.com,🛑 </text:span><text:span text:style-name="T2">全球拦截</text:span></text:p>
      <text:p text:style-name="P2"><text:s/><text:span text:style-name="T1">- DOMAIN-SUFFIX,gridsumdissector.cn,🛑 </text:span><text:span text:style-name="T2">全球拦截</text:span></text:p>
      <text:p text:style-name="P2"><text:s/><text:span text:style-name="T1">- DOMAIN-SUFFIX,gridsumdissector.com,🛑 </text:span><text:span text:style-name="T2">全球拦截</text:span></text:p>
      <text:p text:style-name="P2"><text:s/><text:span text:style-name="T1">- DOMAIN-SUFFIX,groupa.onlylady.com,🛑 </text:span><text:span text:style-name="T2">全球拦截</text:span></text:p>
      <text:p text:style-name="P2"><text:s/><text:span text:style-name="T1">- DOMAIN-SUFFIX,gs307.com,🛑 </text:span><text:span text:style-name="T2">全球拦截</text:span></text:p>
      <text:p text:style-name="P2"><text:s/><text:span text:style-name="T1">- DOMAIN-SUFFIX,gso0.com,🛑 </text:span><text:span text:style-name="T2">全球拦截</text:span></text:p>
      <text:p text:style-name="P2"><text:s/><text:span text:style-name="T1">- DOMAIN-SUFFIX,gstat.bitauto.com,🛑 </text:span><text:span text:style-name="T2">全球拦截</text:span></text:p>
      <text:p text:style-name="P2"><text:s/><text:span text:style-name="T1">- DOMAIN-SUFFIX,gt.yy.com,🛑 </text:span><text:span text:style-name="T2">全球拦截</text:span></text:p>
      <text:p text:style-name="P2"><text:s/><text:span text:style-name="T1">- DOMAIN-SUFFIX,gt4ec.net,🛑 </text:span><text:span text:style-name="T2">全球拦截</text:span></text:p>
      <text:p text:style-name="P2"><text:s/><text:span text:style-name="T1">- DOMAIN-SUFFIX,gtags.net,🛑 </text:span><text:span text:style-name="T2">全球拦截</text:span></text:p>
      <text:p text:style-name="P2"><text:s/><text:span text:style-name="T1">- DOMAIN-SUFFIX,gtmucs.cn,🛑 </text:span><text:span text:style-name="T2">全球拦截</text:span></text:p>
      <text:p text:style-name="P2"><text:s/><text:span text:style-name="T1">- DOMAIN-SUFFIX,gu.qlogo.cn,🛑 </text:span><text:span text:style-name="T2">全球拦截</text:span></text:p>
      <text:p text:style-name="P2"><text:s/><text:span text:style-name="T1">- DOMAIN-SUFFIX,guang.lesports.com,🛑 </text:span><text:span text:style-name="T2">全球拦截</text:span></text:p>
      <text:p text:style-name="P2"><text:s/><text:span text:style-name="T1">- DOMAIN-SUFFIX,guang.sdsgwy.com,🛑 </text:span><text:span text:style-name="T2">全球拦截</text:span></text:p>
      <text:p text:style-name="P2"><text:s/><text:span text:style-name="T1">- DOMAIN-SUFFIX,guangzhuiyuan.com,🛑 </text:span><text:span text:style-name="T2">全球拦截</text:span></text:p>
      <text:p text:style-name="P2"><text:s/><text:span text:style-name="T1">- DOMAIN-SUFFIX,guangzizai.com,🛑 </text:span><text:span text:style-name="T2">全球拦截</text:span></text:p>
      <text:p text:style-name="P2"><text:s/><text:span text:style-name="T1">- DOMAIN-SUFFIX,guanjia.baidu.com,🛑 </text:span><text:span text:style-name="T2">全球拦截</text:span></text:p>
      <text:p text:style-name="P2"><text:s/><text:span text:style-name="T1">- DOMAIN-SUFFIX,guduopu.com,🛑 </text:span><text:span text:style-name="T2">全球拦截</text:span></text:p>
      <text:p text:style-name="P2"><text:s/><text:span text:style-name="T1">- DOMAIN-SUFFIX,guess.h.qhimg.com,🛑 </text:span><text:span text:style-name="T2">全球拦截</text:span></text:p>
      <text:p text:style-name="P2"><text:s/><text:span text:style-name="T1">- DOMAIN-SUFFIX,guestworld.tripod.lycos.com,🛑 </text:span><text:span text:style-name="T2">全球拦截</text:span></text:p>
      <text:p text:style-name="P2"><text:s/><text:span text:style-name="T1">- DOMAIN-SUFFIX,gugulonger.cn,🛑 </text:span><text:span text:style-name="T2">全球拦截</text:span></text:p>
      <text:p text:style-name="P2"><text:s/><text:span text:style-name="T1">- DOMAIN-SUFFIX,guidashu.com,🛑 </text:span><text:span text:style-name="T2">全球拦截</text:span></text:p>
      <text:p text:style-name="P2"><text:s/><text:span text:style-name="T1">- DOMAIN-SUFFIX,gum.criteo.com,🛑 </text:span><text:span text:style-name="T2">全球拦截</text:span></text:p>
      <text:p text:style-name="P2"><text:s/><text:span text:style-name="T1">- DOMAIN-SUFFIX,guohead.com,🛑 </text:span><text:span text:style-name="T2">全球拦截</text:span></text:p>
      <text:p text:style-name="P2"><text:soft-page-break/><text:s/><text:span text:style-name="T1">- DOMAIN-SUFFIX,guomob.com,🛑 </text:span><text:span text:style-name="T2">全球拦截</text:span></text:p>
      <text:p text:style-name="P2"><text:s/><text:span text:style-name="T1">- DOMAIN-SUFFIX,guoshennet.com,🛑 </text:span><text:span text:style-name="T2">全球拦截</text:span></text:p>
      <text:p text:style-name="P2"><text:s/><text:span text:style-name="T1">- DOMAIN-SUFFIX,gw5.push.mcp.weibo.cn,🛑 </text:span><text:span text:style-name="T2">全球拦截</text:span></text:p>
      <text:p text:style-name="P2"><text:s/><text:span text:style-name="T1">- DOMAIN-SUFFIX,gw6.push.mcp.weibo.cn,🛑 </text:span><text:span text:style-name="T2">全球拦截</text:span></text:p>
      <text:p text:style-name="P2"><text:s/><text:span text:style-name="T1">- DOMAIN-SUFFIX,gw630.com,🛑 </text:span><text:span text:style-name="T2">全球拦截</text:span></text:p>
      <text:p text:style-name="P2"><text:s/><text:span text:style-name="T1">- DOMAIN-SUFFIX,gx38.cn,🛑 </text:span><text:span text:style-name="T2">全球拦截</text:span></text:p>
      <text:p text:style-name="P2"><text:s/><text:span text:style-name="T1">- DOMAIN-SUFFIX,gxb.mmstat.com,🛑 </text:span><text:span text:style-name="T2">全球拦截</text:span></text:p>
      <text:p text:style-name="P2"><text:s/><text:span text:style-name="T1">- DOMAIN-SUFFIX,gxdhgb.com,🛑 </text:span><text:span text:style-name="T2">全球拦截</text:span></text:p>
      <text:p text:style-name="P2"><text:s/><text:span text:style-name="T1">- DOMAIN-SUFFIX,gxe.husky.sogou.com,🛑 </text:span><text:span text:style-name="T2">全球拦截</text:span></text:p>
      <text:p text:style-name="P2"><text:s/><text:span text:style-name="T1">- DOMAIN-SUFFIX,gyca9f.dahuangcheng.cn,🛑 </text:span><text:span text:style-name="T2">全球拦截</text:span></text:p>
      <text:p text:style-name="P2"><text:s/><text:span text:style-name="T1">- DOMAIN-SUFFIX,gydag.com,🛑 </text:span><text:span text:style-name="T2">全球拦截</text:span></text:p>
      <text:p text:style-name="P2"><text:s/><text:span text:style-name="T1">- DOMAIN-SUFFIX,gyrtg.com,🛑 </text:span><text:span text:style-name="T2">全球拦截</text:span></text:p>
      <text:p text:style-name="P2"><text:s/><text:span text:style-name="T1">- DOMAIN-SUFFIX,gz.hxdaka.com,🛑 </text:span><text:span text:style-name="T2">全球拦截</text:span></text:p>
      <text:p text:style-name="P2"><text:s/><text:span text:style-name="T1">- DOMAIN-SUFFIX,gz00005.top,🛑 </text:span><text:span text:style-name="T2">全球拦截</text:span></text:p>
      <text:p text:style-name="P2"><text:s/><text:span text:style-name="T1">- DOMAIN-SUFFIX,gzktpf.com,🛑 </text:span><text:span text:style-name="T2">全球拦截</text:span></text:p>
      <text:p text:style-name="P2"><text:s/><text:span text:style-name="T1">- DOMAIN-SUFFIX,gzlykj.cn,🛑 </text:span><text:span text:style-name="T2">全球拦截</text:span></text:p>
      <text:p text:style-name="P2"><text:s/><text:span text:style-name="T1">- DOMAIN-SUFFIX,gzmjnx.cn,🛑 </text:span><text:span text:style-name="T2">全球拦截</text:span></text:p>
      <text:p text:style-name="P2"><text:s/><text:span text:style-name="T1">- DOMAIN-SUFFIX,gzqudou.com,🛑 </text:span><text:span text:style-name="T2">全球拦截</text:span></text:p>
      <text:p text:style-name="P2"><text:s/><text:span text:style-name="T1">- DOMAIN-SUFFIX,h.canmg.cn,🛑 </text:span><text:span text:style-name="T2">全球拦截</text:span></text:p>
      <text:p text:style-name="P2"><text:s/><text:span text:style-name="T1">- DOMAIN-SUFFIX,h.holder.com.ua,🛑 </text:span><text:span text:style-name="T2">全球拦截</text:span></text:p>
      <text:p text:style-name="P2"><text:s/><text:span text:style-name="T1">- DOMAIN-SUFFIX,h.irs01.com,🛑 </text:span><text:span text:style-name="T2">全球拦截</text:span></text:p>
      <text:p text:style-name="P2"><text:s/><text:span text:style-name="T1">- DOMAIN-SUFFIX,h.laojiayoufang.com,🛑 </text:span><text:span text:style-name="T2">全球拦截</text:span></text:p>
      <text:p text:style-name="P2"><text:s/><text:span text:style-name="T1">- DOMAIN-SUFFIX,h.msn.com,🛑 </text:span><text:span text:style-name="T2">全球拦截</text:span></text:p>
      <text:p text:style-name="P2"><text:s/><text:span text:style-name="T1">- DOMAIN-SUFFIX,h.pcd.autohome.com.cn,🛑 </text:span><text:span text:style-name="T2">全球拦截</text:span></text:p>
      <text:p text:style-name="P2"><text:s/><text:span text:style-name="T1">- DOMAIN-SUFFIX,h.sora.yoyi.com.cn,🛑 </text:span><text:span text:style-name="T2">全球拦截</text:span></text:p>
      <text:p text:style-name="P2"><text:s/><text:span text:style-name="T1">- DOMAIN-SUFFIX,h01.hotrank.com.tw,🛑 </text:span><text:span text:style-name="T2">全球拦截</text:span></text:p>
      <text:p text:style-name="P2"><text:s/><text:span text:style-name="T1">- DOMAIN-SUFFIX,h1.18sd.cn,🛑 </text:span><text:span text:style-name="T2">全球拦截</text:span></text:p>
      <text:p text:style-name="P2"><text:s/><text:span text:style-name="T1">- DOMAIN-SUFFIX,h2.18sd.cn,🛑 </text:span><text:span text:style-name="T2">全球拦截</text:span></text:p>
      <text:p text:style-name="P2"><text:s/><text:span text:style-name="T1">- DOMAIN-SUFFIX,h5.holalauncher.com,🛑 </text:span><text:span text:style-name="T2">全球拦截</text:span></text:p>
      <text:p text:style-name="P2"><text:s/><text:span text:style-name="T1">- DOMAIN-SUFFIX,h5.jiumaster.com,🛑 </text:span><text:span text:style-name="T2">全球拦截</text:span></text:p>
      <text:p text:style-name="P2"><text:s/><text:span text:style-name="T1">- DOMAIN-SUFFIX,h5.pk1179.com,🛑 </text:span><text:span text:style-name="T2">全球拦截</text:span></text:p>
      <text:p text:style-name="P2"><text:s/><text:span text:style-name="T1">- DOMAIN-SUFFIX,h5.super-dreamers.com,🛑 </text:span><text:span text:style-name="T2">全球拦截</text:span></text:p>
      <text:p text:style-name="P2"><text:s/><text:span text:style-name="T1">- DOMAIN-SUFFIX,h5.taihao.cc,🛑 </text:span><text:span text:style-name="T2">全球拦截</text:span></text:p>
      <text:p text:style-name="P2"><text:s/><text:span text:style-name="T1">- DOMAIN-SUFFIX,h8.bec.com,🛑 </text:span><text:span text:style-name="T2">全球拦截</text:span></text:p>
      <text:p text:style-name="P2"><text:s/><text:span text:style-name="T1">- DOMAIN-SUFFIX,h9377c.com,🛑 </text:span><text:span text:style-name="T2">全球拦截</text:span></text:p>
      <text:p text:style-name="P2"><text:s/><text:span text:style-name="T1">- DOMAIN-SUFFIX,haitaoad.nosdn.127.net,🛑 </text:span><text:span text:style-name="T2">全球拦截</text:span></text:p>
      <text:p text:style-name="P2"><text:s/><text:span text:style-name="T1">- DOMAIN-SUFFIX,haiwai-ic.ksosoft.com,🛑 </text:span><text:span text:style-name="T2">全球拦截</text:span></text:p>
      <text:p text:style-name="P2"><text:s/><text:span text:style-name="T1">- DOMAIN-SUFFIX,haiwengji.net,🛑 </text:span><text:span text:style-name="T2">全球拦截</text:span></text:p>
      <text:p text:style-name="P2"><text:s/><text:span text:style-name="T1">- DOMAIN-SUFFIX,haiyunpush.com,🛑 </text:span><text:span text:style-name="T2">全球拦截</text:span></text:p>
      <text:p text:style-name="P2"><text:s/><text:span text:style-name="T1">- DOMAIN-SUFFIX,hanju18.net,🛑 </text:span><text:span text:style-name="T2">全球拦截</text:span></text:p>
      <text:p text:style-name="P2"><text:s/><text:span text:style-name="T1">- DOMAIN-SUFFIX,hao.7654.com,🛑 </text:span><text:span text:style-name="T2">全球拦截</text:span></text:p>
      <text:p text:style-name="P2"><text:s/><text:span text:style-name="T1">- DOMAIN-SUFFIX,hao.qquu8.com,🛑 </text:span><text:span text:style-name="T2">全球拦截</text:span></text:p>
      <text:p text:style-name="P2"><text:s/><text:span text:style-name="T1">- DOMAIN-SUFFIX,hao.tiandi.com,🛑 </text:span><text:span text:style-name="T2">全球拦截</text:span></text:p>
      <text:p text:style-name="P2"><text:s/><text:span text:style-name="T1">- DOMAIN-SUFFIX,hao.uc.cn,🛑 </text:span><text:span text:style-name="T2">全球拦截</text:span></text:p>
      <text:p text:style-name="P2"><text:s/><text:span text:style-name="T1">- DOMAIN-SUFFIX,hao123.xywy.com,🛑 </text:span><text:span text:style-name="T2">全球拦截</text:span></text:p>
      <text:p text:style-name="P2"><text:s/><text:span text:style-name="T1">- DOMAIN-SUFFIX,hao123rt.com,🛑 </text:span><text:span text:style-name="T2">全球拦截</text:span></text:p>
      <text:p text:style-name="P2"><text:s/><text:span text:style-name="T1">- DOMAIN-SUFFIX,hao549.com,🛑 </text:span><text:span text:style-name="T2">全球拦截</text:span></text:p>
      <text:p text:style-name="P2"><text:s/><text:span text:style-name="T1">- DOMAIN-SUFFIX,hao61.net,🛑 </text:span><text:span text:style-name="T2">全球拦截</text:span></text:p>
      <text:p text:style-name="P2"><text:s/><text:span text:style-name="T1">- DOMAIN-SUFFIX,hao916.com,🛑 </text:span><text:span text:style-name="T2">全球拦截</text:span></text:p>
      <text:p text:style-name="P2"><text:s/><text:span text:style-name="T1">- DOMAIN-SUFFIX,hao934.com,🛑 </text:span><text:span text:style-name="T2">全球拦截</text:span></text:p>
      <text:p text:style-name="P2"><text:s/><text:span text:style-name="T1">- DOMAIN-SUFFIX,haoghost.com,🛑 </text:span><text:span text:style-name="T2">全球拦截</text:span></text:p>
      <text:p text:style-name="P2"><text:s/><text:span text:style-name="T1">- DOMAIN-SUFFIX,haohaowan8.com,🛑 </text:span><text:span text:style-name="T2">全球拦截</text:span></text:p>
      <text:p text:style-name="P2"><text:s/><text:span text:style-name="T1">- DOMAIN-SUFFIX,haolew.com,🛑 </text:span><text:span text:style-name="T2">全球拦截</text:span></text:p>
      <text:p text:style-name="P2"><text:s/><text:span text:style-name="T1">- DOMAIN-SUFFIX,haostat.qihoo.com,🛑 </text:span><text:span text:style-name="T2">全球拦截</text:span></text:p>
      <text:p text:style-name="P2"><text:s/><text:span text:style-name="T1">- DOMAIN-SUFFIX,hapic1.jhkxwl.com,🛑 </text:span><text:span text:style-name="T2">全球拦截</text:span></text:p>
      <text:p text:style-name="P2"><text:s/><text:span text:style-name="T1">- DOMAIN-SUFFIX,hascosafety.com,🛑 </text:span><text:span text:style-name="T2">全球拦截</text:span></text:p>
      <text:p text:style-name="P2"><text:soft-page-break/><text:s/><text:span text:style-name="T1">- DOMAIN-SUFFIX,hats.haibao.cn,🛑 </text:span><text:span text:style-name="T2">全球拦截</text:span></text:p>
      <text:p text:style-name="P2"><text:s/><text:span text:style-name="T1">- DOMAIN-SUFFIX,hbalx.cn,🛑 </text:span><text:span text:style-name="T2">全球拦截</text:span></text:p>
      <text:p text:style-name="P2"><text:s/><text:span text:style-name="T1">- DOMAIN-SUFFIX,hbdt.luomi.com,🛑 </text:span><text:span text:style-name="T2">全球拦截</text:span></text:p>
      <text:p text:style-name="P2"><text:s/><text:span text:style-name="T1">- DOMAIN-SUFFIX,hblinwei.com,🛑 </text:span><text:span text:style-name="T2">全球拦截</text:span></text:p>
      <text:p text:style-name="P2"><text:s/><text:span text:style-name="T1">- DOMAIN-SUFFIX,hbngfy.com,🛑 </text:span><text:span text:style-name="T2">全球拦截</text:span></text:p>
      <text:p text:style-name="P2"><text:s/><text:span text:style-name="T1">- DOMAIN-SUFFIX,hbyyzm.com,🛑 </text:span><text:span text:style-name="T2">全球拦截</text:span></text:p>
      <text:p text:style-name="P2"><text:s/><text:span text:style-name="T1">- DOMAIN-SUFFIX,hc.baidu.com,🛑 </text:span><text:span text:style-name="T2">全球拦截</text:span></text:p>
      <text:p text:style-name="P2"><text:s/><text:span text:style-name="T1">- DOMAIN-SUFFIX,hccms.com.cn,🛑 </text:span><text:span text:style-name="T2">全球拦截</text:span></text:p>
      <text:p text:style-name="P2"><text:s/><text:span text:style-name="T1">- DOMAIN-SUFFIX,hcreditx.com,🛑 </text:span><text:span text:style-name="T2">全球拦截</text:span></text:p>
      <text:p text:style-name="P2"><text:s/><text:span text:style-name="T1">- DOMAIN-SUFFIX,hd.jiedaibao.com,🛑 </text:span><text:span text:style-name="T2">全球拦截</text:span></text:p>
      <text:p text:style-name="P2"><text:s/><text:span text:style-name="T1">- DOMAIN-SUFFIX,hd.ylddq.com,🛑 </text:span><text:span text:style-name="T2">全球拦截</text:span></text:p>
      <text:p text:style-name="P2"><text:s/><text:span text:style-name="T1">- DOMAIN-SUFFIX,hda.maxli.cn,🛑 </text:span><text:span text:style-name="T2">全球拦截</text:span></text:p>
      <text:p text:style-name="P2"><text:s/><text:span text:style-name="T1">- DOMAIN-SUFFIX,hdad.baike.com,🛑 </text:span><text:span text:style-name="T2">全球拦截</text:span></text:p>
      <text:p text:style-name="P2"><text:s/><text:span text:style-name="T1">- DOMAIN-SUFFIX,hdb.maxli.cn,🛑 </text:span><text:span text:style-name="T2">全球拦截</text:span></text:p>
      <text:p text:style-name="P2"><text:s/><text:span text:style-name="T1">- DOMAIN-SUFFIX,hdggcdn.bayimob.com,🛑 </text:span><text:span text:style-name="T2">全球拦截</text:span></text:p>
      <text:p text:style-name="P2"><text:s/><text:span text:style-name="T1">- DOMAIN-SUFFIX,hdhkwl.com,🛑 </text:span><text:span text:style-name="T2">全球拦截</text:span></text:p>
      <text:p text:style-name="P2"><text:s/><text:span text:style-name="T1">- DOMAIN-SUFFIX,hdj.baidu.com,🛑 </text:span><text:span text:style-name="T2">全球拦截</text:span></text:p>
      <text:p text:style-name="P2"><text:s/><text:span text:style-name="T1">- DOMAIN-SUFFIX,he2d.com,🛑 </text:span><text:span text:style-name="T2">全球拦截</text:span></text:p>
      <text:p text:style-name="P2"><text:s/><text:span text:style-name="T1">- DOMAIN-SUFFIX,health1.12584.cn,🛑 </text:span><text:span text:style-name="T2">全球拦截</text:span></text:p>
      <text:p text:style-name="P2"><text:s/><text:span text:style-name="T1">- DOMAIN-SUFFIX,heavenmedia.v3g4s.com,🛑 </text:span><text:span text:style-name="T2">全球拦截</text:span></text:p>
      <text:p text:style-name="P2"><text:s/><text:span text:style-name="T1">- DOMAIN-SUFFIX,hechaocheng.cn,🛑 </text:span><text:span text:style-name="T2">全球拦截</text:span></text:p>
      <text:p text:style-name="P2"><text:s/><text:span text:style-name="T1">- DOMAIN-SUFFIX,heefwozhlxgz.com,🛑 </text:span><text:span text:style-name="T2">全球拦截</text:span></text:p>
      <text:p text:style-name="P2"><text:s/><text:span text:style-name="T1">- DOMAIN-SUFFIX,hefan365.com,🛑 </text:span><text:span text:style-name="T2">全球拦截</text:span></text:p>
      <text:p text:style-name="P2"><text:s/><text:span text:style-name="T1">- DOMAIN-SUFFIX,heib10.top,🛑 </text:span><text:span text:style-name="T2">全球拦截</text:span></text:p>
      <text:p text:style-name="P2"><text:s/><text:span text:style-name="T1">- DOMAIN-SUFFIX,heib12.top,🛑 </text:span><text:span text:style-name="T2">全球拦截</text:span></text:p>
      <text:p text:style-name="P2"><text:s/><text:span text:style-name="T1">- DOMAIN-SUFFIX,heimo.rrsdl.com,🛑 </text:span><text:span text:style-name="T2">全球拦截</text:span></text:p>
      <text:p text:style-name="P2"><text:s/><text:span text:style-name="T1">- DOMAIN-SUFFIX,hejban.youwatch.org,🛑 </text:span><text:span text:style-name="T2">全球拦截</text:span></text:p>
      <text:p text:style-name="P2"><text:s/><text:span text:style-name="T1">- DOMAIN-SUFFIX,hejingroup.cn,🛑 </text:span><text:span text:style-name="T2">全球拦截</text:span></text:p>
      <text:p text:style-name="P2"><text:s/><text:span text:style-name="T1">- DOMAIN-SUFFIX,help.baotangwang.cn,🛑 </text:span><text:span text:style-name="T2">全球拦截</text:span></text:p>
      <text:p text:style-name="P2"><text:s/><text:span text:style-name="T1">- DOMAIN-SUFFIX,help.yunaq.com,🛑 </text:span><text:span text:style-name="T2">全球拦截</text:span></text:p>
      <text:p text:style-name="P2"><text:s/><text:span text:style-name="T1">- DOMAIN-SUFFIX,hesxz.com,🛑 </text:span><text:span text:style-name="T2">全球拦截</text:span></text:p>
      <text:p text:style-name="P2"><text:s/><text:span text:style-name="T1">- DOMAIN-SUFFIX,heyzap.com,🛑 </text:span><text:span text:style-name="T2">全球拦截</text:span></text:p>
      <text:p text:style-name="P2"><text:s/><text:span text:style-name="T1">- DOMAIN-SUFFIX,hfjuki.com,🛑 </text:span><text:span text:style-name="T2">全球拦截</text:span></text:p>
      <text:p text:style-name="P2"><text:s/><text:span text:style-name="T1">- DOMAIN-SUFFIX,hfsteel.net,🛑 </text:span><text:span text:style-name="T2">全球拦截</text:span></text:p>
      <text:p text:style-name="P2"><text:s/><text:span text:style-name="T1">- DOMAIN-SUFFIX,hg417.bet,🛑 </text:span><text:span text:style-name="T2">全球拦截</text:span></text:p>
      <text:p text:style-name="P2"><text:s/><text:span text:style-name="T1">- DOMAIN-SUFFIX,hg89038.com,🛑 </text:span><text:span text:style-name="T2">全球拦截</text:span></text:p>
      <text:p text:style-name="P2"><text:s/><text:span text:style-name="T1">- DOMAIN-SUFFIX,hg89068.com,🛑 </text:span><text:span text:style-name="T2">全球拦截</text:span></text:p>
      <text:p text:style-name="P2"><text:s/><text:span text:style-name="T1">- DOMAIN-SUFFIX,hg89078.com,🛑 </text:span><text:span text:style-name="T2">全球拦截</text:span></text:p>
      <text:p text:style-name="P2"><text:s/><text:span text:style-name="T1">- DOMAIN-SUFFIX,hgame.com,🛑 </text:span><text:span text:style-name="T2">全球拦截</text:span></text:p>
      <text:p text:style-name="P2"><text:s/><text:span text:style-name="T1">- DOMAIN-SUFFIX,hh6666.com,🛑 </text:span><text:span text:style-name="T2">全球拦截</text:span></text:p>
      <text:p text:style-name="P2"><text:s/><text:span text:style-name="T1">- DOMAIN-SUFFIX,hhlian.com,🛑 </text:span><text:span text:style-name="T2">全球拦截</text:span></text:p>
      <text:p text:style-name="P2"><text:s/><text:span text:style-name="T1">- DOMAIN-SUFFIX,hhly88.com,🛑 </text:span><text:span text:style-name="T2">全球拦截</text:span></text:p>
      <text:p text:style-name="P2"><text:s/><text:span text:style-name="T1">- DOMAIN-SUFFIX,hhppyt.com,🛑 </text:span><text:span text:style-name="T2">全球拦截</text:span></text:p>
      <text:p text:style-name="P2"><text:s/><text:span text:style-name="T1">- DOMAIN-SUFFIX,hhqda.pop.t5yx.cn,🛑 </text:span><text:span text:style-name="T2">全球拦截</text:span></text:p>
      <text:p text:style-name="P2"><text:s/><text:span text:style-name="T1">- DOMAIN-SUFFIX,hi686.com,🛑 </text:span><text:span text:style-name="T2">全球拦截</text:span></text:p>
      <text:p text:style-name="P2"><text:s/><text:span text:style-name="T1">- DOMAIN-SUFFIX,hi760.com,🛑 </text:span><text:span text:style-name="T2">全球拦截</text:span></text:p>
      <text:p text:style-name="P2"><text:s/><text:span text:style-name="T1">- DOMAIN-SUFFIX,hi9377.com,🛑 </text:span><text:span text:style-name="T2">全球拦截</text:span></text:p>
      <text:p text:style-name="P2"><text:s/><text:span text:style-name="T1">- DOMAIN-SUFFIX,hiad.myweb.hinet.net,🛑 </text:span><text:span text:style-name="T2">全球拦截</text:span></text:p>
      <text:p text:style-name="P2"><text:s/><text:span text:style-name="T1">- DOMAIN-SUFFIX,hiad.vmall.com,🛑 </text:span><text:span text:style-name="T2">全球拦截</text:span></text:p>
      <text:p text:style-name="P2"><text:s/><text:span text:style-name="T1">- DOMAIN-SUFFIX,higame123.com,🛑 </text:span><text:span text:style-name="T2">全球拦截</text:span></text:p>
      <text:p text:style-name="P2"><text:s/><text:span text:style-name="T1">- DOMAIN-SUFFIX,hilltopads.net,🛑 </text:span><text:span text:style-name="T2">全球拦截</text:span></text:p>
      <text:p text:style-name="P2"><text:s/><text:span text:style-name="T1">- DOMAIN-SUFFIX,himandy.com,🛑 </text:span><text:span text:style-name="T2">全球拦截</text:span></text:p>
      <text:p text:style-name="P2"><text:s/><text:span text:style-name="T1">- DOMAIN-SUFFIX,hipersushiads.com,🛑 </text:span><text:span text:style-name="T2">全球拦截</text:span></text:p>
      <text:p text:style-name="P2"><text:s/><text:span text:style-name="T1">- DOMAIN-SUFFIX,histats.com,🛑 </text:span><text:span text:style-name="T2">全球拦截</text:span></text:p>
      <text:p text:style-name="P2"><text:s/><text:span text:style-name="T1">- DOMAIN-SUFFIX,hit.webcentre.lycos.co.uk,🛑 </text:span><text:span text:style-name="T2">全球拦截</text:span></text:p>
      <text:p text:style-name="P2"><text:s/><text:span text:style-name="T1">- DOMAIN-SUFFIX,hitlog2.chosun.com,🛑 </text:span><text:span text:style-name="T2">全球拦截</text:span></text:p>
      <text:p text:style-name="P2"><text:soft-page-break/><text:s/><text:span text:style-name="T1">- DOMAIN-SUFFIX,hitslink.com,🛑 </text:span><text:span text:style-name="T2">全球拦截</text:span></text:p>
      <text:p text:style-name="P2"><text:s/><text:span text:style-name="T1">- DOMAIN-SUFFIX,hivecn.cn,🛑 </text:span><text:span text:style-name="T2">全球拦截</text:span></text:p>
      <text:p text:style-name="P2"><text:s/><text:span text:style-name="T1">- DOMAIN-SUFFIX,hivedata.cc,🛑 </text:span><text:span text:style-name="T2">全球拦截</text:span></text:p>
      <text:p text:style-name="P2"><text:s/><text:span text:style-name="T1">- DOMAIN-SUFFIX,hjc1990.com,🛑 </text:span><text:span text:style-name="T2">全球拦截</text:span></text:p>
      <text:p text:style-name="P2"><text:s/><text:span text:style-name="T1">- DOMAIN-SUFFIX,hk.jtsh123.com,🛑 </text:span><text:span text:style-name="T2">全球拦截</text:span></text:p>
      <text:p text:style-name="P2"><text:s/><text:span text:style-name="T1">- DOMAIN-SUFFIX,hk.napi.ucweb.com,🛑 </text:span><text:span text:style-name="T2">全球拦截</text:span></text:p>
      <text:p text:style-name="P2"><text:s/><text:span text:style-name="T1">- DOMAIN-SUFFIX,hk9600.com,🛑 </text:span><text:span text:style-name="T2">全球拦截</text:span></text:p>
      <text:p text:style-name="P2"><text:s/><text:span text:style-name="T1">- DOMAIN-SUFFIX,hk-cdn.effectivemeasure.net,🛑 </text:span><text:span text:style-name="T2">全球拦截</text:span></text:p>
      <text:p text:style-name="P2"><text:s/><text:span text:style-name="T1">- DOMAIN-SUFFIX,hkfuy.com,🛑 </text:span><text:span text:style-name="T2">全球拦截</text:span></text:p>
      <text:p text:style-name="P2"><text:s/><text:span text:style-name="T1">- DOMAIN-SUFFIX,hl.kuzu.com,🛑 </text:span><text:span text:style-name="T2">全球拦截</text:span></text:p>
      <text:p text:style-name="P2"><text:s/><text:span text:style-name="T1">- DOMAIN-SUFFIX,hl.quw18.com,🛑 </text:span><text:span text:style-name="T2">全球拦截</text:span></text:p>
      <text:p text:style-name="P2"><text:s/><text:span text:style-name="T1">- DOMAIN-SUFFIX,hl2rcv.adobe.com,🛑 </text:span><text:span text:style-name="T2">全球拦截</text:span></text:p>
      <text:p text:style-name="P2"><text:s/><text:span text:style-name="T1">- DOMAIN-SUFFIX,hldwmly.com,🛑 </text:span><text:span text:style-name="T2">全球拦截</text:span></text:p>
      <text:p text:style-name="P2"><text:s/><text:span text:style-name="T1">- DOMAIN-SUFFIX,hlrcv.stage.adobe.com,🛑 </text:span><text:span text:style-name="T2">全球拦截</text:span></text:p>
      <text:p text:style-name="P2"><text:s/><text:span text:style-name="T1">- DOMAIN-SUFFIX,hmp33.com,🛑 </text:span><text:span text:style-name="T2">全球拦截</text:span></text:p>
      <text:p text:style-name="P2"><text:s/><text:span text:style-name="T1">- DOMAIN-SUFFIX,hmttoly.com,🛑 </text:span><text:span text:style-name="T2">全球拦截</text:span></text:p>
      <text:p text:style-name="P2"><text:s/><text:span text:style-name="T1">- DOMAIN-SUFFIX,hmyangshengji.com,🛑 </text:span><text:span text:style-name="T2">全球拦截</text:span></text:p>
      <text:p text:style-name="P2"><text:s/><text:span text:style-name="T1">- DOMAIN-SUFFIX,hnasd.com,🛑 </text:span><text:span text:style-name="T2">全球拦截</text:span></text:p>
      <text:p text:style-name="P2"><text:s/><text:span text:style-name="T1">- DOMAIN-SUFFIX,hnctsm.com,🛑 </text:span><text:span text:style-name="T2">全球拦截</text:span></text:p>
      <text:p text:style-name="P2"><text:s/><text:span text:style-name="T1">- DOMAIN-SUFFIX,hndiyikj.com,🛑 </text:span><text:span text:style-name="T2">全球拦截</text:span></text:p>
      <text:p text:style-name="P2"><text:s/><text:span text:style-name="T1">- DOMAIN-SUFFIX,hnol.net,🛑 </text:span><text:span text:style-name="T2">全球拦截</text:span></text:p>
      <text:p text:style-name="P2"><text:s/><text:span text:style-name="T1">- DOMAIN-SUFFIX,hnxxjn.com,🛑 </text:span><text:span text:style-name="T2">全球拦截</text:span></text:p>
      <text:p text:style-name="P2"><text:s/><text:span text:style-name="T1">- DOMAIN-SUFFIX,hnyny.com,🛑 </text:span><text:span text:style-name="T2">全球拦截</text:span></text:p>
      <text:p text:style-name="P2"><text:s/><text:span text:style-name="T1">- DOMAIN-SUFFIX,hoisin.coocaatv.com,🛑 </text:span><text:span text:style-name="T2">全球拦截</text:span></text:p>
      <text:p text:style-name="P2"><text:s/><text:span text:style-name="T1">- DOMAIN-SUFFIX,home520.com,🛑 </text:span><text:span text:style-name="T2">全球拦截</text:span></text:p>
      <text:p text:style-name="P2"><text:s/><text:span text:style-name="T1">- DOMAIN-SUFFIX,hoplink.ksosoft.com,🛑 </text:span><text:span text:style-name="T2">全球拦截</text:span></text:p>
      <text:p text:style-name="P2"><text:s/><text:span text:style-name="T1">- DOMAIN-SUFFIX,hosting.miarroba.info,🛑 </text:span><text:span text:style-name="T2">全球拦截</text:span></text:p>
      <text:p text:style-name="P2"><text:s/><text:span text:style-name="T1">- DOMAIN-SUFFIX,hot.browser.miui.com,🛑 </text:span><text:span text:style-name="T2">全球拦截</text:span></text:p>
      <text:p text:style-name="P2"><text:s/><text:span text:style-name="T1">- DOMAIN-SUFFIX,hot.m.shouji.360tpcdn.com,🛑 </text:span><text:span text:style-name="T2">全球拦截</text:span></text:p>
      <text:p text:style-name="P2"><text:s/><text:span text:style-name="T1">- DOMAIN-SUFFIX,hot-mob.com,🛑 </text:span><text:span text:style-name="T2">全球拦截</text:span></text:p>
      <text:p text:style-name="P2"><text:s/><text:span text:style-name="T1">- DOMAIN-SUFFIX,hotrank.com.tw,🛑 </text:span><text:span text:style-name="T2">全球拦截</text:span></text:p>
      <text:p text:style-name="P2"><text:s/><text:span text:style-name="T1">- DOMAIN-SUFFIX,houdaolj.com,🛑 </text:span><text:span text:style-name="T2">全球拦截</text:span></text:p>
      <text:p text:style-name="P2"><text:s/><text:span text:style-name="T1">- DOMAIN-SUFFIX,houtai.2345.com,🛑 </text:span><text:span text:style-name="T2">全球拦截</text:span></text:p>
      <text:p text:style-name="P2"><text:s/><text:span text:style-name="T1">- DOMAIN-SUFFIX,houyi.logger.baofeng.com,🛑 </text:span><text:span text:style-name="T2">全球拦截</text:span></text:p>
      <text:p text:style-name="P2"><text:s/><text:span text:style-name="T1">- DOMAIN-SUFFIX,hpd.baidu.com,🛑 </text:span><text:span text:style-name="T2">全球拦截</text:span></text:p>
      <text:p text:style-name="P2"><text:s/><text:span text:style-name="T1">- DOMAIN-SUFFIX,hpqxznpb.bid,🛑 </text:span><text:span text:style-name="T2">全球拦截</text:span></text:p>
      <text:p text:style-name="P2"><text:s/><text:span text:style-name="T1">- DOMAIN-SUFFIX,hqgjcm.com,🛑 </text:span><text:span text:style-name="T2">全球拦截</text:span></text:p>
      <text:p text:style-name="P2"><text:s/><text:span text:style-name="T1">- DOMAIN-SUFFIX,hr41.cn,🛑 </text:span><text:span text:style-name="T2">全球拦截</text:span></text:p>
      <text:p text:style-name="P2"><text:s/><text:span text:style-name="T1">- DOMAIN-SUFFIX,hr44.com,🛑 </text:span><text:span text:style-name="T2">全球拦截</text:span></text:p>
      <text:p text:style-name="P2"><text:s/><text:span text:style-name="T1">- DOMAIN-SUFFIX,hs.qhupdate.com,🛑 </text:span><text:span text:style-name="T2">全球拦截</text:span></text:p>
      <text:p text:style-name="P2"><text:s/><text:span text:style-name="T1">- DOMAIN-SUFFIX,hslyqs.com,🛑 </text:span><text:span text:style-name="T2">全球拦截</text:span></text:p>
      <text:p text:style-name="P2"><text:s/><text:span text:style-name="T1">- DOMAIN-SUFFIX,ht.www.sogou.com,🛑 </text:span><text:span text:style-name="T2">全球拦截</text:span></text:p>
      <text:p text:style-name="P2"><text:s/><text:span text:style-name="T1">- DOMAIN-SUFFIX,htfmbt.com,🛑 </text:span><text:span text:style-name="T2">全球拦截</text:span></text:p>
      <text:p text:style-name="P2"><text:s/><text:span text:style-name="T1">- DOMAIN-SUFFIX,htjsk.com,🛑 </text:span><text:span text:style-name="T2">全球拦截</text:span></text:p>
      <text:p text:style-name="P2"><text:s/><text:span text:style-name="T1">- DOMAIN-SUFFIX,html.350.com,🛑 </text:span><text:span text:style-name="T2">全球拦截</text:span></text:p>
      <text:p text:style-name="P2"><text:s/><text:span text:style-name="T1">- DOMAIN-SUFFIX,html.sunday8.com,🛑 </text:span><text:span text:style-name="T2">全球拦截</text:span></text:p>
      <text:p text:style-name="P2"><text:s/><text:span text:style-name="T1">- DOMAIN-SUFFIX,html.yuntzs.com,🛑 </text:span><text:span text:style-name="T2">全球拦截</text:span></text:p>
      <text:p text:style-name="P2"><text:s/><text:span text:style-name="T1">- DOMAIN-SUFFIX,httpdns.push.oppomobile.com,🛑 </text:span><text:span text:style-name="T2">全球拦截</text:span></text:p>
      <text:p text:style-name="P2"><text:s/><text:span text:style-name="T1">- DOMAIN-SUFFIX,huahuaka.com,🛑 </text:span><text:span text:style-name="T2">全球拦截</text:span></text:p>
      <text:p text:style-name="P2"><text:s/><text:span text:style-name="T1">- DOMAIN-SUFFIX,huashengtai.net,🛑 </text:span><text:span text:style-name="T2">全球拦截</text:span></text:p>
      <text:p text:style-name="P2"><text:s/><text:span text:style-name="T1">- DOMAIN-SUFFIX,huashuowork.com,🛑 </text:span><text:span text:style-name="T2">全球拦截</text:span></text:p>
      <text:p text:style-name="P2"><text:s/><text:span text:style-name="T1">- DOMAIN-SUFFIX,huaxinxunye.cn,🛑 </text:span><text:span text:style-name="T2">全球拦截</text:span></text:p>
      <text:p text:style-name="P2"><text:s/><text:span text:style-name="T1">- DOMAIN-SUFFIX,huayi65.com,🛑 </text:span><text:span text:style-name="T2">全球拦截</text:span></text:p>
      <text:p text:style-name="P2"><text:s/><text:span text:style-name="T1">- DOMAIN-SUFFIX,hub5pn.wap.sandai.net,🛑 </text:span><text:span text:style-name="T2">全球拦截</text:span></text:p>
      <text:p text:style-name="P2"><text:s/><text:span text:style-name="T1">- DOMAIN-SUFFIX,hubojd.com,🛑 </text:span><text:span text:style-name="T2">全球拦截</text:span></text:p>
      <text:p text:style-name="P2"><text:s/><text:span text:style-name="T1">- DOMAIN-SUFFIX,huichuan.sm.cn,🛑 </text:span><text:span text:style-name="T2">全球拦截</text:span></text:p>
      <text:p text:style-name="P2"><text:soft-page-break/><text:s/><text:span text:style-name="T1">- DOMAIN-SUFFIX,huimee.net,🛑 </text:span><text:span text:style-name="T2">全球拦截</text:span></text:p>
      <text:p text:style-name="P2"><text:s/><text:span text:style-name="T1">- DOMAIN-SUFFIX,huishenghuiying.com,🛑 </text:span><text:span text:style-name="T2">全球拦截</text:span></text:p>
      <text:p text:style-name="P2"><text:s/><text:span text:style-name="T1">- DOMAIN-SUFFIX,humanding.com,🛑 </text:span><text:span text:style-name="T2">全球拦截</text:span></text:p>
      <text:p text:style-name="P2"><text:s/><text:span text:style-name="T1">- DOMAIN-SUFFIX,hunpingou.com,🛑 </text:span><text:span text:style-name="T2">全球拦截</text:span></text:p>
      <text:p text:style-name="P2"><text:s/><text:span text:style-name="T1">- DOMAIN-SUFFIX,huoying666.com,🛑 </text:span><text:span text:style-name="T2">全球拦截</text:span></text:p>
      <text:p text:style-name="P2"><text:s/><text:span text:style-name="T1">- DOMAIN-SUFFIX,hv.code.tanwanyx.com,🛑 </text:span><text:span text:style-name="T2">全球拦截</text:span></text:p>
      <text:p text:style-name="P2"><text:s/><text:span text:style-name="T1">- DOMAIN-SUFFIX,hw6.com,🛑 </text:span><text:span text:style-name="T2">全球拦截</text:span></text:p>
      <text:p text:style-name="P2"><text:s/><text:span text:style-name="T1">- DOMAIN-SUFFIX,hwt.player888.cn,🛑 </text:span><text:span text:style-name="T2">全球拦截</text:span></text:p>
      <text:p text:style-name="P2"><text:s/><text:span text:style-name="T1">- DOMAIN-SUFFIX,hxadt.com,🛑 </text:span><text:span text:style-name="T2">全球拦截</text:span></text:p>
      <text:p text:style-name="P2"><text:s/><text:span text:style-name="T1">- DOMAIN-SUFFIX,hxspc.com,🛑 </text:span><text:span text:style-name="T2">全球拦截</text:span></text:p>
      <text:p text:style-name="P2"><text:s/><text:span text:style-name="T1">- DOMAIN-SUFFIX,hxstfxx.cn,🛑 </text:span><text:span text:style-name="T2">全球拦截</text:span></text:p>
      <text:p text:style-name="P2"><text:s/><text:span text:style-name="T1">- DOMAIN-SUFFIX,hxueu.code.weddingeeos.com,🛑 </text:span><text:span text:style-name="T2">全球拦截</text:span></text:p>
      <text:p text:style-name="P2"><text:s/><text:span text:style-name="T1">- DOMAIN-SUFFIX,hxyifu.com,🛑 </text:span><text:span text:style-name="T2">全球拦截</text:span></text:p>
      <text:p text:style-name="P2"><text:s/><text:span text:style-name="T1">- DOMAIN-SUFFIX,hxyx360.com,🛑 </text:span><text:span text:style-name="T2">全球拦截</text:span></text:p>
      <text:p text:style-name="P2"><text:s/><text:span text:style-name="T1">- DOMAIN-SUFFIX,hyfh.benbaisteel.com,🛑 </text:span><text:span text:style-name="T2">全球拦截</text:span></text:p>
      <text:p text:style-name="P2"><text:s/><text:span text:style-name="T1">- DOMAIN-SUFFIX,hyfyuan.com,🛑 </text:span><text:span text:style-name="T2">全球拦截</text:span></text:p>
      <text:p text:style-name="P2"><text:s/><text:span text:style-name="T1">- DOMAIN-SUFFIX,hyperpromote.com,🛑 </text:span><text:span text:style-name="T2">全球拦截</text:span></text:p>
      <text:p text:style-name="P2"><text:s/><text:span text:style-name="T1">- DOMAIN-SUFFIX,hys4.com,🛑 </text:span><text:span text:style-name="T2">全球拦截</text:span></text:p>
      <text:p text:style-name="P2"><text:s/><text:span text:style-name="T1">- DOMAIN-SUFFIX,hystq.com,🛑 </text:span><text:span text:style-name="T2">全球拦截</text:span></text:p>
      <text:p text:style-name="P2"><text:s/><text:span text:style-name="T1">- DOMAIN-SUFFIX,hytgj.com,🛑 </text:span><text:span text:style-name="T2">全球拦截</text:span></text:p>
      <text:p text:style-name="P2"><text:s/><text:span text:style-name="T1">- DOMAIN-SUFFIX,hyz86.com,🛑 </text:span><text:span text:style-name="T2">全球拦截</text:span></text:p>
      <text:p text:style-name="P2"><text:s/><text:span text:style-name="T1">- DOMAIN-SUFFIX,hz.miercn.com,🛑 </text:span><text:span text:style-name="T2">全球拦截</text:span></text:p>
      <text:p text:style-name="P2"><text:s/><text:span text:style-name="T1">- DOMAIN-SUFFIX,hz.mmstat.com,🛑 </text:span><text:span text:style-name="T2">全球拦截</text:span></text:p>
      <text:p text:style-name="P2"><text:s/><text:span text:style-name="T1">- DOMAIN-SUFFIX,hz.shouyoutv.com,🛑 </text:span><text:span text:style-name="T2">全球拦截</text:span></text:p>
      <text:p text:style-name="P2"><text:s/><text:span text:style-name="T1">- DOMAIN-SUFFIX,hzaibi.com,🛑 </text:span><text:span text:style-name="T2">全球拦截</text:span></text:p>
      <text:p text:style-name="P2"><text:s/><text:span text:style-name="T1">- DOMAIN-SUFFIX,hzdmacore.kejet.net,🛑 </text:span><text:span text:style-name="T2">全球拦截</text:span></text:p>
      <text:p text:style-name="P2"><text:s/><text:span text:style-name="T1">- DOMAIN-SUFFIX,hzhyhm.com,🛑 </text:span><text:span text:style-name="T2">全球拦截</text:span></text:p>
      <text:p text:style-name="P2"><text:s/><text:span text:style-name="T1">- DOMAIN-SUFFIX,hzsod71wov.me,🛑 </text:span><text:span text:style-name="T2">全球拦截</text:span></text:p>
      <text:p text:style-name="P2"><text:s/><text:span text:style-name="T1">- DOMAIN-SUFFIX,hzxfmc.com,🛑 </text:span><text:span text:style-name="T2">全球拦截</text:span></text:p>
      <text:p text:style-name="P2"><text:s/><text:span text:style-name="T1">- DOMAIN-SUFFIX,hzyuw.com,🛑 </text:span><text:span text:style-name="T2">全球拦截</text:span></text:p>
      <text:p text:style-name="P2"><text:s/><text:span text:style-name="T1">- DOMAIN-SUFFIX,i.bigmir.net,🛑 </text:span><text:span text:style-name="T2">全球拦截</text:span></text:p>
      <text:p text:style-name="P2"><text:s/><text:span text:style-name="T1">- DOMAIN-SUFFIX,i.clkservice.youdao.com,🛑 </text:span><text:span text:style-name="T2">全球拦截</text:span></text:p>
      <text:p text:style-name="P2"><text:s/><text:span text:style-name="T1">- DOMAIN-SUFFIX,i.dreamfull.cn,🛑 </text:span><text:span text:style-name="T2">全球拦截</text:span></text:p>
      <text:p text:style-name="P2"><text:s/><text:span text:style-name="T1">- DOMAIN-SUFFIX,i.flow.browser.oppomobile.com,🛑 </text:span><text:span text:style-name="T2">全球拦截</text:span></text:p>
      <text:p text:style-name="P2"><text:s/><text:span text:style-name="T1">- DOMAIN-SUFFIX,i.go.sohu.com,🛑 </text:span><text:span text:style-name="T2">全球拦截</text:span></text:p>
      <text:p text:style-name="P2"><text:s/><text:span text:style-name="T1">- DOMAIN-SUFFIX,i.haloapps.com,🛑 </text:span><text:span text:style-name="T2">全球拦截</text:span></text:p>
      <text:p text:style-name="P2"><text:s/><text:span text:style-name="T1">- DOMAIN-SUFFIX,i.hao61.net,🛑 </text:span><text:span text:style-name="T2">全球拦截</text:span></text:p>
      <text:p text:style-name="P2"><text:s/><text:span text:style-name="T1">- DOMAIN-SUFFIX,i.holalauncher.com,🛑 </text:span><text:span text:style-name="T2">全球拦截</text:span></text:p>
      <text:p text:style-name="P2"><text:s/><text:span text:style-name="T1">- DOMAIN-SUFFIX,i.huilixieye.net,🛑 </text:span><text:span text:style-name="T2">全球拦截</text:span></text:p>
      <text:p text:style-name="P2"><text:s/><text:span text:style-name="T1">- DOMAIN-SUFFIX,i.jiathis.com,🛑 </text:span><text:span text:style-name="T2">全球拦截</text:span></text:p>
      <text:p text:style-name="P2"><text:s/><text:span text:style-name="T1">- DOMAIN-SUFFIX,i.jyhwt.cn,🛑 </text:span><text:span text:style-name="T2">全球拦截</text:span></text:p>
      <text:p text:style-name="P2"><text:s/><text:span text:style-name="T1">- DOMAIN-SUFFIX,i.l.cnn.net,🛑 </text:span><text:span text:style-name="T2">全球拦截</text:span></text:p>
      <text:p text:style-name="P2"><text:s/><text:span text:style-name="T1">- DOMAIN-SUFFIX,i.liadm.com,🛑 </text:span><text:span text:style-name="T2">全球拦截</text:span></text:p>
      <text:p text:style-name="P2"><text:s/><text:span text:style-name="T1">- DOMAIN-SUFFIX,i.ma.social-touch.com,🛑 </text:span><text:span text:style-name="T2">全球拦截</text:span></text:p>
      <text:p text:style-name="P2"><text:s/><text:span text:style-name="T1">- DOMAIN-SUFFIX,i.mmcdn.cn,🛑 </text:span><text:span text:style-name="T2">全球拦截</text:span></text:p>
      <text:p text:style-name="P2"><text:s/><text:span text:style-name="T1">- DOMAIN-SUFFIX,i.ssix.io,🛑 </text:span><text:span text:style-name="T2">全球拦截</text:span></text:p>
      <text:p text:style-name="P2"><text:s/><text:span text:style-name="T1">- DOMAIN-SUFFIX,i.syasn.com,🛑 </text:span><text:span text:style-name="T2">全球拦截</text:span></text:p>
      <text:p text:style-name="P2"><text:s/><text:span text:style-name="T1">- DOMAIN-SUFFIX,i.tansuotv.com,🛑 </text:span><text:span text:style-name="T2">全球拦截</text:span></text:p>
      <text:p text:style-name="P2"><text:s/><text:span text:style-name="T1">- DOMAIN-SUFFIX,i.w55c.net,🛑 </text:span><text:span text:style-name="T2">全球拦截</text:span></text:p>
      <text:p text:style-name="P2"><text:s/><text:span text:style-name="T1">- DOMAIN-SUFFIX,i.zhuoyaju.com,🛑 </text:span><text:span text:style-name="T2">全球拦截</text:span></text:p>
      <text:p text:style-name="P2"><text:s/><text:span text:style-name="T1">- DOMAIN-SUFFIX,i1236.net,🛑 </text:span><text:span text:style-name="T2">全球拦截</text:span></text:p>
      <text:p text:style-name="P2"><text:s/><text:span text:style-name="T1">- DOMAIN-SUFFIX,i2.akjunshi.com,🛑 </text:span><text:span text:style-name="T2">全球拦截</text:span></text:p>
      <text:p text:style-name="P2"><text:s/><text:span text:style-name="T1">- DOMAIN-SUFFIX,i3818.com,🛑 </text:span><text:span text:style-name="T2">全球拦截</text:span></text:p>
      <text:p text:style-name="P2"><text:s/><text:span text:style-name="T1">- DOMAIN-SUFFIX,i5.akjunshi.com,🛑 </text:span><text:span text:style-name="T2">全球拦截</text:span></text:p>
      <text:p text:style-name="P2"><text:s/><text:span text:style-name="T1">- DOMAIN-SUFFIX,i92xue.com,🛑 </text:span><text:span text:style-name="T2">全球拦截</text:span></text:p>
      <text:p text:style-name="P2"><text:s/><text:span text:style-name="T1">- DOMAIN-SUFFIX,ia.ctags.cn,🛑 </text:span><text:span text:style-name="T2">全球拦截</text:span></text:p>
      <text:p text:style-name="P2"><text:soft-page-break/><text:s/><text:span text:style-name="T1">- DOMAIN-SUFFIX,iad.g.163.com,🛑 </text:span><text:span text:style-name="T2">全球拦截</text:span></text:p>
      <text:p text:style-name="P2"><text:s/><text:span text:style-name="T1">- DOMAIN-SUFFIX,iadc.qwapi.com,🛑 </text:span><text:span text:style-name="T2">全球拦截</text:span></text:p>
      <text:p text:style-name="P2"><text:s/><text:span text:style-name="T1">- DOMAIN-SUFFIX,iadmatvideo.nosdn.127.net,🛑 </text:span><text:span text:style-name="T2">全球拦截</text:span></text:p>
      <text:p text:style-name="P2"><text:s/><text:span text:style-name="T1">- DOMAIN-SUFFIX,iads.xinmin.cn,🛑 </text:span><text:span text:style-name="T2">全球拦截</text:span></text:p>
      <text:p text:style-name="P2"><text:s/><text:span text:style-name="T1">- DOMAIN-SUFFIX,ib.adnxs.co,🛑 </text:span><text:span text:style-name="T2">全球拦截</text:span></text:p>
      <text:p text:style-name="P2"><text:s/><text:span text:style-name="T1">- DOMAIN-SUFFIX,ibafnw.cn,🛑 </text:span><text:span text:style-name="T2">全球拦截</text:span></text:p>
      <text:p text:style-name="P2"><text:s/><text:span text:style-name="T1">- DOMAIN-SUFFIX,ibanners.empoweredcomms.com.au,🛑 </text:span><text:span text:style-name="T2">全球拦截</text:span></text:p>
      <text:p text:style-name="P2"><text:s/><text:span text:style-name="T1">- DOMAIN-SUFFIX,ic.wps.cn,🛑 </text:span><text:span text:style-name="T2">全球拦截</text:span></text:p>
      <text:p text:style-name="P2"><text:s/><text:span text:style-name="T1">- DOMAIN-SUFFIX,icast.cn,🛑 </text:span><text:span text:style-name="T2">全球拦截</text:span></text:p>
      <text:p text:style-name="P2"><text:s/><text:span text:style-name="T1">- DOMAIN-SUFFIX,icdxc.com,🛑 </text:span><text:span text:style-name="T2">全球拦截</text:span></text:p>
      <text:p text:style-name="P2"><text:s/><text:span text:style-name="T1">- DOMAIN-SUFFIX,icn.southmoney.com,🛑 </text:span><text:span text:style-name="T2">全球拦截</text:span></text:p>
      <text:p text:style-name="P2"><text:s/><text:span text:style-name="T1">- DOMAIN-SUFFIX,ico.58pic.com,🛑 </text:span><text:span text:style-name="T2">全球拦截</text:span></text:p>
      <text:p text:style-name="P2"><text:s/><text:span text:style-name="T1">- DOMAIN-SUFFIX,icon.cnmo.com,🛑 </text:span><text:span text:style-name="T2">全球拦截</text:span></text:p>
      <text:p text:style-name="P2"><text:s/><text:span text:style-name="T1">- DOMAIN-SUFFIX,icons.mydrivers.com,🛑 </text:span><text:span text:style-name="T2">全球拦截</text:span></text:p>
      <text:p text:style-name="P2"><text:s/><text:span text:style-name="T1">- DOMAIN-SUFFIX,id.jiathis.com,🛑 </text:span><text:span text:style-name="T2">全球拦截</text:span></text:p>
      <text:p text:style-name="P2"><text:s/><text:span text:style-name="T1">- DOMAIN-SUFFIX,id528.com,🛑 </text:span><text:span text:style-name="T2">全球拦截</text:span></text:p>
      <text:p text:style-name="P2"><text:s/><text:span text:style-name="T1">- DOMAIN-SUFFIX,ida.cnool.net,🛑 </text:span><text:span text:style-name="T2">全球拦截</text:span></text:p>
      <text:p text:style-name="P2"><text:s/><text:span text:style-name="T1">- DOMAIN-SUFFIX,idasai.com,🛑 </text:span><text:span text:style-name="T2">全球拦截</text:span></text:p>
      <text:p text:style-name="P2"><text:s/><text:span text:style-name="T1">- DOMAIN-SUFFIX,idcot.com,🛑 </text:span><text:span text:style-name="T2">全球拦截</text:span></text:p>
      <text:p text:style-name="P2"><text:s/><text:span text:style-name="T1">- DOMAIN-SUFFIX,idcqi.com,🛑 </text:span><text:span text:style-name="T2">全球拦截</text:span></text:p>
      <text:p text:style-name="P2"><text:s/><text:span text:style-name="T1">- DOMAIN-SUFFIX,identified.cn,🛑 </text:span><text:span text:style-name="T2">全球拦截</text:span></text:p>
      <text:p text:style-name="P2"><text:s/><text:span text:style-name="T1">- DOMAIN-SUFFIX,idianfang.com,🛑 </text:span><text:span text:style-name="T2">全球拦截</text:span></text:p>
      <text:p text:style-name="P2"><text:s/><text:span text:style-name="T1">- DOMAIN-SUFFIX,idm-su.baidu.com,🛑 </text:span><text:span text:style-name="T2">全球拦截</text:span></text:p>
      <text:p text:style-name="P2"><text:s/><text:span text:style-name="T1">- DOMAIN-SUFFIX,ids.deliver.ifeng.com,🛑 </text:span><text:span text:style-name="T2">全球拦截</text:span></text:p>
      <text:p text:style-name="P2"><text:s/><text:span text:style-name="T1">- DOMAIN-SUFFIX,ids1.deliver.ifeng.com,🛑 </text:span><text:span text:style-name="T2">全球拦截</text:span></text:p>
      <text:p text:style-name="P2"><text:s/><text:span text:style-name="T1">- DOMAIN-SUFFIX,idx.m.hub.sandai.net,🛑 </text:span><text:span text:style-name="T2">全球拦截</text:span></text:p>
      <text:p text:style-name="P2"><text:s/><text:span text:style-name="T1">- DOMAIN-SUFFIX,ie8eamus.com,🛑 </text:span><text:span text:style-name="T2">全球拦截</text:span></text:p>
      <text:p text:style-name="P2"><text:s/><text:span text:style-name="T1">- DOMAIN-SUFFIX,iebar.baidu.com,🛑 </text:span><text:span text:style-name="T2">全球拦截</text:span></text:p>
      <text:p text:style-name="P2"><text:s/><text:span text:style-name="T1">- DOMAIN-SUFFIX,ieonline.microsoft.com,🛑 </text:span><text:span text:style-name="T2">全球拦截</text:span></text:p>
      <text:p text:style-name="P2"><text:s/><text:span text:style-name="T1">- DOMAIN-SUFFIX,if1512.com,🛑 </text:span><text:span text:style-name="T2">全球拦截</text:span></text:p>
      <text:p text:style-name="P2"><text:s/><text:span text:style-name="T1">- DOMAIN-SUFFIX,iflyad.bj.openstorage.cn,🛑 </text:span><text:span text:style-name="T2">全球拦截</text:span></text:p>
      <text:p text:style-name="P2"><text:s/><text:span text:style-name="T1">- DOMAIN-SUFFIX,iframe.travel.yahoo.com,🛑 </text:span><text:span text:style-name="T2">全球拦截</text:span></text:p>
      <text:p text:style-name="P2"><text:s/><text:span text:style-name="T1">- DOMAIN-SUFFIX,ig.nukefans.net,🛑 </text:span><text:span text:style-name="T2">全球拦截</text:span></text:p>
      <text:p text:style-name="P2"><text:s/><text:span text:style-name="T1">- DOMAIN-SUFFIX,igexin.com,🛑 </text:span><text:span text:style-name="T2">全球拦截</text:span></text:p>
      <text:p text:style-name="P2"><text:s/><text:span text:style-name="T1">- DOMAIN-SUFFIX,igj5y.yongchanghengyuan.com,🛑 </text:span><text:span text:style-name="T2">全球拦截</text:span></text:p>
      <text:p text:style-name="P2"><text:s/><text:span text:style-name="T1">- DOMAIN-SUFFIX,ih.adscale.de,🛑 </text:span><text:span text:style-name="T2">全球拦截</text:span></text:p>
      <text:p text:style-name="P2"><text:s/><text:span text:style-name="T1">- DOMAIN-SUFFIX,ihualun.com,🛑 </text:span><text:span text:style-name="T2">全球拦截</text:span></text:p>
      <text:p text:style-name="P2"><text:s/><text:span text:style-name="T1">- DOMAIN-SUFFIX,ihuanmei.com,🛑 </text:span><text:span text:style-name="T2">全球拦截</text:span></text:p>
      <text:p text:style-name="P2"><text:s/><text:span text:style-name="T1">- DOMAIN-SUFFIX,iia1.pikacn.com,🛑 </text:span><text:span text:style-name="T2">全球拦截</text:span></text:p>
      <text:p text:style-name="P2"><text:s/><text:span text:style-name="T1">- DOMAIN-SUFFIX,iiad.com,🛑 </text:span><text:span text:style-name="T2">全球拦截</text:span></text:p>
      <text:p text:style-name="P2"><text:s/><text:span text:style-name="T1">- DOMAIN-SUFFIX,iiewl.com,🛑 </text:span><text:span text:style-name="T2">全球拦截</text:span></text:p>
      <text:p text:style-name="P2"><text:s/><text:span text:style-name="T1">- DOMAIN-SUFFIX,iii.6park.com,🛑 </text:span><text:span text:style-name="T2">全球拦截</text:span></text:p>
      <text:p text:style-name="P2"><text:s/><text:span text:style-name="T1">- DOMAIN-SUFFIX,iis1.deliver.ifeng.com,🛑 </text:span><text:span text:style-name="T2">全球拦截</text:span></text:p>
      <text:p text:style-name="P2"><text:s/><text:span text:style-name="T1">- DOMAIN-SUFFIX,iis3g.deliver.ifeng.com,🛑 </text:span><text:span text:style-name="T2">全球拦截</text:span></text:p>
      <text:p text:style-name="P2"><text:s/><text:span text:style-name="T1">- DOMAIN-SUFFIX,iisl7wpf.me,🛑 </text:span><text:span text:style-name="T2">全球拦截</text:span></text:p>
      <text:p text:style-name="P2"><text:s/><text:span text:style-name="T1">- DOMAIN-SUFFIX,ikcode.baidu.com,🛑 </text:span><text:span text:style-name="T2">全球拦截</text:span></text:p>
      <text:p text:style-name="P2"><text:s/><text:span text:style-name="T1">- DOMAIN-SUFFIX,il8r.com,🛑 </text:span><text:span text:style-name="T2">全球拦截</text:span></text:p>
      <text:p text:style-name="P2"><text:s/><text:span text:style-name="T1">- DOMAIN-SUFFIX,im.jpush.cn,🛑 </text:span><text:span text:style-name="T2">全球拦截</text:span></text:p>
      <text:p text:style-name="P2"><text:s/><text:span text:style-name="T1">- DOMAIN-SUFFIX,im.ov.yahoo.co.jp,🛑 </text:span><text:span text:style-name="T2">全球拦截</text:span></text:p>
      <text:p text:style-name="P2"><text:s/><text:span text:style-name="T1">- DOMAIN-SUFFIX,im1.56zzw.com,🛑 </text:span><text:span text:style-name="T2">全球拦截</text:span></text:p>
      <text:p text:style-name="P2"><text:s/><text:span text:style-name="T1">- DOMAIN-SUFFIX,im64.jpush.cn,🛑 </text:span><text:span text:style-name="T2">全球拦截</text:span></text:p>
      <text:p text:style-name="P2"><text:s/><text:span text:style-name="T1">- DOMAIN-SUFFIX,ima3vpaid.appspot.com,🛑 </text:span><text:span text:style-name="T2">全球拦截</text:span></text:p>
      <text:p text:style-name="P2"><text:s/><text:span text:style-name="T1">- DOMAIN-SUFFIX,imads.rediff.com,🛑 </text:span><text:span text:style-name="T2">全球拦截</text:span></text:p>
      <text:p text:style-name="P2"><text:s/><text:span text:style-name="T1">- DOMAIN-SUFFIX,image.139y.com,🛑 </text:span><text:span text:style-name="T2">全球拦截</text:span></text:p>
      <text:p text:style-name="P2"><text:s/><text:span text:style-name="T1">- DOMAIN-SUFFIX,image.9duw.com,🛑 </text:span><text:span text:style-name="T2">全球拦截</text:span></text:p>
      <text:p text:style-name="P2"><text:s/><text:span text:style-name="T1">- DOMAIN-SUFFIX,image.box.xiaomi.com,🛑 </text:span><text:span text:style-name="T2">全球拦截</text:span></text:p>
      <text:p text:style-name="P2"><text:soft-page-break/><text:s/><text:span text:style-name="T1">- DOMAIN-SUFFIX,image.fsyule.net,🛑 </text:span><text:span text:style-name="T2">全球拦截</text:span></text:p>
      <text:p text:style-name="P2"><text:s/><text:span text:style-name="T1">- DOMAIN-SUFFIX,image.gentags.com,🛑 </text:span><text:span text:style-name="T2">全球拦截</text:span></text:p>
      <text:p text:style-name="P2"><text:s/><text:span text:style-name="T1">- DOMAIN-SUFFIX,image.haiyunx.com,🛑 </text:span><text:span text:style-name="T2">全球拦截</text:span></text:p>
      <text:p text:style-name="P2"><text:s/><text:span text:style-name="T1">- DOMAIN-SUFFIX,image.hh010.com,🛑 </text:span><text:span text:style-name="T2">全球拦截</text:span></text:p>
      <text:p text:style-name="P2"><text:s/><text:span text:style-name="T1">- DOMAIN-SUFFIX,image.hj217.com,🛑 </text:span><text:span text:style-name="T2">全球拦截</text:span></text:p>
      <text:p text:style-name="P2"><text:s/><text:span text:style-name="T1">- DOMAIN-SUFFIX,image.p4p.sogou.com,🛑 </text:span><text:span text:style-name="T2">全球拦截</text:span></text:p>
      <text:p text:style-name="P2"><text:s/><text:span text:style-name="T1">- DOMAIN-SUFFIX,image.qj175.com,🛑 </text:span><text:span text:style-name="T2">全球拦截</text:span></text:p>
      <text:p text:style-name="P2"><text:s/><text:span text:style-name="T1">- DOMAIN-SUFFIX,image.zzd.sm.cn,🛑 </text:span><text:span text:style-name="T2">全球拦截</text:span></text:p>
      <text:p text:style-name="P2"><text:s/><text:span text:style-name="T1">- DOMAIN-SUFFIX,imagelx.yidianzixun.com,🛑 </text:span><text:span text:style-name="T2">全球拦截</text:span></text:p>
      <text:p text:style-name="P2"><text:s/><text:span text:style-name="T1">- DOMAIN-SUFFIX,images.avsmt.cn,🛑 </text:span><text:span text:style-name="T2">全球拦截</text:span></text:p>
      <text:p text:style-name="P2"><text:s/><text:span text:style-name="T1">- DOMAIN-SUFFIX,images.chinaz.com,🛑 </text:span><text:span text:style-name="T2">全球拦截</text:span></text:p>
      <text:p text:style-name="P2"><text:s/><text:span text:style-name="T1">- DOMAIN-SUFFIX,images.enet.com.cn,🛑 </text:span><text:span text:style-name="T2">全球拦截</text:span></text:p>
      <text:p text:style-name="P2"><text:s/><text:span text:style-name="T1">- DOMAIN-SUFFIX,images.fastclick.net,🛑 </text:span><text:span text:style-name="T2">全球拦截</text:span></text:p>
      <text:p text:style-name="P2"><text:s/><text:span text:style-name="T1">- DOMAIN-SUFFIX,images.gxsky.com,🛑 </text:span><text:span text:style-name="T2">全球拦截</text:span></text:p>
      <text:p text:style-name="P2"><text:s/><text:span text:style-name="T1">- DOMAIN-SUFFIX,images.intellitxt.com,🛑 </text:span><text:span text:style-name="T2">全球拦截</text:span></text:p>
      <text:p text:style-name="P2"><text:s/><text:span text:style-name="T1">- DOMAIN-SUFFIX,images.millennialmedia.com,🛑 </text:span><text:span text:style-name="T2">全球拦截</text:span></text:p>
      <text:p text:style-name="P2"><text:s/><text:span text:style-name="T1">- DOMAIN-SUFFIX,images.pagechoice.net,🛑 </text:span><text:span text:style-name="T2">全球拦截</text:span></text:p>
      <text:p text:style-name="P2"><text:s/><text:span text:style-name="T1">- DOMAIN-SUFFIX,images.sohu.com,🛑 </text:span><text:span text:style-name="T2">全球拦截</text:span></text:p>
      <text:p text:style-name="P2"><text:s/><text:span text:style-name="T1">- DOMAIN-SUFFIX,images.startappservice.com,🛑 </text:span><text:span text:style-name="T2">全球拦截</text:span></text:p>
      <text:p text:style-name="P2"><text:s/><text:span text:style-name="T1">- DOMAIN-SUFFIX,images.tyyjzs.cn,🛑 </text:span><text:span text:style-name="T2">全球拦截</text:span></text:p>
      <text:p text:style-name="P2"><text:s/><text:span text:style-name="T1">- DOMAIN-SUFFIX,images9999.com,🛑 </text:span><text:span text:style-name="T2">全球拦截</text:span></text:p>
      <text:p text:style-name="P2"><text:s/><text:span text:style-name="T1">- DOMAIN-SUFFIX,imageter.com,🛑 </text:span><text:span text:style-name="T2">全球拦截</text:span></text:p>
      <text:p text:style-name="P2"><text:s/><text:span text:style-name="T1">- DOMAIN-SUFFIX,imagzine.oppomobile.com,🛑 </text:span><text:span text:style-name="T2">全球拦截</text:span></text:p>
      <text:p text:style-name="P2"><text:s/><text:span text:style-name="T1">- DOMAIN-SUFFIX,imedia.bokecc.com,🛑 </text:span><text:span text:style-name="T2">全球拦截</text:span></text:p>
      <text:p text:style-name="P2"><text:s/><text:span text:style-name="T1">- DOMAIN-SUFFIX,imeijiajia.com,🛑 </text:span><text:span text:style-name="T2">全球拦截</text:span></text:p>
      <text:p text:style-name="P2"><text:s/><text:span text:style-name="T1">- DOMAIN-SUFFIX,imfsr.lenovomm.com,🛑 </text:span><text:span text:style-name="T2">全球拦截</text:span></text:p>
      <text:p text:style-name="P2"><text:s/><text:span text:style-name="T1">- DOMAIN-SUFFIX,img.12584.cn,🛑 </text:span><text:span text:style-name="T2">全球拦截</text:span></text:p>
      <text:p text:style-name="P2"><text:s/><text:span text:style-name="T1">- DOMAIN-SUFFIX,img.3sjt.com,🛑 </text:span><text:span text:style-name="T2">全球拦截</text:span></text:p>
      <text:p text:style-name="P2"><text:s/><text:span text:style-name="T1">- DOMAIN-SUFFIX,img.88ads.com,🛑 </text:span><text:span text:style-name="T2">全球拦截</text:span></text:p>
      <text:p text:style-name="P2"><text:s/><text:span text:style-name="T1">- DOMAIN-SUFFIX,img.9duw.com,🛑 </text:span><text:span text:style-name="T2">全球拦截</text:span></text:p>
      <text:p text:style-name="P2"><text:s/><text:span text:style-name="T1">- DOMAIN-SUFFIX,img.ad.zhangyue.com,🛑 </text:span><text:span text:style-name="T2">全球拦截</text:span></text:p>
      <text:p text:style-name="P2"><text:s/><text:span text:style-name="T1">- DOMAIN-SUFFIX,img.adbox.sina.com.cn,🛑 </text:span><text:span text:style-name="T2">全球拦截</text:span></text:p>
      <text:p text:style-name="P2"><text:s/><text:span text:style-name="T1">- DOMAIN-SUFFIX,img.adnyg.com,🛑 </text:span><text:span text:style-name="T2">全球拦截</text:span></text:p>
      <text:p text:style-name="P2"><text:s/><text:span text:style-name="T1">- DOMAIN-SUFFIX,img.amp.ad.sina.com.cn,🛑 </text:span><text:span text:style-name="T2">全球拦截</text:span></text:p>
      <text:p text:style-name="P2"><text:s/><text:span text:style-name="T1">- DOMAIN-SUFFIX,img.applovin.com,🛑 </text:span><text:span text:style-name="T2">全球拦截</text:span></text:p>
      <text:p text:style-name="P2"><text:s/><text:span text:style-name="T1">- DOMAIN-SUFFIX,img.cmm.xmfish.com,🛑 </text:span><text:span text:style-name="T2">全球拦截</text:span></text:p>
      <text:p text:style-name="P2"><text:s/><text:span text:style-name="T1">- DOMAIN-SUFFIX,img.cxxyft.com,🛑 </text:span><text:span text:style-name="T2">全球拦截</text:span></text:p>
      <text:p text:style-name="P2"><text:s/><text:span text:style-name="T1">- DOMAIN-SUFFIX,img.dawenxue.org,🛑 </text:span><text:span text:style-name="T2">全球拦截</text:span></text:p>
      <text:p text:style-name="P2"><text:s/><text:span text:style-name="T1">- DOMAIN-SUFFIX,img.dydab.com,🛑 </text:span><text:span text:style-name="T2">全球拦截</text:span></text:p>
      <text:p text:style-name="P2"><text:s/><text:span text:style-name="T1">- DOMAIN-SUFFIX,img.ercfh.com,🛑 </text:span><text:span text:style-name="T2">全球拦截</text:span></text:p>
      <text:p text:style-name="P2"><text:s/><text:span text:style-name="T1">- DOMAIN-SUFFIX,img.fd7c.com,🛑 </text:span><text:span text:style-name="T2">全球拦截</text:span></text:p>
      <text:p text:style-name="P2"><text:s/><text:span text:style-name="T1">- DOMAIN-SUFFIX,img.feitian001.com,🛑 </text:span><text:span text:style-name="T2">全球拦截</text:span></text:p>
      <text:p text:style-name="P2"><text:s/><text:span text:style-name="T1">- DOMAIN-SUFFIX,img.gaore.com,🛑 </text:span><text:span text:style-name="T2">全球拦截</text:span></text:p>
      <text:p text:style-name="P2"><text:s/><text:span text:style-name="T1">- DOMAIN-SUFFIX,img.gz9d.com,🛑 </text:span><text:span text:style-name="T2">全球拦截</text:span></text:p>
      <text:p text:style-name="P2"><text:s/><text:span text:style-name="T1">- DOMAIN-SUFFIX,img.il8r.com,🛑 </text:span><text:span text:style-name="T2">全球拦截</text:span></text:p>
      <text:p text:style-name="P2"><text:s/><text:span text:style-name="T1">- DOMAIN-SUFFIX,img.img18.com,🛑 </text:span><text:span text:style-name="T2">全球拦截</text:span></text:p>
      <text:p text:style-name="P2"><text:s/><text:span text:style-name="T1">- DOMAIN-SUFFIX,img.jgchq.com,🛑 </text:span><text:span text:style-name="T2">全球拦截</text:span></text:p>
      <text:p text:style-name="P2"><text:s/><text:span text:style-name="T1">- DOMAIN-SUFFIX,img.jizzads.com,🛑 </text:span><text:span text:style-name="T2">全球拦截</text:span></text:p>
      <text:p text:style-name="P2"><text:s/><text:span text:style-name="T1">- DOMAIN-SUFFIX,img.kanuxian.cn,🛑 </text:span><text:span text:style-name="T2">全球拦截</text:span></text:p>
      <text:p text:style-name="P2"><text:s/><text:span text:style-name="T1">- DOMAIN-SUFFIX,img.khlxw.com,🛑 </text:span><text:span text:style-name="T2">全球拦截</text:span></text:p>
      <text:p text:style-name="P2"><text:s/><text:span text:style-name="T1">- DOMAIN-SUFFIX,img.kuwanpx.com,🛑 </text:span><text:span text:style-name="T2">全球拦截</text:span></text:p>
      <text:p text:style-name="P2"><text:s/><text:span text:style-name="T1">- DOMAIN-SUFFIX,img.libdd.com,🛑 </text:span><text:span text:style-name="T2">全球拦截</text:span></text:p>
      <text:p text:style-name="P2"><text:s/><text:span text:style-name="T1">- DOMAIN-SUFFIX,img.ma.social-touch.com,🛑 </text:span><text:span text:style-name="T2">全球拦截</text:span></text:p>
      <text:p text:style-name="P2"><text:s/><text:span text:style-name="T1">- DOMAIN-SUFFIX,img.meipic.net,🛑 </text:span><text:span text:style-name="T2">全球拦截</text:span></text:p>
      <text:p text:style-name="P2"><text:s/><text:span text:style-name="T1">- DOMAIN-SUFFIX,img.qdscgj.com,🛑 </text:span><text:span text:style-name="T2">全球拦截</text:span></text:p>
      <text:p text:style-name="P2"><text:s/><text:span text:style-name="T1">- DOMAIN-SUFFIX,img.qqgeshou.com,🛑 </text:span><text:span text:style-name="T2">全球拦截</text:span></text:p>
      <text:p text:style-name="P2"><text:soft-page-break/><text:s/><text:span text:style-name="T1">- DOMAIN-SUFFIX,img.s8bbs.com,🛑 </text:span><text:span text:style-name="T2">全球拦截</text:span></text:p>
      <text:p text:style-name="P2"><text:s/><text:span text:style-name="T1">- DOMAIN-SUFFIX,img.scupio.com,🛑 </text:span><text:span text:style-name="T2">全球拦截</text:span></text:p>
      <text:p text:style-name="P2"><text:s/><text:span text:style-name="T1">- DOMAIN-SUFFIX,img.sheyuansu.com,🛑 </text:span><text:span text:style-name="T2">全球拦截</text:span></text:p>
      <text:p text:style-name="P2"><text:s/><text:span text:style-name="T1">- DOMAIN-SUFFIX,img.supfast.net,🛑 </text:span><text:span text:style-name="T2">全球拦截</text:span></text:p>
      <text:p text:style-name="P2"><text:s/><text:span text:style-name="T1">- DOMAIN-SUFFIX,img.tan5858.com,🛑 </text:span><text:span text:style-name="T2">全球拦截</text:span></text:p>
      <text:p text:style-name="P2"><text:s/><text:span text:style-name="T1">- DOMAIN-SUFFIX,img.taotaosou.cn,🛑 </text:span><text:span text:style-name="T2">全球拦截</text:span></text:p>
      <text:p text:style-name="P2"><text:s/><text:span text:style-name="T1">- DOMAIN-SUFFIX,img.tcdxt.com,🛑 </text:span><text:span text:style-name="T2">全球拦截</text:span></text:p>
      <text:p text:style-name="P2"><text:s/><text:span text:style-name="T1">- DOMAIN-SUFFIX,img.toppr.com.cn,🛑 </text:span><text:span text:style-name="T2">全球拦截</text:span></text:p>
      <text:p text:style-name="P2"><text:s/><text:span text:style-name="T1">- DOMAIN-SUFFIX,img.twcczhu.com,🛑 </text:span><text:span text:style-name="T2">全球拦截</text:span></text:p>
      <text:p text:style-name="P2"><text:s/><text:span text:style-name="T1">- DOMAIN-SUFFIX,img.uyangyong.cn,🛑 </text:span><text:span text:style-name="T2">全球拦截</text:span></text:p>
      <text:p text:style-name="P2"><text:s/><text:span text:style-name="T1">- DOMAIN-SUFFIX,img.wan.sogou.com,🛑 </text:span><text:span text:style-name="T2">全球拦截</text:span></text:p>
      <text:p text:style-name="P2"><text:s/><text:span text:style-name="T1">- DOMAIN-SUFFIX,img.wuben56.com,🛑 </text:span><text:span text:style-name="T2">全球拦截</text:span></text:p>
      <text:p text:style-name="P2"><text:s/><text:span text:style-name="T1">- DOMAIN-SUFFIX,img.xa9t.com,🛑 </text:span><text:span text:style-name="T2">全球拦截</text:span></text:p>
      <text:p text:style-name="P2"><text:s/><text:span text:style-name="T1">- DOMAIN-SUFFIX,img.xcy8.com,🛑 </text:span><text:span text:style-name="T2">全球拦截</text:span></text:p>
      <text:p text:style-name="P2"><text:s/><text:span text:style-name="T1">- DOMAIN-SUFFIX,img.xiacaidd.com,🛑 </text:span><text:span text:style-name="T2">全球拦截</text:span></text:p>
      <text:p text:style-name="P2"><text:s/><text:span text:style-name="T1">- DOMAIN-SUFFIX,img.xuenb.com,🛑 </text:span><text:span text:style-name="T2">全球拦截</text:span></text:p>
      <text:p text:style-name="P2"><text:s/><text:span text:style-name="T1">- DOMAIN-SUFFIX,img.yingshidiguo.cn,🛑 </text:span><text:span text:style-name="T2">全球拦截</text:span></text:p>
      <text:p text:style-name="P2"><text:s/><text:span text:style-name="T1">- DOMAIN-SUFFIX,img.yuyue007.cn,🛑 </text:span><text:span text:style-name="T2">全球拦截</text:span></text:p>
      <text:p text:style-name="P2"><text:s/><text:span text:style-name="T1">- DOMAIN-SUFFIX,img.zsj18.com,🛑 </text:span><text:span text:style-name="T2">全球拦截</text:span></text:p>
      <text:p text:style-name="P2"><text:s/><text:span text:style-name="T1">- DOMAIN-SUFFIX,img.zuowen8.com,🛑 </text:span><text:span text:style-name="T2">全球拦截</text:span></text:p>
      <text:p text:style-name="P2"><text:s/><text:span text:style-name="T1">- DOMAIN-SUFFIX,img.zx590.com,🛑 </text:span><text:span text:style-name="T2">全球拦截</text:span></text:p>
      <text:p text:style-name="P2"><text:s/><text:span text:style-name="T1">- DOMAIN-SUFFIX,img0.egou.com,🛑 </text:span><text:span text:style-name="T2">全球拦截</text:span></text:p>
      <text:p text:style-name="P2"><text:s/><text:span text:style-name="T1">- DOMAIN-SUFFIX,img01.taotaosou.cn,🛑 </text:span><text:span text:style-name="T2">全球拦截</text:span></text:p>
      <text:p text:style-name="P2"><text:s/><text:span text:style-name="T1">- DOMAIN-SUFFIX,img1.126.net,🛑 </text:span><text:span text:style-name="T2">全球拦截</text:span></text:p>
      <text:p text:style-name="P2"><text:s/><text:span text:style-name="T1">- DOMAIN-SUFFIX,img1.18183.com,🛑 </text:span><text:span text:style-name="T2">全球拦截</text:span></text:p>
      <text:p text:style-name="P2"><text:s/><text:span text:style-name="T1">- DOMAIN-SUFFIX,img1.jintang114.org,🛑 </text:span><text:span text:style-name="T2">全球拦截</text:span></text:p>
      <text:p text:style-name="P2"><text:s/><text:span text:style-name="T1">- DOMAIN-SUFFIX,img1.km.com,🛑 </text:span><text:span text:style-name="T2">全球拦截</text:span></text:p>
      <text:p text:style-name="P2"><text:s/><text:span text:style-name="T1">- DOMAIN-SUFFIX,img1.mekbet.com,🛑 </text:span><text:span text:style-name="T2">全球拦截</text:span></text:p>
      <text:p text:style-name="P2"><text:s/><text:span text:style-name="T1">- DOMAIN-SUFFIX,img1.nend.net,🛑 </text:span><text:span text:style-name="T2">全球拦截</text:span></text:p>
      <text:p text:style-name="P2"><text:s/><text:span text:style-name="T1">- DOMAIN-SUFFIX,img1.pcfg.cache.wps.cn,🛑 </text:span><text:span text:style-name="T2">全球拦截</text:span></text:p>
      <text:p text:style-name="P2"><text:s/><text:span text:style-name="T1">- DOMAIN-SUFFIX,img1.pszyzxh.org,🛑 </text:span><text:span text:style-name="T2">全球拦截</text:span></text:p>
      <text:p text:style-name="P2"><text:s/><text:span text:style-name="T1">- DOMAIN-SUFFIX,img18.com,🛑 </text:span><text:span text:style-name="T2">全球拦截</text:span></text:p>
      <text:p text:style-name="P2"><text:s/><text:span text:style-name="T1">- DOMAIN-SUFFIX,img2.126.net,🛑 </text:span><text:span text:style-name="T2">全球拦截</text:span></text:p>
      <text:p text:style-name="P2"><text:s/><text:span text:style-name="T1">- DOMAIN-SUFFIX,img2.578965.com,🛑 </text:span><text:span text:style-name="T2">全球拦截</text:span></text:p>
      <text:p text:style-name="P2"><text:s/><text:span text:style-name="T1">- DOMAIN-SUFFIX,img2.cs153.com,🛑 </text:span><text:span text:style-name="T2">全球拦截</text:span></text:p>
      <text:p text:style-name="P2"><text:s/><text:span text:style-name="T1">- DOMAIN-SUFFIX,img2.hrccb.com,🛑 </text:span><text:span text:style-name="T2">全球拦截</text:span></text:p>
      <text:p text:style-name="P2"><text:s/><text:span text:style-name="T1">- DOMAIN-SUFFIX,img2.jiuzhilan.com,🛑 </text:span><text:span text:style-name="T2">全球拦截</text:span></text:p>
      <text:p text:style-name="P2"><text:s/><text:span text:style-name="T1">- DOMAIN-SUFFIX,img2.km.com,🛑 </text:span><text:span text:style-name="T2">全球拦截</text:span></text:p>
      <text:p text:style-name="P2"><text:s/><text:span text:style-name="T1">- DOMAIN-SUFFIX,img2.qekun.com,🛑 </text:span><text:span text:style-name="T2">全球拦截</text:span></text:p>
      <text:p text:style-name="P2"><text:s/><text:span text:style-name="T1">- DOMAIN-SUFFIX,img3.126.net,🛑 </text:span><text:span text:style-name="T2">全球拦截</text:span></text:p>
      <text:p text:style-name="P2"><text:s/><text:span text:style-name="T1">- DOMAIN-SUFFIX,img3.fy1g.com,🛑 </text:span><text:span text:style-name="T2">全球拦截</text:span></text:p>
      <text:p text:style-name="P2"><text:s/><text:span text:style-name="T1">- DOMAIN-SUFFIX,img3.km.com,🛑 </text:span><text:span text:style-name="T2">全球拦截</text:span></text:p>
      <text:p text:style-name="P2"><text:s/><text:span text:style-name="T1">- DOMAIN-SUFFIX,img6.126.net,🛑 </text:span><text:span text:style-name="T2">全球拦截</text:span></text:p>
      <text:p text:style-name="P2"><text:s/><text:span text:style-name="T1">- DOMAIN-SUFFIX,img80.net,🛑 </text:span><text:span text:style-name="T2">全球拦截</text:span></text:p>
      <text:p text:style-name="P2"><text:s/><text:span text:style-name="T1">- DOMAIN-SUFFIX,img-ad.oupeng.com,🛑 </text:span><text:span text:style-name="T2">全球拦截</text:span></text:p>
      <text:p text:style-name="P2"><text:s/><text:span text:style-name="T1">- DOMAIN-SUFFIX,imgad.thepaper.cn,🛑 </text:span><text:span text:style-name="T2">全球拦截</text:span></text:p>
      <text:p text:style-name="P2"><text:s/><text:span text:style-name="T1">- DOMAIN-SUFFIX,imgad0.3conline.com,🛑 </text:span><text:span text:style-name="T2">全球拦截</text:span></text:p>
      <text:p text:style-name="P2"><text:s/><text:span text:style-name="T1">- DOMAIN-SUFFIX,imgapp.yeyou.com,🛑 </text:span><text:span text:style-name="T2">全球拦截</text:span></text:p>
      <text:p text:style-name="P2"><text:s/><text:span text:style-name="T1">- DOMAIN-SUFFIX,imgc.cymzc.com,🛑 </text:span><text:span text:style-name="T2">全球拦截</text:span></text:p>
      <text:p text:style-name="P2"><text:s/><text:span text:style-name="T1">- DOMAIN-SUFFIX,imgcdn.wapx.cn,🛑 </text:span><text:span text:style-name="T2">全球拦截</text:span></text:p>
      <text:p text:style-name="P2"><text:s/><text:span text:style-name="T1">- DOMAIN-SUFFIX,img-cdn-spot.ymcdn.cn,🛑 </text:span><text:span text:style-name="T2">全球拦截</text:span></text:p>
      <text:p text:style-name="P2"><text:s/><text:span text:style-name="T1">- DOMAIN-SUFFIX,img-dsp.oss-cn-beijing.aliyuncs.com,🛑 </text:span><text:span text:style-name="T2">全球拦截</text:span></text:p>
      <text:p text:style-name="P2"><text:s/><text:span text:style-name="T1">- DOMAIN-SUFFIX,imges.wu65.com,🛑 </text:span><text:span text:style-name="T2">全球拦截</text:span></text:p>
      <text:p text:style-name="P2"><text:s/><text:span text:style-name="T1">- DOMAIN-SUFFIX,imgg.marketgid.com,🛑 </text:span><text:span text:style-name="T2">全球拦截</text:span></text:p>
      <text:p text:style-name="P2"><text:s/><text:span text:style-name="T1">- DOMAIN-SUFFIX,imgg.mgid.com,🛑 </text:span><text:span text:style-name="T2">全球拦截</text:span></text:p>
      <text:p text:style-name="P2"><text:s/><text:span text:style-name="T1">- DOMAIN-SUFFIX,imgp.cymzc.com,🛑 </text:span><text:span text:style-name="T2">全球拦截</text:span></text:p>
      <text:p text:style-name="P2"><text:soft-page-break/><text:s/><text:span text:style-name="T1">- DOMAIN-SUFFIX,imgsreview.dftoutiao.com,🛑 </text:span><text:span text:style-name="T2">全球拦截</text:span></text:p>
      <text:p text:style-name="P2"><text:s/><text:span text:style-name="T1">- DOMAIN-SUFFIX,img-x.jd.com,🛑 </text:span><text:span text:style-name="T2">全球拦截</text:span></text:p>
      <text:p text:style-name="P2"><text:s/><text:span text:style-name="T1">- DOMAIN-SUFFIX,immob.cn,🛑 </text:span><text:span text:style-name="T2">全球拦截</text:span></text:p>
      <text:p text:style-name="P2"><text:s/><text:span text:style-name="T1">- DOMAIN-SUFFIX,imneinei.com,🛑 </text:span><text:span text:style-name="T2">全球拦截</text:span></text:p>
      <text:p text:style-name="P2"><text:s/><text:span text:style-name="T1">- DOMAIN-SUFFIX,i-mobile.co.jp,🛑 </text:span><text:span text:style-name="T2">全球拦截</text:span></text:p>
      <text:p text:style-name="P2"><text:s/><text:span text:style-name="T1">- DOMAIN-SUFFIX,imp.asahi.com,🛑 </text:span><text:span text:style-name="T2">全球拦截</text:span></text:p>
      <text:p text:style-name="P2"><text:s/><text:span text:style-name="T1">- DOMAIN-SUFFIX,imp.gentags.net,🛑 </text:span><text:span text:style-name="T2">全球拦截</text:span></text:p>
      <text:p text:style-name="P2"><text:s/><text:span text:style-name="T1">- DOMAIN-SUFFIX,imp.go.sohu.com,🛑 </text:span><text:span text:style-name="T2">全球拦截</text:span></text:p>
      <text:p text:style-name="P2"><text:s/><text:span text:style-name="T1">- DOMAIN-SUFFIX,imp.madserving.com,🛑 </text:span><text:span text:style-name="T2">全球拦截</text:span></text:p>
      <text:p text:style-name="P2"><text:s/><text:span text:style-name="T1">- DOMAIN-SUFFIX,imp.pdb.madserving.com,🛑 </text:span><text:span text:style-name="T2">全球拦截</text:span></text:p>
      <text:p text:style-name="P2"><text:s/><text:span text:style-name="T1">- DOMAIN-SUFFIX,imp.xgo.com.cn,🛑 </text:span><text:span text:style-name="T2">全球拦截</text:span></text:p>
      <text:p text:style-name="P2"><text:s/><text:span text:style-name="T1">- DOMAIN-SUFFIX,imp.zdnet.com.cn,🛑 </text:span><text:span text:style-name="T2">全球拦截</text:span></text:p>
      <text:p text:style-name="P2"><text:s/><text:span text:style-name="T1">- DOMAIN-SUFFIX,imp.zol.com.cn,🛑 </text:span><text:span text:style-name="T2">全球拦截</text:span></text:p>
      <text:p text:style-name="P2"><text:s/><text:span text:style-name="T1">- DOMAIN-SUFFIX,impression.gridsumdissector.com,🛑 </text:span><text:span text:style-name="T2">全球拦截</text:span></text:p>
      <text:p text:style-name="P2"><text:s/><text:span text:style-name="T1">- DOMAIN-SUFFIX,impservice2.youdao.com,🛑 </text:span><text:span text:style-name="T2">全球拦截</text:span></text:p>
      <text:p text:style-name="P2"><text:s/><text:span text:style-name="T1">- DOMAIN-SUFFIX,impservicetest.dictapp.youdao.com,🛑 </text:span><text:span text:style-name="T2">全球拦截</text:span></text:p>
      <text:p text:style-name="P2"><text:s/><text:span text:style-name="T1">- DOMAIN-SUFFIX,impservice-test.dictapp.youdao.com,🛑 </text:span><text:span text:style-name="T2">全球拦截</text:span></text:p>
      <text:p text:style-name="P2"><text:s/><text:span text:style-name="T1">- DOMAIN-SUFFIX,imrworldwide.com,🛑 </text:span><text:span text:style-name="T2">全球拦截</text:span></text:p>
      <text:p text:style-name="P2"><text:s/><text:span text:style-name="T1">- DOMAIN-SUFFIX,in.gyeet.com,🛑 </text:span><text:span text:style-name="T2">全球拦截</text:span></text:p>
      <text:p text:style-name="P2"><text:s/><text:span text:style-name="T1">- DOMAIN-SUFFIX,in.jxhcyc.com,🛑 </text:span><text:span text:style-name="T2">全球拦截</text:span></text:p>
      <text:p text:style-name="P2"><text:s/><text:span text:style-name="T1">- DOMAIN-SUFFIX,in.mengpr.com,🛑 </text:span><text:span text:style-name="T2">全球拦截</text:span></text:p>
      <text:p text:style-name="P2"><text:s/><text:span text:style-name="T1">- DOMAIN-SUFFIX,in.mgwcn.com,🛑 </text:span><text:span text:style-name="T2">全球拦截</text:span></text:p>
      <text:p text:style-name="P2"><text:s/><text:span text:style-name="T1">- DOMAIN-SUFFIX,in.qzkxt.com,🛑 </text:span><text:span text:style-name="T2">全球拦截</text:span></text:p>
      <text:p text:style-name="P2"><text:s/><text:span text:style-name="T1">- DOMAIN-SUFFIX,in.zog.link,🛑 </text:span><text:span text:style-name="T2">全球拦截</text:span></text:p>
      <text:p text:style-name="P2"><text:s/><text:span text:style-name="T1">- DOMAIN-SUFFIX,in1.feed.uu.cc,🛑 </text:span><text:span text:style-name="T2">全球拦截</text:span></text:p>
      <text:p text:style-name="P2"><text:s/><text:span text:style-name="T1">- DOMAIN-SUFFIX,in1.secure.uu.cc,🛑 </text:span><text:span text:style-name="T2">全球拦截</text:span></text:p>
      <text:p text:style-name="P2"><text:s/><text:span text:style-name="T1">- DOMAIN-SUFFIX,inad.com,🛑 </text:span><text:span text:style-name="T2">全球拦截</text:span></text:p>
      <text:p text:style-name="P2"><text:s/><text:span text:style-name="T1">- DOMAIN-SUFFIX,inapp.1sapp.com,🛑 </text:span><text:span text:style-name="T2">全球拦截</text:span></text:p>
      <text:p text:style-name="P2"><text:s/><text:span text:style-name="T1">- DOMAIN-SUFFIX,inccnd.com,🛑 </text:span><text:span text:style-name="T2">全球拦截</text:span></text:p>
      <text:p text:style-name="P2"><text:s/><text:span text:style-name="T1">- DOMAIN-SUFFIX,inclk.com,🛑 </text:span><text:span text:style-name="T2">全球拦截</text:span></text:p>
      <text:p text:style-name="P2"><text:s/><text:span text:style-name="T1">- DOMAIN-SUFFIX,include.xs2345.com,🛑 </text:span><text:span text:style-name="T2">全球拦截</text:span></text:p>
      <text:p text:style-name="P2"><text:s/><text:span text:style-name="T1">- DOMAIN-SUFFIX,index.woai310.com,🛑 </text:span><text:span text:style-name="T2">全球拦截</text:span></text:p>
      <text:p text:style-name="P2"><text:s/><text:span text:style-name="T1">- DOMAIN-SUFFIX,indieclick.3janecdn.com,🛑 </text:span><text:span text:style-name="T2">全球拦截</text:span></text:p>
      <text:p text:style-name="P2"><text:s/><text:span text:style-name="T1">- DOMAIN-SUFFIX,info.downsave.com,🛑 </text:span><text:span text:style-name="T2">全球拦截</text:span></text:p>
      <text:p text:style-name="P2"><text:s/><text:span text:style-name="T1">- DOMAIN-SUFFIX,info.gomlab.com,🛑 </text:span><text:span text:style-name="T2">全球拦截</text:span></text:p>
      <text:p text:style-name="P2"><text:s/><text:span text:style-name="T1">- DOMAIN-SUFFIX,info.meihua.docer.com,🛑 </text:span><text:span text:style-name="T2">全球拦截</text:span></text:p>
      <text:p text:style-name="P2"><text:s/><text:span text:style-name="T1">- DOMAIN-SUFFIX,info.pinyin.sogou.com,🛑 </text:span><text:span text:style-name="T2">全球拦截</text:span></text:p>
      <text:p text:style-name="P2"><text:s/><text:span text:style-name="T1">- DOMAIN-SUFFIX,info.sec.miui.com,🛑 </text:span><text:span text:style-name="T2">全球拦截</text:span></text:p>
      <text:p text:style-name="P2"><text:s/><text:span text:style-name="T1">- DOMAIN-SUFFIX,info.stockstar.com,🛑 </text:span><text:span text:style-name="T2">全球拦截</text:span></text:p>
      <text:p text:style-name="P2"><text:s/><text:span text:style-name="T1">- DOMAIN-SUFFIX,info.yitsoftware.com,🛑 </text:span><text:span text:style-name="T2">全球拦截</text:span></text:p>
      <text:p text:style-name="P2"><text:s/><text:span text:style-name="T1">- DOMAIN-SUFFIX,infocenter.meizu.com,🛑 </text:span><text:span text:style-name="T2">全球拦截</text:span></text:p>
      <text:p text:style-name="P2"><text:s/><text:span text:style-name="T1">- DOMAIN-SUFFIX,ingameads.gameloft.com,🛑 </text:span><text:span text:style-name="T2">全球拦截</text:span></text:p>
      <text:p text:style-name="P2"><text:s/><text:span text:style-name="T1">- DOMAIN-SUFFIX,ini.litingxin.cn,🛑 </text:span><text:span text:style-name="T2">全球拦截</text:span></text:p>
      <text:p text:style-name="P2"><text:s/><text:span text:style-name="T1">- DOMAIN-SUFFIX,ini.update.360safe.com,🛑 </text:span><text:span text:style-name="T2">全球拦截</text:span></text:p>
      <text:p text:style-name="P2"><text:s/><text:span text:style-name="T1">- DOMAIN-SUFFIX,init.phpwind.com,🛑 </text:span><text:span text:style-name="T2">全球拦截</text:span></text:p>
      <text:p text:style-name="P2"><text:s/><text:span text:style-name="T1">- DOMAIN-SUFFIX,init.phpwind.net,🛑 </text:span><text:span text:style-name="T2">全球拦截</text:span></text:p>
      <text:p text:style-name="P2"><text:s/><text:span text:style-name="T1">- DOMAIN-SUFFIX,init.startappexchange.com,🛑 </text:span><text:span text:style-name="T2">全球拦截</text:span></text:p>
      <text:p text:style-name="P2"><text:s/><text:span text:style-name="T1">- DOMAIN-SUFFIX,innity.com,🛑 </text:span><text:span text:style-name="T2">全球拦截</text:span></text:p>
      <text:p text:style-name="P2"><text:s/><text:span text:style-name="T1">- DOMAIN-SUFFIX,innity.net,🛑 </text:span><text:span text:style-name="T2">全球拦截</text:span></text:p>
      <text:p text:style-name="P2"><text:s/><text:span text:style-name="T1">- DOMAIN-SUFFIX,inoprosport.su,🛑 </text:span><text:span text:style-name="T2">全球拦截</text:span></text:p>
      <text:p text:style-name="P2"><text:s/><text:span text:style-name="T1">- DOMAIN-SUFFIX,insenz.com,🛑 </text:span><text:span text:style-name="T2">全球拦截</text:span></text:p>
      <text:p text:style-name="P2"><text:s/><text:span text:style-name="T1">- DOMAIN-SUFFIX,inside.bitcomet.com,🛑 </text:span><text:span text:style-name="T2">全球拦截</text:span></text:p>
      <text:p text:style-name="P2"><text:s/><text:span text:style-name="T1">- DOMAIN-SUFFIX,inskin.vo.llnwd.net,🛑 </text:span><text:span text:style-name="T2">全球拦截</text:span></text:p>
      <text:p text:style-name="P2"><text:s/><text:span text:style-name="T1">- DOMAIN-SUFFIX,inst.360safe.com,🛑 </text:span><text:span text:style-name="T2">全球拦截</text:span></text:p>
      <text:p text:style-name="P2"><text:s/><text:span text:style-name="T1">- DOMAIN-SUFFIX,instabug.com,🛑 </text:span><text:span text:style-name="T2">全球拦截</text:span></text:p>
      <text:p text:style-name="P2"><text:s/><text:span text:style-name="T1">- DOMAIN-SUFFIX,install.kugou.com,🛑 </text:span><text:span text:style-name="T2">全球拦截</text:span></text:p>
      <text:p text:style-name="P2"><text:soft-page-break/><text:s/><text:span text:style-name="T1">- DOMAIN-SUFFIX,install.sidesearch.lycos.com,🛑 </text:span><text:span text:style-name="T2">全球拦截</text:span></text:p>
      <text:p text:style-name="P2"><text:s/><text:span text:style-name="T1">- DOMAIN-SUFFIX,install2.kugou.com,🛑 </text:span><text:span text:style-name="T2">全球拦截</text:span></text:p>
      <text:p text:style-name="P2"><text:s/><text:span text:style-name="T1">- DOMAIN-SUFFIX,instreet.cn,🛑 </text:span><text:span text:style-name="T2">全球拦截</text:span></text:p>
      <text:p text:style-name="P2"><text:s/><text:span text:style-name="T1">- DOMAIN-SUFFIX,int.dpool.sina.com.cn,🛑 </text:span><text:span text:style-name="T2">全球拦截</text:span></text:p>
      <text:p text:style-name="P2"><text:s/><text:span text:style-name="T1">- DOMAIN-SUFFIX,inte.theta.sogoucdn.com,🛑 </text:span><text:span text:style-name="T2">全球拦截</text:span></text:p>
      <text:p text:style-name="P2"><text:s/><text:span text:style-name="T1">- DOMAIN-SUFFIX,intellitxt.com,🛑 </text:span><text:span text:style-name="T2">全球拦截</text:span></text:p>
      <text:p text:style-name="P2"><text:s/><text:span text:style-name="T1">- DOMAIN-SUFFIX,intely.cn,🛑 </text:span><text:span text:style-name="T2">全球拦截</text:span></text:p>
      <text:p text:style-name="P2"><text:s/><text:span text:style-name="T1">- DOMAIN-SUFFIX,inter1ads.com,🛑 </text:span><text:span text:style-name="T2">全球拦截</text:span></text:p>
      <text:p text:style-name="P2"><text:s/><text:span text:style-name="T1">- DOMAIN-SUFFIX,interaction.bayimob.com,🛑 </text:span><text:span text:style-name="T2">全球拦截</text:span></text:p>
      <text:p text:style-name="P2"><text:s/><text:span text:style-name="T1">- DOMAIN-SUFFIX,interactive.huanqiu.com,🛑 </text:span><text:span text:style-name="T2">全球拦截</text:span></text:p>
      <text:p text:style-name="P2"><text:s/><text:span text:style-name="T1">- DOMAIN-SUFFIX,interest.mix.sina.com.cn,🛑 </text:span><text:span text:style-name="T2">全球拦截</text:span></text:p>
      <text:p text:style-name="P2"><text:s/><text:span text:style-name="T1">- DOMAIN-SUFFIX,ioc.mmakd.top,🛑 </text:span><text:span text:style-name="T2">全球拦截</text:span></text:p>
      <text:p text:style-name="P2"><text:s/><text:span text:style-name="T1">- DOMAIN-SUFFIX,ios-dc.51y5.net,🛑 </text:span><text:span text:style-name="T2">全球拦截</text:span></text:p>
      <text:p text:style-name="P2"><text:s/><text:span text:style-name="T1">- DOMAIN-SUFFIX,ios-informationplatform.wps.cn,🛑 </text:span><text:span text:style-name="T2">全球拦截</text:span></text:p>
      <text:p text:style-name="P2"><text:s/><text:span text:style-name="T1">- DOMAIN-SUFFIX,iosipa.b0.upaiyun.com,🛑 </text:span><text:span text:style-name="T2">全球拦截</text:span></text:p>
      <text:p text:style-name="P2"><text:s/><text:span text:style-name="T1">- DOMAIN-SUFFIX,ip.hivps.xyz,🛑 </text:span><text:span text:style-name="T2">全球拦截</text:span></text:p>
      <text:p text:style-name="P2"><text:s/><text:span text:style-name="T1">- DOMAIN-SUFFIX,ip2.pxene.com,🛑 </text:span><text:span text:style-name="T2">全球拦截</text:span></text:p>
      <text:p text:style-name="P2"><text:s/><text:span text:style-name="T1">- DOMAIN-SUFFIX,ipengtai.huanqiu.com,🛑 </text:span><text:span text:style-name="T2">全球拦截</text:span></text:p>
      <text:p text:style-name="P2"><text:s/><text:span text:style-name="T1">- DOMAIN-SUFFIX,iperceptions.com,🛑 </text:span><text:span text:style-name="T2">全球拦截</text:span></text:p>
      <text:p text:style-name="P2"><text:s/><text:span text:style-name="T1">- DOMAIN-SUFFIX,iphonelog.shouji.baofeng.com,🛑 </text:span><text:span text:style-name="T2">全球拦截</text:span></text:p>
      <text:p text:style-name="P2"><text:s/><text:span text:style-name="T1">- DOMAIN-SUFFIX,ipic.staticsdo.com,🛑 </text:span><text:span text:style-name="T2">全球拦截</text:span></text:p>
      <text:p text:style-name="P2"><text:s/><text:span text:style-name="T1">- DOMAIN-SUFFIX,ipinyou.com,🛑 </text:span><text:span text:style-name="T2">全球拦截</text:span></text:p>
      <text:p text:style-name="P2"><text:s/><text:span text:style-name="T1">- DOMAIN-SUFFIX,ipm.atm.cp31.ott.cibntv.net,🛑 </text:span><text:span text:style-name="T2">全球拦截</text:span></text:p>
      <text:p text:style-name="P2"><text:s/><text:span text:style-name="T1">- DOMAIN-SUFFIX,ipm.atm.youku.com,🛑 </text:span><text:span text:style-name="T2">全球拦截</text:span></text:p>
      <text:p text:style-name="P2"><text:s/><text:span text:style-name="T1">- DOMAIN-SUFFIX,iqiyi.irs01.com,🛑 </text:span><text:span text:style-name="T2">全球拦截</text:span></text:p>
      <text:p text:style-name="P2"><text:s/><text:span text:style-name="T1">- DOMAIN-SUFFIX,ir.mail.126.com,🛑 </text:span><text:span text:style-name="T2">全球拦截</text:span></text:p>
      <text:p text:style-name="P2"><text:s/><text:span text:style-name="T1">- DOMAIN-SUFFIX,ir.mail.163.com,🛑 </text:span><text:span text:style-name="T2">全球拦截</text:span></text:p>
      <text:p text:style-name="P2"><text:s/><text:span text:style-name="T1">- DOMAIN-SUFFIX,ir.mail.yeah.net,🛑 </text:span><text:span text:style-name="T2">全球拦截</text:span></text:p>
      <text:p text:style-name="P2"><text:s/><text:span text:style-name="T1">- DOMAIN-SUFFIX,iroby.com,🛑 </text:span><text:span text:style-name="T2">全球拦截</text:span></text:p>
      <text:p text:style-name="P2"><text:s/><text:span text:style-name="T1">- DOMAIN-SUFFIX,irpmt.mail.163.com,🛑 </text:span><text:span text:style-name="T2">全球拦截</text:span></text:p>
      <text:p text:style-name="P2"><text:s/><text:span text:style-name="T1">- DOMAIN-SUFFIX,irs01.net,🛑 </text:span><text:span text:style-name="T2">全球拦截</text:span></text:p>
      <text:p text:style-name="P2"><text:s/><text:span text:style-name="T1">- DOMAIN-SUFFIX,irs09.com,🛑 </text:span><text:span text:style-name="T2">全球拦截</text:span></text:p>
      <text:p text:style-name="P2"><text:s/><text:span text:style-name="T1">- DOMAIN-SUFFIX,ishowbg.com,🛑 </text:span><text:span text:style-name="T2">全球拦截</text:span></text:p>
      <text:p text:style-name="P2"><text:s/><text:span text:style-name="T1">- DOMAIN-SUFFIX,istreamsche.com,🛑 </text:span><text:span text:style-name="T2">全球拦截</text:span></text:p>
      <text:p text:style-name="P2"><text:s/><text:span text:style-name="T1">- DOMAIN-SUFFIX,itaoxiaoshuo.com,🛑 </text:span><text:span text:style-name="T2">全球拦截</text:span></text:p>
      <text:p text:style-name="P2"><text:s/><text:span text:style-name="T1">- DOMAIN-SUFFIX,item.ttkvod.com,🛑 </text:span><text:span text:style-name="T2">全球拦截</text:span></text:p>
      <text:p text:style-name="P2"><text:s/><text:span text:style-name="T1">- DOMAIN-SUFFIX,items.bingdiantao.com,🛑 </text:span><text:span text:style-name="T2">全球拦截</text:span></text:p>
      <text:p text:style-name="P2"><text:s/><text:span text:style-name="T1">- DOMAIN-SUFFIX,its.fugetech.com,🛑 </text:span><text:span text:style-name="T2">全球拦截</text:span></text:p>
      <text:p text:style-name="P2"><text:s/><text:span text:style-name="T1">- DOMAIN-SUFFIX,its-dori.tumblr.com,🛑 </text:span><text:span text:style-name="T2">全球拦截</text:span></text:p>
      <text:p text:style-name="P2"><text:s/><text:span text:style-name="T1">- DOMAIN-SUFFIX,iutr.uozwys.top,🛑 </text:span><text:span text:style-name="T2">全球拦截</text:span></text:p>
      <text:p text:style-name="P2"><text:s/><text:span text:style-name="T1">- DOMAIN-SUFFIX,iuuff.com,🛑 </text:span><text:span text:style-name="T2">全球拦截</text:span></text:p>
      <text:p text:style-name="P2"><text:s/><text:span text:style-name="T1">- DOMAIN-SUFFIX,ivy.pcauto.com.cn,🛑 </text:span><text:span text:style-name="T2">全球拦截</text:span></text:p>
      <text:p text:style-name="P2"><text:s/><text:span text:style-name="T1">- DOMAIN-SUFFIX,ivy.pcbaby.com.cn,🛑 </text:span><text:span text:style-name="T2">全球拦截</text:span></text:p>
      <text:p text:style-name="P2"><text:s/><text:span text:style-name="T1">- DOMAIN-SUFFIX,ivy.pclady.com.cn,🛑 </text:span><text:span text:style-name="T2">全球拦截</text:span></text:p>
      <text:p text:style-name="P2"><text:s/><text:span text:style-name="T1">- DOMAIN-SUFFIX,ivy.pconline.com.cn,🛑 </text:span><text:span text:style-name="T2">全球拦截</text:span></text:p>
      <text:p text:style-name="P2"><text:s/><text:span text:style-name="T1">- DOMAIN-SUFFIX,iwan.sogou.com,🛑 </text:span><text:span text:style-name="T2">全球拦截</text:span></text:p>
      <text:p text:style-name="P2"><text:s/><text:span text:style-name="T1">- DOMAIN-SUFFIX,iwanad.baidu.com,🛑 </text:span><text:span text:style-name="T2">全球拦截</text:span></text:p>
      <text:p text:style-name="P2"><text:s/><text:span text:style-name="T1">- DOMAIN-SUFFIX,ixpub.net,🛑 </text:span><text:span text:style-name="T2">全球拦截</text:span></text:p>
      <text:p text:style-name="P2"><text:s/><text:span text:style-name="T1">- DOMAIN-SUFFIX,j.6avz.com,🛑 </text:span><text:span text:style-name="T2">全球拦截</text:span></text:p>
      <text:p text:style-name="P2"><text:s/><text:span text:style-name="T1">- DOMAIN-SUFFIX,j.baminw.cn,🛑 </text:span><text:span text:style-name="T2">全球拦截</text:span></text:p>
      <text:p text:style-name="P2"><text:s/><text:span text:style-name="T1">- DOMAIN-SUFFIX,j.biquge520.cc,🛑 </text:span><text:span text:style-name="T2">全球拦截</text:span></text:p>
      <text:p text:style-name="P2"><text:s/><text:span text:style-name="T1">- DOMAIN-SUFFIX,j.br.baidu.com,🛑 </text:span><text:span text:style-name="T2">全球拦截</text:span></text:p>
      <text:p text:style-name="P2"><text:s/><text:span text:style-name="T1">- DOMAIN-SUFFIX,j.ccnovel.com,🛑 </text:span><text:span text:style-name="T2">全球拦截</text:span></text:p>
      <text:p text:style-name="P2"><text:s/><text:span text:style-name="T1">- DOMAIN-SUFFIX,j.chaorenjiaoshi.com,🛑 </text:span><text:span text:style-name="T2">全球拦截</text:span></text:p>
      <text:p text:style-name="P2"><text:s/><text:span text:style-name="T1">- DOMAIN-SUFFIX,j.dipowang.cn,🛑 </text:span><text:span text:style-name="T2">全球拦截</text:span></text:p>
      <text:p text:style-name="P2"><text:s/><text:span text:style-name="T1">- DOMAIN-SUFFIX,j.fd7c.com,🛑 </text:span><text:span text:style-name="T2">全球拦截</text:span></text:p>
      <text:p text:style-name="P2"><text:soft-page-break/><text:s/><text:span text:style-name="T1">- DOMAIN-SUFFIX,j.hbwcl.com,🛑 </text:span><text:span text:style-name="T2">全球拦截</text:span></text:p>
      <text:p text:style-name="P2"><text:s/><text:span text:style-name="T1">- DOMAIN-SUFFIX,j.hongyangpai.com,🛑 </text:span><text:span text:style-name="T2">全球拦截</text:span></text:p>
      <text:p text:style-name="P2"><text:s/><text:span text:style-name="T1">- DOMAIN-SUFFIX,j.jimeilm.com,🛑 </text:span><text:span text:style-name="T2">全球拦截</text:span></text:p>
      <text:p text:style-name="P2"><text:s/><text:span text:style-name="T1">- DOMAIN-SUFFIX,j.kfd3sm2c.com,🛑 </text:span><text:span text:style-name="T2">全球拦截</text:span></text:p>
      <text:p text:style-name="P2"><text:s/><text:span text:style-name="T1">- DOMAIN-SUFFIX,j.qijijs.top,🛑 </text:span><text:span text:style-name="T2">全球拦截</text:span></text:p>
      <text:p text:style-name="P2"><text:s/><text:span text:style-name="T1">- DOMAIN-SUFFIX,j.qiqivv.com,🛑 </text:span><text:span text:style-name="T2">全球拦截</text:span></text:p>
      <text:p text:style-name="P2"><text:s/><text:span text:style-name="T1">- DOMAIN-SUFFIX,j.qiqiww.com,🛑 </text:span><text:span text:style-name="T2">全球拦截</text:span></text:p>
      <text:p text:style-name="P2"><text:s/><text:span text:style-name="T1">- DOMAIN-SUFFIX,j.s11.cn,🛑 </text:span><text:span text:style-name="T2">全球拦截</text:span></text:p>
      <text:p text:style-name="P2"><text:s/><text:span text:style-name="T1">- DOMAIN-SUFFIX,j.sc1369.com,🛑 </text:span><text:span text:style-name="T2">全球拦截</text:span></text:p>
      <text:p text:style-name="P2"><text:s/><text:span text:style-name="T1">- DOMAIN-SUFFIX,j.sdqoi2d.com,🛑 </text:span><text:span text:style-name="T2">全球拦截</text:span></text:p>
      <text:p text:style-name="P2"><text:s/><text:span text:style-name="T1">- DOMAIN-SUFFIX,j.wan.liebao.cn,🛑 </text:span><text:span text:style-name="T2">全球拦截</text:span></text:p>
      <text:p text:style-name="P2"><text:s/><text:span text:style-name="T1">- DOMAIN-SUFFIX,j.wit.qq.com,🛑 </text:span><text:span text:style-name="T2">全球拦截</text:span></text:p>
      <text:p text:style-name="P2"><text:s/><text:span text:style-name="T1">- DOMAIN-SUFFIX,j.xinshipu.com,🛑 </text:span><text:span text:style-name="T2">全球拦截</text:span></text:p>
      <text:p text:style-name="P2"><text:s/><text:span text:style-name="T1">- DOMAIN-SUFFIX,j.yljiaoluo.com,🛑 </text:span><text:span text:style-name="T2">全球拦截</text:span></text:p>
      <text:p text:style-name="P2"><text:s/><text:span text:style-name="T1">- DOMAIN-SUFFIX,j.ytbt.cc,🛑 </text:span><text:span text:style-name="T2">全球拦截</text:span></text:p>
      <text:p text:style-name="P2"><text:s/><text:span text:style-name="T1">- DOMAIN-SUFFIX,j.zhdap.com,🛑 </text:span><text:span text:style-name="T2">全球拦截</text:span></text:p>
      <text:p text:style-name="P2"><text:s/><text:span text:style-name="T1">- DOMAIN-SUFFIX,j1.piaobing.com,🛑 </text:span><text:span text:style-name="T2">全球拦截</text:span></text:p>
      <text:p text:style-name="P2"><text:s/><text:span text:style-name="T1">- DOMAIN-SUFFIX,j17.shangc.net,🛑 </text:span><text:span text:style-name="T2">全球拦截</text:span></text:p>
      <text:p text:style-name="P2"><text:s/><text:span text:style-name="T1">- DOMAIN-SUFFIX,j17.xiumu.cn,🛑 </text:span><text:span text:style-name="T2">全球拦截</text:span></text:p>
      <text:p text:style-name="P2"><text:s/><text:span text:style-name="T1">- DOMAIN-SUFFIX,j520s.gzcl999.cn,🛑 </text:span><text:span text:style-name="T2">全球拦截</text:span></text:p>
      <text:p text:style-name="P2"><text:s/><text:span text:style-name="T1">- DOMAIN-SUFFIX,j7182.hfxcsl.cn,🛑 </text:span><text:span text:style-name="T2">全球拦截</text:span></text:p>
      <text:p text:style-name="P2"><text:s/><text:span text:style-name="T1">- DOMAIN-SUFFIX,ja.gamersky.com,🛑 </text:span><text:span text:style-name="T2">全球拦截</text:span></text:p>
      <text:p text:style-name="P2"><text:s/><text:span text:style-name="T1">- DOMAIN-SUFFIX,ja1.gamersky.com,🛑 </text:span><text:span text:style-name="T2">全球拦截</text:span></text:p>
      <text:p text:style-name="P2"><text:s/><text:span text:style-name="T1">- DOMAIN-SUFFIX,ja9377.com,🛑 </text:span><text:span text:style-name="T2">全球拦截</text:span></text:p>
      <text:p text:style-name="P2"><text:s/><text:span text:style-name="T1">- DOMAIN-SUFFIX,jack.okkkk.com,🛑 </text:span><text:span text:style-name="T2">全球拦截</text:span></text:p>
      <text:p text:style-name="P2"><text:s/><text:span text:style-name="T1">- DOMAIN-SUFFIX,jackaow.com,🛑 </text:span><text:span text:style-name="T2">全球拦截</text:span></text:p>
      <text:p text:style-name="P2"><text:s/><text:span text:style-name="T1">- DOMAIN-SUFFIX,jagcn.com,🛑 </text:span><text:span text:style-name="T2">全球拦截</text:span></text:p>
      <text:p text:style-name="P2"><text:s/><text:span text:style-name="T1">- DOMAIN-SUFFIX,jav23.com,🛑 </text:span><text:span text:style-name="T2">全球拦截</text:span></text:p>
      <text:p text:style-name="P2"><text:s/><text:span text:style-name="T1">- DOMAIN-SUFFIX,javhd.com,🛑 </text:span><text:span text:style-name="T2">全球拦截</text:span></text:p>
      <text:p text:style-name="P2"><text:s/><text:span text:style-name="T1">- DOMAIN-SUFFIX,jb.4hw.com.cn,🛑 </text:span><text:span text:style-name="T2">全球拦截</text:span></text:p>
      <text:p text:style-name="P2"><text:s/><text:span text:style-name="T1">- DOMAIN-SUFFIX,jb.asqql.com,🛑 </text:span><text:span text:style-name="T2">全球拦截</text:span></text:p>
      <text:p text:style-name="P2"><text:s/><text:span text:style-name="T1">- DOMAIN-SUFFIX,jb.dianshu119.com,🛑 </text:span><text:span text:style-name="T2">全球拦截</text:span></text:p>
      <text:p text:style-name="P2"><text:s/><text:span text:style-name="T1">- DOMAIN-SUFFIX,jb.eastlady.cn,🛑 </text:span><text:span text:style-name="T2">全球拦截</text:span></text:p>
      <text:p text:style-name="P2"><text:s/><text:span text:style-name="T1">- DOMAIN-SUFFIX,jb.ecar168.cn,🛑 </text:span><text:span text:style-name="T2">全球拦截</text:span></text:p>
      <text:p text:style-name="P2"><text:s/><text:span text:style-name="T1">- DOMAIN-SUFFIX,jb.mbaidu.top,🛑 </text:span><text:span text:style-name="T2">全球拦截</text:span></text:p>
      <text:p text:style-name="P2"><text:s/><text:span text:style-name="T1">- DOMAIN-SUFFIX,jb.mnkan.com,🛑 </text:span><text:span text:style-name="T2">全球拦截</text:span></text:p>
      <text:p text:style-name="P2"><text:s/><text:span text:style-name="T1">- DOMAIN-SUFFIX,jb.tupianzj.com,🛑 </text:span><text:span text:style-name="T2">全球拦截</text:span></text:p>
      <text:p text:style-name="P2"><text:s/><text:span text:style-name="T1">- DOMAIN-SUFFIX,jbcbuy.com,🛑 </text:span><text:span text:style-name="T2">全球拦截</text:span></text:p>
      <text:p text:style-name="P2"><text:s/><text:span text:style-name="T1">- DOMAIN-SUFFIX,jbflil.cn,🛑 </text:span><text:span text:style-name="T2">全球拦截</text:span></text:p>
      <text:p text:style-name="P2"><text:s/><text:span text:style-name="T1">- DOMAIN-SUFFIX,jbyy010.com,🛑 </text:span><text:span text:style-name="T2">全球拦截</text:span></text:p>
      <text:p text:style-name="P2"><text:s/><text:span text:style-name="T1">- DOMAIN-SUFFIX,jc.anhuilitian.net,🛑 </text:span><text:span text:style-name="T2">全球拦截</text:span></text:p>
      <text:p text:style-name="P2"><text:s/><text:span text:style-name="T1">- DOMAIN-SUFFIX,jc.xuqinqi.cn,🛑 </text:span><text:span text:style-name="T2">全球拦截</text:span></text:p>
      <text:p text:style-name="P2"><text:s/><text:span text:style-name="T1">- DOMAIN-SUFFIX,jc1.dayfund.cn,🛑 </text:span><text:span text:style-name="T2">全球拦截</text:span></text:p>
      <text:p text:style-name="P2"><text:s/><text:span text:style-name="T1">- DOMAIN-SUFFIX,jct.maptu.cn,🛑 </text:span><text:span text:style-name="T2">全球拦截</text:span></text:p>
      <text:p text:style-name="P2"><text:s/><text:span text:style-name="T1">- DOMAIN-SUFFIX,jczzjx.com,🛑 </text:span><text:span text:style-name="T2">全球拦截</text:span></text:p>
      <text:p text:style-name="P2"><text:s/><text:span text:style-name="T1">- DOMAIN-SUFFIX,jd.c-ptsp.com.cn,🛑 </text:span><text:span text:style-name="T2">全球拦截</text:span></text:p>
      <text:p text:style-name="P2"><text:s/><text:span text:style-name="T1">- DOMAIN-SUFFIX,jdb.jiudingcapital.cn,🛑 </text:span><text:span text:style-name="T2">全球拦截</text:span></text:p>
      <text:p text:style-name="P2"><text:s/><text:span text:style-name="T1">- DOMAIN-SUFFIX,jdb.jiudingcapital.com,🛑 </text:span><text:span text:style-name="T2">全球拦截</text:span></text:p>
      <text:p text:style-name="P2"><text:s/><text:span text:style-name="T1">- DOMAIN-SUFFIX,jddaw.com,🛑 </text:span><text:span text:style-name="T2">全球拦截</text:span></text:p>
      <text:p text:style-name="P2"><text:s/><text:span text:style-name="T1">- DOMAIN-SUFFIX,jdg.bjygfd.com,🛑 </text:span><text:span text:style-name="T2">全球拦截</text:span></text:p>
      <text:p text:style-name="P2"><text:s/><text:span text:style-name="T1">- DOMAIN-SUFFIX,jdlcg.cn,🛑 </text:span><text:span text:style-name="T2">全球拦截</text:span></text:p>
      <text:p text:style-name="P2"><text:s/><text:span text:style-name="T1">- DOMAIN-SUFFIX,jdlhg.com,🛑 </text:span><text:span text:style-name="T2">全球拦截</text:span></text:p>
      <text:p text:style-name="P2"><text:s/><text:span text:style-name="T1">- DOMAIN-SUFFIX,jdw.zjuwjdc.com,🛑 </text:span><text:span text:style-name="T2">全球拦截</text:span></text:p>
      <text:p text:style-name="P2"><text:s/><text:span text:style-name="T1">- DOMAIN-SUFFIX,jebe.renren.com,🛑 </text:span><text:span text:style-name="T2">全球拦截</text:span></text:p>
      <text:p text:style-name="P2"><text:s/><text:span text:style-name="T1">- DOMAIN-SUFFIX,jebe.xnimg.cn,🛑 </text:span><text:span text:style-name="T2">全球拦截</text:span></text:p>
      <text:p text:style-name="P2"><text:s/><text:span text:style-name="T1">- DOMAIN-SUFFIX,jellyfish.pandora.xiaomi.com,🛑 </text:span><text:span text:style-name="T2">全球拦截</text:span></text:p>
      <text:p text:style-name="P2"><text:soft-page-break/><text:s/><text:span text:style-name="T1">- DOMAIN-SUFFIX,jermr.com,🛑 </text:span><text:span text:style-name="T2">全球拦截</text:span></text:p>
      <text:p text:style-name="P2"><text:s/><text:span text:style-name="T1">- DOMAIN-SUFFIX,jesgoo.com,🛑 </text:span><text:span text:style-name="T2">全球拦截</text:span></text:p>
      <text:p text:style-name="P2"><text:s/><text:span text:style-name="T1">- DOMAIN-SUFFIX,jf.winads.cn,🛑 </text:span><text:span text:style-name="T2">全球拦截</text:span></text:p>
      <text:p text:style-name="P2"><text:s/><text:span text:style-name="T1">- DOMAIN-SUFFIX,jfhe.0769371.com,🛑 </text:span><text:span text:style-name="T2">全球拦截</text:span></text:p>
      <text:p text:style-name="P2"><text:s/><text:span text:style-name="T1">- DOMAIN-SUFFIX,jfm4.pop.baofeng.net,🛑 </text:span><text:span text:style-name="T2">全球拦截</text:span></text:p>
      <text:p text:style-name="P2"><text:s/><text:span text:style-name="T1">- DOMAIN-SUFFIX,jfqkj.com,🛑 </text:span><text:span text:style-name="T2">全球拦截</text:span></text:p>
      <text:p text:style-name="P2"><text:s/><text:span text:style-name="T1">- DOMAIN-SUFFIX,jgchq.com,🛑 </text:span><text:span text:style-name="T2">全球拦截</text:span></text:p>
      <text:p text:style-name="P2"><text:s/><text:span text:style-name="T1">- DOMAIN-SUFFIX,jghcy.com,🛑 </text:span><text:span text:style-name="T2">全球拦截</text:span></text:p>
      <text:p text:style-name="P2"><text:s/><text:span text:style-name="T1">- DOMAIN-SUFFIX,jhakie.com,🛑 </text:span><text:span text:style-name="T2">全球拦截</text:span></text:p>
      <text:p text:style-name="P2"><text:s/><text:span text:style-name="T1">- DOMAIN-SUFFIX,jhtcdj.com,🛑 </text:span><text:span text:style-name="T2">全球拦截</text:span></text:p>
      <text:p text:style-name="P2"><text:s/><text:span text:style-name="T1">- DOMAIN-SUFFIX,jhzl001.com,🛑 </text:span><text:span text:style-name="T2">全球拦截</text:span></text:p>
      <text:p text:style-name="P2"><text:s/><text:span text:style-name="T1">- DOMAIN-SUFFIX,ji.dazhantai.com,🛑 </text:span><text:span text:style-name="T2">全球拦截</text:span></text:p>
      <text:p text:style-name="P2"><text:s/><text:span text:style-name="T1">- DOMAIN-SUFFIX,jiaheyonggu.com,🛑 </text:span><text:span text:style-name="T2">全球拦截</text:span></text:p>
      <text:p text:style-name="P2"><text:s/><text:span text:style-name="T1">- DOMAIN-SUFFIX,jiajv.net,🛑 </text:span><text:span text:style-name="T2">全球拦截</text:span></text:p>
      <text:p text:style-name="P2"><text:s/><text:span text:style-name="T1">- DOMAIN-SUFFIX,jianbaimei.com,🛑 </text:span><text:span text:style-name="T2">全球拦截</text:span></text:p>
      <text:p text:style-name="P2"><text:s/><text:span text:style-name="T1">- DOMAIN-SUFFIX,jianduankm.com,🛑 </text:span><text:span text:style-name="T2">全球拦截</text:span></text:p>
      <text:p text:style-name="P2"><text:s/><text:span text:style-name="T1">- DOMAIN-SUFFIX,jianmei123.com,🛑 </text:span><text:span text:style-name="T2">全球拦截</text:span></text:p>
      <text:p text:style-name="P2"><text:s/><text:span text:style-name="T1">- DOMAIN-SUFFIX,jiansuo.dsxdn.com,🛑 </text:span><text:span text:style-name="T2">全球拦截</text:span></text:p>
      <text:p text:style-name="P2"><text:s/><text:span text:style-name="T1">- DOMAIN-SUFFIX,jiaoben.eastday.com,🛑 </text:span><text:span text:style-name="T2">全球拦截</text:span></text:p>
      <text:p text:style-name="P2"><text:s/><text:span text:style-name="T1">- DOMAIN-SUFFIX,jiaoben.ganji.cn,🛑 </text:span><text:span text:style-name="T2">全球拦截</text:span></text:p>
      <text:p text:style-name="P2"><text:s/><text:span text:style-name="T1">- DOMAIN-SUFFIX,jiaoben.jucanw.com,🛑 </text:span><text:span text:style-name="T2">全球拦截</text:span></text:p>
      <text:p text:style-name="P2"><text:s/><text:span text:style-name="T1">- DOMAIN-SUFFIX,jiaoben.junmeng.com,🛑 </text:span><text:span text:style-name="T2">全球拦截</text:span></text:p>
      <text:p text:style-name="P2"><text:s/><text:span text:style-name="T1">- DOMAIN-SUFFIX,jiaoben.xinshipu.cn,🛑 </text:span><text:span text:style-name="T2">全球拦截</text:span></text:p>
      <text:p text:style-name="P2"><text:s/><text:span text:style-name="T1">- DOMAIN-SUFFIX,jias.haotxt.com,🛑 </text:span><text:span text:style-name="T2">全球拦截</text:span></text:p>
      <text:p text:style-name="P2"><text:s/><text:span text:style-name="T1">- DOMAIN-SUFFIX,jiathis.com,🛑 </text:span><text:span text:style-name="T2">全球拦截</text:span></text:p>
      <text:p text:style-name="P2"><text:s/><text:span text:style-name="T1">- DOMAIN-SUFFIX,jiawen88.com,🛑 </text:span><text:span text:style-name="T2">全球拦截</text:span></text:p>
      <text:p text:style-name="P2"><text:s/><text:span text:style-name="T1">- DOMAIN-SUFFIX,jiayi1.oss-cn-shanghai.aliyuncs.com,🛑 </text:span><text:span text:style-name="T2">全球拦截</text:span></text:p>
      <text:p text:style-name="P2"><text:s/><text:span text:style-name="T1">- DOMAIN-SUFFIX,jic.talkingdata.com,🛑 </text:span><text:span text:style-name="T2">全球拦截</text:span></text:p>
      <text:p text:style-name="P2"><text:s/><text:span text:style-name="T1">- DOMAIN-SUFFIX,jiedaibao.com,🛑 </text:span><text:span text:style-name="T2">全球拦截</text:span></text:p>
      <text:p text:style-name="P2"><text:s/><text:span text:style-name="T1">- DOMAIN-SUFFIX,jiehantai.com,🛑 </text:span><text:span text:style-name="T2">全球拦截</text:span></text:p>
      <text:p text:style-name="P2"><text:s/><text:span text:style-name="T1">- DOMAIN-SUFFIX,jiehunmishu.com,🛑 </text:span><text:span text:style-name="T2">全球拦截</text:span></text:p>
      <text:p text:style-name="P2"><text:s/><text:span text:style-name="T1">- DOMAIN-SUFFIX,jifeidandar.com,🛑 </text:span><text:span text:style-name="T2">全球拦截</text:span></text:p>
      <text:p text:style-name="P2"><text:s/><text:span text:style-name="T1">- DOMAIN-SUFFIX,jifen.2345.com,🛑 </text:span><text:span text:style-name="T2">全球拦截</text:span></text:p>
      <text:p text:style-name="P2"><text:s/><text:span text:style-name="T1">- DOMAIN-SUFFIX,jihehuaban.com,🛑 </text:span><text:span text:style-name="T2">全球拦截</text:span></text:p>
      <text:p text:style-name="P2"><text:s/><text:span text:style-name="T1">- DOMAIN-SUFFIX,jimdo.com,🛑 </text:span><text:span text:style-name="T2">全球拦截</text:span></text:p>
      <text:p text:style-name="P2"><text:s/><text:span text:style-name="T1">- DOMAIN-SUFFIX,jimeilm.com,🛑 </text:span><text:span text:style-name="T2">全球拦截</text:span></text:p>
      <text:p text:style-name="P2"><text:s/><text:span text:style-name="T1">- DOMAIN-SUFFIX,jindu179.com,🛑 </text:span><text:span text:style-name="T2">全球拦截</text:span></text:p>
      <text:p text:style-name="P2"><text:s/><text:span text:style-name="T1">- DOMAIN-SUFFIX,jing.58.com,🛑 </text:span><text:span text:style-name="T2">全球拦截</text:span></text:p>
      <text:p text:style-name="P2"><text:s/><text:span text:style-name="T1">- DOMAIN-SUFFIX,jingdian230.meilika.net,🛑 </text:span><text:span text:style-name="T2">全球拦截</text:span></text:p>
      <text:p text:style-name="P2"><text:s/><text:span text:style-name="T1">- DOMAIN-SUFFIX,jinghuazhijia.com,🛑 </text:span><text:span text:style-name="T2">全球拦截</text:span></text:p>
      <text:p text:style-name="P2"><text:s/><text:span text:style-name="T1">- DOMAIN-SUFFIX,jinsha11833.com,🛑 </text:span><text:span text:style-name="T2">全球拦截</text:span></text:p>
      <text:p text:style-name="P2"><text:s/><text:span text:style-name="T1">- DOMAIN-SUFFIX,jinshagt222.com,🛑 </text:span><text:span text:style-name="T2">全球拦截</text:span></text:p>
      <text:p text:style-name="P2"><text:s/><text:span text:style-name="T1">- DOMAIN-SUFFIX,jira.vpon.com,🛑 </text:span><text:span text:style-name="T2">全球拦截</text:span></text:p>
      <text:p text:style-name="P2"><text:s/><text:span text:style-name="T1">- DOMAIN-SUFFIX,jisucn.com,🛑 </text:span><text:span text:style-name="T2">全球拦截</text:span></text:p>
      <text:p text:style-name="P2"><text:s/><text:span text:style-name="T1">- DOMAIN-SUFFIX,jiu.njdkgm.com,🛑 </text:span><text:span text:style-name="T2">全球拦截</text:span></text:p>
      <text:p text:style-name="P2"><text:s/><text:span text:style-name="T1">- DOMAIN-SUFFIX,jiuku.cc,🛑 </text:span><text:span text:style-name="T2">全球拦截</text:span></text:p>
      <text:p text:style-name="P2"><text:s/><text:span text:style-name="T1">- DOMAIN-SUFFIX,jiyou2014.com,🛑 </text:span><text:span text:style-name="T2">全球拦截</text:span></text:p>
      <text:p text:style-name="P2"><text:s/><text:span text:style-name="T1">- DOMAIN-SUFFIX,jizzads.com,🛑 </text:span><text:span text:style-name="T2">全球拦截</text:span></text:p>
      <text:p text:style-name="P2"><text:s/><text:span text:style-name="T1">- DOMAIN-SUFFIX,jj123.com.cn,🛑 </text:span><text:span text:style-name="T2">全球拦截</text:span></text:p>
      <text:p text:style-name="P2"><text:s/><text:span text:style-name="T1">- DOMAIN-SUFFIX,jjhd47.115seo.com,🛑 </text:span><text:span text:style-name="T2">全球拦截</text:span></text:p>
      <text:p text:style-name="P2"><text:s/><text:span text:style-name="T1">- DOMAIN-SUFFIX,jjx.xjtxcj.com,🛑 </text:span><text:span text:style-name="T2">全球拦截</text:span></text:p>
      <text:p text:style-name="P2"><text:s/><text:span text:style-name="T1">- DOMAIN-SUFFIX,jjxgly.com,🛑 </text:span><text:span text:style-name="T2">全球拦截</text:span></text:p>
      <text:p text:style-name="P2"><text:s/><text:span text:style-name="T1">- DOMAIN-SUFFIX,jjyy.gaopengqcdz.cn,🛑 </text:span><text:span text:style-name="T2">全球拦截</text:span></text:p>
      <text:p text:style-name="P2"><text:s/><text:span text:style-name="T1">- DOMAIN-SUFFIX,jk939.com,🛑 </text:span><text:span text:style-name="T2">全球拦截</text:span></text:p>
      <text:p text:style-name="P2"><text:s/><text:span text:style-name="T1">- DOMAIN-SUFFIX,jkjjkj.top,🛑 </text:span><text:span text:style-name="T2">全球拦截</text:span></text:p>
      <text:p text:style-name="P2"><text:s/><text:span text:style-name="T1">- DOMAIN-SUFFIX,jkmxy.com,🛑 </text:span><text:span text:style-name="T2">全球拦截</text:span></text:p>
      <text:p text:style-name="P2"><text:soft-page-break/><text:s/><text:span text:style-name="T1">- DOMAIN-SUFFIX,jl027.com,🛑 </text:span><text:span text:style-name="T2">全球拦截</text:span></text:p>
      <text:p text:style-name="P2"><text:s/><text:span text:style-name="T1">- DOMAIN-SUFFIX,jlssbz.com,🛑 </text:span><text:span text:style-name="T2">全球拦截</text:span></text:p>
      <text:p text:style-name="P2"><text:s/><text:span text:style-name="T1">- DOMAIN-SUFFIX,jmonitor.jiuzhilan.com,🛑 </text:span><text:span text:style-name="T2">全球拦截</text:span></text:p>
      <text:p text:style-name="P2"><text:s/><text:span text:style-name="T1">- DOMAIN-SUFFIX,jmsyzj.com,🛑 </text:span><text:span text:style-name="T2">全球拦截</text:span></text:p>
      <text:p text:style-name="P2"><text:s/><text:span text:style-name="T1">- DOMAIN-SUFFIX,jmxlaser.com,🛑 </text:span><text:span text:style-name="T2">全球拦截</text:span></text:p>
      <text:p text:style-name="P2"><text:s/><text:span text:style-name="T1">- DOMAIN-SUFFIX,jndczg.com,🛑 </text:span><text:span text:style-name="T2">全球拦截</text:span></text:p>
      <text:p text:style-name="P2"><text:s/><text:span text:style-name="T1">- DOMAIN-SUFFIX,jnrsjm.com,🛑 </text:span><text:span text:style-name="T2">全球拦截</text:span></text:p>
      <text:p text:style-name="P2"><text:s/><text:span text:style-name="T1">- DOMAIN-SUFFIX,jnsdkjzs.com,🛑 </text:span><text:span text:style-name="T2">全球拦截</text:span></text:p>
      <text:p text:style-name="P2"><text:s/><text:span text:style-name="T1">- DOMAIN-SUFFIX,jnsz.net.cn,🛑 </text:span><text:span text:style-name="T2">全球拦截</text:span></text:p>
      <text:p text:style-name="P2"><text:s/><text:span text:style-name="T1">- DOMAIN-SUFFIX,jnyngg.cn,🛑 </text:span><text:span text:style-name="T2">全球拦截</text:span></text:p>
      <text:p text:style-name="P2"><text:s/><text:span text:style-name="T1">- DOMAIN-SUFFIX,johtzj.com,🛑 </text:span><text:span text:style-name="T2">全球拦截</text:span></text:p>
      <text:p text:style-name="P2"><text:s/><text:span text:style-name="T1">- DOMAIN-SUFFIX,jointreport-switch.com,🛑 </text:span><text:span text:style-name="T2">全球拦截</text:span></text:p>
      <text:p text:style-name="P2"><text:s/><text:span text:style-name="T1">- DOMAIN-SUFFIX,jossuer.net,🛑 </text:span><text:span text:style-name="T2">全球拦截</text:span></text:p>
      <text:p text:style-name="P2"><text:s/><text:span text:style-name="T1">- DOMAIN-SUFFIX,joyfuldoors.com,🛑 </text:span><text:span text:style-name="T2">全球拦截</text:span></text:p>
      <text:p text:style-name="P2"><text:s/><text:span text:style-name="T1">- DOMAIN-SUFFIX,jp88.cc,🛑 </text:span><text:span text:style-name="T2">全球拦截</text:span></text:p>
      <text:p text:style-name="P2"><text:s/><text:span text:style-name="T1">- DOMAIN-SUFFIX,jpg.cooguo.com,🛑 </text:span><text:span text:style-name="T2">全球拦截</text:span></text:p>
      <text:p text:style-name="P2"><text:s/><text:span text:style-name="T1">- DOMAIN-SUFFIX,jpg.inte.sogoucdn.com,🛑 </text:span><text:span text:style-name="T2">全球拦截</text:span></text:p>
      <text:p text:style-name="P2"><text:s/><text:span text:style-name="T1">- DOMAIN-SUFFIX,jph.itiexue.net,🛑 </text:span><text:span text:style-name="T2">全球拦截</text:span></text:p>
      <text:p text:style-name="P2"><text:s/><text:span text:style-name="T1">- DOMAIN-SUFFIX,jpush.cn,🛑 </text:span><text:span text:style-name="T2">全球拦截</text:span></text:p>
      <text:p text:style-name="P2"><text:s/><text:span text:style-name="T1">- DOMAIN-SUFFIX,jpush.html5.qq.com,🛑 </text:span><text:span text:style-name="T2">全球拦截</text:span></text:p>
      <text:p text:style-name="P2"><text:s/><text:span text:style-name="T1">- DOMAIN-SUFFIX,jqmt.qq.com,🛑 </text:span><text:span text:style-name="T2">全球拦截</text:span></text:p>
      <text:p text:style-name="P2"><text:s/><text:span text:style-name="T1">- DOMAIN-SUFFIX,jqz9.com,🛑 </text:span><text:span text:style-name="T2">全球拦截</text:span></text:p>
      <text:p text:style-name="P2"><text:s/><text:span text:style-name="T1">- DOMAIN-SUFFIX,jrdkc.com,🛑 </text:span><text:span text:style-name="T2">全球拦截</text:span></text:p>
      <text:p text:style-name="P2"><text:s/><text:span text:style-name="T1">- DOMAIN-SUFFIX,jrhaigou.com,🛑 </text:span><text:span text:style-name="T2">全球拦截</text:span></text:p>
      <text:p text:style-name="P2"><text:s/><text:span text:style-name="T1">- DOMAIN-SUFFIX,jrlt.beacon.qq.com,🛑 </text:span><text:span text:style-name="T2">全球拦截</text:span></text:p>
      <text:p text:style-name="P2"><text:s/><text:span text:style-name="T1">- DOMAIN-SUFFIX,jrpt.jrptweb.org,🛑 </text:span><text:span text:style-name="T2">全球拦截</text:span></text:p>
      <text:p text:style-name="P2"><text:s/><text:span text:style-name="T1">- DOMAIN-SUFFIX,js.05sun.com,🛑 </text:span><text:span text:style-name="T2">全球拦截</text:span></text:p>
      <text:p text:style-name="P2"><text:s/><text:span text:style-name="T1">- DOMAIN-SUFFIX,js.133u.com,🛑 </text:span><text:span text:style-name="T2">全球拦截</text:span></text:p>
      <text:p text:style-name="P2"><text:s/><text:span text:style-name="T1">- DOMAIN-SUFFIX,js.139y.com,🛑 </text:span><text:span text:style-name="T2">全球拦截</text:span></text:p>
      <text:p text:style-name="P2"><text:s/><text:span text:style-name="T1">- DOMAIN-SUFFIX,js.1688988.com,🛑 </text:span><text:span text:style-name="T2">全球拦截</text:span></text:p>
      <text:p text:style-name="P2"><text:s/><text:span text:style-name="T1">- DOMAIN-SUFFIX,js.2011.8684.com,🛑 </text:span><text:span text:style-name="T2">全球拦截</text:span></text:p>
      <text:p text:style-name="P2"><text:s/><text:span text:style-name="T1">- DOMAIN-SUFFIX,js.45bubu.com,🛑 </text:span><text:span text:style-name="T2">全球拦截</text:span></text:p>
      <text:p text:style-name="P2"><text:s/><text:span text:style-name="T1">- DOMAIN-SUFFIX,js.4hw.com.cn,🛑 </text:span><text:span text:style-name="T2">全球拦截</text:span></text:p>
      <text:p text:style-name="P2"><text:s/><text:span text:style-name="T1">- DOMAIN-SUFFIX,js.5068.com,🛑 </text:span><text:span text:style-name="T2">全球拦截</text:span></text:p>
      <text:p text:style-name="P2"><text:s/><text:span text:style-name="T1">- DOMAIN-SUFFIX,js.51taifu.com,🛑 </text:span><text:span text:style-name="T2">全球拦截</text:span></text:p>
      <text:p text:style-name="P2"><text:s/><text:span text:style-name="T1">- DOMAIN-SUFFIX,js.578965.com,🛑 </text:span><text:span text:style-name="T2">全球拦截</text:span></text:p>
      <text:p text:style-name="P2"><text:s/><text:span text:style-name="T1">- DOMAIN-SUFFIX,js.5iydz.com,🛑 </text:span><text:span text:style-name="T2">全球拦截</text:span></text:p>
      <text:p text:style-name="P2"><text:s/><text:span text:style-name="T1">- DOMAIN-SUFFIX,js.9669.cn,🛑 </text:span><text:span text:style-name="T2">全球拦截</text:span></text:p>
      <text:p text:style-name="P2"><text:s/><text:span text:style-name="T1">- DOMAIN-SUFFIX,js.adxkj.com,🛑 </text:span><text:span text:style-name="T2">全球拦截</text:span></text:p>
      <text:p text:style-name="P2"><text:s/><text:span text:style-name="T1">- DOMAIN-SUFFIX,js.bju888.com,🛑 </text:span><text:span text:style-name="T2">全球拦截</text:span></text:p>
      <text:p text:style-name="P2"><text:s/><text:span text:style-name="T1">- DOMAIN-SUFFIX,js.bxwns.com,🛑 </text:span><text:span text:style-name="T2">全球拦截</text:span></text:p>
      <text:p text:style-name="P2"><text:s/><text:span text:style-name="T1">- DOMAIN-SUFFIX,js.bxwxtxt.com,🛑 </text:span><text:span text:style-name="T2">全球拦截</text:span></text:p>
      <text:p text:style-name="P2"><text:s/><text:span text:style-name="T1">- DOMAIN-SUFFIX,js.cdjqjy.com,🛑 </text:span><text:span text:style-name="T2">全球拦截</text:span></text:p>
      <text:p text:style-name="P2"><text:s/><text:span text:style-name="T1">- DOMAIN-SUFFIX,js.cncrk.com,🛑 </text:span><text:span text:style-name="T2">全球拦截</text:span></text:p>
      <text:p text:style-name="P2"><text:s/><text:span text:style-name="T1">- DOMAIN-SUFFIX,js.cnmo.com,🛑 </text:span><text:span text:style-name="T2">全球拦截</text:span></text:p>
      <text:p text:style-name="P2"><text:s/><text:span text:style-name="T1">- DOMAIN-SUFFIX,js.cnscdj.com,🛑 </text:span><text:span text:style-name="T2">全球拦截</text:span></text:p>
      <text:p text:style-name="P2"><text:s/><text:span text:style-name="T1">- DOMAIN-SUFFIX,js.ctags.cn,🛑 </text:span><text:span text:style-name="T2">全球拦截</text:span></text:p>
      <text:p text:style-name="P2"><text:s/><text:span text:style-name="T1">- DOMAIN-SUFFIX,js.daxueshengqiandai.com,🛑 </text:span><text:span text:style-name="T2">全球拦截</text:span></text:p>
      <text:p text:style-name="P2"><text:s/><text:span text:style-name="T1">- DOMAIN-SUFFIX,js.dkqapp.cn,🛑 </text:span><text:span text:style-name="T2">全球拦截</text:span></text:p>
      <text:p text:style-name="P2"><text:s/><text:span text:style-name="T1">- DOMAIN-SUFFIX,js.duotegame.com,🛑 </text:span><text:span text:style-name="T2">全球拦截</text:span></text:p>
      <text:p text:style-name="P2"><text:s/><text:span text:style-name="T1">- DOMAIN-SUFFIX,js.ea3w.com,🛑 </text:span><text:span text:style-name="T2">全球拦截</text:span></text:p>
      <text:p text:style-name="P2"><text:s/><text:span text:style-name="T1">- DOMAIN-SUFFIX,js.feitian001.com,🛑 </text:span><text:span text:style-name="T2">全球拦截</text:span></text:p>
      <text:p text:style-name="P2"><text:s/><text:span text:style-name="T1">- DOMAIN-SUFFIX,js.fengniao.com,🛑 </text:span><text:span text:style-name="T2">全球拦截</text:span></text:p>
      <text:p text:style-name="P2"><text:s/><text:span text:style-name="T1">- DOMAIN-SUFFIX,js.firefang.cn,🛑 </text:span><text:span text:style-name="T2">全球拦截</text:span></text:p>
      <text:p text:style-name="P2"><text:s/><text:span text:style-name="T1">- DOMAIN-SUFFIX,js.gewuwen.com,🛑 </text:span><text:span text:style-name="T2">全球拦截</text:span></text:p>
      <text:p text:style-name="P2"><text:s/><text:span text:style-name="T1">- DOMAIN-SUFFIX,js.hkslg520.com,🛑 </text:span><text:span text:style-name="T2">全球拦截</text:span></text:p>
      <text:p text:style-name="P2"><text:soft-page-break/><text:s/><text:span text:style-name="T1">- DOMAIN-SUFFIX,js.hslyqs.com,🛑 </text:span><text:span text:style-name="T2">全球拦截</text:span></text:p>
      <text:p text:style-name="P2"><text:s/><text:span text:style-name="T1">- DOMAIN-SUFFIX,js.icast.cn,🛑 </text:span><text:span text:style-name="T2">全球拦截</text:span></text:p>
      <text:p text:style-name="P2"><text:s/><text:span text:style-name="T1">- DOMAIN-SUFFIX,js.idgdmg.com.cn,🛑 </text:span><text:span text:style-name="T2">全球拦截</text:span></text:p>
      <text:p text:style-name="P2"><text:s/><text:span text:style-name="T1">- DOMAIN-SUFFIX,js.jianbaimei.com,🛑 </text:span><text:span text:style-name="T2">全球拦截</text:span></text:p>
      <text:p text:style-name="P2"><text:s/><text:span text:style-name="T1">- DOMAIN-SUFFIX,js.jxabp.com.cn,🛑 </text:span><text:span text:style-name="T2">全球拦截</text:span></text:p>
      <text:p text:style-name="P2"><text:s/><text:span text:style-name="T1">- DOMAIN-SUFFIX,js.lieqitianxia.cn,🛑 </text:span><text:span text:style-name="T2">全球拦截</text:span></text:p>
      <text:p text:style-name="P2"><text:s/><text:span text:style-name="T1">- DOMAIN-SUFFIX,js.mbaidu.top,🛑 </text:span><text:span text:style-name="T2">全球拦截</text:span></text:p>
      <text:p text:style-name="P2"><text:s/><text:span text:style-name="T1">- DOMAIN-SUFFIX,js.mingxianshanghang.cn,🛑 </text:span><text:span text:style-name="T2">全球拦截</text:span></text:p>
      <text:p text:style-name="P2"><text:s/><text:span text:style-name="T1">- DOMAIN-SUFFIX,js.mnkan.com,🛑 </text:span><text:span text:style-name="T2">全球拦截</text:span></text:p>
      <text:p text:style-name="P2"><text:s/><text:span text:style-name="T1">- DOMAIN-SUFFIX,js.moatads.com,🛑 </text:span><text:span text:style-name="T2">全球拦截</text:span></text:p>
      <text:p text:style-name="P2"><text:s/><text:span text:style-name="T1">- DOMAIN-SUFFIX,js.mumayi.net,🛑 </text:span><text:span text:style-name="T2">全球拦截</text:span></text:p>
      <text:p text:style-name="P2"><text:s/><text:span text:style-name="T1">- DOMAIN-SUFFIX,js.paochala.net,🛑 </text:span><text:span text:style-name="T2">全球拦截</text:span></text:p>
      <text:p text:style-name="P2"><text:s/><text:span text:style-name="T1">- DOMAIN-SUFFIX,js.ptmind.com,🛑 </text:span><text:span text:style-name="T2">全球拦截</text:span></text:p>
      <text:p text:style-name="P2"><text:s/><text:span text:style-name="T1">- DOMAIN-SUFFIX,js.pub.tom.com,🛑 </text:span><text:span text:style-name="T2">全球拦截</text:span></text:p>
      <text:p text:style-name="P2"><text:s/><text:span text:style-name="T1">- DOMAIN-SUFFIX,js.pyangzi.com,🛑 </text:span><text:span text:style-name="T2">全球拦截</text:span></text:p>
      <text:p text:style-name="P2"><text:s/><text:span text:style-name="T1">- DOMAIN-SUFFIX,js.revsci.net,🛑 </text:span><text:span text:style-name="T2">全球拦截</text:span></text:p>
      <text:p text:style-name="P2"><text:s/><text:span text:style-name="T1">- DOMAIN-SUFFIX,js.ruiwen.com,🛑 </text:span><text:span text:style-name="T2">全球拦截</text:span></text:p>
      <text:p text:style-name="P2"><text:s/><text:span text:style-name="T1">- DOMAIN-SUFFIX,js.saiqizhi.com,🛑 </text:span><text:span text:style-name="T2">全球拦截</text:span></text:p>
      <text:p text:style-name="P2"><text:s/><text:span text:style-name="T1">- DOMAIN-SUFFIX,js.sanwen.net,🛑 </text:span><text:span text:style-name="T2">全球拦截</text:span></text:p>
      <text:p text:style-name="P2"><text:s/><text:span text:style-name="T1">- DOMAIN-SUFFIX,js.soduso.cc,🛑 </text:span><text:span text:style-name="T2">全球拦截</text:span></text:p>
      <text:p text:style-name="P2"><text:s/><text:span text:style-name="T1">- DOMAIN-SUFFIX,js.soonyou123.com,🛑 </text:span><text:span text:style-name="T2">全球拦截</text:span></text:p>
      <text:p text:style-name="P2"><text:s/><text:span text:style-name="T1">- DOMAIN-SUFFIX,js.start1999.com,🛑 </text:span><text:span text:style-name="T2">全球拦截</text:span></text:p>
      <text:p text:style-name="P2"><text:s/><text:span text:style-name="T1">- DOMAIN-SUFFIX,js.szande.com.cn,🛑 </text:span><text:span text:style-name="T2">全球拦截</text:span></text:p>
      <text:p text:style-name="P2"><text:s/><text:span text:style-name="T1">- DOMAIN-SUFFIX,js.ubaike.cn,🛑 </text:span><text:span text:style-name="T2">全球拦截</text:span></text:p>
      <text:p text:style-name="P2"><text:s/><text:span text:style-name="T1">- DOMAIN-SUFFIX,js.um0592.com,🛑 </text:span><text:span text:style-name="T2">全球拦截</text:span></text:p>
      <text:p text:style-name="P2"><text:s/><text:span text:style-name="T1">- DOMAIN-SUFFIX,js.union-wifi.com,🛑 </text:span><text:span text:style-name="T2">全球拦截</text:span></text:p>
      <text:p text:style-name="P2"><text:s/><text:span text:style-name="T1">- DOMAIN-SUFFIX,js.wo-x.cn,🛑 </text:span><text:span text:style-name="T2">全球拦截</text:span></text:p>
      <text:p text:style-name="P2"><text:s/><text:span text:style-name="T1">- DOMAIN-SUFFIX,js.wu65.com,🛑 </text:span><text:span text:style-name="T2">全球拦截</text:span></text:p>
      <text:p text:style-name="P2"><text:s/><text:span text:style-name="T1">- DOMAIN-SUFFIX,js.xiansuper.com,🛑 </text:span><text:span text:style-name="T2">全球拦截</text:span></text:p>
      <text:p text:style-name="P2"><text:s/><text:span text:style-name="T1">- DOMAIN-SUFFIX,js.xtgreat.com,🛑 </text:span><text:span text:style-name="T2">全球拦截</text:span></text:p>
      <text:p text:style-name="P2"><text:s/><text:span text:style-name="T1">- DOMAIN-SUFFIX,js.xuexila.com,🛑 </text:span><text:span text:style-name="T2">全球拦截</text:span></text:p>
      <text:p text:style-name="P2"><text:s/><text:span text:style-name="T1">- DOMAIN-SUFFIX,js.ydeprint.com,🛑 </text:span><text:span text:style-name="T2">全球拦截</text:span></text:p>
      <text:p text:style-name="P2"><text:s/><text:span text:style-name="T1">- DOMAIN-SUFFIX,js.yixui.com,🛑 </text:span><text:span text:style-name="T2">全球拦截</text:span></text:p>
      <text:p text:style-name="P2"><text:s/><text:span text:style-name="T1">- DOMAIN-SUFFIX,js.ylunion.com,🛑 </text:span><text:span text:style-name="T2">全球拦截</text:span></text:p>
      <text:p text:style-name="P2"><text:s/><text:span text:style-name="T1">- DOMAIN-SUFFIX,js.yoyi.tv,🛑 </text:span><text:span text:style-name="T2">全球拦截</text:span></text:p>
      <text:p text:style-name="P2"><text:s/><text:span text:style-name="T1">- DOMAIN-SUFFIX,js.zol.com.cn,🛑 </text:span><text:span text:style-name="T2">全球拦截</text:span></text:p>
      <text:p text:style-name="P2"><text:s/><text:span text:style-name="T1">- DOMAIN-SUFFIX,js.zyrfanli.com,🛑 </text:span><text:span text:style-name="T2">全球拦截</text:span></text:p>
      <text:p text:style-name="P2"><text:s/><text:span text:style-name="T1">- DOMAIN-SUFFIX,js1.2abc8.com,🛑 </text:span><text:span text:style-name="T2">全球拦截</text:span></text:p>
      <text:p text:style-name="P2"><text:s/><text:span text:style-name="T1">- DOMAIN-SUFFIX,js1.nend.net,🛑 </text:span><text:span text:style-name="T2">全球拦截</text:span></text:p>
      <text:p text:style-name="P2"><text:s/><text:span text:style-name="T1">- DOMAIN-SUFFIX,js-1.pchome.net,🛑 </text:span><text:span text:style-name="T2">全球拦截</text:span></text:p>
      <text:p text:style-name="P2"><text:s/><text:span text:style-name="T1">- DOMAIN-SUFFIX,js1.xbaixing.com,🛑 </text:span><text:span text:style-name="T2">全球拦截</text:span></text:p>
      <text:p text:style-name="P2"><text:s/><text:span text:style-name="T1">- DOMAIN-SUFFIX,js1.zuocai.tv,🛑 </text:span><text:span text:style-name="T2">全球拦截</text:span></text:p>
      <text:p text:style-name="P2"><text:s/><text:span text:style-name="T1">- DOMAIN-SUFFIX,js1151.yongkang6.com,🛑 </text:span><text:span text:style-name="T2">全球拦截</text:span></text:p>
      <text:p text:style-name="P2"><text:s/><text:span text:style-name="T1">- DOMAIN-SUFFIX,js1151.zhudiaosz.com,🛑 </text:span><text:span text:style-name="T2">全球拦截</text:span></text:p>
      <text:p text:style-name="P2"><text:s/><text:span text:style-name="T1">- DOMAIN-SUFFIX,js1157.yongkang6.com,🛑 </text:span><text:span text:style-name="T2">全球拦截</text:span></text:p>
      <text:p text:style-name="P2"><text:s/><text:span text:style-name="T1">- DOMAIN-SUFFIX,js123.0937jyg.com,🛑 </text:span><text:span text:style-name="T2">全球拦截</text:span></text:p>
      <text:p text:style-name="P2"><text:s/><text:span text:style-name="T1">- DOMAIN-SUFFIX,js1516.0937jyg.com,🛑 </text:span><text:span text:style-name="T2">全球拦截</text:span></text:p>
      <text:p text:style-name="P2"><text:s/><text:span text:style-name="T1">- DOMAIN-SUFFIX,js1517.0937jyg.com,🛑 </text:span><text:span text:style-name="T2">全球拦截</text:span></text:p>
      <text:p text:style-name="P2"><text:s/><text:span text:style-name="T1">- DOMAIN-SUFFIX,js205.dupinpu.com,🛑 </text:span><text:span text:style-name="T2">全球拦截</text:span></text:p>
      <text:p text:style-name="P2"><text:s/><text:span text:style-name="T1">- DOMAIN-SUFFIX,js2254.hfxcsl.cn,🛑 </text:span><text:span text:style-name="T2">全球拦截</text:span></text:p>
      <text:p text:style-name="P2"><text:s/><text:span text:style-name="T1">- DOMAIN-SUFFIX,js2553.xjzyq.com,🛑 </text:span><text:span text:style-name="T2">全球拦截</text:span></text:p>
      <text:p text:style-name="P2"><text:s/><text:span text:style-name="T1">- DOMAIN-SUFFIX,js257.0937jyg.com,🛑 </text:span><text:span text:style-name="T2">全球拦截</text:span></text:p>
      <text:p text:style-name="P2"><text:s/><text:span text:style-name="T1">- DOMAIN-SUFFIX,js2672.xjzyq.com,🛑 </text:span><text:span text:style-name="T2">全球拦截</text:span></text:p>
      <text:p text:style-name="P2"><text:s/><text:span text:style-name="T1">- DOMAIN-SUFFIX,js3492.yongkang6.com,🛑 </text:span><text:span text:style-name="T2">全球拦截</text:span></text:p>
      <text:p text:style-name="P2"><text:s/><text:span text:style-name="T1">- DOMAIN-SUFFIX,js3743.yongkang6.com,🛑 </text:span><text:span text:style-name="T2">全球拦截</text:span></text:p>
      <text:p text:style-name="P2"><text:s/><text:span text:style-name="T1">- DOMAIN-SUFFIX,js3768.zhudiaosz.com,🛑 </text:span><text:span text:style-name="T2">全球拦截</text:span></text:p>
      <text:p text:style-name="P2"><text:soft-page-break/><text:s/><text:span text:style-name="T1">- DOMAIN-SUFFIX,js3810.yongkang6.com,🛑 </text:span><text:span text:style-name="T2">全球拦截</text:span></text:p>
      <text:p text:style-name="P2"><text:s/><text:span text:style-name="T1">- DOMAIN-SUFFIX,js3810.zhudiaosz.com,🛑 </text:span><text:span text:style-name="T2">全球拦截</text:span></text:p>
      <text:p text:style-name="P2"><text:s/><text:span text:style-name="T1">- DOMAIN-SUFFIX,js4.eastmoney.com,🛑 </text:span><text:span text:style-name="T2">全球拦截</text:span></text:p>
      <text:p text:style-name="P2"><text:s/><text:span text:style-name="T1">- DOMAIN-SUFFIX,js412.0937jyg.com,🛑 </text:span><text:span text:style-name="T2">全球拦截</text:span></text:p>
      <text:p text:style-name="P2"><text:s/><text:span text:style-name="T1">- DOMAIN-SUFFIX,js412.yexfes.com,🛑 </text:span><text:span text:style-name="T2">全球拦截</text:span></text:p>
      <text:p text:style-name="P2"><text:s/><text:span text:style-name="T1">- DOMAIN-SUFFIX,js412.yqjxzw.com,🛑 </text:span><text:span text:style-name="T2">全球拦截</text:span></text:p>
      <text:p text:style-name="P2"><text:s/><text:span text:style-name="T1">- DOMAIN-SUFFIX,js4163.yongkang6.com,🛑 </text:span><text:span text:style-name="T2">全球拦截</text:span></text:p>
      <text:p text:style-name="P2"><text:s/><text:span text:style-name="T1">- DOMAIN-SUFFIX,js4273.zhudiaosz.com,🛑 </text:span><text:span text:style-name="T2">全球拦截</text:span></text:p>
      <text:p text:style-name="P2"><text:s/><text:span text:style-name="T1">- DOMAIN-SUFFIX,js453.zhudiaosz.com,🛑 </text:span><text:span text:style-name="T2">全球拦截</text:span></text:p>
      <text:p text:style-name="P2"><text:s/><text:span text:style-name="T1">- DOMAIN-SUFFIX,js50.yxlady.com,🛑 </text:span><text:span text:style-name="T2">全球拦截</text:span></text:p>
      <text:p text:style-name="P2"><text:s/><text:span text:style-name="T1">- DOMAIN-SUFFIX,js5162.yongkang6.com,🛑 </text:span><text:span text:style-name="T2">全球拦截</text:span></text:p>
      <text:p text:style-name="P2"><text:s/><text:span text:style-name="T1">- DOMAIN-SUFFIX,js6882.jianbangjiaoyu.com,🛑 </text:span><text:span text:style-name="T2">全球拦截</text:span></text:p>
      <text:p text:style-name="P2"><text:s/><text:span text:style-name="T1">- DOMAIN-SUFFIX,js6882.mengchengbao.com,🛑 </text:span><text:span text:style-name="T2">全球拦截</text:span></text:p>
      <text:p text:style-name="P2"><text:s/><text:span text:style-name="T1">- DOMAIN-SUFFIX,js7004.hnfpgm.com,🛑 </text:span><text:span text:style-name="T2">全球拦截</text:span></text:p>
      <text:p text:style-name="P2"><text:s/><text:span text:style-name="T1">- DOMAIN-SUFFIX,js7129.dlkjgjmy.com,🛑 </text:span><text:span text:style-name="T2">全球拦截</text:span></text:p>
      <text:p text:style-name="P2"><text:s/><text:span text:style-name="T1">- DOMAIN-SUFFIX,js7129.shxqeps.com,🛑 </text:span><text:span text:style-name="T2">全球拦截</text:span></text:p>
      <text:p text:style-name="P2"><text:s/><text:span text:style-name="T1">- DOMAIN-SUFFIX,js7152.shxqeps.com,🛑 </text:span><text:span text:style-name="T2">全球拦截</text:span></text:p>
      <text:p text:style-name="P2"><text:s/><text:span text:style-name="T1">- DOMAIN-SUFFIX,js74.0937jyg.com,🛑 </text:span><text:span text:style-name="T2">全球拦截</text:span></text:p>
      <text:p text:style-name="P2"><text:s/><text:span text:style-name="T1">- DOMAIN-SUFFIX,js74.yexfes.com,🛑 </text:span><text:span text:style-name="T2">全球拦截</text:span></text:p>
      <text:p text:style-name="P2"><text:s/><text:span text:style-name="T1">- DOMAIN-SUFFIX,js74.yqjxzw.com,🛑 </text:span><text:span text:style-name="T2">全球拦截</text:span></text:p>
      <text:p text:style-name="P2"><text:s/><text:span text:style-name="T1">- DOMAIN-SUFFIX,js7405.mengchengbao.com,🛑 </text:span><text:span text:style-name="T2">全球拦截</text:span></text:p>
      <text:p text:style-name="P2"><text:s/><text:span text:style-name="T1">- DOMAIN-SUFFIX,js84.enyayinxiang.com,🛑 </text:span><text:span text:style-name="T2">全球拦截</text:span></text:p>
      <text:p text:style-name="P2"><text:s/><text:span text:style-name="T1">- DOMAIN-SUFFIX,js883.hnfpgm.com,🛑 </text:span><text:span text:style-name="T2">全球拦截</text:span></text:p>
      <text:p text:style-name="P2"><text:s/><text:span text:style-name="T1">- DOMAIN-SUFFIX,js883.yongkang6.com,🛑 </text:span><text:span text:style-name="T2">全球拦截</text:span></text:p>
      <text:p text:style-name="P2"><text:s/><text:span text:style-name="T1">- DOMAIN-SUFFIX,js9318.bllzgqbyp.com,🛑 </text:span><text:span text:style-name="T2">全球拦截</text:span></text:p>
      <text:p text:style-name="P2"><text:s/><text:span text:style-name="T1">- DOMAIN-SUFFIX,jsadt.com,🛑 </text:span><text:span text:style-name="T2">全球拦截</text:span></text:p>
      <text:p text:style-name="P2"><text:s/><text:span text:style-name="T1">- DOMAIN-SUFFIX,js-agent.newrelic.com,🛑 </text:span><text:span text:style-name="T2">全球拦截</text:span></text:p>
      <text:p text:style-name="P2"><text:s/><text:span text:style-name="T1">- DOMAIN-SUFFIX,js-apac-ss.ysm.yahoo.com,🛑 </text:span><text:span text:style-name="T2">全球拦截</text:span></text:p>
      <text:p text:style-name="P2"><text:s/><text:span text:style-name="T1">- DOMAIN-SUFFIX,jsb.qianzhan.com,🛑 </text:span><text:span text:style-name="T2">全球拦截</text:span></text:p>
      <text:p text:style-name="P2"><text:s/><text:span text:style-name="T1">- DOMAIN-SUFFIX,jsc.adskeeper.co.uk,🛑 </text:span><text:span text:style-name="T2">全球拦截</text:span></text:p>
      <text:p text:style-name="P2"><text:s/><text:span text:style-name="T1">- DOMAIN-SUFFIX,jsc.marketgid.com,🛑 </text:span><text:span text:style-name="T2">全球拦截</text:span></text:p>
      <text:p text:style-name="P2"><text:s/><text:span text:style-name="T1">- DOMAIN-SUFFIX,jsc.mgid.com,🛑 </text:span><text:span text:style-name="T2">全球拦截</text:span></text:p>
      <text:p text:style-name="P2"><text:s/><text:span text:style-name="T1">- DOMAIN-SUFFIX,jscdn.99pps.com,🛑 </text:span><text:span text:style-name="T2">全球拦截</text:span></text:p>
      <text:p text:style-name="P2"><text:s/><text:span text:style-name="T1">- DOMAIN-SUFFIX,jscode.jbzj.com,🛑 </text:span><text:span text:style-name="T2">全球拦截</text:span></text:p>
      <text:p text:style-name="P2"><text:s/><text:span text:style-name="T1">- DOMAIN-SUFFIX,jsjs.nthyn.com,🛑 </text:span><text:span text:style-name="T2">全球拦截</text:span></text:p>
      <text:p text:style-name="P2"><text:s/><text:span text:style-name="T1">- DOMAIN-SUFFIX,jskrnekewe.mofans.net,🛑 </text:span><text:span text:style-name="T2">全球拦截</text:span></text:p>
      <text:p text:style-name="P2"><text:s/><text:span text:style-name="T1">- DOMAIN-SUFFIX,jsm.39yst.com,🛑 </text:span><text:span text:style-name="T2">全球拦截</text:span></text:p>
      <text:p text:style-name="P2"><text:s/><text:span text:style-name="T1">- DOMAIN-SUFFIX,jsm.9939.com,🛑 </text:span><text:span text:style-name="T2">全球拦截</text:span></text:p>
      <text:p text:style-name="P2"><text:s/><text:span text:style-name="T1">- DOMAIN-SUFFIX,jsmwd.com,🛑 </text:span><text:span text:style-name="T2">全球拦截</text:span></text:p>
      <text:p text:style-name="P2"><text:s/><text:span text:style-name="T1">- DOMAIN-SUFFIX,jsnp.golden1.sogou.com,🛑 </text:span><text:span text:style-name="T2">全球拦截</text:span></text:p>
      <text:p text:style-name="P2"><text:s/><text:span text:style-name="T1">- DOMAIN-SUFFIX,jsnywl.kfi8.com,🛑 </text:span><text:span text:style-name="T2">全球拦截</text:span></text:p>
      <text:p text:style-name="P2"><text:s/><text:span text:style-name="T1">- DOMAIN-SUFFIX,json.gewuwen.com,🛑 </text:span><text:span text:style-name="T2">全球拦截</text:span></text:p>
      <text:p text:style-name="P2"><text:s/><text:span text:style-name="T1">- DOMAIN-SUFFIX,jspg.cc,🛑 </text:span><text:span text:style-name="T2">全球拦截</text:span></text:p>
      <text:p text:style-name="P2"><text:s/><text:span text:style-name="T1">- DOMAIN-SUFFIX,jsqmt.qq.com,🛑 </text:span><text:span text:style-name="T2">全球拦截</text:span></text:p>
      <text:p text:style-name="P2"><text:s/><text:span text:style-name="T1">- DOMAIN-SUFFIX,jssd.uumeitu.com,🛑 </text:span><text:span text:style-name="T2">全球拦截</text:span></text:p>
      <text:p text:style-name="P2"><text:s/><text:span text:style-name="T1">- DOMAIN-SUFFIX,jt.yunxiufang.net,🛑 </text:span><text:span text:style-name="T2">全球拦截</text:span></text:p>
      <text:p text:style-name="P2"><text:s/><text:span text:style-name="T1">- DOMAIN-SUFFIX,jtug.code.poyang.com,🛑 </text:span><text:span text:style-name="T2">全球拦截</text:span></text:p>
      <text:p text:style-name="P2"><text:s/><text:span text:style-name="T1">- DOMAIN-SUFFIX,jtxh.net,🛑 </text:span><text:span text:style-name="T2">全球拦截</text:span></text:p>
      <text:p text:style-name="P2"><text:s/><text:span text:style-name="T1">- DOMAIN-SUFFIX,jtys8.com,🛑 </text:span><text:span text:style-name="T2">全球拦截</text:span></text:p>
      <text:p text:style-name="P2"><text:s/><text:span text:style-name="T1">- DOMAIN-SUFFIX,ju33.com,🛑 </text:span><text:span text:style-name="T2">全球拦截</text:span></text:p>
      <text:p text:style-name="P2"><text:s/><text:span text:style-name="T1">- DOMAIN-SUFFIX,juicyads.com,🛑 </text:span><text:span text:style-name="T2">全球拦截</text:span></text:p>
      <text:p text:style-name="P2"><text:s/><text:span text:style-name="T1">- DOMAIN-SUFFIX,jump.luna.58.com,🛑 </text:span><text:span text:style-name="T2">全球拦截</text:span></text:p>
      <text:p text:style-name="P2"><text:s/><text:span text:style-name="T1">- DOMAIN-SUFFIX,jumpe.58xmgys.com,🛑 </text:span><text:span text:style-name="T2">全球拦截</text:span></text:p>
      <text:p text:style-name="P2"><text:s/><text:span text:style-name="T1">- DOMAIN-SUFFIX,jumpluna.58.com,🛑 </text:span><text:span text:style-name="T2">全球拦截</text:span></text:p>
      <text:p text:style-name="P2"><text:s/><text:span text:style-name="T1">- DOMAIN-SUFFIX,jumpm.58xmgys.com,🛑 </text:span><text:span text:style-name="T2">全球拦截</text:span></text:p>
      <text:p text:style-name="P2"><text:s/><text:span text:style-name="T1">- DOMAIN-SUFFIX,jundazulin.com,🛑 </text:span><text:span text:style-name="T2">全球拦截</text:span></text:p>
      <text:p text:style-name="P2"><text:soft-page-break/><text:s/><text:span text:style-name="T1">- DOMAIN-SUFFIX,junfull.com,🛑 </text:span><text:span text:style-name="T2">全球拦截</text:span></text:p>
      <text:p text:style-name="P2"><text:s/><text:span text:style-name="T1">- DOMAIN-SUFFIX,juren0.com,🛑 </text:span><text:span text:style-name="T2">全球拦截</text:span></text:p>
      <text:p text:style-name="P2"><text:s/><text:span text:style-name="T1">- DOMAIN-SUFFIX,jusha.com,🛑 </text:span><text:span text:style-name="T2">全球拦截</text:span></text:p>
      <text:p text:style-name="P2"><text:s/><text:span text:style-name="T1">- DOMAIN-SUFFIX,jutou5.com,🛑 </text:span><text:span text:style-name="T2">全球拦截</text:span></text:p>
      <text:p text:style-name="P2"><text:s/><text:span text:style-name="T1">- DOMAIN-SUFFIX,juzi.cn,🛑 </text:span><text:span text:style-name="T2">全球拦截</text:span></text:p>
      <text:p text:style-name="P2"><text:s/><text:span text:style-name="T1">- DOMAIN-SUFFIX,juzilm.com,🛑 </text:span><text:span text:style-name="T2">全球拦截</text:span></text:p>
      <text:p text:style-name="P2"><text:s/><text:span text:style-name="T1">- DOMAIN-SUFFIX,jwpltx.com,🛑 </text:span><text:span text:style-name="T2">全球拦截</text:span></text:p>
      <text:p text:style-name="P2"><text:s/><text:span text:style-name="T1">- DOMAIN-SUFFIX,jwqj.net,🛑 </text:span><text:span text:style-name="T2">全球拦截</text:span></text:p>
      <text:p text:style-name="P2"><text:s/><text:span text:style-name="T1">- DOMAIN-SUFFIX,jwz.3conline.com,🛑 </text:span><text:span text:style-name="T2">全球拦截</text:span></text:p>
      <text:p text:style-name="P2"><text:s/><text:span text:style-name="T1">- DOMAIN-SUFFIX,jx5m.com,🛑 </text:span><text:span text:style-name="T2">全球拦截</text:span></text:p>
      <text:p text:style-name="P2"><text:s/><text:span text:style-name="T1">- DOMAIN-SUFFIX,jxad.jx163.com,🛑 </text:span><text:span text:style-name="T2">全球拦截</text:span></text:p>
      <text:p text:style-name="P2"><text:s/><text:span text:style-name="T1">- DOMAIN-SUFFIX,jxbjt.com,🛑 </text:span><text:span text:style-name="T2">全球拦截</text:span></text:p>
      <text:p text:style-name="P2"><text:s/><text:span text:style-name="T1">- DOMAIN-SUFFIX,jxfxsw.com,🛑 </text:span><text:span text:style-name="T2">全球拦截</text:span></text:p>
      <text:p text:style-name="P2"><text:s/><text:span text:style-name="T1">- DOMAIN-SUFFIX,jxjzny.com,🛑 </text:span><text:span text:style-name="T2">全球拦截</text:span></text:p>
      <text:p text:style-name="P2"><text:s/><text:span text:style-name="T1">- DOMAIN-SUFFIX,jxlog.istreamsche.com,🛑 </text:span><text:span text:style-name="T2">全球拦截</text:span></text:p>
      <text:p text:style-name="P2"><text:s/><text:span text:style-name="T1">- DOMAIN-SUFFIX,jxlqgs.com,🛑 </text:span><text:span text:style-name="T2">全球拦截</text:span></text:p>
      <text:p text:style-name="P2"><text:s/><text:span text:style-name="T1">- DOMAIN-SUFFIX,jxxiangchu.com,🛑 </text:span><text:span text:style-name="T2">全球拦截</text:span></text:p>
      <text:p text:style-name="P2"><text:s/><text:span text:style-name="T1">- DOMAIN-SUFFIX,jyc.njxczy.com,🛑 </text:span><text:span text:style-name="T2">全球拦截</text:span></text:p>
      <text:p text:style-name="P2"><text:s/><text:span text:style-name="T1">- DOMAIN-SUFFIX,jyd.fjzdmy.com,🛑 </text:span><text:span text:style-name="T2">全球拦截</text:span></text:p>
      <text:p text:style-name="P2"><text:s/><text:span text:style-name="T1">- DOMAIN-SUFFIX,jystea.com,🛑 </text:span><text:span text:style-name="T2">全球拦截</text:span></text:p>
      <text:p text:style-name="P2"><text:s/><text:span text:style-name="T1">- DOMAIN-SUFFIX,jyz.fjtzjy.com,🛑 </text:span><text:span text:style-name="T2">全球拦截</text:span></text:p>
      <text:p text:style-name="P2"><text:s/><text:span text:style-name="T1">- DOMAIN-SUFFIX,jzkapp.com,🛑 </text:span><text:span text:style-name="T2">全球拦截</text:span></text:p>
      <text:p text:style-name="P2"><text:s/><text:span text:style-name="T1">- DOMAIN-SUFFIX,jzm81.com,🛑 </text:span><text:span text:style-name="T2">全球拦截</text:span></text:p>
      <text:p text:style-name="P2"><text:s/><text:span text:style-name="T1">- DOMAIN-SUFFIX,jzt.jd.com,🛑 </text:span><text:span text:style-name="T2">全球拦截</text:span></text:p>
      <text:p text:style-name="P2"><text:s/><text:span text:style-name="T1">- DOMAIN-SUFFIX,k.85wa.cn,🛑 </text:span><text:span text:style-name="T2">全球拦截</text:span></text:p>
      <text:p text:style-name="P2"><text:s/><text:span text:style-name="T1">- DOMAIN-SUFFIX,k.ctsywy.com,🛑 </text:span><text:span text:style-name="T2">全球拦截</text:span></text:p>
      <text:p text:style-name="P2"><text:s/><text:span text:style-name="T1">- DOMAIN-SUFFIX,k1w5.me,🛑 </text:span><text:span text:style-name="T2">全球拦截</text:span></text:p>
      <text:p text:style-name="P2"><text:s/><text:span text:style-name="T1">- DOMAIN-SUFFIX,k2team.kyiv.ua,🛑 </text:span><text:span text:style-name="T2">全球拦截</text:span></text:p>
      <text:p text:style-name="P2"><text:s/><text:span text:style-name="T1">- DOMAIN-SUFFIX,k3bos.com,🛑 </text:span><text:span text:style-name="T2">全球拦截</text:span></text:p>
      <text:p text:style-name="P2"><text:s/><text:span text:style-name="T1">- DOMAIN-SUFFIX,kafka8.com,🛑 </text:span><text:span text:style-name="T2">全球拦截</text:span></text:p>
      <text:p text:style-name="P2"><text:s/><text:span text:style-name="T1">- DOMAIN-SUFFIX,kaitongyewu.com,🛑 </text:span><text:span text:style-name="T2">全球拦截</text:span></text:p>
      <text:p text:style-name="P2"><text:s/><text:span text:style-name="T1">- DOMAIN-SUFFIX,karma.mdpcdn.com,🛑 </text:span><text:span text:style-name="T2">全球拦截</text:span></text:p>
      <text:p text:style-name="P2"><text:s/><text:span text:style-name="T1">- DOMAIN-SUFFIX,kas.keydot.net,🛑 </text:span><text:span text:style-name="T2">全球拦截</text:span></text:p>
      <text:p text:style-name="P2"><text:s/><text:span text:style-name="T1">- DOMAIN-SUFFIX,kawa11.space,🛑 </text:span><text:span text:style-name="T2">全球拦截</text:span></text:p>
      <text:p text:style-name="P2"><text:s/><text:span text:style-name="T1">- DOMAIN-SUFFIX,kbnetworkz.s3.amazonaws.com,🛑 </text:span><text:span text:style-name="T2">全球拦截</text:span></text:p>
      <text:p text:style-name="P2"><text:s/><text:span text:style-name="T1">- DOMAIN-SUFFIX,kddtri.cn,🛑 </text:span><text:span text:style-name="T2">全球拦截</text:span></text:p>
      <text:p text:style-name="P2"><text:s/><text:span text:style-name="T1">- DOMAIN-SUFFIX,kejet.com,🛑 </text:span><text:span text:style-name="T2">全球拦截</text:span></text:p>
      <text:p text:style-name="P2"><text:s/><text:span text:style-name="T1">- DOMAIN-SUFFIX,kejet.net,🛑 </text:span><text:span text:style-name="T2">全球拦截</text:span></text:p>
      <text:p text:style-name="P2"><text:s/><text:span text:style-name="T1">- DOMAIN-SUFFIX,kele4.com,🛑 </text:span><text:span text:style-name="T2">全球拦截</text:span></text:p>
      <text:p text:style-name="P2"><text:s/><text:span text:style-name="T1">- DOMAIN-SUFFIX,ker.pic2pic.site,🛑 </text:span><text:span text:style-name="T2">全球拦截</text:span></text:p>
      <text:p text:style-name="P2"><text:s/><text:span text:style-name="T1">- DOMAIN-SUFFIX,kermit.macnn.com,🛑 </text:span><text:span text:style-name="T2">全球拦截</text:span></text:p>
      <text:p text:style-name="P2"><text:s/><text:span text:style-name="T1">- DOMAIN-SUFFIX,keryt.jnservo.com,🛑 </text:span><text:span text:style-name="T2">全球拦截</text:span></text:p>
      <text:p text:style-name="P2"><text:s/><text:span text:style-name="T1">- DOMAIN-SUFFIX,ketchapp.org,🛑 </text:span><text:span text:style-name="T2">全球拦截</text:span></text:p>
      <text:p text:style-name="P2"><text:s/><text:span text:style-name="T1">- DOMAIN-SUFFIX,keydot.net,🛑 </text:span><text:span text:style-name="T2">全球拦截</text:span></text:p>
      <text:p text:style-name="P2"><text:s/><text:span text:style-name="T1">- DOMAIN-SUFFIX,keyrun.cn,🛑 </text:span><text:span text:style-name="T2">全球拦截</text:span></text:p>
      <text:p text:style-name="P2"><text:s/><text:span text:style-name="T1">- DOMAIN-SUFFIX,keyrun.com,🛑 </text:span><text:span text:style-name="T2">全球拦截</text:span></text:p>
      <text:p text:style-name="P2"><text:s/><text:span text:style-name="T1">- DOMAIN-SUFFIX,keystone.mwbsys.com,🛑 </text:span><text:span text:style-name="T2">全球拦截</text:span></text:p>
      <text:p text:style-name="P2"><text:s/><text:span text:style-name="T1">- DOMAIN-SUFFIX,keyyou.net,🛑 </text:span><text:span text:style-name="T2">全球拦截</text:span></text:p>
      <text:p text:style-name="P2"><text:s/><text:span text:style-name="T1">- DOMAIN-SUFFIX,kfewaz.zh1155.com,🛑 </text:span><text:span text:style-name="T2">全球拦截</text:span></text:p>
      <text:p text:style-name="P2"><text:s/><text:span text:style-name="T1">- DOMAIN-SUFFIX,kfhuihe.net,🛑 </text:span><text:span text:style-name="T2">全球拦截</text:span></text:p>
      <text:p text:style-name="P2"><text:s/><text:span text:style-name="T1">- DOMAIN-SUFFIX,kfluoa.com,🛑 </text:span><text:span text:style-name="T2">全球拦截</text:span></text:p>
      <text:p text:style-name="P2"><text:s/><text:span text:style-name="T1">- DOMAIN-SUFFIX,kgcjgsa8.net,🛑 </text:span><text:span text:style-name="T2">全球拦截</text:span></text:p>
      <text:p text:style-name="P2"><text:s/><text:span text:style-name="T1">- DOMAIN-SUFFIX,kguke.com,🛑 </text:span><text:span text:style-name="T2">全球拦截</text:span></text:p>
      <text:p text:style-name="P2"><text:s/><text:span text:style-name="T1">- DOMAIN-SUFFIX,kho3au7l4z.me,🛑 </text:span><text:span text:style-name="T2">全球拦截</text:span></text:p>
      <text:p text:style-name="P2"><text:s/><text:span text:style-name="T1">- DOMAIN-SUFFIX,kicnse.com,🛑 </text:span><text:span text:style-name="T2">全球拦截</text:span></text:p>
      <text:p text:style-name="P2"><text:s/><text:span text:style-name="T1">- DOMAIN-SUFFIX,kingwam.com,🛑 </text:span><text:span text:style-name="T2">全球拦截</text:span></text:p>
      <text:p text:style-name="P2"><text:soft-page-break/><text:s/><text:span text:style-name="T1">- DOMAIN-SUFFIX,kio.quanliyouxi.cn,🛑 </text:span><text:span text:style-name="T2">全球拦截</text:span></text:p>
      <text:p text:style-name="P2"><text:s/><text:span text:style-name="T1">- DOMAIN-SUFFIX,kiss.blockplus.cc,🛑 </text:span><text:span text:style-name="T2">全球拦截</text:span></text:p>
      <text:p text:style-name="P2"><text:s/><text:span text:style-name="T1">- DOMAIN-SUFFIX,kjgen.com,🛑 </text:span><text:span text:style-name="T2">全球拦截</text:span></text:p>
      <text:p text:style-name="P2"><text:s/><text:span text:style-name="T1">- DOMAIN-SUFFIX,kk7kk.com,🛑 </text:span><text:span text:style-name="T2">全球拦截</text:span></text:p>
      <text:p text:style-name="P2"><text:s/><text:span text:style-name="T1">- DOMAIN-SUFFIX,kkcaicai.com,🛑 </text:span><text:span text:style-name="T2">全球拦截</text:span></text:p>
      <text:p text:style-name="P2"><text:s/><text:span text:style-name="T1">- DOMAIN-SUFFIX,kkpgv.kankan.com,🛑 </text:span><text:span text:style-name="T2">全球拦截</text:span></text:p>
      <text:p text:style-name="P2"><text:s/><text:span text:style-name="T1">- DOMAIN-SUFFIX,kkpgv2.kankan.com,🛑 </text:span><text:span text:style-name="T2">全球拦截</text:span></text:p>
      <text:p text:style-name="P2"><text:s/><text:span text:style-name="T1">- DOMAIN-SUFFIX,kld666.com,🛑 </text:span><text:span text:style-name="T2">全球拦截</text:span></text:p>
      <text:p text:style-name="P2"><text:s/><text:span text:style-name="T1">- DOMAIN-SUFFIX,kldmm.com,🛑 </text:span><text:span text:style-name="T2">全球拦截</text:span></text:p>
      <text:p text:style-name="P2"><text:s/><text:span text:style-name="T1">- DOMAIN-SUFFIX,klsdmr.com,🛑 </text:span><text:span text:style-name="T2">全球拦截</text:span></text:p>
      <text:p text:style-name="P2"><text:s/><text:span text:style-name="T1">- DOMAIN-SUFFIX,kl-toys.com,🛑 </text:span><text:span text:style-name="T2">全球拦截</text:span></text:p>
      <text:p text:style-name="P2"><text:s/><text:span text:style-name="T1">- DOMAIN-SUFFIX,klz28.com,🛑 </text:span><text:span text:style-name="T2">全球拦截</text:span></text:p>
      <text:p text:style-name="P2"><text:s/><text:span text:style-name="T1">- DOMAIN-SUFFIX,km.jianduankm.com,🛑 </text:span><text:span text:style-name="T2">全球拦截</text:span></text:p>
      <text:p text:style-name="P2"><text:s/><text:span text:style-name="T1">- DOMAIN-SUFFIX,kmadou.com,🛑 </text:span><text:span text:style-name="T2">全球拦截</text:span></text:p>
      <text:p text:style-name="P2"><text:s/><text:span text:style-name="T1">- DOMAIN-SUFFIX,kmd365.com,🛑 </text:span><text:span text:style-name="T2">全球拦截</text:span></text:p>
      <text:p text:style-name="P2"><text:s/><text:span text:style-name="T1">- DOMAIN-SUFFIX,kmwqxqh.com,🛑 </text:span><text:span text:style-name="T2">全球拦截</text:span></text:p>
      <text:p text:style-name="P2"><text:s/><text:span text:style-name="T1">- DOMAIN-SUFFIX,kn.aishake.cn,🛑 </text:span><text:span text:style-name="T2">全球拦截</text:span></text:p>
      <text:p text:style-name="P2"><text:s/><text:span text:style-name="T1">- DOMAIN-SUFFIX,kn.archrug.com,🛑 </text:span><text:span text:style-name="T2">全球拦截</text:span></text:p>
      <text:p text:style-name="P2"><text:s/><text:span text:style-name="T1">- DOMAIN-SUFFIX,kn.barnfps.com,🛑 </text:span><text:span text:style-name="T2">全球拦截</text:span></text:p>
      <text:p text:style-name="P2"><text:s/><text:span text:style-name="T1">- DOMAIN-SUFFIX,kn.bjbrtc.com,🛑 </text:span><text:span text:style-name="T2">全球拦截</text:span></text:p>
      <text:p text:style-name="P2"><text:s/><text:span text:style-name="T1">- DOMAIN-SUFFIX,kn.chapnap.com,🛑 </text:span><text:span text:style-name="T2">全球拦截</text:span></text:p>
      <text:p text:style-name="P2"><text:s/><text:span text:style-name="T1">- DOMAIN-SUFFIX,kn.chgdf.cn,🛑 </text:span><text:span text:style-name="T2">全球拦截</text:span></text:p>
      <text:p text:style-name="P2"><text:s/><text:span text:style-name="T1">- DOMAIN-SUFFIX,kn.czzdf.com,🛑 </text:span><text:span text:style-name="T2">全球拦截</text:span></text:p>
      <text:p text:style-name="P2"><text:s/><text:span text:style-name="T1">- DOMAIN-SUFFIX,kn.dyscsm.cn,🛑 </text:span><text:span text:style-name="T2">全球拦截</text:span></text:p>
      <text:p text:style-name="P2"><text:s/><text:span text:style-name="T1">- DOMAIN-SUFFIX,kn.gzcce.cn,🛑 </text:span><text:span text:style-name="T2">全球拦截</text:span></text:p>
      <text:p text:style-name="P2"><text:s/><text:span text:style-name="T1">- DOMAIN-SUFFIX,kn.jzhrty.cn,🛑 </text:span><text:span text:style-name="T2">全球拦截</text:span></text:p>
      <text:p text:style-name="P2"><text:s/><text:span text:style-name="T1">- DOMAIN-SUFFIX,kn.nykps.com,🛑 </text:span><text:span text:style-name="T2">全球拦截</text:span></text:p>
      <text:p text:style-name="P2"><text:s/><text:span text:style-name="T1">- DOMAIN-SUFFIX,kn.qhdfxkj.com,🛑 </text:span><text:span text:style-name="T2">全球拦截</text:span></text:p>
      <text:p text:style-name="P2"><text:s/><text:span text:style-name="T1">- DOMAIN-SUFFIX,kn.qqqmdq.com,🛑 </text:span><text:span text:style-name="T2">全球拦截</text:span></text:p>
      <text:p text:style-name="P2"><text:s/><text:span text:style-name="T1">- DOMAIN-SUFFIX,kn.qzdaren.com,🛑 </text:span><text:span text:style-name="T2">全球拦截</text:span></text:p>
      <text:p text:style-name="P2"><text:s/><text:span text:style-name="T1">- DOMAIN-SUFFIX,kn.ynmhg.cn,🛑 </text:span><text:span text:style-name="T2">全球拦截</text:span></text:p>
      <text:p text:style-name="P2"><text:s/><text:span text:style-name="T1">- DOMAIN-SUFFIX,kn.zstjy.com,🛑 </text:span><text:span text:style-name="T2">全球拦截</text:span></text:p>
      <text:p text:style-name="P2"><text:s/><text:span text:style-name="T1">- DOMAIN-SUFFIX,kn.zzdahan.com,🛑 </text:span><text:span text:style-name="T2">全球拦截</text:span></text:p>
      <text:p text:style-name="P2"><text:s/><text:span text:style-name="T1">- DOMAIN-SUFFIX,knet.cn,🛑 </text:span><text:span text:style-name="T2">全球拦截</text:span></text:p>
      <text:p text:style-name="P2"><text:s/><text:span text:style-name="T1">- DOMAIN-SUFFIX,knnwdyou.com,🛑 </text:span><text:span text:style-name="T2">全球拦截</text:span></text:p>
      <text:p text:style-name="P2"><text:s/><text:span text:style-name="T1">- DOMAIN-SUFFIX,kob.adxkj.com,🛑 </text:span><text:span text:style-name="T2">全球拦截</text:span></text:p>
      <text:p text:style-name="P2"><text:s/><text:span text:style-name="T1">- DOMAIN-SUFFIX,kod4pc293.com,🛑 </text:span><text:span text:style-name="T2">全球拦截</text:span></text:p>
      <text:p text:style-name="P2"><text:s/><text:span text:style-name="T1">- DOMAIN-SUFFIX,koowo.com,🛑 </text:span><text:span text:style-name="T2">全球拦截</text:span></text:p>
      <text:p text:style-name="P2"><text:s/><text:span text:style-name="T1">- DOMAIN-SUFFIX,koukou7.com,🛑 </text:span><text:span text:style-name="T2">全球拦截</text:span></text:p>
      <text:p text:style-name="P2"><text:s/><text:span text:style-name="T1">- DOMAIN-SUFFIX,kovjo.com,🛑 </text:span><text:span text:style-name="T2">全球拦截</text:span></text:p>
      <text:p text:style-name="P2"><text:s/><text:span text:style-name="T1">- DOMAIN-SUFFIX,kqy1.com,🛑 </text:span><text:span text:style-name="T2">全球拦截</text:span></text:p>
      <text:p text:style-name="P2"><text:s/><text:span text:style-name="T1">- DOMAIN-SUFFIX,kr.sybspools.com,🛑 </text:span><text:span text:style-name="T2">全球拦截</text:span></text:p>
      <text:p text:style-name="P2"><text:s/><text:span text:style-name="T1">- DOMAIN-SUFFIX,krux.net,🛑 </text:span><text:span text:style-name="T2">全球拦截</text:span></text:p>
      <text:p text:style-name="P2"><text:s/><text:span text:style-name="T1">- DOMAIN-SUFFIX,ksdsuzhou.com,🛑 </text:span><text:span text:style-name="T2">全球拦截</text:span></text:p>
      <text:p text:style-name="P2"><text:s/><text:span text:style-name="T1">- DOMAIN-SUFFIX,ksr.juuhe.com,🛑 </text:span><text:span text:style-name="T2">全球拦截</text:span></text:p>
      <text:p text:style-name="P2"><text:s/><text:span text:style-name="T1">- DOMAIN-SUFFIX,ksrsy.com,🛑 </text:span><text:span text:style-name="T2">全球拦截</text:span></text:p>
      <text:p text:style-name="P2"><text:s/><text:span text:style-name="T1">- DOMAIN-SUFFIX,kstj.baidu.com,🛑 </text:span><text:span text:style-name="T2">全球拦截</text:span></text:p>
      <text:p text:style-name="P2"><text:s/><text:span text:style-name="T1">- DOMAIN-SUFFIX,kt220.com,🛑 </text:span><text:span text:style-name="T2">全球拦截</text:span></text:p>
      <text:p text:style-name="P2"><text:s/><text:span text:style-name="T1">- DOMAIN-SUFFIX,ktivn.uranus.sogou.com,🛑 </text:span><text:span text:style-name="T2">全球拦截</text:span></text:p>
      <text:p text:style-name="P2"><text:s/><text:span text:style-name="T1">- DOMAIN-SUFFIX,ktunions.com,🛑 </text:span><text:span text:style-name="T2">全球拦截</text:span></text:p>
      <text:p text:style-name="P2"><text:s/><text:span text:style-name="T1">- DOMAIN-SUFFIX,ktv0311.com,🛑 </text:span><text:span text:style-name="T2">全球拦截</text:span></text:p>
      <text:p text:style-name="P2"><text:s/><text:span text:style-name="T1">- DOMAIN-SUFFIX,ku63.com,🛑 </text:span><text:span text:style-name="T2">全球拦截</text:span></text:p>
      <text:p text:style-name="P2"><text:s/><text:span text:style-name="T1">- DOMAIN-SUFFIX,ku9377.com,🛑 </text:span><text:span text:style-name="T2">全球拦截</text:span></text:p>
      <text:p text:style-name="P2"><text:s/><text:span text:style-name="T1">- DOMAIN-SUFFIX,kuaigao.rrsdl.com,🛑 </text:span><text:span text:style-name="T2">全球拦截</text:span></text:p>
      <text:p text:style-name="P2"><text:s/><text:span text:style-name="T1">- DOMAIN-SUFFIX,kuaikaiapp.com,🛑 </text:span><text:span text:style-name="T2">全球拦截</text:span></text:p>
      <text:p text:style-name="P2"><text:s/><text:span text:style-name="T1">- DOMAIN-SUFFIX,kuaikan.netmon.360safe.com,🛑 </text:span><text:span text:style-name="T2">全球拦截</text:span></text:p>
      <text:p text:style-name="P2"><text:soft-page-break/><text:s/><text:span text:style-name="T1">- DOMAIN-SUFFIX,kuaipai666.cn,🛑 </text:span><text:span text:style-name="T2">全球拦截</text:span></text:p>
      <text:p text:style-name="P2"><text:s/><text:span text:style-name="T1">- DOMAIN-SUFFIX,kudifish.com,🛑 </text:span><text:span text:style-name="T2">全球拦截</text:span></text:p>
      <text:p text:style-name="P2"><text:s/><text:span text:style-name="T1">- DOMAIN-SUFFIX,kuguopush.com,🛑 </text:span><text:span text:style-name="T2">全球拦截</text:span></text:p>
      <text:p text:style-name="P2"><text:s/><text:span text:style-name="T1">- DOMAIN-SUFFIX,kuwoyy.com,🛑 </text:span><text:span text:style-name="T2">全球拦截</text:span></text:p>
      <text:p text:style-name="P2"><text:s/><text:span text:style-name="T1">- DOMAIN-SUFFIX,kuyic.m.gxwztv.com,🛑 </text:span><text:span text:style-name="T2">全球拦截</text:span></text:p>
      <text:p text:style-name="P2"><text:s/><text:span text:style-name="T1">- DOMAIN-SUFFIX,kuzai.cooguo.com,🛑 </text:span><text:span text:style-name="T2">全球拦截</text:span></text:p>
      <text:p text:style-name="P2"><text:s/><text:span text:style-name="T1">- DOMAIN-SUFFIX,kw.ra.icast.cn,🛑 </text:span><text:span text:style-name="T2">全球拦截</text:span></text:p>
      <text:p text:style-name="P2"><text:s/><text:span text:style-name="T1">- DOMAIN-SUFFIX,kwmsg.kuwo.cn,🛑 </text:span><text:span text:style-name="T2">全球拦截</text:span></text:p>
      <text:p text:style-name="P2"><text:s/><text:span text:style-name="T1">- DOMAIN-SUFFIX,kwurl.ucweb.com,🛑 </text:span><text:span text:style-name="T2">全球拦截</text:span></text:p>
      <text:p text:style-name="P2"><text:s/><text:span text:style-name="T1">- DOMAIN-SUFFIX,kxlogo.knet.cn,🛑 </text:span><text:span text:style-name="T2">全球拦截</text:span></text:p>
      <text:p text:style-name="P2"><text:s/><text:span text:style-name="T1">- DOMAIN-SUFFIX,kxmav2.com,🛑 </text:span><text:span text:style-name="T2">全球拦截</text:span></text:p>
      <text:p text:style-name="P2"><text:s/><text:span text:style-name="T1">- DOMAIN-SUFFIX,kxrxh.com,🛑 </text:span><text:span text:style-name="T2">全球拦截</text:span></text:p>
      <text:p text:style-name="P2"><text:s/><text:span text:style-name="T1">- DOMAIN-SUFFIX,kyad88.com,🛑 </text:span><text:span text:style-name="T2">全球拦截</text:span></text:p>
      <text:p text:style-name="P2"><text:s/><text:span text:style-name="T1">- DOMAIN-SUFFIX,kyzhecmvpiaw.com,🛑 </text:span><text:span text:style-name="T2">全球拦截</text:span></text:p>
      <text:p text:style-name="P2"><text:s/><text:span text:style-name="T1">- DOMAIN-SUFFIX,l.adiers.com,🛑 </text:span><text:span text:style-name="T2">全球拦截</text:span></text:p>
      <text:p text:style-name="P2"><text:s/><text:span text:style-name="T1">- DOMAIN-SUFFIX,l.betrad.com,🛑 </text:span><text:span text:style-name="T2">全球拦截</text:span></text:p>
      <text:p text:style-name="P2"><text:s/><text:span text:style-name="T1">- DOMAIN-SUFFIX,l.minisplat.cn,🛑 </text:span><text:span text:style-name="T2">全球拦截</text:span></text:p>
      <text:p text:style-name="P2"><text:s/><text:span text:style-name="T1">- DOMAIN-SUFFIX,l.mnjkw.cn,🛑 </text:span><text:span text:style-name="T2">全球拦截</text:span></text:p>
      <text:p text:style-name="P2"><text:s/><text:span text:style-name="T1">- DOMAIN-SUFFIX,lives.l.qq.com,🛑 </text:span><text:span text:style-name="T2">全球拦截</text:span></text:p>
      <text:p text:style-name="P2"><text:s/><text:span text:style-name="T1">- DOMAIN-SUFFIX,livep.l.qq.com,🛑 </text:span><text:span text:style-name="T2">全球拦截</text:span></text:p>
      <text:p text:style-name="P2"><text:s/><text:span text:style-name="T1">- DOMAIN-SUFFIX,mi.gdt.qq.com,🛑 </text:span><text:span text:style-name="T2">全球拦截</text:span></text:p>
      <text:p text:style-name="P2"><text:s/><text:span text:style-name="T1">- DOMAIN-SUFFIX,l.supfast.net,🛑 </text:span><text:span text:style-name="T2">全球拦截</text:span></text:p>
      <text:p text:style-name="P2"><text:s/><text:span text:style-name="T1">- DOMAIN-SUFFIX,l.ujian.cc,🛑 </text:span><text:span text:style-name="T2">全球拦截</text:span></text:p>
      <text:p text:style-name="P2"><text:s/><text:span text:style-name="T1">- DOMAIN-SUFFIX,l.yidianzixun.com,🛑 </text:span><text:span text:style-name="T2">全球拦截</text:span></text:p>
      <text:p text:style-name="P2"><text:s/><text:span text:style-name="T1">- DOMAIN-SUFFIX,l1.soarfi.cn,🛑 </text:span><text:span text:style-name="T2">全球拦截</text:span></text:p>
      <text:p text:style-name="P2"><text:s/><text:span text:style-name="T1">- DOMAIN-SUFFIX,l2.soarfi.cn,🛑 </text:span><text:span text:style-name="T2">全球拦截</text:span></text:p>
      <text:p text:style-name="P2"><text:s/><text:span text:style-name="T1">- DOMAIN-SUFFIX,l9bdhcgihw.neihanw.com,🛑 </text:span><text:span text:style-name="T2">全球拦截</text:span></text:p>
      <text:p text:style-name="P2"><text:s/><text:span text:style-name="T1">- DOMAIN-SUFFIX,labs.ra.icast.cn,🛑 </text:span><text:span text:style-name="T2">全球拦截</text:span></text:p>
      <text:p text:style-name="P2"><text:s/><text:span text:style-name="T1">- DOMAIN-SUFFIX,laigame7.com,🛑 </text:span><text:span text:style-name="T2">全球拦截</text:span></text:p>
      <text:p text:style-name="P2"><text:s/><text:span text:style-name="T1">- DOMAIN-SUFFIX,laiququan.com,🛑 </text:span><text:span text:style-name="T2">全球拦截</text:span></text:p>
      <text:p text:style-name="P2"><text:s/><text:span text:style-name="T1">- DOMAIN-SUFFIX,lajizhan.org,🛑 </text:span><text:span text:style-name="T2">全球拦截</text:span></text:p>
      <text:p text:style-name="P2"><text:s/><text:span text:style-name="T1">- DOMAIN-SUFFIX,lan.btwan5.com,🛑 </text:span><text:span text:style-name="T2">全球拦截</text:span></text:p>
      <text:p text:style-name="P2"><text:s/><text:span text:style-name="T1">- DOMAIN-SUFFIX,langchars.com,🛑 </text:span><text:span text:style-name="T2">全球拦截</text:span></text:p>
      <text:p text:style-name="P2"><text:s/><text:span text:style-name="T1">- DOMAIN-SUFFIX,langjiyisheng.com,🛑 </text:span><text:span text:style-name="T2">全球拦截</text:span></text:p>
      <text:p text:style-name="P2"><text:s/><text:span text:style-name="T1">- DOMAIN-SUFFIX,lansha.tv,🛑 </text:span><text:span text:style-name="T2">全球拦截</text:span></text:p>
      <text:p text:style-name="P2"><text:s/><text:span text:style-name="T1">- DOMAIN-SUFFIX,lanxiangji.com,🛑 </text:span><text:span text:style-name="T2">全球拦截</text:span></text:p>
      <text:p text:style-name="P2"><text:s/><text:span text:style-name="T1">- DOMAIN-SUFFIX,laomaotao.net,🛑 </text:span><text:span text:style-name="T2">全球拦截</text:span></text:p>
      <text:p text:style-name="P2"><text:s/><text:span text:style-name="T1">- DOMAIN-SUFFIX,laoqu123.com,🛑 </text:span><text:span text:style-name="T2">全球拦截</text:span></text:p>
      <text:p text:style-name="P2"><text:s/><text:span text:style-name="T1">- DOMAIN-SUFFIX,lashou1000.com,🛑 </text:span><text:span text:style-name="T2">全球拦截</text:span></text:p>
      <text:p text:style-name="P2"><text:s/><text:span text:style-name="T1">- DOMAIN-SUFFIX,lb.gtimg.com,🛑 </text:span><text:span text:style-name="T2">全球拦截</text:span></text:p>
      <text:p text:style-name="P2"><text:s/><text:span text:style-name="T1">- DOMAIN-SUFFIX,lb.statsevent.com,🛑 </text:span><text:span text:style-name="T2">全球拦截</text:span></text:p>
      <text:p text:style-name="P2"><text:s/><text:span text:style-name="T1">- DOMAIN-SUFFIX,lbstatic-a.akamaihd.net,🛑 </text:span><text:span text:style-name="T2">全球拦截</text:span></text:p>
      <text:p text:style-name="P2"><text:s/><text:span text:style-name="T1">- DOMAIN-SUFFIX,lbszb.tongbu.com,🛑 </text:span><text:span text:style-name="T2">全球拦截</text:span></text:p>
      <text:p text:style-name="P2"><text:s/><text:span text:style-name="T1">- DOMAIN-SUFFIX,lc.jiathis.com,🛑 </text:span><text:span text:style-name="T2">全球拦截</text:span></text:p>
      <text:p text:style-name="P2"><text:s/><text:span text:style-name="T1">- DOMAIN-SUFFIX,lcs.dev.surepush.cn,🛑 </text:span><text:span text:style-name="T2">全球拦截</text:span></text:p>
      <text:p text:style-name="P2"><text:s/><text:span text:style-name="T1">- DOMAIN-SUFFIX,ld.mediaget.com,🛑 </text:span><text:span text:style-name="T2">全球拦截</text:span></text:p>
      <text:p text:style-name="P2"><text:s/><text:span text:style-name="T1">- DOMAIN-SUFFIX,ldpgl.code.mytanwan.com,🛑 </text:span><text:span text:style-name="T2">全球拦截</text:span></text:p>
      <text:p text:style-name="P2"><text:s/><text:span text:style-name="T1">- DOMAIN-SUFFIX,lds.lenovomm.com,🛑 </text:span><text:span text:style-name="T2">全球拦截</text:span></text:p>
      <text:p text:style-name="P2"><text:s/><text:span text:style-name="T1">- DOMAIN-SUFFIX,lds.zui.com,🛑 </text:span><text:span text:style-name="T2">全球拦截</text:span></text:p>
      <text:p text:style-name="P2"><text:s/><text:span text:style-name="T1">- DOMAIN-SUFFIX,ldy.350.com,🛑 </text:span><text:span text:style-name="T2">全球拦截</text:span></text:p>
      <text:p text:style-name="P2"><text:s/><text:span text:style-name="T1">- DOMAIN-SUFFIX,ldy.adqku.cn,🛑 </text:span><text:span text:style-name="T2">全球拦截</text:span></text:p>
      <text:p text:style-name="P2"><text:s/><text:span text:style-name="T1">- DOMAIN-SUFFIX,le4le.com,🛑 </text:span><text:span text:style-name="T2">全球拦截</text:span></text:p>
      <text:p text:style-name="P2"><text:s/><text:span text:style-name="T1">- DOMAIN-SUFFIX,leadbolt.net,🛑 </text:span><text:span text:style-name="T2">全球拦截</text:span></text:p>
      <text:p text:style-name="P2"><text:s/><text:span text:style-name="T1">- DOMAIN-SUFFIX,leadboltads.net,🛑 </text:span><text:span text:style-name="T2">全球拦截</text:span></text:p>
      <text:p text:style-name="P2"><text:s/><text:span text:style-name="T1">- DOMAIN-SUFFIX,leadboltapps.net,🛑 </text:span><text:span text:style-name="T2">全球拦截</text:span></text:p>
      <text:p text:style-name="P2"><text:s/><text:span text:style-name="T1">- DOMAIN-SUFFIX,ledou.dl.uu.cc,🛑 </text:span><text:span text:style-name="T2">全球拦截</text:span></text:p>
      <text:p text:style-name="P2"><text:soft-page-break/><text:s/><text:span text:style-name="T1">- DOMAIN-SUFFIX,leeyuoxs.com,🛑 </text:span><text:span text:style-name="T2">全球拦截</text:span></text:p>
      <text:p text:style-name="P2"><text:s/><text:span text:style-name="T1">- DOMAIN-SUFFIX,legozu.com,🛑 </text:span><text:span text:style-name="T2">全球拦截</text:span></text:p>
      <text:p text:style-name="P2"><text:s/><text:span text:style-name="T1">- DOMAIN-SUFFIX,lele999.com,🛑 </text:span><text:span text:style-name="T2">全球拦截</text:span></text:p>
      <text:p text:style-name="P2"><text:s/><text:span text:style-name="T1">- DOMAIN-SUFFIX,lessplay.com,🛑 </text:span><text:span text:style-name="T2">全球拦截</text:span></text:p>
      <text:p text:style-name="P2"><text:s/><text:span text:style-name="T1">- DOMAIN-SUFFIX,letv.irs01.com,🛑 </text:span><text:span text:style-name="T2">全球拦截</text:span></text:p>
      <text:p text:style-name="P2"><text:s/><text:span text:style-name="T1">- DOMAIN-SUFFIX,leztc.com,🛑 </text:span><text:span text:style-name="T2">全球拦截</text:span></text:p>
      <text:p text:style-name="P2"><text:s/><text:span text:style-name="T1">- DOMAIN-SUFFIX,lflili.com,🛑 </text:span><text:span text:style-name="T2">全球拦截</text:span></text:p>
      <text:p text:style-name="P2"><text:s/><text:span text:style-name="T1">- DOMAIN-SUFFIX,lfyuanai.com,🛑 </text:span><text:span text:style-name="T2">全球拦截</text:span></text:p>
      <text:p text:style-name="P2"><text:s/><text:span text:style-name="T1">- DOMAIN-SUFFIX,lg2.jointreport-switch.com,🛑 </text:span><text:span text:style-name="T2">全球拦截</text:span></text:p>
      <text:p text:style-name="P2"><text:s/><text:span text:style-name="T1">- DOMAIN-SUFFIX,lg4.jointreport-switch.com,🛑 </text:span><text:span text:style-name="T2">全球拦截</text:span></text:p>
      <text:p text:style-name="P2"><text:s/><text:span text:style-name="T1">- DOMAIN-SUFFIX,lhafy.com,🛑 </text:span><text:span text:style-name="T2">全球拦截</text:span></text:p>
      <text:p text:style-name="P2"><text:s/><text:span text:style-name="T1">- DOMAIN-SUFFIX,lhengilin.com,🛑 </text:span><text:span text:style-name="T2">全球拦截</text:span></text:p>
      <text:p text:style-name="P2"><text:s/><text:span text:style-name="T1">- DOMAIN-SUFFIX,lhusy.com,🛑 </text:span><text:span text:style-name="T2">全球拦截</text:span></text:p>
      <text:p text:style-name="P2"><text:s/><text:span text:style-name="T1">- DOMAIN-SUFFIX,li.anyysz.com,🛑 </text:span><text:span text:style-name="T2">全球拦截</text:span></text:p>
      <text:p text:style-name="P2"><text:s/><text:span text:style-name="T1">- DOMAIN-SUFFIX,liangao.com,🛑 </text:span><text:span text:style-name="T2">全球拦截</text:span></text:p>
      <text:p text:style-name="P2"><text:s/><text:span text:style-name="T1">- DOMAIN-SUFFIX,liangziweixg.com,🛑 </text:span><text:span text:style-name="T2">全球拦截</text:span></text:p>
      <text:p text:style-name="P2"><text:s/><text:span text:style-name="T1">- DOMAIN-SUFFIX,lib.haotv8.com,🛑 </text:span><text:span text:style-name="T2">全球拦截</text:span></text:p>
      <text:p text:style-name="P2"><text:s/><text:span text:style-name="T1">- DOMAIN-SUFFIX,liba.haotv8.com,🛑 </text:span><text:span text:style-name="T2">全球拦截</text:span></text:p>
      <text:p text:style-name="P2"><text:s/><text:span text:style-name="T1">- DOMAIN-SUFFIX,libs.tvmao.cn,🛑 </text:span><text:span text:style-name="T2">全球拦截</text:span></text:p>
      <text:p text:style-name="P2"><text:s/><text:span text:style-name="T1">- DOMAIN-SUFFIX,license.lumion3d.com,🛑 </text:span><text:span text:style-name="T2">全球拦截</text:span></text:p>
      <text:p text:style-name="P2"><text:s/><text:span text:style-name="T1">- DOMAIN-SUFFIX,license.lumion3d.net,🛑 </text:span><text:span text:style-name="T2">全球拦截</text:span></text:p>
      <text:p text:style-name="P2"><text:s/><text:span text:style-name="T1">- DOMAIN-SUFFIX,licenses.ashampoo.com,🛑 </text:span><text:span text:style-name="T2">全球拦截</text:span></text:p>
      <text:p text:style-name="P2"><text:s/><text:span text:style-name="T1">- DOMAIN-SUFFIX,licensing.tableausoftware.com,🛑 </text:span><text:span text:style-name="T2">全球拦截</text:span></text:p>
      <text:p text:style-name="P2"><text:s/><text:span text:style-name="T1">- DOMAIN-SUFFIX,life.e0575.com,🛑 </text:span><text:span text:style-name="T2">全球拦截</text:span></text:p>
      <text:p text:style-name="P2"><text:s/><text:span text:style-name="T1">- DOMAIN-SUFFIX,life.imagepix.org,🛑 </text:span><text:span text:style-name="T2">全球拦截</text:span></text:p>
      <text:p text:style-name="P2"><text:s/><text:span text:style-name="T1">- DOMAIN-SUFFIX,lightson.vpsboard.com,🛑 </text:span><text:span text:style-name="T2">全球拦截</text:span></text:p>
      <text:p text:style-name="P2"><text:s/><text:span text:style-name="T1">- DOMAIN-SUFFIX,linezing.com,🛑 </text:span><text:span text:style-name="T2">全球拦截</text:span></text:p>
      <text:p text:style-name="P2"><text:s/><text:span text:style-name="T1">- DOMAIN-SUFFIX,lingdian98.com,🛑 </text:span><text:span text:style-name="T2">全球拦截</text:span></text:p>
      <text:p text:style-name="P2"><text:s/><text:span text:style-name="T1">- DOMAIN-SUFFIX,linkbide.com,🛑 </text:span><text:span text:style-name="T2">全球拦截</text:span></text:p>
      <text:p text:style-name="P2"><text:s/><text:span text:style-name="T1">- DOMAIN-SUFFIX,linkeye.ximalaya.com,🛑 </text:span><text:span text:style-name="T2">全球拦截</text:span></text:p>
      <text:p text:style-name="P2"><text:s/><text:span text:style-name="T1">- DOMAIN-SUFFIX,linkpage.cn,🛑 </text:span><text:span text:style-name="T2">全球拦截</text:span></text:p>
      <text:p text:style-name="P2"><text:s/><text:span text:style-name="T1">- DOMAIN-SUFFIX,links.services.disqus.com,🛑 </text:span><text:span text:style-name="T2">全球拦截</text:span></text:p>
      <text:p text:style-name="P2"><text:s/><text:span text:style-name="T1">- DOMAIN-SUFFIX,linyao.dxsdb.com,🛑 </text:span><text:span text:style-name="T2">全球拦截</text:span></text:p>
      <text:p text:style-name="P2"><text:s/><text:span text:style-name="T1">- DOMAIN-SUFFIX,lishuanghao.com,🛑 </text:span><text:span text:style-name="T2">全球拦截</text:span></text:p>
      <text:p text:style-name="P2"><text:s/><text:span text:style-name="T1">- DOMAIN-SUFFIX,listenother.com,🛑 </text:span><text:span text:style-name="T2">全球拦截</text:span></text:p>
      <text:p text:style-name="P2"><text:s/><text:span text:style-name="T1">- DOMAIN-SUFFIX,listlog.baofeng.net,🛑 </text:span><text:span text:style-name="T2">全球拦截</text:span></text:p>
      <text:p text:style-name="P2"><text:s/><text:span text:style-name="T1">- DOMAIN-SUFFIX,liuliguo.com,🛑 </text:span><text:span text:style-name="T2">全球拦截</text:span></text:p>
      <text:p text:style-name="P2"><text:s/><text:span text:style-name="T1">- DOMAIN-SUFFIX,live.tvpot.daum.net,🛑 </text:span><text:span text:style-name="T2">全球拦截</text:span></text:p>
      <text:p text:style-name="P2"><text:s/><text:span text:style-name="T1">- DOMAIN-SUFFIX,livehapp.com,🛑 </text:span><text:span text:style-name="T2">全球拦截</text:span></text:p>
      <text:p text:style-name="P2"><text:s/><text:span text:style-name="T1">- DOMAIN-SUFFIX,livep.l.ott.video.qq.com,🛑 </text:span><text:span text:style-name="T2">全球拦截</text:span></text:p>
      <text:p text:style-name="P2"><text:s/><text:span text:style-name="T1">- DOMAIN-SUFFIX,lives.l.cp81.ott.cibntv.net,🛑 </text:span><text:span text:style-name="T2">全球拦截</text:span></text:p>
      <text:p text:style-name="P2"><text:s/><text:span text:style-name="T1">- DOMAIN-SUFFIX,lives.l.ott.video.qq.com,🛑 </text:span><text:span text:style-name="T2">全球拦截</text:span></text:p>
      <text:p text:style-name="P2"><text:s/><text:span text:style-name="T1">- DOMAIN-SUFFIX,liveupdate.mac.sandai.net,🛑 </text:span><text:span text:style-name="T2">全球拦截</text:span></text:p>
      <text:p text:style-name="P2"><text:s/><text:span text:style-name="T1">- DOMAIN-SUFFIX,lixiangmo.com,🛑 </text:span><text:span text:style-name="T2">全球拦截</text:span></text:p>
      <text:p text:style-name="P2"><text:s/><text:span text:style-name="T1">- DOMAIN-SUFFIX,ljrtb.cn,🛑 </text:span><text:span text:style-name="T2">全球拦截</text:span></text:p>
      <text:p text:style-name="P2"><text:s/><text:span text:style-name="T1">- DOMAIN-SUFFIX,lkf1.m.sanhao3.com,🛑 </text:span><text:span text:style-name="T2">全球拦截</text:span></text:p>
      <text:p text:style-name="P2"><text:s/><text:span text:style-name="T1">- DOMAIN-SUFFIX,ll.a.hulu.com,🛑 </text:span><text:span text:style-name="T2">全球拦截</text:span></text:p>
      <text:p text:style-name="P2"><text:s/><text:span text:style-name="T1">- DOMAIN-SUFFIX,ll.gxsky.com,🛑 </text:span><text:span text:style-name="T2">全球拦截</text:span></text:p>
      <text:p text:style-name="P2"><text:s/><text:span text:style-name="T1">- DOMAIN-SUFFIX,ll.hudong.com,🛑 </text:span><text:span text:style-name="T2">全球拦截</text:span></text:p>
      <text:p text:style-name="P2"><text:s/><text:span text:style-name="T1">- DOMAIN-SUFFIX,ll.songlaoban.cn,🛑 </text:span><text:span text:style-name="T2">全球拦截</text:span></text:p>
      <text:p text:style-name="P2"><text:s/><text:span text:style-name="T1">- DOMAIN-SUFFIX,ll38.com,🛑 </text:span><text:span text:style-name="T2">全球拦截</text:span></text:p>
      <text:p text:style-name="P2"><text:s/><text:span text:style-name="T1">- DOMAIN-SUFFIX,lm.dawenxue.org,🛑 </text:span><text:span text:style-name="T2">全球拦截</text:span></text:p>
      <text:p text:style-name="P2"><text:s/><text:span text:style-name="T1">- DOMAIN-SUFFIX,lm.licenses.adobe.com,🛑 </text:span><text:span text:style-name="T2">全球拦截</text:span></text:p>
      <text:p text:style-name="P2"><text:s/><text:span text:style-name="T1">- DOMAIN-SUFFIX,lm.souid.com,🛑 </text:span><text:span text:style-name="T2">全球拦截</text:span></text:p>
      <text:p text:style-name="P2"><text:s/><text:span text:style-name="T1">- DOMAIN-SUFFIX,lm.xiashu.la,🛑 </text:span><text:span text:style-name="T2">全球拦截</text:span></text:p>
      <text:p text:style-name="P2"><text:s/><text:span text:style-name="T1">- DOMAIN-SUFFIX,lml.jfjsp.com,🛑 </text:span><text:span text:style-name="T2">全球拦截</text:span></text:p>
      <text:p text:style-name="P2"><text:soft-page-break/><text:s/><text:span text:style-name="T1">- DOMAIN-SUFFIX,lmlicenses.wip4.adobe.com,🛑 </text:span><text:span text:style-name="T2">全球拦截</text:span></text:p>
      <text:p text:style-name="P2"><text:s/><text:span text:style-name="T1">- DOMAIN-SUFFIX,lmwap.awtks.com,🛑 </text:span><text:span text:style-name="T2">全球拦截</text:span></text:p>
      <text:p text:style-name="P2"><text:s/><text:span text:style-name="T1">- DOMAIN-SUFFIX,lndjj.com,🛑 </text:span><text:span text:style-name="T2">全球拦截</text:span></text:p>
      <text:p text:style-name="P2"><text:s/><text:span text:style-name="T1">- DOMAIN-SUFFIX,lnk8z.com,🛑 </text:span><text:span text:style-name="T2">全球拦截</text:span></text:p>
      <text:p text:style-name="P2"><text:s/><text:span text:style-name="T1">- DOMAIN-SUFFIX,lnr2.com,🛑 </text:span><text:span text:style-name="T2">全球拦截</text:span></text:p>
      <text:p text:style-name="P2"><text:s/><text:span text:style-name="T1">- DOMAIN-SUFFIX,load77.exelator.com,🛑 </text:span><text:span text:style-name="T2">全球拦截</text:span></text:p>
      <text:p text:style-name="P2"><text:s/><text:span text:style-name="T1">- DOMAIN-SUFFIX,loading.baofeng5.baofeng.net,🛑 </text:span><text:span text:style-name="T2">全球拦截</text:span></text:p>
      <text:p text:style-name="P2"><text:s/><text:span text:style-name="T1">- DOMAIN-SUFFIX,loadm.exelator.com,🛑 </text:span><text:span text:style-name="T2">全球拦截</text:span></text:p>
      <text:p text:style-name="P2"><text:s/><text:span text:style-name="T1">- DOMAIN-SUFFIX,loandatec.com,🛑 </text:span><text:span text:style-name="T2">全球拦截</text:span></text:p>
      <text:p text:style-name="P2"><text:s/><text:span text:style-name="T1">- DOMAIN-SUFFIX,localnetwork.uop,🛑 </text:span><text:span text:style-name="T2">全球拦截</text:span></text:p>
      <text:p text:style-name="P2"><text:s/><text:span text:style-name="T1">- DOMAIN-SUFFIX,location.ximalaya.com,🛑 </text:span><text:span text:style-name="T2">全球拦截</text:span></text:p>
      <text:p text:style-name="P2"><text:s/><text:span text:style-name="T1">- DOMAIN-SUFFIX,locdrop.query.yahoo.com,🛑 </text:span><text:span text:style-name="T2">全球拦截</text:span></text:p>
      <text:p text:style-name="P2"><text:s/><text:span text:style-name="T1">- DOMAIN-SUFFIX,log1.17173.com,🛑 </text:span><text:span text:style-name="T2">全球拦截</text:span></text:p>
      <text:p text:style-name="P2"><text:s/><text:span text:style-name="T1">- DOMAIN-SUFFIX,log1.molitv.cn,🛑 </text:span><text:span text:style-name="T2">全球拦截</text:span></text:p>
      <text:p text:style-name="P2"><text:s/><text:span text:style-name="T1">- DOMAIN-SUFFIX,log2.air.yoyi.com.cn,🛑 </text:span><text:span text:style-name="T2">全球拦截</text:span></text:p>
      <text:p text:style-name="P2"><text:s/><text:span text:style-name="T1">- DOMAIN-SUFFIX,log2.molitv.cn,🛑 </text:span><text:span text:style-name="T2">全球拦截</text:span></text:p>
      <text:p text:style-name="P2"><text:s/><text:span text:style-name="T1">- DOMAIN-SUFFIX,log-dmp.suishenyun.cn,🛑 </text:span><text:span text:style-name="T2">全球拦截</text:span></text:p>
      <text:p text:style-name="P2"><text:s/><text:span text:style-name="T1">- DOMAIN-SUFFIX,logger.qingting.fm,🛑 </text:span><text:span text:style-name="T2">全球拦截</text:span></text:p>
      <text:p text:style-name="P2"><text:s/><text:span text:style-name="T1">- DOMAIN-SUFFIX,logger.treexml.baofeng.com,🛑 </text:span><text:span text:style-name="T2">全球拦截</text:span></text:p>
      <text:p text:style-name="P2"><text:s/><text:span text:style-name="T1">- DOMAIN-SUFFIX,logonext.tv.kuyun.com,🛑 </text:span><text:span text:style-name="T2">全球拦截</text:span></text:p>
      <text:p text:style-name="P2"><text:s/><text:span text:style-name="T1">- DOMAIN-SUFFIX,logstat.caixin.com,🛑 </text:span><text:span text:style-name="T2">全球拦截</text:span></text:p>
      <text:p text:style-name="P2"><text:s/><text:span text:style-name="T1">- DOMAIN-SUFFIX,logupdate.avlyun.sec.miui.com,🛑 </text:span><text:span text:style-name="T2">全球拦截</text:span></text:p>
      <text:p text:style-name="P2"><text:s/><text:span text:style-name="T1">- DOMAIN-SUFFIX,lol.pnhfc.com,🛑 </text:span><text:span text:style-name="T2">全球拦截</text:span></text:p>
      <text:p text:style-name="P2"><text:s/><text:span text:style-name="T1">- DOMAIN-SUFFIX,loldy.jiangmg.com,🛑 </text:span><text:span text:style-name="T2">全球拦截</text:span></text:p>
      <text:p text:style-name="P2"><text:s/><text:span text:style-name="T1">- DOMAIN-SUFFIX,lomark.cn,🛑 </text:span><text:span text:style-name="T2">全球拦截</text:span></text:p>
      <text:p text:style-name="P2"><text:s/><text:span text:style-name="T1">- DOMAIN-SUFFIX,londonprivaterentals.standard.co.uk,🛑 </text:span><text:span text:style-name="T2">全球拦截</text:span></text:p>
      <text:p text:style-name="P2"><text:s/><text:span text:style-name="T1">- DOMAIN-SUFFIX,looky.hyves.org,🛑 </text:span><text:span text:style-name="T2">全球拦截</text:span></text:p>
      <text:p text:style-name="P2"><text:s/><text:span text:style-name="T1">- DOMAIN-SUFFIX,lottery.kuaiya.cn,🛑 </text:span><text:span text:style-name="T2">全球拦截</text:span></text:p>
      <text:p text:style-name="P2"><text:s/><text:span text:style-name="T1">- DOMAIN-SUFFIX,lotuseed.com,🛑 </text:span><text:span text:style-name="T2">全球拦截</text:span></text:p>
      <text:p text:style-name="P2"><text:s/><text:span text:style-name="T1">- DOMAIN-SUFFIX,lovestyl.com,🛑 </text:span><text:span text:style-name="T2">全球拦截</text:span></text:p>
      <text:p text:style-name="P2"><text:s/><text:span text:style-name="T1">- DOMAIN-SUFFIX,lovfp.com,🛑 </text:span><text:span text:style-name="T2">全球拦截</text:span></text:p>
      <text:p text:style-name="P2"><text:s/><text:span text:style-name="T1">- DOMAIN-SUFFIX,lp.jiuzhilan.com,🛑 </text:span><text:span text:style-name="T2">全球拦截</text:span></text:p>
      <text:p text:style-name="P2"><text:s/><text:span text:style-name="T1">- DOMAIN-SUFFIX,lp.startapp.com,🛑 </text:span><text:span text:style-name="T2">全球拦截</text:span></text:p>
      <text:p text:style-name="P2"><text:s/><text:span text:style-name="T1">- DOMAIN-SUFFIX,lp1901.com,🛑 </text:span><text:span text:style-name="T2">全球拦截</text:span></text:p>
      <text:p text:style-name="P2"><text:s/><text:span text:style-name="T1">- DOMAIN-SUFFIX,lpsxssm.com,🛑 </text:span><text:span text:style-name="T2">全球拦截</text:span></text:p>
      <text:p text:style-name="P2"><text:s/><text:span text:style-name="T1">- DOMAIN-SUFFIX,lqmohun.com,🛑 </text:span><text:span text:style-name="T2">全球拦截</text:span></text:p>
      <text:p text:style-name="P2"><text:s/><text:span text:style-name="T1">- DOMAIN-SUFFIX,lrswl.com,🛑 </text:span><text:span text:style-name="T2">全球拦截</text:span></text:p>
      <text:p text:style-name="P2"><text:s/><text:span text:style-name="T1">- DOMAIN-SUFFIX,ls.webmd.com,🛑 </text:span><text:span text:style-name="T2">全球拦截</text:span></text:p>
      <text:p text:style-name="P2"><text:s/><text:span text:style-name="T1">- DOMAIN-SUFFIX,lsxmg.com,🛑 </text:span><text:span text:style-name="T2">全球拦截</text:span></text:p>
      <text:p text:style-name="P2"><text:s/><text:span text:style-name="T1">- DOMAIN-SUFFIX,ltcprtc.com,🛑 </text:span><text:span text:style-name="T2">全球拦截</text:span></text:p>
      <text:p text:style-name="P2"><text:s/><text:span text:style-name="T1">- DOMAIN-SUFFIX,lthxz.cn,🛑 </text:span><text:span text:style-name="T2">全球拦截</text:span></text:p>
      <text:p text:style-name="P2"><text:s/><text:span text:style-name="T1">- DOMAIN-SUFFIX,lu.sogou.com,🛑 </text:span><text:span text:style-name="T2">全球拦截</text:span></text:p>
      <text:p text:style-name="P2"><text:s/><text:span text:style-name="T1">- DOMAIN-SUFFIX,lubosheng.cn,🛑 </text:span><text:span text:style-name="T2">全球拦截</text:span></text:p>
      <text:p text:style-name="P2"><text:s/><text:span text:style-name="T1">- DOMAIN-SUFFIX,lucting.cn,🛑 </text:span><text:span text:style-name="T2">全球拦截</text:span></text:p>
      <text:p text:style-name="P2"><text:s/><text:span text:style-name="T1">- DOMAIN-SUFFIX,lufax.com,🛑 </text:span><text:span text:style-name="T2">全球拦截</text:span></text:p>
      <text:p text:style-name="P2"><text:s/><text:span text:style-name="T1">- DOMAIN-SUFFIX,luotediao.net,🛑 </text:span><text:span text:style-name="T2">全球拦截</text:span></text:p>
      <text:p text:style-name="P2"><text:s/><text:span text:style-name="T1">- DOMAIN-SUFFIX,lvjian66.com,🛑 </text:span><text:span text:style-name="T2">全球拦截</text:span></text:p>
      <text:p text:style-name="P2"><text:s/><text:span text:style-name="T1">- DOMAIN-SUFFIX,lw1.cdmediaworld.com,🛑 </text:span><text:span text:style-name="T2">全球拦截</text:span></text:p>
      <text:p text:style-name="P2"><text:s/><text:span text:style-name="T1">- DOMAIN-SUFFIX,lw2.gamecopyworld.com,🛑 </text:span><text:span text:style-name="T2">全球拦截</text:span></text:p>
      <text:p text:style-name="P2"><text:s/><text:span text:style-name="T1">- DOMAIN-SUFFIX,lwnne.cn,🛑 </text:span><text:span text:style-name="T2">全球拦截</text:span></text:p>
      <text:p text:style-name="P2"><text:s/><text:span text:style-name="T1">- DOMAIN-SUFFIX,lwq.wangketuan.com,🛑 </text:span><text:span text:style-name="T2">全球拦截</text:span></text:p>
      <text:p text:style-name="P2"><text:s/><text:span text:style-name="T1">- DOMAIN-SUFFIX,lx167.com,🛑 </text:span><text:span text:style-name="T2">全球拦截</text:span></text:p>
      <text:p text:style-name="P2"><text:s/><text:span text:style-name="T1">- DOMAIN-SUFFIX,lxcdn.dl.files.xiaomi.net,🛑 </text:span><text:span text:style-name="T2">全球拦截</text:span></text:p>
      <text:p text:style-name="P2"><text:s/><text:span text:style-name="T1">- DOMAIN-SUFFIX,lxqcgj.com,🛑 </text:span><text:span text:style-name="T2">全球拦截</text:span></text:p>
      <text:p text:style-name="P2"><text:s/><text:span text:style-name="T1">- DOMAIN-SUFFIX,lxting.com,🛑 </text:span><text:span text:style-name="T2">全球拦截</text:span></text:p>
      <text:p text:style-name="P2"><text:s/><text:span text:style-name="T1">- DOMAIN-SUFFIX,lx-upload-log.yidianzixun.com,🛑 </text:span><text:span text:style-name="T2">全球拦截</text:span></text:p>
      <text:p text:style-name="P2"><text:soft-page-break/><text:s/><text:span text:style-name="T1">- DOMAIN-SUFFIX,lyaeccn.com,🛑 </text:span><text:span text:style-name="T2">全球拦截</text:span></text:p>
      <text:p text:style-name="P2"><text:s/><text:span text:style-name="T1">- DOMAIN-SUFFIX,lyapi.1391.com,🛑 </text:span><text:span text:style-name="T2">全球拦截</text:span></text:p>
      <text:p text:style-name="P2"><text:s/><text:span text:style-name="T1">- DOMAIN-SUFFIX,lycos-eu.imrworldwide.com,🛑 </text:span><text:span text:style-name="T2">全球拦截</text:span></text:p>
      <text:p text:style-name="P2"><text:s/><text:span text:style-name="T1">- DOMAIN-SUFFIX,lyhdream.com,🛑 </text:span><text:span text:style-name="T2">全球拦截</text:span></text:p>
      <text:p text:style-name="P2"><text:s/><text:span text:style-name="T1">- DOMAIN-SUFFIX,lyjk.1391.com,🛑 </text:span><text:span text:style-name="T2">全球拦截</text:span></text:p>
      <text:p text:style-name="P2"><text:s/><text:span text:style-name="T1">- DOMAIN-SUFFIX,lynndollin.com,🛑 </text:span><text:span text:style-name="T2">全球拦截</text:span></text:p>
      <text:p text:style-name="P2"><text:s/><text:span text:style-name="T1">- DOMAIN-SUFFIX,lyrymy.com,🛑 </text:span><text:span text:style-name="T2">全球拦截</text:span></text:p>
      <text:p text:style-name="P2"><text:s/><text:span text:style-name="T1">- DOMAIN-SUFFIX,lytubaobao.com,🛑 </text:span><text:span text:style-name="T2">全球拦截</text:span></text:p>
      <text:p text:style-name="P2"><text:s/><text:span text:style-name="T1">- DOMAIN-SUFFIX,lyunsd.cn,🛑 </text:span><text:span text:style-name="T2">全球拦截</text:span></text:p>
      <text:p text:style-name="P2"><text:s/><text:span text:style-name="T1">- DOMAIN-SUFFIX,lyztdz.com,🛑 </text:span><text:span text:style-name="T2">全球拦截</text:span></text:p>
      <text:p text:style-name="P2"><text:s/><text:span text:style-name="T1">- DOMAIN-SUFFIX,lz.chaelc.com,🛑 </text:span><text:span text:style-name="T2">全球拦截</text:span></text:p>
      <text:p text:style-name="P2"><text:s/><text:span text:style-name="T1">- DOMAIN-SUFFIX,lz.whafwl.com,🛑 </text:span><text:span text:style-name="T2">全球拦截</text:span></text:p>
      <text:p text:style-name="P2"><text:s/><text:span text:style-name="T1">- DOMAIN-SUFFIX,lzjycy.com,🛑 </text:span><text:span text:style-name="T2">全球拦截</text:span></text:p>
      <text:p text:style-name="P2"><text:s/><text:span text:style-name="T1">- DOMAIN-SUFFIX,lzmm8.com,🛑 </text:span><text:span text:style-name="T2">全球拦截</text:span></text:p>
      <text:p text:style-name="P2"><text:s/><text:span text:style-name="T1">- DOMAIN-SUFFIX,m.027blzs.com,🛑 </text:span><text:span text:style-name="T2">全球拦截</text:span></text:p>
      <text:p text:style-name="P2"><text:s/><text:span text:style-name="T1">- DOMAIN-SUFFIX,m.0531mnk.net,🛑 </text:span><text:span text:style-name="T2">全球拦截</text:span></text:p>
      <text:p text:style-name="P2"><text:s/><text:span text:style-name="T1">- DOMAIN-SUFFIX,m.107279.com,🛑 </text:span><text:span text:style-name="T2">全球拦截</text:span></text:p>
      <text:p text:style-name="P2"><text:s/><text:span text:style-name="T1">- DOMAIN-SUFFIX,m.118ex.cn,🛑 </text:span><text:span text:style-name="T2">全球拦截</text:span></text:p>
      <text:p text:style-name="P2"><text:s/><text:span text:style-name="T1">- DOMAIN-SUFFIX,m.1768.com,🛑 </text:span><text:span text:style-name="T2">全球拦截</text:span></text:p>
      <text:p text:style-name="P2"><text:s/><text:span text:style-name="T1">- DOMAIN-SUFFIX,m.1919388.net,🛑 </text:span><text:span text:style-name="T2">全球拦截</text:span></text:p>
      <text:p text:style-name="P2"><text:s/><text:span text:style-name="T1">- DOMAIN-SUFFIX,m.28487.net,🛑 </text:span><text:span text:style-name="T2">全球拦截</text:span></text:p>
      <text:p text:style-name="P2"><text:s/><text:span text:style-name="T1">- DOMAIN-SUFFIX,m.3987.com,🛑 </text:span><text:span text:style-name="T2">全球拦截</text:span></text:p>
      <text:p text:style-name="P2"><text:s/><text:span text:style-name="T1">- DOMAIN-SUFFIX,m.495495.com,🛑 </text:span><text:span text:style-name="T2">全球拦截</text:span></text:p>
      <text:p text:style-name="P2"><text:s/><text:span text:style-name="T1">- DOMAIN-SUFFIX,m.51xmgys.com,🛑 </text:span><text:span text:style-name="T2">全球拦截</text:span></text:p>
      <text:p text:style-name="P2"><text:s/><text:span text:style-name="T1">- DOMAIN-SUFFIX,m.52tushuo.com,🛑 </text:span><text:span text:style-name="T2">全球拦截</text:span></text:p>
      <text:p text:style-name="P2"><text:s/><text:span text:style-name="T1">- DOMAIN-SUFFIX,m.551144.com,🛑 </text:span><text:span text:style-name="T2">全球拦截</text:span></text:p>
      <text:p text:style-name="P2"><text:s/><text:span text:style-name="T1">- DOMAIN-SUFFIX,m.640640.com,🛑 </text:span><text:span text:style-name="T2">全球拦截</text:span></text:p>
      <text:p text:style-name="P2"><text:s/><text:span text:style-name="T1">- DOMAIN-SUFFIX,m.649649.com,🛑 </text:span><text:span text:style-name="T2">全球拦截</text:span></text:p>
      <text:p text:style-name="P2"><text:s/><text:span text:style-name="T1">- DOMAIN-SUFFIX,m.7180443.com,🛑 </text:span><text:span text:style-name="T2">全球拦截</text:span></text:p>
      <text:p text:style-name="P2"><text:s/><text:span text:style-name="T1">- DOMAIN-SUFFIX,m.77vcd.com,🛑 </text:span><text:span text:style-name="T2">全球拦截</text:span></text:p>
      <text:p text:style-name="P2"><text:s/><text:span text:style-name="T1">- DOMAIN-SUFFIX,m.937920.com,🛑 </text:span><text:span text:style-name="T2">全球拦截</text:span></text:p>
      <text:p text:style-name="P2"><text:s/><text:span text:style-name="T1">- DOMAIN-SUFFIX,m.abfirst.cn,🛑 </text:span><text:span text:style-name="T2">全球拦截</text:span></text:p>
      <text:p text:style-name="P2"><text:s/><text:span text:style-name="T1">- DOMAIN-SUFFIX,m.acaox.com,🛑 </text:span><text:span text:style-name="T2">全球拦截</text:span></text:p>
      <text:p text:style-name="P2"><text:s/><text:span text:style-name="T1">- DOMAIN-SUFFIX,m.achig.com,🛑 </text:span><text:span text:style-name="T2">全球拦截</text:span></text:p>
      <text:p text:style-name="P2"><text:s/><text:span text:style-name="T1">- DOMAIN-SUFFIX,m.ad.zhangyue.com,🛑 </text:span><text:span text:style-name="T2">全球拦截</text:span></text:p>
      <text:p text:style-name="P2"><text:s/><text:span text:style-name="T1">- DOMAIN-SUFFIX,m.adaog.com,🛑 </text:span><text:span text:style-name="T2">全球拦截</text:span></text:p>
      <text:p text:style-name="P2"><text:s/><text:span text:style-name="T1">- DOMAIN-SUFFIX,m.adxpop.com,🛑 </text:span><text:span text:style-name="T2">全球拦截</text:span></text:p>
      <text:p text:style-name="P2"><text:s/><text:span text:style-name="T1">- DOMAIN-SUFFIX,m.afoux.com,🛑 </text:span><text:span text:style-name="T2">全球拦截</text:span></text:p>
      <text:p text:style-name="P2"><text:s/><text:span text:style-name="T1">- DOMAIN-SUFFIX,m.anmeilai.net,🛑 </text:span><text:span text:style-name="T2">全球拦截</text:span></text:p>
      <text:p text:style-name="P2"><text:s/><text:span text:style-name="T1">- DOMAIN-SUFFIX,m.anzhuotan.com,🛑 </text:span><text:span text:style-name="T2">全球拦截</text:span></text:p>
      <text:p text:style-name="P2"><text:s/><text:span text:style-name="T1">- DOMAIN-SUFFIX,m.apxyz.com,🛑 </text:span><text:span text:style-name="T2">全球拦截</text:span></text:p>
      <text:p text:style-name="P2"><text:s/><text:span text:style-name="T1">- DOMAIN-SUFFIX,m.aqiudaohang.com,🛑 </text:span><text:span text:style-name="T2">全球拦截</text:span></text:p>
      <text:p text:style-name="P2"><text:s/><text:span text:style-name="T1">- DOMAIN-SUFFIX,m.assigned.cn,🛑 </text:span><text:span text:style-name="T2">全球拦截</text:span></text:p>
      <text:p text:style-name="P2"><text:s/><text:span text:style-name="T1">- DOMAIN-SUFFIX,m.aty.cp45.ott.cibntv.net,🛑 </text:span><text:span text:style-name="T2">全球拦截</text:span></text:p>
      <text:p text:style-name="P2"><text:s/><text:span text:style-name="T1">- DOMAIN-SUFFIX,m.aty.snmsohu.aisee.tv,🛑 </text:span><text:span text:style-name="T2">全球拦截</text:span></text:p>
      <text:p text:style-name="P2"><text:s/><text:span text:style-name="T1">- DOMAIN-SUFFIX,m.axsre.com,🛑 </text:span><text:span text:style-name="T2">全球拦截</text:span></text:p>
      <text:p text:style-name="P2"><text:s/><text:span text:style-name="T1">- DOMAIN-SUFFIX,m.baidu.com.yiqisee.cn,🛑 </text:span><text:span text:style-name="T2">全球拦截</text:span></text:p>
      <text:p text:style-name="P2"><text:s/><text:span text:style-name="T1">- DOMAIN-SUFFIX,m.baidu.com.zhiduo.org,🛑 </text:span><text:span text:style-name="T2">全球拦截</text:span></text:p>
      <text:p text:style-name="P2"><text:s/><text:span text:style-name="T1">- DOMAIN-SUFFIX,m.bailingjiankang.com,🛑 </text:span><text:span text:style-name="T2">全球拦截</text:span></text:p>
      <text:p text:style-name="P2"><text:s/><text:span text:style-name="T1">- DOMAIN-SUFFIX,m.baiyangzs.com,🛑 </text:span><text:span text:style-name="T2">全球拦截</text:span></text:p>
      <text:p text:style-name="P2"><text:s/><text:span text:style-name="T1">- DOMAIN-SUFFIX,m.bapkt.com,🛑 </text:span><text:span text:style-name="T2">全球拦截</text:span></text:p>
      <text:p text:style-name="P2"><text:s/><text:span text:style-name="T1">- DOMAIN-SUFFIX,m.bbvjs.com,🛑 </text:span><text:span text:style-name="T2">全球拦截</text:span></text:p>
      <text:p text:style-name="P2"><text:s/><text:span text:style-name="T1">- DOMAIN-SUFFIX,m.bdiae.com,🛑 </text:span><text:span text:style-name="T2">全球拦截</text:span></text:p>
      <text:p text:style-name="P2"><text:s/><text:span text:style-name="T1">- DOMAIN-SUFFIX,m.beacon.sina.com.cn,🛑 </text:span><text:span text:style-name="T2">全球拦截</text:span></text:p>
      <text:p text:style-name="P2"><text:s/><text:span text:style-name="T1">- DOMAIN-SUFFIX,m.bentengcn.com,🛑 </text:span><text:span text:style-name="T2">全球拦截</text:span></text:p>
      <text:p text:style-name="P2"><text:s/><text:span text:style-name="T1">- DOMAIN-SUFFIX,m.biquge5200.cc,🛑 </text:span><text:span text:style-name="T2">全球拦截</text:span></text:p>
      <text:p text:style-name="P2"><text:soft-page-break/><text:s/><text:span text:style-name="T1">- DOMAIN-SUFFIX,m.bokanedu.net,🛑 </text:span><text:span text:style-name="T2">全球拦截</text:span></text:p>
      <text:p text:style-name="P2"><text:s/><text:span text:style-name="T1">- DOMAIN-SUFFIX,m.bsnnk.com,🛑 </text:span><text:span text:style-name="T2">全球拦截</text:span></text:p>
      <text:p text:style-name="P2"><text:s/><text:span text:style-name="T1">- DOMAIN-SUFFIX,m.bss.pandora.xiaomi.com,🛑 </text:span><text:span text:style-name="T2">全球拦截</text:span></text:p>
      <text:p text:style-name="P2"><text:s/><text:span text:style-name="T1">- DOMAIN-SUFFIX,m.bvoer.com,🛑 </text:span><text:span text:style-name="T2">全球拦截</text:span></text:p>
      <text:p text:style-name="P2"><text:s/><text:span text:style-name="T1">- DOMAIN-SUFFIX,m.bvosv.com,🛑 </text:span><text:span text:style-name="T2">全球拦截</text:span></text:p>
      <text:p text:style-name="P2"><text:s/><text:span text:style-name="T1">- DOMAIN-SUFFIX,m.casbanlly.com,🛑 </text:span><text:span text:style-name="T2">全球拦截</text:span></text:p>
      <text:p text:style-name="P2"><text:s/><text:span text:style-name="T1">- DOMAIN-SUFFIX,m.cbeif.com,🛑 </text:span><text:span text:style-name="T2">全球拦截</text:span></text:p>
      <text:p text:style-name="P2"><text:s/><text:span text:style-name="T1">- DOMAIN-SUFFIX,m.ccunf.com,🛑 </text:span><text:span text:style-name="T2">全球拦截</text:span></text:p>
      <text:p text:style-name="P2"><text:s/><text:span text:style-name="T1">- DOMAIN-SUFFIX,m.cdfzcz.com,🛑 </text:span><text:span text:style-name="T2">全球拦截</text:span></text:p>
      <text:p text:style-name="P2"><text:s/><text:span text:style-name="T1">- DOMAIN-SUFFIX,m.cenrs.com,🛑 </text:span><text:span text:style-name="T2">全球拦截</text:span></text:p>
      <text:p text:style-name="P2"><text:s/><text:span text:style-name="T1">- DOMAIN-SUFFIX,m.chenhuia.com,🛑 </text:span><text:span text:style-name="T2">全球拦截</text:span></text:p>
      <text:p text:style-name="P2"><text:s/><text:span text:style-name="T1">- DOMAIN-SUFFIX,m.chexiw.com,🛑 </text:span><text:span text:style-name="T2">全球拦截</text:span></text:p>
      <text:p text:style-name="P2"><text:s/><text:span text:style-name="T1">- DOMAIN-SUFFIX,m.chfuw.com,🛑 </text:span><text:span text:style-name="T2">全球拦截</text:span></text:p>
      <text:p text:style-name="P2"><text:s/><text:span text:style-name="T1">- DOMAIN-SUFFIX,m.cjieh.com,🛑 </text:span><text:span text:style-name="T2">全球拦截</text:span></text:p>
      <text:p text:style-name="P2"><text:s/><text:span text:style-name="T1">- DOMAIN-SUFFIX,m.ckikq.com,🛑 </text:span><text:span text:style-name="T2">全球拦截</text:span></text:p>
      <text:p text:style-name="P2"><text:s/><text:span text:style-name="T1">- DOMAIN-SUFFIX,m.clkservice.youdao.com,🛑 </text:span><text:span text:style-name="T2">全球拦截</text:span></text:p>
      <text:p text:style-name="P2"><text:s/><text:span text:style-name="T1">- DOMAIN-SUFFIX,m.cocounion.com,🛑 </text:span><text:span text:style-name="T2">全球拦截</text:span></text:p>
      <text:p text:style-name="P2"><text:s/><text:span text:style-name="T1">- DOMAIN-SUFFIX,m.codlw.com,🛑 </text:span><text:span text:style-name="T2">全球拦截</text:span></text:p>
      <text:p text:style-name="P2"><text:s/><text:span text:style-name="T1">- DOMAIN-SUFFIX,m.coenr.com,🛑 </text:span><text:span text:style-name="T2">全球拦截</text:span></text:p>
      <text:p text:style-name="P2"><text:s/><text:span text:style-name="T1">- DOMAIN-SUFFIX,m.couas.com,🛑 </text:span><text:span text:style-name="T2">全球拦截</text:span></text:p>
      <text:p text:style-name="P2"><text:s/><text:span text:style-name="T1">- DOMAIN-SUFFIX,m.cqytjzgc.com,🛑 </text:span><text:span text:style-name="T2">全球拦截</text:span></text:p>
      <text:p text:style-name="P2"><text:s/><text:span text:style-name="T1">- DOMAIN-SUFFIX,m.ctsywy.com,🛑 </text:span><text:span text:style-name="T2">全球拦截</text:span></text:p>
      <text:p text:style-name="P2"><text:s/><text:span text:style-name="T1">- DOMAIN-SUFFIX,m.cudaojia.com,🛑 </text:span><text:span text:style-name="T2">全球拦截</text:span></text:p>
      <text:p text:style-name="P2"><text:s/><text:span text:style-name="T1">- DOMAIN-SUFFIX,m.cuoas.com,🛑 </text:span><text:span text:style-name="T2">全球拦截</text:span></text:p>
      <text:p text:style-name="P2"><text:s/><text:span text:style-name="T1">- DOMAIN-SUFFIX,m.cuoss.com,🛑 </text:span><text:span text:style-name="T2">全球拦截</text:span></text:p>
      <text:p text:style-name="P2"><text:s/><text:span text:style-name="T1">- DOMAIN-SUFFIX,m.daishuxy.com,🛑 </text:span><text:span text:style-name="T2">全球拦截</text:span></text:p>
      <text:p text:style-name="P2"><text:s/><text:span text:style-name="T1">- DOMAIN-SUFFIX,m.dante2007.com,🛑 </text:span><text:span text:style-name="T2">全球拦截</text:span></text:p>
      <text:p text:style-name="P2"><text:s/><text:span text:style-name="T1">- DOMAIN-SUFFIX,m.data.mob.com,🛑 </text:span><text:span text:style-name="T2">全球拦截</text:span></text:p>
      <text:p text:style-name="P2"><text:s/><text:span text:style-name="T1">- DOMAIN-SUFFIX,m.dbaiz.com,🛑 </text:span><text:span text:style-name="T2">全球拦截</text:span></text:p>
      <text:p text:style-name="P2"><text:s/><text:span text:style-name="T1">- DOMAIN-SUFFIX,m.dgaoz.com,🛑 </text:span><text:span text:style-name="T2">全球拦截</text:span></text:p>
      <text:p text:style-name="P2"><text:s/><text:span text:style-name="T1">- DOMAIN-SUFFIX,m.diogv.com,🛑 </text:span><text:span text:style-name="T2">全球拦截</text:span></text:p>
      <text:p text:style-name="P2"><text:s/><text:span text:style-name="T1">- DOMAIN-SUFFIX,m.djhhy.com,🛑 </text:span><text:span text:style-name="T2">全球拦截</text:span></text:p>
      <text:p text:style-name="P2"><text:s/><text:span text:style-name="T1">- DOMAIN-SUFFIX,m.dnfeu.com,🛑 </text:span><text:span text:style-name="T2">全球拦截</text:span></text:p>
      <text:p text:style-name="P2"><text:s/><text:span text:style-name="T1">- DOMAIN-SUFFIX,m.doodlemobile.com,🛑 </text:span><text:span text:style-name="T2">全球拦截</text:span></text:p>
      <text:p text:style-name="P2"><text:s/><text:span text:style-name="T1">- DOMAIN-SUFFIX,m.dsjre.com,🛑 </text:span><text:span text:style-name="T2">全球拦截</text:span></text:p>
      <text:p text:style-name="P2"><text:s/><text:span text:style-name="T1">- DOMAIN-SUFFIX,m.du1du.org,🛑 </text:span><text:span text:style-name="T2">全球拦截</text:span></text:p>
      <text:p text:style-name="P2"><text:s/><text:span text:style-name="T1">- DOMAIN-SUFFIX,m.duias.com,🛑 </text:span><text:span text:style-name="T2">全球拦截</text:span></text:p>
      <text:p text:style-name="P2"><text:s/><text:span text:style-name="T1">- DOMAIN-SUFFIX,m.duobao999.com,🛑 </text:span><text:span text:style-name="T2">全球拦截</text:span></text:p>
      <text:p text:style-name="P2"><text:s/><text:span text:style-name="T1">- DOMAIN-SUFFIX,m.dxmci.com,🛑 </text:span><text:span text:style-name="T2">全球拦截</text:span></text:p>
      <text:p text:style-name="P2"><text:s/><text:span text:style-name="T1">- DOMAIN-SUFFIX,m.edo5.com,🛑 </text:span><text:span text:style-name="T2">全球拦截</text:span></text:p>
      <text:p text:style-name="P2"><text:s/><text:span text:style-name="T1">- DOMAIN-SUFFIX,m.ee-skin.com,🛑 </text:span><text:span text:style-name="T2">全球拦截</text:span></text:p>
      <text:p text:style-name="P2"><text:s/><text:span text:style-name="T1">- DOMAIN-SUFFIX,m.ee-vip.net,🛑 </text:span><text:span text:style-name="T2">全球拦截</text:span></text:p>
      <text:p text:style-name="P2"><text:s/><text:span text:style-name="T1">- DOMAIN-SUFFIX,m.efeiy.com,🛑 </text:span><text:span text:style-name="T2">全球拦截</text:span></text:p>
      <text:p text:style-name="P2"><text:s/><text:span text:style-name="T1">- DOMAIN-SUFFIX,m.ehxyz.com,🛑 </text:span><text:span text:style-name="T2">全球拦截</text:span></text:p>
      <text:p text:style-name="P2"><text:s/><text:span text:style-name="T1">- DOMAIN-SUFFIX,m.emgwq.com,🛑 </text:span><text:span text:style-name="T2">全球拦截</text:span></text:p>
      <text:p text:style-name="P2"><text:s/><text:span text:style-name="T1">- DOMAIN-SUFFIX,m.enjuk.com,🛑 </text:span><text:span text:style-name="T2">全球拦截</text:span></text:p>
      <text:p text:style-name="P2"><text:s/><text:span text:style-name="T1">- DOMAIN-SUFFIX,m.ennmt.com,🛑 </text:span><text:span text:style-name="T2">全球拦截</text:span></text:p>
      <text:p text:style-name="P2"><text:s/><text:span text:style-name="T1">- DOMAIN-SUFFIX,m.fbaix.com,🛑 </text:span><text:span text:style-name="T2">全球拦截</text:span></text:p>
      <text:p text:style-name="P2"><text:s/><text:span text:style-name="T1">- DOMAIN-SUFFIX,m.fbaot.com,🛑 </text:span><text:span text:style-name="T2">全球拦截</text:span></text:p>
      <text:p text:style-name="P2"><text:s/><text:span text:style-name="T1">- DOMAIN-SUFFIX,m.fcaot.com,🛑 </text:span><text:span text:style-name="T2">全球拦截</text:span></text:p>
      <text:p text:style-name="P2"><text:s/><text:span text:style-name="T1">- DOMAIN-SUFFIX,m.fcuit.com,🛑 </text:span><text:span text:style-name="T2">全球拦截</text:span></text:p>
      <text:p text:style-name="P2"><text:s/><text:span text:style-name="T1">- DOMAIN-SUFFIX,m.fecjf.cn,🛑 </text:span><text:span text:style-name="T2">全球拦截</text:span></text:p>
      <text:p text:style-name="P2"><text:s/><text:span text:style-name="T1">- DOMAIN-SUFFIX,m.feirs.com,🛑 </text:span><text:span text:style-name="T2">全球拦截</text:span></text:p>
      <text:p text:style-name="P2"><text:s/><text:span text:style-name="T1">- DOMAIN-SUFFIX,m.fengwanwl.com,🛑 </text:span><text:span text:style-name="T2">全球拦截</text:span></text:p>
      <text:p text:style-name="P2"><text:s/><text:span text:style-name="T1">- DOMAIN-SUFFIX,m.fenrs.com,🛑 </text:span><text:span text:style-name="T2">全球拦截</text:span></text:p>
      <text:p text:style-name="P2"><text:s/><text:span text:style-name="T1">- DOMAIN-SUFFIX,m.fhxsw.org,🛑 </text:span><text:span text:style-name="T2">全球拦截</text:span></text:p>
      <text:p text:style-name="P2"><text:soft-page-break/><text:s/><text:span text:style-name="T1">- DOMAIN-SUFFIX,m.fimky.com,🛑 </text:span><text:span text:style-name="T2">全球拦截</text:span></text:p>
      <text:p text:style-name="P2"><text:s/><text:span text:style-name="T1">- DOMAIN-SUFFIX,m.fkkse.com,🛑 </text:span><text:span text:style-name="T2">全球拦截</text:span></text:p>
      <text:p text:style-name="P2"><text:s/><text:span text:style-name="T1">- DOMAIN-SUFFIX,m.fkogs.com,🛑 </text:span><text:span text:style-name="T2">全球拦截</text:span></text:p>
      <text:p text:style-name="P2"><text:s/><text:span text:style-name="T1">- DOMAIN-SUFFIX,m.focuscat.com,🛑 </text:span><text:span text:style-name="T2">全球拦截</text:span></text:p>
      <text:p text:style-name="P2"><text:s/><text:span text:style-name="T1">- DOMAIN-SUFFIX,m.fouas.com,🛑 </text:span><text:span text:style-name="T2">全球拦截</text:span></text:p>
      <text:p text:style-name="P2"><text:s/><text:span text:style-name="T1">- DOMAIN-SUFFIX,m.foumm.com,🛑 </text:span><text:span text:style-name="T2">全球拦截</text:span></text:p>
      <text:p text:style-name="P2"><text:s/><text:span text:style-name="T1">- DOMAIN-SUFFIX,m.fstaw.com,🛑 </text:span><text:span text:style-name="T2">全球拦截</text:span></text:p>
      <text:p text:style-name="P2"><text:s/><text:span text:style-name="T1">- DOMAIN-SUFFIX,m.fwjoi.com,🛑 </text:span><text:span text:style-name="T2">全球拦截</text:span></text:p>
      <text:p text:style-name="P2"><text:s/><text:span text:style-name="T1">- DOMAIN-SUFFIX,m.fxbga.com,🛑 </text:span><text:span text:style-name="T2">全球拦截</text:span></text:p>
      <text:p text:style-name="P2"><text:s/><text:span text:style-name="T1">- DOMAIN-SUFFIX,m.fzyda.com,🛑 </text:span><text:span text:style-name="T2">全球拦截</text:span></text:p>
      <text:p text:style-name="P2"><text:s/><text:span text:style-name="T1">- DOMAIN-SUFFIX,m.gameyun907.net,🛑 </text:span><text:span text:style-name="T2">全球拦截</text:span></text:p>
      <text:p text:style-name="P2"><text:s/><text:span text:style-name="T1">- DOMAIN-SUFFIX,m.ganrs.com,🛑 </text:span><text:span text:style-name="T2">全球拦截</text:span></text:p>
      <text:p text:style-name="P2"><text:s/><text:span text:style-name="T1">- DOMAIN-SUFFIX,m.gbieg.com,🛑 </text:span><text:span text:style-name="T2">全球拦截</text:span></text:p>
      <text:p text:style-name="P2"><text:s/><text:span text:style-name="T1">- DOMAIN-SUFFIX,m.gcaij.com,🛑 </text:span><text:span text:style-name="T2">全球拦截</text:span></text:p>
      <text:p text:style-name="P2"><text:s/><text:span text:style-name="T1">- DOMAIN-SUFFIX,m.gcheg.com,🛑 </text:span><text:span text:style-name="T2">全球拦截</text:span></text:p>
      <text:p text:style-name="P2"><text:s/><text:span text:style-name="T1">- DOMAIN-SUFFIX,m.gdt.vip1790.cn,🛑 </text:span><text:span text:style-name="T2">全球拦截</text:span></text:p>
      <text:p text:style-name="P2"><text:s/><text:span text:style-name="T1">- DOMAIN-SUFFIX,m.gglay.com,🛑 </text:span><text:span text:style-name="T2">全球拦截</text:span></text:p>
      <text:p text:style-name="P2"><text:s/><text:span text:style-name="T1">- DOMAIN-SUFFIX,m.gtiou.com,🛑 </text:span><text:span text:style-name="T2">全球拦截</text:span></text:p>
      <text:p text:style-name="P2"><text:s/><text:span text:style-name="T1">- DOMAIN-SUFFIX,m.gtnde.com,🛑 </text:span><text:span text:style-name="T2">全球拦截</text:span></text:p>
      <text:p text:style-name="P2"><text:s/><text:span text:style-name="T1">- DOMAIN-SUFFIX,m.guaas.com,🛑 </text:span><text:span text:style-name="T2">全球拦截</text:span></text:p>
      <text:p text:style-name="P2"><text:s/><text:span text:style-name="T1">- DOMAIN-SUFFIX,m.guanren11.com,🛑 </text:span><text:span text:style-name="T2">全球拦截</text:span></text:p>
      <text:p text:style-name="P2"><text:s/><text:span text:style-name="T1">- DOMAIN-SUFFIX,m.guanren5.com,🛑 </text:span><text:span text:style-name="T2">全球拦截</text:span></text:p>
      <text:p text:style-name="P2"><text:s/><text:span text:style-name="T1">- DOMAIN-SUFFIX,m.guanren6.com,🛑 </text:span><text:span text:style-name="T2">全球拦截</text:span></text:p>
      <text:p text:style-name="P2"><text:s/><text:span text:style-name="T1">- DOMAIN-SUFFIX,m.guanren9.com,🛑 </text:span><text:span text:style-name="T2">全球拦截</text:span></text:p>
      <text:p text:style-name="P2"><text:s/><text:span text:style-name="T1">- DOMAIN-SUFFIX,m.guifei99.com,🛑 </text:span><text:span text:style-name="T2">全球拦截</text:span></text:p>
      <text:p text:style-name="P2"><text:s/><text:span text:style-name="T1">- DOMAIN-SUFFIX,m.gujinyue.com,🛑 </text:span><text:span text:style-name="T2">全球拦截</text:span></text:p>
      <text:p text:style-name="P2"><text:s/><text:span text:style-name="T1">- DOMAIN-SUFFIX,m.gwdqp.com,🛑 </text:span><text:span text:style-name="T2">全球拦截</text:span></text:p>
      <text:p text:style-name="P2"><text:s/><text:span text:style-name="T1">- DOMAIN-SUFFIX,m.gxkyl.com,🛑 </text:span><text:span text:style-name="T2">全球拦截</text:span></text:p>
      <text:p text:style-name="P2"><text:s/><text:span text:style-name="T1">- DOMAIN-SUFFIX,m.haowj.com.cn,🛑 </text:span><text:span text:style-name="T2">全球拦截</text:span></text:p>
      <text:p text:style-name="P2"><text:s/><text:span text:style-name="T1">- DOMAIN-SUFFIX,m.harbinbaojia.net,🛑 </text:span><text:span text:style-name="T2">全球拦截</text:span></text:p>
      <text:p text:style-name="P2"><text:s/><text:span text:style-name="T1">- DOMAIN-SUFFIX,m.hellomingpian.com,🛑 </text:span><text:span text:style-name="T2">全球拦截</text:span></text:p>
      <text:p text:style-name="P2"><text:s/><text:span text:style-name="T1">- DOMAIN-SUFFIX,m.heygugu.com,🛑 </text:span><text:span text:style-name="T2">全球拦截</text:span></text:p>
      <text:p text:style-name="P2"><text:s/><text:span text:style-name="T1">- DOMAIN-SUFFIX,m.hhllyt.com,🛑 </text:span><text:span text:style-name="T2">全球拦截</text:span></text:p>
      <text:p text:style-name="P2"><text:s/><text:span text:style-name="T1">- DOMAIN-SUFFIX,m.hissq.com,🛑 </text:span><text:span text:style-name="T2">全球拦截</text:span></text:p>
      <text:p text:style-name="P2"><text:s/><text:span text:style-name="T1">- DOMAIN-SUFFIX,m.hk7799.net,🛑 </text:span><text:span text:style-name="T2">全球拦截</text:span></text:p>
      <text:p text:style-name="P2"><text:s/><text:span text:style-name="T1">- DOMAIN-SUFFIX,m.hkmqp.com,🛑 </text:span><text:span text:style-name="T2">全球拦截</text:span></text:p>
      <text:p text:style-name="P2"><text:s/><text:span text:style-name="T1">- DOMAIN-SUFFIX,m.hmzsfmjc.com,🛑 </text:span><text:span text:style-name="T2">全球拦截</text:span></text:p>
      <text:p text:style-name="P2"><text:s/><text:span text:style-name="T1">- DOMAIN-SUFFIX,m.hogyp.com,🛑 </text:span><text:span text:style-name="T2">全球拦截</text:span></text:p>
      <text:p text:style-name="P2"><text:s/><text:span text:style-name="T1">- DOMAIN-SUFFIX,m.hot-mob.com,🛑 </text:span><text:span text:style-name="T2">全球拦截</text:span></text:p>
      <text:p text:style-name="P2"><text:s/><text:span text:style-name="T1">- DOMAIN-SUFFIX,m.hpfjy.com,🛑 </text:span><text:span text:style-name="T2">全球拦截</text:span></text:p>
      <text:p text:style-name="P2"><text:s/><text:span text:style-name="T1">- DOMAIN-SUFFIX,m.hpzyl.com,🛑 </text:span><text:span text:style-name="T2">全球拦截</text:span></text:p>
      <text:p text:style-name="P2"><text:s/><text:span text:style-name="T1">- DOMAIN-SUFFIX,m.hsbkr.com,🛑 </text:span><text:span text:style-name="T2">全球拦截</text:span></text:p>
      <text:p text:style-name="P2"><text:s/><text:span text:style-name="T1">- DOMAIN-SUFFIX,m.htper.com,🛑 </text:span><text:span text:style-name="T2">全球拦截</text:span></text:p>
      <text:p text:style-name="P2"><text:s/><text:span text:style-name="T1">- DOMAIN-SUFFIX,m.huanyuexpress.com,🛑 </text:span><text:span text:style-name="T2">全球拦截</text:span></text:p>
      <text:p text:style-name="P2"><text:s/><text:span text:style-name="T1">- DOMAIN-SUFFIX,m.huyulh.com,🛑 </text:span><text:span text:style-name="T2">全球拦截</text:span></text:p>
      <text:p text:style-name="P2"><text:s/><text:span text:style-name="T1">- DOMAIN-SUFFIX,m.hyzui.com,🛑 </text:span><text:span text:style-name="T2">全球拦截</text:span></text:p>
      <text:p text:style-name="P2"><text:s/><text:span text:style-name="T1">- DOMAIN-SUFFIX,m.icyrd.com,🛑 </text:span><text:span text:style-name="T2">全球拦截</text:span></text:p>
      <text:p text:style-name="P2"><text:s/><text:span text:style-name="T1">- DOMAIN-SUFFIX,m.ienkdaged.cn,🛑 </text:span><text:span text:style-name="T2">全球拦截</text:span></text:p>
      <text:p text:style-name="P2"><text:s/><text:span text:style-name="T1">- DOMAIN-SUFFIX,m.ienkdago.cn,🛑 </text:span><text:span text:style-name="T2">全球拦截</text:span></text:p>
      <text:p text:style-name="P2"><text:s/><text:span text:style-name="T1">- DOMAIN-SUFFIX,m.infvb.com,🛑 </text:span><text:span text:style-name="T2">全球拦截</text:span></text:p>
      <text:p text:style-name="P2"><text:s/><text:span text:style-name="T1">- DOMAIN-SUFFIX,m.irauz.com,🛑 </text:span><text:span text:style-name="T2">全球拦截</text:span></text:p>
      <text:p text:style-name="P2"><text:s/><text:span text:style-name="T1">- DOMAIN-SUFFIX,m.irkuj.com,🛑 </text:span><text:span text:style-name="T2">全球拦截</text:span></text:p>
      <text:p text:style-name="P2"><text:s/><text:span text:style-name="T1">- DOMAIN-SUFFIX,m.iruad.com,🛑 </text:span><text:span text:style-name="T2">全球拦截</text:span></text:p>
      <text:p text:style-name="P2"><text:s/><text:span text:style-name="T1">- DOMAIN-SUFFIX,m.ishowms.com,🛑 </text:span><text:span text:style-name="T2">全球拦截</text:span></text:p>
      <text:p text:style-name="P2"><text:s/><text:span text:style-name="T1">- DOMAIN-SUFFIX,m.jcwwxn.com,🛑 </text:span><text:span text:style-name="T2">全球拦截</text:span></text:p>
      <text:p text:style-name="P2"><text:s/><text:span text:style-name="T1">- DOMAIN-SUFFIX,m.jdaot.com,🛑 </text:span><text:span text:style-name="T2">全球拦截</text:span></text:p>
      <text:p text:style-name="P2"><text:soft-page-break/><text:s/><text:span text:style-name="T1">- DOMAIN-SUFFIX,m.jgkto.com,🛑 </text:span><text:span text:style-name="T2">全球拦截</text:span></text:p>
      <text:p text:style-name="P2"><text:s/><text:span text:style-name="T1">- DOMAIN-SUFFIX,m.jhcgood.com,🛑 </text:span><text:span text:style-name="T2">全球拦截</text:span></text:p>
      <text:p text:style-name="P2"><text:s/><text:span text:style-name="T1">- DOMAIN-SUFFIX,m.jieyixiu.com,🛑 </text:span><text:span text:style-name="T2">全球拦截</text:span></text:p>
      <text:p text:style-name="P2"><text:s/><text:span text:style-name="T1">- DOMAIN-SUFFIX,m.jiirz.com,🛑 </text:span><text:span text:style-name="T2">全球拦截</text:span></text:p>
      <text:p text:style-name="P2"><text:s/><text:span text:style-name="T1">- DOMAIN-SUFFIX,m.jinchaoyu.com,🛑 </text:span><text:span text:style-name="T2">全球拦截</text:span></text:p>
      <text:p text:style-name="P2"><text:s/><text:span text:style-name="T1">- DOMAIN-SUFFIX,m.jioeg.com,🛑 </text:span><text:span text:style-name="T2">全球拦截</text:span></text:p>
      <text:p text:style-name="P2"><text:s/><text:span text:style-name="T1">- DOMAIN-SUFFIX,m.jkert.com,🛑 </text:span><text:span text:style-name="T2">全球拦截</text:span></text:p>
      <text:p text:style-name="P2"><text:s/><text:span text:style-name="T1">- DOMAIN-SUFFIX,m.jlkja.com,🛑 </text:span><text:span text:style-name="T2">全球拦截</text:span></text:p>
      <text:p text:style-name="P2"><text:s/><text:span text:style-name="T1">- DOMAIN-SUFFIX,m.jltdbyq.com,🛑 </text:span><text:span text:style-name="T2">全球拦截</text:span></text:p>
      <text:p text:style-name="P2"><text:s/><text:span text:style-name="T1">- DOMAIN-SUFFIX,m.joyxv.com,🛑 </text:span><text:span text:style-name="T2">全球拦截</text:span></text:p>
      <text:p text:style-name="P2"><text:s/><text:span text:style-name="T1">- DOMAIN-SUFFIX,m.juyzr.com,🛑 </text:span><text:span text:style-name="T2">全球拦截</text:span></text:p>
      <text:p text:style-name="P2"><text:s/><text:span text:style-name="T1">- DOMAIN-SUFFIX,m.jwiyr.com,🛑 </text:span><text:span text:style-name="T2">全球拦截</text:span></text:p>
      <text:p text:style-name="P2"><text:s/><text:span text:style-name="T1">- DOMAIN-SUFFIX,m.jyhwt.cn,🛑 </text:span><text:span text:style-name="T2">全球拦截</text:span></text:p>
      <text:p text:style-name="P2"><text:s/><text:span text:style-name="T1">- DOMAIN-SUFFIX,m.kcooy.com,🛑 </text:span><text:span text:style-name="T2">全球拦截</text:span></text:p>
      <text:p text:style-name="P2"><text:s/><text:span text:style-name="T1">- DOMAIN-SUFFIX,m.kejet.net,🛑 </text:span><text:span text:style-name="T2">全球拦截</text:span></text:p>
      <text:p text:style-name="P2"><text:s/><text:span text:style-name="T1">- DOMAIN-SUFFIX,m.kewro.com,🛑 </text:span><text:span text:style-name="T2">全球拦截</text:span></text:p>
      <text:p text:style-name="P2"><text:s/><text:span text:style-name="T1">- DOMAIN-SUFFIX,m.khuoy.com,🛑 </text:span><text:span text:style-name="T2">全球拦截</text:span></text:p>
      <text:p text:style-name="P2"><text:s/><text:span text:style-name="T1">- DOMAIN-SUFFIX,m.kjfhe.com,🛑 </text:span><text:span text:style-name="T2">全球拦截</text:span></text:p>
      <text:p text:style-name="P2"><text:s/><text:span text:style-name="T1">- DOMAIN-SUFFIX,m.kjhfy.com,🛑 </text:span><text:span text:style-name="T2">全球拦截</text:span></text:p>
      <text:p text:style-name="P2"><text:s/><text:span text:style-name="T1">- DOMAIN-SUFFIX,m.kl6636.net,🛑 </text:span><text:span text:style-name="T2">全球拦截</text:span></text:p>
      <text:p text:style-name="P2"><text:s/><text:span text:style-name="T1">- DOMAIN-SUFFIX,m.ksttwz.com,🛑 </text:span><text:span text:style-name="T2">全球拦截</text:span></text:p>
      <text:p text:style-name="P2"><text:s/><text:span text:style-name="T1">- DOMAIN-SUFFIX,m.kubiqq.com,🛑 </text:span><text:span text:style-name="T2">全球拦截</text:span></text:p>
      <text:p text:style-name="P2"><text:s/><text:span text:style-name="T1">- DOMAIN-SUFFIX,m.kwjkd.com,🛑 </text:span><text:span text:style-name="T2">全球拦截</text:span></text:p>
      <text:p text:style-name="P2"><text:s/><text:span text:style-name="T1">- DOMAIN-SUFFIX,m.kxhie.com,🛑 </text:span><text:span text:style-name="T2">全球拦截</text:span></text:p>
      <text:p text:style-name="P2"><text:s/><text:span text:style-name="T1">- DOMAIN-SUFFIX,m.laigame7.net,🛑 </text:span><text:span text:style-name="T2">全球拦截</text:span></text:p>
      <text:p text:style-name="P2"><text:s/><text:span text:style-name="T1">- DOMAIN-SUFFIX,m.lancedu.com,🛑 </text:span><text:span text:style-name="T2">全球拦截</text:span></text:p>
      <text:p text:style-name="P2"><text:s/><text:span text:style-name="T1">- DOMAIN-SUFFIX,m.laojiayoufang.com,🛑 </text:span><text:span text:style-name="T2">全球拦截</text:span></text:p>
      <text:p text:style-name="P2"><text:s/><text:span text:style-name="T1">- DOMAIN-SUFFIX,m.laoqu123.com,🛑 </text:span><text:span text:style-name="T2">全球拦截</text:span></text:p>
      <text:p text:style-name="P2"><text:s/><text:span text:style-name="T1">- DOMAIN-SUFFIX,m.lfdydk.com,🛑 </text:span><text:span text:style-name="T2">全球拦截</text:span></text:p>
      <text:p text:style-name="P2"><text:s/><text:span text:style-name="T1">- DOMAIN-SUFFIX,m.lovezhishou.com,🛑 </text:span><text:span text:style-name="T2">全球拦截</text:span></text:p>
      <text:p text:style-name="P2"><text:s/><text:span text:style-name="T1">- DOMAIN-SUFFIX,m.lusrg.cn,🛑 </text:span><text:span text:style-name="T2">全球拦截</text:span></text:p>
      <text:p text:style-name="P2"><text:s/><text:span text:style-name="T1">- DOMAIN-SUFFIX,m.lyjz001.com,🛑 </text:span><text:span text:style-name="T2">全球拦截</text:span></text:p>
      <text:p text:style-name="P2"><text:s/><text:span text:style-name="T1">- DOMAIN-SUFFIX,m.lzida.com,🛑 </text:span><text:span text:style-name="T2">全球拦截</text:span></text:p>
      <text:p text:style-name="P2"><text:s/><text:span text:style-name="T1">- DOMAIN-SUFFIX,m.lzytt.com,🛑 </text:span><text:span text:style-name="T2">全球拦截</text:span></text:p>
      <text:p text:style-name="P2"><text:s/><text:span text:style-name="T1">- DOMAIN-SUFFIX,m.maopuzw.com,🛑 </text:span><text:span text:style-name="T2">全球拦截</text:span></text:p>
      <text:p text:style-name="P2"><text:s/><text:span text:style-name="T1">- DOMAIN-SUFFIX,m.mgogo.com,🛑 </text:span><text:span text:style-name="T2">全球拦截</text:span></text:p>
      <text:p text:style-name="P2"><text:s/><text:span text:style-name="T1">- DOMAIN-SUFFIX,m.mgsue.cn,🛑 </text:span><text:span text:style-name="T2">全球拦截</text:span></text:p>
      <text:p text:style-name="P2"><text:s/><text:span text:style-name="T1">- DOMAIN-SUFFIX,m.miaoxinqipei.com,🛑 </text:span><text:span text:style-name="T2">全球拦截</text:span></text:p>
      <text:p text:style-name="P2"><text:s/><text:span text:style-name="T1">- DOMAIN-SUFFIX,m.mightiger.net,🛑 </text:span><text:span text:style-name="T2">全球拦截</text:span></text:p>
      <text:p text:style-name="P2"><text:s/><text:span text:style-name="T1">- DOMAIN-SUFFIX,m.miiuv.com,🛑 </text:span><text:span text:style-name="T2">全球拦截</text:span></text:p>
      <text:p text:style-name="P2"><text:s/><text:span text:style-name="T1">- DOMAIN-SUFFIX,m.miupp.com,🛑 </text:span><text:span text:style-name="T2">全球拦截</text:span></text:p>
      <text:p text:style-name="P2"><text:s/><text:span text:style-name="T1">- DOMAIN-SUFFIX,m.mmkvi.com,🛑 </text:span><text:span text:style-name="T2">全球拦截</text:span></text:p>
      <text:p text:style-name="P2"><text:s/><text:span text:style-name="T1">- DOMAIN-SUFFIX,m.mouaa.com,🛑 </text:span><text:span text:style-name="T2">全球拦截</text:span></text:p>
      <text:p text:style-name="P2"><text:s/><text:span text:style-name="T1">- DOMAIN-SUFFIX,m.mqgpo.com,🛑 </text:span><text:span text:style-name="T2">全球拦截</text:span></text:p>
      <text:p text:style-name="P2"><text:s/><text:span text:style-name="T1">- DOMAIN-SUFFIX,m.mrtuo.com,🛑 </text:span><text:span text:style-name="T2">全球拦截</text:span></text:p>
      <text:p text:style-name="P2"><text:s/><text:span text:style-name="T1">- DOMAIN-SUFFIX,m.mtuoa.com,🛑 </text:span><text:span text:style-name="T2">全球拦截</text:span></text:p>
      <text:p text:style-name="P2"><text:s/><text:span text:style-name="T1">- DOMAIN-SUFFIX,m.mushizhubao.com,🛑 </text:span><text:span text:style-name="T2">全球拦截</text:span></text:p>
      <text:p text:style-name="P2"><text:s/><text:span text:style-name="T1">- DOMAIN-SUFFIX,m.mxguan.com,🛑 </text:span><text:span text:style-name="T2">全球拦截</text:span></text:p>
      <text:p text:style-name="P2"><text:s/><text:span text:style-name="T1">- DOMAIN-SUFFIX,m.nduop.com,🛑 </text:span><text:span text:style-name="T2">全球拦截</text:span></text:p>
      <text:p text:style-name="P2"><text:s/><text:span text:style-name="T1">- DOMAIN-SUFFIX,m.neijh.com,🛑 </text:span><text:span text:style-name="T2">全球拦截</text:span></text:p>
      <text:p text:style-name="P2"><text:s/><text:span text:style-name="T1">- DOMAIN-SUFFIX,m.nejup.com,🛑 </text:span><text:span text:style-name="T2">全球拦截</text:span></text:p>
      <text:p text:style-name="P2"><text:s/><text:span text:style-name="T1">- DOMAIN-SUFFIX,m.nernv.com,🛑 </text:span><text:span text:style-name="T2">全球拦截</text:span></text:p>
      <text:p text:style-name="P2"><text:s/><text:span text:style-name="T1">- DOMAIN-SUFFIX,m.nfkos.com,🛑 </text:span><text:span text:style-name="T2">全球拦截</text:span></text:p>
      <text:p text:style-name="P2"><text:s/><text:span text:style-name="T1">- DOMAIN-SUFFIX,m.niegg.com,🛑 </text:span><text:span text:style-name="T2">全球拦截</text:span></text:p>
      <text:p text:style-name="P2"><text:s/><text:span text:style-name="T1">- DOMAIN-SUFFIX,m.nmtouzi.com,🛑 </text:span><text:span text:style-name="T2">全球拦截</text:span></text:p>
      <text:p text:style-name="P2"><text:s/><text:span text:style-name="T1">- DOMAIN-SUFFIX,m.nnfiy.com,🛑 </text:span><text:span text:style-name="T2">全球拦截</text:span></text:p>
      <text:p text:style-name="P2"><text:soft-page-break/><text:s/><text:span text:style-name="T1">- DOMAIN-SUFFIX,m.nouaa.com,🛑 </text:span><text:span text:style-name="T2">全球拦截</text:span></text:p>
      <text:p text:style-name="P2"><text:s/><text:span text:style-name="T1">- DOMAIN-SUFFIX,m.nthtcs.com,🛑 </text:span><text:span text:style-name="T2">全球拦截</text:span></text:p>
      <text:p text:style-name="P2"><text:s/><text:span text:style-name="T1">- DOMAIN-SUFFIX,m.ntxiangtai.com,🛑 </text:span><text:span text:style-name="T2">全球拦截</text:span></text:p>
      <text:p text:style-name="P2"><text:s/><text:span text:style-name="T1">- DOMAIN-SUFFIX,m.nuxyz.cn,🛑 </text:span><text:span text:style-name="T2">全球拦截</text:span></text:p>
      <text:p text:style-name="P2"><text:s/><text:span text:style-name="T1">- DOMAIN-SUFFIX,m.nwxzs.com,🛑 </text:span><text:span text:style-name="T2">全球拦截</text:span></text:p>
      <text:p text:style-name="P2"><text:s/><text:span text:style-name="T1">- DOMAIN-SUFFIX,m.nxypz.com,🛑 </text:span><text:span text:style-name="T2">全球拦截</text:span></text:p>
      <text:p text:style-name="P2"><text:s/><text:span text:style-name="T1">- DOMAIN-SUFFIX,m.oesnw.com,🛑 </text:span><text:span text:style-name="T2">全球拦截</text:span></text:p>
      <text:p text:style-name="P2"><text:s/><text:span text:style-name="T1">- DOMAIN-SUFFIX,m.opqsr.com,🛑 </text:span><text:span text:style-name="T2">全球拦截</text:span></text:p>
      <text:p text:style-name="P2"><text:s/><text:span text:style-name="T1">- DOMAIN-SUFFIX,m.osndy.com,🛑 </text:span><text:span text:style-name="T2">全球拦截</text:span></text:p>
      <text:p text:style-name="P2"><text:s/><text:span text:style-name="T1">- DOMAIN-SUFFIX,m.ourlj.com,🛑 </text:span><text:span text:style-name="T2">全球拦截</text:span></text:p>
      <text:p text:style-name="P2"><text:s/><text:span text:style-name="T1">- DOMAIN-SUFFIX,m.oyrim.com,🛑 </text:span><text:span text:style-name="T2">全球拦截</text:span></text:p>
      <text:p text:style-name="P2"><text:s/><text:span text:style-name="T1">- DOMAIN-SUFFIX,m.panda.voiceads.cn,🛑 </text:span><text:span text:style-name="T2">全球拦截</text:span></text:p>
      <text:p text:style-name="P2"><text:s/><text:span text:style-name="T1">- DOMAIN-SUFFIX,m.pbino.com,🛑 </text:span><text:span text:style-name="T2">全球拦截</text:span></text:p>
      <text:p text:style-name="P2"><text:s/><text:span text:style-name="T1">- DOMAIN-SUFFIX,m.phonthing.com,🛑 </text:span><text:span text:style-name="T2">全球拦截</text:span></text:p>
      <text:p text:style-name="P2"><text:s/><text:span text:style-name="T1">- DOMAIN-SUFFIX,m.picbr.com,🛑 </text:span><text:span text:style-name="T2">全球拦截</text:span></text:p>
      <text:p text:style-name="P2"><text:s/><text:span text:style-name="T1">- DOMAIN-SUFFIX,m.pieaa.com,🛑 </text:span><text:span text:style-name="T2">全球拦截</text:span></text:p>
      <text:p text:style-name="P2"><text:s/><text:span text:style-name="T1">- DOMAIN-SUFFIX,m.plerv.com,🛑 </text:span><text:span text:style-name="T2">全球拦截</text:span></text:p>
      <text:p text:style-name="P2"><text:s/><text:span text:style-name="T1">- DOMAIN-SUFFIX,m.pomkl.com,🛑 </text:span><text:span text:style-name="T2">全球拦截</text:span></text:p>
      <text:p text:style-name="P2"><text:s/><text:span text:style-name="T1">- DOMAIN-SUFFIX,m.poonscn.com,🛑 </text:span><text:span text:style-name="T2">全球拦截</text:span></text:p>
      <text:p text:style-name="P2"><text:s/><text:span text:style-name="T1">- DOMAIN-SUFFIX,m.pougg.com,🛑 </text:span><text:span text:style-name="T2">全球拦截</text:span></text:p>
      <text:p text:style-name="P2"><text:s/><text:span text:style-name="T1">- DOMAIN-SUFFIX,m.prazpf.cn,🛑 </text:span><text:span text:style-name="T2">全球拦截</text:span></text:p>
      <text:p text:style-name="P2"><text:s/><text:span text:style-name="T1">- DOMAIN-SUFFIX,m.pubbirdf.com,🛑 </text:span><text:span text:style-name="T2">全球拦截</text:span></text:p>
      <text:p text:style-name="P2"><text:s/><text:span text:style-name="T1">- DOMAIN-SUFFIX,m.puooi.com,🛑 </text:span><text:span text:style-name="T2">全球拦截</text:span></text:p>
      <text:p text:style-name="P2"><text:s/><text:span text:style-name="T1">- DOMAIN-SUFFIX,m.pwjhg.com,🛑 </text:span><text:span text:style-name="T2">全球拦截</text:span></text:p>
      <text:p text:style-name="P2"><text:s/><text:span text:style-name="T1">- DOMAIN-SUFFIX,m.pyerc.com,🛑 </text:span><text:span text:style-name="T2">全球拦截</text:span></text:p>
      <text:p text:style-name="P2"><text:s/><text:span text:style-name="T1">- DOMAIN-SUFFIX,m.qcw.com,🛑 </text:span><text:span text:style-name="T2">全球拦截</text:span></text:p>
      <text:p text:style-name="P2"><text:s/><text:span text:style-name="T1">- DOMAIN-SUFFIX,m.qhuik.com,🛑 </text:span><text:span text:style-name="T2">全球拦截</text:span></text:p>
      <text:p text:style-name="P2"><text:s/><text:span text:style-name="T1">- DOMAIN-SUFFIX,m.qianka.com,🛑 </text:span><text:span text:style-name="T2">全球拦截</text:span></text:p>
      <text:p text:style-name="P2"><text:s/><text:span text:style-name="T1">- DOMAIN-SUFFIX,m.qingzhencai.net,🛑 </text:span><text:span text:style-name="T2">全球拦截</text:span></text:p>
      <text:p text:style-name="P2"><text:s/><text:span text:style-name="T1">- DOMAIN-SUFFIX,m.qiyunmuye.com,🛑 </text:span><text:span text:style-name="T2">全球拦截</text:span></text:p>
      <text:p text:style-name="P2"><text:s/><text:span text:style-name="T1">- DOMAIN-SUFFIX,m.qsove.com,🛑 </text:span><text:span text:style-name="T2">全球拦截</text:span></text:p>
      <text:p text:style-name="P2"><text:s/><text:span text:style-name="T1">- DOMAIN-SUFFIX,m.qulishi.com,🛑 </text:span><text:span text:style-name="T2">全球拦截</text:span></text:p>
      <text:p text:style-name="P2"><text:s/><text:span text:style-name="T1">- DOMAIN-SUFFIX,m.qusub.com,🛑 </text:span><text:span text:style-name="T2">全球拦截</text:span></text:p>
      <text:p text:style-name="P2"><text:s/><text:span text:style-name="T1">- DOMAIN-SUFFIX,m.qvxyz.com,🛑 </text:span><text:span text:style-name="T2">全球拦截</text:span></text:p>
      <text:p text:style-name="P2"><text:s/><text:span text:style-name="T1">- DOMAIN-SUFFIX,m.rhcapass.com,🛑 </text:span><text:span text:style-name="T2">全球拦截</text:span></text:p>
      <text:p text:style-name="P2"><text:s/><text:span text:style-name="T1">- DOMAIN-SUFFIX,m.ricpt.com,🛑 </text:span><text:span text:style-name="T2">全球拦截</text:span></text:p>
      <text:p text:style-name="P2"><text:s/><text:span text:style-name="T1">- DOMAIN-SUFFIX,m.rmuqvq.cn,🛑 </text:span><text:span text:style-name="T2">全球拦截</text:span></text:p>
      <text:p text:style-name="P2"><text:s/><text:span text:style-name="T1">- DOMAIN-SUFFIX,m.rmwdn.com,🛑 </text:span><text:span text:style-name="T2">全球拦截</text:span></text:p>
      <text:p text:style-name="P2"><text:s/><text:span text:style-name="T1">- DOMAIN-SUFFIX,m.romgv.com,🛑 </text:span><text:span text:style-name="T2">全球拦截</text:span></text:p>
      <text:p text:style-name="P2"><text:s/><text:span text:style-name="T1">- DOMAIN-SUFFIX,m.rrsdl.com,🛑 </text:span><text:span text:style-name="T2">全球拦截</text:span></text:p>
      <text:p text:style-name="P2"><text:s/><text:span text:style-name="T1">- DOMAIN-SUFFIX,m.rwganw.cn,🛑 </text:span><text:span text:style-name="T2">全球拦截</text:span></text:p>
      <text:p text:style-name="P2"><text:s/><text:span text:style-name="T1">- DOMAIN-SUFFIX,m.sanitwealth.com,🛑 </text:span><text:span text:style-name="T2">全球拦截</text:span></text:p>
      <text:p text:style-name="P2"><text:s/><text:span text:style-name="T1">- DOMAIN-SUFFIX,m.sanjiangge.com,🛑 </text:span><text:span text:style-name="T2">全球拦截</text:span></text:p>
      <text:p text:style-name="P2"><text:s/><text:span text:style-name="T1">- DOMAIN-SUFFIX,m.sbenx.com,🛑 </text:span><text:span text:style-name="T2">全球拦截</text:span></text:p>
      <text:p text:style-name="P2"><text:s/><text:span text:style-name="T1">- DOMAIN-SUFFIX,m.sbinx.com,🛑 </text:span><text:span text:style-name="T2">全球拦截</text:span></text:p>
      <text:p text:style-name="P2"><text:s/><text:span text:style-name="T1">- DOMAIN-SUFFIX,m.sewxi.com,🛑 </text:span><text:span text:style-name="T2">全球拦截</text:span></text:p>
      <text:p text:style-name="P2"><text:s/><text:span text:style-name="T1">- DOMAIN-SUFFIX,m.shenyunkeji.com,🛑 </text:span><text:span text:style-name="T2">全球拦截</text:span></text:p>
      <text:p text:style-name="P2"><text:s/><text:span text:style-name="T1">- DOMAIN-SUFFIX,m.simba.taobao.com,🛑 </text:span><text:span text:style-name="T2">全球拦截</text:span></text:p>
      <text:p text:style-name="P2"><text:s/><text:span text:style-name="T1">- DOMAIN-SUFFIX,m.sjaidu.com,🛑 </text:span><text:span text:style-name="T2">全球拦截</text:span></text:p>
      <text:p text:style-name="P2"><text:s/><text:span text:style-name="T1">- DOMAIN-SUFFIX,m.sjuqc.com,🛑 </text:span><text:span text:style-name="T2">全球拦截</text:span></text:p>
      <text:p text:style-name="P2"><text:s/><text:span text:style-name="T1">- DOMAIN-SUFFIX,m.sjzhushou.com,🛑 </text:span><text:span text:style-name="T2">全球拦截</text:span></text:p>
      <text:p text:style-name="P2"><text:s/><text:span text:style-name="T1">- DOMAIN-SUFFIX,m.smsksx.com,🛑 </text:span><text:span text:style-name="T2">全球拦截</text:span></text:p>
      <text:p text:style-name="P2"><text:s/><text:span text:style-name="T1">- DOMAIN-SUFFIX,m.sosjyx.com,🛑 </text:span><text:span text:style-name="T2">全球拦截</text:span></text:p>
      <text:p text:style-name="P2"><text:s/><text:span text:style-name="T1">- DOMAIN-SUFFIX,m.srrux.com,🛑 </text:span><text:span text:style-name="T2">全球拦截</text:span></text:p>
      <text:p text:style-name="P2"><text:s/><text:span text:style-name="T1">- DOMAIN-SUFFIX,m.suehy.com,🛑 </text:span><text:span text:style-name="T2">全球拦截</text:span></text:p>
      <text:p text:style-name="P2"><text:s/><text:span text:style-name="T1">- DOMAIN-SUFFIX,m.sxxca.com,🛑 </text:span><text:span text:style-name="T2">全球拦截</text:span></text:p>
      <text:p text:style-name="P2"><text:soft-page-break/><text:s/><text:span text:style-name="T1">- DOMAIN-SUFFIX,m.symaa.cn,🛑 </text:span><text:span text:style-name="T2">全球拦截</text:span></text:p>
      <text:p text:style-name="P2"><text:s/><text:span text:style-name="T1">- DOMAIN-SUFFIX,m.symab.cn,🛑 </text:span><text:span text:style-name="T2">全球拦截</text:span></text:p>
      <text:p text:style-name="P2"><text:s/><text:span text:style-name="T1">- DOMAIN-SUFFIX,m.symac.cn,🛑 </text:span><text:span text:style-name="T2">全球拦截</text:span></text:p>
      <text:p text:style-name="P2"><text:s/><text:span text:style-name="T1">- DOMAIN-SUFFIX,m.symad.cn,🛑 </text:span><text:span text:style-name="T2">全球拦截</text:span></text:p>
      <text:p text:style-name="P2"><text:s/><text:span text:style-name="T1">- DOMAIN-SUFFIX,m.symag.cn,🛑 </text:span><text:span text:style-name="T2">全球拦截</text:span></text:p>
      <text:p text:style-name="P2"><text:s/><text:span text:style-name="T1">- DOMAIN-SUFFIX,m.symaj.cn,🛑 </text:span><text:span text:style-name="T2">全球拦截</text:span></text:p>
      <text:p text:style-name="P2"><text:s/><text:span text:style-name="T1">- DOMAIN-SUFFIX,m.szqifu.com,🛑 </text:span><text:span text:style-name="T2">全球拦截</text:span></text:p>
      <text:p text:style-name="P2"><text:s/><text:span text:style-name="T1">- DOMAIN-SUFFIX,m.tansuotv.com,🛑 </text:span><text:span text:style-name="T2">全球拦截</text:span></text:p>
      <text:p text:style-name="P2"><text:s/><text:span text:style-name="T1">- DOMAIN-SUFFIX,m.tcksbz888.com,🛑 </text:span><text:span text:style-name="T2">全球拦截</text:span></text:p>
      <text:p text:style-name="P2"><text:s/><text:span text:style-name="T1">- DOMAIN-SUFFIX,m.tiantianedu.net,🛑 </text:span><text:span text:style-name="T2">全球拦截</text:span></text:p>
      <text:p text:style-name="P2"><text:s/><text:span text:style-name="T1">- DOMAIN-SUFFIX,m.tiaopimiao.net,🛑 </text:span><text:span text:style-name="T2">全球拦截</text:span></text:p>
      <text:p text:style-name="P2"><text:s/><text:span text:style-name="T1">- DOMAIN-SUFFIX,m.tick0.com,🛑 </text:span><text:span text:style-name="T2">全球拦截</text:span></text:p>
      <text:p text:style-name="P2"><text:s/><text:span text:style-name="T1">- DOMAIN-SUFFIX,m.tiojk.com,🛑 </text:span><text:span text:style-name="T2">全球拦截</text:span></text:p>
      <text:p text:style-name="P2"><text:s/><text:span text:style-name="T1">- DOMAIN-SUFFIX,m.tuopp.com,🛑 </text:span><text:span text:style-name="T2">全球拦截</text:span></text:p>
      <text:p text:style-name="P2"><text:s/><text:span text:style-name="T1">- DOMAIN-SUFFIX,m.twldmx.com,🛑 </text:span><text:span text:style-name="T2">全球拦截</text:span></text:p>
      <text:p text:style-name="P2"><text:s/><text:span text:style-name="T1">- DOMAIN-SUFFIX,m.txtxr.com,🛑 </text:span><text:span text:style-name="T2">全球拦截</text:span></text:p>
      <text:p text:style-name="P2"><text:s/><text:span text:style-name="T1">- DOMAIN-SUFFIX,m.uc123.com,🛑 </text:span><text:span text:style-name="T2">全球拦截</text:span></text:p>
      <text:p text:style-name="P2"><text:s/><text:span text:style-name="T1">- DOMAIN-SUFFIX,m.uczzd.cn,🛑 </text:span><text:span text:style-name="T2">全球拦截</text:span></text:p>
      <text:p text:style-name="P2"><text:s/><text:span text:style-name="T1">- DOMAIN-SUFFIX,m.ueram.com,🛑 </text:span><text:span text:style-name="T2">全球拦截</text:span></text:p>
      <text:p text:style-name="P2"><text:s/><text:span text:style-name="T1">- DOMAIN-SUFFIX,m.uissm.com,🛑 </text:span><text:span text:style-name="T2">全球拦截</text:span></text:p>
      <text:p text:style-name="P2"><text:s/><text:span text:style-name="T1">- DOMAIN-SUFFIX,m.vaxyz.com,🛑 </text:span><text:span text:style-name="T2">全球拦截</text:span></text:p>
      <text:p text:style-name="P2"><text:s/><text:span text:style-name="T1">- DOMAIN-SUFFIX,m.vbaou.com,🛑 </text:span><text:span text:style-name="T2">全球拦截</text:span></text:p>
      <text:p text:style-name="P2"><text:s/><text:span text:style-name="T1">- DOMAIN-SUFFIX,m.vbieu.com,🛑 </text:span><text:span text:style-name="T2">全球拦截</text:span></text:p>
      <text:p text:style-name="P2"><text:s/><text:span text:style-name="T1">- DOMAIN-SUFFIX,m.vbinu.com,🛑 </text:span><text:span text:style-name="T2">全球拦截</text:span></text:p>
      <text:p text:style-name="P2"><text:s/><text:span text:style-name="T1">- DOMAIN-SUFFIX,m.verpt.com,🛑 </text:span><text:span text:style-name="T2">全球拦截</text:span></text:p>
      <text:p text:style-name="P2"><text:s/><text:span text:style-name="T1">- DOMAIN-SUFFIX,m.vichc.com,🛑 </text:span><text:span text:style-name="T2">全球拦截</text:span></text:p>
      <text:p text:style-name="P2"><text:s/><text:span text:style-name="T1">- DOMAIN-SUFFIX,m.vouky.com,🛑 </text:span><text:span text:style-name="T2">全球拦截</text:span></text:p>
      <text:p text:style-name="P2"><text:s/><text:span text:style-name="T1">- DOMAIN-SUFFIX,m.vpon.com,🛑 </text:span><text:span text:style-name="T2">全球拦截</text:span></text:p>
      <text:p text:style-name="P2"><text:s/><text:span text:style-name="T1">- DOMAIN-SUFFIX,m.vsxet.com,🛑 </text:span><text:span text:style-name="T2">全球拦截</text:span></text:p>
      <text:p text:style-name="P2"><text:s/><text:span text:style-name="T1">- DOMAIN-SUFFIX,m.wcjup.com,🛑 </text:span><text:span text:style-name="T2">全球拦截</text:span></text:p>
      <text:p text:style-name="P2"><text:s/><text:span text:style-name="T1">- DOMAIN-SUFFIX,m.weboser.com,🛑 </text:span><text:span text:style-name="T2">全球拦截</text:span></text:p>
      <text:p text:style-name="P2"><text:s/><text:span text:style-name="T1">- DOMAIN-SUFFIX,m.weixingshexiangji.net,🛑 </text:span><text:span text:style-name="T2">全球拦截</text:span></text:p>
      <text:p text:style-name="P2"><text:s/><text:span text:style-name="T1">- DOMAIN-SUFFIX,m.wervp.com,🛑 </text:span><text:span text:style-name="T2">全球拦截</text:span></text:p>
      <text:p text:style-name="P2"><text:s/><text:span text:style-name="T1">- DOMAIN-SUFFIX,m.wgewj.cn,🛑 </text:span><text:span text:style-name="T2">全球拦截</text:span></text:p>
      <text:p text:style-name="P2"><text:s/><text:span text:style-name="T1">- DOMAIN-SUFFIX,m.wikigifth.com,🛑 </text:span><text:span text:style-name="T2">全球拦截</text:span></text:p>
      <text:p text:style-name="P2"><text:s/><text:span text:style-name="T1">- DOMAIN-SUFFIX,m.wjhehaofc.com,🛑 </text:span><text:span text:style-name="T2">全球拦截</text:span></text:p>
      <text:p text:style-name="P2"><text:s/><text:span text:style-name="T1">- DOMAIN-SUFFIX,m.wkjhd.com,🛑 </text:span><text:span text:style-name="T2">全球拦截</text:span></text:p>
      <text:p text:style-name="P2"><text:s/><text:span text:style-name="T1">- DOMAIN-SUFFIX,m.wnxcg.com,🛑 </text:span><text:span text:style-name="T2">全球拦截</text:span></text:p>
      <text:p text:style-name="P2"><text:s/><text:span text:style-name="T1">- DOMAIN-SUFFIX,m.wonwg.com,🛑 </text:span><text:span text:style-name="T2">全球拦截</text:span></text:p>
      <text:p text:style-name="P2"><text:s/><text:span text:style-name="T1">- DOMAIN-SUFFIX,m.wooboo.com.cn,🛑 </text:span><text:span text:style-name="T2">全球拦截</text:span></text:p>
      <text:p text:style-name="P2"><text:s/><text:span text:style-name="T1">- DOMAIN-SUFFIX,m.wrating.com,🛑 </text:span><text:span text:style-name="T2">全球拦截</text:span></text:p>
      <text:p text:style-name="P2"><text:s/><text:span text:style-name="T1">- DOMAIN-SUFFIX,m.wshufa.com,🛑 </text:span><text:span text:style-name="T2">全球拦截</text:span></text:p>
      <text:p text:style-name="P2"><text:s/><text:span text:style-name="T1">- DOMAIN-SUFFIX,m.wsxxu.com,🛑 </text:span><text:span text:style-name="T2">全球拦截</text:span></text:p>
      <text:p text:style-name="P2"><text:s/><text:span text:style-name="T1">- DOMAIN-SUFFIX,m.wuqutu.com,🛑 </text:span><text:span text:style-name="T2">全球拦截</text:span></text:p>
      <text:p text:style-name="P2"><text:s/><text:span text:style-name="T1">- DOMAIN-SUFFIX,m.wxhh678.com,🛑 </text:span><text:span text:style-name="T2">全球拦截</text:span></text:p>
      <text:p text:style-name="P2"><text:s/><text:span text:style-name="T1">- DOMAIN-SUFFIX,m.xcy8.com,🛑 </text:span><text:span text:style-name="T2">全球拦截</text:span></text:p>
      <text:p text:style-name="P2"><text:s/><text:span text:style-name="T1">- DOMAIN-SUFFIX,m.xdkje.com,🛑 </text:span><text:span text:style-name="T2">全球拦截</text:span></text:p>
      <text:p text:style-name="P2"><text:s/><text:span text:style-name="T1">- DOMAIN-SUFFIX,m.xeihy.com,🛑 </text:span><text:span text:style-name="T2">全球拦截</text:span></text:p>
      <text:p text:style-name="P2"><text:s/><text:span text:style-name="T1">- DOMAIN-SUFFIX,m.xetvb.com,🛑 </text:span><text:span text:style-name="T2">全球拦截</text:span></text:p>
      <text:p text:style-name="P2"><text:s/><text:span text:style-name="T1">- DOMAIN-SUFFIX,m.xhaiu.com,🛑 </text:span><text:span text:style-name="T2">全球拦截</text:span></text:p>
      <text:p text:style-name="P2"><text:s/><text:span text:style-name="T1">- DOMAIN-SUFFIX,m.xiangchim0.com,🛑 </text:span><text:span text:style-name="T2">全球拦截</text:span></text:p>
      <text:p text:style-name="P2"><text:s/><text:span text:style-name="T1">- DOMAIN-SUFFIX,m.xikdn.com,🛑 </text:span><text:span text:style-name="T2">全球拦截</text:span></text:p>
      <text:p text:style-name="P2"><text:s/><text:span text:style-name="T1">- DOMAIN-SUFFIX,m.xingxd.com,🛑 </text:span><text:span text:style-name="T2">全球拦截</text:span></text:p>
      <text:p text:style-name="P2"><text:s/><text:span text:style-name="T1">- DOMAIN-SUFFIX,m.xkqpco.com,🛑 </text:span><text:span text:style-name="T2">全球拦截</text:span></text:p>
      <text:p text:style-name="P2"><text:s/><text:span text:style-name="T1">- DOMAIN-SUFFIX,m.xkqpco.com.com,🛑 </text:span><text:span text:style-name="T2">全球拦截</text:span></text:p>
      <text:p text:style-name="P2"><text:s/><text:span text:style-name="T1">- DOMAIN-SUFFIX,m.xlsschina15.net,🛑 </text:span><text:span text:style-name="T2">全球拦截</text:span></text:p>
      <text:p text:style-name="P2"><text:soft-page-break/><text:s/><text:span text:style-name="T1">- DOMAIN-SUFFIX,m.xmgysweb.com,🛑 </text:span><text:span text:style-name="T2">全球拦截</text:span></text:p>
      <text:p text:style-name="P2"><text:s/><text:span text:style-name="T1">- DOMAIN-SUFFIX,m.xpjis.com,🛑 </text:span><text:span text:style-name="T2">全球拦截</text:span></text:p>
      <text:p text:style-name="P2"><text:s/><text:span text:style-name="T1">- DOMAIN-SUFFIX,m.xxkio.com,🛑 </text:span><text:span text:style-name="T2">全球拦截</text:span></text:p>
      <text:p text:style-name="P2"><text:s/><text:span text:style-name="T1">- DOMAIN-SUFFIX,m.yalayi.com,🛑 </text:span><text:span text:style-name="T2">全球拦截</text:span></text:p>
      <text:p text:style-name="P2"><text:s/><text:span text:style-name="T1">- DOMAIN-SUFFIX,m.yangjingbang.net,🛑 </text:span><text:span text:style-name="T2">全球拦截</text:span></text:p>
      <text:p text:style-name="P2"><text:s/><text:span text:style-name="T1">- DOMAIN-SUFFIX,m.yap.yahoo.com,🛑 </text:span><text:span text:style-name="T2">全球拦截</text:span></text:p>
      <text:p text:style-name="P2"><text:s/><text:span text:style-name="T1">- DOMAIN-SUFFIX,m.yicang8.com,🛑 </text:span><text:span text:style-name="T2">全球拦截</text:span></text:p>
      <text:p text:style-name="P2"><text:s/><text:span text:style-name="T1">- DOMAIN-SUFFIX,m.yingchengtou.com,🛑 </text:span><text:span text:style-name="T2">全球拦截</text:span></text:p>
      <text:p text:style-name="P2"><text:s/><text:span text:style-name="T1">- DOMAIN-SUFFIX,m.ynnke.com,🛑 </text:span><text:span text:style-name="T2">全球拦截</text:span></text:p>
      <text:p text:style-name="P2"><text:s/><text:span text:style-name="T1">- DOMAIN-SUFFIX,m.yoiur.com,🛑 </text:span><text:span text:style-name="T2">全球拦截</text:span></text:p>
      <text:p text:style-name="P2"><text:s/><text:span text:style-name="T1">- DOMAIN-SUFFIX,m.yooli.com,🛑 </text:span><text:span text:style-name="T2">全球拦截</text:span></text:p>
      <text:p text:style-name="P2"><text:s/><text:span text:style-name="T1">- DOMAIN-SUFFIX,m.youweiprint.com,🛑 </text:span><text:span text:style-name="T2">全球拦截</text:span></text:p>
      <text:p text:style-name="P2"><text:s/><text:span text:style-name="T1">- DOMAIN-SUFFIX,m.yoyi.com.cn,🛑 </text:span><text:span text:style-name="T2">全球拦截</text:span></text:p>
      <text:p text:style-name="P2"><text:s/><text:span text:style-name="T1">- DOMAIN-SUFFIX,m.ysdhe.com,🛑 </text:span><text:span text:style-name="T2">全球拦截</text:span></text:p>
      <text:p text:style-name="P2"><text:s/><text:span text:style-name="T1">- DOMAIN-SUFFIX,m.yuandajiayuan.com,🛑 </text:span><text:span text:style-name="T2">全球拦截</text:span></text:p>
      <text:p text:style-name="P2"><text:s/><text:span text:style-name="T1">- DOMAIN-SUFFIX,m.yuxyz.com,🛑 </text:span><text:span text:style-name="T2">全球拦截</text:span></text:p>
      <text:p text:style-name="P2"><text:s/><text:span text:style-name="T1">- DOMAIN-SUFFIX,m.ywbwsm.com,🛑 </text:span><text:span text:style-name="T2">全球拦截</text:span></text:p>
      <text:p text:style-name="P2"><text:s/><text:span text:style-name="T1">- DOMAIN-SUFFIX,m.yyeks.com,🛑 </text:span><text:span text:style-name="T2">全球拦截</text:span></text:p>
      <text:p text:style-name="P2"><text:s/><text:span text:style-name="T1">- DOMAIN-SUFFIX,m.yyjhf.com,🛑 </text:span><text:span text:style-name="T2">全球拦截</text:span></text:p>
      <text:p text:style-name="P2"><text:s/><text:span text:style-name="T1">- DOMAIN-SUFFIX,m.yzjlsb.com,🛑 </text:span><text:span text:style-name="T2">全球拦截</text:span></text:p>
      <text:p text:style-name="P2"><text:s/><text:span text:style-name="T1">- DOMAIN-SUFFIX,m.zabxb.com,🛑 </text:span><text:span text:style-name="T2">全球拦截</text:span></text:p>
      <text:p text:style-name="P2"><text:s/><text:span text:style-name="T1">- DOMAIN-SUFFIX,m.zaoss.com,🛑 </text:span><text:span text:style-name="T2">全球拦截</text:span></text:p>
      <text:p text:style-name="P2"><text:s/><text:span text:style-name="T1">- DOMAIN-SUFFIX,m.zeiaa.com,🛑 </text:span><text:span text:style-name="T2">全球拦截</text:span></text:p>
      <text:p text:style-name="P2"><text:s/><text:span text:style-name="T1">- DOMAIN-SUFFIX,m.zenffs.cn,🛑 </text:span><text:span text:style-name="T2">全球拦截</text:span></text:p>
      <text:p text:style-name="P2"><text:s/><text:span text:style-name="T1">- DOMAIN-SUFFIX,m.zenwq.com,🛑 </text:span><text:span text:style-name="T2">全球拦截</text:span></text:p>
      <text:p text:style-name="P2"><text:s/><text:span text:style-name="T1">- DOMAIN-SUFFIX,m.zhuyuanp.club,🛑 </text:span><text:span text:style-name="T2">全球拦截</text:span></text:p>
      <text:p text:style-name="P2"><text:s/><text:span text:style-name="T1">- DOMAIN-SUFFIX,m.zhuyuanp.shop,🛑 </text:span><text:span text:style-name="T2">全球拦截</text:span></text:p>
      <text:p text:style-name="P2"><text:s/><text:span text:style-name="T1">- DOMAIN-SUFFIX,m.zhuyuanp.top,🛑 </text:span><text:span text:style-name="T2">全球拦截</text:span></text:p>
      <text:p text:style-name="P2"><text:s/><text:span text:style-name="T1">- DOMAIN-SUFFIX,m.zkwsdf.com,🛑 </text:span><text:span text:style-name="T2">全球拦截</text:span></text:p>
      <text:p text:style-name="P2"><text:s/><text:span text:style-name="T1">- DOMAIN-SUFFIX,m.zougg.com,🛑 </text:span><text:span text:style-name="T2">全球拦截</text:span></text:p>
      <text:p text:style-name="P2"><text:s/><text:span text:style-name="T1">- DOMAIN-SUFFIX,m.zuopp.com,🛑 </text:span><text:span text:style-name="T2">全球拦截</text:span></text:p>
      <text:p text:style-name="P2"><text:s/><text:span text:style-name="T1">- DOMAIN-SUFFIX,m1.baidu.com,🛑 </text:span><text:span text:style-name="T2">全球拦截</text:span></text:p>
      <text:p text:style-name="P2"><text:s/><text:span text:style-name="T1">- DOMAIN-SUFFIX,m1.daumcdn.net,🛑 </text:span><text:span text:style-name="T2">全球拦截</text:span></text:p>
      <text:p text:style-name="P2"><text:s/><text:span text:style-name="T1">- DOMAIN-SUFFIX,m1.mgogo.com,🛑 </text:span><text:span text:style-name="T2">全球拦截</text:span></text:p>
      <text:p text:style-name="P2"><text:s/><text:span text:style-name="T1">- DOMAIN-SUFFIX,m1.xcy8.com,🛑 </text:span><text:span text:style-name="T2">全球拦截</text:span></text:p>
      <text:p text:style-name="P2"><text:s/><text:span text:style-name="T1">- DOMAIN-SUFFIX,m2.qinsx.cn,🛑 </text:span><text:span text:style-name="T2">全球拦截</text:span></text:p>
      <text:p text:style-name="P2"><text:s/><text:span text:style-name="T1">- DOMAIN-SUFFIX,m3bnqqqw.com,🛑 </text:span><text:span text:style-name="T2">全球拦截</text:span></text:p>
      <text:p text:style-name="P2"><text:s/><text:span text:style-name="T1">- DOMAIN-SUFFIX,m5.apk.67mo.com,🛑 </text:span><text:span text:style-name="T2">全球拦截</text:span></text:p>
      <text:p text:style-name="P2"><text:s/><text:span text:style-name="T1">- DOMAIN-SUFFIX,m9.xcdf.cn,🛑 </text:span><text:span text:style-name="T2">全球拦截</text:span></text:p>
      <text:p text:style-name="P2"><text:s/><text:span text:style-name="T1">- DOMAIN-SUFFIX,m9.xcy8.com,🛑 </text:span><text:span text:style-name="T2">全球拦截</text:span></text:p>
      <text:p text:style-name="P2"><text:s/><text:span text:style-name="T1">- DOMAIN-SUFFIX,ma.baidu.com,🛑 </text:span><text:span text:style-name="T2">全球拦截</text:span></text:p>
      <text:p text:style-name="P2"><text:s/><text:span text:style-name="T1">- DOMAIN-SUFFIX,ma1.meishij.net,🛑 </text:span><text:span text:style-name="T2">全球拦截</text:span></text:p>
      <text:p text:style-name="P2"><text:s/><text:span text:style-name="T1">- DOMAIN-SUFFIX,ma2.meishij.net,🛑 </text:span><text:span text:style-name="T2">全球拦截</text:span></text:p>
      <text:p text:style-name="P2"><text:s/><text:span text:style-name="T1">- DOMAIN-SUFFIX,maccms.tan5858.com,🛑 </text:span><text:span text:style-name="T2">全球拦截</text:span></text:p>
      <text:p text:style-name="P2"><text:s/><text:span text:style-name="T1">- DOMAIN-SUFFIX,mackeeperapp.mackeeper.com,🛑 </text:span><text:span text:style-name="T2">全球拦截</text:span></text:p>
      <text:p text:style-name="P2"><text:s/><text:span text:style-name="T1">- DOMAIN-SUFFIX,macplatform.wondershare.com,🛑 </text:span><text:span text:style-name="T2">全球拦截</text:span></text:p>
      <text:p text:style-name="P2"><text:s/><text:span text:style-name="T1">- DOMAIN-SUFFIX,mad.kuuad.com,🛑 </text:span><text:span text:style-name="T2">全球拦截</text:span></text:p>
      <text:p text:style-name="P2"><text:s/><text:span text:style-name="T1">- DOMAIN-SUFFIX,mad.m.maxthon.cn,🛑 </text:span><text:span text:style-name="T2">全球拦截</text:span></text:p>
      <text:p text:style-name="P2"><text:s/><text:span text:style-name="T1">- DOMAIN-SUFFIX,madhouse.cn,🛑 </text:span><text:span text:style-name="T2">全球拦截</text:span></text:p>
      <text:p text:style-name="P2"><text:s/><text:span text:style-name="T1">- DOMAIN-SUFFIX,madmini.com,🛑 </text:span><text:span text:style-name="T2">全球拦截</text:span></text:p>
      <text:p text:style-name="P2"><text:s/><text:span text:style-name="T1">- DOMAIN-SUFFIX,mads.amazon.com,🛑 </text:span><text:span text:style-name="T2">全球拦截</text:span></text:p>
      <text:p text:style-name="P2"><text:s/><text:span text:style-name="T1">- DOMAIN-SUFFIX,mads.aol.com,🛑 </text:span><text:span text:style-name="T2">全球拦截</text:span></text:p>
      <text:p text:style-name="P2"><text:s/><text:span text:style-name="T1">- DOMAIN-SUFFIX,mads.dailymail.co.uk,🛑 </text:span><text:span text:style-name="T2">全球拦截</text:span></text:p>
      <text:p text:style-name="P2"><text:s/><text:span text:style-name="T1">- DOMAIN-SUFFIX,madserving.com,🛑 </text:span><text:span text:style-name="T2">全球拦截</text:span></text:p>
      <text:p text:style-name="P2"><text:s/><text:span text:style-name="T1">- DOMAIN-SUFFIX,magicwindow.cn,🛑 </text:span><text:span text:style-name="T2">全球拦截</text:span></text:p>
      <text:p text:style-name="P2"><text:s/><text:span text:style-name="T1">- DOMAIN-SUFFIX,magnetic.t.domdex.com,🛑 </text:span><text:span text:style-name="T2">全球拦截</text:span></text:p>
      <text:p text:style-name="P2"><text:soft-page-break/><text:s/><text:span text:style-name="T1">- DOMAIN-SUFFIX,maibahe300cc.com,🛑 </text:span><text:span text:style-name="T2">全球拦截</text:span></text:p>
      <text:p text:style-name="P2"><text:s/><text:span text:style-name="T1">- DOMAIN-SUFFIX,main.exdynsrv.com,🛑 </text:span><text:span text:style-name="T2">全球拦截</text:span></text:p>
      <text:p text:style-name="P2"><text:s/><text:span text:style-name="T1">- DOMAIN-SUFFIX,main.exoclick.com,🛑 </text:span><text:span text:style-name="T2">全球拦截</text:span></text:p>
      <text:p text:style-name="P2"><text:s/><text:span text:style-name="T1">- DOMAIN-SUFFIX,mainbx.com,🛑 </text:span><text:span text:style-name="T2">全球拦截</text:span></text:p>
      <text:p text:style-name="P2"><text:s/><text:span text:style-name="T1">- DOMAIN-SUFFIX,maisoncherry.com,🛑 </text:span><text:span text:style-name="T2">全球拦截</text:span></text:p>
      <text:p text:style-name="P2"><text:s/><text:span text:style-name="T1">- DOMAIN-SUFFIX,malacca.inveno.com,🛑 </text:span><text:span text:style-name="T2">全球拦截</text:span></text:p>
      <text:p text:style-name="P2"><text:s/><text:span text:style-name="T1">- DOMAIN-SUFFIX,manage.wdfans.cn,🛑 </text:span><text:span text:style-name="T2">全球拦截</text:span></text:p>
      <text:p text:style-name="P2"><text:s/><text:span text:style-name="T1">- DOMAIN-SUFFIX,maomaotang.com,🛑 </text:span><text:span text:style-name="T2">全球拦截</text:span></text:p>
      <text:p text:style-name="P2"><text:s/><text:span text:style-name="T1">- DOMAIN-SUFFIX,map.dxpmedia.com,🛑 </text:span><text:span text:style-name="T2">全球拦截</text:span></text:p>
      <text:p text:style-name="P2"><text:s/><text:span text:style-name="T1">- DOMAIN-SUFFIX,map.media6degrees.com,🛑 </text:span><text:span text:style-name="T2">全球拦截</text:span></text:p>
      <text:p text:style-name="P2"><text:s/><text:span text:style-name="T1">- DOMAIN-SUFFIX,mapping.yoyi.com.cn,🛑 </text:span><text:span text:style-name="T2">全球拦截</text:span></text:p>
      <text:p text:style-name="P2"><text:s/><text:span text:style-name="T1">- DOMAIN-SUFFIX,market.178.com,🛑 </text:span><text:span text:style-name="T2">全球拦截</text:span></text:p>
      <text:p text:style-name="P2"><text:s/><text:span text:style-name="T1">- DOMAIN-SUFFIX,market.21cn.com,🛑 </text:span><text:span text:style-name="T2">全球拦截</text:span></text:p>
      <text:p text:style-name="P2"><text:s/><text:span text:style-name="T1">- DOMAIN-SUFFIX,market.52pk.com,🛑 </text:span><text:span text:style-name="T2">全球拦截</text:span></text:p>
      <text:p text:style-name="P2"><text:s/><text:span text:style-name="T1">- DOMAIN-SUFFIX,market.duowan.com,🛑 </text:span><text:span text:style-name="T2">全球拦截</text:span></text:p>
      <text:p text:style-name="P2"><text:s/><text:span text:style-name="T1">- DOMAIN-SUFFIX,marketgid.com,🛑 </text:span><text:span text:style-name="T2">全球拦截</text:span></text:p>
      <text:p text:style-name="P2"><text:s/><text:span text:style-name="T1">- DOMAIN-SUFFIX,marketing.888.com,🛑 </text:span><text:span text:style-name="T2">全球拦截</text:span></text:p>
      <text:p text:style-name="P2"><text:s/><text:span text:style-name="T1">- DOMAIN-SUFFIX,marketing.etouch.cn,🛑 </text:span><text:span text:style-name="T2">全球拦截</text:span></text:p>
      <text:p text:style-name="P2"><text:s/><text:span text:style-name="T1">- DOMAIN-SUFFIX,marketingsolutions.yahoo.com,🛑 </text:span><text:span text:style-name="T2">全球拦截</text:span></text:p>
      <text:p text:style-name="P2"><text:s/><text:span text:style-name="T1">- DOMAIN-SUFFIX,marketo.com,🛑 </text:span><text:span text:style-name="T2">全球拦截</text:span></text:p>
      <text:p text:style-name="P2"><text:s/><text:span text:style-name="T1">- DOMAIN-SUFFIX,marketo.net,🛑 </text:span><text:span text:style-name="T2">全球拦截</text:span></text:p>
      <text:p text:style-name="P2"><text:s/><text:span text:style-name="T1">- DOMAIN-SUFFIX,masdk.3g.qq.com,🛑 </text:span><text:span text:style-name="T2">全球拦截</text:span></text:p>
      <text:p text:style-name="P2"><text:s/><text:span text:style-name="T1">- DOMAIN-SUFFIX,maskbaby.com.cn,🛑 </text:span><text:span text:style-name="T2">全球拦截</text:span></text:p>
      <text:p text:style-name="P2"><text:s/><text:span text:style-name="T1">- DOMAIN-SUFFIX,mass.mall044.com,🛑 </text:span><text:span text:style-name="T2">全球拦截</text:span></text:p>
      <text:p text:style-name="P2"><text:s/><text:span text:style-name="T1">- DOMAIN-SUFFIX,master.wap.dphub.sandai.net,🛑 </text:span><text:span text:style-name="T2">全球拦截</text:span></text:p>
      <text:p text:style-name="P2"><text:s/><text:span text:style-name="T1">- DOMAIN-SUFFIX,match.adsby.bidtheatre.com,🛑 </text:span><text:span text:style-name="T2">全球拦截</text:span></text:p>
      <text:p text:style-name="P2"><text:s/><text:span text:style-name="T1">- DOMAIN-SUFFIX,match.c8.net.ua,🛑 </text:span><text:span text:style-name="T2">全球拦截</text:span></text:p>
      <text:p text:style-name="P2"><text:s/><text:span text:style-name="T1">- DOMAIN-SUFFIX,match.p4p.1688.com,🛑 </text:span><text:span text:style-name="T2">全球拦截</text:span></text:p>
      <text:p text:style-name="P2"><text:s/><text:span text:style-name="T1">- DOMAIN-SUFFIX,match.prod.bidr.io,🛑 </text:span><text:span text:style-name="T2">全球拦截</text:span></text:p>
      <text:p text:style-name="P2"><text:s/><text:span text:style-name="T1">- DOMAIN-SUFFIX,match.rundsp.com,🛑 </text:span><text:span text:style-name="T2">全球拦截</text:span></text:p>
      <text:p text:style-name="P2"><text:s/><text:span text:style-name="T1">- DOMAIN-SUFFIX,matching.targeterra.com,🛑 </text:span><text:span text:style-name="T2">全球拦截</text:span></text:p>
      <text:p text:style-name="P2"><text:s/><text:span text:style-name="T1">- DOMAIN-SUFFIX,material.istreamsche.com,🛑 </text:span><text:span text:style-name="T2">全球拦截</text:span></text:p>
      <text:p text:style-name="P2"><text:s/><text:span text:style-name="T1">- DOMAIN-SUFFIX,material.mtty.xin,🛑 </text:span><text:span text:style-name="T2">全球拦截</text:span></text:p>
      <text:p text:style-name="P2"><text:s/><text:span text:style-name="T1">- DOMAIN-SUFFIX,mathtag.com,🛑 </text:span><text:span text:style-name="T2">全球拦截</text:span></text:p>
      <text:p text:style-name="P2"><text:s/><text:span text:style-name="T1">- DOMAIN-SUFFIX,maw.wnbfw.com,🛑 </text:span><text:span text:style-name="T2">全球拦截</text:span></text:p>
      <text:p text:style-name="P2"><text:s/><text:span text:style-name="T1">- DOMAIN-SUFFIX,maxwebsearch.com,🛑 </text:span><text:span text:style-name="T2">全球拦截</text:span></text:p>
      <text:p text:style-name="P2"><text:s/><text:span text:style-name="T1">- DOMAIN-SUFFIX,maysunmedia.com,🛑 </text:span><text:span text:style-name="T2">全球拦截</text:span></text:p>
      <text:p text:style-name="P2"><text:s/><text:span text:style-name="T1">- DOMAIN-SUFFIX,mb.hockeybuzz.com,🛑 </text:span><text:span text:style-name="T2">全球拦截</text:span></text:p>
      <text:p text:style-name="P2"><text:s/><text:span text:style-name="T1">- DOMAIN-SUFFIX,mb.zam.com,🛑 </text:span><text:span text:style-name="T2">全球拦截</text:span></text:p>
      <text:p text:style-name="P2"><text:s/><text:span text:style-name="T1">- DOMAIN-SUFFIX,mbai.cn,🛑 </text:span><text:span text:style-name="T2">全球拦截</text:span></text:p>
      <text:p text:style-name="P2"><text:s/><text:span text:style-name="T1">- DOMAIN-SUFFIX,mbd.weathercn.com,🛑 </text:span><text:span text:style-name="T2">全球拦截</text:span></text:p>
      <text:p text:style-name="P2"><text:s/><text:span text:style-name="T1">- DOMAIN-SUFFIX,mbrowser.news.haosou.com,🛑 </text:span><text:span text:style-name="T2">全球拦截</text:span></text:p>
      <text:p text:style-name="P2"><text:s/><text:span text:style-name="T1">- DOMAIN-SUFFIX,mbrowser.news.so.com,🛑 </text:span><text:span text:style-name="T2">全球拦截</text:span></text:p>
      <text:p text:style-name="P2"><text:s/><text:span text:style-name="T1">- DOMAIN-SUFFIX,mbs.weathercn.com,🛑 </text:span><text:span text:style-name="T2">全球拦截</text:span></text:p>
      <text:p text:style-name="P2"><text:s/><text:span text:style-name="T1">- DOMAIN-SUFFIX,mc.hujiang.com,🛑 </text:span><text:span text:style-name="T2">全球拦截</text:span></text:p>
      <text:p text:style-name="P2"><text:s/><text:span text:style-name="T1">- DOMAIN-SUFFIX,mc.yandex.ru,🛑 </text:span><text:span text:style-name="T2">全球拦截</text:span></text:p>
      <text:p text:style-name="P2"><text:s/><text:span text:style-name="T1">- DOMAIN-SUFFIX,mclick.simba.taobao.com,🛑 </text:span><text:span text:style-name="T2">全球拦截</text:span></text:p>
      <text:p text:style-name="P2"><text:s/><text:span text:style-name="T1">- DOMAIN-SUFFIX,mcore.vcgame.cn,🛑 </text:span><text:span text:style-name="T2">全球拦截</text:span></text:p>
      <text:p text:style-name="P2"><text:s/><text:span text:style-name="T1">- DOMAIN-SUFFIX,md.1drj.com,🛑 </text:span><text:span text:style-name="T2">全球拦截</text:span></text:p>
      <text:p text:style-name="P2"><text:s/><text:span text:style-name="T1">- DOMAIN-SUFFIX,md.he9630.com,🛑 </text:span><text:span text:style-name="T2">全球拦截</text:span></text:p>
      <text:p text:style-name="P2"><text:s/><text:span text:style-name="T1">- DOMAIN-SUFFIX,md.sh5e.com,🛑 </text:span><text:span text:style-name="T2">全球拦截</text:span></text:p>
      <text:p text:style-name="P2"><text:s/><text:span text:style-name="T1">- DOMAIN-SUFFIX,md0z4dh.com,🛑 </text:span><text:span text:style-name="T2">全球拦截</text:span></text:p>
      <text:p text:style-name="P2"><text:s/><text:span text:style-name="T1">- DOMAIN-SUFFIX,mdc.meitustat.com,🛑 </text:span><text:span text:style-name="T2">全球拦截</text:span></text:p>
      <text:p text:style-name="P2"><text:s/><text:span text:style-name="T1">- DOMAIN-SUFFIX,mdotm.com,🛑 </text:span><text:span text:style-name="T2">全球拦截</text:span></text:p>
      <text:p text:style-name="P2"><text:s/><text:span text:style-name="T1">- DOMAIN-SUFFIX,mdpjnppsbjv.bid,🛑 </text:span><text:span text:style-name="T2">全球拦截</text:span></text:p>
      <text:p text:style-name="P2"><text:s/><text:span text:style-name="T1">- DOMAIN-SUFFIX,me.afp.chinanews.com,🛑 </text:span><text:span text:style-name="T2">全球拦截</text:span></text:p>
      <text:p text:style-name="P2"><text:soft-page-break/><text:s/><text:span text:style-name="T1">- DOMAIN-SUFFIX,mealsandsteals.sandiego6.com,🛑 </text:span><text:span text:style-name="T2">全球拦截</text:span></text:p>
      <text:p text:style-name="P2"><text:s/><text:span text:style-name="T1">- DOMAIN-SUFFIX,me-cdn.effectivemeasure.net,🛑 </text:span><text:span text:style-name="T2">全球拦截</text:span></text:p>
      <text:p text:style-name="P2"><text:s/><text:span text:style-name="T1">- DOMAIN-SUFFIX,med.heyzap.com,🛑 </text:span><text:span text:style-name="T2">全球拦截</text:span></text:p>
      <text:p text:style-name="P2"><text:s/><text:span text:style-name="T1">- DOMAIN-SUFFIX,medal.blog.csdn.net,🛑 </text:span><text:span text:style-name="T2">全球拦截</text:span></text:p>
      <text:p text:style-name="P2"><text:s/><text:span text:style-name="T1">- DOMAIN-SUFFIX,media.2011.8684.com,🛑 </text:span><text:span text:style-name="T2">全球拦截</text:span></text:p>
      <text:p text:style-name="P2"><text:s/><text:span text:style-name="T1">- DOMAIN-SUFFIX,media.cheshi-img.com,🛑 </text:span><text:span text:style-name="T2">全球拦截</text:span></text:p>
      <text:p text:style-name="P2"><text:s/><text:span text:style-name="T1">- DOMAIN-SUFFIX,media.fastclick.net,🛑 </text:span><text:span text:style-name="T2">全球拦截</text:span></text:p>
      <text:p text:style-name="P2"><text:s/><text:span text:style-name="T1">- DOMAIN-SUFFIX,media.jointreport-switch.com,🛑 </text:span><text:span text:style-name="T2">全球拦截</text:span></text:p>
      <text:p text:style-name="P2"><text:s/><text:span text:style-name="T1">- DOMAIN-SUFFIX,media.tianjimedia.com,🛑 </text:span><text:span text:style-name="T2">全球拦截</text:span></text:p>
      <text:p text:style-name="P2"><text:s/><text:span text:style-name="T1">- DOMAIN-SUFFIX,media.trafficfactory.biz,🛑 </text:span><text:span text:style-name="T2">全球拦截</text:span></text:p>
      <text:p text:style-name="P2"><text:s/><text:span text:style-name="T1">- DOMAIN-SUFFIX,media.trafficjunky.net,🛑 </text:span><text:span text:style-name="T2">全球拦截</text:span></text:p>
      <text:p text:style-name="P2"><text:s/><text:span text:style-name="T1">- DOMAIN-SUFFIX,media8.cn,🛑 </text:span><text:span text:style-name="T2">全球拦截</text:span></text:p>
      <text:p text:style-name="P2"><text:s/><text:span text:style-name="T1">- DOMAIN-SUFFIX,mediamgr.ugo.com,🛑 </text:span><text:span text:style-name="T2">全球拦截</text:span></text:p>
      <text:p text:style-name="P2"><text:s/><text:span text:style-name="T1">- DOMAIN-SUFFIX,mediaplex.com,🛑 </text:span><text:span text:style-name="T2">全球拦截</text:span></text:p>
      <text:p text:style-name="P2"><text:s/><text:span text:style-name="T1">- DOMAIN-SUFFIX,mediapro.pro.cn,🛑 </text:span><text:span text:style-name="T2">全球拦截</text:span></text:p>
      <text:p text:style-name="P2"><text:s/><text:span text:style-name="T1">- DOMAIN-SUFFIX,media-static.jointreport-switch.com,🛑 </text:span><text:span text:style-name="T2">全球拦截</text:span></text:p>
      <text:p text:style-name="P2"><text:s/><text:span text:style-name="T1">- DOMAIN-SUFFIX,mediav.com,🛑 </text:span><text:span text:style-name="T2">全球拦截</text:span></text:p>
      <text:p text:style-name="P2"><text:s/><text:span text:style-name="T1">- DOMAIN-SUFFIX,medrx.telstra.com.au,🛑 </text:span><text:span text:style-name="T2">全球拦截</text:span></text:p>
      <text:p text:style-name="P2"><text:s/><text:span text:style-name="T1">- DOMAIN-SUFFIX,megajoy.com,🛑 </text:span><text:span text:style-name="T2">全球拦截</text:span></text:p>
      <text:p text:style-name="P2"><text:s/><text:span text:style-name="T1">- DOMAIN-SUFFIX,meimeidaren.com,🛑 </text:span><text:span text:style-name="T2">全球拦截</text:span></text:p>
      <text:p text:style-name="P2"><text:s/><text:span text:style-name="T1">- DOMAIN-SUFFIX,meiti1.net,🛑 </text:span><text:span text:style-name="T2">全球拦截</text:span></text:p>
      <text:p text:style-name="P2"><text:s/><text:span text:style-name="T1">- DOMAIN-SUFFIX,meitubeauty.meitudata.com,🛑 </text:span><text:span text:style-name="T2">全球拦截</text:span></text:p>
      <text:p text:style-name="P2"><text:s/><text:span text:style-name="T1">- DOMAIN-SUFFIX,meitumq.com,🛑 </text:span><text:span text:style-name="T2">全球拦截</text:span></text:p>
      <text:p text:style-name="P2"><text:s/><text:span text:style-name="T1">- DOMAIN-SUFFIX,menghuanzs.com,🛑 </text:span><text:span text:style-name="T2">全球拦截</text:span></text:p>
      <text:p text:style-name="P2"><text:s/><text:span text:style-name="T1">- DOMAIN-SUFFIX,mengmengdas.com,🛑 </text:span><text:span text:style-name="T2">全球拦截</text:span></text:p>
      <text:p text:style-name="P2"><text:s/><text:span text:style-name="T1">- DOMAIN-SUFFIX,mengyuanwei.com,🛑 </text:span><text:span text:style-name="T2">全球拦截</text:span></text:p>
      <text:p text:style-name="P2"><text:s/><text:span text:style-name="T1">- DOMAIN-SUFFIX,message.meitu.com,🛑 </text:span><text:span text:style-name="T2">全球拦截</text:span></text:p>
      <text:p text:style-name="P2"><text:s/><text:span text:style-name="T1">- DOMAIN-SUFFIX,metok.sys.miui.com,🛑 </text:span><text:span text:style-name="T2">全球拦截</text:span></text:p>
      <text:p text:style-name="P2"><text:s/><text:span text:style-name="T1">- DOMAIN-SUFFIX,metrics.cnn.com,🛑 </text:span><text:span text:style-name="T2">全球拦截</text:span></text:p>
      <text:p text:style-name="P2"><text:s/><text:span text:style-name="T1">- DOMAIN-SUFFIX,mfan.iclick.com.cn,🛑 </text:span><text:span text:style-name="T2">全球拦截</text:span></text:p>
      <text:p text:style-name="P2"><text:s/><text:span text:style-name="T1">- DOMAIN-SUFFIX,mfm.video.qq.com,🛑 </text:span><text:span text:style-name="T2">全球拦截</text:span></text:p>
      <text:p text:style-name="P2"><text:s/><text:span text:style-name="T1">- DOMAIN-SUFFIX,mfp.deliver.ifeng.com,🛑 </text:span><text:span text:style-name="T2">全球拦截</text:span></text:p>
      <text:p text:style-name="P2"><text:s/><text:span text:style-name="T1">- DOMAIN-SUFFIX,mfsr.lenovomm.com,🛑 </text:span><text:span text:style-name="T2">全球拦截</text:span></text:p>
      <text:p text:style-name="P2"><text:s/><text:span text:style-name="T1">- DOMAIN-SUFFIX,mg.5pk,🛑 </text:span><text:span text:style-name="T2">全球拦截</text:span></text:p>
      <text:p text:style-name="P2"><text:s/><text:span text:style-name="T1">- DOMAIN-SUFFIX,mg.games.sina.com.cn,🛑 </text:span><text:span text:style-name="T2">全球拦截</text:span></text:p>
      <text:p text:style-name="P2"><text:s/><text:span text:style-name="T1">- DOMAIN-SUFFIX,mg.yadro.ru,🛑 </text:span><text:span text:style-name="T2">全球拦截</text:span></text:p>
      <text:p text:style-name="P2"><text:s/><text:span text:style-name="T1">- DOMAIN-SUFFIX,mgid.com,🛑 </text:span><text:span text:style-name="T2">全球拦截</text:span></text:p>
      <text:p text:style-name="P2"><text:s/><text:span text:style-name="T1">- DOMAIN-SUFFIX,mgldzcls.com,🛑 </text:span><text:span text:style-name="T2">全球拦截</text:span></text:p>
      <text:p text:style-name="P2"><text:s/><text:span text:style-name="T1">- DOMAIN-SUFFIX,mgogo.com,🛑 </text:span><text:span text:style-name="T2">全球拦截</text:span></text:p>
      <text:p text:style-name="P2"><text:s/><text:span text:style-name="T1">- DOMAIN-SUFFIX,mgwcn.com,🛑 </text:span><text:span text:style-name="T2">全球拦截</text:span></text:p>
      <text:p text:style-name="P2"><text:s/><text:span text:style-name="T1">- DOMAIN-SUFFIX,mgwl668.com,🛑 </text:span><text:span text:style-name="T2">全球拦截</text:span></text:p>
      <text:p text:style-name="P2"><text:s/><text:span text:style-name="T1">- DOMAIN-SUFFIX,mhd.1391.com,🛑 </text:span><text:span text:style-name="T2">全球拦截</text:span></text:p>
      <text:p text:style-name="P2"><text:s/><text:span text:style-name="T1">- DOMAIN-SUFFIX,mhdpay.1391.com,🛑 </text:span><text:span text:style-name="T2">全球拦截</text:span></text:p>
      <text:p text:style-name="P2"><text:s/><text:span text:style-name="T1">- DOMAIN-SUFFIX,mhdtestks3.1391.com,🛑 </text:span><text:span text:style-name="T2">全球拦截</text:span></text:p>
      <text:p text:style-name="P2"><text:s/><text:span text:style-name="T1">- DOMAIN-SUFFIX,mhdufile.1391.com,🛑 </text:span><text:span text:style-name="T2">全球拦截</text:span></text:p>
      <text:p text:style-name="P2"><text:s/><text:span text:style-name="T1">- DOMAIN-SUFFIX,mhjk.1391.com,🛑 </text:span><text:span text:style-name="T2">全球拦截</text:span></text:p>
      <text:p text:style-name="P2"><text:s/><text:span text:style-name="T1">- DOMAIN-SUFFIX,mhuodong.elong.com,🛑 </text:span><text:span text:style-name="T2">全球拦截</text:span></text:p>
      <text:p text:style-name="P2"><text:s/><text:span text:style-name="T1">- DOMAIN-SUFFIX,miam4.cn,🛑 </text:span><text:span text:style-name="T2">全球拦截</text:span></text:p>
      <text:p text:style-name="P2"><text:s/><text:span text:style-name="T1">- DOMAIN-SUFFIX,miaobeichina.com,🛑 </text:span><text:span text:style-name="T2">全球拦截</text:span></text:p>
      <text:p text:style-name="P2"><text:s/><text:span text:style-name="T1">- DOMAIN-SUFFIX,mibook-10006092.cos.myqcloud.com,🛑 </text:span><text:span text:style-name="T2">全球拦截</text:span></text:p>
      <text:p text:style-name="P2"><text:s/><text:span text:style-name="T1">- DOMAIN-SUFFIX,microad-cn.com,🛑 </text:span><text:span text:style-name="T2">全球拦截</text:span></text:p>
      <text:p text:style-name="P2"><text:s/><text:span text:style-name="T1">- DOMAIN-SUFFIX,mid.houyi.baofeng.net,🛑 </text:span><text:span text:style-name="T2">全球拦截</text:span></text:p>
      <text:p text:style-name="P2"><text:s/><text:span text:style-name="T1">- DOMAIN-SUFFIX,midas.rong360.com,🛑 </text:span><text:span text:style-name="T2">全球拦截</text:span></text:p>
      <text:p text:style-name="P2"><text:s/><text:span text:style-name="T1">- DOMAIN-SUFFIX,midinfo.baofeng.com,🛑 </text:span><text:span text:style-name="T2">全球拦截</text:span></text:p>
      <text:p text:style-name="P2"><text:s/><text:span text:style-name="T1">- DOMAIN-SUFFIX,mie99.net,🛑 </text:span><text:span text:style-name="T2">全球拦截</text:span></text:p>
      <text:p text:style-name="P2"><text:s/><text:span text:style-name="T1">- DOMAIN-SUFFIX,migc.g.mi.com,🛑 </text:span><text:span text:style-name="T2">全球拦截</text:span></text:p>
      <text:p text:style-name="P2"><text:soft-page-break/><text:s/><text:span text:style-name="T1">- DOMAIN-SUFFIX,migcreport.g.mi.com,🛑 </text:span><text:span text:style-name="T2">全球拦截</text:span></text:p>
      <text:p text:style-name="P2"><text:s/><text:span text:style-name="T1">- DOMAIN-SUFFIX,migrate.driveapi.micloud.xiaomi.net,🛑 </text:span><text:span text:style-name="T2">全球拦截</text:span></text:p>
      <text:p text:style-name="P2"><text:s/><text:span text:style-name="T1">- DOMAIN-SUFFIX,migu.kssws.ks-cdn.com,🛑 </text:span><text:span text:style-name="T2">全球拦截</text:span></text:p>
      <text:p text:style-name="P2"><text:s/><text:span text:style-name="T1">- DOMAIN-SUFFIX,mihui.com,🛑 </text:span><text:span text:style-name="T2">全球拦截</text:span></text:p>
      <text:p text:style-name="P2"><text:s/><text:span text:style-name="T1">- DOMAIN-SUFFIX,miidi.net,🛑 </text:span><text:span text:style-name="T2">全球拦截</text:span></text:p>
      <text:p text:style-name="P2"><text:s/><text:span text:style-name="T1">- DOMAIN-SUFFIX,mijifen.com,🛑 </text:span><text:span text:style-name="T2">全球拦截</text:span></text:p>
      <text:p text:style-name="P2"><text:s/><text:span text:style-name="T1">- DOMAIN-SUFFIX,milk.yesky.com.cn,🛑 </text:span><text:span text:style-name="T2">全球拦截</text:span></text:p>
      <text:p text:style-name="P2"><text:s/><text:span text:style-name="T1">- DOMAIN-SUFFIX,millennialmedia.com,🛑 </text:span><text:span text:style-name="T2">全球拦截</text:span></text:p>
      <text:p text:style-name="P2"><text:s/><text:span text:style-name="T1">- DOMAIN-SUFFIX,millwardbrownacsr.com,🛑 </text:span><text:span text:style-name="T2">全球拦截</text:span></text:p>
      <text:p text:style-name="P2"><text:s/><text:span text:style-name="T1">- DOMAIN-SUFFIX,mimg.126.net,🛑 </text:span><text:span text:style-name="T2">全球拦截</text:span></text:p>
      <text:p text:style-name="P2"><text:s/><text:span text:style-name="T1">- DOMAIN-SUFFIX,mimg.7791.com.cn,🛑 </text:span><text:span text:style-name="T2">全球拦截</text:span></text:p>
      <text:p text:style-name="P2"><text:s/><text:span text:style-name="T1">- DOMAIN-SUFFIX,minesage.com,🛑 </text:span><text:span text:style-name="T2">全球拦截</text:span></text:p>
      <text:p text:style-name="P2"><text:s/><text:span text:style-name="T1">- DOMAIN-SUFFIX,mingxianshanghang.cn,🛑 </text:span><text:span text:style-name="T2">全球拦截</text:span></text:p>
      <text:p text:style-name="P2"><text:s/><text:span text:style-name="T1">- DOMAIN-SUFFIX,mingysh.com,🛑 </text:span><text:span text:style-name="T2">全球拦截</text:span></text:p>
      <text:p text:style-name="P2"><text:s/><text:span text:style-name="T1">- DOMAIN-SUFFIX,mini.cpc.sogou.com,🛑 </text:span><text:span text:style-name="T2">全球拦截</text:span></text:p>
      <text:p text:style-name="P2"><text:s/><text:span text:style-name="T1">- DOMAIN-SUFFIX,mini.eastday.com,🛑 </text:span><text:span text:style-name="T2">全球拦截</text:span></text:p>
      <text:p text:style-name="P2"><text:s/><text:span text:style-name="T1">- DOMAIN-SUFFIX,mini.hao123.com,🛑 </text:span><text:span text:style-name="T2">全球拦截</text:span></text:p>
      <text:p text:style-name="P2"><text:s/><text:span text:style-name="T1">- DOMAIN-SUFFIX,mini.jijiplayer.com,🛑 </text:span><text:span text:style-name="T2">全球拦截</text:span></text:p>
      <text:p text:style-name="P2"><text:s/><text:span text:style-name="T1">- DOMAIN-SUFFIX,mini2015.qq.com,🛑 </text:span><text:span text:style-name="T2">全球拦截</text:span></text:p>
      <text:p text:style-name="P2"><text:s/><text:span text:style-name="T1">- DOMAIN-SUFFIX,minidcsc.kugou.com,🛑 </text:span><text:span text:style-name="T2">全球拦截</text:span></text:p>
      <text:p text:style-name="P2"><text:s/><text:span text:style-name="T1">- DOMAIN-SUFFIX,minipage.2345.com,🛑 </text:span><text:span text:style-name="T2">全球拦截</text:span></text:p>
      <text:p text:style-name="P2"><text:s/><text:span text:style-name="T1">- DOMAIN-SUFFIX,minisite.vidown.cn,🛑 </text:span><text:span text:style-name="T2">全球拦截</text:span></text:p>
      <text:p text:style-name="P2"><text:s/><text:span text:style-name="T1">- DOMAIN-SUFFIX,miniye.xjts.cn,🛑 </text:span><text:span text:style-name="T2">全球拦截</text:span></text:p>
      <text:p text:style-name="P2"><text:s/><text:span text:style-name="T1">- DOMAIN-SUFFIX,mip.yuelvxing.com,🛑 </text:span><text:span text:style-name="T2">全球拦截</text:span></text:p>
      <text:p text:style-name="P2"><text:s/><text:span text:style-name="T1">- DOMAIN-SUFFIX,mipcache.bdstatic.com,🛑 </text:span><text:span text:style-name="T2">全球拦截</text:span></text:p>
      <text:p text:style-name="P2"><text:s/><text:span text:style-name="T1">- DOMAIN-SUFFIX,mipujia.com,🛑 </text:span><text:span text:style-name="T2">全球拦截</text:span></text:p>
      <text:p text:style-name="P2"><text:s/><text:span text:style-name="T1">- DOMAIN-SUFFIX,mis.g.mi.com,🛑 </text:span><text:span text:style-name="T2">全球拦截</text:span></text:p>
      <text:p text:style-name="P2"><text:s/><text:span text:style-name="T1">- DOMAIN-SUFFIX,miui.hdfdm.com,🛑 </text:span><text:span text:style-name="T2">全球拦截</text:span></text:p>
      <text:p text:style-name="P2"><text:s/><text:span text:style-name="T1">- DOMAIN-SUFFIX,miui.hftaili.com,🛑 </text:span><text:span text:style-name="T2">全球拦截</text:span></text:p>
      <text:p text:style-name="P2"><text:s/><text:span text:style-name="T1">- DOMAIN-SUFFIX,mivideo.g.mi.com,🛑 </text:span><text:span text:style-name="T2">全球拦截</text:span></text:p>
      <text:p text:style-name="P2"><text:s/><text:span text:style-name="T1">- DOMAIN-SUFFIX,mj70.cn,🛑 </text:span><text:span text:style-name="T2">全球拦截</text:span></text:p>
      <text:p text:style-name="P2"><text:s/><text:span text:style-name="T1">- DOMAIN-SUFFIX,mjs.csyymp4.com,🛑 </text:span><text:span text:style-name="T2">全球拦截</text:span></text:p>
      <text:p text:style-name="P2"><text:s/><text:span text:style-name="T1">- DOMAIN-SUFFIX,mlb.did.ijinshan.com,🛑 </text:span><text:span text:style-name="T2">全球拦截</text:span></text:p>
      <text:p text:style-name="P2"><text:s/><text:span text:style-name="T1">- DOMAIN-SUFFIX,mlgrrqymdsyk.com,🛑 </text:span><text:span text:style-name="T2">全球拦截</text:span></text:p>
      <text:p text:style-name="P2"><text:s/><text:span text:style-name="T1">- DOMAIN-SUFFIX,mlog.aipai.com,🛑 </text:span><text:span text:style-name="T2">全球拦截</text:span></text:p>
      <text:p text:style-name="P2"><text:s/><text:span text:style-name="T1">- DOMAIN-SUFFIX,mlog.hiido.com,🛑 </text:span><text:span text:style-name="T2">全球拦截</text:span></text:p>
      <text:p text:style-name="P2"><text:s/><text:span text:style-name="T1">- DOMAIN-SUFFIX,mlog.m1905.cn,🛑 </text:span><text:span text:style-name="T2">全球拦截</text:span></text:p>
      <text:p text:style-name="P2"><text:s/><text:span text:style-name="T1">- DOMAIN-SUFFIX,mlog.search.xiaomi.net,🛑 </text:span><text:span text:style-name="T2">全球拦截</text:span></text:p>
      <text:p text:style-name="P2"><text:s/><text:span text:style-name="T1">- DOMAIN-SUFFIX,mlt01.com,🛑 </text:span><text:span text:style-name="T2">全球拦截</text:span></text:p>
      <text:p text:style-name="P2"><text:s/><text:span text:style-name="T1">- DOMAIN-SUFFIX,mm.2436.cn,🛑 </text:span><text:span text:style-name="T2">全球拦截</text:span></text:p>
      <text:p text:style-name="P2"><text:s/><text:span text:style-name="T1">- DOMAIN-SUFFIX,mm.anqu.com,🛑 </text:span><text:span text:style-name="T2">全球拦截</text:span></text:p>
      <text:p text:style-name="P2"><text:s/><text:span text:style-name="T1">- DOMAIN-SUFFIX,mm.jgchq.com,🛑 </text:span><text:span text:style-name="T2">全球拦截</text:span></text:p>
      <text:p text:style-name="P2"><text:s/><text:span text:style-name="T1">- DOMAIN-SUFFIX,mm.moquanad.com,🛑 </text:span><text:span text:style-name="T2">全球拦截</text:span></text:p>
      <text:p text:style-name="P2"><text:s/><text:span text:style-name="T1">- DOMAIN-SUFFIX,mmcc.yxlady.com,🛑 </text:span><text:span text:style-name="T2">全球拦截</text:span></text:p>
      <text:p text:style-name="P2"><text:s/><text:span text:style-name="T1">- DOMAIN-SUFFIX,mmg.aty.cp45.ott.cibntv.net,🛑 </text:span><text:span text:style-name="T2">全球拦截</text:span></text:p>
      <text:p text:style-name="P2"><text:s/><text:span text:style-name="T1">- DOMAIN-SUFFIX,mmg.aty.snmsohu.aisee.tv,🛑 </text:span><text:span text:style-name="T2">全球拦截</text:span></text:p>
      <text:p text:style-name="P2"><text:s/><text:span text:style-name="T1">- DOMAIN-SUFFIX,mng-ads.com,🛑 </text:span><text:span text:style-name="T2">全球拦截</text:span></text:p>
      <text:p text:style-name="P2"><text:s/><text:span text:style-name="T1">- DOMAIN-SUFFIX,mnkan.com,🛑 </text:span><text:span text:style-name="T2">全球拦截</text:span></text:p>
      <text:p text:style-name="P2"><text:s/><text:span text:style-name="T1">- DOMAIN-SUFFIX,mnwan.com,🛑 </text:span><text:span text:style-name="T2">全球拦截</text:span></text:p>
      <text:p text:style-name="P2"><text:s/><text:span text:style-name="T1">- DOMAIN-SUFFIX,mnxtu.com,🛑 </text:span><text:span text:style-name="T2">全球拦截</text:span></text:p>
      <text:p text:style-name="P2"><text:s/><text:span text:style-name="T1">- DOMAIN-SUFFIX,mo.haloapps.cn,🛑 </text:span><text:span text:style-name="T2">全球拦截</text:span></text:p>
      <text:p text:style-name="P2"><text:s/><text:span text:style-name="T1">- DOMAIN-SUFFIX,mo.kugou.com,🛑 </text:span><text:span text:style-name="T2">全球拦截</text:span></text:p>
      <text:p text:style-name="P2"><text:s/><text:span text:style-name="T1">- DOMAIN-SUFFIX,mo.res.wpscdn.cn,🛑 </text:span><text:span text:style-name="T2">全球拦截</text:span></text:p>
      <text:p text:style-name="P2"><text:s/><text:span text:style-name="T1">- DOMAIN-SUFFIX,mo.test.haloapps.com,🛑 </text:span><text:span text:style-name="T2">全球拦截</text:span></text:p>
      <text:p text:style-name="P2"><text:s/><text:span text:style-name="T1">- DOMAIN-SUFFIX,moad.cn,🛑 </text:span><text:span text:style-name="T2">全球拦截</text:span></text:p>
      <text:p text:style-name="P2"><text:s/><text:span text:style-name="T1">- DOMAIN-SUFFIX,moatads.com,🛑 </text:span><text:span text:style-name="T2">全球拦截</text:span></text:p>
      <text:p text:style-name="P2"><text:soft-page-break/><text:s/><text:span text:style-name="T1">- DOMAIN-SUFFIX,mob.huimee.net,🛑 </text:span><text:span text:style-name="T2">全球拦截</text:span></text:p>
      <text:p text:style-name="P2"><text:s/><text:span text:style-name="T1">- DOMAIN-SUFFIX,mobad.ijinshan.com,🛑 </text:span><text:span text:style-name="T2">全球拦截</text:span></text:p>
      <text:p text:style-name="P2"><text:s/><text:span text:style-name="T1">- DOMAIN-SUFFIX,mobadme.jp,🛑 </text:span><text:span text:style-name="T2">全球拦截</text:span></text:p>
      <text:p text:style-name="P2"><text:s/><text:span text:style-name="T1">- DOMAIN-SUFFIX,mobfox.com,🛑 </text:span><text:span text:style-name="T2">全球拦截</text:span></text:p>
      <text:p text:style-name="P2"><text:s/><text:span text:style-name="T1">- DOMAIN-SUFFIX,mobgi.com,🛑 </text:span><text:span text:style-name="T2">全球拦截</text:span></text:p>
      <text:p text:style-name="P2"><text:s/><text:span text:style-name="T1">- DOMAIN-SUFFIX,mobileads.google.com,🛑 </text:span><text:span text:style-name="T2">全球拦截</text:span></text:p>
      <text:p text:style-name="P2"><text:s/><text:span text:style-name="T1">- DOMAIN-SUFFIX,mobileads.msn.com,🛑 </text:span><text:span text:style-name="T2">全球拦截</text:span></text:p>
      <text:p text:style-name="P2"><text:s/><text:span text:style-name="T1">- DOMAIN-SUFFIX,mobileapptracking.com,🛑 </text:span><text:span text:style-name="T2">全球拦截</text:span></text:p>
      <text:p text:style-name="P2"><text:s/><text:span text:style-name="T1">- DOMAIN-SUFFIX,mobiledissector.com,🛑 </text:span><text:span text:style-name="T2">全球拦截</text:span></text:p>
      <text:p text:style-name="P2"><text:s/><text:span text:style-name="T1">- DOMAIN-SUFFIX,mobile-pubt.ele.me,🛑 </text:span><text:span text:style-name="T2">全球拦截</text:span></text:p>
      <text:p text:style-name="P2"><text:s/><text:span text:style-name="T1">- DOMAIN-SUFFIX,mobile-service.segment.com,🛑 </text:span><text:span text:style-name="T2">全球拦截</text:span></text:p>
      <text:p text:style-name="P2"><text:s/><text:span text:style-name="T1">- DOMAIN-SUFFIX,mobilityware.com,🛑 </text:span><text:span text:style-name="T2">全球拦截</text:span></text:p>
      <text:p text:style-name="P2"><text:s/><text:span text:style-name="T1">- DOMAIN-SUFFIX,mobiorg8.com,🛑 </text:span><text:span text:style-name="T2">全球拦截</text:span></text:p>
      <text:p text:style-name="P2"><text:s/><text:span text:style-name="T1">- DOMAIN-SUFFIX,mobisage.cn,🛑 </text:span><text:span text:style-name="T2">全球拦截</text:span></text:p>
      <text:p text:style-name="P2"><text:s/><text:span text:style-name="T1">- DOMAIN-SUFFIX,mobvista.com,🛑 </text:span><text:span text:style-name="T2">全球拦截</text:span></text:p>
      <text:p text:style-name="P2"><text:s/><text:span text:style-name="T1">- DOMAIN-SUFFIX,mohecm.com,🛑 </text:span><text:span text:style-name="T2">全球拦截</text:span></text:p>
      <text:p text:style-name="P2"><text:s/><text:span text:style-name="T1">- DOMAIN-SUFFIX,moka.inte.sogoucdn.com,🛑 </text:span><text:span text:style-name="T2">全球拦截</text:span></text:p>
      <text:p text:style-name="P2"><text:s/><text:span text:style-name="T1">- DOMAIN-SUFFIX,mon.xtgreat.com,🛑 </text:span><text:span text:style-name="T2">全球拦截</text:span></text:p>
      <text:p text:style-name="P2"><text:s/><text:span text:style-name="T1">- DOMAIN-SUFFIX,monero.how,🛑 </text:span><text:span text:style-name="T2">全球拦截</text:span></text:p>
      <text:p text:style-name="P2"><text:s/><text:span text:style-name="T1">- DOMAIN-SUFFIX,money.qz828.com,🛑 </text:span><text:span text:style-name="T2">全球拦截</text:span></text:p>
      <text:p text:style-name="P2"><text:s/><text:span text:style-name="T1">- DOMAIN-SUFFIX,monitor.uu.qq.com,🛑 </text:span><text:span text:style-name="T2">全球拦截</text:span></text:p>
      <text:p text:style-name="P2"><text:s/><text:span text:style-name="T1">- DOMAIN-SUFFIX,moodoocrv.com.cn,🛑 </text:span><text:span text:style-name="T2">全球拦截</text:span></text:p>
      <text:p text:style-name="P2"><text:s/><text:span text:style-name="T1">- DOMAIN-SUFFIX,moogos.com,🛑 </text:span><text:span text:style-name="T2">全球拦截</text:span></text:p>
      <text:p text:style-name="P2"><text:s/><text:span text:style-name="T1">- DOMAIN-SUFFIX,mookie1.com,🛑 </text:span><text:span text:style-name="T2">全球拦截</text:span></text:p>
      <text:p text:style-name="P2"><text:s/><text:span text:style-name="T1">- DOMAIN-SUFFIX,moons.66bhy.com,🛑 </text:span><text:span text:style-name="T2">全球拦截</text:span></text:p>
      <text:p text:style-name="P2"><text:s/><text:span text:style-name="T1">- DOMAIN-SUFFIX,moonwish.com.cn,🛑 </text:span><text:span text:style-name="T2">全球拦截</text:span></text:p>
      <text:p text:style-name="P2"><text:s/><text:span text:style-name="T1">- DOMAIN-SUFFIX,moquanad.com,🛑 </text:span><text:span text:style-name="T2">全球拦截</text:span></text:p>
      <text:p text:style-name="P2"><text:s/><text:span text:style-name="T1">- DOMAIN-SUFFIX,moren-1252794300.file.myqcloud.com,🛑 </text:span><text:span text:style-name="T2">全球拦截</text:span></text:p>
      <text:p text:style-name="P2"><text:s/><text:span text:style-name="T1">- DOMAIN-SUFFIX,mosa86.com,🛑 </text:span><text:span text:style-name="T2">全球拦截</text:span></text:p>
      <text:p text:style-name="P2"><text:s/><text:span text:style-name="T1">- DOMAIN-SUFFIX,mostat.wps.cn,🛑 </text:span><text:span text:style-name="T2">全球拦截</text:span></text:p>
      <text:p text:style-name="P2"><text:s/><text:span text:style-name="T1">- DOMAIN-SUFFIX,motohelpr.com,🛑 </text:span><text:span text:style-name="T2">全球拦截</text:span></text:p>
      <text:p text:style-name="P2"><text:s/><text:span text:style-name="T1">- DOMAIN-SUFFIX,motu.p4p.sina.com.cn,🛑 </text:span><text:span text:style-name="T2">全球拦截</text:span></text:p>
      <text:p text:style-name="P2"><text:s/><text:span text:style-name="T1">- DOMAIN-SUFFIX,motu.pagechoice.net,🛑 </text:span><text:span text:style-name="T2">全球拦截</text:span></text:p>
      <text:p text:style-name="P2"><text:s/><text:span text:style-name="T1">- DOMAIN-SUFFIX,mou.niu.xunlei.com,🛑 </text:span><text:span text:style-name="T2">全球拦截</text:span></text:p>
      <text:p text:style-name="P2"><text:s/><text:span text:style-name="T1">- DOMAIN-SUFFIX,moupdate10332052.wps.cn,🛑 </text:span><text:span text:style-name="T2">全球拦截</text:span></text:p>
      <text:p text:style-name="P2"><text:s/><text:span text:style-name="T1">- DOMAIN-SUFFIX,moutaihotel.cn,🛑 </text:span><text:span text:style-name="T2">全球拦截</text:span></text:p>
      <text:p text:style-name="P2"><text:s/><text:span text:style-name="T1">- DOMAIN-SUFFIX,movie.miaiche.cn,🛑 </text:span><text:span text:style-name="T2">全球拦截</text:span></text:p>
      <text:p text:style-name="P2"><text:s/><text:span text:style-name="T1">- DOMAIN-SUFFIX,mpb1.iteye.com,🛑 </text:span><text:span text:style-name="T2">全球拦截</text:span></text:p>
      <text:p text:style-name="P2"><text:s/><text:span text:style-name="T1">- DOMAIN-SUFFIX,mpb2.iteye.com,🛑 </text:span><text:span text:style-name="T2">全球拦截</text:span></text:p>
      <text:p text:style-name="P2"><text:s/><text:span text:style-name="T1">- DOMAIN-SUFFIX,mpp.vindicosuite.com,🛑 </text:span><text:span text:style-name="T2">全球拦截</text:span></text:p>
      <text:p text:style-name="P2"><text:s/><text:span text:style-name="T1">- DOMAIN-SUFFIX,mpro.baidu.com,🛑 </text:span><text:span text:style-name="T2">全球拦截</text:span></text:p>
      <text:p text:style-name="P2"><text:s/><text:span text:style-name="T1">- DOMAIN-SUFFIX,mps.nbcuni.com,🛑 </text:span><text:span text:style-name="T2">全球拦截</text:span></text:p>
      <text:p text:style-name="P2"><text:s/><text:span text:style-name="T1">- DOMAIN-SUFFIX,mps.weekslw.com,🛑 </text:span><text:span text:style-name="T2">全球拦截</text:span></text:p>
      <text:p text:style-name="P2"><text:s/><text:span text:style-name="T1">- DOMAIN-SUFFIX,mpush.cn,🛑 </text:span><text:span text:style-name="T2">全球拦截</text:span></text:p>
      <text:p text:style-name="P2"><text:s/><text:span text:style-name="T1">- DOMAIN-SUFFIX,mpzw.com,🛑 </text:span><text:span text:style-name="T2">全球拦截</text:span></text:p>
      <text:p text:style-name="P2"><text:s/><text:span text:style-name="T1">- DOMAIN-SUFFIX,mqq.zgdmsj.cn,🛑 </text:span><text:span text:style-name="T2">全球拦截</text:span></text:p>
      <text:p text:style-name="P2"><text:s/><text:span text:style-name="T1">- DOMAIN-SUFFIX,mqqad.cs0309.html5.qq.com,🛑 </text:span><text:span text:style-name="T2">全球拦截</text:span></text:p>
      <text:p text:style-name="P2"><text:s/><text:span text:style-name="T1">- DOMAIN-SUFFIX,mqqad.html5.qq.com,🛑 </text:span><text:span text:style-name="T2">全球拦截</text:span></text:p>
      <text:p text:style-name="P2"><text:s/><text:span text:style-name="T1">- DOMAIN-SUFFIX,mqqadr.reader.qq.com,🛑 </text:span><text:span text:style-name="T2">全球拦截</text:span></text:p>
      <text:p text:style-name="P2"><text:s/><text:span text:style-name="T1">- DOMAIN-SUFFIX,mr.da.netease.com,🛑 </text:span><text:span text:style-name="T2">全球拦截</text:span></text:p>
      <text:p text:style-name="P2"><text:s/><text:span text:style-name="T1">- DOMAIN-SUFFIX,mrelko.com,🛑 </text:span><text:span text:style-name="T2">全球拦截</text:span></text:p>
      <text:p text:style-name="P2"><text:s/><text:span text:style-name="T1">- DOMAIN-SUFFIX,mrksys.com,🛑 </text:span><text:span text:style-name="T2">全球拦截</text:span></text:p>
      <text:p text:style-name="P2"><text:s/><text:span text:style-name="T1">- DOMAIN-SUFFIX,ms.awqsaged.cn,🛑 </text:span><text:span text:style-name="T2">全球拦截</text:span></text:p>
      <text:p text:style-name="P2"><text:s/><text:span text:style-name="T1">- DOMAIN-SUFFIX,ms.cmcm.com,🛑 </text:span><text:span text:style-name="T2">全球拦截</text:span></text:p>
      <text:p text:style-name="P2"><text:s/><text:span text:style-name="T1">- DOMAIN-SUFFIX,ms.cnczjy.com,🛑 </text:span><text:span text:style-name="T2">全球拦截</text:span></text:p>
      <text:p text:style-name="P2"><text:s/><text:span text:style-name="T1">- DOMAIN-SUFFIX,ms.continuedsys.cn,🛑 </text:span><text:span text:style-name="T2">全球拦截</text:span></text:p>
      <text:p text:style-name="P2"><text:soft-page-break/><text:s/><text:span text:style-name="T1">- DOMAIN-SUFFIX,ms.ienkdaccessible.cn,🛑 </text:span><text:span text:style-name="T2">全球拦截</text:span></text:p>
      <text:p text:style-name="P2"><text:s/><text:span text:style-name="T1">- DOMAIN-SUFFIX,ms.ienkdaccessory.cn,🛑 </text:span><text:span text:style-name="T2">全球拦截</text:span></text:p>
      <text:p text:style-name="P2"><text:s/><text:span text:style-name="T1">- DOMAIN-SUFFIX,ms.jyhwt.cn,🛑 </text:span><text:span text:style-name="T2">全球拦截</text:span></text:p>
      <text:p text:style-name="P2"><text:s/><text:span text:style-name="T1">- DOMAIN-SUFFIX,ms.myyage.com,🛑 </text:span><text:span text:style-name="T2">全球拦截</text:span></text:p>
      <text:p text:style-name="P2"><text:s/><text:span text:style-name="T1">- DOMAIN-SUFFIX,ms.vipstatic.com,🛑 </text:span><text:span text:style-name="T2">全球拦截</text:span></text:p>
      <text:p text:style-name="P2"><text:s/><text:span text:style-name="T1">- DOMAIN-SUFFIX,msads.net,🛑 </text:span><text:span text:style-name="T2">全球拦截</text:span></text:p>
      <text:p text:style-name="P2"><text:s/><text:span text:style-name="T1">- DOMAIN-SUFFIX,mscimg.com,🛑 </text:span><text:span text:style-name="T2">全球拦截</text:span></text:p>
      <text:p text:style-name="P2"><text:s/><text:span text:style-name="T1">- DOMAIN-SUFFIX,msclick2.kuwo.cn,🛑 </text:span><text:span text:style-name="T2">全球拦截</text:span></text:p>
      <text:p text:style-name="P2"><text:s/><text:span text:style-name="T1">- DOMAIN-SUFFIX,msg.mobile.kugou.com,🛑 </text:span><text:span text:style-name="T2">全球拦截</text:span></text:p>
      <text:p text:style-name="P2"><text:s/><text:span text:style-name="T1">- DOMAIN-SUFFIX,msg.ptqy.gitv.tv,🛑 </text:span><text:span text:style-name="T2">全球拦截</text:span></text:p>
      <text:p text:style-name="P2"><text:s/><text:span text:style-name="T1">- DOMAIN-SUFFIX,msg.push.51y5.net,🛑 </text:span><text:span text:style-name="T2">全球拦截</text:span></text:p>
      <text:p text:style-name="P2"><text:s/><text:span text:style-name="T1">- DOMAIN-SUFFIX,mshow.fang.com,🛑 </text:span><text:span text:style-name="T2">全球拦截</text:span></text:p>
      <text:p text:style-name="P2"><text:s/><text:span text:style-name="T1">- DOMAIN-SUFFIX,msite.baidu.com,🛑 </text:span><text:span text:style-name="T2">全球拦截</text:span></text:p>
      <text:p text:style-name="P2"><text:s/><text:span text:style-name="T1">- DOMAIN-SUFFIX,msltzer.cn,🛑 </text:span><text:span text:style-name="T2">全球拦截</text:span></text:p>
      <text:p text:style-name="P2"><text:s/><text:span text:style-name="T1">- DOMAIN-SUFFIX,msn.wrating.com,🛑 </text:span><text:span text:style-name="T2">全球拦截</text:span></text:p>
      <text:p text:style-name="P2"><text:s/><text:span text:style-name="T1">- DOMAIN-SUFFIX,msnclick.wrating.com,🛑 </text:span><text:span text:style-name="T2">全球拦截</text:span></text:p>
      <text:p text:style-name="P2"><text:s/><text:span text:style-name="T1">- DOMAIN-SUFFIX,msphoneclick.kuwo.cn,🛑 </text:span><text:span text:style-name="T2">全球拦截</text:span></text:p>
      <text:p text:style-name="P2"><text:s/><text:span text:style-name="T1">- DOMAIN-SUFFIX,mssp.baidu.com,🛑 </text:span><text:span text:style-name="T2">全球拦截</text:span></text:p>
      <text:p text:style-name="P2"><text:s/><text:span text:style-name="T1">- DOMAIN-SUFFIX,mstat.zol.com.cn,🛑 </text:span><text:span text:style-name="T2">全球拦截</text:span></text:p>
      <text:p text:style-name="P2"><text:s/><text:span text:style-name="T1">- DOMAIN-SUFFIX,mstzym.com,🛑 </text:span><text:span text:style-name="T2">全球拦截</text:span></text:p>
      <text:p text:style-name="P2"><text:s/><text:span text:style-name="T1">- DOMAIN-SUFFIX,msypr.com,🛑 </text:span><text:span text:style-name="T2">全球拦截</text:span></text:p>
      <text:p text:style-name="P2"><text:s/><text:span text:style-name="T1">- DOMAIN-SUFFIX,mti.35kds.com,🛑 </text:span><text:span text:style-name="T2">全球拦截</text:span></text:p>
      <text:p text:style-name="P2"><text:s/><text:span text:style-name="T1">- DOMAIN-SUFFIX,mtj.baidu.com,🛑 </text:span><text:span text:style-name="T2">全球拦截</text:span></text:p>
      <text:p text:style-name="P2"><text:s/><text:span text:style-name="T1">- DOMAIN-SUFFIX,mtl.ttsqgs.com,🛑 </text:span><text:span text:style-name="T2">全球拦截</text:span></text:p>
      <text:p text:style-name="P2"><text:s/><text:span text:style-name="T1">- DOMAIN-SUFFIX,mtty-cdn.mtty.xin,🛑 </text:span><text:span text:style-name="T2">全球拦截</text:span></text:p>
      <text:p text:style-name="P2"><text:s/><text:span text:style-name="T1">- DOMAIN-SUFFIX,mtxsk.com,🛑 </text:span><text:span text:style-name="T2">全球拦截</text:span></text:p>
      <text:p text:style-name="P2"><text:s/><text:span text:style-name="T1">- DOMAIN-SUFFIX,mubite.cn,🛑 </text:span><text:span text:style-name="T2">全球拦截</text:span></text:p>
      <text:p text:style-name="P2"><text:s/><text:span text:style-name="T1">- DOMAIN-SUFFIX,munchkin.marketo.net,🛑 </text:span><text:span text:style-name="T2">全球拦截</text:span></text:p>
      <text:p text:style-name="P2"><text:s/><text:span text:style-name="T1">- DOMAIN-SUFFIX,musik-mp3.info,🛑 </text:span><text:span text:style-name="T2">全球拦截</text:span></text:p>
      <text:p text:style-name="P2"><text:s/><text:span text:style-name="T1">- DOMAIN-SUFFIX,mvads.kugou.com,🛑 </text:span><text:span text:style-name="T2">全球拦截</text:span></text:p>
      <text:p text:style-name="P2"><text:s/><text:span text:style-name="T1">- DOMAIN-SUFFIX,mvip.zhuba8.com,🛑 </text:span><text:span text:style-name="T2">全球拦截</text:span></text:p>
      <text:p text:style-name="P2"><text:s/><text:span text:style-name="T1">- DOMAIN-SUFFIX,mwa.xingyimin.com,🛑 </text:span><text:span text:style-name="T2">全球拦截</text:span></text:p>
      <text:p text:style-name="P2"><text:s/><text:span text:style-name="T1">- DOMAIN-SUFFIX,mwlucuvbyrff.com,🛑 </text:span><text:span text:style-name="T2">全球拦截</text:span></text:p>
      <text:p text:style-name="P2"><text:s/><text:span text:style-name="T1">- DOMAIN-SUFFIX,mxmrt.com,🛑 </text:span><text:span text:style-name="T2">全球拦截</text:span></text:p>
      <text:p text:style-name="P2"><text:s/><text:span text:style-name="T1">- DOMAIN-SUFFIX,mxpnl.com,🛑 </text:span><text:span text:style-name="T2">全球拦截</text:span></text:p>
      <text:p text:style-name="P2"><text:s/><text:span text:style-name="T1">- DOMAIN-SUFFIX,mxvp-ad-config-prod-1.zenmxapps.com,🛑 </text:span><text:span text:style-name="T2">全球拦截</text:span></text:p>
      <text:p text:style-name="P2"><text:s/><text:span text:style-name="T1">- DOMAIN-SUFFIX,mxvp-feature-toggle-prod-1.zenmxapps.com,🛑 </text:span><text:span text:style-name="T2">全球拦截</text:span></text:p>
      <text:p text:style-name="P2"><text:s/><text:span text:style-name="T1">- DOMAIN-SUFFIX,my.mobfox.com,🛑 </text:span><text:span text:style-name="T2">全球拦截</text:span></text:p>
      <text:p text:style-name="P2"><text:s/><text:span text:style-name="T1">- DOMAIN-SUFFIX,my1fc.m.b5200.net,🛑 </text:span><text:span text:style-name="T2">全球拦截</text:span></text:p>
      <text:p text:style-name="P2"><text:s/><text:span text:style-name="T1">- DOMAIN-SUFFIX,my1fimg.m.b5200.net,🛑 </text:span><text:span text:style-name="T2">全球拦截</text:span></text:p>
      <text:p text:style-name="P2"><text:s/><text:span text:style-name="T1">- DOMAIN-SUFFIX,myad.toocle.com,🛑 </text:span><text:span text:style-name="T2">全球拦截</text:span></text:p>
      <text:p text:style-name="P2"><text:s/><text:span text:style-name="T1">- DOMAIN-SUFFIX,mydas.mobi,🛑 </text:span><text:span text:style-name="T2">全球拦截</text:span></text:p>
      <text:p text:style-name="P2"><text:s/><text:span text:style-name="T1">- DOMAIN-SUFFIX,mydisplay.ctfile.com,🛑 </text:span><text:span text:style-name="T2">全球拦截</text:span></text:p>
      <text:p text:style-name="P2"><text:s/><text:span text:style-name="T1">- DOMAIN-SUFFIX,myjsym.zichenit.com,🛑 </text:span><text:span text:style-name="T2">全球拦截</text:span></text:p>
      <text:p text:style-name="P2"><text:s/><text:span text:style-name="T1">- DOMAIN-SUFFIX,mymm.zichenit.com,🛑 </text:span><text:span text:style-name="T2">全球拦截</text:span></text:p>
      <text:p text:style-name="P2"><text:s/><text:span text:style-name="T1">- DOMAIN-SUFFIX,mytanwan.com,🛑 </text:span><text:span text:style-name="T2">全球拦截</text:span></text:p>
      <text:p text:style-name="P2"><text:s/><text:span text:style-name="T1">- DOMAIN-SUFFIX,mytzdhz.cn,🛑 </text:span><text:span text:style-name="T2">全球拦截</text:span></text:p>
      <text:p text:style-name="P2"><text:s/><text:span text:style-name="T1">- DOMAIN-SUFFIX,myycrw.com,🛑 </text:span><text:span text:style-name="T2">全球拦截</text:span></text:p>
      <text:p text:style-name="P2"><text:s/><text:span text:style-name="T1">- DOMAIN-SUFFIX,myzk1.com,🛑 </text:span><text:span text:style-name="T2">全球拦截</text:span></text:p>
      <text:p text:style-name="P2"><text:s/><text:span text:style-name="T1">- DOMAIN-SUFFIX,myzwqwe12.com,🛑 </text:span><text:span text:style-name="T2">全球拦截</text:span></text:p>
      <text:p text:style-name="P2"><text:s/><text:span text:style-name="T1">- DOMAIN-SUFFIX,mzy2014.com,🛑 </text:span><text:span text:style-name="T2">全球拦截</text:span></text:p>
      <text:p text:style-name="P2"><text:s/><text:span text:style-name="T1">- DOMAIN-SUFFIX,n.a.mosenni.com,🛑 </text:span><text:span text:style-name="T2">全球拦截</text:span></text:p>
      <text:p text:style-name="P2"><text:s/><text:span text:style-name="T1">- DOMAIN-SUFFIX,n.ads3-adnow.com,🛑 </text:span><text:span text:style-name="T2">全球拦截</text:span></text:p>
      <text:p text:style-name="P2"><text:s/><text:span text:style-name="T1">- DOMAIN-SUFFIX,n.amoad.com,🛑 </text:span><text:span text:style-name="T2">全球拦截</text:span></text:p>
      <text:p text:style-name="P2"><text:s/><text:span text:style-name="T1">- DOMAIN-SUFFIX,n.cosbot.cn,🛑 </text:span><text:span text:style-name="T2">全球拦截</text:span></text:p>
      <text:p text:style-name="P2"><text:s/><text:span text:style-name="T1">- DOMAIN-SUFFIX,n.gemini.yahoo.com,🛑 </text:span><text:span text:style-name="T2">全球拦截</text:span></text:p>
      <text:p text:style-name="P2"><text:soft-page-break/><text:s/><text:span text:style-name="T1">- DOMAIN-SUFFIX,n.ma.social-touch.com,🛑 </text:span><text:span text:style-name="T2">全球拦截</text:span></text:p>
      <text:p text:style-name="P2"><text:s/><text:span text:style-name="T1">- DOMAIN-SUFFIX,n.wjr1x.cn,🛑 </text:span><text:span text:style-name="T2">全球拦截</text:span></text:p>
      <text:p text:style-name="P2"><text:s/><text:span text:style-name="T1">- DOMAIN-SUFFIX,n.yfi8.com,🛑 </text:span><text:span text:style-name="T2">全球拦截</text:span></text:p>
      <text:p text:style-name="P2"><text:s/><text:span text:style-name="T1">- DOMAIN-SUFFIX,n.zqqf0.cn,🛑 </text:span><text:span text:style-name="T2">全球拦截</text:span></text:p>
      <text:p text:style-name="P2"><text:s/><text:span text:style-name="T1">- DOMAIN-SUFFIX,na1r.services.adobe.com,🛑 </text:span><text:span text:style-name="T2">全球拦截</text:span></text:p>
      <text:p text:style-name="P2"><text:s/><text:span text:style-name="T1">- DOMAIN-SUFFIX,na2m-pr.licenses.adobe.com,🛑 </text:span><text:span text:style-name="T2">全球拦截</text:span></text:p>
      <text:p text:style-name="P2"><text:s/><text:span text:style-name="T1">- DOMAIN-SUFFIX,nai.cpxkvc.com,🛑 </text:span><text:span text:style-name="T2">全球拦截</text:span></text:p>
      <text:p text:style-name="P2"><text:s/><text:span text:style-name="T1">- DOMAIN-SUFFIX,namedq.com,🛑 </text:span><text:span text:style-name="T2">全球拦截</text:span></text:p>
      <text:p text:style-name="P2"><text:s/><text:span text:style-name="T1">- DOMAIN-SUFFIX,namemek.com,🛑 </text:span><text:span text:style-name="T2">全球拦截</text:span></text:p>
      <text:p text:style-name="P2"><text:s/><text:span text:style-name="T1">- DOMAIN-SUFFIX,naqigs.com,🛑 </text:span><text:span text:style-name="T2">全球拦截</text:span></text:p>
      <text:p text:style-name="P2"><text:s/><text:span text:style-name="T1">- DOMAIN-SUFFIX,nativeapp.toutiao.com,🛑 </text:span><text:span text:style-name="T2">全球拦截</text:span></text:p>
      <text:p text:style-name="P2"><text:s/><text:span text:style-name="T1">- DOMAIN-SUFFIX,nav.winasdaq.com,🛑 </text:span><text:span text:style-name="T2">全球拦截</text:span></text:p>
      <text:p text:style-name="P2"><text:s/><text:span text:style-name="T1">- DOMAIN-SUFFIX,navi.gd.chinamobile.com,🛑 </text:span><text:span text:style-name="T2">全球拦截</text:span></text:p>
      <text:p text:style-name="P2"><text:s/><text:span text:style-name="T1">- DOMAIN-SUFFIX,nbhxgjz.com,🛑 </text:span><text:span text:style-name="T2">全球拦截</text:span></text:p>
      <text:p text:style-name="P2"><text:s/><text:span text:style-name="T1">- DOMAIN-SUFFIX,nbjjd.com,🛑 </text:span><text:span text:style-name="T2">全球拦截</text:span></text:p>
      <text:p text:style-name="P2"><text:s/><text:span text:style-name="T1">- DOMAIN-SUFFIX,nbzq.net,🛑 </text:span><text:span text:style-name="T2">全球拦截</text:span></text:p>
      <text:p text:style-name="P2"><text:s/><text:span text:style-name="T1">- DOMAIN-SUFFIX,nc.gdt.qq.com,🛑 </text:span><text:span text:style-name="T2">全球拦截</text:span></text:p>
      <text:p text:style-name="P2"><text:s/><text:span text:style-name="T1">- DOMAIN-SUFFIX,nc004x.corp.youdao.com,🛑 </text:span><text:span text:style-name="T2">全球拦截</text:span></text:p>
      <text:p text:style-name="P2"><text:s/><text:span text:style-name="T1">- DOMAIN-SUFFIX,nc045x.corp.youdao.com,🛑 </text:span><text:span text:style-name="T2">全球拦截</text:span></text:p>
      <text:p text:style-name="P2"><text:s/><text:span text:style-name="T1">- DOMAIN-SUFFIX,ncachear.com,🛑 </text:span><text:span text:style-name="T2">全球拦截</text:span></text:p>
      <text:p text:style-name="P2"><text:s/><text:span text:style-name="T1">- DOMAIN-SUFFIX,nch.xnghmc.com,🛑 </text:span><text:span text:style-name="T2">全球拦截</text:span></text:p>
      <text:p text:style-name="P2"><text:s/><text:span text:style-name="T1">- DOMAIN-SUFFIX,nchte.com,🛑 </text:span><text:span text:style-name="T2">全球拦截</text:span></text:p>
      <text:p text:style-name="P2"><text:s/><text:span text:style-name="T1">- DOMAIN-SUFFIX,nclog.mars.baofeng.net,🛑 </text:span><text:span text:style-name="T2">全球拦截</text:span></text:p>
      <text:p text:style-name="P2"><text:s/><text:span text:style-name="T1">- DOMAIN-SUFFIX,nclog.pad.baofeng.net,🛑 </text:span><text:span text:style-name="T2">全球拦截</text:span></text:p>
      <text:p text:style-name="P2"><text:s/><text:span text:style-name="T1">- DOMAIN-SUFFIX,ncoyqc.com,🛑 </text:span><text:span text:style-name="T2">全球拦截</text:span></text:p>
      <text:p text:style-name="P2"><text:s/><text:span text:style-name="T1">- DOMAIN-SUFFIX,ndtzx.com,🛑 </text:span><text:span text:style-name="T2">全球拦截</text:span></text:p>
      <text:p text:style-name="P2"><text:s/><text:span text:style-name="T1">- DOMAIN-SUFFIX,ndy.code.weddingeeos.com,🛑 </text:span><text:span text:style-name="T2">全球拦截</text:span></text:p>
      <text:p text:style-name="P2"><text:s/><text:span text:style-name="T1">- DOMAIN-SUFFIX,ne.1rtb.com,🛑 </text:span><text:span text:style-name="T2">全球拦截</text:span></text:p>
      <text:p text:style-name="P2"><text:s/><text:span text:style-name="T1">- DOMAIN-SUFFIX,ne9377.com,🛑 </text:span><text:span text:style-name="T2">全球拦截</text:span></text:p>
      <text:p text:style-name="P2"><text:s/><text:span text:style-name="T1">- DOMAIN-SUFFIX,neirong.baidu.com,🛑 </text:span><text:span text:style-name="T2">全球拦截</text:span></text:p>
      <text:p text:style-name="P2"><text:s/><text:span text:style-name="T1">- DOMAIN-SUFFIX,nend.net,🛑 </text:span><text:span text:style-name="T2">全球拦截</text:span></text:p>
      <text:p text:style-name="P2"><text:s/><text:span text:style-name="T1">- DOMAIN-SUFFIX,nest.youwatch.org,🛑 </text:span><text:span text:style-name="T2">全球拦截</text:span></text:p>
      <text:p text:style-name="P2"><text:s/><text:span text:style-name="T1">- DOMAIN-SUFFIX,net.rayjump.com,🛑 </text:span><text:span text:style-name="T2">全球拦截</text:span></text:p>
      <text:p text:style-name="P2"><text:s/><text:span text:style-name="T1">- DOMAIN-SUFFIX,netko0o.com,🛑 </text:span><text:span text:style-name="T2">全球拦截</text:span></text:p>
      <text:p text:style-name="P2"><text:s/><text:span text:style-name="T1">- DOMAIN-SUFFIX,netshelter.net,🛑 </text:span><text:span text:style-name="T2">全球拦截</text:span></text:p>
      <text:p text:style-name="P2"><text:s/><text:span text:style-name="T1">- DOMAIN-SUFFIX,netspidermm.indiatimes.com,🛑 </text:span><text:span text:style-name="T2">全球拦截</text:span></text:p>
      <text:p text:style-name="P2"><text:s/><text:span text:style-name="T1">- DOMAIN-SUFFIX,network.aufeminin.com,🛑 </text:span><text:span text:style-name="T2">全球拦截</text:span></text:p>
      <text:p text:style-name="P2"><text:s/><text:span text:style-name="T1">- DOMAIN-SUFFIX,network.business.com,🛑 </text:span><text:span text:style-name="T2">全球拦截</text:span></text:p>
      <text:p text:style-name="P2"><text:s/><text:span text:style-name="T1">- DOMAIN-SUFFIX,network.sofeminine.co.uk,🛑 </text:span><text:span text:style-name="T2">全球拦截</text:span></text:p>
      <text:p text:style-name="P2"><text:s/><text:span text:style-name="T1">- DOMAIN-SUFFIX,networkbench.com,🛑 </text:span><text:span text:style-name="T2">全球拦截</text:span></text:p>
      <text:p text:style-name="P2"><text:s/><text:span text:style-name="T1">- DOMAIN-SUFFIX,new.ltheanine.cn,🛑 </text:span><text:span text:style-name="T2">全球拦截</text:span></text:p>
      <text:p text:style-name="P2"><text:s/><text:span text:style-name="T1">- DOMAIN-SUFFIX,new.yokaunion.com,🛑 </text:span><text:span text:style-name="T2">全球拦截</text:span></text:p>
      <text:p text:style-name="P2"><text:s/><text:span text:style-name="T1">- DOMAIN-SUFFIX,new.zhqiu.com,🛑 </text:span><text:span text:style-name="T2">全球拦截</text:span></text:p>
      <text:p text:style-name="P2"><text:s/><text:span text:style-name="T1">- DOMAIN-SUFFIX,newloc.map.n.shifen.com,🛑 </text:span><text:span text:style-name="T2">全球拦截</text:span></text:p>
      <text:p text:style-name="P2"><text:s/><text:span text:style-name="T1">- DOMAIN-SUFFIX,newrelic.com,🛑 </text:span><text:span text:style-name="T2">全球拦截</text:span></text:p>
      <text:p text:style-name="P2"><text:s/><text:span text:style-name="T1">- DOMAIN-SUFFIX,news.51y5.net,🛑 </text:span><text:span text:style-name="T2">全球拦截</text:span></text:p>
      <text:p text:style-name="P2"><text:s/><text:span text:style-name="T1">- DOMAIN-SUFFIX,news.58.com,🛑 </text:span><text:span text:style-name="T2">全球拦截</text:span></text:p>
      <text:p text:style-name="P2"><text:s/><text:span text:style-name="T1">- DOMAIN-SUFFIX,news.cxxtv.com,🛑 </text:span><text:span text:style-name="T2">全球拦截</text:span></text:p>
      <text:p text:style-name="P2"><text:s/><text:span text:style-name="T1">- DOMAIN-SUFFIX,news.mpush.qq.com,🛑 </text:span><text:span text:style-name="T2">全球拦截</text:span></text:p>
      <text:p text:style-name="P2"><text:s/><text:span text:style-name="T1">- DOMAIN-SUFFIX,news.push.126.net,🛑 </text:span><text:span text:style-name="T2">全球拦截</text:span></text:p>
      <text:p text:style-name="P2"><text:s/><text:span text:style-name="T1">- DOMAIN-SUFFIX,news.s9377.com,🛑 </text:span><text:span text:style-name="T2">全球拦截</text:span></text:p>
      <text:p text:style-name="P2"><text:s/><text:span text:style-name="T1">- DOMAIN-SUFFIX,news.xueyanshan.com,🛑 </text:span><text:span text:style-name="T2">全球拦截</text:span></text:p>
      <text:p text:style-name="P2"><text:s/><text:span text:style-name="T1">- DOMAIN-SUFFIX,news-img.51y5.net,🛑 </text:span><text:span text:style-name="T2">全球拦截</text:span></text:p>
      <text:p text:style-name="P2"><text:s/><text:span text:style-name="T1">- DOMAIN-SUFFIX,news-l.play.aiseet.atianqi.com,🛑 </text:span><text:span text:style-name="T2">全球拦截</text:span></text:p>
      <text:p text:style-name="P2"><text:s/><text:span text:style-name="T1">- DOMAIN-SUFFIX,news-l.play.cp81.ott.cibntv.net,🛑 </text:span><text:span text:style-name="T2">全球拦截</text:span></text:p>
      <text:p text:style-name="P2"><text:s/><text:span text:style-name="T1">- DOMAIN-SUFFIX,news-l.play.ott.video.qq.com,🛑 </text:span><text:span text:style-name="T2">全球拦截</text:span></text:p>
      <text:p text:style-name="P2"><text:soft-page-break/><text:s/><text:span text:style-name="T1">- DOMAIN-SUFFIX,news-log.51y5.net,🛑 </text:span><text:span text:style-name="T2">全球拦截</text:span></text:p>
      <text:p text:style-name="P2"><text:s/><text:span text:style-name="T1">- DOMAIN-SUFFIX,newspage.xilu.com,🛑 </text:span><text:span text:style-name="T2">全球拦截</text:span></text:p>
      <text:p text:style-name="P2"><text:s/><text:span text:style-name="T1">- DOMAIN-SUFFIX,newspush.sinajs.cn,🛑 </text:span><text:span text:style-name="T2">全球拦截</text:span></text:p>
      <text:p text:style-name="P2"><text:s/><text:span text:style-name="T1">- DOMAIN-SUFFIX,newswifiapi.dfshurufa.com,🛑 </text:span><text:span text:style-name="T2">全球拦截</text:span></text:p>
      <text:p text:style-name="P2"><text:s/><text:span text:style-name="T1">- DOMAIN-SUFFIX,newton-api.ele.me,🛑 </text:span><text:span text:style-name="T2">全球拦截</text:span></text:p>
      <text:p text:style-name="P2"><text:s/><text:span text:style-name="T1">- DOMAIN-SUFFIX,nexage.com,🛑 </text:span><text:span text:style-name="T2">全球拦截</text:span></text:p>
      <text:p text:style-name="P2"><text:s/><text:span text:style-name="T1">- DOMAIN-SUFFIX,nexstep.zdworks.com,🛑 </text:span><text:span text:style-name="T2">全球拦截</text:span></text:p>
      <text:p text:style-name="P2"><text:s/><text:span text:style-name="T1">- DOMAIN-SUFFIX,nextcps.com,🛑 </text:span><text:span text:style-name="T2">全球拦截</text:span></text:p>
      <text:p text:style-name="P2"><text:s/><text:span text:style-name="T1">- DOMAIN-SUFFIX,nextlnk9.com,🛑 </text:span><text:span text:style-name="T2">全球拦截</text:span></text:p>
      <text:p text:style-name="P2"><text:s/><text:span text:style-name="T1">- DOMAIN-SUFFIX,nexus.ensighten.com,🛑 </text:span><text:span text:style-name="T2">全球拦截</text:span></text:p>
      <text:p text:style-name="P2"><text:s/><text:span text:style-name="T1">- DOMAIN-SUFFIX,nfh.cnshef.com,🛑 </text:span><text:span text:style-name="T2">全球拦截</text:span></text:p>
      <text:p text:style-name="P2"><text:s/><text:span text:style-name="T1">- DOMAIN-SUFFIX,ngads.go.com,🛑 </text:span><text:span text:style-name="T2">全球拦截</text:span></text:p>
      <text:p text:style-name="P2"><text:s/><text:span text:style-name="T1">- DOMAIN-SUFFIX,ninebox.cn,🛑 </text:span><text:span text:style-name="T2">全球拦截</text:span></text:p>
      <text:p text:style-name="P2"><text:s/><text:span text:style-name="T1">- DOMAIN-SUFFIX,ninemsn.imrworldwide.com,🛑 </text:span><text:span text:style-name="T2">全球拦截</text:span></text:p>
      <text:p text:style-name="P2"><text:s/><text:span text:style-name="T1">- DOMAIN-SUFFIX,niurenw.com,🛑 </text:span><text:span text:style-name="T2">全球拦截</text:span></text:p>
      <text:p text:style-name="P2"><text:s/><text:span text:style-name="T1">- DOMAIN-SUFFIX,niux88.com,🛑 </text:span><text:span text:style-name="T2">全球拦截</text:span></text:p>
      <text:p text:style-name="P2"><text:s/><text:span text:style-name="T1">- DOMAIN-SUFFIX,niuxgame77.com,🛑 </text:span><text:span text:style-name="T2">全球拦截</text:span></text:p>
      <text:p text:style-name="P2"><text:s/><text:span text:style-name="T1">- DOMAIN-SUFFIX,niwd.zhybw88.com,🛑 </text:span><text:span text:style-name="T2">全球拦截</text:span></text:p>
      <text:p text:style-name="P2"><text:s/><text:span text:style-name="T1">- DOMAIN-SUFFIX,njdijiani.com,🛑 </text:span><text:span text:style-name="T2">全球拦截</text:span></text:p>
      <text:p text:style-name="P2"><text:s/><text:span text:style-name="T1">- DOMAIN-SUFFIX,njfsk.com,🛑 </text:span><text:span text:style-name="T2">全球拦截</text:span></text:p>
      <text:p text:style-name="P2"><text:s/><text:span text:style-name="T1">- DOMAIN-SUFFIX,njmpacc.com,🛑 </text:span><text:span text:style-name="T2">全球拦截</text:span></text:p>
      <text:p text:style-name="P2"><text:s/><text:span text:style-name="T1">- DOMAIN-SUFFIX,njq.net,🛑 </text:span><text:span text:style-name="T2">全球拦截</text:span></text:p>
      <text:p text:style-name="P2"><text:s/><text:span text:style-name="T1">- DOMAIN-SUFFIX,njs.imagicskin.com,🛑 </text:span><text:span text:style-name="T2">全球拦截</text:span></text:p>
      <text:p text:style-name="P2"><text:s/><text:span text:style-name="T1">- DOMAIN-SUFFIX,njs.myyage.com,🛑 </text:span><text:span text:style-name="T2">全球拦截</text:span></text:p>
      <text:p text:style-name="P2"><text:s/><text:span text:style-name="T1">- DOMAIN-SUFFIX,njs.reliancevalve.com,🛑 </text:span><text:span text:style-name="T2">全球拦截</text:span></text:p>
      <text:p text:style-name="P2"><text:s/><text:span text:style-name="T1">- DOMAIN-SUFFIX,njxczy.com,🛑 </text:span><text:span text:style-name="T2">全球拦截</text:span></text:p>
      <text:p text:style-name="P2"><text:s/><text:span text:style-name="T1">- DOMAIN-SUFFIX,nkeo.top,🛑 </text:span><text:span text:style-name="T2">全球拦截</text:span></text:p>
      <text:p text:style-name="P2"><text:s/><text:span text:style-name="T1">- DOMAIN-SUFFIX,nlog.baidu.com,🛑 </text:span><text:span text:style-name="T2">全球拦截</text:span></text:p>
      <text:p text:style-name="P2"><text:s/><text:span text:style-name="T1">- DOMAIN-SUFFIX,nmbtedu.com,🛑 </text:span><text:span text:style-name="T2">全球拦截</text:span></text:p>
      <text:p text:style-name="P2"><text:s/><text:span text:style-name="T1">- DOMAIN-SUFFIX,nmkgs.cn,🛑 </text:span><text:span text:style-name="T2">全球拦截</text:span></text:p>
      <text:p text:style-name="P2"><text:s/><text:span text:style-name="T1">- DOMAIN-SUFFIX,nmpcdn.com,🛑 </text:span><text:span text:style-name="T2">全球拦截</text:span></text:p>
      <text:p text:style-name="P2"><text:s/><text:span text:style-name="T1">- DOMAIN-SUFFIX,nmqbg.com,🛑 </text:span><text:span text:style-name="T2">全球拦截</text:span></text:p>
      <text:p text:style-name="P2"><text:s/><text:span text:style-name="T1">- DOMAIN-SUFFIX,nnedbx.com,🛑 </text:span><text:span text:style-name="T2">全球拦截</text:span></text:p>
      <text:p text:style-name="P2"><text:s/><text:span text:style-name="T1">- DOMAIN-SUFFIX,nngft.com,🛑 </text:span><text:span text:style-name="T2">全球拦截</text:span></text:p>
      <text:p text:style-name="P2"><text:s/><text:span text:style-name="T1">- DOMAIN-SUFFIX,noberlmall.com,🛑 </text:span><text:span text:style-name="T2">全球拦截</text:span></text:p>
      <text:p text:style-name="P2"><text:s/><text:span text:style-name="T1">- DOMAIN-SUFFIX,nongsalei.com,🛑 </text:span><text:span text:style-name="T2">全球拦截</text:span></text:p>
      <text:p text:style-name="P2"><text:s/><text:span text:style-name="T1">- DOMAIN-SUFFIX,nop.xpanama.net,🛑 </text:span><text:span text:style-name="T2">全球拦截</text:span></text:p>
      <text:p text:style-name="P2"><text:s/><text:span text:style-name="T1">- DOMAIN-SUFFIX,notice.game.xiaomi.com,🛑 </text:span><text:span text:style-name="T2">全球拦截</text:span></text:p>
      <text:p text:style-name="P2"><text:s/><text:span text:style-name="T1">- DOMAIN-SUFFIX,notice.uchome.manyou.com,🛑 </text:span><text:span text:style-name="T2">全球拦截</text:span></text:p>
      <text:p text:style-name="P2"><text:s/><text:span text:style-name="T1">- DOMAIN-SUFFIX,notifiter.youmi.net,🛑 </text:span><text:span text:style-name="T2">全球拦截</text:span></text:p>
      <text:p text:style-name="P2"><text:s/><text:span text:style-name="T1">- DOMAIN-SUFFIX,notify.oupeng.com,🛑 </text:span><text:span text:style-name="T2">全球拦截</text:span></text:p>
      <text:p text:style-name="P2"><text:s/><text:span text:style-name="T1">- DOMAIN-SUFFIX,novelsns.html5.qq.com,🛑 </text:span><text:span text:style-name="T2">全球拦截</text:span></text:p>
      <text:p text:style-name="P2"><text:s/><text:span text:style-name="T1">- DOMAIN-SUFFIX,nowskip.com,🛑 </text:span><text:span text:style-name="T2">全球拦截</text:span></text:p>
      <text:p text:style-name="P2"><text:s/><text:span text:style-name="T1">- DOMAIN-SUFFIX,npdaqy6x1j.me,🛑 </text:span><text:span text:style-name="T2">全球拦截</text:span></text:p>
      <text:p text:style-name="P2"><text:s/><text:span text:style-name="T1">- DOMAIN-SUFFIX,nr1234.com,🛑 </text:span><text:span text:style-name="T2">全球拦截</text:span></text:p>
      <text:p text:style-name="P2"><text:s/><text:span text:style-name="T1">- DOMAIN-SUFFIX,nryiou.cn,🛑 </text:span><text:span text:style-name="T2">全球拦截</text:span></text:p>
      <text:p text:style-name="P2"><text:s/><text:span text:style-name="T1">- DOMAIN-SUFFIX,nsclickvideo.baidu.com,🛑 </text:span><text:span text:style-name="T2">全球拦截</text:span></text:p>
      <text:p text:style-name="P2"><text:s/><text:span text:style-name="T1">- DOMAIN-SUFFIX,nsnmiaomu.cn,🛑 </text:span><text:span text:style-name="T2">全球拦截</text:span></text:p>
      <text:p text:style-name="P2"><text:s/><text:span text:style-name="T1">- DOMAIN-SUFFIX,nsy.hnzyfs.com,🛑 </text:span><text:span text:style-name="T2">全球拦截</text:span></text:p>
      <text:p text:style-name="P2"><text:s/><text:span text:style-name="T1">- DOMAIN-SUFFIX,nt.phpwind.com,🛑 </text:span><text:span text:style-name="T2">全球拦截</text:span></text:p>
      <text:p text:style-name="P2"><text:s/><text:span text:style-name="T1">- DOMAIN-SUFFIX,ntalker.com,🛑 </text:span><text:span text:style-name="T2">全球拦截</text:span></text:p>
      <text:p text:style-name="P2"><text:s/><text:span text:style-name="T1">- DOMAIN-SUFFIX,nterbx.com,🛑 </text:span><text:span text:style-name="T2">全球拦截</text:span></text:p>
      <text:p text:style-name="P2"><text:s/><text:span text:style-name="T1">- DOMAIN-SUFFIX,nthyn.com,🛑 </text:span><text:span text:style-name="T2">全球拦截</text:span></text:p>
      <text:p text:style-name="P2"><text:s/><text:span text:style-name="T1">- DOMAIN-SUFFIX,ntx.quanliyouxi.cn,🛑 </text:span><text:span text:style-name="T2">全球拦截</text:span></text:p>
      <text:p text:style-name="P2"><text:s/><text:span text:style-name="T1">- DOMAIN-SUFFIX,nv.souid.com,🛑 </text:span><text:span text:style-name="T2">全球拦截</text:span></text:p>
      <text:p text:style-name="P2"><text:s/><text:span text:style-name="T1">- DOMAIN-SUFFIX,nvrentao8.com,🛑 </text:span><text:span text:style-name="T2">全球拦截</text:span></text:p>
      <text:p text:style-name="P2"><text:soft-page-break/><text:s/><text:span text:style-name="T1">- DOMAIN-SUFFIX,nvshenfan.com,🛑 </text:span><text:span text:style-name="T2">全球拦截</text:span></text:p>
      <text:p text:style-name="P2"><text:s/><text:span text:style-name="T1">- DOMAIN-SUFFIX,nwejs.alcryp.com,🛑 </text:span><text:span text:style-name="T2">全球拦截</text:span></text:p>
      <text:p text:style-name="P2"><text:s/><text:span text:style-name="T1">- DOMAIN-SUFFIX,nwejs.myzcoffice.com,🛑 </text:span><text:span text:style-name="T2">全球拦截</text:span></text:p>
      <text:p text:style-name="P2"><text:s/><text:span text:style-name="T1">- DOMAIN-SUFFIX,nwwap.com,🛑 </text:span><text:span text:style-name="T2">全球拦截</text:span></text:p>
      <text:p text:style-name="P2"><text:s/><text:span text:style-name="T1">- DOMAIN-SUFFIX,nxrhs.com,🛑 </text:span><text:span text:style-name="T2">全球拦截</text:span></text:p>
      <text:p text:style-name="P2"><text:s/><text:span text:style-name="T1">- DOMAIN-SUFFIX,nxrxt.con,🛑 </text:span><text:span text:style-name="T2">全球拦截</text:span></text:p>
      <text:p text:style-name="P2"><text:s/><text:span text:style-name="T1">- DOMAIN-SUFFIX,ny7f6goy.bid,🛑 </text:span><text:span text:style-name="T2">全球拦截</text:span></text:p>
      <text:p text:style-name="P2"><text:s/><text:span text:style-name="T1">- DOMAIN-SUFFIX,nylalobghyhirgh.com,🛑 </text:span><text:span text:style-name="T2">全球拦截</text:span></text:p>
      <text:p text:style-name="P2"><text:s/><text:span text:style-name="T1">- DOMAIN-SUFFIX,nysita.com,🛑 </text:span><text:span text:style-name="T2">全球拦截</text:span></text:p>
      <text:p text:style-name="P2"><text:s/><text:span text:style-name="T1">- DOMAIN-SUFFIX,nzezn.com,🛑 </text:span><text:span text:style-name="T2">全球拦截</text:span></text:p>
      <text:p text:style-name="P2"><text:s/><text:span text:style-name="T1">- DOMAIN-SUFFIX,o.08jm.cn,🛑 </text:span><text:span text:style-name="T2">全球拦截</text:span></text:p>
      <text:p text:style-name="P2"><text:s/><text:span text:style-name="T1">- DOMAIN-SUFFIX,o.if.qidian.com,🛑 </text:span><text:span text:style-name="T2">全球拦截</text:span></text:p>
      <text:p text:style-name="P2"><text:s/><text:span text:style-name="T1">- DOMAIN-SUFFIX,o.minisplat.cn,🛑 </text:span><text:span text:style-name="T2">全球拦截</text:span></text:p>
      <text:p text:style-name="P2"><text:s/><text:span text:style-name="T1">- DOMAIN-SUFFIX,o091i.com,🛑 </text:span><text:span text:style-name="T2">全球拦截</text:span></text:p>
      <text:p text:style-name="P2"><text:s/><text:span text:style-name="T1">- DOMAIN-SUFFIX,o2omobi.com,🛑 </text:span><text:span text:style-name="T2">全球拦截</text:span></text:p>
      <text:p text:style-name="P2"><text:s/><text:span text:style-name="T1">- DOMAIN-SUFFIX,o7xs6runw.bkt.clouddn.com,🛑 </text:span><text:span text:style-name="T2">全球拦截</text:span></text:p>
      <text:p text:style-name="P2"><text:s/><text:span text:style-name="T1">- DOMAIN-SUFFIX,oa129.com,🛑 </text:span><text:span text:style-name="T2">全球拦截</text:span></text:p>
      <text:p text:style-name="P2"><text:s/><text:span text:style-name="T1">- DOMAIN-SUFFIX,oadz.com,🛑 </text:span><text:span text:style-name="T2">全球拦截</text:span></text:p>
      <text:p text:style-name="P2"><text:s/><text:span text:style-name="T1">- DOMAIN-SUFFIX,oa-panther.data.aliyun.com,🛑 </text:span><text:span text:style-name="T2">全球拦截</text:span></text:p>
      <text:p text:style-name="P2"><text:s/><text:span text:style-name="T1">- DOMAIN-SUFFIX,oas.autotrader.co.uk,🛑 </text:span><text:span text:style-name="T2">全球拦截</text:span></text:p>
      <text:p text:style-name="P2"><text:s/><text:span text:style-name="T1">- DOMAIN-SUFFIX,oas.luxweb.com,🛑 </text:span><text:span text:style-name="T2">全球拦截</text:span></text:p>
      <text:p text:style-name="P2"><text:s/><text:span text:style-name="T1">- DOMAIN-SUFFIX,oas.skyscanner.net,🛑 </text:span><text:span text:style-name="T2">全球拦截</text:span></text:p>
      <text:p text:style-name="P2"><text:s/><text:span text:style-name="T1">- DOMAIN-SUFFIX,oasc07.citywire.co.uk,🛑 </text:span><text:span text:style-name="T2">全球拦截</text:span></text:p>
      <text:p text:style-name="P2"><text:s/><text:span text:style-name="T1">- DOMAIN-SUFFIX,oascentral.abclocal.go.com,🛑 </text:span><text:span text:style-name="T2">全球拦截</text:span></text:p>
      <text:p text:style-name="P2"><text:s/><text:span text:style-name="T1">- DOMAIN-SUFFIX,oascentral.chron.com,🛑 </text:span><text:span text:style-name="T2">全球拦截</text:span></text:p>
      <text:p text:style-name="P2"><text:s/><text:span text:style-name="T1">- DOMAIN-SUFFIX,oascentral.hosted.ap.org,🛑 </text:span><text:span text:style-name="T2">全球拦截</text:span></text:p>
      <text:p text:style-name="P2"><text:s/><text:span text:style-name="T1">- DOMAIN-SUFFIX,oascentral.lycos.com,🛑 </text:span><text:span text:style-name="T2">全球拦截</text:span></text:p>
      <text:p text:style-name="P2"><text:s/><text:span text:style-name="T1">- DOMAIN-SUFFIX,oascentral.newsmax.com,🛑 </text:span><text:span text:style-name="T2">全球拦截</text:span></text:p>
      <text:p text:style-name="P2"><text:s/><text:span text:style-name="T1">- DOMAIN-SUFFIX,oascentral.sina.com,🛑 </text:span><text:span text:style-name="T2">全球拦截</text:span></text:p>
      <text:p text:style-name="P2"><text:s/><text:span text:style-name="T1">- DOMAIN-SUFFIX,oascentral.sina.com.hk,🛑 </text:span><text:span text:style-name="T2">全球拦截</text:span></text:p>
      <text:p text:style-name="P2"><text:s/><text:span text:style-name="T1">- DOMAIN-SUFFIX,oask.xulizui6.com,🛑 </text:span><text:span text:style-name="T2">全球拦截</text:span></text:p>
      <text:p text:style-name="P2"><text:s/><text:span text:style-name="T1">- DOMAIN-SUFFIX,obeyter.com,🛑 </text:span><text:span text:style-name="T2">全球拦截</text:span></text:p>
      <text:p text:style-name="P2"><text:s/><text:span text:style-name="T1">- DOMAIN-SUFFIX,ocbv0.baiyangzs.com,🛑 </text:span><text:span text:style-name="T2">全球拦截</text:span></text:p>
      <text:p text:style-name="P2"><text:s/><text:span text:style-name="T1">- DOMAIN-SUFFIX,ocsp.godaddy.com,🛑 </text:span><text:span text:style-name="T2">全球拦截</text:span></text:p>
      <text:p text:style-name="P2"><text:s/><text:span text:style-name="T1">- DOMAIN-SUFFIX,odc.starwave.com,🛑 </text:span><text:span text:style-name="T2">全球拦截</text:span></text:p>
      <text:p text:style-name="P2"><text:s/><text:span text:style-name="T1">- DOMAIN-SUFFIX,odin.goo.mx,🛑 </text:span><text:span text:style-name="T2">全球拦截</text:span></text:p>
      <text:p text:style-name="P2"><text:s/><text:span text:style-name="T1">- DOMAIN-SUFFIX,officeme.cn,🛑 </text:span><text:span text:style-name="T2">全球拦截</text:span></text:p>
      <text:p text:style-name="P2"><text:s/><text:span text:style-name="T1">- DOMAIN-SUFFIX,offline-adv.oray.com,🛑 </text:span><text:span text:style-name="T2">全球拦截</text:span></text:p>
      <text:p text:style-name="P2"><text:s/><text:span text:style-name="T1">- DOMAIN-SUFFIX,oikxlcv.wang,🛑 </text:span><text:span text:style-name="T2">全球拦截</text:span></text:p>
      <text:p text:style-name="P2"><text:s/><text:span text:style-name="T1">- DOMAIN-SUFFIX,oimagea2.ydstatic.com,🛑 </text:span><text:span text:style-name="T2">全球拦截</text:span></text:p>
      <text:p text:style-name="P2"><text:s/><text:span text:style-name="T1">- DOMAIN-SUFFIX,ojngisbfwwyp.com,🛑 </text:span><text:span text:style-name="T2">全球拦截</text:span></text:p>
      <text:p text:style-name="P2"><text:s/><text:span text:style-name="T1">- DOMAIN-SUFFIX,ok.432kkk.com,🛑 </text:span><text:span text:style-name="T2">全球拦截</text:span></text:p>
      <text:p text:style-name="P2"><text:s/><text:span text:style-name="T1">- DOMAIN-SUFFIX,ok365.com,🛑 </text:span><text:span text:style-name="T2">全球拦截</text:span></text:p>
      <text:p text:style-name="P2"><text:s/><text:span text:style-name="T1">- DOMAIN-SUFFIX,okkkk.com,🛑 </text:span><text:span text:style-name="T2">全球拦截</text:span></text:p>
      <text:p text:style-name="P2"><text:s/><text:span text:style-name="T1">- DOMAIN-SUFFIX,okm918.com,🛑 </text:span><text:span text:style-name="T2">全球拦截</text:span></text:p>
      <text:p text:style-name="P2"><text:s/><text:span text:style-name="T1">- DOMAIN-SUFFIX,okokw.com,🛑 </text:span><text:span text:style-name="T2">全球拦截</text:span></text:p>
      <text:p text:style-name="P2"><text:s/><text:span text:style-name="T1">- DOMAIN-SUFFIX,olcdn.com,🛑 </text:span><text:span text:style-name="T2">全球拦截</text:span></text:p>
      <text:p text:style-name="P2"><text:s/><text:span text:style-name="T1">- DOMAIN-SUFFIX,olpv.onlylady.com,🛑 </text:span><text:span text:style-name="T2">全球拦截</text:span></text:p>
      <text:p text:style-name="P2"><text:s/><text:span text:style-name="T1">- DOMAIN-SUFFIX,olpvimg.onlylady.com,🛑 </text:span><text:span text:style-name="T2">全球拦截</text:span></text:p>
      <text:p text:style-name="P2"><text:s/><text:span text:style-name="T1">- DOMAIN-SUFFIX,olstats.onlylady.com,🛑 </text:span><text:span text:style-name="T2">全球拦截</text:span></text:p>
      <text:p text:style-name="P2"><text:s/><text:span text:style-name="T1">- DOMAIN-SUFFIX,omega7o.com,🛑 </text:span><text:span text:style-name="T2">全球拦截</text:span></text:p>
      <text:p text:style-name="P2"><text:s/><text:span text:style-name="T1">- DOMAIN-SUFFIX,omg.inte.sogoucdn.com,🛑 </text:span><text:span text:style-name="T2">全球拦截</text:span></text:p>
      <text:p text:style-name="P2"><text:s/><text:span text:style-name="T1">- DOMAIN-SUFFIX,omnikool.discovery.com,🛑 </text:span><text:span text:style-name="T2">全球拦截</text:span></text:p>
      <text:p text:style-name="P2"><text:s/><text:span text:style-name="T1">- DOMAIN-SUFFIX,omtrdc.net,🛑 </text:span><text:span text:style-name="T2">全球拦截</text:span></text:p>
      <text:p text:style-name="P2"><text:s/><text:span text:style-name="T1">- DOMAIN-SUFFIX,on.maxspeedcdn.com,🛑 </text:span><text:span text:style-name="T2">全球拦截</text:span></text:p>
      <text:p text:style-name="P2"><text:s/><text:span text:style-name="T1">- DOMAIN-SUFFIX,onclickads.net,🛑 </text:span><text:span text:style-name="T2">全球拦截</text:span></text:p>
      <text:p text:style-name="P2"><text:soft-page-break/><text:s/><text:span text:style-name="T1">- DOMAIN-SUFFIX,onclicktop.com,🛑 </text:span><text:span text:style-name="T2">全球拦截</text:span></text:p>
      <text:p text:style-name="P2"><text:s/><text:span text:style-name="T1">- DOMAIN-SUFFIX,onclkds.com,🛑 </text:span><text:span text:style-name="T2">全球拦截</text:span></text:p>
      <text:p text:style-name="P2"><text:s/><text:span text:style-name="T1">- DOMAIN-SUFFIX,one.520319.cn,🛑 </text:span><text:span text:style-name="T2">全球拦截</text:span></text:p>
      <text:p text:style-name="P2"><text:s/><text:span text:style-name="T1">- DOMAIN-SUFFIX,onepush.query.yahoo.com,🛑 </text:span><text:span text:style-name="T2">全球拦截</text:span></text:p>
      <text:p text:style-name="P2"><text:s/><text:span text:style-name="T1">- DOMAIN-SUFFIX,onesoft.im,🛑 </text:span><text:span text:style-name="T2">全球拦截</text:span></text:p>
      <text:p text:style-name="P2"><text:s/><text:span text:style-name="T1">- DOMAIN-SUFFIX,onetad.com,🛑 </text:span><text:span text:style-name="T2">全球拦截</text:span></text:p>
      <text:p text:style-name="P2"><text:s/><text:span text:style-name="T1">- DOMAIN-SUFFIX,onetag-sys.com,🛑 </text:span><text:span text:style-name="T2">全球拦截</text:span></text:p>
      <text:p text:style-name="P2"><text:s/><text:span text:style-name="T1">- DOMAIN-SUFFIX,onewhee.com,🛑 </text:span><text:span text:style-name="T2">全球拦截</text:span></text:p>
      <text:p text:style-name="P2"><text:s/><text:span text:style-name="T1">- DOMAIN-SUFFIX,onlifjj.net,🛑 </text:span><text:span text:style-name="T2">全球拦截</text:span></text:p>
      <text:p text:style-name="P2"><text:s/><text:span text:style-name="T1">- DOMAIN-SUFFIX,onlinetips.baofeng5.baofeng.net,🛑 </text:span><text:span text:style-name="T2">全球拦截</text:span></text:p>
      <text:p text:style-name="P2"><text:s/><text:span text:style-name="T1">- DOMAIN-SUFFIX,oomyv.com,🛑 </text:span><text:span text:style-name="T2">全球拦截</text:span></text:p>
      <text:p text:style-name="P2"><text:s/><text:span text:style-name="T1">- DOMAIN-SUFFIX,ooniu.com,🛑 </text:span><text:span text:style-name="T2">全球拦截</text:span></text:p>
      <text:p text:style-name="P2"><text:s/><text:span text:style-name="T1">- DOMAIN-SUFFIX,ooss.oss.aliyuncs.com,🛑 </text:span><text:span text:style-name="T2">全球拦截</text:span></text:p>
      <text:p text:style-name="P2"><text:s/><text:span text:style-name="T1">- DOMAIN-SUFFIX,op00w.baiyangzs.com,🛑 </text:span><text:span text:style-name="T2">全球拦截</text:span></text:p>
      <text:p text:style-name="P2"><text:s/><text:span text:style-name="T1">- DOMAIN-SUFFIX,open.play.cn,🛑 </text:span><text:span text:style-name="T2">全球拦截</text:span></text:p>
      <text:p text:style-name="P2"><text:s/><text:span text:style-name="T1">- DOMAIN-SUFFIX,openapi-news.meizu.com,🛑 </text:span><text:span text:style-name="T2">全球拦截</text:span></text:p>
      <text:p text:style-name="P2"><text:s/><text:span text:style-name="T1">- DOMAIN-SUFFIX,openrcv.baidu.com,🛑 </text:span><text:span text:style-name="T2">全球拦截</text:span></text:p>
      <text:p text:style-name="P2"><text:s/><text:span text:style-name="T1">- DOMAIN-SUFFIX,openstat.net,🛑 </text:span><text:span text:style-name="T2">全球拦截</text:span></text:p>
      <text:p text:style-name="P2"><text:s/><text:span text:style-name="T1">- DOMAIN-SUFFIX,openstorage.ad.cmvideo.cn,🛑 </text:span><text:span text:style-name="T2">全球拦截</text:span></text:p>
      <text:p text:style-name="P2"><text:s/><text:span text:style-name="T1">- DOMAIN-SUFFIX,opgirl-tmp.adbxb.cn,🛑 </text:span><text:span text:style-name="T2">全球拦截</text:span></text:p>
      <text:p text:style-name="P2"><text:s/><text:span text:style-name="T1">- DOMAIN-SUFFIX,oppo.yidianzixun.com,🛑 </text:span><text:span text:style-name="T2">全球拦截</text:span></text:p>
      <text:p text:style-name="P2"><text:s/><text:span text:style-name="T1">- DOMAIN-SUFFIX,optaim.com,🛑 </text:span><text:span text:style-name="T2">全球拦截</text:span></text:p>
      <text:p text:style-name="P2"><text:s/><text:span text:style-name="T1">- DOMAIN-SUFFIX,optimix.asia,🛑 </text:span><text:span text:style-name="T2">全球拦截</text:span></text:p>
      <text:p text:style-name="P2"><text:s/><text:span text:style-name="T1">- DOMAIN-SUFFIX,optimix.cn,🛑 </text:span><text:span text:style-name="T2">全球拦截</text:span></text:p>
      <text:p text:style-name="P2"><text:s/><text:span text:style-name="T1">- DOMAIN-SUFFIX,optimized-by.rubiconproject.com,🛑 </text:span><text:span text:style-name="T2">全球拦截</text:span></text:p>
      <text:p text:style-name="P2"><text:s/><text:span text:style-name="T1">- DOMAIN-SUFFIX,optimizelyapis.com,🛑 </text:span><text:span text:style-name="T2">全球拦截</text:span></text:p>
      <text:p text:style-name="P2"><text:s/><text:span text:style-name="T1">- DOMAIN-SUFFIX,oq68.com,🛑 </text:span><text:span text:style-name="T2">全球拦截</text:span></text:p>
      <text:p text:style-name="P2"><text:s/><text:span text:style-name="T1">- DOMAIN-SUFFIX,orchidscape.net,🛑 </text:span><text:span text:style-name="T2">全球拦截</text:span></text:p>
      <text:p text:style-name="P2"><text:s/><text:span text:style-name="T1">- DOMAIN-SUFFIX,oredero.com,🛑 </text:span><text:span text:style-name="T2">全球拦截</text:span></text:p>
      <text:p text:style-name="P2"><text:s/><text:span text:style-name="T1">- DOMAIN-SUFFIX,orz.hupu.com,🛑 </text:span><text:span text:style-name="T2">全球拦截</text:span></text:p>
      <text:p text:style-name="P2"><text:s/><text:span text:style-name="T1">- DOMAIN-SUFFIX,osc.uranus.sogou.com,🛑 </text:span><text:span text:style-name="T2">全球拦截</text:span></text:p>
      <text:p text:style-name="P2"><text:s/><text:span text:style-name="T1">- DOMAIN-SUFFIX,osfota.cdn.aliyun.com,🛑 </text:span><text:span text:style-name="T2">全球拦截</text:span></text:p>
      <text:p text:style-name="P2"><text:s/><text:span text:style-name="T1">- DOMAIN-SUFFIX,oss-asq-static.11222.cn,🛑 </text:span><text:span text:style-name="T2">全球拦截</text:span></text:p>
      <text:p text:style-name="P2"><text:s/><text:span text:style-name="T1">- DOMAIN-SUFFIX,otf.msn.com,🛑 </text:span><text:span text:style-name="T2">全球拦截</text:span></text:p>
      <text:p text:style-name="P2"><text:s/><text:span text:style-name="T1">- DOMAIN-SUFFIX,oth.str.mdt.qq.com,🛑 </text:span><text:span text:style-name="T2">全球拦截</text:span></text:p>
      <text:p text:style-name="P2"><text:s/><text:span text:style-name="T1">- DOMAIN-SUFFIX,oth.update.mdt.qq.com,🛑 </text:span><text:span text:style-name="T2">全球拦截</text:span></text:p>
      <text:p text:style-name="P2"><text:s/><text:span text:style-name="T1">- DOMAIN-SUFFIX,otheve.play.aiseet.atianqi.com,🛑 </text:span><text:span text:style-name="T2">全球拦截</text:span></text:p>
      <text:p text:style-name="P2"><text:s/><text:span text:style-name="T1">- DOMAIN-SUFFIX,othstr.play.aiseet.atianqi.com,🛑 </text:span><text:span text:style-name="T2">全球拦截</text:span></text:p>
      <text:p text:style-name="P2"><text:s/><text:span text:style-name="T1">- DOMAIN-SUFFIX,ou188.com,🛑 </text:span><text:span text:style-name="T2">全球拦截</text:span></text:p>
      <text:p text:style-name="P2"><text:s/><text:span text:style-name="T1">- DOMAIN-SUFFIX,output.nend.net,🛑 </text:span><text:span text:style-name="T2">全球拦截</text:span></text:p>
      <text:p text:style-name="P2"><text:s/><text:span text:style-name="T1">- DOMAIN-SUFFIX,overture.com,🛑 </text:span><text:span text:style-name="T2">全球拦截</text:span></text:p>
      <text:p text:style-name="P2"><text:s/><text:span text:style-name="T1">- DOMAIN-SUFFIX,ow.biqugego.com,🛑 </text:span><text:span text:style-name="T2">全球拦截</text:span></text:p>
      <text:p text:style-name="P2"><text:s/><text:span text:style-name="T1">- DOMAIN-SUFFIX,ow.s1.shuhuangge.org,🛑 </text:span><text:span text:style-name="T2">全球拦截</text:span></text:p>
      <text:p text:style-name="P2"><text:s/><text:span text:style-name="T1">- DOMAIN-SUFFIX,ow.s2.shuhuangge.org,🛑 </text:span><text:span text:style-name="T2">全球拦截</text:span></text:p>
      <text:p text:style-name="P2"><text:s/><text:span text:style-name="T1">- DOMAIN-SUFFIX,owin.biqugego.com,🛑 </text:span><text:span text:style-name="T2">全球拦截</text:span></text:p>
      <text:p text:style-name="P2"><text:s/><text:span text:style-name="T1">- DOMAIN-SUFFIX,ox.furaffinity.net,🛑 </text:span><text:span text:style-name="T2">全球拦截</text:span></text:p>
      <text:p text:style-name="P2"><text:s/><text:span text:style-name="T1">- DOMAIN-SUFFIX,oyzsverimywg.com,🛑 </text:span><text:span text:style-name="T2">全球拦截</text:span></text:p>
      <text:p text:style-name="P2"><text:s/><text:span text:style-name="T1">- DOMAIN-SUFFIX,p.7060.la,🛑 </text:span><text:span text:style-name="T2">全球拦截</text:span></text:p>
      <text:p text:style-name="P2"><text:s/><text:span text:style-name="T1">- DOMAIN-SUFFIX,p.99mssj.com,🛑 </text:span><text:span text:style-name="T2">全球拦截</text:span></text:p>
      <text:p text:style-name="P2"><text:s/><text:span text:style-name="T1">- DOMAIN-SUFFIX,p.abcache.com,🛑 </text:span><text:span text:style-name="T2">全球拦截</text:span></text:p>
      <text:p text:style-name="P2"><text:s/><text:span text:style-name="T1">- DOMAIN-SUFFIX,p.bdjiazanmiaomu.com,🛑 </text:span><text:span text:style-name="T2">全球拦截</text:span></text:p>
      <text:p text:style-name="P2"><text:s/><text:span text:style-name="T1">- DOMAIN-SUFFIX,p.bjdianyue.com,🛑 </text:span><text:span text:style-name="T2">全球拦截</text:span></text:p>
      <text:p text:style-name="P2"><text:s/><text:span text:style-name="T1">- DOMAIN-SUFFIX,p.bnuni.com,🛑 </text:span><text:span text:style-name="T2">全球拦截</text:span></text:p>
      <text:p text:style-name="P2"><text:s/><text:span text:style-name="T1">- DOMAIN-SUFFIX,p.clkservice.youdao.com,🛑 </text:span><text:span text:style-name="T2">全球拦截</text:span></text:p>
      <text:p text:style-name="P2"><text:s/><text:span text:style-name="T1">- DOMAIN-SUFFIX,p.ecwan77.net,🛑 </text:span><text:span text:style-name="T2">全球拦截</text:span></text:p>
      <text:p text:style-name="P2"><text:s/><text:span text:style-name="T1">- DOMAIN-SUFFIX,p.inte.sogou.com,🛑 </text:span><text:span text:style-name="T2">全球拦截</text:span></text:p>
      <text:p text:style-name="P2"><text:soft-page-break/><text:s/><text:span text:style-name="T1">- DOMAIN-SUFFIX,p.kf3msfm.com,🛑 </text:span><text:span text:style-name="T2">全球拦截</text:span></text:p>
      <text:p text:style-name="P2"><text:s/><text:span text:style-name="T1">- DOMAIN-SUFFIX,p.kjwx8.com,🛑 </text:span><text:span text:style-name="T2">全球拦截</text:span></text:p>
      <text:p text:style-name="P2"><text:s/><text:span text:style-name="T1">- DOMAIN-SUFFIX,p.kugou.com,🛑 </text:span><text:span text:style-name="T2">全球拦截</text:span></text:p>
      <text:p text:style-name="P2"><text:s/><text:span text:style-name="T1">- DOMAIN-SUFFIX,p.m5bn.com,🛑 </text:span><text:span text:style-name="T2">全球拦截</text:span></text:p>
      <text:p text:style-name="P2"><text:s/><text:span text:style-name="T1">- DOMAIN-SUFFIX,p.mendoc.cn,🛑 </text:span><text:span text:style-name="T2">全球拦截</text:span></text:p>
      <text:p text:style-name="P2"><text:s/><text:span text:style-name="T1">- DOMAIN-SUFFIX,p.niudashu.com,🛑 </text:span><text:span text:style-name="T2">全球拦截</text:span></text:p>
      <text:p text:style-name="P2"><text:s/><text:span text:style-name="T1">- DOMAIN-SUFFIX,p.qiailm.com,🛑 </text:span><text:span text:style-name="T2">全球拦截</text:span></text:p>
      <text:p text:style-name="P2"><text:s/><text:span text:style-name="T1">- DOMAIN-SUFFIX,p.qijijs.top,🛑 </text:span><text:span text:style-name="T2">全球拦截</text:span></text:p>
      <text:p text:style-name="P2"><text:s/><text:span text:style-name="T1">- DOMAIN-SUFFIX,p.raidmedia.com.cn,🛑 </text:span><text:span text:style-name="T2">全球拦截</text:span></text:p>
      <text:p text:style-name="P2"><text:s/><text:span text:style-name="T1">- DOMAIN-SUFFIX,p.rfihub.com,🛑 </text:span><text:span text:style-name="T2">全球拦截</text:span></text:p>
      <text:p text:style-name="P2"><text:s/><text:span text:style-name="T1">- DOMAIN-SUFFIX,p.saozhu1.top,🛑 </text:span><text:span text:style-name="T2">全球拦截</text:span></text:p>
      <text:p text:style-name="P2"><text:s/><text:span text:style-name="T1">- DOMAIN-SUFFIX,p.sdu8cvc.com,🛑 </text:span><text:span text:style-name="T2">全球拦截</text:span></text:p>
      <text:p text:style-name="P2"><text:s/><text:span text:style-name="T1">- DOMAIN-SUFFIX,p.shagent.com,🛑 </text:span><text:span text:style-name="T2">全球拦截</text:span></text:p>
      <text:p text:style-name="P2"><text:s/><text:span text:style-name="T1">- DOMAIN-SUFFIX,p.skimresources.com,🛑 </text:span><text:span text:style-name="T2">全球拦截</text:span></text:p>
      <text:p text:style-name="P2"><text:s/><text:span text:style-name="T1">- DOMAIN-SUFFIX,p.szonline.net,🛑 </text:span><text:span text:style-name="T2">全球拦截</text:span></text:p>
      <text:p text:style-name="P2"><text:s/><text:span text:style-name="T1">- DOMAIN-SUFFIX,p.tamenshuo.com,🛑 </text:span><text:span text:style-name="T2">全球拦截</text:span></text:p>
      <text:p text:style-name="P2"><text:s/><text:span text:style-name="T1">- DOMAIN-SUFFIX,p.tencentmind.com,🛑 </text:span><text:span text:style-name="T2">全球拦截</text:span></text:p>
      <text:p text:style-name="P2"><text:s/><text:span text:style-name="T1">- DOMAIN-SUFFIX,p.twitter.com,🛑 </text:span><text:span text:style-name="T2">全球拦截</text:span></text:p>
      <text:p text:style-name="P2"><text:s/><text:span text:style-name="T1">- DOMAIN-SUFFIX,p.vq6nsu.cn,🛑 </text:span><text:span text:style-name="T2">全球拦截</text:span></text:p>
      <text:p text:style-name="P2"><text:s/><text:span text:style-name="T1">- DOMAIN-SUFFIX,p.yizuya.com,🛑 </text:span><text:span text:style-name="T2">全球拦截</text:span></text:p>
      <text:p text:style-name="P2"><text:s/><text:span text:style-name="T1">- DOMAIN-SUFFIX,p.ynjczy.net,🛑 </text:span><text:span text:style-name="T2">全球拦截</text:span></text:p>
      <text:p text:style-name="P2"><text:s/><text:span text:style-name="T1">- DOMAIN-SUFFIX,p0y.cn,🛑 </text:span><text:span text:style-name="T2">全球拦截</text:span></text:p>
      <text:p text:style-name="P2"><text:s/><text:span text:style-name="T1">- DOMAIN-SUFFIX,p1.18zhongyao.com,🛑 </text:span><text:span text:style-name="T2">全球拦截</text:span></text:p>
      <text:p text:style-name="P2"><text:s/><text:span text:style-name="T1">- DOMAIN-SUFFIX,p1.qinsx.cn,🛑 </text:span><text:span text:style-name="T2">全球拦截</text:span></text:p>
      <text:p text:style-name="P2"><text:s/><text:span text:style-name="T1">- DOMAIN-SUFFIX,p2.hyz86.com,🛑 </text:span><text:span text:style-name="T2">全球拦截</text:span></text:p>
      <text:p text:style-name="P2"><text:s/><text:span text:style-name="T1">- DOMAIN-SUFFIX,p2.qinsx.cn,🛑 </text:span><text:span text:style-name="T2">全球拦截</text:span></text:p>
      <text:p text:style-name="P2"><text:s/><text:span text:style-name="T1">- DOMAIN-SUFFIX,p2.ykauto.cn,🛑 </text:span><text:span text:style-name="T2">全球拦截</text:span></text:p>
      <text:p text:style-name="P2"><text:s/><text:span text:style-name="T1">- DOMAIN-SUFFIX,p215223.clksite.com,🛑 </text:span><text:span text:style-name="T2">全球拦截</text:span></text:p>
      <text:p text:style-name="P2"><text:s/><text:span text:style-name="T1">- DOMAIN-SUFFIX,p215223.inclk.com,🛑 </text:span><text:span text:style-name="T2">全球拦截</text:span></text:p>
      <text:p text:style-name="P2"><text:s/><text:span text:style-name="T1">- DOMAIN-SUFFIX,p215223.mycdn2.co,🛑 </text:span><text:span text:style-name="T2">全球拦截</text:span></text:p>
      <text:p text:style-name="P2"><text:s/><text:span text:style-name="T1">- DOMAIN-SUFFIX,p2pmid.baofeng.com,🛑 </text:span><text:span text:style-name="T2">全球拦截</text:span></text:p>
      <text:p text:style-name="P2"><text:s/><text:span text:style-name="T1">- DOMAIN-SUFFIX,p3p.mmstat.com,🛑 </text:span><text:span text:style-name="T2">全球拦截</text:span></text:p>
      <text:p text:style-name="P2"><text:s/><text:span text:style-name="T1">- DOMAIN-SUFFIX,p3p.sogou.com,🛑 </text:span><text:span text:style-name="T2">全球拦截</text:span></text:p>
      <text:p text:style-name="P2"><text:s/><text:span text:style-name="T1">- DOMAIN-SUFFIX,p3p.yahoo.com,🛑 </text:span><text:span text:style-name="T2">全球拦截</text:span></text:p>
      <text:p text:style-name="P2"><text:s/><text:span text:style-name="T1">- DOMAIN-SUFFIX,p3tt.com,🛑 </text:span><text:span text:style-name="T2">全球拦截</text:span></text:p>
      <text:p text:style-name="P2"><text:s/><text:span text:style-name="T1">- DOMAIN-SUFFIX,p4p.sina.com.cn,🛑 </text:span><text:span text:style-name="T2">全球拦截</text:span></text:p>
      <text:p text:style-name="P2"><text:s/><text:span text:style-name="T1">- DOMAIN-SUFFIX,p4psearch.china.alibaba.com,🛑 </text:span><text:span text:style-name="T2">全球拦截</text:span></text:p>
      <text:p text:style-name="P2"><text:s/><text:span text:style-name="T1">- DOMAIN-SUFFIX,p555.cc,🛑 </text:span><text:span text:style-name="T2">全球拦截</text:span></text:p>
      <text:p text:style-name="P2"><text:s/><text:span text:style-name="T1">- DOMAIN-SUFFIX,p8u.hinet.net,🛑 </text:span><text:span text:style-name="T2">全球拦截</text:span></text:p>
      <text:p text:style-name="P2"><text:s/><text:span text:style-name="T1">- DOMAIN-SUFFIX,package01.com,🛑 </text:span><text:span text:style-name="T2">全球拦截</text:span></text:p>
      <text:p text:style-name="P2"><text:s/><text:span text:style-name="T1">- DOMAIN-SUFFIX,pad.zhywyl.cn,🛑 </text:span><text:span text:style-name="T2">全球拦截</text:span></text:p>
      <text:p text:style-name="P2"><text:s/><text:span text:style-name="T1">- DOMAIN-SUFFIX,padsdel2.cdnads.com,🛑 </text:span><text:span text:style-name="T2">全球拦截</text:span></text:p>
      <text:p text:style-name="P2"><text:s/><text:span text:style-name="T1">- DOMAIN-SUFFIX,page.acm.dzwww.com,🛑 </text:span><text:span text:style-name="T2">全球拦截</text:span></text:p>
      <text:p text:style-name="P2"><text:s/><text:span text:style-name="T1">- DOMAIN-SUFFIX,page.xywy.com,🛑 </text:span><text:span text:style-name="T2">全球拦截</text:span></text:p>
      <text:p text:style-name="P2"><text:s/><text:span text:style-name="T1">- DOMAIN-SUFFIX,pagead.google.com,🛑 </text:span><text:span text:style-name="T2">全球拦截</text:span></text:p>
      <text:p text:style-name="P2"><text:s/><text:span text:style-name="T1">- DOMAIN-SUFFIX,pagead.l.google.com,🛑 </text:span><text:span text:style-name="T2">全球拦截</text:span></text:p>
      <text:p text:style-name="P2"><text:s/><text:span text:style-name="T1">- DOMAIN-SUFFIX,pagead2.googlesyndication.com,🛑 </text:span><text:span text:style-name="T2">全球拦截</text:span></text:p>
      <text:p text:style-name="P2"><text:s/><text:span text:style-name="T1">- DOMAIN-SUFFIX,pagead-tpc.l.google.com,🛑 </text:span><text:span text:style-name="T2">全球拦截</text:span></text:p>
      <text:p text:style-name="P2"><text:s/><text:span text:style-name="T1">- DOMAIN-SUFFIX,pagechoice.com,🛑 </text:span><text:span text:style-name="T2">全球拦截</text:span></text:p>
      <text:p text:style-name="P2"><text:s/><text:span text:style-name="T1">- DOMAIN-SUFFIX,pagechoice.net,🛑 </text:span><text:span text:style-name="T2">全球拦截</text:span></text:p>
      <text:p text:style-name="P2"><text:s/><text:span text:style-name="T1">- DOMAIN-SUFFIX,pagechoicemotu.gentags.net,🛑 </text:span><text:span text:style-name="T2">全球拦截</text:span></text:p>
      <text:p text:style-name="P2"><text:s/><text:span text:style-name="T1">- DOMAIN-SUFFIX,pages2.marketo.com,🛑 </text:span><text:span text:style-name="T2">全球拦截</text:span></text:p>
      <text:p text:style-name="P2"><text:s/><text:span text:style-name="T1">- DOMAIN-SUFFIX,paimgcdn.baidu.com,🛑 </text:span><text:span text:style-name="T2">全球拦截</text:span></text:p>
      <text:p text:style-name="P2"><text:s/><text:span text:style-name="T1">- DOMAIN-SUFFIX,painiuimg.com,🛑 </text:span><text:span text:style-name="T2">全球拦截</text:span></text:p>
      <text:p text:style-name="P2"><text:s/><text:span text:style-name="T1">- DOMAIN-SUFFIX,palmnews.sina.cn,🛑 </text:span><text:span text:style-name="T2">全球拦截</text:span></text:p>
      <text:p text:style-name="P2"><text:s/><text:span text:style-name="T1">- DOMAIN-SUFFIX,panda.kdnet.net,🛑 </text:span><text:span text:style-name="T2">全球拦截</text:span></text:p>
      <text:p text:style-name="P2"><text:soft-page-break/><text:s/><text:span text:style-name="T1">- DOMAIN-SUFFIX,pangu.cc,🛑 </text:span><text:span text:style-name="T2">全球拦截</text:span></text:p>
      <text:p text:style-name="P2"><text:s/><text:span text:style-name="T1">- DOMAIN-SUFFIX,panoramio.com,🛑 </text:span><text:span text:style-name="T2">全球拦截</text:span></text:p>
      <text:p text:style-name="P2"><text:s/><text:span text:style-name="T1">- DOMAIN-SUFFIX,papajia55.com,🛑 </text:span><text:span text:style-name="T2">全球拦截</text:span></text:p>
      <text:p text:style-name="P2"><text:s/><text:span text:style-name="T1">- DOMAIN-SUFFIX,parking.zunmi.cn,🛑 </text:span><text:span text:style-name="T2">全球拦截</text:span></text:p>
      <text:p text:style-name="P2"><text:s/><text:span text:style-name="T1">- DOMAIN-SUFFIX,parser.houyi.baofeng.net,🛑 </text:span><text:span text:style-name="T2">全球拦截</text:span></text:p>
      <text:p text:style-name="P2"><text:s/><text:span text:style-name="T1">- DOMAIN-SUFFIX,partner.bargaindomains.com,🛑 </text:span><text:span text:style-name="T2">全球拦截</text:span></text:p>
      <text:p text:style-name="P2"><text:s/><text:span text:style-name="T1">- DOMAIN-SUFFIX,partner.catchy.com,🛑 </text:span><text:span text:style-name="T2">全球拦截</text:span></text:p>
      <text:p text:style-name="P2"><text:s/><text:span text:style-name="T1">- DOMAIN-SUFFIX,partner.premiumdomains.com,🛑 </text:span><text:span text:style-name="T2">全球拦截</text:span></text:p>
      <text:p text:style-name="P2"><text:s/><text:span text:style-name="T1">- DOMAIN-SUFFIX,partner.toutiao.com,🛑 </text:span><text:span text:style-name="T2">全球拦截</text:span></text:p>
      <text:p text:style-name="P2"><text:s/><text:span text:style-name="T1">- DOMAIN-SUFFIX,partners.fshealth.com,🛑 </text:span><text:span text:style-name="T2">全球拦截</text:span></text:p>
      <text:p text:style-name="P2"><text:s/><text:span text:style-name="T1">- DOMAIN-SUFFIX,partners.keezmovies.com,🛑 </text:span><text:span text:style-name="T2">全球拦截</text:span></text:p>
      <text:p text:style-name="P2"><text:s/><text:span text:style-name="T1">- DOMAIN-SUFFIX,partners.optiontide.com,🛑 </text:span><text:span text:style-name="T2">全球拦截</text:span></text:p>
      <text:p text:style-name="P2"><text:s/><text:span text:style-name="T1">- DOMAIN-SUFFIX,partners.pornerbros.com,🛑 </text:span><text:span text:style-name="T2">全球拦截</text:span></text:p>
      <text:p text:style-name="P2"><text:s/><text:span text:style-name="T1">- DOMAIN-SUFFIX,partners.rochen.com,🛑 </text:span><text:span text:style-name="T2">全球拦截</text:span></text:p>
      <text:p text:style-name="P2"><text:s/><text:span text:style-name="T1">- DOMAIN-SUFFIX,partners.sportingbet.com.au,🛑 </text:span><text:span text:style-name="T2">全球拦截</text:span></text:p>
      <text:p text:style-name="P2"><text:s/><text:span text:style-name="T1">- DOMAIN-SUFFIX,partners.vouchedfor.co.uk,🛑 </text:span><text:span text:style-name="T2">全球拦截</text:span></text:p>
      <text:p text:style-name="P2"><text:s/><text:span text:style-name="T1">- DOMAIN-SUFFIX,partners.xpertmarket.com,🛑 </text:span><text:span text:style-name="T2">全球拦截</text:span></text:p>
      <text:p text:style-name="P2"><text:s/><text:span text:style-name="T1">- DOMAIN-SUFFIX,party-nngvitbizn.now.sh,🛑 </text:span><text:span text:style-name="T2">全球拦截</text:span></text:p>
      <text:p text:style-name="P2"><text:s/><text:span text:style-name="T1">- DOMAIN-SUFFIX,pasco.cc,🛑 </text:span><text:span text:style-name="T2">全球拦截</text:span></text:p>
      <text:p text:style-name="P2"><text:s/><text:span text:style-name="T1">- DOMAIN-SUFFIX,pass1.soogif.com,🛑 </text:span><text:span text:style-name="T2">全球拦截</text:span></text:p>
      <text:p text:style-name="P2"><text:s/><text:span text:style-name="T1">- DOMAIN-SUFFIX,pass2.soogif.com,🛑 </text:span><text:span text:style-name="T2">全球拦截</text:span></text:p>
      <text:p text:style-name="P2"><text:s/><text:span text:style-name="T1">- DOMAIN-SUFFIX,passwz.com,🛑 </text:span><text:span text:style-name="T2">全球拦截</text:span></text:p>
      <text:p text:style-name="P2"><text:s/><text:span text:style-name="T1">- DOMAIN-SUFFIX,pat.farvd.com,🛑 </text:span><text:span text:style-name="T2">全球拦截</text:span></text:p>
      <text:p text:style-name="P2"><text:s/><text:span text:style-name="T1">- DOMAIN-SUFFIX,patriot.cs.pp.cn,🛑 </text:span><text:span text:style-name="T2">全球拦截</text:span></text:p>
      <text:p text:style-name="P2"><text:s/><text:span text:style-name="T1">- DOMAIN-SUFFIX,pay.holaq.com,🛑 </text:span><text:span text:style-name="T2">全球拦截</text:span></text:p>
      <text:p text:style-name="P2"><text:s/><text:span text:style-name="T1">- DOMAIN-SUFFIX,pay.mobile.sina.cn,🛑 </text:span><text:span text:style-name="T2">全球拦截</text:span></text:p>
      <text:p text:style-name="P2"><text:s/><text:span text:style-name="T1">- DOMAIN-SUFFIX,pay838.com,🛑 </text:span><text:span text:style-name="T2">全球拦截</text:span></text:p>
      <text:p text:style-name="P2"><text:s/><text:span text:style-name="T1">- DOMAIN-SUFFIX,pb.funshion.net.cn,🛑 </text:span><text:span text:style-name="T2">全球拦截</text:span></text:p>
      <text:p text:style-name="P2"><text:s/><text:span text:style-name="T1">- DOMAIN-SUFFIX,pb.s3wfg.com,🛑 </text:span><text:span text:style-name="T2">全球拦截</text:span></text:p>
      <text:p text:style-name="P2"><text:s/><text:span text:style-name="T1">- DOMAIN-SUFFIX,pb.sogou.com,🛑 </text:span><text:span text:style-name="T2">全球拦截</text:span></text:p>
      <text:p text:style-name="P2"><text:s/><text:span text:style-name="T1">- DOMAIN-SUFFIX,pb.sys.pp8.com,🛑 </text:span><text:span text:style-name="T2">全球拦截</text:span></text:p>
      <text:p text:style-name="P2"><text:s/><text:span text:style-name="T1">- DOMAIN-SUFFIX,pb.wang502.com,🛑 </text:span><text:span text:style-name="T2">全球拦截</text:span></text:p>
      <text:p text:style-name="P2"><text:s/><text:span text:style-name="T1">- DOMAIN-SUFFIX,pb3.pstatp.com,🛑 </text:span><text:span text:style-name="T2">全球拦截</text:span></text:p>
      <text:p text:style-name="P2"><text:s/><text:span text:style-name="T1">- DOMAIN-SUFFIX,pbd.sogou.com,🛑 </text:span><text:span text:style-name="T2">全球拦截</text:span></text:p>
      <text:p text:style-name="P2"><text:s/><text:span text:style-name="T1">- DOMAIN-SUFFIX,pbs.lenovomm.com,🛑 </text:span><text:span text:style-name="T2">全球拦截</text:span></text:p>
      <text:p text:style-name="P2"><text:s/><text:span text:style-name="T1">- DOMAIN-SUFFIX,pc.107788.com,🛑 </text:span><text:span text:style-name="T2">全球拦截</text:span></text:p>
      <text:p text:style-name="P2"><text:s/><text:span text:style-name="T1">- DOMAIN-SUFFIX,pc.5151gj.com,🛑 </text:span><text:span text:style-name="T2">全球拦截</text:span></text:p>
      <text:p text:style-name="P2"><text:s/><text:span text:style-name="T1">- DOMAIN-SUFFIX,pc.ctsywy.com,🛑 </text:span><text:span text:style-name="T2">全球拦截</text:span></text:p>
      <text:p text:style-name="P2"><text:s/><text:span text:style-name="T1">- DOMAIN-SUFFIX,pc.quansj.cn,🛑 </text:span><text:span text:style-name="T2">全球拦截</text:span></text:p>
      <text:p text:style-name="P2"><text:s/><text:span text:style-name="T1">- DOMAIN-SUFFIX,pc.videoclick.baidu.com,🛑 </text:span><text:span text:style-name="T2">全球拦截</text:span></text:p>
      <text:p text:style-name="P2"><text:s/><text:span text:style-name="T1">- DOMAIN-SUFFIX,pcauto.irs01.com,🛑 </text:span><text:span text:style-name="T2">全球拦截</text:span></text:p>
      <text:p text:style-name="P2"><text:s/><text:span text:style-name="T1">- DOMAIN-SUFFIX,pcbrowser.dd.qq.com,🛑 </text:span><text:span text:style-name="T2">全球拦截</text:span></text:p>
      <text:p text:style-name="P2"><text:s/><text:span text:style-name="T1">- DOMAIN-SUFFIX,pcd.autohome.com.cn,🛑 </text:span><text:span text:style-name="T2">全球拦截</text:span></text:p>
      <text:p text:style-name="P2"><text:s/><text:span text:style-name="T1">- DOMAIN-SUFFIX,pcfg.wps.cn,🛑 </text:span><text:span text:style-name="T2">全球拦截</text:span></text:p>
      <text:p text:style-name="P2"><text:s/><text:span text:style-name="T1">- DOMAIN-SUFFIX,pclog.dftoutiao.com,🛑 </text:span><text:span text:style-name="T2">全球拦截</text:span></text:p>
      <text:p text:style-name="P2"><text:s/><text:span text:style-name="T1">- DOMAIN-SUFFIX,pclog.suishenyun.net,🛑 </text:span><text:span text:style-name="T2">全球拦截</text:span></text:p>
      <text:p text:style-name="P2"><text:s/><text:span text:style-name="T1">- DOMAIN-SUFFIX,pcmx.autohome.com.cn,🛑 </text:span><text:span text:style-name="T2">全球拦截</text:span></text:p>
      <text:p text:style-name="P2"><text:s/><text:span text:style-name="T1">- DOMAIN-SUFFIX,pcmzn.com,🛑 </text:span><text:span text:style-name="T2">全球拦截</text:span></text:p>
      <text:p text:style-name="P2"><text:s/><text:span text:style-name="T1">- DOMAIN-SUFFIX,pcsoftwords.dftoutiao.com,🛑 </text:span><text:span text:style-name="T2">全球拦截</text:span></text:p>
      <text:p text:style-name="P2"><text:s/><text:span text:style-name="T1">- DOMAIN-SUFFIX,pcxzo.pluto.sogou.com,🛑 </text:span><text:span text:style-name="T2">全球拦截</text:span></text:p>
      <text:p text:style-name="P2"><text:s/><text:span text:style-name="T1">- DOMAIN-SUFFIX,pd7-imp.revsci.net,🛑 </text:span><text:span text:style-name="T2">全球拦截</text:span></text:p>
      <text:p text:style-name="P2"><text:s/><text:span text:style-name="T1">- DOMAIN-SUFFIX,pdc.micloud.xiaomi.net,🛑 </text:span><text:span text:style-name="T2">全球拦截</text:span></text:p>
      <text:p text:style-name="P2"><text:s/><text:span text:style-name="T1">- DOMAIN-SUFFIX,pdl.gionee.com,🛑 </text:span><text:span text:style-name="T2">全球拦截</text:span></text:p>
      <text:p text:style-name="P2"><text:s/><text:span text:style-name="T1">- DOMAIN-SUFFIX,pdn.applovin.com,🛑 </text:span><text:span text:style-name="T2">全球拦截</text:span></text:p>
      <text:p text:style-name="P2"><text:s/><text:span text:style-name="T1">- DOMAIN-SUFFIX,pdsjycm.com,🛑 </text:span><text:span text:style-name="T2">全球拦截</text:span></text:p>
      <text:p text:style-name="P2"><text:s/><text:span text:style-name="T1">- DOMAIN-SUFFIX,pear.dleke.com,🛑 </text:span><text:span text:style-name="T2">全球拦截</text:span></text:p>
      <text:p text:style-name="P2"><text:soft-page-break/><text:s/><text:span text:style-name="T1">- DOMAIN-SUFFIX,pedailyu.com,🛑 </text:span><text:span text:style-name="T2">全球拦截</text:span></text:p>
      <text:p text:style-name="P2"><text:s/><text:span text:style-name="T1">- DOMAIN-SUFFIX,pee.cn,🛑 </text:span><text:span text:style-name="T2">全球拦截</text:span></text:p>
      <text:p text:style-name="P2"><text:s/><text:span text:style-name="T1">- DOMAIN-SUFFIX,pegasus.cmcm.com,🛑 </text:span><text:span text:style-name="T2">全球拦截</text:span></text:p>
      <text:p text:style-name="P2"><text:s/><text:span text:style-name="T1">- DOMAIN-SUFFIX,pei-ads.playboy.com,🛑 </text:span><text:span text:style-name="T2">全球拦截</text:span></text:p>
      <text:p text:style-name="P2"><text:s/><text:span text:style-name="T1">- DOMAIN-SUFFIX,pf.h5game.cn,🛑 </text:span><text:span text:style-name="T2">全球拦截</text:span></text:p>
      <text:p text:style-name="P2"><text:s/><text:span text:style-name="T1">- DOMAIN-SUFFIX,pf.pchome.net,🛑 </text:span><text:span text:style-name="T2">全球拦截</text:span></text:p>
      <text:p text:style-name="P2"><text:s/><text:span text:style-name="T1">- DOMAIN-SUFFIX,pf-2.pchome.net,🛑 </text:span><text:span text:style-name="T2">全球拦截</text:span></text:p>
      <text:p text:style-name="P2"><text:s/><text:span text:style-name="T1">- DOMAIN-SUFFIX,pfp.sina.com.cn,🛑 </text:span><text:span text:style-name="T2">全球拦截</text:span></text:p>
      <text:p text:style-name="P2"><text:s/><text:span text:style-name="T1">- DOMAIN-SUFFIX,pfpip.sina.com,🛑 </text:span><text:span text:style-name="T2">全球拦截</text:span></text:p>
      <text:p text:style-name="P2"><text:s/><text:span text:style-name="T1">- DOMAIN-SUFFIX,pgdt.ugdtimg.com,🛑 </text:span><text:span text:style-name="T2">全球拦截</text:span></text:p>
      <text:p text:style-name="P2"><text:s/><text:span text:style-name="T1">- DOMAIN-SUFFIX,photo.dhford.cn,🛑 </text:span><text:span text:style-name="T2">全球拦截</text:span></text:p>
      <text:p text:style-name="P2"><text:s/><text:span text:style-name="T1">- DOMAIN-SUFFIX,photo.lyghjzs.cn,🛑 </text:span><text:span text:style-name="T2">全球拦截</text:span></text:p>
      <text:p text:style-name="P2"><text:s/><text:span text:style-name="T1">- DOMAIN-SUFFIX,photo.qianerbai.cn,🛑 </text:span><text:span text:style-name="T2">全球拦截</text:span></text:p>
      <text:p text:style-name="P2"><text:s/><text:span text:style-name="T1">- DOMAIN-SUFFIX,photo.shyexiang.cn,🛑 </text:span><text:span text:style-name="T2">全球拦截</text:span></text:p>
      <text:p text:style-name="P2"><text:s/><text:span text:style-name="T1">- DOMAIN-SUFFIX,photo.welldex.cn,🛑 </text:span><text:span text:style-name="T2">全球拦截</text:span></text:p>
      <text:p text:style-name="P2"><text:s/><text:span text:style-name="T1">- DOMAIN-SUFFIX,photo.xunhuaji.cn,🛑 </text:span><text:span text:style-name="T2">全球拦截</text:span></text:p>
      <text:p text:style-name="P2"><text:s/><text:span text:style-name="T1">- DOMAIN-SUFFIX,photo.zhanhevr.cn,🛑 </text:span><text:span text:style-name="T2">全球拦截</text:span></text:p>
      <text:p text:style-name="P2"><text:s/><text:span text:style-name="T1">- DOMAIN-SUFFIX,phpad.cqnews.net,🛑 </text:span><text:span text:style-name="T2">全球拦截</text:span></text:p>
      <text:p text:style-name="P2"><text:s/><text:span text:style-name="T1">- DOMAIN-SUFFIX,pic.0597kk.com,🛑 </text:span><text:span text:style-name="T2">全球拦截</text:span></text:p>
      <text:p text:style-name="P2"><text:s/><text:span text:style-name="T1">- DOMAIN-SUFFIX,pic.14bobo.com,🛑 </text:span><text:span text:style-name="T2">全球拦截</text:span></text:p>
      <text:p text:style-name="P2"><text:s/><text:span text:style-name="T1">- DOMAIN-SUFFIX,pic.2u.com.cn,🛑 </text:span><text:span text:style-name="T2">全球拦截</text:span></text:p>
      <text:p text:style-name="P2"><text:s/><text:span text:style-name="T1">- DOMAIN-SUFFIX,pic.adver.com.tw,🛑 </text:span><text:span text:style-name="T2">全球拦截</text:span></text:p>
      <text:p text:style-name="P2"><text:s/><text:span text:style-name="T1">- DOMAIN-SUFFIX,pic.aihaogou.com.cn,🛑 </text:span><text:span text:style-name="T2">全球拦截</text:span></text:p>
      <text:p text:style-name="P2"><text:s/><text:span text:style-name="T1">- DOMAIN-SUFFIX,pic.by175.com,🛑 </text:span><text:span text:style-name="T2">全球拦截</text:span></text:p>
      <text:p text:style-name="P2"><text:s/><text:span text:style-name="T1">- DOMAIN-SUFFIX,pic.casee.cn,🛑 </text:span><text:span text:style-name="T2">全球拦截</text:span></text:p>
      <text:p text:style-name="P2"><text:s/><text:span text:style-name="T1">- DOMAIN-SUFFIX,pic.cnmo-img.com.cn,🛑 </text:span><text:span text:style-name="T2">全球拦截</text:span></text:p>
      <text:p text:style-name="P2"><text:s/><text:span text:style-name="T1">- DOMAIN-SUFFIX,pic.dotmore.com.tw,🛑 </text:span><text:span text:style-name="T2">全球拦截</text:span></text:p>
      <text:p text:style-name="P2"><text:s/><text:span text:style-name="T1">- DOMAIN-SUFFIX,pic.ea3w.com,🛑 </text:span><text:span text:style-name="T2">全球拦截</text:span></text:p>
      <text:p text:style-name="P2"><text:s/><text:span text:style-name="T1">- DOMAIN-SUFFIX,pic.eduancm.com,🛑 </text:span><text:span text:style-name="T2">全球拦截</text:span></text:p>
      <text:p text:style-name="P2"><text:s/><text:span text:style-name="T1">- DOMAIN-SUFFIX,pic.fengniao.com,🛑 </text:span><text:span text:style-name="T2">全球拦截</text:span></text:p>
      <text:p text:style-name="P2"><text:s/><text:span text:style-name="T1">- DOMAIN-SUFFIX,pic.haowj.com.cn,🛑 </text:span><text:span text:style-name="T2">全球拦截</text:span></text:p>
      <text:p text:style-name="P2"><text:s/><text:span text:style-name="T1">- DOMAIN-SUFFIX,pic.jdbbs.com,🛑 </text:span><text:span text:style-name="T2">全球拦截</text:span></text:p>
      <text:p text:style-name="P2"><text:s/><text:span text:style-name="T1">- DOMAIN-SUFFIX,pic.jd-bbs.com,🛑 </text:span><text:span text:style-name="T2">全球拦截</text:span></text:p>
      <text:p text:style-name="P2"><text:s/><text:span text:style-name="T1">- DOMAIN-SUFFIX,pic.jdunion.com,🛑 </text:span><text:span text:style-name="T2">全球拦截</text:span></text:p>
      <text:p text:style-name="P2"><text:s/><text:span text:style-name="T1">- DOMAIN-SUFFIX,pic.moad.cn,🛑 </text:span><text:span text:style-name="T2">全球拦截</text:span></text:p>
      <text:p text:style-name="P2"><text:s/><text:span text:style-name="T1">- DOMAIN-SUFFIX,pic.neiyicun.net,🛑 </text:span><text:span text:style-name="T2">全球拦截</text:span></text:p>
      <text:p text:style-name="P2"><text:s/><text:span text:style-name="T1">- DOMAIN-SUFFIX,pic.new400.cn,🛑 </text:span><text:span text:style-name="T2">全球拦截</text:span></text:p>
      <text:p text:style-name="P2"><text:s/><text:span text:style-name="T1">- DOMAIN-SUFFIX,pic.pic-img.com,🛑 </text:span><text:span text:style-name="T2">全球拦截</text:span></text:p>
      <text:p text:style-name="P2"><text:s/><text:span text:style-name="T1">- DOMAIN-SUFFIX,pic.punchbox.org,🛑 </text:span><text:span text:style-name="T2">全球拦截</text:span></text:p>
      <text:p text:style-name="P2"><text:s/><text:span text:style-name="T1">- DOMAIN-SUFFIX,pic.pxstda.com,🛑 </text:span><text:span text:style-name="T2">全球拦截</text:span></text:p>
      <text:p text:style-name="P2"><text:s/><text:span text:style-name="T1">- DOMAIN-SUFFIX,pic.usingde.com,🛑 </text:span><text:span text:style-name="T2">全球拦截</text:span></text:p>
      <text:p text:style-name="P2"><text:s/><text:span text:style-name="T1">- DOMAIN-SUFFIX,pic.zol-img.com.cn,🛑 </text:span><text:span text:style-name="T2">全球拦截</text:span></text:p>
      <text:p text:style-name="P2"><text:s/><text:span text:style-name="T1">- DOMAIN-SUFFIX,pic1.59wd.com,🛑 </text:span><text:span text:style-name="T2">全球拦截</text:span></text:p>
      <text:p text:style-name="P2"><text:s/><text:span text:style-name="T1">- DOMAIN-SUFFIX,pic1.onetad.com,🛑 </text:span><text:span text:style-name="T2">全球拦截</text:span></text:p>
      <text:p text:style-name="P2"><text:s/><text:span text:style-name="T1">- DOMAIN-SUFFIX,pic183025.images9999.com,🛑 </text:span><text:span text:style-name="T2">全球拦截</text:span></text:p>
      <text:p text:style-name="P2"><text:s/><text:span text:style-name="T1">- DOMAIN-SUFFIX,pic2.onetad.com,🛑 </text:span><text:span text:style-name="T2">全球拦截</text:span></text:p>
      <text:p text:style-name="P2"><text:s/><text:span text:style-name="T1">- DOMAIN-SUFFIX,pic2016.5442.com,🛑 </text:span><text:span text:style-name="T2">全球拦截</text:span></text:p>
      <text:p text:style-name="P2"><text:s/><text:span text:style-name="T1">- DOMAIN-SUFFIX,pic2016.ytqmx.com,🛑 </text:span><text:span text:style-name="T2">全球拦截</text:span></text:p>
      <text:p text:style-name="P2"><text:s/><text:span text:style-name="T1">- DOMAIN-SUFFIX,pic3.onetad.com,🛑 </text:span><text:span text:style-name="T2">全球拦截</text:span></text:p>
      <text:p text:style-name="P2"><text:s/><text:span text:style-name="T1">- DOMAIN-SUFFIX,pic494036.images9999.com,🛑 </text:span><text:span text:style-name="T2">全球拦截</text:span></text:p>
      <text:p text:style-name="P2"><text:s/><text:span text:style-name="T1">- DOMAIN-SUFFIX,pic8.onetad.com,🛑 </text:span><text:span text:style-name="T2">全球拦截</text:span></text:p>
      <text:p text:style-name="P2"><text:s/><text:span text:style-name="T1">- DOMAIN-SUFFIX,pic837013.images9999.com,🛑 </text:span><text:span text:style-name="T2">全球拦截</text:span></text:p>
      <text:p text:style-name="P2"><text:s/><text:span text:style-name="T1">- DOMAIN-SUFFIX,picsinfog.com,🛑 </text:span><text:span text:style-name="T2">全球拦截</text:span></text:p>
      <text:p text:style-name="P2"><text:s/><text:span text:style-name="T1">- DOMAIN-SUFFIX,picture.duokan.com,🛑 </text:span><text:span text:style-name="T2">全球拦截</text:span></text:p>
      <text:p text:style-name="P2"><text:s/><text:span text:style-name="T1">- DOMAIN-SUFFIX,picturesquefilms.net,🛑 </text:span><text:span text:style-name="T2">全球拦截</text:span></text:p>
      <text:p text:style-name="P2"><text:s/><text:span text:style-name="T1">- DOMAIN-SUFFIX,pikacn.com,🛑 </text:span><text:span text:style-name="T2">全球拦截</text:span></text:p>
      <text:p text:style-name="P2"><text:soft-page-break/><text:s/><text:span text:style-name="T1">- DOMAIN-SUFFIX,pimg1.126.net,🛑 </text:span><text:span text:style-name="T2">全球拦截</text:span></text:p>
      <text:p text:style-name="P2"><text:s/><text:span text:style-name="T1">- DOMAIN-SUFFIX,ping.acc.sogou.com,🛑 </text:span><text:span text:style-name="T2">全球拦截</text:span></text:p>
      <text:p text:style-name="P2"><text:s/><text:span text:style-name="T1">- DOMAIN-SUFFIX,ping.chartbeat.net,🛑 </text:span><text:span text:style-name="T2">全球拦截</text:span></text:p>
      <text:p text:style-name="P2"><text:s/><text:span text:style-name="T1">- DOMAIN-SUFFIX,ping.pinyin.sogou.com,🛑 </text:span><text:span text:style-name="T2">全球拦截</text:span></text:p>
      <text:p text:style-name="P2"><text:s/><text:span text:style-name="T1">- DOMAIN-SUFFIX,ping.weiduofan.com,🛑 </text:span><text:span text:style-name="T2">全球拦截</text:span></text:p>
      <text:p text:style-name="P2"><text:s/><text:span text:style-name="T1">- DOMAIN-SUFFIX,pingbi.diudou.com,🛑 </text:span><text:span text:style-name="T2">全球拦截</text:span></text:p>
      <text:p text:style-name="P2"><text:s/><text:span text:style-name="T1">- DOMAIN-SUFFIX,pingdom.net,🛑 </text:span><text:span text:style-name="T2">全球拦截</text:span></text:p>
      <text:p text:style-name="P2"><text:s/><text:span text:style-name="T1">- DOMAIN-SUFFIX,pingshetrip.com,🛑 </text:span><text:span text:style-name="T2">全球拦截</text:span></text:p>
      <text:p text:style-name="P2"><text:s/><text:span text:style-name="T1">- DOMAIN-SUFFIX,pintour.com,🛑 </text:span><text:span text:style-name="T2">全球拦截</text:span></text:p>
      <text:p text:style-name="P2"><text:s/><text:span text:style-name="T1">- DOMAIN-SUFFIX,pix.impdesk.com,🛑 </text:span><text:span text:style-name="T2">全球拦截</text:span></text:p>
      <text:p text:style-name="P2"><text:s/><text:span text:style-name="T1">- DOMAIN-SUFFIX,pix.tagcdn.com,🛑 </text:span><text:span text:style-name="T2">全球拦截</text:span></text:p>
      <text:p text:style-name="P2"><text:s/><text:span text:style-name="T1">- DOMAIN-SUFFIX,pix04.revsci.net,🛑 </text:span><text:span text:style-name="T2">全球拦截</text:span></text:p>
      <text:p text:style-name="P2"><text:s/><text:span text:style-name="T1">- DOMAIN-SUFFIX,pixel.adsafeprotected.com,🛑 </text:span><text:span text:style-name="T2">全球拦截</text:span></text:p>
      <text:p text:style-name="P2"><text:s/><text:span text:style-name="T1">- DOMAIN-SUFFIX,pixel.mathtag.com,🛑 </text:span><text:span text:style-name="T2">全球拦截</text:span></text:p>
      <text:p text:style-name="P2"><text:s/><text:span text:style-name="T1">- DOMAIN-SUFFIX,pixel.quantserve.com,🛑 </text:span><text:span text:style-name="T2">全球拦截</text:span></text:p>
      <text:p text:style-name="P2"><text:s/><text:span text:style-name="T1">- DOMAIN-SUFFIX,pixel.rubiconproject.com,🛑 </text:span><text:span text:style-name="T2">全球拦截</text:span></text:p>
      <text:p text:style-name="P2"><text:s/><text:span text:style-name="T1">- DOMAIN-SUFFIX,pixel.tapad.com,🛑 </text:span><text:span text:style-name="T2">全球拦截</text:span></text:p>
      <text:p text:style-name="P2"><text:s/><text:span text:style-name="T1">- DOMAIN-SUFFIX,pixel.vihub.ru,🛑 </text:span><text:span text:style-name="T2">全球拦截</text:span></text:p>
      <text:p text:style-name="P2"><text:s/><text:span text:style-name="T1">- DOMAIN-SUFFIX,pixel.wp.com,🛑 </text:span><text:span text:style-name="T2">全球拦截</text:span></text:p>
      <text:p text:style-name="P2"><text:s/><text:span text:style-name="T1">- DOMAIN-SUFFIX,pixel-hk.pixelinteractivemedia.com,🛑 </text:span><text:span text:style-name="T2">全球拦截</text:span></text:p>
      <text:p text:style-name="P2"><text:s/><text:span text:style-name="T1">- DOMAIN-SUFFIX,pixels.asia,🛑 </text:span><text:span text:style-name="T2">全球拦截</text:span></text:p>
      <text:p text:style-name="P2"><text:s/><text:span text:style-name="T1">- DOMAIN-SUFFIX,pixfuture.net,🛑 </text:span><text:span text:style-name="T2">全球拦截</text:span></text:p>
      <text:p text:style-name="P2"><text:s/><text:span text:style-name="T1">- DOMAIN-SUFFIX,pj3456.com,🛑 </text:span><text:span text:style-name="T2">全球拦截</text:span></text:p>
      <text:p text:style-name="P2"><text:s/><text:span text:style-name="T1">- DOMAIN-SUFFIX,pj39330.com,🛑 </text:span><text:span text:style-name="T2">全球拦截</text:span></text:p>
      <text:p text:style-name="P2"><text:s/><text:span text:style-name="T1">- DOMAIN-SUFFIX,pj50.com,🛑 </text:span><text:span text:style-name="T2">全球拦截</text:span></text:p>
      <text:p text:style-name="P2"><text:s/><text:span text:style-name="T1">- DOMAIN-SUFFIX,pj5189.com,🛑 </text:span><text:span text:style-name="T2">全球拦截</text:span></text:p>
      <text:p text:style-name="P2"><text:s/><text:span text:style-name="T1">- DOMAIN-SUFFIX,pj550077.com,🛑 </text:span><text:span text:style-name="T2">全球拦截</text:span></text:p>
      <text:p text:style-name="P2"><text:s/><text:span text:style-name="T1">- DOMAIN-SUFFIX,pjbjzf.com,🛑 </text:span><text:span text:style-name="T2">全球拦截</text:span></text:p>
      <text:p text:style-name="P2"><text:s/><text:span text:style-name="T1">- DOMAIN-SUFFIX,pjogndc8ixoidna.360doc.cn,🛑 </text:span><text:span text:style-name="T2">全球拦截</text:span></text:p>
      <text:p text:style-name="P2"><text:s/><text:span text:style-name="T1">- DOMAIN-SUFFIX,pjtymy.cn,🛑 </text:span><text:span text:style-name="T2">全球拦截</text:span></text:p>
      <text:p text:style-name="P2"><text:s/><text:span text:style-name="T1">- DOMAIN-SUFFIX,pjyu.golden1.sogou.com,🛑 </text:span><text:span text:style-name="T2">全球拦截</text:span></text:p>
      <text:p text:style-name="P2"><text:s/><text:span text:style-name="T1">- DOMAIN-SUFFIX,pk840.com,🛑 </text:span><text:span text:style-name="T2">全球拦截</text:span></text:p>
      <text:p text:style-name="P2"><text:s/><text:span text:style-name="T1">- DOMAIN-SUFFIX,p-l.play.aiseet.atianqi.com,🛑 </text:span><text:span text:style-name="T2">全球拦截</text:span></text:p>
      <text:p text:style-name="P2"><text:s/><text:span text:style-name="T1">- DOMAIN-SUFFIX,pl108258.puserving.com,🛑 </text:span><text:span text:style-name="T2">全球拦截</text:span></text:p>
      <text:p text:style-name="P2"><text:s/><text:span text:style-name="T1">- DOMAIN-SUFFIX,pl14369502.puserving.com,🛑 </text:span><text:span text:style-name="T2">全球拦截</text:span></text:p>
      <text:p text:style-name="P2"><text:s/><text:span text:style-name="T1">- DOMAIN-SUFFIX,platform.wondershare.com,🛑 </text:span><text:span text:style-name="T2">全球拦截</text:span></text:p>
      <text:p text:style-name="P2"><text:s/><text:span text:style-name="T1">- DOMAIN-SUFFIX,playad.xjmg.com,🛑 </text:span><text:span text:style-name="T2">全球拦截</text:span></text:p>
      <text:p text:style-name="P2"><text:s/><text:span text:style-name="T1">- DOMAIN-SUFFIX,player.1800coupon.com,🛑 </text:span><text:span text:style-name="T2">全球拦截</text:span></text:p>
      <text:p text:style-name="P2"><text:s/><text:span text:style-name="T1">- DOMAIN-SUFFIX,player.1stcreditrepairs.com,🛑 </text:span><text:span text:style-name="T2">全球拦截</text:span></text:p>
      <text:p text:style-name="P2"><text:s/><text:span text:style-name="T1">- DOMAIN-SUFFIX,player.800directories.com,🛑 </text:span><text:span text:style-name="T2">全球拦截</text:span></text:p>
      <text:p text:style-name="P2"><text:s/><text:span text:style-name="T1">- DOMAIN-SUFFIX,player.accoona.com,🛑 </text:span><text:span text:style-name="T2">全球拦截</text:span></text:p>
      <text:p text:style-name="P2"><text:s/><text:span text:style-name="T1">- DOMAIN-SUFFIX,player.alloutwedding.com,🛑 </text:span><text:span text:style-name="T2">全球拦截</text:span></text:p>
      <text:p text:style-name="P2"><text:s/><text:span text:style-name="T1">- DOMAIN-SUFFIX,player.insuranceandhealth.com,🛑 </text:span><text:span text:style-name="T2">全球拦截</text:span></text:p>
      <text:p text:style-name="P2"><text:s/><text:span text:style-name="T1">- DOMAIN-SUFFIX,playinfo.gomlab.com,🛑 </text:span><text:span text:style-name="T2">全球拦截</text:span></text:p>
      <text:p text:style-name="P2"><text:s/><text:span text:style-name="T1">- DOMAIN-SUFFIX,plista.com,🛑 </text:span><text:span text:style-name="T2">全球拦截</text:span></text:p>
      <text:p text:style-name="P2"><text:s/><text:span text:style-name="T1">- DOMAIN-SUFFIX,plmkolp.m.58xs.tw,🛑 </text:span><text:span text:style-name="T2">全球拦截</text:span></text:p>
      <text:p text:style-name="P2"><text:s/><text:span text:style-name="T1">- DOMAIN-SUFFIX,plt.data.pplive.com,🛑 </text:span><text:span text:style-name="T2">全球拦截</text:span></text:p>
      <text:p text:style-name="P2"><text:s/><text:span text:style-name="T1">- DOMAIN-SUFFIX,plwan.com,🛑 </text:span><text:span text:style-name="T2">全球拦截</text:span></text:p>
      <text:p text:style-name="P2"><text:s/><text:span text:style-name="T1">- DOMAIN-SUFFIX,plz.jandan.net,🛑 </text:span><text:span text:style-name="T2">全球拦截</text:span></text:p>
      <text:p text:style-name="P2"><text:s/><text:span text:style-name="T1">- DOMAIN-SUFFIX,pm.sdaiv.com,🛑 </text:span><text:span text:style-name="T2">全球拦截</text:span></text:p>
      <text:p text:style-name="P2"><text:s/><text:span text:style-name="T1">- DOMAIN-SUFFIX,pmir.3g.qq.com,🛑 </text:span><text:span text:style-name="T2">全球拦截</text:span></text:p>
      <text:p text:style-name="P2"><text:s/><text:span text:style-name="T1">- DOMAIN-SUFFIX,pmm.people.com.cn,🛑 </text:span><text:span text:style-name="T2">全球拦截</text:span></text:p>
      <text:p text:style-name="P2"><text:s/><text:span text:style-name="T1">- DOMAIN-SUFFIX,pmptrack-autohome.gentags.net,🛑 </text:span><text:span text:style-name="T2">全球拦截</text:span></text:p>
      <text:p text:style-name="P2"><text:s/><text:span text:style-name="T1">- DOMAIN-SUFFIX,pmptrack-letv.gentags.net,🛑 </text:span><text:span text:style-name="T2">全球拦截</text:span></text:p>
      <text:p text:style-name="P2"><text:s/><text:span text:style-name="T1">- DOMAIN-SUFFIX,pmptrack-yidianzixunxm.gentags.net,🛑 </text:span><text:span text:style-name="T2">全球拦截</text:span></text:p>
      <text:p text:style-name="P2"><text:s/><text:span text:style-name="T1">- DOMAIN-SUFFIX,pmptrack-youku.gentags.net,🛑 </text:span><text:span text:style-name="T2">全球拦截</text:span></text:p>
      <text:p text:style-name="P2"><text:soft-page-break/><text:s/><text:span text:style-name="T1">- DOMAIN-SUFFIX,png.lu.sogoucdn.com,🛑 </text:span><text:span text:style-name="T2">全球拦截</text:span></text:p>
      <text:p text:style-name="P2"><text:s/><text:span text:style-name="T1">- DOMAIN-SUFFIX,pnhfc.com,🛑 </text:span><text:span text:style-name="T2">全球拦截</text:span></text:p>
      <text:p text:style-name="P2"><text:s/><text:span text:style-name="T1">- DOMAIN-SUFFIX,pofang.com,🛑 </text:span><text:span text:style-name="T2">全球拦截</text:span></text:p>
      <text:p text:style-name="P2"><text:s/><text:span text:style-name="T1">- DOMAIN-SUFFIX,polkoa.com,🛑 </text:span><text:span text:style-name="T2">全球拦截</text:span></text:p>
      <text:p text:style-name="P2"><text:s/><text:span text:style-name="T1">- DOMAIN-SUFFIX,pomhz.com,🛑 </text:span><text:span text:style-name="T2">全球拦截</text:span></text:p>
      <text:p text:style-name="P2"><text:s/><text:span text:style-name="T1">- DOMAIN-SUFFIX,pop.91mangrandi.com,🛑 </text:span><text:span text:style-name="T2">全球拦截</text:span></text:p>
      <text:p text:style-name="P2"><text:s/><text:span text:style-name="T1">- DOMAIN-SUFFIX,pop.code.mytanwan.com,🛑 </text:span><text:span text:style-name="T2">全球拦截</text:span></text:p>
      <text:p text:style-name="P2"><text:s/><text:span text:style-name="T1">- DOMAIN-SUFFIX,pop.code.poyang.cn,🛑 </text:span><text:span text:style-name="T2">全球拦截</text:span></text:p>
      <text:p text:style-name="P2"><text:s/><text:span text:style-name="T1">- DOMAIN-SUFFIX,pop.sjk.ijinshan.com,🛑 </text:span><text:span text:style-name="T2">全球拦截</text:span></text:p>
      <text:p text:style-name="P2"><text:s/><text:span text:style-name="T1">- DOMAIN-SUFFIX,popads.net,🛑 </text:span><text:span text:style-name="T2">全球拦截</text:span></text:p>
      <text:p text:style-name="P2"><text:s/><text:span text:style-name="T1">- DOMAIN-SUFFIX,popme.163.com,🛑 </text:span><text:span text:style-name="T2">全球拦截</text:span></text:p>
      <text:p text:style-name="P2"><text:s/><text:span text:style-name="T1">- DOMAIN-SUFFIX,popup.jointreport-switch.com,🛑 </text:span><text:span text:style-name="T2">全球拦截</text:span></text:p>
      <text:p text:style-name="P2"><text:s/><text:span text:style-name="T1">- DOMAIN-SUFFIX,popup.msn.com,🛑 </text:span><text:span text:style-name="T2">全球拦截</text:span></text:p>
      <text:p text:style-name="P2"><text:s/><text:span text:style-name="T1">- DOMAIN-SUFFIX,popupad.cn,🛑 </text:span><text:span text:style-name="T2">全球拦截</text:span></text:p>
      <text:p text:style-name="P2"><text:s/><text:span text:style-name="T1">- DOMAIN-SUFFIX,post.ra.icast.cn,🛑 </text:span><text:span text:style-name="T2">全球拦截</text:span></text:p>
      <text:p text:style-name="P2"><text:s/><text:span text:style-name="T1">- DOMAIN-SUFFIX,poster.weather.com.cn,🛑 </text:span><text:span text:style-name="T2">全球拦截</text:span></text:p>
      <text:p text:style-name="P2"><text:s/><text:span text:style-name="T1">- DOMAIN-SUFFIX,powergg.top,🛑 </text:span><text:span text:style-name="T2">全球拦截</text:span></text:p>
      <text:p text:style-name="P2"><text:s/><text:span text:style-name="T1">- DOMAIN-SUFFIX,poyang.com,🛑 </text:span><text:span text:style-name="T2">全球拦截</text:span></text:p>
      <text:p text:style-name="P2"><text:s/><text:span text:style-name="T1">- DOMAIN-SUFFIX,pp.sxjkc.cn,🛑 </text:span><text:span text:style-name="T2">全球拦截</text:span></text:p>
      <text:p text:style-name="P2"><text:s/><text:span text:style-name="T1">- DOMAIN-SUFFIX,pp2.dhzw.org,🛑 </text:span><text:span text:style-name="T2">全球拦截</text:span></text:p>
      <text:p text:style-name="P2"><text:s/><text:span text:style-name="T1">- DOMAIN-SUFFIX,pp9899.com,🛑 </text:span><text:span text:style-name="T2">全球拦截</text:span></text:p>
      <text:p text:style-name="P2"><text:s/><text:span text:style-name="T1">- DOMAIN-SUFFIX,ppjia55.com,🛑 </text:span><text:span text:style-name="T2">全球拦截</text:span></text:p>
      <text:p text:style-name="P2"><text:s/><text:span text:style-name="T1">- DOMAIN-SUFFIX,ppoi.org,🛑 </text:span><text:span text:style-name="T2">全球拦截</text:span></text:p>
      <text:p text:style-name="P2"><text:s/><text:span text:style-name="T1">- DOMAIN-SUFFIX,ppurifier.game.xiaomi.com,🛑 </text:span><text:span text:style-name="T2">全球拦截</text:span></text:p>
      <text:p text:style-name="P2"><text:s/><text:span text:style-name="T1">- DOMAIN-SUFFIX,ppx.hgo7r.cn,🛑 </text:span><text:span text:style-name="T2">全球拦截</text:span></text:p>
      <text:p text:style-name="P2"><text:s/><text:span text:style-name="T1">- DOMAIN-SUFFIX,pr.atwola.com,🛑 </text:span><text:span text:style-name="T2">全球拦截</text:span></text:p>
      <text:p text:style-name="P2"><text:s/><text:span text:style-name="T1">- DOMAIN-SUFFIX,pr.da.netease.com,🛑 </text:span><text:span text:style-name="T2">全球拦截</text:span></text:p>
      <text:p text:style-name="P2"><text:s/><text:span text:style-name="T1">- DOMAIN-SUFFIX,pr.ybp.yahoo.com,🛑 </text:span><text:span text:style-name="T2">全球拦截</text:span></text:p>
      <text:p text:style-name="P2"><text:s/><text:span text:style-name="T1">- DOMAIN-SUFFIX,pr00001.com,🛑 </text:span><text:span text:style-name="T2">全球拦截</text:span></text:p>
      <text:p text:style-name="P2"><text:s/><text:span text:style-name="T1">- DOMAIN-SUFFIX,practivate.adobe.com,🛑 </text:span><text:span text:style-name="T2">全球拦截</text:span></text:p>
      <text:p text:style-name="P2"><text:s/><text:span text:style-name="T1">- DOMAIN-SUFFIX,pr-bh.ybp.yahoo.com,🛑 </text:span><text:span text:style-name="T2">全球拦截</text:span></text:p>
      <text:p text:style-name="P2"><text:s/><text:span text:style-name="T1">- DOMAIN-SUFFIX,prc.rjje4.com,🛑 </text:span><text:span text:style-name="T2">全球拦截</text:span></text:p>
      <text:p text:style-name="P2"><text:s/><text:span text:style-name="T1">- DOMAIN-SUFFIX,prcappzone.intel.com,🛑 </text:span><text:span text:style-name="T2">全球拦截</text:span></text:p>
      <text:p text:style-name="P2"><text:s/><text:span text:style-name="T1">- DOMAIN-SUFFIX,pre.api.tw06.xlmc.sandai.net,🛑 </text:span><text:span text:style-name="T2">全球拦截</text:span></text:p>
      <text:p text:style-name="P2"><text:s/><text:span text:style-name="T1">- DOMAIN-SUFFIX,pre.ra.icast.cn,🛑 </text:span><text:span text:style-name="T2">全球拦截</text:span></text:p>
      <text:p text:style-name="P2"><text:s/><text:span text:style-name="T1">- DOMAIN-SUFFIX,prerollads.ign.com,🛑 </text:span><text:span text:style-name="T2">全球拦截</text:span></text:p>
      <text:p text:style-name="P2"><text:s/><text:span text:style-name="T1">- DOMAIN-SUFFIX,priceinfo.comuv.com,🛑 </text:span><text:span text:style-name="T2">全球拦截</text:span></text:p>
      <text:p text:style-name="P2"><text:s/><text:span text:style-name="T1">- DOMAIN-SUFFIX,pro.cn,🛑 </text:span><text:span text:style-name="T2">全球拦截</text:span></text:p>
      <text:p text:style-name="P2"><text:s/><text:span text:style-name="T1">- DOMAIN-SUFFIX,pro.heiguang.com,🛑 </text:span><text:span text:style-name="T2">全球拦截</text:span></text:p>
      <text:p text:style-name="P2"><text:s/><text:span text:style-name="T1">- DOMAIN-SUFFIX,pro.iweihai.cn,🛑 </text:span><text:span text:style-name="T2">全球拦截</text:span></text:p>
      <text:p text:style-name="P2"><text:s/><text:span text:style-name="T1">- DOMAIN-SUFFIX,probes.cedexis.com,🛑 </text:span><text:span text:style-name="T2">全球拦截</text:span></text:p>
      <text:p text:style-name="P2"><text:s/><text:span text:style-name="T1">- DOMAIN-SUFFIX,profile.ssp.rambler.ru,🛑 </text:span><text:span text:style-name="T2">全球拦截</text:span></text:p>
      <text:p text:style-name="P2"><text:s/><text:span text:style-name="T1">- DOMAIN-SUFFIX,projectwonderful.com,🛑 </text:span><text:span text:style-name="T2">全球拦截</text:span></text:p>
      <text:p text:style-name="P2"><text:s/><text:span text:style-name="T1">- DOMAIN-SUFFIX,prom.gome.com.cn,🛑 </text:span><text:span text:style-name="T2">全球拦截</text:span></text:p>
      <text:p text:style-name="P2"><text:s/><text:span text:style-name="T1">- DOMAIN-SUFFIX,promo.fileforum.com,🛑 </text:span><text:span text:style-name="T2">全球拦截</text:span></text:p>
      <text:p text:style-name="P2"><text:s/><text:span text:style-name="T1">- DOMAIN-SUFFIX,promos.fling.com,🛑 </text:span><text:span text:style-name="T2">全球拦截</text:span></text:p>
      <text:p text:style-name="P2"><text:s/><text:span text:style-name="T1">- DOMAIN-SUFFIX,promote.biz.weibo.cn,🛑 </text:span><text:span text:style-name="T2">全球拦截</text:span></text:p>
      <text:p text:style-name="P2"><text:s/><text:span text:style-name="T1">- DOMAIN-SUFFIX,promote.caixin.com,🛑 </text:span><text:span text:style-name="T2">全球拦截</text:span></text:p>
      <text:p text:style-name="P2"><text:s/><text:span text:style-name="T1">- DOMAIN-SUFFIX,promote.pair.com,🛑 </text:span><text:span text:style-name="T2">全球拦截</text:span></text:p>
      <text:p text:style-name="P2"><text:s/><text:span text:style-name="T1">- DOMAIN-SUFFIX,promotion.gomlab.com,🛑 </text:span><text:span text:style-name="T2">全球拦截</text:span></text:p>
      <text:p text:style-name="P2"><text:s/><text:span text:style-name="T1">- DOMAIN-SUFFIX,promotions.iasbet.com,🛑 </text:span><text:span text:style-name="T2">全球拦截</text:span></text:p>
      <text:p text:style-name="P2"><text:s/><text:span text:style-name="T1">- DOMAIN-SUFFIX,propellerads.com,🛑 </text:span><text:span text:style-name="T2">全球拦截</text:span></text:p>
      <text:p text:style-name="P2"><text:s/><text:span text:style-name="T1">- DOMAIN-SUFFIX,prophet.heise.de,🛑 </text:span><text:span text:style-name="T2">全球拦截</text:span></text:p>
      <text:p text:style-name="P2"><text:s/><text:span text:style-name="T1">- DOMAIN-SUFFIX,proton.flurry.com,🛑 </text:span><text:span text:style-name="T2">全球拦截</text:span></text:p>
      <text:p text:style-name="P2"><text:s/><text:span text:style-name="T1">- DOMAIN-SUFFIX,proxy.sec.miui.com,🛑 </text:span><text:span text:style-name="T2">全球拦截</text:span></text:p>
      <text:p text:style-name="P2"><text:s/><text:span text:style-name="T1">- DOMAIN-SUFFIX,prw.lenovomm.com,🛑 </text:span><text:span text:style-name="T2">全球拦截</text:span></text:p>
      <text:p text:style-name="P2"><text:soft-page-break/><text:s/><text:span text:style-name="T1">- DOMAIN-SUFFIX,ps.3fenge.com,🛑 </text:span><text:span text:style-name="T2">全球拦截</text:span></text:p>
      <text:p text:style-name="P2"><text:s/><text:span text:style-name="T1">- DOMAIN-SUFFIX,psb.lenovomm.com,🛑 </text:span><text:span text:style-name="T2">全球拦截</text:span></text:p>
      <text:p text:style-name="P2"><text:s/><text:span text:style-name="T1">- DOMAIN-SUFFIX,psfq.gou.sogou.com,🛑 </text:span><text:span text:style-name="T2">全球拦截</text:span></text:p>
      <text:p text:style-name="P2"><text:s/><text:span text:style-name="T1">- DOMAIN-SUFFIX,psma02.com,🛑 </text:span><text:span text:style-name="T2">全球拦截</text:span></text:p>
      <text:p text:style-name="P2"><text:s/><text:span text:style-name="T1">- DOMAIN-SUFFIX,ptdrw.com,🛑 </text:span><text:span text:style-name="T2">全球拦截</text:span></text:p>
      <text:p text:style-name="P2"><text:s/><text:span text:style-name="T1">- DOMAIN-SUFFIX,ptkhy.com,🛑 </text:span><text:span text:style-name="T2">全球拦截</text:span></text:p>
      <text:p text:style-name="P2"><text:s/><text:span text:style-name="T1">- DOMAIN-SUFFIX,ptw.la,🛑 </text:span><text:span text:style-name="T2">全球拦截</text:span></text:p>
      <text:p text:style-name="P2"><text:s/><text:span text:style-name="T1">- DOMAIN-SUFFIX,pub.betclick.com,🛑 </text:span><text:span text:style-name="T2">全球拦截</text:span></text:p>
      <text:p text:style-name="P2"><text:s/><text:span text:style-name="T1">- DOMAIN-SUFFIX,pub.chinadailyasia.com,🛑 </text:span><text:span text:style-name="T2">全球拦截</text:span></text:p>
      <text:p text:style-name="P2"><text:s/><text:span text:style-name="T1">- DOMAIN-SUFFIX,pub.funshion.com,🛑 </text:span><text:span text:style-name="T2">全球拦截</text:span></text:p>
      <text:p text:style-name="P2"><text:s/><text:span text:style-name="T1">- DOMAIN-SUFFIX,pub.mop.com,🛑 </text:span><text:span text:style-name="T2">全球拦截</text:span></text:p>
      <text:p text:style-name="P2"><text:s/><text:span text:style-name="T1">- DOMAIN-SUFFIX,pub1.cope.es,🛑 </text:span><text:span text:style-name="T2">全球拦截</text:span></text:p>
      <text:p text:style-name="P2"><text:s/><text:span text:style-name="T1">- DOMAIN-SUFFIX,pubbirdf.com,🛑 </text:span><text:span text:style-name="T2">全球拦截</text:span></text:p>
      <text:p text:style-name="P2"><text:s/><text:span text:style-name="T1">- DOMAIN-SUFFIX,public.app.autohome.com.cn,🛑 </text:span><text:span text:style-name="T2">全球拦截</text:span></text:p>
      <text:p text:style-name="P2"><text:s/><text:span text:style-name="T1">- DOMAIN-SUFFIX,public6.com,🛑 </text:span><text:span text:style-name="T2">全球拦截</text:span></text:p>
      <text:p text:style-name="P2"><text:s/><text:span text:style-name="T1">- DOMAIN-SUFFIX,publicidad.net,🛑 </text:span><text:span text:style-name="T2">全球拦截</text:span></text:p>
      <text:p text:style-name="P2"><text:s/><text:span text:style-name="T1">- DOMAIN-SUFFIX,publicidad.tv,🛑 </text:span><text:span text:style-name="T2">全球拦截</text:span></text:p>
      <text:p text:style-name="P2"><text:s/><text:span text:style-name="T1">- DOMAIN-SUFFIX,publish.ad.youth.cn,🛑 </text:span><text:span text:style-name="T2">全球拦截</text:span></text:p>
      <text:p text:style-name="P2"><text:s/><text:span text:style-name="T1">- DOMAIN-SUFFIX,pubmatic.com,🛑 </text:span><text:span text:style-name="T2">全球拦截</text:span></text:p>
      <text:p text:style-name="P2"><text:s/><text:span text:style-name="T1">- DOMAIN-SUFFIX,pubnub.com,🛑 </text:span><text:span text:style-name="T2">全球拦截</text:span></text:p>
      <text:p text:style-name="P2"><text:s/><text:span text:style-name="T1">- DOMAIN-SUFFIX,pubs.hiddennetwork.com,🛑 </text:span><text:span text:style-name="T2">全球拦截</text:span></text:p>
      <text:p text:style-name="P2"><text:s/><text:span text:style-name="T1">- DOMAIN-SUFFIX,puds.test.uae.uc.cn,🛑 </text:span><text:span text:style-name="T2">全球拦截</text:span></text:p>
      <text:p text:style-name="P2"><text:s/><text:span text:style-name="T1">- DOMAIN-SUFFIX,puds.ucweb.com,🛑 </text:span><text:span text:style-name="T2">全球拦截</text:span></text:p>
      <text:p text:style-name="P2"><text:s/><text:span text:style-name="T1">- DOMAIN-SUFFIX,pull.push.sogou.com,🛑 </text:span><text:span text:style-name="T2">全球拦截</text:span></text:p>
      <text:p text:style-name="P2"><text:s/><text:span text:style-name="T1">- DOMAIN-SUFFIX,punchbox.org,🛑 </text:span><text:span text:style-name="T2">全球拦截</text:span></text:p>
      <text:p text:style-name="P2"><text:s/><text:span text:style-name="T1">- DOMAIN-SUFFIX,punuomisi.cn,🛑 </text:span><text:span text:style-name="T2">全球拦截</text:span></text:p>
      <text:p text:style-name="P2"><text:s/><text:span text:style-name="T1">- DOMAIN-SUFFIX,pups.bdimg.com,🛑 </text:span><text:span text:style-name="T2">全球拦截</text:span></text:p>
      <text:p text:style-name="P2"><text:s/><text:span text:style-name="T1">- DOMAIN-SUFFIX,pupu.xnhh120.com,🛑 </text:span><text:span text:style-name="T2">全球拦截</text:span></text:p>
      <text:p text:style-name="P2"><text:s/><text:span text:style-name="T1">- DOMAIN-SUFFIX,push.126.net,🛑 </text:span><text:span text:style-name="T2">全球拦截</text:span></text:p>
      <text:p text:style-name="P2"><text:s/><text:span text:style-name="T1">- DOMAIN-SUFFIX,push.5z5zw.com,🛑 </text:span><text:span text:style-name="T2">全球拦截</text:span></text:p>
      <text:p text:style-name="P2"><text:s/><text:span text:style-name="T1">- DOMAIN-SUFFIX,push.air-matters.com,🛑 </text:span><text:span text:style-name="T2">全球拦截</text:span></text:p>
      <text:p text:style-name="P2"><text:s/><text:span text:style-name="T1">- DOMAIN-SUFFIX,push.app.autohome.com.cn,🛑 </text:span><text:span text:style-name="T2">全球拦截</text:span></text:p>
      <text:p text:style-name="P2"><text:s/><text:span text:style-name="T1">- DOMAIN-SUFFIX,push.com2us.net,🛑 </text:span><text:span text:style-name="T2">全球拦截</text:span></text:p>
      <text:p text:style-name="P2"><text:s/><text:span text:style-name="T1">- DOMAIN-SUFFIX,push.feng.com,🛑 </text:span><text:span text:style-name="T2">全球拦截</text:span></text:p>
      <text:p text:style-name="P2"><text:s/><text:span text:style-name="T1">- DOMAIN-SUFFIX,push.mobile.kugou.com,🛑 </text:span><text:span text:style-name="T2">全球拦截</text:span></text:p>
      <text:p text:style-name="P2"><text:s/><text:span text:style-name="T1">- DOMAIN-SUFFIX,push.res.meizu.com,🛑 </text:span><text:span text:style-name="T2">全球拦截</text:span></text:p>
      <text:p text:style-name="P2"><text:s/><text:span text:style-name="T1">- DOMAIN-SUFFIX,push.wandoujia.com,🛑 </text:span><text:span text:style-name="T2">全球拦截</text:span></text:p>
      <text:p text:style-name="P2"><text:s/><text:span text:style-name="T1">- DOMAIN-SUFFIX,push.wapx.cn,🛑 </text:span><text:span text:style-name="T2">全球拦截</text:span></text:p>
      <text:p text:style-name="P2"><text:s/><text:span text:style-name="T1">- DOMAIN-SUFFIX,push.yuedu.163.com,🛑 </text:span><text:span text:style-name="T2">全球拦截</text:span></text:p>
      <text:p text:style-name="P2"><text:s/><text:span text:style-name="T1">- DOMAIN-SUFFIX,push.zdworks.com,🛑 </text:span><text:span text:style-name="T2">全球拦截</text:span></text:p>
      <text:p text:style-name="P2"><text:s/><text:span text:style-name="T1">- DOMAIN-SUFFIX,push.zhangyue.com,🛑 </text:span><text:span text:style-name="T2">全球拦截</text:span></text:p>
      <text:p text:style-name="P2"><text:s/><text:span text:style-name="T1">- DOMAIN-SUFFIX,push.zhanzhang.baidu.com,🛑 </text:span><text:span text:style-name="T2">全球拦截</text:span></text:p>
      <text:p text:style-name="P2"><text:s/><text:span text:style-name="T1">- DOMAIN-SUFFIX,push-android.myzaker.com,🛑 </text:span><text:span text:style-name="T2">全球拦截</text:span></text:p>
      <text:p text:style-name="P2"><text:s/><text:span text:style-name="T1">- DOMAIN-SUFFIX,pushapi.lenovomm.com,🛑 </text:span><text:span text:style-name="T2">全球拦截</text:span></text:p>
      <text:p text:style-name="P2"><text:s/><text:span text:style-name="T1">- DOMAIN-SUFFIX,push-dc.51y5.net,🛑 </text:span><text:span text:style-name="T2">全球拦截</text:span></text:p>
      <text:p text:style-name="P2"><text:s/><text:span text:style-name="T1">- DOMAIN-SUFFIX,pv.alert.autohome.com.cn,🛑 </text:span><text:span text:style-name="T2">全球拦截</text:span></text:p>
      <text:p text:style-name="P2"><text:s/><text:span text:style-name="T1">- DOMAIN-SUFFIX,pv.anzhi.com,🛑 </text:span><text:span text:style-name="T2">全球拦截</text:span></text:p>
      <text:p text:style-name="P2"><text:s/><text:span text:style-name="T1">- DOMAIN-SUFFIX,pv.cheshi.com,🛑 </text:span><text:span text:style-name="T2">全球拦截</text:span></text:p>
      <text:p text:style-name="P2"><text:s/><text:span text:style-name="T1">- DOMAIN-SUFFIX,pv.enet.com.cn,🛑 </text:span><text:span text:style-name="T2">全球拦截</text:span></text:p>
      <text:p text:style-name="P2"><text:s/><text:span text:style-name="T1">- DOMAIN-SUFFIX,pv.focus.cn,🛑 </text:span><text:span text:style-name="T2">全球拦截</text:span></text:p>
      <text:p text:style-name="P2"><text:s/><text:span text:style-name="T1">- DOMAIN-SUFFIX,pv.ra.icast.cn,🛑 </text:span><text:span text:style-name="T2">全球拦截</text:span></text:p>
      <text:p text:style-name="P2"><text:s/><text:span text:style-name="T1">- DOMAIN-SUFFIX,pv.sogou.com,🛑 </text:span><text:span text:style-name="T2">全球拦截</text:span></text:p>
      <text:p text:style-name="P2"><text:s/><text:span text:style-name="T1">- DOMAIN-SUFFIX,pv.xcar.com.cn,🛑 </text:span><text:span text:style-name="T2">全球拦截</text:span></text:p>
      <text:p text:style-name="P2"><text:s/><text:span text:style-name="T1">- DOMAIN-SUFFIX,pv.zdnet.com.cn,🛑 </text:span><text:span text:style-name="T2">全球拦截</text:span></text:p>
      <text:p text:style-name="P2"><text:s/><text:span text:style-name="T1">- DOMAIN-SUFFIX,pv.zol.com.cn,🛑 </text:span><text:span text:style-name="T2">全球拦截</text:span></text:p>
      <text:p text:style-name="P2"><text:s/><text:span text:style-name="T1">- DOMAIN-SUFFIX,pvc.zol.com.cn,🛑 </text:span><text:span text:style-name="T2">全球拦截</text:span></text:p>
      <text:p text:style-name="P2"><text:soft-page-break/><text:s/><text:span text:style-name="T1">- DOMAIN-SUFFIX,pvdata.ku6.com,🛑 </text:span><text:span text:style-name="T2">全球拦截</text:span></text:p>
      <text:p text:style-name="P2"><text:s/><text:span text:style-name="T1">- DOMAIN-SUFFIX,pvlog.hd.baofeng.com,🛑 </text:span><text:span text:style-name="T2">全球拦截</text:span></text:p>
      <text:p text:style-name="P2"><text:s/><text:span text:style-name="T1">- DOMAIN-SUFFIX,pvlog.moviebox.baofeng.net,🛑 </text:span><text:span text:style-name="T2">全球拦截</text:span></text:p>
      <text:p text:style-name="P2"><text:s/><text:span text:style-name="T1">- DOMAIN-SUFFIX,pvm.zol.com.cn,🛑 </text:span><text:span text:style-name="T2">全球拦截</text:span></text:p>
      <text:p text:style-name="P2"><text:s/><text:span text:style-name="T1">- DOMAIN-SUFFIX,pvmsite.zol.com.cn,🛑 </text:span><text:span text:style-name="T2">全球拦截</text:span></text:p>
      <text:p text:style-name="P2"><text:s/><text:span text:style-name="T1">- DOMAIN-SUFFIX,pvsite.zol.com.cn,🛑 </text:span><text:span text:style-name="T2">全球拦截</text:span></text:p>
      <text:p text:style-name="P2"><text:s/><text:span text:style-name="T1">- DOMAIN-SUFFIX,pvstat.html5.qq.com,🛑 </text:span><text:span text:style-name="T2">全球拦截</text:span></text:p>
      <text:p text:style-name="P2"><text:s/><text:span text:style-name="T1">- DOMAIN-SUFFIX,pvtest.zol.com.cn,🛑 </text:span><text:span text:style-name="T2">全球拦截</text:span></text:p>
      <text:p text:style-name="P2"><text:s/><text:span text:style-name="T1">- DOMAIN-SUFFIX,pvx.autohome.com.cn,🛑 </text:span><text:span text:style-name="T2">全球拦截</text:span></text:p>
      <text:p text:style-name="P2"><text:s/><text:span text:style-name="T1">- DOMAIN-SUFFIX,pwj.biqugezw.com,🛑 </text:span><text:span text:style-name="T2">全球拦截</text:span></text:p>
      <text:p text:style-name="P2"><text:s/><text:span text:style-name="T1">- DOMAIN-SUFFIX,px.adhigh.net,🛑 </text:span><text:span text:style-name="T2">全球拦截</text:span></text:p>
      <text:p text:style-name="P2"><text:s/><text:span text:style-name="T1">- DOMAIN-SUFFIX,px.media-serving.com,🛑 </text:span><text:span text:style-name="T2">全球拦截</text:span></text:p>
      <text:p text:style-name="P2"><text:s/><text:span text:style-name="T1">- DOMAIN-SUFFIX,px.moatads.com,🛑 </text:span><text:span text:style-name="T2">全球拦截</text:span></text:p>
      <text:p text:style-name="P2"><text:s/><text:span text:style-name="T1">- DOMAIN-SUFFIX,px.owneriq.net,🛑 </text:span><text:span text:style-name="T2">全球拦截</text:span></text:p>
      <text:p text:style-name="P2"><text:s/><text:span text:style-name="T1">- DOMAIN-SUFFIX,px.powerlinks.com,🛑 </text:span><text:span text:style-name="T2">全球拦截</text:span></text:p>
      <text:p text:style-name="P2"><text:s/><text:span text:style-name="T1">- DOMAIN-SUFFIX,px.steelhousemedia.com,🛑 </text:span><text:span text:style-name="T2">全球拦截</text:span></text:p>
      <text:p text:style-name="P2"><text:s/><text:span text:style-name="T1">- DOMAIN-SUFFIX,pxene.com,🛑 </text:span><text:span text:style-name="T2">全球拦截</text:span></text:p>
      <text:p text:style-name="P2"><text:s/><text:span text:style-name="T1">- DOMAIN-SUFFIX,pxl.connexity.net,🛑 </text:span><text:span text:style-name="T2">全球拦截</text:span></text:p>
      <text:p text:style-name="P2"><text:s/><text:span text:style-name="T1">- DOMAIN-SUFFIX,py.qlogo.cn,🛑 </text:span><text:span text:style-name="T2">全球拦截</text:span></text:p>
      <text:p text:style-name="P2"><text:s/><text:span text:style-name="T1">- DOMAIN-SUFFIX,py.wikigifth.com,🛑 </text:span><text:span text:style-name="T2">全球拦截</text:span></text:p>
      <text:p text:style-name="P2"><text:s/><text:span text:style-name="T1">- DOMAIN-SUFFIX,py2.qlogo.cn,🛑 </text:span><text:span text:style-name="T2">全球拦截</text:span></text:p>
      <text:p text:style-name="P2"><text:s/><text:span text:style-name="T1">- DOMAIN-SUFFIX,pyerc.com,🛑 </text:span><text:span text:style-name="T2">全球拦截</text:span></text:p>
      <text:p text:style-name="P2"><text:s/><text:span text:style-name="T1">- DOMAIN-SUFFIX,pyzkk.com,🛑 </text:span><text:span text:style-name="T2">全球拦截</text:span></text:p>
      <text:p text:style-name="P2"><text:s/><text:span text:style-name="T1">- DOMAIN-SUFFIX,q.i.gdt.qq.com,🛑 </text:span><text:span text:style-name="T2">全球拦截</text:span></text:p>
      <text:p text:style-name="P2"><text:s/><text:span text:style-name="T1">- DOMAIN-SUFFIX,q.ox11.com,🛑 </text:span><text:span text:style-name="T2">全球拦截</text:span></text:p>
      <text:p text:style-name="P2"><text:s/><text:span text:style-name="T1">- DOMAIN-SUFFIX,q.s.cr-nielsen.com,🛑 </text:span><text:span text:style-name="T2">全球拦截</text:span></text:p>
      <text:p text:style-name="P2"><text:s/><text:span text:style-name="T1">- DOMAIN-SUFFIX,q1scv.vov0.com,🛑 </text:span><text:span text:style-name="T2">全球拦截</text:span></text:p>
      <text:p text:style-name="P2"><text:s/><text:span text:style-name="T1">- DOMAIN-SUFFIX,q6rwa.eschangchi.com,🛑 </text:span><text:span text:style-name="T2">全球拦截</text:span></text:p>
      <text:p text:style-name="P2"><text:s/><text:span text:style-name="T1">- DOMAIN-SUFFIX,qbyy010.com,🛑 </text:span><text:span text:style-name="T2">全球拦截</text:span></text:p>
      <text:p text:style-name="P2"><text:s/><text:span text:style-name="T1">- DOMAIN-SUFFIX,qchannel02.cn,🛑 </text:span><text:span text:style-name="T2">全球拦截</text:span></text:p>
      <text:p text:style-name="P2"><text:s/><text:span text:style-name="T1">- DOMAIN-SUFFIX,qchannel03.cn,🛑 </text:span><text:span text:style-name="T2">全球拦截</text:span></text:p>
      <text:p text:style-name="P2"><text:s/><text:span text:style-name="T1">- DOMAIN-SUFFIX,qchannel04.cn,🛑 </text:span><text:span text:style-name="T2">全球拦截</text:span></text:p>
      <text:p text:style-name="P2"><text:s/><text:span text:style-name="T1">- DOMAIN-SUFFIX,qcjslm.com,🛑 </text:span><text:span text:style-name="T2">全球拦截</text:span></text:p>
      <text:p text:style-name="P2"><text:s/><text:span text:style-name="T1">- DOMAIN-SUFFIX,qcl777.com,🛑 </text:span><text:span text:style-name="T2">全球拦截</text:span></text:p>
      <text:p text:style-name="P2"><text:s/><text:span text:style-name="T1">- DOMAIN-SUFFIX,qd.dhzw.org,🛑 </text:span><text:span text:style-name="T2">全球拦截</text:span></text:p>
      <text:p text:style-name="P2"><text:s/><text:span text:style-name="T1">- DOMAIN-SUFFIX,qd.js.sanjiangge.com,🛑 </text:span><text:span text:style-name="T2">全球拦截</text:span></text:p>
      <text:p text:style-name="P2"><text:s/><text:span text:style-name="T1">- DOMAIN-SUFFIX,qd.moutaihotel.cn,🛑 </text:span><text:span text:style-name="T2">全球拦截</text:span></text:p>
      <text:p text:style-name="P2"><text:s/><text:span text:style-name="T1">- DOMAIN-SUFFIX,qd.wanjuanba.com,🛑 </text:span><text:span text:style-name="T2">全球拦截</text:span></text:p>
      <text:p text:style-name="P2"><text:s/><text:span text:style-name="T1">- DOMAIN-SUFFIX,qd.x4399.com,🛑 </text:span><text:span text:style-name="T2">全球拦截</text:span></text:p>
      <text:p text:style-name="P2"><text:s/><text:span text:style-name="T1">- DOMAIN-SUFFIX,qdchunyu.com,🛑 </text:span><text:span text:style-name="T2">全球拦截</text:span></text:p>
      <text:p text:style-name="P2"><text:s/><text:span text:style-name="T1">- DOMAIN-SUFFIX,qeoa.hawbfa.com,🛑 </text:span><text:span text:style-name="T2">全球拦截</text:span></text:p>
      <text:p text:style-name="P2"><text:s/><text:span text:style-name="T1">- DOMAIN-SUFFIX,qgss8.com,🛑 </text:span><text:span text:style-name="T2">全球拦截</text:span></text:p>
      <text:p text:style-name="P2"><text:s/><text:span text:style-name="T1">- DOMAIN-SUFFIX,qhaif.com,🛑 </text:span><text:span text:style-name="T2">全球拦截</text:span></text:p>
      <text:p text:style-name="P2"><text:s/><text:span text:style-name="T1">- DOMAIN-SUFFIX,qhl.bealge.sogou.com,🛑 </text:span><text:span text:style-name="T2">全球拦截</text:span></text:p>
      <text:p text:style-name="P2"><text:s/><text:span text:style-name="T1">- DOMAIN-SUFFIX,qiailm.com,🛑 </text:span><text:span text:style-name="T2">全球拦截</text:span></text:p>
      <text:p text:style-name="P2"><text:s/><text:span text:style-name="T1">- DOMAIN-SUFFIX,qianclick.baidu.com,🛑 </text:span><text:span text:style-name="T2">全球拦截</text:span></text:p>
      <text:p text:style-name="P2"><text:s/><text:span text:style-name="T1">- DOMAIN-SUFFIX,qiaopiguniang.com,🛑 </text:span><text:span text:style-name="T2">全球拦截</text:span></text:p>
      <text:p text:style-name="P2"><text:s/><text:span text:style-name="T1">- DOMAIN-SUFFIX,qihaoqu.com,🛑 </text:span><text:span text:style-name="T2">全球拦截</text:span></text:p>
      <text:p text:style-name="P2"><text:s/><text:span text:style-name="T1">- DOMAIN-SUFFIX,qingqu.la,🛑 </text:span><text:span text:style-name="T2">全球拦截</text:span></text:p>
      <text:p text:style-name="P2"><text:s/><text:span text:style-name="T1">- DOMAIN-SUFFIX,qiqipower.com,🛑 </text:span><text:span text:style-name="T2">全球拦截</text:span></text:p>
      <text:p text:style-name="P2"><text:s/><text:span text:style-name="T1">- DOMAIN-SUFFIX,qiqivv.com,🛑 </text:span><text:span text:style-name="T2">全球拦截</text:span></text:p>
      <text:p text:style-name="P2"><text:s/><text:span text:style-name="T1">- DOMAIN-SUFFIX,qiqiww.com,🛑 </text:span><text:span text:style-name="T2">全球拦截</text:span></text:p>
      <text:p text:style-name="P2"><text:s/><text:span text:style-name="T1">- DOMAIN-SUFFIX,qiqiyii.com,🛑 </text:span><text:span text:style-name="T2">全球拦截</text:span></text:p>
      <text:p text:style-name="P2"><text:s/><text:span text:style-name="T1">- DOMAIN-SUFFIX,qiye11.ejunshi.net,🛑 </text:span><text:span text:style-name="T2">全球拦截</text:span></text:p>
      <text:p text:style-name="P2"><text:s/><text:span text:style-name="T1">- DOMAIN-SUFFIX,qiyem.ejunshi.com,🛑 </text:span><text:span text:style-name="T2">全球拦截</text:span></text:p>
      <text:p text:style-name="P2"><text:s/><text:span text:style-name="T1">- DOMAIN-SUFFIX,qiyezs.ejunshi.com,🛑 </text:span><text:span text:style-name="T2">全球拦截</text:span></text:p>
      <text:p text:style-name="P2"><text:soft-page-break/><text:s/><text:span text:style-name="T1">- DOMAIN-SUFFIX,qiyou.com,🛑 </text:span><text:span text:style-name="T2">全球拦截</text:span></text:p>
      <text:p text:style-name="P2"><text:s/><text:span text:style-name="T1">- DOMAIN-SUFFIX,qjfcdn1220.0101122.com,🛑 </text:span><text:span text:style-name="T2">全球拦截</text:span></text:p>
      <text:p text:style-name="P2"><text:s/><text:span text:style-name="T1">- DOMAIN-SUFFIX,qjjtc.com,🛑 </text:span><text:span text:style-name="T2">全球拦截</text:span></text:p>
      <text:p text:style-name="P2"><text:s/><text:span text:style-name="T1">- DOMAIN-SUFFIX,qlisv.siemens6es7.com,🛑 </text:span><text:span text:style-name="T2">全球拦截</text:span></text:p>
      <text:p text:style-name="P2"><text:s/><text:span text:style-name="T1">- DOMAIN-SUFFIX,qlmho.renhengshangmao.com,🛑 </text:span><text:span text:style-name="T2">全球拦截</text:span></text:p>
      <text:p text:style-name="P2"><text:s/><text:span text:style-name="T1">- DOMAIN-SUFFIX,qloer.com,🛑 </text:span><text:span text:style-name="T2">全球拦截</text:span></text:p>
      <text:p text:style-name="P2"><text:s/><text:span text:style-name="T1">- DOMAIN-SUFFIX,qlonglong.com,🛑 </text:span><text:span text:style-name="T2">全球拦截</text:span></text:p>
      <text:p text:style-name="P2"><text:s/><text:span text:style-name="T1">- DOMAIN-SUFFIX,qmkdy.com,🛑 </text:span><text:span text:style-name="T2">全球拦截</text:span></text:p>
      <text:p text:style-name="P2"><text:s/><text:span text:style-name="T1">- DOMAIN-SUFFIX,qoiusky.com,🛑 </text:span><text:span text:style-name="T2">全球拦截</text:span></text:p>
      <text:p text:style-name="P2"><text:s/><text:span text:style-name="T1">- DOMAIN-SUFFIX,qooic.com,🛑 </text:span><text:span text:style-name="T2">全球拦截</text:span></text:p>
      <text:p text:style-name="P2"><text:s/><text:span text:style-name="T1">- DOMAIN-SUFFIX,qp.yunanfuwuqi.com,🛑 </text:span><text:span text:style-name="T2">全球拦截</text:span></text:p>
      <text:p text:style-name="P2"><text:s/><text:span text:style-name="T1">- DOMAIN-SUFFIX,qq.guansenff.cn,🛑 </text:span><text:span text:style-name="T2">全球拦截</text:span></text:p>
      <text:p text:style-name="P2"><text:s/><text:span text:style-name="T1">- DOMAIN-SUFFIX,qq.irs01.com,🛑 </text:span><text:span text:style-name="T2">全球拦截</text:span></text:p>
      <text:p text:style-name="P2"><text:s/><text:span text:style-name="T1">- DOMAIN-SUFFIX,qq.tapiche.cn,🛑 </text:span><text:span text:style-name="T2">全球拦截</text:span></text:p>
      <text:p text:style-name="P2"><text:s/><text:span text:style-name="T1">- DOMAIN-SUFFIX,qq2.co,🛑 </text:span><text:span text:style-name="T2">全球拦截</text:span></text:p>
      <text:p text:style-name="P2"><text:s/><text:span text:style-name="T1">- DOMAIN-SUFFIX,qq61.com,🛑 </text:span><text:span text:style-name="T2">全球拦截</text:span></text:p>
      <text:p text:style-name="P2"><text:s/><text:span text:style-name="T1">- DOMAIN-SUFFIX,qqhuhu.com,🛑 </text:span><text:span text:style-name="T2">全球拦截</text:span></text:p>
      <text:p text:style-name="P2"><text:s/><text:span text:style-name="T1">- DOMAIN-SUFFIX,qqm98.com,🛑 </text:span><text:span text:style-name="T2">全球拦截</text:span></text:p>
      <text:p text:style-name="P2"><text:s/><text:span text:style-name="T1">- DOMAIN-SUFFIX,qqshow2-item.qq.com,🛑 </text:span><text:span text:style-name="T2">全球拦截</text:span></text:p>
      <text:p text:style-name="P2"><text:s/><text:span text:style-name="T1">- DOMAIN-SUFFIX,qqx.cqqytgpt.com,🛑 </text:span><text:span text:style-name="T2">全球拦截</text:span></text:p>
      <text:p text:style-name="P2"><text:s/><text:span text:style-name="T1">- DOMAIN-SUFFIX,qqzu.com,🛑 </text:span><text:span text:style-name="T2">全球拦截</text:span></text:p>
      <text:p text:style-name="P2"><text:s/><text:span text:style-name="T1">- DOMAIN-SUFFIX,qsbz2011.com,🛑 </text:span><text:span text:style-name="T2">全球拦截</text:span></text:p>
      <text:p text:style-name="P2"><text:s/><text:span text:style-name="T1">- DOMAIN-SUFFIX,qshxc.com,🛑 </text:span><text:span text:style-name="T2">全球拦截</text:span></text:p>
      <text:p text:style-name="P2"><text:s/><text:span text:style-name="T1">- DOMAIN-SUFFIX,qt.biqugezw.com,🛑 </text:span><text:span text:style-name="T2">全球拦截</text:span></text:p>
      <text:p text:style-name="P2"><text:s/><text:span text:style-name="T1">- DOMAIN-SUFFIX,qt002x.corp.youdao.com,🛑 </text:span><text:span text:style-name="T2">全球拦截</text:span></text:p>
      <text:p text:style-name="P2"><text:s/><text:span text:style-name="T1">- DOMAIN-SUFFIX,qtmojo.cn,🛑 </text:span><text:span text:style-name="T2">全球拦截</text:span></text:p>
      <text:p text:style-name="P2"><text:s/><text:span text:style-name="T1">- DOMAIN-SUFFIX,qtmojo.com,🛑 </text:span><text:span text:style-name="T2">全球拦截</text:span></text:p>
      <text:p text:style-name="P2"><text:s/><text:span text:style-name="T1">- DOMAIN-SUFFIX,quansj.cn,🛑 </text:span><text:span text:style-name="T2">全球拦截</text:span></text:p>
      <text:p text:style-name="P2"><text:s/><text:span text:style-name="T1">- DOMAIN-SUFFIX,quantcount.com,🛑 </text:span><text:span text:style-name="T2">全球拦截</text:span></text:p>
      <text:p text:style-name="P2"><text:s/><text:span text:style-name="T1">- DOMAIN-SUFFIX,quantserve.com,🛑 </text:span><text:span text:style-name="T2">全球拦截</text:span></text:p>
      <text:p text:style-name="P2"><text:s/><text:span text:style-name="T1">- DOMAIN-SUFFIX,qucaigg.com,🛑 </text:span><text:span text:style-name="T2">全球拦截</text:span></text:p>
      <text:p text:style-name="P2"><text:s/><text:span text:style-name="T1">- DOMAIN-SUFFIX,queene.cn,🛑 </text:span><text:span text:style-name="T2">全球拦截</text:span></text:p>
      <text:p text:style-name="P2"><text:s/><text:span text:style-name="T1">- DOMAIN-SUFFIX,questionmarket.com,🛑 </text:span><text:span text:style-name="T2">全球拦截</text:span></text:p>
      <text:p text:style-name="P2"><text:s/><text:span text:style-name="T1">- DOMAIN-SUFFIX,qujishu.com,🛑 </text:span><text:span text:style-name="T2">全球拦截</text:span></text:p>
      <text:p text:style-name="P2"><text:s/><text:span text:style-name="T1">- DOMAIN-SUFFIX,qumi.com,🛑 </text:span><text:span text:style-name="T2">全球拦截</text:span></text:p>
      <text:p text:style-name="P2"><text:s/><text:span text:style-name="T1">- DOMAIN-SUFFIX,qupinhj.com,🛑 </text:span><text:span text:style-name="T2">全球拦截</text:span></text:p>
      <text:p text:style-name="P2"><text:s/><text:span text:style-name="T1">- DOMAIN-SUFFIX,quw18.com,🛑 </text:span><text:span text:style-name="T2">全球拦截</text:span></text:p>
      <text:p text:style-name="P2"><text:s/><text:span text:style-name="T1">- DOMAIN-SUFFIX,quyaoya.com,🛑 </text:span><text:span text:style-name="T2">全球拦截</text:span></text:p>
      <text:p text:style-name="P2"><text:s/><text:span text:style-name="T1">- DOMAIN-SUFFIX,qweqwe.mctvhp.cn,🛑 </text:span><text:span text:style-name="T2">全球拦截</text:span></text:p>
      <text:p text:style-name="P2"><text:s/><text:span text:style-name="T1">- DOMAIN-SUFFIX,qxjdlf.com,🛑 </text:span><text:span text:style-name="T2">全球拦截</text:span></text:p>
      <text:p text:style-name="P2"><text:s/><text:span text:style-name="T1">- DOMAIN-SUFFIX,qxm.pluto.sogou.com,🛑 </text:span><text:span text:style-name="T2">全球拦截</text:span></text:p>
      <text:p text:style-name="P2"><text:s/><text:span text:style-name="T1">- DOMAIN-SUFFIX,qxxys.com,🛑 </text:span><text:span text:style-name="T2">全球拦截</text:span></text:p>
      <text:p text:style-name="P2"><text:s/><text:span text:style-name="T1">- DOMAIN-SUFFIX,qyctj.com,🛑 </text:span><text:span text:style-name="T2">全球拦截</text:span></text:p>
      <text:p text:style-name="P2"><text:s/><text:span text:style-name="T1">- DOMAIN-SUFFIX,qytyf.com,🛑 </text:span><text:span text:style-name="T2">全球拦截</text:span></text:p>
      <text:p text:style-name="P2"><text:s/><text:span text:style-name="T1">- DOMAIN-SUFFIX,qzdag.com,🛑 </text:span><text:span text:style-name="T2">全球拦截</text:span></text:p>
      <text:p text:style-name="P2"><text:s/><text:span text:style-name="T1">- DOMAIN-SUFFIX,qzdfc.com,🛑 </text:span><text:span text:style-name="T2">全球拦截</text:span></text:p>
      <text:p text:style-name="P2"><text:s/><text:span text:style-name="T1">- DOMAIN-SUFFIX,qzgjprj.com,🛑 </text:span><text:span text:style-name="T2">全球拦截</text:span></text:p>
      <text:p text:style-name="P2"><text:s/><text:span text:style-name="T1">- DOMAIN-SUFFIX,qzkxt.com,🛑 </text:span><text:span text:style-name="T2">全球拦截</text:span></text:p>
      <text:p text:style-name="P2"><text:s/><text:span text:style-name="T1">- DOMAIN-SUFFIX,r.0.0.0.0.cn,🛑 </text:span><text:span text:style-name="T2">全球拦截</text:span></text:p>
      <text:p text:style-name="P2"><text:s/><text:span text:style-name="T1">- DOMAIN-SUFFIX,r.254a.com,🛑 </text:span><text:span text:style-name="T2">全球拦截</text:span></text:p>
      <text:p text:style-name="P2"><text:s/><text:span text:style-name="T1">- DOMAIN-SUFFIX,r.5207470.com,🛑 </text:span><text:span text:style-name="T2">全球拦截</text:span></text:p>
      <text:p text:style-name="P2"><text:s/><text:span text:style-name="T1">- DOMAIN-SUFFIX,r.browser.miui.com,🛑 </text:span><text:span text:style-name="T2">全球拦截</text:span></text:p>
      <text:p text:style-name="P2"><text:s/><text:span text:style-name="T1">- DOMAIN-SUFFIX,r.bxb.oupeng.com,🛑 </text:span><text:span text:style-name="T2">全球拦截</text:span></text:p>
      <text:p text:style-name="P2"><text:s/><text:span text:style-name="T1">- DOMAIN-SUFFIX,r.dmp.sina.com.cn,🛑 </text:span><text:span text:style-name="T2">全球拦截</text:span></text:p>
      <text:p text:style-name="P2"><text:s/><text:span text:style-name="T1">- DOMAIN-SUFFIX,r.mail.163.com,🛑 </text:span><text:span text:style-name="T2">全球拦截</text:span></text:p>
      <text:p text:style-name="P2"><text:s/><text:span text:style-name="T1">- DOMAIN-SUFFIX,r.msn.com,🛑 </text:span><text:span text:style-name="T2">全球拦截</text:span></text:p>
      <text:p text:style-name="P2"><text:soft-page-break/><text:s/><text:span text:style-name="T1">- DOMAIN-SUFFIX,r.myadx.net,🛑 </text:span><text:span text:style-name="T2">全球拦截</text:span></text:p>
      <text:p text:style-name="P2"><text:s/><text:span text:style-name="T1">- DOMAIN-SUFFIX,r.ow.0.0.0.0.cn,🛑 </text:span><text:span text:style-name="T2">全球拦截</text:span></text:p>
      <text:p text:style-name="P2"><text:s/><text:span text:style-name="T1">- DOMAIN-SUFFIX,r.pixgold.com,🛑 </text:span><text:span text:style-name="T2">全球拦截</text:span></text:p>
      <text:p text:style-name="P2"><text:s/><text:span text:style-name="T1">- DOMAIN-SUFFIX,r.radikal.ru,🛑 </text:span><text:span text:style-name="T2">全球拦截</text:span></text:p>
      <text:p text:style-name="P2"><text:s/><text:span text:style-name="T1">- DOMAIN-SUFFIX,r.xcycm.com,🛑 </text:span><text:span text:style-name="T2">全球拦截</text:span></text:p>
      <text:p text:style-name="P2"><text:s/><text:span text:style-name="T1">- DOMAIN-SUFFIX,r.youmi.net,🛑 </text:span><text:span text:style-name="T2">全球拦截</text:span></text:p>
      <text:p text:style-name="P2"><text:s/><text:span text:style-name="T1">- DOMAIN-SUFFIX,r.zlongad.com,🛑 </text:span><text:span text:style-name="T2">全球拦截</text:span></text:p>
      <text:p text:style-name="P2"><text:s/><text:span text:style-name="T1">- DOMAIN-SUFFIX,r8nu86wg.me,🛑 </text:span><text:span text:style-name="T2">全球拦截</text:span></text:p>
      <text:p text:style-name="P2"><text:s/><text:span text:style-name="T1">- DOMAIN-SUFFIX,ra.gtimg.com,🛑 </text:span><text:span text:style-name="T2">全球拦截</text:span></text:p>
      <text:p text:style-name="P2"><text:s/><text:span text:style-name="T1">- DOMAIN-SUFFIX,rabbit.meitustat.com,🛑 </text:span><text:span text:style-name="T2">全球拦截</text:span></text:p>
      <text:p text:style-name="P2"><text:s/><text:span text:style-name="T1">- DOMAIN-SUFFIX,rabbit.tg.meitu.com,🛑 </text:span><text:span text:style-name="T2">全球拦截</text:span></text:p>
      <text:p text:style-name="P2"><text:s/><text:span text:style-name="T1">- DOMAIN-SUFFIX,rack.bauermedia.co.uk,🛑 </text:span><text:span text:style-name="T2">全球拦截</text:span></text:p>
      <text:p text:style-name="P2"><text:s/><text:span text:style-name="T1">- DOMAIN-SUFFIX,rad.live.com,🛑 </text:span><text:span text:style-name="T2">全球拦截</text:span></text:p>
      <text:p text:style-name="P2"><text:s/><text:span text:style-name="T1">- DOMAIN-SUFFIX,rad.microsoft.com,🛑 </text:span><text:span text:style-name="T2">全球拦截</text:span></text:p>
      <text:p text:style-name="P2"><text:s/><text:span text:style-name="T1">- DOMAIN-SUFFIX,rad.msn.com,🛑 </text:span><text:span text:style-name="T2">全球拦截</text:span></text:p>
      <text:p text:style-name="P2"><text:s/><text:span text:style-name="T1">- DOMAIN-SUFFIX,rad.reporo.net,🛑 </text:span><text:span text:style-name="T2">全球拦截</text:span></text:p>
      <text:p text:style-name="P2"><text:s/><text:span text:style-name="T1">- DOMAIN-SUFFIX,radar.cedexis.com,🛑 </text:span><text:span text:style-name="T2">全球拦截</text:span></text:p>
      <text:p text:style-name="P2"><text:s/><text:span text:style-name="T1">- DOMAIN-SUFFIX,raeqqe.cn,🛑 </text:span><text:span text:style-name="T2">全球拦截</text:span></text:p>
      <text:p text:style-name="P2"><text:s/><text:span text:style-name="T1">- DOMAIN-SUFFIX,rank.hit.china.com,🛑 </text:span><text:span text:style-name="T2">全球拦截</text:span></text:p>
      <text:p text:style-name="P2"><text:s/><text:span text:style-name="T1">- DOMAIN-SUFFIX,rannabio.com,🛑 </text:span><text:span text:style-name="T2">全球拦截</text:span></text:p>
      <text:p text:style-name="P2"><text:s/><text:span text:style-name="T1">- DOMAIN-SUFFIX,ratings.lycos.com,🛑 </text:span><text:span text:style-name="T2">全球拦截</text:span></text:p>
      <text:p text:style-name="P2"><text:s/><text:span text:style-name="T1">- DOMAIN-SUFFIX,raw.okwan.cn,🛑 </text:span><text:span text:style-name="T2">全球拦截</text:span></text:p>
      <text:p text:style-name="P2"><text:s/><text:span text:style-name="T1">- DOMAIN-SUFFIX,rbp.emea.mxptint.net,🛑 </text:span><text:span text:style-name="T2">全球拦截</text:span></text:p>
      <text:p text:style-name="P2"><text:s/><text:span text:style-name="T1">- DOMAIN-SUFFIX,rbp.mxptint.net,🛑 </text:span><text:span text:style-name="T2">全球拦截</text:span></text:p>
      <text:p text:style-name="P2"><text:s/><text:span text:style-name="T1">- DOMAIN-SUFFIX,rbs.haiyunx.com,🛑 </text:span><text:span text:style-name="T2">全球拦截</text:span></text:p>
      <text:p text:style-name="P2"><text:s/><text:span text:style-name="T1">- DOMAIN-SUFFIX,rbywg.com,🛑 </text:span><text:span text:style-name="T2">全球拦截</text:span></text:p>
      <text:p text:style-name="P2"><text:s/><text:span text:style-name="T1">- DOMAIN-SUFFIX,rc.fthcz.com,🛑 </text:span><text:span text:style-name="T2">全球拦截</text:span></text:p>
      <text:p text:style-name="P2"><text:s/><text:span text:style-name="T1">- DOMAIN-SUFFIX,rc.haodongkeji.cn,🛑 </text:span><text:span text:style-name="T2">全球拦截</text:span></text:p>
      <text:p text:style-name="P2"><text:s/><text:span text:style-name="T1">- DOMAIN-SUFFIX,rc.mgwcn.com,🛑 </text:span><text:span text:style-name="T2">全球拦截</text:span></text:p>
      <text:p text:style-name="P2"><text:s/><text:span text:style-name="T1">- DOMAIN-SUFFIX,rc.xmcmn.com,🛑 </text:span><text:span text:style-name="T2">全球拦截</text:span></text:p>
      <text:p text:style-name="P2"><text:s/><text:span text:style-name="T1">- DOMAIN-SUFFIX,rc2waycm-atl.netmng.com,🛑 </text:span><text:span text:style-name="T2">全球拦截</text:span></text:p>
      <text:p text:style-name="P2"><text:s/><text:span text:style-name="T1">- DOMAIN-SUFFIX,rc-au.imrworldwide.com,🛑 </text:span><text:span text:style-name="T2">全球拦截</text:span></text:p>
      <text:p text:style-name="P2"><text:s/><text:span text:style-name="T1">- DOMAIN-SUFFIX,rcmd.pop.ijinshan.com,🛑 </text:span><text:span text:style-name="T2">全球拦截</text:span></text:p>
      <text:p text:style-name="P2"><text:s/><text:span text:style-name="T1">- DOMAIN-SUFFIX,rcp.c.appier.net,🛑 </text:span><text:span text:style-name="T2">全球拦截</text:span></text:p>
      <text:p text:style-name="P2"><text:s/><text:span text:style-name="T1">- DOMAIN-SUFFIX,rcv.iclicash.com,🛑 </text:span><text:span text:style-name="T2">全球拦截</text:span></text:p>
      <text:p text:style-name="P2"><text:s/><text:span text:style-name="T1">- DOMAIN-SUFFIX,rcv.jesgoo.com,🛑 </text:span><text:span text:style-name="T2">全球拦截</text:span></text:p>
      <text:p text:style-name="P2"><text:s/><text:span text:style-name="T1">- DOMAIN-SUFFIX,rcv.mobad.ijinshan.com,🛑 </text:span><text:span text:style-name="T2">全球拦截</text:span></text:p>
      <text:p text:style-name="P2"><text:s/><text:span text:style-name="T1">- DOMAIN-SUFFIX,rcv.moogos.com,🛑 </text:span><text:span text:style-name="T2">全球拦截</text:span></text:p>
      <text:p text:style-name="P2"><text:s/><text:span text:style-name="T1">- DOMAIN-SUFFIX,rcv.union-wifi.com,🛑 </text:span><text:span text:style-name="T2">全球拦截</text:span></text:p>
      <text:p text:style-name="P2"><text:s/><text:span text:style-name="T1">- DOMAIN-SUFFIX,rcyy3.kaopuwangjz.com,🛑 </text:span><text:span text:style-name="T2">全球拦截</text:span></text:p>
      <text:p text:style-name="P2"><text:s/><text:span text:style-name="T1">- DOMAIN-SUFFIX,rd.ane.yahoo.co.jp,🛑 </text:span><text:span text:style-name="T2">全球拦截</text:span></text:p>
      <text:p text:style-name="P2"><text:s/><text:span text:style-name="T1">- DOMAIN-SUFFIX,rd.da.netease.com,🛑 </text:span><text:span text:style-name="T2">全球拦截</text:span></text:p>
      <text:p text:style-name="P2"><text:s/><text:span text:style-name="T1">- DOMAIN-SUFFIX,rd.e.sogou.com,🛑 </text:span><text:span text:style-name="T2">全球拦截</text:span></text:p>
      <text:p text:style-name="P2"><text:s/><text:span text:style-name="T1">- DOMAIN-SUFFIX,rdiqt.cn,🛑 </text:span><text:span text:style-name="T2">全球拦截</text:span></text:p>
      <text:p text:style-name="P2"><text:s/><text:span text:style-name="T1">- DOMAIN-SUFFIX,rdtuijian.com,🛑 </text:span><text:span text:style-name="T2">全球拦截</text:span></text:p>
      <text:p text:style-name="P2"><text:s/><text:span text:style-name="T1">- DOMAIN-SUFFIX,rdx.autohome.com.cn,🛑 </text:span><text:span text:style-name="T2">全球拦截</text:span></text:p>
      <text:p text:style-name="P2"><text:s/><text:span text:style-name="T1">- DOMAIN-SUFFIX,re.m.taobao.com,🛑 </text:span><text:span text:style-name="T2">全球拦截</text:span></text:p>
      <text:p text:style-name="P2"><text:s/><text:span text:style-name="T1">- DOMAIN-SUFFIX,re.taobao.com,🛑 </text:span><text:span text:style-name="T2">全球拦截</text:span></text:p>
      <text:p text:style-name="P2"><text:s/><text:span text:style-name="T1">- DOMAIN-SUFFIX,re.taotaosou.com,🛑 </text:span><text:span text:style-name="T2">全球拦截</text:span></text:p>
      <text:p text:style-name="P2"><text:s/><text:span text:style-name="T1">- DOMAIN-SUFFIX,reachmax.cn,🛑 </text:span><text:span text:style-name="T2">全球拦截</text:span></text:p>
      <text:p text:style-name="P2"><text:s/><text:span text:style-name="T1">- DOMAIN-SUFFIX,reader.browser.miui.com,🛑 </text:span><text:span text:style-name="T2">全球拦截</text:span></text:p>
      <text:p text:style-name="P2"><text:s/><text:span text:style-name="T1">- DOMAIN-SUFFIX,reader.meizu.com,🛑 </text:span><text:span text:style-name="T2">全球拦截</text:span></text:p>
      <text:p text:style-name="P2"><text:s/><text:span text:style-name="T1">- DOMAIN-SUFFIX,reader.res.meizu.com,🛑 </text:span><text:span text:style-name="T2">全球拦截</text:span></text:p>
      <text:p text:style-name="P2"><text:s/><text:span text:style-name="T1">- DOMAIN-SUFFIX,realtime.monitor.ppweb.com.cn,🛑 </text:span><text:span text:style-name="T2">全球拦截</text:span></text:p>
      <text:p text:style-name="P2"><text:s/><text:span text:style-name="T1">- DOMAIN-SUFFIX,rec.g.163.com,🛑 </text:span><text:span text:style-name="T2">全球拦截</text:span></text:p>
      <text:p text:style-name="P2"><text:s/><text:span text:style-name="T1">- DOMAIN-SUFFIX,rec.moviebox.baofeng.net,🛑 </text:span><text:span text:style-name="T2">全球拦截</text:span></text:p>
      <text:p text:style-name="P2"><text:soft-page-break/><text:s/><text:span text:style-name="T1">- DOMAIN-SUFFIX,recreativ.ru,🛑 </text:span><text:span text:style-name="T2">全球拦截</text:span></text:p>
      <text:p text:style-name="P2"><text:s/><text:span text:style-name="T1">- DOMAIN-SUFFIX,recv-vd.gridsumdissector.cn,🛑 </text:span><text:span text:style-name="T2">全球拦截</text:span></text:p>
      <text:p text:style-name="P2"><text:s/><text:span text:style-name="T1">- DOMAIN-SUFFIX,recv-vd.gridsumdissector.com,🛑 </text:span><text:span text:style-name="T2">全球拦截</text:span></text:p>
      <text:p text:style-name="P2"><text:s/><text:span text:style-name="T1">- DOMAIN-SUFFIX,recv-wd.gridsumdissector.com,🛑 </text:span><text:span text:style-name="T2">全球拦截</text:span></text:p>
      <text:p text:style-name="P2"><text:s/><text:span text:style-name="T1">- DOMAIN-SUFFIX,red.bayimg.net,🛑 </text:span><text:span text:style-name="T2">全球拦截</text:span></text:p>
      <text:p text:style-name="P2"><text:s/><text:span text:style-name="T1">- DOMAIN-SUFFIX,redirect.simba.taobao.com,🛑 </text:span><text:span text:style-name="T2">全球拦截</text:span></text:p>
      <text:p text:style-name="P2"><text:s/><text:span text:style-name="T1">- DOMAIN-SUFFIX,redpaper-10006092.cos.myqcloud.com,🛑 </text:span><text:span text:style-name="T2">全球拦截</text:span></text:p>
      <text:p text:style-name="P2"><text:s/><text:span text:style-name="T1">- DOMAIN-SUFFIX,redvase.bravenet.com,🛑 </text:span><text:span text:style-name="T2">全球拦截</text:span></text:p>
      <text:p text:style-name="P2"><text:s/><text:span text:style-name="T1">- DOMAIN-SUFFIX,referrer.disqus.com,🛑 </text:span><text:span text:style-name="T2">全球拦截</text:span></text:p>
      <text:p text:style-name="P2"><text:s/><text:span text:style-name="T1">- DOMAIN-SUFFIX,relap.io,🛑 </text:span><text:span text:style-name="T2">全球拦截</text:span></text:p>
      <text:p text:style-name="P2"><text:s/><text:span text:style-name="T1">- DOMAIN-SUFFIX,release.baidu.com,🛑 </text:span><text:span text:style-name="T2">全球拦截</text:span></text:p>
      <text:p text:style-name="P2"><text:s/><text:span text:style-name="T1">- DOMAIN-SUFFIX,reliancevalve.com,🛑 </text:span><text:span text:style-name="T2">全球拦截</text:span></text:p>
      <text:p text:style-name="P2"><text:s/><text:span text:style-name="T1">- DOMAIN-SUFFIX,remote88.com,🛑 </text:span><text:span text:style-name="T2">全球拦截</text:span></text:p>
      <text:p text:style-name="P2"><text:s/><text:span text:style-name="T1">- DOMAIN-SUFFIX,remotedu.cn,🛑 </text:span><text:span text:style-name="T2">全球拦截</text:span></text:p>
      <text:p text:style-name="P2"><text:s/><text:span text:style-name="T1">- DOMAIN-SUFFIX,rem-track.bild.de,🛑 </text:span><text:span text:style-name="T2">全球拦截</text:span></text:p>
      <text:p text:style-name="P2"><text:s/><text:span text:style-name="T1">- DOMAIN-SUFFIX,rencai56.com,🛑 </text:span><text:span text:style-name="T2">全球拦截</text:span></text:p>
      <text:p text:style-name="P2"><text:s/><text:span text:style-name="T1">- DOMAIN-SUFFIX,renren2.maoyun.tv,🛑 </text:span><text:span text:style-name="T2">全球拦截</text:span></text:p>
      <text:p text:style-name="P2"><text:s/><text:span text:style-name="T1">- DOMAIN-SUFFIX,req.startappservice.com,🛑 </text:span><text:span text:style-name="T2">全球拦截</text:span></text:p>
      <text:p text:style-name="P2"><text:s/><text:span text:style-name="T1">- DOMAIN-SUFFIX,res.cocounion.com,🛑 </text:span><text:span text:style-name="T2">全球拦截</text:span></text:p>
      <text:p text:style-name="P2"><text:s/><text:span text:style-name="T1">- DOMAIN-SUFFIX,res.dxpmedia.com,🛑 </text:span><text:span text:style-name="T2">全球拦截</text:span></text:p>
      <text:p text:style-name="P2"><text:s/><text:span text:style-name="T1">- DOMAIN-SUFFIX,res.icast.cn,🛑 </text:span><text:span text:style-name="T2">全球拦截</text:span></text:p>
      <text:p text:style-name="P2"><text:s/><text:span text:style-name="T1">- DOMAIN-SUFFIX,res.ipingke.com,🛑 </text:span><text:span text:style-name="T2">全球拦截</text:span></text:p>
      <text:p text:style-name="P2"><text:s/><text:span text:style-name="T1">- DOMAIN-SUFFIX,res.mmstat.com,🛑 </text:span><text:span text:style-name="T2">全球拦截</text:span></text:p>
      <text:p text:style-name="P2"><text:s/><text:span text:style-name="T1">- DOMAIN-SUFFIX,res.qhupdate.com,🛑 </text:span><text:span text:style-name="T2">全球拦截</text:span></text:p>
      <text:p text:style-name="P2"><text:s/><text:span text:style-name="T1">- DOMAIN-SUFFIX,res3.feedsportal.com,🛑 </text:span><text:span text:style-name="T2">全球拦截</text:span></text:p>
      <text:p text:style-name="P2"><text:s/><text:span text:style-name="T1">- DOMAIN-SUFFIX,rescn.u3.ucweb.com,🛑 </text:span><text:span text:style-name="T2">全球拦截</text:span></text:p>
      <text:p text:style-name="P2"><text:s/><text:span text:style-name="T1">- DOMAIN-SUFFIX,resetgey.com,🛑 </text:span><text:span text:style-name="T2">全球拦截</text:span></text:p>
      <text:p text:style-name="P2"><text:s/><text:span text:style-name="T1">- DOMAIN-SUFFIX,res-ga.smzdm.com,🛑 </text:span><text:span text:style-name="T2">全球拦截</text:span></text:p>
      <text:p text:style-name="P2"><text:s/><text:span text:style-name="T1">- DOMAIN-SUFFIX,resolver.gslb.mi-idc.com,🛑 </text:span><text:span text:style-name="T2">全球拦截</text:span></text:p>
      <text:p text:style-name="P2"><text:s/><text:span text:style-name="T1">- DOMAIN-SUFFIX,resolver.msg.xiaomi.net,🛑 </text:span><text:span text:style-name="T2">全球拦截</text:span></text:p>
      <text:p text:style-name="P2"><text:s/><text:span text:style-name="T1">- DOMAIN-SUFFIX,resource.baomihua.com,🛑 </text:span><text:span text:style-name="T2">全球拦截</text:span></text:p>
      <text:p text:style-name="P2"><text:s/><text:span text:style-name="T1">- DOMAIN-SUFFIX,responsys.net,🛑 </text:span><text:span text:style-name="T2">全球拦截</text:span></text:p>
      <text:p text:style-name="P2"><text:s/><text:span text:style-name="T1">- DOMAIN-SUFFIX,ret.xinlongrubber.com,🛑 </text:span><text:span text:style-name="T2">全球拦截</text:span></text:p>
      <text:p text:style-name="P2"><text:s/><text:span text:style-name="T1">- DOMAIN-SUFFIX,rev.fapdu.com,🛑 </text:span><text:span text:style-name="T2">全球拦截</text:span></text:p>
      <text:p text:style-name="P2"><text:s/><text:span text:style-name="T1">- DOMAIN-SUFFIX,revdepo.com,🛑 </text:span><text:span text:style-name="T2">全球拦截</text:span></text:p>
      <text:p text:style-name="P2"><text:s/><text:span text:style-name="T1">- DOMAIN-SUFFIX,revealads.appspot.com,🛑 </text:span><text:span text:style-name="T2">全球拦截</text:span></text:p>
      <text:p text:style-name="P2"><text:s/><text:span text:style-name="T1">- DOMAIN-SUFFIX,revsci.net,🛑 </text:span><text:span text:style-name="T2">全球拦截</text:span></text:p>
      <text:p text:style-name="P2"><text:s/><text:span text:style-name="T1">- DOMAIN-SUFFIX,rfir2.50w.me,🛑 </text:span><text:span text:style-name="T2">全球拦截</text:span></text:p>
      <text:p text:style-name="P2"><text:s/><text:span text:style-name="T1">- DOMAIN-SUFFIX,rh.code.jjyx.com,🛑 </text:span><text:span text:style-name="T2">全球拦截</text:span></text:p>
      <text:p text:style-name="P2"><text:s/><text:span text:style-name="T1">- DOMAIN-SUFFIX,rh.greenbetterkids.com,🛑 </text:span><text:span text:style-name="T2">全球拦截</text:span></text:p>
      <text:p text:style-name="P2"><text:s/><text:span text:style-name="T1">- DOMAIN-SUFFIX,rhgyg.com,🛑 </text:span><text:span text:style-name="T2">全球拦截</text:span></text:p>
      <text:p text:style-name="P2"><text:s/><text:span text:style-name="T1">- DOMAIN-SUFFIX,richmedia.yimg.com,🛑 </text:span><text:span text:style-name="T2">全球拦截</text:span></text:p>
      <text:p text:style-name="P2"><text:s/><text:span text:style-name="T1">- DOMAIN-SUFFIX,riqu2015.com,🛑 </text:span><text:span text:style-name="T2">全球拦截</text:span></text:p>
      <text:p text:style-name="P2"><text:s/><text:span text:style-name="T1">- DOMAIN-SUFFIX,river.zhidao.baidu.com,🛑 </text:span><text:span text:style-name="T2">全球拦截</text:span></text:p>
      <text:p text:style-name="P2"><text:s/><text:span text:style-name="T1">- DOMAIN-SUFFIX,rj.baidu.com,🛑 </text:span><text:span text:style-name="T2">全球拦截</text:span></text:p>
      <text:p text:style-name="P2"><text:s/><text:span text:style-name="T1">- DOMAIN-SUFFIX,rjgw.theta.sogou.com,🛑 </text:span><text:span text:style-name="T2">全球拦截</text:span></text:p>
      <text:p text:style-name="P2"><text:s/><text:span text:style-name="T1">- DOMAIN-SUFFIX,rjs.niuxgame77.com,🛑 </text:span><text:span text:style-name="T2">全球拦截</text:span></text:p>
      <text:p text:style-name="P2"><text:s/><text:span text:style-name="T1">- DOMAIN-SUFFIX,rk.rongchengxxw.com,🛑 </text:span><text:span text:style-name="T2">全球拦截</text:span></text:p>
      <text:p text:style-name="P2"><text:s/><text:span text:style-name="T1">- DOMAIN-SUFFIX,rlcdn.com,🛑 </text:span><text:span text:style-name="T2">全球拦截</text:span></text:p>
      <text:p text:style-name="P2"><text:s/><text:span text:style-name="T1">- DOMAIN-SUFFIX,rlogs.youdao.com,🛑 </text:span><text:span text:style-name="T2">全球拦截</text:span></text:p>
      <text:p text:style-name="P2"><text:s/><text:span text:style-name="T1">- DOMAIN-SUFFIX,rm.gdt.qq.com,🛑 </text:span><text:span text:style-name="T2">全球拦截</text:span></text:p>
      <text:p text:style-name="P2"><text:s/><text:span text:style-name="T1">- DOMAIN-SUFFIX,rm.ra.icast.cn,🛑 </text:span><text:span text:style-name="T2">全球拦截</text:span></text:p>
      <text:p text:style-name="P2"><text:s/><text:span text:style-name="T1">- DOMAIN-SUFFIX,rm.sina.com.cn,🛑 </text:span><text:span text:style-name="T2">全球拦截</text:span></text:p>
      <text:p text:style-name="P2"><text:s/><text:span text:style-name="T1">- DOMAIN-SUFFIX,rmads.eu.msn.com,🛑 </text:span><text:span text:style-name="T2">全球拦截</text:span></text:p>
      <text:p text:style-name="P2"><text:s/><text:span text:style-name="T1">- DOMAIN-SUFFIX,rmads.msn.com,🛑 </text:span><text:span text:style-name="T2">全球拦截</text:span></text:p>
      <text:p text:style-name="P2"><text:s/><text:span text:style-name="T1">- DOMAIN-SUFFIX,rmcxw.cn,🛑 </text:span><text:span text:style-name="T2">全球拦截</text:span></text:p>
      <text:p text:style-name="P2"><text:soft-page-break/><text:s/><text:span text:style-name="T1">- DOMAIN-SUFFIX,rmoeu.mercury.sogou.com,🛑 </text:span><text:span text:style-name="T2">全球拦截</text:span></text:p>
      <text:p text:style-name="P2"><text:s/><text:span text:style-name="T1">- DOMAIN-SUFFIX,rmtx.ra.icast.cn,🛑 </text:span><text:span text:style-name="T2">全球拦截</text:span></text:p>
      <text:p text:style-name="P2"><text:s/><text:span text:style-name="T1">- DOMAIN-SUFFIX,rmw.jdburl.com,🛑 </text:span><text:span text:style-name="T2">全球拦截</text:span></text:p>
      <text:p text:style-name="P2"><text:s/><text:span text:style-name="T1">- DOMAIN-SUFFIX,rnfrfxqztlno.com,🛑 </text:span><text:span text:style-name="T2">全球拦截</text:span></text:p>
      <text:p text:style-name="P2"><text:s/><text:span text:style-name="T1">- DOMAIN-SUFFIX,roia.com,🛑 </text:span><text:span text:style-name="T2">全球拦截</text:span></text:p>
      <text:p text:style-name="P2"><text:s/><text:span text:style-name="T1">- DOMAIN-SUFFIX,rosi.okkkk.com,🛑 </text:span><text:span text:style-name="T2">全球拦截</text:span></text:p>
      <text:p text:style-name="P2"><text:s/><text:span text:style-name="T1">- DOMAIN-SUFFIX,rotabanner.kulichki.net,🛑 </text:span><text:span text:style-name="T2">全球拦截</text:span></text:p>
      <text:p text:style-name="P2"><text:s/><text:span text:style-name="T1">- DOMAIN-SUFFIX,rotate.ymtracking.com,🛑 </text:span><text:span text:style-name="T2">全球拦截</text:span></text:p>
      <text:p text:style-name="P2"><text:s/><text:span text:style-name="T1">- DOMAIN-SUFFIX,rotator.tradetracker.net,🛑 </text:span><text:span text:style-name="T2">全球拦截</text:span></text:p>
      <text:p text:style-name="P2"><text:s/><text:span text:style-name="T1">- DOMAIN-SUFFIX,router.bittorrent.com,🛑 </text:span><text:span text:style-name="T2">全球拦截</text:span></text:p>
      <text:p text:style-name="P2"><text:s/><text:span text:style-name="T1">- DOMAIN-SUFFIX,router.gwdang.com,🛑 </text:span><text:span text:style-name="T2">全球拦截</text:span></text:p>
      <text:p text:style-name="P2"><text:s/><text:span text:style-name="T1">- DOMAIN-SUFFIX,rp.crasheye.cn,🛑 </text:span><text:span text:style-name="T2">全球拦截</text:span></text:p>
      <text:p text:style-name="P2"><text:s/><text:span text:style-name="T1">- DOMAIN-SUFFIX,rp.gwallet.com,🛑 </text:span><text:span text:style-name="T2">全球拦截</text:span></text:p>
      <text:p text:style-name="P2"><text:s/><text:span text:style-name="T1">- DOMAIN-SUFFIX,rpaulfrank.com,🛑 </text:span><text:span text:style-name="T2">全球拦截</text:span></text:p>
      <text:p text:style-name="P2"><text:s/><text:span text:style-name="T1">- DOMAIN-SUFFIX,rpc-php.trafficfactory.biz,🛑 </text:span><text:span text:style-name="T2">全球拦截</text:span></text:p>
      <text:p text:style-name="P2"><text:s/><text:span text:style-name="T1">- DOMAIN-SUFFIX,rplog.baidu.com,🛑 </text:span><text:span text:style-name="T2">全球拦截</text:span></text:p>
      <text:p text:style-name="P2"><text:s/><text:span text:style-name="T1">- DOMAIN-SUFFIX,rpnews.itaoxiaoshuo.com,🛑 </text:span><text:span text:style-name="T2">全球拦截</text:span></text:p>
      <text:p text:style-name="P2"><text:s/><text:span text:style-name="T1">- DOMAIN-SUFFIX,rpt.anchorfree.net,🛑 </text:span><text:span text:style-name="T2">全球拦截</text:span></text:p>
      <text:p text:style-name="P2"><text:s/><text:span text:style-name="T1">- DOMAIN-SUFFIX,rqgsf.com,🛑 </text:span><text:span text:style-name="T2">全球拦截</text:span></text:p>
      <text:p text:style-name="P2"><text:s/><text:span text:style-name="T1">- DOMAIN-SUFFIX,rr.knet.cn,🛑 </text:span><text:span text:style-name="T2">全球拦截</text:span></text:p>
      <text:p text:style-name="P2"><text:s/><text:span text:style-name="T1">- DOMAIN-SUFFIX,rrr.youle55.com,🛑 </text:span><text:span text:style-name="T2">全球拦截</text:span></text:p>
      <text:p text:style-name="P2"><text:s/><text:span text:style-name="T1">- DOMAIN-SUFFIX,rrsubway.com,🛑 </text:span><text:span text:style-name="T2">全球拦截</text:span></text:p>
      <text:p text:style-name="P2"><text:s/><text:span text:style-name="T1">- DOMAIN-SUFFIX,rs.sinajs.cn,🛑 </text:span><text:span text:style-name="T2">全球拦截</text:span></text:p>
      <text:p text:style-name="P2"><text:s/><text:span text:style-name="T1">- DOMAIN-SUFFIX,rs1.rensheng5.com,🛑 </text:span><text:span text:style-name="T2">全球拦截</text:span></text:p>
      <text:p text:style-name="P2"><text:s/><text:span text:style-name="T1">- DOMAIN-SUFFIX,rsas.szzek.com,🛑 </text:span><text:span text:style-name="T2">全球拦截</text:span></text:p>
      <text:p text:style-name="P2"><text:s/><text:span text:style-name="T1">- DOMAIN-SUFFIX,rsccs.com,🛑 </text:span><text:span text:style-name="T2">全球拦截</text:span></text:p>
      <text:p text:style-name="P2"><text:s/><text:span text:style-name="T1">- DOMAIN-SUFFIX,rt.applovin.com,🛑 </text:span><text:span text:style-name="T2">全球拦截</text:span></text:p>
      <text:p text:style-name="P2"><text:s/><text:span text:style-name="T1">- DOMAIN-SUFFIX,rt.funshion.net,🛑 </text:span><text:span text:style-name="T2">全球拦截</text:span></text:p>
      <text:p text:style-name="P2"><text:s/><text:span text:style-name="T1">- DOMAIN-SUFFIX,rt.gsspat.jp,🛑 </text:span><text:span text:style-name="T2">全球拦截</text:span></text:p>
      <text:p text:style-name="P2"><text:s/><text:span text:style-name="T1">- DOMAIN-SUFFIX,rtas.videocc.net,🛑 </text:span><text:span text:style-name="T2">全球拦截</text:span></text:p>
      <text:p text:style-name="P2"><text:s/><text:span text:style-name="T1">- DOMAIN-SUFFIX,rtax.criteo.com,🛑 </text:span><text:span text:style-name="T2">全球拦截</text:span></text:p>
      <text:p text:style-name="P2"><text:s/><text:span text:style-name="T1">- DOMAIN-SUFFIX,rtb.com.ru,🛑 </text:span><text:span text:style-name="T2">全球拦截</text:span></text:p>
      <text:p text:style-name="P2"><text:s/><text:span text:style-name="T1">- DOMAIN-SUFFIX,rtb.eanalyzer.de,🛑 </text:span><text:span text:style-name="T2">全球拦截</text:span></text:p>
      <text:p text:style-name="P2"><text:s/><text:span text:style-name="T1">- DOMAIN-SUFFIX,rtb.metrigo.com,🛑 </text:span><text:span text:style-name="T2">全球拦截</text:span></text:p>
      <text:p text:style-name="P2"><text:s/><text:span text:style-name="T1">- DOMAIN-SUFFIX,rtbasia.com,🛑 </text:span><text:span text:style-name="T2">全球拦截</text:span></text:p>
      <text:p text:style-name="P2"><text:s/><text:span text:style-name="T1">- DOMAIN-SUFFIX,rtb-p.kejet.net,🛑 </text:span><text:span text:style-name="T2">全球拦截</text:span></text:p>
      <text:p text:style-name="P2"><text:s/><text:span text:style-name="T1">- DOMAIN-SUFFIX,rtbstat.zcdsp.com,🛑 </text:span><text:span text:style-name="T2">全球拦截</text:span></text:p>
      <text:p text:style-name="P2"><text:s/><text:span text:style-name="T1">- DOMAIN-SUFFIX,rtlog.vidown.cn,🛑 </text:span><text:span text:style-name="T2">全球拦截</text:span></text:p>
      <text:p text:style-name="P2"><text:s/><text:span text:style-name="T1">- DOMAIN-SUFFIX,rtmonitor.kugou.com,🛑 </text:span><text:span text:style-name="T2">全球拦截</text:span></text:p>
      <text:p text:style-name="P2"><text:s/><text:span text:style-name="T1">- DOMAIN-SUFFIX,rto.steelhousemedia.com,🛑 </text:span><text:span text:style-name="T2">全球拦截</text:span></text:p>
      <text:p text:style-name="P2"><text:s/><text:span text:style-name="T1">- DOMAIN-SUFFIX,ruan88.com,🛑 </text:span><text:span text:style-name="T2">全球拦截</text:span></text:p>
      <text:p text:style-name="P2"><text:s/><text:span text:style-name="T1">- DOMAIN-SUFFIX,rubicon-match.dotomi.com,🛑 </text:span><text:span text:style-name="T2">全球拦截</text:span></text:p>
      <text:p text:style-name="P2"><text:s/><text:span text:style-name="T1">- DOMAIN-SUFFIX,rudy.adsnative.com,🛑 </text:span><text:span text:style-name="T2">全球拦截</text:span></text:p>
      <text:p text:style-name="P2"><text:s/><text:span text:style-name="T1">- DOMAIN-SUFFIX,ru-gmtdmp.mookie1.com,🛑 </text:span><text:span text:style-name="T2">全球拦截</text:span></text:p>
      <text:p text:style-name="P2"><text:s/><text:span text:style-name="T1">- DOMAIN-SUFFIX,rum-collector.pingdom.net,🛑 </text:span><text:span text:style-name="T2">全球拦截</text:span></text:p>
      <text:p text:style-name="P2"><text:s/><text:span text:style-name="T1">- DOMAIN-SUFFIX,rum-static.pingdom.net,🛑 </text:span><text:span text:style-name="T2">全球拦截</text:span></text:p>
      <text:p text:style-name="P2"><text:s/><text:span text:style-name="T1">- DOMAIN-SUFFIX,runetki.joyreactor.ru,🛑 </text:span><text:span text:style-name="T2">全球拦截</text:span></text:p>
      <text:p text:style-name="P2"><text:s/><text:span text:style-name="T1">- DOMAIN-SUFFIX,runiman.com,🛑 </text:span><text:span text:style-name="T2">全球拦截</text:span></text:p>
      <text:p text:style-name="P2"><text:s/><text:span text:style-name="T1">- DOMAIN-SUFFIX,rutrk.org,🛑 </text:span><text:span text:style-name="T2">全球拦截</text:span></text:p>
      <text:p text:style-name="P2"><text:s/><text:span text:style-name="T1">- DOMAIN-SUFFIX,ruxianke.com,🛑 </text:span><text:span text:style-name="T2">全球拦截</text:span></text:p>
      <text:p text:style-name="P2"><text:s/><text:span text:style-name="T1">- DOMAIN-SUFFIX,rvb.quanliyouxi.cn,🛑 </text:span><text:span text:style-name="T2">全球拦截</text:span></text:p>
      <text:p text:style-name="P2"><text:s/><text:span text:style-name="T1">- DOMAIN-SUFFIX,rwjfs.com,🛑 </text:span><text:span text:style-name="T2">全球拦截</text:span></text:p>
      <text:p text:style-name="P2"><text:s/><text:span text:style-name="T1">- DOMAIN-SUFFIX,rwq.youle55.com,🛑 </text:span><text:span text:style-name="T2">全球拦截</text:span></text:p>
      <text:p text:style-name="P2"><text:s/><text:span text:style-name="T1">- DOMAIN-SUFFIX,rxwan.com,🛑 </text:span><text:span text:style-name="T2">全球拦截</text:span></text:p>
      <text:p text:style-name="P2"><text:s/><text:span text:style-name="T1">- DOMAIN-SUFFIX,s.0.0.0.0.cn,🛑 </text:span><text:span text:style-name="T2">全球拦截</text:span></text:p>
      <text:p text:style-name="P2"><text:s/><text:span text:style-name="T1">- DOMAIN-SUFFIX,s.051352.com,🛑 </text:span><text:span text:style-name="T2">全球拦截</text:span></text:p>
      <text:p text:style-name="P2"><text:soft-page-break/><text:s/><text:span text:style-name="T1">- DOMAIN-SUFFIX,s.0594529.com,🛑 </text:span><text:span text:style-name="T2">全球拦截</text:span></text:p>
      <text:p text:style-name="P2"><text:s/><text:span text:style-name="T1">- DOMAIN-SUFFIX,s.17173cdn.com,🛑 </text:span><text:span text:style-name="T2">全球拦截</text:span></text:p>
      <text:p text:style-name="P2"><text:s/><text:span text:style-name="T1">- DOMAIN-SUFFIX,s.35kds.com,🛑 </text:span><text:span text:style-name="T2">全球拦截</text:span></text:p>
      <text:p text:style-name="P2"><text:s/><text:span text:style-name="T1">- DOMAIN-SUFFIX,s.5jjx.net,🛑 </text:span><text:span text:style-name="T2">全球拦截</text:span></text:p>
      <text:p text:style-name="P2"><text:s/><text:span text:style-name="T1">- DOMAIN-SUFFIX,s.652748.com,🛑 </text:span><text:span text:style-name="T2">全球拦截</text:span></text:p>
      <text:p text:style-name="P2"><text:s/><text:span text:style-name="T1">- DOMAIN-SUFFIX,s.6travel.com,🛑 </text:span><text:span text:style-name="T2">全球拦截</text:span></text:p>
      <text:p text:style-name="P2"><text:s/><text:span text:style-name="T1">- DOMAIN-SUFFIX,s.abcache.com,🛑 </text:span><text:span text:style-name="T2">全球拦截</text:span></text:p>
      <text:p text:style-name="P2"><text:s/><text:span text:style-name="T1">- DOMAIN-SUFFIX,s.alitui.weibo.com,🛑 </text:span><text:span text:style-name="T2">全球拦截</text:span></text:p>
      <text:p text:style-name="P2"><text:s/><text:span text:style-name="T1">- DOMAIN-SUFFIX,s.baidu.com,🛑 </text:span><text:span text:style-name="T2">全球拦截</text:span></text:p>
      <text:p text:style-name="P2"><text:s/><text:span text:style-name="T1">- DOMAIN-SUFFIX,s.bmgan.com,🛑 </text:span><text:span text:style-name="T2">全球拦截</text:span></text:p>
      <text:p text:style-name="P2"><text:s/><text:span text:style-name="T1">- DOMAIN-SUFFIX,s.caduka.cn,🛑 </text:span><text:span text:style-name="T2">全球拦截</text:span></text:p>
      <text:p text:style-name="P2"><text:s/><text:span text:style-name="T1">- DOMAIN-SUFFIX,s.cdn.u17t.com,🛑 </text:span><text:span text:style-name="T2">全球拦截</text:span></text:p>
      <text:p text:style-name="P2"><text:s/><text:span text:style-name="T1">- DOMAIN-SUFFIX,s.cdxyb.cn,🛑 </text:span><text:span text:style-name="T2">全球拦截</text:span></text:p>
      <text:p text:style-name="P2"><text:s/><text:span text:style-name="T1">- DOMAIN-SUFFIX,s.clkservice.youdao.com,🛑 </text:span><text:span text:style-name="T2">全球拦截</text:span></text:p>
      <text:p text:style-name="P2"><text:s/><text:span text:style-name="T1">- DOMAIN-SUFFIX,s.com2us.net,🛑 </text:span><text:span text:style-name="T2">全球拦截</text:span></text:p>
      <text:p text:style-name="P2"><text:s/><text:span text:style-name="T1">- DOMAIN-SUFFIX,s.coveredsys.cn,🛑 </text:span><text:span text:style-name="T2">全球拦截</text:span></text:p>
      <text:p text:style-name="P2"><text:s/><text:span text:style-name="T1">- DOMAIN-SUFFIX,s.cr-nielsen.com,🛑 </text:span><text:span text:style-name="T2">全球拦截</text:span></text:p>
      <text:p text:style-name="P2"><text:s/><text:span text:style-name="T1">- DOMAIN-SUFFIX,s.csbew.com,🛑 </text:span><text:span text:style-name="T2">全球拦截</text:span></text:p>
      <text:p text:style-name="P2"><text:s/><text:span text:style-name="T1">- DOMAIN-SUFFIX,s.ddstu.com,🛑 </text:span><text:span text:style-name="T2">全球拦截</text:span></text:p>
      <text:p text:style-name="P2"><text:s/><text:span text:style-name="T1">- DOMAIN-SUFFIX,s.de123.net,🛑 </text:span><text:span text:style-name="T2">全球拦截</text:span></text:p>
      <text:p text:style-name="P2"><text:s/><text:span text:style-name="T1">- DOMAIN-SUFFIX,s.doyo.cn,🛑 </text:span><text:span text:style-name="T2">全球拦截</text:span></text:p>
      <text:p text:style-name="P2"><text:s/><text:span text:style-name="T1">- DOMAIN-SUFFIX,s.dpcq1.net,🛑 </text:span><text:span text:style-name="T2">全球拦截</text:span></text:p>
      <text:p text:style-name="P2"><text:s/><text:span text:style-name="T1">- DOMAIN-SUFFIX,s.dsjcfw.com,🛑 </text:span><text:span text:style-name="T2">全球拦截</text:span></text:p>
      <text:p text:style-name="P2"><text:s/><text:span text:style-name="T1">- DOMAIN-SUFFIX,s.effectivemeasure.net,🛑 </text:span><text:span text:style-name="T2">全球拦截</text:span></text:p>
      <text:p text:style-name="P2"><text:s/><text:span text:style-name="T1">- DOMAIN-SUFFIX,s.ekeide.com,🛑 </text:span><text:span text:style-name="T2">全球拦截</text:span></text:p>
      <text:p text:style-name="P2"><text:s/><text:span text:style-name="T1">- DOMAIN-SUFFIX,s.georgias.cn,🛑 </text:span><text:span text:style-name="T2">全球拦截</text:span></text:p>
      <text:p text:style-name="P2"><text:s/><text:span text:style-name="T1">- DOMAIN-SUFFIX,s.go.sohu.com,🛑 </text:span><text:span text:style-name="T2">全球拦截</text:span></text:p>
      <text:p text:style-name="P2"><text:s/><text:span text:style-name="T1">- DOMAIN-SUFFIX,s.haiyunx.com,🛑 </text:span><text:span text:style-name="T2">全球拦截</text:span></text:p>
      <text:p text:style-name="P2"><text:s/><text:span text:style-name="T1">- DOMAIN-SUFFIX,s.hk9600.com,🛑 </text:span><text:span text:style-name="T2">全球拦截</text:span></text:p>
      <text:p text:style-name="P2"><text:s/><text:span text:style-name="T1">- DOMAIN-SUFFIX,s.hkfuy.com,🛑 </text:span><text:span text:style-name="T2">全球拦截</text:span></text:p>
      <text:p text:style-name="P2"><text:s/><text:span text:style-name="T1">- DOMAIN-SUFFIX,s.hnhgw.cn,🛑 </text:span><text:span text:style-name="T2">全球拦截</text:span></text:p>
      <text:p text:style-name="P2"><text:s/><text:span text:style-name="T1">- DOMAIN-SUFFIX,s.hzht666.com,🛑 </text:span><text:span text:style-name="T2">全球拦截</text:span></text:p>
      <text:p text:style-name="P2"><text:s/><text:span text:style-name="T1">- DOMAIN-SUFFIX,s.img.mix.sina.com.cn,🛑 </text:span><text:span text:style-name="T2">全球拦截</text:span></text:p>
      <text:p text:style-name="P2"><text:s/><text:span text:style-name="T1">- DOMAIN-SUFFIX,s.iroby.com,🛑 </text:span><text:span text:style-name="T2">全球拦截</text:span></text:p>
      <text:p text:style-name="P2"><text:s/><text:span text:style-name="T1">- DOMAIN-SUFFIX,s.iuuff.com,🛑 </text:span><text:span text:style-name="T2">全球拦截</text:span></text:p>
      <text:p text:style-name="P2"><text:s/><text:span text:style-name="T1">- DOMAIN-SUFFIX,s.jandan.com,🛑 </text:span><text:span text:style-name="T2">全球拦截</text:span></text:p>
      <text:p text:style-name="P2"><text:s/><text:span text:style-name="T1">- DOMAIN-SUFFIX,s.jimdo.com,🛑 </text:span><text:span text:style-name="T2">全球拦截</text:span></text:p>
      <text:p text:style-name="P2"><text:s/><text:span text:style-name="T1">- DOMAIN-SUFFIX,s.jlminte.com,🛑 </text:span><text:span text:style-name="T2">全球拦截</text:span></text:p>
      <text:p text:style-name="P2"><text:s/><text:span text:style-name="T1">- DOMAIN-SUFFIX,s.jpush.cn,🛑 </text:span><text:span text:style-name="T2">全球拦截</text:span></text:p>
      <text:p text:style-name="P2"><text:s/><text:span text:style-name="T1">- DOMAIN-SUFFIX,s.jzkelida.com,🛑 </text:span><text:span text:style-name="T2">全球拦截</text:span></text:p>
      <text:p text:style-name="P2"><text:s/><text:span text:style-name="T1">- DOMAIN-SUFFIX,s.khgj.cn,🛑 </text:span><text:span text:style-name="T2">全球拦截</text:span></text:p>
      <text:p text:style-name="P2"><text:s/><text:span text:style-name="T1">- DOMAIN-SUFFIX,s.l8l9.com,🛑 </text:span><text:span text:style-name="T2">全球拦截</text:span></text:p>
      <text:p text:style-name="P2"><text:s/><text:span text:style-name="T1">- DOMAIN-SUFFIX,s.maipubao.cn,🛑 </text:span><text:span text:style-name="T2">全球拦截</text:span></text:p>
      <text:p text:style-name="P2"><text:s/><text:span text:style-name="T1">- DOMAIN-SUFFIX,s.meimeidaren.com,🛑 </text:span><text:span text:style-name="T2">全球拦截</text:span></text:p>
      <text:p text:style-name="P2"><text:s/><text:span text:style-name="T1">- DOMAIN-SUFFIX,s.mgwcn.com,🛑 </text:span><text:span text:style-name="T2">全球拦截</text:span></text:p>
      <text:p text:style-name="P2"><text:s/><text:span text:style-name="T1">- DOMAIN-SUFFIX,s.mt145.com,🛑 </text:span><text:span text:style-name="T2">全球拦截</text:span></text:p>
      <text:p text:style-name="P2"><text:s/><text:span text:style-name="T1">- DOMAIN-SUFFIX,s.okmgy.cn,🛑 </text:span><text:span text:style-name="T2">全球拦截</text:span></text:p>
      <text:p text:style-name="P2"><text:s/><text:span text:style-name="T1">- DOMAIN-SUFFIX,s.phpwind.com,🛑 </text:span><text:span text:style-name="T2">全球拦截</text:span></text:p>
      <text:p text:style-name="P2"><text:s/><text:span text:style-name="T1">- DOMAIN-SUFFIX,s.qd.qingting.fm,🛑 </text:span><text:span text:style-name="T2">全球拦截</text:span></text:p>
      <text:p text:style-name="P2"><text:s/><text:span text:style-name="T1">- DOMAIN-SUFFIX,s.qd.qingtingfm.com,🛑 </text:span><text:span text:style-name="T2">全球拦截</text:span></text:p>
      <text:p text:style-name="P2"><text:s/><text:span text:style-name="T1">- DOMAIN-SUFFIX,s.qhupdate.com,🛑 </text:span><text:span text:style-name="T2">全球拦截</text:span></text:p>
      <text:p text:style-name="P2"><text:s/><text:span text:style-name="T1">- DOMAIN-SUFFIX,s.qtad.qingting.fm,🛑 </text:span><text:span text:style-name="T2">全球拦截</text:span></text:p>
      <text:p text:style-name="P2"><text:s/><text:span text:style-name="T1">- DOMAIN-SUFFIX,s.qzkxt.com,🛑 </text:span><text:span text:style-name="T2">全球拦截</text:span></text:p>
      <text:p text:style-name="P2"><text:s/><text:span text:style-name="T1">- DOMAIN-SUFFIX,s.ryre.cn,🛑 </text:span><text:span text:style-name="T2">全球拦截</text:span></text:p>
      <text:p text:style-name="P2"><text:s/><text:span text:style-name="T1">- DOMAIN-SUFFIX,s.sh.qihoo.com,🛑 </text:span><text:span text:style-name="T2">全球拦截</text:span></text:p>
      <text:p text:style-name="P2"><text:s/><text:span text:style-name="T1">- DOMAIN-SUFFIX,s.shiftrro.com,🛑 </text:span><text:span text:style-name="T2">全球拦截</text:span></text:p>
      <text:p text:style-name="P2"><text:soft-page-break/><text:s/><text:span text:style-name="T1">- DOMAIN-SUFFIX,s.staqnet.com,🛑 </text:span><text:span text:style-name="T2">全球拦截</text:span></text:p>
      <text:p text:style-name="P2"><text:s/><text:span text:style-name="T1">- DOMAIN-SUFFIX,s.temaidi.com,🛑 </text:span><text:span text:style-name="T2">全球拦截</text:span></text:p>
      <text:p text:style-name="P2"><text:s/><text:span text:style-name="T1">- DOMAIN-SUFFIX,s.trafficjam.cn,🛑 </text:span><text:span text:style-name="T2">全球拦截</text:span></text:p>
      <text:p text:style-name="P2"><text:s/><text:span text:style-name="T1">- DOMAIN-SUFFIX,s.uc627.com,🛑 </text:span><text:span text:style-name="T2">全球拦截</text:span></text:p>
      <text:p text:style-name="P2"><text:s/><text:span text:style-name="T1">- DOMAIN-SUFFIX,s.uuidksinc.net,🛑 </text:span><text:span text:style-name="T2">全球拦截</text:span></text:p>
      <text:p text:style-name="P2"><text:s/><text:span text:style-name="T1">- DOMAIN-SUFFIX,s.wapadv.com,🛑 </text:span><text:span text:style-name="T2">全球拦截</text:span></text:p>
      <text:p text:style-name="P2"><text:s/><text:span text:style-name="T1">- DOMAIN-SUFFIX,s.wrating.com,🛑 </text:span><text:span text:style-name="T2">全球拦截</text:span></text:p>
      <text:p text:style-name="P2"><text:s/><text:span text:style-name="T1">- DOMAIN-SUFFIX,s.wxktv.cn,🛑 </text:span><text:span text:style-name="T2">全球拦截</text:span></text:p>
      <text:p text:style-name="P2"><text:s/><text:span text:style-name="T1">- DOMAIN-SUFFIX,s.x.cn.xtgreat.com,🛑 </text:span><text:span text:style-name="T2">全球拦截</text:span></text:p>
      <text:p text:style-name="P2"><text:s/><text:span text:style-name="T1">- DOMAIN-SUFFIX,s.xcfe.cn,🛑 </text:span><text:span text:style-name="T2">全球拦截</text:span></text:p>
      <text:p text:style-name="P2"><text:s/><text:span text:style-name="T1">- DOMAIN-SUFFIX,s.xinghao89.com,🛑 </text:span><text:span text:style-name="T2">全球拦截</text:span></text:p>
      <text:p text:style-name="P2"><text:s/><text:span text:style-name="T1">- DOMAIN-SUFFIX,s.xmcmn.com,🛑 </text:span><text:span text:style-name="T2">全球拦截</text:span></text:p>
      <text:p text:style-name="P2"><text:s/><text:span text:style-name="T1">- DOMAIN-SUFFIX,s.yanpoly.com,🛑 </text:span><text:span text:style-name="T2">全球拦截</text:span></text:p>
      <text:p text:style-name="P2"><text:s/><text:span text:style-name="T1">- DOMAIN-SUFFIX,s.yfycy.com,🛑 </text:span><text:span text:style-name="T2">全球拦截</text:span></text:p>
      <text:p text:style-name="P2"><text:s/><text:span text:style-name="T1">- DOMAIN-SUFFIX,s.yidianzixun.com,🛑 </text:span><text:span text:style-name="T2">全球拦截</text:span></text:p>
      <text:p text:style-name="P2"><text:s/><text:span text:style-name="T1">- DOMAIN-SUFFIX,s.yjkyj.cn,🛑 </text:span><text:span text:style-name="T2">全球拦截</text:span></text:p>
      <text:p text:style-name="P2"><text:s/><text:span text:style-name="T1">- DOMAIN-SUFFIX,s.youmi.net,🛑 </text:span><text:span text:style-name="T2">全球拦截</text:span></text:p>
      <text:p text:style-name="P2"><text:s/><text:span text:style-name="T1">- DOMAIN-SUFFIX,s.ysxufeng.com,🛑 </text:span><text:span text:style-name="T2">全球拦截</text:span></text:p>
      <text:p text:style-name="P2"><text:s/><text:span text:style-name="T1">- DOMAIN-SUFFIX,s.yunpifu.cn,🛑 </text:span><text:span text:style-name="T2">全球拦截</text:span></text:p>
      <text:p text:style-name="P2"><text:s/><text:span text:style-name="T1">- DOMAIN-SUFFIX,s.zgclmw.cn,🛑 </text:span><text:span text:style-name="T2">全球拦截</text:span></text:p>
      <text:p text:style-name="P2"><text:s/><text:span text:style-name="T1">- DOMAIN-SUFFIX,s.zixuntop.com,🛑 </text:span><text:span text:style-name="T2">全球拦截</text:span></text:p>
      <text:p text:style-name="P2"><text:s/><text:span text:style-name="T1">- DOMAIN-SUFFIX,s.zjhoudao.com,🛑 </text:span><text:span text:style-name="T2">全球拦截</text:span></text:p>
      <text:p text:style-name="P2"><text:s/><text:span text:style-name="T1">- DOMAIN-SUFFIX,s.zlongad.com,🛑 </text:span><text:span text:style-name="T2">全球拦截</text:span></text:p>
      <text:p text:style-name="P2"><text:s/><text:span text:style-name="T1">- DOMAIN-SUFFIX,s.zxwdw.com,🛑 </text:span><text:span text:style-name="T2">全球拦截</text:span></text:p>
      <text:p text:style-name="P2"><text:s/><text:span text:style-name="T1">- DOMAIN-SUFFIX,s0.2mdn.net,🛑 </text:span><text:span text:style-name="T2">全球拦截</text:span></text:p>
      <text:p text:style-name="P2"><text:s/><text:span text:style-name="T1">- DOMAIN-SUFFIX,s03.optimix.asia,🛑 </text:span><text:span text:style-name="T2">全球拦截</text:span></text:p>
      <text:p text:style-name="P2"><text:s/><text:span text:style-name="T1">- DOMAIN-SUFFIX,s1.2mdn.net,🛑 </text:span><text:span text:style-name="T2">全球拦截</text:span></text:p>
      <text:p text:style-name="P2"><text:s/><text:span text:style-name="T1">- DOMAIN-SUFFIX,s1.cmfu.com,🛑 </text:span><text:span text:style-name="T2">全球拦截</text:span></text:p>
      <text:p text:style-name="P2"><text:s/><text:span text:style-name="T1">- DOMAIN-SUFFIX,s1.hiapk.com,🛑 </text:span><text:span text:style-name="T2">全球拦截</text:span></text:p>
      <text:p text:style-name="P2"><text:s/><text:span text:style-name="T1">- DOMAIN-SUFFIX,s1.hnhbyxdq.com,🛑 </text:span><text:span text:style-name="T2">全球拦截</text:span></text:p>
      <text:p text:style-name="P2"><text:s/><text:span text:style-name="T1">- DOMAIN-SUFFIX,s1.huiqituan.com,🛑 </text:span><text:span text:style-name="T2">全球拦截</text:span></text:p>
      <text:p text:style-name="P2"><text:s/><text:span text:style-name="T1">- DOMAIN-SUFFIX,s1.iigushi.com,🛑 </text:span><text:span text:style-name="T2">全球拦截</text:span></text:p>
      <text:p text:style-name="P2"><text:s/><text:span text:style-name="T1">- DOMAIN-SUFFIX,s1.kutongji.com,🛑 </text:span><text:span text:style-name="T2">全球拦截</text:span></text:p>
      <text:p text:style-name="P2"><text:s/><text:span text:style-name="T1">- DOMAIN-SUFFIX,s1.mingmingtehui.com,🛑 </text:span><text:span text:style-name="T2">全球拦截</text:span></text:p>
      <text:p text:style-name="P2"><text:s/><text:span text:style-name="T1">- DOMAIN-SUFFIX,s1.qiqutt.cn,🛑 </text:span><text:span text:style-name="T2">全球拦截</text:span></text:p>
      <text:p text:style-name="P2"><text:s/><text:span text:style-name="T1">- DOMAIN-SUFFIX,s1.qiqutt.com,🛑 </text:span><text:span text:style-name="T2">全球拦截</text:span></text:p>
      <text:p text:style-name="P2"><text:s/><text:span text:style-name="T1">- DOMAIN-SUFFIX,s1.qiuyi.cn,🛑 </text:span><text:span text:style-name="T2">全球拦截</text:span></text:p>
      <text:p text:style-name="P2"><text:s/><text:span text:style-name="T1">- DOMAIN-SUFFIX,s1.s8tu.com,🛑 </text:span><text:span text:style-name="T2">全球拦截</text:span></text:p>
      <text:p text:style-name="P2"><text:s/><text:span text:style-name="T1">- DOMAIN-SUFFIX,s1.tansuotv.com,🛑 </text:span><text:span text:style-name="T2">全球拦截</text:span></text:p>
      <text:p text:style-name="P2"><text:s/><text:span text:style-name="T1">- DOMAIN-SUFFIX,s10.histats.com,🛑 </text:span><text:span text:style-name="T2">全球拦截</text:span></text:p>
      <text:p text:style-name="P2"><text:s/><text:span text:style-name="T1">- DOMAIN-SUFFIX,s2.dnaxddnc.com,🛑 </text:span><text:span text:style-name="T2">全球拦截</text:span></text:p>
      <text:p text:style-name="P2"><text:s/><text:span text:style-name="T1">- DOMAIN-SUFFIX,s2.hiapk.com,🛑 </text:span><text:span text:style-name="T2">全球拦截</text:span></text:p>
      <text:p text:style-name="P2"><text:s/><text:span text:style-name="T1">- DOMAIN-SUFFIX,s2.huoying666.com,🛑 </text:span><text:span text:style-name="T2">全球拦截</text:span></text:p>
      <text:p text:style-name="P2"><text:s/><text:span text:style-name="T1">- DOMAIN-SUFFIX,s2.kuaibaopay.com,🛑 </text:span><text:span text:style-name="T2">全球拦截</text:span></text:p>
      <text:p text:style-name="P2"><text:s/><text:span text:style-name="T1">- DOMAIN-SUFFIX,s2.mingmingtehui.com,🛑 </text:span><text:span text:style-name="T2">全球拦截</text:span></text:p>
      <text:p text:style-name="P2"><text:s/><text:span text:style-name="T1">- DOMAIN-SUFFIX,s2.yandui.com,🛑 </text:span><text:span text:style-name="T2">全球拦截</text:span></text:p>
      <text:p text:style-name="P2"><text:s/><text:span text:style-name="T1">- DOMAIN-SUFFIX,s2.zdface.com,🛑 </text:span><text:span text:style-name="T2">全球拦截</text:span></text:p>
      <text:p text:style-name="P2"><text:s/><text:span text:style-name="T1">- DOMAIN-SUFFIX,s2.zdmimg.com,🛑 </text:span><text:span text:style-name="T2">全球拦截</text:span></text:p>
      <text:p text:style-name="P2"><text:s/><text:span text:style-name="T1">- DOMAIN-SUFFIX,s3.pfp.sina.net,🛑 </text:span><text:span text:style-name="T2">全球拦截</text:span></text:p>
      <text:p text:style-name="P2"><text:s/><text:span text:style-name="T1">- DOMAIN-SUFFIX,s3.rongnews.com,🛑 </text:span><text:span text:style-name="T2">全球拦截</text:span></text:p>
      <text:p text:style-name="P2"><text:s/><text:span text:style-name="T1">- DOMAIN-SUFFIX,s3d4.cn,🛑 </text:span><text:span text:style-name="T2">全球拦截</text:span></text:p>
      <text:p text:style-name="P2"><text:s/><text:span text:style-name="T1">- DOMAIN-SUFFIX,s4.55.la,🛑 </text:span><text:span text:style-name="T2">全球拦截</text:span></text:p>
      <text:p text:style-name="P2"><text:s/><text:span text:style-name="T1">- DOMAIN-SUFFIX,s4.histats.com,🛑 </text:span><text:span text:style-name="T2">全球拦截</text:span></text:p>
      <text:p text:style-name="P2"><text:s/><text:span text:style-name="T1">- DOMAIN-SUFFIX,s400cc.com,🛑 </text:span><text:span text:style-name="T2">全球拦截</text:span></text:p>
      <text:p text:style-name="P2"><text:s/><text:span text:style-name="T1">- DOMAIN-SUFFIX,s5.keydot.net,🛑 </text:span><text:span text:style-name="T2">全球拦截</text:span></text:p>
      <text:p text:style-name="P2"><text:s/><text:span text:style-name="T1">- DOMAIN-SUFFIX,s8.001fzc.com,🛑 </text:span><text:span text:style-name="T2">全球拦截</text:span></text:p>
      <text:p text:style-name="P2"><text:soft-page-break/><text:s/><text:span text:style-name="T1">- DOMAIN-SUFFIX,s8.dnaxddnc.com,🛑 </text:span><text:span text:style-name="T2">全球拦截</text:span></text:p>
      <text:p text:style-name="P2"><text:s/><text:span text:style-name="T1">- DOMAIN-SUFFIX,s8x1.com,🛑 </text:span><text:span text:style-name="T2">全球拦截</text:span></text:p>
      <text:p text:style-name="P2"><text:s/><text:span text:style-name="T1">- DOMAIN-SUFFIX,s9w.cc,🛑 </text:span><text:span text:style-name="T2">全球拦截</text:span></text:p>
      <text:p text:style-name="P2"><text:s/><text:span text:style-name="T1">- DOMAIN-SUFFIX,sa909.com,🛑 </text:span><text:span text:style-name="T2">全球拦截</text:span></text:p>
      <text:p text:style-name="P2"><text:s/><text:span text:style-name="T1">- DOMAIN-SUFFIX,sad.qeo.cn,🛑 </text:span><text:span text:style-name="T2">全球拦截</text:span></text:p>
      <text:p text:style-name="P2"><text:s/><text:span text:style-name="T1">- DOMAIN-SUFFIX,safe.tsgpay.cn,🛑 </text:span><text:span text:style-name="T2">全球拦截</text:span></text:p>
      <text:p text:style-name="P2"><text:s/><text:span text:style-name="T1">- DOMAIN-SUFFIX,safe-aisle.jointreport-switch.com,🛑 </text:span><text:span text:style-name="T2">全球拦截</text:span></text:p>
      <text:p text:style-name="P2"><text:s/><text:span text:style-name="T1">- DOMAIN-SUFFIX,saferwet.com,🛑 </text:span><text:span text:style-name="T2">全球拦截</text:span></text:p>
      <text:p text:style-name="P2"><text:s/><text:span text:style-name="T1">- DOMAIN-SUFFIX,same.chinadaily.com.cn,🛑 </text:span><text:span text:style-name="T2">全球拦截</text:span></text:p>
      <text:p text:style-name="P2"><text:s/><text:span text:style-name="T1">- DOMAIN-SUFFIX,same.eastmoney.com,🛑 </text:span><text:span text:style-name="T2">全球拦截</text:span></text:p>
      <text:p text:style-name="P2"><text:s/><text:span text:style-name="T1">- DOMAIN-SUFFIX,same.jrj.com.cn,🛑 </text:span><text:span text:style-name="T2">全球拦截</text:span></text:p>
      <text:p text:style-name="P2"><text:s/><text:span text:style-name="T1">- DOMAIN-SUFFIX,same.mzy2014.com,🛑 </text:span><text:span text:style-name="T2">全球拦截</text:span></text:p>
      <text:p text:style-name="P2"><text:s/><text:span text:style-name="T1">- DOMAIN-SUFFIX,same.stockstar.com,🛑 </text:span><text:span text:style-name="T2">全球拦截</text:span></text:p>
      <text:p text:style-name="P2"><text:s/><text:span text:style-name="T1">- DOMAIN-SUFFIX,same01.jrj.com.cn,🛑 </text:span><text:span text:style-name="T2">全球拦截</text:span></text:p>
      <text:p text:style-name="P2"><text:s/><text:span text:style-name="T1">- DOMAIN-SUFFIX,same02.jrj.com.cn,🛑 </text:span><text:span text:style-name="T2">全球拦截</text:span></text:p>
      <text:p text:style-name="P2"><text:s/><text:span text:style-name="T1">- DOMAIN-SUFFIX,same03.jrj.com.cn,🛑 </text:span><text:span text:style-name="T2">全球拦截</text:span></text:p>
      <text:p text:style-name="P2"><text:s/><text:span text:style-name="T1">- DOMAIN-SUFFIX,sams.nikonimaging.com,🛑 </text:span><text:span text:style-name="T2">全球拦截</text:span></text:p>
      <text:p text:style-name="P2"><text:s/><text:span text:style-name="T1">- DOMAIN-SUFFIX,sangxi.top,🛑 </text:span><text:span text:style-name="T2">全球拦截</text:span></text:p>
      <text:p text:style-name="P2"><text:s/><text:span text:style-name="T1">- DOMAIN-SUFFIX,sanya1.com,🛑 </text:span><text:span text:style-name="T2">全球拦截</text:span></text:p>
      <text:p text:style-name="P2"><text:s/><text:span text:style-name="T1">- DOMAIN-SUFFIX,sape.ru,🛑 </text:span><text:span text:style-name="T2">全球拦截</text:span></text:p>
      <text:p text:style-name="P2"><text:s/><text:span text:style-name="T1">- DOMAIN-SUFFIX,sapi.sina.cn,🛑 </text:span><text:span text:style-name="T2">全球拦截</text:span></text:p>
      <text:p text:style-name="P2"><text:s/><text:span text:style-name="T1">- DOMAIN-SUFFIX,savebt.net,🛑 </text:span><text:span text:style-name="T2">全球拦截</text:span></text:p>
      <text:p text:style-name="P2"><text:s/><text:span text:style-name="T1">- DOMAIN-SUFFIX,saxxaz.taohuayuan8888.com,🛑 </text:span><text:span text:style-name="T2">全球拦截</text:span></text:p>
      <text:p text:style-name="P2"><text:s/><text:span text:style-name="T1">- DOMAIN-SUFFIX,sb.scorecardresearch.com,🛑 </text:span><text:span text:style-name="T2">全球拦截</text:span></text:p>
      <text:p text:style-name="P2"><text:s/><text:span text:style-name="T1">- DOMAIN-SUFFIX,sb88b.com,🛑 </text:span><text:span text:style-name="T2">全球拦截</text:span></text:p>
      <text:p text:style-name="P2"><text:s/><text:span text:style-name="T1">- DOMAIN-SUFFIX,sbeacon.sina.com.cn,🛑 </text:span><text:span text:style-name="T2">全球拦截</text:span></text:p>
      <text:p text:style-name="P2"><text:s/><text:span text:style-name="T1">- DOMAIN-SUFFIX,sbrqp.com,🛑 </text:span><text:span text:style-name="T2">全球拦截</text:span></text:p>
      <text:p text:style-name="P2"><text:s/><text:span text:style-name="T1">- DOMAIN-SUFFIX,sbw.ysjweb.com,🛑 </text:span><text:span text:style-name="T2">全球拦截</text:span></text:p>
      <text:p text:style-name="P2"><text:s/><text:span text:style-name="T1">- DOMAIN-SUFFIX,sc.58mingtian.cn,🛑 </text:span><text:span text:style-name="T2">全球拦截</text:span></text:p>
      <text:p text:style-name="P2"><text:s/><text:span text:style-name="T1">- DOMAIN-SUFFIX,sc.chinaiiss.com,🛑 </text:span><text:span text:style-name="T2">全球拦截</text:span></text:p>
      <text:p text:style-name="P2"><text:s/><text:span text:style-name="T1">- DOMAIN-SUFFIX,sc.ggdoubi.com,🛑 </text:span><text:span text:style-name="T2">全球拦截</text:span></text:p>
      <text:p text:style-name="P2"><text:s/><text:span text:style-name="T1">- DOMAIN-SUFFIX,sc.ggfeng.com,🛑 </text:span><text:span text:style-name="T2">全球拦截</text:span></text:p>
      <text:p text:style-name="P2"><text:s/><text:span text:style-name="T1">- DOMAIN-SUFFIX,sc.iasds01.com,🛑 </text:span><text:span text:style-name="T2">全球拦截</text:span></text:p>
      <text:p text:style-name="P2"><text:s/><text:span text:style-name="T1">- DOMAIN-SUFFIX,sc.sczxy.com,🛑 </text:span><text:span text:style-name="T2">全球拦截</text:span></text:p>
      <text:p text:style-name="P2"><text:s/><text:span text:style-name="T1">- DOMAIN-SUFFIX,sc.shayugg.com,🛑 </text:span><text:span text:style-name="T2">全球拦截</text:span></text:p>
      <text:p text:style-name="P2"><text:s/><text:span text:style-name="T1">- DOMAIN-SUFFIX,sc1369.com,🛑 </text:span><text:span text:style-name="T2">全球拦截</text:span></text:p>
      <text:p text:style-name="P2"><text:s/><text:span text:style-name="T1">- DOMAIN-SUFFIX,scc.0.0.0.0.cn,🛑 </text:span><text:span text:style-name="T2">全球拦截</text:span></text:p>
      <text:p text:style-name="P2"><text:s/><text:span text:style-name="T1">- DOMAIN-SUFFIX,sccdn.f2zd.com,🛑 </text:span><text:span text:style-name="T2">全球拦截</text:span></text:p>
      <text:p text:style-name="P2"><text:s/><text:span text:style-name="T1">- DOMAIN-SUFFIX,scdng.com,🛑 </text:span><text:span text:style-name="T2">全球拦截</text:span></text:p>
      <text:p text:style-name="P2"><text:s/><text:span text:style-name="T1">- DOMAIN-SUFFIX,scdown.qq.com,🛑 </text:span><text:span text:style-name="T2">全球拦截</text:span></text:p>
      <text:p text:style-name="P2"><text:s/><text:span text:style-name="T1">- DOMAIN-SUFFIX,scene.vip.xunlei.com,🛑 </text:span><text:span text:style-name="T2">全球拦截</text:span></text:p>
      <text:p text:style-name="P2"><text:s/><text:span text:style-name="T1">- DOMAIN-SUFFIX,schborg.com,🛑 </text:span><text:span text:style-name="T2">全球拦截</text:span></text:p>
      <text:p text:style-name="P2"><text:s/><text:span text:style-name="T1">- DOMAIN-SUFFIX,schemas.android.com,🛑 </text:span><text:span text:style-name="T2">全球拦截</text:span></text:p>
      <text:p text:style-name="P2"><text:s/><text:span text:style-name="T1">- DOMAIN-SUFFIX,schprompt.dangdang.com,🛑 </text:span><text:span text:style-name="T2">全球拦截</text:span></text:p>
      <text:p text:style-name="P2"><text:s/><text:span text:style-name="T1">- DOMAIN-SUFFIX,sciencelolb.com,🛑 </text:span><text:span text:style-name="T2">全球拦截</text:span></text:p>
      <text:p text:style-name="P2"><text:s/><text:span text:style-name="T1">- DOMAIN-SUFFIX,scimg.27admin.com,🛑 </text:span><text:span text:style-name="T2">全球拦截</text:span></text:p>
      <text:p text:style-name="P2"><text:s/><text:span text:style-name="T1">- DOMAIN-SUFFIX,sclick.6rooms.com,🛑 </text:span><text:span text:style-name="T2">全球拦截</text:span></text:p>
      <text:p text:style-name="P2"><text:s/><text:span text:style-name="T1">- DOMAIN-SUFFIX,sclick.baidu.com,🛑 </text:span><text:span text:style-name="T2">全球拦截</text:span></text:p>
      <text:p text:style-name="P2"><text:s/><text:span text:style-name="T1">- DOMAIN-SUFFIX,sclizhong.com,🛑 </text:span><text:span text:style-name="T2">全球拦截</text:span></text:p>
      <text:p text:style-name="P2"><text:s/><text:span text:style-name="T1">- DOMAIN-SUFFIX,sclog.moviebox.baofeng.com,🛑 </text:span><text:span text:style-name="T2">全球拦截</text:span></text:p>
      <text:p text:style-name="P2"><text:s/><text:span text:style-name="T1">- DOMAIN-SUFFIX,scribe.twitter.com,🛑 </text:span><text:span text:style-name="T2">全球拦截</text:span></text:p>
      <text:p text:style-name="P2"><text:s/><text:span text:style-name="T1">- DOMAIN-SUFFIX,scrippsnetworks.com,🛑 </text:span><text:span text:style-name="T2">全球拦截</text:span></text:p>
      <text:p text:style-name="P2"><text:s/><text:span text:style-name="T1">- DOMAIN-SUFFIX,script.crazyegg.com,🛑 </text:span><text:span text:style-name="T2">全球拦截</text:span></text:p>
      <text:p text:style-name="P2"><text:s/><text:span text:style-name="T1">- DOMAIN-SUFFIX,script.vccoo.com,🛑 </text:span><text:span text:style-name="T2">全球拦截</text:span></text:p>
      <text:p text:style-name="P2"><text:s/><text:span text:style-name="T1">- DOMAIN-SUFFIX,script-bd.baixing.net,🛑 </text:span><text:span text:style-name="T2">全球拦截</text:span></text:p>
      <text:p text:style-name="P2"><text:s/><text:span text:style-name="T1">- DOMAIN-SUFFIX,scriptcc.cc,🛑 </text:span><text:span text:style-name="T2">全球拦截</text:span></text:p>
      <text:p text:style-name="P2"><text:soft-page-break/><text:s/><text:span text:style-name="T1">- DOMAIN-SUFFIX,scupio.com,🛑 </text:span><text:span text:style-name="T2">全球拦截</text:span></text:p>
      <text:p text:style-name="P2"><text:s/><text:span text:style-name="T1">- DOMAIN-SUFFIX,scw0.com,🛑 </text:span><text:span text:style-name="T2">全球拦截</text:span></text:p>
      <text:p text:style-name="P2"><text:s/><text:span text:style-name="T1">- DOMAIN-SUFFIX,sd.0.0.0.0.cn,🛑 </text:span><text:span text:style-name="T2">全球拦截</text:span></text:p>
      <text:p text:style-name="P2"><text:s/><text:span text:style-name="T1">- DOMAIN-SUFFIX,sd.kk3g.net,🛑 </text:span><text:span text:style-name="T2">全球拦截</text:span></text:p>
      <text:p text:style-name="P2"><text:s/><text:span text:style-name="T1">- DOMAIN-SUFFIX,sdac.lenovomm.com,🛑 </text:span><text:span text:style-name="T2">全球拦截</text:span></text:p>
      <text:p text:style-name="P2"><text:s/><text:span text:style-name="T1">- DOMAIN-SUFFIX,sdb.amazonaws.com,🛑 </text:span><text:span text:style-name="T2">全球拦截</text:span></text:p>
      <text:p text:style-name="P2"><text:s/><text:span text:style-name="T1">- DOMAIN-SUFFIX,sdhzstone.net,🛑 </text:span><text:span text:style-name="T2">全球拦截</text:span></text:p>
      <text:p text:style-name="P2"><text:s/><text:span text:style-name="T1">- DOMAIN-SUFFIX,sdk.appadhoc.com,🛑 </text:span><text:span text:style-name="T2">全球拦截</text:span></text:p>
      <text:p text:style-name="P2"><text:s/><text:span text:style-name="T1">- DOMAIN-SUFFIX,sdk.cdnmaster.com,🛑 </text:span><text:span text:style-name="T2">全球拦截</text:span></text:p>
      <text:p text:style-name="P2"><text:s/><text:span text:style-name="T1">- DOMAIN-SUFFIX,sdk.cmgame.com,🛑 </text:span><text:span text:style-name="T2">全球拦截</text:span></text:p>
      <text:p text:style-name="P2"><text:s/><text:span text:style-name="T1">- DOMAIN-SUFFIX,sdk.conf.igexin.com,🛑 </text:span><text:span text:style-name="T2">全球拦截</text:span></text:p>
      <text:p text:style-name="P2"><text:s/><text:span text:style-name="T1">- DOMAIN-SUFFIX,sdk.mobad.ijinshan.com,🛑 </text:span><text:span text:style-name="T2">全球拦截</text:span></text:p>
      <text:p text:style-name="P2"><text:s/><text:span text:style-name="T1">- DOMAIN-SUFFIX,sdk.open.amp.igexin.com,🛑 </text:span><text:span text:style-name="T2">全球拦截</text:span></text:p>
      <text:p text:style-name="P2"><text:s/><text:span text:style-name="T1">- DOMAIN-SUFFIX,sdk.open.lbs.igexin.com,🛑 </text:span><text:span text:style-name="T2">全球拦截</text:span></text:p>
      <text:p text:style-name="P2"><text:s/><text:span text:style-name="T1">- DOMAIN-SUFFIX,sdk.open.phone.igexin.com,🛑 </text:span><text:span text:style-name="T2">全球拦截</text:span></text:p>
      <text:p text:style-name="P2"><text:s/><text:span text:style-name="T1">- DOMAIN-SUFFIX,sdk.open.talk.gepush.com,🛑 </text:span><text:span text:style-name="T2">全球拦截</text:span></text:p>
      <text:p text:style-name="P2"><text:s/><text:span text:style-name="T1">- DOMAIN-SUFFIX,sdk.open.talk.igexin.com,🛑 </text:span><text:span text:style-name="T2">全球拦截</text:span></text:p>
      <text:p text:style-name="P2"><text:s/><text:span text:style-name="T1">- DOMAIN-SUFFIX,sdkapp.mobile.sina.cn,🛑 </text:span><text:span text:style-name="T2">全球拦截</text:span></text:p>
      <text:p text:style-name="P2"><text:s/><text:span text:style-name="T1">- DOMAIN-SUFFIX,sdkapp.uve.weibo.com,🛑 </text:span><text:span text:style-name="T2">全球拦截</text:span></text:p>
      <text:p text:style-name="P2"><text:s/><text:span text:style-name="T1">- DOMAIN-SUFFIX,sdkclick.mobile.sina.cn,🛑 </text:span><text:span text:style-name="T2">全球拦截</text:span></text:p>
      <text:p text:style-name="P2"><text:s/><text:span text:style-name="T1">- DOMAIN-SUFFIX,sdkconfig.ad.intl.xiaomi.com,🛑 </text:span><text:span text:style-name="T2">全球拦截</text:span></text:p>
      <text:p text:style-name="P2"><text:s/><text:span text:style-name="T1">- DOMAIN-SUFFIX,sdkdm.com,🛑 </text:span><text:span text:style-name="T2">全球拦截</text:span></text:p>
      <text:p text:style-name="P2"><text:s/><text:span text:style-name="T1">- DOMAIN-SUFFIX,sdklog.cmgame.com,🛑 </text:span><text:span text:style-name="T2">全球拦截</text:span></text:p>
      <text:p text:style-name="P2"><text:s/><text:span text:style-name="T1">- DOMAIN-SUFFIX,sdklog.uu.cc,🛑 </text:span><text:span text:style-name="T2">全球拦截</text:span></text:p>
      <text:p text:style-name="P2"><text:s/><text:span text:style-name="T1">- DOMAIN-SUFFIX,sdkpay.uu.cc,🛑 </text:span><text:span text:style-name="T2">全球拦截</text:span></text:p>
      <text:p text:style-name="P2"><text:s/><text:span text:style-name="T1">- DOMAIN-SUFFIX,sdksitter.m.sjzhushou.com,🛑 </text:span><text:span text:style-name="T2">全球拦截</text:span></text:p>
      <text:p text:style-name="P2"><text:s/><text:span text:style-name="T1">- DOMAIN-SUFFIX,sdl.0.0.0.0.cn,🛑 </text:span><text:span text:style-name="T2">全球拦截</text:span></text:p>
      <text:p text:style-name="P2"><text:s/><text:span text:style-name="T1">- DOMAIN-SUFFIX,sdn.kugou.com,🛑 </text:span><text:span text:style-name="T2">全球拦截</text:span></text:p>
      <text:p text:style-name="P2"><text:s/><text:span text:style-name="T1">- DOMAIN-SUFFIX,sdn.penggua.com.cn,🛑 </text:span><text:span text:style-name="T2">全球拦截</text:span></text:p>
      <text:p text:style-name="P2"><text:s/><text:span text:style-name="T1">- DOMAIN-SUFFIX,sdownload.stargame.com,🛑 </text:span><text:span text:style-name="T2">全球拦截</text:span></text:p>
      <text:p text:style-name="P2"><text:s/><text:span text:style-name="T1">- DOMAIN-SUFFIX,sdqoi2d.com,🛑 </text:span><text:span text:style-name="T2">全球拦截</text:span></text:p>
      <text:p text:style-name="P2"><text:s/><text:span text:style-name="T1">- DOMAIN-SUFFIX,sdwfw.com,🛑 </text:span><text:span text:style-name="T2">全球拦截</text:span></text:p>
      <text:p text:style-name="P2"><text:s/><text:span text:style-name="T1">- DOMAIN-SUFFIX,sdycd.com,🛑 </text:span><text:span text:style-name="T2">全球拦截</text:span></text:p>
      <text:p text:style-name="P2"><text:s/><text:span text:style-name="T1">- DOMAIN-SUFFIX,sea.napi.ucweb.com,🛑 </text:span><text:span text:style-name="T2">全球拦截</text:span></text:p>
      <text:p text:style-name="P2"><text:s/><text:span text:style-name="T1">- DOMAIN-SUFFIX,searchignited.com,🛑 </text:span><text:span text:style-name="T2">全球拦截</text:span></text:p>
      <text:p text:style-name="P2"><text:s/><text:span text:style-name="T1">- DOMAIN-SUFFIX,searchswapper.com,🛑 </text:span><text:span text:style-name="T2">全球拦截</text:span></text:p>
      <text:p text:style-name="P2"><text:s/><text:span text:style-name="T1">- DOMAIN-SUFFIX,seavideo-ak.espn.go.com,🛑 </text:span><text:span text:style-name="T2">全球拦截</text:span></text:p>
      <text:p text:style-name="P2"><text:s/><text:span text:style-name="T1">- DOMAIN-SUFFIX,sebar.thand.info,🛑 </text:span><text:span text:style-name="T2">全球拦截</text:span></text:p>
      <text:p text:style-name="P2"><text:s/><text:span text:style-name="T1">- DOMAIN-SUFFIX,sec.resource.xiaomi.net,🛑 </text:span><text:span text:style-name="T2">全球拦截</text:span></text:p>
      <text:p text:style-name="P2"><text:s/><text:span text:style-name="T1">- DOMAIN-SUFFIX,secpay.wostore.cn,🛑 </text:span><text:span text:style-name="T2">全球拦截</text:span></text:p>
      <text:p text:style-name="P2"><text:s/><text:span text:style-name="T1">- DOMAIN-SUFFIX,secretmedia.s3.amazonaws.com,🛑 </text:span><text:span text:style-name="T2">全球拦截</text:span></text:p>
      <text:p text:style-name="P2"><text:s/><text:span text:style-name="T1">- DOMAIN-SUFFIX,secure.dsp.com,🛑 </text:span><text:span text:style-name="T2">全球拦截</text:span></text:p>
      <text:p text:style-name="P2"><text:s/><text:span text:style-name="T1">- DOMAIN-SUFFIX,secure.fastclick.net,🛑 </text:span><text:span text:style-name="T2">全球拦截</text:span></text:p>
      <text:p text:style-name="P2"><text:s/><text:span text:style-name="T1">- DOMAIN-SUFFIX,secure.img-cdn.mediaplex.com,🛑 </text:span><text:span text:style-name="T2">全球拦截</text:span></text:p>
      <text:p text:style-name="P2"><text:s/><text:span text:style-name="T1">- DOMAIN-SUFFIX,secure.quantserve.com,🛑 </text:span><text:span text:style-name="T2">全球拦截</text:span></text:p>
      <text:p text:style-name="P2"><text:s/><text:span text:style-name="T1">- DOMAIN-SUFFIX,secure.statcounter.com,🛑 </text:span><text:span text:style-name="T2">全球拦截</text:span></text:p>
      <text:p text:style-name="P2"><text:s/><text:span text:style-name="T1">- DOMAIN-SUFFIX,secure-asia.imrworldwide.com,🛑 </text:span><text:span text:style-name="T2">全球拦截</text:span></text:p>
      <text:p text:style-name="P2"><text:s/><text:span text:style-name="T1">- DOMAIN-SUFFIX,secure-assets.rubiconproject.com,🛑 </text:span><text:span text:style-name="T2">全球拦截</text:span></text:p>
      <text:p text:style-name="P2"><text:s/><text:span text:style-name="T1">- DOMAIN-SUFFIX,secure-chn.imrworldwide.com,🛑 </text:span><text:span text:style-name="T2">全球拦截</text:span></text:p>
      <text:p text:style-name="P2"><text:s/><text:span text:style-name="T1">- DOMAIN-SUFFIX,secure-ds.serving-sys.com,🛑 </text:span><text:span text:style-name="T2">全球拦截</text:span></text:p>
      <text:p text:style-name="P2"><text:s/><text:span text:style-name="T1">- DOMAIN-SUFFIX,security.browser.miui.com,🛑 </text:span><text:span text:style-name="T2">全球拦截</text:span></text:p>
      <text:p text:style-name="P2"><text:s/><text:span text:style-name="T1">- DOMAIN-SUFFIX,seen.h01ce.cn,🛑 </text:span><text:span text:style-name="T2">全球拦截</text:span></text:p>
      <text:p text:style-name="P2"><text:s/><text:span text:style-name="T1">- DOMAIN-SUFFIX,seen.hgo7r.cn,🛑 </text:span><text:span text:style-name="T2">全球拦截</text:span></text:p>
      <text:p text:style-name="P2"><text:s/><text:span text:style-name="T1">- DOMAIN-SUFFIX,seg.sharethis.com,🛑 </text:span><text:span text:style-name="T2">全球拦截</text:span></text:p>
      <text:p text:style-name="P2"><text:s/><text:span text:style-name="T1">- DOMAIN-SUFFIX,segment.com,🛑 </text:span><text:span text:style-name="T2">全球拦截</text:span></text:p>
      <text:p text:style-name="P2"><text:s/><text:span text:style-name="T1">- DOMAIN-SUFFIX,selfie.snapmobileasia.net,🛑 </text:span><text:span text:style-name="T2">全球拦截</text:span></text:p>
      <text:p text:style-name="P2"><text:soft-page-break/><text:s/><text:span text:style-name="T1">- DOMAIN-SUFFIX,sell1.etlong.com,🛑 </text:span><text:span text:style-name="T2">全球拦截</text:span></text:p>
      <text:p text:style-name="P2"><text:s/><text:span text:style-name="T1">- DOMAIN-SUFFIX,sensorsdata.ruguoapp.com,🛑 </text:span><text:span text:style-name="T2">全球拦截</text:span></text:p>
      <text:p text:style-name="P2"><text:s/><text:span text:style-name="T1">- DOMAIN-SUFFIX,serial.alcohol-soft.com,🛑 </text:span><text:span text:style-name="T2">全球拦截</text:span></text:p>
      <text:p text:style-name="P2"><text:s/><text:span text:style-name="T1">- DOMAIN-SUFFIX,serrano.hardwareheaven.com,🛑 </text:span><text:span text:style-name="T2">全球拦截</text:span></text:p>
      <text:p text:style-name="P2"><text:s/><text:span text:style-name="T1">- DOMAIN-SUFFIX,serve.popads.net,🛑 </text:span><text:span text:style-name="T2">全球拦截</text:span></text:p>
      <text:p text:style-name="P2"><text:s/><text:span text:style-name="T1">- DOMAIN-SUFFIX,servedby.keygamesnetwork.com,🛑 </text:span><text:span text:style-name="T2">全球拦截</text:span></text:p>
      <text:p text:style-name="P2"><text:s/><text:span text:style-name="T1">- DOMAIN-SUFFIX,server.m.pp.cn,🛑 </text:span><text:span text:style-name="T2">全球拦截</text:span></text:p>
      <text:p text:style-name="P2"><text:s/><text:span text:style-name="T1">- DOMAIN-SUFFIX,service.ad.adesk.com,🛑 </text:span><text:span text:style-name="T2">全球拦截</text:span></text:p>
      <text:p text:style-name="P2"><text:s/><text:span text:style-name="T1">- DOMAIN-SUFFIX,service.ad.duomi.com,🛑 </text:span><text:span text:style-name="T2">全球拦截</text:span></text:p>
      <text:p text:style-name="P2"><text:s/><text:span text:style-name="T1">- DOMAIN-SUFFIX,service.cocounion.com,🛑 </text:span><text:span text:style-name="T2">全球拦截</text:span></text:p>
      <text:p text:style-name="P2"><text:s/><text:span text:style-name="T1">- DOMAIN-SUFFIX,service.danmu.youku.com,🛑 </text:span><text:span text:style-name="T2">全球拦截</text:span></text:p>
      <text:p text:style-name="P2"><text:s/><text:span text:style-name="T1">- DOMAIN-SUFFIX,service.epro.sogou.com,🛑 </text:span><text:span text:style-name="T2">全球拦截</text:span></text:p>
      <text:p text:style-name="P2"><text:s/><text:span text:style-name="T1">- DOMAIN-SUFFIX,service.urchin.com,🛑 </text:span><text:span text:style-name="T2">全球拦截</text:span></text:p>
      <text:p text:style-name="P2"><text:s/><text:span text:style-name="T1">- DOMAIN-SUFFIX,servicer.adskeeper.co.uk,🛑 </text:span><text:span text:style-name="T2">全球拦截</text:span></text:p>
      <text:p text:style-name="P2"><text:s/><text:span text:style-name="T1">- DOMAIN-SUFFIX,serving-sys.com,🛑 </text:span><text:span text:style-name="T2">全球拦截</text:span></text:p>
      <text:p text:style-name="P2"><text:s/><text:span text:style-name="T1">- DOMAIN-SUFFIX,sestat.baidu.com,🛑 </text:span><text:span text:style-name="T2">全球拦截</text:span></text:p>
      <text:p text:style-name="P2"><text:s/><text:span text:style-name="T1">- DOMAIN-SUFFIX,setting.crashlytics.com,🛑 </text:span><text:span text:style-name="T2">全球拦截</text:span></text:p>
      <text:p text:style-name="P2"><text:s/><text:span text:style-name="T1">- DOMAIN-SUFFIX,setting.rayjump.com,🛑 </text:span><text:span text:style-name="T2">全球拦截</text:span></text:p>
      <text:p text:style-name="P2"><text:s/><text:span text:style-name="T1">- DOMAIN-SUFFIX,setting.snswin.qq.com,🛑 </text:span><text:span text:style-name="T2">全球拦截</text:span></text:p>
      <text:p text:style-name="P2"><text:s/><text:span text:style-name="T1">- DOMAIN-SUFFIX,settings.crashlytics.com,🛑 </text:span><text:span text:style-name="T2">全球拦截</text:span></text:p>
      <text:p text:style-name="P2"><text:s/><text:span text:style-name="T1">- DOMAIN-SUFFIX,sezvc.com,🛑 </text:span><text:span text:style-name="T2">全球拦截</text:span></text:p>
      <text:p text:style-name="P2"><text:s/><text:span text:style-name="T1">- DOMAIN-SUFFIX,sfloushi.com,🛑 </text:span><text:span text:style-name="T2">全球拦截</text:span></text:p>
      <text:p text:style-name="P2"><text:s/><text:span text:style-name="T1">- DOMAIN-SUFFIX,sgbfjs.info,🛑 </text:span><text:span text:style-name="T2">全球拦截</text:span></text:p>
      <text:p text:style-name="P2"><text:s/><text:span text:style-name="T1">- DOMAIN-SUFFIX,sg-cdn.effectivemeasure.net,🛑 </text:span><text:span text:style-name="T2">全球拦截</text:span></text:p>
      <text:p text:style-name="P2"><text:s/><text:span text:style-name="T1">- DOMAIN-SUFFIX,sgg.southcn.com,🛑 </text:span><text:span text:style-name="T2">全球拦截</text:span></text:p>
      <text:p text:style-name="P2"><text:s/><text:span text:style-name="T1">- DOMAIN-SUFFIX,sgvip.chinahdcm.com,🛑 </text:span><text:span text:style-name="T2">全球拦截</text:span></text:p>
      <text:p text:style-name="P2"><text:s/><text:span text:style-name="T1">- DOMAIN-SUFFIX,sh.qihoo.com,🛑 </text:span><text:span text:style-name="T2">全球拦截</text:span></text:p>
      <text:p text:style-name="P2"><text:s/><text:span text:style-name="T1">- DOMAIN-SUFFIX,sh.shuqw.com,🛑 </text:span><text:span text:style-name="T2">全球拦截</text:span></text:p>
      <text:p text:style-name="P2"><text:s/><text:span text:style-name="T1">- DOMAIN-SUFFIX,sha50.com,🛑 </text:span><text:span text:style-name="T2">全球拦截</text:span></text:p>
      <text:p text:style-name="P2"><text:s/><text:span text:style-name="T1">- DOMAIN-SUFFIX,shadu.baidu.com,🛑 </text:span><text:span text:style-name="T2">全球拦截</text:span></text:p>
      <text:p text:style-name="P2"><text:s/><text:span text:style-name="T1">- DOMAIN-SUFFIX,shaft.jebe.renren.com,🛑 </text:span><text:span text:style-name="T2">全球拦截</text:span></text:p>
      <text:p text:style-name="P2"><text:s/><text:span text:style-name="T1">- DOMAIN-SUFFIX,shama5.com,🛑 </text:span><text:span text:style-name="T2">全球拦截</text:span></text:p>
      <text:p text:style-name="P2"><text:s/><text:span text:style-name="T1">- DOMAIN-SUFFIX,shanghaironghua.com,🛑 </text:span><text:span text:style-name="T2">全球拦截</text:span></text:p>
      <text:p text:style-name="P2"><text:s/><text:span text:style-name="T1">- DOMAIN-SUFFIX,shanglinli.com,🛑 </text:span><text:span text:style-name="T2">全球拦截</text:span></text:p>
      <text:p text:style-name="P2"><text:s/><text:span text:style-name="T1">- DOMAIN-SUFFIX,shangz99991.com,🛑 </text:span><text:span text:style-name="T2">全球拦截</text:span></text:p>
      <text:p text:style-name="P2"><text:s/><text:span text:style-name="T1">- DOMAIN-SUFFIX,share.gzdsw.com,🛑 </text:span><text:span text:style-name="T2">全球拦截</text:span></text:p>
      <text:p text:style-name="P2"><text:s/><text:span text:style-name="T1">- DOMAIN-SUFFIX,shared.youdao.com,🛑 </text:span><text:span text:style-name="T2">全球拦截</text:span></text:p>
      <text:p text:style-name="P2"><text:s/><text:span text:style-name="T1">- DOMAIN-SUFFIX,sharedaddomain.com,🛑 </text:span><text:span text:style-name="T2">全球拦截</text:span></text:p>
      <text:p text:style-name="P2"><text:s/><text:span text:style-name="T1">- DOMAIN-SUFFIX,sharrysweb.com,🛑 </text:span><text:span text:style-name="T2">全球拦截</text:span></text:p>
      <text:p text:style-name="P2"><text:s/><text:span text:style-name="T1">- DOMAIN-SUFFIX,shbywsd.cn,🛑 </text:span><text:span text:style-name="T2">全球拦截</text:span></text:p>
      <text:p text:style-name="P2"><text:s/><text:span text:style-name="T1">- DOMAIN-SUFFIX,shenghuo.xiaomi.com,🛑 </text:span><text:span text:style-name="T2">全球拦截</text:span></text:p>
      <text:p text:style-name="P2"><text:s/><text:span text:style-name="T1">- DOMAIN-SUFFIX,shenleyuni.com,🛑 </text:span><text:span text:style-name="T2">全球拦截</text:span></text:p>
      <text:p text:style-name="P2"><text:s/><text:span text:style-name="T1">- DOMAIN-SUFFIX,shenyian.net,🛑 </text:span><text:span text:style-name="T2">全球拦截</text:span></text:p>
      <text:p text:style-name="P2"><text:s/><text:span text:style-name="T1">- DOMAIN-SUFFIX,shenyun.org,🛑 </text:span><text:span text:style-name="T2">全球拦截</text:span></text:p>
      <text:p text:style-name="P2"><text:s/><text:span text:style-name="T1">- DOMAIN-SUFFIX,shglegle.com,🛑 </text:span><text:span text:style-name="T2">全球拦截</text:span></text:p>
      <text:p text:style-name="P2"><text:s/><text:span text:style-name="T1">- DOMAIN-SUFFIX,shibeiou.com,🛑 </text:span><text:span text:style-name="T2">全球拦截</text:span></text:p>
      <text:p text:style-name="P2"><text:s/><text:span text:style-name="T1">- DOMAIN-SUFFIX,shiftrro.com,🛑 </text:span><text:span text:style-name="T2">全球拦截</text:span></text:p>
      <text:p text:style-name="P2"><text:s/><text:span text:style-name="T1">- DOMAIN-SUFFIX,shili.downxia.com,🛑 </text:span><text:span text:style-name="T2">全球拦截</text:span></text:p>
      <text:p text:style-name="P2"><text:s/><text:span text:style-name="T1">- DOMAIN-SUFFIX,shili.wanyx.com,🛑 </text:span><text:span text:style-name="T2">全球拦截</text:span></text:p>
      <text:p text:style-name="P2"><text:s/><text:span text:style-name="T1">- DOMAIN-SUFFIX,shiwan.dl.gxpan.cn,🛑 </text:span><text:span text:style-name="T2">全球拦截</text:span></text:p>
      <text:p text:style-name="P2"><text:s/><text:span text:style-name="T1">- DOMAIN-SUFFIX,shixunjs.th21333.com,🛑 </text:span><text:span text:style-name="T2">全球拦截</text:span></text:p>
      <text:p text:style-name="P2"><text:s/><text:span text:style-name="T1">- DOMAIN-SUFFIX,shke.kuuad.com,🛑 </text:span><text:span text:style-name="T2">全球拦截</text:span></text:p>
      <text:p text:style-name="P2"><text:s/><text:span text:style-name="T1">- DOMAIN-SUFFIX,shop.admin.yinyuetai.com,🛑 </text:span><text:span text:style-name="T2">全球拦截</text:span></text:p>
      <text:p text:style-name="P2"><text:s/><text:span text:style-name="T1">- DOMAIN-SUFFIX,shop.yinyuetai.com,🛑 </text:span><text:span text:style-name="T2">全球拦截</text:span></text:p>
      <text:p text:style-name="P2"><text:s/><text:span text:style-name="T1">- DOMAIN-SUFFIX,shop265.com,🛑 </text:span><text:span text:style-name="T2">全球拦截</text:span></text:p>
      <text:p text:style-name="P2"><text:s/><text:span text:style-name="T1">- DOMAIN-SUFFIX,shoppingpartners2.futurenet.com,🛑 </text:span><text:span text:style-name="T2">全球拦截</text:span></text:p>
      <text:p text:style-name="P2"><text:soft-page-break/><text:s/><text:span text:style-name="T1">- DOMAIN-SUFFIX,shouyoutan.com,🛑 </text:span><text:span text:style-name="T2">全球拦截</text:span></text:p>
      <text:p text:style-name="P2"><text:s/><text:span text:style-name="T1">- DOMAIN-SUFFIX,show.kc.taotaosou.com,🛑 </text:span><text:span text:style-name="T2">全球拦截</text:span></text:p>
      <text:p text:style-name="P2"><text:s/><text:span text:style-name="T1">- DOMAIN-SUFFIX,show.qx15.com,🛑 </text:span><text:span text:style-name="T2">全球拦截</text:span></text:p>
      <text:p text:style-name="P2"><text:s/><text:span text:style-name="T1">- DOMAIN-SUFFIX,show.xiazai16.com,🛑 </text:span><text:span text:style-name="T2">全球拦截</text:span></text:p>
      <text:p text:style-name="P2"><text:s/><text:span text:style-name="T1">- DOMAIN-SUFFIX,showcase.vpsboard.com,🛑 </text:span><text:span text:style-name="T2">全球拦截</text:span></text:p>
      <text:p text:style-name="P2"><text:s/><text:span text:style-name="T1">- DOMAIN-SUFFIX,showing.hardwareheaven.com,🛑 </text:span><text:span text:style-name="T2">全球拦截</text:span></text:p>
      <text:p text:style-name="P2"><text:s/><text:span text:style-name="T1">- DOMAIN-SUFFIX,shows.21cn.com,🛑 </text:span><text:span text:style-name="T2">全球拦截</text:span></text:p>
      <text:p text:style-name="P2"><text:s/><text:span text:style-name="T1">- DOMAIN-SUFFIX,shtt.shuqw.com,🛑 </text:span><text:span text:style-name="T2">全球拦截</text:span></text:p>
      <text:p text:style-name="P2"><text:s/><text:span text:style-name="T1">- DOMAIN-SUFFIX,shucaihangjia.com,🛑 </text:span><text:span text:style-name="T2">全球拦截</text:span></text:p>
      <text:p text:style-name="P2"><text:s/><text:span text:style-name="T1">- DOMAIN-SUFFIX,shuiguo.com,🛑 </text:span><text:span text:style-name="T2">全球拦截</text:span></text:p>
      <text:p text:style-name="P2"><text:s/><text:span text:style-name="T1">- DOMAIN-SUFFIX,shuqw.com,🛑 </text:span><text:span text:style-name="T2">全球拦截</text:span></text:p>
      <text:p text:style-name="P2"><text:s/><text:span text:style-name="T1">- DOMAIN-SUFFIX,shushijiameng123.com,🛑 </text:span><text:span text:style-name="T2">全球拦截</text:span></text:p>
      <text:p text:style-name="P2"><text:s/><text:span text:style-name="T1">- DOMAIN-SUFFIX,shuttle.bayescom.com,🛑 </text:span><text:span text:style-name="T2">全球拦截</text:span></text:p>
      <text:p text:style-name="P2"><text:s/><text:span text:style-name="T1">- DOMAIN-SUFFIX,shxinjie.cn,🛑 </text:span><text:span text:style-name="T2">全球拦截</text:span></text:p>
      <text:p text:style-name="P2"><text:s/><text:span text:style-name="T1">- DOMAIN-SUFFIX,shzyjbr.wtdtjs.rocks,🛑 </text:span><text:span text:style-name="T2">全球拦截</text:span></text:p>
      <text:p text:style-name="P2"><text:s/><text:span text:style-name="T1">- DOMAIN-SUFFIX,si9377.com,🛑 </text:span><text:span text:style-name="T2">全球拦截</text:span></text:p>
      <text:p text:style-name="P2"><text:s/><text:span text:style-name="T1">- DOMAIN-SUFFIX,sicentlife.com,🛑 </text:span><text:span text:style-name="T2">全球拦截</text:span></text:p>
      <text:p text:style-name="P2"><text:s/><text:span text:style-name="T1">- DOMAIN-SUFFIX,sigbusa.com,🛑 </text:span><text:span text:style-name="T2">全球拦截</text:span></text:p>
      <text:p text:style-name="P2"><text:s/><text:span text:style-name="T1">- DOMAIN-SUFFIX,sigo99.com,🛑 </text:span><text:span text:style-name="T2">全球拦截</text:span></text:p>
      <text:p text:style-name="P2"><text:s/><text:span text:style-name="T1">- DOMAIN-SUFFIX,simba.m.taobao.com,🛑 </text:span><text:span text:style-name="T2">全球拦截</text:span></text:p>
      <text:p text:style-name="P2"><text:s/><text:span text:style-name="T1">- DOMAIN-SUFFIX,sina.wrating.com,🛑 </text:span><text:span text:style-name="T2">全球拦截</text:span></text:p>
      <text:p text:style-name="P2"><text:s/><text:span text:style-name="T1">- DOMAIN-SUFFIX,sina.yinstar.org,🛑 </text:span><text:span text:style-name="T2">全球拦截</text:span></text:p>
      <text:p text:style-name="P2"><text:s/><text:span text:style-name="T1">- DOMAIN-SUFFIX,sinaalicdn.com,🛑 </text:span><text:span text:style-name="T2">全球拦截</text:span></text:p>
      <text:p text:style-name="P2"><text:s/><text:span text:style-name="T1">- DOMAIN-SUFFIX,sinaaliyun.cn,🛑 </text:span><text:span text:style-name="T2">全球拦截</text:span></text:p>
      <text:p text:style-name="P2"><text:s/><text:span text:style-name="T1">- DOMAIN-SUFFIX,siqwqjza.m.yikanxiaoshuo.net,🛑 </text:span><text:span text:style-name="T2">全球拦截</text:span></text:p>
      <text:p text:style-name="P2"><text:s/><text:span text:style-name="T1">- DOMAIN-SUFFIX,sis.jpush.io,🛑 </text:span><text:span text:style-name="T2">全球拦截</text:span></text:p>
      <text:p text:style-name="P2"><text:s/><text:span text:style-name="T1">- DOMAIN-SUFFIX,sit.gentags.net,🛑 </text:span><text:span text:style-name="T2">全球拦截</text:span></text:p>
      <text:p text:style-name="P2"><text:s/><text:span text:style-name="T1">- DOMAIN-SUFFIX,sit.pagechoice.net,🛑 </text:span><text:span text:style-name="T2">全球拦截</text:span></text:p>
      <text:p text:style-name="P2"><text:s/><text:span text:style-name="T1">- DOMAIN-SUFFIX,site.cdnmaster.com,🛑 </text:span><text:span text:style-name="T2">全球拦截</text:span></text:p>
      <text:p text:style-name="P2"><text:s/><text:span text:style-name="T1">- DOMAIN-SUFFIX,site.img.4tube.com,🛑 </text:span><text:span text:style-name="T2">全球拦截</text:span></text:p>
      <text:p text:style-name="P2"><text:s/><text:span text:style-name="T1">- DOMAIN-SUFFIX,sitemeter.com,🛑 </text:span><text:span text:style-name="T2">全球拦截</text:span></text:p>
      <text:p text:style-name="P2"><text:s/><text:span text:style-name="T1">- DOMAIN-SUFFIX,sitemobia.com,🛑 </text:span><text:span text:style-name="T2">全球拦截</text:span></text:p>
      <text:p text:style-name="P2"><text:s/><text:span text:style-name="T1">- DOMAIN-SUFFIX,sitescout.com,🛑 </text:span><text:span text:style-name="T2">全球拦截</text:span></text:p>
      <text:p text:style-name="P2"><text:s/><text:span text:style-name="T1">- DOMAIN-SUFFIX,sitetag.us,🛑 </text:span><text:span text:style-name="T2">全球拦截</text:span></text:p>
      <text:p text:style-name="P2"><text:s/><text:span text:style-name="T1">- DOMAIN-SUFFIX,sj.uukanshu.com,🛑 </text:span><text:span text:style-name="T2">全球拦截</text:span></text:p>
      <text:p text:style-name="P2"><text:s/><text:span text:style-name="T1">- DOMAIN-SUFFIX,sj1.3987.com,🛑 </text:span><text:span text:style-name="T2">全球拦截</text:span></text:p>
      <text:p text:style-name="P2"><text:s/><text:span text:style-name="T1">- DOMAIN-SUFFIX,sjj.jsyjwj.com,🛑 </text:span><text:span text:style-name="T2">全球拦截</text:span></text:p>
      <text:p text:style-name="P2"><text:s/><text:span text:style-name="T1">- DOMAIN-SUFFIX,skatehot.net,🛑 </text:span><text:span text:style-name="T2">全球拦截</text:span></text:p>
      <text:p text:style-name="P2"><text:s/><text:span text:style-name="T1">- DOMAIN-SUFFIX,sl.xawjwl.com,🛑 </text:span><text:span text:style-name="T2">全球拦截</text:span></text:p>
      <text:p text:style-name="P2"><text:s/><text:span text:style-name="T1">- DOMAIN-SUFFIX,slb.sxuantang.com,🛑 </text:span><text:span text:style-name="T2">全球拦截</text:span></text:p>
      <text:p text:style-name="P2"><text:s/><text:span text:style-name="T1">- DOMAIN-SUFFIX,slb.upshengyi.com,🛑 </text:span><text:span text:style-name="T2">全球拦截</text:span></text:p>
      <text:p text:style-name="P2"><text:s/><text:span text:style-name="T1">- DOMAIN-SUFFIX,slib.tvmao.cn,🛑 </text:span><text:span text:style-name="T2">全球拦截</text:span></text:p>
      <text:p text:style-name="P2"><text:s/><text:span text:style-name="T1">- DOMAIN-SUFFIX,slides.discovery.tom.com,🛑 </text:span><text:span text:style-name="T2">全球拦截</text:span></text:p>
      <text:p text:style-name="P2"><text:s/><text:span text:style-name="T1">- DOMAIN-SUFFIX,slog.sina.cn,🛑 </text:span><text:span text:style-name="T2">全球拦截</text:span></text:p>
      <text:p text:style-name="P2"><text:s/><text:span text:style-name="T1">- DOMAIN-SUFFIX,slog.sina.com.cn,🛑 </text:span><text:span text:style-name="T2">全球拦截</text:span></text:p>
      <text:p text:style-name="P2"><text:s/><text:span text:style-name="T1">- DOMAIN-SUFFIX,slot.union.ucweb.com,🛑 </text:span><text:span text:style-name="T2">全球拦截</text:span></text:p>
      <text:p text:style-name="P2"><text:s/><text:span text:style-name="T1">- DOMAIN-SUFFIX,slzs.52xiyou.com,🛑 </text:span><text:span text:style-name="T2">全球拦截</text:span></text:p>
      <text:p text:style-name="P2"><text:s/><text:span text:style-name="T1">- DOMAIN-SUFFIX,sm.0.0.0.0.cn,🛑 </text:span><text:span text:style-name="T2">全球拦截</text:span></text:p>
      <text:p text:style-name="P2"><text:s/><text:span text:style-name="T1">- DOMAIN-SUFFIX,sm1.todgo.com,🛑 </text:span><text:span text:style-name="T2">全球拦截</text:span></text:p>
      <text:p text:style-name="P2"><text:s/><text:span text:style-name="T1">- DOMAIN-SUFFIX,sm2.todgo.com,🛑 </text:span><text:span text:style-name="T2">全球拦截</text:span></text:p>
      <text:p text:style-name="P2"><text:s/><text:span text:style-name="T1">- DOMAIN-SUFFIX,smartmad.com,🛑 </text:span><text:span text:style-name="T2">全球拦截</text:span></text:p>
      <text:p text:style-name="P2"><text:s/><text:span text:style-name="T1">- DOMAIN-SUFFIX,smblock.s3.amazonaws.com,🛑 </text:span><text:span text:style-name="T2">全球拦截</text:span></text:p>
      <text:p text:style-name="P2"><text:s/><text:span text:style-name="T1">- DOMAIN-SUFFIX,smucdn.com,🛑 </text:span><text:span text:style-name="T2">全球拦截</text:span></text:p>
      <text:p text:style-name="P2"><text:s/><text:span text:style-name="T1">- DOMAIN-SUFFIX,smxay.com,🛑 </text:span><text:span text:style-name="T2">全球拦截</text:span></text:p>
      <text:p text:style-name="P2"><text:s/><text:span text:style-name="T1">- DOMAIN-SUFFIX,smxsg.com,🛑 </text:span><text:span text:style-name="T2">全球拦截</text:span></text:p>
      <text:p text:style-name="P2"><text:s/><text:span text:style-name="T1">- DOMAIN-SUFFIX,snap.snapmobile.asia,🛑 </text:span><text:span text:style-name="T2">全球拦截</text:span></text:p>
      <text:p text:style-name="P2"><text:soft-page-break/><text:s/><text:span text:style-name="T1">- DOMAIN-SUFFIX,snapmobileasia.net,🛑 </text:span><text:span text:style-name="T2">全球拦截</text:span></text:p>
      <text:p text:style-name="P2"><text:s/><text:span text:style-name="T1">- DOMAIN-SUFFIX,sngmta.qq.com,🛑 </text:span><text:span text:style-name="T2">全球拦截</text:span></text:p>
      <text:p text:style-name="P2"><text:s/><text:span text:style-name="T1">- DOMAIN-SUFFIX,snnnyy.com,🛑 </text:span><text:span text:style-name="T2">全球拦截</text:span></text:p>
      <text:p text:style-name="P2"><text:s/><text:span text:style-name="T1">- DOMAIN-SUFFIX,snow001.com,🛑 </text:span><text:span text:style-name="T2">全球拦截</text:span></text:p>
      <text:p text:style-name="P2"><text:s/><text:span text:style-name="T1">- DOMAIN-SUFFIX,so9l.com,🛑 </text:span><text:span text:style-name="T2">全球拦截</text:span></text:p>
      <text:p text:style-name="P2"><text:s/><text:span text:style-name="T1">- DOMAIN-SUFFIX,soarfi.cn,🛑 </text:span><text:span text:style-name="T2">全球拦截</text:span></text:p>
      <text:p text:style-name="P2"><text:s/><text:span text:style-name="T1">- DOMAIN-SUFFIX,sobar.baidu.com,🛑 </text:span><text:span text:style-name="T2">全球拦截</text:span></text:p>
      <text:p text:style-name="P2"><text:s/><text:span text:style-name="T1">- DOMAIN-SUFFIX,sobartop.baidu.com,🛑 </text:span><text:span text:style-name="T2">全球拦截</text:span></text:p>
      <text:p text:style-name="P2"><text:s/><text:span text:style-name="T1">- DOMAIN-SUFFIX,social-touch.com,🛑 </text:span><text:span text:style-name="T2">全球拦截</text:span></text:p>
      <text:p text:style-name="P2"><text:s/><text:span text:style-name="T1">- DOMAIN-SUFFIX,sod.onelink.me,🛑 </text:span><text:span text:style-name="T2">全球拦截</text:span></text:p>
      <text:p text:style-name="P2"><text:s/><text:span text:style-name="T1">- DOMAIN-SUFFIX,soft.chaomeng8.com,🛑 </text:span><text:span text:style-name="T2">全球拦截</text:span></text:p>
      <text:p text:style-name="P2"><text:s/><text:span text:style-name="T1">- DOMAIN-SUFFIX,soft.zhidian3g.cn,🛑 </text:span><text:span text:style-name="T2">全球拦截</text:span></text:p>
      <text:p text:style-name="P2"><text:s/><text:span text:style-name="T1">- DOMAIN-SUFFIX,sohu.irs01.com,🛑 </text:span><text:span text:style-name="T2">全球拦截</text:span></text:p>
      <text:p text:style-name="P2"><text:s/><text:span text:style-name="T1">- DOMAIN-SUFFIX,sohu.wrating.com,🛑 </text:span><text:span text:style-name="T2">全球拦截</text:span></text:p>
      <text:p text:style-name="P2"><text:s/><text:span text:style-name="T1">- DOMAIN-SUFFIX,somecoding.com,🛑 </text:span><text:span text:style-name="T2">全球拦截</text:span></text:p>
      <text:p text:style-name="P2"><text:s/><text:span text:style-name="T1">- DOMAIN-SUFFIX,somennew.com,🛑 </text:span><text:span text:style-name="T2">全球拦截</text:span></text:p>
      <text:p text:style-name="P2"><text:s/><text:span text:style-name="T1">- DOMAIN-SUFFIX,song.fanxing.kugou.com,🛑 </text:span><text:span text:style-name="T2">全球拦截</text:span></text:p>
      <text:p text:style-name="P2"><text:s/><text:span text:style-name="T1">- DOMAIN-SUFFIX,song001.com,🛑 </text:span><text:span text:style-name="T2">全球拦截</text:span></text:p>
      <text:p text:style-name="P2"><text:s/><text:span text:style-name="T1">- DOMAIN-SUFFIX,sonomoyo.com,🛑 </text:span><text:span text:style-name="T2">全球拦截</text:span></text:p>
      <text:p text:style-name="P2"><text:s/><text:span text:style-name="T1">- DOMAIN-SUFFIX,sos0easy.com,🛑 </text:span><text:span text:style-name="T2">全球拦截</text:span></text:p>
      <text:p text:style-name="P2"><text:s/><text:span text:style-name="T1">- DOMAIN-SUFFIX,sou.dkdlsj.com,🛑 </text:span><text:span text:style-name="T2">全球拦截</text:span></text:p>
      <text:p text:style-name="P2"><text:s/><text:span text:style-name="T1">- DOMAIN-SUFFIX,sou.xanbhx.com,🛑 </text:span><text:span text:style-name="T2">全球拦截</text:span></text:p>
      <text:p text:style-name="P2"><text:s/><text:span text:style-name="T1">- DOMAIN-SUFFIX,souid.com,🛑 </text:span><text:span text:style-name="T2">全球拦截</text:span></text:p>
      <text:p text:style-name="P2"><text:s/><text:span text:style-name="T1">- DOMAIN-SUFFIX,source.youxiaoad.com,🛑 </text:span><text:span text:style-name="T2">全球拦截</text:span></text:p>
      <text:p text:style-name="P2"><text:s/><text:span text:style-name="T1">- DOMAIN-SUFFIX,sousuo.xm.sjzhushou.com,🛑 </text:span><text:span text:style-name="T2">全球拦截</text:span></text:p>
      <text:p text:style-name="P2"><text:s/><text:span text:style-name="T1">- DOMAIN-SUFFIX,sp.fastclick.net,🛑 </text:span><text:span text:style-name="T2">全球拦截</text:span></text:p>
      <text:p text:style-name="P2"><text:s/><text:span text:style-name="T1">- DOMAIN-SUFFIX,sp.gmossp-sp.jp,🛑 </text:span><text:span text:style-name="T2">全球拦截</text:span></text:p>
      <text:p text:style-name="P2"><text:s/><text:span text:style-name="T1">- DOMAIN-SUFFIX,sp.wndoor.com,🛑 </text:span><text:span text:style-name="T2">全球拦截</text:span></text:p>
      <text:p text:style-name="P2"><text:s/><text:span text:style-name="T1">- DOMAIN-SUFFIX,sp.yixui.com,🛑 </text:span><text:span text:style-name="T2">全球拦截</text:span></text:p>
      <text:p text:style-name="P2"><text:s/><text:span text:style-name="T1">- DOMAIN-SUFFIX,sp3.cndm.com,🛑 </text:span><text:span text:style-name="T2">全球拦截</text:span></text:p>
      <text:p text:style-name="P2"><text:s/><text:span text:style-name="T1">- DOMAIN-SUFFIX,spad.i-mobile.co.jp,🛑 </text:span><text:span text:style-name="T2">全球拦截</text:span></text:p>
      <text:p text:style-name="P2"><text:s/><text:span text:style-name="T1">- DOMAIN-SUFFIX,spade.twitch.tv,🛑 </text:span><text:span text:style-name="T2">全球拦截</text:span></text:p>
      <text:p text:style-name="P2"><text:s/><text:span text:style-name="T1">- DOMAIN-SUFFIX,spap.adingo.jp,🛑 </text:span><text:span text:style-name="T2">全球拦截</text:span></text:p>
      <text:p text:style-name="P2"><text:s/><text:span text:style-name="T1">- DOMAIN-SUFFIX,spap.adingo.jp.eimg.jp,🛑 </text:span><text:span text:style-name="T2">全球拦截</text:span></text:p>
      <text:p text:style-name="P2"><text:s/><text:span text:style-name="T1">- DOMAIN-SUFFIX,spapi.i-mobile.co.jp,🛑 </text:span><text:span text:style-name="T2">全球拦截</text:span></text:p>
      <text:p text:style-name="P2"><text:s/><text:span text:style-name="T1">- DOMAIN-SUFFIX,spb.bid.run,🛑 </text:span><text:span text:style-name="T2">全球拦截</text:span></text:p>
      <text:p text:style-name="P2"><text:s/><text:span text:style-name="T1">- DOMAIN-SUFFIX,spcdnpc.i-mobile.co.jp,🛑 </text:span><text:span text:style-name="T2">全球拦截</text:span></text:p>
      <text:p text:style-name="P2"><text:s/><text:span text:style-name="T1">- DOMAIN-SUFFIX,spcnv.i-mobile.co.jp,🛑 </text:span><text:span text:style-name="T2">全球拦截</text:span></text:p>
      <text:p text:style-name="P2"><text:s/><text:span text:style-name="T1">- DOMAIN-SUFFIX,spcode.baidu.com,🛑 </text:span><text:span text:style-name="T2">全球拦截</text:span></text:p>
      <text:p text:style-name="P2"><text:s/><text:span text:style-name="T1">- DOMAIN-SUFFIX,spdeliver.i-mobile.co.jp,🛑 </text:span><text:span text:style-name="T2">全球拦截</text:span></text:p>
      <text:p text:style-name="P2"><text:s/><text:span text:style-name="T1">- DOMAIN-SUFFIX,spdmg.i-mobile.co.jp,🛑 </text:span><text:span text:style-name="T2">全球拦截</text:span></text:p>
      <text:p text:style-name="P2"><text:s/><text:span text:style-name="T1">- DOMAIN-SUFFIX,spdmg-backend.i-mobile.co.jp,🛑 </text:span><text:span text:style-name="T2">全球拦截</text:span></text:p>
      <text:p text:style-name="P2"><text:s/><text:span text:style-name="T1">- DOMAIN-SUFFIX,sphwq.net,🛑 </text:span><text:span text:style-name="T2">全球拦截</text:span></text:p>
      <text:p text:style-name="P2"><text:s/><text:span text:style-name="T1">- DOMAIN-SUFFIX,spnet2-1.i-mobile.co.jp,🛑 </text:span><text:span text:style-name="T2">全球拦截</text:span></text:p>
      <text:p text:style-name="P2"><text:s/><text:span text:style-name="T1">- DOMAIN-SUFFIX,spnet33.i-mobile.co.jp,🛑 </text:span><text:span text:style-name="T2">全球拦截</text:span></text:p>
      <text:p text:style-name="P2"><text:s/><text:span text:style-name="T1">- DOMAIN-SUFFIX,sponsorpay.com,🛑 </text:span><text:span text:style-name="T2">全球拦截</text:span></text:p>
      <text:p text:style-name="P2"><text:s/><text:span text:style-name="T1">- DOMAIN-SUFFIX,sponsors.s2ki.com,🛑 </text:span><text:span text:style-name="T2">全球拦截</text:span></text:p>
      <text:p text:style-name="P2"><text:s/><text:span text:style-name="T1">- DOMAIN-SUFFIX,sponsors.webosroundup.com,🛑 </text:span><text:span text:style-name="T2">全球拦截</text:span></text:p>
      <text:p text:style-name="P2"><text:s/><text:span text:style-name="T1">- DOMAIN-SUFFIX,spproxy.autobytel.com,🛑 </text:span><text:span text:style-name="T2">全球拦截</text:span></text:p>
      <text:p text:style-name="P2"><text:s/><text:span text:style-name="T1">- DOMAIN-SUFFIX,spro.so.com,🛑 </text:span><text:span text:style-name="T2">全球拦截</text:span></text:p>
      <text:p text:style-name="P2"><text:s/><text:span text:style-name="T1">- DOMAIN-SUFFIX,spt.dictionary.com,🛑 </text:span><text:span text:style-name="T2">全球拦截</text:span></text:p>
      <text:p text:style-name="P2"><text:s/><text:span text:style-name="T1">- DOMAIN-SUFFIX,sqd.jstdjq.com,🛑 </text:span><text:span text:style-name="T2">全球拦截</text:span></text:p>
      <text:p text:style-name="P2"><text:s/><text:span text:style-name="T1">- DOMAIN-SUFFIX,sqext.com,🛑 </text:span><text:span text:style-name="T2">全球拦截</text:span></text:p>
      <text:p text:style-name="P2"><text:s/><text:span text:style-name="T1">- DOMAIN-SUFFIX,sqtpks3.1391.com,🛑 </text:span><text:span text:style-name="T2">全球拦截</text:span></text:p>
      <text:p text:style-name="P2"><text:s/><text:span text:style-name="T1">- DOMAIN-SUFFIX,squarespace.evyy.net,🛑 </text:span><text:span text:style-name="T2">全球拦截</text:span></text:p>
      <text:p text:style-name="P2"><text:s/><text:span text:style-name="T1">- DOMAIN-SUFFIX,src.duanxin520.com,🛑 </text:span><text:span text:style-name="T2">全球拦截</text:span></text:p>
      <text:p text:style-name="P2"><text:soft-page-break/><text:s/><text:span text:style-name="T1">- DOMAIN-SUFFIX,src.leju.com,🛑 </text:span><text:span text:style-name="T2">全球拦截</text:span></text:p>
      <text:p text:style-name="P2"><text:s/><text:span text:style-name="T1">- DOMAIN-SUFFIX,src.zf313.com,🛑 </text:span><text:span text:style-name="T2">全球拦截</text:span></text:p>
      <text:p text:style-name="P2"><text:s/><text:span text:style-name="T1">- DOMAIN-SUFFIX,srd.simba.taobao.com,🛑 </text:span><text:span text:style-name="T2">全球拦截</text:span></text:p>
      <text:p text:style-name="P2"><text:s/><text:span text:style-name="T1">- DOMAIN-SUFFIX,srhuafeng.com,🛑 </text:span><text:span text:style-name="T2">全球拦截</text:span></text:p>
      <text:p text:style-name="P2"><text:s/><text:span text:style-name="T1">- DOMAIN-SUFFIX,srv.carbonads.net,🛑 </text:span><text:span text:style-name="T2">全球拦截</text:span></text:p>
      <text:p text:style-name="P2"><text:s/><text:span text:style-name="T1">- DOMAIN-SUFFIX,srv.revdepo.com,🛑 </text:span><text:span text:style-name="T2">全球拦截</text:span></text:p>
      <text:p text:style-name="P2"><text:s/><text:span text:style-name="T1">- DOMAIN-SUFFIX,srv.thespacereporter.com,🛑 </text:span><text:span text:style-name="T2">全球拦截</text:span></text:p>
      <text:p text:style-name="P2"><text:s/><text:span text:style-name="T1">- DOMAIN-SUFFIX,ss.cnczjy.com,🛑 </text:span><text:span text:style-name="T2">全球拦截</text:span></text:p>
      <text:p text:style-name="P2"><text:s/><text:span text:style-name="T1">- DOMAIN-SUFFIX,ss.cnnic.cn,🛑 </text:span><text:span text:style-name="T2">全球拦截</text:span></text:p>
      <text:p text:style-name="P2"><text:s/><text:span text:style-name="T1">- DOMAIN-SUFFIX,ss.he9630.com,🛑 </text:span><text:span text:style-name="T2">全球拦截</text:span></text:p>
      <text:p text:style-name="P2"><text:s/><text:span text:style-name="T1">- DOMAIN-SUFFIX,ss.knet.cn,🛑 </text:span><text:span text:style-name="T2">全球拦截</text:span></text:p>
      <text:p text:style-name="P2"><text:s/><text:span text:style-name="T1">- DOMAIN-SUFFIX,ss.missyouxi.com,🛑 </text:span><text:span text:style-name="T2">全球拦截</text:span></text:p>
      <text:p text:style-name="P2"><text:s/><text:span text:style-name="T1">- DOMAIN-SUFFIX,ss.shicimingju.com,🛑 </text:span><text:span text:style-name="T2">全球拦截</text:span></text:p>
      <text:p text:style-name="P2"><text:s/><text:span text:style-name="T1">- DOMAIN-SUFFIX,ss.shuajuzu.com,🛑 </text:span><text:span text:style-name="T2">全球拦截</text:span></text:p>
      <text:p text:style-name="P2"><text:s/><text:span text:style-name="T1">- DOMAIN-SUFFIX,ss.subo.me,🛑 </text:span><text:span text:style-name="T2">全球拦截</text:span></text:p>
      <text:p text:style-name="P2"><text:s/><text:span text:style-name="T1">- DOMAIN-SUFFIX,ss.swagger1.com,🛑 </text:span><text:span text:style-name="T2">全球拦截</text:span></text:p>
      <text:p text:style-name="P2"><text:s/><text:span text:style-name="T1">- DOMAIN-SUFFIX,ss.sysad.cn,🛑 </text:span><text:span text:style-name="T2">全球拦截</text:span></text:p>
      <text:p text:style-name="P2"><text:s/><text:span text:style-name="T1">- DOMAIN-SUFFIX,ss.sysadult.cn,🛑 </text:span><text:span text:style-name="T2">全球拦截</text:span></text:p>
      <text:p text:style-name="P2"><text:s/><text:span text:style-name="T1">- DOMAIN-SUFFIX,ssac.suning.com,🛑 </text:span><text:span text:style-name="T2">全球拦截</text:span></text:p>
      <text:p text:style-name="P2"><text:s/><text:span text:style-name="T1">- DOMAIN-SUFFIX,sscefsol.com,🛑 </text:span><text:span text:style-name="T2">全球拦截</text:span></text:p>
      <text:p text:style-name="P2"><text:s/><text:span text:style-name="T1">- DOMAIN-SUFFIX,sscefsol.com.cn,🛑 </text:span><text:span text:style-name="T2">全球拦截</text:span></text:p>
      <text:p text:style-name="P2"><text:s/><text:span text:style-name="T1">- DOMAIN-SUFFIX,ssdaili.com,🛑 </text:span><text:span text:style-name="T2">全球拦截</text:span></text:p>
      <text:p text:style-name="P2"><text:s/><text:span text:style-name="T1">- DOMAIN-SUFFIX,ssh.hxlif.com,🛑 </text:span><text:span text:style-name="T2">全球拦截</text:span></text:p>
      <text:p text:style-name="P2"><text:s/><text:span text:style-name="T1">- DOMAIN-SUFFIX,ssh.jsyzw132.com,🛑 </text:span><text:span text:style-name="T2">全球拦截</text:span></text:p>
      <text:p text:style-name="P2"><text:s/><text:span text:style-name="T1">- DOMAIN-SUFFIX,ssh.lifu11.com,🛑 </text:span><text:span text:style-name="T2">全球拦截</text:span></text:p>
      <text:p text:style-name="P2"><text:s/><text:span text:style-name="T1">- DOMAIN-SUFFIX,ssh.szxiuchang.com,🛑 </text:span><text:span text:style-name="T2">全球拦截</text:span></text:p>
      <text:p text:style-name="P2"><text:s/><text:span text:style-name="T1">- DOMAIN-SUFFIX,ssh.yezijizhang.com,🛑 </text:span><text:span text:style-name="T2">全球拦截</text:span></text:p>
      <text:p text:style-name="P2"><text:s/><text:span text:style-name="T1">- DOMAIN-SUFFIX,ssjpx.com,🛑 </text:span><text:span text:style-name="T2">全球拦截</text:span></text:p>
      <text:p text:style-name="P2"><text:s/><text:span text:style-name="T1">- DOMAIN-SUFFIX,ssjy168.com,🛑 </text:span><text:span text:style-name="T2">全球拦截</text:span></text:p>
      <text:p text:style-name="P2"><text:s/><text:span text:style-name="T1">- DOMAIN-SUFFIX,ssl.hyhzy.cn,🛑 </text:span><text:span text:style-name="T2">全球拦截</text:span></text:p>
      <text:p text:style-name="P2"><text:s/><text:span text:style-name="T1">- DOMAIN-SUFFIX,ssl.ymapp.com,🛑 </text:span><text:span text:style-name="T2">全球拦截</text:span></text:p>
      <text:p text:style-name="P2"><text:s/><text:span text:style-name="T1">- DOMAIN-SUFFIX,ssl-cdn.media.innity.net,🛑 </text:span><text:span text:style-name="T2">全球拦截</text:span></text:p>
      <text:p text:style-name="P2"><text:s/><text:span text:style-name="T1">- DOMAIN-SUFFIX,sso-cas.gridsumdissector.com,🛑 </text:span><text:span text:style-name="T2">全球拦截</text:span></text:p>
      <text:p text:style-name="P2"><text:s/><text:span text:style-name="T1">- DOMAIN-SUFFIX,ssp.08160.cn,🛑 </text:span><text:span text:style-name="T2">全球拦截</text:span></text:p>
      <text:p text:style-name="P2"><text:s/><text:span text:style-name="T1">- DOMAIN-SUFFIX,ssp.1rtb.com,🛑 </text:span><text:span text:style-name="T2">全球拦截</text:span></text:p>
      <text:p text:style-name="P2"><text:s/><text:span text:style-name="T1">- DOMAIN-SUFFIX,ssp.4hw.com.cn,🛑 </text:span><text:span text:style-name="T2">全球拦截</text:span></text:p>
      <text:p text:style-name="P2"><text:s/><text:span text:style-name="T1">- DOMAIN-SUFFIX,ssp.86str.com,🛑 </text:span><text:span text:style-name="T2">全球拦截</text:span></text:p>
      <text:p text:style-name="P2"><text:s/><text:span text:style-name="T1">- DOMAIN-SUFFIX,ssp.chaohutechan.com,🛑 </text:span><text:span text:style-name="T2">全球拦截</text:span></text:p>
      <text:p text:style-name="P2"><text:s/><text:span text:style-name="T1">- DOMAIN-SUFFIX,ssp.cibn.starschina.com,🛑 </text:span><text:span text:style-name="T2">全球拦截</text:span></text:p>
      <text:p text:style-name="P2"><text:s/><text:span text:style-name="T1">- DOMAIN-SUFFIX,ssp.daxueshengqiandai.com,🛑 </text:span><text:span text:style-name="T2">全球拦截</text:span></text:p>
      <text:p text:style-name="P2"><text:s/><text:span text:style-name="T1">- DOMAIN-SUFFIX,ssp.dmpdsp.com,🛑 </text:span><text:span text:style-name="T2">全球拦截</text:span></text:p>
      <text:p text:style-name="P2"><text:s/><text:span text:style-name="T1">- DOMAIN-SUFFIX,ssp.kjwx8.com,🛑 </text:span><text:span text:style-name="T2">全球拦截</text:span></text:p>
      <text:p text:style-name="P2"><text:s/><text:span text:style-name="T1">- DOMAIN-SUFFIX,ssp.kss.ksyun.com,🛑 </text:span><text:span text:style-name="T2">全球拦截</text:span></text:p>
      <text:p text:style-name="P2"><text:s/><text:span text:style-name="T1">- DOMAIN-SUFFIX,ssp.kssws.ks-cdn.com,🛑 </text:span><text:span text:style-name="T2">全球拦截</text:span></text:p>
      <text:p text:style-name="P2"><text:s/><text:span text:style-name="T1">- DOMAIN-SUFFIX,ssp.kxly360.com,🛑 </text:span><text:span text:style-name="T2">全球拦截</text:span></text:p>
      <text:p text:style-name="P2"><text:s/><text:span text:style-name="T1">- DOMAIN-SUFFIX,ssp.pro.cn,🛑 </text:span><text:span text:style-name="T2">全球拦截</text:span></text:p>
      <text:p text:style-name="P2"><text:s/><text:span text:style-name="T1">- DOMAIN-SUFFIX,ssp.tadseeker.com,🛑 </text:span><text:span text:style-name="T2">全球拦截</text:span></text:p>
      <text:p text:style-name="P2"><text:s/><text:span text:style-name="T1">- DOMAIN-SUFFIX,ssp.thescenseproject.com,🛑 </text:span><text:span text:style-name="T2">全球拦截</text:span></text:p>
      <text:p text:style-name="P2"><text:s/><text:span text:style-name="T1">- DOMAIN-SUFFIX,ssp.youxiaoad.com,🛑 </text:span><text:span text:style-name="T2">全球拦截</text:span></text:p>
      <text:p text:style-name="P2"><text:s/><text:span text:style-name="T1">- DOMAIN-SUFFIX,ssp.zf313.com,🛑 </text:span><text:span text:style-name="T2">全球拦截</text:span></text:p>
      <text:p text:style-name="P2"><text:s/><text:span text:style-name="T1">- DOMAIN-SUFFIX,ssp1.dmpdsp.com,🛑 </text:span><text:span text:style-name="T2">全球拦截</text:span></text:p>
      <text:p text:style-name="P2"><text:s/><text:span text:style-name="T1">- DOMAIN-SUFFIX,sspapi.youxiaoad.com,🛑 </text:span><text:span text:style-name="T2">全球拦截</text:span></text:p>
      <text:p text:style-name="P2"><text:s/><text:span text:style-name="T1">- DOMAIN-SUFFIX,ssp-bidder.i-mobile.co.jp,🛑 </text:span><text:span text:style-name="T2">全球拦截</text:span></text:p>
      <text:p text:style-name="P2"><text:s/><text:span text:style-name="T1">- DOMAIN-SUFFIX,ssp-rtb.sape.ru,🛑 </text:span><text:span text:style-name="T2">全球拦截</text:span></text:p>
      <text:p text:style-name="P2"><text:s/><text:span text:style-name="T1">- DOMAIN-SUFFIX,sss.jusha.com,🛑 </text:span><text:span text:style-name="T2">全球拦截</text:span></text:p>
      <text:p text:style-name="P2"><text:s/><text:span text:style-name="T1">- DOMAIN-SUFFIX,sss.sege.xxx,🛑 </text:span><text:span text:style-name="T2">全球拦截</text:span></text:p>
      <text:p text:style-name="P2"><text:soft-page-break/><text:s/><text:span text:style-name="T1">- DOMAIN-SUFFIX,sss.soarfi.cn,🛑 </text:span><text:span text:style-name="T2">全球拦截</text:span></text:p>
      <text:p text:style-name="P2"><text:s/><text:span text:style-name="T1">- DOMAIN-SUFFIX,sss.wzjmr.com,🛑 </text:span><text:span text:style-name="T2">全球拦截</text:span></text:p>
      <text:p text:style-name="P2"><text:s/><text:span text:style-name="T1">- DOMAIN-SUFFIX,sss.zbred.com,🛑 </text:span><text:span text:style-name="T2">全球拦截</text:span></text:p>
      <text:p text:style-name="P2"><text:s/><text:span text:style-name="T1">- DOMAIN-SUFFIX,sssvd.china.com,🛑 </text:span><text:span text:style-name="T2">全球拦截</text:span></text:p>
      <text:p text:style-name="P2"><text:s/><text:span text:style-name="T1">- DOMAIN-SUFFIX,sstc360.com,🛑 </text:span><text:span text:style-name="T2">全球拦截</text:span></text:p>
      <text:p text:style-name="P2"><text:s/><text:span text:style-name="T1">- DOMAIN-SUFFIX,ssum.casalemedia.com,🛑 </text:span><text:span text:style-name="T2">全球拦截</text:span></text:p>
      <text:p text:style-name="P2"><text:s/><text:span text:style-name="T1">- DOMAIN-SUFFIX,st.holalauncher.com,🛑 </text:span><text:span text:style-name="T2">全球拦截</text:span></text:p>
      <text:p text:style-name="P2"><text:s/><text:span text:style-name="T1">- DOMAIN-SUFFIX,st.holaworld.cn,🛑 </text:span><text:span text:style-name="T2">全球拦截</text:span></text:p>
      <text:p text:style-name="P2"><text:s/><text:span text:style-name="T1">- DOMAIN-SUFFIX,st.targetix.net,🛑 </text:span><text:span text:style-name="T2">全球拦截</text:span></text:p>
      <text:p text:style-name="P2"><text:s/><text:span text:style-name="T1">- DOMAIN-SUFFIX,st.yandexadexchange.net,🛑 </text:span><text:span text:style-name="T2">全球拦截</text:span></text:p>
      <text:p text:style-name="P2"><text:s/><text:span text:style-name="T1">- DOMAIN-SUFFIX,st.yengo.com,🛑 </text:span><text:span text:style-name="T2">全球拦截</text:span></text:p>
      <text:p text:style-name="P2"><text:s/><text:span text:style-name="T1">- DOMAIN-SUFFIX,sta.ganji.com,🛑 </text:span><text:span text:style-name="T2">全球拦截</text:span></text:p>
      <text:p text:style-name="P2"><text:s/><text:span text:style-name="T1">- DOMAIN-SUFFIX,sta.haloall.com,🛑 </text:span><text:span text:style-name="T2">全球拦截</text:span></text:p>
      <text:p text:style-name="P2"><text:s/><text:span text:style-name="T1">- DOMAIN-SUFFIX,sta.holagames.com,🛑 </text:span><text:span text:style-name="T2">全球拦截</text:span></text:p>
      <text:p text:style-name="P2"><text:s/><text:span text:style-name="T1">- DOMAIN-SUFFIX,sta.jcjk0451.com,🛑 </text:span><text:span text:style-name="T2">全球拦截</text:span></text:p>
      <text:p text:style-name="P2"><text:s/><text:span text:style-name="T1">- DOMAIN-SUFFIX,stadig.ifeng.com,🛑 </text:span><text:span text:style-name="T2">全球拦截</text:span></text:p>
      <text:p text:style-name="P2"><text:s/><text:span text:style-name="T1">- DOMAIN-SUFFIX,stadig0.ifeng.com,🛑 </text:span><text:span text:style-name="T2">全球拦截</text:span></text:p>
      <text:p text:style-name="P2"><text:s/><text:span text:style-name="T1">- DOMAIN-SUFFIX,staging.admin.e.mi.com,🛑 </text:span><text:span text:style-name="T2">全球拦截</text:span></text:p>
      <text:p text:style-name="P2"><text:s/><text:span text:style-name="T1">- DOMAIN-SUFFIX,staqnet.com,🛑 </text:span><text:span text:style-name="T2">全球拦截</text:span></text:p>
      <text:p text:style-name="P2"><text:s/><text:span text:style-name="T1">- DOMAIN-SUFFIX,star8.net,🛑 </text:span><text:span text:style-name="T2">全球拦截</text:span></text:p>
      <text:p text:style-name="P2"><text:s/><text:span text:style-name="T1">- DOMAIN-SUFFIX,startapp.com,🛑 </text:span><text:span text:style-name="T2">全球拦截</text:span></text:p>
      <text:p text:style-name="P2"><text:s/><text:span text:style-name="T1">- DOMAIN-SUFFIX,startappexchange.com,🛑 </text:span><text:span text:style-name="T2">全球拦截</text:span></text:p>
      <text:p text:style-name="P2"><text:s/><text:span text:style-name="T1">- DOMAIN-SUFFIX,startappservice.com,🛑 </text:span><text:span text:style-name="T2">全球拦截</text:span></text:p>
      <text:p text:style-name="P2"><text:s/><text:span text:style-name="T1">- DOMAIN-SUFFIX,startup.oupeng.com,🛑 </text:span><text:span text:style-name="T2">全球拦截</text:span></text:p>
      <text:p text:style-name="P2"><text:s/><text:span text:style-name="T1">- DOMAIN-SUFFIX,static1.kewaishu.info,🛑 </text:span><text:span text:style-name="T2">全球拦截</text:span></text:p>
      <text:p text:style-name="P2"><text:s/><text:span text:style-name="T1">- DOMAIN-SUFFIX,staticadm.leju.com,🛑 </text:span><text:span text:style-name="T2">全球拦截</text:span></text:p>
      <text:p text:style-name="P2"><text:s/><text:span text:style-name="T1">- DOMAIN-SUFFIX,staticadm.leju.sina.com.cn,🛑 </text:span><text:span text:style-name="T2">全球拦截</text:span></text:p>
      <text:p text:style-name="P2"><text:s/><text:span text:style-name="T1">- DOMAIN-SUFFIX,staticjs.cn,🛑 </text:span><text:span text:style-name="T2">全球拦截</text:span></text:p>
      <text:p text:style-name="P2"><text:s/><text:span text:style-name="T1">- DOMAIN-SUFFIX,statics.3987.com,🛑 </text:span><text:span text:style-name="T2">全球拦截</text:span></text:p>
      <text:p text:style-name="P2"><text:s/><text:span text:style-name="T1">- DOMAIN-SUFFIX,statics.9669.com,🛑 </text:span><text:span text:style-name="T2">全球拦截</text:span></text:p>
      <text:p text:style-name="P2"><text:s/><text:span text:style-name="T1">- DOMAIN-SUFFIX,statics.woozooo.com,🛑 </text:span><text:span text:style-name="T2">全球拦截</text:span></text:p>
      <text:p text:style-name="P2"><text:s/><text:span text:style-name="T1">- DOMAIN-SUFFIX,statictest.fraudmetrix.cn,🛑 </text:span><text:span text:style-name="T2">全球拦截</text:span></text:p>
      <text:p text:style-name="P2"><text:s/><text:span text:style-name="T1">- DOMAIN-SUFFIX,static-xl9-ssl.xunlei.com,🛑 </text:span><text:span text:style-name="T2">全球拦截</text:span></text:p>
      <text:p text:style-name="P2"><text:s/><text:span text:style-name="T1">- DOMAIN-SUFFIX,staticxx.facebook.com,🛑 </text:span><text:span text:style-name="T2">全球拦截</text:span></text:p>
      <text:p text:style-name="P2"><text:s/><text:span text:style-name="T1">- DOMAIN-SUFFIX,statisticsv2.yinyuetai.com,🛑 </text:span><text:span text:style-name="T2">全球拦截</text:span></text:p>
      <text:p text:style-name="P2"><text:s/><text:span text:style-name="T1">- DOMAIN-SUFFIX,stat-y.xywy.com,🛑 </text:span><text:span text:style-name="T2">全球拦截</text:span></text:p>
      <text:p text:style-name="P2"><text:s/><text:span text:style-name="T1">- DOMAIN-SUFFIX,stat-z.xywy.com,🛑 </text:span><text:span text:style-name="T2">全球拦截</text:span></text:p>
      <text:p text:style-name="P2"><text:s/><text:span text:style-name="T1">- DOMAIN-SUFFIX,steelhousemedia.com,🛑 </text:span><text:span text:style-name="T2">全球拦截</text:span></text:p>
      <text:p text:style-name="P2"><text:s/><text:span text:style-name="T1">- DOMAIN-SUFFIX,stervapoimenialena.info,🛑 </text:span><text:span text:style-name="T2">全球拦截</text:span></text:p>
      <text:p text:style-name="P2"><text:s/><text:span text:style-name="T1">- DOMAIN-SUFFIX,stg8.com,🛑 </text:span><text:span text:style-name="T2">全球拦截</text:span></text:p>
      <text:p text:style-name="P2"><text:s/><text:span text:style-name="T1">- DOMAIN-SUFFIX,stjzh.gdtarget.com,🛑 </text:span><text:span text:style-name="T2">全球拦截</text:span></text:p>
      <text:p text:style-name="P2"><text:s/><text:span text:style-name="T1">- DOMAIN-SUFFIX,st-n.ads3-adnow.com,🛑 </text:span><text:span text:style-name="T2">全球拦截</text:span></text:p>
      <text:p text:style-name="P2"><text:s/><text:span text:style-name="T1">- DOMAIN-SUFFIX,stn88.com,🛑 </text:span><text:span text:style-name="T2">全球拦截</text:span></text:p>
      <text:p text:style-name="P2"><text:s/><text:span text:style-name="T1">- DOMAIN-SUFFIX,stocksbsc.com,🛑 </text:span><text:span text:style-name="T2">全球拦截</text:span></text:p>
      <text:p text:style-name="P2"><text:s/><text:span text:style-name="T1">- DOMAIN-SUFFIX,storeconfig.mistat.xiaomi.com,🛑 </text:span><text:span text:style-name="T2">全球拦截</text:span></text:p>
      <text:p text:style-name="P2"><text:s/><text:span text:style-name="T1">- DOMAIN-SUFFIX,storewidget.pcauthority.com.au,🛑 </text:span><text:span text:style-name="T2">全球拦截</text:span></text:p>
      <text:p text:style-name="P2"><text:s/><text:span text:style-name="T1">- DOMAIN-SUFFIX,storm.logger.baofeng.com,🛑 </text:span><text:span text:style-name="T2">全球拦截</text:span></text:p>
      <text:p text:style-name="P2"><text:s/><text:span text:style-name="T1">- DOMAIN-SUFFIX,strategy.beacon.qq.com,🛑 </text:span><text:span text:style-name="T2">全球拦截</text:span></text:p>
      <text:p text:style-name="P2"><text:s/><text:span text:style-name="T1">- DOMAIN-SUFFIX,stream.heavenmedia.net,🛑 </text:span><text:span text:style-name="T2">全球拦截</text:span></text:p>
      <text:p text:style-name="P2"><text:s/><text:span text:style-name="T1">- DOMAIN-SUFFIX,stream.shuzilm.cn,🛑 </text:span><text:span text:style-name="T2">全球拦截</text:span></text:p>
      <text:p text:style-name="P2"><text:s/><text:span text:style-name="T1">- DOMAIN-SUFFIX,streaming.rtbiddingplatform.com,🛑 </text:span><text:span text:style-name="T2">全球拦截</text:span></text:p>
      <text:p text:style-name="P2"><text:s/><text:span text:style-name="T1">- DOMAIN-SUFFIX,strip.alicdn.com,🛑 </text:span><text:span text:style-name="T2">全球拦截</text:span></text:p>
      <text:p text:style-name="P2"><text:s/><text:span text:style-name="T1">- DOMAIN-SUFFIX,strip.taobaocdn.com,🛑 </text:span><text:span text:style-name="T2">全球拦截</text:span></text:p>
      <text:p text:style-name="P2"><text:s/><text:span text:style-name="T1">- DOMAIN-SUFFIX,su.8881919.cc,🛑 </text:span><text:span text:style-name="T2">全球拦截</text:span></text:p>
      <text:p text:style-name="P2"><text:s/><text:span text:style-name="T1">- DOMAIN-SUFFIX,su.bdimg.com,🛑 </text:span><text:span text:style-name="T2">全球拦截</text:span></text:p>
      <text:p text:style-name="P2"><text:s/><text:span text:style-name="T1">- DOMAIN-SUFFIX,su.bdstatic.com,🛑 </text:span><text:span text:style-name="T2">全球拦截</text:span></text:p>
      <text:p text:style-name="P2"><text:soft-page-break/><text:s/><text:span text:style-name="T1">- DOMAIN-SUFFIX,sub.powerapple.com,🛑 </text:span><text:span text:style-name="T2">全球拦截</text:span></text:p>
      <text:p text:style-name="P2"><text:s/><text:span text:style-name="T1">- DOMAIN-SUFFIX,sub.topber.com,🛑 </text:span><text:span text:style-name="T2">全球拦截</text:span></text:p>
      <text:p text:style-name="P2"><text:s/><text:span text:style-name="T1">- DOMAIN-SUFFIX,subswin.com,🛑 </text:span><text:span text:style-name="T2">全球拦截</text:span></text:p>
      <text:p text:style-name="P2"><text:s/><text:span text:style-name="T1">- DOMAIN-SUFFIX,sucodb.com,🛑 </text:span><text:span text:style-name="T2">全球拦截</text:span></text:p>
      <text:p text:style-name="P2"><text:s/><text:span text:style-name="T1">- DOMAIN-SUFFIX,sunjianhao.com,🛑 </text:span><text:span text:style-name="T2">全球拦截</text:span></text:p>
      <text:p text:style-name="P2"><text:s/><text:span text:style-name="T1">- DOMAIN-SUFFIX,suoooi.cn,🛑 </text:span><text:span text:style-name="T2">全球拦截</text:span></text:p>
      <text:p text:style-name="P2"><text:s/><text:span text:style-name="T1">- DOMAIN-SUFFIX,super.cat898.com,🛑 </text:span><text:span text:style-name="T2">全球拦截</text:span></text:p>
      <text:p text:style-name="P2"><text:s/><text:span text:style-name="T1">- DOMAIN-SUFFIX,super.kdnet.net,🛑 </text:span><text:span text:style-name="T2">全球拦截</text:span></text:p>
      <text:p text:style-name="P2"><text:s/><text:span text:style-name="T1">- DOMAIN-SUFFIX,supfast.net,🛑 </text:span><text:span text:style-name="T2">全球拦截</text:span></text:p>
      <text:p text:style-name="P2"><text:s/><text:span text:style-name="T1">- DOMAIN-SUFFIX,surv.xbizmedia.com,🛑 </text:span><text:span text:style-name="T2">全球拦截</text:span></text:p>
      <text:p text:style-name="P2"><text:s/><text:span text:style-name="T1">- DOMAIN-SUFFIX,susapi.dev.surepush.cn,🛑 </text:span><text:span text:style-name="T2">全球拦截</text:span></text:p>
      <text:p text:style-name="P2"><text:s/><text:span text:style-name="T1">- DOMAIN-SUFFIX,susapi.lenovomm.com,🛑 </text:span><text:span text:style-name="T2">全球拦截</text:span></text:p>
      <text:p text:style-name="P2"><text:s/><text:span text:style-name="T1">- DOMAIN-SUFFIX,suvset.sohu.com,🛑 </text:span><text:span text:style-name="T2">全球拦截</text:span></text:p>
      <text:p text:style-name="P2"><text:s/><text:span text:style-name="T1">- DOMAIN-SUFFIX,sv719.dreamdays.cn,🛑 </text:span><text:span text:style-name="T2">全球拦截</text:span></text:p>
      <text:p text:style-name="P2"><text:s/><text:span text:style-name="T1">- DOMAIN-SUFFIX,sw.cailawyer.cn,🛑 </text:span><text:span text:style-name="T2">全球拦截</text:span></text:p>
      <text:p text:style-name="P2"><text:s/><text:span text:style-name="T1">- DOMAIN-SUFFIX,sw.mobile.sogou.com,🛑 </text:span><text:span text:style-name="T2">全球拦截</text:span></text:p>
      <text:p text:style-name="P2"><text:s/><text:span text:style-name="T1">- DOMAIN-SUFFIX,swa.gtimg.com,🛑 </text:span><text:span text:style-name="T2">全球拦截</text:span></text:p>
      <text:p text:style-name="P2"><text:s/><text:span text:style-name="T1">- DOMAIN-SUFFIX,swappdl.duoyi.com,🛑 </text:span><text:span text:style-name="T2">全球拦截</text:span></text:p>
      <text:p text:style-name="P2"><text:s/><text:span text:style-name="T1">- DOMAIN-SUFFIX,switchadhub.com,🛑 </text:span><text:span text:style-name="T2">全球拦截</text:span></text:p>
      <text:p text:style-name="P2"><text:s/><text:span text:style-name="T1">- DOMAIN-SUFFIX,switching.atm.punchbox.org,🛑 </text:span><text:span text:style-name="T2">全球拦截</text:span></text:p>
      <text:p text:style-name="P2"><text:s/><text:span text:style-name="T1">- DOMAIN-SUFFIX,swpgjai.pop.weddingeeos.com,🛑 </text:span><text:span text:style-name="T2">全球拦截</text:span></text:p>
      <text:p text:style-name="P2"><text:s/><text:span text:style-name="T1">- DOMAIN-SUFFIX,swx.0.0.0.0.cn,🛑 </text:span><text:span text:style-name="T2">全球拦截</text:span></text:p>
      <text:p text:style-name="P2"><text:s/><text:span text:style-name="T1">- DOMAIN-SUFFIX,sxbhzs.net,🛑 </text:span><text:span text:style-name="T2">全球拦截</text:span></text:p>
      <text:p text:style-name="P2"><text:s/><text:span text:style-name="T1">- DOMAIN-SUFFIX,sxdyrq.com,🛑 </text:span><text:span text:style-name="T2">全球拦截</text:span></text:p>
      <text:p text:style-name="P2"><text:s/><text:span text:style-name="T1">- DOMAIN-SUFFIX,sxjxhg.com,🛑 </text:span><text:span text:style-name="T2">全球拦截</text:span></text:p>
      <text:p text:style-name="P2"><text:s/><text:span text:style-name="T1">- DOMAIN-SUFFIX,sxz67.com,🛑 </text:span><text:span text:style-name="T2">全球拦截</text:span></text:p>
      <text:p text:style-name="P2"><text:s/><text:span text:style-name="T1">- DOMAIN-SUFFIX,sy.code.mytanwan.com,🛑 </text:span><text:span text:style-name="T2">全球拦截</text:span></text:p>
      <text:p text:style-name="P2"><text:s/><text:span text:style-name="T1">- DOMAIN-SUFFIX,sy.flash.mytanwan.com,🛑 </text:span><text:span text:style-name="T2">全球拦截</text:span></text:p>
      <text:p text:style-name="P2"><text:s/><text:span text:style-name="T1">- DOMAIN-SUFFIX,sy.jlhygy.com,🛑 </text:span><text:span text:style-name="T2">全球拦截</text:span></text:p>
      <text:p text:style-name="P2"><text:s/><text:span text:style-name="T1">- DOMAIN-SUFFIX,sy.kcxsyz.com,🛑 </text:span><text:span text:style-name="T2">全球拦截</text:span></text:p>
      <text:p text:style-name="P2"><text:s/><text:span text:style-name="T1">- DOMAIN-SUFFIX,sy.shongcheng.com,🛑 </text:span><text:span text:style-name="T2">全球拦截</text:span></text:p>
      <text:p text:style-name="P2"><text:s/><text:span text:style-name="T1">- DOMAIN-SUFFIX,sy.sxjxhg.com,🛑 </text:span><text:span text:style-name="T2">全球拦截</text:span></text:p>
      <text:p text:style-name="P2"><text:s/><text:span text:style-name="T1">- DOMAIN-SUFFIX,sycbbs.com,🛑 </text:span><text:span text:style-name="T2">全球拦截</text:span></text:p>
      <text:p text:style-name="P2"><text:s/><text:span text:style-name="T1">- DOMAIN-SUFFIX,sy-cdnres.unionsy.com,🛑 </text:span><text:span text:style-name="T2">全球拦截</text:span></text:p>
      <text:p text:style-name="P2"><text:s/><text:span text:style-name="T1">- DOMAIN-SUFFIX,syilm.net,🛑 </text:span><text:span text:style-name="T2">全球拦截</text:span></text:p>
      <text:p text:style-name="P2"><text:s/><text:span text:style-name="T1">- DOMAIN-SUFFIX,sykty.com,🛑 </text:span><text:span text:style-name="T2">全球拦截</text:span></text:p>
      <text:p text:style-name="P2"><text:s/><text:span text:style-name="T1">- DOMAIN-SUFFIX,symaj.cn,🛑 </text:span><text:span text:style-name="T2">全球拦截</text:span></text:p>
      <text:p text:style-name="P2"><text:s/><text:span text:style-name="T1">- DOMAIN-SUFFIX,synacast.com,🛑 </text:span><text:span text:style-name="T2">全球拦截</text:span></text:p>
      <text:p text:style-name="P2"><text:s/><text:span text:style-name="T1">- DOMAIN-SUFFIX,sync.1dmp.io,🛑 </text:span><text:span text:style-name="T2">全球拦截</text:span></text:p>
      <text:p text:style-name="P2"><text:s/><text:span text:style-name="T1">- DOMAIN-SUFFIX,sync.1rx.io,🛑 </text:span><text:span text:style-name="T2">全球拦截</text:span></text:p>
      <text:p text:style-name="P2"><text:s/><text:span text:style-name="T1">- DOMAIN-SUFFIX,sync.adotmob.com,🛑 </text:span><text:span text:style-name="T2">全球拦截</text:span></text:p>
      <text:p text:style-name="P2"><text:s/><text:span text:style-name="T1">- DOMAIN-SUFFIX,sync.audsp.com,🛑 </text:span><text:span text:style-name="T2">全球拦截</text:span></text:p>
      <text:p text:style-name="P2"><text:s/><text:span text:style-name="T1">- DOMAIN-SUFFIX,sync.audtd.com,🛑 </text:span><text:span text:style-name="T2">全球拦截</text:span></text:p>
      <text:p text:style-name="P2"><text:s/><text:span text:style-name="T1">- DOMAIN-SUFFIX,sync.crwdcntrl.net,🛑 </text:span><text:span text:style-name="T2">全球拦截</text:span></text:p>
      <text:p text:style-name="P2"><text:s/><text:span text:style-name="T1">- DOMAIN-SUFFIX,sync.extend.tv,🛑 </text:span><text:span text:style-name="T2">全球拦截</text:span></text:p>
      <text:p text:style-name="P2"><text:s/><text:span text:style-name="T1">- DOMAIN-SUFFIX,sync.fastclick.net,🛑 </text:span><text:span text:style-name="T2">全球拦截</text:span></text:p>
      <text:p text:style-name="P2"><text:s/><text:span text:style-name="T1">- DOMAIN-SUFFIX,sync.intentiq.com,🛑 </text:span><text:span text:style-name="T2">全球拦截</text:span></text:p>
      <text:p text:style-name="P2"><text:s/><text:span text:style-name="T1">- DOMAIN-SUFFIX,sync.ipredictive.com,🛑 </text:span><text:span text:style-name="T2">全球拦截</text:span></text:p>
      <text:p text:style-name="P2"><text:s/><text:span text:style-name="T1">- DOMAIN-SUFFIX,sync.mathtag.com,🛑 </text:span><text:span text:style-name="T2">全球拦截</text:span></text:p>
      <text:p text:style-name="P2"><text:s/><text:span text:style-name="T1">- DOMAIN-SUFFIX,sync.morgdm.ru,🛑 </text:span><text:span text:style-name="T2">全球拦截</text:span></text:p>
      <text:p text:style-name="P2"><text:s/><text:span text:style-name="T1">- DOMAIN-SUFFIX,sync.rambler.ru,🛑 </text:span><text:span text:style-name="T2">全球拦截</text:span></text:p>
      <text:p text:style-name="P2"><text:s/><text:span text:style-name="T1">- DOMAIN-SUFFIX,sync.republer.com,🛑 </text:span><text:span text:style-name="T2">全球拦截</text:span></text:p>
      <text:p text:style-name="P2"><text:s/><text:span text:style-name="T1">- DOMAIN-SUFFIX,sync.teamrtb.net,🛑 </text:span><text:span text:style-name="T2">全球拦截</text:span></text:p>
      <text:p text:style-name="P2"><text:s/><text:span text:style-name="T1">- DOMAIN-SUFFIX,sync.tidaltv.com,🛑 </text:span><text:span text:style-name="T2">全球拦截</text:span></text:p>
      <text:p text:style-name="P2"><text:s/><text:span text:style-name="T1">- DOMAIN-SUFFIX,sync2.audtd.com,🛑 </text:span><text:span text:style-name="T2">全球拦截</text:span></text:p>
      <text:p text:style-name="P2"><text:s/><text:span text:style-name="T1">- DOMAIN-SUFFIX,sync-dsp.ad-m.asia,🛑 </text:span><text:span text:style-name="T2">全球拦截</text:span></text:p>
      <text:p text:style-name="P2"><text:soft-page-break/><text:s/><text:span text:style-name="T1">- DOMAIN-SUFFIX,sync-eu.exe.bid,🛑 </text:span><text:span text:style-name="T2">全球拦截</text:span></text:p>
      <text:p text:style-name="P2"><text:s/><text:span text:style-name="T1">- DOMAIN-SUFFIX,sync-tm.everesttech.net,🛑 </text:span><text:span text:style-name="T2">全球拦截</text:span></text:p>
      <text:p text:style-name="P2"><text:s/><text:span text:style-name="T1">- DOMAIN-SUFFIX,syndication.exdynsrv.com,🛑 </text:span><text:span text:style-name="T2">全球拦截</text:span></text:p>
      <text:p text:style-name="P2"><text:s/><text:span text:style-name="T1">- DOMAIN-SUFFIX,syndication.exoclick.com,🛑 </text:span><text:span text:style-name="T2">全球拦截</text:span></text:p>
      <text:p text:style-name="P2"><text:s/><text:span text:style-name="T1">- DOMAIN-SUFFIX,syndication.intel.com,🛑 </text:span><text:span text:style-name="T2">全球拦截</text:span></text:p>
      <text:p text:style-name="P2"><text:s/><text:span text:style-name="T1">- DOMAIN-SUFFIX,syndication.jsadapi.com,🛑 </text:span><text:span text:style-name="T2">全球拦截</text:span></text:p>
      <text:p text:style-name="P2"><text:s/><text:span text:style-name="T1">- DOMAIN-SUFFIX,syndication.twitter.com,🛑 </text:span><text:span text:style-name="T2">全球拦截</text:span></text:p>
      <text:p text:style-name="P2"><text:s/><text:span text:style-name="T1">- DOMAIN-SUFFIX,syndication1.viraladnetwork.net,🛑 </text:span><text:span text:style-name="T2">全球拦截</text:span></text:p>
      <text:p text:style-name="P2"><text:s/><text:span text:style-name="T1">- DOMAIN-SUFFIX,syndication-o.twitter.com,🛑 </text:span><text:span text:style-name="T2">全球拦截</text:span></text:p>
      <text:p text:style-name="P2"><text:s/><text:span text:style-name="T1">- DOMAIN-SUFFIX,syofew6o.net,🛑 </text:span><text:span text:style-name="T2">全球拦截</text:span></text:p>
      <text:p text:style-name="P2"><text:s/><text:span text:style-name="T1">- DOMAIN-SUFFIX,sys.zhangyue.com,🛑 </text:span><text:span text:style-name="T2">全球拦截</text:span></text:p>
      <text:p text:style-name="P2"><text:s/><text:span text:style-name="T1">- DOMAIN-SUFFIX,sysdig.com,🛑 </text:span><text:span text:style-name="T2">全球拦截</text:span></text:p>
      <text:p text:style-name="P2"><text:s/><text:span text:style-name="T1">- DOMAIN-SUFFIX,sytcyf.com,🛑 </text:span><text:span text:style-name="T2">全球拦截</text:span></text:p>
      <text:p text:style-name="P2"><text:s/><text:span text:style-name="T1">- DOMAIN-SUFFIX,sytsr.com,🛑 </text:span><text:span text:style-name="T2">全球拦截</text:span></text:p>
      <text:p text:style-name="P2"><text:s/><text:span text:style-name="T1">- DOMAIN-SUFFIX,sytz1288.com,🛑 </text:span><text:span text:style-name="T2">全球拦截</text:span></text:p>
      <text:p text:style-name="P2"><text:s/><text:span text:style-name="T1">- DOMAIN-SUFFIX,szb.aiyole.com,🛑 </text:span><text:span text:style-name="T2">全球拦截</text:span></text:p>
      <text:p text:style-name="P2"><text:s/><text:span text:style-name="T1">- DOMAIN-SUFFIX,szdzbx.com,🛑 </text:span><text:span text:style-name="T2">全球拦截</text:span></text:p>
      <text:p text:style-name="P2"><text:s/><text:span text:style-name="T1">- DOMAIN-SUFFIX,szfaq.com,🛑 </text:span><text:span text:style-name="T2">全球拦截</text:span></text:p>
      <text:p text:style-name="P2"><text:s/><text:span text:style-name="T1">- DOMAIN-SUFFIX,szggdw.com,🛑 </text:span><text:span text:style-name="T2">全球拦截</text:span></text:p>
      <text:p text:style-name="P2"><text:s/><text:span text:style-name="T1">- DOMAIN-SUFFIX,szkdst.com,🛑 </text:span><text:span text:style-name="T2">全球拦截</text:span></text:p>
      <text:p text:style-name="P2"><text:s/><text:span text:style-name="T1">- DOMAIN-SUFFIX,szrk3.com,🛑 </text:span><text:span text:style-name="T2">全球拦截</text:span></text:p>
      <text:p text:style-name="P2"><text:s/><text:span text:style-name="T1">- DOMAIN-SUFFIX,szshouzhai.com,🛑 </text:span><text:span text:style-name="T2">全球拦截</text:span></text:p>
      <text:p text:style-name="P2"><text:s/><text:span text:style-name="T1">- DOMAIN-SUFFIX,szxc868.com,🛑 </text:span><text:span text:style-name="T2">全球拦截</text:span></text:p>
      <text:p text:style-name="P2"><text:s/><text:span text:style-name="T1">- DOMAIN-SUFFIX,szxpsg.com,🛑 </text:span><text:span text:style-name="T2">全球拦截</text:span></text:p>
      <text:p text:style-name="P2"><text:s/><text:span text:style-name="T1">- DOMAIN-SUFFIX,szyr474.com,🛑 </text:span><text:span text:style-name="T2">全球拦截</text:span></text:p>
      <text:p text:style-name="P2"><text:s/><text:span text:style-name="T1">- DOMAIN-SUFFIX,t.2d-c.cn,🛑 </text:span><text:span text:style-name="T2">全球拦截</text:span></text:p>
      <text:p text:style-name="P2"><text:s/><text:span text:style-name="T1">- DOMAIN-SUFFIX,t.3apf.com,🛑 </text:span><text:span text:style-name="T2">全球拦截</text:span></text:p>
      <text:p text:style-name="P2"><text:s/><text:span text:style-name="T1">- DOMAIN-SUFFIX,t.adbxb.cn,🛑 </text:span><text:span text:style-name="T2">全球拦截</text:span></text:p>
      <text:p text:style-name="P2"><text:s/><text:span text:style-name="T1">- DOMAIN-SUFFIX,t.adcrops.net,🛑 </text:span><text:span text:style-name="T2">全球拦截</text:span></text:p>
      <text:p text:style-name="P2"><text:s/><text:span text:style-name="T1">- DOMAIN-SUFFIX,t.adxchina.cn,🛑 </text:span><text:span text:style-name="T2">全球拦截</text:span></text:p>
      <text:p text:style-name="P2"><text:s/><text:span text:style-name="T1">- DOMAIN-SUFFIX,t.atpanel.com,🛑 </text:span><text:span text:style-name="T2">全球拦截</text:span></text:p>
      <text:p text:style-name="P2"><text:s/><text:span text:style-name="T1">- DOMAIN-SUFFIX,t.cnsjx.net,🛑 </text:span><text:span text:style-name="T2">全球拦截</text:span></text:p>
      <text:p text:style-name="P2"><text:s/><text:span text:style-name="T1">- DOMAIN-SUFFIX,t.collect.yinyuetai.com,🛑 </text:span><text:span text:style-name="T2">全球拦截</text:span></text:p>
      <text:p text:style-name="P2"><text:s/><text:span text:style-name="T1">- DOMAIN-SUFFIX,t.cr-nielsen.com,🛑 </text:span><text:span text:style-name="T2">全球拦截</text:span></text:p>
      <text:p text:style-name="P2"><text:s/><text:span text:style-name="T1">- DOMAIN-SUFFIX,t.cyuew.com,🛑 </text:span><text:span text:style-name="T2">全球拦截</text:span></text:p>
      <text:p text:style-name="P2"><text:s/><text:span text:style-name="T1">- DOMAIN-SUFFIX,t.d.yoyi.tv,🛑 </text:span><text:span text:style-name="T2">全球拦截</text:span></text:p>
      <text:p text:style-name="P2"><text:s/><text:span text:style-name="T1">- DOMAIN-SUFFIX,t.dangdang.com,🛑 </text:span><text:span text:style-name="T2">全球拦截</text:span></text:p>
      <text:p text:style-name="P2"><text:s/><text:span text:style-name="T1">- DOMAIN-SUFFIX,t.dmtrck.com,🛑 </text:span><text:span text:style-name="T2">全球拦截</text:span></text:p>
      <text:p text:style-name="P2"><text:s/><text:span text:style-name="T1">- DOMAIN-SUFFIX,t.gdt.qq.com,🛑 </text:span><text:span text:style-name="T2">全球拦截</text:span></text:p>
      <text:p text:style-name="P2"><text:s/><text:span text:style-name="T1">- DOMAIN-SUFFIX,t.go.sohu.com,🛑 </text:span><text:span text:style-name="T2">全球拦截</text:span></text:p>
      <text:p text:style-name="P2"><text:s/><text:span text:style-name="T1">- DOMAIN-SUFFIX,t.growingio.com,🛑 </text:span><text:span text:style-name="T2">全球拦截</text:span></text:p>
      <text:p text:style-name="P2"><text:s/><text:span text:style-name="T1">- DOMAIN-SUFFIX,t.iz55.com,🛑 </text:span><text:span text:style-name="T2">全球拦截</text:span></text:p>
      <text:p text:style-name="P2"><text:s/><text:span text:style-name="T1">- DOMAIN-SUFFIX,t.oq68.com,🛑 </text:span><text:span text:style-name="T2">全球拦截</text:span></text:p>
      <text:p text:style-name="P2"><text:s/><text:span text:style-name="T1">- DOMAIN-SUFFIX,t.pingzei.com,🛑 </text:span><text:span text:style-name="T2">全球拦截</text:span></text:p>
      <text:p text:style-name="P2"><text:s/><text:span text:style-name="T1">- DOMAIN-SUFFIX,t.qiuqiuqipai.com,🛑 </text:span><text:span text:style-name="T2">全球拦截</text:span></text:p>
      <text:p text:style-name="P2"><text:s/><text:span text:style-name="T1">- DOMAIN-SUFFIX,t.sj.qq.com,🛑 </text:span><text:span text:style-name="T2">全球拦截</text:span></text:p>
      <text:p text:style-name="P2"><text:s/><text:span text:style-name="T1">- DOMAIN-SUFFIX,t.supermario.xyz,🛑 </text:span><text:span text:style-name="T2">全球拦截</text:span></text:p>
      <text:p text:style-name="P2"><text:s/><text:span text:style-name="T1">- DOMAIN-SUFFIX,t.trafmag.com,🛑 </text:span><text:span text:style-name="T2">全球拦截</text:span></text:p>
      <text:p text:style-name="P2"><text:s/><text:span text:style-name="T1">- DOMAIN-SUFFIX,t.tzcccm.com,🛑 </text:span><text:span text:style-name="T2">全球拦截</text:span></text:p>
      <text:p text:style-name="P2"><text:s/><text:span text:style-name="T1">- DOMAIN-SUFFIX,t.ujian.cc,🛑 </text:span><text:span text:style-name="T2">全球拦截</text:span></text:p>
      <text:p text:style-name="P2"><text:s/><text:span text:style-name="T1">- DOMAIN-SUFFIX,t.uvcourse.net,🛑 </text:span><text:span text:style-name="T2">全球拦截</text:span></text:p>
      <text:p text:style-name="P2"><text:s/><text:span text:style-name="T1">- DOMAIN-SUFFIX,t.youmi.net,🛑 </text:span><text:span text:style-name="T2">全球拦截</text:span></text:p>
      <text:p text:style-name="P2"><text:s/><text:span text:style-name="T1">- DOMAIN-SUFFIX,t1.58cdn.com.cn,🛑 </text:span><text:span text:style-name="T2">全球拦截</text:span></text:p>
      <text:p text:style-name="P2"><text:s/><text:span text:style-name="T1">- DOMAIN-SUFFIX,t1.jzkapp.com,🛑 </text:span><text:span text:style-name="T2">全球拦截</text:span></text:p>
      <text:p text:style-name="P2"><text:s/><text:span text:style-name="T1">- DOMAIN-SUFFIX,t1.visualrevenue.com,🛑 </text:span><text:span text:style-name="T2">全球拦截</text:span></text:p>
      <text:p text:style-name="P2"><text:s/><text:span text:style-name="T1">- DOMAIN-SUFFIX,t1.wshufa.com,🛑 </text:span><text:span text:style-name="T2">全球拦截</text:span></text:p>
      <text:p text:style-name="P2"><text:soft-page-break/><text:s/><text:span text:style-name="T1">- DOMAIN-SUFFIX,t188.dazhonghua.cn,🛑 </text:span><text:span text:style-name="T2">全球拦截</text:span></text:p>
      <text:p text:style-name="P2"><text:s/><text:span text:style-name="T1">- DOMAIN-SUFFIX,t2.58cdn.com.cn,🛑 </text:span><text:span text:style-name="T2">全球拦截</text:span></text:p>
      <text:p text:style-name="P2"><text:s/><text:span text:style-name="T1">- DOMAIN-SUFFIX,t2.jzkapp.com,🛑 </text:span><text:span text:style-name="T2">全球拦截</text:span></text:p>
      <text:p text:style-name="P2"><text:s/><text:span text:style-name="T1">- DOMAIN-SUFFIX,t2.vbxx.net,🛑 </text:span><text:span text:style-name="T2">全球拦截</text:span></text:p>
      <text:p text:style-name="P2"><text:s/><text:span text:style-name="T1">- DOMAIN-SUFFIX,t2.wshufa.com,🛑 </text:span><text:span text:style-name="T2">全球拦截</text:span></text:p>
      <text:p text:style-name="P2"><text:s/><text:span text:style-name="T1">- DOMAIN-SUFFIX,t3.58cdn.com.cn,🛑 </text:span><text:span text:style-name="T2">全球拦截</text:span></text:p>
      <text:p text:style-name="P2"><text:s/><text:span text:style-name="T1">- DOMAIN-SUFFIX,t70123.com,🛑 </text:span><text:span text:style-name="T2">全球拦截</text:span></text:p>
      <text:p text:style-name="P2"><text:s/><text:span text:style-name="T1">- DOMAIN-SUFFIX,t75.qyqc4s.com,🛑 </text:span><text:span text:style-name="T2">全球拦截</text:span></text:p>
      <text:p text:style-name="P2"><text:s/><text:span text:style-name="T1">- DOMAIN-SUFFIX,ta.qq.com,🛑 </text:span><text:span text:style-name="T2">全球拦截</text:span></text:p>
      <text:p text:style-name="P2"><text:s/><text:span text:style-name="T1">- DOMAIN-SUFFIX,ta80.com,🛑 </text:span><text:span text:style-name="T2">全球拦截</text:span></text:p>
      <text:p text:style-name="P2"><text:s/><text:span text:style-name="T1">- DOMAIN-SUFFIX,taat00889.com,🛑 </text:span><text:span text:style-name="T2">全球拦截</text:span></text:p>
      <text:p text:style-name="P2"><text:s/><text:span text:style-name="T1">- DOMAIN-SUFFIX,tactics.bainv.net,🛑 </text:span><text:span text:style-name="T2">全球拦截</text:span></text:p>
      <text:p text:style-name="P2"><text:s/><text:span text:style-name="T1">- DOMAIN-SUFFIX,tad.suning.com,🛑 </text:span><text:span text:style-name="T2">全球拦截</text:span></text:p>
      <text:p text:style-name="P2"><text:s/><text:span text:style-name="T1">- DOMAIN-SUFFIX,tag.cdnmaster.cn,🛑 </text:span><text:span text:style-name="T2">全球拦截</text:span></text:p>
      <text:p text:style-name="P2"><text:s/><text:span text:style-name="T1">- DOMAIN-SUFFIX,tag.digitaltarget.ru,🛑 </text:span><text:span text:style-name="T2">全球拦截</text:span></text:p>
      <text:p text:style-name="P2"><text:s/><text:span text:style-name="T1">- DOMAIN-SUFFIX,tag.yoc-adserver.com,🛑 </text:span><text:span text:style-name="T2">全球拦截</text:span></text:p>
      <text:p text:style-name="P2"><text:s/><text:span text:style-name="T1">- DOMAIN-SUFFIX,tags.growingio.com,🛑 </text:span><text:span text:style-name="T2">全球拦截</text:span></text:p>
      <text:p text:style-name="P2"><text:s/><text:span text:style-name="T1">- DOMAIN-SUFFIX,tags2.adshell.net,🛑 </text:span><text:span text:style-name="T2">全球拦截</text:span></text:p>
      <text:p text:style-name="P2"><text:s/><text:span text:style-name="T1">- DOMAIN-SUFFIX,tags4.revdepo.com,🛑 </text:span><text:span text:style-name="T2">全球拦截</text:span></text:p>
      <text:p text:style-name="P2"><text:s/><text:span text:style-name="T1">- DOMAIN-SUFFIX,tajxgs.com,🛑 </text:span><text:span text:style-name="T2">全球拦截</text:span></text:p>
      <text:p text:style-name="P2"><text:s/><text:span text:style-name="T1">- DOMAIN-SUFFIX,talk.nz.igexin.com,🛑 </text:span><text:span text:style-name="T2">全球拦截</text:span></text:p>
      <text:p text:style-name="P2"><text:s/><text:span text:style-name="T1">- DOMAIN-SUFFIX,talkingdata.com,🛑 </text:span><text:span text:style-name="T2">全球拦截</text:span></text:p>
      <text:p text:style-name="P2"><text:s/><text:span text:style-name="T1">- DOMAIN-SUFFIX,talkingdata.net,🛑 </text:span><text:span text:style-name="T2">全球拦截</text:span></text:p>
      <text:p text:style-name="P2"><text:s/><text:span text:style-name="T1">- DOMAIN-SUFFIX,tangoutianxia.com,🛑 </text:span><text:span text:style-name="T2">全球拦截</text:span></text:p>
      <text:p text:style-name="P2"><text:s/><text:span text:style-name="T1">- DOMAIN-SUFFIX,tansuotv.com,🛑 </text:span><text:span text:style-name="T2">全球拦截</text:span></text:p>
      <text:p text:style-name="P2"><text:s/><text:span text:style-name="T1">- DOMAIN-SUFFIX,tanwanyx.com,🛑 </text:span><text:span text:style-name="T2">全球拦截</text:span></text:p>
      <text:p text:style-name="P2"><text:s/><text:span text:style-name="T1">- DOMAIN-SUFFIX,tanxlog.istreamsche.com,🛑 </text:span><text:span text:style-name="T2">全球拦截</text:span></text:p>
      <text:p text:style-name="P2"><text:s/><text:span text:style-name="T1">- DOMAIN-SUFFIX,tanzanite.infomine.com,🛑 </text:span><text:span text:style-name="T2">全球拦截</text:span></text:p>
      <text:p text:style-name="P2"><text:s/><text:span text:style-name="T1">- DOMAIN-SUFFIX,taobaly.cn,🛑 </text:span><text:span text:style-name="T2">全球拦截</text:span></text:p>
      <text:p text:style-name="P2"><text:s/><text:span text:style-name="T1">- DOMAIN-SUFFIX,taobaoaliyun.cn,🛑 </text:span><text:span text:style-name="T2">全球拦截</text:span></text:p>
      <text:p text:style-name="P2"><text:s/><text:span text:style-name="T1">- DOMAIN-SUFFIX,taobaobo5.com,🛑 </text:span><text:span text:style-name="T2">全球拦截</text:span></text:p>
      <text:p text:style-name="P2"><text:s/><text:span text:style-name="T1">- DOMAIN-SUFFIX,taobayun.cn,🛑 </text:span><text:span text:style-name="T2">全球拦截</text:span></text:p>
      <text:p text:style-name="P2"><text:s/><text:span text:style-name="T1">- DOMAIN-SUFFIX,taohanpai.com,🛑 </text:span><text:span text:style-name="T2">全球拦截</text:span></text:p>
      <text:p text:style-name="P2"><text:s/><text:span text:style-name="T1">- DOMAIN-SUFFIX,taomato.com,🛑 </text:span><text:span text:style-name="T2">全球拦截</text:span></text:p>
      <text:p text:style-name="P2"><text:s/><text:span text:style-name="T1">- DOMAIN-SUFFIX,tap.rubiconproject.com,🛑 </text:span><text:span text:style-name="T2">全球拦截</text:span></text:p>
      <text:p text:style-name="P2"><text:s/><text:span text:style-name="T1">- DOMAIN-SUFFIX,tap-cdn.rubiconproject.com,🛑 </text:span><text:span text:style-name="T2">全球拦截</text:span></text:p>
      <text:p text:style-name="P2"><text:s/><text:span text:style-name="T1">- DOMAIN-SUFFIX,tapjoy.cn,🛑 </text:span><text:span text:style-name="T2">全球拦截</text:span></text:p>
      <text:p text:style-name="P2"><text:s/><text:span text:style-name="T1">- DOMAIN-SUFFIX,tapjoy.com,🛑 </text:span><text:span text:style-name="T2">全球拦截</text:span></text:p>
      <text:p text:style-name="P2"><text:s/><text:span text:style-name="T1">- DOMAIN-SUFFIX,tapjoyads.com,🛑 </text:span><text:span text:style-name="T2">全球拦截</text:span></text:p>
      <text:p text:style-name="P2"><text:s/><text:span text:style-name="T1">- DOMAIN-SUFFIX,tap-t.rubiconproject.com,🛑 </text:span><text:span text:style-name="T2">全球拦截</text:span></text:p>
      <text:p text:style-name="P2"><text:s/><text:span text:style-name="T1">- DOMAIN-SUFFIX,targetedinfo.com,🛑 </text:span><text:span text:style-name="T2">全球拦截</text:span></text:p>
      <text:p text:style-name="P2"><text:s/><text:span text:style-name="T1">- DOMAIN-SUFFIX,targetedmedia.com.cn,🛑 </text:span><text:span text:style-name="T2">全球拦截</text:span></text:p>
      <text:p text:style-name="P2"><text:s/><text:span text:style-name="T1">- DOMAIN-SUFFIX,targetedtopic.com,🛑 </text:span><text:span text:style-name="T2">全球拦截</text:span></text:p>
      <text:p text:style-name="P2"><text:s/><text:span text:style-name="T1">- DOMAIN-SUFFIX,tatagou.com.cn,🛑 </text:span><text:span text:style-name="T2">全球拦截</text:span></text:p>
      <text:p text:style-name="P2"><text:s/><text:span text:style-name="T1">- DOMAIN-SUFFIX,tb.code.twyxi.com,🛑 </text:span><text:span text:style-name="T2">全球拦截</text:span></text:p>
      <text:p text:style-name="P2"><text:s/><text:span text:style-name="T1">- DOMAIN-SUFFIX,tb060x.corp.youdao.com,🛑 </text:span><text:span text:style-name="T2">全球拦截</text:span></text:p>
      <text:p text:style-name="P2"><text:s/><text:span text:style-name="T1">- DOMAIN-SUFFIX,tb104x.corp.youdao.com,🛑 </text:span><text:span text:style-name="T2">全球拦截</text:span></text:p>
      <text:p text:style-name="P2"><text:s/><text:span text:style-name="T1">- DOMAIN-SUFFIX,tbaocdn.com,🛑 </text:span><text:span text:style-name="T2">全球拦截</text:span></text:p>
      <text:p text:style-name="P2"><text:s/><text:span text:style-name="T1">- DOMAIN-SUFFIX,tbjfw.com,🛑 </text:span><text:span text:style-name="T2">全球拦截</text:span></text:p>
      <text:p text:style-name="P2"><text:s/><text:span text:style-name="T1">- DOMAIN-SUFFIX,tc.51la.net,🛑 </text:span><text:span text:style-name="T2">全球拦截</text:span></text:p>
      <text:p text:style-name="P2"><text:s/><text:span text:style-name="T1">- DOMAIN-SUFFIX,tc.ci123.com,🛑 </text:span><text:span text:style-name="T2">全球拦截</text:span></text:p>
      <text:p text:style-name="P2"><text:s/><text:span text:style-name="T1">- DOMAIN-SUFFIX,tc600.com,🛑 </text:span><text:span text:style-name="T2">全球拦截</text:span></text:p>
      <text:p text:style-name="P2"><text:s/><text:span text:style-name="T1">- DOMAIN-SUFFIX,tcad.wedolook.com,🛑 </text:span><text:span text:style-name="T2">全球拦截</text:span></text:p>
      <text:p text:style-name="P2"><text:s/><text:span text:style-name="T1">- DOMAIN-SUFFIX,tcjy66.cc,🛑 </text:span><text:span text:style-name="T2">全球拦截</text:span></text:p>
      <text:p text:style-name="P2"><text:s/><text:span text:style-name="T1">- DOMAIN-SUFFIX,tcss.qq.com,🛑 </text:span><text:span text:style-name="T2">全球拦截</text:span></text:p>
      <text:p text:style-name="P2"><text:s/><text:span text:style-name="T1">- DOMAIN-SUFFIX,td.mpush.cn,🛑 </text:span><text:span text:style-name="T2">全球拦截</text:span></text:p>
      <text:p text:style-name="P2"><text:soft-page-break/><text:s/><text:span text:style-name="T1">- DOMAIN-SUFFIX,td.xue63.com,🛑 </text:span><text:span text:style-name="T2">全球拦截</text:span></text:p>
      <text:p text:style-name="P2"><text:s/><text:span text:style-name="T1">- DOMAIN-SUFFIX,tdayi.com,🛑 </text:span><text:span text:style-name="T2">全球拦截</text:span></text:p>
      <text:p text:style-name="P2"><text:s/><text:span text:style-name="T1">- DOMAIN-SUFFIX,tdcv3.talkingdata.net,🛑 </text:span><text:span text:style-name="T2">全球拦截</text:span></text:p>
      <text:p text:style-name="P2"><text:s/><text:span text:style-name="T1">- DOMAIN-SUFFIX,t-e.flyme.cn,🛑 </text:span><text:span text:style-name="T2">全球拦截</text:span></text:p>
      <text:p text:style-name="P2"><text:s/><text:span text:style-name="T1">- DOMAIN-SUFFIX,teen.77rog.com,🛑 </text:span><text:span text:style-name="T2">全球拦截</text:span></text:p>
      <text:p text:style-name="P2"><text:s/><text:span text:style-name="T1">- DOMAIN-SUFFIX,telstra.imrworldwide.com,🛑 </text:span><text:span text:style-name="T2">全球拦截</text:span></text:p>
      <text:p text:style-name="P2"><text:s/><text:span text:style-name="T1">- DOMAIN-SUFFIX,temai.snssdk.com,🛑 </text:span><text:span text:style-name="T2">全球拦截</text:span></text:p>
      <text:p text:style-name="P2"><text:s/><text:span text:style-name="T1">- DOMAIN-SUFFIX,temai.taobao.com,🛑 </text:span><text:span text:style-name="T2">全球拦截</text:span></text:p>
      <text:p text:style-name="P2"><text:s/><text:span text:style-name="T1">- DOMAIN-SUFFIX,temp.163.com,🛑 </text:span><text:span text:style-name="T2">全球拦截</text:span></text:p>
      <text:p text:style-name="P2"><text:s/><text:span text:style-name="T1">- DOMAIN-SUFFIX,tencentmind.com,🛑 </text:span><text:span text:style-name="T2">全球拦截</text:span></text:p>
      <text:p text:style-name="P2"><text:s/><text:span text:style-name="T1">- DOMAIN-SUFFIX,tenddata.com,🛑 </text:span><text:span text:style-name="T2">全球拦截</text:span></text:p>
      <text:p text:style-name="P2"><text:s/><text:span text:style-name="T1">- DOMAIN-SUFFIX,test.api.xlmc.sandai.net,🛑 </text:span><text:span text:style-name="T2">全球拦截</text:span></text:p>
      <text:p text:style-name="P2"><text:s/><text:span text:style-name="T1">- DOMAIN-SUFFIX,test.eduancm.com,🛑 </text:span><text:span text:style-name="T2">全球拦截</text:span></text:p>
      <text:p text:style-name="P2"><text:s/><text:span text:style-name="T1">- DOMAIN-SUFFIX,test.surepush.cn,🛑 </text:span><text:span text:style-name="T2">全球拦截</text:span></text:p>
      <text:p text:style-name="P2"><text:s/><text:span text:style-name="T1">- DOMAIN-SUFFIX,textlink.simba.taobao.com,🛑 </text:span><text:span text:style-name="T2">全球拦截</text:span></text:p>
      <text:p text:style-name="P2"><text:s/><text:span text:style-name="T1">- DOMAIN-SUFFIX,tf.caohua.com,🛑 </text:span><text:span text:style-name="T2">全球拦截</text:span></text:p>
      <text:p text:style-name="P2"><text:s/><text:span text:style-name="T1">- DOMAIN-SUFFIX,tf.hdfdm.com,🛑 </text:span><text:span text:style-name="T2">全球拦截</text:span></text:p>
      <text:p text:style-name="P2"><text:s/><text:span text:style-name="T1">- DOMAIN-SUFFIX,tf.hftaili.com,🛑 </text:span><text:span text:style-name="T2">全球拦截</text:span></text:p>
      <text:p text:style-name="P2"><text:s/><text:span text:style-name="T1">- DOMAIN-SUFFIX,t-flow.flyme.cn,🛑 </text:span><text:span text:style-name="T2">全球拦截</text:span></text:p>
      <text:p text:style-name="P2"><text:s/><text:span text:style-name="T1">- DOMAIN-SUFFIX,tfssl.caohua.com,🛑 </text:span><text:span text:style-name="T2">全球拦截</text:span></text:p>
      <text:p text:style-name="P2"><text:s/><text:span text:style-name="T1">- DOMAIN-SUFFIX,tg.1155t.cn,🛑 </text:span><text:span text:style-name="T2">全球拦截</text:span></text:p>
      <text:p text:style-name="P2"><text:s/><text:span text:style-name="T1">- DOMAIN-SUFFIX,tg.52digua.com,🛑 </text:span><text:span text:style-name="T2">全球拦截</text:span></text:p>
      <text:p text:style-name="P2"><text:s/><text:span text:style-name="T1">- DOMAIN-SUFFIX,tg.jifen.2345.com,🛑 </text:span><text:span text:style-name="T2">全球拦截</text:span></text:p>
      <text:p text:style-name="P2"><text:s/><text:span text:style-name="T1">- DOMAIN-SUFFIX,tg.m.37.com,🛑 </text:span><text:span text:style-name="T2">全球拦截</text:span></text:p>
      <text:p text:style-name="P2"><text:s/><text:span text:style-name="T1">- DOMAIN-SUFFIX,tga.csbew.com,🛑 </text:span><text:span text:style-name="T2">全球拦截</text:span></text:p>
      <text:p text:style-name="P2"><text:s/><text:span text:style-name="T1">- DOMAIN-SUFFIX,tgb.csbew.com,🛑 </text:span><text:span text:style-name="T2">全球拦截</text:span></text:p>
      <text:p text:style-name="P2"><text:s/><text:span text:style-name="T1">- DOMAIN-SUFFIX,th21333.com,🛑 </text:span><text:span text:style-name="T2">全球拦截</text:span></text:p>
      <text:p text:style-name="P2"><text:s/><text:span text:style-name="T1">- DOMAIN-SUFFIX,th7.cn,🛑 </text:span><text:span text:style-name="T2">全球拦截</text:span></text:p>
      <text:p text:style-name="P2"><text:s/><text:span text:style-name="T1">- DOMAIN-SUFFIX,thejesperbay.com,🛑 </text:span><text:span text:style-name="T2">全球拦截</text:span></text:p>
      <text:p text:style-name="P2"><text:s/><text:span text:style-name="T1">- DOMAIN-SUFFIX,themis.yahoo.com,🛑 </text:span><text:span text:style-name="T2">全球拦截</text:span></text:p>
      <text:p text:style-name="P2"><text:s/><text:span text:style-name="T1">- DOMAIN-SUFFIX,thescenseproject.com,🛑 </text:span><text:span text:style-name="T2">全球拦截</text:span></text:p>
      <text:p text:style-name="P2"><text:s/><text:span text:style-name="T1">- DOMAIN-SUFFIX,thetestpage.39.net,🛑 </text:span><text:span text:style-name="T2">全球拦截</text:span></text:p>
      <text:p text:style-name="P2"><text:s/><text:span text:style-name="T1">- DOMAIN-SUFFIX,thoughtleadr.com,🛑 </text:span><text:span text:style-name="T2">全球拦截</text:span></text:p>
      <text:p text:style-name="P2"><text:s/><text:span text:style-name="T1">- DOMAIN-SUFFIX,thxnr.com,🛑 </text:span><text:span text:style-name="T2">全球拦截</text:span></text:p>
      <text:p text:style-name="P2"><text:s/><text:span text:style-name="T1">- DOMAIN-SUFFIX,thyvjboy.com,🛑 </text:span><text:span text:style-name="T2">全球拦截</text:span></text:p>
      <text:p text:style-name="P2"><text:s/><text:span text:style-name="T1">- DOMAIN-SUFFIX,thztv.net,🛑 </text:span><text:span text:style-name="T2">全球拦截</text:span></text:p>
      <text:p text:style-name="P2"><text:s/><text:span text:style-name="T1">- DOMAIN-SUFFIX,ti.tradetracker.net,🛑 </text:span><text:span text:style-name="T2">全球拦截</text:span></text:p>
      <text:p text:style-name="P2"><text:s/><text:span text:style-name="T1">- DOMAIN-SUFFIX,tiads.time.com,🛑 </text:span><text:span text:style-name="T2">全球拦截</text:span></text:p>
      <text:p text:style-name="P2"><text:s/><text:span text:style-name="T1">- DOMAIN-SUFFIX,tiangoutai.com,🛑 </text:span><text:span text:style-name="T2">全球拦截</text:span></text:p>
      <text:p text:style-name="P2"><text:s/><text:span text:style-name="T1">- DOMAIN-SUFFIX,tiangu99.com,🛑 </text:span><text:span text:style-name="T2">全球拦截</text:span></text:p>
      <text:p text:style-name="P2"><text:s/><text:span text:style-name="T1">- DOMAIN-SUFFIX,tianmidian.com,🛑 </text:span><text:span text:style-name="T2">全球拦截</text:span></text:p>
      <text:p text:style-name="P2"><text:s/><text:span text:style-name="T1">- DOMAIN-SUFFIX,tianqi777.com,🛑 </text:span><text:span text:style-name="T2">全球拦截</text:span></text:p>
      <text:p text:style-name="P2"><text:s/><text:span text:style-name="T1">- DOMAIN-SUFFIX,tianyanzs.com,🛑 </text:span><text:span text:style-name="T2">全球拦截</text:span></text:p>
      <text:p text:style-name="P2"><text:s/><text:span text:style-name="T1">- DOMAIN-SUFFIX,ticcdn.com,🛑 </text:span><text:span text:style-name="T2">全球拦截</text:span></text:p>
      <text:p text:style-name="P2"><text:s/><text:span text:style-name="T1">- DOMAIN-SUFFIX,timelog.moviebox.baofeng.com,🛑 </text:span><text:span text:style-name="T2">全球拦截</text:span></text:p>
      <text:p text:style-name="P2"><text:s/><text:span text:style-name="T1">- DOMAIN-SUFFIX,tips.logger.baofeng.com,🛑 </text:span><text:span text:style-name="T2">全球拦截</text:span></text:p>
      <text:p text:style-name="P2"><text:s/><text:span text:style-name="T1">- DOMAIN-SUFFIX,tiqcdn.com,🛑 </text:span><text:span text:style-name="T2">全球拦截</text:span></text:p>
      <text:p text:style-name="P2"><text:s/><text:span text:style-name="T1">- DOMAIN-SUFFIX,titan.babytree.com,🛑 </text:span><text:span text:style-name="T2">全球拦截</text:span></text:p>
      <text:p text:style-name="P2"><text:s/><text:span text:style-name="T1">- DOMAIN-SUFFIX,titan.guestworld.tripod.lycos.com,🛑 </text:span><text:span text:style-name="T2">全球拦截</text:span></text:p>
      <text:p text:style-name="P2"><text:s/><text:span text:style-name="T1">- DOMAIN-SUFFIX,titan01.babytree.com,🛑 </text:span><text:span text:style-name="T2">全球拦截</text:span></text:p>
      <text:p text:style-name="P2"><text:s/><text:span text:style-name="T1">- DOMAIN-SUFFIX,titi.qifajiang.cn,🛑 </text:span><text:span text:style-name="T2">全球拦截</text:span></text:p>
      <text:p text:style-name="P2"><text:s/><text:span text:style-name="T1">- DOMAIN-SUFFIX,tjf.lyhuayun.com,🛑 </text:span><text:span text:style-name="T2">全球拦截</text:span></text:p>
      <text:p text:style-name="P2"><text:s/><text:span text:style-name="T1">- DOMAIN-SUFFIX,tjhuajiantang.com,🛑 </text:span><text:span text:style-name="T2">全球拦截</text:span></text:p>
      <text:p text:style-name="P2"><text:s/><text:span text:style-name="T1">- DOMAIN-SUFFIX,tjlog.easou.com,🛑 </text:span><text:span text:style-name="T2">全球拦截</text:span></text:p>
      <text:p text:style-name="P2"><text:s/><text:span text:style-name="T1">- DOMAIN-SUFFIX,tjlog.ps.easou.com,🛑 </text:span><text:span text:style-name="T2">全球拦截</text:span></text:p>
      <text:p text:style-name="P2"><text:s/><text:span text:style-name="T1">- DOMAIN-SUFFIX,tjs.sjs.sinajs.cn,🛑 </text:span><text:span text:style-name="T2">全球拦截</text:span></text:p>
      <text:p text:style-name="P2"><text:soft-page-break/><text:s/><text:span text:style-name="T1">- DOMAIN-SUFFIX,tk.baidu.com,🛑 </text:span><text:span text:style-name="T2">全球拦截</text:span></text:p>
      <text:p text:style-name="P2"><text:s/><text:span text:style-name="T1">- DOMAIN-SUFFIX,tk.optaim.com,🛑 </text:span><text:span text:style-name="T2">全球拦截</text:span></text:p>
      <text:p text:style-name="P2"><text:s/><text:span text:style-name="T1">- DOMAIN-SUFFIX,tkd777.cn,🛑 </text:span><text:span text:style-name="T2">全球拦截</text:span></text:p>
      <text:p text:style-name="P2"><text:s/><text:span text:style-name="T1">- DOMAIN-SUFFIX,tkmdng.cn,🛑 </text:span><text:span text:style-name="T2">全球拦截</text:span></text:p>
      <text:p text:style-name="P2"><text:s/><text:span text:style-name="T1">- DOMAIN-SUFFIX,tkweb.baidu.com,🛑 </text:span><text:span text:style-name="T2">全球拦截</text:span></text:p>
      <text:p text:style-name="P2"><text:s/><text:span text:style-name="T1">- DOMAIN-SUFFIX,t-l.play.aiseet.atianqi.com,🛑 </text:span><text:span text:style-name="T2">全球拦截</text:span></text:p>
      <text:p text:style-name="P2"><text:s/><text:span text:style-name="T1">- DOMAIN-SUFFIX,tmcs.net,🛑 </text:span><text:span text:style-name="T2">全球拦截</text:span></text:p>
      <text:p text:style-name="P2"><text:s/><text:span text:style-name="T1">- DOMAIN-SUFFIX,tmisc.home.news.cn,🛑 </text:span><text:span text:style-name="T2">全球拦截</text:span></text:p>
      <text:p text:style-name="P2"><text:s/><text:span text:style-name="T1">- DOMAIN-SUFFIX,tns-counter.ru,🛑 </text:span><text:span text:style-name="T2">全球拦截</text:span></text:p>
      <text:p text:style-name="P2"><text:s/><text:span text:style-name="T1">- DOMAIN-SUFFIX,token.rubiconproject.com,🛑 </text:span><text:span text:style-name="T2">全球拦截</text:span></text:p>
      <text:p text:style-name="P2"><text:s/><text:span text:style-name="T1">- DOMAIN-SUFFIX,tongji-res1.meizu.com,🛑 </text:span><text:span text:style-name="T2">全球拦截</text:span></text:p>
      <text:p text:style-name="P2"><text:s/><text:span text:style-name="T1">- DOMAIN-SUFFIX,tongqing2015.com,🛑 </text:span><text:span text:style-name="T2">全球拦截</text:span></text:p>
      <text:p text:style-name="P2"><text:s/><text:span text:style-name="T1">- DOMAIN-SUFFIX,tool.btrabbit.la,🛑 </text:span><text:span text:style-name="T2">全球拦截</text:span></text:p>
      <text:p text:style-name="P2"><text:s/><text:span text:style-name="T1">- DOMAIN-SUFFIX,toolbar.baidu.com,🛑 </text:span><text:span text:style-name="T2">全球拦截</text:span></text:p>
      <text:p text:style-name="P2"><text:s/><text:span text:style-name="T1">- DOMAIN-SUFFIX,toolbar.msn.com,🛑 </text:span><text:span text:style-name="T2">全球拦截</text:span></text:p>
      <text:p text:style-name="P2"><text:s/><text:span text:style-name="T1">- DOMAIN-SUFFIX,toourbb.com,🛑 </text:span><text:span text:style-name="T2">全球拦截</text:span></text:p>
      <text:p text:style-name="P2"><text:s/><text:span text:style-name="T1">- DOMAIN-SUFFIX,top.h.qhimg.com,🛑 </text:span><text:span text:style-name="T2">全球拦截</text:span></text:p>
      <text:p text:style-name="P2"><text:s/><text:span text:style-name="T1">- DOMAIN-SUFFIX,top.h.qhmsg.com,🛑 </text:span><text:span text:style-name="T2">全球拦截</text:span></text:p>
      <text:p text:style-name="P2"><text:s/><text:span text:style-name="T1">- DOMAIN-SUFFIX,top267.com,🛑 </text:span><text:span text:style-name="T2">全球拦截</text:span></text:p>
      <text:p text:style-name="P2"><text:s/><text:span text:style-name="T1">- DOMAIN-SUFFIX,total.xinmin.cn,🛑 </text:span><text:span text:style-name="T2">全球拦截</text:span></text:p>
      <text:p text:style-name="P2"><text:s/><text:span text:style-name="T1">- DOMAIN-SUFFIX,touclick.com,🛑 </text:span><text:span text:style-name="T2">全球拦截</text:span></text:p>
      <text:p text:style-name="P2"><text:s/><text:span text:style-name="T1">- DOMAIN-SUFFIX,toutiao.2haha.com,🛑 </text:span><text:span text:style-name="T2">全球拦截</text:span></text:p>
      <text:p text:style-name="P2"><text:s/><text:span text:style-name="T1">- DOMAIN-SUFFIX,toutiao.jxnews.com.cn,🛑 </text:span><text:span text:style-name="T2">全球拦截</text:span></text:p>
      <text:p text:style-name="P2"><text:s/><text:span text:style-name="T1">- DOMAIN-SUFFIX,tp.sgcn.com,🛑 </text:span><text:span text:style-name="T2">全球拦截</text:span></text:p>
      <text:p text:style-name="P2"><text:s/><text:span text:style-name="T1">- DOMAIN-SUFFIX,tpc.googlesyndication.com,🛑 </text:span><text:span text:style-name="T2">全球拦截</text:span></text:p>
      <text:p text:style-name="P2"><text:s/><text:span text:style-name="T1">- DOMAIN-SUFFIX,tpe163.com,🛑 </text:span><text:span text:style-name="T2">全球拦截</text:span></text:p>
      <text:p text:style-name="P2"><text:s/><text:span text:style-name="T1">- DOMAIN-SUFFIX,tpush.html5.qq.com,🛑 </text:span><text:span text:style-name="T2">全球拦截</text:span></text:p>
      <text:p text:style-name="P2"><text:s/><text:span text:style-name="T1">- DOMAIN-SUFFIX,tqd.ntpddq.com,🛑 </text:span><text:span text:style-name="T2">全球拦截</text:span></text:p>
      <text:p text:style-name="P2"><text:s/><text:span text:style-name="T1">- DOMAIN-SUFFIX,track-east.mobileadtrading.com,🛑 </text:span><text:span text:style-name="T2">全球拦截</text:span></text:p>
      <text:p text:style-name="P2"><text:s/><text:span text:style-name="T1">- DOMAIN-SUFFIX,trackersimulator.org,🛑 </text:span><text:span text:style-name="T2">全球拦截</text:span></text:p>
      <text:p text:style-name="P2"><text:s/><text:span text:style-name="T1">- DOMAIN-SUFFIX,tracking-server-prod-1.zenmxapps.com,🛑 </text:span><text:span text:style-name="T2">全球拦截</text:span></text:p>
      <text:p text:style-name="P2"><text:s/><text:span text:style-name="T1">- DOMAIN-SUFFIX,tradeadexchange.com,🛑 </text:span><text:span text:style-name="T2">全球拦截</text:span></text:p>
      <text:p text:style-name="P2"><text:s/><text:span text:style-name="T1">- DOMAIN-SUFFIX,tradeccl.com,🛑 </text:span><text:span text:style-name="T2">全球拦截</text:span></text:p>
      <text:p text:style-name="P2"><text:s/><text:span text:style-name="T1">- DOMAIN-SUFFIX,trafficfactory.biz,🛑 </text:span><text:span text:style-name="T2">全球拦截</text:span></text:p>
      <text:p text:style-name="P2"><text:s/><text:span text:style-name="T1">- DOMAIN-SUFFIX,trafficjam.cn,🛑 </text:span><text:span text:style-name="T2">全球拦截</text:span></text:p>
      <text:p text:style-name="P2"><text:s/><text:span text:style-name="T1">- DOMAIN-SUFFIX,trafficmp.com,🛑 </text:span><text:span text:style-name="T2">全球拦截</text:span></text:p>
      <text:p text:style-name="P2"><text:s/><text:span text:style-name="T1">- DOMAIN-SUFFIX,tralog.ganji.com,🛑 </text:span><text:span text:style-name="T2">全球拦截</text:span></text:p>
      <text:p text:style-name="P2"><text:s/><text:span text:style-name="T1">- DOMAIN-SUFFIX,tran.news.so.com,🛑 </text:span><text:span text:style-name="T2">全球拦截</text:span></text:p>
      <text:p text:style-name="P2"><text:s/><text:span text:style-name="T1">- DOMAIN-SUFFIX,tredman.com,🛑 </text:span><text:span text:style-name="T2">全球拦截</text:span></text:p>
      <text:p text:style-name="P2"><text:s/><text:span text:style-name="T1">- DOMAIN-SUFFIX,tree.logger.baofeng.com,🛑 </text:span><text:span text:style-name="T2">全球拦截</text:span></text:p>
      <text:p text:style-name="P2"><text:s/><text:span text:style-name="T1">- DOMAIN-SUFFIX,trends.mobile.sina.cn,🛑 </text:span><text:span text:style-name="T2">全球拦截</text:span></text:p>
      <text:p text:style-name="P2"><text:s/><text:span text:style-name="T1">- DOMAIN-SUFFIX,trial.alcohol-soft.com,🛑 </text:span><text:span text:style-name="T2">全球拦截</text:span></text:p>
      <text:p text:style-name="P2"><text:s/><text:span text:style-name="T1">- DOMAIN-SUFFIX,trwba.com,🛑 </text:span><text:span text:style-name="T2">全球拦截</text:span></text:p>
      <text:p text:style-name="P2"><text:s/><text:span text:style-name="T1">- DOMAIN-SUFFIX,trzina.com,🛑 </text:span><text:span text:style-name="T2">全球拦截</text:span></text:p>
      <text:p text:style-name="P2"><text:s/><text:span text:style-name="T1">- DOMAIN-SUFFIX,ts.hivecn.cn,🛑 </text:span><text:span text:style-name="T2">全球拦截</text:span></text:p>
      <text:p text:style-name="P2"><text:s/><text:span text:style-name="T1">- DOMAIN-SUFFIX,tsdlp.com,🛑 </text:span><text:span text:style-name="T2">全球拦截</text:span></text:p>
      <text:p text:style-name="P2"><text:s/><text:span text:style-name="T1">- DOMAIN-SUFFIX,tsjdgzm.m.3dllc.cc,🛑 </text:span><text:span text:style-name="T2">全球拦截</text:span></text:p>
      <text:p text:style-name="P2"><text:s/><text:span text:style-name="T1">- DOMAIN-SUFFIX,tsrc8.com,🛑 </text:span><text:span text:style-name="T2">全球拦截</text:span></text:p>
      <text:p text:style-name="P2"><text:s/><text:span text:style-name="T1">- DOMAIN-SUFFIX,tt.biquge.la,🛑 </text:span><text:span text:style-name="T2">全球拦截</text:span></text:p>
      <text:p text:style-name="P2"><text:s/><text:span text:style-name="T1">- DOMAIN-SUFFIX,tt.shxinjie.cn,🛑 </text:span><text:span text:style-name="T2">全球拦截</text:span></text:p>
      <text:p text:style-name="P2"><text:s/><text:span text:style-name="T1">- DOMAIN-SUFFIX,tt.twzui6.com,🛑 </text:span><text:span text:style-name="T2">全球拦截</text:span></text:p>
      <text:p text:style-name="P2"><text:s/><text:span text:style-name="T1">- DOMAIN-SUFFIX,tt123.eastday.com,🛑 </text:span><text:span text:style-name="T2">全球拦截</text:span></text:p>
      <text:p text:style-name="P2"><text:s/><text:span text:style-name="T1">- DOMAIN-SUFFIX,tt321.eastday.com,🛑 </text:span><text:span text:style-name="T2">全球拦截</text:span></text:p>
      <text:p text:style-name="P2"><text:s/><text:span text:style-name="T1">- DOMAIN-SUFFIX,ttcdn.cn,🛑 </text:span><text:span text:style-name="T2">全球拦截</text:span></text:p>
      <text:p text:style-name="P2"><text:s/><text:span text:style-name="T1">- DOMAIN-SUFFIX,ttlm.cc,🛑 </text:span><text:span text:style-name="T2">全球拦截</text:span></text:p>
      <text:p text:style-name="P2"><text:s/><text:span text:style-name="T1">- DOMAIN-SUFFIX,ttlowe.com,🛑 </text:span><text:span text:style-name="T2">全球拦截</text:span></text:p>
      <text:p text:style-name="P2"><text:soft-page-break/><text:s/><text:span text:style-name="T1">- DOMAIN-SUFFIX,ttm.htfmbt.com,🛑 </text:span><text:span text:style-name="T2">全球拦截</text:span></text:p>
      <text:p text:style-name="P2"><text:s/><text:span text:style-name="T1">- DOMAIN-SUFFIX,ttts.leztc.com,🛑 </text:span><text:span text:style-name="T2">全球拦截</text:span></text:p>
      <text:p text:style-name="P2"><text:s/><text:span text:style-name="T1">- DOMAIN-SUFFIX,ttts.miyue17.com,🛑 </text:span><text:span text:style-name="T2">全球拦截</text:span></text:p>
      <text:p text:style-name="P2"><text:s/><text:span text:style-name="T1">- DOMAIN-SUFFIX,tu.baixing.com,🛑 </text:span><text:span text:style-name="T2">全球拦截</text:span></text:p>
      <text:p text:style-name="P2"><text:s/><text:span text:style-name="T1">- DOMAIN-SUFFIX,tu.njflfd.com,🛑 </text:span><text:span text:style-name="T2">全球拦截</text:span></text:p>
      <text:p text:style-name="P2"><text:s/><text:span text:style-name="T1">- DOMAIN-SUFFIX,tu.szefe.com,🛑 </text:span><text:span text:style-name="T2">全球拦截</text:span></text:p>
      <text:p text:style-name="P2"><text:s/><text:span text:style-name="T1">- DOMAIN-SUFFIX,tuadong.com,🛑 </text:span><text:span text:style-name="T2">全球拦截</text:span></text:p>
      <text:p text:style-name="P2"><text:s/><text:span text:style-name="T1">- DOMAIN-SUFFIX,tuanxue360.net,🛑 </text:span><text:span text:style-name="T2">全球拦截</text:span></text:p>
      <text:p text:style-name="P2"><text:s/><text:span text:style-name="T1">- DOMAIN-SUFFIX,tui.gtimg.com,🛑 </text:span><text:span text:style-name="T2">全球拦截</text:span></text:p>
      <text:p text:style-name="P2"><text:s/><text:span text:style-name="T1">- DOMAIN-SUFFIX,tui1999.com,🛑 </text:span><text:span text:style-name="T2">全球拦截</text:span></text:p>
      <text:p text:style-name="P2"><text:s/><text:span text:style-name="T1">- DOMAIN-SUFFIX,tui98.cn,🛑 </text:span><text:span text:style-name="T2">全球拦截</text:span></text:p>
      <text:p text:style-name="P2"><text:s/><text:span text:style-name="T1">- DOMAIN-SUFFIX,tuigoo.com,🛑 </text:span><text:span text:style-name="T2">全球拦截</text:span></text:p>
      <text:p text:style-name="P2"><text:s/><text:span text:style-name="T1">- DOMAIN-SUFFIX,tuiguang.178.com,🛑 </text:span><text:span text:style-name="T2">全球拦截</text:span></text:p>
      <text:p text:style-name="P2"><text:s/><text:span text:style-name="T1">- DOMAIN-SUFFIX,tuiguang.meitu.com,🛑 </text:span><text:span text:style-name="T2">全球拦截</text:span></text:p>
      <text:p text:style-name="P2"><text:s/><text:span text:style-name="T1">- DOMAIN-SUFFIX,tuiguang.yicha.cn,🛑 </text:span><text:span text:style-name="T2">全球拦截</text:span></text:p>
      <text:p text:style-name="P2"><text:s/><text:span text:style-name="T1">- DOMAIN-SUFFIX,tuijian.baidu.com,🛑 </text:span><text:span text:style-name="T2">全球拦截</text:span></text:p>
      <text:p text:style-name="P2"><text:s/><text:span text:style-name="T1">- DOMAIN-SUFFIX,tuisong.baidu.com,🛑 </text:span><text:span text:style-name="T2">全球拦截</text:span></text:p>
      <text:p text:style-name="P2"><text:s/><text:span text:style-name="T1">- DOMAIN-SUFFIX,tuituigui19999.com,🛑 </text:span><text:span text:style-name="T2">全球拦截</text:span></text:p>
      <text:p text:style-name="P2"><text:s/><text:span text:style-name="T1">- DOMAIN-SUFFIX,tujidao.com,🛑 </text:span><text:span text:style-name="T2">全球拦截</text:span></text:p>
      <text:p text:style-name="P2"><text:s/><text:span text:style-name="T1">- DOMAIN-SUFFIX,tukeai.com,🛑 </text:span><text:span text:style-name="T2">全球拦截</text:span></text:p>
      <text:p text:style-name="P2"><text:s/><text:span text:style-name="T1">- DOMAIN-SUFFIX,tukexiu.com,🛑 </text:span><text:span text:style-name="T2">全球拦截</text:span></text:p>
      <text:p text:style-name="P2"><text:s/><text:span text:style-name="T1">- DOMAIN-SUFFIX,tukj.net,🛑 </text:span><text:span text:style-name="T2">全球拦截</text:span></text:p>
      <text:p text:style-name="P2"><text:s/><text:span text:style-name="T1">- DOMAIN-SUFFIX,tumblrprobes.cedexis.com,🛑 </text:span><text:span text:style-name="T2">全球拦截</text:span></text:p>
      <text:p text:style-name="P2"><text:s/><text:span text:style-name="T1">- DOMAIN-SUFFIX,tumblrreports.cedexis.com,🛑 </text:span><text:span text:style-name="T2">全球拦截</text:span></text:p>
      <text:p text:style-name="P2"><text:s/><text:span text:style-name="T1">- DOMAIN-SUFFIX,tv.code.jjyx.com,🛑 </text:span><text:span text:style-name="T2">全球拦截</text:span></text:p>
      <text:p text:style-name="P2"><text:s/><text:span text:style-name="T1">- DOMAIN-SUFFIX,tw.adon.vpon.com,🛑 </text:span><text:span text:style-name="T2">全球拦截</text:span></text:p>
      <text:p text:style-name="P2"><text:s/><text:span text:style-name="T1">- DOMAIN-SUFFIX,tw.adx.nextmedia.com,🛑 </text:span><text:span text:style-name="T2">全球拦截</text:span></text:p>
      <text:p text:style-name="P2"><text:s/><text:span text:style-name="T1">- DOMAIN-SUFFIX,tw.api.vpon.com,🛑 </text:span><text:span text:style-name="T2">全球拦截</text:span></text:p>
      <text:p text:style-name="P2"><text:s/><text:span text:style-name="T1">- DOMAIN-SUFFIX,tw.fgmtv.org,🛑 </text:span><text:span text:style-name="T2">全球拦截</text:span></text:p>
      <text:p text:style-name="P2"><text:s/><text:span text:style-name="T1">- DOMAIN-SUFFIX,tw.pub.vpon.com,🛑 </text:span><text:span text:style-name="T2">全球拦截</text:span></text:p>
      <text:p text:style-name="P2"><text:s/><text:span text:style-name="T1">- DOMAIN-SUFFIX,tw13b093.sandai.net,🛑 </text:span><text:span text:style-name="T2">全球拦截</text:span></text:p>
      <text:p text:style-name="P2"><text:s/><text:span text:style-name="T1">- DOMAIN-SUFFIX,twb98.com,🛑 </text:span><text:span text:style-name="T2">全球拦截</text:span></text:p>
      <text:p text:style-name="P2"><text:s/><text:span text:style-name="T1">- DOMAIN-SUFFIX,twcczhu.com,🛑 </text:span><text:span text:style-name="T2">全球拦截</text:span></text:p>
      <text:p text:style-name="P2"><text:s/><text:span text:style-name="T1">- DOMAIN-SUFFIX,twh5.com,🛑 </text:span><text:span text:style-name="T2">全球拦截</text:span></text:p>
      <text:p text:style-name="P2"><text:s/><text:span text:style-name="T1">- DOMAIN-SUFFIX,twinplan.com,🛑 </text:span><text:span text:style-name="T2">全球拦截</text:span></text:p>
      <text:p text:style-name="P2"><text:s/><text:span text:style-name="T1">- DOMAIN-SUFFIX,twitterzs.com,🛑 </text:span><text:span text:style-name="T2">全球拦截</text:span></text:p>
      <text:p text:style-name="P2"><text:s/><text:span text:style-name="T1">- DOMAIN-SUFFIX,twldmx.com,🛑 </text:span><text:span text:style-name="T2">全球拦截</text:span></text:p>
      <text:p text:style-name="P2"><text:s/><text:span text:style-name="T1">- DOMAIN-SUFFIX,twzui6.com,🛑 </text:span><text:span text:style-name="T2">全球拦截</text:span></text:p>
      <text:p text:style-name="P2"><text:s/><text:span text:style-name="T1">- DOMAIN-SUFFIX,tx.lwinl.com,🛑 </text:span><text:span text:style-name="T2">全球拦截</text:span></text:p>
      <text:p text:style-name="P2"><text:s/><text:span text:style-name="T1">- DOMAIN-SUFFIX,txt.go.sohu.com,🛑 </text:span><text:span text:style-name="T2">全球拦截</text:span></text:p>
      <text:p text:style-name="P2"><text:s/><text:span text:style-name="T1">- DOMAIN-SUFFIX,txtad.jijiplayer.com,🛑 </text:span><text:span text:style-name="T2">全球拦截</text:span></text:p>
      <text:p text:style-name="P2"><text:s/><text:span text:style-name="T1">- DOMAIN-SUFFIX,tylll.com,🛑 </text:span><text:span text:style-name="T2">全球拦截</text:span></text:p>
      <text:p text:style-name="P2"><text:s/><text:span text:style-name="T1">- DOMAIN-SUFFIX,tyu.quanliyouxi.cn,🛑 </text:span><text:span text:style-name="T2">全球拦截</text:span></text:p>
      <text:p text:style-name="P2"><text:s/><text:span text:style-name="T1">- DOMAIN-SUFFIX,tyx.xtzxmy.com,🛑 </text:span><text:span text:style-name="T2">全球拦截</text:span></text:p>
      <text:p text:style-name="P2"><text:s/><text:span text:style-name="T1">- DOMAIN-SUFFIX,tz.1688988.com,🛑 </text:span><text:span text:style-name="T2">全球拦截</text:span></text:p>
      <text:p text:style-name="P2"><text:s/><text:span text:style-name="T1">- DOMAIN-SUFFIX,tz.zjhoudao.com,🛑 </text:span><text:span text:style-name="T2">全球拦截</text:span></text:p>
      <text:p text:style-name="P2"><text:s/><text:span text:style-name="T1">- DOMAIN-SUFFIX,tzbtw.com,🛑 </text:span><text:span text:style-name="T2">全球拦截</text:span></text:p>
      <text:p text:style-name="P2"><text:s/><text:span text:style-name="T1">- DOMAIN-SUFFIX,tz-dsp.com,🛑 </text:span><text:span text:style-name="T2">全球拦截</text:span></text:p>
      <text:p text:style-name="P2"><text:s/><text:span text:style-name="T1">- DOMAIN-SUFFIX,u.63kc.com,🛑 </text:span><text:span text:style-name="T2">全球拦截</text:span></text:p>
      <text:p text:style-name="P2"><text:s/><text:span text:style-name="T1">- DOMAIN-SUFFIX,u.cnzol.com,🛑 </text:span><text:span text:style-name="T2">全球拦截</text:span></text:p>
      <text:p text:style-name="P2"><text:s/><text:span text:style-name="T1">- DOMAIN-SUFFIX,u.ddvip.com,🛑 </text:span><text:span text:style-name="T2">全球拦截</text:span></text:p>
      <text:p text:style-name="P2"><text:s/><text:span text:style-name="T1">- DOMAIN-SUFFIX,u.diannaodian.com,🛑 </text:span><text:span text:style-name="T2">全球拦截</text:span></text:p>
      <text:p text:style-name="P2"><text:s/><text:span text:style-name="T1">- DOMAIN-SUFFIX,u.huoying666.com,🛑 </text:span><text:span text:style-name="T2">全球拦截</text:span></text:p>
      <text:p text:style-name="P2"><text:s/><text:span text:style-name="T1">- DOMAIN-SUFFIX,u.jimdo.com,🛑 </text:span><text:span text:style-name="T2">全球拦截</text:span></text:p>
      <text:p text:style-name="P2"><text:s/><text:span text:style-name="T1">- DOMAIN-SUFFIX,u.qijipc.com,🛑 </text:span><text:span text:style-name="T2">全球拦截</text:span></text:p>
      <text:p text:style-name="P2"><text:s/><text:span text:style-name="T1">- DOMAIN-SUFFIX,u.raidmedia.com.cn,🛑 </text:span><text:span text:style-name="T2">全球拦截</text:span></text:p>
      <text:p text:style-name="P2"><text:soft-page-break/><text:s/><text:span text:style-name="T1">- DOMAIN-SUFFIX,u.talkingdata.net,🛑 </text:span><text:span text:style-name="T2">全球拦截</text:span></text:p>
      <text:p text:style-name="P2"><text:s/><text:span text:style-name="T1">- DOMAIN-SUFFIX,u.uc123.com,🛑 </text:span><text:span text:style-name="T2">全球拦截</text:span></text:p>
      <text:p text:style-name="P2"><text:s/><text:span text:style-name="T1">- DOMAIN-SUFFIX,u.ucfly.com,🛑 </text:span><text:span text:style-name="T2">全球拦截</text:span></text:p>
      <text:p text:style-name="P2"><text:s/><text:span text:style-name="T1">- DOMAIN-SUFFIX,u.xcy8.com,🛑 </text:span><text:span text:style-name="T2">全球拦截</text:span></text:p>
      <text:p text:style-name="P2"><text:s/><text:span text:style-name="T1">- DOMAIN-SUFFIX,u.yiiwoo.com,🛑 </text:span><text:span text:style-name="T2">全球拦截</text:span></text:p>
      <text:p text:style-name="P2"><text:s/><text:span text:style-name="T1">- DOMAIN-SUFFIX,u.yizuya.com,🛑 </text:span><text:span text:style-name="T2">全球拦截</text:span></text:p>
      <text:p text:style-name="P2"><text:s/><text:span text:style-name="T1">- DOMAIN-SUFFIX,u0.s.minisplat.cn,🛑 </text:span><text:span text:style-name="T2">全球拦截</text:span></text:p>
      <text:p text:style-name="P2"><text:s/><text:span text:style-name="T1">- DOMAIN-SUFFIX,u034024.nr1234.com,🛑 </text:span><text:span text:style-name="T2">全球拦截</text:span></text:p>
      <text:p text:style-name="P2"><text:s/><text:span text:style-name="T1">- DOMAIN-SUFFIX,u1.s.minisplat.cn,🛑 </text:span><text:span text:style-name="T2">全球拦截</text:span></text:p>
      <text:p text:style-name="P2"><text:s/><text:span text:style-name="T1">- DOMAIN-SUFFIX,u1.shuaiku.com,🛑 </text:span><text:span text:style-name="T2">全球拦截</text:span></text:p>
      <text:p text:style-name="P2"><text:s/><text:span text:style-name="T1">- DOMAIN-SUFFIX,u2.s.minisplat.cn,🛑 </text:span><text:span text:style-name="T2">全球拦截</text:span></text:p>
      <text:p text:style-name="P2"><text:s/><text:span text:style-name="T1">- DOMAIN-SUFFIX,u291014.nr1234.com,🛑 </text:span><text:span text:style-name="T2">全球拦截</text:span></text:p>
      <text:p text:style-name="P2"><text:s/><text:span text:style-name="T1">- DOMAIN-SUFFIX,u349036.ff112222.com,🛑 </text:span><text:span text:style-name="T2">全球拦截</text:span></text:p>
      <text:p text:style-name="P2"><text:s/><text:span text:style-name="T1">- DOMAIN-SUFFIX,ua.badongo.com,🛑 </text:span><text:span text:style-name="T2">全球拦截</text:span></text:p>
      <text:p text:style-name="P2"><text:s/><text:span text:style-name="T1">- DOMAIN-SUFFIX,uapi.punchbox.org,🛑 </text:span><text:span text:style-name="T2">全球拦截</text:span></text:p>
      <text:p text:style-name="P2"><text:s/><text:span text:style-name="T1">- DOMAIN-SUFFIX,ubm.fangtoo.com,🛑 </text:span><text:span text:style-name="T2">全球拦截</text:span></text:p>
      <text:p text:style-name="P2"><text:s/><text:span text:style-name="T1">- DOMAIN-SUFFIX,uc.haoyunyuan.cc,🛑 </text:span><text:span text:style-name="T2">全球拦截</text:span></text:p>
      <text:p text:style-name="P2"><text:s/><text:span text:style-name="T1">- DOMAIN-SUFFIX,uc.xiansuper.com,🛑 </text:span><text:span text:style-name="T2">全球拦截</text:span></text:p>
      <text:p text:style-name="P2"><text:s/><text:span text:style-name="T1">- DOMAIN-SUFFIX,uc2.atobo.com.cn,🛑 </text:span><text:span text:style-name="T2">全球拦截</text:span></text:p>
      <text:p text:style-name="P2"><text:s/><text:span text:style-name="T1">- DOMAIN-SUFFIX,uc610.com,🛑 </text:span><text:span text:style-name="T2">全球拦截</text:span></text:p>
      <text:p text:style-name="P2"><text:s/><text:span text:style-name="T1">- DOMAIN-SUFFIX,uc9.ucweb.com,🛑 </text:span><text:span text:style-name="T2">全球拦截</text:span></text:p>
      <text:p text:style-name="P2"><text:s/><text:span text:style-name="T1">- DOMAIN-SUFFIX,ucaliyun.cn,🛑 </text:span><text:span text:style-name="T2">全球拦截</text:span></text:p>
      <text:p text:style-name="P2"><text:s/><text:span text:style-name="T1">- DOMAIN-SUFFIX,ucan.25pp.com,🛑 </text:span><text:span text:style-name="T2">全球拦截</text:span></text:p>
      <text:p text:style-name="P2"><text:s/><text:span text:style-name="T1">- DOMAIN-SUFFIX,ucqq.cnsptv.com.cn,🛑 </text:span><text:span text:style-name="T2">全球拦截</text:span></text:p>
      <text:p text:style-name="P2"><text:s/><text:span text:style-name="T1">- DOMAIN-SUFFIX,ucrzgcs.cn,🛑 </text:span><text:span text:style-name="T2">全球拦截</text:span></text:p>
      <text:p text:style-name="P2"><text:s/><text:span text:style-name="T1">- DOMAIN-SUFFIX,ucstat.baidu.com,🛑 </text:span><text:span text:style-name="T2">全球拦截</text:span></text:p>
      <text:p text:style-name="P2"><text:s/><text:span text:style-name="T1">- DOMAIN-SUFFIX,ucus.ucweb.com,🛑 </text:span><text:span text:style-name="T2">全球拦截</text:span></text:p>
      <text:p text:style-name="P2"><text:s/><text:span text:style-name="T1">- DOMAIN-SUFFIX,ucxxii.com,🛑 </text:span><text:span text:style-name="T2">全球拦截</text:span></text:p>
      <text:p text:style-name="P2"><text:s/><text:span text:style-name="T1">- DOMAIN-SUFFIX,uczzd.com,🛑 </text:span><text:span text:style-name="T2">全球拦截</text:span></text:p>
      <text:p text:style-name="P2"><text:s/><text:span text:style-name="T1">- DOMAIN-SUFFIX,uczzd.com.cn,🛑 </text:span><text:span text:style-name="T2">全球拦截</text:span></text:p>
      <text:p text:style-name="P2"><text:s/><text:span text:style-name="T1">- DOMAIN-SUFFIX,uczzd.net,🛑 </text:span><text:span text:style-name="T2">全球拦截</text:span></text:p>
      <text:p text:style-name="P2"><text:s/><text:span text:style-name="T1">- DOMAIN-SUFFIX,udata.mixmarket.biz,🛑 </text:span><text:span text:style-name="T2">全球拦截</text:span></text:p>
      <text:p text:style-name="P2"><text:s/><text:span text:style-name="T1">- DOMAIN-SUFFIX,udc.msn.com,🛑 </text:span><text:span text:style-name="T2">全球拦截</text:span></text:p>
      <text:p text:style-name="P2"><text:s/><text:span text:style-name="T1">- DOMAIN-SUFFIX,udm.scorecardresearch.com,🛑 </text:span><text:span text:style-name="T2">全球拦截</text:span></text:p>
      <text:p text:style-name="P2"><text:s/><text:span text:style-name="T1">- DOMAIN-SUFFIX,udrig.com,🛑 </text:span><text:span text:style-name="T2">全球拦截</text:span></text:p>
      <text:p text:style-name="P2"><text:s/><text:span text:style-name="T1">- DOMAIN-SUFFIX,udrwyjpwjfeg.com,🛑 </text:span><text:span text:style-name="T2">全球拦截</text:span></text:p>
      <text:p text:style-name="P2"><text:s/><text:span text:style-name="T1">- DOMAIN-SUFFIX,ue.ueadlian.com,🛑 </text:span><text:span text:style-name="T2">全球拦截</text:span></text:p>
      <text:p text:style-name="P2"><text:s/><text:span text:style-name="T1">- DOMAIN-SUFFIX,ue.yeyoucdn.com,🛑 </text:span><text:span text:style-name="T2">全球拦截</text:span></text:p>
      <text:p text:style-name="P2"><text:s/><text:span text:style-name="T1">- DOMAIN-SUFFIX,ueadlian.com,🛑 </text:span><text:span text:style-name="T2">全球拦截</text:span></text:p>
      <text:p text:style-name="P2"><text:s/><text:span text:style-name="T1">- DOMAIN-SUFFIX,uebawtz7.me,🛑 </text:span><text:span text:style-name="T2">全球拦截</text:span></text:p>
      <text:p text:style-name="P2"><text:s/><text:span text:style-name="T1">- DOMAIN-SUFFIX,ugc.moji001.com,🛑 </text:span><text:span text:style-name="T2">全球拦截</text:span></text:p>
      <text:p text:style-name="P2"><text:s/><text:span text:style-name="T1">- DOMAIN-SUFFIX,ugg.keefung-zs.com,🛑 </text:span><text:span text:style-name="T2">全球拦截</text:span></text:p>
      <text:p text:style-name="P2"><text:s/><text:span text:style-name="T1">- DOMAIN-SUFFIX,ugg66.com,🛑 </text:span><text:span text:style-name="T2">全球拦截</text:span></text:p>
      <text:p text:style-name="P2"><text:s/><text:span text:style-name="T1">- DOMAIN-SUFFIX,ugvip.com,🛑 </text:span><text:span text:style-name="T2">全球拦截</text:span></text:p>
      <text:p text:style-name="P2"><text:s/><text:span text:style-name="T1">- DOMAIN-SUFFIX,ui37.net,🛑 </text:span><text:span text:style-name="T2">全球拦截</text:span></text:p>
      <text:p text:style-name="P2"><text:s/><text:span text:style-name="T1">- DOMAIN-SUFFIX,uid.ksosoft.com,🛑 </text:span><text:span text:style-name="T2">全球拦截</text:span></text:p>
      <text:p text:style-name="P2"><text:s/><text:span text:style-name="T1">- DOMAIN-SUFFIX,uid.mdbchina.com,🛑 </text:span><text:span text:style-name="T2">全球拦截</text:span></text:p>
      <text:p text:style-name="P2"><text:s/><text:span text:style-name="T1">- DOMAIN-SUFFIX,uimg.27admin.com,🛑 </text:span><text:span text:style-name="T2">全球拦截</text:span></text:p>
      <text:p text:style-name="P2"><text:s/><text:span text:style-name="T1">- DOMAIN-SUFFIX,uimserv.net,🛑 </text:span><text:span text:style-name="T2">全球拦截</text:span></text:p>
      <text:p text:style-name="P2"><text:s/><text:span text:style-name="T1">- DOMAIN-SUFFIX,ujian.cc,🛑 </text:span><text:span text:style-name="T2">全球拦截</text:span></text:p>
      <text:p text:style-name="P2"><text:s/><text:span text:style-name="T1">- DOMAIN-SUFFIX,ujikdd041o.cn,🛑 </text:span><text:span text:style-name="T2">全球拦截</text:span></text:p>
      <text:p text:style-name="P2"><text:s/><text:span text:style-name="T1">- DOMAIN-SUFFIX,uk3oi.adgze.cn,🛑 </text:span><text:span text:style-name="T2">全球拦截</text:span></text:p>
      <text:p text:style-name="P2"><text:s/><text:span text:style-name="T1">- DOMAIN-SUFFIX,ukeiae.com,🛑 </text:span><text:span text:style-name="T2">全球拦截</text:span></text:p>
      <text:p text:style-name="P2"><text:s/><text:span text:style-name="T1">- DOMAIN-SUFFIX,ulic.baidu.com,🛑 </text:span><text:span text:style-name="T2">全球拦截</text:span></text:p>
      <text:p text:style-name="P2"><text:s/><text:span text:style-name="T1">- DOMAIN-SUFFIX,ulink.cc,🛑 </text:span><text:span text:style-name="T2">全球拦截</text:span></text:p>
      <text:p text:style-name="P2"><text:s/><text:span text:style-name="T1">- DOMAIN-SUFFIX,ulog.imap.baidu.com,🛑 </text:span><text:span text:style-name="T2">全球拦截</text:span></text:p>
      <text:p text:style-name="P2"><text:soft-page-break/><text:s/><text:span text:style-name="T1">- DOMAIN-SUFFIX,um.simpli.fi,🛑 </text:span><text:span text:style-name="T2">全球拦截</text:span></text:p>
      <text:p text:style-name="P2"><text:s/><text:span text:style-name="T1">- DOMAIN-SUFFIX,um0592.com,🛑 </text:span><text:span text:style-name="T2">全球拦截</text:span></text:p>
      <text:p text:style-name="P2"><text:s/><text:span text:style-name="T1">- DOMAIN-SUFFIX,um2.eqads.com,🛑 </text:span><text:span text:style-name="T2">全球拦截</text:span></text:p>
      <text:p text:style-name="P2"><text:s/><text:span text:style-name="T1">- DOMAIN-SUFFIX,um29.com,🛑 </text:span><text:span text:style-name="T2">全球拦截</text:span></text:p>
      <text:p text:style-name="P2"><text:s/><text:span text:style-name="T1">- DOMAIN-SUFFIX,umid.orion.meizu.com,🛑 </text:span><text:span text:style-name="T2">全球拦截</text:span></text:p>
      <text:p text:style-name="P2"><text:s/><text:span text:style-name="T1">- DOMAIN-SUFFIX,umiwi.com,🛑 </text:span><text:span text:style-name="T2">全球拦截</text:span></text:p>
      <text:p text:style-name="P2"><text:s/><text:span text:style-name="T1">- DOMAIN-SUFFIX,umyai.com,🛑 </text:span><text:span text:style-name="T2">全球拦截</text:span></text:p>
      <text:p text:style-name="P2"><text:s/><text:span text:style-name="T1">- DOMAIN-SUFFIX,un.52rkl.cn,🛑 </text:span><text:span text:style-name="T2">全球拦截</text:span></text:p>
      <text:p text:style-name="P2"><text:s/><text:span text:style-name="T1">- DOMAIN-SUFFIX,un.soarfi.cn,🛑 </text:span><text:span text:style-name="T2">全球拦截</text:span></text:p>
      <text:p text:style-name="P2"><text:s/><text:span text:style-name="T1">- DOMAIN-SUFFIX,un.winasdaq.com,🛑 </text:span><text:span text:style-name="T2">全球拦截</text:span></text:p>
      <text:p text:style-name="P2"><text:s/><text:span text:style-name="T1">- DOMAIN-SUFFIX,un1.takefoto.cn,🛑 </text:span><text:span text:style-name="T2">全球拦截</text:span></text:p>
      <text:p text:style-name="P2"><text:s/><text:span text:style-name="T1">- DOMAIN-SUFFIX,unconf.mobad.ijinshan.com,🛑 </text:span><text:span text:style-name="T2">全球拦截</text:span></text:p>
      <text:p text:style-name="P2"><text:s/><text:span text:style-name="T1">- DOMAIN-SUFFIX,undm.qibulo.com,🛑 </text:span><text:span text:style-name="T2">全球拦截</text:span></text:p>
      <text:p text:style-name="P2"><text:s/><text:span text:style-name="T1">- DOMAIN-SUFFIX,unicast.ign.com,🛑 </text:span><text:span text:style-name="T2">全球拦截</text:span></text:p>
      <text:p text:style-name="P2"><text:s/><text:span text:style-name="T1">- DOMAIN-SUFFIX,unicast.msn.com,🛑 </text:span><text:span text:style-name="T2">全球拦截</text:span></text:p>
      <text:p text:style-name="P2"><text:s/><text:span text:style-name="T1">- DOMAIN-SUFFIX,unilog.wostore.cn,🛑 </text:span><text:span text:style-name="T2">全球拦截</text:span></text:p>
      <text:p text:style-name="P2"><text:s/><text:span text:style-name="T1">- DOMAIN-SUFFIX,unimhk.com,🛑 </text:span><text:span text:style-name="T2">全球拦截</text:span></text:p>
      <text:p text:style-name="P2"><text:s/><text:span text:style-name="T1">- DOMAIN-SUFFIX,union.baidu.com,🛑 </text:span><text:span text:style-name="T2">全球拦截</text:span></text:p>
      <text:p text:style-name="P2"><text:s/><text:span text:style-name="T1">- DOMAIN-SUFFIX,union.baidustatic.guannin.com,🛑 </text:span><text:span text:style-name="T2">全球拦截</text:span></text:p>
      <text:p text:style-name="P2"><text:s/><text:span text:style-name="T1">- DOMAIN-SUFFIX,union.china.com.cn,🛑 </text:span><text:span text:style-name="T2">全球拦截</text:span></text:p>
      <text:p text:style-name="P2"><text:s/><text:span text:style-name="T1">- DOMAIN-SUFFIX,union.dbba.cn,🛑 </text:span><text:span text:style-name="T2">全球拦截</text:span></text:p>
      <text:p text:style-name="P2"><text:s/><text:span text:style-name="T1">- DOMAIN-SUFFIX,union.maccms.com,🛑 </text:span><text:span text:style-name="T2">全球拦截</text:span></text:p>
      <text:p text:style-name="P2"><text:s/><text:span text:style-name="T1">- DOMAIN-SUFFIX,union.mop.com,🛑 </text:span><text:span text:style-name="T2">全球拦截</text:span></text:p>
      <text:p text:style-name="P2"><text:s/><text:span text:style-name="T1">- DOMAIN-SUFFIX,union.sogou.com,🛑 </text:span><text:span text:style-name="T2">全球拦截</text:span></text:p>
      <text:p text:style-name="P2"><text:s/><text:span text:style-name="T1">- DOMAIN-SUFFIX,union.star-media.cn,🛑 </text:span><text:span text:style-name="T2">全球拦截</text:span></text:p>
      <text:p text:style-name="P2"><text:s/><text:span text:style-name="T1">- DOMAIN-SUFFIX,union.youdao.com,🛑 </text:span><text:span text:style-name="T2">全球拦截</text:span></text:p>
      <text:p text:style-name="P2"><text:s/><text:span text:style-name="T1">- DOMAIN-SUFFIX,union1.xiaojianjian.net,🛑 </text:span><text:span text:style-name="T2">全球拦截</text:span></text:p>
      <text:p text:style-name="P2"><text:s/><text:span text:style-name="T1">- DOMAIN-SUFFIX,uniondm.cz88.net,🛑 </text:span><text:span text:style-name="T2">全球拦截</text:span></text:p>
      <text:p text:style-name="P2"><text:s/><text:span text:style-name="T1">- DOMAIN-SUFFIX,unionimage.baidu.com,🛑 </text:span><text:span text:style-name="T2">全球拦截</text:span></text:p>
      <text:p text:style-name="P2"><text:s/><text:span text:style-name="T1">- DOMAIN-SUFFIX,unionsy.com,🛑 </text:span><text:span text:style-name="T2">全球拦截</text:span></text:p>
      <text:p text:style-name="P2"><text:s/><text:span text:style-name="T1">- DOMAIN-SUFFIX,union-wifi.com,🛑 </text:span><text:span text:style-name="T2">全球拦截</text:span></text:p>
      <text:p text:style-name="P2"><text:s/><text:span text:style-name="T1">- DOMAIN-SUFFIX,unipaydl.wostore.cn,🛑 </text:span><text:span text:style-name="T2">全球拦截</text:span></text:p>
      <text:p text:style-name="P2"><text:s/><text:span text:style-name="T1">- DOMAIN-SUFFIX,unipayupg.wostore.cn,🛑 </text:span><text:span text:style-name="T2">全球拦截</text:span></text:p>
      <text:p text:style-name="P2"><text:s/><text:span text:style-name="T1">- DOMAIN-SUFFIX,unitacs.m.taobao.com,🛑 </text:span><text:span text:style-name="T2">全球拦截</text:span></text:p>
      <text:p text:style-name="P2"><text:s/><text:span text:style-name="T1">- DOMAIN-SUFFIX,unjs.jfcdns.com,🛑 </text:span><text:span text:style-name="T2">全球拦截</text:span></text:p>
      <text:p text:style-name="P2"><text:s/><text:span text:style-name="T1">- DOMAIN-SUFFIX,unlitui.com,🛑 </text:span><text:span text:style-name="T2">全球拦截</text:span></text:p>
      <text:p text:style-name="P2"><text:s/><text:span text:style-name="T1">- DOMAIN-SUFFIX,uns.soarfi.cn,🛑 </text:span><text:span text:style-name="T2">全球拦截</text:span></text:p>
      <text:p text:style-name="P2"><text:s/><text:span text:style-name="T1">- DOMAIN-SUFFIX,untitled.dwstatic.com,🛑 </text:span><text:span text:style-name="T2">全球拦截</text:span></text:p>
      <text:p text:style-name="P2"><text:s/><text:span text:style-name="T1">- DOMAIN-SUFFIX,uodoo.com,🛑 </text:span><text:span text:style-name="T2">全球拦截</text:span></text:p>
      <text:p text:style-name="P2"><text:s/><text:span text:style-name="T1">- DOMAIN-SUFFIX,uoyrsd.com,🛑 </text:span><text:span text:style-name="T2">全球拦截</text:span></text:p>
      <text:p text:style-name="P2"><text:s/><text:span text:style-name="T1">- DOMAIN-SUFFIX,up.cm.ksmobile.com,🛑 </text:span><text:span text:style-name="T2">全球拦截</text:span></text:p>
      <text:p text:style-name="P2"><text:s/><text:span text:style-name="T1">- DOMAIN-SUFFIX,up.hiao.com,🛑 </text:span><text:span text:style-name="T2">全球拦截</text:span></text:p>
      <text:p text:style-name="P2"><text:s/><text:span text:style-name="T1">- DOMAIN-SUFFIX,up4.ucweb.com,🛑 </text:span><text:span text:style-name="T2">全球拦截</text:span></text:p>
      <text:p text:style-name="P2"><text:s/><text:span text:style-name="T1">- DOMAIN-SUFFIX,upd.faronicslabs.com,🛑 </text:span><text:span text:style-name="T2">全球拦截</text:span></text:p>
      <text:p text:style-name="P2"><text:s/><text:span text:style-name="T1">- DOMAIN-SUFFIX,update.360safe.com,🛑 </text:span><text:span text:style-name="T2">全球拦截</text:span></text:p>
      <text:p text:style-name="P2"><text:s/><text:span text:style-name="T1">- DOMAIN-SUFFIX,update.avlyun.sec.miui.com,🛑 </text:span><text:span text:style-name="T2">全球拦截</text:span></text:p>
      <text:p text:style-name="P2"><text:s/><text:span text:style-name="T1">- DOMAIN-SUFFIX,update.bainv.net,🛑 </text:span><text:span text:style-name="T2">全球拦截</text:span></text:p>
      <text:p text:style-name="P2"><text:s/><text:span text:style-name="T1">- DOMAIN-SUFFIX,update.coolyun.com,🛑 </text:span><text:span text:style-name="T2">全球拦截</text:span></text:p>
      <text:p text:style-name="P2"><text:s/><text:span text:style-name="T1">- DOMAIN-SUFFIX,update.juw37xqo3x.com,🛑 </text:span><text:span text:style-name="T2">全球拦截</text:span></text:p>
      <text:p text:style-name="P2"><text:s/><text:span text:style-name="T1">- DOMAIN-SUFFIX,update.minipage.2345.com,🛑 </text:span><text:span text:style-name="T2">全球拦截</text:span></text:p>
      <text:p text:style-name="P2"><text:s/><text:span text:style-name="T1">- DOMAIN-SUFFIX,update.mobile.kugou.com,🛑 </text:span><text:span text:style-name="T2">全球拦截</text:span></text:p>
      <text:p text:style-name="P2"><text:s/><text:span text:style-name="T1">- DOMAIN-SUFFIX,update.sdk.jiguang.cn,🛑 </text:span><text:span text:style-name="T2">全球拦截</text:span></text:p>
      <text:p text:style-name="P2"><text:s/><text:span text:style-name="T1">- DOMAIN-SUFFIX,updatecenter.qq.com,🛑 </text:span><text:span text:style-name="T2">全球拦截</text:span></text:p>
      <text:p text:style-name="P2"><text:s/><text:span text:style-name="T1">- DOMAIN-SUFFIX,updatepage.kuwo.cn,🛑 </text:span><text:span text:style-name="T2">全球拦截</text:span></text:p>
      <text:p text:style-name="P2"><text:s/><text:span text:style-name="T1">- DOMAIN-SUFFIX,updates-s3.binaryage.com,🛑 </text:span><text:span text:style-name="T2">全球拦截</text:span></text:p>
      <text:p text:style-name="P2"><text:s/><text:span text:style-name="T1">- DOMAIN-SUFFIX,uplze.code.weddingeeos.com,🛑 </text:span><text:span text:style-name="T2">全球拦截</text:span></text:p>
      <text:p text:style-name="P2"><text:soft-page-break/><text:s/><text:span text:style-name="T1">- DOMAIN-SUFFIX,ups.ksmobile.net,🛑 </text:span><text:span text:style-name="T2">全球拦截</text:span></text:p>
      <text:p text:style-name="P2"><text:s/><text:span text:style-name="T1">- DOMAIN-SUFFIX,upush.res.meizu.com,🛑 </text:span><text:span text:style-name="T2">全球拦截</text:span></text:p>
      <text:p text:style-name="P2"><text:s/><text:span text:style-name="T1">- DOMAIN-SUFFIX,uqszvk.code.weddingeeos.com,🛑 </text:span><text:span text:style-name="T2">全球拦截</text:span></text:p>
      <text:p text:style-name="P2"><text:s/><text:span text:style-name="T1">- DOMAIN-SUFFIX,uqum.52shouyou.com.cn,🛑 </text:span><text:span text:style-name="T2">全球拦截</text:span></text:p>
      <text:p text:style-name="P2"><text:s/><text:span text:style-name="T1">- DOMAIN-SUFFIX,urbanairship.com,🛑 </text:span><text:span text:style-name="T2">全球拦截</text:span></text:p>
      <text:p text:style-name="P2"><text:s/><text:span text:style-name="T1">- DOMAIN-SUFFIX,urchin.5173.com,🛑 </text:span><text:span text:style-name="T2">全球拦截</text:span></text:p>
      <text:p text:style-name="P2"><text:s/><text:span text:style-name="T1">- DOMAIN-SUFFIX,urh.tylll.com,🛑 </text:span><text:span text:style-name="T2">全球拦截</text:span></text:p>
      <text:p text:style-name="P2"><text:s/><text:span text:style-name="T1">- DOMAIN-SUFFIX,urhu.cn,🛑 </text:span><text:span text:style-name="T2">全球拦截</text:span></text:p>
      <text:p text:style-name="P2"><text:s/><text:span text:style-name="T1">- DOMAIN-SUFFIX,url.222bz.com,🛑 </text:span><text:span text:style-name="T2">全球拦截</text:span></text:p>
      <text:p text:style-name="P2"><text:s/><text:span text:style-name="T1">- DOMAIN-SUFFIX,url.tudown.com,🛑 </text:span><text:span text:style-name="T2">全球拦截</text:span></text:p>
      <text:p text:style-name="P2"><text:s/><text:span text:style-name="T1">- DOMAIN-SUFFIX,urls.api.twitter.com,🛑 </text:span><text:span text:style-name="T2">全球拦截</text:span></text:p>
      <text:p text:style-name="P2"><text:s/><text:span text:style-name="T1">- DOMAIN-SUFFIX,us.adserver.yahoo.com,🛑 </text:span><text:span text:style-name="T2">全球拦截</text:span></text:p>
      <text:p text:style-name="P2"><text:s/><text:span text:style-name="T1">- DOMAIN-SUFFIX,us.bannyat.com,🛑 </text:span><text:span text:style-name="T2">全球拦截</text:span></text:p>
      <text:p text:style-name="P2"><text:s/><text:span text:style-name="T1">- DOMAIN-SUFFIX,us.bs.serving-sys.com,🛑 </text:span><text:span text:style-name="T2">全球拦截</text:span></text:p>
      <text:p text:style-name="P2"><text:s/><text:span text:style-name="T1">- DOMAIN-SUFFIX,user.tiankongzudui.com,🛑 </text:span><text:span text:style-name="T2">全球拦截</text:span></text:p>
      <text:p text:style-name="P2"><text:s/><text:span text:style-name="T1">- DOMAIN-SUFFIX,usercollection.chinadaily.com.cn,🛑 </text:span><text:span text:style-name="T2">全球拦截</text:span></text:p>
      <text:p text:style-name="P2"><text:s/><text:span text:style-name="T1">- DOMAIN-SUFFIX,uservoice.com,🛑 </text:span><text:span text:style-name="T2">全球拦截</text:span></text:p>
      <text:p text:style-name="P2"><text:s/><text:span text:style-name="T1">- DOMAIN-SUFFIX,ushaqi.com,🛑 </text:span><text:span text:style-name="T2">全球拦截</text:span></text:p>
      <text:p text:style-name="P2"><text:s/><text:span text:style-name="T1">- DOMAIN-SUFFIX,usingde.com,🛑 </text:span><text:span text:style-name="T2">全球拦截</text:span></text:p>
      <text:p text:style-name="P2"><text:s/><text:span text:style-name="T1">- DOMAIN-SUFFIX,usr.mgid.com,🛑 </text:span><text:span text:style-name="T2">全球拦截</text:span></text:p>
      <text:p text:style-name="P2"><text:s/><text:span text:style-name="T1">- DOMAIN-SUFFIX,uss-pid.lenovomm.com,🛑 </text:span><text:span text:style-name="T2">全球拦截</text:span></text:p>
      <text:p text:style-name="P2"><text:s/><text:span text:style-name="T1">- DOMAIN-SUFFIX,usync.aws.rubiconproject.com,🛑 </text:span><text:span text:style-name="T2">全球拦截</text:span></text:p>
      <text:p text:style-name="P2"><text:s/><text:span text:style-name="T1">- DOMAIN-SUFFIX,ut2.shuqistat.com,🛑 </text:span><text:span text:style-name="T2">全球拦截</text:span></text:p>
      <text:p text:style-name="P2"><text:s/><text:span text:style-name="T1">- DOMAIN-SUFFIX,util.nphoto.net,🛑 </text:span><text:span text:style-name="T2">全球拦截</text:span></text:p>
      <text:p text:style-name="P2"><text:s/><text:span text:style-name="T1">- DOMAIN-SUFFIX,utility.baidu.com,🛑 </text:span><text:span text:style-name="T2">全球拦截</text:span></text:p>
      <text:p text:style-name="P2"><text:s/><text:span text:style-name="T1">- DOMAIN-SUFFIX,utility.rogersmedia.com,🛑 </text:span><text:span text:style-name="T2">全球拦截</text:span></text:p>
      <text:p text:style-name="P2"><text:s/><text:span text:style-name="T1">- DOMAIN-SUFFIX,utk.baidu.com,🛑 </text:span><text:span text:style-name="T2">全球拦截</text:span></text:p>
      <text:p text:style-name="P2"><text:s/><text:span text:style-name="T1">- DOMAIN-SUFFIX,utp.ucweb.com,🛑 </text:span><text:span text:style-name="T2">全球拦截</text:span></text:p>
      <text:p text:style-name="P2"><text:s/><text:span text:style-name="T1">- DOMAIN-SUFFIX,uu.feipukeplus.com,🛑 </text:span><text:span text:style-name="T2">全球拦截</text:span></text:p>
      <text:p text:style-name="P2"><text:s/><text:span text:style-name="T1">- DOMAIN-SUFFIX,uu.zeverdg.com,🛑 </text:span><text:span text:style-name="T2">全球拦截</text:span></text:p>
      <text:p text:style-name="P2"><text:s/><text:span text:style-name="T1">- DOMAIN-SUFFIX,uuidksinc.net,🛑 </text:span><text:span text:style-name="T2">全球拦截</text:span></text:p>
      <text:p text:style-name="P2"><text:s/><text:span text:style-name="T1">- DOMAIN-SUFFIX,uulucky.com,🛑 </text:span><text:span text:style-name="T2">全球拦截</text:span></text:p>
      <text:p text:style-name="P2"><text:s/><text:span text:style-name="T1">- DOMAIN-SUFFIX,uvclick.com,🛑 </text:span><text:span text:style-name="T2">全球拦截</text:span></text:p>
      <text:p text:style-name="P2"><text:s/><text:span text:style-name="T1">- DOMAIN-SUFFIX,uw9377.com,🛑 </text:span><text:span text:style-name="T2">全球拦截</text:span></text:p>
      <text:p text:style-name="P2"><text:s/><text:span text:style-name="T1">- DOMAIN-SUFFIX,uxip.meizu.com,🛑 </text:span><text:span text:style-name="T2">全球拦截</text:span></text:p>
      <text:p text:style-name="P2"><text:s/><text:span text:style-name="T1">- DOMAIN-SUFFIX,uyunad.com,🛑 </text:span><text:span text:style-name="T2">全球拦截</text:span></text:p>
      <text:p text:style-name="P2"><text:s/><text:span text:style-name="T1">- DOMAIN-SUFFIX,uzpmrbek.com,🛑 </text:span><text:span text:style-name="T2">全球拦截</text:span></text:p>
      <text:p text:style-name="P2"><text:s/><text:span text:style-name="T1">- DOMAIN-SUFFIX,v.dbncp.com,🛑 </text:span><text:span text:style-name="T2">全球拦截</text:span></text:p>
      <text:p text:style-name="P2"><text:s/><text:span text:style-name="T1">- DOMAIN-SUFFIX,v.e7002.com,🛑 </text:span><text:span text:style-name="T2">全球拦截</text:span></text:p>
      <text:p text:style-name="P2"><text:s/><text:span text:style-name="T1">- DOMAIN-SUFFIX,v.gdt.qq.com,🛑 </text:span><text:span text:style-name="T2">全球拦截</text:span></text:p>
      <text:p text:style-name="P2"><text:s/><text:span text:style-name="T1">- DOMAIN-SUFFIX,v.irs01.com,🛑 </text:span><text:span text:style-name="T2">全球拦截</text:span></text:p>
      <text:p text:style-name="P2"><text:s/><text:span text:style-name="T1">- DOMAIN-SUFFIX,v.oq68.com,🛑 </text:span><text:span text:style-name="T2">全球拦截</text:span></text:p>
      <text:p text:style-name="P2"><text:s/><text:span text:style-name="T1">- DOMAIN-SUFFIX,v.rmbn.net,🛑 </text:span><text:span text:style-name="T2">全球拦截</text:span></text:p>
      <text:p text:style-name="P2"><text:s/><text:span text:style-name="T1">- DOMAIN-SUFFIX,v.szpaopao.com,🛑 </text:span><text:span text:style-name="T2">全球拦截</text:span></text:p>
      <text:p text:style-name="P2"><text:s/><text:span text:style-name="T1">- DOMAIN-SUFFIX,v00087.com,🛑 </text:span><text:span text:style-name="T2">全球拦截</text:span></text:p>
      <text:p text:style-name="P2"><text:s/><text:span text:style-name="T1">- DOMAIN-SUFFIX,v02u9.cn,🛑 </text:span><text:span text:style-name="T2">全球拦截</text:span></text:p>
      <text:p text:style-name="P2"><text:s/><text:span text:style-name="T1">- DOMAIN-SUFFIX,v1.0594529.com,🛑 </text:span><text:span text:style-name="T2">全球拦截</text:span></text:p>
      <text:p text:style-name="P2"><text:s/><text:span text:style-name="T1">- DOMAIN-SUFFIX,v1.ujian.cc,🛑 </text:span><text:span text:style-name="T2">全球拦截</text:span></text:p>
      <text:p text:style-name="P2"><text:s/><text:span text:style-name="T1">- DOMAIN-SUFFIX,v12-r0566gbscjw.z.irs01.com,🛑 </text:span><text:span text:style-name="T2">全球拦截</text:span></text:p>
      <text:p text:style-name="P2"><text:s/><text:span text:style-name="T1">- DOMAIN-SUFFIX,v1-feed.idreamsky.com,🛑 </text:span><text:span text:style-name="T2">全球拦截</text:span></text:p>
      <text:p text:style-name="P2"><text:s/><text:span text:style-name="T1">- DOMAIN-SUFFIX,v2.fm.n.duokanbox.com,🛑 </text:span><text:span text:style-name="T2">全球拦截</text:span></text:p>
      <text:p text:style-name="P2"><text:s/><text:span text:style-name="T1">- DOMAIN-SUFFIX,v2.jiathis.com,🛑 </text:span><text:span text:style-name="T2">全球拦截</text:span></text:p>
      <text:p text:style-name="P2"><text:s/><text:span text:style-name="T1">- DOMAIN-SUFFIX,v3.jiathis.com,🛑 </text:span><text:span text:style-name="T2">全球拦截</text:span></text:p>
      <text:p text:style-name="P2"><text:s/><text:span text:style-name="T1">- DOMAIN-SUFFIX,v66v66.com,🛑 </text:span><text:span text:style-name="T2">全球拦截</text:span></text:p>
      <text:p text:style-name="P2"><text:s/><text:span text:style-name="T1">- DOMAIN-SUFFIX,v7.kawinhome.com,🛑 </text:span><text:span text:style-name="T2">全球拦截</text:span></text:p>
      <text:p text:style-name="P2"><text:s/><text:span text:style-name="T1">- DOMAIN-SUFFIX,v707070.com,🛑 </text:span><text:span text:style-name="T2">全球拦截</text:span></text:p>
      <text:p text:style-name="P2"><text:soft-page-break/><text:s/><text:span text:style-name="T1">- DOMAIN-SUFFIX,va.gxpan.cn,🛑 </text:span><text:span text:style-name="T2">全球拦截</text:span></text:p>
      <text:p text:style-name="P2"><text:s/><text:span text:style-name="T1">- DOMAIN-SUFFIX,vad1.jianshen8.com,🛑 </text:span><text:span text:style-name="T2">全球拦截</text:span></text:p>
      <text:p text:style-name="P2"><text:s/><text:span text:style-name="T1">- DOMAIN-SUFFIX,val.atm.cp31.ott.cibntv.net,🛑 </text:span><text:span text:style-name="T2">全球拦截</text:span></text:p>
      <text:p text:style-name="P2"><text:s/><text:span text:style-name="T1">- DOMAIN-SUFFIX,valf.atm.cp31.ott.cibntv.net,🛑 </text:span><text:span text:style-name="T2">全球拦截</text:span></text:p>
      <text:p text:style-name="P2"><text:s/><text:span text:style-name="T1">- DOMAIN-SUFFIX,vamaker.com,🛑 </text:span><text:span text:style-name="T2">全球拦截</text:span></text:p>
      <text:p text:style-name="P2"><text:s/><text:span text:style-name="T1">- DOMAIN-SUFFIX,vangmobi.com,🛑 </text:span><text:span text:style-name="T2">全球拦截</text:span></text:p>
      <text:p text:style-name="P2"><text:s/><text:span text:style-name="T1">- DOMAIN-SUFFIX,vas.funshion.com,🛑 </text:span><text:span text:style-name="T2">全球拦截</text:span></text:p>
      <text:p text:style-name="P2"><text:s/><text:span text:style-name="T1">- DOMAIN-SUFFIX,vatrack.hinet.net,🛑 </text:span><text:span text:style-name="T2">全球拦截</text:span></text:p>
      <text:p text:style-name="P2"><text:s/><text:span text:style-name="T1">- DOMAIN-SUFFIX,vcfs6ip5h6.bid,🛑 </text:span><text:span text:style-name="T2">全球拦截</text:span></text:p>
      <text:p text:style-name="P2"><text:s/><text:span text:style-name="T1">- DOMAIN-SUFFIX,vda.17173.com,🛑 </text:span><text:span text:style-name="T2">全球拦截</text:span></text:p>
      <text:p text:style-name="P2"><text:s/><text:span text:style-name="T1">- DOMAIN-SUFFIX,vdazz.net,🛑 </text:span><text:span text:style-name="T2">全球拦截</text:span></text:p>
      <text:p text:style-name="P2"><text:s/><text:span text:style-name="T1">- DOMAIN-SUFFIX,ve.tsdlp.com,🛑 </text:span><text:span text:style-name="T2">全球拦截</text:span></text:p>
      <text:p text:style-name="P2"><text:s/><text:span text:style-name="T1">- DOMAIN-SUFFIX,vedeh.com,🛑 </text:span><text:span text:style-name="T2">全球拦截</text:span></text:p>
      <text:p text:style-name="P2"><text:s/><text:span text:style-name="T1">- DOMAIN-SUFFIX,vegent.cn,🛑 </text:span><text:span text:style-name="T2">全球拦截</text:span></text:p>
      <text:p text:style-name="P2"><text:s/><text:span text:style-name="T1">- DOMAIN-SUFFIX,vendor1.fitschigogerl.com,🛑 </text:span><text:span text:style-name="T2">全球拦截</text:span></text:p>
      <text:p text:style-name="P2"><text:s/><text:span text:style-name="T1">- DOMAIN-SUFFIX,ver.touclick.com,🛑 </text:span><text:span text:style-name="T2">全球拦截</text:span></text:p>
      <text:p text:style-name="P2"><text:s/><text:span text:style-name="T1">- DOMAIN-SUFFIX,verdict.abc.go.com,🛑 </text:span><text:span text:style-name="T2">全球拦截</text:span></text:p>
      <text:p text:style-name="P2"><text:s/><text:span text:style-name="T1">- DOMAIN-SUFFIX,vers80.com,🛑 </text:span><text:span text:style-name="T2">全球拦截</text:span></text:p>
      <text:p text:style-name="P2"><text:s/><text:span text:style-name="T1">- DOMAIN-SUFFIX,vg02h8z1ul.me,🛑 </text:span><text:span text:style-name="T2">全球拦截</text:span></text:p>
      <text:p text:style-name="P2"><text:s/><text:span text:style-name="T1">- DOMAIN-SUFFIX,vi0.mzy2014.com,🛑 </text:span><text:span text:style-name="T2">全球拦截</text:span></text:p>
      <text:p text:style-name="P2"><text:s/><text:span text:style-name="T1">- DOMAIN-SUFFIX,vi1.ku6img.net,🛑 </text:span><text:span text:style-name="T2">全球拦截</text:span></text:p>
      <text:p text:style-name="P2"><text:s/><text:span text:style-name="T1">- DOMAIN-SUFFIX,vi1.mzy2014.com,🛑 </text:span><text:span text:style-name="T2">全球拦截</text:span></text:p>
      <text:p text:style-name="P2"><text:s/><text:span text:style-name="T1">- DOMAIN-SUFFIX,vi1.souid.com,🛑 </text:span><text:span text:style-name="T2">全球拦截</text:span></text:p>
      <text:p text:style-name="P2"><text:s/><text:span text:style-name="T1">- DOMAIN-SUFFIX,vi2.ku6img.net,🛑 </text:span><text:span text:style-name="T2">全球拦截</text:span></text:p>
      <text:p text:style-name="P2"><text:s/><text:span text:style-name="T1">- DOMAIN-SUFFIX,vichc.com,🛑 </text:span><text:span text:style-name="T2">全球拦截</text:span></text:p>
      <text:p text:style-name="P2"><text:s/><text:span text:style-name="T1">- DOMAIN-SUFFIX,victorjx.com,🛑 </text:span><text:span text:style-name="T2">全球拦截</text:span></text:p>
      <text:p text:style-name="P2"><text:s/><text:span text:style-name="T1">- DOMAIN-SUFFIX,vid.applovin.com,🛑 </text:span><text:span text:style-name="T2">全球拦截</text:span></text:p>
      <text:p text:style-name="P2"><text:s/><text:span text:style-name="T1">- DOMAIN-SUFFIX,video.cooguo.com,🛑 </text:span><text:span text:style-name="T2">全球拦截</text:span></text:p>
      <text:p text:style-name="P2"><text:s/><text:span text:style-name="T1">- DOMAIN-SUFFIX,video.ureport.push.qq.com,🛑 </text:span><text:span text:style-name="T2">全球拦截</text:span></text:p>
      <text:p text:style-name="P2"><text:s/><text:span text:style-name="T1">- DOMAIN-SUFFIX,video.wap.mpush.qq.com,🛑 </text:span><text:span text:style-name="T2">全球拦截</text:span></text:p>
      <text:p text:style-name="P2"><text:s/><text:span text:style-name="T1">- DOMAIN-SUFFIX,video-ad-stats.googlesyndication.com,🛑 </text:span><text:span text:style-name="T2">全球拦截</text:span></text:p>
      <text:p text:style-name="P2"><text:s/><text:span text:style-name="T1">- DOMAIN-SUFFIX,videondun.com,🛑 </text:span><text:span text:style-name="T2">全球拦截</text:span></text:p>
      <text:p text:style-name="P2"><text:s/><text:span text:style-name="T1">- DOMAIN-SUFFIX,videopush.baidu.com,🛑 </text:span><text:span text:style-name="T2">全球拦截</text:span></text:p>
      <text:p text:style-name="P2"><text:s/><text:span text:style-name="T1">- DOMAIN-SUFFIX,viglink.com,🛑 </text:span><text:span text:style-name="T2">全球拦截</text:span></text:p>
      <text:p text:style-name="P2"><text:s/><text:span text:style-name="T1">- DOMAIN-SUFFIX,vimg.dwstatic.com,🛑 </text:span><text:span text:style-name="T2">全球拦截</text:span></text:p>
      <text:p text:style-name="P2"><text:s/><text:span text:style-name="T1">- DOMAIN-SUFFIX,vip.cainiaofx.com,🛑 </text:span><text:span text:style-name="T2">全球拦截</text:span></text:p>
      <text:p text:style-name="P2"><text:s/><text:span text:style-name="T1">- DOMAIN-SUFFIX,vip.hyz86.com,🛑 </text:span><text:span text:style-name="T2">全球拦截</text:span></text:p>
      <text:p text:style-name="P2"><text:s/><text:span text:style-name="T1">- DOMAIN-SUFFIX,vip.id528.com,🛑 </text:span><text:span text:style-name="T2">全球拦截</text:span></text:p>
      <text:p text:style-name="P2"><text:s/><text:span text:style-name="T1">- DOMAIN-SUFFIX,vip.jindu179.com,🛑 </text:span><text:span text:style-name="T2">全球拦截</text:span></text:p>
      <text:p text:style-name="P2"><text:s/><text:span text:style-name="T1">- DOMAIN-SUFFIX,vip.mall044.com,🛑 </text:span><text:span text:style-name="T2">全球拦截</text:span></text:p>
      <text:p text:style-name="P2"><text:s/><text:span text:style-name="T1">- DOMAIN-SUFFIX,vip.media8.cn,🛑 </text:span><text:span text:style-name="T2">全球拦截</text:span></text:p>
      <text:p text:style-name="P2"><text:s/><text:span text:style-name="T1">- DOMAIN-SUFFIX,vip.pinghuhome.com,🛑 </text:span><text:span text:style-name="T2">全球拦截</text:span></text:p>
      <text:p text:style-name="P2"><text:s/><text:span text:style-name="T1">- DOMAIN-SUFFIX,vip.qqxwf.com,🛑 </text:span><text:span text:style-name="T2">全球拦截</text:span></text:p>
      <text:p text:style-name="P2"><text:s/><text:span text:style-name="T1">- DOMAIN-SUFFIX,vip.zhuba8.com,🛑 </text:span><text:span text:style-name="T2">全球拦截</text:span></text:p>
      <text:p text:style-name="P2"><text:s/><text:span text:style-name="T1">- DOMAIN-SUFFIX,vipads.cn,🛑 </text:span><text:span text:style-name="T2">全球拦截</text:span></text:p>
      <text:p text:style-name="P2"><text:s/><text:span text:style-name="T1">- DOMAIN-SUFFIX,vista.tgbus.com,🛑 </text:span><text:span text:style-name="T2">全球拦截</text:span></text:p>
      <text:p text:style-name="P2"><text:s/><text:span text:style-name="T1">- DOMAIN-SUFFIX,vista.tgbusdata.cn,🛑 </text:span><text:span text:style-name="T2">全球拦截</text:span></text:p>
      <text:p text:style-name="P2"><text:s/><text:span text:style-name="T1">- DOMAIN-SUFFIX,visualscience.external.bbc.co.uk,🛑 </text:span><text:span text:style-name="T2">全球拦截</text:span></text:p>
      <text:p text:style-name="P2"><text:s/><text:span text:style-name="T1">- DOMAIN-SUFFIX,vj.x-ssp.com,🛑 </text:span><text:span text:style-name="T2">全球拦截</text:span></text:p>
      <text:p text:style-name="P2"><text:s/><text:span text:style-name="T1">- DOMAIN-SUFFIX,vj0.42422277.com,🛑 </text:span><text:span text:style-name="T2">全球拦截</text:span></text:p>
      <text:p text:style-name="P2"><text:s/><text:span text:style-name="T1">- DOMAIN-SUFFIX,vjcyehtqm9.me,🛑 </text:span><text:span text:style-name="T2">全球拦截</text:span></text:p>
      <text:p text:style-name="P2"><text:s/><text:span text:style-name="T1">- DOMAIN-SUFFIX,vl8c4g7tmo.me,🛑 </text:span><text:span text:style-name="T2">全球拦截</text:span></text:p>
      <text:p text:style-name="P2"><text:s/><text:span text:style-name="T1">- DOMAIN-SUFFIX,vlive.qqvideo.tc.qq.com,🛑 </text:span><text:span text:style-name="T2">全球拦截</text:span></text:p>
      <text:p text:style-name="P2"><text:s/><text:span text:style-name="T1">- DOMAIN-SUFFIX,vmzqwz.cn,🛑 </text:span><text:span text:style-name="T2">全球拦截</text:span></text:p>
      <text:p text:style-name="P2"><text:s/><text:span text:style-name="T1">- DOMAIN-SUFFIX,vn543.com,🛑 </text:span><text:span text:style-name="T2">全球拦截</text:span></text:p>
      <text:p text:style-name="P2"><text:s/><text:span text:style-name="T1">- DOMAIN-SUFFIX,vns800600.net,🛑 </text:span><text:span text:style-name="T2">全球拦截</text:span></text:p>
      <text:p text:style-name="P2"><text:soft-page-break/><text:s/><text:span text:style-name="T1">- DOMAIN-SUFFIX,vodlog.m1905.cn,🛑 </text:span><text:span text:style-name="T2">全球拦截</text:span></text:p>
      <text:p text:style-name="P2"><text:s/><text:span text:style-name="T1">- DOMAIN-SUFFIX,voiceads.cn,🛑 </text:span><text:span text:style-name="T2">全球拦截</text:span></text:p>
      <text:p text:style-name="P2"><text:s/><text:span text:style-name="T1">- DOMAIN-SUFFIX,voiceads.com,🛑 </text:span><text:span text:style-name="T2">全球拦截</text:span></text:p>
      <text:p text:style-name="P2"><text:s/><text:span text:style-name="T1">- DOMAIN-SUFFIX,voila.refr.adgtw.orangeads.fr,🛑 </text:span><text:span text:style-name="T2">全球拦截</text:span></text:p>
      <text:p text:style-name="P2"><text:s/><text:span text:style-name="T1">- DOMAIN-SUFFIX,vol.lflili.com,🛑 </text:span><text:span text:style-name="T2">全球拦截</text:span></text:p>
      <text:p text:style-name="P2"><text:s/><text:span text:style-name="T1">- DOMAIN-SUFFIX,vpon.com,🛑 </text:span><text:span text:style-name="T2">全球拦截</text:span></text:p>
      <text:p text:style-name="P2"><text:s/><text:span text:style-name="T1">- DOMAIN-SUFFIX,vps.inte.sogou.com,🛑 </text:span><text:span text:style-name="T2">全球拦截</text:span></text:p>
      <text:p text:style-name="P2"><text:s/><text:span text:style-name="T1">- DOMAIN-SUFFIX,vs.funshion.com,🛑 </text:span><text:span text:style-name="T2">全球拦截</text:span></text:p>
      <text:p text:style-name="P2"><text:s/><text:span text:style-name="T1">- DOMAIN-SUFFIX,vs19.gzcu.u3.ucweb.com,🛑 </text:span><text:span text:style-name="T2">全球拦截</text:span></text:p>
      <text:p text:style-name="P2"><text:s/><text:span text:style-name="T1">- DOMAIN-SUFFIX,vs2.gzcu.u3.ucweb.com,🛑 </text:span><text:span text:style-name="T2">全球拦截</text:span></text:p>
      <text:p text:style-name="P2"><text:s/><text:span text:style-name="T1">- DOMAIN-SUFFIX,vs7.gzcu.u3.ucweb.com,🛑 </text:span><text:span text:style-name="T2">全球拦截</text:span></text:p>
      <text:p text:style-name="P2"><text:s/><text:span text:style-name="T1">- DOMAIN-SUFFIX,vs8.gzct.u3.ucweb.com,🛑 </text:span><text:span text:style-name="T2">全球拦截</text:span></text:p>
      <text:p text:style-name="P2"><text:s/><text:span text:style-name="T1">- DOMAIN-SUFFIX,vs8.gzcu.u3.ucweb.com,🛑 </text:span><text:span text:style-name="T2">全球拦截</text:span></text:p>
      <text:p text:style-name="P2"><text:s/><text:span text:style-name="T1">- DOMAIN-SUFFIX,v-sence.gentags.net,🛑 </text:span><text:span text:style-name="T2">全球拦截</text:span></text:p>
      <text:p text:style-name="P2"><text:s/><text:span text:style-name="T1">- DOMAIN-SUFFIX,vsnoon.com,🛑 </text:span><text:span text:style-name="T2">全球拦截</text:span></text:p>
      <text:p text:style-name="P2"><text:s/><text:span text:style-name="T1">- DOMAIN-SUFFIX,vt.bjhdonline.com,🛑 </text:span><text:span text:style-name="T2">全球拦截</text:span></text:p>
      <text:p text:style-name="P2"><text:s/><text:span text:style-name="T1">- DOMAIN-SUFFIX,vtale.org,🛑 </text:span><text:span text:style-name="T2">全球拦截</text:span></text:p>
      <text:p text:style-name="P2"><text:s/><text:span text:style-name="T1">- DOMAIN-SUFFIX,vungle.cn,🛑 </text:span><text:span text:style-name="T2">全球拦截</text:span></text:p>
      <text:p text:style-name="P2"><text:s/><text:span text:style-name="T1">- DOMAIN-SUFFIX,vupload.duowan.com,🛑 </text:span><text:span text:style-name="T2">全球拦截</text:span></text:p>
      <text:p text:style-name="P2"><text:s/><text:span text:style-name="T1">- DOMAIN-SUFFIX,vvlog.moviebox.baofeng.com,🛑 </text:span><text:span text:style-name="T2">全球拦截</text:span></text:p>
      <text:p text:style-name="P2"><text:s/><text:span text:style-name="T1">- DOMAIN-SUFFIX,vvv.ieduw.com,🛑 </text:span><text:span text:style-name="T2">全球拦截</text:span></text:p>
      <text:p text:style-name="P2"><text:s/><text:span text:style-name="T1">- DOMAIN-SUFFIX,vvvulqn7.com,🛑 </text:span><text:span text:style-name="T2">全球拦截</text:span></text:p>
      <text:p text:style-name="P2"><text:s/><text:span text:style-name="T1">- DOMAIN-SUFFIX,vwkhdi.cn,🛑 </text:span><text:span text:style-name="T2">全球拦截</text:span></text:p>
      <text:p text:style-name="P2"><text:s/><text:span text:style-name="T1">- DOMAIN-SUFFIX,vwws6.net,🛑 </text:span><text:span text:style-name="T2">全球拦截</text:span></text:p>
      <text:p text:style-name="P2"><text:s/><text:span text:style-name="T1">- DOMAIN-SUFFIX,vz-cdn.contentabc.com,🛑 </text:span><text:span text:style-name="T2">全球拦截</text:span></text:p>
      <text:p text:style-name="P2"><text:s/><text:span text:style-name="T1">- DOMAIN-SUFFIX,vz-cdn.trafficjunky.net,🛑 </text:span><text:span text:style-name="T2">全球拦截</text:span></text:p>
      <text:p text:style-name="P2"><text:s/><text:span text:style-name="T1">- DOMAIN-SUFFIX,w.bobocn.cn,🛑 </text:span><text:span text:style-name="T2">全球拦截</text:span></text:p>
      <text:p text:style-name="P2"><text:s/><text:span text:style-name="T1">- DOMAIN-SUFFIX,w.cube3d.cn,🛑 </text:span><text:span text:style-name="T2">全球拦截</text:span></text:p>
      <text:p text:style-name="P2"><text:s/><text:span text:style-name="T1">- DOMAIN-SUFFIX,w.gdown.baidu.com,🛑 </text:span><text:span text:style-name="T2">全球拦截</text:span></text:p>
      <text:p text:style-name="P2"><text:s/><text:span text:style-name="T1">- DOMAIN-SUFFIX,w.homes.yahoo.net,🛑 </text:span><text:span text:style-name="T2">全球拦截</text:span></text:p>
      <text:p text:style-name="P2"><text:s/><text:span text:style-name="T1">- DOMAIN-SUFFIX,w.jscsd.cn,🛑 </text:span><text:span text:style-name="T2">全球拦截</text:span></text:p>
      <text:p text:style-name="P2"><text:s/><text:span text:style-name="T1">- DOMAIN-SUFFIX,w.m.taobao.com,🛑 </text:span><text:span text:style-name="T2">全球拦截</text:span></text:p>
      <text:p text:style-name="P2"><text:s/><text:span text:style-name="T1">- DOMAIN-SUFFIX,w.punchbox.org,🛑 </text:span><text:span text:style-name="T2">全球拦截</text:span></text:p>
      <text:p text:style-name="P2"><text:s/><text:span text:style-name="T1">- DOMAIN-SUFFIX,w.sharethis.com,🛑 </text:span><text:span text:style-name="T2">全球拦截</text:span></text:p>
      <text:p text:style-name="P2"><text:s/><text:span text:style-name="T1">- DOMAIN-SUFFIX,w.waacorp.com,🛑 </text:span><text:span text:style-name="T2">全球拦截</text:span></text:p>
      <text:p text:style-name="P2"><text:s/><text:span text:style-name="T1">- DOMAIN-SUFFIX,w.werpig.com,🛑 </text:span><text:span text:style-name="T2">全球拦截</text:span></text:p>
      <text:p text:style-name="P2"><text:s/><text:span text:style-name="T1">- DOMAIN-SUFFIX,w.x.baidu.com,🛑 </text:span><text:span text:style-name="T2">全球拦截</text:span></text:p>
      <text:p text:style-name="P2"><text:s/><text:span text:style-name="T1">- DOMAIN-SUFFIX,w.xiaopiaoyou.com,🛑 </text:span><text:span text:style-name="T2">全球拦截</text:span></text:p>
      <text:p text:style-name="P2"><text:s/><text:span text:style-name="T1">- DOMAIN-SUFFIX,w.yamaidei.cn,🛑 </text:span><text:span text:style-name="T2">全球拦截</text:span></text:p>
      <text:p text:style-name="P2"><text:s/><text:span text:style-name="T1">- DOMAIN-SUFFIX,w.yinyuehu.cn,🛑 </text:span><text:span text:style-name="T2">全球拦截</text:span></text:p>
      <text:p text:style-name="P2"><text:s/><text:span text:style-name="T1">- DOMAIN-SUFFIX,w.ymapp.com,🛑 </text:span><text:span text:style-name="T2">全球拦截</text:span></text:p>
      <text:p text:style-name="P2"><text:s/><text:span text:style-name="T1">- DOMAIN-SUFFIX,w1.diaoyou.com,🛑 </text:span><text:span text:style-name="T2">全球拦截</text:span></text:p>
      <text:p text:style-name="P2"><text:s/><text:span text:style-name="T1">- DOMAIN-SUFFIX,w2528.com,🛑 </text:span><text:span text:style-name="T2">全球拦截</text:span></text:p>
      <text:p text:style-name="P2"><text:s/><text:span text:style-name="T1">- DOMAIN-SUFFIX,w3.yinyuehu.cn,🛑 </text:span><text:span text:style-name="T2">全球拦截</text:span></text:p>
      <text:p text:style-name="P2"><text:s/><text:span text:style-name="T1">- DOMAIN-SUFFIX,w3989.com,🛑 </text:span><text:span text:style-name="T2">全球拦截</text:span></text:p>
      <text:p text:style-name="P2"><text:s/><text:span text:style-name="T1">- DOMAIN-SUFFIX,w5sac788c1.360doc.cn,🛑 </text:span><text:span text:style-name="T2">全球拦截</text:span></text:p>
      <text:p text:style-name="P2"><text:s/><text:span text:style-name="T1">- DOMAIN-SUFFIX,w6061.move7.com,🛑 </text:span><text:span text:style-name="T2">全球拦截</text:span></text:p>
      <text:p text:style-name="P2"><text:s/><text:span text:style-name="T1">- DOMAIN-SUFFIX,w65p.com,🛑 </text:span><text:span text:style-name="T2">全球拦截</text:span></text:p>
      <text:p text:style-name="P2"><text:s/><text:span text:style-name="T1">- DOMAIN-SUFFIX,w8.com.cn,🛑 </text:span><text:span text:style-name="T2">全球拦截</text:span></text:p>
      <text:p text:style-name="P2"><text:s/><text:span text:style-name="T1">- DOMAIN-SUFFIX,w88.go.com,🛑 </text:span><text:span text:style-name="T2">全球拦截</text:span></text:p>
      <text:p text:style-name="P2"><text:s/><text:span text:style-name="T1">- DOMAIN-SUFFIX,wa.kuwo.cn,🛑 </text:span><text:span text:style-name="T2">全球拦截</text:span></text:p>
      <text:p text:style-name="P2"><text:s/><text:span text:style-name="T1">- DOMAIN-SUFFIX,wallet.advcash.com,🛑 </text:span><text:span text:style-name="T2">全球拦截</text:span></text:p>
      <text:p text:style-name="P2"><text:s/><text:span text:style-name="T1">- DOMAIN-SUFFIX,wan.2345.com,🛑 </text:span><text:span text:style-name="T2">全球拦截</text:span></text:p>
      <text:p text:style-name="P2"><text:s/><text:span text:style-name="T1">- DOMAIN-SUFFIX,wan.douyu.com,🛑 </text:span><text:span text:style-name="T2">全球拦截</text:span></text:p>
      <text:p text:style-name="P2"><text:s/><text:span text:style-name="T1">- DOMAIN-SUFFIX,wan.rising.cn,🛑 </text:span><text:span text:style-name="T2">全球拦截</text:span></text:p>
      <text:p text:style-name="P2"><text:s/><text:span text:style-name="T1">- DOMAIN-SUFFIX,wan.sogou.com,🛑 </text:span><text:span text:style-name="T2">全球拦截</text:span></text:p>
      <text:p text:style-name="P2"><text:soft-page-break/><text:s/><text:span text:style-name="T1">- DOMAIN-SUFFIX,wancai.com,🛑 </text:span><text:span text:style-name="T2">全球拦截</text:span></text:p>
      <text:p text:style-name="P2"><text:s/><text:span text:style-name="T1">- DOMAIN-SUFFIX,wanfeng1.com,🛑 </text:span><text:span text:style-name="T2">全球拦截</text:span></text:p>
      <text:p text:style-name="P2"><text:s/><text:span text:style-name="T1">- DOMAIN-SUFFIX,wangdaizao.com,🛑 </text:span><text:span text:style-name="T2">全球拦截</text:span></text:p>
      <text:p text:style-name="P2"><text:s/><text:span text:style-name="T1">- DOMAIN-SUFFIX,wangdq.com,🛑 </text:span><text:span text:style-name="T2">全球拦截</text:span></text:p>
      <text:p text:style-name="P2"><text:s/><text:span text:style-name="T1">- DOMAIN-SUFFIX,wangmeng.baidu.com,🛑 </text:span><text:span text:style-name="T2">全球拦截</text:span></text:p>
      <text:p text:style-name="P2"><text:s/><text:span text:style-name="T1">- DOMAIN-SUFFIX,wangmeng.sogou.com,🛑 </text:span><text:span text:style-name="T2">全球拦截</text:span></text:p>
      <text:p text:style-name="P2"><text:s/><text:span text:style-name="T1">- DOMAIN-SUFFIX,wangsufast.com,🛑 </text:span><text:span text:style-name="T2">全球拦截</text:span></text:p>
      <text:p text:style-name="P2"><text:s/><text:span text:style-name="T1">- DOMAIN-SUFFIX,wanproxy.127.net,🛑 </text:span><text:span text:style-name="T2">全球拦截</text:span></text:p>
      <text:p text:style-name="P2"><text:s/><text:span text:style-name="T1">- DOMAIN-SUFFIX,wantaico.com,🛑 </text:span><text:span text:style-name="T2">全球拦截</text:span></text:p>
      <text:p text:style-name="P2"><text:s/><text:span text:style-name="T1">- DOMAIN-SUFFIX,wantfour.com,🛑 </text:span><text:span text:style-name="T2">全球拦截</text:span></text:p>
      <text:p text:style-name="P2"><text:s/><text:span text:style-name="T1">- DOMAIN-SUFFIX,wap.114so.cn,🛑 </text:span><text:span text:style-name="T2">全球拦截</text:span></text:p>
      <text:p text:style-name="P2"><text:s/><text:span text:style-name="T1">- DOMAIN-SUFFIX,wap.138lm.com,🛑 </text:span><text:span text:style-name="T2">全球拦截</text:span></text:p>
      <text:p text:style-name="P2"><text:s/><text:span text:style-name="T1">- DOMAIN-SUFFIX,wap.bytdzsw.com,🛑 </text:span><text:span text:style-name="T2">全球拦截</text:span></text:p>
      <text:p text:style-name="P2"><text:s/><text:span text:style-name="T1">- DOMAIN-SUFFIX,wap.cmgame.com,🛑 </text:span><text:span text:style-name="T2">全球拦截</text:span></text:p>
      <text:p text:style-name="P2"><text:s/><text:span text:style-name="T1">- DOMAIN-SUFFIX,wap.moad.cn,🛑 </text:span><text:span text:style-name="T2">全球拦截</text:span></text:p>
      <text:p text:style-name="P2"><text:s/><text:span text:style-name="T1">- DOMAIN-SUFFIX,wap.mpush.qq.com,🛑 </text:span><text:span text:style-name="T2">全球拦截</text:span></text:p>
      <text:p text:style-name="P2"><text:s/><text:span text:style-name="T1">- DOMAIN-SUFFIX,wap.tanwan.com,🛑 </text:span><text:span text:style-name="T2">全球拦截</text:span></text:p>
      <text:p text:style-name="P2"><text:s/><text:span text:style-name="T1">- DOMAIN-SUFFIX,wap.txwdn.com,🛑 </text:span><text:span text:style-name="T2">全球拦截</text:span></text:p>
      <text:p text:style-name="P2"><text:s/><text:span text:style-name="T1">- DOMAIN-SUFFIX,wap.wooboo.com.cn,🛑 </text:span><text:span text:style-name="T2">全球拦截</text:span></text:p>
      <text:p text:style-name="P2"><text:s/><text:span text:style-name="T1">- DOMAIN-SUFFIX,wap001.bytravel.cn,🛑 </text:span><text:span text:style-name="T2">全球拦截</text:span></text:p>
      <text:p text:style-name="P2"><text:s/><text:span text:style-name="T1">- DOMAIN-SUFFIX,wap3.ucweb.com,🛑 </text:span><text:span text:style-name="T2">全球拦截</text:span></text:p>
      <text:p text:style-name="P2"><text:s/><text:span text:style-name="T1">- DOMAIN-SUFFIX,wapadv.com,🛑 </text:span><text:span text:style-name="T2">全球拦截</text:span></text:p>
      <text:p text:style-name="P2"><text:s/><text:span text:style-name="T1">- DOMAIN-SUFFIX,wappv.zol.com.cn,🛑 </text:span><text:span text:style-name="T2">全球拦截</text:span></text:p>
      <text:p text:style-name="P2"><text:s/><text:span text:style-name="T1">- DOMAIN-SUFFIX,waps.cn,🛑 </text:span><text:span text:style-name="T2">全球拦截</text:span></text:p>
      <text:p text:style-name="P2"><text:s/><text:span text:style-name="T1">- DOMAIN-SUFFIX,wapscdn.wapx.cn,🛑 </text:span><text:span text:style-name="T2">全球拦截</text:span></text:p>
      <text:p text:style-name="P2"><text:s/><text:span text:style-name="T1">- DOMAIN-SUFFIX,wapssl.ff113300.com,🛑 </text:span><text:span text:style-name="T2">全球拦截</text:span></text:p>
      <text:p text:style-name="P2"><text:s/><text:span text:style-name="T1">- DOMAIN-SUFFIX,wapwbclick.mobile.sina.cn,🛑 </text:span><text:span text:style-name="T2">全球拦截</text:span></text:p>
      <text:p text:style-name="P2"><text:s/><text:span text:style-name="T1">- DOMAIN-SUFFIX,wapx.cn,🛑 </text:span><text:span text:style-name="T2">全球拦截</text:span></text:p>
      <text:p text:style-name="P2"><text:s/><text:span text:style-name="T1">- DOMAIN-SUFFIX,wapx.com,🛑 </text:span><text:span text:style-name="T2">全球拦截</text:span></text:p>
      <text:p text:style-name="P2"><text:s/><text:span text:style-name="T1">- DOMAIN-SUFFIX,watson.live.com,🛑 </text:span><text:span text:style-name="T2">全球拦截</text:span></text:p>
      <text:p text:style-name="P2"><text:s/><text:span text:style-name="T1">- DOMAIN-SUFFIX,watson.microsoft.com,🛑 </text:span><text:span text:style-name="T2">全球拦截</text:span></text:p>
      <text:p text:style-name="P2"><text:s/><text:span text:style-name="T1">- DOMAIN-SUFFIX,wazero.online,🛑 </text:span><text:span text:style-name="T2">全球拦截</text:span></text:p>
      <text:p text:style-name="P2"><text:s/><text:span text:style-name="T1">- DOMAIN-SUFFIX,wb.gtimg.com,🛑 </text:span><text:span text:style-name="T2">全球拦截</text:span></text:p>
      <text:p text:style-name="P2"><text:s/><text:span text:style-name="T1">- DOMAIN-SUFFIX,wbapp.mobile.sina.cn,🛑 </text:span><text:span text:style-name="T2">全球拦截</text:span></text:p>
      <text:p text:style-name="P2"><text:s/><text:span text:style-name="T1">- DOMAIN-SUFFIX,wbclick.mobile.sina.cn,🛑 </text:span><text:span text:style-name="T2">全球拦截</text:span></text:p>
      <text:p text:style-name="P2"><text:s/><text:span text:style-name="T1">- DOMAIN-SUFFIX,wbpctips.mobile.sina.cn,🛑 </text:span><text:span text:style-name="T2">全球拦截</text:span></text:p>
      <text:p text:style-name="P2"><text:s/><text:span text:style-name="T1">- DOMAIN-SUFFIX,wbwl.houyi.baofeng.net,🛑 </text:span><text:span text:style-name="T2">全球拦截</text:span></text:p>
      <text:p text:style-name="P2"><text:s/><text:span text:style-name="T1">- DOMAIN-SUFFIX,wda.ydt.com.cn,🛑 </text:span><text:span text:style-name="T2">全球拦截</text:span></text:p>
      <text:p text:style-name="P2"><text:s/><text:span text:style-name="T1">- DOMAIN-SUFFIX,wd-edge.sharethis.com,🛑 </text:span><text:span text:style-name="T2">全球拦截</text:span></text:p>
      <text:p text:style-name="P2"><text:s/><text:span text:style-name="T1">- DOMAIN-SUFFIX,wdgsl.com,🛑 </text:span><text:span text:style-name="T2">全球拦截</text:span></text:p>
      <text:p text:style-name="P2"><text:s/><text:span text:style-name="T1">- DOMAIN-SUFFIX,wds.inte.sogoucdn.com,🛑 </text:span><text:span text:style-name="T2">全球拦截</text:span></text:p>
      <text:p text:style-name="P2"><text:s/><text:span text:style-name="T1">- DOMAIN-SUFFIX,wdzsb.com.cn,🛑 </text:span><text:span text:style-name="T2">全球拦截</text:span></text:p>
      <text:p text:style-name="P2"><text:s/><text:span text:style-name="T1">- DOMAIN-SUFFIX,we.tm,🛑 </text:span><text:span text:style-name="T2">全球拦截</text:span></text:p>
      <text:p text:style-name="P2"><text:s/><text:span text:style-name="T1">- DOMAIN-SUFFIX,weareqy.com,🛑 </text:span><text:span text:style-name="T2">全球拦截</text:span></text:p>
      <text:p text:style-name="P2"><text:s/><text:span text:style-name="T1">- DOMAIN-SUFFIX,web.900.la,🛑 </text:span><text:span text:style-name="T2">全球拦截</text:span></text:p>
      <text:p text:style-name="P2"><text:s/><text:span text:style-name="T1">- DOMAIN-SUFFIX,web.ali213.net,🛑 </text:span><text:span text:style-name="T2">全球拦截</text:span></text:p>
      <text:p text:style-name="P2"><text:s/><text:span text:style-name="T1">- DOMAIN-SUFFIX,web.data.pplive.com,🛑 </text:span><text:span text:style-name="T2">全球拦截</text:span></text:p>
      <text:p text:style-name="P2"><text:s/><text:span text:style-name="T1">- DOMAIN-SUFFIX,web.houyi.baofeng.net,🛑 </text:span><text:span text:style-name="T2">全球拦截</text:span></text:p>
      <text:p text:style-name="P2"><text:s/><text:span text:style-name="T1">- DOMAIN-SUFFIX,web.kuaisouwifi.com,🛑 </text:span><text:span text:style-name="T2">全球拦截</text:span></text:p>
      <text:p text:style-name="P2"><text:s/><text:span text:style-name="T1">- DOMAIN-SUFFIX,web.sogou.com,🛑 </text:span><text:span text:style-name="T2">全球拦截</text:span></text:p>
      <text:p text:style-name="P2"><text:s/><text:span text:style-name="T1">- DOMAIN-SUFFIX,webd.home.news.cn,🛑 </text:span><text:span text:style-name="T2">全球拦截</text:span></text:p>
      <text:p text:style-name="P2"><text:s/><text:span text:style-name="T1">- DOMAIN-SUFFIX,webdissector.com,🛑 </text:span><text:span text:style-name="T2">全球拦截</text:span></text:p>
      <text:p text:style-name="P2"><text:s/><text:span text:style-name="T1">- DOMAIN-SUFFIX,webkooo.com,🛑 </text:span><text:span text:style-name="T2">全球拦截</text:span></text:p>
      <text:p text:style-name="P2"><text:s/><text:span text:style-name="T1">- DOMAIN-SUFFIX,weblb-wg.gslb.spotify.com,🛑 </text:span><text:span text:style-name="T2">全球拦截</text:span></text:p>
      <text:p text:style-name="P2"><text:s/><text:span text:style-name="T1">- DOMAIN-SUFFIX,webmaster.extabit.com,🛑 </text:span><text:span text:style-name="T2">全球拦截</text:span></text:p>
      <text:p text:style-name="P2"><text:s/><text:span text:style-name="T1">- DOMAIN-SUFFIX,webmine.cz,🛑 </text:span><text:span text:style-name="T2">全球拦截</text:span></text:p>
      <text:p text:style-name="P2"><text:soft-page-break/><text:s/><text:span text:style-name="T1">- DOMAIN-SUFFIX,webstat.kuwo.cn,🛑 </text:span><text:span text:style-name="T2">全球拦截</text:span></text:p>
      <text:p text:style-name="P2"><text:s/><text:span text:style-name="T1">- DOMAIN-SUFFIX,webstat.ws.126.net,🛑 </text:span><text:span text:style-name="T2">全球拦截</text:span></text:p>
      <text:p text:style-name="P2"><text:s/><text:span text:style-name="T1">- DOMAIN-SUFFIX,webterren.com,🛑 </text:span><text:span text:style-name="T2">全球拦截</text:span></text:p>
      <text:p text:style-name="P2"><text:s/><text:span text:style-name="T1">- DOMAIN-SUFFIX,webtrends.yccdn.com,🛑 </text:span><text:span text:style-name="T2">全球拦截</text:span></text:p>
      <text:p text:style-name="P2"><text:s/><text:span text:style-name="T1">- DOMAIN-SUFFIX,weibomingzi.com,🛑 </text:span><text:span text:style-name="T2">全球拦截</text:span></text:p>
      <text:p text:style-name="P2"><text:s/><text:span text:style-name="T1">- DOMAIN-SUFFIX,weiguizhizuo.com,🛑 </text:span><text:span text:style-name="T2">全球拦截</text:span></text:p>
      <text:p text:style-name="P2"><text:s/><text:span text:style-name="T1">- DOMAIN-SUFFIX,weiqiqu.cn,🛑 </text:span><text:span text:style-name="T2">全球拦截</text:span></text:p>
      <text:p text:style-name="P2"><text:s/><text:span text:style-name="T1">- DOMAIN-SUFFIX,weishi.baidu.com,🛑 </text:span><text:span text:style-name="T2">全球拦截</text:span></text:p>
      <text:p text:style-name="P2"><text:s/><text:span text:style-name="T1">- DOMAIN-SUFFIX,weixiangzu.cn,🛑 </text:span><text:span text:style-name="T2">全球拦截</text:span></text:p>
      <text:p text:style-name="P2"><text:s/><text:span text:style-name="T1">- DOMAIN-SUFFIX,weixin.renrenying.com,🛑 </text:span><text:span text:style-name="T2">全球拦截</text:span></text:p>
      <text:p text:style-name="P2"><text:s/><text:span text:style-name="T1">- DOMAIN-SUFFIX,weixinvip.ren,🛑 </text:span><text:span text:style-name="T2">全球拦截</text:span></text:p>
      <text:p text:style-name="P2"><text:s/><text:span text:style-name="T1">- DOMAIN-SUFFIX,weld.iefsf.com,🛑 </text:span><text:span text:style-name="T2">全球拦截</text:span></text:p>
      <text:p text:style-name="P2"><text:s/><text:span text:style-name="T1">- DOMAIN-SUFFIX,weld.uunice.com,🛑 </text:span><text:span text:style-name="T2">全球拦截</text:span></text:p>
      <text:p text:style-name="P2"><text:s/><text:span text:style-name="T1">- DOMAIN-SUFFIX,weld830.uunice.com,🛑 </text:span><text:span text:style-name="T2">全球拦截</text:span></text:p>
      <text:p text:style-name="P2"><text:s/><text:span text:style-name="T1">- DOMAIN-SUFFIX,weldc1.021ye.com,🛑 </text:span><text:span text:style-name="T2">全球拦截</text:span></text:p>
      <text:p text:style-name="P2"><text:s/><text:span text:style-name="T1">- DOMAIN-SUFFIX,werpig.com,🛑 </text:span><text:span text:style-name="T2">全球拦截</text:span></text:p>
      <text:p text:style-name="P2"><text:s/><text:span text:style-name="T1">- DOMAIN-SUFFIX,weyyae.com,🛑 </text:span><text:span text:style-name="T2">全球拦截</text:span></text:p>
      <text:p text:style-name="P2"><text:s/><text:span text:style-name="T1">- DOMAIN-SUFFIX,wgie.0z5jn.cn,🛑 </text:span><text:span text:style-name="T2">全球拦截</text:span></text:p>
      <text:p text:style-name="P2"><text:s/><text:span text:style-name="T1">- DOMAIN-SUFFIX,wgnlz.com,🛑 </text:span><text:span text:style-name="T2">全球拦截</text:span></text:p>
      <text:p text:style-name="P2"><text:s/><text:span text:style-name="T1">- DOMAIN-SUFFIX,wgnmp.com,🛑 </text:span><text:span text:style-name="T2">全球拦截</text:span></text:p>
      <text:p text:style-name="P2"><text:s/><text:span text:style-name="T1">- DOMAIN-SUFFIX,wgo.mmstat.com,🛑 </text:span><text:span text:style-name="T2">全球拦截</text:span></text:p>
      <text:p text:style-name="P2"><text:s/><text:span text:style-name="T1">- DOMAIN-SUFFIX,whafwl.com,🛑 </text:span><text:span text:style-name="T2">全球拦截</text:span></text:p>
      <text:p text:style-name="P2"><text:s/><text:span text:style-name="T1">- DOMAIN-SUFFIX,whalecloud.com,🛑 </text:span><text:span text:style-name="T2">全球拦截</text:span></text:p>
      <text:p text:style-name="P2"><text:s/><text:span text:style-name="T1">- DOMAIN-SUFFIX,whcrdz.com,🛑 </text:span><text:span text:style-name="T2">全球拦截</text:span></text:p>
      <text:p text:style-name="P2"><text:s/><text:span text:style-name="T1">- DOMAIN-SUFFIX,whistleout.s3.amazonaws.com,🛑 </text:span><text:span text:style-name="T2">全球拦截</text:span></text:p>
      <text:p text:style-name="P2"><text:s/><text:span text:style-name="T1">- DOMAIN-SUFFIX,whn.star-media.cn,🛑 </text:span><text:span text:style-name="T2">全球拦截</text:span></text:p>
      <text:p text:style-name="P2"><text:s/><text:span text:style-name="T1">- DOMAIN-SUFFIX,whpxy.com,🛑 </text:span><text:span text:style-name="T2">全球拦截</text:span></text:p>
      <text:p text:style-name="P2"><text:s/><text:span text:style-name="T1">- DOMAIN-SUFFIX,whu.cwpush.com,🛑 </text:span><text:span text:style-name="T2">全球拦截</text:span></text:p>
      <text:p text:style-name="P2"><text:s/><text:span text:style-name="T1">- DOMAIN-SUFFIX,whytoss.com,🛑 </text:span><text:span text:style-name="T2">全球拦截</text:span></text:p>
      <text:p text:style-name="P2"><text:s/><text:span text:style-name="T1">- DOMAIN-SUFFIX,widget.criteo.com,🛑 </text:span><text:span text:style-name="T2">全球拦截</text:span></text:p>
      <text:p text:style-name="P2"><text:s/><text:span text:style-name="T1">- DOMAIN-SUFFIX,widget.crowdignite.com,🛑 </text:span><text:span text:style-name="T2">全球拦截</text:span></text:p>
      <text:p text:style-name="P2"><text:s/><text:span text:style-name="T1">- DOMAIN-SUFFIX,widget.directory.dailycommercial.com,🛑 </text:span><text:span text:style-name="T2">全球拦截</text:span></text:p>
      <text:p text:style-name="P2"><text:s/><text:span text:style-name="T1">- DOMAIN-SUFFIX,widget.kelkoo.com,🛑 </text:span><text:span text:style-name="T2">全球拦截</text:span></text:p>
      <text:p text:style-name="P2"><text:s/><text:span text:style-name="T1">- DOMAIN-SUFFIX,widget.raaze.com,🛑 </text:span><text:span text:style-name="T2">全球拦截</text:span></text:p>
      <text:p text:style-name="P2"><text:s/><text:span text:style-name="T1">- DOMAIN-SUFFIX,widget.searchschoolsnetwork.com,🛑 </text:span><text:span text:style-name="T2">全球拦截</text:span></text:p>
      <text:p text:style-name="P2"><text:s/><text:span text:style-name="T1">- DOMAIN-SUFFIX,widget.shopstyle.com.au,🛑 </text:span><text:span text:style-name="T2">全球拦截</text:span></text:p>
      <text:p text:style-name="P2"><text:s/><text:span text:style-name="T1">- DOMAIN-SUFFIX,widget.solarquotes.com.au,🛑 </text:span><text:span text:style-name="T2">全球拦截</text:span></text:p>
      <text:p text:style-name="P2"><text:s/><text:span text:style-name="T1">- DOMAIN-SUFFIX,widgets.comcontent.net,🛑 </text:span><text:span text:style-name="T2">全球拦截</text:span></text:p>
      <text:p text:style-name="P2"><text:s/><text:span text:style-name="T1">- DOMAIN-SUFFIX,widgets.realestate.com.au,🛑 </text:span><text:span text:style-name="T2">全球拦截</text:span></text:p>
      <text:p text:style-name="P2"><text:s/><text:span text:style-name="T1">- DOMAIN-SUFFIX,widnd.dajiadou6.com,🛑 </text:span><text:span text:style-name="T2">全球拦截</text:span></text:p>
      <text:p text:style-name="P2"><text:s/><text:span text:style-name="T1">- DOMAIN-SUFFIX,wifiapi01.51y5.net,🛑 </text:span><text:span text:style-name="T2">全球拦截</text:span></text:p>
      <text:p text:style-name="P2"><text:s/><text:span text:style-name="T1">- DOMAIN-SUFFIX,wifiapi02.51y5.net,🛑 </text:span><text:span text:style-name="T2">全球拦截</text:span></text:p>
      <text:p text:style-name="P2"><text:s/><text:span text:style-name="T1">- DOMAIN-SUFFIX,wifijia.net,🛑 </text:span><text:span text:style-name="T2">全球拦截</text:span></text:p>
      <text:p text:style-name="P2"><text:s/><text:span text:style-name="T1">- DOMAIN-SUFFIX,wifishow.ggsafe.com,🛑 </text:span><text:span text:style-name="T2">全球拦截</text:span></text:p>
      <text:p text:style-name="P2"><text:s/><text:span text:style-name="T1">- DOMAIN-SUFFIX,wikigifth.com,🛑 </text:span><text:span text:style-name="T2">全球拦截</text:span></text:p>
      <text:p text:style-name="P2"><text:s/><text:span text:style-name="T1">- DOMAIN-SUFFIX,win.gdt.qq.com,🛑 </text:span><text:span text:style-name="T2">全球拦截</text:span></text:p>
      <text:p text:style-name="P2"><text:s/><text:span text:style-name="T1">- DOMAIN-SUFFIX,winads.cn,🛑 </text:span><text:span text:style-name="T2">全球拦截</text:span></text:p>
      <text:p text:style-name="P2"><text:s/><text:span text:style-name="T1">- DOMAIN-SUFFIX,winasdaq.com,🛑 </text:span><text:span text:style-name="T2">全球拦截</text:span></text:p>
      <text:p text:style-name="P2"><text:s/><text:span text:style-name="T1">- DOMAIN-SUFFIX,winbaicai.com,🛑 </text:span><text:span text:style-name="T2">全球拦截</text:span></text:p>
      <text:p text:style-name="P2"><text:s/><text:span text:style-name="T1">- DOMAIN-SUFFIX,windcdna.com,🛑 </text:span><text:span text:style-name="T2">全球拦截</text:span></text:p>
      <text:p text:style-name="P2"><text:s/><text:span text:style-name="T1">- DOMAIN-SUFFIX,winlinebet.ru,🛑 </text:span><text:span text:style-name="T2">全球拦截</text:span></text:p>
      <text:p text:style-name="P2"><text:s/><text:span text:style-name="T1">- DOMAIN-SUFFIX,winvestern.com.cn,🛑 </text:span><text:span text:style-name="T2">全球拦截</text:span></text:p>
      <text:p text:style-name="P2"><text:s/><text:span text:style-name="T1">- DOMAIN-SUFFIX,wip3.adobe.com,🛑 </text:span><text:span text:style-name="T2">全球拦截</text:span></text:p>
      <text:p text:style-name="P2"><text:s/><text:span text:style-name="T1">- DOMAIN-SUFFIX,wisepush.video.baidu.com,🛑 </text:span><text:span text:style-name="T2">全球拦截</text:span></text:p>
      <text:p text:style-name="P2"><text:s/><text:span text:style-name="T1">- DOMAIN-SUFFIX,wiyun.com,🛑 </text:span><text:span text:style-name="T2">全球拦截</text:span></text:p>
      <text:p text:style-name="P2"><text:s/><text:span text:style-name="T1">- DOMAIN-SUFFIX,wjguc.com,🛑 </text:span><text:span text:style-name="T2">全球拦截</text:span></text:p>
      <text:p text:style-name="P2"><text:soft-page-break/><text:s/><text:span text:style-name="T1">- DOMAIN-SUFFIX,wka8.com,🛑 </text:span><text:span text:style-name="T2">全球拦截</text:span></text:p>
      <text:p text:style-name="P2"><text:s/><text:span text:style-name="T1">- DOMAIN-SUFFIX,wkanc.com,🛑 </text:span><text:span text:style-name="T2">全球拦截</text:span></text:p>
      <text:p text:style-name="P2"><text:s/><text:span text:style-name="T1">- DOMAIN-SUFFIX,wl.51taifu.com,🛑 </text:span><text:span text:style-name="T2">全球拦截</text:span></text:p>
      <text:p text:style-name="P2"><text:s/><text:span text:style-name="T1">- DOMAIN-SUFFIX,wl.eastlady.cn,🛑 </text:span><text:span text:style-name="T2">全球拦截</text:span></text:p>
      <text:p text:style-name="P2"><text:s/><text:span text:style-name="T1">- DOMAIN-SUFFIX,wl.houyi.baofeng.net,🛑 </text:span><text:span text:style-name="T2">全球拦截</text:span></text:p>
      <text:p text:style-name="P2"><text:s/><text:span text:style-name="T1">- DOMAIN-SUFFIX,wlkpa.cn,🛑 </text:span><text:span text:style-name="T2">全球拦截</text:span></text:p>
      <text:p text:style-name="P2"><text:s/><text:span text:style-name="T1">- DOMAIN-SUFFIX,wlneteller.adsrv.eacdn.com,🛑 </text:span><text:span text:style-name="T2">全球拦截</text:span></text:p>
      <text:p text:style-name="P2"><text:s/><text:span text:style-name="T1">- DOMAIN-SUFFIX,wlpinnaclesports.eacdn.com,🛑 </text:span><text:span text:style-name="T2">全球拦截</text:span></text:p>
      <text:p text:style-name="P2"><text:s/><text:span text:style-name="T1">- DOMAIN-SUFFIX,wm.20150.net,🛑 </text:span><text:span text:style-name="T2">全球拦截</text:span></text:p>
      <text:p text:style-name="P2"><text:s/><text:span text:style-name="T1">- DOMAIN-SUFFIX,wm.69shi.cn,🛑 </text:span><text:span text:style-name="T2">全球拦截</text:span></text:p>
      <text:p text:style-name="P2"><text:s/><text:span text:style-name="T1">- DOMAIN-SUFFIX,wm.baidu.com,🛑 </text:span><text:span text:style-name="T2">全球拦截</text:span></text:p>
      <text:p text:style-name="P2"><text:s/><text:span text:style-name="T1">- DOMAIN-SUFFIX,wm.lrswl.com,🛑 </text:span><text:span text:style-name="T2">全球拦截</text:span></text:p>
      <text:p text:style-name="P2"><text:s/><text:span text:style-name="T1">- DOMAIN-SUFFIX,wm.mipcdn.com,🛑 </text:span><text:span text:style-name="T2">全球拦截</text:span></text:p>
      <text:p text:style-name="P2"><text:s/><text:span text:style-name="T1">- DOMAIN-SUFFIX,wmcdn.qtmojo.cn,🛑 </text:span><text:span text:style-name="T2">全球拦截</text:span></text:p>
      <text:p text:style-name="P2"><text:s/><text:span text:style-name="T1">- DOMAIN-SUFFIX,wo.iuni.com.cn,🛑 </text:span><text:span text:style-name="T2">全球拦截</text:span></text:p>
      <text:p text:style-name="P2"><text:s/><text:span text:style-name="T1">- DOMAIN-SUFFIX,wo685.com,🛑 </text:span><text:span text:style-name="T2">全球拦截</text:span></text:p>
      <text:p text:style-name="P2"><text:s/><text:span text:style-name="T1">- DOMAIN-SUFFIX,woaizhongguo.cdn111222.com,🛑 </text:span><text:span text:style-name="T2">全球拦截</text:span></text:p>
      <text:p text:style-name="P2"><text:s/><text:span text:style-name="T1">- DOMAIN-SUFFIX,wodhid.com,🛑 </text:span><text:span text:style-name="T2">全球拦截</text:span></text:p>
      <text:p text:style-name="P2"><text:s/><text:span text:style-name="T1">- DOMAIN-SUFFIX,wole.us,🛑 </text:span><text:span text:style-name="T2">全球拦截</text:span></text:p>
      <text:p text:style-name="P2"><text:s/><text:span text:style-name="T1">- DOMAIN-SUFFIX,womenbaby.com,🛑 </text:span><text:span text:style-name="T2">全球拦截</text:span></text:p>
      <text:p text:style-name="P2"><text:s/><text:span text:style-name="T1">- DOMAIN-SUFFIX,womenwan.com,🛑 </text:span><text:span text:style-name="T2">全球拦截</text:span></text:p>
      <text:p text:style-name="P2"><text:s/><text:span text:style-name="T1">- DOMAIN-SUFFIX,wooboo.com.cn,🛑 </text:span><text:span text:style-name="T2">全球拦截</text:span></text:p>
      <text:p text:style-name="P2"><text:s/><text:span text:style-name="T1">- DOMAIN-SUFFIX,woocall.sina.com.cn,🛑 </text:span><text:span text:style-name="T2">全球拦截</text:span></text:p>
      <text:p text:style-name="P2"><text:s/><text:span text:style-name="T1">- DOMAIN-SUFFIX,woodpecker.uc.cn,🛑 </text:span><text:span text:style-name="T2">全球拦截</text:span></text:p>
      <text:p text:style-name="P2"><text:s/><text:span text:style-name="T1">- DOMAIN-SUFFIX,worldh5.gamehz.cn,🛑 </text:span><text:span text:style-name="T2">全球拦截</text:span></text:p>
      <text:p text:style-name="P2"><text:s/><text:span text:style-name="T1">- DOMAIN-SUFFIX,wowips.com,🛑 </text:span><text:span text:style-name="T2">全球拦截</text:span></text:p>
      <text:p text:style-name="P2"><text:s/><text:span text:style-name="T1">- DOMAIN-SUFFIX,wpc.32df9.rhocdn.net,🛑 </text:span><text:span text:style-name="T2">全球拦截</text:span></text:p>
      <text:p text:style-name="P2"><text:s/><text:span text:style-name="T1">- DOMAIN-SUFFIX,wpwdf.com,🛑 </text:span><text:span text:style-name="T2">全球拦截</text:span></text:p>
      <text:p text:style-name="P2"><text:s/><text:span text:style-name="T1">- DOMAIN-SUFFIX,wqmobile.com,🛑 </text:span><text:span text:style-name="T2">全球拦截</text:span></text:p>
      <text:p text:style-name="P2"><text:s/><text:span text:style-name="T1">- DOMAIN-SUFFIX,wqqsa.puzihua.com,🛑 </text:span><text:span text:style-name="T2">全球拦截</text:span></text:p>
      <text:p text:style-name="P2"><text:s/><text:span text:style-name="T1">- DOMAIN-SUFFIX,wqsph.net,🛑 </text:span><text:span text:style-name="T2">全球拦截</text:span></text:p>
      <text:p text:style-name="P2"><text:s/><text:span text:style-name="T1">- DOMAIN-SUFFIX,wr.da.netease.com,🛑 </text:span><text:span text:style-name="T2">全球拦截</text:span></text:p>
      <text:p text:style-name="P2"><text:s/><text:span text:style-name="T1">- DOMAIN-SUFFIX,wrvdmh.cn,🛑 </text:span><text:span text:style-name="T2">全球拦截</text:span></text:p>
      <text:p text:style-name="P2"><text:s/><text:span text:style-name="T1">- DOMAIN-SUFFIX,ws.ksmobile.net,🛑 </text:span><text:span text:style-name="T2">全球拦截</text:span></text:p>
      <text:p text:style-name="P2"><text:s/><text:span text:style-name="T1">- DOMAIN-SUFFIX,ws.progrss.yahoo.com,🛑 </text:span><text:span text:style-name="T2">全球拦截</text:span></text:p>
      <text:p text:style-name="P2"><text:s/><text:span text:style-name="T1">- DOMAIN-SUFFIX,ws.sj.qq.com,🛑 </text:span><text:span text:style-name="T2">全球拦截</text:span></text:p>
      <text:p text:style-name="P2"><text:s/><text:span text:style-name="T1">- DOMAIN-SUFFIX,ws.tapjoyads.com,🛑 </text:span><text:span text:style-name="T2">全球拦截</text:span></text:p>
      <text:p text:style-name="P2"><text:s/><text:span text:style-name="T1">- DOMAIN-SUFFIX,ws.voiceads.cn,🛑 </text:span><text:span text:style-name="T2">全球拦截</text:span></text:p>
      <text:p text:style-name="P2"><text:s/><text:span text:style-name="T1">- DOMAIN-SUFFIX,ws1.datouniao.com,🛑 </text:span><text:span text:style-name="T2">全球拦截</text:span></text:p>
      <text:p text:style-name="P2"><text:s/><text:span text:style-name="T1">- DOMAIN-SUFFIX,ws2.cootekservice.com,🛑 </text:span><text:span text:style-name="T2">全球拦截</text:span></text:p>
      <text:p text:style-name="P2"><text:s/><text:span text:style-name="T1">- DOMAIN-SUFFIX,ws2.datouniao.com,🛑 </text:span><text:span text:style-name="T2">全球拦截</text:span></text:p>
      <text:p text:style-name="P2"><text:s/><text:span text:style-name="T1">- DOMAIN-SUFFIX,ws341.com,🛑 </text:span><text:span text:style-name="T2">全球拦截</text:span></text:p>
      <text:p text:style-name="P2"><text:s/><text:span text:style-name="T1">- DOMAIN-SUFFIX,ws7j.com,🛑 </text:span><text:span text:style-name="T2">全球拦截</text:span></text:p>
      <text:p text:style-name="P2"><text:s/><text:span text:style-name="T1">- DOMAIN-SUFFIX,wshufa.com,🛑 </text:span><text:span text:style-name="T2">全球拦截</text:span></text:p>
      <text:p text:style-name="P2"><text:s/><text:span text:style-name="T1">- DOMAIN-SUFFIX,wsoe.kwiago.com,🛑 </text:span><text:span text:style-name="T2">全球拦截</text:span></text:p>
      <text:p text:style-name="P2"><text:s/><text:span text:style-name="T1">- DOMAIN-SUFFIX,wsp.marketgid.com,🛑 </text:span><text:span text:style-name="T2">全球拦截</text:span></text:p>
      <text:p text:style-name="P2"><text:s/><text:span text:style-name="T1">- DOMAIN-SUFFIX,wstztt.com,🛑 </text:span><text:span text:style-name="T2">全球拦截</text:span></text:p>
      <text:p text:style-name="P2"><text:s/><text:span text:style-name="T1">- DOMAIN-SUFFIX,wtcpm.com,🛑 </text:span><text:span text:style-name="T2">全球拦截</text:span></text:p>
      <text:p text:style-name="P2"><text:s/><text:span text:style-name="T1">- DOMAIN-SUFFIX,wth.lenovomm.com,🛑 </text:span><text:span text:style-name="T2">全球拦截</text:span></text:p>
      <text:p text:style-name="P2"><text:s/><text:span text:style-name="T1">- DOMAIN-SUFFIX,wtpn.twenga.co.uk,🛑 </text:span><text:span text:style-name="T2">全球拦截</text:span></text:p>
      <text:p text:style-name="P2"><text:s/><text:span text:style-name="T1">- DOMAIN-SUFFIX,wtpn.twenga.de,🛑 </text:span><text:span text:style-name="T2">全球拦截</text:span></text:p>
      <text:p text:style-name="P2"><text:s/><text:span text:style-name="T1">- DOMAIN-SUFFIX,wtrace.cmgame.com,🛑 </text:span><text:span text:style-name="T2">全球拦截</text:span></text:p>
      <text:p text:style-name="P2"><text:s/><text:span text:style-name="T1">- DOMAIN-SUFFIX,wtradv.market.xiaomi.com,🛑 </text:span><text:span text:style-name="T2">全球拦截</text:span></text:p>
      <text:p text:style-name="P2"><text:s/><text:span text:style-name="T1">- DOMAIN-SUFFIX,wu65.com,🛑 </text:span><text:span text:style-name="T2">全球拦截</text:span></text:p>
      <text:p text:style-name="P2"><text:s/><text:span text:style-name="T1">- DOMAIN-SUFFIX,wudang05.com,🛑 </text:span><text:span text:style-name="T2">全球拦截</text:span></text:p>
      <text:p text:style-name="P2"><text:s/><text:span text:style-name="T1">- DOMAIN-SUFFIX,wuliao.epro.sogou.com,🛑 </text:span><text:span text:style-name="T2">全球拦截</text:span></text:p>
      <text:p text:style-name="P2"><text:soft-page-break/><text:s/><text:span text:style-name="T1">- DOMAIN-SUFFIX,wuliao.ganji.cn,🛑 </text:span><text:span text:style-name="T2">全球拦截</text:span></text:p>
      <text:p text:style-name="P2"><text:s/><text:span text:style-name="T1">- DOMAIN-SUFFIX,wuliao.juqingba.cn,🛑 </text:span><text:span text:style-name="T2">全球拦截</text:span></text:p>
      <text:p text:style-name="P2"><text:s/><text:span text:style-name="T1">- DOMAIN-SUFFIX,wumii.cn,🛑 </text:span><text:span text:style-name="T2">全球拦截</text:span></text:p>
      <text:p text:style-name="P2"><text:s/><text:span text:style-name="T1">- DOMAIN-SUFFIX,wumii.com,🛑 </text:span><text:span text:style-name="T2">全球拦截</text:span></text:p>
      <text:p text:style-name="P2"><text:s/><text:span text:style-name="T1">- DOMAIN-SUFFIX,wuqdebjfhjas.bid,🛑 </text:span><text:span text:style-name="T2">全球拦截</text:span></text:p>
      <text:p text:style-name="P2"><text:s/><text:span text:style-name="T1">- DOMAIN-SUFFIX,wuwho.cn,🛑 </text:span><text:span text:style-name="T2">全球拦截</text:span></text:p>
      <text:p text:style-name="P2"><text:s/><text:span text:style-name="T1">- DOMAIN-SUFFIX,ww.xiaopiaoyou.com,🛑 </text:span><text:span text:style-name="T2">全球拦截</text:span></text:p>
      <text:p text:style-name="P2"><text:s/><text:span text:style-name="T1">- DOMAIN-SUFFIX,ww10.onetad.com,🛑 </text:span><text:span text:style-name="T2">全球拦截</text:span></text:p>
      <text:p text:style-name="P2"><text:s/><text:span text:style-name="T1">- DOMAIN-SUFFIX,ww101.onetad.com,🛑 </text:span><text:span text:style-name="T2">全球拦截</text:span></text:p>
      <text:p text:style-name="P2"><text:s/><text:span text:style-name="T1">- DOMAIN-SUFFIX,ww11.onetad.com,🛑 </text:span><text:span text:style-name="T2">全球拦截</text:span></text:p>
      <text:p text:style-name="P2"><text:s/><text:span text:style-name="T1">- DOMAIN-SUFFIX,ww12.onetad.com,🛑 </text:span><text:span text:style-name="T2">全球拦截</text:span></text:p>
      <text:p text:style-name="P2"><text:s/><text:span text:style-name="T1">- DOMAIN-SUFFIX,ww13.onetad.com,🛑 </text:span><text:span text:style-name="T2">全球拦截</text:span></text:p>
      <text:p text:style-name="P2"><text:s/><text:span text:style-name="T1">- DOMAIN-SUFFIX,ww202.keyyou.net,🛑 </text:span><text:span text:style-name="T2">全球拦截</text:span></text:p>
      <text:p text:style-name="P2"><text:s/><text:span text:style-name="T1">- DOMAIN-SUFFIX,ww202.onetad.com,🛑 </text:span><text:span text:style-name="T2">全球拦截</text:span></text:p>
      <text:p text:style-name="P2"><text:s/><text:span text:style-name="T1">- DOMAIN-SUFFIX,ww251.smartadserver.com,🛑 </text:span><text:span text:style-name="T2">全球拦截</text:span></text:p>
      <text:p text:style-name="P2"><text:s/><text:span text:style-name="T1">- DOMAIN-SUFFIX,ww34.onetad.com,🛑 </text:span><text:span text:style-name="T2">全球拦截</text:span></text:p>
      <text:p text:style-name="P2"><text:s/><text:span text:style-name="T1">- DOMAIN-SUFFIX,ww346.onetad.com,🛑 </text:span><text:span text:style-name="T2">全球拦截</text:span></text:p>
      <text:p text:style-name="P2"><text:s/><text:span text:style-name="T1">- DOMAIN-SUFFIX,ww360.onetad.com,🛑 </text:span><text:span text:style-name="T2">全球拦截</text:span></text:p>
      <text:p text:style-name="P2"><text:s/><text:span text:style-name="T1">- DOMAIN-SUFFIX,ww363.onetad.com,🛑 </text:span><text:span text:style-name="T2">全球拦截</text:span></text:p>
      <text:p text:style-name="P2"><text:s/><text:span text:style-name="T1">- DOMAIN-SUFFIX,ww366.onetad.com,🛑 </text:span><text:span text:style-name="T2">全球拦截</text:span></text:p>
      <text:p text:style-name="P2"><text:s/><text:span text:style-name="T1">- DOMAIN-SUFFIX,ww78.onetad.com,🛑 </text:span><text:span text:style-name="T2">全球拦截</text:span></text:p>
      <text:p text:style-name="P2"><text:s/><text:span text:style-name="T1">- DOMAIN-SUFFIX,ww8.onetad.com,🛑 </text:span><text:span text:style-name="T2">全球拦截</text:span></text:p>
      <text:p text:style-name="P2"><text:s/><text:span text:style-name="T1">- DOMAIN-SUFFIX,ww881.smartadserver.com,🛑 </text:span><text:span text:style-name="T2">全球拦截</text:span></text:p>
      <text:p text:style-name="P2"><text:s/><text:span text:style-name="T1">- DOMAIN-SUFFIX,ww9.onetad.com,🛑 </text:span><text:span text:style-name="T2">全球拦截</text:span></text:p>
      <text:p text:style-name="P2"><text:s/><text:span text:style-name="T1">- DOMAIN-SUFFIX,wwis-dubc1-vip60.adobe.com,🛑 </text:span><text:span text:style-name="T2">全球拦截</text:span></text:p>
      <text:p text:style-name="P2"><text:s/><text:span text:style-name="T1">- DOMAIN-SUFFIX,wwv.onetad.com,🛑 </text:span><text:span text:style-name="T2">全球拦截</text:span></text:p>
      <text:p text:style-name="P2"><text:s/><text:span text:style-name="T1">- DOMAIN-SUFFIX,www2.xinmin.cn,🛑 </text:span><text:span text:style-name="T2">全球拦截</text:span></text:p>
      <text:p text:style-name="P2"><text:s/><text:span text:style-name="T1">- DOMAIN-SUFFIX,www6.smartadserver.com,🛑 </text:span><text:span text:style-name="T2">全球拦截</text:span></text:p>
      <text:p text:style-name="P2"><text:s/><text:span text:style-name="T1">- DOMAIN-SUFFIX,www-777563.com,🛑 </text:span><text:span text:style-name="T2">全球拦截</text:span></text:p>
      <text:p text:style-name="P2"><text:s/><text:span text:style-name="T1">- DOMAIN-SUFFIX,www8.xitek.com,🛑 </text:span><text:span text:style-name="T2">全球拦截</text:span></text:p>
      <text:p text:style-name="P2"><text:s/><text:span text:style-name="T1">- DOMAIN-SUFFIX,www9.effectivemeasure.net,🛑 </text:span><text:span text:style-name="T2">全球拦截</text:span></text:p>
      <text:p text:style-name="P2"><text:s/><text:span text:style-name="T1">- DOMAIN-SUFFIX,www9.enet.com.cn,🛑 </text:span><text:span text:style-name="T2">全球拦截</text:span></text:p>
      <text:p text:style-name="P2"><text:s/><text:span text:style-name="T1">- DOMAIN-SUFFIX,www91.intel.com,🛑 </text:span><text:span text:style-name="T2">全球拦截</text:span></text:p>
      <text:p text:style-name="P2"><text:s/><text:span text:style-name="T1">- DOMAIN-SUFFIX,wwwokzyzy.com,🛑 </text:span><text:span text:style-name="T2">全球拦截</text:span></text:p>
      <text:p text:style-name="P2"><text:s/><text:span text:style-name="T1">- DOMAIN-SUFFIX,wwww.495495.com,🛑 </text:span><text:span text:style-name="T2">全球拦截</text:span></text:p>
      <text:p text:style-name="P2"><text:s/><text:span text:style-name="T1">- DOMAIN-SUFFIX,wwww.551144.com,🛑 </text:span><text:span text:style-name="T2">全球拦截</text:span></text:p>
      <text:p text:style-name="P2"><text:s/><text:span text:style-name="T1">- DOMAIN-SUFFIX,wwww.640640.com,🛑 </text:span><text:span text:style-name="T2">全球拦截</text:span></text:p>
      <text:p text:style-name="P2"><text:s/><text:span text:style-name="T1">- DOMAIN-SUFFIX,wwww.649649.com,🛑 </text:span><text:span text:style-name="T2">全球拦截</text:span></text:p>
      <text:p text:style-name="P2"><text:s/><text:span text:style-name="T1">- DOMAIN-SUFFIX,wx.houyi.baofeng.net,🛑 </text:span><text:span text:style-name="T2">全球拦截</text:span></text:p>
      <text:p text:style-name="P2"><text:s/><text:span text:style-name="T1">- DOMAIN-SUFFIX,wx.paigu.com,🛑 </text:span><text:span text:style-name="T2">全球拦截</text:span></text:p>
      <text:p text:style-name="P2"><text:s/><text:span text:style-name="T1">- DOMAIN-SUFFIX,wx.xwjqr.com,🛑 </text:span><text:span text:style-name="T2">全球拦截</text:span></text:p>
      <text:p text:style-name="P2"><text:s/><text:span text:style-name="T1">- DOMAIN-SUFFIX,wxaw.tiantongmaoyi.com,🛑 </text:span><text:span text:style-name="T2">全球拦截</text:span></text:p>
      <text:p text:style-name="P2"><text:s/><text:span text:style-name="T1">- DOMAIN-SUFFIX,wxb.wxbdfm.com,🛑 </text:span><text:span text:style-name="T2">全球拦截</text:span></text:p>
      <text:p text:style-name="P2"><text:s/><text:span text:style-name="T1">- DOMAIN-SUFFIX,wxmmh.net,🛑 </text:span><text:span text:style-name="T2">全球拦截</text:span></text:p>
      <text:p text:style-name="P2"><text:s/><text:span text:style-name="T1">- DOMAIN-SUFFIX,wxsnsdy.tc.qq.com,🛑 </text:span><text:span text:style-name="T2">全球拦截</text:span></text:p>
      <text:p text:style-name="P2"><text:s/><text:span text:style-name="T1">- DOMAIN-SUFFIX,wxsnsdy.video.qq.com,🛑 </text:span><text:span text:style-name="T2">全球拦截</text:span></text:p>
      <text:p text:style-name="P2"><text:s/><text:span text:style-name="T1">- DOMAIN-SUFFIX,wxtz.houmags.com,🛑 </text:span><text:span text:style-name="T2">全球拦截</text:span></text:p>
      <text:p text:style-name="P2"><text:s/><text:span text:style-name="T1">- DOMAIN-SUFFIX,wxwm1.ikuailian.com,🛑 </text:span><text:span text:style-name="T2">全球拦截</text:span></text:p>
      <text:p text:style-name="P2"><text:s/><text:span text:style-name="T1">- DOMAIN-SUFFIX,wxwm2.ikuailian.com,🛑 </text:span><text:span text:style-name="T2">全球拦截</text:span></text:p>
      <text:p text:style-name="P2"><text:s/><text:span text:style-name="T1">- DOMAIN-SUFFIX,wy.ce22d.cn,🛑 </text:span><text:span text:style-name="T2">全球拦截</text:span></text:p>
      <text:p text:style-name="P2"><text:s/><text:span text:style-name="T1">- DOMAIN-SUFFIX,wyhzzy.com,🛑 </text:span><text:span text:style-name="T2">全球拦截</text:span></text:p>
      <text:p text:style-name="P2"><text:s/><text:span text:style-name="T1">- DOMAIN-SUFFIX,wysa.2wxb5.cn,🛑 </text:span><text:span text:style-name="T2">全球拦截</text:span></text:p>
      <text:p text:style-name="P2"><text:s/><text:span text:style-name="T1">- DOMAIN-SUFFIX,wyt.wwetjy.com,🛑 </text:span><text:span text:style-name="T2">全球拦截</text:span></text:p>
      <text:p text:style-name="P2"><text:s/><text:span text:style-name="T1">- DOMAIN-SUFFIX,wyttech.cn,🛑 </text:span><text:span text:style-name="T2">全球拦截</text:span></text:p>
      <text:p text:style-name="P2"><text:s/><text:span text:style-name="T1">- DOMAIN-SUFFIX,wzaigo.com,🛑 </text:span><text:span text:style-name="T2">全球拦截</text:span></text:p>
      <text:p text:style-name="P2"><text:s/><text:span text:style-name="T1">- DOMAIN-SUFFIX,wzj.ywrjgzs.com,🛑 </text:span><text:span text:style-name="T2">全球拦截</text:span></text:p>
      <text:p text:style-name="P2"><text:soft-page-break/><text:s/><text:span text:style-name="T1">- DOMAIN-SUFFIX,wzjijia.com,🛑 </text:span><text:span text:style-name="T2">全球拦截</text:span></text:p>
      <text:p text:style-name="P2"><text:s/><text:span text:style-name="T1">- DOMAIN-SUFFIX,x.120ask.com,🛑 </text:span><text:span text:style-name="T2">全球拦截</text:span></text:p>
      <text:p text:style-name="P2"><text:s/><text:span text:style-name="T1">- DOMAIN-SUFFIX,x.9dagui.com,🛑 </text:span><text:span text:style-name="T2">全球拦截</text:span></text:p>
      <text:p text:style-name="P2"><text:s/><text:span text:style-name="T1">- DOMAIN-SUFFIX,x.bidswitch.net,🛑 </text:span><text:span text:style-name="T2">全球拦截</text:span></text:p>
      <text:p text:style-name="P2"><text:s/><text:span text:style-name="T1">- DOMAIN-SUFFIX,x.bikaer.com,🛑 </text:span><text:span text:style-name="T2">全球拦截</text:span></text:p>
      <text:p text:style-name="P2"><text:s/><text:span text:style-name="T1">- DOMAIN-SUFFIX,x.castanet.net,🛑 </text:span><text:span text:style-name="T2">全球拦截</text:span></text:p>
      <text:p text:style-name="P2"><text:s/><text:span text:style-name="T1">- DOMAIN-SUFFIX,x.cnxad.com,🛑 </text:span><text:span text:style-name="T2">全球拦截</text:span></text:p>
      <text:p text:style-name="P2"><text:s/><text:span text:style-name="T1">- DOMAIN-SUFFIX,x.eroticity.net,🛑 </text:span><text:span text:style-name="T2">全球拦截</text:span></text:p>
      <text:p text:style-name="P2"><text:s/><text:span text:style-name="T1">- DOMAIN-SUFFIX,x.heyzap.com,🛑 </text:span><text:span text:style-name="T2">全球拦截</text:span></text:p>
      <text:p text:style-name="P2"><text:s/><text:span text:style-name="T1">- DOMAIN-SUFFIX,x.infzm.com,🛑 </text:span><text:span text:style-name="T2">全球拦截</text:span></text:p>
      <text:p text:style-name="P2"><text:s/><text:span text:style-name="T1">- DOMAIN-SUFFIX,x.ligatus.com,🛑 </text:span><text:span text:style-name="T2">全球拦截</text:span></text:p>
      <text:p text:style-name="P2"><text:s/><text:span text:style-name="T1">- DOMAIN-SUFFIX,x.vamaker.com,🛑 </text:span><text:span text:style-name="T2">全球拦截</text:span></text:p>
      <text:p text:style-name="P2"><text:s/><text:span text:style-name="T1">- DOMAIN-SUFFIX,x.vipergirls.to,🛑 </text:span><text:span text:style-name="T2">全球拦截</text:span></text:p>
      <text:p text:style-name="P2"><text:s/><text:span text:style-name="T1">- DOMAIN-SUFFIX,x.zhuyuanp.top,🛑 </text:span><text:span text:style-name="T2">全球拦截</text:span></text:p>
      <text:p text:style-name="P2"><text:s/><text:span text:style-name="T1">- DOMAIN-SUFFIX,x01.aidata.io,🛑 </text:span><text:span text:style-name="T2">全球拦截</text:span></text:p>
      <text:p text:style-name="P2"><text:s/><text:span text:style-name="T1">- DOMAIN-SUFFIX,x1.go.sohu.com,🛑 </text:span><text:span text:style-name="T2">全球拦截</text:span></text:p>
      <text:p text:style-name="P2"><text:s/><text:span text:style-name="T1">- DOMAIN-SUFFIX,x9377a.com,🛑 </text:span><text:span text:style-name="T2">全球拦截</text:span></text:p>
      <text:p text:style-name="P2"><text:s/><text:span text:style-name="T1">- DOMAIN-SUFFIX,xa9t.com,🛑 </text:span><text:span text:style-name="T2">全球拦截</text:span></text:p>
      <text:p text:style-name="P2"><text:s/><text:span text:style-name="T1">- DOMAIN-SUFFIX,xabaitai.com,🛑 </text:span><text:span text:style-name="T2">全球拦截</text:span></text:p>
      <text:p text:style-name="P2"><text:s/><text:span text:style-name="T1">- DOMAIN-SUFFIX,xabmjr.com,🛑 </text:span><text:span text:style-name="T2">全球拦截</text:span></text:p>
      <text:p text:style-name="P2"><text:s/><text:span text:style-name="T1">- DOMAIN-SUFFIX,xacqp.com,🛑 </text:span><text:span text:style-name="T2">全球拦截</text:span></text:p>
      <text:p text:style-name="P2"><text:s/><text:span text:style-name="T1">- DOMAIN-SUFFIX,xau.sxmutan.com,🛑 </text:span><text:span text:style-name="T2">全球拦截</text:span></text:p>
      <text:p text:style-name="P2"><text:s/><text:span text:style-name="T1">- DOMAIN-SUFFIX,xavingtsun.com,🛑 </text:span><text:span text:style-name="T2">全球拦截</text:span></text:p>
      <text:p text:style-name="P2"><text:s/><text:span text:style-name="T1">- DOMAIN-SUFFIX,xbp.code.weddingeeos.com,🛑 </text:span><text:span text:style-name="T2">全球拦截</text:span></text:p>
      <text:p text:style-name="P2"><text:s/><text:span text:style-name="T1">- DOMAIN-SUFFIX,xbtw.com,🛑 </text:span><text:span text:style-name="T2">全球拦截</text:span></text:p>
      <text:p text:style-name="P2"><text:s/><text:span text:style-name="T1">- DOMAIN-SUFFIX,xbzzzx.com,🛑 </text:span><text:span text:style-name="T2">全球拦截</text:span></text:p>
      <text:p text:style-name="P2"><text:s/><text:span text:style-name="T1">- DOMAIN-SUFFIX,xc.08an.com,🛑 </text:span><text:span text:style-name="T2">全球拦截</text:span></text:p>
      <text:p text:style-name="P2"><text:s/><text:span text:style-name="T1">- DOMAIN-SUFFIX,xc.macd.cn,🛑 </text:span><text:span text:style-name="T2">全球拦截</text:span></text:p>
      <text:p text:style-name="P2"><text:s/><text:span text:style-name="T1">- DOMAIN-SUFFIX,xc.mydrivers.com,🛑 </text:span><text:span text:style-name="T2">全球拦截</text:span></text:p>
      <text:p text:style-name="P2"><text:s/><text:span text:style-name="T1">- DOMAIN-SUFFIX,xcclzs.com,🛑 </text:span><text:span text:style-name="T2">全球拦截</text:span></text:p>
      <text:p text:style-name="P2"><text:s/><text:span text:style-name="T1">- DOMAIN-SUFFIX,xcdf.cn,🛑 </text:span><text:span text:style-name="T2">全球拦截</text:span></text:p>
      <text:p text:style-name="P2"><text:s/><text:span text:style-name="T1">- DOMAIN-SUFFIX,xchgx.com,🛑 </text:span><text:span text:style-name="T2">全球拦截</text:span></text:p>
      <text:p text:style-name="P2"><text:s/><text:span text:style-name="T1">- DOMAIN-SUFFIX,xcjy876.com,🛑 </text:span><text:span text:style-name="T2">全球拦截</text:span></text:p>
      <text:p text:style-name="P2"><text:s/><text:span text:style-name="T1">- DOMAIN-SUFFIX,xco.qwxcs.com,🛑 </text:span><text:span text:style-name="T2">全球拦截</text:span></text:p>
      <text:p text:style-name="P2"><text:s/><text:span text:style-name="T1">- DOMAIN-SUFFIX,xcy8.com,🛑 </text:span><text:span text:style-name="T2">全球拦截</text:span></text:p>
      <text:p text:style-name="P2"><text:s/><text:span text:style-name="T1">- DOMAIN-SUFFIX,xcyjzs.net,🛑 </text:span><text:span text:style-name="T2">全球拦截</text:span></text:p>
      <text:p text:style-name="P2"><text:s/><text:span text:style-name="T1">- DOMAIN-SUFFIX,xcyrc.com,🛑 </text:span><text:span text:style-name="T2">全球拦截</text:span></text:p>
      <text:p text:style-name="P2"><text:s/><text:span text:style-name="T1">- DOMAIN-SUFFIX,xd.code.tanwanyx.com,🛑 </text:span><text:span text:style-name="T2">全球拦截</text:span></text:p>
      <text:p text:style-name="P2"><text:s/><text:span text:style-name="T1">- DOMAIN-SUFFIX,xdadevelopers.browsi.mobi,🛑 </text:span><text:span text:style-name="T2">全球拦截</text:span></text:p>
      <text:p text:style-name="P2"><text:s/><text:span text:style-name="T1">- DOMAIN-SUFFIX,xdbwc.com,🛑 </text:span><text:span text:style-name="T2">全球拦截</text:span></text:p>
      <text:p text:style-name="P2"><text:s/><text:span text:style-name="T1">- DOMAIN-SUFFIX,xdcqcyp.com,🛑 </text:span><text:span text:style-name="T2">全球拦截</text:span></text:p>
      <text:p text:style-name="P2"><text:s/><text:span text:style-name="T1">- DOMAIN-SUFFIX,xdcs-collector.ximalaya.com,🛑 </text:span><text:span text:style-name="T2">全球拦截</text:span></text:p>
      <text:p text:style-name="P2"><text:s/><text:span text:style-name="T1">- DOMAIN-SUFFIX,xdyjt.com,🛑 </text:span><text:span text:style-name="T2">全球拦截</text:span></text:p>
      <text:p text:style-name="P2"><text:s/><text:span text:style-name="T1">- DOMAIN-SUFFIX,xe2c.com,🛑 </text:span><text:span text:style-name="T2">全球拦截</text:span></text:p>
      <text:p text:style-name="P2"><text:s/><text:span text:style-name="T1">- DOMAIN-SUFFIX,xf.yellowto.com,🛑 </text:span><text:span text:style-name="T2">全球拦截</text:span></text:p>
      <text:p text:style-name="P2"><text:s/><text:span text:style-name="T1">- DOMAIN-SUFFIX,xfo.monesyy.com,🛑 </text:span><text:span text:style-name="T2">全球拦截</text:span></text:p>
      <text:p text:style-name="P2"><text:s/><text:span text:style-name="T1">- DOMAIN-SUFFIX,xfywn.com,🛑 </text:span><text:span text:style-name="T2">全球拦截</text:span></text:p>
      <text:p text:style-name="P2"><text:s/><text:span text:style-name="T1">- DOMAIN-SUFFIX,xgcsr.com,🛑 </text:span><text:span text:style-name="T2">全球拦截</text:span></text:p>
      <text:p text:style-name="P2"><text:s/><text:span text:style-name="T1">- DOMAIN-SUFFIX,xgmc6lu8fs.me,🛑 </text:span><text:span text:style-name="T2">全球拦截</text:span></text:p>
      <text:p text:style-name="P2"><text:s/><text:span text:style-name="T1">- DOMAIN-SUFFIX,xhbqczl.com,🛑 </text:span><text:span text:style-name="T2">全球拦截</text:span></text:p>
      <text:p text:style-name="P2"><text:s/><text:span text:style-name="T1">- DOMAIN-SUFFIX,xhmrv.com,🛑 </text:span><text:span text:style-name="T2">全球拦截</text:span></text:p>
      <text:p text:style-name="P2"><text:s/><text:span text:style-name="T1">- DOMAIN-SUFFIX,xhsxgmt.cn,🛑 </text:span><text:span text:style-name="T2">全球拦截</text:span></text:p>
      <text:p text:style-name="P2"><text:s/><text:span text:style-name="T1">- DOMAIN-SUFFIX,xhsxgnt.cn,🛑 </text:span><text:span text:style-name="T2">全球拦截</text:span></text:p>
      <text:p text:style-name="P2"><text:s/><text:span text:style-name="T1">- DOMAIN-SUFFIX,xhtd.99hg.wang,🛑 </text:span><text:span text:style-name="T2">全球拦截</text:span></text:p>
      <text:p text:style-name="P2"><text:s/><text:span text:style-name="T1">- DOMAIN-SUFFIX,xhxnkyy.com,🛑 </text:span><text:span text:style-name="T2">全球拦截</text:span></text:p>
      <text:p text:style-name="P2"><text:s/><text:span text:style-name="T1">- DOMAIN-SUFFIX,xhydrs.cn,🛑 </text:span><text:span text:style-name="T2">全球拦截</text:span></text:p>
      <text:p text:style-name="P2"><text:soft-page-break/><text:s/><text:span text:style-name="T1">- DOMAIN-SUFFIX,xi.liuxiaoer.com,🛑 </text:span><text:span text:style-name="T2">全球拦截</text:span></text:p>
      <text:p text:style-name="P2"><text:s/><text:span text:style-name="T1">- DOMAIN-SUFFIX,xia.huishenghuiying.com,🛑 </text:span><text:span text:style-name="T2">全球拦截</text:span></text:p>
      <text:p text:style-name="P2"><text:s/><text:span text:style-name="T1">- DOMAIN-SUFFIX,xia.jihehuaban.com,🛑 </text:span><text:span text:style-name="T2">全球拦截</text:span></text:p>
      <text:p text:style-name="P2"><text:s/><text:span text:style-name="T1">- DOMAIN-SUFFIX,xiacai.com,🛑 </text:span><text:span text:style-name="T2">全球拦截</text:span></text:p>
      <text:p text:style-name="P2"><text:s/><text:span text:style-name="T1">- DOMAIN-SUFFIX,xiacaidd.com,🛑 </text:span><text:span text:style-name="T2">全球拦截</text:span></text:p>
      <text:p text:style-name="P2"><text:s/><text:span text:style-name="T1">- DOMAIN-SUFFIX,xianliao.me,🛑 </text:span><text:span text:style-name="T2">全球拦截</text:span></text:p>
      <text:p text:style-name="P2"><text:s/><text:span text:style-name="T1">- DOMAIN-SUFFIX,xiaobiaoucai.cn,🛑 </text:span><text:span text:style-name="T2">全球拦截</text:span></text:p>
      <text:p text:style-name="P2"><text:s/><text:span text:style-name="T1">- DOMAIN-SUFFIX,xiaohei.com,🛑 </text:span><text:span text:style-name="T2">全球拦截</text:span></text:p>
      <text:p text:style-name="P2"><text:s/><text:span text:style-name="T1">- DOMAIN-SUFFIX,xiaohui2.cn,🛑 </text:span><text:span text:style-name="T2">全球拦截</text:span></text:p>
      <text:p text:style-name="P2"><text:s/><text:span text:style-name="T1">- DOMAIN-SUFFIX,xiaomiir.yaokantv.com,🛑 </text:span><text:span text:style-name="T2">全球拦截</text:span></text:p>
      <text:p text:style-name="P2"><text:s/><text:span text:style-name="T1">- DOMAIN-SUFFIX,XiaoQiang,🛑 </text:span><text:span text:style-name="T2">全球拦截</text:span></text:p>
      <text:p text:style-name="P2"><text:s/><text:span text:style-name="T1">- DOMAIN-SUFFIX,xiaoshuo.kp53.cn,🛑 </text:span><text:span text:style-name="T2">全球拦截</text:span></text:p>
      <text:p text:style-name="P2"><text:s/><text:span text:style-name="T1">- DOMAIN-SUFFIX,xiaoshuo.zhandao.net,🛑 </text:span><text:span text:style-name="T2">全球拦截</text:span></text:p>
      <text:p text:style-name="P2"><text:s/><text:span text:style-name="T1">- DOMAIN-SUFFIX,xiaoyang.mobi,🛑 </text:span><text:span text:style-name="T2">全球拦截</text:span></text:p>
      <text:p text:style-name="P2"><text:s/><text:span text:style-name="T1">- DOMAIN-SUFFIX,xiaoyuanzuqiu.cn,🛑 </text:span><text:span text:style-name="T2">全球拦截</text:span></text:p>
      <text:p text:style-name="P2"><text:s/><text:span text:style-name="T1">- DOMAIN-SUFFIX,xiaoyutiao.com,🛑 </text:span><text:span text:style-name="T2">全球拦截</text:span></text:p>
      <text:p text:style-name="P2"><text:s/><text:span text:style-name="T1">- DOMAIN-SUFFIX,xiaozhen.com,🛑 </text:span><text:span text:style-name="T2">全球拦截</text:span></text:p>
      <text:p text:style-name="P2"><text:s/><text:span text:style-name="T1">- DOMAIN-SUFFIX,xiaozhishi852.com,🛑 </text:span><text:span text:style-name="T2">全球拦截</text:span></text:p>
      <text:p text:style-name="P2"><text:s/><text:span text:style-name="T1">- DOMAIN-SUFFIX,xiaxuanfu.com,🛑 </text:span><text:span text:style-name="T2">全球拦截</text:span></text:p>
      <text:p text:style-name="P2"><text:s/><text:span text:style-name="T1">- DOMAIN-SUFFIX,xiazai.cdren.com,🛑 </text:span><text:span text:style-name="T2">全球拦截</text:span></text:p>
      <text:p text:style-name="P2"><text:s/><text:span text:style-name="T1">- DOMAIN-SUFFIX,xiazai.downok.com,🛑 </text:span><text:span text:style-name="T2">全球拦截</text:span></text:p>
      <text:p text:style-name="P2"><text:s/><text:span text:style-name="T1">- DOMAIN-SUFFIX,xibao100.com,🛑 </text:span><text:span text:style-name="T2">全球拦截</text:span></text:p>
      <text:p text:style-name="P2"><text:s/><text:span text:style-name="T1">- DOMAIN-SUFFIX,xibei70.com,🛑 </text:span><text:span text:style-name="T2">全球拦截</text:span></text:p>
      <text:p text:style-name="P2"><text:s/><text:span text:style-name="T1">- DOMAIN-SUFFIX,xifatime.com,🛑 </text:span><text:span text:style-name="T2">全球拦截</text:span></text:p>
      <text:p text:style-name="P2"><text:s/><text:span text:style-name="T1">- DOMAIN-SUFFIX,xihashuale.com,🛑 </text:span><text:span text:style-name="T2">全球拦截</text:span></text:p>
      <text:p text:style-name="P2"><text:s/><text:span text:style-name="T1">- DOMAIN-SUFFIX,xihuashuale.com,🛑 </text:span><text:span text:style-name="T2">全球拦截</text:span></text:p>
      <text:p text:style-name="P2"><text:s/><text:span text:style-name="T1">- DOMAIN-SUFFIX,xilele.com,🛑 </text:span><text:span text:style-name="T2">全球拦截</text:span></text:p>
      <text:p text:style-name="P2"><text:s/><text:span text:style-name="T1">- DOMAIN-SUFFIX,xiliweisha.cn,🛑 </text:span><text:span text:style-name="T2">全球拦截</text:span></text:p>
      <text:p text:style-name="P2"><text:s/><text:span text:style-name="T1">- DOMAIN-SUFFIX,xin.ygqczh.com,🛑 </text:span><text:span text:style-name="T2">全球拦截</text:span></text:p>
      <text:p text:style-name="P2"><text:s/><text:span text:style-name="T1">- DOMAIN-SUFFIX,xinasiaj.com,🛑 </text:span><text:span text:style-name="T2">全球拦截</text:span></text:p>
      <text:p text:style-name="P2"><text:s/><text:span text:style-name="T1">- DOMAIN-SUFFIX,xinghao89.com,🛑 </text:span><text:span text:style-name="T2">全球拦截</text:span></text:p>
      <text:p text:style-name="P2"><text:s/><text:span text:style-name="T1">- DOMAIN-SUFFIX,xingjuhe.com,🛑 </text:span><text:span text:style-name="T2">全球拦截</text:span></text:p>
      <text:p text:style-name="P2"><text:s/><text:span text:style-name="T1">- DOMAIN-SUFFIX,xiniuz.com,🛑 </text:span><text:span text:style-name="T2">全球拦截</text:span></text:p>
      <text:p text:style-name="P2"><text:s/><text:span text:style-name="T1">- DOMAIN-SUFFIX,xinju.cc,🛑 </text:span><text:span text:style-name="T2">全球拦截</text:span></text:p>
      <text:p text:style-name="P2"><text:s/><text:span text:style-name="T1">- DOMAIN-SUFFIX,xinray.com,🛑 </text:span><text:span text:style-name="T2">全球拦截</text:span></text:p>
      <text:p text:style-name="P2"><text:s/><text:span text:style-name="T1">- DOMAIN-SUFFIX,xiongdong.com,🛑 </text:span><text:span text:style-name="T2">全球拦截</text:span></text:p>
      <text:p text:style-name="P2"><text:s/><text:span text:style-name="T1">- DOMAIN-SUFFIX,xiuxiu.android.dl.meitu.com,🛑 </text:span><text:span text:style-name="T2">全球拦截</text:span></text:p>
      <text:p text:style-name="P2"><text:s/><text:span text:style-name="T1">- DOMAIN-SUFFIX,xiuxiu.mobile.meitudata.com,🛑 </text:span><text:span text:style-name="T2">全球拦截</text:span></text:p>
      <text:p text:style-name="P2"><text:s/><text:span text:style-name="T1">- DOMAIN-SUFFIX,xj40666.vip,🛑 </text:span><text:span text:style-name="T2">全球拦截</text:span></text:p>
      <text:p text:style-name="P2"><text:s/><text:span text:style-name="T1">- DOMAIN-SUFFIX,xji.qwxcs.com,🛑 </text:span><text:span text:style-name="T2">全球拦截</text:span></text:p>
      <text:p text:style-name="P2"><text:s/><text:span text:style-name="T1">- DOMAIN-SUFFIX,xjidian.com,🛑 </text:span><text:span text:style-name="T2">全球拦截</text:span></text:p>
      <text:p text:style-name="P2"><text:s/><text:span text:style-name="T1">- DOMAIN-SUFFIX,xjq.jxmqkj.com,🛑 </text:span><text:span text:style-name="T2">全球拦截</text:span></text:p>
      <text:p text:style-name="P2"><text:s/><text:span text:style-name="T1">- DOMAIN-SUFFIX,xk2012.com,🛑 </text:span><text:span text:style-name="T2">全球拦截</text:span></text:p>
      <text:p text:style-name="P2"><text:s/><text:span text:style-name="T1">- DOMAIN-SUFFIX,xkwfao.com,🛑 </text:span><text:span text:style-name="T2">全球拦截</text:span></text:p>
      <text:p text:style-name="P2"><text:s/><text:span text:style-name="T1">- DOMAIN-SUFFIX,xlmc.sandai.net,🛑 </text:span><text:span text:style-name="T2">全球拦截</text:span></text:p>
      <text:p text:style-name="P2"><text:s/><text:span text:style-name="T1">- DOMAIN-SUFFIX,xls.go.sohu.com,🛑 </text:span><text:span text:style-name="T2">全球拦截</text:span></text:p>
      <text:p text:style-name="P2"><text:s/><text:span text:style-name="T1">- DOMAIN-SUFFIX,xlwnx.com,🛑 </text:span><text:span text:style-name="T2">全球拦截</text:span></text:p>
      <text:p text:style-name="P2"><text:s/><text:span text:style-name="T1">- DOMAIN-SUFFIX,xlylqx.com,🛑 </text:span><text:span text:style-name="T2">全球拦截</text:span></text:p>
      <text:p text:style-name="P2"><text:s/><text:span text:style-name="T1">- DOMAIN-SUFFIX,xm9178.com,🛑 </text:span><text:span text:style-name="T2">全球拦截</text:span></text:p>
      <text:p text:style-name="P2"><text:s/><text:span text:style-name="T1">- DOMAIN-SUFFIX,xmcmn.com,🛑 </text:span><text:span text:style-name="T2">全球拦截</text:span></text:p>
      <text:p text:style-name="P2"><text:s/><text:span text:style-name="T1">- DOMAIN-SUFFIX,xmcxz.com,🛑 </text:span><text:span text:style-name="T2">全球拦截</text:span></text:p>
      <text:p text:style-name="P2"><text:s/><text:span text:style-name="T1">- DOMAIN-SUFFIX,xmnmeu.cn,🛑 </text:span><text:span text:style-name="T2">全球拦截</text:span></text:p>
      <text:p text:style-name="P2"><text:s/><text:span text:style-name="T1">- DOMAIN-SUFFIX,xmpush.xiaomi.com,🛑 </text:span><text:span text:style-name="T2">全球拦截</text:span></text:p>
      <text:p text:style-name="P2"><text:s/><text:span text:style-name="T1">- DOMAIN-SUFFIX,xmrts.com,🛑 </text:span><text:span text:style-name="T2">全球拦截</text:span></text:p>
      <text:p text:style-name="P2"><text:s/><text:span text:style-name="T1">- DOMAIN-SUFFIX,xmshqh.com,🛑 </text:span><text:span text:style-name="T2">全球拦截</text:span></text:p>
      <text:p text:style-name="P2"><text:s/><text:span text:style-name="T1">- DOMAIN-SUFFIX,xmsqz.com,🛑 </text:span><text:span text:style-name="T2">全球拦截</text:span></text:p>
      <text:p text:style-name="P2"><text:soft-page-break/><text:s/><text:span text:style-name="T1">- DOMAIN-SUFFIX,xnjpg.com,🛑 </text:span><text:span text:style-name="T2">全球拦截</text:span></text:p>
      <text:p text:style-name="P2"><text:s/><text:span text:style-name="T1">- DOMAIN-SUFFIX,xoredi.com,🛑 </text:span><text:span text:style-name="T2">全球拦截</text:span></text:p>
      <text:p text:style-name="P2"><text:s/><text:span text:style-name="T1">- DOMAIN-SUFFIX,xp3366.com,🛑 </text:span><text:span text:style-name="T2">全球拦截</text:span></text:p>
      <text:p text:style-name="P2"><text:s/><text:span text:style-name="T1">- DOMAIN-SUFFIX,xpcy.m.gxwztv.com,🛑 </text:span><text:span text:style-name="T2">全球拦截</text:span></text:p>
      <text:p text:style-name="P2"><text:s/><text:span text:style-name="T1">- DOMAIN-SUFFIX,xpe.cxaerp.com,🛑 </text:span><text:span text:style-name="T2">全球拦截</text:span></text:p>
      <text:p text:style-name="P2"><text:s/><text:span text:style-name="T1">- DOMAIN-SUFFIX,xpj1.net,🛑 </text:span><text:span text:style-name="T2">全球拦截</text:span></text:p>
      <text:p text:style-name="P2"><text:s/><text:span text:style-name="T1">- DOMAIN-SUFFIX,xpj2.net,🛑 </text:span><text:span text:style-name="T2">全球拦截</text:span></text:p>
      <text:p text:style-name="P2"><text:s/><text:span text:style-name="T1">- DOMAIN-SUFFIX,xpj3.net,🛑 </text:span><text:span text:style-name="T2">全球拦截</text:span></text:p>
      <text:p text:style-name="P2"><text:s/><text:span text:style-name="T1">- DOMAIN-SUFFIX,xpj4.net,🛑 </text:span><text:span text:style-name="T2">全球拦截</text:span></text:p>
      <text:p text:style-name="P2"><text:s/><text:span text:style-name="T1">- DOMAIN-SUFFIX,xpj8088.com,🛑 </text:span><text:span text:style-name="T2">全球拦截</text:span></text:p>
      <text:p text:style-name="P2"><text:s/><text:span text:style-name="T1">- DOMAIN-SUFFIX,xpjkf888.com,🛑 </text:span><text:span text:style-name="T2">全球拦截</text:span></text:p>
      <text:p text:style-name="P2"><text:s/><text:span text:style-name="T1">- DOMAIN-SUFFIX,xpjylc9977.com,🛑 </text:span><text:span text:style-name="T2">全球拦截</text:span></text:p>
      <text:p text:style-name="P2"><text:s/><text:span text:style-name="T1">- DOMAIN-SUFFIX,xpqfc.com,🛑 </text:span><text:span text:style-name="T2">全球拦截</text:span></text:p>
      <text:p text:style-name="P2"><text:s/><text:span text:style-name="T1">- DOMAIN-SUFFIX,xq12.com,🛑 </text:span><text:span text:style-name="T2">全球拦截</text:span></text:p>
      <text:p text:style-name="P2"><text:s/><text:span text:style-name="T1">- DOMAIN-SUFFIX,xq199.com,🛑 </text:span><text:span text:style-name="T2">全球拦截</text:span></text:p>
      <text:p text:style-name="P2"><text:s/><text:span text:style-name="T1">- DOMAIN-SUFFIX,xrain.net,🛑 </text:span><text:span text:style-name="T2">全球拦截</text:span></text:p>
      <text:p text:style-name="P2"><text:s/><text:span text:style-name="T1">- DOMAIN-SUFFIX,xray.jebe.renren.com,🛑 </text:span><text:span text:style-name="T2">全球拦截</text:span></text:p>
      <text:p text:style-name="P2"><text:s/><text:span text:style-name="T1">- DOMAIN-SUFFIX,xs.1drj.com,🛑 </text:span><text:span text:style-name="T2">全球拦截</text:span></text:p>
      <text:p text:style-name="P2"><text:s/><text:span text:style-name="T1">- DOMAIN-SUFFIX,xs.he9630.com,🛑 </text:span><text:span text:style-name="T2">全球拦截</text:span></text:p>
      <text:p text:style-name="P2"><text:s/><text:span text:style-name="T1">- DOMAIN-SUFFIX,xs.houyi.baofeng.net,🛑 </text:span><text:span text:style-name="T2">全球拦截</text:span></text:p>
      <text:p text:style-name="P2"><text:s/><text:span text:style-name="T1">- DOMAIN-SUFFIX,xs.swagger1.com,🛑 </text:span><text:span text:style-name="T2">全球拦截</text:span></text:p>
      <text:p text:style-name="P2"><text:s/><text:span text:style-name="T1">- DOMAIN-SUFFIX,xstar.cc,🛑 </text:span><text:span text:style-name="T2">全球拦截</text:span></text:p>
      <text:p text:style-name="P2"><text:s/><text:span text:style-name="T1">- DOMAIN-SUFFIX,xszqapp.com,🛑 </text:span><text:span text:style-name="T2">全球拦截</text:span></text:p>
      <text:p text:style-name="P2"><text:s/><text:span text:style-name="T1">- DOMAIN-SUFFIX,xtcdbb.cn,🛑 </text:span><text:span text:style-name="T2">全球拦截</text:span></text:p>
      <text:p text:style-name="P2"><text:s/><text:span text:style-name="T1">- DOMAIN-SUFFIX,xtgreat.com,🛑 </text:span><text:span text:style-name="T2">全球拦截</text:span></text:p>
      <text:p text:style-name="P2"><text:s/><text:span text:style-name="T1">- DOMAIN-SUFFIX,xtruh.uranus.sogou.com,🛑 </text:span><text:span text:style-name="T2">全球拦截</text:span></text:p>
      <text:p text:style-name="P2"><text:s/><text:span text:style-name="T1">- DOMAIN-SUFFIX,xtwjx.cn,🛑 </text:span><text:span text:style-name="T2">全球拦截</text:span></text:p>
      <text:p text:style-name="P2"><text:s/><text:span text:style-name="T1">- DOMAIN-SUFFIX,xtxa.net,🛑 </text:span><text:span text:style-name="T2">全球拦截</text:span></text:p>
      <text:p text:style-name="P2"><text:s/><text:span text:style-name="T1">- DOMAIN-SUFFIX,xtzxmy.com,🛑 </text:span><text:span text:style-name="T2">全球拦截</text:span></text:p>
      <text:p text:style-name="P2"><text:s/><text:span text:style-name="T1">- DOMAIN-SUFFIX,xuanmeiguoji.com,🛑 </text:span><text:span text:style-name="T2">全球拦截</text:span></text:p>
      <text:p text:style-name="P2"><text:s/><text:span text:style-name="T1">- DOMAIN-SUFFIX,xue.zbyw.cn,🛑 </text:span><text:span text:style-name="T2">全球拦截</text:span></text:p>
      <text:p text:style-name="P2"><text:s/><text:span text:style-name="T1">- DOMAIN-SUFFIX,xul478.com,🛑 </text:span><text:span text:style-name="T2">全球拦截</text:span></text:p>
      <text:p text:style-name="P2"><text:s/><text:span text:style-name="T1">- DOMAIN-SUFFIX,xulizui6.com,🛑 </text:span><text:span text:style-name="T2">全球拦截</text:span></text:p>
      <text:p text:style-name="P2"><text:s/><text:span text:style-name="T1">- DOMAIN-SUFFIX,xx.m.gxwztv.com,🛑 </text:span><text:span text:style-name="T2">全球拦截</text:span></text:p>
      <text:p text:style-name="P2"><text:s/><text:span text:style-name="T1">- DOMAIN-SUFFIX,xxad.cc,🛑 </text:span><text:span text:style-name="T2">全球拦截</text:span></text:p>
      <text:p text:style-name="P2"><text:s/><text:span text:style-name="T1">- DOMAIN-SUFFIX,xxeden.com,🛑 </text:span><text:span text:style-name="T2">全球拦截</text:span></text:p>
      <text:p text:style-name="P2"><text:s/><text:span text:style-name="T1">- DOMAIN-SUFFIX,xxguan.cn,🛑 </text:span><text:span text:style-name="T2">全球拦截</text:span></text:p>
      <text:p text:style-name="P2"><text:s/><text:span text:style-name="T1">- DOMAIN-SUFFIX,xxhrd.com,🛑 </text:span><text:span text:style-name="T2">全球拦截</text:span></text:p>
      <text:p text:style-name="P2"><text:s/><text:span text:style-name="T1">- DOMAIN-SUFFIX,xxkhh.com,🛑 </text:span><text:span text:style-name="T2">全球拦截</text:span></text:p>
      <text:p text:style-name="P2"><text:s/><text:span text:style-name="T1">- DOMAIN-SUFFIX,xxlargepop.com,🛑 </text:span><text:span text:style-name="T2">全球拦截</text:span></text:p>
      <text:p text:style-name="P2"><text:s/><text:span text:style-name="T1">- DOMAIN-SUFFIX,xxp.gytygc.com,🛑 </text:span><text:span text:style-name="T2">全球拦截</text:span></text:p>
      <text:p text:style-name="P2"><text:s/><text:span text:style-name="T1">- DOMAIN-SUFFIX,xxwkjl.com,🛑 </text:span><text:span text:style-name="T2">全球拦截</text:span></text:p>
      <text:p text:style-name="P2"><text:s/><text:span text:style-name="T1">- DOMAIN-SUFFIX,xxxa.aikeapp.com,🛑 </text:span><text:span text:style-name="T2">全球拦截</text:span></text:p>
      <text:p text:style-name="P2"><text:s/><text:span text:style-name="T1">- DOMAIN-SUFFIX,xxyzwtsylw.com,🛑 </text:span><text:span text:style-name="T2">全球拦截</text:span></text:p>
      <text:p text:style-name="P2"><text:s/><text:span text:style-name="T1">- DOMAIN-SUFFIX,xy.com,🛑 </text:span><text:span text:style-name="T2">全球拦截</text:span></text:p>
      <text:p text:style-name="P2"><text:s/><text:span text:style-name="T1">- DOMAIN-SUFFIX,xy.shijialianzuishuai.com,🛑 </text:span><text:span text:style-name="T2">全球拦截</text:span></text:p>
      <text:p text:style-name="P2"><text:s/><text:span text:style-name="T1">- DOMAIN-SUFFIX,xycnz.com,🛑 </text:span><text:span text:style-name="T2">全球拦截</text:span></text:p>
      <text:p text:style-name="P2"><text:s/><text:span text:style-name="T1">- DOMAIN-SUFFIX,xyd.sxmdxy.com,🛑 </text:span><text:span text:style-name="T2">全球拦截</text:span></text:p>
      <text:p text:style-name="P2"><text:s/><text:span text:style-name="T1">- DOMAIN-SUFFIX,xyimg.net,🛑 </text:span><text:span text:style-name="T2">全球拦截</text:span></text:p>
      <text:p text:style-name="P2"><text:s/><text:span text:style-name="T1">- DOMAIN-SUFFIX,xyly2016.com,🛑 </text:span><text:span text:style-name="T2">全球拦截</text:span></text:p>
      <text:p text:style-name="P2"><text:s/><text:span text:style-name="T1">- DOMAIN-SUFFIX,xyqptm.com,🛑 </text:span><text:span text:style-name="T2">全球拦截</text:span></text:p>
      <text:p text:style-name="P2"><text:s/><text:span text:style-name="T1">- DOMAIN-SUFFIX,xyqxr.com,🛑 </text:span><text:span text:style-name="T2">全球拦截</text:span></text:p>
      <text:p text:style-name="P2"><text:s/><text:span text:style-name="T1">- DOMAIN-SUFFIX,xyrhd.com,🛑 </text:span><text:span text:style-name="T2">全球拦截</text:span></text:p>
      <text:p text:style-name="P2"><text:s/><text:span text:style-name="T1">- DOMAIN-SUFFIX,xyrkl.com,🛑 </text:span><text:span text:style-name="T2">全球拦截</text:span></text:p>
      <text:p text:style-name="P2"><text:s/><text:span text:style-name="T1">- DOMAIN-SUFFIX,xyssp.com,🛑 </text:span><text:span text:style-name="T2">全球拦截</text:span></text:p>
      <text:p text:style-name="P2"><text:s/><text:span text:style-name="T1">- DOMAIN-SUFFIX,xytom.com,🛑 </text:span><text:span text:style-name="T2">全球拦截</text:span></text:p>
      <text:p text:style-name="P2"><text:soft-page-break/><text:s/><text:span text:style-name="T1">- DOMAIN-SUFFIX,xyxy01.com,🛑 </text:span><text:span text:style-name="T2">全球拦截</text:span></text:p>
      <text:p text:style-name="P2"><text:s/><text:span text:style-name="T1">- DOMAIN-SUFFIX,xyy.code.weddingeeos.com,🛑 </text:span><text:span text:style-name="T2">全球拦截</text:span></text:p>
      <text:p text:style-name="P2"><text:s/><text:span text:style-name="T1">- DOMAIN-SUFFIX,xz.ercfh.com,🛑 </text:span><text:span text:style-name="T2">全球拦截</text:span></text:p>
      <text:p text:style-name="P2"><text:s/><text:span text:style-name="T1">- DOMAIN-SUFFIX,xz-development.oss-cn-beijing.aliyuncs.com,🛑 </text:span><text:span text:style-name="T2">全球拦截</text:span></text:p>
      <text:p text:style-name="P2"><text:s/><text:span text:style-name="T1">- DOMAIN-SUFFIX,xzq.greenxf.net,🛑 </text:span><text:span text:style-name="T2">全球拦截</text:span></text:p>
      <text:p text:style-name="P2"><text:s/><text:span text:style-name="T1">- DOMAIN-SUFFIX,xztms.com,🛑 </text:span><text:span text:style-name="T2">全球拦截</text:span></text:p>
      <text:p text:style-name="P2"><text:s/><text:span text:style-name="T1">- DOMAIN-SUFFIX,xzyituo.com,🛑 </text:span><text:span text:style-name="T2">全球拦截</text:span></text:p>
      <text:p text:style-name="P2"><text:s/><text:span text:style-name="T1">- DOMAIN-SUFFIX,xzzyi.com,🛑 </text:span><text:span text:style-name="T2">全球拦截</text:span></text:p>
      <text:p text:style-name="P2"><text:s/><text:span text:style-name="T1">- DOMAIN-SUFFIX,y.3957957.com,🛑 </text:span><text:span text:style-name="T2">全球拦截</text:span></text:p>
      <text:p text:style-name="P2"><text:s/><text:span text:style-name="T1">- DOMAIN-SUFFIX,y.damifan.cn,🛑 </text:span><text:span text:style-name="T2">全球拦截</text:span></text:p>
      <text:p text:style-name="P2"><text:s/><text:span text:style-name="T1">- DOMAIN-SUFFIX,y.gwylm.com,🛑 </text:span><text:span text:style-name="T2">全球拦截</text:span></text:p>
      <text:p text:style-name="P2"><text:s/><text:span text:style-name="T1">- DOMAIN-SUFFIX,y.hk9600.com,🛑 </text:span><text:span text:style-name="T2">全球拦截</text:span></text:p>
      <text:p text:style-name="P2"><text:s/><text:span text:style-name="T1">- DOMAIN-SUFFIX,y.hzht666.com,🛑 </text:span><text:span text:style-name="T2">全球拦截</text:span></text:p>
      <text:p text:style-name="P2"><text:s/><text:span text:style-name="T1">- DOMAIN-SUFFIX,y.shuoshuocm.com,🛑 </text:span><text:span text:style-name="T2">全球拦截</text:span></text:p>
      <text:p text:style-name="P2"><text:s/><text:span text:style-name="T1">- DOMAIN-SUFFIX,y.xinghao89.com,🛑 </text:span><text:span text:style-name="T2">全球拦截</text:span></text:p>
      <text:p text:style-name="P2"><text:s/><text:span text:style-name="T1">- DOMAIN-SUFFIX,y.zxwdw.com,🛑 </text:span><text:span text:style-name="T2">全球拦截</text:span></text:p>
      <text:p text:style-name="P2"><text:s/><text:span text:style-name="T1">- DOMAIN-SUFFIX,y0.cn,🛑 </text:span><text:span text:style-name="T2">全球拦截</text:span></text:p>
      <text:p text:style-name="P2"><text:s/><text:span text:style-name="T1">- DOMAIN-SUFFIX,yadro.ru,🛑 </text:span><text:span text:style-name="T2">全球拦截</text:span></text:p>
      <text:p text:style-name="P2"><text:s/><text:span text:style-name="T1">- DOMAIN-SUFFIX,yads.c.yimg.jp,🛑 </text:span><text:span text:style-name="T2">全球拦截</text:span></text:p>
      <text:p text:style-name="P2"><text:s/><text:span text:style-name="T1">- DOMAIN-SUFFIX,yads.yahoo.co.jp,🛑 </text:span><text:span text:style-name="T2">全球拦截</text:span></text:p>
      <text:p text:style-name="P2"><text:s/><text:span text:style-name="T1">- DOMAIN-SUFFIX,yageben.com,🛑 </text:span><text:span text:style-name="T2">全球拦截</text:span></text:p>
      <text:p text:style-name="P2"><text:s/><text:span text:style-name="T1">- DOMAIN-SUFFIX,yam.adsbro.com,🛑 </text:span><text:span text:style-name="T2">全球拦截</text:span></text:p>
      <text:p text:style-name="P2"><text:s/><text:span text:style-name="T1">- DOMAIN-SUFFIX,yandui.com,🛑 </text:span><text:span text:style-name="T2">全球拦截</text:span></text:p>
      <text:p text:style-name="P2"><text:s/><text:span text:style-name="T1">- DOMAIN-SUFFIX,yangdasen.cn,🛑 </text:span><text:span text:style-name="T2">全球拦截</text:span></text:p>
      <text:p text:style-name="P2"><text:s/><text:span text:style-name="T1">- DOMAIN-SUFFIX,yanglaopt.net,🛑 </text:span><text:span text:style-name="T2">全球拦截</text:span></text:p>
      <text:p text:style-name="P2"><text:s/><text:span text:style-name="T1">- DOMAIN-SUFFIX,yao.zzsdjq.com,🛑 </text:span><text:span text:style-name="T2">全球拦截</text:span></text:p>
      <text:p text:style-name="P2"><text:s/><text:span text:style-name="T1">- DOMAIN-SUFFIX,yaohq.com,🛑 </text:span><text:span text:style-name="T2">全球拦截</text:span></text:p>
      <text:p text:style-name="P2"><text:s/><text:span text:style-name="T1">- DOMAIN-SUFFIX,yatemy.cn,🛑 </text:span><text:span text:style-name="T2">全球拦截</text:span></text:p>
      <text:p text:style-name="P2"><text:s/><text:span text:style-name="T1">- DOMAIN-SUFFIX,yb.torchbrowser.com,🛑 </text:span><text:span text:style-name="T2">全球拦截</text:span></text:p>
      <text:p text:style-name="P2"><text:s/><text:span text:style-name="T1">- DOMAIN-SUFFIX,ybtianxi.com,🛑 </text:span><text:span text:style-name="T2">全球拦截</text:span></text:p>
      <text:p text:style-name="P2"><text:s/><text:span text:style-name="T1">- DOMAIN-SUFFIX,yccdn.com,🛑 </text:span><text:span text:style-name="T2">全球拦截</text:span></text:p>
      <text:p text:style-name="P2"><text:s/><text:span text:style-name="T1">- DOMAIN-SUFFIX,ychml.com,🛑 </text:span><text:span text:style-name="T2">全球拦截</text:span></text:p>
      <text:p text:style-name="P2"><text:s/><text:span text:style-name="T1">- DOMAIN-SUFFIX,ychun03.com,🛑 </text:span><text:span text:style-name="T2">全球拦截</text:span></text:p>
      <text:p text:style-name="P2"><text:s/><text:span text:style-name="T1">- DOMAIN-SUFFIX,yd126.com,🛑 </text:span><text:span text:style-name="T2">全球拦截</text:span></text:p>
      <text:p text:style-name="P2"><text:s/><text:span text:style-name="T1">- DOMAIN-SUFFIX,ydjs.zol.com.cn,🛑 </text:span><text:span text:style-name="T2">全球拦截</text:span></text:p>
      <text:p text:style-name="P2"><text:s/><text:span text:style-name="T1">- DOMAIN-SUFFIX,ydlnt.com,🛑 </text:span><text:span text:style-name="T2">全球拦截</text:span></text:p>
      <text:p text:style-name="P2"><text:s/><text:span text:style-name="T1">- DOMAIN-SUFFIX,ydpushserver.youdao.com,🛑 </text:span><text:span text:style-name="T2">全球拦截</text:span></text:p>
      <text:p text:style-name="P2"><text:s/><text:span text:style-name="T1">- DOMAIN-SUFFIX,ydqzkj.com,🛑 </text:span><text:span text:style-name="T2">全球拦截</text:span></text:p>
      <text:p text:style-name="P2"><text:s/><text:span text:style-name="T1">- DOMAIN-SUFFIX,yea.uploadimagex.com,🛑 </text:span><text:span text:style-name="T2">全球拦截</text:span></text:p>
      <text:p text:style-name="P2"><text:s/><text:span text:style-name="T1">- DOMAIN-SUFFIX,yeabble.com,🛑 </text:span><text:span text:style-name="T2">全球拦截</text:span></text:p>
      <text:p text:style-name="P2"><text:s/><text:span text:style-name="T1">- DOMAIN-SUFFIX,yeas.yahoo.co.jp,🛑 </text:span><text:span text:style-name="T2">全球拦截</text:span></text:p>
      <text:p text:style-name="P2"><text:s/><text:span text:style-name="T1">- DOMAIN-SUFFIX,yee.js.cn,🛑 </text:span><text:span text:style-name="T2">全球拦截</text:span></text:p>
      <text:p text:style-name="P2"><text:s/><text:span text:style-name="T1">- DOMAIN-SUFFIX,yellowto.com,🛑 </text:span><text:span text:style-name="T2">全球拦截</text:span></text:p>
      <text:p text:style-name="P2"><text:s/><text:span text:style-name="T1">- DOMAIN-SUFFIX,yengo.com,🛑 </text:span><text:span text:style-name="T2">全球拦截</text:span></text:p>
      <text:p text:style-name="P2"><text:s/><text:span text:style-name="T1">- DOMAIN-SUFFIX,yesbeby.whies.info,🛑 </text:span><text:span text:style-name="T2">全球拦截</text:span></text:p>
      <text:p text:style-name="P2"><text:s/><text:span text:style-name="T1">- DOMAIN-SUFFIX,yess.imneinei.com,🛑 </text:span><text:span text:style-name="T2">全球拦截</text:span></text:p>
      <text:p text:style-name="P2"><text:s/><text:span text:style-name="T1">- DOMAIN-SUFFIX,yezilm.com,🛑 </text:span><text:span text:style-name="T2">全球拦截</text:span></text:p>
      <text:p text:style-name="P2"><text:s/><text:span text:style-name="T1">- DOMAIN-SUFFIX,yf898.com,🛑 </text:span><text:span text:style-name="T2">全球拦截</text:span></text:p>
      <text:p text:style-name="P2"><text:s/><text:span text:style-name="T1">- DOMAIN-SUFFIX,yfcode.m.gxwztv.com,🛑 </text:span><text:span text:style-name="T2">全球拦截</text:span></text:p>
      <text:p text:style-name="P2"><text:s/><text:span text:style-name="T1">- DOMAIN-SUFFIX,yfxpcode.m.gxwztv.com,🛑 </text:span><text:span text:style-name="T2">全球拦截</text:span></text:p>
      <text:p text:style-name="P2"><text:s/><text:span text:style-name="T1">- DOMAIN-SUFFIX,yfycy.com,🛑 </text:span><text:span text:style-name="T2">全球拦截</text:span></text:p>
      <text:p text:style-name="P2"><text:s/><text:span text:style-name="T1">- DOMAIN-SUFFIX,yhtcd.com,🛑 </text:span><text:span text:style-name="T2">全球拦截</text:span></text:p>
      <text:p text:style-name="P2"><text:s/><text:span text:style-name="T1">- DOMAIN-SUFFIX,yhzm.cc,🛑 </text:span><text:span text:style-name="T2">全球拦截</text:span></text:p>
      <text:p text:style-name="P2"><text:s/><text:span text:style-name="T1">- DOMAIN-SUFFIX,yicha.cn,🛑 </text:span><text:span text:style-name="T2">全球拦截</text:span></text:p>
      <text:p text:style-name="P2"><text:s/><text:span text:style-name="T1">- DOMAIN-SUFFIX,yidulive.net,🛑 </text:span><text:span text:style-name="T2">全球拦截</text:span></text:p>
      <text:p text:style-name="P2"><text:s/><text:span text:style-name="T1">- DOMAIN-SUFFIX,yieldmanager.com,🛑 </text:span><text:span text:style-name="T2">全球拦截</text:span></text:p>
      <text:p text:style-name="P2"><text:soft-page-break/><text:s/><text:span text:style-name="T1">- DOMAIN-SUFFIX,yigao.com,🛑 </text:span><text:span text:style-name="T2">全球拦截</text:span></text:p>
      <text:p text:style-name="P2"><text:s/><text:span text:style-name="T1">- DOMAIN-SUFFIX,yigyx.com,🛑 </text:span><text:span text:style-name="T2">全球拦截</text:span></text:p>
      <text:p text:style-name="P2"><text:s/><text:span text:style-name="T1">- DOMAIN-SUFFIX,yiiwoo.com,🛑 </text:span><text:span text:style-name="T2">全球拦截</text:span></text:p>
      <text:p text:style-name="P2"><text:s/><text:span text:style-name="T1">- DOMAIN-SUFFIX,yijia2009.com,🛑 </text:span><text:span text:style-name="T2">全球拦截</text:span></text:p>
      <text:p text:style-name="P2"><text:s/><text:span text:style-name="T1">- DOMAIN-SUFFIX,yijifen.com,🛑 </text:span><text:span text:style-name="T2">全球拦截</text:span></text:p>
      <text:p text:style-name="P2"><text:s/><text:span text:style-name="T1">- DOMAIN-SUFFIX,yiluup.com,🛑 </text:span><text:span text:style-name="T2">全球拦截</text:span></text:p>
      <text:p text:style-name="P2"><text:s/><text:span text:style-name="T1">- DOMAIN-SUFFIX,yin1.zgpingshu.com,🛑 </text:span><text:span text:style-name="T2">全球拦截</text:span></text:p>
      <text:p text:style-name="P2"><text:s/><text:span text:style-name="T1">- DOMAIN-SUFFIX,yingxiao.baidu.com,🛑 </text:span><text:span text:style-name="T2">全球拦截</text:span></text:p>
      <text:p text:style-name="P2"><text:s/><text:span text:style-name="T1">- DOMAIN-SUFFIX,yinhaijuan.com,🛑 </text:span><text:span text:style-name="T2">全球拦截</text:span></text:p>
      <text:p text:style-name="P2"><text:s/><text:span text:style-name="T1">- DOMAIN-SUFFIX,yinooo.com,🛑 </text:span><text:span text:style-name="T2">全球拦截</text:span></text:p>
      <text:p text:style-name="P2"><text:s/><text:span text:style-name="T1">- DOMAIN-SUFFIX,yinyuehu.cn,🛑 </text:span><text:span text:style-name="T2">全球拦截</text:span></text:p>
      <text:p text:style-name="P2"><text:s/><text:span text:style-name="T1">- DOMAIN-SUFFIX,yiranxian.cn,🛑 </text:span><text:span text:style-name="T2">全球拦截</text:span></text:p>
      <text:p text:style-name="P2"><text:s/><text:span text:style-name="T1">- DOMAIN-SUFFIX,yiwk.com,🛑 </text:span><text:span text:style-name="T2">全球拦截</text:span></text:p>
      <text:p text:style-name="P2"><text:s/><text:span text:style-name="T1">- DOMAIN-SUFFIX,yiwuds.com,🛑 </text:span><text:span text:style-name="T2">全球拦截</text:span></text:p>
      <text:p text:style-name="P2"><text:s/><text:span text:style-name="T1">- DOMAIN-SUFFIX,yixui.com,🛑 </text:span><text:span text:style-name="T2">全球拦截</text:span></text:p>
      <text:p text:style-name="P2"><text:s/><text:span text:style-name="T1">- DOMAIN-SUFFIX,yizhenya.com,🛑 </text:span><text:span text:style-name="T2">全球拦截</text:span></text:p>
      <text:p text:style-name="P2"><text:s/><text:span text:style-name="T1">- DOMAIN-SUFFIX,yk0712.com,🛑 </text:span><text:span text:style-name="T2">全球拦截</text:span></text:p>
      <text:p text:style-name="P2"><text:s/><text:span text:style-name="T1">- DOMAIN-SUFFIX,ykbei.com,🛑 </text:span><text:span text:style-name="T2">全球拦截</text:span></text:p>
      <text:p text:style-name="P2"><text:s/><text:span text:style-name="T1">- DOMAIN-SUFFIX,ykjmy.com,🛑 </text:span><text:span text:style-name="T2">全球拦截</text:span></text:p>
      <text:p text:style-name="P2"><text:s/><text:span text:style-name="T1">- DOMAIN-SUFFIX,yktj.yzz.cn,🛑 </text:span><text:span text:style-name="T2">全球拦截</text:span></text:p>
      <text:p text:style-name="P2"><text:s/><text:span text:style-name="T1">- DOMAIN-SUFFIX,ykxwn.com,🛑 </text:span><text:span text:style-name="T2">全球拦截</text:span></text:p>
      <text:p text:style-name="P2"><text:s/><text:span text:style-name="T1">- DOMAIN-SUFFIX,yl850555.com,🛑 </text:span><text:span text:style-name="T2">全球拦截</text:span></text:p>
      <text:p text:style-name="P2"><text:s/><text:span text:style-name="T1">- DOMAIN-SUFFIX,ylads.yaolan.com,🛑 </text:span><text:span text:style-name="T2">全球拦截</text:span></text:p>
      <text:p text:style-name="P2"><text:s/><text:span text:style-name="T1">- DOMAIN-SUFFIX,ylog.hiido.com,🛑 </text:span><text:span text:style-name="T2">全球拦截</text:span></text:p>
      <text:p text:style-name="P2"><text:s/><text:span text:style-name="T1">- DOMAIN-SUFFIX,ylunion.com,🛑 </text:span><text:span text:style-name="T2">全球拦截</text:span></text:p>
      <text:p text:style-name="P2"><text:s/><text:span text:style-name="T1">- DOMAIN-SUFFIX,ylwy168.com,🛑 </text:span><text:span text:style-name="T2">全球拦截</text:span></text:p>
      <text:p text:style-name="P2"><text:s/><text:span text:style-name="T1">- DOMAIN-SUFFIX,ymapp.com,🛑 </text:span><text:span text:style-name="T2">全球拦截</text:span></text:p>
      <text:p text:style-name="P2"><text:s/><text:span text:style-name="T1">- DOMAIN-SUFFIX,ymcdn.cn,🛑 </text:span><text:span text:style-name="T2">全球拦截</text:span></text:p>
      <text:p text:style-name="P2"><text:s/><text:span text:style-name="T1">- DOMAIN-SUFFIX,ymcqb.com,🛑 </text:span><text:span text:style-name="T2">全球拦截</text:span></text:p>
      <text:p text:style-name="P2"><text:s/><text:span text:style-name="T1">- DOMAIN-SUFFIX,ymrzr.com,🛑 </text:span><text:span text:style-name="T2">全球拦截</text:span></text:p>
      <text:p text:style-name="P2"><text:s/><text:span text:style-name="T1">- DOMAIN-SUFFIX,yn.001fzc.com,🛑 </text:span><text:span text:style-name="T2">全球拦截</text:span></text:p>
      <text:p text:style-name="P2"><text:s/><text:span text:style-name="T1">- DOMAIN-SUFFIX,ynbojie.com,🛑 </text:span><text:span text:style-name="T2">全球拦截</text:span></text:p>
      <text:p text:style-name="P2"><text:s/><text:span text:style-name="T1">- DOMAIN-SUFFIX,yndianju.com,🛑 </text:span><text:span text:style-name="T2">全球拦截</text:span></text:p>
      <text:p text:style-name="P2"><text:s/><text:span text:style-name="T1">- DOMAIN-SUFFIX,ynmbz.com,🛑 </text:span><text:span text:style-name="T2">全球拦截</text:span></text:p>
      <text:p text:style-name="P2"><text:s/><text:span text:style-name="T1">- DOMAIN-SUFFIX,yongkang6.com,🛑 </text:span><text:span text:style-name="T2">全球拦截</text:span></text:p>
      <text:p text:style-name="P2"><text:s/><text:span text:style-name="T1">- DOMAIN-SUFFIX,yongv.com,🛑 </text:span><text:span text:style-name="T2">全球拦截</text:span></text:p>
      <text:p text:style-name="P2"><text:s/><text:span text:style-name="T1">- DOMAIN-SUFFIX,yoo.yiiyoo.net,🛑 </text:span><text:span text:style-name="T2">全球拦截</text:span></text:p>
      <text:p text:style-name="P2"><text:s/><text:span text:style-name="T1">- DOMAIN-SUFFIX,yooli.com,🛑 </text:span><text:span text:style-name="T2">全球拦截</text:span></text:p>
      <text:p text:style-name="P2"><text:s/><text:span text:style-name="T1">- DOMAIN-SUFFIX,you1ad.com,🛑 </text:span><text:span text:style-name="T2">全球拦截</text:span></text:p>
      <text:p text:style-name="P2"><text:s/><text:span text:style-name="T1">- DOMAIN-SUFFIX,youfumei.com,🛑 </text:span><text:span text:style-name="T2">全球拦截</text:span></text:p>
      <text:p text:style-name="P2"><text:s/><text:span text:style-name="T1">- DOMAIN-SUFFIX,youjia2016.com,🛑 </text:span><text:span text:style-name="T2">全球拦截</text:span></text:p>
      <text:p text:style-name="P2"><text:s/><text:span text:style-name="T1">- DOMAIN-SUFFIX,youka.la,🛑 </text:span><text:span text:style-name="T2">全球拦截</text:span></text:p>
      <text:p text:style-name="P2"><text:s/><text:span text:style-name="T1">- DOMAIN-SUFFIX,youle.tom.com,🛑 </text:span><text:span text:style-name="T2">全球拦截</text:span></text:p>
      <text:p text:style-name="P2"><text:s/><text:span text:style-name="T1">- DOMAIN-SUFFIX,youle55.com,🛑 </text:span><text:span text:style-name="T2">全球拦截</text:span></text:p>
      <text:p text:style-name="P2"><text:s/><text:span text:style-name="T1">- DOMAIN-SUFFIX,youmi.net,🛑 </text:span><text:span text:style-name="T2">全球拦截</text:span></text:p>
      <text:p text:style-name="P2"><text:s/><text:span text:style-name="T1">- DOMAIN-SUFFIX,youmsm.com,🛑 </text:span><text:span text:style-name="T2">全球拦截</text:span></text:p>
      <text:p text:style-name="P2"><text:s/><text:span text:style-name="T1">- DOMAIN-SUFFIX,yousee.com,🛑 </text:span><text:span text:style-name="T2">全球拦截</text:span></text:p>
      <text:p text:style-name="P2"><text:s/><text:span text:style-name="T1">- DOMAIN-SUFFIX,youxi.kugou.com,🛑 </text:span><text:span text:style-name="T2">全球拦截</text:span></text:p>
      <text:p text:style-name="P2"><text:s/><text:span text:style-name="T1">- DOMAIN-SUFFIX,youxiaoad.com,🛑 </text:span><text:span text:style-name="T2">全球拦截</text:span></text:p>
      <text:p text:style-name="P2"><text:s/><text:span text:style-name="T1">- DOMAIN-SUFFIX,youxicool.net,🛑 </text:span><text:span text:style-name="T2">全球拦截</text:span></text:p>
      <text:p text:style-name="P2"><text:s/><text:span text:style-name="T1">- DOMAIN-SUFFIX,youzehui.com,🛑 </text:span><text:span text:style-name="T2">全球拦截</text:span></text:p>
      <text:p text:style-name="P2"><text:s/><text:span text:style-name="T1">- DOMAIN-SUFFIX,yoyi.com.cn,🛑 </text:span><text:span text:style-name="T2">全球拦截</text:span></text:p>
      <text:p text:style-name="P2"><text:s/><text:span text:style-name="T1">- DOMAIN-SUFFIX,yoyi.tv,🛑 </text:span><text:span text:style-name="T2">全球拦截</text:span></text:p>
      <text:p text:style-name="P2"><text:s/><text:span text:style-name="T1">- DOMAIN-SUFFIX,ypmeiwen.com,🛑 </text:span><text:span text:style-name="T2">全球拦截</text:span></text:p>
      <text:p text:style-name="P2"><text:s/><text:span text:style-name="T1">- DOMAIN-SUFFIX,ypmob.com,🛑 </text:span><text:span text:style-name="T2">全球拦截</text:span></text:p>
      <text:p text:style-name="P2"><text:s/><text:span text:style-name="T1">- DOMAIN-SUFFIX,yqjxzw.com,🛑 </text:span><text:span text:style-name="T2">全球拦截</text:span></text:p>
      <text:p text:style-name="P2"><text:soft-page-break/><text:s/><text:span text:style-name="T1">- DOMAIN-SUFFIX,yqw88.com,🛑 </text:span><text:span text:style-name="T2">全球拦截</text:span></text:p>
      <text:p text:style-name="P2"><text:s/><text:span text:style-name="T1">- DOMAIN-SUFFIX,yrt7dgkf.exashare.com,🛑 </text:span><text:span text:style-name="T2">全球拦截</text:span></text:p>
      <text:p text:style-name="P2"><text:s/><text:span text:style-name="T1">- DOMAIN-SUFFIX,yrxmr.com,🛑 </text:span><text:span text:style-name="T2">全球拦截</text:span></text:p>
      <text:p text:style-name="P2"><text:s/><text:span text:style-name="T1">- DOMAIN-SUFFIX,ysej.code.weddingeeos.com,🛑 </text:span><text:span text:style-name="T2">全球拦截</text:span></text:p>
      <text:p text:style-name="P2"><text:s/><text:span text:style-name="T1">- DOMAIN-SUFFIX,ysjwj.com,🛑 </text:span><text:span text:style-name="T2">全球拦截</text:span></text:p>
      <text:p text:style-name="P2"><text:s/><text:span text:style-name="T1">- DOMAIN-SUFFIX,ysm.hauchi.com.tw,🛑 </text:span><text:span text:style-name="T2">全球拦截</text:span></text:p>
      <text:p text:style-name="P2"><text:s/><text:span text:style-name="T1">- DOMAIN-SUFFIX,ysm.yahoo.com,🛑 </text:span><text:span text:style-name="T2">全球拦截</text:span></text:p>
      <text:p text:style-name="P2"><text:s/><text:span text:style-name="T1">- DOMAIN-SUFFIX,yt.mmstat.com,🛑 </text:span><text:span text:style-name="T2">全球拦截</text:span></text:p>
      <text:p text:style-name="P2"><text:s/><text:span text:style-name="T1">- DOMAIN-SUFFIX,ytapi1.nagezan.net,🛑 </text:span><text:span text:style-name="T2">全球拦截</text:span></text:p>
      <text:p text:style-name="P2"><text:s/><text:span text:style-name="T1">- DOMAIN-SUFFIX,ytdksb.com,🛑 </text:span><text:span text:style-name="T2">全球拦截</text:span></text:p>
      <text:p text:style-name="P2"><text:s/><text:span text:style-name="T1">- DOMAIN-SUFFIX,ytguowang.com,🛑 </text:span><text:span text:style-name="T2">全球拦截</text:span></text:p>
      <text:p text:style-name="P2"><text:s/><text:span text:style-name="T1">- DOMAIN-SUFFIX,ytmx.2r3485.cn,🛑 </text:span><text:span text:style-name="T2">全球拦截</text:span></text:p>
      <text:p text:style-name="P2"><text:s/><text:span text:style-name="T1">- DOMAIN-SUFFIX,yts.ytsyyey.com,🛑 </text:span><text:span text:style-name="T2">全球拦截</text:span></text:p>
      <text:p text:style-name="P2"><text:s/><text:span text:style-name="T1">- DOMAIN-SUFFIX,ytsyyey.com,🛑 </text:span><text:span text:style-name="T2">全球拦截</text:span></text:p>
      <text:p text:style-name="P2"><text:s/><text:span text:style-name="T1">- DOMAIN-SUFFIX,yuanming.net,🛑 </text:span><text:span text:style-name="T2">全球拦截</text:span></text:p>
      <text:p text:style-name="P2"><text:s/><text:span text:style-name="T1">- DOMAIN-SUFFIX,yueyelive.com,🛑 </text:span><text:span text:style-name="T2">全球拦截</text:span></text:p>
      <text:p text:style-name="P2"><text:s/><text:span text:style-name="T1">- DOMAIN-SUFFIX,yug8.com,🛑 </text:span><text:span text:style-name="T2">全球拦截</text:span></text:p>
      <text:p text:style-name="P2"><text:s/><text:span text:style-name="T1">- DOMAIN-SUFFIX,yule8.net,🛑 </text:span><text:span text:style-name="T2">全球拦截</text:span></text:p>
      <text:p text:style-name="P2"><text:s/><text:span text:style-name="T1">- DOMAIN-SUFFIX,yulzs.com,🛑 </text:span><text:span text:style-name="T2">全球拦截</text:span></text:p>
      <text:p text:style-name="P2"><text:s/><text:span text:style-name="T1">- DOMAIN-SUFFIX,yumcs.xiaohuau.xyz,🛑 </text:span><text:span text:style-name="T2">全球拦截</text:span></text:p>
      <text:p text:style-name="P2"><text:s/><text:span text:style-name="T1">- DOMAIN-SUFFIX,yun.lvehaisen.com,🛑 </text:span><text:span text:style-name="T2">全球拦截</text:span></text:p>
      <text:p text:style-name="P2"><text:s/><text:span text:style-name="T1">- DOMAIN-SUFFIX,yun.rili.cn,🛑 </text:span><text:span text:style-name="T2">全球拦截</text:span></text:p>
      <text:p text:style-name="P2"><text:s/><text:span text:style-name="T1">- DOMAIN-SUFFIX,yun.sifuhe.cn,🛑 </text:span><text:span text:style-name="T2">全球拦截</text:span></text:p>
      <text:p text:style-name="P2"><text:s/><text:span text:style-name="T1">- DOMAIN-SUFFIX,yun.tuia.cn,🛑 </text:span><text:span text:style-name="T2">全球拦截</text:span></text:p>
      <text:p text:style-name="P2"><text:s/><text:span text:style-name="T1">- DOMAIN-SUFFIX,yun.tuisnake.com,🛑 </text:span><text:span text:style-name="T2">全球拦截</text:span></text:p>
      <text:p text:style-name="P2"><text:s/><text:span text:style-name="T1">- DOMAIN-SUFFIX,yun.yuyiya.com,🛑 </text:span><text:span text:style-name="T2">全球拦截</text:span></text:p>
      <text:p text:style-name="P2"><text:s/><text:span text:style-name="T1">- DOMAIN-SUFFIX,yun1.yahoo001.com,🛑 </text:span><text:span text:style-name="T2">全球拦截</text:span></text:p>
      <text:p text:style-name="P2"><text:s/><text:span text:style-name="T1">- DOMAIN-SUFFIX,yunanfuwuqi.com,🛑 </text:span><text:span text:style-name="T2">全球拦截</text:span></text:p>
      <text:p text:style-name="P2"><text:s/><text:span text:style-name="T1">- DOMAIN-SUFFIX,yunbofangbt.com,🛑 </text:span><text:span text:style-name="T2">全球拦截</text:span></text:p>
      <text:p text:style-name="P2"><text:s/><text:span text:style-name="T1">- DOMAIN-SUFFIX,yundingjiayuan.com,🛑 </text:span><text:span text:style-name="T2">全球拦截</text:span></text:p>
      <text:p text:style-name="P2"><text:s/><text:span text:style-name="T1">- DOMAIN-SUFFIX,yunjiasu.com,🛑 </text:span><text:span text:style-name="T2">全球拦截</text:span></text:p>
      <text:p text:style-name="P2"><text:s/><text:span text:style-name="T1">- DOMAIN-SUFFIX,yunshipei.com,🛑 </text:span><text:span text:style-name="T2">全球拦截</text:span></text:p>
      <text:p text:style-name="P2"><text:s/><text:span text:style-name="T1">- DOMAIN-SUFFIX,yunxuu.com,🛑 </text:span><text:span text:style-name="T2">全球拦截</text:span></text:p>
      <text:p text:style-name="P2"><text:s/><text:span text:style-name="T1">- DOMAIN-SUFFIX,yuyue008.cn,🛑 </text:span><text:span text:style-name="T2">全球拦截</text:span></text:p>
      <text:p text:style-name="P2"><text:s/><text:span text:style-name="T1">- DOMAIN-SUFFIX,ywjxsp168.cn,🛑 </text:span><text:span text:style-name="T2">全球拦截</text:span></text:p>
      <text:p text:style-name="P2"><text:s/><text:span text:style-name="T1">- DOMAIN-SUFFIX,yx.lenovomm.com,🛑 </text:span><text:span text:style-name="T2">全球拦截</text:span></text:p>
      <text:p text:style-name="P2"><text:s/><text:span text:style-name="T1">- DOMAIN-SUFFIX,yxhxs.com,🛑 </text:span><text:span text:style-name="T2">全球拦截</text:span></text:p>
      <text:p text:style-name="P2"><text:s/><text:span text:style-name="T1">- DOMAIN-SUFFIX,yxjad.com,🛑 </text:span><text:span text:style-name="T2">全球拦截</text:span></text:p>
      <text:p text:style-name="P2"><text:s/><text:span text:style-name="T1">- DOMAIN-SUFFIX,yxs.tymsyx.com,🛑 </text:span><text:span text:style-name="T2">全球拦截</text:span></text:p>
      <text:p text:style-name="P2"><text:s/><text:span text:style-name="T1">- DOMAIN-SUFFIX,yxszy.com,🛑 </text:span><text:span text:style-name="T2">全球拦截</text:span></text:p>
      <text:p text:style-name="P2"><text:s/><text:span text:style-name="T1">- DOMAIN-SUFFIX,yxxwyz.com,🛑 </text:span><text:span text:style-name="T2">全球拦截</text:span></text:p>
      <text:p text:style-name="P2"><text:s/><text:span text:style-name="T1">- DOMAIN-SUFFIX,yy58ju.com,🛑 </text:span><text:span text:style-name="T2">全球拦截</text:span></text:p>
      <text:p text:style-name="P2"><text:s/><text:span text:style-name="T1">- DOMAIN-SUFFIX,yyb.pc6.com,🛑 </text:span><text:span text:style-name="T2">全球拦截</text:span></text:p>
      <text:p text:style-name="P2"><text:s/><text:span text:style-name="T1">- DOMAIN-SUFFIX,yyffeicd.m.qxs.la,🛑 </text:span><text:span text:style-name="T2">全球拦截</text:span></text:p>
      <text:p text:style-name="P2"><text:s/><text:span text:style-name="T1">- DOMAIN-SUFFIX,yyjxgm.net,🛑 </text:span><text:span text:style-name="T2">全球拦截</text:span></text:p>
      <text:p text:style-name="P2"><text:s/><text:span text:style-name="T1">- DOMAIN-SUFFIX,yyp17.com,🛑 </text:span><text:span text:style-name="T2">全球拦截</text:span></text:p>
      <text:p text:style-name="P2"><text:s/><text:span text:style-name="T1">- DOMAIN-SUFFIX,yyt.irs01.com,🛑 </text:span><text:span text:style-name="T2">全球拦截</text:span></text:p>
      <text:p text:style-name="P2"><text:s/><text:span text:style-name="T1">- DOMAIN-SUFFIX,yzaosite.com,🛑 </text:span><text:span text:style-name="T2">全球拦截</text:span></text:p>
      <text:p text:style-name="P2"><text:s/><text:span text:style-name="T1">- DOMAIN-SUFFIX,yzh.jyjhkz.com,🛑 </text:span><text:span text:style-name="T2">全球拦截</text:span></text:p>
      <text:p text:style-name="P2"><text:s/><text:span text:style-name="T1">- DOMAIN-SUFFIX,yzh360.com,🛑 </text:span><text:span text:style-name="T2">全球拦截</text:span></text:p>
      <text:p text:style-name="P2"><text:s/><text:span text:style-name="T1">- DOMAIN-SUFFIX,yzygo.com,🛑 </text:span><text:span text:style-name="T2">全球拦截</text:span></text:p>
      <text:p text:style-name="P2"><text:s/><text:span text:style-name="T1">- DOMAIN-SUFFIX,yzytb.com,🛑 </text:span><text:span text:style-name="T2">全球拦截</text:span></text:p>
      <text:p text:style-name="P2"><text:s/><text:span text:style-name="T1">- DOMAIN-SUFFIX,z.clickvip.shop,🛑 </text:span><text:span text:style-name="T2">全球拦截</text:span></text:p>
      <text:p text:style-name="P2"><text:s/><text:span text:style-name="T1">- DOMAIN-SUFFIX,z.moatads.com,🛑 </text:span><text:span text:style-name="T2">全球拦截</text:span></text:p>
      <text:p text:style-name="P2"><text:s/><text:span text:style-name="T1">- DOMAIN-SUFFIX,z.nowscore.com,🛑 </text:span><text:span text:style-name="T2">全球拦截</text:span></text:p>
      <text:p text:style-name="P2"><text:s/><text:span text:style-name="T1">- DOMAIN-SUFFIX,z.sora.yoyi.com.cn,🛑 </text:span><text:span text:style-name="T2">全球拦截</text:span></text:p>
      <text:p text:style-name="P2"><text:soft-page-break/><text:s/><text:span text:style-name="T1">- DOMAIN-SUFFIX,z1.zedo.com,🛑 </text:span><text:span text:style-name="T2">全球拦截</text:span></text:p>
      <text:p text:style-name="P2"><text:s/><text:span text:style-name="T1">- DOMAIN-SUFFIX,z1hihu.xmcimg.com,🛑 </text:span><text:span text:style-name="T2">全球拦截</text:span></text:p>
      <text:p text:style-name="P2"><text:s/><text:span text:style-name="T1">- DOMAIN-SUFFIX,z2.lnymd.com,🛑 </text:span><text:span text:style-name="T2">全球拦截</text:span></text:p>
      <text:p text:style-name="P2"><text:s/><text:span text:style-name="T1">- DOMAIN-SUFFIX,zads.care2.com,🛑 </text:span><text:span text:style-name="T2">全球拦截</text:span></text:p>
      <text:p text:style-name="P2"><text:s/><text:span text:style-name="T1">- DOMAIN-SUFFIX,zae.gzzena.com,🛑 </text:span><text:span text:style-name="T2">全球拦截</text:span></text:p>
      <text:p text:style-name="P2"><text:s/><text:span text:style-name="T1">- DOMAIN-SUFFIX,zamar.cn,🛑 </text:span><text:span text:style-name="T2">全球拦截</text:span></text:p>
      <text:p text:style-name="P2"><text:s/><text:span text:style-name="T1">- DOMAIN-SUFFIX,zampdsp.com,🛑 </text:span><text:span text:style-name="T2">全球拦截</text:span></text:p>
      <text:p text:style-name="P2"><text:s/><text:span text:style-name="T1">- DOMAIN-SUFFIX,zantainet.com,🛑 </text:span><text:span text:style-name="T2">全球拦截</text:span></text:p>
      <text:p text:style-name="P2"><text:s/><text:span text:style-name="T1">- DOMAIN-SUFFIX,zapads.zapak.com,🛑 </text:span><text:span text:style-name="T2">全球拦截</text:span></text:p>
      <text:p text:style-name="P2"><text:s/><text:span text:style-name="T1">- DOMAIN-SUFFIX,zb.nxing.cn,🛑 </text:span><text:span text:style-name="T2">全球拦截</text:span></text:p>
      <text:p text:style-name="P2"><text:s/><text:span text:style-name="T1">- DOMAIN-SUFFIX,zbz.m.qxs.la,🛑 </text:span><text:span text:style-name="T2">全球拦截</text:span></text:p>
      <text:p text:style-name="P2"><text:s/><text:span text:style-name="T1">- DOMAIN-SUFFIX,zcdsp.com,🛑 </text:span><text:span text:style-name="T2">全球拦截</text:span></text:p>
      <text:p text:style-name="P2"><text:s/><text:span text:style-name="T1">- DOMAIN-SUFFIX,zcrtd.com,🛑 </text:span><text:span text:style-name="T2">全球拦截</text:span></text:p>
      <text:p text:style-name="P2"><text:s/><text:span text:style-name="T1">- DOMAIN-SUFFIX,zdjby.cn,🛑 </text:span><text:span text:style-name="T2">全球拦截</text:span></text:p>
      <text:p text:style-name="P2"><text:s/><text:span text:style-name="T1">- DOMAIN-SUFFIX,zdw.w8.com.cn,🛑 </text:span><text:span text:style-name="T2">全球拦截</text:span></text:p>
      <text:p text:style-name="P2"><text:s/><text:span text:style-name="T1">- DOMAIN-SUFFIX,ze5.com,🛑 </text:span><text:span text:style-name="T2">全球拦截</text:span></text:p>
      <text:p text:style-name="P2"><text:s/><text:span text:style-name="T1">- DOMAIN-SUFFIX,zedo.com,🛑 </text:span><text:span text:style-name="T2">全球拦截</text:span></text:p>
      <text:p text:style-name="P2"><text:s/><text:span text:style-name="T1">- DOMAIN-SUFFIX,zeus.qj.net,🛑 </text:span><text:span text:style-name="T2">全球拦截</text:span></text:p>
      <text:p text:style-name="P2"><text:s/><text:span text:style-name="T1">- DOMAIN-SUFFIX,zgc66.com,🛑 </text:span><text:span text:style-name="T2">全球拦截</text:span></text:p>
      <text:p text:style-name="P2"><text:s/><text:span text:style-name="T1">- DOMAIN-SUFFIX,zgdfz6h7po.me,🛑 </text:span><text:span text:style-name="T2">全球拦截</text:span></text:p>
      <text:p text:style-name="P2"><text:s/><text:span text:style-name="T1">- DOMAIN-SUFFIX,zgfszs.com,🛑 </text:span><text:span text:style-name="T2">全球拦截</text:span></text:p>
      <text:p text:style-name="P2"><text:s/><text:span text:style-name="T1">- DOMAIN-SUFFIX,zgjkv.com,🛑 </text:span><text:span text:style-name="T2">全球拦截</text:span></text:p>
      <text:p text:style-name="P2"><text:s/><text:span text:style-name="T1">- DOMAIN-SUFFIX,zgksb.com,🛑 </text:span><text:span text:style-name="T2">全球拦截</text:span></text:p>
      <text:p text:style-name="P2"><text:s/><text:span text:style-name="T1">- DOMAIN-SUFFIX,zgty365.com,🛑 </text:span><text:span text:style-name="T2">全球拦截</text:span></text:p>
      <text:p text:style-name="P2"><text:s/><text:span text:style-name="T1">- DOMAIN-SUFFIX,zgunion.cn,🛑 </text:span><text:span text:style-name="T2">全球拦截</text:span></text:p>
      <text:p text:style-name="P2"><text:s/><text:span text:style-name="T1">- DOMAIN-SUFFIX,zgyemy.com,🛑 </text:span><text:span text:style-name="T2">全球拦截</text:span></text:p>
      <text:p text:style-name="P2"><text:s/><text:span text:style-name="T1">- DOMAIN-SUFFIX,zhanzhang.net,🛑 </text:span><text:span text:style-name="T2">全球拦截</text:span></text:p>
      <text:p text:style-name="P2"><text:s/><text:span text:style-name="T1">- DOMAIN-SUFFIX,zhao258.com,🛑 </text:span><text:span text:style-name="T2">全球拦截</text:span></text:p>
      <text:p text:style-name="P2"><text:s/><text:span text:style-name="T1">- DOMAIN-SUFFIX,zhaoshang8.com,🛑 </text:span><text:span text:style-name="T2">全球拦截</text:span></text:p>
      <text:p text:style-name="P2"><text:s/><text:span text:style-name="T1">- DOMAIN-SUFFIX,zh-cn.shenyun.com,🛑 </text:span><text:span text:style-name="T2">全球拦截</text:span></text:p>
      <text:p text:style-name="P2"><text:s/><text:span text:style-name="T1">- DOMAIN-SUFFIX,zh-cn.shenyun.org,🛑 </text:span><text:span text:style-name="T2">全球拦截</text:span></text:p>
      <text:p text:style-name="P2"><text:s/><text:span text:style-name="T1">- DOMAIN-SUFFIX,zheng.cs12d.com,🛑 </text:span><text:span text:style-name="T2">全球拦截</text:span></text:p>
      <text:p text:style-name="P2"><text:s/><text:span text:style-name="T1">- DOMAIN-SUFFIX,zhichi08.com,🛑 </text:span><text:span text:style-name="T2">全球拦截</text:span></text:p>
      <text:p text:style-name="P2"><text:s/><text:span text:style-name="T1">- DOMAIN-SUFFIX,zhidian3g.cn,🛑 </text:span><text:span text:style-name="T2">全球拦截</text:span></text:p>
      <text:p text:style-name="P2"><text:s/><text:span text:style-name="T1">- DOMAIN-SUFFIX,zhifenjie.com,🛑 </text:span><text:span text:style-name="T2">全球拦截</text:span></text:p>
      <text:p text:style-name="P2"><text:s/><text:span text:style-name="T1">- DOMAIN-SUFFIX,zhihei.com,🛑 </text:span><text:span text:style-name="T2">全球拦截</text:span></text:p>
      <text:p text:style-name="P2"><text:s/><text:span text:style-name="T1">- DOMAIN-SUFFIX,zhihu.xmcimg.com,🛑 </text:span><text:span text:style-name="T2">全球拦截</text:span></text:p>
      <text:p text:style-name="P2"><text:s/><text:span text:style-name="T1">- DOMAIN-SUFFIX,zhiong.net,🛑 </text:span><text:span text:style-name="T2">全球拦截</text:span></text:p>
      <text:p text:style-name="P2"><text:s/><text:span text:style-name="T1">- DOMAIN-SUFFIX,zhiyuanteam.com,🛑 </text:span><text:span text:style-name="T2">全球拦截</text:span></text:p>
      <text:p text:style-name="P2"><text:s/><text:span text:style-name="T1">- DOMAIN-SUFFIX,zhiziyun.com,🛑 </text:span><text:span text:style-name="T2">全球拦截</text:span></text:p>
      <text:p text:style-name="P2"><text:s/><text:span text:style-name="T1">- DOMAIN-SUFFIX,zhongchouyan.com,🛑 </text:span><text:span text:style-name="T2">全球拦截</text:span></text:p>
      <text:p text:style-name="P2"><text:s/><text:span text:style-name="T1">- DOMAIN-SUFFIX,zhongzicili.cc,🛑 </text:span><text:span text:style-name="T2">全球拦截</text:span></text:p>
      <text:p text:style-name="P2"><text:s/><text:span text:style-name="T1">- DOMAIN-SUFFIX,zhtjdl.com,🛑 </text:span><text:span text:style-name="T2">全球拦截</text:span></text:p>
      <text:p text:style-name="P2"><text:s/><text:span text:style-name="T1">- DOMAIN-SUFFIX,zhuanfakong.com,🛑 </text:span><text:span text:style-name="T2">全球拦截</text:span></text:p>
      <text:p text:style-name="P2"><text:s/><text:span text:style-name="T1">- DOMAIN-SUFFIX,zhuba8.com,🛑 </text:span><text:span text:style-name="T2">全球拦截</text:span></text:p>
      <text:p text:style-name="P2"><text:s/><text:span text:style-name="T1">- DOMAIN-SUFFIX,zhudiaosz.com,🛑 </text:span><text:span text:style-name="T2">全球拦截</text:span></text:p>
      <text:p text:style-name="P2"><text:s/><text:span text:style-name="T1">- DOMAIN-SUFFIX,zhushou.2345.com,🛑 </text:span><text:span text:style-name="T2">全球拦截</text:span></text:p>
      <text:p text:style-name="P2"><text:s/><text:span text:style-name="T1">- DOMAIN-SUFFIX,zhuuv.maoyumao.net,🛑 </text:span><text:span text:style-name="T2">全球拦截</text:span></text:p>
      <text:p text:style-name="P2"><text:s/><text:span text:style-name="T1">- DOMAIN-SUFFIX,zhwnlapi.etouch.cn,🛑 </text:span><text:span text:style-name="T2">全球拦截</text:span></text:p>
      <text:p text:style-name="P2"><text:s/><text:span text:style-name="T1">- DOMAIN-SUFFIX,zhybzp.cn,🛑 </text:span><text:span text:style-name="T2">全球拦截</text:span></text:p>
      <text:p text:style-name="P2"><text:s/><text:span text:style-name="T1">- DOMAIN-SUFFIX,zisunion.com,🛑 </text:span><text:span text:style-name="T2">全球拦截</text:span></text:p>
      <text:p text:style-name="P2"><text:s/><text:span text:style-name="T1">- DOMAIN-SUFFIX,zizcy.com,🛑 </text:span><text:span text:style-name="T2">全球拦截</text:span></text:p>
      <text:p text:style-name="P2"><text:s/><text:span text:style-name="T1">- DOMAIN-SUFFIX,zjbdt.com,🛑 </text:span><text:span text:style-name="T2">全球拦截</text:span></text:p>
      <text:p text:style-name="P2"><text:s/><text:span text:style-name="T1">- DOMAIN-SUFFIX,zjhim.com,🛑 </text:span><text:span text:style-name="T2">全球拦截</text:span></text:p>
      <text:p text:style-name="P2"><text:s/><text:span text:style-name="T1">- DOMAIN-SUFFIX,zjjgtz.com,🛑 </text:span><text:span text:style-name="T2">全球拦截</text:span></text:p>
      <text:p text:style-name="P2"><text:s/><text:span text:style-name="T1">- DOMAIN-SUFFIX,zjm.zzmmkj.com,🛑 </text:span><text:span text:style-name="T2">全球拦截</text:span></text:p>
      <text:p text:style-name="P2"><text:soft-page-break/><text:s/><text:span text:style-name="T1">- DOMAIN-SUFFIX,zkrdy.com,🛑 </text:span><text:span text:style-name="T2">全球拦截</text:span></text:p>
      <text:p text:style-name="P2"><text:s/><text:span text:style-name="T1">- DOMAIN-SUFFIX,zlongad.com,🛑 </text:span><text:span text:style-name="T2">全球拦截</text:span></text:p>
      <text:p text:style-name="P2"><text:s/><text:span text:style-name="T1">- DOMAIN-SUFFIX,zlsw.nnjxqd.com,🛑 </text:span><text:span text:style-name="T2">全球拦截</text:span></text:p>
      <text:p text:style-name="P2"><text:s/><text:span text:style-name="T1">- DOMAIN-SUFFIX,zmj.guanqinjie.cn,🛑 </text:span><text:span text:style-name="T2">全球拦截</text:span></text:p>
      <text:p text:style-name="P2"><text:s/><text:span text:style-name="T1">- DOMAIN-SUFFIX,znsv.baidu.com,🛑 </text:span><text:span text:style-name="T2">全球拦截</text:span></text:p>
      <text:p text:style-name="P2"><text:s/><text:span text:style-name="T1">- DOMAIN-SUFFIX,zo66.com,🛑 </text:span><text:span text:style-name="T2">全球拦截</text:span></text:p>
      <text:p text:style-name="P2"><text:s/><text:span text:style-name="T1">- DOMAIN-SUFFIX,zp22938576.com,🛑 </text:span><text:span text:style-name="T2">全球拦截</text:span></text:p>
      <text:p text:style-name="P2"><text:s/><text:span text:style-name="T1">- DOMAIN-SUFFIX,zpe.klre.18183.com,🛑 </text:span><text:span text:style-name="T2">全球拦截</text:span></text:p>
      <text:p text:style-name="P2"><text:s/><text:span text:style-name="T1">- DOMAIN-SUFFIX,zq84.com,🛑 </text:span><text:span text:style-name="T2">全球拦截</text:span></text:p>
      <text:p text:style-name="P2"><text:s/><text:span text:style-name="T1">- DOMAIN-SUFFIX,zqworks.com,🛑 </text:span><text:span text:style-name="T2">全球拦截</text:span></text:p>
      <text:p text:style-name="P2"><text:s/><text:span text:style-name="T1">- DOMAIN-SUFFIX,zqzxz.com,🛑 </text:span><text:span text:style-name="T2">全球拦截</text:span></text:p>
      <text:p text:style-name="P2"><text:s/><text:span text:style-name="T1">- DOMAIN-SUFFIX,zreder.com,🛑 </text:span><text:span text:style-name="T2">全球拦截</text:span></text:p>
      <text:p text:style-name="P2"><text:s/><text:span text:style-name="T1">- DOMAIN-SUFFIX,zrpfk.com,🛑 </text:span><text:span text:style-name="T2">全球拦截</text:span></text:p>
      <text:p text:style-name="P2"><text:s/><text:span text:style-name="T1">- DOMAIN-SUFFIX,zs0613.mengchengbao.com,🛑 </text:span><text:span text:style-name="T2">全球拦截</text:span></text:p>
      <text:p text:style-name="P2"><text:s/><text:span text:style-name="T1">- DOMAIN-SUFFIX,zs1111.youzue.com,🛑 </text:span><text:span text:style-name="T2">全球拦截</text:span></text:p>
      <text:p text:style-name="P2"><text:s/><text:span text:style-name="T1">- DOMAIN-SUFFIX,zsdexun.com.cn,🛑 </text:span><text:span text:style-name="T2">全球拦截</text:span></text:p>
      <text:p text:style-name="P2"><text:s/><text:span text:style-name="T1">- DOMAIN-SUFFIX,zshacker.com,🛑 </text:span><text:span text:style-name="T2">全球拦截</text:span></text:p>
      <text:p text:style-name="P2"><text:s/><text:span text:style-name="T1">- DOMAIN-SUFFIX,zst.jzntxs.com,🛑 </text:span><text:span text:style-name="T2">全球拦截</text:span></text:p>
      <text:p text:style-name="P2"><text:s/><text:span text:style-name="T1">- DOMAIN-SUFFIX,zsxpx.com,🛑 </text:span><text:span text:style-name="T2">全球拦截</text:span></text:p>
      <text:p text:style-name="P2"><text:s/><text:span text:style-name="T1">- DOMAIN-SUFFIX,zszwcp.cn,🛑 </text:span><text:span text:style-name="T2">全球拦截</text:span></text:p>
      <text:p text:style-name="P2"><text:s/><text:span text:style-name="T1">- DOMAIN-SUFFIX,zt2088.com,🛑 </text:span><text:span text:style-name="T2">全球拦截</text:span></text:p>
      <text:p text:style-name="P2"><text:s/><text:span text:style-name="T1">- DOMAIN-SUFFIX,ztidu.com,🛑 </text:span><text:span text:style-name="T2">全球拦截</text:span></text:p>
      <text:p text:style-name="P2"><text:s/><text:span text:style-name="T1">- DOMAIN-SUFFIX,ztxbd.com,🛑 </text:span><text:span text:style-name="T2">全球拦截</text:span></text:p>
      <text:p text:style-name="P2"><text:s/><text:span text:style-name="T1">- DOMAIN-SUFFIX,zuche321.com,🛑 </text:span><text:span text:style-name="T2">全球拦截</text:span></text:p>
      <text:p text:style-name="P2"><text:s/><text:span text:style-name="T1">- DOMAIN-SUFFIX,zuiceshi.net,🛑 </text:span><text:span text:style-name="T2">全球拦截</text:span></text:p>
      <text:p text:style-name="P2"><text:s/><text:span text:style-name="T1">- DOMAIN-SUFFIX,zuimeitianqi.inveno.com,🛑 </text:span><text:span text:style-name="T2">全球拦截</text:span></text:p>
      <text:p text:style-name="P2"><text:s/><text:span text:style-name="T1">- DOMAIN-SUFFIX,zws.avvo.com,🛑 </text:span><text:span text:style-name="T2">全球拦截</text:span></text:p>
      <text:p text:style-name="P2"><text:s/><text:span text:style-name="T1">- DOMAIN-SUFFIX,img.adnyg.com.w.kunlungr.com,🛑 </text:span><text:span text:style-name="T2">全球拦截</text:span></text:p>
      <text:p text:style-name="P2"><text:s/><text:span text:style-name="T1">- DOMAIN-SUFFIX,log.tagtic.cn,🛑 </text:span><text:span text:style-name="T2">全球拦截</text:span></text:p>
      <text:p text:style-name="P2"><text:s/><text:span text:style-name="T1">- DOMAIN-SUFFIX,ulogs.umeng.com,🛑 </text:span><text:span text:style-name="T2">全球拦截</text:span></text:p>
      <text:p text:style-name="P2"><text:s/><text:span text:style-name="T1">- DOMAIN-SUFFIX,zx.baosmx.com,🛑 </text:span><text:span text:style-name="T2">全球拦截</text:span></text:p>
      <text:p text:style-name="P2"><text:s/><text:span text:style-name="T1">- DOMAIN-SUFFIX,zxcs.ggwan.com,🛑 </text:span><text:span text:style-name="T2">全球拦截</text:span></text:p>
      <text:p text:style-name="P2"><text:s/><text:span text:style-name="T1">- DOMAIN-SUFFIX,zxcs.linghit.com,🛑 </text:span><text:span text:style-name="T2">全球拦截</text:span></text:p>
      <text:p text:style-name="P2"><text:s/><text:span text:style-name="T1">- DOMAIN-SUFFIX,zxh.bzshzx.com,🛑 </text:span><text:span text:style-name="T2">全球拦截</text:span></text:p>
      <text:p text:style-name="P2"><text:s/><text:span text:style-name="T1">- DOMAIN-SUFFIX,zxjjzx.com,🛑 </text:span><text:span text:style-name="T2">全球拦截</text:span></text:p>
      <text:p text:style-name="P2"><text:s/><text:span text:style-name="T1">- DOMAIN-SUFFIX,zxr.fzxrjx.com,🛑 </text:span><text:span text:style-name="T2">全球拦截</text:span></text:p>
      <text:p text:style-name="P2"><text:s/><text:span text:style-name="T1">- DOMAIN-SUFFIX,zxziyuan.com,🛑 </text:span><text:span text:style-name="T2">全球拦截</text:span></text:p>
      <text:p text:style-name="P2"><text:s/><text:span text:style-name="T1">- DOMAIN-SUFFIX,zybpj.com,🛑 </text:span><text:span text:style-name="T2">全球拦截</text:span></text:p>
      <text:p text:style-name="P2"><text:s/><text:span text:style-name="T1">- DOMAIN-SUFFIX,zyf.fzdfwy.com,🛑 </text:span><text:span text:style-name="T2">全球拦截</text:span></text:p>
      <text:p text:style-name="P2"><text:s/><text:span text:style-name="T1">- DOMAIN-SUFFIX,zymo.mps.weibo.com,🛑 </text:span><text:span text:style-name="T2">全球拦截</text:span></text:p>
      <text:p text:style-name="P2"><text:s/><text:span text:style-name="T1">- DOMAIN-SUFFIX,zymro.com,🛑 </text:span><text:span text:style-name="T2">全球拦截</text:span></text:p>
      <text:p text:style-name="P2"><text:s/><text:span text:style-name="T1">- DOMAIN-SUFFIX,zytwq.net,🛑 </text:span><text:span text:style-name="T2">全球拦截</text:span></text:p>
      <text:p text:style-name="P2"><text:s/><text:span text:style-name="T1">- DOMAIN-SUFFIX,zyz.91friend.com,🛑 </text:span><text:span text:style-name="T2">全球拦截</text:span></text:p>
      <text:p text:style-name="P2"><text:s/><text:span text:style-name="T1">- DOMAIN-SUFFIX,zyz1.91friend.com,🛑 </text:span><text:span text:style-name="T2">全球拦截</text:span></text:p>
      <text:p text:style-name="P2"><text:s/><text:span text:style-name="T1">- DOMAIN-SUFFIX,zz.bdstatic.com,🛑 </text:span><text:span text:style-name="T2">全球拦截</text:span></text:p>
      <text:p text:style-name="P2"><text:s/><text:span text:style-name="T1">- DOMAIN-SUFFIX,zz123.com,🛑 </text:span><text:span text:style-name="T2">全球拦截</text:span></text:p>
      <text:p text:style-name="P2"><text:s/><text:span text:style-name="T1">- DOMAIN-SUFFIX,zzbaowen.com,🛑 </text:span><text:span text:style-name="T2">全球拦截</text:span></text:p>
      <text:p text:style-name="P2"><text:s/><text:span text:style-name="T1">- DOMAIN-SUFFIX,zzcw.office-mall.net,🛑 </text:span><text:span text:style-name="T2">全球拦截</text:span></text:p>
      <text:p text:style-name="P2"><text:s/><text:span text:style-name="T1">- DOMAIN-SUFFIX,zzjs2.firefang.cn,🛑 </text:span><text:span text:style-name="T2">全球拦截</text:span></text:p>
      <text:p text:style-name="P2"><text:s/><text:span text:style-name="T1">- DOMAIN-SUFFIX,zzpush.58.com,🛑 </text:span><text:span text:style-name="T2">全球拦截</text:span></text:p>
      <text:p text:style-name="P2"><text:s/><text:span text:style-name="T1">- DOMAIN-SUFFIX,zzrcz.com,🛑 </text:span><text:span text:style-name="T2">全球拦截</text:span></text:p>
      <text:p text:style-name="P2"><text:s/><text:span text:style-name="T1">- DOMAIN-SUFFIX,zzsx8.com,🛑 </text:span><text:span text:style-name="T2">全球拦截</text:span></text:p>
      <text:p text:style-name="P2"><text:s/><text:span text:style-name="T1">- DOMAIN-SUFFIX,zzy.mipujia.com,🛑 </text:span><text:span text:style-name="T2">全球拦截</text:span></text:p>
      <text:p text:style-name="P2"><text:s/><text:span text:style-name="T1">- DOMAIN-SUFFIX,zzy1.mipujia.com,🛑 </text:span><text:span text:style-name="T2">全球拦截</text:span></text:p>
      <text:p text:style-name="P2"><text:s/><text:span text:style-name="T1">- DOMAIN-SUFFIX,zzy1.quyaoya.com,🛑 </text:span><text:span text:style-name="T2">全球拦截</text:span></text:p>
      <text:p text:style-name="P2"><text:s/><text:span text:style-name="T1">- DOMAIN-SUFFIX,zzz7.52896368.com,🛑 </text:span><text:span text:style-name="T2">全球拦截</text:span></text:p>
      <text:p text:style-name="P2"><text:soft-page-break/><text:s/><text:span text:style-name="T1">- DOMAIN-SUFFIX,zzzzz4.52896368.com,🛑 </text:span><text:span text:style-name="T2">全球拦截</text:span></text:p>
      <text:p text:style-name="P2"><text:s/><text:span text:style-name="T1">- DOMAIN-SUFFIX,analytics.query.yahoo.com,🛑 </text:span><text:span text:style-name="T2">全球拦截</text:span></text:p>
      <text:p text:style-name="P2"><text:s/><text:span text:style-name="T1">- DOMAIN-SUFFIX,42trck.com,🛑 </text:span><text:span text:style-name="T2">全球拦截</text:span></text:p>
      <text:p text:style-name="P2"><text:s/><text:span text:style-name="T1">- DOMAIN-SUFFIX,51.la,🛑 </text:span><text:span text:style-name="T2">全球拦截</text:span></text:p>
      <text:p text:style-name="P2"><text:s/><text:span text:style-name="T1">- DOMAIN-SUFFIX,adcolony.com,🛑 </text:span><text:span text:style-name="T2">全球拦截</text:span></text:p>
      <text:p text:style-name="P2"><text:s/><text:span text:style-name="T1">- DOMAIN-SUFFIX,adinfuse.com,🛑 </text:span><text:span text:style-name="T2">全球拦截</text:span></text:p>
      <text:p text:style-name="P2"><text:s/><text:span text:style-name="T1">- DOMAIN-SUFFIX,adjust.com,🛑 </text:span><text:span text:style-name="T2">全球拦截</text:span></text:p>
      <text:p text:style-name="P2"><text:s/><text:span text:style-name="T1">- DOMAIN-SUFFIX,adjust.io,🛑 </text:span><text:span text:style-name="T2">全球拦截</text:span></text:p>
      <text:p text:style-name="P2"><text:s/><text:span text:style-name="T1">- DOMAIN-SUFFIX,admaster.com.cn,🛑 </text:span><text:span text:style-name="T2">全球拦截</text:span></text:p>
      <text:p text:style-name="P2"><text:s/><text:span text:style-name="T1">- DOMAIN-SUFFIX,admob.com,🛑 </text:span><text:span text:style-name="T2">全球拦截</text:span></text:p>
      <text:p text:style-name="P2"><text:s/><text:span text:style-name="T1">- DOMAIN-SUFFIX,adnyg.com,🛑 </text:span><text:span text:style-name="T2">全球拦截</text:span></text:p>
      <text:p text:style-name="P2"><text:s/><text:span text:style-name="T1">- DOMAIN-SUFFIX,adsensor.org,🛑 </text:span><text:span text:style-name="T2">全球拦截</text:span></text:p>
      <text:p text:style-name="P2"><text:s/><text:span text:style-name="T1">- DOMAIN-SUFFIX,adtarget.tech,🛑 </text:span><text:span text:style-name="T2">全球拦截</text:span></text:p>
      <text:p text:style-name="P2"><text:s/><text:span text:style-name="T1">- DOMAIN-SUFFIX,adthor.com,🛑 </text:span><text:span text:style-name="T2">全球拦截</text:span></text:p>
      <text:p text:style-name="P2"><text:s/><text:span text:style-name="T1">- DOMAIN-SUFFIX,adwhirl.com,🛑 </text:span><text:span text:style-name="T2">全球拦截</text:span></text:p>
      <text:p text:style-name="P2"><text:s/><text:span text:style-name="T1">- DOMAIN-SUFFIX,amazon-adsystem.com,🛑 </text:span><text:span text:style-name="T2">全球拦截</text:span></text:p>
      <text:p text:style-name="P2"><text:s/><text:span text:style-name="T1">- DOMAIN-SUFFIX,amobee.com,🛑 </text:span><text:span text:style-name="T2">全球拦截</text:span></text:p>
      <text:p text:style-name="P2"><text:s/><text:span text:style-name="T1">- DOMAIN-SUFFIX,analysys.cn,🛑 </text:span><text:span text:style-name="T2">全球拦截</text:span></text:p>
      <text:p text:style-name="P2"><text:s/><text:span text:style-name="T1">- DOMAIN-SUFFIX,app-adforce.jp,🛑 </text:span><text:span text:style-name="T2">全球拦截</text:span></text:p>
      <text:p text:style-name="P2"><text:s/><text:span text:style-name="T1">- DOMAIN-SUFFIX,appadhoc.com,🛑 </text:span><text:span text:style-name="T2">全球拦截</text:span></text:p>
      <text:p text:style-name="P2"><text:s/><text:span text:style-name="T1">- DOMAIN-SUFFIX,appads.com,🛑 </text:span><text:span text:style-name="T2">全球拦截</text:span></text:p>
      <text:p text:style-name="P2"><text:s/><text:span text:style-name="T1">- DOMAIN-SUFFIX,appier.net,🛑 </text:span><text:span text:style-name="T2">全球拦截</text:span></text:p>
      <text:p text:style-name="P2"><text:s/><text:span text:style-name="T1">- DOMAIN-SUFFIX,applift.com,🛑 </text:span><text:span text:style-name="T2">全球拦截</text:span></text:p>
      <text:p text:style-name="P2"><text:s/><text:span text:style-name="T1">- DOMAIN-SUFFIX,appsflyer.com,🛑 </text:span><text:span text:style-name="T2">全球拦截</text:span></text:p>
      <text:p text:style-name="P2"><text:s/><text:span text:style-name="T1">- DOMAIN-SUFFIX,apsalar.com,🛑 </text:span><text:span text:style-name="T2">全球拦截</text:span></text:p>
      <text:p text:style-name="P2"><text:s/><text:span text:style-name="T1">- DOMAIN-SUFFIX,apxadtracking.net,🛑 </text:span><text:span text:style-name="T2">全球拦截</text:span></text:p>
      <text:p text:style-name="P2"><text:s/><text:span text:style-name="T1">- DOMAIN-SUFFIX,axonix.com,🛑 </text:span><text:span text:style-name="T2">全球拦截</text:span></text:p>
      <text:p text:style-name="P2"><text:s/><text:span text:style-name="T1">- DOMAIN-SUFFIX,cloudmobi.net,🛑 </text:span><text:span text:style-name="T2">全球拦截</text:span></text:p>
      <text:p text:style-name="P2"><text:s/><text:span text:style-name="T1">- DOMAIN-SUFFIX,cnzz.com,🛑 </text:span><text:span text:style-name="T2">全球拦截</text:span></text:p>
      <text:p text:style-name="P2"><text:s/><text:span text:style-name="T1">- DOMAIN-SUFFIX,ctrmi.com,🛑 </text:span><text:span text:style-name="T2">全球拦截</text:span></text:p>
      <text:p text:style-name="P2"><text:s/><text:span text:style-name="T1">- DOMAIN-SUFFIX,flurry.com,🛑 </text:span><text:span text:style-name="T2">全球拦截</text:span></text:p>
      <text:p text:style-name="P2"><text:s/><text:span text:style-name="T1">- DOMAIN-SUFFIX,go2cloud.org,🛑 </text:span><text:span text:style-name="T2">全球拦截</text:span></text:p>
      <text:p text:style-name="P2"><text:s/><text:span text:style-name="T1">- DOMAIN-SUFFIX,growingio.com,🛑 </text:span><text:span text:style-name="T2">全球拦截</text:span></text:p>
      <text:p text:style-name="P2"><text:s/><text:span text:style-name="T1">- DOMAIN-SUFFIX,haloapps.com,🛑 </text:span><text:span text:style-name="T2">全球拦截</text:span></text:p>
      <text:p text:style-name="P2"><text:s/><text:span text:style-name="T1">- DOMAIN-SUFFIX,inmobi.cn,🛑 </text:span><text:span text:style-name="T2">全球拦截</text:span></text:p>
      <text:p text:style-name="P2"><text:s/><text:span text:style-name="T1">- DOMAIN-SUFFIX,inmobi.com,🛑 </text:span><text:span text:style-name="T2">全球拦截</text:span></text:p>
      <text:p text:style-name="P2"><text:s/><text:span text:style-name="T1">- DOMAIN-SUFFIX,inmobi.net,🛑 </text:span><text:span text:style-name="T2">全球拦截</text:span></text:p>
      <text:p text:style-name="P2"><text:s/><text:span text:style-name="T1">- DOMAIN-SUFFIX,inmobicdn.cn,🛑 </text:span><text:span text:style-name="T2">全球拦截</text:span></text:p>
      <text:p text:style-name="P2"><text:s/><text:span text:style-name="T1">- DOMAIN-SUFFIX,irs01.com,🛑 </text:span><text:span text:style-name="T2">全球拦截</text:span></text:p>
      <text:p text:style-name="P2"><text:s/><text:span text:style-name="T1">- DOMAIN-SUFFIX,iskyworker.com,🛑 </text:span><text:span text:style-name="T2">全球拦截</text:span></text:p>
      <text:p text:style-name="P2"><text:s/><text:span text:style-name="T1">- DOMAIN-SUFFIX,kochava.com,🛑 </text:span><text:span text:style-name="T2">全球拦截</text:span></text:p>
      <text:p text:style-name="P2"><text:s/><text:span text:style-name="T1">- DOMAIN-SUFFIX,leadboltmobile.net,🛑 </text:span><text:span text:style-name="T2">全球拦截</text:span></text:p>
      <text:p text:style-name="P2"><text:s/><text:span text:style-name="T1">- DOMAIN-SUFFIX,lenzmx.com,🛑 </text:span><text:span text:style-name="T2">全球拦截</text:span></text:p>
      <text:p text:style-name="P2"><text:s/><text:span text:style-name="T1">- DOMAIN-SUFFIX,liveadvert.com,🛑 </text:span><text:span text:style-name="T2">全球拦截</text:span></text:p>
      <text:p text:style-name="P2"><text:s/><text:span text:style-name="T1">- DOMAIN-SUFFIX,lnk0.com,🛑 </text:span><text:span text:style-name="T2">全球拦截</text:span></text:p>
      <text:p text:style-name="P2"><text:s/><text:span text:style-name="T1">- DOMAIN-SUFFIX,lnk8.cn,🛑 </text:span><text:span text:style-name="T2">全球拦截</text:span></text:p>
      <text:p text:style-name="P2"><text:s/><text:span text:style-name="T1">- DOMAIN-SUFFIX,localytics.com,🛑 </text:span><text:span text:style-name="T2">全球拦截</text:span></text:p>
      <text:p text:style-name="P2"><text:s/><text:span text:style-name="T1">- DOMAIN-SUFFIX,measurementapi.com,🛑 </text:span><text:span text:style-name="T2">全球拦截</text:span></text:p>
      <text:p text:style-name="P2"><text:s/><text:span text:style-name="T1">- DOMAIN-SUFFIX,medialytics.com,🛑 </text:span><text:span text:style-name="T2">全球拦截</text:span></text:p>
      <text:p text:style-name="P2"><text:s/><text:span text:style-name="T1">- DOMAIN-SUFFIX,miaozhen.com,🛑 </text:span><text:span text:style-name="T2">全球拦截</text:span></text:p>
      <text:p text:style-name="P2"><text:s/><text:span text:style-name="T1">- DOMAIN-SUFFIX,mobclix.com,🛑 </text:span><text:span text:style-name="T2">全球拦截</text:span></text:p>
      <text:p text:style-name="P2"><text:s/><text:span text:style-name="T1">- DOMAIN-SUFFIX,mopub.com,🛑 </text:span><text:span text:style-name="T2">全球拦截</text:span></text:p>
      <text:p text:style-name="P2"><text:s/><text:span text:style-name="T1">- DOMAIN-SUFFIX,qchannel01.cn,🛑 </text:span><text:span text:style-name="T2">全球拦截</text:span></text:p>
      <text:p text:style-name="P2"><text:s/><text:span text:style-name="T1">- DOMAIN-SUFFIX,rayjump.com,🛑 </text:span><text:span text:style-name="T2">全球拦截</text:span></text:p>
      <text:p text:style-name="P2"><text:s/><text:span text:style-name="T1">- DOMAIN-SUFFIX,rubiconproject.com,🛑 </text:span><text:span text:style-name="T2">全球拦截</text:span></text:p>
      <text:p text:style-name="P2"><text:s/><text:span text:style-name="T1">- DOMAIN-SUFFIX,scorecardresearch.com,🛑 </text:span><text:span text:style-name="T2">全球拦截</text:span></text:p>
      <text:p text:style-name="P2"><text:soft-page-break/><text:s/><text:span text:style-name="T1">- DOMAIN-SUFFIX,sdkclick.com,🛑 </text:span><text:span text:style-name="T2">全球拦截</text:span></text:p>
      <text:p text:style-name="P2"><text:s/><text:span text:style-name="T1">- DOMAIN-SUFFIX,shuzilm.cn,🛑 </text:span><text:span text:style-name="T2">全球拦截</text:span></text:p>
      <text:p text:style-name="P2"><text:s/><text:span text:style-name="T1">- DOMAIN-SUFFIX,smaato.net,🛑 </text:span><text:span text:style-name="T2">全球拦截</text:span></text:p>
      <text:p text:style-name="P2"><text:s/><text:span text:style-name="T1">- DOMAIN-SUFFIX,smartadserver.com,🛑 </text:span><text:span text:style-name="T2">全球拦截</text:span></text:p>
      <text:p text:style-name="P2"><text:s/><text:span text:style-name="T1">- DOMAIN-SUFFIX,smartnews-ads.com,🛑 </text:span><text:span text:style-name="T2">全球拦截</text:span></text:p>
      <text:p text:style-name="P2"><text:s/><text:span text:style-name="T1">- DOMAIN-SUFFIX,tagtic.cn,🛑 </text:span><text:span text:style-name="T2">全球拦截</text:span></text:p>
      <text:p text:style-name="P2"><text:s/><text:span text:style-name="T1">- DOMAIN-SUFFIX,tanv.com,🛑 </text:span><text:span text:style-name="T2">全球拦截</text:span></text:p>
      <text:p text:style-name="P2"><text:s/><text:span text:style-name="T1">- DOMAIN-SUFFIX,tanx.com,🛑 </text:span><text:span text:style-name="T2">全球拦截</text:span></text:p>
      <text:p text:style-name="P2"><text:s/><text:span text:style-name="T1">- DOMAIN-SUFFIX,trafficjunky.net,🛑 </text:span><text:span text:style-name="T2">全球拦截</text:span></text:p>
      <text:p text:style-name="P2"><text:s/><text:span text:style-name="T1">- DOMAIN-SUFFIX,turn.com,🛑 </text:span><text:span text:style-name="T2">全球拦截</text:span></text:p>
      <text:p text:style-name="P2"><text:s/><text:span text:style-name="T1">- DOMAIN-SUFFIX,uri6.com,🛑 </text:span><text:span text:style-name="T2">全球拦截</text:span></text:p>
      <text:p text:style-name="P2"><text:s/><text:span text:style-name="T1">- DOMAIN-SUFFIX,voicefive.com,🛑 </text:span><text:span text:style-name="T2">全球拦截</text:span></text:p>
      <text:p text:style-name="P2"><text:s/><text:span text:style-name="T1">- DOMAIN-SUFFIX,vungle.com,🛑 </text:span><text:span text:style-name="T2">全球拦截</text:span></text:p>
      <text:p text:style-name="P2"><text:s/><text:span text:style-name="T1">- DOMAIN-SUFFIX,wedolook.com,🛑 </text:span><text:span text:style-name="T2">全球拦截</text:span></text:p>
      <text:p text:style-name="P2"><text:s/><text:span text:style-name="T1">- DOMAIN-SUFFIX,xdrig.com,🛑 </text:span><text:span text:style-name="T2">全球拦截</text:span></text:p>
      <text:p text:style-name="P2"><text:s/><text:span text:style-name="T1">- DOMAIN-SUFFIX,abema-adx.ameba.jp,🛑 </text:span><text:span text:style-name="T2">全球拦截</text:span></text:p>
      <text:p text:style-name="P2"><text:s/><text:span text:style-name="T1">- DOMAIN-SUFFIX,ad.12306.cn,🛑 </text:span><text:span text:style-name="T2">全球拦截</text:span></text:p>
      <text:p text:style-name="P2"><text:s/><text:span text:style-name="T1">- DOMAIN-SUFFIX,ad.51wnl-cq.com,🛑 </text:span><text:span text:style-name="T2">全球拦截</text:span></text:p>
      <text:p text:style-name="P2"><text:s/><text:span text:style-name="T1">- DOMAIN-SUFFIX,ad.caiyunapp.com,🛑 </text:span><text:span text:style-name="T2">全球拦截</text:span></text:p>
      <text:p text:style-name="P2"><text:s/><text:span text:style-name="T1">- DOMAIN-SUFFIX,ad.huajiao.com,🛑 </text:span><text:span text:style-name="T2">全球拦截</text:span></text:p>
      <text:p text:style-name="P2"><text:s/><text:span text:style-name="T1">- DOMAIN-SUFFIX,ad.hzyoka.com,🛑 </text:span><text:span text:style-name="T2">全球拦截</text:span></text:p>
      <text:p text:style-name="P2"><text:s/><text:span text:style-name="T1">- DOMAIN-SUFFIX,ad.jiemian.com,🛑 </text:span><text:span text:style-name="T2">全球拦截</text:span></text:p>
      <text:p text:style-name="P2"><text:s/><text:span text:style-name="T1">- DOMAIN-SUFFIX,ad.qingting.fm,🛑 </text:span><text:span text:style-name="T2">全球拦截</text:span></text:p>
      <text:p text:style-name="P2"><text:s/><text:span text:style-name="T1">- DOMAIN-SUFFIX,ad.wappalyzer.com,🛑 </text:span><text:span text:style-name="T2">全球拦截</text:span></text:p>
      <text:p text:style-name="P2"><text:s/><text:span text:style-name="T1">- DOMAIN-SUFFIX,ad-cn.jovcloud.com,🛑 </text:span><text:span text:style-name="T2">全球拦截</text:span></text:p>
      <text:p text:style-name="P2"><text:s/><text:span text:style-name="T1">- DOMAIN-SUFFIX,adextra.51wnl-cq.com,🛑 </text:span><text:span text:style-name="T2">全球拦截</text:span></text:p>
      <text:p text:style-name="P2"><text:s/><text:span text:style-name="T1">- DOMAIN-SUFFIX,ads.adadapted.com,🛑 </text:span><text:span text:style-name="T2">全球拦截</text:span></text:p>
      <text:p text:style-name="P2"><text:s/><text:span text:style-name="T1">- DOMAIN-SUFFIX,ads.daydaycook.com.cn,🛑 </text:span><text:span text:style-name="T2">全球拦截</text:span></text:p>
      <text:p text:style-name="P2"><text:s/><text:span text:style-name="T1">- DOMAIN-SUFFIX,ads.weilitoutiao.net,🛑 </text:span><text:span text:style-name="T2">全球拦截</text:span></text:p>
      <text:p text:style-name="P2"><text:s/><text:span text:style-name="T1">- DOMAIN-SUFFIX,adsapi.manhuaren.com,🛑 </text:span><text:span text:style-name="T2">全球拦截</text:span></text:p>
      <text:p text:style-name="P2"><text:s/><text:span text:style-name="T1">- DOMAIN-SUFFIX,adsdk.dmzj.com,🛑 </text:span><text:span text:style-name="T2">全球拦截</text:span></text:p>
      <text:p text:style-name="P2"><text:s/><text:span text:style-name="T1">- DOMAIN-SUFFIX,adserver.pandora.com,🛑 </text:span><text:span text:style-name="T2">全球拦截</text:span></text:p>
      <text:p text:style-name="P2"><text:s/><text:span text:style-name="T1">- DOMAIN-SUFFIX,adui.tg.meitu.com,🛑 </text:span><text:span text:style-name="T2">全球拦截</text:span></text:p>
      <text:p text:style-name="P2"><text:s/><text:span text:style-name="T1">- DOMAIN-SUFFIX,adv.bandi.so,🛑 </text:span><text:span text:style-name="T2">全球拦截</text:span></text:p>
      <text:p text:style-name="P2"><text:s/><text:span text:style-name="T1">- DOMAIN-SUFFIX,goblin.hupu.com,🛑 </text:span><text:span text:style-name="T2">全球拦截</text:span></text:p>
      <text:p text:style-name="P2"><text:s/><text:span text:style-name="T1">- DOMAIN-SUFFIX,adx.hupu.com,🛑 </text:span><text:span text:style-name="T2">全球拦截</text:span></text:p>
      <text:p text:style-name="P2"><text:s/><text:span text:style-name="T1">- DOMAIN-SUFFIX,adx-api.hupu.com,🛑 </text:span><text:span text:style-name="T2">全球拦截</text:span></text:p>
      <text:p text:style-name="P2"><text:s/><text:span text:style-name="T1">- DOMAIN-SUFFIX,adxserver.ad.cmvideo.cn,🛑 </text:span><text:span text:style-name="T2">全球拦截</text:span></text:p>
      <text:p text:style-name="P2"><text:s/><text:span text:style-name="T1">- DOMAIN-SUFFIX,app-ad.variflight.com,🛑 </text:span><text:span text:style-name="T2">全球拦截</text:span></text:p>
      <text:p text:style-name="P2"><text:s/><text:span text:style-name="T1">- DOMAIN-SUFFIX,applog.mobike.com,🛑 </text:span><text:span text:style-name="T2">全球拦截</text:span></text:p>
      <text:p text:style-name="P2"><text:s/><text:span text:style-name="T1">- DOMAIN-SUFFIX,appnext.hs.llnwd.net,🛑 </text:span><text:span text:style-name="T2">全球拦截</text:span></text:p>
      <text:p text:style-name="P2"><text:s/><text:span text:style-name="T1">- DOMAIN-SUFFIX,appnext-a.akamaihd.net,🛑 </text:span><text:span text:style-name="T2">全球拦截</text:span></text:p>
      <text:p text:style-name="P2"><text:s/><text:span text:style-name="T1">- DOMAIN-SUFFIX,ggs.myzaker.com,🛑 </text:span><text:span text:style-name="T2">全球拦截</text:span></text:p>
      <text:p text:style-name="P2"><text:s/><text:span text:style-name="T1">- DOMAIN-SUFFIX,itad.linetv.tw,🛑 </text:span><text:span text:style-name="T2">全球拦截</text:span></text:p>
      <text:p text:style-name="P2"><text:s/><text:span text:style-name="T1">- DOMAIN-SUFFIX,ja.chushou.tv,🛑 </text:span><text:span text:style-name="T2">全球拦截</text:span></text:p>
      <text:p text:style-name="P2"><text:s/><text:span text:style-name="T1">- DOMAIN-SUFFIX,mads.suning.com,🛑 </text:span><text:span text:style-name="T2">全球拦截</text:span></text:p>
      <text:p text:style-name="P2"><text:s/><text:span text:style-name="T1">- DOMAIN-SUFFIX,mopnativeadv.037201.com,🛑 </text:span><text:span text:style-name="T2">全球拦截</text:span></text:p>
      <text:p text:style-name="P2"><text:s/><text:span text:style-name="T1">- DOMAIN-SUFFIX,nativeadv.dftoutiao.com,🛑 </text:span><text:span text:style-name="T2">全球拦截</text:span></text:p>
      <text:p text:style-name="P2"><text:s/><text:span text:style-name="T1">- DOMAIN-SUFFIX,optimus-ads.amap.com,🛑 </text:span><text:span text:style-name="T2">全球拦截</text:span></text:p>
      <text:p text:style-name="P2"><text:s/><text:span text:style-name="T1">- DOMAIN-SUFFIX,sugar.zhihu.com,🛑 </text:span><text:span text:style-name="T2">全球拦截</text:span></text:p>
      <text:p text:style-name="P2"><text:s/><text:span text:style-name="T1">- DOMAIN-SUFFIX,track.tiara.daum.net,🛑 </text:span><text:span text:style-name="T2">全球拦截</text:span></text:p>
      <text:p text:style-name="P2"><text:s/><text:span text:style-name="T1">- DOMAIN-SUFFIX,track.tiara.kakao.com,🛑 </text:span><text:span text:style-name="T2">全球拦截</text:span></text:p>
      <text:p text:style-name="P2"><text:s/><text:span text:style-name="T1">- DOMAIN-SUFFIX,trackapp.guahao.cn,🛑 </text:span><text:span text:style-name="T2">全球拦截</text:span></text:p>
      <text:p text:style-name="P2"><text:s/><text:span text:style-name="T1">- DOMAIN-SUFFIX,traffic.mogujie.com,🛑 </text:span><text:span text:style-name="T2">全球拦截</text:span></text:p>
      <text:p text:style-name="P2"><text:s/><text:span text:style-name="T1">- DOMAIN-SUFFIX,wmlog.meituan.com,🛑 </text:span><text:span text:style-name="T2">全球拦截</text:span></text:p>
      <text:p text:style-name="P2"><text:s/><text:span text:style-name="T1">- DOMAIN-SUFFIX,adshow.58.com,🛑 </text:span><text:span text:style-name="T2">全球拦截</text:span></text:p>
      <text:p text:style-name="P2"><text:soft-page-break/><text:s/><text:span text:style-name="T1">- DOMAIN-SUFFIX,track.58.com,🛑 </text:span><text:span text:style-name="T2">全球拦截</text:span></text:p>
      <text:p text:style-name="P2"><text:s/><text:span text:style-name="T1">- DOMAIN-SUFFIX,tracklog.58.com,🛑 </text:span><text:span text:style-name="T2">全球拦截</text:span></text:p>
      <text:p text:style-name="P2"><text:s/><text:span text:style-name="T1">- DOMAIN-SUFFIX,iadsdk.apple.com,🛑 </text:span><text:span text:style-name="T2">全球拦截</text:span></text:p>
      <text:p text:style-name="P2"><text:s/><text:span text:style-name="T1">- DOMAIN-SUFFIX,ads.internal.unity3d.com,🛑 </text:span><text:span text:style-name="T2">全球拦截</text:span></text:p>
      <text:p text:style-name="P2"><text:s/><text:span text:style-name="T1">- DOMAIN-SUFFIX,ads.prd.ie.internal.unity3d.com,🛑 </text:span><text:span text:style-name="T2">全球拦截</text:span></text:p>
      <text:p text:style-name="P2"><text:s/><text:span text:style-name="T1">- DOMAIN-SUFFIX,unityads.unity3d.com,🛑 </text:span><text:span text:style-name="T2">全球拦截</text:span></text:p>
      <text:p text:style-name="P2"><text:s/><text:span text:style-name="T1">- DOMAIN-SUFFIX,acs4baichuan.m.taobao.com,🛑 </text:span><text:span text:style-name="T2">全球拦截</text:span></text:p>
      <text:p text:style-name="P2"><text:s/><text:span text:style-name="T1">- DOMAIN-SUFFIX,adash.man.aliyuncs.com,🛑 </text:span><text:span text:style-name="T2">全球拦截</text:span></text:p>
      <text:p text:style-name="P2"><text:s/><text:span text:style-name="T1">- DOMAIN-SUFFIX,adashbc.ut.taobao.com,🛑 </text:span><text:span text:style-name="T2">全球拦截</text:span></text:p>
      <text:p text:style-name="P2"><text:s/><text:span text:style-name="T1">- DOMAIN-SUFFIX,adash-c.ut.taobao.com,🛑 </text:span><text:span text:style-name="T2">全球拦截</text:span></text:p>
      <text:p text:style-name="P2"><text:s/><text:span text:style-name="T1">- DOMAIN-SUFFIX,adashxgc.ut.taobao.com,🛑 </text:span><text:span text:style-name="T2">全球拦截</text:span></text:p>
      <text:p text:style-name="P2"><text:s/><text:span text:style-name="T1">- DOMAIN-SUFFIX,adashx4yt.m.taobao.com,🛑 </text:span><text:span text:style-name="T2">全球拦截</text:span></text:p>
      <text:p text:style-name="P2"><text:s/><text:span text:style-name="T1">- DOMAIN-SUFFIX,h-adashx.ut.taobao.com,🛑 </text:span><text:span text:style-name="T2">全球拦截</text:span></text:p>
      <text:p text:style-name="P2"><text:s/><text:span text:style-name="T1">- DOMAIN-SUFFIX,nbsdk-baichuan.alicdn.com,🛑 </text:span><text:span text:style-name="T2">全球拦截</text:span></text:p>
      <text:p text:style-name="P2"><text:s/><text:span text:style-name="T1">- DOMAIN-SUFFIX,tunion-api.m.taobao.com,🛑 </text:span><text:span text:style-name="T2">全球拦截</text:span></text:p>
      <text:p text:style-name="P2"><text:s/><text:span text:style-name="T1">- DOMAIN-SUFFIX,adproxy.autohome.com.cn,🛑 </text:span><text:span text:style-name="T2">全球拦截</text:span></text:p>
      <text:p text:style-name="P2"><text:s/><text:span text:style-name="T1">- DOMAIN-SUFFIX,rd.autohome.com.cn,🛑 </text:span><text:span text:style-name="T2">全球拦截</text:span></text:p>
      <text:p text:style-name="P2"><text:s/><text:span text:style-name="T1">- DOMAIN-SUFFIX,ad.k.21cn.com,🛑 </text:span><text:span text:style-name="T2">全球拦截</text:span></text:p>
      <text:p text:style-name="P2"><text:s/><text:span text:style-name="T1">- DOMAIN-SUFFIX,al.autohome.com.cn,🛑 </text:span><text:span text:style-name="T2">全球拦截</text:span></text:p>
      <text:p text:style-name="P2"><text:s/><text:span text:style-name="T1">- DOMAIN-SUFFIX,applogapi.autohome.com.cn,🛑 </text:span><text:span text:style-name="T2">全球拦截</text:span></text:p>
      <text:p text:style-name="P2"><text:s/><text:span text:style-name="T1">- DOMAIN-SUFFIX,baidustatic.com,🛑 </text:span><text:span text:style-name="T2">全球拦截</text:span></text:p>
      <text:p text:style-name="P2"><text:s/><text:span text:style-name="T1">- DOMAIN-SUFFIX,cpro.baidu.com,🛑 </text:span><text:span text:style-name="T2">全球拦截</text:span></text:p>
      <text:p text:style-name="P2"><text:s/><text:span text:style-name="T1">- DOMAIN-SUFFIX,pos.baidu.com,🛑 </text:span><text:span text:style-name="T2">全球拦截</text:span></text:p>
      <text:p text:style-name="P2"><text:s/><text:span text:style-name="T1">- DOMAIN-SUFFIX,afd.baidu.com,🛑 </text:span><text:span text:style-name="T2">全球拦截</text:span></text:p>
      <text:p text:style-name="P2"><text:s/><text:span text:style-name="T1">- DOMAIN-SUFFIX,als.baidu.com,🛑 </text:span><text:span text:style-name="T2">全球拦截</text:span></text:p>
      <text:p text:style-name="P2"><text:s/><text:span text:style-name="T1">- DOMAIN-SUFFIX,duclick.baidu.com,🛑 </text:span><text:span text:style-name="T2">全球拦截</text:span></text:p>
      <text:p text:style-name="P2"><text:s/><text:span text:style-name="T1">- DOMAIN-SUFFIX,hm.baidu.com,🛑 </text:span><text:span text:style-name="T2">全球拦截</text:span></text:p>
      <text:p text:style-name="P2"><text:s/><text:span text:style-name="T1">- DOMAIN-SUFFIX,hmma.baidu.com,🛑 </text:span><text:span text:style-name="T2">全球拦截</text:span></text:p>
      <text:p text:style-name="P2"><text:s/><text:span text:style-name="T1">- DOMAIN-SUFFIX,mobads.baidu.com,🛑 </text:span><text:span text:style-name="T2">全球拦截</text:span></text:p>
      <text:p text:style-name="P2"><text:s/><text:span text:style-name="T1">- DOMAIN-SUFFIX,mobads-logs.baidu.com,🛑 </text:span><text:span text:style-name="T2">全球拦截</text:span></text:p>
      <text:p text:style-name="P2"><text:s/><text:span text:style-name="T1">- DOMAIN-SUFFIX,nsclick.baidu.com,🛑 </text:span><text:span text:style-name="T2">全球拦截</text:span></text:p>
      <text:p text:style-name="P2"><text:s/><text:span text:style-name="T1">- DOMAIN-SUFFIX,applog.musical.ly,🛑 </text:span><text:span text:style-name="T2">全球拦截</text:span></text:p>
      <text:p text:style-name="P2"><text:s/><text:span text:style-name="T1">- DOMAIN-SUFFIX,track.toutiao.com,🛑 </text:span><text:span text:style-name="T2">全球拦截</text:span></text:p>
      <text:p text:style-name="P2"><text:s/><text:span text:style-name="T1">- DOMAIN-SUFFIX,xlog.snssdk.com,🛑 </text:span><text:span text:style-name="T2">全球拦截</text:span></text:p>
      <text:p text:style-name="P2"><text:s/><text:span text:style-name="T1">- DOMAIN-SUFFIX,xlog-va.byteoversea.com,🛑 </text:span><text:span text:style-name="T2">全球拦截</text:span></text:p>
      <text:p text:style-name="P2"><text:s/><text:span text:style-name="T1">- DOMAIN-SUFFIX,adx.yiche.com,🛑 </text:span><text:span text:style-name="T2">全球拦截</text:span></text:p>
      <text:p text:style-name="P2"><text:s/><text:span text:style-name="T1">- DOMAIN-SUFFIX,log.ycapp.yiche.com,🛑 </text:span><text:span text:style-name="T2">全球拦截</text:span></text:p>
      <text:p text:style-name="P2"><text:s/><text:span text:style-name="T1">- DOMAIN-SUFFIX,advertise.baicizhan.org,🛑 </text:span><text:span text:style-name="T2">全球拦截</text:span></text:p>
      <text:p text:style-name="P2"><text:s/><text:span text:style-name="T1">- DOMAIN-SUFFIX,advertise.baicizhan.com,🛑 </text:span><text:span text:style-name="T2">全球拦截</text:span></text:p>
      <text:p text:style-name="P2"><text:s/><text:span text:style-name="T1">- DOMAIN-SUFFIX,galaxy.bjcathay.com,🛑 </text:span><text:span text:style-name="T2">全球拦截</text:span></text:p>
      <text:p text:style-name="P2"><text:s/><text:span text:style-name="T1">- DOMAIN-SUFFIX,mdrecv.app.cntvwb.cn,🛑 </text:span><text:span text:style-name="T2">全球拦截</text:span></text:p>
      <text:p text:style-name="P2"><text:s/><text:span text:style-name="T1">- DOMAIN-SUFFIX,sdapprecv.app.cntvwb.cn,🛑 </text:span><text:span text:style-name="T2">全球拦截</text:span></text:p>
      <text:p text:style-name="P2"><text:s/><text:span text:style-name="T1">- DOMAIN-SUFFIX,vdapprecv.app.cntvwb.cn,🛑 </text:span><text:span text:style-name="T2">全球拦截</text:span></text:p>
      <text:p text:style-name="P2"><text:s/><text:span text:style-name="T1">- DOMAIN-SUFFIX,admarket.21cn.com,🛑 </text:span><text:span text:style-name="T2">全球拦截</text:span></text:p>
      <text:p text:style-name="P2"><text:s/><text:span text:style-name="T1">- DOMAIN-SUFFIX,adshows.21cn.com,🛑 </text:span><text:span text:style-name="T2">全球拦截</text:span></text:p>
      <text:p text:style-name="P2"><text:s/><text:span text:style-name="T1">- DOMAIN-SUFFIX,atrace.chelaile.net.cn,🛑 </text:span><text:span text:style-name="T2">全球拦截</text:span></text:p>
      <text:p text:style-name="P2"><text:s/><text:span text:style-name="T1">- DOMAIN-SUFFIX,logs.chelaile.net.cn,🛑 </text:span><text:span text:style-name="T2">全球拦截</text:span></text:p>
      <text:p text:style-name="P2"><text:s/><text:span text:style-name="T1">- DOMAIN-SUFFIX,doubleclick.net,🛑 </text:span><text:span text:style-name="T2">全球拦截</text:span></text:p>
      <text:p text:style-name="P2"><text:s/><text:span text:style-name="T1">- DOMAIN-SUFFIX,googleadservices.com,🛑 </text:span><text:span text:style-name="T2">全球拦截</text:span></text:p>
      <text:p text:style-name="P2"><text:s/><text:span text:style-name="T1">- DOMAIN-SUFFIX,googleadsserving.cn,🛑 </text:span><text:span text:style-name="T2">全球拦截</text:span></text:p>
      <text:p text:style-name="P2"><text:s/><text:span text:style-name="T1">- DOMAIN-SUFFIX,googlesyndication.com,🛑 </text:span><text:span text:style-name="T2">全球拦截</text:span></text:p>
      <text:p text:style-name="P2"><text:s/><text:span text:style-name="T1">- DOMAIN-SUFFIX,googletagmanager.com,🛑 </text:span><text:span text:style-name="T2">全球拦截</text:span></text:p>
      <text:p text:style-name="P2"><text:s/><text:span text:style-name="T1">- DOMAIN-SUFFIX,googletagservices.com,🛑 </text:span><text:span text:style-name="T2">全球拦截</text:span></text:p>
      <text:p text:style-name="P2"><text:s/><text:span text:style-name="T1">- DOMAIN-SUFFIX,da.mgtv.com,🛑 </text:span><text:span text:style-name="T2">全球拦截</text:span></text:p>
      <text:p text:style-name="P2"><text:s/><text:span text:style-name="T1">- DOMAIN-SUFFIX,da.hunantv.com,🛑 </text:span><text:span text:style-name="T2">全球拦截</text:span></text:p>
      <text:p text:style-name="P2"><text:s/><text:span text:style-name="T1">- DOMAIN-SUFFIX,log.hunantv.com,🛑 </text:span><text:span text:style-name="T2">全球拦截</text:span></text:p>
      <text:p text:style-name="P2"><text:soft-page-break/><text:s/><text:span text:style-name="T1">- DOMAIN-SUFFIX,log.v2.hunantv.com,🛑 </text:span><text:span text:style-name="T2">全球拦截</text:span></text:p>
      <text:p text:style-name="P2"><text:s/><text:span text:style-name="T1">- DOMAIN-SUFFIX,v2.log.hunantv.com,🛑 </text:span><text:span text:style-name="T2">全球拦截</text:span></text:p>
      <text:p text:style-name="P2"><text:s/><text:span text:style-name="T1">- DOMAIN-SUFFIX,ifacelog.iqiyi.com,🛑 </text:span><text:span text:style-name="T2">全球拦截</text:span></text:p>
      <text:p text:style-name="P2"><text:s/><text:span text:style-name="T1">- DOMAIN-SUFFIX,msg.71.am,🛑 </text:span><text:span text:style-name="T2">全球拦截</text:span></text:p>
      <text:p text:style-name="P2"><text:s/><text:span text:style-name="T1">- DOMAIN-SUFFIX,deliver.ifeng.com,🛑 </text:span><text:span text:style-name="T2">全球拦截</text:span></text:p>
      <text:p text:style-name="P2"><text:s/><text:span text:style-name="T1">- DOMAIN-SUFFIX,api.newad.ifeng.com,🛑 </text:span><text:span text:style-name="T2">全球拦截</text:span></text:p>
      <text:p text:style-name="P2"><text:s/><text:span text:style-name="T1">- DOMAIN-SUFFIX,ifengad.3g.ifeng.com,🛑 </text:span><text:span text:style-name="T2">全球拦截</text:span></text:p>
      <text:p text:style-name="P2"><text:s/><text:span text:style-name="T1">- DOMAIN-SUFFIX,adserviceretry.kugou.com,🛑 </text:span><text:span text:style-name="T2">全球拦截</text:span></text:p>
      <text:p text:style-name="P2"><text:s/><text:span text:style-name="T1">- DOMAIN-SUFFIX,ads.service.kugou.com,🛑 </text:span><text:span text:style-name="T2">全球拦截</text:span></text:p>
      <text:p text:style-name="P2"><text:s/><text:span text:style-name="T1">- DOMAIN-SUFFIX,adsfile.bssdlbig.kugou.com,🛑 </text:span><text:span text:style-name="T2">全球拦截</text:span></text:p>
      <text:p text:style-name="P2"><text:s/><text:span text:style-name="T1">- DOMAIN-SUFFIX,log.stat.kugou.com,🛑 </text:span><text:span text:style-name="T2">全球拦截</text:span></text:p>
      <text:p text:style-name="P2"><text:s/><text:span text:style-name="T1">- DOMAIN-SUFFIX,log.web.kugou.com,🛑 </text:span><text:span text:style-name="T2">全球拦截</text:span></text:p>
      <text:p text:style-name="P2"><text:s/><text:span text:style-name="T1">- DOMAIN-SUFFIX,kgmobilestat.kugou.com,🛑 </text:span><text:span text:style-name="T2">全球拦截</text:span></text:p>
      <text:p text:style-name="P2"><text:s/><text:span text:style-name="T1">- DOMAIN-SUFFIX,kgmobilestatbak.kugou.com,🛑 </text:span><text:span text:style-name="T2">全球拦截</text:span></text:p>
      <text:p text:style-name="P2"><text:s/><text:span text:style-name="T1">- DOMAIN-SUFFIX,mobilelog.kugou.com,🛑 </text:span><text:span text:style-name="T2">全球拦截</text:span></text:p>
      <text:p text:style-name="P2"><text:s/><text:span text:style-name="T1">- DOMAIN-SUFFIX,mobilead.kuwo.cn,🛑 </text:span><text:span text:style-name="T2">全球拦截</text:span></text:p>
      <text:p text:style-name="P2"><text:s/><text:span text:style-name="T1">- DOMAIN-SUFFIX,rich.kuwo.cn,🛑 </text:span><text:span text:style-name="T2">全球拦截</text:span></text:p>
      <text:p text:style-name="P2"><text:s/><text:span text:style-name="T1">- DOMAIN-SUFFIX,ad-stat.ksosoft.com,🛑 </text:span><text:span text:style-name="T2">全球拦截</text:span></text:p>
      <text:p text:style-name="P2"><text:s/><text:span text:style-name="T1">- DOMAIN-SUFFIX,img.auction-ads.wpscdn.cn,🛑 </text:span><text:span text:style-name="T2">全球拦截</text:span></text:p>
      <text:p text:style-name="P2"><text:s/><text:span text:style-name="T1">- DOMAIN-SUFFIX,counter.ksosoft.com,🛑 </text:span><text:span text:style-name="T2">全球拦截</text:span></text:p>
      <text:p text:style-name="P2"><text:s/><text:span text:style-name="T1">- DOMAIN-SUFFIX,minfo.wps.cn,🛑 </text:span><text:span text:style-name="T2">全球拦截</text:span></text:p>
      <text:p text:style-name="P2"><text:s/><text:span text:style-name="T1">- DOMAIN-SUFFIX,webp2p.letv.com,🛑 </text:span><text:span text:style-name="T2">全球拦截</text:span></text:p>
      <text:p text:style-name="P2"><text:s/><text:span text:style-name="T1">- DOMAIN-SUFFIX,ark.letv.com,🛑 </text:span><text:span text:style-name="T2">全球拦截</text:span></text:p>
      <text:p text:style-name="P2"><text:s/><text:span text:style-name="T1">- DOMAIN-SUFFIX,emma-414870e223.huodonghezi.com,🛑 </text:span><text:span text:style-name="T2">全球拦截</text:span></text:p>
      <text:p text:style-name="P2"><text:s/><text:span text:style-name="T1">- DOMAIN-SUFFIX,g3.letv.com,🛑 </text:span><text:span text:style-name="T2">全球拦截</text:span></text:p>
      <text:p text:style-name="P2"><text:s/><text:span text:style-name="T1">- DOMAIN-SUFFIX,n.mark.letv.com,🛑 </text:span><text:span text:style-name="T2">全球拦截</text:span></text:p>
      <text:p text:style-name="P2"><text:s/><text:span text:style-name="T1">- DOMAIN-SUFFIX,ad.intl.xiaomi.com,🛑 </text:span><text:span text:style-name="T2">全球拦截</text:span></text:p>
      <text:p text:style-name="P2"><text:s/><text:span text:style-name="T1">- DOMAIN-SUFFIX,ad.xiaomi.com,🛑 </text:span><text:span text:style-name="T2">全球拦截</text:span></text:p>
      <text:p text:style-name="P2"><text:s/><text:span text:style-name="T1">- DOMAIN-SUFFIX,admob.xiaomi.com,🛑 </text:span><text:span text:style-name="T2">全球拦截</text:span></text:p>
      <text:p text:style-name="P2"><text:s/><text:span text:style-name="T1">- DOMAIN-SUFFIX,tracking.miui.com,🛑 </text:span><text:span text:style-name="T2">全球拦截</text:span></text:p>
      <text:p text:style-name="P2"><text:s/><text:span text:style-name="T1">- DOMAIN-SUFFIX,adv.sec.intl.miui.com,🛑 </text:span><text:span text:style-name="T2">全球拦截</text:span></text:p>
      <text:p text:style-name="P2"><text:s/><text:span text:style-name="T1">- DOMAIN-SUFFIX,adv.sec.miui.com,🛑 </text:span><text:span text:style-name="T2">全球拦截</text:span></text:p>
      <text:p text:style-name="P2"><text:s/><text:span text:style-name="T1">- DOMAIN-SUFFIX,tracking.intl.miui.com,🛑 </text:span><text:span text:style-name="T2">全球拦截</text:span></text:p>
      <text:p text:style-name="P2"><text:s/><text:span text:style-name="T1">- DOMAIN-SUFFIX,ad.api.moji.com,🛑 </text:span><text:span text:style-name="T2">全球拦截</text:span></text:p>
      <text:p text:style-name="P2"><text:s/><text:span text:style-name="T1">- DOMAIN-SUFFIX,adlaunch.moji.com,🛑 </text:span><text:span text:style-name="T2">全球拦截</text:span></text:p>
      <text:p text:style-name="P2"><text:s/><text:span text:style-name="T1">- DOMAIN-SUFFIX,ads.mojicdn.com,🛑 </text:span><text:span text:style-name="T2">全球拦截</text:span></text:p>
      <text:p text:style-name="P2"><text:s/><text:span text:style-name="T1">- DOMAIN-SUFFIX,v1.log.moji.com,🛑 </text:span><text:span text:style-name="T2">全球拦截</text:span></text:p>
      <text:p text:style-name="P2"><text:s/><text:span text:style-name="T1">- DOMAIN-SUFFIX,ad.bn.netease.com,🛑 </text:span><text:span text:style-name="T2">全球拦截</text:span></text:p>
      <text:p text:style-name="P2"><text:s/><text:span text:style-name="T1">- DOMAIN-SUFFIX,ad.yixin.im,🛑 </text:span><text:span text:style-name="T2">全球拦截</text:span></text:p>
      <text:p text:style-name="P2"><text:s/><text:span text:style-name="T1">- DOMAIN-SUFFIX,admusicpic.music.126.net,🛑 </text:span><text:span text:style-name="T2">全球拦截</text:span></text:p>
      <text:p text:style-name="P2"><text:s/><text:span text:style-name="T1">- DOMAIN-SUFFIX,iadmusicmat.music.126.net,🛑 </text:span><text:span text:style-name="T2">全球拦截</text:span></text:p>
      <text:p text:style-name="P2"><text:s/><text:span text:style-name="T1">- DOMAIN-SUFFIX,iadmusicmatvideo.music.126.net,🛑 </text:span><text:span text:style-name="T2">全球拦截</text:span></text:p>
      <text:p text:style-name="P2"><text:s/><text:span text:style-name="T1">- DOMAIN-SUFFIX,impservice.dictapp.youdao.com,🛑 </text:span><text:span text:style-name="T2">全球拦截</text:span></text:p>
      <text:p text:style-name="P2"><text:s/><text:span text:style-name="T1">- DOMAIN-SUFFIX,impservice.youdao.com,🛑 </text:span><text:span text:style-name="T2">全球拦截</text:span></text:p>
      <text:p text:style-name="P2"><text:s/><text:span text:style-name="T1">- DOMAIN-SUFFIX,log.yex.youdao.com,🛑 </text:span><text:span text:style-name="T2">全球拦截</text:span></text:p>
      <text:p text:style-name="P2"><text:s/><text:span text:style-name="T1">- DOMAIN-SUFFIX,log-yex.youdao.com,🛑 </text:span><text:span text:style-name="T2">全球拦截</text:span></text:p>
      <text:p text:style-name="P2"><text:s/><text:span text:style-name="T1">- DOMAIN-SUFFIX,n.3g.163.com,🛑 </text:span><text:span text:style-name="T2">全球拦截</text:span></text:p>
      <text:p text:style-name="P2"><text:s/><text:span text:style-name="T1">- DOMAIN-SUFFIX,nex.163.com,🛑 </text:span><text:span text:style-name="T2">全球拦截</text:span></text:p>
      <text:p text:style-name="P2"><text:s/><text:span text:style-name="T1">- DOMAIN-SUFFIX,yt-adp.nosdn.127.net,🛑 </text:span><text:span text:style-name="T2">全球拦截</text:span></text:p>
      <text:p text:style-name="P2"><text:s/><text:span text:style-name="T1">- DOMAIN-SUFFIX,ads.aplus.pptv.com,🛑 </text:span><text:span text:style-name="T2">全球拦截</text:span></text:p>
      <text:p text:style-name="P2"><text:s/><text:span text:style-name="T1">- DOMAIN-SUFFIX,ads.aplusapi.pptv.com,🛑 </text:span><text:span text:style-name="T2">全球拦截</text:span></text:p>
      <text:p text:style-name="P2"><text:s/><text:span text:style-name="T1">- DOMAIN-SUFFIX,asimgs.pplive.cn,🛑 </text:span><text:span text:style-name="T2">全球拦截</text:span></text:p>
      <text:p text:style-name="P2"><text:s/><text:span text:style-name="T1">- DOMAIN-SUFFIX,de.as.pptv.com,🛑 </text:span><text:span text:style-name="T2">全球拦截</text:span></text:p>
      <text:p text:style-name="P2"><text:s/><text:span text:style-name="T1">- DOMAIN-SUFFIX,regist.fotoable.com,🛑 </text:span><text:span text:style-name="T2">全球拦截</text:span></text:p>
      <text:p text:style-name="P2"><text:s/><text:span text:style-name="T1">- DOMAIN-SUFFIX,cdn.adapi.fotoable.com,🛑 </text:span><text:span text:style-name="T2">全球拦截</text:span></text:p>
      <text:p text:style-name="P2"><text:s/><text:span text:style-name="T1">- DOMAIN-SUFFIX,adnew.wifi8.com,🛑 </text:span><text:span text:style-name="T2">全球拦截</text:span></text:p>
      <text:p text:style-name="P2"><text:soft-page-break/><text:s/><text:span text:style-name="T1">- DOMAIN-SUFFIX,adfile.wifi8.com,🛑 </text:span><text:span text:style-name="T2">全球拦截</text:span></text:p>
      <text:p text:style-name="P2"><text:s/><text:span text:style-name="T1">- DOMAIN-SUFFIX,adimg.vue.weibo.com,🛑 </text:span><text:span text:style-name="T2">全球拦截</text:span></text:p>
      <text:p text:style-name="P2"><text:s/><text:span text:style-name="T1">- DOMAIN-SUFFIX,u1.img.mobile.sina.cn,🛑 </text:span><text:span text:style-name="T2">全球拦截</text:span></text:p>
      <text:p text:style-name="P2"><text:s/><text:span text:style-name="T1">- DOMAIN-SUFFIX,sax.sina.com.cn,🛑 </text:span><text:span text:style-name="T2">全球拦截</text:span></text:p>
      <text:p text:style-name="P2"><text:s/><text:span text:style-name="T1">- DOMAIN-SUFFIX,saxs.sina.com.cn,🛑 </text:span><text:span text:style-name="T2">全球拦截</text:span></text:p>
      <text:p text:style-name="P2"><text:s/><text:span text:style-name="T1">- DOMAIN-SUFFIX,saxn.sina.com.cn,🛑 </text:span><text:span text:style-name="T2">全球拦截</text:span></text:p>
      <text:p text:style-name="P2"><text:s/><text:span text:style-name="T1">- DOMAIN-SUFFIX,ad.sohu.com,🛑 </text:span><text:span text:style-name="T2">全球拦截</text:span></text:p>
      <text:p text:style-name="P2"><text:s/><text:span text:style-name="T1">- DOMAIN-SUFFIX,ads.sohu.com,🛑 </text:span><text:span text:style-name="T2">全球拦截</text:span></text:p>
      <text:p text:style-name="P2"><text:s/><text:span text:style-name="T1">- DOMAIN-SUFFIX,aty.sohu.com,🛑 </text:span><text:span text:style-name="T2">全球拦截</text:span></text:p>
      <text:p text:style-name="P2"><text:s/><text:span text:style-name="T1">- DOMAIN-SUFFIX,imp.optaim.com,🛑 </text:span><text:span text:style-name="T2">全球拦截</text:span></text:p>
      <text:p text:style-name="P2"><text:s/><text:span text:style-name="T1">- DOMAIN-SUFFIX,v2.reachmax.cn,🛑 </text:span><text:span text:style-name="T2">全球拦截</text:span></text:p>
      <text:p text:style-name="P2"><text:s/><text:span text:style-name="T1">- DOMAIN-SUFFIX,track.sohu.com,🛑 </text:span><text:span text:style-name="T2">全球拦截</text:span></text:p>
      <text:p text:style-name="P2"><text:s/><text:span text:style-name="T1">- DOMAIN-SUFFIX,hui.sohu.com,🛑 </text:span><text:span text:style-name="T2">全球拦截</text:span></text:p>
      <text:p text:style-name="P2"><text:s/><text:span text:style-name="T1">- DOMAIN-SUFFIX,bugly.qq.com,🛑 </text:span><text:span text:style-name="T2">全球拦截</text:span></text:p>
      <text:p text:style-name="P2"><text:s/><text:span text:style-name="T1">- DOMAIN-SUFFIX,e.qq.com,🛑 </text:span><text:span text:style-name="T2">全球拦截</text:span></text:p>
      <text:p text:style-name="P2"><text:s/><text:span text:style-name="T1">- DOMAIN-SUFFIX,gdt.qq.com,🛑 </text:span><text:span text:style-name="T2">全球拦截</text:span></text:p>
      <text:p text:style-name="P2"><text:s/><text:span text:style-name="T1">- DOMAIN-SUFFIX,rqd.qq.com,🛑 </text:span><text:span text:style-name="T2">全球拦截</text:span></text:p>
      <text:p text:style-name="P2"><text:s/><text:span text:style-name="T1">- DOMAIN-SUFFIX,adsmind.tc.qq.com,🛑 </text:span><text:span text:style-name="T2">全球拦截</text:span></text:p>
      <text:p text:style-name="P2"><text:s/><text:span text:style-name="T1">- DOMAIN-SUFFIX,btrace.qq.com,🛑 </text:span><text:span text:style-name="T2">全球拦截</text:span></text:p>
      <text:p text:style-name="P2"><text:s/><text:span text:style-name="T1">- DOMAIN-SUFFIX,mtrace.qq.com,🛑 </text:span><text:span text:style-name="T2">全球拦截</text:span></text:p>
      <text:p text:style-name="P2"><text:s/><text:span text:style-name="T1">- DOMAIN-SUFFIX,oth.eve.mdt.qq.com,🛑 </text:span><text:span text:style-name="T2">全球拦截</text:span></text:p>
      <text:p text:style-name="P2"><text:s/><text:span text:style-name="T1">- DOMAIN-SUFFIX,pgdt.gtimg.cn,🛑 </text:span><text:span text:style-name="T2">全球拦截</text:span></text:p>
      <text:p text:style-name="P2"><text:s/><text:span text:style-name="T1">- DOMAIN-SUFFIX,pingma.qq.com,🛑 </text:span><text:span text:style-name="T2">全球拦截</text:span></text:p>
      <text:p text:style-name="P2"><text:s/><text:span text:style-name="T1">- DOMAIN-SUFFIX,pingtcss.qq.com,🛑 </text:span><text:span text:style-name="T2">全球拦截</text:span></text:p>
      <text:p text:style-name="P2"><text:s/><text:span text:style-name="T1">- DOMAIN-SUFFIX,splashqqlive.gtimg.com,🛑 </text:span><text:span text:style-name="T2">全球拦截</text:span></text:p>
      <text:p text:style-name="P2"><text:s/><text:span text:style-name="T1">- DOMAIN-SUFFIX,tajs.qq.com,🛑 </text:span><text:span text:style-name="T2">全球拦截</text:span></text:p>
      <text:p text:style-name="P2"><text:s/><text:span text:style-name="T1">- DOMAIN-SUFFIX,wxsnsdy.wxs.qq.com,🛑 </text:span><text:span text:style-name="T2">全球拦截</text:span></text:p>
      <text:p text:style-name="P2"><text:s/><text:span text:style-name="T1">- DOMAIN-SUFFIX,wxsnsdythumb.wxs.qq.com,🛑 </text:span><text:span text:style-name="T2">全球拦截</text:span></text:p>
      <text:p text:style-name="P2"><text:s/><text:span text:style-name="T1">- DOMAIN-SUFFIX,imgadpai.thepaper.cn,🛑 </text:span><text:span text:style-name="T2">全球拦截</text:span></text:p>
      <text:p text:style-name="P2"><text:s/><text:span text:style-name="T1">- DOMAIN-SUFFIX,admonitor.thepaper.cn,🛑 </text:span><text:span text:style-name="T2">全球拦截</text:span></text:p>
      <text:p text:style-name="P2"><text:s/><text:span text:style-name="T1">- DOMAIN-SUFFIX,adsp.xunlei.com,🛑 </text:span><text:span text:style-name="T2">全球拦截</text:span></text:p>
      <text:p text:style-name="P2"><text:s/><text:span text:style-name="T1">- DOMAIN-SUFFIX,etl.xlmc.sandai.net,🛑 </text:span><text:span text:style-name="T2">全球拦截</text:span></text:p>
      <text:p text:style-name="P2"><text:s/><text:span text:style-name="T1">- DOMAIN-SUFFIX,adm.10jqka.com.cn,🛑 </text:span><text:span text:style-name="T2">全球拦截</text:span></text:p>
      <text:p text:style-name="P2"><text:s/><text:span text:style-name="T1">- DOMAIN-SUFFIX,stat.10jqka.com.cn,🛑 </text:span><text:span text:style-name="T2">全球拦截</text:span></text:p>
      <text:p text:style-name="P2"><text:s/><text:span text:style-name="T1">- DOMAIN-SUFFIX,ad-analysis.pconline.com.cn,🛑 </text:span><text:span text:style-name="T2">全球拦截</text:span></text:p>
      <text:p text:style-name="P2"><text:s/><text:span text:style-name="T1">- DOMAIN-SUFFIX,iad0ssl.pcauto.com.cn,🛑 </text:span><text:span text:style-name="T2">全球拦截</text:span></text:p>
      <text:p text:style-name="P2"><text:s/><text:span text:style-name="T1">- DOMAIN-SUFFIX,iad0ssl.pconline.com.cn,🛑 </text:span><text:span text:style-name="T2">全球拦截</text:span></text:p>
      <text:p text:style-name="P2"><text:s/><text:span text:style-name="T1">- DOMAIN-SUFFIX,imgad0.pcauto.com.cn,🛑 </text:span><text:span text:style-name="T2">全球拦截</text:span></text:p>
      <text:p text:style-name="P2"><text:s/><text:span text:style-name="T1">- DOMAIN-SUFFIX,imgad0.pconline.com.cn,🛑 </text:span><text:span text:style-name="T2">全球拦截</text:span></text:p>
      <text:p text:style-name="P2"><text:s/><text:span text:style-name="T1">- DOMAIN-SUFFIX,ivy.pchouse.com.cn,🛑 </text:span><text:span text:style-name="T2">全球拦截</text:span></text:p>
      <text:p text:style-name="P2"><text:s/><text:span text:style-name="T1">- DOMAIN-SUFFIX,adtrack.ucweb.com,🛑 </text:span><text:span text:style-name="T2">全球拦截</text:span></text:p>
      <text:p text:style-name="P2"><text:s/><text:span text:style-name="T1">- DOMAIN-SUFFIX,track.uc.cn,🛑 </text:span><text:span text:style-name="T2">全球拦截</text:span></text:p>
      <text:p text:style-name="P2"><text:s/><text:span text:style-name="T1">- DOMAIN-SUFFIX,alog.umeng.com,🛑 </text:span><text:span text:style-name="T2">全球拦截</text:span></text:p>
      <text:p text:style-name="P2"><text:s/><text:span text:style-name="T1">- DOMAIN-SUFFIX,alogs.umeng.com,🛑 </text:span><text:span text:style-name="T2">全球拦截</text:span></text:p>
      <text:p text:style-name="P2"><text:s/><text:span text:style-name="T1">- DOMAIN-SUFFIX,alog.umengcloud.com,🛑 </text:span><text:span text:style-name="T2">全球拦截</text:span></text:p>
      <text:p text:style-name="P2"><text:s/><text:span text:style-name="T1">- DOMAIN-SUFFIX,alogs.umengcloud.com,🛑 </text:span><text:span text:style-name="T2">全球拦截</text:span></text:p>
      <text:p text:style-name="P2"><text:s/><text:span text:style-name="T1">- DOMAIN-SUFFIX,ar.umeng.com,🛑 </text:span><text:span text:style-name="T2">全球拦截</text:span></text:p>
      <text:p text:style-name="P2"><text:s/><text:span text:style-name="T1">- DOMAIN-SUFFIX,plbslog.umeng.com,🛑 </text:span><text:span text:style-name="T2">全球拦截</text:span></text:p>
      <text:p text:style-name="P2"><text:s/><text:span text:style-name="T1">- DOMAIN-SUFFIX,ulogs.umengcloud.com,🛑 </text:span><text:span text:style-name="T2">全球拦截</text:span></text:p>
      <text:p text:style-name="P2"><text:s/><text:span text:style-name="T1">- DOMAIN-SUFFIX,a.wkanx.com,🛑 </text:span><text:span text:style-name="T2">全球拦截</text:span></text:p>
      <text:p text:style-name="P2"><text:s/><text:span text:style-name="T1">- DOMAIN-SUFFIX,cwx.lianwangtech.com,🛑 </text:span><text:span text:style-name="T2">全球拦截</text:span></text:p>
      <text:p text:style-name="P2"><text:s/><text:span text:style-name="T1">- DOMAIN-SUFFIX,c1wx.lianwangtech.com,🛑 </text:span><text:span text:style-name="T2">全球拦截</text:span></text:p>
      <text:p text:style-name="P2"><text:s/><text:span text:style-name="T1">- DOMAIN-SUFFIX,ad.ximalaya.com,🛑 </text:span><text:span text:style-name="T2">全球拦截</text:span></text:p>
      <text:p text:style-name="P2"><text:s/><text:span text:style-name="T1">- DOMAIN-SUFFIX,adse.ximalaya.com,🛑 </text:span><text:span text:style-name="T2">全球拦截</text:span></text:p>
      <text:p text:style-name="P2"><text:s/><text:span text:style-name="T1">- DOMAIN-SUFFIX,adse.wsa.ximalaya.com,🛑 </text:span><text:span text:style-name="T2">全球拦截</text:span></text:p>
      <text:p text:style-name="P2"><text:s/><text:span text:style-name="T1">- DOMAIN-SUFFIX,adbehavior.wsa.ximalaya.com,🛑 </text:span><text:span text:style-name="T2">全球拦截</text:span></text:p>
      <text:p text:style-name="P2"><text:soft-page-break/><text:s/><text:span text:style-name="T1">- DOMAIN-SUFFIX,apm-track.xiaohongshu.com,🛑 </text:span><text:span text:style-name="T2">全球拦截</text:span></text:p>
      <text:p text:style-name="P2"><text:s/><text:span text:style-name="T1">- DOMAIN-SUFFIX,t-ads.xiaohongshu.com,🛑 </text:span><text:span text:style-name="T2">全球拦截</text:span></text:p>
      <text:p text:style-name="P2"><text:s/><text:span text:style-name="T1">- DOMAIN-SUFFIX,atm.youku.com,🛑 </text:span><text:span text:style-name="T2">全球拦截</text:span></text:p>
      <text:p text:style-name="P2"><text:s/><text:span text:style-name="T1">- DOMAIN-SUFFIX,ad.mobile.youku.com,🛑 </text:span><text:span text:style-name="T2">全球拦截</text:span></text:p>
      <text:p text:style-name="P2"><text:s/><text:span text:style-name="T1">- DOMAIN-SUFFIX,iyes.youku.com,🛑 </text:span><text:span text:style-name="T2">全球拦截</text:span></text:p>
      <text:p text:style-name="P2"><text:s/><text:span text:style-name="T1">- DOMAIN-SUFFIX,apppv.zol.com.cn,🛑 </text:span><text:span text:style-name="T2">全球拦截</text:span></text:p>
      <text:p text:style-name="P2"><text:s/><text:span text:style-name="T1">- DOMAIN-SUFFIX,pvnapp.zol.com.cn,🛑 </text:span><text:span text:style-name="T2">全球拦截</text:span></text:p>
      <text:p text:style-name="P2"><text:s/><text:span text:style-name="T1">- DOMAIN-SUFFIX,17gouwuba.com,🛑 </text:span><text:span text:style-name="T2">全球拦截</text:span></text:p>
      <text:p text:style-name="P2"><text:s/><text:span text:style-name="T1">- DOMAIN-SUFFIX,186078.com,🛑 </text:span><text:span text:style-name="T2">全球拦截</text:span></text:p>
      <text:p text:style-name="P2"><text:s/><text:span text:style-name="T1">- DOMAIN-SUFFIX,189zj.cn,🛑 </text:span><text:span text:style-name="T2">全球拦截</text:span></text:p>
      <text:p text:style-name="P2"><text:s/><text:span text:style-name="T1">- DOMAIN-SUFFIX,285680.com,🛑 </text:span><text:span text:style-name="T2">全球拦截</text:span></text:p>
      <text:p text:style-name="P2"><text:s/><text:span text:style-name="T1">- DOMAIN-SUFFIX,3721zh.com,🛑 </text:span><text:span text:style-name="T2">全球拦截</text:span></text:p>
      <text:p text:style-name="P2"><text:s/><text:span text:style-name="T1">- DOMAIN-SUFFIX,4336wang.cn,🛑 </text:span><text:span text:style-name="T2">全球拦截</text:span></text:p>
      <text:p text:style-name="P2"><text:s/><text:span text:style-name="T1">- DOMAIN-SUFFIX,51chumoping.com,🛑 </text:span><text:span text:style-name="T2">全球拦截</text:span></text:p>
      <text:p text:style-name="P2"><text:s/><text:span text:style-name="T1">- DOMAIN-SUFFIX,51mld.cn,🛑 </text:span><text:span text:style-name="T2">全球拦截</text:span></text:p>
      <text:p text:style-name="P2"><text:s/><text:span text:style-name="T1">- DOMAIN-SUFFIX,51mypc.cn,🛑 </text:span><text:span text:style-name="T2">全球拦截</text:span></text:p>
      <text:p text:style-name="P2"><text:s/><text:span text:style-name="T1">- DOMAIN-SUFFIX,58mingri.cn,🛑 </text:span><text:span text:style-name="T2">全球拦截</text:span></text:p>
      <text:p text:style-name="P2"><text:s/><text:span text:style-name="T1">- DOMAIN-SUFFIX,58mingtian.cn,🛑 </text:span><text:span text:style-name="T2">全球拦截</text:span></text:p>
      <text:p text:style-name="P2"><text:s/><text:span text:style-name="T1">- DOMAIN-SUFFIX,5vl58stm.com,🛑 </text:span><text:span text:style-name="T2">全球拦截</text:span></text:p>
      <text:p text:style-name="P2"><text:s/><text:span text:style-name="T1">- DOMAIN-SUFFIX,6d63d3.com,🛑 </text:span><text:span text:style-name="T2">全球拦截</text:span></text:p>
      <text:p text:style-name="P2"><text:s/><text:span text:style-name="T1">- DOMAIN-SUFFIX,7gg.cc,🛑 </text:span><text:span text:style-name="T2">全球拦截</text:span></text:p>
      <text:p text:style-name="P2"><text:s/><text:span text:style-name="T1">- DOMAIN-SUFFIX,91veg.com,🛑 </text:span><text:span text:style-name="T2">全球拦截</text:span></text:p>
      <text:p text:style-name="P2"><text:s/><text:span text:style-name="T1">- DOMAIN-SUFFIX,9s6q.cn,🛑 </text:span><text:span text:style-name="T2">全球拦截</text:span></text:p>
      <text:p text:style-name="P2"><text:s/><text:span text:style-name="T1">- DOMAIN-SUFFIX,adsame.com,🛑 </text:span><text:span text:style-name="T2">全球拦截</text:span></text:p>
      <text:p text:style-name="P2"><text:s/><text:span text:style-name="T1">- DOMAIN-SUFFIX,aiclk.com,🛑 </text:span><text:span text:style-name="T2">全球拦截</text:span></text:p>
      <text:p text:style-name="P2"><text:s/><text:span text:style-name="T1">- DOMAIN-SUFFIX,akuai.top,🛑 </text:span><text:span text:style-name="T2">全球拦截</text:span></text:p>
      <text:p text:style-name="P2"><text:s/><text:span text:style-name="T1">- DOMAIN-SUFFIX,atplay.cn,🛑 </text:span><text:span text:style-name="T2">全球拦截</text:span></text:p>
      <text:p text:style-name="P2"><text:s/><text:span text:style-name="T1">- DOMAIN-SUFFIX,baiwanchuangyi.com,🛑 </text:span><text:span text:style-name="T2">全球拦截</text:span></text:p>
      <text:p text:style-name="P2"><text:s/><text:span text:style-name="T1">- DOMAIN-SUFFIX,bayimob.com,🛑 </text:span><text:span text:style-name="T2">全球拦截</text:span></text:p>
      <text:p text:style-name="P2"><text:s/><text:span text:style-name="T1">- DOMAIN-SUFFIX,beerto.cn,🛑 </text:span><text:span text:style-name="T2">全球拦截</text:span></text:p>
      <text:p text:style-name="P2"><text:s/><text:span text:style-name="T1">- DOMAIN-SUFFIX,beilamusi.com,🛑 </text:span><text:span text:style-name="T2">全球拦截</text:span></text:p>
      <text:p text:style-name="P2"><text:s/><text:span text:style-name="T1">- DOMAIN-SUFFIX,benshiw.net,🛑 </text:span><text:span text:style-name="T2">全球拦截</text:span></text:p>
      <text:p text:style-name="P2"><text:s/><text:span text:style-name="T1">- DOMAIN-SUFFIX,bianxianmao.com,🛑 </text:span><text:span text:style-name="T2">全球拦截</text:span></text:p>
      <text:p text:style-name="P2"><text:s/><text:span text:style-name="T1">- DOMAIN-SUFFIX,bryonypie.com,🛑 </text:span><text:span text:style-name="T2">全球拦截</text:span></text:p>
      <text:p text:style-name="P2"><text:s/><text:span text:style-name="T1">- DOMAIN-SUFFIX,cishantao.com,🛑 </text:span><text:span text:style-name="T2">全球拦截</text:span></text:p>
      <text:p text:style-name="P2"><text:s/><text:span text:style-name="T1">- DOMAIN-SUFFIX,cszlks.com,🛑 </text:span><text:span text:style-name="T2">全球拦截</text:span></text:p>
      <text:p text:style-name="P2"><text:s/><text:span text:style-name="T1">- DOMAIN-SUFFIX,cudaojia.com,🛑 </text:span><text:span text:style-name="T2">全球拦截</text:span></text:p>
      <text:p text:style-name="P2"><text:s/><text:span text:style-name="T1">- DOMAIN-SUFFIX,dafapromo.com,🛑 </text:span><text:span text:style-name="T2">全球拦截</text:span></text:p>
      <text:p text:style-name="P2"><text:s/><text:span text:style-name="T1">- DOMAIN-SUFFIX,daitdai.com,🛑 </text:span><text:span text:style-name="T2">全球拦截</text:span></text:p>
      <text:p text:style-name="P2"><text:s/><text:span text:style-name="T1">- DOMAIN-SUFFIX,dsaeerf.com,🛑 </text:span><text:span text:style-name="T2">全球拦截</text:span></text:p>
      <text:p text:style-name="P2"><text:s/><text:span text:style-name="T1">- DOMAIN-SUFFIX,dugesheying.com,🛑 </text:span><text:span text:style-name="T2">全球拦截</text:span></text:p>
      <text:p text:style-name="P2"><text:s/><text:span text:style-name="T1">- DOMAIN-SUFFIX,dv8c1t.cn,🛑 </text:span><text:span text:style-name="T2">全球拦截</text:span></text:p>
      <text:p text:style-name="P2"><text:s/><text:span text:style-name="T1">- DOMAIN-SUFFIX,echatu.com,🛑 </text:span><text:span text:style-name="T2">全球拦截</text:span></text:p>
      <text:p text:style-name="P2"><text:s/><text:span text:style-name="T1">- DOMAIN-SUFFIX,erdoscs.com,🛑 </text:span><text:span text:style-name="T2">全球拦截</text:span></text:p>
      <text:p text:style-name="P2"><text:s/><text:span text:style-name="T1">- DOMAIN-SUFFIX,fan-yong.com,🛑 </text:span><text:span text:style-name="T2">全球拦截</text:span></text:p>
      <text:p text:style-name="P2"><text:s/><text:span text:style-name="T1">- DOMAIN-SUFFIX,feih.com.cn,🛑 </text:span><text:span text:style-name="T2">全球拦截</text:span></text:p>
      <text:p text:style-name="P2"><text:s/><text:span text:style-name="T1">- DOMAIN-SUFFIX,fjlqqc.com,🛑 </text:span><text:span text:style-name="T2">全球拦截</text:span></text:p>
      <text:p text:style-name="P2"><text:s/><text:span text:style-name="T1">- DOMAIN-SUFFIX,fkku194.com,🛑 </text:span><text:span text:style-name="T2">全球拦截</text:span></text:p>
      <text:p text:style-name="P2"><text:s/><text:span text:style-name="T1">- DOMAIN-SUFFIX,freedrive.cn,🛑 </text:span><text:span text:style-name="T2">全球拦截</text:span></text:p>
      <text:p text:style-name="P2"><text:s/><text:span text:style-name="T1">- DOMAIN-SUFFIX,gclick.cn,🛑 </text:span><text:span text:style-name="T2">全球拦截</text:span></text:p>
      <text:p text:style-name="P2"><text:s/><text:span text:style-name="T1">- DOMAIN-SUFFIX,goufanli100.com,🛑 </text:span><text:span text:style-name="T2">全球拦截</text:span></text:p>
      <text:p text:style-name="P2"><text:s/><text:span text:style-name="T1">- DOMAIN-SUFFIX,goupaoerdai.com,🛑 </text:span><text:span text:style-name="T2">全球拦截</text:span></text:p>
      <text:p text:style-name="P2"><text:s/><text:span text:style-name="T1">- DOMAIN-SUFFIX,gouwubang.com,🛑 </text:span><text:span text:style-name="T2">全球拦截</text:span></text:p>
      <text:p text:style-name="P2"><text:s/><text:span text:style-name="T1">- DOMAIN-SUFFIX,gzxnlk.com,🛑 </text:span><text:span text:style-name="T2">全球拦截</text:span></text:p>
      <text:p text:style-name="P2"><text:s/><text:span text:style-name="T1">- DOMAIN-SUFFIX,haoshengtoys.com,🛑 </text:span><text:span text:style-name="T2">全球拦截</text:span></text:p>
      <text:p text:style-name="P2"><text:s/><text:span text:style-name="T1">- DOMAIN-SUFFIX,ichaosheng.com,🛑 </text:span><text:span text:style-name="T2">全球拦截</text:span></text:p>
      <text:p text:style-name="P2"><text:soft-page-break/><text:s/><text:span text:style-name="T1">- DOMAIN-SUFFIX,ishop789.com,🛑 </text:span><text:span text:style-name="T2">全球拦截</text:span></text:p>
      <text:p text:style-name="P2"><text:s/><text:span text:style-name="T1">- DOMAIN-SUFFIX,jdkic.com,🛑 </text:span><text:span text:style-name="T2">全球拦截</text:span></text:p>
      <text:p text:style-name="P2"><text:s/><text:span text:style-name="T1">- DOMAIN-SUFFIX,jiubuhua.com,🛑 </text:span><text:span text:style-name="T2">全球拦截</text:span></text:p>
      <text:p text:style-name="P2"><text:s/><text:span text:style-name="T1">- DOMAIN-SUFFIX,jwg365.cn,🛑 </text:span><text:span text:style-name="T2">全球拦截</text:span></text:p>
      <text:p text:style-name="P2"><text:s/><text:span text:style-name="T1">- DOMAIN-SUFFIX,kawo77.com,🛑 </text:span><text:span text:style-name="T2">全球拦截</text:span></text:p>
      <text:p text:style-name="P2"><text:s/><text:span text:style-name="T1">- DOMAIN-SUFFIX,kualianyingxiao.cn,🛑 </text:span><text:span text:style-name="T2">全球拦截</text:span></text:p>
      <text:p text:style-name="P2"><text:s/><text:span text:style-name="T1">- DOMAIN-SUFFIX,kumihua.com,🛑 </text:span><text:span text:style-name="T2">全球拦截</text:span></text:p>
      <text:p text:style-name="P2"><text:s/><text:span text:style-name="T1">- DOMAIN-SUFFIX,ltheanine.cn,🛑 </text:span><text:span text:style-name="T2">全球拦截</text:span></text:p>
      <text:p text:style-name="P2"><text:s/><text:span text:style-name="T1">- DOMAIN-SUFFIX,maipinshangmao.com,🛑 </text:span><text:span text:style-name="T2">全球拦截</text:span></text:p>
      <text:p text:style-name="P2"><text:s/><text:span text:style-name="T1">- DOMAIN-SUFFIX,minisplat.cn,🛑 </text:span><text:span text:style-name="T2">全球拦截</text:span></text:p>
      <text:p text:style-name="P2"><text:s/><text:span text:style-name="T1">- DOMAIN-SUFFIX,mkitgfs.com,🛑 </text:span><text:span text:style-name="T2">全球拦截</text:span></text:p>
      <text:p text:style-name="P2"><text:s/><text:span text:style-name="T1">- DOMAIN-SUFFIX,mlnbike.com,🛑 </text:span><text:span text:style-name="T2">全球拦截</text:span></text:p>
      <text:p text:style-name="P2"><text:s/><text:span text:style-name="T1">- DOMAIN-SUFFIX,mobjump.com,🛑 </text:span><text:span text:style-name="T2">全球拦截</text:span></text:p>
      <text:p text:style-name="P2"><text:s/><text:span text:style-name="T1">- DOMAIN-SUFFIX,nbkbgd.cn,🛑 </text:span><text:span text:style-name="T2">全球拦截</text:span></text:p>
      <text:p text:style-name="P2"><text:s/><text:span text:style-name="T1">- DOMAIN-SUFFIX,newapi.com,🛑 </text:span><text:span text:style-name="T2">全球拦截</text:span></text:p>
      <text:p text:style-name="P2"><text:s/><text:span text:style-name="T1">- DOMAIN-SUFFIX,pinzhitmall.com,🛑 </text:span><text:span text:style-name="T2">全球拦截</text:span></text:p>
      <text:p text:style-name="P2"><text:s/><text:span text:style-name="T1">- DOMAIN-SUFFIX,poppyta.com,🛑 </text:span><text:span text:style-name="T2">全球拦截</text:span></text:p>
      <text:p text:style-name="P2"><text:s/><text:span text:style-name="T1">- DOMAIN-SUFFIX,qianchuanghr.com,🛑 </text:span><text:span text:style-name="T2">全球拦截</text:span></text:p>
      <text:p text:style-name="P2"><text:s/><text:span text:style-name="T1">- DOMAIN-SUFFIX,qichexin.com,🛑 </text:span><text:span text:style-name="T2">全球拦截</text:span></text:p>
      <text:p text:style-name="P2"><text:s/><text:span text:style-name="T1">- DOMAIN-SUFFIX,qinchugudao.com,🛑 </text:span><text:span text:style-name="T2">全球拦截</text:span></text:p>
      <text:p text:style-name="P2"><text:s/><text:span text:style-name="T1">- DOMAIN-SUFFIX,quanliyouxi.cn,🛑 </text:span><text:span text:style-name="T2">全球拦截</text:span></text:p>
      <text:p text:style-name="P2"><text:s/><text:span text:style-name="T1">- DOMAIN-SUFFIX,qutaobi.com,🛑 </text:span><text:span text:style-name="T2">全球拦截</text:span></text:p>
      <text:p text:style-name="P2"><text:s/><text:span text:style-name="T1">- DOMAIN-SUFFIX,ry51w.cn,🛑 </text:span><text:span text:style-name="T2">全球拦截</text:span></text:p>
      <text:p text:style-name="P2"><text:s/><text:span text:style-name="T1">- DOMAIN-SUFFIX,sg536.cn,🛑 </text:span><text:span text:style-name="T2">全球拦截</text:span></text:p>
      <text:p text:style-name="P2"><text:s/><text:span text:style-name="T1">- DOMAIN-SUFFIX,sifubo.cn,🛑 </text:span><text:span text:style-name="T2">全球拦截</text:span></text:p>
      <text:p text:style-name="P2"><text:s/><text:span text:style-name="T1">- DOMAIN-SUFFIX,sifuce.cn,🛑 </text:span><text:span text:style-name="T2">全球拦截</text:span></text:p>
      <text:p text:style-name="P2"><text:s/><text:span text:style-name="T1">- DOMAIN-SUFFIX,sifuda.cn,🛑 </text:span><text:span text:style-name="T2">全球拦截</text:span></text:p>
      <text:p text:style-name="P2"><text:s/><text:span text:style-name="T1">- DOMAIN-SUFFIX,sifufu.cn,🛑 </text:span><text:span text:style-name="T2">全球拦截</text:span></text:p>
      <text:p text:style-name="P2"><text:s/><text:span text:style-name="T1">- DOMAIN-SUFFIX,sifuge.cn,🛑 </text:span><text:span text:style-name="T2">全球拦截</text:span></text:p>
      <text:p text:style-name="P2"><text:s/><text:span text:style-name="T1">- DOMAIN-SUFFIX,sifugu.cn,🛑 </text:span><text:span text:style-name="T2">全球拦截</text:span></text:p>
      <text:p text:style-name="P2"><text:s/><text:span text:style-name="T1">- DOMAIN-SUFFIX,sifuhe.cn,🛑 </text:span><text:span text:style-name="T2">全球拦截</text:span></text:p>
      <text:p text:style-name="P2"><text:s/><text:span text:style-name="T1">- DOMAIN-SUFFIX,sifuhu.cn,🛑 </text:span><text:span text:style-name="T2">全球拦截</text:span></text:p>
      <text:p text:style-name="P2"><text:s/><text:span text:style-name="T1">- DOMAIN-SUFFIX,sifuji.cn,🛑 </text:span><text:span text:style-name="T2">全球拦截</text:span></text:p>
      <text:p text:style-name="P2"><text:s/><text:span text:style-name="T1">- DOMAIN-SUFFIX,sifuka.cn,🛑 </text:span><text:span text:style-name="T2">全球拦截</text:span></text:p>
      <text:p text:style-name="P2"><text:s/><text:span text:style-name="T1">- DOMAIN-SUFFIX,smgru.net,🛑 </text:span><text:span text:style-name="T2">全球拦截</text:span></text:p>
      <text:p text:style-name="P2"><text:s/><text:span text:style-name="T1">- DOMAIN-SUFFIX,taoggou.com,🛑 </text:span><text:span text:style-name="T2">全球拦截</text:span></text:p>
      <text:p text:style-name="P2"><text:s/><text:span text:style-name="T1">- DOMAIN-SUFFIX,tcxshop.com,🛑 </text:span><text:span text:style-name="T2">全球拦截</text:span></text:p>
      <text:p text:style-name="P2"><text:s/><text:span text:style-name="T1">- DOMAIN-SUFFIX,tjqonline.cn,🛑 </text:span><text:span text:style-name="T2">全球拦截</text:span></text:p>
      <text:p text:style-name="P2"><text:s/><text:span text:style-name="T1">- DOMAIN-SUFFIX,topitme.com,🛑 </text:span><text:span text:style-name="T2">全球拦截</text:span></text:p>
      <text:p text:style-name="P2"><text:s/><text:span text:style-name="T1">- DOMAIN-SUFFIX,tt3sm4.cn,🛑 </text:span><text:span text:style-name="T2">全球拦截</text:span></text:p>
      <text:p text:style-name="P2"><text:s/><text:span text:style-name="T1">- DOMAIN-SUFFIX,tuia.cn,🛑 </text:span><text:span text:style-name="T2">全球拦截</text:span></text:p>
      <text:p text:style-name="P2"><text:s/><text:span text:style-name="T1">- DOMAIN-SUFFIX,tuipenguin.com,🛑 </text:span><text:span text:style-name="T2">全球拦截</text:span></text:p>
      <text:p text:style-name="P2"><text:s/><text:span text:style-name="T1">- DOMAIN-SUFFIX,tuitiger.com,🛑 </text:span><text:span text:style-name="T2">全球拦截</text:span></text:p>
      <text:p text:style-name="P2"><text:s/><text:span text:style-name="T1">- DOMAIN-SUFFIX,websd8.com,🛑 </text:span><text:span text:style-name="T2">全球拦截</text:span></text:p>
      <text:p text:style-name="P2"><text:s/><text:span text:style-name="T1">- DOMAIN-SUFFIX,wx16999.com,🛑 </text:span><text:span text:style-name="T2">全球拦截</text:span></text:p>
      <text:p text:style-name="P2"><text:s/><text:span text:style-name="T1">- DOMAIN-SUFFIX,xiaohuau.xyz,🛑 </text:span><text:span text:style-name="T2">全球拦截</text:span></text:p>
      <text:p text:style-name="P2"><text:s/><text:span text:style-name="T1">- DOMAIN-SUFFIX,yinmong.com,🛑 </text:span><text:span text:style-name="T2">全球拦截</text:span></text:p>
      <text:p text:style-name="P2"><text:s/><text:span text:style-name="T1">- DOMAIN-SUFFIX,yiqifa.com,🛑 </text:span><text:span text:style-name="T2">全球拦截</text:span></text:p>
      <text:p text:style-name="P2"><text:s/><text:span text:style-name="T1">- DOMAIN-SUFFIX,yitaopt.com,🛑 </text:span><text:span text:style-name="T2">全球拦截</text:span></text:p>
      <text:p text:style-name="P2"><text:s/><text:span text:style-name="T1">- DOMAIN-SUFFIX,yjqiqi.com,🛑 </text:span><text:span text:style-name="T2">全球拦截</text:span></text:p>
      <text:p text:style-name="P2"><text:s/><text:span text:style-name="T1">- DOMAIN-SUFFIX,yukhj.com,🛑 </text:span><text:span text:style-name="T2">全球拦截</text:span></text:p>
      <text:p text:style-name="P2"><text:s/><text:span text:style-name="T1">- DOMAIN-SUFFIX,zhaozecheng.cn,🛑 </text:span><text:span text:style-name="T2">全球拦截</text:span></text:p>
      <text:p text:style-name="P2"><text:s/><text:span text:style-name="T1">- DOMAIN-SUFFIX,zhenxinet.com,🛑 </text:span><text:span text:style-name="T2">全球拦截</text:span></text:p>
      <text:p text:style-name="P2"><text:s/><text:span text:style-name="T1">- DOMAIN-SUFFIX,zlne800.com,🛑 </text:span><text:span text:style-name="T2">全球拦截</text:span></text:p>
      <text:p text:style-name="P2"><text:s/><text:span text:style-name="T1">- DOMAIN-SUFFIX,zunmi.cn,🛑 </text:span><text:span text:style-name="T2">全球拦截</text:span></text:p>
      <text:p text:style-name="P2"><text:s/><text:span text:style-name="T1">- DOMAIN-SUFFIX,zzd6.com,🛑 </text:span><text:span text:style-name="T2">全球拦截</text:span></text:p>
      <text:p text:style-name="P2"><text:soft-page-break/><text:s/><text:span text:style-name="T1">- DOMAIN-SUFFIX,mackeeper.com,🛑 </text:span><text:span text:style-name="T2">全球拦截</text:span></text:p>
      <text:p text:style-name="P2"><text:s/><text:span text:style-name="T1">- DOMAIN-SUFFIX,app-measurement.com,🛑 </text:span><text:span text:style-name="T2">全球拦截</text:span></text:p>
      <text:p text:style-name="P2"><text:s/><text:span text:style-name="T1">- DOMAIN-SUFFIX,mob.com,🛑 </text:span><text:span text:style-name="T2">全球拦截</text:span></text:p>
      <text:p text:style-name="P2"><text:s/><text:span text:style-name="T1">- DOMAIN-SUFFIX,api.joybj.com,🛑 </text:span><text:span text:style-name="T2">全球拦截</text:span></text:p>
      <text:p text:style-name="P2"><text:s/><text:span text:style-name="T1">- DOMAIN-SUFFIX,api.whizzone.com,🛑 </text:span><text:span text:style-name="T2">全球拦截</text:span></text:p>
      <text:p text:style-name="P2"><text:s/><text:span text:style-name="T1">- DOMAIN-SUFFIX,mmstat.com,🛑 </text:span><text:span text:style-name="T2">全球拦截</text:span></text:p>
      <text:p text:style-name="P2"><text:s/><text:span text:style-name="T1">- DOMAIN-SUFFIX,4paradigm.com,🛑 </text:span><text:span text:style-name="T2">全球拦截</text:span></text:p>
      <text:p text:style-name="P2"><text:s/><text:span text:style-name="T1">- DOMAIN-SUFFIX,catch.gift,🛑 </text:span><text:span text:style-name="T2">全球拦截</text:span></text:p>
      <text:p text:style-name="P2"><text:s/><text:span text:style-name="T1">- DOMAIN-SUFFIX,pubnative.net,🛑 </text:span><text:span text:style-name="T2">全球拦截</text:span></text:p>
      <text:p text:style-name="P2"><text:s/><text:span text:style-name="T1">- DOMAIN-SUFFIX,www.googleadservices.com,🛑 </text:span><text:span text:style-name="T2">全球拦截</text:span></text:p>
      <text:p text:style-name="P2"><text:s/><text:span text:style-name="T1">- DOMAIN-SUFFIX,www.google-analytics.com,🛑 </text:span><text:span text:style-name="T2">全球拦截</text:span></text:p>
      <text:p text:style-name="P2"><text:s/><text:span text:style-name="T1">- DOMAIN-SUFFIX,fusion.qq.com,🛑 </text:span><text:span text:style-name="T2">全球拦截</text:span></text:p>
      <text:p text:style-name="P2"><text:s/><text:span text:style-name="T1">- DOMAIN-SUFFIX,ios.bugly.qq.com,🛑 </text:span><text:span text:style-name="T2">全球拦截</text:span></text:p>
      <text:p text:style-name="P2"><text:s/><text:span text:style-name="T1">- DOMAIN-SUFFIX,wup.imtt.qq.com,🛑 </text:span><text:span text:style-name="T2">全球拦截</text:span></text:p>
      <text:p text:style-name="P2"><text:s/><text:span text:style-name="T1">- DOMAIN-SUFFIX,tns.simba.taobao.com,🛑 </text:span><text:span text:style-name="T2">全球拦截</text:span></text:p>
      <text:p text:style-name="P2"><text:s/><text:span text:style-name="T1">- DOMAIN-SUFFIX,click.mz.simba.taobao.com,🛑 </text:span><text:span text:style-name="T2">全球拦截</text:span></text:p>
      <text:p text:style-name="P2"><text:s/><text:span text:style-name="T1">- DOMAIN-SUFFIX,click.simba.taobao.com,🛑 </text:span><text:span text:style-name="T2">全球拦截</text:span></text:p>
      <text:p text:style-name="P2"><text:s/><text:span text:style-name="T1">- DOMAIN-SUFFIX,click.tz.simba.taobao.com,🛑 </text:span><text:span text:style-name="T2">全球拦截</text:span></text:p>
      <text:p text:style-name="P2"><text:s/><text:span text:style-name="T1">- DOMAIN-SUFFIX,stat.simba.taobao.com,🛑 </text:span><text:span text:style-name="T2">全球拦截</text:span></text:p>
      <text:p text:style-name="P2"><text:s/><text:span text:style-name="T1">- DOMAIN-SUFFIX,m-adash.m.taobao.com,🛑 </text:span><text:span text:style-name="T2">全球拦截</text:span></text:p>
      <text:p text:style-name="P2"><text:s/><text:span text:style-name="T1">- DOMAIN-SUFFIX,adashbc.m.taobao.com,🛑 </text:span><text:span text:style-name="T2">全球拦截</text:span></text:p>
      <text:p text:style-name="P2"><text:s/><text:span text:style-name="T1">- DOMAIN-SUFFIX,applovin.com,🛑 </text:span><text:span text:style-name="T2">全球拦截</text:span></text:p>
      <text:p text:style-name="P2"><text:s/><text:span text:style-name="T1">- DOMAIN-SUFFIX,applvn.com,🛑 </text:span><text:span text:style-name="T2">全球拦截</text:span></text:p>
      <text:p text:style-name="P2"><text:s/><text:span text:style-name="T1">- DOMAIN-SUFFIX,inner-active.mobi,🛑 </text:span><text:span text:style-name="T2">全球拦截</text:span></text:p>
      <text:p text:style-name="P2"><text:s/><text:span text:style-name="T1">- DOMAIN-SUFFIX,mdfull.com,🛑 </text:span><text:span text:style-name="T2">全球拦截</text:span></text:p>
      <text:p text:style-name="P2"><text:s/><text:span text:style-name="T1">- DOMAIN-SUFFIX,openx.net,🛑 </text:span><text:span text:style-name="T2">全球拦截</text:span></text:p>
      <text:p text:style-name="P2"><text:s/><text:span text:style-name="T1">- DOMAIN-SUFFIX,vidoomy.com,🛑 </text:span><text:span text:style-name="T2">全球拦截</text:span></text:p>
      <text:p text:style-name="P2"><text:s/><text:span text:style-name="T1">- DOMAIN-SUFFIX,flash.cn,🛑 </text:span><text:span text:style-name="T2">全球拦截</text:span></text:p>
      <text:p text:style-name="P2"><text:s/><text:span text:style-name="T1">- DOMAIN-SUFFIX,gs.getui.com,🛑 </text:span><text:span text:style-name="T2">全球拦截</text:span></text:p>
      <text:p text:style-name="P2"><text:s/><text:span text:style-name="T1">- DOMAIN-SUFFIX,log.b612kaji.com,🛑 </text:span><text:span text:style-name="T2">全球拦截</text:span></text:p>
      <text:p text:style-name="P2"><text:s/><text:span text:style-name="T1">- DOMAIN-SUFFIX,beacon.qq.com,🛑 </text:span><text:span text:style-name="T2">全球拦截</text:span></text:p>
      <text:p text:style-name="P2"><text:s/><text:span text:style-name="T1">- DOMAIN-SUFFIX,pgdt.gtimg.com,🛑 </text:span><text:span text:style-name="T2">全球拦截</text:span></text:p>
      <text:p text:style-name="P2"><text:s/><text:span text:style-name="T1">- DOMAIN-SUFFIX,4009997658.com,🛑 </text:span><text:span text:style-name="T2">全球拦截</text:span></text:p>
      <text:p text:style-name="P2"><text:s/><text:span text:style-name="T1">- DOMAIN-SUFFIX,abbyychina.com,🛑 </text:span><text:span text:style-name="T2">全球拦截</text:span></text:p>
      <text:p text:style-name="P2"><text:s/><text:span text:style-name="T1">- DOMAIN-SUFFIX,bartender.cc,🛑 </text:span><text:span text:style-name="T2">全球拦截</text:span></text:p>
      <text:p text:style-name="P2"><text:s/><text:span text:style-name="T1">- DOMAIN-SUFFIX,betterzip.net,🛑 </text:span><text:span text:style-name="T2">全球拦截</text:span></text:p>
      <text:p text:style-name="P2"><text:s/><text:span text:style-name="T1">- DOMAIN-SUFFIX,beyondcompare.cc,🛑 </text:span><text:span text:style-name="T2">全球拦截</text:span></text:p>
      <text:p text:style-name="P2"><text:s/><text:span text:style-name="T1">- DOMAIN-SUFFIX,bingdianhuanyuan.cn,🛑 </text:span><text:span text:style-name="T2">全球拦截</text:span></text:p>
      <text:p text:style-name="P2"><text:s/><text:span text:style-name="T1">- DOMAIN-SUFFIX,chemdraw.com.cn,🛑 </text:span><text:span text:style-name="T2">全球拦截</text:span></text:p>
      <text:p text:style-name="P2"><text:s/><text:span text:style-name="T1">- DOMAIN-SUFFIX,cjmakeding.com,🛑 </text:span><text:span text:style-name="T2">全球拦截</text:span></text:p>
      <text:p text:style-name="P2"><text:s/><text:span text:style-name="T1">- DOMAIN-SUFFIX,cjmkt.com,🛑 </text:span><text:span text:style-name="T2">全球拦截</text:span></text:p>
      <text:p text:style-name="P2"><text:s/><text:span text:style-name="T1">- DOMAIN-SUFFIX,codesoftchina.com,🛑 </text:span><text:span text:style-name="T2">全球拦截</text:span></text:p>
      <text:p text:style-name="P2"><text:s/><text:span text:style-name="T1">- DOMAIN-SUFFIX,coreldrawchina.com,🛑 </text:span><text:span text:style-name="T2">全球拦截</text:span></text:p>
      <text:p text:style-name="P2"><text:s/><text:span text:style-name="T1">- DOMAIN-SUFFIX,crossoverchina.com,🛑 </text:span><text:span text:style-name="T2">全球拦截</text:span></text:p>
      <text:p text:style-name="P2"><text:s/><text:span text:style-name="T1">- DOMAIN-SUFFIX,easyrecoverychina.com,🛑 </text:span><text:span text:style-name="T2">全球拦截</text:span></text:p>
      <text:p text:style-name="P2"><text:s/><text:span text:style-name="T1">- DOMAIN-SUFFIX,ediuschina.com,🛑 </text:span><text:span text:style-name="T2">全球拦截</text:span></text:p>
      <text:p text:style-name="P2"><text:s/><text:span text:style-name="T1">- DOMAIN-SUFFIX,flstudiochina.com,🛑 </text:span><text:span text:style-name="T2">全球拦截</text:span></text:p>
      <text:p text:style-name="P2"><text:s/><text:span text:style-name="T1">- DOMAIN-SUFFIX,formysql.com,🛑 </text:span><text:span text:style-name="T2">全球拦截</text:span></text:p>
      <text:p text:style-name="P2"><text:s/><text:span text:style-name="T1">- DOMAIN-SUFFIX,guitarpro.cc,🛑 </text:span><text:span text:style-name="T2">全球拦截</text:span></text:p>
      <text:p text:style-name="P2"><text:s/><text:span text:style-name="T1">- DOMAIN-SUFFIX,huishenghuiying.com.cn,🛑 </text:span><text:span text:style-name="T2">全球拦截</text:span></text:p>
      <text:p text:style-name="P2"><text:s/><text:span text:style-name="T1">- DOMAIN-SUFFIX,hypersnap.net,🛑 </text:span><text:span text:style-name="T2">全球拦截</text:span></text:p>
      <text:p text:style-name="P2"><text:s/><text:span text:style-name="T1">- DOMAIN-SUFFIX,iconworkshop.cn,🛑 </text:span><text:span text:style-name="T2">全球拦截</text:span></text:p>
      <text:p text:style-name="P2"><text:s/><text:span text:style-name="T1">- DOMAIN-SUFFIX,imindmap.cc,🛑 </text:span><text:span text:style-name="T2">全球拦截</text:span></text:p>
      <text:p text:style-name="P2"><text:s/><text:span text:style-name="T1">- DOMAIN-SUFFIX,jihehuaban.com.cn,🛑 </text:span><text:span text:style-name="T2">全球拦截</text:span></text:p>
      <text:p text:style-name="P2"><text:s/><text:span text:style-name="T1">- DOMAIN-SUFFIX,keyshot.cc,🛑 </text:span><text:span text:style-name="T2">全球拦截</text:span></text:p>
      <text:p text:style-name="P2"><text:s/><text:span text:style-name="T1">- DOMAIN-SUFFIX,kingdeecn.cn,🛑 </text:span><text:span text:style-name="T2">全球拦截</text:span></text:p>
      <text:p text:style-name="P2"><text:soft-page-break/><text:s/><text:span text:style-name="T1">- DOMAIN-SUFFIX,logoshejishi.com,🛑 </text:span><text:span text:style-name="T2">全球拦截</text:span></text:p>
      <text:p text:style-name="P2"><text:s/><text:span text:style-name="T1">- DOMAIN-SUFFIX,mairuan.cn,🛑 </text:span><text:span text:style-name="T2">全球拦截</text:span></text:p>
      <text:p text:style-name="P2"><text:s/><text:span text:style-name="T1">- DOMAIN-SUFFIX,mairuan.com,🛑 </text:span><text:span text:style-name="T2">全球拦截</text:span></text:p>
      <text:p text:style-name="P2"><text:s/><text:span text:style-name="T1">- DOMAIN-SUFFIX,mairuan.com.cn,🛑 </text:span><text:span text:style-name="T2">全球拦截</text:span></text:p>
      <text:p text:style-name="P2"><text:s/><text:span text:style-name="T1">- DOMAIN-SUFFIX,mairuan.net,🛑 </text:span><text:span text:style-name="T2">全球拦截</text:span></text:p>
      <text:p text:style-name="P2"><text:s/><text:span text:style-name="T1">- DOMAIN-SUFFIX,mairuanwang.com,🛑 </text:span><text:span text:style-name="T2">全球拦截</text:span></text:p>
      <text:p text:style-name="P2"><text:s/><text:span text:style-name="T1">- DOMAIN-SUFFIX,makeding.com,🛑 </text:span><text:span text:style-name="T2">全球拦截</text:span></text:p>
      <text:p text:style-name="P2"><text:s/><text:span text:style-name="T1">- DOMAIN-SUFFIX,mathtype.cn,🛑 </text:span><text:span text:style-name="T2">全球拦截</text:span></text:p>
      <text:p text:style-name="P2"><text:s/><text:span text:style-name="T1">- DOMAIN-SUFFIX,mindmanager.cc,🛑 </text:span><text:span text:style-name="T2">全球拦截</text:span></text:p>
      <text:p text:style-name="P2"><text:s/><text:span text:style-name="T1">- DOMAIN-SUFFIX,mindmapper.cc,🛑 </text:span><text:span text:style-name="T2">全球拦截</text:span></text:p>
      <text:p text:style-name="P2"><text:s/><text:span text:style-name="T1">- DOMAIN-SUFFIX,mycleanmymac.com,🛑 </text:span><text:span text:style-name="T2">全球拦截</text:span></text:p>
      <text:p text:style-name="P2"><text:s/><text:span text:style-name="T1">- DOMAIN-SUFFIX,nicelabel.cc,🛑 </text:span><text:span text:style-name="T2">全球拦截</text:span></text:p>
      <text:p text:style-name="P2"><text:s/><text:span text:style-name="T1">- DOMAIN-SUFFIX,ntfsformac.cc,🛑 </text:span><text:span text:style-name="T2">全球拦截</text:span></text:p>
      <text:p text:style-name="P2"><text:s/><text:span text:style-name="T1">- DOMAIN-SUFFIX,ntfsformac.cn,🛑 </text:span><text:span text:style-name="T2">全球拦截</text:span></text:p>
      <text:p text:style-name="P2"><text:s/><text:span text:style-name="T1">- DOMAIN-SUFFIX,overturechina.com,🛑 </text:span><text:span text:style-name="T2">全球拦截</text:span></text:p>
      <text:p text:style-name="P2"><text:s/><text:span text:style-name="T1">- DOMAIN-SUFFIX,passwordrecovery.cn,🛑 </text:span><text:span text:style-name="T2">全球拦截</text:span></text:p>
      <text:p text:style-name="P2"><text:s/><text:span text:style-name="T1">- DOMAIN-SUFFIX,pdfexpert.cc,🛑 </text:span><text:span text:style-name="T2">全球拦截</text:span></text:p>
      <text:p text:style-name="P2"><text:s/><text:span text:style-name="T1">- DOMAIN-SUFFIX,shankejingling.com,🛑 </text:span><text:span text:style-name="T2">全球拦截</text:span></text:p>
      <text:p text:style-name="P2"><text:s/><text:span text:style-name="T1">- DOMAIN-SUFFIX,ultraiso.net,🛑 </text:span><text:span text:style-name="T2">全球拦截</text:span></text:p>
      <text:p text:style-name="P2"><text:s/><text:span text:style-name="T1">- DOMAIN-SUFFIX,vegaschina.cn,🛑 </text:span><text:span text:style-name="T2">全球拦截</text:span></text:p>
      <text:p text:style-name="P2"><text:s/><text:span text:style-name="T1">- DOMAIN-SUFFIX,xmindchina.net,🛑 </text:span><text:span text:style-name="T2">全球拦截</text:span></text:p>
      <text:p text:style-name="P2"><text:s/><text:span text:style-name="T1">- DOMAIN-SUFFIX,xshellcn.com,🛑 </text:span><text:span text:style-name="T2">全球拦截</text:span></text:p>
      <text:p text:style-name="P2"><text:s/><text:span text:style-name="T1">- DOMAIN-SUFFIX,yihuifu.cn,🛑 </text:span><text:span text:style-name="T2">全球拦截</text:span></text:p>
      <text:p text:style-name="P2"><text:s/><text:span text:style-name="T1">- DOMAIN-SUFFIX,yuanchengxiezuo.com,🛑 </text:span><text:span text:style-name="T2">全球拦截</text:span></text:p>
      <text:p text:style-name="P2"><text:s/><text:span text:style-name="T1">- DOMAIN-SUFFIX,zbrushcn.com,🛑 </text:span><text:span text:style-name="T2">全球拦截</text:span></text:p>
      <text:p text:style-name="P2"><text:s/><text:span text:style-name="T1">- DOMAIN-SUFFIX,zhzzx.com,🛑 </text:span><text:span text:style-name="T2">全球拦截</text:span></text:p>
      <text:p text:style-name="P2"><text:s/><text:span text:style-name="T1">- DOMAIN-SUFFIX,clotfun.mobi,🛑 </text:span><text:span text:style-name="T2">全球拦截</text:span></text:p>
      <text:p text:style-name="P2"><text:s/><text:span text:style-name="T1">- DOMAIN-SUFFIX,clotfun.online,🛑 </text:span><text:span text:style-name="T2">全球拦截</text:span></text:p>
      <text:p text:style-name="P2"><text:s/><text:span text:style-name="T1">- DOMAIN-SUFFIX,inmobicdn.net,🛑 </text:span><text:span text:style-name="T2">全球拦截</text:span></text:p>
      <text:p text:style-name="P2"><text:s/><text:span text:style-name="T1">- DOMAIN-SUFFIX,meetrics.com,🛑 </text:span><text:span text:style-name="T2">全球拦截</text:span></text:p>
      <text:p text:style-name="P2"><text:s/><text:span text:style-name="T1">- DOMAIN-SUFFIX,meetrics.net,🛑 </text:span><text:span text:style-name="T2">全球拦截</text:span></text:p>
      <text:p text:style-name="P2"><text:s/><text:span text:style-name="T1">- DOMAIN-SUFFIX,okjhb.xyz,🛑 </text:span><text:span text:style-name="T2">全球拦截</text:span></text:p>
      <text:p text:style-name="P2"><text:s/><text:span text:style-name="T1">- DOMAIN-SUFFIX,supersonic.com,🛑 </text:span><text:span text:style-name="T2">全球拦截</text:span></text:p>
      <text:p text:style-name="P2"><text:s/><text:span text:style-name="T1">- DOMAIN-SUFFIX,supersonicads.com,🛑 </text:span><text:span text:style-name="T2">全球拦截</text:span></text:p>
      <text:p text:style-name="P2"><text:s/><text:span text:style-name="T1">- DOMAIN-SUFFIX,zu08e.cn,🛑 </text:span><text:span text:style-name="T2">全球拦截</text:span></text:p>
      <text:p text:style-name="P2"><text:s/><text:span text:style-name="T1">- DOMAIN-SUFFIX,ad.daum.net,🛑 </text:span><text:span text:style-name="T2">全球拦截</text:span></text:p>
      <text:p text:style-name="P2"><text:s/><text:span text:style-name="T1">- DOMAIN-SUFFIX,track.xiachufang.com,🛑 </text:span><text:span text:style-name="T2">全球拦截</text:span></text:p>
      <text:p text:style-name="P2"><text:s/><text:span text:style-name="T1">- DOMAIN-SUFFIX,toots-a.akamaihd.net,🛑 </text:span><text:span text:style-name="T2">全球拦截</text:span></text:p>
      <text:p text:style-name="P2"><text:s/><text:span text:style-name="T1">- DOMAIN-SUFFIX,optimus-ads.amap.com.w.alikunlun.com,🛑 </text:span><text:span text:style-name="T2">全球拦截</text:span></text:p>
      <text:p text:style-name="P2"><text:s/><text:span text:style-name="T1">- DOMAIN-SUFFIX,yt-adp.ws.126.net,🛑 </text:span><text:span text:style-name="T2">全球拦截</text:span></text:p>
      <text:p text:style-name="P2"><text:s/><text:span text:style-name="T1">- DOMAIN-SUFFIX,alog.umeng.co,🛑 </text:span><text:span text:style-name="T2">全球拦截</text:span></text:p>
      <text:p text:style-name="P2"><text:s/><text:span text:style-name="T1">- DOMAIN-SUFFIX,adsebs.ximalaya.com,🛑 </text:span><text:span text:style-name="T2">全球拦截</text:span></text:p>
      <text:p text:style-name="P2"><text:s/><text:span text:style-name="T1">- DOMAIN-SUFFIX,ad.360in.com,🛑 </text:span><text:span text:style-name="T2">全球拦截</text:span></text:p>
      <text:p text:style-name="P2"><text:s/><text:span text:style-name="T1">- DOMAIN-SUFFIX,ad.hpplay.cn,🛑 </text:span><text:span text:style-name="T2">全球拦截</text:span></text:p>
      <text:p text:style-name="P2"><text:s/><text:span text:style-name="T1">- DOMAIN-SUFFIX,adeng.hpplay.cn,🛑 </text:span><text:span text:style-name="T2">全球拦截</text:span></text:p>
      <text:p text:style-name="P2"><text:s/><text:span text:style-name="T1">- DOMAIN-SUFFIX,rp.hpplay.cn,🛑 </text:span><text:span text:style-name="T2">全球拦截</text:span></text:p>
      <text:p text:style-name="P2"><text:s/><text:span text:style-name="T1">- DOMAIN-SUFFIX,adbs.ximalaya.com,🛑 </text:span><text:span text:style-name="T2">全球拦截</text:span></text:p>
      <text:p text:style-name="P2"><text:s/><text:span text:style-name="T1">- DOMAIN-SUFFIX,appcpi.net,🛑 </text:span><text:span text:style-name="T2">全球拦截</text:span></text:p>
      <text:p text:style-name="P2"><text:s/><text:span text:style-name="T1">- DOMAIN-SUFFIX,bulldogcpi.com,🛑 </text:span><text:span text:style-name="T2">全球拦截</text:span></text:p>
      <text:p text:style-name="P2"><text:s/><text:span text:style-name="T1">- DOMAIN-SUFFIX,insurads.com,🛑 </text:span><text:span text:style-name="T2">全球拦截</text:span></text:p>
      <text:p text:style-name="P2"><text:s/><text:span text:style-name="T1">- IP-CIDR,101.227.97.240/32,🛑 </text:span><text:span text:style-name="T2">全球拦截</text:span><text:span text:style-name="T1">,no-resolve</text:span></text:p>
      <text:p text:style-name="P2"><text:s/><text:span text:style-name="T1">- IP-CIDR,101.227.200.11/32,🛑 </text:span><text:span text:style-name="T2">全球拦截</text:span><text:span text:style-name="T1">,no-resolve</text:span></text:p>
      <text:p text:style-name="P2"><text:s/><text:span text:style-name="T1">- IP-CIDR,101.227.200.28/32,🛑 </text:span><text:span text:style-name="T2">全球拦截</text:span><text:span text:style-name="T1">,no-resolve</text:span></text:p>
      <text:p text:style-name="P2"><text:s/><text:span text:style-name="T1">- IP-CIDR,124.192.153.42/32,🛑 </text:span><text:span text:style-name="T2">全球拦截</text:span><text:span text:style-name="T1">,no-resolve</text:span></text:p>
      <text:p text:style-name="P2"><text:s/><text:span text:style-name="T1">- IP-CIDR,117.177.248.17/32,🛑 </text:span><text:span text:style-name="T2">全球拦截</text:span><text:span text:style-name="T1">,no-resolve</text:span></text:p>
      <text:p text:style-name="P2"><text:s/><text:span text:style-name="T1">- IP-CIDR,117.177.248.41/32,🛑 </text:span><text:span text:style-name="T2">全球拦截</text:span><text:span text:style-name="T1">,no-resolve</text:span></text:p>
      <text:p text:style-name="P2"><text:soft-page-break/><text:s/><text:span text:style-name="T1">- IP-CIDR,223.87.176.139/32,🛑 </text:span><text:span text:style-name="T2">全球拦截</text:span><text:span text:style-name="T1">,no-resolve</text:span></text:p>
      <text:p text:style-name="P2"><text:s/><text:span text:style-name="T1">- IP-CIDR,223.87.176.176/32,🛑 </text:span><text:span text:style-name="T2">全球拦截</text:span><text:span text:style-name="T1">,no-resolve</text:span></text:p>
      <text:p text:style-name="P2"><text:s/><text:span text:style-name="T1">- IP-CIDR,223.87.177.180/32,🛑 </text:span><text:span text:style-name="T2">全球拦截</text:span><text:span text:style-name="T1">,no-resolve</text:span></text:p>
      <text:p text:style-name="P2"><text:s/><text:span text:style-name="T1">- IP-CIDR,223.87.177.182/32,🛑 </text:span><text:span text:style-name="T2">全球拦截</text:span><text:span text:style-name="T1">,no-resolve</text:span></text:p>
      <text:p text:style-name="P2"><text:s/><text:span text:style-name="T1">- IP-CIDR,223.87.177.184/32,🛑 </text:span><text:span text:style-name="T2">全球拦截</text:span><text:span text:style-name="T1">,no-resolve</text:span></text:p>
      <text:p text:style-name="P2"><text:s/><text:span text:style-name="T1">- IP-CIDR,223.87.177.43/32,🛑 </text:span><text:span text:style-name="T2">全球拦截</text:span><text:span text:style-name="T1">,no-resolve</text:span></text:p>
      <text:p text:style-name="P2"><text:s/><text:span text:style-name="T1">- IP-CIDR,223.87.177.47/32,🛑 </text:span><text:span text:style-name="T2">全球拦截</text:span><text:span text:style-name="T1">,no-resolve</text:span></text:p>
      <text:p text:style-name="P2"><text:s/><text:span text:style-name="T1">- IP-CIDR,223.87.177.80/32,🛑 </text:span><text:span text:style-name="T2">全球拦截</text:span><text:span text:style-name="T1">,no-resolve</text:span></text:p>
      <text:p text:style-name="P2"><text:s/><text:span text:style-name="T1">- IP-CIDR,223.87.182.101/32,🛑 </text:span><text:span text:style-name="T2">全球拦截</text:span><text:span text:style-name="T1">,no-resolve</text:span></text:p>
      <text:p text:style-name="P2"><text:s/><text:span text:style-name="T1">- IP-CIDR,223.87.182.102/32,🛑 </text:span><text:span text:style-name="T2">全球拦截</text:span><text:span text:style-name="T1">,no-resolve</text:span></text:p>
      <text:p text:style-name="P2"><text:s/><text:span text:style-name="T1">- IP-CIDR,223.87.182.11/32,🛑 </text:span><text:span text:style-name="T2">全球拦截</text:span><text:span text:style-name="T1">,no-resolve</text:span></text:p>
      <text:p text:style-name="P2"><text:s/><text:span text:style-name="T1">- IP-CIDR,223.87.182.52/32,🛑 </text:span><text:span text:style-name="T2">全球拦截</text:span><text:span text:style-name="T1">,no-resolve</text:span></text:p>
      <text:p text:style-name="P2"><text:s/><text:span text:style-name="T1">- IP-CIDR,1.3.0.10/32,🛑 </text:span><text:span text:style-name="T2">全球拦截</text:span><text:span text:style-name="T1">,no-resolve</text:span></text:p>
      <text:p text:style-name="P2"><text:s/><text:span text:style-name="T1">- IP-CIDR,101.201.29.182/32,🛑 </text:span><text:span text:style-name="T2">全球拦截</text:span><text:span text:style-name="T1">,no-resolve</text:span></text:p>
      <text:p text:style-name="P2"><text:s/><text:span text:style-name="T1">- IP-CIDR,101.251.211.235/32,🛑 </text:span><text:span text:style-name="T2">全球拦截</text:span><text:span text:style-name="T1">,no-resolve</text:span></text:p>
      <text:p text:style-name="P2"><text:s/><text:span text:style-name="T1">- IP-CIDR,103.249.254.113/32,🛑 </text:span><text:span text:style-name="T2">全球拦截</text:span><text:span text:style-name="T1">,no-resolve</text:span></text:p>
      <text:p text:style-name="P2"><text:s/><text:span text:style-name="T1">- IP-CIDR,104.195.62.12/32,🛑 </text:span><text:span text:style-name="T2">全球拦截</text:span><text:span text:style-name="T1">,no-resolve</text:span></text:p>
      <text:p text:style-name="P2"><text:s/><text:span text:style-name="T1">- IP-CIDR,104.197.140.120/32,🛑 </text:span><text:span text:style-name="T2">全球拦截</text:span><text:span text:style-name="T1">,no-resolve</text:span></text:p>
      <text:p text:style-name="P2"><text:s/><text:span text:style-name="T1">- IP-CIDR,104.198.198.188/32,🛑 </text:span><text:span text:style-name="T2">全球拦截</text:span><text:span text:style-name="T1">,no-resolve</text:span></text:p>
      <text:p text:style-name="P2"><text:s/><text:span text:style-name="T1">- IP-CIDR,106.187.95.251/32,🛑 </text:span><text:span text:style-name="T2">全球拦截</text:span><text:span text:style-name="T1">,no-resolve</text:span></text:p>
      <text:p text:style-name="P2"><text:s/><text:span text:style-name="T1">- IP-CIDR,106.75.65.90/32,🛑 </text:span><text:span text:style-name="T2">全球拦截</text:span><text:span text:style-name="T1">,no-resolve</text:span></text:p>
      <text:p text:style-name="P2"><text:s/><text:span text:style-name="T1">- IP-CIDR,106.75.65.92/32,🛑 </text:span><text:span text:style-name="T2">全球拦截</text:span><text:span text:style-name="T1">,no-resolve</text:span></text:p>
      <text:p text:style-name="P2"><text:s/><text:span text:style-name="T1">- IP-CIDR,107.21.113.76/32,🛑 </text:span><text:span text:style-name="T2">全球拦截</text:span><text:span text:style-name="T1">,no-resolve</text:span></text:p>
      <text:p text:style-name="P2"><text:s/><text:span text:style-name="T1">- IP-CIDR,108.171.248.234/32,🛑 </text:span><text:span text:style-name="T2">全球拦截</text:span><text:span text:style-name="T1">,no-resolve</text:span></text:p>
      <text:p text:style-name="P2"><text:s/><text:span text:style-name="T1">- IP-CIDR,111.175.220.160/29,🛑 </text:span><text:span text:style-name="T2">全球拦截</text:span><text:span text:style-name="T1">,no-resolve</text:span></text:p>
      <text:p text:style-name="P2"><text:s/><text:span text:style-name="T1">- IP-CIDR,111.206.22.0/24,🛑 </text:span><text:span text:style-name="T2">全球拦截</text:span><text:span text:style-name="T1">,no-resolve</text:span></text:p>
      <text:p text:style-name="P2"><text:s/><text:span text:style-name="T1">- IP-CIDR,111.30.135.167/32,🛑 </text:span><text:span text:style-name="T2">全球拦截</text:span><text:span text:style-name="T1">,no-resolve</text:span></text:p>
      <text:p text:style-name="P2"><text:s/><text:span text:style-name="T1">- IP-CIDR,111.63.135.0/24,🛑 </text:span><text:span text:style-name="T2">全球拦截</text:span><text:span text:style-name="T1">,no-resolve</text:span></text:p>
      <text:p text:style-name="P2"><text:s/><text:span text:style-name="T1">- IP-CIDR,111.73.45.147/32,🛑 </text:span><text:span text:style-name="T2">全球拦截</text:span><text:span text:style-name="T1">,no-resolve</text:span></text:p>
      <text:p text:style-name="P2"><text:s/><text:span text:style-name="T1">- IP-CIDR,112.124.115.215/32,🛑 </text:span><text:span text:style-name="T2">全球拦截</text:span><text:span text:style-name="T1">,no-resolve</text:span></text:p>
      <text:p text:style-name="P2"><text:s/><text:span text:style-name="T1">- IP-CIDR,112.74.95.46/32,🛑 </text:span><text:span text:style-name="T2">全球拦截</text:span><text:span text:style-name="T1">,no-resolve</text:span></text:p>
      <text:p text:style-name="P2"><text:s/><text:span text:style-name="T1">- IP-CIDR,113.207.57.24/32,🛑 </text:span><text:span text:style-name="T2">全球拦截</text:span><text:span text:style-name="T1">,no-resolve</text:span></text:p>
      <text:p text:style-name="P2"><text:s/><text:span text:style-name="T1">- IP-CIDR,113.57.230.88/32,🛑 </text:span><text:span text:style-name="T2">全球拦截</text:span><text:span text:style-name="T1">,no-resolve</text:span></text:p>
      <text:p text:style-name="P2"><text:s/><text:span text:style-name="T1">- IP-CIDR,114.55.123.44/32,🛑 </text:span><text:span text:style-name="T2">全球拦截</text:span><text:span text:style-name="T1">,no-resolve</text:span></text:p>
      <text:p text:style-name="P2"><text:s/><text:span text:style-name="T1">- IP-CIDR,114.95.102.77/32,🛑 </text:span><text:span text:style-name="T2">全球拦截</text:span><text:span text:style-name="T1">,no-resolve</text:span></text:p>
      <text:p text:style-name="P2"><text:s/><text:span text:style-name="T1">- IP-CIDR,115.29.141.121/32,🛑 </text:span><text:span text:style-name="T2">全球拦截</text:span><text:span text:style-name="T1">,no-resolve</text:span></text:p>
      <text:p text:style-name="P2"><text:s/><text:span text:style-name="T1">- IP-CIDR,115.29.247.48/32,🛑 </text:span><text:span text:style-name="T2">全球拦截</text:span><text:span text:style-name="T1">,no-resolve</text:span></text:p>
      <text:p text:style-name="P2"><text:s/><text:span text:style-name="T1">- IP-CIDR,116.206.22.7/32,🛑 </text:span><text:span text:style-name="T2">全球拦截</text:span><text:span text:style-name="T1">,no-resolve</text:span></text:p>
      <text:p text:style-name="P2"><text:s/><text:span text:style-name="T1">- IP-CIDR,116.55.227.242/32,🛑 </text:span><text:span text:style-name="T2">全球拦截</text:span><text:span text:style-name="T1">,no-resolve</text:span></text:p>
      <text:p text:style-name="P2"><text:s/><text:span text:style-name="T1">- IP-CIDR,117.144.242.32/32,🛑 </text:span><text:span text:style-name="T2">全球拦截</text:span><text:span text:style-name="T1">,no-resolve</text:span></text:p>
      <text:p text:style-name="P2"><text:s/><text:span text:style-name="T1">- IP-CIDR,117.25.133.209/32,🛑 </text:span><text:span text:style-name="T2">全球拦截</text:span><text:span text:style-name="T1">,no-resolve</text:span></text:p>
      <text:p text:style-name="P2"><text:s/><text:span text:style-name="T1">- IP-CIDR,118.144.88.215/28,🛑 </text:span><text:span text:style-name="T2">全球拦截</text:span><text:span text:style-name="T1">,no-resolve</text:span></text:p>
      <text:p text:style-name="P2"><text:s/><text:span text:style-name="T1">- IP-CIDR,119.188.13.0/24,🛑 </text:span><text:span text:style-name="T2">全球拦截</text:span><text:span text:style-name="T1">,no-resolve</text:span></text:p>
      <text:p text:style-name="P2"><text:s/><text:span text:style-name="T1">- IP-CIDR,120.132.57.41/32,🛑 </text:span><text:span text:style-name="T2">全球拦截</text:span><text:span text:style-name="T1">,no-resolve</text:span></text:p>
      <text:p text:style-name="P2"><text:s/><text:span text:style-name="T1">- IP-CIDR,120.132.63.203/32,🛑 </text:span><text:span text:style-name="T2">全球拦截</text:span><text:span text:style-name="T1">,no-resolve</text:span></text:p>
      <text:p text:style-name="P2"><text:s/><text:span text:style-name="T1">- IP-CIDR,120.197.89.239/32,🛑 </text:span><text:span text:style-name="T2">全球拦截</text:span><text:span text:style-name="T1">,no-resolve</text:span></text:p>
      <text:p text:style-name="P2"><text:s/><text:span text:style-name="T1">- IP-CIDR,120.198.116.0/24,🛑 </text:span><text:span text:style-name="T2">全球拦截</text:span><text:span text:style-name="T1">,no-resolve</text:span></text:p>
      <text:p text:style-name="P2"><text:s/><text:span text:style-name="T1">- IP-CIDR,120.26.151.246/32,🛑 </text:span><text:span text:style-name="T2">全球拦截</text:span><text:span text:style-name="T1">,no-resolve</text:span></text:p>
      <text:p text:style-name="P2"><text:s/><text:span text:style-name="T1">- IP-CIDR,120.27.34.156/32,🛑 </text:span><text:span text:style-name="T2">全球拦截</text:span><text:span text:style-name="T1">,no-resolve</text:span></text:p>
      <text:p text:style-name="P2"><text:s/><text:span text:style-name="T1">- IP-CIDR,120.55.199.139/32,🛑 </text:span><text:span text:style-name="T2">全球拦截</text:span><text:span text:style-name="T1">,no-resolve</text:span></text:p>
      <text:p text:style-name="P2"><text:s/><text:span text:style-name="T1">- IP-CIDR,120.80.57.123/32,🛑 </text:span><text:span text:style-name="T2">全球拦截</text:span><text:span text:style-name="T1">,no-resolve</text:span></text:p>
      <text:p text:style-name="P2"><text:s/><text:span text:style-name="T1">- IP-CIDR,121.15.207.243/32,🛑 </text:span><text:span text:style-name="T2">全球拦截</text:span><text:span text:style-name="T1">,no-resolve</text:span></text:p>
      <text:p text:style-name="P2"><text:s/><text:span text:style-name="T1">- IP-CIDR,121.199.73.185/32,🛑 </text:span><text:span text:style-name="T2">全球拦截</text:span><text:span text:style-name="T1">,no-resolve</text:span></text:p>
      <text:p text:style-name="P2"><text:s/><text:span text:style-name="T1">- IP-CIDR,121.201.108.2/32,🛑 </text:span><text:span text:style-name="T2">全球拦截</text:span><text:span text:style-name="T1">,no-resolve</text:span></text:p>
      <text:p text:style-name="P2"><text:s/><text:span text:style-name="T1">- IP-CIDR,121.201.11.95/32,🛑 </text:span><text:span text:style-name="T2">全球拦截</text:span><text:span text:style-name="T1">,no-resolve</text:span></text:p>
      <text:p text:style-name="P2"><text:s/><text:span text:style-name="T1">- IP-CIDR,121.251.255.0/24,🛑 </text:span><text:span text:style-name="T2">全球拦截</text:span><text:span text:style-name="T1">,no-resolve</text:span></text:p>
      <text:p text:style-name="P2"><text:soft-page-break/><text:s/><text:span text:style-name="T1">- IP-CIDR,121.43.75.169/32,🛑 </text:span><text:span text:style-name="T2">全球拦截</text:span><text:span text:style-name="T1">,no-resolve</text:span></text:p>
      <text:p text:style-name="P2"><text:s/><text:span text:style-name="T1">- IP-CIDR,122.225.103.120/32,🛑 </text:span><text:span text:style-name="T2">全球拦截</text:span><text:span text:style-name="T1">,no-resolve</text:span></text:p>
      <text:p text:style-name="P2"><text:s/><text:span text:style-name="T1">- IP-CIDR,122.226.223.163/32,🛑 </text:span><text:span text:style-name="T2">全球拦截</text:span><text:span text:style-name="T1">,no-resolve</text:span></text:p>
      <text:p text:style-name="P2"><text:s/><text:span text:style-name="T1">- IP-CIDR,122.227.254.195/32,🛑 </text:span><text:span text:style-name="T2">全球拦截</text:span><text:span text:style-name="T1">,no-resolve</text:span></text:p>
      <text:p text:style-name="P2"><text:s/><text:span text:style-name="T1">- IP-CIDR,122.228.236.165/32,🛑 </text:span><text:span text:style-name="T2">全球拦截</text:span><text:span text:style-name="T1">,no-resolve</text:span></text:p>
      <text:p text:style-name="P2"><text:s/><text:span text:style-name="T1">- IP-CIDR,123.125.111.0/24,🛑 </text:span><text:span text:style-name="T2">全球拦截</text:span><text:span text:style-name="T1">,no-resolve</text:span></text:p>
      <text:p text:style-name="P2"><text:s/><text:span text:style-name="T1">- IP-CIDR,123.139.154.201/24,🛑 </text:span><text:span text:style-name="T2">全球拦截</text:span><text:span text:style-name="T1">,no-resolve</text:span></text:p>
      <text:p text:style-name="P2"><text:s/><text:span text:style-name="T1">- IP-CIDR,123.57.162.39/32,🛑 </text:span><text:span text:style-name="T2">全球拦截</text:span><text:span text:style-name="T1">,no-resolve</text:span></text:p>
      <text:p text:style-name="P2"><text:s/><text:span text:style-name="T1">- IP-CIDR,123.57.94.184/32,🛑 </text:span><text:span text:style-name="T2">全球拦截</text:span><text:span text:style-name="T1">,no-resolve</text:span></text:p>
      <text:p text:style-name="P2"><text:s/><text:span text:style-name="T1">- IP-CIDR,123.59.152.170/32,🛑 </text:span><text:span text:style-name="T2">全球拦截</text:span><text:span text:style-name="T1">,no-resolve</text:span></text:p>
      <text:p text:style-name="P2"><text:s/><text:span text:style-name="T1">- IP-CIDR,123.59.78.229/32,🛑 </text:span><text:span text:style-name="T2">全球拦截</text:span><text:span text:style-name="T1">,no-resolve</text:span></text:p>
      <text:p text:style-name="P2"><text:s/><text:span text:style-name="T1">- IP-CIDR,124.160.194.11/32,🛑 </text:span><text:span text:style-name="T2">全球拦截</text:span><text:span text:style-name="T1">,no-resolve</text:span></text:p>
      <text:p text:style-name="P2"><text:s/><text:span text:style-name="T1">- IP-CIDR,125.46.61.28/32,🛑 </text:span><text:span text:style-name="T2">全球拦截</text:span><text:span text:style-name="T1">,no-resolve</text:span></text:p>
      <text:p text:style-name="P2"><text:s/><text:span text:style-name="T1">- IP-CIDR,125.89.69.5/32,🛑 </text:span><text:span text:style-name="T2">全球拦截</text:span><text:span text:style-name="T1">,no-resolve</text:span></text:p>
      <text:p text:style-name="P2"><text:s/><text:span text:style-name="T1">- IP-CIDR,139.159.32.82/32,🛑 </text:span><text:span text:style-name="T2">全球拦截</text:span><text:span text:style-name="T1">,no-resolve</text:span></text:p>
      <text:p text:style-name="P2"><text:s/><text:span text:style-name="T1">- IP-CIDR,139.196.239.52/32,🛑 </text:span><text:span text:style-name="T2">全球拦截</text:span><text:span text:style-name="T1">,no-resolve</text:span></text:p>
      <text:p text:style-name="P2"><text:s/><text:span text:style-name="T1">- IP-CIDR,139.224.26.92/32,🛑 </text:span><text:span text:style-name="T2">全球拦截</text:span><text:span text:style-name="T1">,no-resolve</text:span></text:p>
      <text:p text:style-name="P2"><text:s/><text:span text:style-name="T1">- IP-CIDR,139.224.74.148/32,🛑 </text:span><text:span text:style-name="T2">全球拦截</text:span><text:span text:style-name="T1">,no-resolve</text:span></text:p>
      <text:p text:style-name="P2"><text:s/><text:span text:style-name="T1">- IP-CIDR,146.148.85.61/32,🛑 </text:span><text:span text:style-name="T2">全球拦截</text:span><text:span text:style-name="T1">,no-resolve</text:span></text:p>
      <text:p text:style-name="P2"><text:s/><text:span text:style-name="T1">- IP-CIDR,162.212.181.32/32,🛑 </text:span><text:span text:style-name="T2">全球拦截</text:span><text:span text:style-name="T1">,no-resolve</text:span></text:p>
      <text:p text:style-name="P2"><text:s/><text:span text:style-name="T1">- IP-CIDR,173.208.177.227/32,🛑 </text:span><text:span text:style-name="T2">全球拦截</text:span><text:span text:style-name="T1">,no-resolve</text:span></text:p>
      <text:p text:style-name="P2"><text:s/><text:span text:style-name="T1">- IP-CIDR,180.76.155.58/32,🛑 </text:span><text:span text:style-name="T2">全球拦截</text:span><text:span text:style-name="T1">,no-resolve</text:span></text:p>
      <text:p text:style-name="P2"><text:s/><text:span text:style-name="T1">- IP-CIDR,180.76.162.60/32,🛑 </text:span><text:span text:style-name="T2">全球拦截</text:span><text:span text:style-name="T1">,no-resolve</text:span></text:p>
      <text:p text:style-name="P2"><text:s/><text:span text:style-name="T1">- IP-CIDR,180.76.171.28/32,🛑 </text:span><text:span text:style-name="T2">全球拦截</text:span><text:span text:style-name="T1">,no-resolve</text:span></text:p>
      <text:p text:style-name="P2"><text:s/><text:span text:style-name="T1">- IP-CIDR,180.76.172.149/32,🛑 </text:span><text:span text:style-name="T2">全球拦截</text:span><text:span text:style-name="T1">,no-resolve</text:span></text:p>
      <text:p text:style-name="P2"><text:s/><text:span text:style-name="T1">- IP-CIDR,180.76.181.213/32,🛑 </text:span><text:span text:style-name="T2">全球拦截</text:span><text:span text:style-name="T1">,no-resolve</text:span></text:p>
      <text:p text:style-name="P2"><text:s/><text:span text:style-name="T1">- IP-CIDR,182.92.81.104/32,🛑 </text:span><text:span text:style-name="T2">全球拦截</text:span><text:span text:style-name="T1">,no-resolve</text:span></text:p>
      <text:p text:style-name="P2"><text:s/><text:span text:style-name="T1">- IP-CIDR,183.131.79.130/32,🛑 </text:span><text:span text:style-name="T2">全球拦截</text:span><text:span text:style-name="T1">,no-resolve</text:span></text:p>
      <text:p text:style-name="P2"><text:s/><text:span text:style-name="T1">- IP-CIDR,183.131.79.30/32,🛑 </text:span><text:span text:style-name="T2">全球拦截</text:span><text:span text:style-name="T1">,no-resolve</text:span></text:p>
      <text:p text:style-name="P2"><text:s/><text:span text:style-name="T1">- IP-CIDR,183.59.53.187/29,🛑 </text:span><text:span text:style-name="T2">全球拦截</text:span><text:span text:style-name="T1">,no-resolve</text:span></text:p>
      <text:p text:style-name="P2"><text:s/><text:span text:style-name="T1">- IP-CIDR,183.6.188.226/29,🛑 </text:span><text:span text:style-name="T2">全球拦截</text:span><text:span text:style-name="T1">,no-resolve</text:span></text:p>
      <text:p text:style-name="P2"><text:s/><text:span text:style-name="T1">- IP-CIDR,198.40.52.11/32,🛑 </text:span><text:span text:style-name="T2">全球拦截</text:span><text:span text:style-name="T1">,no-resolve</text:span></text:p>
      <text:p text:style-name="P2"><text:s/><text:span text:style-name="T1">- IP-CIDR,202.104.1.27/32,🛑 </text:span><text:span text:style-name="T2">全球拦截</text:span><text:span text:style-name="T1">,no-resolve</text:span></text:p>
      <text:p text:style-name="P2"><text:s/><text:span text:style-name="T1">- IP-CIDR,202.105.165.202/32,🛑 </text:span><text:span text:style-name="T2">全球拦截</text:span><text:span text:style-name="T1">,no-resolve</text:span></text:p>
      <text:p text:style-name="P2"><text:s/><text:span text:style-name="T1">- IP-CIDR,205.209.138.102/32,🛑 </text:span><text:span text:style-name="T2">全球拦截</text:span><text:span text:style-name="T1">,no-resolve</text:span></text:p>
      <text:p text:style-name="P2"><text:s/><text:span text:style-name="T1">- IP-CIDR,211.103.159.32/32,🛑 </text:span><text:span text:style-name="T2">全球拦截</text:span><text:span text:style-name="T1">,no-resolve</text:span></text:p>
      <text:p text:style-name="P2"><text:s/><text:span text:style-name="T1">- IP-CIDR,211.137.132.89/32,🛑 </text:span><text:span text:style-name="T2">全球拦截</text:span><text:span text:style-name="T1">,no-resolve</text:span></text:p>
      <text:p text:style-name="P2"><text:s/><text:span text:style-name="T1">- IP-CIDR,211.139.178.49/32,🛑 </text:span><text:span text:style-name="T2">全球拦截</text:span><text:span text:style-name="T1">,no-resolve</text:span></text:p>
      <text:p text:style-name="P2"><text:s/><text:span text:style-name="T1">- IP-CIDR,211.149.225.23/32,🛑 </text:span><text:span text:style-name="T2">全球拦截</text:span><text:span text:style-name="T1">,no-resolve</text:span></text:p>
      <text:p text:style-name="P2"><text:s/><text:span text:style-name="T1">- IP-CIDR,211.167.105.131/32,🛑 </text:span><text:span text:style-name="T2">全球拦截</text:span><text:span text:style-name="T1">,no-resolve</text:span></text:p>
      <text:p text:style-name="P2"><text:s/><text:span text:style-name="T1">- IP-CIDR,211.98.71.195/29,🛑 </text:span><text:span text:style-name="T2">全球拦截</text:span><text:span text:style-name="T1">,no-resolve</text:span></text:p>
      <text:p text:style-name="P2"><text:s/><text:span text:style-name="T1">- IP-CIDR,218.25.246.118/32,🛑 </text:span><text:span text:style-name="T2">全球拦截</text:span><text:span text:style-name="T1">,no-resolve</text:span></text:p>
      <text:p text:style-name="P2"><text:s/><text:span text:style-name="T1">- IP-CIDR,219.234.83.60/32,🛑 </text:span><text:span text:style-name="T2">全球拦截</text:span><text:span text:style-name="T1">,no-resolve</text:span></text:p>
      <text:p text:style-name="P2"><text:s/><text:span text:style-name="T1">- IP-CIDR,221.179.140.0/24,🛑 </text:span><text:span text:style-name="T2">全球拦截</text:span><text:span text:style-name="T1">,no-resolve</text:span></text:p>
      <text:p text:style-name="P2"><text:s/><text:span text:style-name="T1">- IP-CIDR,221.179.183.0/24,🛑 </text:span><text:span text:style-name="T2">全球拦截</text:span><text:span text:style-name="T1">,no-resolve</text:span></text:p>
      <text:p text:style-name="P2"><text:s/><text:span text:style-name="T1">- IP-CIDR,221.179.191.0/24,🛑 </text:span><text:span text:style-name="T2">全球拦截</text:span><text:span text:style-name="T1">,no-resolve</text:span></text:p>
      <text:p text:style-name="P2"><text:s/><text:span text:style-name="T1">- IP-CIDR,221.179.46.190/25,🛑 </text:span><text:span text:style-name="T2">全球拦截</text:span><text:span text:style-name="T1">,no-resolve</text:span></text:p>
      <text:p text:style-name="P2"><text:s/><text:span text:style-name="T1">- IP-CIDR,221.204.213.222/32,🛑 </text:span><text:span text:style-name="T2">全球拦截</text:span><text:span text:style-name="T1">,no-resolve</text:span></text:p>
      <text:p text:style-name="P2"><text:s/><text:span text:style-name="T1">- IP-CIDR,221.228.214.101/32,🛑 </text:span><text:span text:style-name="T2">全球拦截</text:span><text:span text:style-name="T1">,no-resolve</text:span></text:p>
      <text:p text:style-name="P2"><text:s/><text:span text:style-name="T1">- IP-CIDR,222.187.226.96/32,🛑 </text:span><text:span text:style-name="T2">全球拦截</text:span><text:span text:style-name="T1">,no-resolve</text:span></text:p>
      <text:p text:style-name="P2"><text:s/><text:span text:style-name="T1">- IP-CIDR,223.6.255.99/32,🛑 </text:span><text:span text:style-name="T2">全球拦截</text:span><text:span text:style-name="T1">,no-resolve</text:span></text:p>
      <text:p text:style-name="P2"><text:s/><text:span text:style-name="T1">- IP-CIDR,23.235.156.167/32,🛑 </text:span><text:span text:style-name="T2">全球拦截</text:span><text:span text:style-name="T1">,no-resolve</text:span></text:p>
      <text:p text:style-name="P2"><text:s/><text:span text:style-name="T1">- IP-CIDR,23.42.186.24/32,🛑 </text:span><text:span text:style-name="T2">全球拦截</text:span><text:span text:style-name="T1">,no-resolve</text:span></text:p>
      <text:p text:style-name="P2"><text:s/><text:span text:style-name="T1">- IP-CIDR,23.66.147.48/32,🛑 </text:span><text:span text:style-name="T2">全球拦截</text:span><text:span text:style-name="T1">,no-resolve</text:span></text:p>
      <text:p text:style-name="P2"><text:s/><text:span text:style-name="T1">- IP-CIDR,27.255.67.120/32,🛑 </text:span><text:span text:style-name="T2">全球拦截</text:span><text:span text:style-name="T1">,no-resolve</text:span></text:p>
      <text:p text:style-name="P2"><text:s/><text:span text:style-name="T1">- IP-CIDR,42.51.146.207/32,🛑 </text:span><text:span text:style-name="T2">全球拦截</text:span><text:span text:style-name="T1">,no-resolve</text:span></text:p>
      <text:p text:style-name="P2"><text:soft-page-break/><text:s/><text:span text:style-name="T1">- IP-CIDR,45.34.240.72/32,🛑 </text:span><text:span text:style-name="T2">全球拦截</text:span><text:span text:style-name="T1">,no-resolve</text:span></text:p>
      <text:p text:style-name="P2"><text:s/><text:span text:style-name="T1">- IP-CIDR,46.165.197.153/32,🛑 </text:span><text:span text:style-name="T2">全球拦截</text:span><text:span text:style-name="T1">,no-resolve</text:span></text:p>
      <text:p text:style-name="P2"><text:s/><text:span text:style-name="T1">- IP-CIDR,46.165.197.231/32,🛑 </text:span><text:span text:style-name="T2">全球拦截</text:span><text:span text:style-name="T1">,no-resolve</text:span></text:p>
      <text:p text:style-name="P2"><text:s/><text:span text:style-name="T1">- IP-CIDR,47.90.50.177/32,🛑 </text:span><text:span text:style-name="T2">全球拦截</text:span><text:span text:style-name="T1">,no-resolve</text:span></text:p>
      <text:p text:style-name="P2"><text:s/><text:span text:style-name="T1">- IP-CIDR,47.93.103.196/32,🛑 </text:span><text:span text:style-name="T2">全球拦截</text:span><text:span text:style-name="T1">,no-resolve</text:span></text:p>
      <text:p text:style-name="P2"><text:s/><text:span text:style-name="T1">- IP-CIDR,47.94.89.32/32,🛑 </text:span><text:span text:style-name="T2">全球拦截</text:span><text:span text:style-name="T1">,no-resolve</text:span></text:p>
      <text:p text:style-name="P2"><text:s/><text:span text:style-name="T1">- IP-CIDR,47.96.162.122/32,🛑 </text:span><text:span text:style-name="T2">全球拦截</text:span><text:span text:style-name="T1">,no-resolve</text:span></text:p>
      <text:p text:style-name="P2"><text:s/><text:span text:style-name="T1">- IP-CIDR,58.215.179.159/32,🛑 </text:span><text:span text:style-name="T2">全球拦截</text:span><text:span text:style-name="T1">,no-resolve</text:span></text:p>
      <text:p text:style-name="P2"><text:s/><text:span text:style-name="T1">- IP-CIDR,58.221.28.166/32,🛑 </text:span><text:span text:style-name="T2">全球拦截</text:span><text:span text:style-name="T1">,no-resolve</text:span></text:p>
      <text:p text:style-name="P2"><text:s/><text:span text:style-name="T1">- IP-CIDR,60.19.29.21/28,🛑 </text:span><text:span text:style-name="T2">全球拦截</text:span><text:span text:style-name="T1">,no-resolve</text:span></text:p>
      <text:p text:style-name="P2"><text:s/><text:span text:style-name="T1">- IP-CIDR,60.190.139.164/32,🛑 </text:span><text:span text:style-name="T2">全球拦截</text:span><text:span text:style-name="T1">,no-resolve</text:span></text:p>
      <text:p text:style-name="P2"><text:s/><text:span text:style-name="T1">- IP-CIDR,60.191.124.196/32,🛑 </text:span><text:span text:style-name="T2">全球拦截</text:span><text:span text:style-name="T1">,no-resolve</text:span></text:p>
      <text:p text:style-name="P2"><text:s/><text:span text:style-name="T1">- IP-CIDR,60.210.17.12/24,🛑 </text:span><text:span text:style-name="T2">全球拦截</text:span><text:span text:style-name="T1">,no-resolve</text:span></text:p>
      <text:p text:style-name="P2"><text:s/><text:span text:style-name="T1">- IP-CIDR,61.129.70.132/32,🛑 </text:span><text:span text:style-name="T2">全球拦截</text:span><text:span text:style-name="T1">,no-resolve</text:span></text:p>
      <text:p text:style-name="P2"><text:s/><text:span text:style-name="T1">- IP-CIDR,61.132.216.232/32,🛑 </text:span><text:span text:style-name="T2">全球拦截</text:span><text:span text:style-name="T1">,no-resolve</text:span></text:p>
      <text:p text:style-name="P2"><text:s/><text:span text:style-name="T1">- IP-CIDR,61.132.221.146/32,🛑 </text:span><text:span text:style-name="T2">全球拦截</text:span><text:span text:style-name="T1">,no-resolve</text:span></text:p>
      <text:p text:style-name="P2"><text:s/><text:span text:style-name="T1">- IP-CIDR,61.132.255.212/32,🛑 </text:span><text:span text:style-name="T2">全球拦截</text:span><text:span text:style-name="T1">,no-resolve</text:span></text:p>
      <text:p text:style-name="P2"><text:s/><text:span text:style-name="T1">- IP-CIDR,61.132.255.222/25,🛑 </text:span><text:span text:style-name="T2">全球拦截</text:span><text:span text:style-name="T1">,no-resolve</text:span></text:p>
      <text:p text:style-name="P2"><text:s/><text:span text:style-name="T1">- IP-CIDR,61.147.184.18/32,🛑 </text:span><text:span text:style-name="T2">全球拦截</text:span><text:span text:style-name="T1">,no-resolve</text:span></text:p>
      <text:p text:style-name="P2"><text:s/><text:span text:style-name="T1">- IP-CIDR,61.152.223.15/32,🛑 </text:span><text:span text:style-name="T2">全球拦截</text:span><text:span text:style-name="T1">,no-resolve</text:span></text:p>
      <text:p text:style-name="P2"><text:s/><text:span text:style-name="T1">- IP-CIDR,61.174.50.167/25,🛑 </text:span><text:span text:style-name="T2">全球拦截</text:span><text:span text:style-name="T1">,no-resolve</text:span></text:p>
      <text:p text:style-name="P2"><text:s/><text:span text:style-name="T1">- IP-CIDR,61.191.12.74/32,🛑 </text:span><text:span text:style-name="T2">全球拦截</text:span><text:span text:style-name="T1">,no-resolve</text:span></text:p>
      <text:p text:style-name="P2"><text:s/><text:span text:style-name="T1">- IP-CIDR,61.191.206.4/32,🛑 </text:span><text:span text:style-name="T2">全球拦截</text:span><text:span text:style-name="T1">,no-resolve</text:span></text:p>
      <text:p text:style-name="P2"><text:s/><text:span text:style-name="T1">- IP-CIDR,67.229.224.28/32,🛑 </text:span><text:span text:style-name="T2">全球拦截</text:span><text:span text:style-name="T1">,no-resolve</text:span></text:p>
      <text:p text:style-name="P2"><text:s/><text:span text:style-name="T1">- IP-CIDR,69.28.57.245/32,🛑 </text:span><text:span text:style-name="T2">全球拦截</text:span><text:span text:style-name="T1">,no-resolve</text:span></text:p>
      <text:p text:style-name="P2"><text:s/><text:span text:style-name="T1">- IP-CIDR,74.117.182.77/32,🛑 </text:span><text:span text:style-name="T2">全球拦截</text:span><text:span text:style-name="T1">,no-resolve</text:span></text:p>
      <text:p text:style-name="P2"><text:s/><text:span text:style-name="T1">- IP-CIDR,78.140.131.214/32,🛑 </text:span><text:span text:style-name="T2">全球拦截</text:span><text:span text:style-name="T1">,no-resolve</text:span></text:p>
      <text:p text:style-name="P2"><text:s/><text:span text:style-name="T1">- IP-CIDR,39.107.15.115/32,🛑 </text:span><text:span text:style-name="T2">全球拦截</text:span><text:span text:style-name="T1">,no-resolve</text:span></text:p>
      <text:p text:style-name="P2"><text:s/><text:span text:style-name="T1">- IP-CIDR,47.89.59.182/32,🛑 </text:span><text:span text:style-name="T2">全球拦截</text:span><text:span text:style-name="T1">,no-resolve</text:span></text:p>
      <text:p text:style-name="P2"><text:s/><text:span text:style-name="T1">- IP-CIDR,103.49.209.27/32,🛑 </text:span><text:span text:style-name="T2">全球拦截</text:span><text:span text:style-name="T1">,no-resolve</text:span></text:p>
      <text:p text:style-name="P2"><text:s/><text:span text:style-name="T1">- IP-CIDR,123.56.152.96/32,🛑 </text:span><text:span text:style-name="T2">全球拦截</text:span><text:span text:style-name="T1">,no-resolve</text:span></text:p>
      <text:p text:style-name="P2"><text:s/><text:span text:style-name="T1">- IP-CIDR,61.160.200.223/32,🛑 </text:span><text:span text:style-name="T2">全球拦截</text:span><text:span text:style-name="T1">,no-resolve</text:span></text:p>
      <text:p text:style-name="P2"><text:s/><text:span text:style-name="T1">- IP-CIDR,61.160.200.242/32,🛑 </text:span><text:span text:style-name="T2">全球拦截</text:span><text:span text:style-name="T1">,no-resolve</text:span></text:p>
      <text:p text:style-name="P2"><text:s/><text:span text:style-name="T1">- IP-CIDR,61.160.200.252/32,🛑 </text:span><text:span text:style-name="T2">全球拦截</text:span><text:span text:style-name="T1">,no-resolve</text:span></text:p>
      <text:p text:style-name="P2"><text:s/><text:span text:style-name="T1">- IP-CIDR,61.174.50.214/32,🛑 </text:span><text:span text:style-name="T2">全球拦截</text:span><text:span text:style-name="T1">,no-resolve</text:span></text:p>
      <text:p text:style-name="P2"><text:s/><text:span text:style-name="T1">- IP-CIDR,111.175.220.163/32,🛑 </text:span><text:span text:style-name="T2">全球拦截</text:span><text:span text:style-name="T1">,no-resolve</text:span></text:p>
      <text:p text:style-name="P2"><text:s/><text:span text:style-name="T1">- IP-CIDR,111.175.220.164/32,🛑 </text:span><text:span text:style-name="T2">全球拦截</text:span><text:span text:style-name="T1">,no-resolve</text:span></text:p>
      <text:p text:style-name="P2"><text:s/><text:span text:style-name="T1">- IP-CIDR,124.232.160.178/32,🛑 </text:span><text:span text:style-name="T2">全球拦截</text:span><text:span text:style-name="T1">,no-resolve</text:span></text:p>
      <text:p text:style-name="P2"><text:s/><text:span text:style-name="T1">- IP-CIDR,175.6.223.15/32,🛑 </text:span><text:span text:style-name="T2">全球拦截</text:span><text:span text:style-name="T1">,no-resolve</text:span></text:p>
      <text:p text:style-name="P2"><text:s/><text:span text:style-name="T1">- IP-CIDR,183.59.53.237/32,🛑 </text:span><text:span text:style-name="T2">全球拦截</text:span><text:span text:style-name="T1">,no-resolve</text:span></text:p>
      <text:p text:style-name="P2"><text:s/><text:span text:style-name="T1">- IP-CIDR,218.93.127.37/32,🛑 </text:span><text:span text:style-name="T2">全球拦截</text:span><text:span text:style-name="T1">,no-resolve</text:span></text:p>
      <text:p text:style-name="P2"><text:s/><text:span text:style-name="T1">- IP-CIDR,221.228.17.152/32,🛑 </text:span><text:span text:style-name="T2">全球拦截</text:span><text:span text:style-name="T1">,no-resolve</text:span></text:p>
      <text:p text:style-name="P2"><text:s/><text:span text:style-name="T1">- IP-CIDR,221.231.6.79/32,🛑 </text:span><text:span text:style-name="T2">全球拦截</text:span><text:span text:style-name="T1">,no-resolve</text:span></text:p>
      <text:p text:style-name="P2"><text:s/><text:span text:style-name="T1">- IP-CIDR,222.186.61.91/32,🛑 </text:span><text:span text:style-name="T2">全球拦截</text:span><text:span text:style-name="T1">,no-resolve</text:span></text:p>
      <text:p text:style-name="P2"><text:s/><text:span text:style-name="T1">- IP-CIDR,222.186.61.95/32,🛑 </text:span><text:span text:style-name="T2">全球拦截</text:span><text:span text:style-name="T1">,no-resolve</text:span></text:p>
      <text:p text:style-name="P2"><text:s/><text:span text:style-name="T1">- IP-CIDR,222.186.61.96/32,🛑 </text:span><text:span text:style-name="T2">全球拦截</text:span><text:span text:style-name="T1">,no-resolve</text:span></text:p>
      <text:p text:style-name="P2"><text:s/><text:span text:style-name="T1">- IP-CIDR,222.186.61.97/32,🛑 </text:span><text:span text:style-name="T2">全球拦截</text:span><text:span text:style-name="T1">,no-resolve</text:span></text:p>
      <text:p text:style-name="P2"><text:s/><text:span text:style-name="T1">- IP-CIDR,106.75.231.48/32,🛑 </text:span><text:span text:style-name="T2">全球拦截</text:span><text:span text:style-name="T1">,no-resolve</text:span></text:p>
      <text:p text:style-name="P2"><text:s/><text:span text:style-name="T1">- IP-CIDR,119.4.249.166/32,🛑 </text:span><text:span text:style-name="T2">全球拦截</text:span><text:span text:style-name="T1">,no-resolve</text:span></text:p>
      <text:p text:style-name="P2"><text:s/><text:span text:style-name="T1">- IP-CIDR,220.196.52.141/32,🛑 </text:span><text:span text:style-name="T2">全球拦截</text:span><text:span text:style-name="T1">,no-resolve</text:span></text:p>
      <text:p text:style-name="P2"><text:s/><text:span text:style-name="T1">- IP-CIDR,221.6.4.148/32,🛑 </text:span><text:span text:style-name="T2">全球拦截</text:span><text:span text:style-name="T1">,no-resolve</text:span></text:p>
      <text:p text:style-name="P2"><text:s/><text:span text:style-name="T1">- IP-CIDR,114.247.28.96/32,🛑 </text:span><text:span text:style-name="T2">全球拦截</text:span><text:span text:style-name="T1">,no-resolve</text:span></text:p>
      <text:p text:style-name="P2"><text:s/><text:span text:style-name="T1">- IP-CIDR,221.179.131.72/32,🛑 </text:span><text:span text:style-name="T2">全球拦截</text:span><text:span text:style-name="T1">,no-resolve</text:span></text:p>
      <text:p text:style-name="P2"><text:s/><text:span text:style-name="T1">- IP-CIDR,221.179.140.145/32,🛑 </text:span><text:span text:style-name="T2">全球拦截</text:span><text:span text:style-name="T1">,no-resolve</text:span></text:p>
      <text:p text:style-name="P2"><text:s/><text:span text:style-name="T1">- IP-CIDR,10.72.25.0/24,🛑 </text:span><text:span text:style-name="T2">全球拦截</text:span><text:span text:style-name="T1">,no-resolve</text:span></text:p>
      <text:p text:style-name="P2"><text:s/><text:span text:style-name="T1">- IP-CIDR,115.182.16.79/32,🛑 </text:span><text:span text:style-name="T2">全球拦截</text:span><text:span text:style-name="T1">,no-resolve</text:span></text:p>
      <text:p text:style-name="P2"><text:soft-page-break/><text:s/><text:span text:style-name="T1">- IP-CIDR,118.144.88.126/32,🛑 </text:span><text:span text:style-name="T2">全球拦截</text:span><text:span text:style-name="T1">,no-resolve</text:span></text:p>
      <text:p text:style-name="P2"><text:s/><text:span text:style-name="T1">- IP-CIDR,118.144.88.215/32,🛑 </text:span><text:span text:style-name="T2">全球拦截</text:span><text:span text:style-name="T1">,no-resolve</text:span></text:p>
      <text:p text:style-name="P2"><text:s/><text:span text:style-name="T1">- IP-CIDR,118.144.88.216/32,🛑 </text:span><text:span text:style-name="T2">全球拦截</text:span><text:span text:style-name="T1">,no-resolve</text:span></text:p>
      <text:p text:style-name="P2"><text:s/><text:span text:style-name="T1">- IP-CIDR,120.76.189.132/32,🛑 </text:span><text:span text:style-name="T2">全球拦截</text:span><text:span text:style-name="T1">,no-resolve</text:span></text:p>
      <text:p text:style-name="P2"><text:s/><text:span text:style-name="T1">- IP-CIDR,124.14.21.147/32,🛑 </text:span><text:span text:style-name="T2">全球拦截</text:span><text:span text:style-name="T1">,no-resolve</text:span></text:p>
      <text:p text:style-name="P2"><text:s/><text:span text:style-name="T1">- IP-CIDR,124.14.21.151/32,🛑 </text:span><text:span text:style-name="T2">全球拦截</text:span><text:span text:style-name="T1">,no-resolve</text:span></text:p>
      <text:p text:style-name="P2"><text:s/><text:span text:style-name="T1">- IP-CIDR,180.166.52.24/32,🛑 </text:span><text:span text:style-name="T2">全球拦截</text:span><text:span text:style-name="T1">,no-resolve</text:span></text:p>
      <text:p text:style-name="P2"><text:s/><text:span text:style-name="T1">- IP-CIDR,211.161.101.106/32,🛑 </text:span><text:span text:style-name="T2">全球拦截</text:span><text:span text:style-name="T1">,no-resolve</text:span></text:p>
      <text:p text:style-name="P2"><text:s/><text:span text:style-name="T1">- IP-CIDR,220.115.251.25/32,🛑 </text:span><text:span text:style-name="T2">全球拦截</text:span><text:span text:style-name="T1">,no-resolve</text:span></text:p>
      <text:p text:style-name="P2"><text:s/><text:span text:style-name="T1">- IP-CIDR,222.73.156.235/32,🛑 </text:span><text:span text:style-name="T2">全球拦截</text:span><text:span text:style-name="T1">,no-resolve</text:span></text:p>
      <text:p text:style-name="P2"><text:s/><text:span text:style-name="T1">- IP-CIDR,188.89.204.198/32,🛑 </text:span><text:span text:style-name="T2">全球拦截</text:span><text:span text:style-name="T1">,no-resolve</text:span></text:p>
      <text:p text:style-name="P2"><text:s/><text:span text:style-name="T1">- DOMAIN-SUFFIX,17gouwuba.com,🛑 </text:span><text:span text:style-name="T2">全球拦截</text:span></text:p>
      <text:p text:style-name="P2"><text:s/><text:span text:style-name="T1">- DOMAIN-SUFFIX,186078.com,🛑 </text:span><text:span text:style-name="T2">全球拦截</text:span></text:p>
      <text:p text:style-name="P2"><text:s/><text:span text:style-name="T1">- DOMAIN-SUFFIX,189zj.cn,🛑 </text:span><text:span text:style-name="T2">全球拦截</text:span></text:p>
      <text:p text:style-name="P2"><text:s/><text:span text:style-name="T1">- DOMAIN-SUFFIX,285680.com,🛑 </text:span><text:span text:style-name="T2">全球拦截</text:span></text:p>
      <text:p text:style-name="P2"><text:s/><text:span text:style-name="T1">- DOMAIN-SUFFIX,3721zh.com,🛑 </text:span><text:span text:style-name="T2">全球拦截</text:span></text:p>
      <text:p text:style-name="P2"><text:s/><text:span text:style-name="T1">- DOMAIN-SUFFIX,4336wang.cn,🛑 </text:span><text:span text:style-name="T2">全球拦截</text:span></text:p>
      <text:p text:style-name="P2"><text:s/><text:span text:style-name="T1">- DOMAIN-SUFFIX,51chumoping.com,🛑 </text:span><text:span text:style-name="T2">全球拦截</text:span></text:p>
      <text:p text:style-name="P2"><text:s/><text:span text:style-name="T1">- DOMAIN-SUFFIX,51mld.cn,🛑 </text:span><text:span text:style-name="T2">全球拦截</text:span></text:p>
      <text:p text:style-name="P2"><text:s/><text:span text:style-name="T1">- DOMAIN-SUFFIX,51mypc.cn,🛑 </text:span><text:span text:style-name="T2">全球拦截</text:span></text:p>
      <text:p text:style-name="P2"><text:s/><text:span text:style-name="T1">- DOMAIN-SUFFIX,58mingri.cn,🛑 </text:span><text:span text:style-name="T2">全球拦截</text:span></text:p>
      <text:p text:style-name="P2"><text:s/><text:span text:style-name="T1">- DOMAIN-SUFFIX,58mingtian.cn,🛑 </text:span><text:span text:style-name="T2">全球拦截</text:span></text:p>
      <text:p text:style-name="P2"><text:s/><text:span text:style-name="T1">- DOMAIN-SUFFIX,5vl58stm.com,🛑 </text:span><text:span text:style-name="T2">全球拦截</text:span></text:p>
      <text:p text:style-name="P2"><text:s/><text:span text:style-name="T1">- DOMAIN-SUFFIX,6d63d3.com,🛑 </text:span><text:span text:style-name="T2">全球拦截</text:span></text:p>
      <text:p text:style-name="P2"><text:s/><text:span text:style-name="T1">- DOMAIN-SUFFIX,7gg.cc,🛑 </text:span><text:span text:style-name="T2">全球拦截</text:span></text:p>
      <text:p text:style-name="P2"><text:s/><text:span text:style-name="T1">- DOMAIN-SUFFIX,91veg.com,🛑 </text:span><text:span text:style-name="T2">全球拦截</text:span></text:p>
      <text:p text:style-name="P2"><text:s/><text:span text:style-name="T1">- DOMAIN-SUFFIX,9s6q.cn,🛑 </text:span><text:span text:style-name="T2">全球拦截</text:span></text:p>
      <text:p text:style-name="P2"><text:s/><text:span text:style-name="T1">- DOMAIN-SUFFIX,adsame.com,🛑 </text:span><text:span text:style-name="T2">全球拦截</text:span></text:p>
      <text:p text:style-name="P2"><text:s/><text:span text:style-name="T1">- DOMAIN-SUFFIX,akuai.top,🛑 </text:span><text:span text:style-name="T2">全球拦截</text:span></text:p>
      <text:p text:style-name="P2"><text:s/><text:span text:style-name="T1">- DOMAIN-SUFFIX,atplay.cn,🛑 </text:span><text:span text:style-name="T2">全球拦截</text:span></text:p>
      <text:p text:style-name="P2"><text:s/><text:span text:style-name="T1">- DOMAIN-SUFFIX,baiwanchuangyi.com,🛑 </text:span><text:span text:style-name="T2">全球拦截</text:span></text:p>
      <text:p text:style-name="P2"><text:s/><text:span text:style-name="T1">- DOMAIN-SUFFIX,beerto.cn,🛑 </text:span><text:span text:style-name="T2">全球拦截</text:span></text:p>
      <text:p text:style-name="P2"><text:s/><text:span text:style-name="T1">- DOMAIN-SUFFIX,beilamusi.com,🛑 </text:span><text:span text:style-name="T2">全球拦截</text:span></text:p>
      <text:p text:style-name="P2"><text:s/><text:span text:style-name="T1">- DOMAIN-SUFFIX,benshiw.net,🛑 </text:span><text:span text:style-name="T2">全球拦截</text:span></text:p>
      <text:p text:style-name="P2"><text:s/><text:span text:style-name="T1">- DOMAIN-SUFFIX,bianxianmao.com,🛑 </text:span><text:span text:style-name="T2">全球拦截</text:span></text:p>
      <text:p text:style-name="P2"><text:s/><text:span text:style-name="T1">- DOMAIN-SUFFIX,bkyhq.cn,🛑 </text:span><text:span text:style-name="T2">全球拦截</text:span></text:p>
      <text:p text:style-name="P2"><text:s/><text:span text:style-name="T1">- DOMAIN-SUFFIX,bryonypie.com,🛑 </text:span><text:span text:style-name="T2">全球拦截</text:span></text:p>
      <text:p text:style-name="P2"><text:s/><text:span text:style-name="T1">- DOMAIN-SUFFIX,cishantao.com,🛑 </text:span><text:span text:style-name="T2">全球拦截</text:span></text:p>
      <text:p text:style-name="P2"><text:s/><text:span text:style-name="T1">- DOMAIN-SUFFIX,cszlks.com,🛑 </text:span><text:span text:style-name="T2">全球拦截</text:span></text:p>
      <text:p text:style-name="P2"><text:s/><text:span text:style-name="T1">- DOMAIN-SUFFIX,cudaojia.com,🛑 </text:span><text:span text:style-name="T2">全球拦截</text:span></text:p>
      <text:p text:style-name="P2"><text:s/><text:span text:style-name="T1">- DOMAIN-SUFFIX,dafapromo.com,🛑 </text:span><text:span text:style-name="T2">全球拦截</text:span></text:p>
      <text:p text:style-name="P2"><text:s/><text:span text:style-name="T1">- DOMAIN-SUFFIX,daitdai.com,🛑 </text:span><text:span text:style-name="T2">全球拦截</text:span></text:p>
      <text:p text:style-name="P2"><text:s/><text:span text:style-name="T1">- DOMAIN-SUFFIX,dsaeerf.com,🛑 </text:span><text:span text:style-name="T2">全球拦截</text:span></text:p>
      <text:p text:style-name="P2"><text:s/><text:span text:style-name="T1">- DOMAIN-SUFFIX,dugesheying.com,🛑 </text:span><text:span text:style-name="T2">全球拦截</text:span></text:p>
      <text:p text:style-name="P2"><text:s/><text:span text:style-name="T1">- DOMAIN-SUFFIX,dv8c1t.cn,🛑 </text:span><text:span text:style-name="T2">全球拦截</text:span></text:p>
      <text:p text:style-name="P2"><text:s/><text:span text:style-name="T1">- DOMAIN-SUFFIX,echatu.com,🛑 </text:span><text:span text:style-name="T2">全球拦截</text:span></text:p>
      <text:p text:style-name="P2"><text:s/><text:span text:style-name="T1">- DOMAIN-SUFFIX,erdoscs.com,🛑 </text:span><text:span text:style-name="T2">全球拦截</text:span></text:p>
      <text:p text:style-name="P2"><text:s/><text:span text:style-name="T1">- DOMAIN-SUFFIX,fan-yong.com,🛑 </text:span><text:span text:style-name="T2">全球拦截</text:span></text:p>
      <text:p text:style-name="P2"><text:s/><text:span text:style-name="T1">- DOMAIN-SUFFIX,feih.com.cn,🛑 </text:span><text:span text:style-name="T2">全球拦截</text:span></text:p>
      <text:p text:style-name="P2"><text:s/><text:span text:style-name="T1">- DOMAIN-SUFFIX,fjlqqc.com,🛑 </text:span><text:span text:style-name="T2">全球拦截</text:span></text:p>
      <text:p text:style-name="P2"><text:s/><text:span text:style-name="T1">- DOMAIN-SUFFIX,fkku194.com,🛑 </text:span><text:span text:style-name="T2">全球拦截</text:span></text:p>
      <text:p text:style-name="P2"><text:s/><text:span text:style-name="T1">- DOMAIN-SUFFIX,freedrive.cn,🛑 </text:span><text:span text:style-name="T2">全球拦截</text:span></text:p>
      <text:p text:style-name="P2"><text:s/><text:span text:style-name="T1">- DOMAIN-SUFFIX,gclick.cn,🛑 </text:span><text:span text:style-name="T2">全球拦截</text:span></text:p>
      <text:p text:style-name="P2"><text:s/><text:span text:style-name="T1">- DOMAIN-SUFFIX,goufanli100.com,🛑 </text:span><text:span text:style-name="T2">全球拦截</text:span></text:p>
      <text:p text:style-name="P2"><text:s/><text:span text:style-name="T1">- DOMAIN-SUFFIX,goupaoerdai.com,🛑 </text:span><text:span text:style-name="T2">全球拦截</text:span></text:p>
      <text:p text:style-name="P2"><text:s/><text:span text:style-name="T1">- DOMAIN-SUFFIX,gouwubang.com,🛑 </text:span><text:span text:style-name="T2">全球拦截</text:span></text:p>
      <text:p text:style-name="P2"><text:soft-page-break/><text:s/><text:span text:style-name="T1">- DOMAIN-SUFFIX,gscxs.cn,🛑 </text:span><text:span text:style-name="T2">全球拦截</text:span></text:p>
      <text:p text:style-name="P2"><text:s/><text:span text:style-name="T1">- DOMAIN-SUFFIX,gzxnlk.com,🛑 </text:span><text:span text:style-name="T2">全球拦截</text:span></text:p>
      <text:p text:style-name="P2"><text:s/><text:span text:style-name="T1">- DOMAIN-SUFFIX,haoshengtoys.com,🛑 </text:span><text:span text:style-name="T2">全球拦截</text:span></text:p>
      <text:p text:style-name="P2"><text:s/><text:span text:style-name="T1">- DOMAIN-SUFFIX,hbssjd.cn,🛑 </text:span><text:span text:style-name="T2">全球拦截</text:span></text:p>
      <text:p text:style-name="P2"><text:s/><text:span text:style-name="T1">- DOMAIN-SUFFIX,hyunke.com,🛑 </text:span><text:span text:style-name="T2">全球拦截</text:span></text:p>
      <text:p text:style-name="P2"><text:s/><text:span text:style-name="T1">- DOMAIN-SUFFIX,ichaosheng.com,🛑 </text:span><text:span text:style-name="T2">全球拦截</text:span></text:p>
      <text:p text:style-name="P2"><text:s/><text:span text:style-name="T1">- DOMAIN-SUFFIX,ishop789.com,🛑 </text:span><text:span text:style-name="T2">全球拦截</text:span></text:p>
      <text:p text:style-name="P2"><text:s/><text:span text:style-name="T1">- DOMAIN-SUFFIX,jdkic.com,🛑 </text:span><text:span text:style-name="T2">全球拦截</text:span></text:p>
      <text:p text:style-name="P2"><text:s/><text:span text:style-name="T1">- DOMAIN-SUFFIX,jiubuhua.com,🛑 </text:span><text:span text:style-name="T2">全球拦截</text:span></text:p>
      <text:p text:style-name="P2"><text:s/><text:span text:style-name="T1">- DOMAIN-SUFFIX,jsncke.com,🛑 </text:span><text:span text:style-name="T2">全球拦截</text:span></text:p>
      <text:p text:style-name="P2"><text:s/><text:span text:style-name="T1">- DOMAIN-SUFFIX,junkucm.com,🛑 </text:span><text:span text:style-name="T2">全球拦截</text:span></text:p>
      <text:p text:style-name="P2"><text:s/><text:span text:style-name="T1">- DOMAIN-SUFFIX,jwg365.cn,🛑 </text:span><text:span text:style-name="T2">全球拦截</text:span></text:p>
      <text:p text:style-name="P2"><text:s/><text:span text:style-name="T1">- DOMAIN-SUFFIX,kawo77.com,🛑 </text:span><text:span text:style-name="T2">全球拦截</text:span></text:p>
      <text:p text:style-name="P2"><text:s/><text:span text:style-name="T1">- DOMAIN-SUFFIX,kualianyingxiao.cn,🛑 </text:span><text:span text:style-name="T2">全球拦截</text:span></text:p>
      <text:p text:style-name="P2"><text:s/><text:span text:style-name="T1">- DOMAIN-SUFFIX,kumihua.com,🛑 </text:span><text:span text:style-name="T2">全球拦截</text:span></text:p>
      <text:p text:style-name="P2"><text:s/><text:span text:style-name="T1">- DOMAIN-SUFFIX,ltheanine.cn,🛑 </text:span><text:span text:style-name="T2">全球拦截</text:span></text:p>
      <text:p text:style-name="P2"><text:s/><text:span text:style-name="T1">- DOMAIN-SUFFIX,lvehaisen.com,🛑 </text:span><text:span text:style-name="T2">全球拦截</text:span></text:p>
      <text:p text:style-name="P2"><text:s/><text:span text:style-name="T1">- DOMAIN-SUFFIX,maipinshangmao.com,🛑 </text:span><text:span text:style-name="T2">全球拦截</text:span></text:p>
      <text:p text:style-name="P2"><text:s/><text:span text:style-name="T1">- DOMAIN-SUFFIX,minisplat.cn,🛑 </text:span><text:span text:style-name="T2">全球拦截</text:span></text:p>
      <text:p text:style-name="P2"><text:s/><text:span text:style-name="T1">- DOMAIN-SUFFIX,mkitgfs.com,🛑 </text:span><text:span text:style-name="T2">全球拦截</text:span></text:p>
      <text:p text:style-name="P2"><text:s/><text:span text:style-name="T1">- DOMAIN-SUFFIX,mlnbike.com,🛑 </text:span><text:span text:style-name="T2">全球拦截</text:span></text:p>
      <text:p text:style-name="P2"><text:s/><text:span text:style-name="T1">- DOMAIN-SUFFIX,mobjump.com,🛑 </text:span><text:span text:style-name="T2">全球拦截</text:span></text:p>
      <text:p text:style-name="P2"><text:s/><text:span text:style-name="T1">- DOMAIN-SUFFIX,nbkbgd.cn,🛑 </text:span><text:span text:style-name="T2">全球拦截</text:span></text:p>
      <text:p text:style-name="P2"><text:s/><text:span text:style-name="T1">- DOMAIN-SUFFIX,newapi.com,🛑 </text:span><text:span text:style-name="T2">全球拦截</text:span></text:p>
      <text:p text:style-name="P2"><text:s/><text:span text:style-name="T1">- DOMAIN-SUFFIX,pinzhitmall.com,🛑 </text:span><text:span text:style-name="T2">全球拦截</text:span></text:p>
      <text:p text:style-name="P2"><text:s/><text:span text:style-name="T1">- DOMAIN-SUFFIX,poppyta.com,🛑 </text:span><text:span text:style-name="T2">全球拦截</text:span></text:p>
      <text:p text:style-name="P2"><text:s/><text:span text:style-name="T1">- DOMAIN-SUFFIX,qianchuanghr.com,🛑 </text:span><text:span text:style-name="T2">全球拦截</text:span></text:p>
      <text:p text:style-name="P2"><text:s/><text:span text:style-name="T1">- DOMAIN-SUFFIX,qichexin.com,🛑 </text:span><text:span text:style-name="T2">全球拦截</text:span></text:p>
      <text:p text:style-name="P2"><text:s/><text:span text:style-name="T1">- DOMAIN-SUFFIX,qinchugudao.com,🛑 </text:span><text:span text:style-name="T2">全球拦截</text:span></text:p>
      <text:p text:style-name="P2"><text:s/><text:span text:style-name="T1">- DOMAIN-SUFFIX,quanliyouxi.cn,🛑 </text:span><text:span text:style-name="T2">全球拦截</text:span></text:p>
      <text:p text:style-name="P2"><text:s/><text:span text:style-name="T1">- DOMAIN-SUFFIX,qutaobi.com,🛑 </text:span><text:span text:style-name="T2">全球拦截</text:span></text:p>
      <text:p text:style-name="P2"><text:s/><text:span text:style-name="T1">- DOMAIN-SUFFIX,ry51w.cn,🛑 </text:span><text:span text:style-name="T2">全球拦截</text:span></text:p>
      <text:p text:style-name="P2"><text:s/><text:span text:style-name="T1">- DOMAIN-SUFFIX,sg536.cn,🛑 </text:span><text:span text:style-name="T2">全球拦截</text:span></text:p>
      <text:p text:style-name="P2"><text:s/><text:span text:style-name="T1">- DOMAIN-SUFFIX,sifubo.cn,🛑 </text:span><text:span text:style-name="T2">全球拦截</text:span></text:p>
      <text:p text:style-name="P2"><text:s/><text:span text:style-name="T1">- DOMAIN-SUFFIX,sifuce.cn,🛑 </text:span><text:span text:style-name="T2">全球拦截</text:span></text:p>
      <text:p text:style-name="P2"><text:s/><text:span text:style-name="T1">- DOMAIN-SUFFIX,sifuda.cn,🛑 </text:span><text:span text:style-name="T2">全球拦截</text:span></text:p>
      <text:p text:style-name="P2"><text:s/><text:span text:style-name="T1">- DOMAIN-SUFFIX,sifufu.cn,🛑 </text:span><text:span text:style-name="T2">全球拦截</text:span></text:p>
      <text:p text:style-name="P2"><text:s/><text:span text:style-name="T1">- DOMAIN-SUFFIX,sifuge.cn,🛑 </text:span><text:span text:style-name="T2">全球拦截</text:span></text:p>
      <text:p text:style-name="P2"><text:s/><text:span text:style-name="T1">- DOMAIN-SUFFIX,sifugu.cn,🛑 </text:span><text:span text:style-name="T2">全球拦截</text:span></text:p>
      <text:p text:style-name="P2"><text:s/><text:span text:style-name="T1">- DOMAIN-SUFFIX,sifuhe.cn,🛑 </text:span><text:span text:style-name="T2">全球拦截</text:span></text:p>
      <text:p text:style-name="P2"><text:s/><text:span text:style-name="T1">- DOMAIN-SUFFIX,sifuhu.cn,🛑 </text:span><text:span text:style-name="T2">全球拦截</text:span></text:p>
      <text:p text:style-name="P2"><text:s/><text:span text:style-name="T1">- DOMAIN-SUFFIX,sifuji.cn,🛑 </text:span><text:span text:style-name="T2">全球拦截</text:span></text:p>
      <text:p text:style-name="P2"><text:s/><text:span text:style-name="T1">- DOMAIN-SUFFIX,sifuka.cn,🛑 </text:span><text:span text:style-name="T2">全球拦截</text:span></text:p>
      <text:p text:style-name="P2"><text:s/><text:span text:style-name="T1">- DOMAIN-SUFFIX,smgru.net,🛑 </text:span><text:span text:style-name="T2">全球拦截</text:span></text:p>
      <text:p text:style-name="P2"><text:s/><text:span text:style-name="T1">- DOMAIN-SUFFIX,taoggou.com,🛑 </text:span><text:span text:style-name="T2">全球拦截</text:span></text:p>
      <text:p text:style-name="P2"><text:s/><text:span text:style-name="T1">- DOMAIN-SUFFIX,tcxshop.com,🛑 </text:span><text:span text:style-name="T2">全球拦截</text:span></text:p>
      <text:p text:style-name="P2"><text:s/><text:span text:style-name="T1">- DOMAIN-SUFFIX,tjqonline.cn,🛑 </text:span><text:span text:style-name="T2">全球拦截</text:span></text:p>
      <text:p text:style-name="P2"><text:s/><text:span text:style-name="T1">- DOMAIN-SUFFIX,topitme.com,🛑 </text:span><text:span text:style-name="T2">全球拦截</text:span></text:p>
      <text:p text:style-name="P2"><text:s/><text:span text:style-name="T1">- DOMAIN-SUFFIX,tt3sm4.cn,🛑 </text:span><text:span text:style-name="T2">全球拦截</text:span></text:p>
      <text:p text:style-name="P2"><text:s/><text:span text:style-name="T1">- DOMAIN-SUFFIX,tuia.cn,🛑 </text:span><text:span text:style-name="T2">全球拦截</text:span></text:p>
      <text:p text:style-name="P2"><text:s/><text:span text:style-name="T1">- DOMAIN-SUFFIX,tuipenguin.com,🛑 </text:span><text:span text:style-name="T2">全球拦截</text:span></text:p>
      <text:p text:style-name="P2"><text:s/><text:span text:style-name="T1">- DOMAIN-SUFFIX,tuitiger.com,🛑 </text:span><text:span text:style-name="T2">全球拦截</text:span></text:p>
      <text:p text:style-name="P2"><text:s/><text:span text:style-name="T1">- DOMAIN-SUFFIX,urlaw.cn,🛑 </text:span><text:span text:style-name="T2">全球拦截</text:span></text:p>
      <text:p text:style-name="P2"><text:s/><text:span text:style-name="T1">- DOMAIN-SUFFIX,urlet.cn,🛑 </text:span><text:span text:style-name="T2">全球拦截</text:span></text:p>
      <text:p text:style-name="P2"><text:s/><text:span text:style-name="T1">- DOMAIN-SUFFIX,websd8.com,🛑 </text:span><text:span text:style-name="T2">全球拦截</text:span></text:p>
      <text:p text:style-name="P2"><text:s/><text:span text:style-name="T1">- DOMAIN-SUFFIX,wsgblw.com,🛑 </text:span><text:span text:style-name="T2">全球拦截</text:span></text:p>
      <text:p text:style-name="P2"><text:soft-page-break/><text:s/><text:span text:style-name="T1">- DOMAIN-SUFFIX,wx16999.com,🛑 </text:span><text:span text:style-name="T2">全球拦截</text:span></text:p>
      <text:p text:style-name="P2"><text:s/><text:span text:style-name="T1">- DOMAIN-SUFFIX,xchmai.com,🛑 </text:span><text:span text:style-name="T2">全球拦截</text:span></text:p>
      <text:p text:style-name="P2"><text:s/><text:span text:style-name="T1">- DOMAIN-SUFFIX,xiaohuau.xyz,🛑 </text:span><text:span text:style-name="T2">全球拦截</text:span></text:p>
      <text:p text:style-name="P2"><text:s/><text:span text:style-name="T1">- DOMAIN-SUFFIX,ygyzx.cn,🛑 </text:span><text:span text:style-name="T2">全球拦截</text:span></text:p>
      <text:p text:style-name="P2"><text:s/><text:span text:style-name="T1">- DOMAIN-SUFFIX,yinmong.com,🛑 </text:span><text:span text:style-name="T2">全球拦截</text:span></text:p>
      <text:p text:style-name="P2"><text:s/><text:span text:style-name="T1">- DOMAIN-SUFFIX,yitaopt.com,🛑 </text:span><text:span text:style-name="T2">全球拦截</text:span></text:p>
      <text:p text:style-name="P2"><text:s/><text:span text:style-name="T1">- DOMAIN-SUFFIX,yjqiqi.com,🛑 </text:span><text:span text:style-name="T2">全球拦截</text:span></text:p>
      <text:p text:style-name="P2"><text:s/><text:span text:style-name="T1">- DOMAIN-SUFFIX,yukhj.com,🛑 </text:span><text:span text:style-name="T2">全球拦截</text:span></text:p>
      <text:p text:style-name="P2"><text:s/><text:span text:style-name="T1">- DOMAIN-SUFFIX,zhaozecheng.cn,🛑 </text:span><text:span text:style-name="T2">全球拦截</text:span></text:p>
      <text:p text:style-name="P2"><text:s/><text:span text:style-name="T1">- DOMAIN-SUFFIX,zhenxinet.com,🛑 </text:span><text:span text:style-name="T2">全球拦截</text:span></text:p>
      <text:p text:style-name="P2"><text:s/><text:span text:style-name="T1">- DOMAIN-SUFFIX,zlne800.com,🛑 </text:span><text:span text:style-name="T2">全球拦截</text:span></text:p>
      <text:p text:style-name="P2"><text:s/><text:span text:style-name="T1">- DOMAIN-SUFFIX,zmlled.cn,🛑 </text:span><text:span text:style-name="T2">全球拦截</text:span></text:p>
      <text:p text:style-name="P2"><text:s/><text:span text:style-name="T1">- DOMAIN-SUFFIX,zunmi.cn,🛑 </text:span><text:span text:style-name="T2">全球拦截</text:span></text:p>
      <text:p text:style-name="P2"><text:s/><text:span text:style-name="T1">- DOMAIN-SUFFIX,zzd6.com,🛑 </text:span><text:span text:style-name="T2">全球拦截</text:span></text:p>
      <text:p text:style-name="P2"><text:s/><text:span text:style-name="T1">- IP-CIDR,39.107.15.115/32,🛑 </text:span><text:span text:style-name="T2">全球拦截</text:span><text:span text:style-name="T1">,no-resolve</text:span></text:p>
      <text:p text:style-name="P2"><text:s/><text:span text:style-name="T1">- IP-CIDR,47.89.59.182/32,🛑 </text:span><text:span text:style-name="T2">全球拦截</text:span><text:span text:style-name="T1">,no-resolve</text:span></text:p>
      <text:p text:style-name="P2"><text:s/><text:span text:style-name="T1">- IP-CIDR,103.49.209.27/32,🛑 </text:span><text:span text:style-name="T2">全球拦截</text:span><text:span text:style-name="T1">,no-resolve</text:span></text:p>
      <text:p text:style-name="P2"><text:s/><text:span text:style-name="T1">- IP-CIDR,123.56.152.96/32,🛑 </text:span><text:span text:style-name="T2">全球拦截</text:span><text:span text:style-name="T1">,no-resolve</text:span></text:p>
      <text:p text:style-name="P2"><text:s/><text:span text:style-name="T1">- IP-CIDR,61.160.200.223/32,🛑 </text:span><text:span text:style-name="T2">全球拦截</text:span><text:span text:style-name="T1">,no-resolve</text:span></text:p>
      <text:p text:style-name="P2"><text:s/><text:span text:style-name="T1">- IP-CIDR,61.160.200.242/32,🛑 </text:span><text:span text:style-name="T2">全球拦截</text:span><text:span text:style-name="T1">,no-resolve</text:span></text:p>
      <text:p text:style-name="P2"><text:s/><text:span text:style-name="T1">- IP-CIDR,61.160.200.252/32,🛑 </text:span><text:span text:style-name="T2">全球拦截</text:span><text:span text:style-name="T1">,no-resolve</text:span></text:p>
      <text:p text:style-name="P2"><text:s/><text:span text:style-name="T1">- IP-CIDR,61.174.50.214/32,🛑 </text:span><text:span text:style-name="T2">全球拦截</text:span><text:span text:style-name="T1">,no-resolve</text:span></text:p>
      <text:p text:style-name="P2"><text:s/><text:span text:style-name="T1">- IP-CIDR,111.175.220.163/32,🛑 </text:span><text:span text:style-name="T2">全球拦截</text:span><text:span text:style-name="T1">,no-resolve</text:span></text:p>
      <text:p text:style-name="P2"><text:s/><text:span text:style-name="T1">- IP-CIDR,111.175.220.164/32,🛑 </text:span><text:span text:style-name="T2">全球拦截</text:span><text:span text:style-name="T1">,no-resolve</text:span></text:p>
      <text:p text:style-name="P2"><text:s/><text:span text:style-name="T1">- IP-CIDR,122.229.8.47/32,🛑 </text:span><text:span text:style-name="T2">全球拦截</text:span><text:span text:style-name="T1">,no-resolve</text:span></text:p>
      <text:p text:style-name="P2"><text:s/><text:span text:style-name="T1">- IP-CIDR,122.229.29.89/32,🛑 </text:span><text:span text:style-name="T2">全球拦截</text:span><text:span text:style-name="T1">,no-resolve</text:span></text:p>
      <text:p text:style-name="P2"><text:s/><text:span text:style-name="T1">- IP-CIDR,124.232.160.178/32,🛑 </text:span><text:span text:style-name="T2">全球拦截</text:span><text:span text:style-name="T1">,no-resolve</text:span></text:p>
      <text:p text:style-name="P2"><text:s/><text:span text:style-name="T1">- IP-CIDR,175.6.223.15/32,🛑 </text:span><text:span text:style-name="T2">全球拦截</text:span><text:span text:style-name="T1">,no-resolve</text:span></text:p>
      <text:p text:style-name="P2"><text:s/><text:span text:style-name="T1">- IP-CIDR,183.59.53.237/32,🛑 </text:span><text:span text:style-name="T2">全球拦截</text:span><text:span text:style-name="T1">,no-resolve</text:span></text:p>
      <text:p text:style-name="P2"><text:s/><text:span text:style-name="T1">- IP-CIDR,218.93.127.37/32,🛑 </text:span><text:span text:style-name="T2">全球拦截</text:span><text:span text:style-name="T1">,no-resolve</text:span></text:p>
      <text:p text:style-name="P2"><text:s/><text:span text:style-name="T1">- IP-CIDR,221.228.17.152/32,🛑 </text:span><text:span text:style-name="T2">全球拦截</text:span><text:span text:style-name="T1">,no-resolve</text:span></text:p>
      <text:p text:style-name="P2"><text:s/><text:span text:style-name="T1">- IP-CIDR,221.231.6.79/32,🛑 </text:span><text:span text:style-name="T2">全球拦截</text:span><text:span text:style-name="T1">,no-resolve</text:span></text:p>
      <text:p text:style-name="P2"><text:s/><text:span text:style-name="T1">- IP-CIDR,222.186.61.91/32,🛑 </text:span><text:span text:style-name="T2">全球拦截</text:span><text:span text:style-name="T1">,no-resolve</text:span></text:p>
      <text:p text:style-name="P2"><text:s/><text:span text:style-name="T1">- IP-CIDR,222.186.61.95/32,🛑 </text:span><text:span text:style-name="T2">全球拦截</text:span><text:span text:style-name="T1">,no-resolve</text:span></text:p>
      <text:p text:style-name="P2"><text:s/><text:span text:style-name="T1">- IP-CIDR,222.186.61.96/32,🛑 </text:span><text:span text:style-name="T2">全球拦截</text:span><text:span text:style-name="T1">,no-resolve</text:span></text:p>
      <text:p text:style-name="P2"><text:s/><text:span text:style-name="T1">- IP-CIDR,222.186.61.97/32,🛑 </text:span><text:span text:style-name="T2">全球拦截</text:span><text:span text:style-name="T1">,no-resolve</text:span></text:p>
      <text:p text:style-name="P2"><text:s/><text:span text:style-name="T1">- IP-CIDR,106.75.231.48/32,🛑 </text:span><text:span text:style-name="T2">全球拦截</text:span><text:span text:style-name="T1">,no-resolve</text:span></text:p>
      <text:p text:style-name="P2"><text:s/><text:span text:style-name="T1">- IP-CIDR,119.4.249.166/32,🛑 </text:span><text:span text:style-name="T2">全球拦截</text:span><text:span text:style-name="T1">,no-resolve</text:span></text:p>
      <text:p text:style-name="P2"><text:s/><text:span text:style-name="T1">- IP-CIDR,220.196.52.141/32,🛑 </text:span><text:span text:style-name="T2">全球拦截</text:span><text:span text:style-name="T1">,no-resolve</text:span></text:p>
      <text:p text:style-name="P2"><text:s/><text:span text:style-name="T1">- IP-CIDR,221.6.4.148/32,🛑 </text:span><text:span text:style-name="T2">全球拦截</text:span><text:span text:style-name="T1">,no-resolve</text:span></text:p>
      <text:p text:style-name="P2"><text:s/><text:span text:style-name="T1">- IP-CIDR,114.247.28.96/32,🛑 </text:span><text:span text:style-name="T2">全球拦截</text:span><text:span text:style-name="T1">,no-resolve</text:span></text:p>
      <text:p text:style-name="P2"><text:s/><text:span text:style-name="T1">- IP-CIDR,120.240.95.37/32,🛑 </text:span><text:span text:style-name="T2">全球拦截</text:span><text:span text:style-name="T1">,no-resolve</text:span></text:p>
      <text:p text:style-name="P2"><text:s/><text:span text:style-name="T1">- IP-CIDR,221.179.131.72/32,🛑 </text:span><text:span text:style-name="T2">全球拦截</text:span><text:span text:style-name="T1">,no-resolve</text:span></text:p>
      <text:p text:style-name="P2"><text:s/><text:span text:style-name="T1">- IP-CIDR,221.179.140.145/32,🛑 </text:span><text:span text:style-name="T2">全球拦截</text:span><text:span text:style-name="T1">,no-resolve</text:span></text:p>
      <text:p text:style-name="P2"><text:s/><text:span text:style-name="T1">- IP-CIDR,115.182.16.79/32,🛑 </text:span><text:span text:style-name="T2">全球拦截</text:span><text:span text:style-name="T1">,no-resolve</text:span></text:p>
      <text:p text:style-name="P2"><text:s/><text:span text:style-name="T1">- IP-CIDR,118.144.88.126/32,🛑 </text:span><text:span text:style-name="T2">全球拦截</text:span><text:span text:style-name="T1">,no-resolve</text:span></text:p>
      <text:p text:style-name="P2"><text:s/><text:span text:style-name="T1">- IP-CIDR,118.144.88.215/32,🛑 </text:span><text:span text:style-name="T2">全球拦截</text:span><text:span text:style-name="T1">,no-resolve</text:span></text:p>
      <text:p text:style-name="P2"><text:s/><text:span text:style-name="T1">- IP-CIDR,118.144.88.216/32,🛑 </text:span><text:span text:style-name="T2">全球拦截</text:span><text:span text:style-name="T1">,no-resolve</text:span></text:p>
      <text:p text:style-name="P2"><text:s/><text:span text:style-name="T1">- IP-CIDR,120.76.189.132/32,🛑 </text:span><text:span text:style-name="T2">全球拦截</text:span><text:span text:style-name="T1">,no-resolve</text:span></text:p>
      <text:p text:style-name="P2"><text:s/><text:span text:style-name="T1">- IP-CIDR,124.14.21.147/32,🛑 </text:span><text:span text:style-name="T2">全球拦截</text:span><text:span text:style-name="T1">,no-resolve</text:span></text:p>
      <text:p text:style-name="P2"><text:s/><text:span text:style-name="T1">- IP-CIDR,124.14.21.151/32,🛑 </text:span><text:span text:style-name="T2">全球拦截</text:span><text:span text:style-name="T1">,no-resolve</text:span></text:p>
      <text:p text:style-name="P2"><text:s/><text:span text:style-name="T1">- IP-CIDR,180.166.52.24/32,🛑 </text:span><text:span text:style-name="T2">全球拦截</text:span><text:span text:style-name="T1">,no-resolve</text:span></text:p>
      <text:p text:style-name="P2"><text:s/><text:span text:style-name="T1">- IP-CIDR,211.161.101.106/32,🛑 </text:span><text:span text:style-name="T2">全球拦截</text:span><text:span text:style-name="T1">,no-resolve</text:span></text:p>
      <text:p text:style-name="P2"><text:s/><text:span text:style-name="T1">- IP-CIDR,220.115.251.25/32,🛑 </text:span><text:span text:style-name="T2">全球拦截</text:span><text:span text:style-name="T1">,no-resolve</text:span></text:p>
      <text:p text:style-name="P2"><text:s/><text:span text:style-name="T1">- IP-CIDR,222.73.156.235/32,🛑 </text:span><text:span text:style-name="T2">全球拦截</text:span><text:span text:style-name="T1">,no-resolve</text:span></text:p>
      <text:p text:style-name="P2"><text:s/><text:span text:style-name="T1">- IP-CIDR,114.119.160.0/21,🛑 </text:span><text:span text:style-name="T2">全球拦截</text:span><text:span text:style-name="T1">,no-resolve</text:span></text:p>
      <text:p text:style-name="P2"><text:soft-page-break/><text:s/><text:span text:style-name="T1">- DOMAIN-SUFFIX,kuaizip.com,🛑 </text:span><text:span text:style-name="T2">全球拦截</text:span></text:p>
      <text:p text:style-name="P2"><text:s/><text:span text:style-name="T1">- DOMAIN-SUFFIX,mackeeper.com,🛑 </text:span><text:span text:style-name="T2">全球拦截</text:span></text:p>
      <text:p text:style-name="P2"><text:s/><text:span text:style-name="T1">- DOMAIN-SUFFIX,zryydi.com,🛑 </text:span><text:span text:style-name="T2">全球拦截</text:span></text:p>
      <text:p text:style-name="P2"><text:s/><text:span text:style-name="T1">- DOMAIN-SUFFIX,flash.cn,🛑 </text:span><text:span text:style-name="T2">全球拦截</text:span></text:p>
      <text:p text:style-name="P2"><text:s/><text:span text:style-name="T1">- DOMAIN,geo2.adobe.com,🛑 </text:span><text:span text:style-name="T2">全球拦截</text:span></text:p>
      <text:p text:style-name="P2"><text:s/><text:span text:style-name="T1">- DOMAIN-SUFFIX,4009997658.com,🛑 </text:span><text:span text:style-name="T2">全球拦截</text:span></text:p>
      <text:p text:style-name="P2"><text:s/><text:span text:style-name="T1">- DOMAIN-SUFFIX,abbyychina.com,🛑 </text:span><text:span text:style-name="T2">全球拦截</text:span></text:p>
      <text:p text:style-name="P2"><text:s/><text:span text:style-name="T1">- DOMAIN-SUFFIX,bartender.cc,🛑 </text:span><text:span text:style-name="T2">全球拦截</text:span></text:p>
      <text:p text:style-name="P2"><text:s/><text:span text:style-name="T1">- DOMAIN-SUFFIX,betterzip.net,🛑 </text:span><text:span text:style-name="T2">全球拦截</text:span></text:p>
      <text:p text:style-name="P2"><text:s/><text:span text:style-name="T1">- DOMAIN-SUFFIX,betterzipcn.com,🛑 </text:span><text:span text:style-name="T2">全球拦截</text:span></text:p>
      <text:p text:style-name="P2"><text:s/><text:span text:style-name="T1">- DOMAIN-SUFFIX,beyondcompare.cc,🛑 </text:span><text:span text:style-name="T2">全球拦截</text:span></text:p>
      <text:p text:style-name="P2"><text:s/><text:span text:style-name="T1">- DOMAIN-SUFFIX,bingdianhuanyuan.cn,🛑 </text:span><text:span text:style-name="T2">全球拦截</text:span></text:p>
      <text:p text:style-name="P2"><text:s/><text:span text:style-name="T1">- DOMAIN-SUFFIX,chemdraw.com.cn,🛑 </text:span><text:span text:style-name="T2">全球拦截</text:span></text:p>
      <text:p text:style-name="P2"><text:s/><text:span text:style-name="T1">- DOMAIN-SUFFIX,cjmakeding.com,🛑 </text:span><text:span text:style-name="T2">全球拦截</text:span></text:p>
      <text:p text:style-name="P2"><text:s/><text:span text:style-name="T1">- DOMAIN-SUFFIX,cjmkt.com,🛑 </text:span><text:span text:style-name="T2">全球拦截</text:span></text:p>
      <text:p text:style-name="P2"><text:s/><text:span text:style-name="T1">- DOMAIN-SUFFIX,codesoftchina.com,🛑 </text:span><text:span text:style-name="T2">全球拦截</text:span></text:p>
      <text:p text:style-name="P2"><text:s/><text:span text:style-name="T1">- DOMAIN-SUFFIX,coreldrawchina.com,🛑 </text:span><text:span text:style-name="T2">全球拦截</text:span></text:p>
      <text:p text:style-name="P2"><text:s/><text:span text:style-name="T1">- DOMAIN-SUFFIX,crossoverchina.com,🛑 </text:span><text:span text:style-name="T2">全球拦截</text:span></text:p>
      <text:p text:style-name="P2"><text:s/><text:span text:style-name="T1">- DOMAIN-SUFFIX,dongmansoft.com,🛑 </text:span><text:span text:style-name="T2">全球拦截</text:span></text:p>
      <text:p text:style-name="P2"><text:s/><text:span text:style-name="T1">- DOMAIN-SUFFIX,earmasterchina.cn,🛑 </text:span><text:span text:style-name="T2">全球拦截</text:span></text:p>
      <text:p text:style-name="P2"><text:s/><text:span text:style-name="T1">- DOMAIN-SUFFIX,easyrecoverychina.com,🛑 </text:span><text:span text:style-name="T2">全球拦截</text:span></text:p>
      <text:p text:style-name="P2"><text:s/><text:span text:style-name="T1">- DOMAIN-SUFFIX,ediuschina.com,🛑 </text:span><text:span text:style-name="T2">全球拦截</text:span></text:p>
      <text:p text:style-name="P2"><text:s/><text:span text:style-name="T1">- DOMAIN-SUFFIX,flstudiochina.com,🛑 </text:span><text:span text:style-name="T2">全球拦截</text:span></text:p>
      <text:p text:style-name="P2"><text:s/><text:span text:style-name="T1">- DOMAIN-SUFFIX,formysql.com,🛑 </text:span><text:span text:style-name="T2">全球拦截</text:span></text:p>
      <text:p text:style-name="P2"><text:s/><text:span text:style-name="T1">- DOMAIN-SUFFIX,guitarpro.cc,🛑 </text:span><text:span text:style-name="T2">全球拦截</text:span></text:p>
      <text:p text:style-name="P2"><text:s/><text:span text:style-name="T1">- DOMAIN-SUFFIX,huishenghuiying.com.cn,🛑 </text:span><text:span text:style-name="T2">全球拦截</text:span></text:p>
      <text:p text:style-name="P2"><text:s/><text:span text:style-name="T1">- DOMAIN-SUFFIX,hypersnap.net,🛑 </text:span><text:span text:style-name="T2">全球拦截</text:span></text:p>
      <text:p text:style-name="P2"><text:s/><text:span text:style-name="T1">- DOMAIN-SUFFIX,iconworkshop.cn,🛑 </text:span><text:span text:style-name="T2">全球拦截</text:span></text:p>
      <text:p text:style-name="P2"><text:s/><text:span text:style-name="T1">- DOMAIN-SUFFIX,imindmap.cc,🛑 </text:span><text:span text:style-name="T2">全球拦截</text:span></text:p>
      <text:p text:style-name="P2"><text:s/><text:span text:style-name="T1">- DOMAIN-SUFFIX,jihehuaban.com.cn,🛑 </text:span><text:span text:style-name="T2">全球拦截</text:span></text:p>
      <text:p text:style-name="P2"><text:s/><text:span text:style-name="T1">- DOMAIN-SUFFIX,keyshot.cc,🛑 </text:span><text:span text:style-name="T2">全球拦截</text:span></text:p>
      <text:p text:style-name="P2"><text:s/><text:span text:style-name="T1">- DOMAIN-SUFFIX,kingdeecn.cn,🛑 </text:span><text:span text:style-name="T2">全球拦截</text:span></text:p>
      <text:p text:style-name="P2"><text:s/><text:span text:style-name="T1">- DOMAIN-SUFFIX,logoshejishi.com,🛑 </text:span><text:span text:style-name="T2">全球拦截</text:span></text:p>
      <text:p text:style-name="P2"><text:s/><text:span text:style-name="T1">- DOMAIN-SUFFIX,luping.net.cn,🛑 </text:span><text:span text:style-name="T2">全球拦截</text:span></text:p>
      <text:p text:style-name="P2"><text:s/><text:span text:style-name="T1">- DOMAIN-SUFFIX,mairuan.cn,🛑 </text:span><text:span text:style-name="T2">全球拦截</text:span></text:p>
      <text:p text:style-name="P2"><text:s/><text:span text:style-name="T1">- DOMAIN-SUFFIX,mairuan.com,🛑 </text:span><text:span text:style-name="T2">全球拦截</text:span></text:p>
      <text:p text:style-name="P2"><text:s/><text:span text:style-name="T1">- DOMAIN-SUFFIX,mairuan.com.cn,🛑 </text:span><text:span text:style-name="T2">全球拦截</text:span></text:p>
      <text:p text:style-name="P2"><text:s/><text:span text:style-name="T1">- DOMAIN-SUFFIX,mairuan.net,🛑 </text:span><text:span text:style-name="T2">全球拦截</text:span></text:p>
      <text:p text:style-name="P2"><text:s/><text:span text:style-name="T1">- DOMAIN-SUFFIX,mairuanwang.com,🛑 </text:span><text:span text:style-name="T2">全球拦截</text:span></text:p>
      <text:p text:style-name="P2"><text:s/><text:span text:style-name="T1">- DOMAIN-SUFFIX,makeding.com,🛑 </text:span><text:span text:style-name="T2">全球拦截</text:span></text:p>
      <text:p text:style-name="P2"><text:s/><text:span text:style-name="T1">- DOMAIN-SUFFIX,mathtype.cn,🛑 </text:span><text:span text:style-name="T2">全球拦截</text:span></text:p>
      <text:p text:style-name="P2"><text:s/><text:span text:style-name="T1">- DOMAIN-SUFFIX,mindmanager.cc,🛑 </text:span><text:span text:style-name="T2">全球拦截</text:span></text:p>
      <text:p text:style-name="P2"><text:s/><text:span text:style-name="T1">- DOMAIN-SUFFIX,mindmanager.cn,🛑 </text:span><text:span text:style-name="T2">全球拦截</text:span></text:p>
      <text:p text:style-name="P2"><text:s/><text:span text:style-name="T1">- DOMAIN-SUFFIX,mindmapper.cc,🛑 </text:span><text:span text:style-name="T2">全球拦截</text:span></text:p>
      <text:p text:style-name="P2"><text:s/><text:span text:style-name="T1">- DOMAIN-SUFFIX,mycleanmymac.com,🛑 </text:span><text:span text:style-name="T2">全球拦截</text:span></text:p>
      <text:p text:style-name="P2"><text:s/><text:span text:style-name="T1">- DOMAIN-SUFFIX,nicelabel.cc,🛑 </text:span><text:span text:style-name="T2">全球拦截</text:span></text:p>
      <text:p text:style-name="P2"><text:s/><text:span text:style-name="T1">- DOMAIN-SUFFIX,ntfsformac.cc,🛑 </text:span><text:span text:style-name="T2">全球拦截</text:span></text:p>
      <text:p text:style-name="P2"><text:s/><text:span text:style-name="T1">- DOMAIN-SUFFIX,ntfsformac.cn,🛑 </text:span><text:span text:style-name="T2">全球拦截</text:span></text:p>
      <text:p text:style-name="P2"><text:s/><text:span text:style-name="T1">- DOMAIN-SUFFIX,overturechina.com,🛑 </text:span><text:span text:style-name="T2">全球拦截</text:span></text:p>
      <text:p text:style-name="P2"><text:s/><text:span text:style-name="T1">- DOMAIN-SUFFIX,passwordrecovery.cn,🛑 </text:span><text:span text:style-name="T2">全球拦截</text:span></text:p>
      <text:p text:style-name="P2"><text:s/><text:span text:style-name="T1">- DOMAIN-SUFFIX,pdfexpert.cc,🛑 </text:span><text:span text:style-name="T2">全球拦截</text:span></text:p>
      <text:p text:style-name="P2"><text:s/><text:span text:style-name="T1">- DOMAIN-SUFFIX,photozoomchina.com,🛑 </text:span><text:span text:style-name="T2">全球拦截</text:span></text:p>
      <text:p text:style-name="P2"><text:s/><text:span text:style-name="T1">- DOMAIN-SUFFIX,shankejingling.com,🛑 </text:span><text:span text:style-name="T2">全球拦截</text:span></text:p>
      <text:p text:style-name="P2"><text:s/><text:span text:style-name="T1">- DOMAIN-SUFFIX,ultraiso.net,🛑 </text:span><text:span text:style-name="T2">全球拦截</text:span></text:p>
      <text:p text:style-name="P2"><text:s/><text:span text:style-name="T1">- DOMAIN-SUFFIX,vegaschina.cn,🛑 </text:span><text:span text:style-name="T2">全球拦截</text:span></text:p>
      <text:p text:style-name="P2"><text:s/><text:span text:style-name="T1">- DOMAIN-SUFFIX,xitongqingli.com,🛑 </text:span><text:span text:style-name="T2">全球拦截</text:span></text:p>
      <text:p text:style-name="P2"><text:soft-page-break/><text:s/><text:span text:style-name="T1">- DOMAIN-SUFFIX,xmindchina.net,🛑 </text:span><text:span text:style-name="T2">全球拦截</text:span></text:p>
      <text:p text:style-name="P2"><text:s/><text:span text:style-name="T1">- DOMAIN-SUFFIX,xshellcn.com,🛑 </text:span><text:span text:style-name="T2">全球拦截</text:span></text:p>
      <text:p text:style-name="P2"><text:s/><text:span text:style-name="T1">- DOMAIN-SUFFIX,yihuifu.cn,🛑 </text:span><text:span text:style-name="T2">全球拦截</text:span></text:p>
      <text:p text:style-name="P2"><text:s/><text:span text:style-name="T1">- DOMAIN-SUFFIX,yuanchengxiezuo.com,🛑 </text:span><text:span text:style-name="T2">全球拦截</text:span></text:p>
      <text:p text:style-name="P2"><text:s/><text:span text:style-name="T1">- DOMAIN-SUFFIX,zbrushcn.com,🛑 </text:span><text:span text:style-name="T2">全球拦截</text:span></text:p>
      <text:p text:style-name="P2"><text:s/><text:span text:style-name="T1">- DOMAIN-SUFFIX,zhzzx.com,🛑 </text:span><text:span text:style-name="T2">全球拦截</text:span></text:p>
      <text:p text:style-name="P2"><text:s/><text:span text:style-name="T1">- DOMAIN-SUFFIX,himalaya.com,🌍 </text:span><text:span text:style-name="T2">国外媒体</text:span></text:p>
      <text:p text:style-name="P2"><text:s/><text:span text:style-name="T1">- DOMAIN-SUFFIX,deezer.com,🌍 </text:span><text:span text:style-name="T2">国外媒体</text:span></text:p>
      <text:p text:style-name="P2"><text:s/><text:span text:style-name="T1">- DOMAIN-SUFFIX,dzcdn.net,🌍 </text:span><text:span text:style-name="T2">国外媒体</text:span></text:p>
      <text:p text:style-name="P2"><text:s/><text:span text:style-name="T1">- DOMAIN-SUFFIX,joox.com,🌍 </text:span><text:span text:style-name="T2">国外媒体</text:span></text:p>
      <text:p text:style-name="P2"><text:s/><text:span text:style-name="T1">- DOMAIN-KEYWORD,jooxweb-api,🌍 </text:span><text:span text:style-name="T2">国外媒体</text:span></text:p>
      <text:p text:style-name="P2"><text:s/><text:span text:style-name="T1">- DOMAIN-SUFFIX,kkbox.com,🌍 </text:span><text:span text:style-name="T2">国外媒体</text:span></text:p>
      <text:p text:style-name="P2"><text:s/><text:span text:style-name="T1">- DOMAIN-SUFFIX,kkbox.com.tw,🌍 </text:span><text:span text:style-name="T2">国外媒体</text:span></text:p>
      <text:p text:style-name="P2"><text:s/><text:span text:style-name="T1">- DOMAIN-SUFFIX,kfs.io,🌍 </text:span><text:span text:style-name="T2">国外媒体</text:span></text:p>
      <text:p text:style-name="P2"><text:s/><text:span text:style-name="T1">- DOMAIN-SUFFIX,pandora.com,🌍 </text:span><text:span text:style-name="T2">国外媒体</text:span></text:p>
      <text:p text:style-name="P2"><text:s/><text:span text:style-name="T1">- DOMAIN-SUFFIX,p-cdn.us,🌍 </text:span><text:span text:style-name="T2">国外媒体</text:span></text:p>
      <text:p text:style-name="P2"><text:s/><text:span text:style-name="T1">- DOMAIN-SUFFIX,sndcdn.com,🌍 </text:span><text:span text:style-name="T2">国外媒体</text:span></text:p>
      <text:p text:style-name="P2"><text:s/><text:span text:style-name="T1">- DOMAIN-SUFFIX,soundcloud.com,🌍 </text:span><text:span text:style-name="T2">国外媒体</text:span></text:p>
      <text:p text:style-name="P2"><text:s/><text:span text:style-name="T1">- DOMAIN-SUFFIX,pscdn.co,🌍 </text:span><text:span text:style-name="T2">国外媒体</text:span></text:p>
      <text:p text:style-name="P2"><text:s/><text:span text:style-name="T1">- DOMAIN-SUFFIX,scdn.co,🌍 </text:span><text:span text:style-name="T2">国外媒体</text:span></text:p>
      <text:p text:style-name="P2"><text:s/><text:span text:style-name="T1">- DOMAIN-SUFFIX,spotify.com,🌍 </text:span><text:span text:style-name="T2">国外媒体</text:span></text:p>
      <text:p text:style-name="P2"><text:s/><text:span text:style-name="T1">- DOMAIN-SUFFIX,spoti.fi,🌍 </text:span><text:span text:style-name="T2">国外媒体</text:span></text:p>
      <text:p text:style-name="P2"><text:s/><text:span text:style-name="T1">- DOMAIN-KEYWORD,spotify.com,🌍 </text:span><text:span text:style-name="T2">国外媒体</text:span></text:p>
      <text:p text:style-name="P2"><text:s/><text:span text:style-name="T1">- DOMAIN-KEYWORD,-spotify-com,🌍 </text:span><text:span text:style-name="T2">国外媒体</text:span></text:p>
      <text:p text:style-name="P2"><text:s/><text:span text:style-name="T1">- DOMAIN-SUFFIX,tidal.com,🌍 </text:span><text:span text:style-name="T2">国外媒体</text:span></text:p>
      <text:p text:style-name="P2"><text:s/><text:span text:style-name="T1">- DOMAIN-SUFFIX,abema.io,🌍 </text:span><text:span text:style-name="T2">国外媒体</text:span></text:p>
      <text:p text:style-name="P2"><text:s/><text:span text:style-name="T1">- DOMAIN-SUFFIX,abema.tv,🌍 </text:span><text:span text:style-name="T2">国外媒体</text:span></text:p>
      <text:p text:style-name="P2"><text:s/><text:span text:style-name="T1">- DOMAIN-SUFFIX,ameba.jp,🌍 </text:span><text:span text:style-name="T2">国外媒体</text:span></text:p>
      <text:p text:style-name="P2"><text:s/><text:span text:style-name="T1">- DOMAIN-SUFFIX,hayabusa.io,🌍 </text:span><text:span text:style-name="T2">国外媒体</text:span></text:p>
      <text:p text:style-name="P2"><text:s/><text:span text:style-name="T1">- DOMAIN-KEYWORD,abematv.akamaized.net,🌍 </text:span><text:span text:style-name="T2">国外媒体</text:span></text:p>
      <text:p text:style-name="P2"><text:s/><text:span text:style-name="T1">- DOMAIN-SUFFIX,c4assets.com,🌍 </text:span><text:span text:style-name="T2">国外媒体</text:span></text:p>
      <text:p text:style-name="P2"><text:s/><text:span text:style-name="T1">- DOMAIN-SUFFIX,channel4.com,🌍 </text:span><text:span text:style-name="T2">国外媒体</text:span></text:p>
      <text:p text:style-name="P2"><text:s/><text:span text:style-name="T1">- DOMAIN-SUFFIX,aiv-cdn.net,🌍 </text:span><text:span text:style-name="T2">国外媒体</text:span></text:p>
      <text:p text:style-name="P2"><text:s/><text:span text:style-name="T1">- DOMAIN-SUFFIX,aiv-delivery.net,🌍 </text:span><text:span text:style-name="T2">国外媒体</text:span></text:p>
      <text:p text:style-name="P2"><text:s/><text:span text:style-name="T1">- DOMAIN-SUFFIX,amazonvideo.com,🌍 </text:span><text:span text:style-name="T2">国外媒体</text:span></text:p>
      <text:p text:style-name="P2"><text:s/><text:span text:style-name="T1">- DOMAIN-SUFFIX,primevideo.com,🌍 </text:span><text:span text:style-name="T2">国外媒体</text:span></text:p>
      <text:p text:style-name="P2"><text:s/><text:span text:style-name="T1">- DOMAIN,avodmp4s3ww-a.akamaihd.net,🌍 </text:span><text:span text:style-name="T2">国外媒体</text:span></text:p>
      <text:p text:style-name="P2"><text:s/><text:span text:style-name="T1">- DOMAIN,d25xi40x97liuc.cloudfront.net,🌍 </text:span><text:span text:style-name="T2">国外媒体</text:span></text:p>
      <text:p text:style-name="P2"><text:s/><text:span text:style-name="T1">- DOMAIN,dmqdd6hw24ucf.cloudfront.net,🌍 </text:span><text:span text:style-name="T2">国外媒体</text:span></text:p>
      <text:p text:style-name="P2"><text:s/><text:span text:style-name="T1">- DOMAIN,dmqdd6hw24ucf.cloudfront.net,🌍 </text:span><text:span text:style-name="T2">国外媒体</text:span></text:p>
      <text:p text:style-name="P2"><text:s/><text:span text:style-name="T1">- DOMAIN,d22qjgkvxw22r6.cloudfront.net,🌍 </text:span><text:span text:style-name="T2">国外媒体</text:span></text:p>
      <text:p text:style-name="P2"><text:s/><text:span text:style-name="T1">- DOMAIN,d1v5ir2lpwr8os.cloudfront.net,🌍 </text:span><text:span text:style-name="T2">国外媒体</text:span></text:p>
      <text:p text:style-name="P2"><text:s/><text:span text:style-name="T1">- DOMAIN-KEYWORD,avoddashs,🌍 </text:span><text:span text:style-name="T2">国外媒体</text:span></text:p>
      <text:p text:style-name="P2"><text:s/><text:span text:style-name="T1">- DOMAIN-SUFFIX,tv.apple.com,🌍 </text:span><text:span text:style-name="T2">国外媒体</text:span></text:p>
      <text:p text:style-name="P2"><text:s/><text:span text:style-name="T1">- DOMAIN,hls.itunes.apple.com,🌍 </text:span><text:span text:style-name="T2">国外媒体</text:span></text:p>
      <text:p text:style-name="P2"><text:s/><text:span text:style-name="T1">- DOMAIN,hls-amt.itunes.apple.com,🌍 </text:span><text:span text:style-name="T2">国外媒体</text:span></text:p>
      <text:p text:style-name="P2"><text:s/><text:span text:style-name="T1">- DOMAIN,play-edge.itunes.apple.com,🌍 </text:span><text:span text:style-name="T2">国外媒体</text:span></text:p>
      <text:p text:style-name="P2"><text:s/><text:span text:style-name="T1">- DOMAIN-SUFFIX,bahamut.com.tw,🌍 </text:span><text:span text:style-name="T2">国外媒体</text:span></text:p>
      <text:p text:style-name="P2"><text:s/><text:span text:style-name="T1">- DOMAIN-SUFFIX,gamer.com.tw,🌍 </text:span><text:span text:style-name="T2">国外媒体</text:span></text:p>
      <text:p text:style-name="P2"><text:s/><text:span text:style-name="T1">- DOMAIN,gamer-cds.cdn.hinet.net,🌍 </text:span><text:span text:style-name="T2">国外媒体</text:span></text:p>
      <text:p text:style-name="P2"><text:s/><text:span text:style-name="T1">- DOMAIN,gamer2-cds.cdn.hinet.net,🌍 </text:span><text:span text:style-name="T2">国外媒体</text:span></text:p>
      <text:p text:style-name="P2"><text:s/><text:span text:style-name="T1">- DOMAIN-SUFFIX,bbc.co.uk,🌍 </text:span><text:span text:style-name="T2">国外媒体</text:span></text:p>
      <text:p text:style-name="P2"><text:s/><text:span text:style-name="T1">- DOMAIN-SUFFIX,bbci.co.uk,🌍 </text:span><text:span text:style-name="T2">国外媒体</text:span></text:p>
      <text:p text:style-name="P2"><text:s/><text:span text:style-name="T1">- DOMAIN-KEYWORD,bbcfmt,🌍 </text:span><text:span text:style-name="T2">国外媒体</text:span></text:p>
      <text:p text:style-name="P2"><text:s/><text:span text:style-name="T1">- DOMAIN-KEYWORD,uk-live,🌍 </text:span><text:span text:style-name="T2">国外媒体</text:span></text:p>
      <text:p text:style-name="P2"><text:s/><text:span text:style-name="T1">- DOMAIN-SUFFIX,dazn.com,🌍 </text:span><text:span text:style-name="T2">国外媒体</text:span></text:p>
      <text:p text:style-name="P2"><text:soft-page-break/><text:s/><text:span text:style-name="T1">- DOMAIN-SUFFIX,dazn-api.com,🌍 </text:span><text:span text:style-name="T2">国外媒体</text:span></text:p>
      <text:p text:style-name="P2"><text:s/><text:span text:style-name="T1">- DOMAIN,d151l6v8er5bdm.cloudfront.net,🌍 </text:span><text:span text:style-name="T2">国外媒体</text:span></text:p>
      <text:p text:style-name="P2"><text:s/><text:span text:style-name="T1">- DOMAIN-KEYWORD,voddazn,🌍 </text:span><text:span text:style-name="T2">国外媒体</text:span></text:p>
      <text:p text:style-name="P2"><text:s/><text:span text:style-name="T1">- DOMAIN-SUFFIX,disney-plus.net,🌍 </text:span><text:span text:style-name="T2">国外媒体</text:span></text:p>
      <text:p text:style-name="P2"><text:s/><text:span text:style-name="T1">- DOMAIN-SUFFIX,disneyplus.com,🌍 </text:span><text:span text:style-name="T2">国外媒体</text:span></text:p>
      <text:p text:style-name="P2"><text:s/><text:span text:style-name="T1">- DOMAIN-SUFFIX,dssott.com,🌍 </text:span><text:span text:style-name="T2">国外媒体</text:span></text:p>
      <text:p text:style-name="P2"><text:s/><text:span text:style-name="T1">- DOMAIN,cdn.registerdisney.go.com,🌍 </text:span><text:span text:style-name="T2">国外媒体</text:span></text:p>
      <text:p text:style-name="P2"><text:s/><text:span text:style-name="T1">- DOMAIN,global.edge.bamgrid.com,🌍 </text:span><text:span text:style-name="T2">国外媒体</text:span></text:p>
      <text:p text:style-name="P2"><text:s/><text:span text:style-name="T1">- DOMAIN-SUFFIX,dmm.co.jp,🌍 </text:span><text:span text:style-name="T2">国外媒体</text:span></text:p>
      <text:p text:style-name="P2"><text:s/><text:span text:style-name="T1">- DOMAIN-SUFFIX,dmm.com,🌍 </text:span><text:span text:style-name="T2">国外媒体</text:span></text:p>
      <text:p text:style-name="P2"><text:s/><text:span text:style-name="T1">- DOMAIN-SUFFIX,dmm-extension.com,🌍 </text:span><text:span text:style-name="T2">国外媒体</text:span></text:p>
      <text:p text:style-name="P2"><text:s/><text:span text:style-name="T1">- DOMAIN-SUFFIX,encoretvb.com,🌍 </text:span><text:span text:style-name="T2">国外媒体</text:span></text:p>
      <text:p text:style-name="P2"><text:s/><text:span text:style-name="T1">- DOMAIN,edge.api.brightcove.com,🌍 </text:span><text:span text:style-name="T2">国外媒体</text:span></text:p>
      <text:p text:style-name="P2"><text:s/><text:span text:style-name="T1">- DOMAIN,bcbolt446c5271-a.akamaihd.net,🌍 </text:span><text:span text:style-name="T2">国外媒体</text:span></text:p>
      <text:p text:style-name="P2"><text:s/><text:span text:style-name="T1">- DOMAIN-SUFFIX,fox.com,🌍 </text:span><text:span text:style-name="T2">国外媒体</text:span></text:p>
      <text:p text:style-name="P2"><text:s/><text:span text:style-name="T1">- DOMAIN-SUFFIX,foxdcg.com,🌍 </text:span><text:span text:style-name="T2">国外媒体</text:span></text:p>
      <text:p text:style-name="P2"><text:s/><text:span text:style-name="T1">- DOMAIN-SUFFIX,theplatform.com,🌍 </text:span><text:span text:style-name="T2">国外媒体</text:span></text:p>
      <text:p text:style-name="P2"><text:s/><text:span text:style-name="T1">- DOMAIN-SUFFIX,uplynk.com,🌍 </text:span><text:span text:style-name="T2">国外媒体</text:span></text:p>
      <text:p text:style-name="P2"><text:s/><text:span text:style-name="T1">- DOMAIN-SUFFIX,foxplus.com,🌍 </text:span><text:span text:style-name="T2">国外媒体</text:span></text:p>
      <text:p text:style-name="P2"><text:s/><text:span text:style-name="T1">- DOMAIN,cdn-fox-networks-group-green.akamaized.net,🌍 </text:span><text:span text:style-name="T2">国外媒体</text:span></text:p>
      <text:p text:style-name="P2"><text:s/><text:span text:style-name="T1">- DOMAIN,d3cv4a9a9wh0bt.cloudfront.net,🌍 </text:span><text:span text:style-name="T2">国外媒体</text:span></text:p>
      <text:p text:style-name="P2"><text:s/><text:span text:style-name="T1">- DOMAIN,foxsports01-i.akamaihd.net,🌍 </text:span><text:span text:style-name="T2">国外媒体</text:span></text:p>
      <text:p text:style-name="P2"><text:s/><text:span text:style-name="T1">- DOMAIN,foxsports02-i.akamaihd.net,🌍 </text:span><text:span text:style-name="T2">国外媒体</text:span></text:p>
      <text:p text:style-name="P2"><text:s/><text:span text:style-name="T1">- DOMAIN,foxsports03-i.akamaihd.net,🌍 </text:span><text:span text:style-name="T2">国外媒体</text:span></text:p>
      <text:p text:style-name="P2"><text:s/><text:span text:style-name="T1">- DOMAIN,staticasiafox.akamaized.net,🌍 </text:span><text:span text:style-name="T2">国外媒体</text:span></text:p>
      <text:p text:style-name="P2"><text:s/><text:span text:style-name="T1">- DOMAIN-SUFFIX,hbo.com,🌍 </text:span><text:span text:style-name="T2">国外媒体</text:span></text:p>
      <text:p text:style-name="P2"><text:s/><text:span text:style-name="T1">- DOMAIN-SUFFIX,hbogo.com,🌍 </text:span><text:span text:style-name="T2">国外媒体</text:span></text:p>
      <text:p text:style-name="P2"><text:s/><text:span text:style-name="T1">- DOMAIN-SUFFIX,hbonow.com,🌍 </text:span><text:span text:style-name="T2">国外媒体</text:span></text:p>
      <text:p text:style-name="P2"><text:s/><text:span text:style-name="T1">- DOMAIN-SUFFIX,hbomax.com,🌍 </text:span><text:span text:style-name="T2">国外媒体</text:span></text:p>
      <text:p text:style-name="P2"><text:s/><text:span text:style-name="T1">- DOMAIN-SUFFIX,hbogoasia.com,🌍 </text:span><text:span text:style-name="T2">国外媒体</text:span></text:p>
      <text:p text:style-name="P2"><text:s/><text:span text:style-name="T1">- DOMAIN-SUFFIX,hbogoasia.hk,🌍 </text:span><text:span text:style-name="T2">国外媒体</text:span></text:p>
      <text:p text:style-name="P2"><text:s/><text:span text:style-name="T1">- DOMAIN,bcbolthboa-a.akamaihd.net,🌍 </text:span><text:span text:style-name="T2">国外媒体</text:span></text:p>
      <text:p text:style-name="P2"><text:s/><text:span text:style-name="T1">- DOMAIN,players.brightcove.net,🌍 </text:span><text:span text:style-name="T2">国外媒体</text:span></text:p>
      <text:p text:style-name="P2"><text:s/><text:span text:style-name="T1">- DOMAIN,s3-ap-southeast-1.amazonaws.com,🌍 </text:span><text:span text:style-name="T2">国外媒体</text:span></text:p>
      <text:p text:style-name="P2"><text:s/><text:span text:style-name="T1">- DOMAIN,dai3fd1oh325y.cloudfront.net,🌍 </text:span><text:span text:style-name="T2">国外媒体</text:span></text:p>
      <text:p text:style-name="P2"><text:s/><text:span text:style-name="T1">- DOMAIN,44wilhpljf.execute-api.ap-southeast-1.amazonaws.com,🌍 </text:span><text:span text:style-name="T2">国外媒体</text:span></text:p>
      <text:p text:style-name="P2"><text:s/><text:span text:style-name="T1">- DOMAIN,hboasia1-i.akamaihd.net,🌍 </text:span><text:span text:style-name="T2">国外媒体</text:span></text:p>
      <text:p text:style-name="P2"><text:s/><text:span text:style-name="T1">- DOMAIN,hboasia2-i.akamaihd.net,🌍 </text:span><text:span text:style-name="T2">国外媒体</text:span></text:p>
      <text:p text:style-name="P2"><text:s/><text:span text:style-name="T1">- DOMAIN,hboasia3-i.akamaihd.net,🌍 </text:span><text:span text:style-name="T2">国外媒体</text:span></text:p>
      <text:p text:style-name="P2"><text:s/><text:span text:style-name="T1">- DOMAIN,hboasia4-i.akamaihd.net,🌍 </text:span><text:span text:style-name="T2">国外媒体</text:span></text:p>
      <text:p text:style-name="P2"><text:s/><text:span text:style-name="T1">- DOMAIN,hboasia5-i.akamaihd.net,🌍 </text:span><text:span text:style-name="T2">国外媒体</text:span></text:p>
      <text:p text:style-name="P2"><text:s/><text:span text:style-name="T1">- DOMAIN,cf-images.ap-southeast-1.prod.boltdns.net,🌍 </text:span><text:span text:style-name="T2">国外媒体</text:span></text:p>
      <text:p text:style-name="P2"><text:s/><text:span text:style-name="T1">- DOMAIN-SUFFIX,5itv.tv,🌍 </text:span><text:span text:style-name="T2">国外媒体</text:span></text:p>
      <text:p text:style-name="P2"><text:s/><text:span text:style-name="T1">- DOMAIN-SUFFIX,ocnttv.com,🌍 </text:span><text:span text:style-name="T2">国外媒体</text:span></text:p>
      <text:p text:style-name="P2"><text:s/><text:span text:style-name="T1">- DOMAIN-SUFFIX,hulu.com,🌍 </text:span><text:span text:style-name="T2">国外媒体</text:span></text:p>
      <text:p text:style-name="P2"><text:s/><text:span text:style-name="T1">- DOMAIN-SUFFIX,huluim.com,🌍 </text:span><text:span text:style-name="T2">国外媒体</text:span></text:p>
      <text:p text:style-name="P2"><text:s/><text:span text:style-name="T1">- DOMAIN-SUFFIX,hulustream.com,🌍 </text:span><text:span text:style-name="T2">国外媒体</text:span></text:p>
      <text:p text:style-name="P2"><text:s/><text:span text:style-name="T1">- DOMAIN-SUFFIX,happyon.jp,🌍 </text:span><text:span text:style-name="T2">国外媒体</text:span></text:p>
      <text:p text:style-name="P2"><text:s/><text:span text:style-name="T1">- DOMAIN-SUFFIX,hjholdings.jp,🌍 </text:span><text:span text:style-name="T2">国外媒体</text:span></text:p>
      <text:p text:style-name="P2"><text:s/><text:span text:style-name="T1">- DOMAIN-SUFFIX,hulu.jp,🌍 </text:span><text:span text:style-name="T2">国外媒体</text:span></text:p>
      <text:p text:style-name="P2"><text:s/><text:span text:style-name="T1">- DOMAIN-SUFFIX,itv.com,🌍 </text:span><text:span text:style-name="T2">国外媒体</text:span></text:p>
      <text:p text:style-name="P2"><text:s/><text:span text:style-name="T1">- DOMAIN-SUFFIX,itvstatic.com,🌍 </text:span><text:span text:style-name="T2">国外媒体</text:span></text:p>
      <text:p text:style-name="P2"><text:s/><text:span text:style-name="T1">- DOMAIN,itvpnpmobile-a.akamaihd.net,🌍 </text:span><text:span text:style-name="T2">国外媒体</text:span></text:p>
      <text:p text:style-name="P2"><text:s/><text:span text:style-name="T1">- DOMAIN-SUFFIX,kktv.com.tw,🌍 </text:span><text:span text:style-name="T2">国外媒体</text:span></text:p>
      <text:p text:style-name="P2"><text:s/><text:span text:style-name="T1">- DOMAIN-SUFFIX,kktv.me,🌍 </text:span><text:span text:style-name="T2">国外媒体</text:span></text:p>
      <text:p text:style-name="P2"><text:s/><text:span text:style-name="T1">- DOMAIN,kktv-theater.kk.stream,🌍 </text:span><text:span text:style-name="T2">国外媒体</text:span></text:p>
      <text:p text:style-name="P2"><text:soft-page-break/><text:s/><text:span text:style-name="T1">- DOMAIN-SUFFIX,linetv.tw,🌍 </text:span><text:span text:style-name="T2">国外媒体</text:span></text:p>
      <text:p text:style-name="P2"><text:s/><text:span text:style-name="T1">- DOMAIN,d3c7rimkq79yfu.cloudfront.net,🌍 </text:span><text:span text:style-name="T2">国外媒体</text:span></text:p>
      <text:p text:style-name="P2"><text:s/><text:span text:style-name="T1">- DOMAIN-SUFFIX,litv.tv,🌍 </text:span><text:span text:style-name="T2">国外媒体</text:span></text:p>
      <text:p text:style-name="P2"><text:s/><text:span text:style-name="T1">- DOMAIN,litvfreemobile-hichannel.cdn.hinet.net,🌍 </text:span><text:span text:style-name="T2">国外媒体</text:span></text:p>
      <text:p text:style-name="P2"><text:s/><text:span text:style-name="T1">- DOMAIN-SUFFIX,channel5.com,🌍 </text:span><text:span text:style-name="T2">国外媒体</text:span></text:p>
      <text:p text:style-name="P2"><text:s/><text:span text:style-name="T1">- DOMAIN-SUFFIX,my5.tv,🌍 </text:span><text:span text:style-name="T2">国外媒体</text:span></text:p>
      <text:p text:style-name="P2"><text:s/><text:span text:style-name="T1">- DOMAIN,d349g9zuie06uo.cloudfront.net,🌍 </text:span><text:span text:style-name="T2">国外媒体</text:span></text:p>
      <text:p text:style-name="P2"><text:s/><text:span text:style-name="T1">- DOMAIN-SUFFIX,mytvsuper.com,🌍 </text:span><text:span text:style-name="T2">国外媒体</text:span></text:p>
      <text:p text:style-name="P2"><text:s/><text:span text:style-name="T1">- DOMAIN-SUFFIX,tvb.com,🌍 </text:span><text:span text:style-name="T2">国外媒体</text:span></text:p>
      <text:p text:style-name="P2"><text:s/><text:span text:style-name="T1">- DOMAIN-SUFFIX,netflix.com,🌍 </text:span><text:span text:style-name="T2">国外媒体</text:span></text:p>
      <text:p text:style-name="P2"><text:s/><text:span text:style-name="T1">- DOMAIN-SUFFIX,netflix.net,🌍 </text:span><text:span text:style-name="T2">国外媒体</text:span></text:p>
      <text:p text:style-name="P2"><text:s/><text:span text:style-name="T1">- DOMAIN-SUFFIX,nflxext.com,🌍 </text:span><text:span text:style-name="T2">国外媒体</text:span></text:p>
      <text:p text:style-name="P2"><text:s/><text:span text:style-name="T1">- DOMAIN-SUFFIX,nflximg.com,🌍 </text:span><text:span text:style-name="T2">国外媒体</text:span></text:p>
      <text:p text:style-name="P2"><text:s/><text:span text:style-name="T1">- DOMAIN-SUFFIX,nflximg.net,🌍 </text:span><text:span text:style-name="T2">国外媒体</text:span></text:p>
      <text:p text:style-name="P2"><text:s/><text:span text:style-name="T1">- DOMAIN-SUFFIX,nflxso.net,🌍 </text:span><text:span text:style-name="T2">国外媒体</text:span></text:p>
      <text:p text:style-name="P2"><text:s/><text:span text:style-name="T1">- DOMAIN-SUFFIX,nflxvideo.net,🌍 </text:span><text:span text:style-name="T2">国外媒体</text:span></text:p>
      <text:p text:style-name="P2"><text:s/><text:span text:style-name="T1">- DOMAIN-SUFFIX,netflixdnstest0.com,🌍 </text:span><text:span text:style-name="T2">国外媒体</text:span></text:p>
      <text:p text:style-name="P2"><text:s/><text:span text:style-name="T1">- DOMAIN-SUFFIX,netflixdnstest1.com,🌍 </text:span><text:span text:style-name="T2">国外媒体</text:span></text:p>
      <text:p text:style-name="P2"><text:s/><text:span text:style-name="T1">- DOMAIN-SUFFIX,netflixdnstest2.com,🌍 </text:span><text:span text:style-name="T2">国外媒体</text:span></text:p>
      <text:p text:style-name="P2"><text:s/><text:span text:style-name="T1">- DOMAIN-SUFFIX,netflixdnstest3.com,🌍 </text:span><text:span text:style-name="T2">国外媒体</text:span></text:p>
      <text:p text:style-name="P2"><text:s/><text:span text:style-name="T1">- DOMAIN-SUFFIX,netflixdnstest4.com,🌍 </text:span><text:span text:style-name="T2">国外媒体</text:span></text:p>
      <text:p text:style-name="P2"><text:s/><text:span text:style-name="T1">- DOMAIN-SUFFIX,netflixdnstest5.com,🌍 </text:span><text:span text:style-name="T2">国外媒体</text:span></text:p>
      <text:p text:style-name="P2"><text:s/><text:span text:style-name="T1">- DOMAIN-SUFFIX,netflixdnstest6.com,🌍 </text:span><text:span text:style-name="T2">国外媒体</text:span></text:p>
      <text:p text:style-name="P2"><text:s/><text:span text:style-name="T1">- DOMAIN-SUFFIX,netflixdnstest7.com,🌍 </text:span><text:span text:style-name="T2">国外媒体</text:span></text:p>
      <text:p text:style-name="P2"><text:s/><text:span text:style-name="T1">- DOMAIN-SUFFIX,netflixdnstest8.com,🌍 </text:span><text:span text:style-name="T2">国外媒体</text:span></text:p>
      <text:p text:style-name="P2"><text:s/><text:span text:style-name="T1">- DOMAIN-SUFFIX,netflixdnstest9.com,🌍 </text:span><text:span text:style-name="T2">国外媒体</text:span></text:p>
      <text:p text:style-name="P2"><text:s/><text:span text:style-name="T1">- IP-CIDR,23.246.0.0/18,🌍 </text:span><text:span text:style-name="T2">国外媒体</text:span><text:span text:style-name="T1">,no-resolve</text:span></text:p>
      <text:p text:style-name="P2"><text:s/><text:span text:style-name="T1">- IP-CIDR,37.77.184.0/21,🌍 </text:span><text:span text:style-name="T2">国外媒体</text:span><text:span text:style-name="T1">,no-resolve</text:span></text:p>
      <text:p text:style-name="P2"><text:s/><text:span text:style-name="T1">- IP-CIDR,45.57.0.0/17,🌍 </text:span><text:span text:style-name="T2">国外媒体</text:span><text:span text:style-name="T1">,no-resolve</text:span></text:p>
      <text:p text:style-name="P2"><text:s/><text:span text:style-name="T1">- IP-CIDR,64.120.128.0/17,🌍 </text:span><text:span text:style-name="T2">国外媒体</text:span><text:span text:style-name="T1">,no-resolve</text:span></text:p>
      <text:p text:style-name="P2"><text:s/><text:span text:style-name="T1">- IP-CIDR,66.197.128.0/17,🌍 </text:span><text:span text:style-name="T2">国外媒体</text:span><text:span text:style-name="T1">,no-resolve</text:span></text:p>
      <text:p text:style-name="P2"><text:s/><text:span text:style-name="T1">- IP-CIDR,108.175.32.0/20,🌍 </text:span><text:span text:style-name="T2">国外媒体</text:span><text:span text:style-name="T1">,no-resolve</text:span></text:p>
      <text:p text:style-name="P2"><text:s/><text:span text:style-name="T1">- IP-CIDR,192.173.64.0/18,🌍 </text:span><text:span text:style-name="T2">国外媒体</text:span><text:span text:style-name="T1">,no-resolve</text:span></text:p>
      <text:p text:style-name="P2"><text:s/><text:span text:style-name="T1">- IP-CIDR,198.38.96.0/19,🌍 </text:span><text:span text:style-name="T2">国外媒体</text:span><text:span text:style-name="T1">,no-resolve</text:span></text:p>
      <text:p text:style-name="P2"><text:s/><text:span text:style-name="T1">- IP-CIDR,198.45.48.0/20,🌍 </text:span><text:span text:style-name="T2">国外媒体</text:span><text:span text:style-name="T1">,no-resolve</text:span></text:p>
      <text:p text:style-name="P2"><text:s/><text:span text:style-name="T1">- IP-CIDR,34.210.42.111/32,🌍 </text:span><text:span text:style-name="T2">国外媒体</text:span><text:span text:style-name="T1">,no-resolve</text:span></text:p>
      <text:p text:style-name="P2"><text:s/><text:span text:style-name="T1">- IP-CIDR,52.89.124.203/32,🌍 </text:span><text:span text:style-name="T2">国外媒体</text:span><text:span text:style-name="T1">,no-resolve</text:span></text:p>
      <text:p text:style-name="P2"><text:s/><text:span text:style-name="T1">- IP-CIDR,54.148.37.5/32,🌍 </text:span><text:span text:style-name="T2">国外媒体</text:span><text:span text:style-name="T1">,no-resolve</text:span></text:p>
      <text:p text:style-name="P2"><text:s/><text:span text:style-name="T1">- DOMAIN-SUFFIX,dmc.nico,🌍 </text:span><text:span text:style-name="T2">国外媒体</text:span></text:p>
      <text:p text:style-name="P2"><text:s/><text:span text:style-name="T1">- DOMAIN-SUFFIX,nicovideo.jp,🌍 </text:span><text:span text:style-name="T2">国外媒体</text:span></text:p>
      <text:p text:style-name="P2"><text:s/><text:span text:style-name="T1">- DOMAIN-SUFFIX,nimg.jp,🌍 </text:span><text:span text:style-name="T2">国外媒体</text:span></text:p>
      <text:p text:style-name="P2"><text:s/><text:span text:style-name="T1">- DOMAIN-SUFFIX,socdm.com,🌍 </text:span><text:span text:style-name="T2">国外媒体</text:span></text:p>
      <text:p text:style-name="P2"><text:s/><text:span text:style-name="T1">- DOMAIN-SUFFIX,nowe.com,🌍 </text:span><text:span text:style-name="T2">国外媒体</text:span></text:p>
      <text:p text:style-name="P2"><text:s/><text:span text:style-name="T1">- DOMAIN-SUFFIX,nowestatic.com,🌍 </text:span><text:span text:style-name="T2">国外媒体</text:span></text:p>
      <text:p text:style-name="P2"><text:s/><text:span text:style-name="T1">- DOMAIN-SUFFIX,pbs.org,🌍 </text:span><text:span text:style-name="T2">国外媒体</text:span></text:p>
      <text:p text:style-name="P2"><text:s/><text:span text:style-name="T1">- DOMAIN-SUFFIX,phncdn.com,🌍 </text:span><text:span text:style-name="T2">国外媒体</text:span></text:p>
      <text:p text:style-name="P2"><text:s/><text:span text:style-name="T1">- DOMAIN-SUFFIX,phprcdn.com,🌍 </text:span><text:span text:style-name="T2">国外媒体</text:span></text:p>
      <text:p text:style-name="P2"><text:s/><text:span text:style-name="T1">- DOMAIN-SUFFIX,pornhub.com,🌍 </text:span><text:span text:style-name="T2">国外媒体</text:span></text:p>
      <text:p text:style-name="P2"><text:s/><text:span text:style-name="T1">- DOMAIN-SUFFIX,pornhubpremium.com,🌍 </text:span><text:span text:style-name="T2">国外媒体</text:span></text:p>
      <text:p text:style-name="P2"><text:s/><text:span text:style-name="T1">- DOMAIN-SUFFIX,skyking.com.tw,🌍 </text:span><text:span text:style-name="T2">国外媒体</text:span></text:p>
      <text:p text:style-name="P2"><text:s/><text:span text:style-name="T1">- DOMAIN,hamifans.emome.net,🌍 </text:span><text:span text:style-name="T2">国外媒体</text:span></text:p>
      <text:p text:style-name="P2"><text:s/><text:span text:style-name="T1">- DOMAIN-SUFFIX,byteoversea.com,🌍 </text:span><text:span text:style-name="T2">国外媒体</text:span></text:p>
      <text:p text:style-name="P2"><text:s/><text:span text:style-name="T1">- DOMAIN-SUFFIX,ibytedtos.com,🌍 </text:span><text:span text:style-name="T2">国外媒体</text:span></text:p>
      <text:p text:style-name="P2"><text:s/><text:span text:style-name="T1">- DOMAIN-SUFFIX,ipstatp.com,🌍 </text:span><text:span text:style-name="T2">国外媒体</text:span></text:p>
      <text:p text:style-name="P2"><text:s/><text:span text:style-name="T1">- DOMAIN-SUFFIX,muscdn.com,🌍 </text:span><text:span text:style-name="T2">国外媒体</text:span></text:p>
      <text:p text:style-name="P2"><text:s/><text:span text:style-name="T1">- DOMAIN-SUFFIX,musical.ly,🌍 </text:span><text:span text:style-name="T2">国外媒体</text:span></text:p>
      <text:p text:style-name="P2"><text:soft-page-break/><text:s/><text:span text:style-name="T1">- DOMAIN-SUFFIX,tiktok.com,🌍 </text:span><text:span text:style-name="T2">国外媒体</text:span></text:p>
      <text:p text:style-name="P2"><text:s/><text:span text:style-name="T1">- DOMAIN-SUFFIX,tiktokcdn.com,🌍 </text:span><text:span text:style-name="T2">国外媒体</text:span></text:p>
      <text:p text:style-name="P2"><text:s/><text:span text:style-name="T1">- DOMAIN-SUFFIX,tiktokv.com,🌍 </text:span><text:span text:style-name="T2">国外媒体</text:span></text:p>
      <text:p text:style-name="P2"><text:s/><text:span text:style-name="T1">- DOMAIN-KEYWORD,-tiktokcdn-com,🌍 </text:span><text:span text:style-name="T2">国外媒体</text:span></text:p>
      <text:p text:style-name="P2"><text:s/><text:span text:style-name="T1">- DOMAIN-SUFFIX,jtvnw.net,🌍 </text:span><text:span text:style-name="T2">国外媒体</text:span></text:p>
      <text:p text:style-name="P2"><text:s/><text:span text:style-name="T1">- DOMAIN-SUFFIX,ttvnw.net,🌍 </text:span><text:span text:style-name="T2">国外媒体</text:span></text:p>
      <text:p text:style-name="P2"><text:s/><text:span text:style-name="T1">- DOMAIN-SUFFIX,twitch.tv,🌍 </text:span><text:span text:style-name="T2">国外媒体</text:span></text:p>
      <text:p text:style-name="P2"><text:s/><text:span text:style-name="T1">- DOMAIN-SUFFIX,twitchcdn.net,🌍 </text:span><text:span text:style-name="T2">国外媒体</text:span></text:p>
      <text:p text:style-name="P2"><text:s/><text:span text:style-name="T1">- DOMAIN-SUFFIX,viu.com,🌍 </text:span><text:span text:style-name="T2">国外媒体</text:span></text:p>
      <text:p text:style-name="P2"><text:s/><text:span text:style-name="T1">- DOMAIN-SUFFIX,viu.tv,🌍 </text:span><text:span text:style-name="T2">国外媒体</text:span></text:p>
      <text:p text:style-name="P2"><text:s/><text:span text:style-name="T1">- DOMAIN,api.viu.now.com,🌍 </text:span><text:span text:style-name="T2">国外媒体</text:span></text:p>
      <text:p text:style-name="P2"><text:s/><text:span text:style-name="T1">- DOMAIN,d1k2us671qcoau.cloudfront.net,🌍 </text:span><text:span text:style-name="T2">国外媒体</text:span></text:p>
      <text:p text:style-name="P2"><text:s/><text:span text:style-name="T1">- DOMAIN,d2anahhhmp1ffz.cloudfront.net,🌍 </text:span><text:span text:style-name="T2">国外媒体</text:span></text:p>
      <text:p text:style-name="P2"><text:s/><text:span text:style-name="T1">- DOMAIN,dfp6rglgjqszk.cloudfront.net,🌍 </text:span><text:span text:style-name="T2">国外媒体</text:span></text:p>
      <text:p text:style-name="P2"><text:s/><text:span text:style-name="T1">- DOMAIN-SUFFIX,googlevideo.com,🌍 </text:span><text:span text:style-name="T2">国外媒体</text:span></text:p>
      <text:p text:style-name="P2"><text:s/><text:span text:style-name="T1">- DOMAIN-SUFFIX,youtube.com,🌍 </text:span><text:span text:style-name="T2">国外媒体</text:span></text:p>
      <text:p text:style-name="P2"><text:s/><text:span text:style-name="T1">- DOMAIN,youtubei.googleapis.com,🌍 </text:span><text:span text:style-name="T2">国外媒体</text:span></text:p>
      <text:p text:style-name="P2"><text:s/><text:span text:style-name="T1">- DOMAIN-SUFFIX,acg.tv,🌏 </text:span><text:span text:style-name="T2">国内媒体</text:span></text:p>
      <text:p text:style-name="P2"><text:s/><text:span text:style-name="T1">- DOMAIN-SUFFIX,acgvideo.com,🌏 </text:span><text:span text:style-name="T2">国内媒体</text:span></text:p>
      <text:p text:style-name="P2"><text:s/><text:span text:style-name="T1">- DOMAIN-SUFFIX,b23.tv,🌏 </text:span><text:span text:style-name="T2">国内媒体</text:span></text:p>
      <text:p text:style-name="P2"><text:s/><text:span text:style-name="T1">- DOMAIN-SUFFIX,biliapi.com,🌏 </text:span><text:span text:style-name="T2">国内媒体</text:span></text:p>
      <text:p text:style-name="P2"><text:s/><text:span text:style-name="T1">- DOMAIN-SUFFIX,biliapi.net,🌏 </text:span><text:span text:style-name="T2">国内媒体</text:span></text:p>
      <text:p text:style-name="P2"><text:s/><text:span text:style-name="T1">- DOMAIN-SUFFIX,bilibili.com,🌏 </text:span><text:span text:style-name="T2">国内媒体</text:span></text:p>
      <text:p text:style-name="P2"><text:s/><text:span text:style-name="T1">- DOMAIN-SUFFIX,biligame.com,🌏 </text:span><text:span text:style-name="T2">国内媒体</text:span></text:p>
      <text:p text:style-name="P2"><text:s/><text:span text:style-name="T1">- DOMAIN-SUFFIX,biligame.net,🌏 </text:span><text:span text:style-name="T2">国内媒体</text:span></text:p>
      <text:p text:style-name="P2"><text:s/><text:span text:style-name="T1">- DOMAIN-SUFFIX,bilivideo.com,🌏 </text:span><text:span text:style-name="T2">国内媒体</text:span></text:p>
      <text:p text:style-name="P2"><text:s/><text:span text:style-name="T1">- DOMAIN-SUFFIX,hdslb.com,🌏 </text:span><text:span text:style-name="T2">国内媒体</text:span></text:p>
      <text:p text:style-name="P2"><text:s/><text:span text:style-name="T1">- DOMAIN-SUFFIX,im9.com,🌏 </text:span><text:span text:style-name="T2">国内媒体</text:span></text:p>
      <text:p text:style-name="P2"><text:s/><text:span text:style-name="T1">- DOMAIN-SUFFIX,smtcdns.net,🌏 </text:span><text:span text:style-name="T2">国内媒体</text:span></text:p>
      <text:p text:style-name="P2"><text:s/><text:span text:style-name="T1">- DOMAIN-KEYWORD,qiyi,🌏 </text:span><text:span text:style-name="T2">国内媒体</text:span></text:p>
      <text:p text:style-name="P2"><text:s/><text:span text:style-name="T1">- DOMAIN-SUFFIX,qy.net,🌏 </text:span><text:span text:style-name="T2">国内媒体</text:span></text:p>
      <text:p text:style-name="P2"><text:s/><text:span text:style-name="T1">- IP-CIDR,101.227.0.0/16,🌏 </text:span><text:span text:style-name="T2">国内媒体</text:span></text:p>
      <text:p text:style-name="P2"><text:s/><text:span text:style-name="T1">- IP-CIDR,101.224.0.0/13,🌏 </text:span><text:span text:style-name="T2">国内媒体</text:span></text:p>
      <text:p text:style-name="P2"><text:s/><text:span text:style-name="T1">- IP-CIDR,119.176.0.0/12,🌏 </text:span><text:span text:style-name="T2">国内媒体</text:span></text:p>
      <text:p text:style-name="P2"><text:s/><text:span text:style-name="T1">- DOMAIN-SUFFIX,api.mob.app.letv.com,🌏 </text:span><text:span text:style-name="T2">国内媒体</text:span></text:p>
      <text:p text:style-name="P2"><text:s/><text:span text:style-name="T1">- DOMAIN-SUFFIX,v.smtcdns.com,🌏 </text:span><text:span text:style-name="T2">国内媒体</text:span></text:p>
      <text:p text:style-name="P2"><text:s/><text:span text:style-name="T1">- DOMAIN-SUFFIX,vv.video.qq.com,🌏 </text:span><text:span text:style-name="T2">国内媒体</text:span></text:p>
      <text:p text:style-name="P2"><text:s/><text:span text:style-name="T1">- IP-CIDR,106.11.0.0/16,🌏 </text:span><text:span text:style-name="T2">国内媒体</text:span><text:span text:style-name="T1">,no-resolve</text:span></text:p>
      <text:p text:style-name="P2"><text:s/><text:span text:style-name="T1">- DOMAIN-SUFFIX,t.me,📲 </text:span><text:span text:style-name="T2">电报信息</text:span></text:p>
      <text:p text:style-name="P2"><text:s/><text:span text:style-name="T1">- DOMAIN-SUFFIX,tdesktop.com,📲 </text:span><text:span text:style-name="T2">电报信息</text:span></text:p>
      <text:p text:style-name="P2"><text:s/><text:span text:style-name="T1">- DOMAIN-SUFFIX,telegra.ph,📲 </text:span><text:span text:style-name="T2">电报信息</text:span></text:p>
      <text:p text:style-name="P2"><text:s/><text:span text:style-name="T1">- DOMAIN-SUFFIX,telegram.me,📲 </text:span><text:span text:style-name="T2">电报信息</text:span></text:p>
      <text:p text:style-name="P2"><text:s/><text:span text:style-name="T1">- DOMAIN-SUFFIX,telegram.org,📲 </text:span><text:span text:style-name="T2">电报信息</text:span></text:p>
      <text:p text:style-name="P2"><text:s/><text:span text:style-name="T1">- DOMAIN-SUFFIX,telesco.pe,📲 </text:span><text:span text:style-name="T2">电报信息</text:span></text:p>
      <text:p text:style-name="P2"><text:s/><text:span text:style-name="T1">- IP-CIDR,91.108.4.0/22,📲 </text:span><text:span text:style-name="T2">电报信息</text:span><text:span text:style-name="T1">,no-resolve</text:span></text:p>
      <text:p text:style-name="P2"><text:s/><text:span text:style-name="T1">- IP-CIDR,91.108.8.0/22,📲 </text:span><text:span text:style-name="T2">电报信息</text:span><text:span text:style-name="T1">,no-resolve</text:span></text:p>
      <text:p text:style-name="P2"><text:s/><text:span text:style-name="T1">- IP-CIDR,91.108.12.0/22,📲 </text:span><text:span text:style-name="T2">电报信息</text:span><text:span text:style-name="T1">,no-resolve</text:span></text:p>
      <text:p text:style-name="P2"><text:s/><text:span text:style-name="T1">- IP-CIDR,91.108.16.0/22,📲 </text:span><text:span text:style-name="T2">电报信息</text:span><text:span text:style-name="T1">,no-resolve</text:span></text:p>
      <text:p text:style-name="P2"><text:s/><text:span text:style-name="T1">- IP-CIDR,91.108.56.0/22,📲 </text:span><text:span text:style-name="T2">电报信息</text:span><text:span text:style-name="T1">,no-resolve</text:span></text:p>
      <text:p text:style-name="P2"><text:s/><text:span text:style-name="T1">- IP-CIDR,149.154.160.0/20,📲 </text:span><text:span text:style-name="T2">电报信息</text:span><text:span text:style-name="T1">,no-resolve</text:span></text:p>
      <text:p text:style-name="P2"><text:s/><text:span text:style-name="T1">- IP-CIDR6,2001:b28:f23d::/48,📲 </text:span><text:span text:style-name="T2">电报信息</text:span><text:span text:style-name="T1">,no-resolve</text:span></text:p>
      <text:p text:style-name="P2"><text:s/><text:span text:style-name="T1">- IP-CIDR6,2001:b28:f23f::/48,📲 </text:span><text:span text:style-name="T2">电报信息</text:span><text:span text:style-name="T1">,no-resolve</text:span></text:p>
      <text:p text:style-name="P2"><text:s/><text:span text:style-name="T1">- IP-CIDR6,2001:67c:4e8::/48,📲 </text:span><text:span text:style-name="T2">电报信息</text:span><text:span text:style-name="T1">,no-resolve</text:span></text:p>
      <text:p text:style-name="P2"><text:s/><text:span text:style-name="T1">- DOMAIN,testflight.apple.com,🔰 </text:span><text:span text:style-name="T2">节点选择</text:span></text:p>
      <text:p text:style-name="P2"><text:s/><text:span text:style-name="T1">- DOMAIN-SUFFIX,appspot.com,🔰 </text:span><text:span text:style-name="T2">节点选择</text:span></text:p>
      <text:p text:style-name="P2"><text:s/><text:span text:style-name="T1">- DOMAIN-SUFFIX,blogger.com,🔰 </text:span><text:span text:style-name="T2">节点选择</text:span></text:p>
      <text:p text:style-name="P2"><text:soft-page-break/><text:s/><text:span text:style-name="T1">- DOMAIN-SUFFIX,getoutline.org,🔰 </text:span><text:span text:style-name="T2">节点选择</text:span></text:p>
      <text:p text:style-name="P2"><text:s/><text:span text:style-name="T1">- DOMAIN-SUFFIX,gvt0.com,🔰 </text:span><text:span text:style-name="T2">节点选择</text:span></text:p>
      <text:p text:style-name="P2"><text:s/><text:span text:style-name="T1">- DOMAIN-SUFFIX,gvt1.com,🔰 </text:span><text:span text:style-name="T2">节点选择</text:span></text:p>
      <text:p text:style-name="P2"><text:s/><text:span text:style-name="T1">- DOMAIN-SUFFIX,gvt3.com,🔰 </text:span><text:span text:style-name="T2">节点选择</text:span></text:p>
      <text:p text:style-name="P2"><text:s/><text:span text:style-name="T1">- DOMAIN-SUFFIX,xn--ngstr-lra8j.com,🔰 </text:span><text:span text:style-name="T2">节点选择</text:span></text:p>
      <text:p text:style-name="P2"><text:s/><text:span text:style-name="T1">- DOMAIN-KEYWORD,google,🔰 </text:span><text:span text:style-name="T2">节点选择</text:span></text:p>
      <text:p text:style-name="P2"><text:s/><text:span text:style-name="T1">- DOMAIN-KEYWORD,blogspot,🔰 </text:span><text:span text:style-name="T2">节点选择</text:span></text:p>
      <text:p text:style-name="P2"><text:s/><text:span text:style-name="T1">- DOMAIN-SUFFIX,onedrive.live.com,🔰 </text:span><text:span text:style-name="T2">节点选择</text:span></text:p>
      <text:p text:style-name="P2"><text:s/><text:span text:style-name="T1">- DOMAIN,az416426.vo.msecnd.net,🔰 </text:span><text:span text:style-name="T2">节点选择</text:span></text:p>
      <text:p text:style-name="P2"><text:s/><text:span text:style-name="T1">- DOMAIN,az668014.vo.msecnd.net,🔰 </text:span><text:span text:style-name="T2">节点选择</text:span></text:p>
      <text:p text:style-name="P2"><text:s/><text:span text:style-name="T1">- DOMAIN-SUFFIX,cdninstagram.com,🔰 </text:span><text:span text:style-name="T2">节点选择</text:span></text:p>
      <text:p text:style-name="P2"><text:s/><text:span text:style-name="T1">- DOMAIN-SUFFIX,facebook.com,🔰 </text:span><text:span text:style-name="T2">节点选择</text:span></text:p>
      <text:p text:style-name="P2"><text:s/><text:span text:style-name="T1">- DOMAIN-SUFFIX,facebook.net,🔰 </text:span><text:span text:style-name="T2">节点选择</text:span></text:p>
      <text:p text:style-name="P2"><text:s/><text:span text:style-name="T1">- DOMAIN-SUFFIX,fb.com,🔰 </text:span><text:span text:style-name="T2">节点选择</text:span></text:p>
      <text:p text:style-name="P2"><text:s/><text:span text:style-name="T1">- DOMAIN-SUFFIX,fb.me,🔰 </text:span><text:span text:style-name="T2">节点选择</text:span></text:p>
      <text:p text:style-name="P2"><text:s/><text:span text:style-name="T1">- DOMAIN-SUFFIX,fbaddins.com,🔰 </text:span><text:span text:style-name="T2">节点选择</text:span></text:p>
      <text:p text:style-name="P2"><text:s/><text:span text:style-name="T1">- DOMAIN-SUFFIX,fbcdn.net,🔰 </text:span><text:span text:style-name="T2">节点选择</text:span></text:p>
      <text:p text:style-name="P2"><text:s/><text:span text:style-name="T1">- DOMAIN-SUFFIX,fbsbx.com,🔰 </text:span><text:span text:style-name="T2">节点选择</text:span></text:p>
      <text:p text:style-name="P2"><text:s/><text:span text:style-name="T1">- DOMAIN-SUFFIX,fbworkmail.com,🔰 </text:span><text:span text:style-name="T2">节点选择</text:span></text:p>
      <text:p text:style-name="P2"><text:s/><text:span text:style-name="T1">- DOMAIN-SUFFIX,instagram.com,🔰 </text:span><text:span text:style-name="T2">节点选择</text:span></text:p>
      <text:p text:style-name="P2"><text:s/><text:span text:style-name="T1">- DOMAIN-SUFFIX,m.me,🔰 </text:span><text:span text:style-name="T2">节点选择</text:span></text:p>
      <text:p text:style-name="P2"><text:s/><text:span text:style-name="T1">- DOMAIN-SUFFIX,messenger.com,🔰 </text:span><text:span text:style-name="T2">节点选择</text:span></text:p>
      <text:p text:style-name="P2"><text:s/><text:span text:style-name="T1">- DOMAIN-SUFFIX,oculus.com,🔰 </text:span><text:span text:style-name="T2">节点选择</text:span></text:p>
      <text:p text:style-name="P2"><text:s/><text:span text:style-name="T1">- DOMAIN-SUFFIX,oculuscdn.com,🔰 </text:span><text:span text:style-name="T2">节点选择</text:span></text:p>
      <text:p text:style-name="P2"><text:s/><text:span text:style-name="T1">- DOMAIN-SUFFIX,rocksdb.org,🔰 </text:span><text:span text:style-name="T2">节点选择</text:span></text:p>
      <text:p text:style-name="P2"><text:s/><text:span text:style-name="T1">- DOMAIN-SUFFIX,whatsapp.com,🔰 </text:span><text:span text:style-name="T2">节点选择</text:span></text:p>
      <text:p text:style-name="P2"><text:s/><text:span text:style-name="T1">- DOMAIN-SUFFIX,whatsapp.net,🔰 </text:span><text:span text:style-name="T2">节点选择</text:span></text:p>
      <text:p text:style-name="P2"><text:s/><text:span text:style-name="T1">- DOMAIN-SUFFIX,pscp.tv,🔰 </text:span><text:span text:style-name="T2">节点选择</text:span></text:p>
      <text:p text:style-name="P2"><text:s/><text:span text:style-name="T1">- DOMAIN-SUFFIX,periscope.tv,🔰 </text:span><text:span text:style-name="T2">节点选择</text:span></text:p>
      <text:p text:style-name="P2"><text:s/><text:span text:style-name="T1">- DOMAIN-SUFFIX,t.co,🔰 </text:span><text:span text:style-name="T2">节点选择</text:span></text:p>
      <text:p text:style-name="P2"><text:s/><text:span text:style-name="T1">- DOMAIN-SUFFIX,twimg.co,🔰 </text:span><text:span text:style-name="T2">节点选择</text:span></text:p>
      <text:p text:style-name="P2"><text:s/><text:span text:style-name="T1">- DOMAIN-SUFFIX,twimg.com,🔰 </text:span><text:span text:style-name="T2">节点选择</text:span></text:p>
      <text:p text:style-name="P2"><text:s/><text:span text:style-name="T1">- DOMAIN-SUFFIX,twitpic.com,🔰 </text:span><text:span text:style-name="T2">节点选择</text:span></text:p>
      <text:p text:style-name="P2"><text:s/><text:span text:style-name="T1">- DOMAIN-SUFFIX,twitter.com,🔰 </text:span><text:span text:style-name="T2">节点选择</text:span></text:p>
      <text:p text:style-name="P2"><text:s/><text:span text:style-name="T1">- DOMAIN-SUFFIX,vine.co,🔰 </text:span><text:span text:style-name="T2">节点选择</text:span></text:p>
      <text:p text:style-name="P2"><text:s/><text:span text:style-name="T1">- DOMAIN-SUFFIX,telegra.ph,🔰 </text:span><text:span text:style-name="T2">节点选择</text:span></text:p>
      <text:p text:style-name="P2"><text:s/><text:span text:style-name="T1">- DOMAIN-SUFFIX,telegram.org,🔰 </text:span><text:span text:style-name="T2">节点选择</text:span></text:p>
      <text:p text:style-name="P2"><text:s/><text:span text:style-name="T1">- IP-CIDR,91.108.4.0/22,🔰 </text:span><text:span text:style-name="T2">节点选择</text:span><text:span text:style-name="T1">,no-resolve</text:span></text:p>
      <text:p text:style-name="P2"><text:s/><text:span text:style-name="T1">- IP-CIDR,91.108.8.0/22,🔰 </text:span><text:span text:style-name="T2">节点选择</text:span><text:span text:style-name="T1">,no-resolve</text:span></text:p>
      <text:p text:style-name="P2"><text:s/><text:span text:style-name="T1">- IP-CIDR,91.108.12.0/22,🔰 </text:span><text:span text:style-name="T2">节点选择</text:span><text:span text:style-name="T1">,no-resolve</text:span></text:p>
      <text:p text:style-name="P2"><text:s/><text:span text:style-name="T1">- IP-CIDR,91.108.16.0/22,🔰 </text:span><text:span text:style-name="T2">节点选择</text:span><text:span text:style-name="T1">,no-resolve</text:span></text:p>
      <text:p text:style-name="P2"><text:s/><text:span text:style-name="T1">- IP-CIDR,91.108.56.0/22,🔰 </text:span><text:span text:style-name="T2">节点选择</text:span><text:span text:style-name="T1">,no-resolve</text:span></text:p>
      <text:p text:style-name="P2"><text:s/><text:span text:style-name="T1">- IP-CIDR,149.154.160.0/20,🔰 </text:span><text:span text:style-name="T2">节点选择</text:span><text:span text:style-name="T1">,no-resolve</text:span></text:p>
      <text:p text:style-name="P2"><text:s/><text:span text:style-name="T1">- IP-CIDR6,2001:b28:f23d::/48,🔰 </text:span><text:span text:style-name="T2">节点选择</text:span><text:span text:style-name="T1">,no-resolve</text:span></text:p>
      <text:p text:style-name="P2"><text:s/><text:span text:style-name="T1">- IP-CIDR6,2001:b28:f23f::/48,🔰 </text:span><text:span text:style-name="T2">节点选择</text:span><text:span text:style-name="T1">,no-resolve</text:span></text:p>
      <text:p text:style-name="P2"><text:s/><text:span text:style-name="T1">- IP-CIDR6,2001:67c:4e8::/48,🔰 </text:span><text:span text:style-name="T2">节点选择</text:span><text:span text:style-name="T1">,no-resolve</text:span></text:p>
      <text:p text:style-name="P2"><text:s/><text:span text:style-name="T1">- DOMAIN-SUFFIX,line.me,🔰 </text:span><text:span text:style-name="T2">节点选择</text:span></text:p>
      <text:p text:style-name="P2"><text:s/><text:span text:style-name="T1">- DOMAIN-SUFFIX,line-apps.com,🔰 </text:span><text:span text:style-name="T2">节点选择</text:span></text:p>
      <text:p text:style-name="P2"><text:s/><text:span text:style-name="T1">- DOMAIN-SUFFIX,line-scdn.net,🔰 </text:span><text:span text:style-name="T2">节点选择</text:span></text:p>
      <text:p text:style-name="P2"><text:s/><text:span text:style-name="T1">- DOMAIN-SUFFIX,naver.jp,🔰 </text:span><text:span text:style-name="T2">节点选择</text:span></text:p>
      <text:p text:style-name="P2"><text:s/><text:span text:style-name="T1">- IP-CIDR,103.2.30.0/23,🔰 </text:span><text:span text:style-name="T2">节点选择</text:span><text:span text:style-name="T1">,no-resolve</text:span></text:p>
      <text:p text:style-name="P2"><text:s/><text:span text:style-name="T1">- IP-CIDR,125.209.208.0/20,🔰 </text:span><text:span text:style-name="T2">节点选择</text:span><text:span text:style-name="T1">,no-resolve</text:span></text:p>
      <text:p text:style-name="P2"><text:s/><text:span text:style-name="T1">- IP-CIDR,147.92.128.0/17,🔰 </text:span><text:span text:style-name="T2">节点选择</text:span><text:span text:style-name="T1">,no-resolve</text:span></text:p>
      <text:p text:style-name="P2"><text:s/><text:span text:style-name="T1">- IP-CIDR,203.104.144.0/21,🔰 </text:span><text:span text:style-name="T2">节点选择</text:span><text:span text:style-name="T1">,no-resolve</text:span></text:p>
      <text:p text:style-name="P2"><text:s/><text:span text:style-name="T1">- DOMAIN,a248.e.akamai.net,🔰 </text:span><text:span text:style-name="T2">节点选择</text:span></text:p>
      <text:p text:style-name="P2"><text:s/><text:span text:style-name="T1">- DOMAIN,a771.dscq.akamai.net,🔰 </text:span><text:span text:style-name="T2">节点选择</text:span></text:p>
      <text:p text:style-name="P2"><text:soft-page-break/><text:s/><text:span text:style-name="T1">- DOMAIN,d3c33hcgiwev3.cloudfront.net,🔰 </text:span><text:span text:style-name="T2">节点选择</text:span></text:p>
      <text:p text:style-name="P2"><text:s/><text:span text:style-name="T1">- DOMAIN-SUFFIX,4shared.com,🔰 </text:span><text:span text:style-name="T2">节点选择</text:span></text:p>
      <text:p text:style-name="P2"><text:s/><text:span text:style-name="T1">- DOMAIN-SUFFIX,9cache.com,🔰 </text:span><text:span text:style-name="T2">节点选择</text:span></text:p>
      <text:p text:style-name="P2"><text:s/><text:span text:style-name="T1">- DOMAIN-SUFFIX,9gag.com,🔰 </text:span><text:span text:style-name="T2">节点选择</text:span></text:p>
      <text:p text:style-name="P2"><text:s/><text:span text:style-name="T1">- DOMAIN-SUFFIX,abc.com,🔰 </text:span><text:span text:style-name="T2">节点选择</text:span></text:p>
      <text:p text:style-name="P2"><text:s/><text:span text:style-name="T1">- DOMAIN-SUFFIX,abc.net.au,🔰 </text:span><text:span text:style-name="T2">节点选择</text:span></text:p>
      <text:p text:style-name="P2"><text:s/><text:span text:style-name="T1">- DOMAIN-SUFFIX,abebooks.com,🔰 </text:span><text:span text:style-name="T2">节点选择</text:span></text:p>
      <text:p text:style-name="P2"><text:s/><text:span text:style-name="T1">- DOMAIN-SUFFIX,amazon.co.jp,🔰 </text:span><text:span text:style-name="T2">节点选择</text:span></text:p>
      <text:p text:style-name="P2"><text:s/><text:span text:style-name="T1">- DOMAIN-SUFFIX,ao3.org,🔰 </text:span><text:span text:style-name="T2">节点选择</text:span></text:p>
      <text:p text:style-name="P2"><text:s/><text:span text:style-name="T1">- DOMAIN-SUFFIX,apigee.com,🔰 </text:span><text:span text:style-name="T2">节点选择</text:span></text:p>
      <text:p text:style-name="P2"><text:s/><text:span text:style-name="T1">- DOMAIN-SUFFIX,apkcombo.com,🔰 </text:span><text:span text:style-name="T2">节点选择</text:span></text:p>
      <text:p text:style-name="P2"><text:s/><text:span text:style-name="T1">- DOMAIN-SUFFIX,apk-dl.com,🔰 </text:span><text:span text:style-name="T2">节点选择</text:span></text:p>
      <text:p text:style-name="P2"><text:s/><text:span text:style-name="T1">- DOMAIN-SUFFIX,apkfind.com,🔰 </text:span><text:span text:style-name="T2">节点选择</text:span></text:p>
      <text:p text:style-name="P2"><text:s/><text:span text:style-name="T1">- DOMAIN-SUFFIX,apkmirror.com,🔰 </text:span><text:span text:style-name="T2">节点选择</text:span></text:p>
      <text:p text:style-name="P2"><text:s/><text:span text:style-name="T1">- DOMAIN-SUFFIX,apkmonk.com,🔰 </text:span><text:span text:style-name="T2">节点选择</text:span></text:p>
      <text:p text:style-name="P2"><text:s/><text:span text:style-name="T1">- DOMAIN-SUFFIX,apkpure.com,🔰 </text:span><text:span text:style-name="T2">节点选择</text:span></text:p>
      <text:p text:style-name="P2"><text:s/><text:span text:style-name="T1">- DOMAIN-SUFFIX,aptoide.com,🔰 </text:span><text:span text:style-name="T2">节点选择</text:span></text:p>
      <text:p text:style-name="P2"><text:s/><text:span text:style-name="T1">- DOMAIN-SUFFIX,archive.is,🔰 </text:span><text:span text:style-name="T2">节点选择</text:span></text:p>
      <text:p text:style-name="P2"><text:s/><text:span text:style-name="T1">- DOMAIN-SUFFIX,archive.org,🔰 </text:span><text:span text:style-name="T2">节点选择</text:span></text:p>
      <text:p text:style-name="P2"><text:s/><text:span text:style-name="T1">- DOMAIN-SUFFIX,archiveofourown.com,🔰 </text:span><text:span text:style-name="T2">节点选择</text:span></text:p>
      <text:p text:style-name="P2"><text:s/><text:span text:style-name="T1">- DOMAIN-SUFFIX,archiveofourown.org,🔰 </text:span><text:span text:style-name="T2">节点选择</text:span></text:p>
      <text:p text:style-name="P2"><text:s/><text:span text:style-name="T1">- DOMAIN-SUFFIX,arte.tv,🔰 </text:span><text:span text:style-name="T2">节点选择</text:span></text:p>
      <text:p text:style-name="P2"><text:s/><text:span text:style-name="T1">- DOMAIN-SUFFIX,artstation.com,🔰 </text:span><text:span text:style-name="T2">节点选择</text:span></text:p>
      <text:p text:style-name="P2"><text:s/><text:span text:style-name="T1">- DOMAIN-SUFFIX,arukas.io,🔰 </text:span><text:span text:style-name="T2">节点选择</text:span></text:p>
      <text:p text:style-name="P2"><text:s/><text:span text:style-name="T1">- DOMAIN-SUFFIX,ask.com,🔰 </text:span><text:span text:style-name="T2">节点选择</text:span></text:p>
      <text:p text:style-name="P2"><text:s/><text:span text:style-name="T1">- DOMAIN-SUFFIX,avg.com,🔰 </text:span><text:span text:style-name="T2">节点选择</text:span></text:p>
      <text:p text:style-name="P2"><text:s/><text:span text:style-name="T1">- DOMAIN-SUFFIX,avgle.com,🔰 </text:span><text:span text:style-name="T2">节点选择</text:span></text:p>
      <text:p text:style-name="P2"><text:s/><text:span text:style-name="T1">- DOMAIN-SUFFIX,badoo.com,🔰 </text:span><text:span text:style-name="T2">节点选择</text:span></text:p>
      <text:p text:style-name="P2"><text:s/><text:span text:style-name="T1">- DOMAIN-SUFFIX,bandwagonhost.com,🔰 </text:span><text:span text:style-name="T2">节点选择</text:span></text:p>
      <text:p text:style-name="P2"><text:s/><text:span text:style-name="T1">- DOMAIN-SUFFIX,bangkokpost.com,🔰 </text:span><text:span text:style-name="T2">节点选择</text:span></text:p>
      <text:p text:style-name="P2"><text:s/><text:span text:style-name="T1">- DOMAIN-SUFFIX,bbc.com,🔰 </text:span><text:span text:style-name="T2">节点选择</text:span></text:p>
      <text:p text:style-name="P2"><text:s/><text:span text:style-name="T1">- DOMAIN-SUFFIX,behance.net,🔰 </text:span><text:span text:style-name="T2">节点选择</text:span></text:p>
      <text:p text:style-name="P2"><text:s/><text:span text:style-name="T1">- DOMAIN-SUFFIX,bibox.com,🔰 </text:span><text:span text:style-name="T2">节点选择</text:span></text:p>
      <text:p text:style-name="P2"><text:s/><text:span text:style-name="T1">- DOMAIN-SUFFIX,biggo.com.tw,🔰 </text:span><text:span text:style-name="T2">节点选择</text:span></text:p>
      <text:p text:style-name="P2"><text:s/><text:span text:style-name="T1">- DOMAIN-SUFFIX,binance.com,🔰 </text:span><text:span text:style-name="T2">节点选择</text:span></text:p>
      <text:p text:style-name="P2"><text:s/><text:span text:style-name="T1">- DOMAIN-SUFFIX,bit.ly,🔰 </text:span><text:span text:style-name="T2">节点选择</text:span></text:p>
      <text:p text:style-name="P2"><text:s/><text:span text:style-name="T1">- DOMAIN-SUFFIX,bitcointalk.org,🔰 </text:span><text:span text:style-name="T2">节点选择</text:span></text:p>
      <text:p text:style-name="P2"><text:s/><text:span text:style-name="T1">- DOMAIN-SUFFIX,bitfinex.com,🔰 </text:span><text:span text:style-name="T2">节点选择</text:span></text:p>
      <text:p text:style-name="P2"><text:s/><text:span text:style-name="T1">- DOMAIN-SUFFIX,bitmex.com,🔰 </text:span><text:span text:style-name="T2">节点选择</text:span></text:p>
      <text:p text:style-name="P2"><text:s/><text:span text:style-name="T1">- DOMAIN-SUFFIX,bit-z.com,🔰 </text:span><text:span text:style-name="T2">节点选择</text:span></text:p>
      <text:p text:style-name="P2"><text:s/><text:span text:style-name="T1">- DOMAIN-SUFFIX,bloglovin.com,🔰 </text:span><text:span text:style-name="T2">节点选择</text:span></text:p>
      <text:p text:style-name="P2"><text:s/><text:span text:style-name="T1">- DOMAIN-SUFFIX,bloomberg.cn,🔰 </text:span><text:span text:style-name="T2">节点选择</text:span></text:p>
      <text:p text:style-name="P2"><text:s/><text:span text:style-name="T1">- DOMAIN-SUFFIX,bloomberg.com,🔰 </text:span><text:span text:style-name="T2">节点选择</text:span></text:p>
      <text:p text:style-name="P2"><text:s/><text:span text:style-name="T1">- DOMAIN-SUFFIX,blubrry.com,🔰 </text:span><text:span text:style-name="T2">节点选择</text:span></text:p>
      <text:p text:style-name="P2"><text:s/><text:span text:style-name="T1">- DOMAIN-SUFFIX,book.com.tw,🔰 </text:span><text:span text:style-name="T2">节点选择</text:span></text:p>
      <text:p text:style-name="P2"><text:s/><text:span text:style-name="T1">- DOMAIN-SUFFIX,booklive.jp,🔰 </text:span><text:span text:style-name="T2">节点选择</text:span></text:p>
      <text:p text:style-name="P2"><text:s/><text:span text:style-name="T1">- DOMAIN-SUFFIX,books.com.tw,🔰 </text:span><text:span text:style-name="T2">节点选择</text:span></text:p>
      <text:p text:style-name="P2"><text:s/><text:span text:style-name="T1">- DOMAIN-SUFFIX,boslife.net,🔰 </text:span><text:span text:style-name="T2">节点选择</text:span></text:p>
      <text:p text:style-name="P2"><text:s/><text:span text:style-name="T1">- DOMAIN-SUFFIX,box.com,🔰 </text:span><text:span text:style-name="T2">节点选择</text:span></text:p>
      <text:p text:style-name="P2"><text:s/><text:span text:style-name="T1">- DOMAIN-SUFFIX,brave.com,🔰 </text:span><text:span text:style-name="T2">节点选择</text:span></text:p>
      <text:p text:style-name="P2"><text:s/><text:span text:style-name="T1">- DOMAIN-SUFFIX,businessinsider.com,🔰 </text:span><text:span text:style-name="T2">节点选择</text:span></text:p>
      <text:p text:style-name="P2"><text:s/><text:span text:style-name="T1">- DOMAIN-SUFFIX,buzzfeed.com,🔰 </text:span><text:span text:style-name="T2">节点选择</text:span></text:p>
      <text:p text:style-name="P2"><text:s/><text:span text:style-name="T1">- DOMAIN-SUFFIX,bwh1.net,🔰 </text:span><text:span text:style-name="T2">节点选择</text:span></text:p>
      <text:p text:style-name="P2"><text:s/><text:span text:style-name="T1">- DOMAIN-SUFFIX,castbox.fm,🔰 </text:span><text:span text:style-name="T2">节点选择</text:span></text:p>
      <text:p text:style-name="P2"><text:s/><text:span text:style-name="T1">- DOMAIN-SUFFIX,cbc.ca,🔰 </text:span><text:span text:style-name="T2">节点选择</text:span></text:p>
      <text:p text:style-name="P2"><text:s/><text:span text:style-name="T1">- DOMAIN-SUFFIX,cdw.com,🔰 </text:span><text:span text:style-name="T2">节点选择</text:span></text:p>
      <text:p text:style-name="P2"><text:soft-page-break/><text:s/><text:span text:style-name="T1">- DOMAIN-SUFFIX,change.org,🔰 </text:span><text:span text:style-name="T2">节点选择</text:span></text:p>
      <text:p text:style-name="P2"><text:s/><text:span text:style-name="T1">- DOMAIN-SUFFIX,channelnewsasia.com,🔰 </text:span><text:span text:style-name="T2">节点选择</text:span></text:p>
      <text:p text:style-name="P2"><text:s/><text:span text:style-name="T1">- DOMAIN-SUFFIX,ck101.com,🔰 </text:span><text:span text:style-name="T2">节点选择</text:span></text:p>
      <text:p text:style-name="P2"><text:s/><text:span text:style-name="T1">- DOMAIN-SUFFIX,clarionproject.org,🔰 </text:span><text:span text:style-name="T2">节点选择</text:span></text:p>
      <text:p text:style-name="P2"><text:s/><text:span text:style-name="T1">- DOMAIN-SUFFIX,cloudcone.com,🔰 </text:span><text:span text:style-name="T2">节点选择</text:span></text:p>
      <text:p text:style-name="P2"><text:s/><text:span text:style-name="T1">- DOMAIN-SUFFIX,clyp.it,🔰 </text:span><text:span text:style-name="T2">节点选择</text:span></text:p>
      <text:p text:style-name="P2"><text:s/><text:span text:style-name="T1">- DOMAIN-SUFFIX,cna.com.tw,🔰 </text:span><text:span text:style-name="T2">节点选择</text:span></text:p>
      <text:p text:style-name="P2"><text:s/><text:span text:style-name="T1">- DOMAIN-SUFFIX,comparitech.com,🔰 </text:span><text:span text:style-name="T2">节点选择</text:span></text:p>
      <text:p text:style-name="P2"><text:s/><text:span text:style-name="T1">- DOMAIN-SUFFIX,conoha.jp,🔰 </text:span><text:span text:style-name="T2">节点选择</text:span></text:p>
      <text:p text:style-name="P2"><text:s/><text:span text:style-name="T1">- DOMAIN-SUFFIX,crucial.com,🔰 </text:span><text:span text:style-name="T2">节点选择</text:span></text:p>
      <text:p text:style-name="P2"><text:s/><text:span text:style-name="T1">- DOMAIN-SUFFIX,cts.com.tw,🔰 </text:span><text:span text:style-name="T2">节点选择</text:span></text:p>
      <text:p text:style-name="P2"><text:s/><text:span text:style-name="T1">- DOMAIN-SUFFIX,cw.com.tw,🔰 </text:span><text:span text:style-name="T2">节点选择</text:span></text:p>
      <text:p text:style-name="P2"><text:s/><text:span text:style-name="T1">- DOMAIN-SUFFIX,cyberctm.com,🔰 </text:span><text:span text:style-name="T2">节点选择</text:span></text:p>
      <text:p text:style-name="P2"><text:s/><text:span text:style-name="T1">- DOMAIN-SUFFIX,dailymotion.com,🔰 </text:span><text:span text:style-name="T2">节点选择</text:span></text:p>
      <text:p text:style-name="P2"><text:s/><text:span text:style-name="T1">- DOMAIN-SUFFIX,dailyview.tw,🔰 </text:span><text:span text:style-name="T2">节点选择</text:span></text:p>
      <text:p text:style-name="P2"><text:s/><text:span text:style-name="T1">- DOMAIN-SUFFIX,daum.net,🔰 </text:span><text:span text:style-name="T2">节点选择</text:span></text:p>
      <text:p text:style-name="P2"><text:s/><text:span text:style-name="T1">- DOMAIN-SUFFIX,daumcdn.net,🔰 </text:span><text:span text:style-name="T2">节点选择</text:span></text:p>
      <text:p text:style-name="P2"><text:s/><text:span text:style-name="T1">- DOMAIN-SUFFIX,dcard.tw,🔰 </text:span><text:span text:style-name="T2">节点选择</text:span></text:p>
      <text:p text:style-name="P2"><text:s/><text:span text:style-name="T1">- DOMAIN-SUFFIX,deadline.com,🔰 </text:span><text:span text:style-name="T2">节点选择</text:span></text:p>
      <text:p text:style-name="P2"><text:s/><text:span text:style-name="T1">- DOMAIN-SUFFIX,deepdiscount.com,🔰 </text:span><text:span text:style-name="T2">节点选择</text:span></text:p>
      <text:p text:style-name="P2"><text:s/><text:span text:style-name="T1">- DOMAIN-SUFFIX,depositphotos.com,🔰 </text:span><text:span text:style-name="T2">节点选择</text:span></text:p>
      <text:p text:style-name="P2"><text:s/><text:span text:style-name="T1">- DOMAIN-SUFFIX,deviantart.com,🔰 </text:span><text:span text:style-name="T2">节点选择</text:span></text:p>
      <text:p text:style-name="P2"><text:s/><text:span text:style-name="T1">- DOMAIN-SUFFIX,disconnect.me,🔰 </text:span><text:span text:style-name="T2">节点选择</text:span></text:p>
      <text:p text:style-name="P2"><text:s/><text:span text:style-name="T1">- DOMAIN-SUFFIX,discordapp.com,🔰 </text:span><text:span text:style-name="T2">节点选择</text:span></text:p>
      <text:p text:style-name="P2"><text:s/><text:span text:style-name="T1">- DOMAIN-SUFFIX,discordapp.net,🔰 </text:span><text:span text:style-name="T2">节点选择</text:span></text:p>
      <text:p text:style-name="P2"><text:s/><text:span text:style-name="T1">- DOMAIN-SUFFIX,disqus.com,🔰 </text:span><text:span text:style-name="T2">节点选择</text:span></text:p>
      <text:p text:style-name="P2"><text:s/><text:span text:style-name="T1">- DOMAIN-SUFFIX,dlercloud.com,🔰 </text:span><text:span text:style-name="T2">节点选择</text:span></text:p>
      <text:p text:style-name="P2"><text:s/><text:span text:style-name="T1">- DOMAIN-SUFFIX,dmhy.org,🔰 </text:span><text:span text:style-name="T2">节点选择</text:span></text:p>
      <text:p text:style-name="P2"><text:s/><text:span text:style-name="T1">- DOMAIN-SUFFIX,dns2go.com,🔰 </text:span><text:span text:style-name="T2">节点选择</text:span></text:p>
      <text:p text:style-name="P2"><text:s/><text:span text:style-name="T1">- DOMAIN-SUFFIX,dowjones.com,🔰 </text:span><text:span text:style-name="T2">节点选择</text:span></text:p>
      <text:p text:style-name="P2"><text:s/><text:span text:style-name="T1">- DOMAIN-SUFFIX,dropbox.com,🔰 </text:span><text:span text:style-name="T2">节点选择</text:span></text:p>
      <text:p text:style-name="P2"><text:s/><text:span text:style-name="T1">- DOMAIN-SUFFIX,dropboxapi.com,🔰 </text:span><text:span text:style-name="T2">节点选择</text:span></text:p>
      <text:p text:style-name="P2"><text:s/><text:span text:style-name="T1">- DOMAIN-SUFFIX,dropboxusercontent.com,🔰 </text:span><text:span text:style-name="T2">节点选择</text:span></text:p>
      <text:p text:style-name="P2"><text:s/><text:span text:style-name="T1">- DOMAIN-SUFFIX,duckduckgo.com,🔰 </text:span><text:span text:style-name="T2">节点选择</text:span></text:p>
      <text:p text:style-name="P2"><text:s/><text:span text:style-name="T1">- DOMAIN-SUFFIX,duyaoss.com,🔰 </text:span><text:span text:style-name="T2">节点选择</text:span></text:p>
      <text:p text:style-name="P2"><text:s/><text:span text:style-name="T1">- DOMAIN-SUFFIX,dw.com,🔰 </text:span><text:span text:style-name="T2">节点选择</text:span></text:p>
      <text:p text:style-name="P2"><text:s/><text:span text:style-name="T1">- DOMAIN-SUFFIX,dynu.com,🔰 </text:span><text:span text:style-name="T2">节点选择</text:span></text:p>
      <text:p text:style-name="P2"><text:s/><text:span text:style-name="T1">- DOMAIN-SUFFIX,earthcam.com,🔰 </text:span><text:span text:style-name="T2">节点选择</text:span></text:p>
      <text:p text:style-name="P2"><text:s/><text:span text:style-name="T1">- DOMAIN-SUFFIX,ebookservice.tw,🔰 </text:span><text:span text:style-name="T2">节点选择</text:span></text:p>
      <text:p text:style-name="P2"><text:s/><text:span text:style-name="T1">- DOMAIN-SUFFIX,economist.com,🔰 </text:span><text:span text:style-name="T2">节点选择</text:span></text:p>
      <text:p text:style-name="P2"><text:s/><text:span text:style-name="T1">- DOMAIN-SUFFIX,edgecastcdn.net,🔰 </text:span><text:span text:style-name="T2">节点选择</text:span></text:p>
      <text:p text:style-name="P2"><text:s/><text:span text:style-name="T1">- DOMAIN-SUFFIX,edu,🔰 </text:span><text:span text:style-name="T2">节点选择</text:span></text:p>
      <text:p text:style-name="P2"><text:s/><text:span text:style-name="T1">- DOMAIN-SUFFIX,edx-cdn.org,🔰 </text:span><text:span text:style-name="T2">节点选择</text:span></text:p>
      <text:p text:style-name="P2"><text:s/><text:span text:style-name="T1">- DOMAIN-SUFFIX,elpais.com,🔰 </text:span><text:span text:style-name="T2">节点选择</text:span></text:p>
      <text:p text:style-name="P2"><text:s/><text:span text:style-name="T1">- DOMAIN-SUFFIX,enanyang.my,🔰 </text:span><text:span text:style-name="T2">节点选择</text:span></text:p>
      <text:p text:style-name="P2"><text:s/><text:span text:style-name="T1">- DOMAIN-SUFFIX,encyclopedia.com,🔰 </text:span><text:span text:style-name="T2">节点选择</text:span></text:p>
      <text:p text:style-name="P2"><text:s/><text:span text:style-name="T1">- DOMAIN-SUFFIX,esoir.be,🔰 </text:span><text:span text:style-name="T2">节点选择</text:span></text:p>
      <text:p text:style-name="P2"><text:s/><text:span text:style-name="T1">- DOMAIN-SUFFIX,etherscan.io,🔰 </text:span><text:span text:style-name="T2">节点选择</text:span></text:p>
      <text:p text:style-name="P2"><text:s/><text:span text:style-name="T1">- DOMAIN-SUFFIX,euronews.com,🔰 </text:span><text:span text:style-name="T2">节点选择</text:span></text:p>
      <text:p text:style-name="P2"><text:s/><text:span text:style-name="T1">- DOMAIN-SUFFIX,evozi.com,🔰 </text:span><text:span text:style-name="T2">节点选择</text:span></text:p>
      <text:p text:style-name="P2"><text:s/><text:span text:style-name="T1">- DOMAIN-SUFFIX,exblog.jp,🔰 </text:span><text:span text:style-name="T2">节点选择</text:span></text:p>
      <text:p text:style-name="P2"><text:s/><text:span text:style-name="T1">- DOMAIN-SUFFIX,feeder.co,🔰 </text:span><text:span text:style-name="T2">节点选择</text:span></text:p>
      <text:p text:style-name="P2"><text:s/><text:span text:style-name="T1">- DOMAIN-SUFFIX,feedly.com,🔰 </text:span><text:span text:style-name="T2">节点选择</text:span></text:p>
      <text:p text:style-name="P2"><text:s/><text:span text:style-name="T1">- DOMAIN-SUFFIX,feedx.net,🔰 </text:span><text:span text:style-name="T2">节点选择</text:span></text:p>
      <text:p text:style-name="P2"><text:s/><text:span text:style-name="T1">- DOMAIN-SUFFIX,firech.at,🔰 </text:span><text:span text:style-name="T2">节点选择</text:span></text:p>
      <text:p text:style-name="P2"><text:s/><text:span text:style-name="T1">- DOMAIN-SUFFIX,flickr.com,🔰 </text:span><text:span text:style-name="T2">节点选择</text:span></text:p>
      <text:p text:style-name="P2"><text:soft-page-break/><text:s/><text:span text:style-name="T1">- DOMAIN-SUFFIX,flipboard.com,🔰 </text:span><text:span text:style-name="T2">节点选择</text:span></text:p>
      <text:p text:style-name="P2"><text:s/><text:span text:style-name="T1">- DOMAIN-SUFFIX,flitto.com,🔰 </text:span><text:span text:style-name="T2">节点选择</text:span></text:p>
      <text:p text:style-name="P2"><text:s/><text:span text:style-name="T1">- DOMAIN-SUFFIX,foreignpolicy.com,🔰 </text:span><text:span text:style-name="T2">节点选择</text:span></text:p>
      <text:p text:style-name="P2"><text:s/><text:span text:style-name="T1">- DOMAIN-SUFFIX,fortawesome.com,🔰 </text:span><text:span text:style-name="T2">节点选择</text:span></text:p>
      <text:p text:style-name="P2"><text:s/><text:span text:style-name="T1">- DOMAIN-SUFFIX,freetls.fastly.net,🔰 </text:span><text:span text:style-name="T2">节点选择</text:span></text:p>
      <text:p text:style-name="P2"><text:s/><text:span text:style-name="T1">- DOMAIN-SUFFIX,friday.tw,🔰 </text:span><text:span text:style-name="T2">节点选择</text:span></text:p>
      <text:p text:style-name="P2"><text:s/><text:span text:style-name="T1">- DOMAIN-SUFFIX,ft.com,🔰 </text:span><text:span text:style-name="T2">节点选择</text:span></text:p>
      <text:p text:style-name="P2"><text:s/><text:span text:style-name="T1">- DOMAIN-SUFFIX,ftchinese.com,🔰 </text:span><text:span text:style-name="T2">节点选择</text:span></text:p>
      <text:p text:style-name="P2"><text:s/><text:span text:style-name="T1">- DOMAIN-SUFFIX,ftimg.net,🔰 </text:span><text:span text:style-name="T2">节点选择</text:span></text:p>
      <text:p text:style-name="P2"><text:s/><text:span text:style-name="T1">- DOMAIN-SUFFIX,gate.io,🔰 </text:span><text:span text:style-name="T2">节点选择</text:span></text:p>
      <text:p text:style-name="P2"><text:s/><text:span text:style-name="T1">- DOMAIN-SUFFIX,getlantern.org,🔰 </text:span><text:span text:style-name="T2">节点选择</text:span></text:p>
      <text:p text:style-name="P2"><text:s/><text:span text:style-name="T1">- DOMAIN-SUFFIX,getsync.com,🔰 </text:span><text:span text:style-name="T2">节点选择</text:span></text:p>
      <text:p text:style-name="P2"><text:s/><text:span text:style-name="T1">- DOMAIN-SUFFIX,github.com,🔰 </text:span><text:span text:style-name="T2">节点选择</text:span></text:p>
      <text:p text:style-name="P2"><text:s/><text:span text:style-name="T1">- DOMAIN-SUFFIX,github.io,🔰 </text:span><text:span text:style-name="T2">节点选择</text:span></text:p>
      <text:p text:style-name="P2"><text:s/><text:span text:style-name="T1">- DOMAIN-SUFFIX,githubusercontent.com,🔰 </text:span><text:span text:style-name="T2">节点选择</text:span></text:p>
      <text:p text:style-name="P2"><text:s/><text:span text:style-name="T1">- DOMAIN-SUFFIX,globalvoices.org,🔰 </text:span><text:span text:style-name="T2">节点选择</text:span></text:p>
      <text:p text:style-name="P2"><text:s/><text:span text:style-name="T1">- DOMAIN-SUFFIX,goo.ne.jp,🔰 </text:span><text:span text:style-name="T2">节点选择</text:span></text:p>
      <text:p text:style-name="P2"><text:s/><text:span text:style-name="T1">- DOMAIN-SUFFIX,goodreads.com,🔰 </text:span><text:span text:style-name="T2">节点选择</text:span></text:p>
      <text:p text:style-name="P2"><text:s/><text:span text:style-name="T1">- DOMAIN-SUFFIX,gov,🔰 </text:span><text:span text:style-name="T2">节点选择</text:span></text:p>
      <text:p text:style-name="P2"><text:s/><text:span text:style-name="T1">- DOMAIN-SUFFIX,gov.tw,🔰 </text:span><text:span text:style-name="T2">节点选择</text:span></text:p>
      <text:p text:style-name="P2"><text:s/><text:span text:style-name="T1">- DOMAIN-SUFFIX,greatfire.org,🔰 </text:span><text:span text:style-name="T2">节点选择</text:span></text:p>
      <text:p text:style-name="P2"><text:s/><text:span text:style-name="T1">- DOMAIN-SUFFIX,gumroad.com,🔰 </text:span><text:span text:style-name="T2">节点选择</text:span></text:p>
      <text:p text:style-name="P2"><text:s/><text:span text:style-name="T1">- DOMAIN-SUFFIX,hbg.com,🔰 </text:span><text:span text:style-name="T2">节点选择</text:span></text:p>
      <text:p text:style-name="P2"><text:s/><text:span text:style-name="T1">- DOMAIN-SUFFIX,heroku.com,🔰 </text:span><text:span text:style-name="T2">节点选择</text:span></text:p>
      <text:p text:style-name="P2"><text:s/><text:span text:style-name="T1">- DOMAIN-SUFFIX,hightail.com,🔰 </text:span><text:span text:style-name="T2">节点选择</text:span></text:p>
      <text:p text:style-name="P2"><text:s/><text:span text:style-name="T1">- DOMAIN-SUFFIX,hk01.com,🔰 </text:span><text:span text:style-name="T2">节点选择</text:span></text:p>
      <text:p text:style-name="P2"><text:s/><text:span text:style-name="T1">- DOMAIN-SUFFIX,hkbf.org,🔰 </text:span><text:span text:style-name="T2">节点选择</text:span></text:p>
      <text:p text:style-name="P2"><text:s/><text:span text:style-name="T1">- DOMAIN-SUFFIX,hkbookcity.com,🔰 </text:span><text:span text:style-name="T2">节点选择</text:span></text:p>
      <text:p text:style-name="P2"><text:s/><text:span text:style-name="T1">- DOMAIN-SUFFIX,hkej.com,🔰 </text:span><text:span text:style-name="T2">节点选择</text:span></text:p>
      <text:p text:style-name="P2"><text:s/><text:span text:style-name="T1">- DOMAIN-SUFFIX,hket.com,🔰 </text:span><text:span text:style-name="T2">节点选择</text:span></text:p>
      <text:p text:style-name="P2"><text:s/><text:span text:style-name="T1">- DOMAIN-SUFFIX,hootsuite.com,🔰 </text:span><text:span text:style-name="T2">节点选择</text:span></text:p>
      <text:p text:style-name="P2"><text:s/><text:span text:style-name="T1">- DOMAIN-SUFFIX,hudson.org,🔰 </text:span><text:span text:style-name="T2">节点选择</text:span></text:p>
      <text:p text:style-name="P2"><text:s/><text:span text:style-name="T1">- DOMAIN-SUFFIX,huffpost.com,🔰 </text:span><text:span text:style-name="T2">节点选择</text:span></text:p>
      <text:p text:style-name="P2"><text:s/><text:span text:style-name="T1">- DOMAIN-SUFFIX,hyread.com.tw,🔰 </text:span><text:span text:style-name="T2">节点选择</text:span></text:p>
      <text:p text:style-name="P2"><text:s/><text:span text:style-name="T1">- DOMAIN-SUFFIX,ibtimes.com,🔰 </text:span><text:span text:style-name="T2">节点选择</text:span></text:p>
      <text:p text:style-name="P2"><text:s/><text:span text:style-name="T1">- DOMAIN-SUFFIX,i-cable.com,🔰 </text:span><text:span text:style-name="T2">节点选择</text:span></text:p>
      <text:p text:style-name="P2"><text:s/><text:span text:style-name="T1">- DOMAIN-SUFFIX,icij.org,🔰 </text:span><text:span text:style-name="T2">节点选择</text:span></text:p>
      <text:p text:style-name="P2"><text:s/><text:span text:style-name="T1">- DOMAIN-SUFFIX,icoco.com,🔰 </text:span><text:span text:style-name="T2">节点选择</text:span></text:p>
      <text:p text:style-name="P2"><text:s/><text:span text:style-name="T1">- DOMAIN-SUFFIX,imgur.com,🔰 </text:span><text:span text:style-name="T2">节点选择</text:span></text:p>
      <text:p text:style-name="P2"><text:s/><text:span text:style-name="T1">- DOMAIN-SUFFIX,independent.co.uk,🔰 </text:span><text:span text:style-name="T2">节点选择</text:span></text:p>
      <text:p text:style-name="P2"><text:s/><text:span text:style-name="T1">- DOMAIN-SUFFIX,initiummall.com,🔰 </text:span><text:span text:style-name="T2">节点选择</text:span></text:p>
      <text:p text:style-name="P2"><text:s/><text:span text:style-name="T1">- DOMAIN-SUFFIX,inoreader.com,🔰 </text:span><text:span text:style-name="T2">节点选择</text:span></text:p>
      <text:p text:style-name="P2"><text:s/><text:span text:style-name="T1">- DOMAIN-SUFFIX,insecam.org,🔰 </text:span><text:span text:style-name="T2">节点选择</text:span></text:p>
      <text:p text:style-name="P2"><text:s/><text:span text:style-name="T1">- DOMAIN-SUFFIX,ipfs.io,🔰 </text:span><text:span text:style-name="T2">节点选择</text:span></text:p>
      <text:p text:style-name="P2"><text:s/><text:span text:style-name="T1">- DOMAIN-SUFFIX,issuu.com,🔰 </text:span><text:span text:style-name="T2">节点选择</text:span></text:p>
      <text:p text:style-name="P2"><text:s/><text:span text:style-name="T1">- DOMAIN-SUFFIX,istockphoto.com,🔰 </text:span><text:span text:style-name="T2">节点选择</text:span></text:p>
      <text:p text:style-name="P2"><text:s/><text:span text:style-name="T1">- DOMAIN-SUFFIX,japantimes.co.jp,🔰 </text:span><text:span text:style-name="T2">节点选择</text:span></text:p>
      <text:p text:style-name="P2"><text:s/><text:span text:style-name="T1">- DOMAIN-SUFFIX,jiji.com,🔰 </text:span><text:span text:style-name="T2">节点选择</text:span></text:p>
      <text:p text:style-name="P2"><text:s/><text:span text:style-name="T1">- DOMAIN-SUFFIX,jinx.com,🔰 </text:span><text:span text:style-name="T2">节点选择</text:span></text:p>
      <text:p text:style-name="P2"><text:s/><text:span text:style-name="T1">- DOMAIN-SUFFIX,jkforum.net,🔰 </text:span><text:span text:style-name="T2">节点选择</text:span></text:p>
      <text:p text:style-name="P2"><text:s/><text:span text:style-name="T1">- DOMAIN-SUFFIX,joinmastodon.org,🔰 </text:span><text:span text:style-name="T2">节点选择</text:span></text:p>
      <text:p text:style-name="P2"><text:s/><text:span text:style-name="T1">- DOMAIN-SUFFIX,justmysocks.net,🔰 </text:span><text:span text:style-name="T2">节点选择</text:span></text:p>
      <text:p text:style-name="P2"><text:s/><text:span text:style-name="T1">- DOMAIN-SUFFIX,justpaste.it,🔰 </text:span><text:span text:style-name="T2">节点选择</text:span></text:p>
      <text:p text:style-name="P2"><text:s/><text:span text:style-name="T1">- DOMAIN-SUFFIX,kadokawa.co.jp,🔰 </text:span><text:span text:style-name="T2">节点选择</text:span></text:p>
      <text:p text:style-name="P2"><text:s/><text:span text:style-name="T1">- DOMAIN-SUFFIX,kakao.com,🔰 </text:span><text:span text:style-name="T2">节点选择</text:span></text:p>
      <text:p text:style-name="P2"><text:s/><text:span text:style-name="T1">- DOMAIN-SUFFIX,kakaocorp.com,🔰 </text:span><text:span text:style-name="T2">节点选择</text:span></text:p>
      <text:p text:style-name="P2"><text:soft-page-break/><text:s/><text:span text:style-name="T1">- DOMAIN-SUFFIX,kik.com,🔰 </text:span><text:span text:style-name="T2">节点选择</text:span></text:p>
      <text:p text:style-name="P2"><text:s/><text:span text:style-name="T1">- DOMAIN-SUFFIX,kingkong.com.tw,🔰 </text:span><text:span text:style-name="T2">节点选择</text:span></text:p>
      <text:p text:style-name="P2"><text:s/><text:span text:style-name="T1">- DOMAIN-SUFFIX,knowyourmeme.com,🔰 </text:span><text:span text:style-name="T2">节点选择</text:span></text:p>
      <text:p text:style-name="P2"><text:s/><text:span text:style-name="T1">- DOMAIN-SUFFIX,kobo.com,🔰 </text:span><text:span text:style-name="T2">节点选择</text:span></text:p>
      <text:p text:style-name="P2"><text:s/><text:span text:style-name="T1">- DOMAIN-SUFFIX,kobobooks.com,🔰 </text:span><text:span text:style-name="T2">节点选择</text:span></text:p>
      <text:p text:style-name="P2"><text:s/><text:span text:style-name="T1">- DOMAIN-SUFFIX,kodingen.com,🔰 </text:span><text:span text:style-name="T2">节点选择</text:span></text:p>
      <text:p text:style-name="P2"><text:s/><text:span text:style-name="T1">- DOMAIN-SUFFIX,lemonde.fr,🔰 </text:span><text:span text:style-name="T2">节点选择</text:span></text:p>
      <text:p text:style-name="P2"><text:s/><text:span text:style-name="T1">- DOMAIN-SUFFIX,lepoint.fr,🔰 </text:span><text:span text:style-name="T2">节点选择</text:span></text:p>
      <text:p text:style-name="P2"><text:s/><text:span text:style-name="T1">- DOMAIN-SUFFIX,lihkg.com,🔰 </text:span><text:span text:style-name="T2">节点选择</text:span></text:p>
      <text:p text:style-name="P2"><text:s/><text:span text:style-name="T1">- DOMAIN-SUFFIX,limbopro.xyz,🔰 </text:span><text:span text:style-name="T2">节点选择</text:span></text:p>
      <text:p text:style-name="P2"><text:s/><text:span text:style-name="T1">- DOMAIN-SUFFIX,listennotes.com,🔰 </text:span><text:span text:style-name="T2">节点选择</text:span></text:p>
      <text:p text:style-name="P2"><text:s/><text:span text:style-name="T1">- DOMAIN-SUFFIX,livestream.com,🔰 </text:span><text:span text:style-name="T2">节点选择</text:span></text:p>
      <text:p text:style-name="P2"><text:s/><text:span text:style-name="T1">- DOMAIN-SUFFIX,logimg.jp,🔰 </text:span><text:span text:style-name="T2">节点选择</text:span></text:p>
      <text:p text:style-name="P2"><text:s/><text:span text:style-name="T1">- DOMAIN-SUFFIX,logmein.com,🔰 </text:span><text:span text:style-name="T2">节点选择</text:span></text:p>
      <text:p text:style-name="P2"><text:s/><text:span text:style-name="T1">- DOMAIN-SUFFIX,mail.ru,🔰 </text:span><text:span text:style-name="T2">节点选择</text:span></text:p>
      <text:p text:style-name="P2"><text:s/><text:span text:style-name="T1">- DOMAIN-SUFFIX,mailchimp.com,🔰 </text:span><text:span text:style-name="T2">节点选择</text:span></text:p>
      <text:p text:style-name="P2"><text:s/><text:span text:style-name="T1">- DOMAIN-SUFFIX,marc.info,🔰 </text:span><text:span text:style-name="T2">节点选择</text:span></text:p>
      <text:p text:style-name="P2"><text:s/><text:span text:style-name="T1">- DOMAIN-SUFFIX,matters.news,🔰 </text:span><text:span text:style-name="T2">节点选择</text:span></text:p>
      <text:p text:style-name="P2"><text:s/><text:span text:style-name="T1">- DOMAIN-SUFFIX,maying.co,🔰 </text:span><text:span text:style-name="T2">节点选择</text:span></text:p>
      <text:p text:style-name="P2"><text:s/><text:span text:style-name="T1">- DOMAIN-SUFFIX,medium.com,🔰 </text:span><text:span text:style-name="T2">节点选择</text:span></text:p>
      <text:p text:style-name="P2"><text:s/><text:span text:style-name="T1">- DOMAIN-SUFFIX,mega.nz,🔰 </text:span><text:span text:style-name="T2">节点选择</text:span></text:p>
      <text:p text:style-name="P2"><text:s/><text:span text:style-name="T1">- DOMAIN-SUFFIX,mergersandinquisitions.com,🔰 </text:span><text:span text:style-name="T2">节点选择</text:span></text:p>
      <text:p text:style-name="P2"><text:s/><text:span text:style-name="T1">- DOMAIN-SUFFIX,mil,🔰 </text:span><text:span text:style-name="T2">节点选择</text:span></text:p>
      <text:p text:style-name="P2"><text:s/><text:span text:style-name="T1">- DOMAIN-SUFFIX,mingpao.com,🔰 </text:span><text:span text:style-name="T2">节点选择</text:span></text:p>
      <text:p text:style-name="P2"><text:s/><text:span text:style-name="T1">- DOMAIN-SUFFIX,mixi.jp,🔰 </text:span><text:span text:style-name="T2">节点选择</text:span></text:p>
      <text:p text:style-name="P2"><text:s/><text:span text:style-name="T1">- DOMAIN-SUFFIX,mobile01.com,🔰 </text:span><text:span text:style-name="T2">节点选择</text:span></text:p>
      <text:p text:style-name="P2"><text:s/><text:span text:style-name="T1">- DOMAIN-SUFFIX,mubi.com,🔰 </text:span><text:span text:style-name="T2">节点选择</text:span></text:p>
      <text:p text:style-name="P2"><text:s/><text:span text:style-name="T1">- DOMAIN-SUFFIX,myspace.com,🔰 </text:span><text:span text:style-name="T2">节点选择</text:span></text:p>
      <text:p text:style-name="P2"><text:s/><text:span text:style-name="T1">- DOMAIN-SUFFIX,myspacecdn.com,🔰 </text:span><text:span text:style-name="T2">节点选择</text:span></text:p>
      <text:p text:style-name="P2"><text:s/><text:span text:style-name="T1">- DOMAIN-SUFFIX,nanyang.com,🔰 </text:span><text:span text:style-name="T2">节点选择</text:span></text:p>
      <text:p text:style-name="P2"><text:s/><text:span text:style-name="T1">- DOMAIN-SUFFIX,nationalinterest.org,🔰 </text:span><text:span text:style-name="T2">节点选择</text:span></text:p>
      <text:p text:style-name="P2"><text:s/><text:span text:style-name="T1">- DOMAIN-SUFFIX,naver.com,🔰 </text:span><text:span text:style-name="T2">节点选择</text:span></text:p>
      <text:p text:style-name="P2"><text:s/><text:span text:style-name="T1">- DOMAIN-SUFFIX,nbcnews.com,🔰 </text:span><text:span text:style-name="T2">节点选择</text:span></text:p>
      <text:p text:style-name="P2"><text:s/><text:span text:style-name="T1">- DOMAIN-SUFFIX,ndr.de,🔰 </text:span><text:span text:style-name="T2">节点选择</text:span></text:p>
      <text:p text:style-name="P2"><text:s/><text:span text:style-name="T1">- DOMAIN-SUFFIX,neowin.net,🔰 </text:span><text:span text:style-name="T2">节点选择</text:span></text:p>
      <text:p text:style-name="P2"><text:s/><text:span text:style-name="T1">- DOMAIN-SUFFIX,newstapa.org,🔰 </text:span><text:span text:style-name="T2">节点选择</text:span></text:p>
      <text:p text:style-name="P2"><text:s/><text:span text:style-name="T1">- DOMAIN-SUFFIX,nexitally.com,🔰 </text:span><text:span text:style-name="T2">节点选择</text:span></text:p>
      <text:p text:style-name="P2"><text:s/><text:span text:style-name="T1">- DOMAIN-SUFFIX,nhk.or.jp,🔰 </text:span><text:span text:style-name="T2">节点选择</text:span></text:p>
      <text:p text:style-name="P2"><text:s/><text:span text:style-name="T1">- DOMAIN-SUFFIX,nii.ac.jp,🔰 </text:span><text:span text:style-name="T2">节点选择</text:span></text:p>
      <text:p text:style-name="P2"><text:s/><text:span text:style-name="T1">- DOMAIN-SUFFIX,nikkei.com,🔰 </text:span><text:span text:style-name="T2">节点选择</text:span></text:p>
      <text:p text:style-name="P2"><text:s/><text:span text:style-name="T1">- DOMAIN-SUFFIX,nitter.net,🔰 </text:span><text:span text:style-name="T2">节点选择</text:span></text:p>
      <text:p text:style-name="P2"><text:s/><text:span text:style-name="T1">- DOMAIN-SUFFIX,nofile.io,🔰 </text:span><text:span text:style-name="T2">节点选择</text:span></text:p>
      <text:p text:style-name="P2"><text:s/><text:span text:style-name="T1">- DOMAIN-SUFFIX,notion.so,🔰 </text:span><text:span text:style-name="T2">节点选择</text:span></text:p>
      <text:p text:style-name="P2"><text:s/><text:span text:style-name="T1">- DOMAIN-SUFFIX,now.com,🔰 </text:span><text:span text:style-name="T2">节点选择</text:span></text:p>
      <text:p text:style-name="P2"><text:s/><text:span text:style-name="T1">- DOMAIN-SUFFIX,nrk.no,🔰 </text:span><text:span text:style-name="T2">节点选择</text:span></text:p>
      <text:p text:style-name="P2"><text:s/><text:span text:style-name="T1">- DOMAIN-SUFFIX,nuget.org,🔰 </text:span><text:span text:style-name="T2">节点选择</text:span></text:p>
      <text:p text:style-name="P2"><text:s/><text:span text:style-name="T1">- DOMAIN-SUFFIX,nyaa.si,🔰 </text:span><text:span text:style-name="T2">节点选择</text:span></text:p>
      <text:p text:style-name="P2"><text:s/><text:span text:style-name="T1">- DOMAIN-SUFFIX,nyt.com,🔰 </text:span><text:span text:style-name="T2">节点选择</text:span></text:p>
      <text:p text:style-name="P2"><text:s/><text:span text:style-name="T1">- DOMAIN-SUFFIX,nytchina.com,🔰 </text:span><text:span text:style-name="T2">节点选择</text:span></text:p>
      <text:p text:style-name="P2"><text:s/><text:span text:style-name="T1">- DOMAIN-SUFFIX,nytcn.me,🔰 </text:span><text:span text:style-name="T2">节点选择</text:span></text:p>
      <text:p text:style-name="P2"><text:s/><text:span text:style-name="T1">- DOMAIN-SUFFIX,nytco.com,🔰 </text:span><text:span text:style-name="T2">节点选择</text:span></text:p>
      <text:p text:style-name="P2"><text:s/><text:span text:style-name="T1">- DOMAIN-SUFFIX,nytimes.com,🔰 </text:span><text:span text:style-name="T2">节点选择</text:span></text:p>
      <text:p text:style-name="P2"><text:s/><text:span text:style-name="T1">- DOMAIN-SUFFIX,nytimg.com,🔰 </text:span><text:span text:style-name="T2">节点选择</text:span></text:p>
      <text:p text:style-name="P2"><text:s/><text:span text:style-name="T1">- DOMAIN-SUFFIX,nytlog.com,🔰 </text:span><text:span text:style-name="T2">节点选择</text:span></text:p>
      <text:p text:style-name="P2"><text:s/><text:span text:style-name="T1">- DOMAIN-SUFFIX,nytstyle.com,🔰 </text:span><text:span text:style-name="T2">节点选择</text:span></text:p>
      <text:p text:style-name="P2"><text:s/><text:span text:style-name="T1">- DOMAIN-SUFFIX,ok.ru,🔰 </text:span><text:span text:style-name="T2">节点选择</text:span></text:p>
      <text:p text:style-name="P2"><text:soft-page-break/><text:s/><text:span text:style-name="T1">- DOMAIN-SUFFIX,okex.com,🔰 </text:span><text:span text:style-name="T2">节点选择</text:span></text:p>
      <text:p text:style-name="P2"><text:s/><text:span text:style-name="T1">- DOMAIN-SUFFIX,on.cc,🔰 </text:span><text:span text:style-name="T2">节点选择</text:span></text:p>
      <text:p text:style-name="P2"><text:s/><text:span text:style-name="T1">- DOMAIN-SUFFIX,orientaldaily.com.my,🔰 </text:span><text:span text:style-name="T2">节点选择</text:span></text:p>
      <text:p text:style-name="P2"><text:s/><text:span text:style-name="T1">- DOMAIN-SUFFIX,overcast.fm,🔰 </text:span><text:span text:style-name="T2">节点选择</text:span></text:p>
      <text:p text:style-name="P2"><text:s/><text:span text:style-name="T1">- DOMAIN-SUFFIX,paltalk.com,🔰 </text:span><text:span text:style-name="T2">节点选择</text:span></text:p>
      <text:p text:style-name="P2"><text:s/><text:span text:style-name="T1">- DOMAIN-SUFFIX,parsevideo.com,🔰 </text:span><text:span text:style-name="T2">节点选择</text:span></text:p>
      <text:p text:style-name="P2"><text:s/><text:span text:style-name="T1">- DOMAIN-SUFFIX,pawoo.net,🔰 </text:span><text:span text:style-name="T2">节点选择</text:span></text:p>
      <text:p text:style-name="P2"><text:s/><text:span text:style-name="T1">- DOMAIN-SUFFIX,pbxes.com,🔰 </text:span><text:span text:style-name="T2">节点选择</text:span></text:p>
      <text:p text:style-name="P2"><text:s/><text:span text:style-name="T1">- DOMAIN-SUFFIX,pcdvd.com.tw,🔰 </text:span><text:span text:style-name="T2">节点选择</text:span></text:p>
      <text:p text:style-name="P2"><text:s/><text:span text:style-name="T1">- DOMAIN-SUFFIX,pchome.com.tw,🔰 </text:span><text:span text:style-name="T2">节点选择</text:span></text:p>
      <text:p text:style-name="P2"><text:s/><text:span text:style-name="T1">- DOMAIN-SUFFIX,pcloud.com,🔰 </text:span><text:span text:style-name="T2">节点选择</text:span></text:p>
      <text:p text:style-name="P2"><text:s/><text:span text:style-name="T1">- DOMAIN-SUFFIX,peing.net,🔰 </text:span><text:span text:style-name="T2">节点选择</text:span></text:p>
      <text:p text:style-name="P2"><text:s/><text:span text:style-name="T1">- DOMAIN-SUFFIX,picacomic.com,🔰 </text:span><text:span text:style-name="T2">节点选择</text:span></text:p>
      <text:p text:style-name="P2"><text:s/><text:span text:style-name="T1">- DOMAIN-SUFFIX,pinimg.com,🔰 </text:span><text:span text:style-name="T2">节点选择</text:span></text:p>
      <text:p text:style-name="P2"><text:s/><text:span text:style-name="T1">- DOMAIN-SUFFIX,pixiv.net,🔰 </text:span><text:span text:style-name="T2">节点选择</text:span></text:p>
      <text:p text:style-name="P2"><text:s/><text:span text:style-name="T1">- DOMAIN-SUFFIX,player.fm,🔰 </text:span><text:span text:style-name="T2">节点选择</text:span></text:p>
      <text:p text:style-name="P2"><text:s/><text:span text:style-name="T1">- DOMAIN-SUFFIX,plurk.com,🔰 </text:span><text:span text:style-name="T2">节点选择</text:span></text:p>
      <text:p text:style-name="P2"><text:s/><text:span text:style-name="T1">- DOMAIN-SUFFIX,po18.tw,🔰 </text:span><text:span text:style-name="T2">节点选择</text:span></text:p>
      <text:p text:style-name="P2"><text:s/><text:span text:style-name="T1">- DOMAIN-SUFFIX,potato.im,🔰 </text:span><text:span text:style-name="T2">节点选择</text:span></text:p>
      <text:p text:style-name="P2"><text:s/><text:span text:style-name="T1">- DOMAIN-SUFFIX,potatso.com,🔰 </text:span><text:span text:style-name="T2">节点选择</text:span></text:p>
      <text:p text:style-name="P2"><text:s/><text:span text:style-name="T1">- DOMAIN-SUFFIX,prism-break.org,🔰 </text:span><text:span text:style-name="T2">节点选择</text:span></text:p>
      <text:p text:style-name="P2"><text:s/><text:span text:style-name="T1">- DOMAIN-SUFFIX,proxifier.com,🔰 </text:span><text:span text:style-name="T2">节点选择</text:span></text:p>
      <text:p text:style-name="P2"><text:s/><text:span text:style-name="T1">- DOMAIN-SUFFIX,pt.im,🔰 </text:span><text:span text:style-name="T2">节点选择</text:span></text:p>
      <text:p text:style-name="P2"><text:s/><text:span text:style-name="T1">- DOMAIN-SUFFIX,pts.org.tw,🔰 </text:span><text:span text:style-name="T2">节点选择</text:span></text:p>
      <text:p text:style-name="P2"><text:s/><text:span text:style-name="T1">- DOMAIN-SUFFIX,pubu.com.tw,🔰 </text:span><text:span text:style-name="T2">节点选择</text:span></text:p>
      <text:p text:style-name="P2"><text:s/><text:span text:style-name="T1">- DOMAIN-SUFFIX,pubu.tw,🔰 </text:span><text:span text:style-name="T2">节点选择</text:span></text:p>
      <text:p text:style-name="P2"><text:s/><text:span text:style-name="T1">- DOMAIN-SUFFIX,pureapk.com,🔰 </text:span><text:span text:style-name="T2">节点选择</text:span></text:p>
      <text:p text:style-name="P2"><text:s/><text:span text:style-name="T1">- DOMAIN-SUFFIX,quora.com,🔰 </text:span><text:span text:style-name="T2">节点选择</text:span></text:p>
      <text:p text:style-name="P2"><text:s/><text:span text:style-name="T1">- DOMAIN-SUFFIX,quoracdn.net,🔰 </text:span><text:span text:style-name="T2">节点选择</text:span></text:p>
      <text:p text:style-name="P2"><text:s/><text:span text:style-name="T1">- DOMAIN-SUFFIX,qz.com,🔰 </text:span><text:span text:style-name="T2">节点选择</text:span></text:p>
      <text:p text:style-name="P2"><text:s/><text:span text:style-name="T1">- DOMAIN-SUFFIX,radio.garden,🔰 </text:span><text:span text:style-name="T2">节点选择</text:span></text:p>
      <text:p text:style-name="P2"><text:s/><text:span text:style-name="T1">- DOMAIN-SUFFIX,rakuten.co.jp,🔰 </text:span><text:span text:style-name="T2">节点选择</text:span></text:p>
      <text:p text:style-name="P2"><text:s/><text:span text:style-name="T1">- DOMAIN-SUFFIX,rarbgprx.org,🔰 </text:span><text:span text:style-name="T2">节点选择</text:span></text:p>
      <text:p text:style-name="P2"><text:s/><text:span text:style-name="T1">- DOMAIN-SUFFIX,reabble.com,🔰 </text:span><text:span text:style-name="T2">节点选择</text:span></text:p>
      <text:p text:style-name="P2"><text:s/><text:span text:style-name="T1">- DOMAIN-SUFFIX,readingtimes.com.tw,🔰 </text:span><text:span text:style-name="T2">节点选择</text:span></text:p>
      <text:p text:style-name="P2"><text:s/><text:span text:style-name="T1">- DOMAIN-SUFFIX,readmoo.com,🔰 </text:span><text:span text:style-name="T2">节点选择</text:span></text:p>
      <text:p text:style-name="P2"><text:s/><text:span text:style-name="T1">- DOMAIN-SUFFIX,redbubble.com,🔰 </text:span><text:span text:style-name="T2">节点选择</text:span></text:p>
      <text:p text:style-name="P2"><text:s/><text:span text:style-name="T1">- DOMAIN-SUFFIX,redd.it,🔰 </text:span><text:span text:style-name="T2">节点选择</text:span></text:p>
      <text:p text:style-name="P2"><text:s/><text:span text:style-name="T1">- DOMAIN-SUFFIX,reddit.com,🔰 </text:span><text:span text:style-name="T2">节点选择</text:span></text:p>
      <text:p text:style-name="P2"><text:s/><text:span text:style-name="T1">- DOMAIN-SUFFIX,redditmedia.com,🔰 </text:span><text:span text:style-name="T2">节点选择</text:span></text:p>
      <text:p text:style-name="P2"><text:s/><text:span text:style-name="T1">- DOMAIN-SUFFIX,resilio.com,🔰 </text:span><text:span text:style-name="T2">节点选择</text:span></text:p>
      <text:p text:style-name="P2"><text:s/><text:span text:style-name="T1">- DOMAIN-SUFFIX,reuters.com,🔰 </text:span><text:span text:style-name="T2">节点选择</text:span></text:p>
      <text:p text:style-name="P2"><text:s/><text:span text:style-name="T1">- DOMAIN-SUFFIX,reutersmedia.net,🔰 </text:span><text:span text:style-name="T2">节点选择</text:span></text:p>
      <text:p text:style-name="P2"><text:s/><text:span text:style-name="T1">- DOMAIN-SUFFIX,rfi.fr,🔰 </text:span><text:span text:style-name="T2">节点选择</text:span></text:p>
      <text:p text:style-name="P2"><text:s/><text:span text:style-name="T1">- DOMAIN-SUFFIX,rixcloud.com,🔰 </text:span><text:span text:style-name="T2">节点选择</text:span></text:p>
      <text:p text:style-name="P2"><text:s/><text:span text:style-name="T1">- DOMAIN-SUFFIX,roadshow.hk,🔰 </text:span><text:span text:style-name="T2">节点选择</text:span></text:p>
      <text:p text:style-name="P2"><text:s/><text:span text:style-name="T1">- DOMAIN-SUFFIX,rsshub.app,🔰 </text:span><text:span text:style-name="T2">节点选择</text:span></text:p>
      <text:p text:style-name="P2"><text:s/><text:span text:style-name="T1">- DOMAIN-SUFFIX,scmp.com,🔰 </text:span><text:span text:style-name="T2">节点选择</text:span></text:p>
      <text:p text:style-name="P2"><text:s/><text:span text:style-name="T1">- DOMAIN-SUFFIX,scribd.com,🔰 </text:span><text:span text:style-name="T2">节点选择</text:span></text:p>
      <text:p text:style-name="P2"><text:s/><text:span text:style-name="T1">- DOMAIN-SUFFIX,seatguru.com,🔰 </text:span><text:span text:style-name="T2">节点选择</text:span></text:p>
      <text:p text:style-name="P2"><text:s/><text:span text:style-name="T1">- DOMAIN-SUFFIX,shadowsocks.org,🔰 </text:span><text:span text:style-name="T2">节点选择</text:span></text:p>
      <text:p text:style-name="P2"><text:s/><text:span text:style-name="T1">- DOMAIN-SUFFIX,shindanmaker.com,🔰 </text:span><text:span text:style-name="T2">节点选择</text:span></text:p>
      <text:p text:style-name="P2"><text:s/><text:span text:style-name="T1">- DOMAIN-SUFFIX,shopee.tw,🔰 </text:span><text:span text:style-name="T2">节点选择</text:span></text:p>
      <text:p text:style-name="P2"><text:s/><text:span text:style-name="T1">- DOMAIN-SUFFIX,sina.com.hk,🔰 </text:span><text:span text:style-name="T2">节点选择</text:span></text:p>
      <text:p text:style-name="P2"><text:s/><text:span text:style-name="T1">- DOMAIN-SUFFIX,slideshare.net,🔰 </text:span><text:span text:style-name="T2">节点选择</text:span></text:p>
      <text:p text:style-name="P2"><text:s/><text:span text:style-name="T1">- DOMAIN-SUFFIX,softfamous.com,🔰 </text:span><text:span text:style-name="T2">节点选择</text:span></text:p>
      <text:p text:style-name="P2"><text:soft-page-break/><text:s/><text:span text:style-name="T1">- DOMAIN-SUFFIX,spiegel.de,🔰 </text:span><text:span text:style-name="T2">节点选择</text:span></text:p>
      <text:p text:style-name="P2"><text:s/><text:span text:style-name="T1">- DOMAIN-SUFFIX,ssrcloud.org,🔰 </text:span><text:span text:style-name="T2">节点选择</text:span></text:p>
      <text:p text:style-name="P2"><text:s/><text:span text:style-name="T1">- DOMAIN-SUFFIX,startpage.com,🔰 </text:span><text:span text:style-name="T2">节点选择</text:span></text:p>
      <text:p text:style-name="P2"><text:s/><text:span text:style-name="T1">- DOMAIN-SUFFIX,steamcommunity.com,🔰 </text:span><text:span text:style-name="T2">节点选择</text:span></text:p>
      <text:p text:style-name="P2"><text:s/><text:span text:style-name="T1">- DOMAIN-SUFFIX,steemit.com,🔰 </text:span><text:span text:style-name="T2">节点选择</text:span></text:p>
      <text:p text:style-name="P2"><text:s/><text:span text:style-name="T1">- DOMAIN-SUFFIX,steemitwallet.com,🔰 </text:span><text:span text:style-name="T2">节点选择</text:span></text:p>
      <text:p text:style-name="P2"><text:s/><text:span text:style-name="T1">- DOMAIN-SUFFIX,straitstimes.com,🔰 </text:span><text:span text:style-name="T2">节点选择</text:span></text:p>
      <text:p text:style-name="P2"><text:s/><text:span text:style-name="T1">- DOMAIN-SUFFIX,streema.com,🔰 </text:span><text:span text:style-name="T2">节点选择</text:span></text:p>
      <text:p text:style-name="P2"><text:s/><text:span text:style-name="T1">- DOMAIN-SUFFIX,t66y.com,🔰 </text:span><text:span text:style-name="T2">节点选择</text:span></text:p>
      <text:p text:style-name="P2"><text:s/><text:span text:style-name="T1">- DOMAIN-SUFFIX,tapatalk.com,🔰 </text:span><text:span text:style-name="T2">节点选择</text:span></text:p>
      <text:p text:style-name="P2"><text:s/><text:span text:style-name="T1">- DOMAIN-SUFFIX,teco-hk.org,🔰 </text:span><text:span text:style-name="T2">节点选择</text:span></text:p>
      <text:p text:style-name="P2"><text:s/><text:span text:style-name="T1">- DOMAIN-SUFFIX,teco-mo.org,🔰 </text:span><text:span text:style-name="T2">节点选择</text:span></text:p>
      <text:p text:style-name="P2"><text:s/><text:span text:style-name="T1">- DOMAIN-SUFFIX,teddysun.com,🔰 </text:span><text:span text:style-name="T2">节点选择</text:span></text:p>
      <text:p text:style-name="P2"><text:s/><text:span text:style-name="T1">- DOMAIN-SUFFIX,textnow.me,🔰 </text:span><text:span text:style-name="T2">节点选择</text:span></text:p>
      <text:p text:style-name="P2"><text:s/><text:span text:style-name="T1">- DOMAIN-SUFFIX,theguardian.com,🔰 </text:span><text:span text:style-name="T2">节点选择</text:span></text:p>
      <text:p text:style-name="P2"><text:s/><text:span text:style-name="T1">- DOMAIN-SUFFIX,theinitium.com,🔰 </text:span><text:span text:style-name="T2">节点选择</text:span></text:p>
      <text:p text:style-name="P2"><text:s/><text:span text:style-name="T1">- DOMAIN-SUFFIX,themoviedb.org,🔰 </text:span><text:span text:style-name="T2">节点选择</text:span></text:p>
      <text:p text:style-name="P2"><text:s/><text:span text:style-name="T1">- DOMAIN-SUFFIX,thetvdb.com,🔰 </text:span><text:span text:style-name="T2">节点选择</text:span></text:p>
      <text:p text:style-name="P2"><text:s/><text:span text:style-name="T1">- DOMAIN-SUFFIX,time.com,🔰 </text:span><text:span text:style-name="T2">节点选择</text:span></text:p>
      <text:p text:style-name="P2"><text:s/><text:span text:style-name="T1">- DOMAIN-SUFFIX,tineye.com,🔰 </text:span><text:span text:style-name="T2">节点选择</text:span></text:p>
      <text:p text:style-name="P2"><text:s/><text:span text:style-name="T1">- DOMAIN-SUFFIX,tiny.cc,🔰 </text:span><text:span text:style-name="T2">节点选择</text:span></text:p>
      <text:p text:style-name="P2"><text:s/><text:span text:style-name="T1">- DOMAIN-SUFFIX,tinyurl.com,🔰 </text:span><text:span text:style-name="T2">节点选择</text:span></text:p>
      <text:p text:style-name="P2"><text:s/><text:span text:style-name="T1">- DOMAIN-SUFFIX,torproject.org,🔰 </text:span><text:span text:style-name="T2">节点选择</text:span></text:p>
      <text:p text:style-name="P2"><text:s/><text:span text:style-name="T1">- DOMAIN-SUFFIX,tumblr.com,🔰 </text:span><text:span text:style-name="T2">节点选择</text:span></text:p>
      <text:p text:style-name="P2"><text:s/><text:span text:style-name="T1">- DOMAIN-SUFFIX,turbobit.net,🔰 </text:span><text:span text:style-name="T2">节点选择</text:span></text:p>
      <text:p text:style-name="P2"><text:s/><text:span text:style-name="T1">- DOMAIN-SUFFIX,tutanota.com,🔰 </text:span><text:span text:style-name="T2">节点选择</text:span></text:p>
      <text:p text:style-name="P2"><text:s/><text:span text:style-name="T1">- DOMAIN-SUFFIX,tvboxnow.com,🔰 </text:span><text:span text:style-name="T2">节点选择</text:span></text:p>
      <text:p text:style-name="P2"><text:s/><text:span text:style-name="T1">- DOMAIN-SUFFIX,udn.com,🔰 </text:span><text:span text:style-name="T2">节点选择</text:span></text:p>
      <text:p text:style-name="P2"><text:s/><text:span text:style-name="T1">- DOMAIN-SUFFIX,unseen.is,🔰 </text:span><text:span text:style-name="T2">节点选择</text:span></text:p>
      <text:p text:style-name="P2"><text:s/><text:span text:style-name="T1">- DOMAIN-SUFFIX,upmedia.mg,🔰 </text:span><text:span text:style-name="T2">节点选择</text:span></text:p>
      <text:p text:style-name="P2"><text:s/><text:span text:style-name="T1">- DOMAIN-SUFFIX,uptodown.com,🔰 </text:span><text:span text:style-name="T2">节点选择</text:span></text:p>
      <text:p text:style-name="P2"><text:s/><text:span text:style-name="T1">- DOMAIN-SUFFIX,urbandictionary.com,🔰 </text:span><text:span text:style-name="T2">节点选择</text:span></text:p>
      <text:p text:style-name="P2"><text:s/><text:span text:style-name="T1">- DOMAIN-SUFFIX,ustream.tv,🔰 </text:span><text:span text:style-name="T2">节点选择</text:span></text:p>
      <text:p text:style-name="P2"><text:s/><text:span text:style-name="T1">- DOMAIN-SUFFIX,uwants.com,🔰 </text:span><text:span text:style-name="T2">节点选择</text:span></text:p>
      <text:p text:style-name="P2"><text:s/><text:span text:style-name="T1">- DOMAIN-SUFFIX,v2fly.org,🔰 </text:span><text:span text:style-name="T2">节点选择</text:span></text:p>
      <text:p text:style-name="P2"><text:s/><text:span text:style-name="T1">- DOMAIN-SUFFIX,v2ray.com,🔰 </text:span><text:span text:style-name="T2">节点选择</text:span></text:p>
      <text:p text:style-name="P2"><text:s/><text:span text:style-name="T1">- DOMAIN-SUFFIX,viber.com,🔰 </text:span><text:span text:style-name="T2">节点选择</text:span></text:p>
      <text:p text:style-name="P2"><text:s/><text:span text:style-name="T1">- DOMAIN-SUFFIX,videopress.com,🔰 </text:span><text:span text:style-name="T2">节点选择</text:span></text:p>
      <text:p text:style-name="P2"><text:s/><text:span text:style-name="T1">- DOMAIN-SUFFIX,vimeo.com,🔰 </text:span><text:span text:style-name="T2">节点选择</text:span></text:p>
      <text:p text:style-name="P2"><text:s/><text:span text:style-name="T1">- DOMAIN-SUFFIX,voachinese.com,🔰 </text:span><text:span text:style-name="T2">节点选择</text:span></text:p>
      <text:p text:style-name="P2"><text:s/><text:span text:style-name="T1">- DOMAIN-SUFFIX,voanews.com,🔰 </text:span><text:span text:style-name="T2">节点选择</text:span></text:p>
      <text:p text:style-name="P2"><text:s/><text:span text:style-name="T1">- DOMAIN-SUFFIX,voxer.com,🔰 </text:span><text:span text:style-name="T2">节点选择</text:span></text:p>
      <text:p text:style-name="P2"><text:s/><text:span text:style-name="T1">- DOMAIN-SUFFIX,vzw.com,🔰 </text:span><text:span text:style-name="T2">节点选择</text:span></text:p>
      <text:p text:style-name="P2"><text:s/><text:span text:style-name="T1">- DOMAIN-SUFFIX,w3schools.com,🔰 </text:span><text:span text:style-name="T2">节点选择</text:span></text:p>
      <text:p text:style-name="P2"><text:s/><text:span text:style-name="T1">- DOMAIN-SUFFIX,washingtonpost.com,🔰 </text:span><text:span text:style-name="T2">节点选择</text:span></text:p>
      <text:p text:style-name="P2"><text:s/><text:span text:style-name="T1">- DOMAIN-SUFFIX,wattpad.com,🔰 </text:span><text:span text:style-name="T2">节点选择</text:span></text:p>
      <text:p text:style-name="P2"><text:s/><text:span text:style-name="T1">- DOMAIN-SUFFIX,whoer.net,🔰 </text:span><text:span text:style-name="T2">节点选择</text:span></text:p>
      <text:p text:style-name="P2"><text:s/><text:span text:style-name="T1">- DOMAIN-SUFFIX,wikileaks.org,🔰 </text:span><text:span text:style-name="T2">节点选择</text:span></text:p>
      <text:p text:style-name="P2"><text:s/><text:span text:style-name="T1">- DOMAIN-SUFFIX,wikimapia.org,🔰 </text:span><text:span text:style-name="T2">节点选择</text:span></text:p>
      <text:p text:style-name="P2"><text:s/><text:span text:style-name="T1">- DOMAIN-SUFFIX,wikimedia.org,🔰 </text:span><text:span text:style-name="T2">节点选择</text:span></text:p>
      <text:p text:style-name="P2"><text:s/><text:span text:style-name="T1">- DOMAIN-SUFFIX,wikinews.org,🔰 </text:span><text:span text:style-name="T2">节点选择</text:span></text:p>
      <text:p text:style-name="P2"><text:s/><text:span text:style-name="T1">- DOMAIN-SUFFIX,wikipedia.org,🔰 </text:span><text:span text:style-name="T2">节点选择</text:span></text:p>
      <text:p text:style-name="P2"><text:s/><text:span text:style-name="T1">- DOMAIN-SUFFIX,wikiquote.org,🔰 </text:span><text:span text:style-name="T2">节点选择</text:span></text:p>
      <text:p text:style-name="P2"><text:s/><text:span text:style-name="T1">- DOMAIN-SUFFIX,wikiwand.com,🔰 </text:span><text:span text:style-name="T2">节点选择</text:span></text:p>
      <text:p text:style-name="P2"><text:s/><text:span text:style-name="T1">- DOMAIN-SUFFIX,winudf.com,🔰 </text:span><text:span text:style-name="T2">节点选择</text:span></text:p>
      <text:p text:style-name="P2"><text:s/><text:span text:style-name="T1">- DOMAIN-SUFFIX,wire.com,🔰 </text:span><text:span text:style-name="T2">节点选择</text:span></text:p>
      <text:p text:style-name="P2"><text:soft-page-break/><text:s/><text:span text:style-name="T1">- DOMAIN-SUFFIX,wn.com,🔰 </text:span><text:span text:style-name="T2">节点选择</text:span></text:p>
      <text:p text:style-name="P2"><text:s/><text:span text:style-name="T1">- DOMAIN-SUFFIX,wordpress.com,🔰 </text:span><text:span text:style-name="T2">节点选择</text:span></text:p>
      <text:p text:style-name="P2"><text:s/><text:span text:style-name="T1">- DOMAIN-SUFFIX,workflow.is,🔰 </text:span><text:span text:style-name="T2">节点选择</text:span></text:p>
      <text:p text:style-name="P2"><text:s/><text:span text:style-name="T1">- DOMAIN-SUFFIX,worldcat.org,🔰 </text:span><text:span text:style-name="T2">节点选择</text:span></text:p>
      <text:p text:style-name="P2"><text:s/><text:span text:style-name="T1">- DOMAIN-SUFFIX,wsj.com,🔰 </text:span><text:span text:style-name="T2">节点选择</text:span></text:p>
      <text:p text:style-name="P2"><text:s/><text:span text:style-name="T1">- DOMAIN-SUFFIX,wsj.net,🔰 </text:span><text:span text:style-name="T2">节点选择</text:span></text:p>
      <text:p text:style-name="P2"><text:s/><text:span text:style-name="T1">- DOMAIN-SUFFIX,xhamster.com,🔰 </text:span><text:span text:style-name="T2">节点选择</text:span></text:p>
      <text:p text:style-name="P2"><text:s/><text:span text:style-name="T1">- DOMAIN-SUFFIX,xn--90wwvt03e.com,🔰 </text:span><text:span text:style-name="T2">节点选择</text:span></text:p>
      <text:p text:style-name="P2"><text:s/><text:span text:style-name="T1">- DOMAIN-SUFFIX,xn--i2ru8q2qg.com,🔰 </text:span><text:span text:style-name="T2">节点选择</text:span></text:p>
      <text:p text:style-name="P2"><text:s/><text:span text:style-name="T1">- DOMAIN-SUFFIX,xnxx.com,🔰 </text:span><text:span text:style-name="T2">节点选择</text:span></text:p>
      <text:p text:style-name="P2"><text:s/><text:span text:style-name="T1">- DOMAIN-SUFFIX,xvideos.com,🔰 </text:span><text:span text:style-name="T2">节点选择</text:span></text:p>
      <text:p text:style-name="P2"><text:s/><text:span text:style-name="T1">- DOMAIN-SUFFIX,yahoo.com,🔰 </text:span><text:span text:style-name="T2">节点选择</text:span></text:p>
      <text:p text:style-name="P2"><text:s/><text:span text:style-name="T1">- DOMAIN-SUFFIX,yandex.ru,🔰 </text:span><text:span text:style-name="T2">节点选择</text:span></text:p>
      <text:p text:style-name="P2"><text:s/><text:span text:style-name="T1">- DOMAIN-SUFFIX,ycombinator.com,🔰 </text:span><text:span text:style-name="T2">节点选择</text:span></text:p>
      <text:p text:style-name="P2"><text:s/><text:span text:style-name="T1">- DOMAIN-SUFFIX,yesasia.com,🔰 </text:span><text:span text:style-name="T2">节点选择</text:span></text:p>
      <text:p text:style-name="P2"><text:s/><text:span text:style-name="T1">- DOMAIN-SUFFIX,yes-news.com,🔰 </text:span><text:span text:style-name="T2">节点选择</text:span></text:p>
      <text:p text:style-name="P2"><text:s/><text:span text:style-name="T1">- DOMAIN-SUFFIX,yomiuri.co.jp,🔰 </text:span><text:span text:style-name="T2">节点选择</text:span></text:p>
      <text:p text:style-name="P2"><text:s/><text:span text:style-name="T1">- DOMAIN-SUFFIX,you-get.org,🔰 </text:span><text:span text:style-name="T2">节点选择</text:span></text:p>
      <text:p text:style-name="P2"><text:s/><text:span text:style-name="T1">- DOMAIN-SUFFIX,zaobao.com,🔰 </text:span><text:span text:style-name="T2">节点选择</text:span></text:p>
      <text:p text:style-name="P2"><text:s/><text:span text:style-name="T1">- DOMAIN-SUFFIX,zb.com,🔰 </text:span><text:span text:style-name="T2">节点选择</text:span></text:p>
      <text:p text:style-name="P2"><text:s/><text:span text:style-name="T1">- DOMAIN-SUFFIX,zello.com,🔰 </text:span><text:span text:style-name="T2">节点选择</text:span></text:p>
      <text:p text:style-name="P2"><text:s/><text:span text:style-name="T1">- DOMAIN-SUFFIX,zeronet.io,🔰 </text:span><text:span text:style-name="T2">节点选择</text:span></text:p>
      <text:p text:style-name="P2"><text:s/><text:span text:style-name="T1">- DOMAIN-SUFFIX,zoom.us,🔰 </text:span><text:span text:style-name="T2">节点选择</text:span></text:p>
      <text:p text:style-name="P2"><text:s/><text:span text:style-name="T1">- DOMAIN,cc.tvbs.com.tw,🔰 </text:span><text:span text:style-name="T2">节点选择</text:span></text:p>
      <text:p text:style-name="P2"><text:s/><text:span text:style-name="T1">- DOMAIN,ocsp.int-x3.letsencrypt.org,🔰 </text:span><text:span text:style-name="T2">节点选择</text:span></text:p>
      <text:p text:style-name="P2"><text:s/><text:span text:style-name="T1">- DOMAIN,payments-jp.amazon.com,🔰 </text:span><text:span text:style-name="T2">节点选择</text:span></text:p>
      <text:p text:style-name="P2"><text:s/><text:span text:style-name="T1">- DOMAIN,s3-ap-northeast-1.amazonaws.com,🔰 </text:span><text:span text:style-name="T2">节点选择</text:span></text:p>
      <text:p text:style-name="P2"><text:s/><text:span text:style-name="T1">- DOMAIN,s3-ap-southeast-2.amazonaws.com,🔰 </text:span><text:span text:style-name="T2">节点选择</text:span></text:p>
      <text:p text:style-name="P2"><text:s/><text:span text:style-name="T1">- DOMAIN,search.avira.com,🔰 </text:span><text:span text:style-name="T2">节点选择</text:span></text:p>
      <text:p text:style-name="P2"><text:s/><text:span text:style-name="T1">- DOMAIN,us.weibo.com,🔰 </text:span><text:span text:style-name="T2">节点选择</text:span></text:p>
      <text:p text:style-name="P2"><text:s/><text:span text:style-name="T1">- DOMAIN-KEYWORD,jav,🔰 </text:span><text:span text:style-name="T2">节点选择</text:span></text:p>
      <text:p text:style-name="P2"><text:s/><text:span text:style-name="T1">- DOMAIN-KEYWORD,pinterest,🔰 </text:span><text:span text:style-name="T2">节点选择</text:span></text:p>
      <text:p text:style-name="P2"><text:s/><text:span text:style-name="T1">- DOMAIN-KEYWORD,porn,🔰 </text:span><text:span text:style-name="T2">节点选择</text:span></text:p>
      <text:p text:style-name="P2"><text:s/><text:span text:style-name="T1">- DOMAIN-SUFFIX,abc.xyz,🔰 </text:span><text:span text:style-name="T2">节点选择</text:span></text:p>
      <text:p text:style-name="P2"><text:s/><text:span text:style-name="T1">- DOMAIN-SUFFIX,advertisercommunity.com,🔰 </text:span><text:span text:style-name="T2">节点选择</text:span></text:p>
      <text:p text:style-name="P2"><text:s/><text:span text:style-name="T1">- DOMAIN-SUFFIX,ampproject.org,🔰 </text:span><text:span text:style-name="T2">节点选择</text:span></text:p>
      <text:p text:style-name="P2"><text:s/><text:span text:style-name="T1">- DOMAIN-SUFFIX,android.com,🔰 </text:span><text:span text:style-name="T2">节点选择</text:span></text:p>
      <text:p text:style-name="P2"><text:s/><text:span text:style-name="T1">- DOMAIN-SUFFIX,androidify.com,🔰 </text:span><text:span text:style-name="T2">节点选择</text:span></text:p>
      <text:p text:style-name="P2"><text:s/><text:span text:style-name="T1">- DOMAIN-SUFFIX,dialogflow.com,🔰 </text:span><text:span text:style-name="T2">节点选择</text:span></text:p>
      <text:p text:style-name="P2"><text:s/><text:span text:style-name="T1">- DOMAIN-SUFFIX,autodraw.com,🔰 </text:span><text:span text:style-name="T2">节点选择</text:span></text:p>
      <text:p text:style-name="P2"><text:s/><text:span text:style-name="T1">- DOMAIN-SUFFIX,capitalg.com,🔰 </text:span><text:span text:style-name="T2">节点选择</text:span></text:p>
      <text:p text:style-name="P2"><text:s/><text:span text:style-name="T1">- DOMAIN-SUFFIX,certificate-transparency.org,🔰 </text:span><text:span text:style-name="T2">节点选择</text:span></text:p>
      <text:p text:style-name="P2"><text:s/><text:span text:style-name="T1">- DOMAIN-SUFFIX,chrome.com,🔰 </text:span><text:span text:style-name="T2">节点选择</text:span></text:p>
      <text:p text:style-name="P2"><text:s/><text:span text:style-name="T1">- DOMAIN-SUFFIX,chromeexperiments.com,🔰 </text:span><text:span text:style-name="T2">节点选择</text:span></text:p>
      <text:p text:style-name="P2"><text:s/><text:span text:style-name="T1">- DOMAIN-SUFFIX,chromestatus.com,🔰 </text:span><text:span text:style-name="T2">节点选择</text:span></text:p>
      <text:p text:style-name="P2"><text:s/><text:span text:style-name="T1">- DOMAIN-SUFFIX,chromium.org,🔰 </text:span><text:span text:style-name="T2">节点选择</text:span></text:p>
      <text:p text:style-name="P2"><text:s/><text:span text:style-name="T1">- DOMAIN-SUFFIX,creativelab5.com,🔰 </text:span><text:span text:style-name="T2">节点选择</text:span></text:p>
      <text:p text:style-name="P2"><text:s/><text:span text:style-name="T1">- DOMAIN-SUFFIX,debug.com,🔰 </text:span><text:span text:style-name="T2">节点选择</text:span></text:p>
      <text:p text:style-name="P2"><text:s/><text:span text:style-name="T1">- DOMAIN-SUFFIX,deepmind.com,🔰 </text:span><text:span text:style-name="T2">节点选择</text:span></text:p>
      <text:p text:style-name="P2"><text:s/><text:span text:style-name="T1">- DOMAIN-SUFFIX,firebaseio.com,🔰 </text:span><text:span text:style-name="T2">节点选择</text:span></text:p>
      <text:p text:style-name="P2"><text:s/><text:span text:style-name="T1">- DOMAIN-SUFFIX,getmdl.io,🔰 </text:span><text:span text:style-name="T2">节点选择</text:span></text:p>
      <text:p text:style-name="P2"><text:s/><text:span text:style-name="T1">- DOMAIN-SUFFIX,ggpht.com,🔰 </text:span><text:span text:style-name="T2">节点选择</text:span></text:p>
      <text:p text:style-name="P2"><text:s/><text:span text:style-name="T1">- DOMAIN-SUFFIX,gmail.com,🔰 </text:span><text:span text:style-name="T2">节点选择</text:span></text:p>
      <text:p text:style-name="P2"><text:s/><text:span text:style-name="T1">- DOMAIN-SUFFIX,gmodules.com,🔰 </text:span><text:span text:style-name="T2">节点选择</text:span></text:p>
      <text:p text:style-name="P2"><text:s/><text:span text:style-name="T1">- DOMAIN-SUFFIX,godoc.org,🔰 </text:span><text:span text:style-name="T2">节点选择</text:span></text:p>
      <text:p text:style-name="P2"><text:s/><text:span text:style-name="T1">- DOMAIN-SUFFIX,golang.org,🔰 </text:span><text:span text:style-name="T2">节点选择</text:span></text:p>
      <text:p text:style-name="P2"><text:soft-page-break/><text:s/><text:span text:style-name="T1">- DOMAIN-SUFFIX,gstatic.com,🔰 </text:span><text:span text:style-name="T2">节点选择</text:span></text:p>
      <text:p text:style-name="P2"><text:s/><text:span text:style-name="T1">- DOMAIN-SUFFIX,gv.com,🔰 </text:span><text:span text:style-name="T2">节点选择</text:span></text:p>
      <text:p text:style-name="P2"><text:s/><text:span text:style-name="T1">- DOMAIN-SUFFIX,gwtproject.org,🔰 </text:span><text:span text:style-name="T2">节点选择</text:span></text:p>
      <text:p text:style-name="P2"><text:s/><text:span text:style-name="T1">- DOMAIN-SUFFIX,itasoftware.com,🔰 </text:span><text:span text:style-name="T2">节点选择</text:span></text:p>
      <text:p text:style-name="P2"><text:s/><text:span text:style-name="T1">- DOMAIN-SUFFIX,madewithcode.com,🔰 </text:span><text:span text:style-name="T2">节点选择</text:span></text:p>
      <text:p text:style-name="P2"><text:s/><text:span text:style-name="T1">- DOMAIN-SUFFIX,material.io,🔰 </text:span><text:span text:style-name="T2">节点选择</text:span></text:p>
      <text:p text:style-name="P2"><text:s/><text:span text:style-name="T1">- DOMAIN-SUFFIX,page.link,🔰 </text:span><text:span text:style-name="T2">节点选择</text:span></text:p>
      <text:p text:style-name="P2"><text:s/><text:span text:style-name="T1">- DOMAIN-SUFFIX,polymer-project.org,🔰 </text:span><text:span text:style-name="T2">节点选择</text:span></text:p>
      <text:p text:style-name="P2"><text:s/><text:span text:style-name="T1">- DOMAIN-SUFFIX,admin.recaptcha.net,🔰 </text:span><text:span text:style-name="T2">节点选择</text:span></text:p>
      <text:p text:style-name="P2"><text:s/><text:span text:style-name="T1">- DOMAIN-SUFFIX,recaptcha.net,🔰 </text:span><text:span text:style-name="T2">节点选择</text:span></text:p>
      <text:p text:style-name="P2"><text:s/><text:span text:style-name="T1">- DOMAIN-SUFFIX,shattered.io,🔰 </text:span><text:span text:style-name="T2">节点选择</text:span></text:p>
      <text:p text:style-name="P2"><text:s/><text:span text:style-name="T1">- DOMAIN-SUFFIX,synergyse.com,🔰 </text:span><text:span text:style-name="T2">节点选择</text:span></text:p>
      <text:p text:style-name="P2"><text:s/><text:span text:style-name="T1">- DOMAIN-SUFFIX,telephony.goog,🔰 </text:span><text:span text:style-name="T2">节点选择</text:span></text:p>
      <text:p text:style-name="P2"><text:s/><text:span text:style-name="T1">- DOMAIN-SUFFIX,tensorflow.org,🔰 </text:span><text:span text:style-name="T2">节点选择</text:span></text:p>
      <text:p text:style-name="P2"><text:s/><text:span text:style-name="T1">- DOMAIN-SUFFIX,tfhub.dev,🔰 </text:span><text:span text:style-name="T2">节点选择</text:span></text:p>
      <text:p text:style-name="P2"><text:s/><text:span text:style-name="T1">- DOMAIN-SUFFIX,tiltbrush.com,🔰 </text:span><text:span text:style-name="T2">节点选择</text:span></text:p>
      <text:p text:style-name="P2"><text:s/><text:span text:style-name="T1">- DOMAIN-SUFFIX,waveprotocol.org,🔰 </text:span><text:span text:style-name="T2">节点选择</text:span></text:p>
      <text:p text:style-name="P2"><text:s/><text:span text:style-name="T1">- DOMAIN-SUFFIX,waymo.com,🔰 </text:span><text:span text:style-name="T2">节点选择</text:span></text:p>
      <text:p text:style-name="P2"><text:s/><text:span text:style-name="T1">- DOMAIN-SUFFIX,webmproject.org,🔰 </text:span><text:span text:style-name="T2">节点选择</text:span></text:p>
      <text:p text:style-name="P2"><text:s/><text:span text:style-name="T1">- DOMAIN-SUFFIX,webrtc.org,🔰 </text:span><text:span text:style-name="T2">节点选择</text:span></text:p>
      <text:p text:style-name="P2"><text:s/><text:span text:style-name="T1">- DOMAIN-SUFFIX,whatbrowser.org,🔰 </text:span><text:span text:style-name="T2">节点选择</text:span></text:p>
      <text:p text:style-name="P2"><text:s/><text:span text:style-name="T1">- DOMAIN-SUFFIX,widevine.com,🔰 </text:span><text:span text:style-name="T2">节点选择</text:span></text:p>
      <text:p text:style-name="P2"><text:s/><text:span text:style-name="T1">- DOMAIN-SUFFIX,x.company,🔰 </text:span><text:span text:style-name="T2">节点选择</text:span></text:p>
      <text:p text:style-name="P2"><text:s/><text:span text:style-name="T1">- DOMAIN-SUFFIX,youtu.be,🔰 </text:span><text:span text:style-name="T2">节点选择</text:span></text:p>
      <text:p text:style-name="P2"><text:s/><text:span text:style-name="T1">- DOMAIN-SUFFIX,yt.be,🔰 </text:span><text:span text:style-name="T2">节点选择</text:span></text:p>
      <text:p text:style-name="P2"><text:s/><text:span text:style-name="T1">- DOMAIN-SUFFIX,ytimg.com,🔰 </text:span><text:span text:style-name="T2">节点选择</text:span></text:p>
      <text:p text:style-name="P2"><text:s/><text:span text:style-name="T1">- DOMAIN-SUFFIX,t.me,🔰 </text:span><text:span text:style-name="T2">节点选择</text:span></text:p>
      <text:p text:style-name="P2"><text:s/><text:span text:style-name="T1">- DOMAIN-SUFFIX,tdesktop.com,🔰 </text:span><text:span text:style-name="T2">节点选择</text:span></text:p>
      <text:p text:style-name="P2"><text:s/><text:span text:style-name="T1">- DOMAIN-SUFFIX,telegram.me,🔰 </text:span><text:span text:style-name="T2">节点选择</text:span></text:p>
      <text:p text:style-name="P2"><text:s/><text:span text:style-name="T1">- DOMAIN-SUFFIX,telesco.pe,🔰 </text:span><text:span text:style-name="T2">节点选择</text:span></text:p>
      <text:p text:style-name="P2"><text:s/><text:span text:style-name="T1">- DOMAIN-SUFFIX,facebook.br,🔰 </text:span><text:span text:style-name="T2">节点选择</text:span></text:p>
      <text:p text:style-name="P2"><text:s/><text:span text:style-name="T1">- DOMAIN-SUFFIX,facebook.design,🔰 </text:span><text:span text:style-name="T2">节点选择</text:span></text:p>
      <text:p text:style-name="P2"><text:s/><text:span text:style-name="T1">- DOMAIN-SUFFIX,facebook.hu,🔰 </text:span><text:span text:style-name="T2">节点选择</text:span></text:p>
      <text:p text:style-name="P2"><text:s/><text:span text:style-name="T1">- DOMAIN-SUFFIX,facebook.in,🔰 </text:span><text:span text:style-name="T2">节点选择</text:span></text:p>
      <text:p text:style-name="P2"><text:s/><text:span text:style-name="T1">- DOMAIN-SUFFIX,facebook.nl,🔰 </text:span><text:span text:style-name="T2">节点选择</text:span></text:p>
      <text:p text:style-name="P2"><text:s/><text:span text:style-name="T1">- DOMAIN-SUFFIX,facebook.se,🔰 </text:span><text:span text:style-name="T2">节点选择</text:span></text:p>
      <text:p text:style-name="P2"><text:s/><text:span text:style-name="T1">- DOMAIN-SUFFIX,facebookmail.com,🔰 </text:span><text:span text:style-name="T2">节点选择</text:span></text:p>
      <text:p text:style-name="P2"><text:s/><text:span text:style-name="T1">- DOMAIN-SUFFIX,noxinfluencer.com,🔰 </text:span><text:span text:style-name="T2">节点选择</text:span></text:p>
      <text:p text:style-name="P2"><text:s/><text:span text:style-name="T1">- DOMAIN-SUFFIX,smartmailcloud.com,🔰 </text:span><text:span text:style-name="T2">节点选择</text:span></text:p>
      <text:p text:style-name="P2"><text:s/><text:span text:style-name="T1">- DOMAIN-SUFFIX,weebly.com,🔰 </text:span><text:span text:style-name="T2">节点选择</text:span></text:p>
      <text:p text:style-name="P2"><text:s/><text:span text:style-name="T1">- DOMAIN-SUFFIX,twitter.jp,🔰 </text:span><text:span text:style-name="T2">节点选择</text:span></text:p>
      <text:p text:style-name="P2"><text:s/><text:span text:style-name="T1">- DOMAIN-SUFFIX,appsto.re,🔰 </text:span><text:span text:style-name="T2">节点选择</text:span></text:p>
      <text:p text:style-name="P2"><text:s/><text:span text:style-name="T1">- DOMAIN,books.itunes.apple.com,🔰 </text:span><text:span text:style-name="T2">节点选择</text:span></text:p>
      <text:p text:style-name="P2"><text:s/><text:span text:style-name="T1">- DOMAIN,apps.apple.com,🔰 </text:span><text:span text:style-name="T2">节点选择</text:span></text:p>
      <text:p text:style-name="P2"><text:s/><text:span text:style-name="T1">- DOMAIN,itunes.apple.com,🔰 </text:span><text:span text:style-name="T2">节点选择</text:span></text:p>
      <text:p text:style-name="P2"><text:s/><text:span text:style-name="T1">- DOMAIN,api-glb-sea.smoot.apple.com,🔰 </text:span><text:span text:style-name="T2">节点选择</text:span></text:p>
      <text:p text:style-name="P2"><text:s/><text:span text:style-name="T1">- DOMAIN,lookup-api.apple.com,🔰 </text:span><text:span text:style-name="T2">节点选择</text:span></text:p>
      <text:p text:style-name="P2"><text:s/><text:span text:style-name="T1">- DOMAIN-SUFFIX,smoot.apple.com,🔰 </text:span><text:span text:style-name="T2">节点选择</text:span></text:p>
      <text:p text:style-name="P2"><text:s/><text:span text:style-name="T1">- DOMAIN,beta.music.apple.com,🔰 </text:span><text:span text:style-name="T2">节点选择</text:span></text:p>
      <text:p text:style-name="P2"><text:s/><text:span text:style-name="T1">- DOMAIN-SUFFIX,bing.com,🔰 </text:span><text:span text:style-name="T2">节点选择</text:span></text:p>
      <text:p text:style-name="P2"><text:s/><text:span text:style-name="T1">- DOMAIN-SUFFIX,cccat.io,🔰 </text:span><text:span text:style-name="T2">节点选择</text:span></text:p>
      <text:p text:style-name="P2"><text:s/><text:span text:style-name="T1">- DOMAIN-SUFFIX,dubox.com,🔰 </text:span><text:span text:style-name="T2">节点选择</text:span></text:p>
      <text:p text:style-name="P2"><text:s/><text:span text:style-name="T1">- DOMAIN-SUFFIX,duboxcdn.com,🔰 </text:span><text:span text:style-name="T2">节点选择</text:span></text:p>
      <text:p text:style-name="P2"><text:s/><text:span text:style-name="T1">- DOMAIN-SUFFIX,ifixit.com,🔰 </text:span><text:span text:style-name="T2">节点选择</text:span></text:p>
      <text:p text:style-name="P2"><text:s/><text:span text:style-name="T1">- DOMAIN-SUFFIX,mangakakalot.com,🔰 </text:span><text:span text:style-name="T2">节点选择</text:span></text:p>
      <text:p text:style-name="P2"><text:s/><text:span text:style-name="T1">- DOMAIN-SUFFIX,shopeemobile.com,🔰 </text:span><text:span text:style-name="T2">节点选择</text:span></text:p>
      <text:p text:style-name="P2"><text:soft-page-break/><text:s/><text:span text:style-name="T1">- DOMAIN-KEYWORD,buy.itunes.apple.com,🔰 </text:span><text:span text:style-name="T2">节点选择</text:span></text:p>
      <text:p text:style-name="P2"><text:s/><text:span text:style-name="T1">- DOMAIN-SUFFIX,cloudcone.com.cn,🔰 </text:span><text:span text:style-name="T2">节点选择</text:span></text:p>
      <text:p text:style-name="P2"><text:s/><text:span text:style-name="T1">- DOMAIN-SUFFIX,inkbunny.net,🔰 </text:span><text:span text:style-name="T2">节点选择</text:span></text:p>
      <text:p text:style-name="P2"><text:s/><text:span text:style-name="T1">- DOMAIN-SUFFIX,metapix.net,🔰 </text:span><text:span text:style-name="T2">节点选择</text:span></text:p>
      <text:p text:style-name="P2"><text:s/><text:span text:style-name="T1">- DOMAIN-SUFFIX,s3.amazonaws.com,🔰 </text:span><text:span text:style-name="T2">节点选择</text:span></text:p>
      <text:p text:style-name="P2"><text:s/><text:span text:style-name="T1">- DOMAIN-SUFFIX,zaobao.com.sg,🔰 </text:span><text:span text:style-name="T2">节点选择</text:span></text:p>
      <text:p text:style-name="P2"><text:s/><text:span text:style-name="T1">- DOMAIN-SUFFIX,aaplimg.com,🍎 </text:span><text:span text:style-name="T2">苹果服务</text:span></text:p>
      <text:p text:style-name="P2"><text:s/><text:span text:style-name="T1">- DOMAIN-SUFFIX,apple.co,🍎 </text:span><text:span text:style-name="T2">苹果服务</text:span></text:p>
      <text:p text:style-name="P2"><text:s/><text:span text:style-name="T1">- DOMAIN-SUFFIX,apple.com,🍎 </text:span><text:span text:style-name="T2">苹果服务</text:span></text:p>
      <text:p text:style-name="P2"><text:s/><text:span text:style-name="T1">- DOMAIN-SUFFIX,apple.com.cn,🍎 </text:span><text:span text:style-name="T2">苹果服务</text:span></text:p>
      <text:p text:style-name="P2"><text:s/><text:span text:style-name="T1">- DOMAIN-SUFFIX,apple-cloudkit.com,🍎 </text:span><text:span text:style-name="T2">苹果服务</text:span></text:p>
      <text:p text:style-name="P2"><text:s/><text:span text:style-name="T1">- DOMAIN-SUFFIX,appstore.com,🍎 </text:span><text:span text:style-name="T2">苹果服务</text:span></text:p>
      <text:p text:style-name="P2"><text:s/><text:span text:style-name="T1">- DOMAIN-SUFFIX,cdn-apple.com,🍎 </text:span><text:span text:style-name="T2">苹果服务</text:span></text:p>
      <text:p text:style-name="P2"><text:s/><text:span text:style-name="T1">- DOMAIN-SUFFIX,icloud.com,🍎 </text:span><text:span text:style-name="T2">苹果服务</text:span></text:p>
      <text:p text:style-name="P2"><text:s/><text:span text:style-name="T1">- DOMAIN-SUFFIX,icloud.com.cn,🍎 </text:span><text:span text:style-name="T2">苹果服务</text:span></text:p>
      <text:p text:style-name="P2"><text:s/><text:span text:style-name="T1">- DOMAIN-SUFFIX,icloud-content.com,🍎 </text:span><text:span text:style-name="T2">苹果服务</text:span></text:p>
      <text:p text:style-name="P2"><text:s/><text:span text:style-name="T1">- DOMAIN-SUFFIX,me.com,🍎 </text:span><text:span text:style-name="T2">苹果服务</text:span></text:p>
      <text:p text:style-name="P2"><text:s/><text:span text:style-name="T1">- DOMAIN-SUFFIX,mzstatic.com,🍎 </text:span><text:span text:style-name="T2">苹果服务</text:span></text:p>
      <text:p text:style-name="P2"><text:s/><text:span text:style-name="T1">- DOMAIN-KEYWORD,apple.com.akadns.net,🍎 </text:span><text:span text:style-name="T2">苹果服务</text:span></text:p>
      <text:p text:style-name="P2"><text:s/><text:span text:style-name="T1">- DOMAIN-KEYWORD,icloud.com.akadns.net,🍎 </text:span><text:span text:style-name="T2">苹果服务</text:span></text:p>
      <text:p text:style-name="P2"><text:s/><text:span text:style-name="T1">- IP-CIDR,17.0.0.0/8,🍎 </text:span><text:span text:style-name="T2">苹果服务</text:span><text:span text:style-name="T1">,no-resolve</text:span></text:p>
      <text:p text:style-name="P2"><text:s/><text:span text:style-name="T1">- IP-CIDR,63.92.224.0/19,🍎 </text:span><text:span text:style-name="T2">苹果服务</text:span><text:span text:style-name="T1">,no-resolve</text:span></text:p>
      <text:p text:style-name="P2"><text:s/><text:span text:style-name="T1">- IP-CIDR,65.199.22.0/23,🍎 </text:span><text:span text:style-name="T2">苹果服务</text:span><text:span text:style-name="T1">,no-resolve</text:span></text:p>
      <text:p text:style-name="P2"><text:s/><text:span text:style-name="T1">- IP-CIDR,139.178.128.0/18,🍎 </text:span><text:span text:style-name="T2">苹果服务</text:span><text:span text:style-name="T1">,no-resolve</text:span></text:p>
      <text:p text:style-name="P2"><text:s/><text:span text:style-name="T1">- IP-CIDR,144.178.0.0/19,🍎 </text:span><text:span text:style-name="T2">苹果服务</text:span><text:span text:style-name="T1">,no-resolve</text:span></text:p>
      <text:p text:style-name="P2"><text:s/><text:span text:style-name="T1">- IP-CIDR,192.35.50.0/24,🍎 </text:span><text:span text:style-name="T2">苹果服务</text:span><text:span text:style-name="T1">,no-resolve</text:span></text:p>
      <text:p text:style-name="P2"><text:s/><text:span text:style-name="T1">- IP-CIDR,198.183.17.0/24,🍎 </text:span><text:span text:style-name="T2">苹果服务</text:span><text:span text:style-name="T1">,no-resolve</text:span></text:p>
      <text:p text:style-name="P2"><text:s/><text:span text:style-name="T1">- IP-CIDR,205.180.175.0/24,🍎 </text:span><text:span text:style-name="T2">苹果服务</text:span><text:span text:style-name="T1">,no-resolve</text:span></text:p>
      <text:p text:style-name="P2"><text:s/><text:span text:style-name="T1">- DOMAIN-SUFFIX,qhres.com,🎯 </text:span><text:span text:style-name="T2">全球直连</text:span></text:p>
      <text:p text:style-name="P2"><text:s/><text:span text:style-name="T1">- DOMAIN-SUFFIX,qhimg.com,🎯 </text:span><text:span text:style-name="T2">全球直连</text:span></text:p>
      <text:p text:style-name="P2"><text:s/><text:span text:style-name="T1">- DOMAIN-SUFFIX,alibaba.com,🎯 </text:span><text:span text:style-name="T2">全球直连</text:span></text:p>
      <text:p text:style-name="P2"><text:s/><text:span text:style-name="T1">- DOMAIN-SUFFIX,alibabausercontent.com,🎯 </text:span><text:span text:style-name="T2">全球直连</text:span></text:p>
      <text:p text:style-name="P2"><text:s/><text:span text:style-name="T1">- DOMAIN-SUFFIX,alicdn.com,🎯 </text:span><text:span text:style-name="T2">全球直连</text:span></text:p>
      <text:p text:style-name="P2"><text:s/><text:span text:style-name="T1">- DOMAIN-SUFFIX,alikunlun.com,🎯 </text:span><text:span text:style-name="T2">全球直连</text:span></text:p>
      <text:p text:style-name="P2"><text:s/><text:span text:style-name="T1">- DOMAIN-SUFFIX,alipay.com,🎯 </text:span><text:span text:style-name="T2">全球直连</text:span></text:p>
      <text:p text:style-name="P2"><text:s/><text:span text:style-name="T1">- DOMAIN-SUFFIX,amap.com,🎯 </text:span><text:span text:style-name="T2">全球直连</text:span></text:p>
      <text:p text:style-name="P2"><text:s/><text:span text:style-name="T1">- DOMAIN-SUFFIX,autonavi.com,🎯 </text:span><text:span text:style-name="T2">全球直连</text:span></text:p>
      <text:p text:style-name="P2"><text:s/><text:span text:style-name="T1">- DOMAIN-SUFFIX,dingtalk.com,🎯 </text:span><text:span text:style-name="T2">全球直连</text:span></text:p>
      <text:p text:style-name="P2"><text:s/><text:span text:style-name="T1">- DOMAIN-SUFFIX,mxhichina.com,🎯 </text:span><text:span text:style-name="T2">全球直连</text:span></text:p>
      <text:p text:style-name="P2"><text:s/><text:span text:style-name="T1">- DOMAIN-SUFFIX,soku.com,🎯 </text:span><text:span text:style-name="T2">全球直连</text:span></text:p>
      <text:p text:style-name="P2"><text:s/><text:span text:style-name="T1">- DOMAIN-SUFFIX,taobao.com,🎯 </text:span><text:span text:style-name="T2">全球直连</text:span></text:p>
      <text:p text:style-name="P2"><text:s/><text:span text:style-name="T1">- DOMAIN-SUFFIX,tmall.com,🎯 </text:span><text:span text:style-name="T2">全球直连</text:span></text:p>
      <text:p text:style-name="P2"><text:s/><text:span text:style-name="T1">- DOMAIN-SUFFIX,tmall.hk,🎯 </text:span><text:span text:style-name="T2">全球直连</text:span></text:p>
      <text:p text:style-name="P2"><text:s/><text:span text:style-name="T1">- DOMAIN-SUFFIX,ykimg.com,🎯 </text:span><text:span text:style-name="T2">全球直连</text:span></text:p>
      <text:p text:style-name="P2"><text:s/><text:span text:style-name="T1">- DOMAIN-SUFFIX,youku.com,🎯 </text:span><text:span text:style-name="T2">全球直连</text:span></text:p>
      <text:p text:style-name="P2"><text:s/><text:span text:style-name="T1">- DOMAIN-SUFFIX,xiami.com,🎯 </text:span><text:span text:style-name="T2">全球直连</text:span></text:p>
      <text:p text:style-name="P2"><text:s/><text:span text:style-name="T1">- DOMAIN-SUFFIX,xiami.net,🎯 </text:span><text:span text:style-name="T2">全球直连</text:span></text:p>
      <text:p text:style-name="P2"><text:s/><text:span text:style-name="T1">- DOMAIN-SUFFIX,aaplimg.com,🎯 </text:span><text:span text:style-name="T2">全球直连</text:span></text:p>
      <text:p text:style-name="P2"><text:s/><text:span text:style-name="T1">- DOMAIN-SUFFIX,apple.co,🎯 </text:span><text:span text:style-name="T2">全球直连</text:span></text:p>
      <text:p text:style-name="P2"><text:s/><text:span text:style-name="T1">- DOMAIN-SUFFIX,apple.com,🎯 </text:span><text:span text:style-name="T2">全球直连</text:span></text:p>
      <text:p text:style-name="P2"><text:s/><text:span text:style-name="T1">- DOMAIN-SUFFIX,apple-cloudkit.com,🎯 </text:span><text:span text:style-name="T2">全球直连</text:span></text:p>
      <text:p text:style-name="P2"><text:s/><text:span text:style-name="T1">- DOMAIN-SUFFIX,appstore.com,🎯 </text:span><text:span text:style-name="T2">全球直连</text:span></text:p>
      <text:p text:style-name="P2"><text:s/><text:span text:style-name="T1">- DOMAIN-SUFFIX,cdn-apple.com,🎯 </text:span><text:span text:style-name="T2">全球直连</text:span></text:p>
      <text:p text:style-name="P2"><text:s/><text:span text:style-name="T1">- DOMAIN-SUFFIX,icloud.com,🎯 </text:span><text:span text:style-name="T2">全球直连</text:span></text:p>
      <text:p text:style-name="P2"><text:s/><text:span text:style-name="T1">- DOMAIN-SUFFIX,icloud-content.com,🎯 </text:span><text:span text:style-name="T2">全球直连</text:span></text:p>
      <text:p text:style-name="P2"><text:s/><text:span text:style-name="T1">- DOMAIN-SUFFIX,me.com,🎯 </text:span><text:span text:style-name="T2">全球直连</text:span></text:p>
      <text:p text:style-name="P2"><text:soft-page-break/><text:s/><text:span text:style-name="T1">- DOMAIN-SUFFIX,mzstatic.com,🎯 </text:span><text:span text:style-name="T2">全球直连</text:span></text:p>
      <text:p text:style-name="P2"><text:s/><text:span text:style-name="T1">- DOMAIN-KEYWORD,apple.com.akadns.net,🎯 </text:span><text:span text:style-name="T2">全球直连</text:span></text:p>
      <text:p text:style-name="P2"><text:s/><text:span text:style-name="T1">- DOMAIN-KEYWORD,icloud.com.akadns.net,🎯 </text:span><text:span text:style-name="T2">全球直连</text:span></text:p>
      <text:p text:style-name="P2"><text:s/><text:span text:style-name="T1">- DOMAIN-SUFFIX,baidu.com,🎯 </text:span><text:span text:style-name="T2">全球直连</text:span></text:p>
      <text:p text:style-name="P2"><text:s/><text:span text:style-name="T1">- DOMAIN-SUFFIX,baidubcr.com,🎯 </text:span><text:span text:style-name="T2">全球直连</text:span></text:p>
      <text:p text:style-name="P2"><text:s/><text:span text:style-name="T1">- DOMAIN-SUFFIX,baidupan.com,🎯 </text:span><text:span text:style-name="T2">全球直连</text:span></text:p>
      <text:p text:style-name="P2"><text:s/><text:span text:style-name="T1">- DOMAIN-SUFFIX,baidupcs.com,🎯 </text:span><text:span text:style-name="T2">全球直连</text:span></text:p>
      <text:p text:style-name="P2"><text:s/><text:span text:style-name="T1">- DOMAIN-SUFFIX,bdstatic.com,🎯 </text:span><text:span text:style-name="T2">全球直连</text:span></text:p>
      <text:p text:style-name="P2"><text:s/><text:span text:style-name="T1">- DOMAIN-SUFFIX,yunjiasu-cdn.net,🎯 </text:span><text:span text:style-name="T2">全球直连</text:span></text:p>
      <text:p text:style-name="P2"><text:s/><text:span text:style-name="T1">- DOMAIN-SUFFIX,acgvideo.com,🎯 </text:span><text:span text:style-name="T2">全球直连</text:span></text:p>
      <text:p text:style-name="P2"><text:s/><text:span text:style-name="T1">- DOMAIN-SUFFIX,biliapi.com,🎯 </text:span><text:span text:style-name="T2">全球直连</text:span></text:p>
      <text:p text:style-name="P2"><text:s/><text:span text:style-name="T1">- DOMAIN-SUFFIX,biliapi.net,🎯 </text:span><text:span text:style-name="T2">全球直连</text:span></text:p>
      <text:p text:style-name="P2"><text:s/><text:span text:style-name="T1">- DOMAIN-SUFFIX,bilibili.com,🎯 </text:span><text:span text:style-name="T2">全球直连</text:span></text:p>
      <text:p text:style-name="P2"><text:s/><text:span text:style-name="T1">- DOMAIN-SUFFIX,bilibili.tv,🎯 </text:span><text:span text:style-name="T2">全球直连</text:span></text:p>
      <text:p text:style-name="P2"><text:s/><text:span text:style-name="T1">- DOMAIN-SUFFIX,hdslb.com,🎯 </text:span><text:span text:style-name="T2">全球直连</text:span></text:p>
      <text:p text:style-name="P2"><text:s/><text:span text:style-name="T1">- DOMAIN-SUFFIX,feiliao.com,🎯 </text:span><text:span text:style-name="T2">全球直连</text:span></text:p>
      <text:p text:style-name="P2"><text:s/><text:span text:style-name="T1">- DOMAIN-SUFFIX,pstatp.com,🎯 </text:span><text:span text:style-name="T2">全球直连</text:span></text:p>
      <text:p text:style-name="P2"><text:s/><text:span text:style-name="T1">- DOMAIN-SUFFIX,snssdk.com,🎯 </text:span><text:span text:style-name="T2">全球直连</text:span></text:p>
      <text:p text:style-name="P2"><text:s/><text:span text:style-name="T1">- DOMAIN-SUFFIX,iesdouyin.com,🎯 </text:span><text:span text:style-name="T2">全球直连</text:span></text:p>
      <text:p text:style-name="P2"><text:s/><text:span text:style-name="T1">- DOMAIN-SUFFIX,toutiao.com,🎯 </text:span><text:span text:style-name="T2">全球直连</text:span></text:p>
      <text:p text:style-name="P2"><text:s/><text:span text:style-name="T1">- DOMAIN-SUFFIX,cctv.com,🎯 </text:span><text:span text:style-name="T2">全球直连</text:span></text:p>
      <text:p text:style-name="P2"><text:s/><text:span text:style-name="T1">- DOMAIN-SUFFIX,cctvpic.com,🎯 </text:span><text:span text:style-name="T2">全球直连</text:span></text:p>
      <text:p text:style-name="P2"><text:s/><text:span text:style-name="T1">- DOMAIN-SUFFIX,livechina.com,🎯 </text:span><text:span text:style-name="T2">全球直连</text:span></text:p>
      <text:p text:style-name="P2"><text:s/><text:span text:style-name="T1">- DOMAIN-SUFFIX,didialift.com,🎯 </text:span><text:span text:style-name="T2">全球直连</text:span></text:p>
      <text:p text:style-name="P2"><text:s/><text:span text:style-name="T1">- DOMAIN-SUFFIX,didiglobal.com,🎯 </text:span><text:span text:style-name="T2">全球直连</text:span></text:p>
      <text:p text:style-name="P2"><text:s/><text:span text:style-name="T1">- DOMAIN-SUFFIX,udache.com,🎯 </text:span><text:span text:style-name="T2">全球直连</text:span></text:p>
      <text:p text:style-name="P2"><text:s/><text:span text:style-name="T1">- DOMAIN-SUFFIX,21cn.com,🎯 </text:span><text:span text:style-name="T2">全球直连</text:span></text:p>
      <text:p text:style-name="P2"><text:s/><text:span text:style-name="T1">- DOMAIN-SUFFIX,hitv.com,🎯 </text:span><text:span text:style-name="T2">全球直连</text:span></text:p>
      <text:p text:style-name="P2"><text:s/><text:span text:style-name="T1">- DOMAIN-SUFFIX,mgtv.com,🎯 </text:span><text:span text:style-name="T2">全球直连</text:span></text:p>
      <text:p text:style-name="P2"><text:s/><text:span text:style-name="T1">- DOMAIN-SUFFIX,iqiyi.com,🎯 </text:span><text:span text:style-name="T2">全球直连</text:span></text:p>
      <text:p text:style-name="P2"><text:s/><text:span text:style-name="T1">- DOMAIN-SUFFIX,iqiyipic.com,🎯 </text:span><text:span text:style-name="T2">全球直连</text:span></text:p>
      <text:p text:style-name="P2"><text:s/><text:span text:style-name="T1">- DOMAIN-SUFFIX,71.am,🎯 </text:span><text:span text:style-name="T2">全球直连</text:span></text:p>
      <text:p text:style-name="P2"><text:s/><text:span text:style-name="T1">- DOMAIN-SUFFIX,jd.com,🎯 </text:span><text:span text:style-name="T2">全球直连</text:span></text:p>
      <text:p text:style-name="P2"><text:s/><text:span text:style-name="T1">- DOMAIN-SUFFIX,jd.hk,🎯 </text:span><text:span text:style-name="T2">全球直连</text:span></text:p>
      <text:p text:style-name="P2"><text:s/><text:span text:style-name="T1">- DOMAIN-SUFFIX,jdpay.com,🎯 </text:span><text:span text:style-name="T2">全球直连</text:span></text:p>
      <text:p text:style-name="P2"><text:s/><text:span text:style-name="T1">- DOMAIN-SUFFIX,360buyimg.com,🎯 </text:span><text:span text:style-name="T2">全球直连</text:span></text:p>
      <text:p text:style-name="P2"><text:s/><text:span text:style-name="T1">- DOMAIN-SUFFIX,iciba.com,🎯 </text:span><text:span text:style-name="T2">全球直连</text:span></text:p>
      <text:p text:style-name="P2"><text:s/><text:span text:style-name="T1">- DOMAIN-SUFFIX,ksosoft.com,🎯 </text:span><text:span text:style-name="T2">全球直连</text:span></text:p>
      <text:p text:style-name="P2"><text:s/><text:span text:style-name="T1">- DOMAIN-SUFFIX,meitu.com,🎯 </text:span><text:span text:style-name="T2">全球直连</text:span></text:p>
      <text:p text:style-name="P2"><text:s/><text:span text:style-name="T1">- DOMAIN-SUFFIX,meitudata.com,🎯 </text:span><text:span text:style-name="T2">全球直连</text:span></text:p>
      <text:p text:style-name="P2"><text:s/><text:span text:style-name="T1">- DOMAIN-SUFFIX,meitustat.com,🎯 </text:span><text:span text:style-name="T2">全球直连</text:span></text:p>
      <text:p text:style-name="P2"><text:s/><text:span text:style-name="T1">- DOMAIN-SUFFIX,meipai.com,🎯 </text:span><text:span text:style-name="T2">全球直连</text:span></text:p>
      <text:p text:style-name="P2"><text:s/><text:span text:style-name="T1">- DOMAIN-SUFFIX,duokan.com,🎯 </text:span><text:span text:style-name="T2">全球直连</text:span></text:p>
      <text:p text:style-name="P2"><text:s/><text:span text:style-name="T1">- DOMAIN-SUFFIX,mi.com,🎯 </text:span><text:span text:style-name="T2">全球直连</text:span></text:p>
      <text:p text:style-name="P2"><text:s/><text:span text:style-name="T1">- DOMAIN-SUFFIX,mi-img.com,🎯 </text:span><text:span text:style-name="T2">全球直连</text:span></text:p>
      <text:p text:style-name="P2"><text:s/><text:span text:style-name="T1">- DOMAIN-SUFFIX,miui.com,🎯 </text:span><text:span text:style-name="T2">全球直连</text:span></text:p>
      <text:p text:style-name="P2"><text:s/><text:span text:style-name="T1">- DOMAIN-SUFFIX,miwifi.com,🎯 </text:span><text:span text:style-name="T2">全球直连</text:span></text:p>
      <text:p text:style-name="P2"><text:s/><text:span text:style-name="T1">- DOMAIN-SUFFIX,xiaomi.com,🎯 </text:span><text:span text:style-name="T2">全球直连</text:span></text:p>
      <text:p text:style-name="P2"><text:s/><text:span text:style-name="T1">- DOMAIN-SUFFIX,xiaomi.net,🎯 </text:span><text:span text:style-name="T2">全球直连</text:span></text:p>
      <text:p text:style-name="P2"><text:s/><text:span text:style-name="T1">- DOMAIN-SUFFIX,hotmail.com,🎯 </text:span><text:span text:style-name="T2">全球直连</text:span></text:p>
      <text:p text:style-name="P2"><text:s/><text:span text:style-name="T1">- DOMAIN-SUFFIX,microsoft.com,🎯 </text:span><text:span text:style-name="T2">全球直连</text:span></text:p>
      <text:p text:style-name="P2"><text:s/><text:span text:style-name="T1">- DOMAIN-SUFFIX,msecnd.net,🎯 </text:span><text:span text:style-name="T2">全球直连</text:span></text:p>
      <text:p text:style-name="P2"><text:s/><text:span text:style-name="T1">- DOMAIN-SUFFIX,office365.com,🎯 </text:span><text:span text:style-name="T2">全球直连</text:span></text:p>
      <text:p text:style-name="P2"><text:s/><text:span text:style-name="T1">- DOMAIN-SUFFIX,outlook.com,🎯 </text:span><text:span text:style-name="T2">全球直连</text:span></text:p>
      <text:p text:style-name="P2"><text:s/><text:span text:style-name="T1">- DOMAIN-SUFFIX,s-microsoft.com,🎯 </text:span><text:span text:style-name="T2">全球直连</text:span></text:p>
      <text:p text:style-name="P2"><text:s/><text:span text:style-name="T1">- DOMAIN-SUFFIX,visualstudio.com,🎯 </text:span><text:span text:style-name="T2">全球直连</text:span></text:p>
      <text:p text:style-name="P2"><text:soft-page-break/><text:s/><text:span text:style-name="T1">- DOMAIN-SUFFIX,windows.com,🎯 </text:span><text:span text:style-name="T2">全球直连</text:span></text:p>
      <text:p text:style-name="P2"><text:s/><text:span text:style-name="T1">- DOMAIN-SUFFIX,windowsupdate.com,🎯 </text:span><text:span text:style-name="T2">全球直连</text:span></text:p>
      <text:p text:style-name="P2"><text:s/><text:span text:style-name="T1">- DOMAIN-SUFFIX,163.com,🎯 </text:span><text:span text:style-name="T2">全球直连</text:span></text:p>
      <text:p text:style-name="P2"><text:s/><text:span text:style-name="T1">- DOMAIN-SUFFIX,126.com,🎯 </text:span><text:span text:style-name="T2">全球直连</text:span></text:p>
      <text:p text:style-name="P2"><text:s/><text:span text:style-name="T1">- DOMAIN-SUFFIX,126.net,🎯 </text:span><text:span text:style-name="T2">全球直连</text:span></text:p>
      <text:p text:style-name="P2"><text:s/><text:span text:style-name="T1">- DOMAIN-SUFFIX,127.net,🎯 </text:span><text:span text:style-name="T2">全球直连</text:span></text:p>
      <text:p text:style-name="P2"><text:s/><text:span text:style-name="T1">- DOMAIN-SUFFIX,163yun.com,🎯 </text:span><text:span text:style-name="T2">全球直连</text:span></text:p>
      <text:p text:style-name="P2"><text:s/><text:span text:style-name="T1">- DOMAIN-SUFFIX,lofter.com,🎯 </text:span><text:span text:style-name="T2">全球直连</text:span></text:p>
      <text:p text:style-name="P2"><text:s/><text:span text:style-name="T1">- DOMAIN-SUFFIX,netease.com,🎯 </text:span><text:span text:style-name="T2">全球直连</text:span></text:p>
      <text:p text:style-name="P2"><text:s/><text:span text:style-name="T1">- DOMAIN-SUFFIX,ydstatic.com,🎯 </text:span><text:span text:style-name="T2">全球直连</text:span></text:p>
      <text:p text:style-name="P2"><text:s/><text:span text:style-name="T1">- DOMAIN-SUFFIX,paypal.com,🎯 </text:span><text:span text:style-name="T2">全球直连</text:span></text:p>
      <text:p text:style-name="P2"><text:s/><text:span text:style-name="T1">- DOMAIN-SUFFIX,paypal.me,🎯 </text:span><text:span text:style-name="T2">全球直连</text:span></text:p>
      <text:p text:style-name="P2"><text:s/><text:span text:style-name="T1">- DOMAIN-SUFFIX,paypalobjects.com,🎯 </text:span><text:span text:style-name="T2">全球直连</text:span></text:p>
      <text:p text:style-name="P2"><text:s/><text:span text:style-name="T1">- DOMAIN-SUFFIX,sina.com,🎯 </text:span><text:span text:style-name="T2">全球直连</text:span></text:p>
      <text:p text:style-name="P2"><text:s/><text:span text:style-name="T1">- DOMAIN-SUFFIX,weibo.com,🎯 </text:span><text:span text:style-name="T2">全球直连</text:span></text:p>
      <text:p text:style-name="P2"><text:s/><text:span text:style-name="T1">- DOMAIN-SUFFIX,weibocdn.com,🎯 </text:span><text:span text:style-name="T2">全球直连</text:span></text:p>
      <text:p text:style-name="P2"><text:s/><text:span text:style-name="T1">- DOMAIN-SUFFIX,sohu.com,🎯 </text:span><text:span text:style-name="T2">全球直连</text:span></text:p>
      <text:p text:style-name="P2"><text:s/><text:span text:style-name="T1">- DOMAIN-SUFFIX,sohucs.com,🎯 </text:span><text:span text:style-name="T2">全球直连</text:span></text:p>
      <text:p text:style-name="P2"><text:s/><text:span text:style-name="T1">- DOMAIN-SUFFIX,sohu-inc.com,🎯 </text:span><text:span text:style-name="T2">全球直连</text:span></text:p>
      <text:p text:style-name="P2"><text:s/><text:span text:style-name="T1">- DOMAIN-SUFFIX,v-56.com,🎯 </text:span><text:span text:style-name="T2">全球直连</text:span></text:p>
      <text:p text:style-name="P2"><text:s/><text:span text:style-name="T1">- DOMAIN-SUFFIX,sogo.com,🎯 </text:span><text:span text:style-name="T2">全球直连</text:span></text:p>
      <text:p text:style-name="P2"><text:s/><text:span text:style-name="T1">- DOMAIN-SUFFIX,sogou.com,🎯 </text:span><text:span text:style-name="T2">全球直连</text:span></text:p>
      <text:p text:style-name="P2"><text:s/><text:span text:style-name="T1">- DOMAIN-SUFFIX,sogoucdn.com,🎯 </text:span><text:span text:style-name="T2">全球直连</text:span></text:p>
      <text:p text:style-name="P2"><text:s/><text:span text:style-name="T1">- DOMAIN-SUFFIX,steamcontent.com,🎯 </text:span><text:span text:style-name="T2">全球直连</text:span></text:p>
      <text:p text:style-name="P2"><text:s/><text:span text:style-name="T1">- DOMAIN-SUFFIX,steampowered.com,🎯 </text:span><text:span text:style-name="T2">全球直连</text:span></text:p>
      <text:p text:style-name="P2"><text:s/><text:span text:style-name="T1">- DOMAIN-SUFFIX,steamstatic.com,🎯 </text:span><text:span text:style-name="T2">全球直连</text:span></text:p>
      <text:p text:style-name="P2"><text:s/><text:span text:style-name="T1">- DOMAIN-SUFFIX,gtimg.com,🎯 </text:span><text:span text:style-name="T2">全球直连</text:span></text:p>
      <text:p text:style-name="P2"><text:s/><text:span text:style-name="T1">- DOMAIN-SUFFIX,idqqimg.com,🎯 </text:span><text:span text:style-name="T2">全球直连</text:span></text:p>
      <text:p text:style-name="P2"><text:s/><text:span text:style-name="T1">- DOMAIN-SUFFIX,igamecj.com,🎯 </text:span><text:span text:style-name="T2">全球直连</text:span></text:p>
      <text:p text:style-name="P2"><text:s/><text:span text:style-name="T1">- DOMAIN-SUFFIX,myapp.com,🎯 </text:span><text:span text:style-name="T2">全球直连</text:span></text:p>
      <text:p text:style-name="P2"><text:s/><text:span text:style-name="T1">- DOMAIN-SUFFIX,myqcloud.com,🎯 </text:span><text:span text:style-name="T2">全球直连</text:span></text:p>
      <text:p text:style-name="P2"><text:s/><text:span text:style-name="T1">- DOMAIN-SUFFIX,qq.com,🎯 </text:span><text:span text:style-name="T2">全球直连</text:span></text:p>
      <text:p text:style-name="P2"><text:s/><text:span text:style-name="T1">- DOMAIN-SUFFIX,qqmail.com,🎯 </text:span><text:span text:style-name="T2">全球直连</text:span></text:p>
      <text:p text:style-name="P2"><text:s/><text:span text:style-name="T1">- DOMAIN-SUFFIX,servicewechat.com,🎯 </text:span><text:span text:style-name="T2">全球直连</text:span></text:p>
      <text:p text:style-name="P2"><text:s/><text:span text:style-name="T1">- DOMAIN-SUFFIX,tencent.com,🎯 </text:span><text:span text:style-name="T2">全球直连</text:span></text:p>
      <text:p text:style-name="P2"><text:s/><text:span text:style-name="T1">- DOMAIN-SUFFIX,tencent-cloud.net,🎯 </text:span><text:span text:style-name="T2">全球直连</text:span></text:p>
      <text:p text:style-name="P2"><text:s/><text:span text:style-name="T1">- DOMAIN-SUFFIX,tenpay.com,🎯 </text:span><text:span text:style-name="T2">全球直连</text:span></text:p>
      <text:p text:style-name="P2"><text:s/><text:span text:style-name="T1">- DOMAIN-SUFFIX,wechat.com,🎯 </text:span><text:span text:style-name="T2">全球直连</text:span></text:p>
      <text:p text:style-name="P2"><text:s/><text:span text:style-name="T1">- DOMAIN,file-igamecj.akamaized.net,🎯 </text:span><text:span text:style-name="T2">全球直连</text:span></text:p>
      <text:p text:style-name="P2"><text:s/><text:span text:style-name="T1">- DOMAIN-SUFFIX,ccgslb.com,🎯 </text:span><text:span text:style-name="T2">全球直连</text:span></text:p>
      <text:p text:style-name="P2"><text:s/><text:span text:style-name="T1">- DOMAIN-SUFFIX,ccgslb.net,🎯 </text:span><text:span text:style-name="T2">全球直连</text:span></text:p>
      <text:p text:style-name="P2"><text:s/><text:span text:style-name="T1">- DOMAIN-SUFFIX,chinanetcenter.com,🎯 </text:span><text:span text:style-name="T2">全球直连</text:span></text:p>
      <text:p text:style-name="P2"><text:s/><text:span text:style-name="T1">- DOMAIN-SUFFIX,meixincdn.com,🎯 </text:span><text:span text:style-name="T2">全球直连</text:span></text:p>
      <text:p text:style-name="P2"><text:s/><text:span text:style-name="T1">- DOMAIN-SUFFIX,ourdvs.com,🎯 </text:span><text:span text:style-name="T2">全球直连</text:span></text:p>
      <text:p text:style-name="P2"><text:s/><text:span text:style-name="T1">- DOMAIN-SUFFIX,staticdn.net,🎯 </text:span><text:span text:style-name="T2">全球直连</text:span></text:p>
      <text:p text:style-name="P2"><text:s/><text:span text:style-name="T1">- DOMAIN-SUFFIX,wangsu.com,🎯 </text:span><text:span text:style-name="T2">全球直连</text:span></text:p>
      <text:p text:style-name="P2"><text:s/><text:span text:style-name="T1">- DOMAIN-SUFFIX,ipip.net,🎯 </text:span><text:span text:style-name="T2">全球直连</text:span></text:p>
      <text:p text:style-name="P2"><text:s/><text:span text:style-name="T1">- DOMAIN-SUFFIX,ip.la,🎯 </text:span><text:span text:style-name="T2">全球直连</text:span></text:p>
      <text:p text:style-name="P2"><text:s/><text:span text:style-name="T1">- DOMAIN-SUFFIX,ip.sb,🎯 </text:span><text:span text:style-name="T2">全球直连</text:span></text:p>
      <text:p text:style-name="P2"><text:s/><text:span text:style-name="T1">- DOMAIN-SUFFIX,ip-cdn.com,🎯 </text:span><text:span text:style-name="T2">全球直连</text:span></text:p>
      <text:p text:style-name="P2"><text:s/><text:span text:style-name="T1">- DOMAIN-SUFFIX,ipv6-test.com,🎯 </text:span><text:span text:style-name="T2">全球直连</text:span></text:p>
      <text:p text:style-name="P2"><text:s/><text:span text:style-name="T1">- DOMAIN-SUFFIX,test-ipv6.com,🎯 </text:span><text:span text:style-name="T2">全球直连</text:span></text:p>
      <text:p text:style-name="P2"><text:s/><text:span text:style-name="T1">- DOMAIN-SUFFIX,whatismyip.com,🎯 </text:span><text:span text:style-name="T2">全球直连</text:span></text:p>
      <text:p text:style-name="P2"><text:s/><text:span text:style-name="T1">- DOMAIN,ip.istatmenus.app,🎯 </text:span><text:span text:style-name="T2">全球直连</text:span></text:p>
      <text:p text:style-name="P2"><text:s/><text:span text:style-name="T1">- DOMAIN-SUFFIX,netspeedtestmaster.com,🎯 </text:span><text:span text:style-name="T2">全球直连</text:span></text:p>
      <text:p text:style-name="P2"><text:s/><text:span text:style-name="T1">- DOMAIN,speedtest.macpaw.com,🎯 </text:span><text:span text:style-name="T2">全球直连</text:span></text:p>
      <text:p text:style-name="P2"><text:soft-page-break/><text:s/><text:span text:style-name="T1">- DOMAIN-SUFFIX,acg.rip,🎯 </text:span><text:span text:style-name="T2">全球直连</text:span></text:p>
      <text:p text:style-name="P2"><text:s/><text:span text:style-name="T1">- DOMAIN-SUFFIX,animebytes.tv,🎯 </text:span><text:span text:style-name="T2">全球直连</text:span></text:p>
      <text:p text:style-name="P2"><text:s/><text:span text:style-name="T1">- DOMAIN-SUFFIX,awesome-hd.me,🎯 </text:span><text:span text:style-name="T2">全球直连</text:span></text:p>
      <text:p text:style-name="P2"><text:s/><text:span text:style-name="T1">- DOMAIN-SUFFIX,broadcasthe.net,🎯 </text:span><text:span text:style-name="T2">全球直连</text:span></text:p>
      <text:p text:style-name="P2"><text:s/><text:span text:style-name="T1">- DOMAIN-SUFFIX,chdbits.co,🎯 </text:span><text:span text:style-name="T2">全球直连</text:span></text:p>
      <text:p text:style-name="P2"><text:s/><text:span text:style-name="T1">- DOMAIN-SUFFIX,classix-unlimited.co.uk,🎯 </text:span><text:span text:style-name="T2">全球直连</text:span></text:p>
      <text:p text:style-name="P2"><text:s/><text:span text:style-name="T1">- DOMAIN-SUFFIX,comicat.org,🎯 </text:span><text:span text:style-name="T2">全球直连</text:span></text:p>
      <text:p text:style-name="P2"><text:s/><text:span text:style-name="T1">- DOMAIN-SUFFIX,empornium.me,🎯 </text:span><text:span text:style-name="T2">全球直连</text:span></text:p>
      <text:p text:style-name="P2"><text:s/><text:span text:style-name="T1">- DOMAIN-SUFFIX,gazellegames.net,🎯 </text:span><text:span text:style-name="T2">全球直连</text:span></text:p>
      <text:p text:style-name="P2"><text:s/><text:span text:style-name="T1">- DOMAIN-SUFFIX,hdbits.org,🎯 </text:span><text:span text:style-name="T2">全球直连</text:span></text:p>
      <text:p text:style-name="P2"><text:s/><text:span text:style-name="T1">- DOMAIN-SUFFIX,hdchina.org,🎯 </text:span><text:span text:style-name="T2">全球直连</text:span></text:p>
      <text:p text:style-name="P2"><text:s/><text:span text:style-name="T1">- DOMAIN-SUFFIX,hddolby.com,🎯 </text:span><text:span text:style-name="T2">全球直连</text:span></text:p>
      <text:p text:style-name="P2"><text:s/><text:span text:style-name="T1">- DOMAIN-SUFFIX,hdhome.org,🎯 </text:span><text:span text:style-name="T2">全球直连</text:span></text:p>
      <text:p text:style-name="P2"><text:s/><text:span text:style-name="T1">- DOMAIN-SUFFIX,hdsky.me,🎯 </text:span><text:span text:style-name="T2">全球直连</text:span></text:p>
      <text:p text:style-name="P2"><text:s/><text:span text:style-name="T1">- DOMAIN-SUFFIX,icetorrent.org,🎯 </text:span><text:span text:style-name="T2">全球直连</text:span></text:p>
      <text:p text:style-name="P2"><text:s/><text:span text:style-name="T1">- DOMAIN-SUFFIX,jpopsuki.eu,🎯 </text:span><text:span text:style-name="T2">全球直连</text:span></text:p>
      <text:p text:style-name="P2"><text:s/><text:span text:style-name="T1">- DOMAIN-SUFFIX,keepfrds.com,🎯 </text:span><text:span text:style-name="T2">全球直连</text:span></text:p>
      <text:p text:style-name="P2"><text:s/><text:span text:style-name="T1">- DOMAIN-SUFFIX,madsrevolution.net,🎯 </text:span><text:span text:style-name="T2">全球直连</text:span></text:p>
      <text:p text:style-name="P2"><text:s/><text:span text:style-name="T1">- DOMAIN-SUFFIX,morethan.tv,🎯 </text:span><text:span text:style-name="T2">全球直连</text:span></text:p>
      <text:p text:style-name="P2"><text:s/><text:span text:style-name="T1">- DOMAIN-SUFFIX,m-team.cc,🎯 </text:span><text:span text:style-name="T2">全球直连</text:span></text:p>
      <text:p text:style-name="P2"><text:s/><text:span text:style-name="T1">- DOMAIN-SUFFIX,myanonamouse.net,🎯 </text:span><text:span text:style-name="T2">全球直连</text:span></text:p>
      <text:p text:style-name="P2"><text:s/><text:span text:style-name="T1">- DOMAIN-SUFFIX,nanyangpt.com,🎯 </text:span><text:span text:style-name="T2">全球直连</text:span></text:p>
      <text:p text:style-name="P2"><text:s/><text:span text:style-name="T1">- DOMAIN-SUFFIX,ncore.cc,🎯 </text:span><text:span text:style-name="T2">全球直连</text:span></text:p>
      <text:p text:style-name="P2"><text:s/><text:span text:style-name="T1">- DOMAIN-SUFFIX,open.cd,🎯 </text:span><text:span text:style-name="T2">全球直连</text:span></text:p>
      <text:p text:style-name="P2"><text:s/><text:span text:style-name="T1">- DOMAIN-SUFFIX,ourbits.club,🎯 </text:span><text:span text:style-name="T2">全球直连</text:span></text:p>
      <text:p text:style-name="P2"><text:s/><text:span text:style-name="T1">- DOMAIN-SUFFIX,passthepopcorn.me,🎯 </text:span><text:span text:style-name="T2">全球直连</text:span></text:p>
      <text:p text:style-name="P2"><text:s/><text:span text:style-name="T1">- DOMAIN-SUFFIX,privatehd.to,🎯 </text:span><text:span text:style-name="T2">全球直连</text:span></text:p>
      <text:p text:style-name="P2"><text:s/><text:span text:style-name="T1">- DOMAIN-SUFFIX,pterclub.com,🎯 </text:span><text:span text:style-name="T2">全球直连</text:span></text:p>
      <text:p text:style-name="P2"><text:s/><text:span text:style-name="T1">- DOMAIN-SUFFIX,redacted.ch,🎯 </text:span><text:span text:style-name="T2">全球直连</text:span></text:p>
      <text:p text:style-name="P2"><text:s/><text:span text:style-name="T1">- DOMAIN-SUFFIX,springsunday.net,🎯 </text:span><text:span text:style-name="T2">全球直连</text:span></text:p>
      <text:p text:style-name="P2"><text:s/><text:span text:style-name="T1">- DOMAIN-SUFFIX,tjupt.org,🎯 </text:span><text:span text:style-name="T2">全球直连</text:span></text:p>
      <text:p text:style-name="P2"><text:s/><text:span text:style-name="T1">- DOMAIN-SUFFIX,totheglory.im,🎯 </text:span><text:span text:style-name="T2">全球直连</text:span></text:p>
      <text:p text:style-name="P2"><text:s/><text:span text:style-name="T1">- DOMAIN-SUFFIX,343480.com,🎯 </text:span><text:span text:style-name="T2">全球直连</text:span></text:p>
      <text:p text:style-name="P2"><text:s/><text:span text:style-name="T1">- DOMAIN-SUFFIX,agefans.tv,🎯 </text:span><text:span text:style-name="T2">全球直连</text:span></text:p>
      <text:p text:style-name="P2"><text:s/><text:span text:style-name="T1">- DOMAIN-SUFFIX,baduziyuan.com,🎯 </text:span><text:span text:style-name="T2">全球直连</text:span></text:p>
      <text:p text:style-name="P2"><text:s/><text:span text:style-name="T1">- DOMAIN-SUFFIX,cdn9-okzy.com,🎯 </text:span><text:span text:style-name="T2">全球直连</text:span></text:p>
      <text:p text:style-name="P2"><text:s/><text:span text:style-name="T1">- DOMAIN-SUFFIX,com-hs-hkdy.com,🎯 </text:span><text:span text:style-name="T2">全球直连</text:span></text:p>
      <text:p text:style-name="P2"><text:s/><text:span text:style-name="T1">- DOMAIN-SUFFIX,czybjz.com,🎯 </text:span><text:span text:style-name="T2">全球直连</text:span></text:p>
      <text:p text:style-name="P2"><text:s/><text:span text:style-name="T1">- DOMAIN-SUFFIX,dandanzan.com,🎯 </text:span><text:span text:style-name="T2">全球直连</text:span></text:p>
      <text:p text:style-name="P2"><text:s/><text:span text:style-name="T1">- DOMAIN-SUFFIX,fjhps.com,🎯 </text:span><text:span text:style-name="T2">全球直连</text:span></text:p>
      <text:p text:style-name="P2"><text:s/><text:span text:style-name="T1">- DOMAIN-SUFFIX,kuyunbo.club,🎯 </text:span><text:span text:style-name="T2">全球直连</text:span></text:p>
      <text:p text:style-name="P2"><text:s/><text:span text:style-name="T1">- DOMAIN-SUFFIX,nfmovies.com,🎯 </text:span><text:span text:style-name="T2">全球直连</text:span></text:p>
      <text:p text:style-name="P2"><text:s/><text:span text:style-name="T1">- DOMAIN-SUFFIX,okokbo.com,🎯 </text:span><text:span text:style-name="T2">全球直连</text:span></text:p>
      <text:p text:style-name="P2"><text:s/><text:span text:style-name="T1">- DOMAIN-SUFFIX,sd-dykj.com,🎯 </text:span><text:span text:style-name="T2">全球直连</text:span></text:p>
      <text:p text:style-name="P2"><text:s/><text:span text:style-name="T1">- DOMAIN-SUFFIX,yhdm.tv,🎯 </text:span><text:span text:style-name="T2">全球直连</text:span></text:p>
      <text:p text:style-name="P2"><text:s/><text:span text:style-name="T1">- DOMAIN-SUFFIX,youkutv.cc,🎯 </text:span><text:span text:style-name="T2">全球直连</text:span></text:p>
      <text:p text:style-name="P2"><text:s/><text:span text:style-name="T1">- DOMAIN-SUFFIX,cn,🎯 </text:span><text:span text:style-name="T2">全球直连</text:span></text:p>
      <text:p text:style-name="P2"><text:s/><text:span text:style-name="T1">- DOMAIN-SUFFIX,115.com,🎯 </text:span><text:span text:style-name="T2">全球直连</text:span></text:p>
      <text:p text:style-name="P2"><text:s/><text:span text:style-name="T1">- DOMAIN-SUFFIX,360in.com,🎯 </text:span><text:span text:style-name="T2">全球直连</text:span></text:p>
      <text:p text:style-name="P2"><text:s/><text:span text:style-name="T1">- DOMAIN-SUFFIX,51ym.me,🎯 </text:span><text:span text:style-name="T2">全球直连</text:span></text:p>
      <text:p text:style-name="P2"><text:s/><text:span text:style-name="T1">- DOMAIN-SUFFIX,8686c.com,🎯 </text:span><text:span text:style-name="T2">全球直连</text:span></text:p>
      <text:p text:style-name="P2"><text:s/><text:span text:style-name="T1">- DOMAIN-SUFFIX,99.com,🎯 </text:span><text:span text:style-name="T2">全球直连</text:span></text:p>
      <text:p text:style-name="P2"><text:s/><text:span text:style-name="T1">- DOMAIN-SUFFIX,abchina.com,🎯 </text:span><text:span text:style-name="T2">全球直连</text:span></text:p>
      <text:p text:style-name="P2"><text:s/><text:span text:style-name="T1">- DOMAIN-SUFFIX,accuweather.com,🎯 </text:span><text:span text:style-name="T2">全球直连</text:span></text:p>
      <text:p text:style-name="P2"><text:s/><text:span text:style-name="T1">- DOMAIN-SUFFIX,aicoinstorge.com,🎯 </text:span><text:span text:style-name="T2">全球直连</text:span></text:p>
      <text:p text:style-name="P2"><text:s/><text:span text:style-name="T1">- DOMAIN-SUFFIX,air-matters.com,🎯 </text:span><text:span text:style-name="T2">全球直连</text:span></text:p>
      <text:p text:style-name="P2"><text:soft-page-break/><text:s/><text:span text:style-name="T1">- DOMAIN-SUFFIX,air-matters.io,🎯 </text:span><text:span text:style-name="T2">全球直连</text:span></text:p>
      <text:p text:style-name="P2"><text:s/><text:span text:style-name="T1">- DOMAIN-SUFFIX,aixifan.com,🎯 </text:span><text:span text:style-name="T2">全球直连</text:span></text:p>
      <text:p text:style-name="P2"><text:s/><text:span text:style-name="T1">- DOMAIN-SUFFIX,amd.com,🎯 </text:span><text:span text:style-name="T2">全球直连</text:span></text:p>
      <text:p text:style-name="P2"><text:s/><text:span text:style-name="T1">- DOMAIN-SUFFIX,b612.net,🎯 </text:span><text:span text:style-name="T2">全球直连</text:span></text:p>
      <text:p text:style-name="P2"><text:s/><text:span text:style-name="T1">- DOMAIN-SUFFIX,bdatu.com,🎯 </text:span><text:span text:style-name="T2">全球直连</text:span></text:p>
      <text:p text:style-name="P2"><text:s/><text:span text:style-name="T1">- DOMAIN-SUFFIX,beitaichufang.com,🎯 </text:span><text:span text:style-name="T2">全球直连</text:span></text:p>
      <text:p text:style-name="P2"><text:s/><text:span text:style-name="T1">- DOMAIN-SUFFIX,bjango.com,🎯 </text:span><text:span text:style-name="T2">全球直连</text:span></text:p>
      <text:p text:style-name="P2"><text:s/><text:span text:style-name="T1">- DOMAIN-SUFFIX,booking.com,🎯 </text:span><text:span text:style-name="T2">全球直连</text:span></text:p>
      <text:p text:style-name="P2"><text:s/><text:span text:style-name="T1">- DOMAIN-SUFFIX,bstatic.com,🎯 </text:span><text:span text:style-name="T2">全球直连</text:span></text:p>
      <text:p text:style-name="P2"><text:s/><text:span text:style-name="T1">- DOMAIN-SUFFIX,cailianpress.com,🎯 </text:span><text:span text:style-name="T2">全球直连</text:span></text:p>
      <text:p text:style-name="P2"><text:s/><text:span text:style-name="T1">- DOMAIN-SUFFIX,camera360.com,🎯 </text:span><text:span text:style-name="T2">全球直连</text:span></text:p>
      <text:p text:style-name="P2"><text:s/><text:span text:style-name="T1">- DOMAIN-SUFFIX,chaoxing.com,🎯 </text:span><text:span text:style-name="T2">全球直连</text:span></text:p>
      <text:p text:style-name="P2"><text:s/><text:span text:style-name="T1">- DOMAIN-SUFFIX,chaoxing.com,🎯 </text:span><text:span text:style-name="T2">全球直连</text:span></text:p>
      <text:p text:style-name="P2"><text:s/><text:span text:style-name="T1">- DOMAIN-SUFFIX,chinaso.com,🎯 </text:span><text:span text:style-name="T2">全球直连</text:span></text:p>
      <text:p text:style-name="P2"><text:s/><text:span text:style-name="T1">- DOMAIN-SUFFIX,chuimg.com,🎯 </text:span><text:span text:style-name="T2">全球直连</text:span></text:p>
      <text:p text:style-name="P2"><text:s/><text:span text:style-name="T1">- DOMAIN-SUFFIX,chunyu.mobi,🎯 </text:span><text:span text:style-name="T2">全球直连</text:span></text:p>
      <text:p text:style-name="P2"><text:s/><text:span text:style-name="T1">- DOMAIN-SUFFIX,cmbchina.com,🎯 </text:span><text:span text:style-name="T2">全球直连</text:span></text:p>
      <text:p text:style-name="P2"><text:s/><text:span text:style-name="T1">- DOMAIN-SUFFIX,cmbimg.com,🎯 </text:span><text:span text:style-name="T2">全球直连</text:span></text:p>
      <text:p text:style-name="P2"><text:s/><text:span text:style-name="T1">- DOMAIN-SUFFIX,ctrip.com,🎯 </text:span><text:span text:style-name="T2">全球直连</text:span></text:p>
      <text:p text:style-name="P2"><text:s/><text:span text:style-name="T1">- DOMAIN-SUFFIX,dfcfw.com,🎯 </text:span><text:span text:style-name="T2">全球直连</text:span></text:p>
      <text:p text:style-name="P2"><text:s/><text:span text:style-name="T1">- DOMAIN-SUFFIX,docschina.org,🎯 </text:span><text:span text:style-name="T2">全球直连</text:span></text:p>
      <text:p text:style-name="P2"><text:s/><text:span text:style-name="T1">- DOMAIN-SUFFIX,douban.com,🎯 </text:span><text:span text:style-name="T2">全球直连</text:span></text:p>
      <text:p text:style-name="P2"><text:s/><text:span text:style-name="T1">- DOMAIN-SUFFIX,doubanio.com,🎯 </text:span><text:span text:style-name="T2">全球直连</text:span></text:p>
      <text:p text:style-name="P2"><text:s/><text:span text:style-name="T1">- DOMAIN-SUFFIX,douyu.com,🎯 </text:span><text:span text:style-name="T2">全球直连</text:span></text:p>
      <text:p text:style-name="P2"><text:s/><text:span text:style-name="T1">- DOMAIN-SUFFIX,dxycdn.com,🎯 </text:span><text:span text:style-name="T2">全球直连</text:span></text:p>
      <text:p text:style-name="P2"><text:s/><text:span text:style-name="T1">- DOMAIN-SUFFIX,dytt8.net,🎯 </text:span><text:span text:style-name="T2">全球直连</text:span></text:p>
      <text:p text:style-name="P2"><text:s/><text:span text:style-name="T1">- DOMAIN-SUFFIX,eastmoney.com,🎯 </text:span><text:span text:style-name="T2">全球直连</text:span></text:p>
      <text:p text:style-name="P2"><text:s/><text:span text:style-name="T1">- DOMAIN-SUFFIX,eudic.net,🎯 </text:span><text:span text:style-name="T2">全球直连</text:span></text:p>
      <text:p text:style-name="P2"><text:s/><text:span text:style-name="T1">- DOMAIN-SUFFIX,feng.com,🎯 </text:span><text:span text:style-name="T2">全球直连</text:span></text:p>
      <text:p text:style-name="P2"><text:s/><text:span text:style-name="T1">- DOMAIN-SUFFIX,fengkongcloud.com,🎯 </text:span><text:span text:style-name="T2">全球直连</text:span></text:p>
      <text:p text:style-name="P2"><text:s/><text:span text:style-name="T1">- DOMAIN-SUFFIX,frdic.com,🎯 </text:span><text:span text:style-name="T2">全球直连</text:span></text:p>
      <text:p text:style-name="P2"><text:s/><text:span text:style-name="T1">- DOMAIN-SUFFIX,futu5.com,🎯 </text:span><text:span text:style-name="T2">全球直连</text:span></text:p>
      <text:p text:style-name="P2"><text:s/><text:span text:style-name="T1">- DOMAIN-SUFFIX,futunn.com,🎯 </text:span><text:span text:style-name="T2">全球直连</text:span></text:p>
      <text:p text:style-name="P2"><text:s/><text:span text:style-name="T1">- DOMAIN-SUFFIX,gandi.net,🎯 </text:span><text:span text:style-name="T2">全球直连</text:span></text:p>
      <text:p text:style-name="P2"><text:s/><text:span text:style-name="T1">- DOMAIN-SUFFIX,gcores.com,🎯 </text:span><text:span text:style-name="T2">全球直连</text:span></text:p>
      <text:p text:style-name="P2"><text:s/><text:span text:style-name="T1">- DOMAIN-SUFFIX,geilicdn.com,🎯 </text:span><text:span text:style-name="T2">全球直连</text:span></text:p>
      <text:p text:style-name="P2"><text:s/><text:span text:style-name="T1">- DOMAIN-SUFFIX,getpricetag.com,🎯 </text:span><text:span text:style-name="T2">全球直连</text:span></text:p>
      <text:p text:style-name="P2"><text:s/><text:span text:style-name="T1">- DOMAIN-SUFFIX,gifshow.com,🎯 </text:span><text:span text:style-name="T2">全球直连</text:span></text:p>
      <text:p text:style-name="P2"><text:s/><text:span text:style-name="T1">- DOMAIN-SUFFIX,godic.net,🎯 </text:span><text:span text:style-name="T2">全球直连</text:span></text:p>
      <text:p text:style-name="P2"><text:s/><text:span text:style-name="T1">- DOMAIN-SUFFIX,hicloud.com,🎯 </text:span><text:span text:style-name="T2">全球直连</text:span></text:p>
      <text:p text:style-name="P2"><text:s/><text:span text:style-name="T1">- DOMAIN-SUFFIX,hongxiu.com,🎯 </text:span><text:span text:style-name="T2">全球直连</text:span></text:p>
      <text:p text:style-name="P2"><text:s/><text:span text:style-name="T1">- DOMAIN-SUFFIX,hostbuf.com,🎯 </text:span><text:span text:style-name="T2">全球直连</text:span></text:p>
      <text:p text:style-name="P2"><text:s/><text:span text:style-name="T1">- DOMAIN-SUFFIX,huxiucdn.com,🎯 </text:span><text:span text:style-name="T2">全球直连</text:span></text:p>
      <text:p text:style-name="P2"><text:s/><text:span text:style-name="T1">- DOMAIN-SUFFIX,huya.com,🎯 </text:span><text:span text:style-name="T2">全球直连</text:span></text:p>
      <text:p text:style-name="P2"><text:s/><text:span text:style-name="T1">- DOMAIN-SUFFIX,ibm.com,🎯 </text:span><text:span text:style-name="T2">全球直连</text:span></text:p>
      <text:p text:style-name="P2"><text:s/><text:span text:style-name="T1">- DOMAIN-SUFFIX,infinitynewtab.com,🎯 </text:span><text:span text:style-name="T2">全球直连</text:span></text:p>
      <text:p text:style-name="P2"><text:s/><text:span text:style-name="T1">- DOMAIN-SUFFIX,ithome.com,🎯 </text:span><text:span text:style-name="T2">全球直连</text:span></text:p>
      <text:p text:style-name="P2"><text:s/><text:span text:style-name="T1">- DOMAIN-SUFFIX,java.com,🎯 </text:span><text:span text:style-name="T2">全球直连</text:span></text:p>
      <text:p text:style-name="P2"><text:s/><text:span text:style-name="T1">- DOMAIN-SUFFIX,jianguoyun.com,🎯 </text:span><text:span text:style-name="T2">全球直连</text:span></text:p>
      <text:p text:style-name="P2"><text:s/><text:span text:style-name="T1">- DOMAIN-SUFFIX,jianshu.com,🎯 </text:span><text:span text:style-name="T2">全球直连</text:span></text:p>
      <text:p text:style-name="P2"><text:s/><text:span text:style-name="T1">- DOMAIN-SUFFIX,jianshu.io,🎯 </text:span><text:span text:style-name="T2">全球直连</text:span></text:p>
      <text:p text:style-name="P2"><text:s/><text:span text:style-name="T1">- DOMAIN-SUFFIX,jidian.im,🎯 </text:span><text:span text:style-name="T2">全球直连</text:span></text:p>
      <text:p text:style-name="P2"><text:s/><text:span text:style-name="T1">- DOMAIN-SUFFIX,kaiyanapp.com,🎯 </text:span><text:span text:style-name="T2">全球直连</text:span></text:p>
      <text:p text:style-name="P2"><text:s/><text:span text:style-name="T1">- DOMAIN-SUFFIX,kaspersky-labs.com,🎯 </text:span><text:span text:style-name="T2">全球直连</text:span></text:p>
      <text:p text:style-name="P2"><text:s/><text:span text:style-name="T1">- DOMAIN-SUFFIX,keepcdn.com,🎯 </text:span><text:span text:style-name="T2">全球直连</text:span></text:p>
      <text:p text:style-name="P2"><text:s/><text:span text:style-name="T1">- DOMAIN-SUFFIX,kkmh.com,🎯 </text:span><text:span text:style-name="T2">全球直连</text:span></text:p>
      <text:p text:style-name="P2"><text:soft-page-break/><text:s/><text:span text:style-name="T1">- DOMAIN-SUFFIX,lanzous.com,🎯 </text:span><text:span text:style-name="T2">全球直连</text:span></text:p>
      <text:p text:style-name="P2"><text:s/><text:span text:style-name="T1">- DOMAIN-SUFFIX,licdn.com,🎯 </text:span><text:span text:style-name="T2">全球直连</text:span></text:p>
      <text:p text:style-name="P2"><text:s/><text:span text:style-name="T1">- DOMAIN-SUFFIX,linkedin.com,🎯 </text:span><text:span text:style-name="T2">全球直连</text:span></text:p>
      <text:p text:style-name="P2"><text:s/><text:span text:style-name="T1">- DOMAIN-SUFFIX,loli.net,🎯 </text:span><text:span text:style-name="T2">全球直连</text:span></text:p>
      <text:p text:style-name="P2"><text:s/><text:span text:style-name="T1">- DOMAIN-SUFFIX,luojilab.com,🎯 </text:span><text:span text:style-name="T2">全球直连</text:span></text:p>
      <text:p text:style-name="P2"><text:s/><text:span text:style-name="T1">- DOMAIN-SUFFIX,maoyan.com,🎯 </text:span><text:span text:style-name="T2">全球直连</text:span></text:p>
      <text:p text:style-name="P2"><text:s/><text:span text:style-name="T1">- DOMAIN-SUFFIX,maoyun.tv,🎯 </text:span><text:span text:style-name="T2">全球直连</text:span></text:p>
      <text:p text:style-name="P2"><text:s/><text:span text:style-name="T1">- DOMAIN-SUFFIX,meituan.com,🎯 </text:span><text:span text:style-name="T2">全球直连</text:span></text:p>
      <text:p text:style-name="P2"><text:s/><text:span text:style-name="T1">- DOMAIN-SUFFIX,meituan.net,🎯 </text:span><text:span text:style-name="T2">全球直连</text:span></text:p>
      <text:p text:style-name="P2"><text:s/><text:span text:style-name="T1">- DOMAIN-SUFFIX,mls-cdn.com,🎯 </text:span><text:span text:style-name="T2">全球直连</text:span></text:p>
      <text:p text:style-name="P2"><text:s/><text:span text:style-name="T1">- DOMAIN-SUFFIX,mobike.com,🎯 </text:span><text:span text:style-name="T2">全球直连</text:span></text:p>
      <text:p text:style-name="P2"><text:s/><text:span text:style-name="T1">- DOMAIN-SUFFIX,moke.com,🎯 </text:span><text:span text:style-name="T2">全球直连</text:span></text:p>
      <text:p text:style-name="P2"><text:s/><text:span text:style-name="T1">- DOMAIN-SUFFIX,mubu.com,🎯 </text:span><text:span text:style-name="T2">全球直连</text:span></text:p>
      <text:p text:style-name="P2"><text:s/><text:span text:style-name="T1">- DOMAIN-SUFFIX,myzaker.com,🎯 </text:span><text:span text:style-name="T2">全球直连</text:span></text:p>
      <text:p text:style-name="P2"><text:s/><text:span text:style-name="T1">- DOMAIN-SUFFIX,nim-lang-cn.org,🎯 </text:span><text:span text:style-name="T2">全球直连</text:span></text:p>
      <text:p text:style-name="P2"><text:s/><text:span text:style-name="T1">- DOMAIN-SUFFIX,nvidia.com,🎯 </text:span><text:span text:style-name="T2">全球直连</text:span></text:p>
      <text:p text:style-name="P2"><text:s/><text:span text:style-name="T1">- DOMAIN-SUFFIX,oracle.com,🎯 </text:span><text:span text:style-name="T2">全球直连</text:span></text:p>
      <text:p text:style-name="P2"><text:s/><text:span text:style-name="T1">- DOMAIN-SUFFIX,plex.tv,🎯 </text:span><text:span text:style-name="T2">全球直连</text:span></text:p>
      <text:p text:style-name="P2"><text:s/><text:span text:style-name="T1">- DOMAIN-SUFFIX,qdaily.com,🎯 </text:span><text:span text:style-name="T2">全球直连</text:span></text:p>
      <text:p text:style-name="P2"><text:s/><text:span text:style-name="T1">- DOMAIN-SUFFIX,qidian.com,🎯 </text:span><text:span text:style-name="T2">全球直连</text:span></text:p>
      <text:p text:style-name="P2"><text:s/><text:span text:style-name="T1">- DOMAIN-SUFFIX,qyer.com,🎯 </text:span><text:span text:style-name="T2">全球直连</text:span></text:p>
      <text:p text:style-name="P2"><text:s/><text:span text:style-name="T1">- DOMAIN-SUFFIX,qyerstatic.com,🎯 </text:span><text:span text:style-name="T2">全球直连</text:span></text:p>
      <text:p text:style-name="P2"><text:s/><text:span text:style-name="T1">- DOMAIN-SUFFIX,raychase.net,🎯 </text:span><text:span text:style-name="T2">全球直连</text:span></text:p>
      <text:p text:style-name="P2"><text:s/><text:span text:style-name="T1">- DOMAIN-SUFFIX,ronghub.com,🎯 </text:span><text:span text:style-name="T2">全球直连</text:span></text:p>
      <text:p text:style-name="P2"><text:s/><text:span text:style-name="T1">- DOMAIN-SUFFIX,ruguoapp.com,🎯 </text:span><text:span text:style-name="T2">全球直连</text:span></text:p>
      <text:p text:style-name="P2"><text:s/><text:span text:style-name="T1">- DOMAIN-SUFFIX,sankuai.com,🎯 </text:span><text:span text:style-name="T2">全球直连</text:span></text:p>
      <text:p text:style-name="P2"><text:s/><text:span text:style-name="T1">- DOMAIN-SUFFIX,scomper.me,🎯 </text:span><text:span text:style-name="T2">全球直连</text:span></text:p>
      <text:p text:style-name="P2"><text:s/><text:span text:style-name="T1">- DOMAIN-SUFFIX,seafile.com,🎯 </text:span><text:span text:style-name="T2">全球直连</text:span></text:p>
      <text:p text:style-name="P2"><text:s/><text:span text:style-name="T1">- DOMAIN-SUFFIX,sm.ms,🎯 </text:span><text:span text:style-name="T2">全球直连</text:span></text:p>
      <text:p text:style-name="P2"><text:s/><text:span text:style-name="T1">- DOMAIN-SUFFIX,smzdm.com,🎯 </text:span><text:span text:style-name="T2">全球直连</text:span></text:p>
      <text:p text:style-name="P2"><text:s/><text:span text:style-name="T1">- DOMAIN-SUFFIX,snapdrop.net,🎯 </text:span><text:span text:style-name="T2">全球直连</text:span></text:p>
      <text:p text:style-name="P2"><text:s/><text:span text:style-name="T1">- DOMAIN-SUFFIX,snwx.com,🎯 </text:span><text:span text:style-name="T2">全球直连</text:span></text:p>
      <text:p text:style-name="P2"><text:s/><text:span text:style-name="T1">- DOMAIN-SUFFIX,s-reader.com,🎯 </text:span><text:span text:style-name="T2">全球直连</text:span></text:p>
      <text:p text:style-name="P2"><text:s/><text:span text:style-name="T1">- DOMAIN-SUFFIX,sspai.com,🎯 </text:span><text:span text:style-name="T2">全球直连</text:span></text:p>
      <text:p text:style-name="P2"><text:s/><text:span text:style-name="T1">- DOMAIN-SUFFIX,subhd.tv,🎯 </text:span><text:span text:style-name="T2">全球直连</text:span></text:p>
      <text:p text:style-name="P2"><text:s/><text:span text:style-name="T1">- DOMAIN-SUFFIX,takungpao.com,🎯 </text:span><text:span text:style-name="T2">全球直连</text:span></text:p>
      <text:p text:style-name="P2"><text:s/><text:span text:style-name="T1">- DOMAIN-SUFFIX,teamviewer.com,🎯 </text:span><text:span text:style-name="T2">全球直连</text:span></text:p>
      <text:p text:style-name="P2"><text:s/><text:span text:style-name="T1">- DOMAIN-SUFFIX,tianyancha.com,🎯 </text:span><text:span text:style-name="T2">全球直连</text:span></text:p>
      <text:p text:style-name="P2"><text:s/><text:span text:style-name="T1">- DOMAIN-SUFFIX,tophub.today,🎯 </text:span><text:span text:style-name="T2">全球直连</text:span></text:p>
      <text:p text:style-name="P2"><text:s/><text:span text:style-name="T1">- DOMAIN-SUFFIX,udacity.com,🎯 </text:span><text:span text:style-name="T2">全球直连</text:span></text:p>
      <text:p text:style-name="P2"><text:s/><text:span text:style-name="T1">- DOMAIN-SUFFIX,uning.com,🎯 </text:span><text:span text:style-name="T2">全球直连</text:span></text:p>
      <text:p text:style-name="P2"><text:s/><text:span text:style-name="T1">- DOMAIN-SUFFIX,weather.com,🎯 </text:span><text:span text:style-name="T2">全球直连</text:span></text:p>
      <text:p text:style-name="P2"><text:s/><text:span text:style-name="T1">- DOMAIN-SUFFIX,weico.cc,🎯 </text:span><text:span text:style-name="T2">全球直连</text:span></text:p>
      <text:p text:style-name="P2"><text:s/><text:span text:style-name="T1">- DOMAIN-SUFFIX,weidian.com,🎯 </text:span><text:span text:style-name="T2">全球直连</text:span></text:p>
      <text:p text:style-name="P2"><text:s/><text:span text:style-name="T1">- DOMAIN-SUFFIX,xiachufang.com,🎯 </text:span><text:span text:style-name="T2">全球直连</text:span></text:p>
      <text:p text:style-name="P2"><text:s/><text:span text:style-name="T1">- DOMAIN-SUFFIX,xiaoka.tv,🎯 </text:span><text:span text:style-name="T2">全球直连</text:span></text:p>
      <text:p text:style-name="P2"><text:s/><text:span text:style-name="T1">- DOMAIN-SUFFIX,ximalaya.com,🎯 </text:span><text:span text:style-name="T2">全球直连</text:span></text:p>
      <text:p text:style-name="P2"><text:s/><text:span text:style-name="T1">- DOMAIN-SUFFIX,xinhuanet.com,🎯 </text:span><text:span text:style-name="T2">全球直连</text:span></text:p>
      <text:p text:style-name="P2"><text:s/><text:span text:style-name="T1">- DOMAIN-SUFFIX,xmcdn.com,🎯 </text:span><text:span text:style-name="T2">全球直连</text:span></text:p>
      <text:p text:style-name="P2"><text:s/><text:span text:style-name="T1">- DOMAIN-SUFFIX,yangkeduo.com,🎯 </text:span><text:span text:style-name="T2">全球直连</text:span></text:p>
      <text:p text:style-name="P2"><text:s/><text:span text:style-name="T1">- DOMAIN-SUFFIX,yizhibo.com,🎯 </text:span><text:span text:style-name="T2">全球直连</text:span></text:p>
      <text:p text:style-name="P2"><text:s/><text:span text:style-name="T1">- DOMAIN-SUFFIX,zhangzishi.cc,🎯 </text:span><text:span text:style-name="T2">全球直连</text:span></text:p>
      <text:p text:style-name="P2"><text:s/><text:span text:style-name="T1">- DOMAIN-SUFFIX,zhihu.com,🎯 </text:span><text:span text:style-name="T2">全球直连</text:span></text:p>
      <text:p text:style-name="P2"><text:s/><text:span text:style-name="T1">- DOMAIN-SUFFIX,zhihuishu.com,🎯 </text:span><text:span text:style-name="T2">全球直连</text:span></text:p>
      <text:p text:style-name="P2"><text:s/><text:span text:style-name="T1">- DOMAIN-SUFFIX,zhimg.com,🎯 </text:span><text:span text:style-name="T2">全球直连</text:span></text:p>
      <text:p text:style-name="P2"><text:s/><text:span text:style-name="T1">- DOMAIN-SUFFIX,zhuihd.com,🎯 </text:span><text:span text:style-name="T2">全球直连</text:span></text:p>
      <text:p text:style-name="P2"><text:soft-page-break/><text:s/><text:span text:style-name="T1">- DOMAIN,download.jetbrains.com,🎯 </text:span><text:span text:style-name="T2">全球直连</text:span></text:p>
      <text:p text:style-name="P2"><text:s/><text:span text:style-name="T1">- DOMAIN,images-cn.ssl-images-amazon.com,🎯 </text:span><text:span text:style-name="T2">全球直连</text:span></text:p>
      <text:p text:style-name="P2"><text:s/><text:span text:style-name="T1">- IP-CIDR,119.28.28.28/32,🎯 </text:span><text:span text:style-name="T2">全球直连</text:span><text:span text:style-name="T1">,no-resolve</text:span></text:p>
      <text:p text:style-name="P2"><text:s/><text:span text:style-name="T1">- IP-CIDR,182.254.116.0/24,🎯 </text:span><text:span text:style-name="T2">全球直连</text:span><text:span text:style-name="T1">,no-resolve</text:span></text:p>
      <text:p text:style-name="P2"><text:s/><text:span text:style-name="T1">- PROCESS-NAME,aria2c,🎯 </text:span><text:span text:style-name="T2">全球直连</text:span></text:p>
      <text:p text:style-name="P2"><text:s/><text:span text:style-name="T1">- PROCESS-NAME,fdm,🎯 </text:span><text:span text:style-name="T2">全球直连</text:span></text:p>
      <text:p text:style-name="P2"><text:s/><text:span text:style-name="T1">- PROCESS-NAME,Folx,🎯 </text:span><text:span text:style-name="T2">全球直连</text:span></text:p>
      <text:p text:style-name="P2"><text:s/><text:span text:style-name="T1">- PROCESS-NAME,NetTransport,🎯 </text:span><text:span text:style-name="T2">全球直连</text:span></text:p>
      <text:p text:style-name="P2"><text:s/><text:span text:style-name="T1">- PROCESS-NAME,Thunder,🎯 </text:span><text:span text:style-name="T2">全球直连</text:span></text:p>
      <text:p text:style-name="P2"><text:s/><text:span text:style-name="T1">- PROCESS-NAME,Transmission,🎯 </text:span><text:span text:style-name="T2">全球直连</text:span></text:p>
      <text:p text:style-name="P2"><text:s/><text:span text:style-name="T1">- PROCESS-NAME,uTorrent,🎯 </text:span><text:span text:style-name="T2">全球直连</text:span></text:p>
      <text:p text:style-name="P2"><text:s/><text:span text:style-name="T1">- PROCESS-NAME,WebTorrent,🎯 </text:span><text:span text:style-name="T2">全球直连</text:span></text:p>
      <text:p text:style-name="P2"><text:s/><text:span text:style-name="T1">- PROCESS-NAME,WebTorrent Helper,🎯 </text:span><text:span text:style-name="T2">全球直连</text:span></text:p>
      <text:p text:style-name="P2"><text:s/><text:span text:style-name="T1">- PROCESS-NAME,DownloadService,🎯 </text:span><text:span text:style-name="T2">全球直连</text:span></text:p>
      <text:p text:style-name="P2"><text:s/><text:span text:style-name="T1">- PROCESS-NAME,Weiyun,🎯 </text:span><text:span text:style-name="T2">全球直连</text:span></text:p>
      <text:p text:style-name="P2"><text:s/><text:span text:style-name="T1">- DOMAIN-KEYWORD,aria2,🎯 </text:span><text:span text:style-name="T2">全球直连</text:span></text:p>
      <text:p text:style-name="P2"><text:s/><text:span text:style-name="T1">- DOMAIN-KEYWORD,xunlei,🎯 </text:span><text:span text:style-name="T2">全球直连</text:span></text:p>
      <text:p text:style-name="P2"><text:s/><text:span text:style-name="T1">- DOMAIN-KEYWORD,yunpan,🎯 </text:span><text:span text:style-name="T2">全球直连</text:span></text:p>
      <text:p text:style-name="P2"><text:s/><text:span text:style-name="T1">- DOMAIN-KEYWORD,Thunder,🎯 </text:span><text:span text:style-name="T2">全球直连</text:span></text:p>
      <text:p text:style-name="P2"><text:s/><text:span text:style-name="T1">- DOMAIN-KEYWORD,XLLiveUD,🎯 </text:span><text:span text:style-name="T2">全球直连</text:span></text:p>
      <text:p text:style-name="P2"><text:s/><text:span text:style-name="T1">- GEOIP,CN,🎯 </text:span><text:span text:style-name="T2">全球直连</text:span></text:p>
      <text:p text:style-name="P4"><text:s/><text:span text:style-name="T1">- MATCH,🐟 </text:span><text:span text:style-name="T2">漏网之鱼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1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0T10:33:14.588000000</meta:creation-date>
    <dc:date>2021-05-10T10:50:40.174000000</dc:date>
    <meta:editing-duration>PT17M25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225" meta:paragraph-count="12072" meta:word-count="72515" meta:character-count="472688" meta:non-whitespace-character-count="425746"/>
  </office:meta>
</office:document-meta>
</file>